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424cm" svg:height="8.89cm" svg:x="8.155cm" svg:y="82.58cm">
            <draw:object draw:notify-on-update-of-ranges="Sheet1.A162:Sheet1.A191 Sheet1.A1:Sheet1.A1 Sheet1.AG2:Sheet1.AG31 Sheet1.A161:Sheet1.A161 Sheet1.AG162:Sheet1.AG191 Sheet1.A65:Sheet1.A65 Sheet1.AG66:Sheet1.AG95 Sheet1.A97:Sheet1.A97 Sheet1.AG98:Sheet1.AG127 Sheet1.A129:Sheet1.A129 Sheet1.AG130:Sheet1.AG159 Sheet1.A33:Sheet1.A33 Sheet1.AG34:Sheet1.AG6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.008cm" svg:height="9.345cm" svg:x="27.818cm" svg:y="83.07cm">
            <draw:object draw:notify-on-update-of-ranges="Sheet1.B161:Sheet1.AG161 Sheet1.A1:Sheet1.A1 Sheet1.B31:Sheet1.AG31 Sheet1.A161:Sheet1.A161 Sheet1.B191:Sheet1.AG191 Sheet1.A65:Sheet1.A65 Sheet1.B95:Sheet1.AG95 Sheet1.A97:Sheet1.A97 Sheet1.B127:Sheet1.AG127 Sheet1.A129:Sheet1.A129 Sheet1.B159:Sheet1.AG159 Sheet1.A33:Sheet1.A33 Sheet1.B63:Sheet1.AG6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0.286cm" svg:height="5.053cm" svg:x="6.093cm" svg:y="179.229cm">
            <draw:object draw:notify-on-update-of-ranges="Sheet1.A162:Sheet1.A191 Sheet1.A387:Sheet1.A387 Sheet1.AG388:Sheet1.AG417 Sheet1.A291:Sheet1.A291 Sheet1.AG292:Sheet1.AG321 Sheet1.A323:Sheet1.A323 Sheet1.AG324:Sheet1.AG353 Sheet1.A355:Sheet1.A355 Sheet1.AG356:Sheet1.AG385 Sheet1.A259:Sheet1.A259 Sheet1.AG260:Sheet1.AG28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6.382cm" svg:height="4.944cm" svg:x="20.018cm" svg:y="179.884cm">
            <draw:object draw:notify-on-update-of-ranges="Sheet1.B161:Sheet1.AG161 Sheet1.A387:Sheet1.A387 Sheet1.B417:Sheet1.AG417 Sheet1.A291:Sheet1.A291 Sheet1.B321:Sheet1.AG321 Sheet1.A323:Sheet1.A323 Sheet1.B353:Sheet1.AG353 Sheet1.A355:Sheet1.A355 Sheet1.B385:Sheet1.AG385 Sheet1.A259:Sheet1.A259 Sheet1.B289:Sheet1.AG28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2" table:default-cell-style-name="Default"/>
        <table:table-row table:style-name="ro1">
          <table:table-cell office:value-type="string" calcext:value-type="string">
            <text:p>msort_ser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number-columns-repeated="32" office:value-type="float" office:value="12.641963" calcext:value-type="float">
            <text:p>12.641963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table:number-columns-repeated="32" office:value-type="float" office:value="35.093443" calcext:value-type="float">
            <text:p>35.093443</text:p>
          </table:table-cell>
        </table:table-row>
        <table:table-row table:style-name="ro2">
          <table:table-cell office:value-type="float" office:value="300000" calcext:value-type="float">
            <text:p>300000</text:p>
          </table:table-cell>
          <table:table-cell table:number-columns-repeated="32" office:value-type="float" office:value="39.189848" calcext:value-type="float">
            <text:p>39.189848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table:number-columns-repeated="32" office:value-type="float" office:value="71.356149" calcext:value-type="float">
            <text:p>71.356149</text:p>
          </table:table-cell>
        </table:table-row>
        <table:table-row table:style-name="ro2">
          <table:table-cell office:value-type="float" office:value="500000" calcext:value-type="float">
            <text:p>500000</text:p>
          </table:table-cell>
          <table:table-cell table:number-columns-repeated="32" office:value-type="float" office:value="68.224367" calcext:value-type="float">
            <text:p>68.224367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table:number-columns-repeated="32" office:value-type="float" office:value="82.697617" calcext:value-type="float">
            <text:p>82.697617</text:p>
          </table:table-cell>
        </table:table-row>
        <table:table-row table:style-name="ro2">
          <table:table-cell office:value-type="float" office:value="700000" calcext:value-type="float">
            <text:p>700000</text:p>
          </table:table-cell>
          <table:table-cell table:number-columns-repeated="32" office:value-type="float" office:value="96.859039" calcext:value-type="float">
            <text:p>96.859039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table:number-columns-repeated="32" office:value-type="float" office:value="106.420492" calcext:value-type="float">
            <text:p>106.420492</text:p>
          </table:table-cell>
        </table:table-row>
        <table:table-row table:style-name="ro2">
          <table:table-cell office:value-type="float" office:value="900000" calcext:value-type="float">
            <text:p>900000</text:p>
          </table:table-cell>
          <table:table-cell table:number-columns-repeated="32" office:value-type="float" office:value="119.254756" calcext:value-type="float">
            <text:p>119.254756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number-columns-repeated="32" office:value-type="float" office:value="135.550912" calcext:value-type="float">
            <text:p>135.550912</text:p>
          </table:table-cell>
        </table:table-row>
        <table:table-row table:style-name="ro2">
          <table:table-cell office:value-type="float" office:value="1100000" calcext:value-type="float">
            <text:p>1100000</text:p>
          </table:table-cell>
          <table:table-cell table:number-columns-repeated="32" office:value-type="float" office:value="152.51802" calcext:value-type="float">
            <text:p>152.51802</text:p>
          </table:table-cell>
        </table:table-row>
        <table:table-row table:style-name="ro2">
          <table:table-cell office:value-type="float" office:value="1200000" calcext:value-type="float">
            <text:p>1200000</text:p>
          </table:table-cell>
          <table:table-cell table:number-columns-repeated="32" office:value-type="float" office:value="170.550579" calcext:value-type="float">
            <text:p>170.550579</text:p>
          </table:table-cell>
        </table:table-row>
        <table:table-row table:style-name="ro2">
          <table:table-cell office:value-type="float" office:value="1300000" calcext:value-type="float">
            <text:p>1300000</text:p>
          </table:table-cell>
          <table:table-cell table:number-columns-repeated="32" office:value-type="float" office:value="177.626293" calcext:value-type="float">
            <text:p>177.626293</text:p>
          </table:table-cell>
        </table:table-row>
        <table:table-row table:style-name="ro2">
          <table:table-cell office:value-type="float" office:value="1400000" calcext:value-type="float">
            <text:p>1400000</text:p>
          </table:table-cell>
          <table:table-cell table:number-columns-repeated="32" office:value-type="float" office:value="193.648229" calcext:value-type="float">
            <text:p>193.648229</text:p>
          </table:table-cell>
        </table:table-row>
        <table:table-row table:style-name="ro2">
          <table:table-cell office:value-type="float" office:value="1500000" calcext:value-type="float">
            <text:p>1500000</text:p>
          </table:table-cell>
          <table:table-cell table:number-columns-repeated="32" office:value-type="float" office:value="213.090532" calcext:value-type="float">
            <text:p>213.090532</text:p>
          </table:table-cell>
        </table:table-row>
        <table:table-row table:style-name="ro2">
          <table:table-cell office:value-type="float" office:value="1600000" calcext:value-type="float">
            <text:p>1600000</text:p>
          </table:table-cell>
          <table:table-cell table:number-columns-repeated="32" office:value-type="float" office:value="218.132495" calcext:value-type="float">
            <text:p>218.132495</text:p>
          </table:table-cell>
        </table:table-row>
        <table:table-row table:style-name="ro2">
          <table:table-cell office:value-type="float" office:value="1700000" calcext:value-type="float">
            <text:p>1700000</text:p>
          </table:table-cell>
          <table:table-cell table:number-columns-repeated="32" office:value-type="float" office:value="232.605314" calcext:value-type="float">
            <text:p>232.605314</text:p>
          </table:table-cell>
        </table:table-row>
        <table:table-row table:style-name="ro2">
          <table:table-cell office:value-type="float" office:value="1800000" calcext:value-type="float">
            <text:p>1800000</text:p>
          </table:table-cell>
          <table:table-cell table:number-columns-repeated="32" office:value-type="float" office:value="252.954122" calcext:value-type="float">
            <text:p>252.954122</text:p>
          </table:table-cell>
        </table:table-row>
        <table:table-row table:style-name="ro2">
          <table:table-cell office:value-type="float" office:value="1900000" calcext:value-type="float">
            <text:p>1900000</text:p>
          </table:table-cell>
          <table:table-cell table:number-columns-repeated="32" office:value-type="float" office:value="260.676618" calcext:value-type="float">
            <text:p>260.676618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table:number-columns-repeated="32" office:value-type="float" office:value="280.349424" calcext:value-type="float">
            <text:p>280.349424</text:p>
          </table:table-cell>
        </table:table-row>
        <table:table-row table:style-name="ro2">
          <table:table-cell office:value-type="float" office:value="2100000" calcext:value-type="float">
            <text:p>2100000</text:p>
          </table:table-cell>
          <table:table-cell table:number-columns-repeated="32" office:value-type="float" office:value="286.083361" calcext:value-type="float">
            <text:p>286.083361</text:p>
          </table:table-cell>
        </table:table-row>
        <table:table-row table:style-name="ro2">
          <table:table-cell office:value-type="float" office:value="2200000" calcext:value-type="float">
            <text:p>2200000</text:p>
          </table:table-cell>
          <table:table-cell table:number-columns-repeated="32" office:value-type="float" office:value="307.666736" calcext:value-type="float">
            <text:p>307.666736</text:p>
          </table:table-cell>
        </table:table-row>
        <table:table-row table:style-name="ro2">
          <table:table-cell office:value-type="float" office:value="2300000" calcext:value-type="float">
            <text:p>2300000</text:p>
          </table:table-cell>
          <table:table-cell table:number-columns-repeated="32" office:value-type="float" office:value="322.746984" calcext:value-type="float">
            <text:p>322.746984</text:p>
          </table:table-cell>
        </table:table-row>
        <table:table-row table:style-name="ro2">
          <table:table-cell office:value-type="float" office:value="2400000" calcext:value-type="float">
            <text:p>2400000</text:p>
          </table:table-cell>
          <table:table-cell table:number-columns-repeated="32" office:value-type="float" office:value="330.241693" calcext:value-type="float">
            <text:p>330.241693</text:p>
          </table:table-cell>
        </table:table-row>
        <table:table-row table:style-name="ro2">
          <table:table-cell office:value-type="float" office:value="2500000" calcext:value-type="float">
            <text:p>2500000</text:p>
          </table:table-cell>
          <table:table-cell table:number-columns-repeated="32" office:value-type="float" office:value="366.955679" calcext:value-type="float">
            <text:p>366.955679</text:p>
          </table:table-cell>
        </table:table-row>
        <table:table-row table:style-name="ro2">
          <table:table-cell office:value-type="float" office:value="2600000" calcext:value-type="float">
            <text:p>2600000</text:p>
          </table:table-cell>
          <table:table-cell table:number-columns-repeated="32" office:value-type="float" office:value="364.534224" calcext:value-type="float">
            <text:p>364.534224</text:p>
          </table:table-cell>
        </table:table-row>
        <table:table-row table:style-name="ro2">
          <table:table-cell office:value-type="float" office:value="2700000" calcext:value-type="float">
            <text:p>2700000</text:p>
          </table:table-cell>
          <table:table-cell table:number-columns-repeated="32" office:value-type="float" office:value="396.839348" calcext:value-type="float">
            <text:p>396.839348</text:p>
          </table:table-cell>
        </table:table-row>
        <table:table-row table:style-name="ro2">
          <table:table-cell office:value-type="float" office:value="2800000" calcext:value-type="float">
            <text:p>2800000</text:p>
          </table:table-cell>
          <table:table-cell table:number-columns-repeated="32" office:value-type="float" office:value="396.940638" calcext:value-type="float">
            <text:p>396.940638</text:p>
          </table:table-cell>
        </table:table-row>
        <table:table-row table:style-name="ro2">
          <table:table-cell office:value-type="float" office:value="2900000" calcext:value-type="float">
            <text:p>2900000</text:p>
          </table:table-cell>
          <table:table-cell table:number-columns-repeated="32" office:value-type="float" office:value="408.234881" calcext:value-type="float">
            <text:p>408.234881</text:p>
          </table:table-cell>
        </table:table-row>
        <table:table-row table:style-name="ro2">
          <table:table-cell office:value-type="float" office:value="3000000" calcext:value-type="float">
            <text:p>3000000</text:p>
          </table:table-cell>
          <table:table-cell table:number-columns-repeated="32" office:value-type="float" office:value="424.76333" calcext:value-type="float">
            <text:p>424.76333</text:p>
          </table:table-cell>
        </table:table-row>
        <table:table-row table:style-name="ro2">
          <table:table-cell table:number-columns-repeated="33"/>
        </table:table-row>
        <table:table-row table:style-name="ro1">
          <table:table-cell office:value-type="string" calcext:value-type="string">
            <text:p>msort_ci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18.345024" calcext:value-type="float">
            <text:p>18.345024</text:p>
          </table:table-cell>
          <table:table-cell office:value-type="float" office:value="13.485075" calcext:value-type="float">
            <text:p>13.485075</text:p>
          </table:table-cell>
          <table:table-cell office:value-type="float" office:value="10.575943" calcext:value-type="float">
            <text:p>10.575943</text:p>
          </table:table-cell>
          <table:table-cell office:value-type="float" office:value="10.526857" calcext:value-type="float">
            <text:p>10.526857</text:p>
          </table:table-cell>
          <table:table-cell office:value-type="float" office:value="12.649578" calcext:value-type="float">
            <text:p>12.649578</text:p>
          </table:table-cell>
          <table:table-cell office:value-type="float" office:value="6.925661" calcext:value-type="float">
            <text:p>6.925661</text:p>
          </table:table-cell>
          <table:table-cell office:value-type="float" office:value="9.312369" calcext:value-type="float">
            <text:p>9.312369</text:p>
          </table:table-cell>
          <table:table-cell office:value-type="float" office:value="12.705952" calcext:value-type="float">
            <text:p>12.705952</text:p>
          </table:table-cell>
          <table:table-cell office:value-type="float" office:value="8.095403" calcext:value-type="float">
            <text:p>8.095403</text:p>
          </table:table-cell>
          <table:table-cell office:value-type="float" office:value="9.01301" calcext:value-type="float">
            <text:p>9.01301</text:p>
          </table:table-cell>
          <table:table-cell office:value-type="float" office:value="10.309557" calcext:value-type="float">
            <text:p>10.309557</text:p>
          </table:table-cell>
          <table:table-cell office:value-type="float" office:value="10.186672" calcext:value-type="float">
            <text:p>10.186672</text:p>
          </table:table-cell>
          <table:table-cell office:value-type="float" office:value="9.793594" calcext:value-type="float">
            <text:p>9.793594</text:p>
          </table:table-cell>
          <table:table-cell office:value-type="float" office:value="10.257403" calcext:value-type="float">
            <text:p>10.257403</text:p>
          </table:table-cell>
          <table:table-cell office:value-type="float" office:value="9.793861" calcext:value-type="float">
            <text:p>9.793861</text:p>
          </table:table-cell>
          <table:table-cell office:value-type="float" office:value="10.253865" calcext:value-type="float">
            <text:p>10.253865</text:p>
          </table:table-cell>
          <table:table-cell office:value-type="float" office:value="9.184978" calcext:value-type="float">
            <text:p>9.184978</text:p>
          </table:table-cell>
          <table:table-cell office:value-type="float" office:value="14.99795" calcext:value-type="float">
            <text:p>14.99795</text:p>
          </table:table-cell>
          <table:table-cell office:value-type="float" office:value="11.012854" calcext:value-type="float">
            <text:p>11.012854</text:p>
          </table:table-cell>
          <table:table-cell office:value-type="float" office:value="11.185739" calcext:value-type="float">
            <text:p>11.185739</text:p>
          </table:table-cell>
          <table:table-cell office:value-type="float" office:value="11.776327" calcext:value-type="float">
            <text:p>11.776327</text:p>
          </table:table-cell>
          <table:table-cell office:value-type="float" office:value="10.340217" calcext:value-type="float">
            <text:p>10.340217</text:p>
          </table:table-cell>
          <table:table-cell office:value-type="float" office:value="11.194044" calcext:value-type="float">
            <text:p>11.194044</text:p>
          </table:table-cell>
          <table:table-cell office:value-type="float" office:value="12.321203" calcext:value-type="float">
            <text:p>12.321203</text:p>
          </table:table-cell>
          <table:table-cell office:value-type="float" office:value="12.241439" calcext:value-type="float">
            <text:p>12.241439</text:p>
          </table:table-cell>
          <table:table-cell office:value-type="float" office:value="11.005365" calcext:value-type="float">
            <text:p>11.005365</text:p>
          </table:table-cell>
          <table:table-cell office:value-type="float" office:value="10.891866" calcext:value-type="float">
            <text:p>10.891866</text:p>
          </table:table-cell>
          <table:table-cell office:value-type="float" office:value="11.671639" calcext:value-type="float">
            <text:p>11.671639</text:p>
          </table:table-cell>
          <table:table-cell office:value-type="float" office:value="12.956863" calcext:value-type="float">
            <text:p>12.956863</text:p>
          </table:table-cell>
          <table:table-cell office:value-type="float" office:value="12.549818" calcext:value-type="float">
            <text:p>12.549818</text:p>
          </table:table-cell>
          <table:table-cell office:value-type="float" office:value="17.663665" calcext:value-type="float">
            <text:p>17.663665</text:p>
          </table:table-cell>
          <table:table-cell office:value-type="float" office:value="16.623614" calcext:value-type="float">
            <text:p>16.623614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49.492269" calcext:value-type="float">
            <text:p>49.492269</text:p>
          </table:table-cell>
          <table:table-cell office:value-type="float" office:value="31.814439" calcext:value-type="float">
            <text:p>31.814439</text:p>
          </table:table-cell>
          <table:table-cell office:value-type="float" office:value="24.030767" calcext:value-type="float">
            <text:p>24.030767</text:p>
          </table:table-cell>
          <table:table-cell office:value-type="float" office:value="18.699218" calcext:value-type="float">
            <text:p>18.699218</text:p>
          </table:table-cell>
          <table:table-cell office:value-type="float" office:value="16.347522" calcext:value-type="float">
            <text:p>16.347522</text:p>
          </table:table-cell>
          <table:table-cell office:value-type="float" office:value="17.352935" calcext:value-type="float">
            <text:p>17.352935</text:p>
          </table:table-cell>
          <table:table-cell office:value-type="float" office:value="14.184023" calcext:value-type="float">
            <text:p>14.184023</text:p>
          </table:table-cell>
          <table:table-cell office:value-type="float" office:value="13.111695" calcext:value-type="float">
            <text:p>13.111695</text:p>
          </table:table-cell>
          <table:table-cell office:value-type="float" office:value="13.818101" calcext:value-type="float">
            <text:p>13.818101</text:p>
          </table:table-cell>
          <table:table-cell office:value-type="float" office:value="13.443027" calcext:value-type="float">
            <text:p>13.443027</text:p>
          </table:table-cell>
          <table:table-cell office:value-type="float" office:value="12.698275" calcext:value-type="float">
            <text:p>12.698275</text:p>
          </table:table-cell>
          <table:table-cell office:value-type="float" office:value="14.785732" calcext:value-type="float">
            <text:p>14.785732</text:p>
          </table:table-cell>
          <table:table-cell office:value-type="float" office:value="18.942606" calcext:value-type="float">
            <text:p>18.942606</text:p>
          </table:table-cell>
          <table:table-cell office:value-type="float" office:value="13.600805" calcext:value-type="float">
            <text:p>13.600805</text:p>
          </table:table-cell>
          <table:table-cell office:value-type="float" office:value="14.260404" calcext:value-type="float">
            <text:p>14.260404</text:p>
          </table:table-cell>
          <table:table-cell office:value-type="float" office:value="14.218521" calcext:value-type="float">
            <text:p>14.218521</text:p>
          </table:table-cell>
          <table:table-cell office:value-type="float" office:value="14.840265" calcext:value-type="float">
            <text:p>14.840265</text:p>
          </table:table-cell>
          <table:table-cell office:value-type="float" office:value="12.872044" calcext:value-type="float">
            <text:p>12.872044</text:p>
          </table:table-cell>
          <table:table-cell office:value-type="float" office:value="14.950492" calcext:value-type="float">
            <text:p>14.950492</text:p>
          </table:table-cell>
          <table:table-cell office:value-type="float" office:value="15.94469" calcext:value-type="float">
            <text:p>15.94469</text:p>
          </table:table-cell>
          <table:table-cell office:value-type="float" office:value="16.010542" calcext:value-type="float">
            <text:p>16.010542</text:p>
          </table:table-cell>
          <table:table-cell office:value-type="float" office:value="22.384426" calcext:value-type="float">
            <text:p>22.384426</text:p>
          </table:table-cell>
          <table:table-cell office:value-type="float" office:value="14.950125" calcext:value-type="float">
            <text:p>14.950125</text:p>
          </table:table-cell>
          <table:table-cell office:value-type="float" office:value="13.161636" calcext:value-type="float">
            <text:p>13.161636</text:p>
          </table:table-cell>
          <table:table-cell office:value-type="float" office:value="13.730496" calcext:value-type="float">
            <text:p>13.730496</text:p>
          </table:table-cell>
          <table:table-cell office:value-type="float" office:value="17.937048" calcext:value-type="float">
            <text:p>17.937048</text:p>
          </table:table-cell>
          <table:table-cell office:value-type="float" office:value="14.576155" calcext:value-type="float">
            <text:p>14.576155</text:p>
          </table:table-cell>
          <table:table-cell office:value-type="float" office:value="15.514703" calcext:value-type="float">
            <text:p>15.514703</text:p>
          </table:table-cell>
          <table:table-cell office:value-type="float" office:value="19.103326" calcext:value-type="float">
            <text:p>19.103326</text:p>
          </table:table-cell>
          <table:table-cell office:value-type="float" office:value="20.101691" calcext:value-type="float">
            <text:p>20.101691</text:p>
          </table:table-cell>
          <table:table-cell office:value-type="float" office:value="16.393466" calcext:value-type="float">
            <text:p>16.393466</text:p>
          </table:table-cell>
          <table:table-cell office:value-type="float" office:value="19.75349" calcext:value-type="float">
            <text:p>19.75349</text:p>
          </table:table-cell>
        </table:table-row>
        <table:table-row table:style-name="ro2">
          <table:table-cell office:value-type="float" office:value="300000" calcext:value-type="float">
            <text:p>300000</text:p>
          </table:table-cell>
          <table:table-cell office:value-type="float" office:value="55.417635" calcext:value-type="float">
            <text:p>55.417635</text:p>
          </table:table-cell>
          <table:table-cell office:value-type="float" office:value="34.716817" calcext:value-type="float">
            <text:p>34.716817</text:p>
          </table:table-cell>
          <table:table-cell office:value-type="float" office:value="27.272266" calcext:value-type="float">
            <text:p>27.272266</text:p>
          </table:table-cell>
          <table:table-cell office:value-type="float" office:value="20.063704" calcext:value-type="float">
            <text:p>20.063704</text:p>
          </table:table-cell>
          <table:table-cell office:value-type="float" office:value="18.979499" calcext:value-type="float">
            <text:p>18.979499</text:p>
          </table:table-cell>
          <table:table-cell office:value-type="float" office:value="19.766729" calcext:value-type="float">
            <text:p>19.766729</text:p>
          </table:table-cell>
          <table:table-cell office:value-type="float" office:value="20.1261" calcext:value-type="float">
            <text:p>20.1261</text:p>
          </table:table-cell>
          <table:table-cell office:value-type="float" office:value="16.456713" calcext:value-type="float">
            <text:p>16.456713</text:p>
          </table:table-cell>
          <table:table-cell office:value-type="float" office:value="15.087245" calcext:value-type="float">
            <text:p>15.087245</text:p>
          </table:table-cell>
          <table:table-cell office:value-type="float" office:value="15.813918" calcext:value-type="float">
            <text:p>15.813918</text:p>
          </table:table-cell>
          <table:table-cell office:value-type="float" office:value="16.2548" calcext:value-type="float">
            <text:p>16.2548</text:p>
          </table:table-cell>
          <table:table-cell office:value-type="float" office:value="19.398465" calcext:value-type="float">
            <text:p>19.398465</text:p>
          </table:table-cell>
          <table:table-cell office:value-type="float" office:value="15.451043" calcext:value-type="float">
            <text:p>15.451043</text:p>
          </table:table-cell>
          <table:table-cell office:value-type="float" office:value="13.71398" calcext:value-type="float">
            <text:p>13.71398</text:p>
          </table:table-cell>
          <table:table-cell office:value-type="float" office:value="14.841823" calcext:value-type="float">
            <text:p>14.841823</text:p>
          </table:table-cell>
          <table:table-cell office:value-type="float" office:value="13.50008" calcext:value-type="float">
            <text:p>13.50008</text:p>
          </table:table-cell>
          <table:table-cell office:value-type="float" office:value="14.46093" calcext:value-type="float">
            <text:p>14.46093</text:p>
          </table:table-cell>
          <table:table-cell office:value-type="float" office:value="15.582379" calcext:value-type="float">
            <text:p>15.582379</text:p>
          </table:table-cell>
          <table:table-cell office:value-type="float" office:value="18.660479" calcext:value-type="float">
            <text:p>18.660479</text:p>
          </table:table-cell>
          <table:table-cell office:value-type="float" office:value="20.321797" calcext:value-type="float">
            <text:p>20.321797</text:p>
          </table:table-cell>
          <table:table-cell office:value-type="float" office:value="33.990022" calcext:value-type="float">
            <text:p>33.990022</text:p>
          </table:table-cell>
          <table:table-cell office:value-type="float" office:value="15.879572" calcext:value-type="float">
            <text:p>15.879572</text:p>
          </table:table-cell>
          <table:table-cell office:value-type="float" office:value="19.851242" calcext:value-type="float">
            <text:p>19.851242</text:p>
          </table:table-cell>
          <table:table-cell office:value-type="float" office:value="21.163896" calcext:value-type="float">
            <text:p>21.163896</text:p>
          </table:table-cell>
          <table:table-cell office:value-type="float" office:value="23.143744" calcext:value-type="float">
            <text:p>23.143744</text:p>
          </table:table-cell>
          <table:table-cell office:value-type="float" office:value="23.71804" calcext:value-type="float">
            <text:p>23.71804</text:p>
          </table:table-cell>
          <table:table-cell office:value-type="float" office:value="18.088815" calcext:value-type="float">
            <text:p>18.088815</text:p>
          </table:table-cell>
          <table:table-cell office:value-type="float" office:value="71.697323" calcext:value-type="float">
            <text:p>71.697323</text:p>
          </table:table-cell>
          <table:table-cell office:value-type="float" office:value="20.241371" calcext:value-type="float">
            <text:p>20.241371</text:p>
          </table:table-cell>
          <table:table-cell office:value-type="float" office:value="18.192635" calcext:value-type="float">
            <text:p>18.192635</text:p>
          </table:table-cell>
          <table:table-cell office:value-type="float" office:value="22.558086" calcext:value-type="float">
            <text:p>22.558086</text:p>
          </table:table-cell>
          <table:table-cell office:value-type="float" office:value="24.279723" calcext:value-type="float">
            <text:p>24.279723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100.99165" calcext:value-type="float">
            <text:p>100.99165</text:p>
          </table:table-cell>
          <table:table-cell office:value-type="float" office:value="61.08345" calcext:value-type="float">
            <text:p>61.08345</text:p>
          </table:table-cell>
          <table:table-cell office:value-type="float" office:value="32.531002" calcext:value-type="float">
            <text:p>32.531002</text:p>
          </table:table-cell>
          <table:table-cell office:value-type="float" office:value="27.4684" calcext:value-type="float">
            <text:p>27.4684</text:p>
          </table:table-cell>
          <table:table-cell office:value-type="float" office:value="23.675615" calcext:value-type="float">
            <text:p>23.675615</text:p>
          </table:table-cell>
          <table:table-cell office:value-type="float" office:value="21.009697" calcext:value-type="float">
            <text:p>21.009697</text:p>
          </table:table-cell>
          <table:table-cell office:value-type="float" office:value="21.45019" calcext:value-type="float">
            <text:p>21.45019</text:p>
          </table:table-cell>
          <table:table-cell office:value-type="float" office:value="20.895074" calcext:value-type="float">
            <text:p>20.895074</text:p>
          </table:table-cell>
          <table:table-cell office:value-type="float" office:value="23.103668" calcext:value-type="float">
            <text:p>23.103668</text:p>
          </table:table-cell>
          <table:table-cell office:value-type="float" office:value="18.612012" calcext:value-type="float">
            <text:p>18.612012</text:p>
          </table:table-cell>
          <table:table-cell office:value-type="float" office:value="22.683609" calcext:value-type="float">
            <text:p>22.683609</text:p>
          </table:table-cell>
          <table:table-cell office:value-type="float" office:value="18.000628" calcext:value-type="float">
            <text:p>18.000628</text:p>
          </table:table-cell>
          <table:table-cell office:value-type="float" office:value="17.402281" calcext:value-type="float">
            <text:p>17.402281</text:p>
          </table:table-cell>
          <table:table-cell office:value-type="float" office:value="18.10768" calcext:value-type="float">
            <text:p>18.10768</text:p>
          </table:table-cell>
          <table:table-cell office:value-type="float" office:value="20.304568" calcext:value-type="float">
            <text:p>20.304568</text:p>
          </table:table-cell>
          <table:table-cell office:value-type="float" office:value="18.186404" calcext:value-type="float">
            <text:p>18.186404</text:p>
          </table:table-cell>
          <table:table-cell office:value-type="float" office:value="19.070679" calcext:value-type="float">
            <text:p>19.070679</text:p>
          </table:table-cell>
          <table:table-cell office:value-type="float" office:value="17.233306" calcext:value-type="float">
            <text:p>17.233306</text:p>
          </table:table-cell>
          <table:table-cell office:value-type="float" office:value="18.174052" calcext:value-type="float">
            <text:p>18.174052</text:p>
          </table:table-cell>
          <table:table-cell office:value-type="float" office:value="20.543872" calcext:value-type="float">
            <text:p>20.543872</text:p>
          </table:table-cell>
          <table:table-cell office:value-type="float" office:value="20.957416" calcext:value-type="float">
            <text:p>20.957416</text:p>
          </table:table-cell>
          <table:table-cell office:value-type="float" office:value="17.53525" calcext:value-type="float">
            <text:p>17.53525</text:p>
          </table:table-cell>
          <table:table-cell office:value-type="float" office:value="20.687317" calcext:value-type="float">
            <text:p>20.687317</text:p>
          </table:table-cell>
          <table:table-cell office:value-type="float" office:value="19.361369" calcext:value-type="float">
            <text:p>19.361369</text:p>
          </table:table-cell>
          <table:table-cell office:value-type="float" office:value="18.727029" calcext:value-type="float">
            <text:p>18.727029</text:p>
          </table:table-cell>
          <table:table-cell office:value-type="float" office:value="24.203421" calcext:value-type="float">
            <text:p>24.203421</text:p>
          </table:table-cell>
          <table:table-cell office:value-type="float" office:value="22.441581" calcext:value-type="float">
            <text:p>22.441581</text:p>
          </table:table-cell>
          <table:table-cell office:value-type="float" office:value="25.628743" calcext:value-type="float">
            <text:p>25.628743</text:p>
          </table:table-cell>
          <table:table-cell office:value-type="float" office:value="22.135475" calcext:value-type="float">
            <text:p>22.135475</text:p>
          </table:table-cell>
          <table:table-cell office:value-type="float" office:value="24.315553" calcext:value-type="float">
            <text:p>24.315553</text:p>
          </table:table-cell>
          <table:table-cell office:value-type="float" office:value="20.856707" calcext:value-type="float">
            <text:p>20.856707</text:p>
          </table:table-cell>
          <table:table-cell office:value-type="float" office:value="24.719612" calcext:value-type="float">
            <text:p>24.719612</text:p>
          </table:table-cell>
        </table:table-row>
        <table:table-row table:style-name="ro2">
          <table:table-cell office:value-type="float" office:value="500000" calcext:value-type="float">
            <text:p>500000</text:p>
          </table:table-cell>
          <table:table-cell office:value-type="float" office:value="98.411986" calcext:value-type="float">
            <text:p>98.411986</text:p>
          </table:table-cell>
          <table:table-cell office:value-type="float" office:value="56.942268" calcext:value-type="float">
            <text:p>56.942268</text:p>
          </table:table-cell>
          <table:table-cell office:value-type="float" office:value="42.231405" calcext:value-type="float">
            <text:p>42.231405</text:p>
          </table:table-cell>
          <table:table-cell office:value-type="float" office:value="34.004757" calcext:value-type="float">
            <text:p>34.004757</text:p>
          </table:table-cell>
          <table:table-cell office:value-type="float" office:value="28.9775" calcext:value-type="float">
            <text:p>28.9775</text:p>
          </table:table-cell>
          <table:table-cell office:value-type="float" office:value="25.064716" calcext:value-type="float">
            <text:p>25.064716</text:p>
          </table:table-cell>
          <table:table-cell office:value-type="float" office:value="28.017421" calcext:value-type="float">
            <text:p>28.017421</text:p>
          </table:table-cell>
          <table:table-cell office:value-type="float" office:value="22.800908" calcext:value-type="float">
            <text:p>22.800908</text:p>
          </table:table-cell>
          <table:table-cell office:value-type="float" office:value="22.011443" calcext:value-type="float">
            <text:p>22.011443</text:p>
          </table:table-cell>
          <table:table-cell office:value-type="float" office:value="21.952905" calcext:value-type="float">
            <text:p>21.952905</text:p>
          </table:table-cell>
          <table:table-cell office:value-type="float" office:value="23.077914" calcext:value-type="float">
            <text:p>23.077914</text:p>
          </table:table-cell>
          <table:table-cell office:value-type="float" office:value="21.871816" calcext:value-type="float">
            <text:p>21.871816</text:p>
          </table:table-cell>
          <table:table-cell office:value-type="float" office:value="19.912922" calcext:value-type="float">
            <text:p>19.912922</text:p>
          </table:table-cell>
          <table:table-cell office:value-type="float" office:value="28.211847" calcext:value-type="float">
            <text:p>28.211847</text:p>
          </table:table-cell>
          <table:table-cell office:value-type="float" office:value="20.687955" calcext:value-type="float">
            <text:p>20.687955</text:p>
          </table:table-cell>
          <table:table-cell office:value-type="float" office:value="21.483237" calcext:value-type="float">
            <text:p>21.483237</text:p>
          </table:table-cell>
          <table:table-cell office:value-type="float" office:value="20.313096" calcext:value-type="float">
            <text:p>20.313096</text:p>
          </table:table-cell>
          <table:table-cell office:value-type="float" office:value="20.439376" calcext:value-type="float">
            <text:p>20.439376</text:p>
          </table:table-cell>
          <table:table-cell office:value-type="float" office:value="21.252131" calcext:value-type="float">
            <text:p>21.252131</text:p>
          </table:table-cell>
          <table:table-cell office:value-type="float" office:value="26.317571" calcext:value-type="float">
            <text:p>26.317571</text:p>
          </table:table-cell>
          <table:table-cell office:value-type="float" office:value="21.202539" calcext:value-type="float">
            <text:p>21.202539</text:p>
          </table:table-cell>
          <table:table-cell office:value-type="float" office:value="20.363712" calcext:value-type="float">
            <text:p>20.363712</text:p>
          </table:table-cell>
          <table:table-cell office:value-type="float" office:value="23.121353" calcext:value-type="float">
            <text:p>23.121353</text:p>
          </table:table-cell>
          <table:table-cell office:value-type="float" office:value="20.12422" calcext:value-type="float">
            <text:p>20.12422</text:p>
          </table:table-cell>
          <table:table-cell office:value-type="float" office:value="27.711863" calcext:value-type="float">
            <text:p>27.711863</text:p>
          </table:table-cell>
          <table:table-cell office:value-type="float" office:value="27.797751" calcext:value-type="float">
            <text:p>27.797751</text:p>
          </table:table-cell>
          <table:table-cell office:value-type="float" office:value="32.994832" calcext:value-type="float">
            <text:p>32.994832</text:p>
          </table:table-cell>
          <table:table-cell office:value-type="float" office:value="26.94117" calcext:value-type="float">
            <text:p>26.94117</text:p>
          </table:table-cell>
          <table:table-cell office:value-type="float" office:value="23.918969" calcext:value-type="float">
            <text:p>23.918969</text:p>
          </table:table-cell>
          <table:table-cell office:value-type="float" office:value="47.380636" calcext:value-type="float">
            <text:p>47.380636</text:p>
          </table:table-cell>
          <table:table-cell office:value-type="float" office:value="21.773381" calcext:value-type="float">
            <text:p>21.773381</text:p>
          </table:table-cell>
          <table:table-cell office:value-type="float" office:value="20.660167" calcext:value-type="float">
            <text:p>20.660167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office:value-type="float" office:value="113.099045" calcext:value-type="float">
            <text:p>113.099045</text:p>
          </table:table-cell>
          <table:table-cell office:value-type="float" office:value="68.834072" calcext:value-type="float">
            <text:p>68.834072</text:p>
          </table:table-cell>
          <table:table-cell office:value-type="float" office:value="50.035764" calcext:value-type="float">
            <text:p>50.035764</text:p>
          </table:table-cell>
          <table:table-cell office:value-type="float" office:value="41.376628" calcext:value-type="float">
            <text:p>41.376628</text:p>
          </table:table-cell>
          <table:table-cell office:value-type="float" office:value="35.771524" calcext:value-type="float">
            <text:p>35.771524</text:p>
          </table:table-cell>
          <table:table-cell office:value-type="float" office:value="33.750566" calcext:value-type="float">
            <text:p>33.750566</text:p>
          </table:table-cell>
          <table:table-cell office:value-type="float" office:value="29.976651" calcext:value-type="float">
            <text:p>29.976651</text:p>
          </table:table-cell>
          <table:table-cell office:value-type="float" office:value="29.13905" calcext:value-type="float">
            <text:p>29.13905</text:p>
          </table:table-cell>
          <table:table-cell office:value-type="float" office:value="28.378813" calcext:value-type="float">
            <text:p>28.378813</text:p>
          </table:table-cell>
          <table:table-cell office:value-type="float" office:value="27.655259" calcext:value-type="float">
            <text:p>27.655259</text:p>
          </table:table-cell>
          <table:table-cell office:value-type="float" office:value="26.583713" calcext:value-type="float">
            <text:p>26.583713</text:p>
          </table:table-cell>
          <table:table-cell office:value-type="float" office:value="25.498999" calcext:value-type="float">
            <text:p>25.498999</text:p>
          </table:table-cell>
          <table:table-cell office:value-type="float" office:value="27.833812" calcext:value-type="float">
            <text:p>27.833812</text:p>
          </table:table-cell>
          <table:table-cell office:value-type="float" office:value="27.7567" calcext:value-type="float">
            <text:p>27.7567</text:p>
          </table:table-cell>
          <table:table-cell office:value-type="float" office:value="23.734737" calcext:value-type="float">
            <text:p>23.734737</text:p>
          </table:table-cell>
          <table:table-cell office:value-type="float" office:value="28.812095" calcext:value-type="float">
            <text:p>28.812095</text:p>
          </table:table-cell>
          <table:table-cell office:value-type="float" office:value="23.363787" calcext:value-type="float">
            <text:p>23.363787</text:p>
          </table:table-cell>
          <table:table-cell office:value-type="float" office:value="24.475417" calcext:value-type="float">
            <text:p>24.475417</text:p>
          </table:table-cell>
          <table:table-cell office:value-type="float" office:value="23.551863" calcext:value-type="float">
            <text:p>23.551863</text:p>
          </table:table-cell>
          <table:table-cell office:value-type="float" office:value="27.295784" calcext:value-type="float">
            <text:p>27.295784</text:p>
          </table:table-cell>
          <table:table-cell office:value-type="float" office:value="24.053318" calcext:value-type="float">
            <text:p>24.053318</text:p>
          </table:table-cell>
          <table:table-cell office:value-type="float" office:value="24.784781" calcext:value-type="float">
            <text:p>24.784781</text:p>
          </table:table-cell>
          <table:table-cell office:value-type="float" office:value="23.026565" calcext:value-type="float">
            <text:p>23.026565</text:p>
          </table:table-cell>
          <table:table-cell office:value-type="float" office:value="24.483551" calcext:value-type="float">
            <text:p>24.483551</text:p>
          </table:table-cell>
          <table:table-cell office:value-type="float" office:value="25.883418" calcext:value-type="float">
            <text:p>25.883418</text:p>
          </table:table-cell>
          <table:table-cell office:value-type="float" office:value="26.36622" calcext:value-type="float">
            <text:p>26.36622</text:p>
          </table:table-cell>
          <table:table-cell office:value-type="float" office:value="23.283082" calcext:value-type="float">
            <text:p>23.283082</text:p>
          </table:table-cell>
          <table:table-cell office:value-type="float" office:value="33.974578" calcext:value-type="float">
            <text:p>33.974578</text:p>
          </table:table-cell>
          <table:table-cell office:value-type="float" office:value="33.169525" calcext:value-type="float">
            <text:p>33.169525</text:p>
          </table:table-cell>
          <table:table-cell office:value-type="float" office:value="28.288614" calcext:value-type="float">
            <text:p>28.288614</text:p>
          </table:table-cell>
          <table:table-cell office:value-type="float" office:value="26.963944" calcext:value-type="float">
            <text:p>26.963944</text:p>
          </table:table-cell>
          <table:table-cell office:value-type="float" office:value="23.077759" calcext:value-type="float">
            <text:p>23.077759</text:p>
          </table:table-cell>
        </table:table-row>
        <table:table-row table:style-name="ro2">
          <table:table-cell office:value-type="float" office:value="700000" calcext:value-type="float">
            <text:p>700000</text:p>
          </table:table-cell>
          <table:table-cell office:value-type="float" office:value="131.343624" calcext:value-type="float">
            <text:p>131.343624</text:p>
          </table:table-cell>
          <table:table-cell office:value-type="float" office:value="77.569714" calcext:value-type="float">
            <text:p>77.569714</text:p>
          </table:table-cell>
          <table:table-cell office:value-type="float" office:value="57.130825" calcext:value-type="float">
            <text:p>57.130825</text:p>
          </table:table-cell>
          <table:table-cell office:value-type="float" office:value="45.455841" calcext:value-type="float">
            <text:p>45.455841</text:p>
          </table:table-cell>
          <table:table-cell office:value-type="float" office:value="40.901002" calcext:value-type="float">
            <text:p>40.901002</text:p>
          </table:table-cell>
          <table:table-cell office:value-type="float" office:value="36.560409" calcext:value-type="float">
            <text:p>36.560409</text:p>
          </table:table-cell>
          <table:table-cell office:value-type="float" office:value="33.056828" calcext:value-type="float">
            <text:p>33.056828</text:p>
          </table:table-cell>
          <table:table-cell office:value-type="float" office:value="32.19507" calcext:value-type="float">
            <text:p>32.19507</text:p>
          </table:table-cell>
          <table:table-cell office:value-type="float" office:value="35.496033" calcext:value-type="float">
            <text:p>35.496033</text:p>
          </table:table-cell>
          <table:table-cell office:value-type="float" office:value="31.324816" calcext:value-type="float">
            <text:p>31.324816</text:p>
          </table:table-cell>
          <table:table-cell office:value-type="float" office:value="29.766851" calcext:value-type="float">
            <text:p>29.766851</text:p>
          </table:table-cell>
          <table:table-cell office:value-type="float" office:value="29.663312" calcext:value-type="float">
            <text:p>29.663312</text:p>
          </table:table-cell>
          <table:table-cell office:value-type="float" office:value="28.225879" calcext:value-type="float">
            <text:p>28.225879</text:p>
          </table:table-cell>
          <table:table-cell office:value-type="float" office:value="29.027866" calcext:value-type="float">
            <text:p>29.027866</text:p>
          </table:table-cell>
          <table:table-cell office:value-type="float" office:value="34.139206" calcext:value-type="float">
            <text:p>34.139206</text:p>
          </table:table-cell>
          <table:table-cell office:value-type="float" office:value="32.762886" calcext:value-type="float">
            <text:p>32.762886</text:p>
          </table:table-cell>
          <table:table-cell office:value-type="float" office:value="25.800848" calcext:value-type="float">
            <text:p>25.800848</text:p>
          </table:table-cell>
          <table:table-cell office:value-type="float" office:value="26.663644" calcext:value-type="float">
            <text:p>26.663644</text:p>
          </table:table-cell>
          <table:table-cell office:value-type="float" office:value="32.666655" calcext:value-type="float">
            <text:p>32.666655</text:p>
          </table:table-cell>
          <table:table-cell office:value-type="float" office:value="30.448084" calcext:value-type="float">
            <text:p>30.448084</text:p>
          </table:table-cell>
          <table:table-cell office:value-type="float" office:value="25.412833" calcext:value-type="float">
            <text:p>25.412833</text:p>
          </table:table-cell>
          <table:table-cell office:value-type="float" office:value="25.779175" calcext:value-type="float">
            <text:p>25.779175</text:p>
          </table:table-cell>
          <table:table-cell office:value-type="float" office:value="25.971985" calcext:value-type="float">
            <text:p>25.971985</text:p>
          </table:table-cell>
          <table:table-cell office:value-type="float" office:value="26.987031" calcext:value-type="float">
            <text:p>26.987031</text:p>
          </table:table-cell>
          <table:table-cell office:value-type="float" office:value="25.389511" calcext:value-type="float">
            <text:p>25.389511</text:p>
          </table:table-cell>
          <table:table-cell office:value-type="float" office:value="27.179314" calcext:value-type="float">
            <text:p>27.179314</text:p>
          </table:table-cell>
          <table:table-cell office:value-type="float" office:value="32.378006" calcext:value-type="float">
            <text:p>32.378006</text:p>
          </table:table-cell>
          <table:table-cell office:value-type="float" office:value="35.512976" calcext:value-type="float">
            <text:p>35.512976</text:p>
          </table:table-cell>
          <table:table-cell office:value-type="float" office:value="27.444551" calcext:value-type="float">
            <text:p>27.444551</text:p>
          </table:table-cell>
          <table:table-cell office:value-type="float" office:value="37.055619" calcext:value-type="float">
            <text:p>37.055619</text:p>
          </table:table-cell>
          <table:table-cell office:value-type="float" office:value="30.860758" calcext:value-type="float">
            <text:p>30.860758</text:p>
          </table:table-cell>
          <table:table-cell office:value-type="float" office:value="28.065316" calcext:value-type="float">
            <text:p>28.065316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office:value-type="float" office:value="150.390785" calcext:value-type="float">
            <text:p>150.390785</text:p>
          </table:table-cell>
          <table:table-cell office:value-type="float" office:value="89.547572" calcext:value-type="float">
            <text:p>89.547572</text:p>
          </table:table-cell>
          <table:table-cell office:value-type="float" office:value="66.131443" calcext:value-type="float">
            <text:p>66.131443</text:p>
          </table:table-cell>
          <table:table-cell office:value-type="float" office:value="52.199747" calcext:value-type="float">
            <text:p>52.199747</text:p>
          </table:table-cell>
          <table:table-cell office:value-type="float" office:value="45.92637" calcext:value-type="float">
            <text:p>45.92637</text:p>
          </table:table-cell>
          <table:table-cell office:value-type="float" office:value="42.457858" calcext:value-type="float">
            <text:p>42.457858</text:p>
          </table:table-cell>
          <table:table-cell office:value-type="float" office:value="39.310533" calcext:value-type="float">
            <text:p>39.310533</text:p>
          </table:table-cell>
          <table:table-cell office:value-type="float" office:value="37.62618" calcext:value-type="float">
            <text:p>37.62618</text:p>
          </table:table-cell>
          <table:table-cell office:value-type="float" office:value="35.870684" calcext:value-type="float">
            <text:p>35.870684</text:p>
          </table:table-cell>
          <table:table-cell office:value-type="float" office:value="37.11667" calcext:value-type="float">
            <text:p>37.11667</text:p>
          </table:table-cell>
          <table:table-cell office:value-type="float" office:value="31.950721" calcext:value-type="float">
            <text:p>31.950721</text:p>
          </table:table-cell>
          <table:table-cell office:value-type="float" office:value="34.255985" calcext:value-type="float">
            <text:p>34.255985</text:p>
          </table:table-cell>
          <table:table-cell office:value-type="float" office:value="31.524797" calcext:value-type="float">
            <text:p>31.524797</text:p>
          </table:table-cell>
          <table:table-cell office:value-type="float" office:value="32.35964" calcext:value-type="float">
            <text:p>32.35964</text:p>
          </table:table-cell>
          <table:table-cell office:value-type="float" office:value="30.670052" calcext:value-type="float">
            <text:p>30.670052</text:p>
          </table:table-cell>
          <table:table-cell office:value-type="float" office:value="30.009347" calcext:value-type="float">
            <text:p>30.009347</text:p>
          </table:table-cell>
          <table:table-cell office:value-type="float" office:value="29.679988" calcext:value-type="float">
            <text:p>29.679988</text:p>
          </table:table-cell>
          <table:table-cell office:value-type="float" office:value="28.748465" calcext:value-type="float">
            <text:p>28.748465</text:p>
          </table:table-cell>
          <table:table-cell office:value-type="float" office:value="28.974822" calcext:value-type="float">
            <text:p>28.974822</text:p>
          </table:table-cell>
          <table:table-cell office:value-type="float" office:value="29.431765" calcext:value-type="float">
            <text:p>29.431765</text:p>
          </table:table-cell>
          <table:table-cell office:value-type="float" office:value="29.484753" calcext:value-type="float">
            <text:p>29.484753</text:p>
          </table:table-cell>
          <table:table-cell office:value-type="float" office:value="35.623061" calcext:value-type="float">
            <text:p>35.623061</text:p>
          </table:table-cell>
          <table:table-cell office:value-type="float" office:value="31.086924" calcext:value-type="float">
            <text:p>31.086924</text:p>
          </table:table-cell>
          <table:table-cell office:value-type="float" office:value="27.637975" calcext:value-type="float">
            <text:p>27.637975</text:p>
          </table:table-cell>
          <table:table-cell office:value-type="float" office:value="28.015395" calcext:value-type="float">
            <text:p>28.015395</text:p>
          </table:table-cell>
          <table:table-cell office:value-type="float" office:value="29.399075" calcext:value-type="float">
            <text:p>29.399075</text:p>
          </table:table-cell>
          <table:table-cell office:value-type="float" office:value="29.149344" calcext:value-type="float">
            <text:p>29.149344</text:p>
          </table:table-cell>
          <table:table-cell office:value-type="float" office:value="29.642634" calcext:value-type="float">
            <text:p>29.642634</text:p>
          </table:table-cell>
          <table:table-cell office:value-type="float" office:value="28.992192" calcext:value-type="float">
            <text:p>28.992192</text:p>
          </table:table-cell>
          <table:table-cell office:value-type="float" office:value="32.782507" calcext:value-type="float">
            <text:p>32.782507</text:p>
          </table:table-cell>
          <table:table-cell office:value-type="float" office:value="35.258683" calcext:value-type="float">
            <text:p>35.258683</text:p>
          </table:table-cell>
          <table:table-cell office:value-type="float" office:value="38.363434" calcext:value-type="float">
            <text:p>38.363434</text:p>
          </table:table-cell>
        </table:table-row>
        <table:table-row table:style-name="ro2">
          <table:table-cell office:value-type="float" office:value="900000" calcext:value-type="float">
            <text:p>900000</text:p>
          </table:table-cell>
          <table:table-cell office:value-type="float" office:value="168.898383" calcext:value-type="float">
            <text:p>168.898383</text:p>
          </table:table-cell>
          <table:table-cell office:value-type="float" office:value="100.35825" calcext:value-type="float">
            <text:p>100.35825</text:p>
          </table:table-cell>
          <table:table-cell office:value-type="float" office:value="74.30584" calcext:value-type="float">
            <text:p>74.30584</text:p>
          </table:table-cell>
          <table:table-cell office:value-type="float" office:value="57.97632" calcext:value-type="float">
            <text:p>57.97632</text:p>
          </table:table-cell>
          <table:table-cell office:value-type="float" office:value="51.231873" calcext:value-type="float">
            <text:p>51.231873</text:p>
          </table:table-cell>
          <table:table-cell office:value-type="float" office:value="47.263877" calcext:value-type="float">
            <text:p>47.263877</text:p>
          </table:table-cell>
          <table:table-cell office:value-type="float" office:value="39.977019" calcext:value-type="float">
            <text:p>39.977019</text:p>
          </table:table-cell>
          <table:table-cell office:value-type="float" office:value="38.571219" calcext:value-type="float">
            <text:p>38.571219</text:p>
          </table:table-cell>
          <table:table-cell office:value-type="float" office:value="42.15006" calcext:value-type="float">
            <text:p>42.15006</text:p>
          </table:table-cell>
          <table:table-cell office:value-type="float" office:value="40.104324" calcext:value-type="float">
            <text:p>40.104324</text:p>
          </table:table-cell>
          <table:table-cell office:value-type="float" office:value="36.96523" calcext:value-type="float">
            <text:p>36.96523</text:p>
          </table:table-cell>
          <table:table-cell office:value-type="float" office:value="34.677209" calcext:value-type="float">
            <text:p>34.677209</text:p>
          </table:table-cell>
          <table:table-cell office:value-type="float" office:value="33.137337" calcext:value-type="float">
            <text:p>33.137337</text:p>
          </table:table-cell>
          <table:table-cell office:value-type="float" office:value="34.114569" calcext:value-type="float">
            <text:p>34.114569</text:p>
          </table:table-cell>
          <table:table-cell office:value-type="float" office:value="31.204559" calcext:value-type="float">
            <text:p>31.204559</text:p>
          </table:table-cell>
          <table:table-cell office:value-type="float" office:value="35.823348" calcext:value-type="float">
            <text:p>35.823348</text:p>
          </table:table-cell>
          <table:table-cell office:value-type="float" office:value="32.651196" calcext:value-type="float">
            <text:p>32.651196</text:p>
          </table:table-cell>
          <table:table-cell office:value-type="float" office:value="32.231629" calcext:value-type="float">
            <text:p>32.231629</text:p>
          </table:table-cell>
          <table:table-cell office:value-type="float" office:value="30.647084" calcext:value-type="float">
            <text:p>30.647084</text:p>
          </table:table-cell>
          <table:table-cell office:value-type="float" office:value="31.134652" calcext:value-type="float">
            <text:p>31.134652</text:p>
          </table:table-cell>
          <table:table-cell office:value-type="float" office:value="30.875457" calcext:value-type="float">
            <text:p>30.875457</text:p>
          </table:table-cell>
          <table:table-cell office:value-type="float" office:value="30.739078" calcext:value-type="float">
            <text:p>30.739078</text:p>
          </table:table-cell>
          <table:table-cell office:value-type="float" office:value="30.550538" calcext:value-type="float">
            <text:p>30.550538</text:p>
          </table:table-cell>
          <table:table-cell office:value-type="float" office:value="31.759738" calcext:value-type="float">
            <text:p>31.759738</text:p>
          </table:table-cell>
          <table:table-cell office:value-type="float" office:value="31.323729" calcext:value-type="float">
            <text:p>31.323729</text:p>
          </table:table-cell>
          <table:table-cell office:value-type="float" office:value="38.708575" calcext:value-type="float">
            <text:p>38.708575</text:p>
          </table:table-cell>
          <table:table-cell office:value-type="float" office:value="36.7637" calcext:value-type="float">
            <text:p>36.7637</text:p>
          </table:table-cell>
          <table:table-cell office:value-type="float" office:value="46.12715" calcext:value-type="float">
            <text:p>46.12715</text:p>
          </table:table-cell>
          <table:table-cell office:value-type="float" office:value="36.176647" calcext:value-type="float">
            <text:p>36.176647</text:p>
          </table:table-cell>
          <table:table-cell office:value-type="float" office:value="41.094448" calcext:value-type="float">
            <text:p>41.094448</text:p>
          </table:table-cell>
          <table:table-cell office:value-type="float" office:value="38.155489" calcext:value-type="float">
            <text:p>38.155489</text:p>
          </table:table-cell>
          <table:table-cell office:value-type="float" office:value="34.707182" calcext:value-type="float">
            <text:p>34.707182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189.565327" calcext:value-type="float">
            <text:p>189.565327</text:p>
          </table:table-cell>
          <table:table-cell office:value-type="float" office:value="115.421304" calcext:value-type="float">
            <text:p>115.421304</text:p>
          </table:table-cell>
          <table:table-cell office:value-type="float" office:value="84.478289" calcext:value-type="float">
            <text:p>84.478289</text:p>
          </table:table-cell>
          <table:table-cell office:value-type="float" office:value="64.623757" calcext:value-type="float">
            <text:p>64.623757</text:p>
          </table:table-cell>
          <table:table-cell office:value-type="float" office:value="57.320617" calcext:value-type="float">
            <text:p>57.320617</text:p>
          </table:table-cell>
          <table:table-cell office:value-type="float" office:value="50.083595" calcext:value-type="float">
            <text:p>50.083595</text:p>
          </table:table-cell>
          <table:table-cell office:value-type="float" office:value="46.447088" calcext:value-type="float">
            <text:p>46.447088</text:p>
          </table:table-cell>
          <table:table-cell office:value-type="float" office:value="44.227873" calcext:value-type="float">
            <text:p>44.227873</text:p>
          </table:table-cell>
          <table:table-cell office:value-type="float" office:value="43.2995" calcext:value-type="float">
            <text:p>43.2995</text:p>
          </table:table-cell>
          <table:table-cell office:value-type="float" office:value="39.321046" calcext:value-type="float">
            <text:p>39.321046</text:p>
          </table:table-cell>
          <table:table-cell office:value-type="float" office:value="40.728091" calcext:value-type="float">
            <text:p>40.728091</text:p>
          </table:table-cell>
          <table:table-cell office:value-type="float" office:value="38.614789" calcext:value-type="float">
            <text:p>38.614789</text:p>
          </table:table-cell>
          <table:table-cell office:value-type="float" office:value="41.184042" calcext:value-type="float">
            <text:p>41.184042</text:p>
          </table:table-cell>
          <table:table-cell office:value-type="float" office:value="35.499017" calcext:value-type="float">
            <text:p>35.499017</text:p>
          </table:table-cell>
          <table:table-cell office:value-type="float" office:value="34.983001" calcext:value-type="float">
            <text:p>34.983001</text:p>
          </table:table-cell>
          <table:table-cell office:value-type="float" office:value="34.263935" calcext:value-type="float">
            <text:p>34.263935</text:p>
          </table:table-cell>
          <table:table-cell office:value-type="float" office:value="35.552795" calcext:value-type="float">
            <text:p>35.552795</text:p>
          </table:table-cell>
          <table:table-cell office:value-type="float" office:value="36.487966" calcext:value-type="float">
            <text:p>36.487966</text:p>
          </table:table-cell>
          <table:table-cell office:value-type="float" office:value="36.161389" calcext:value-type="float">
            <text:p>36.161389</text:p>
          </table:table-cell>
          <table:table-cell office:value-type="float" office:value="44.626223" calcext:value-type="float">
            <text:p>44.626223</text:p>
          </table:table-cell>
          <table:table-cell office:value-type="float" office:value="35.535473" calcext:value-type="float">
            <text:p>35.535473</text:p>
          </table:table-cell>
          <table:table-cell office:value-type="float" office:value="35.221067" calcext:value-type="float">
            <text:p>35.221067</text:p>
          </table:table-cell>
          <table:table-cell office:value-type="float" office:value="39.537105" calcext:value-type="float">
            <text:p>39.537105</text:p>
          </table:table-cell>
          <table:table-cell office:value-type="float" office:value="34.686302" calcext:value-type="float">
            <text:p>34.686302</text:p>
          </table:table-cell>
          <table:table-cell office:value-type="float" office:value="33.025371" calcext:value-type="float">
            <text:p>33.025371</text:p>
          </table:table-cell>
          <table:table-cell office:value-type="float" office:value="35.474344" calcext:value-type="float">
            <text:p>35.474344</text:p>
          </table:table-cell>
          <table:table-cell office:value-type="float" office:value="45.897329" calcext:value-type="float">
            <text:p>45.897329</text:p>
          </table:table-cell>
          <table:table-cell office:value-type="float" office:value="41.943538" calcext:value-type="float">
            <text:p>41.943538</text:p>
          </table:table-cell>
          <table:table-cell office:value-type="float" office:value="41.468213" calcext:value-type="float">
            <text:p>41.468213</text:p>
          </table:table-cell>
          <table:table-cell office:value-type="float" office:value="44.183715" calcext:value-type="float">
            <text:p>44.183715</text:p>
          </table:table-cell>
          <table:table-cell office:value-type="float" office:value="50.864329" calcext:value-type="float">
            <text:p>50.864329</text:p>
          </table:table-cell>
          <table:table-cell office:value-type="float" office:value="43.790334" calcext:value-type="float">
            <text:p>43.790334</text:p>
          </table:table-cell>
        </table:table-row>
        <table:table-row table:style-name="ro2">
          <table:table-cell office:value-type="float" office:value="1100000" calcext:value-type="float">
            <text:p>1100000</text:p>
          </table:table-cell>
          <table:table-cell office:value-type="float" office:value="209.815315" calcext:value-type="float">
            <text:p>209.815315</text:p>
          </table:table-cell>
          <table:table-cell office:value-type="float" office:value="124.412891" calcext:value-type="float">
            <text:p>124.412891</text:p>
          </table:table-cell>
          <table:table-cell office:value-type="float" office:value="88.879518" calcext:value-type="float">
            <text:p>88.879518</text:p>
          </table:table-cell>
          <table:table-cell office:value-type="float" office:value="73.08563" calcext:value-type="float">
            <text:p>73.08563</text:p>
          </table:table-cell>
          <table:table-cell office:value-type="float" office:value="61.622959" calcext:value-type="float">
            <text:p>61.622959</text:p>
          </table:table-cell>
          <table:table-cell office:value-type="float" office:value="58.369721" calcext:value-type="float">
            <text:p>58.369721</text:p>
          </table:table-cell>
          <table:table-cell office:value-type="float" office:value="51.129282" calcext:value-type="float">
            <text:p>51.129282</text:p>
          </table:table-cell>
          <table:table-cell office:value-type="float" office:value="48.12392" calcext:value-type="float">
            <text:p>48.12392</text:p>
          </table:table-cell>
          <table:table-cell office:value-type="float" office:value="47.307746" calcext:value-type="float">
            <text:p>47.307746</text:p>
          </table:table-cell>
          <table:table-cell office:value-type="float" office:value="47.753073" calcext:value-type="float">
            <text:p>47.753073</text:p>
          </table:table-cell>
          <table:table-cell office:value-type="float" office:value="42.460023" calcext:value-type="float">
            <text:p>42.460023</text:p>
          </table:table-cell>
          <table:table-cell office:value-type="float" office:value="43.907285" calcext:value-type="float">
            <text:p>43.907285</text:p>
          </table:table-cell>
          <table:table-cell office:value-type="float" office:value="37.649159" calcext:value-type="float">
            <text:p>37.649159</text:p>
          </table:table-cell>
          <table:table-cell office:value-type="float" office:value="37.328995" calcext:value-type="float">
            <text:p>37.328995</text:p>
          </table:table-cell>
          <table:table-cell office:value-type="float" office:value="40.71576" calcext:value-type="float">
            <text:p>40.71576</text:p>
          </table:table-cell>
          <table:table-cell office:value-type="float" office:value="43.084343" calcext:value-type="float">
            <text:p>43.084343</text:p>
          </table:table-cell>
          <table:table-cell office:value-type="float" office:value="38.164556" calcext:value-type="float">
            <text:p>38.164556</text:p>
          </table:table-cell>
          <table:table-cell office:value-type="float" office:value="37.705649" calcext:value-type="float">
            <text:p>37.705649</text:p>
          </table:table-cell>
          <table:table-cell office:value-type="float" office:value="39.228554" calcext:value-type="float">
            <text:p>39.228554</text:p>
          </table:table-cell>
          <table:table-cell office:value-type="float" office:value="38.394988" calcext:value-type="float">
            <text:p>38.394988</text:p>
          </table:table-cell>
          <table:table-cell office:value-type="float" office:value="45.458655" calcext:value-type="float">
            <text:p>45.458655</text:p>
          </table:table-cell>
          <table:table-cell office:value-type="float" office:value="37.679936" calcext:value-type="float">
            <text:p>37.679936</text:p>
          </table:table-cell>
          <table:table-cell office:value-type="float" office:value="36.36939" calcext:value-type="float">
            <text:p>36.36939</text:p>
          </table:table-cell>
          <table:table-cell office:value-type="float" office:value="37.105766" calcext:value-type="float">
            <text:p>37.105766</text:p>
          </table:table-cell>
          <table:table-cell office:value-type="float" office:value="38.406808" calcext:value-type="float">
            <text:p>38.406808</text:p>
          </table:table-cell>
          <table:table-cell office:value-type="float" office:value="42.078208" calcext:value-type="float">
            <text:p>42.078208</text:p>
          </table:table-cell>
          <table:table-cell office:value-type="float" office:value="42.548581" calcext:value-type="float">
            <text:p>42.548581</text:p>
          </table:table-cell>
          <table:table-cell office:value-type="float" office:value="35.250127" calcext:value-type="float">
            <text:p>35.250127</text:p>
          </table:table-cell>
          <table:table-cell office:value-type="float" office:value="36.060263" calcext:value-type="float">
            <text:p>36.060263</text:p>
          </table:table-cell>
          <table:table-cell office:value-type="float" office:value="37.505526" calcext:value-type="float">
            <text:p>37.505526</text:p>
          </table:table-cell>
          <table:table-cell office:value-type="float" office:value="48.023504" calcext:value-type="float">
            <text:p>48.023504</text:p>
          </table:table-cell>
          <table:table-cell office:value-type="float" office:value="37.251379" calcext:value-type="float">
            <text:p>37.251379</text:p>
          </table:table-cell>
        </table:table-row>
        <table:table-row table:style-name="ro2">
          <table:table-cell office:value-type="float" office:value="1200000" calcext:value-type="float">
            <text:p>1200000</text:p>
          </table:table-cell>
          <table:table-cell office:value-type="float" office:value="236.972059" calcext:value-type="float">
            <text:p>236.972059</text:p>
          </table:table-cell>
          <table:table-cell office:value-type="float" office:value="139.13366" calcext:value-type="float">
            <text:p>139.13366</text:p>
          </table:table-cell>
          <table:table-cell office:value-type="float" office:value="99.216587" calcext:value-type="float">
            <text:p>99.216587</text:p>
          </table:table-cell>
          <table:table-cell office:value-type="float" office:value="78.322958" calcext:value-type="float">
            <text:p>78.322958</text:p>
          </table:table-cell>
          <table:table-cell office:value-type="float" office:value="67.492168" calcext:value-type="float">
            <text:p>67.492168</text:p>
          </table:table-cell>
          <table:table-cell office:value-type="float" office:value="58.226411" calcext:value-type="float">
            <text:p>58.226411</text:p>
          </table:table-cell>
          <table:table-cell office:value-type="float" office:value="57.001683" calcext:value-type="float">
            <text:p>57.001683</text:p>
          </table:table-cell>
          <table:table-cell office:value-type="float" office:value="52.882329" calcext:value-type="float">
            <text:p>52.882329</text:p>
          </table:table-cell>
          <table:table-cell office:value-type="float" office:value="47.634769" calcext:value-type="float">
            <text:p>47.634769</text:p>
          </table:table-cell>
          <table:table-cell office:value-type="float" office:value="46.626852" calcext:value-type="float">
            <text:p>46.626852</text:p>
          </table:table-cell>
          <table:table-cell office:value-type="float" office:value="50.693811" calcext:value-type="float">
            <text:p>50.693811</text:p>
          </table:table-cell>
          <table:table-cell office:value-type="float" office:value="47.383039" calcext:value-type="float">
            <text:p>47.383039</text:p>
          </table:table-cell>
          <table:table-cell office:value-type="float" office:value="46.284996" calcext:value-type="float">
            <text:p>46.284996</text:p>
          </table:table-cell>
          <table:table-cell office:value-type="float" office:value="46.159265" calcext:value-type="float">
            <text:p>46.159265</text:p>
          </table:table-cell>
          <table:table-cell office:value-type="float" office:value="43.58398" calcext:value-type="float">
            <text:p>43.58398</text:p>
          </table:table-cell>
          <table:table-cell office:value-type="float" office:value="40.470804" calcext:value-type="float">
            <text:p>40.470804</text:p>
          </table:table-cell>
          <table:table-cell office:value-type="float" office:value="42.675094" calcext:value-type="float">
            <text:p>42.675094</text:p>
          </table:table-cell>
          <table:table-cell office:value-type="float" office:value="41.642257" calcext:value-type="float">
            <text:p>41.642257</text:p>
          </table:table-cell>
          <table:table-cell office:value-type="float" office:value="41.093511" calcext:value-type="float">
            <text:p>41.093511</text:p>
          </table:table-cell>
          <table:table-cell office:value-type="float" office:value="42.257363" calcext:value-type="float">
            <text:p>42.257363</text:p>
          </table:table-cell>
          <table:table-cell office:value-type="float" office:value="39.343792" calcext:value-type="float">
            <text:p>39.343792</text:p>
          </table:table-cell>
          <table:table-cell office:value-type="float" office:value="38.27809" calcext:value-type="float">
            <text:p>38.27809</text:p>
          </table:table-cell>
          <table:table-cell office:value-type="float" office:value="39.766482" calcext:value-type="float">
            <text:p>39.766482</text:p>
          </table:table-cell>
          <table:table-cell office:value-type="float" office:value="45.50776" calcext:value-type="float">
            <text:p>45.50776</text:p>
          </table:table-cell>
          <table:table-cell office:value-type="float" office:value="40.327351" calcext:value-type="float">
            <text:p>40.327351</text:p>
          </table:table-cell>
          <table:table-cell office:value-type="float" office:value="54.694332" calcext:value-type="float">
            <text:p>54.694332</text:p>
          </table:table-cell>
          <table:table-cell office:value-type="float" office:value="39.27917" calcext:value-type="float">
            <text:p>39.27917</text:p>
          </table:table-cell>
          <table:table-cell office:value-type="float" office:value="39.111208" calcext:value-type="float">
            <text:p>39.111208</text:p>
          </table:table-cell>
          <table:table-cell office:value-type="float" office:value="38.616633" calcext:value-type="float">
            <text:p>38.616633</text:p>
          </table:table-cell>
          <table:table-cell office:value-type="float" office:value="37.580736" calcext:value-type="float">
            <text:p>37.580736</text:p>
          </table:table-cell>
          <table:table-cell office:value-type="float" office:value="47.569079" calcext:value-type="float">
            <text:p>47.569079</text:p>
          </table:table-cell>
          <table:table-cell office:value-type="float" office:value="56.694804" calcext:value-type="float">
            <text:p>56.694804</text:p>
          </table:table-cell>
        </table:table-row>
        <table:table-row table:style-name="ro2">
          <table:table-cell office:value-type="float" office:value="1300000" calcext:value-type="float">
            <text:p>1300000</text:p>
          </table:table-cell>
          <table:table-cell office:value-type="float" office:value="257.920745" calcext:value-type="float">
            <text:p>257.920745</text:p>
          </table:table-cell>
          <table:table-cell office:value-type="float" office:value="147.081838" calcext:value-type="float">
            <text:p>147.081838</text:p>
          </table:table-cell>
          <table:table-cell office:value-type="float" office:value="105.342761" calcext:value-type="float">
            <text:p>105.342761</text:p>
          </table:table-cell>
          <table:table-cell office:value-type="float" office:value="86.341519" calcext:value-type="float">
            <text:p>86.341519</text:p>
          </table:table-cell>
          <table:table-cell office:value-type="float" office:value="74.541241" calcext:value-type="float">
            <text:p>74.541241</text:p>
          </table:table-cell>
          <table:table-cell office:value-type="float" office:value="66.144104" calcext:value-type="float">
            <text:p>66.144104</text:p>
          </table:table-cell>
          <table:table-cell office:value-type="float" office:value="57.471123" calcext:value-type="float">
            <text:p>57.471123</text:p>
          </table:table-cell>
          <table:table-cell office:value-type="float" office:value="54.564502" calcext:value-type="float">
            <text:p>54.564502</text:p>
          </table:table-cell>
          <table:table-cell office:value-type="float" office:value="57.624248" calcext:value-type="float">
            <text:p>57.624248</text:p>
          </table:table-cell>
          <table:table-cell office:value-type="float" office:value="49.533887" calcext:value-type="float">
            <text:p>49.533887</text:p>
          </table:table-cell>
          <table:table-cell office:value-type="float" office:value="53.302481" calcext:value-type="float">
            <text:p>53.302481</text:p>
          </table:table-cell>
          <table:table-cell office:value-type="float" office:value="57.769927" calcext:value-type="float">
            <text:p>57.769927</text:p>
          </table:table-cell>
          <table:table-cell office:value-type="float" office:value="49.050839" calcext:value-type="float">
            <text:p>49.050839</text:p>
          </table:table-cell>
          <table:table-cell office:value-type="float" office:value="47.445476" calcext:value-type="float">
            <text:p>47.445476</text:p>
          </table:table-cell>
          <table:table-cell office:value-type="float" office:value="52.697665" calcext:value-type="float">
            <text:p>52.697665</text:p>
          </table:table-cell>
          <table:table-cell office:value-type="float" office:value="45.015365" calcext:value-type="float">
            <text:p>45.015365</text:p>
          </table:table-cell>
          <table:table-cell office:value-type="float" office:value="46.613476" calcext:value-type="float">
            <text:p>46.613476</text:p>
          </table:table-cell>
          <table:table-cell office:value-type="float" office:value="44.478751" calcext:value-type="float">
            <text:p>44.478751</text:p>
          </table:table-cell>
          <table:table-cell office:value-type="float" office:value="62.83016" calcext:value-type="float">
            <text:p>62.83016</text:p>
          </table:table-cell>
          <table:table-cell office:value-type="float" office:value="41.758704" calcext:value-type="float">
            <text:p>41.758704</text:p>
          </table:table-cell>
          <table:table-cell office:value-type="float" office:value="44.369164" calcext:value-type="float">
            <text:p>44.369164</text:p>
          </table:table-cell>
          <table:table-cell office:value-type="float" office:value="42.718669" calcext:value-type="float">
            <text:p>42.718669</text:p>
          </table:table-cell>
          <table:table-cell office:value-type="float" office:value="41.615673" calcext:value-type="float">
            <text:p>41.615673</text:p>
          </table:table-cell>
          <table:table-cell office:value-type="float" office:value="48.7622" calcext:value-type="float">
            <text:p>48.7622</text:p>
          </table:table-cell>
          <table:table-cell office:value-type="float" office:value="44.146232" calcext:value-type="float">
            <text:p>44.146232</text:p>
          </table:table-cell>
          <table:table-cell office:value-type="float" office:value="40.847596" calcext:value-type="float">
            <text:p>40.847596</text:p>
          </table:table-cell>
          <table:table-cell office:value-type="float" office:value="40.832929" calcext:value-type="float">
            <text:p>40.832929</text:p>
          </table:table-cell>
          <table:table-cell office:value-type="float" office:value="42.854508" calcext:value-type="float">
            <text:p>42.854508</text:p>
          </table:table-cell>
          <table:table-cell office:value-type="float" office:value="52.914995" calcext:value-type="float">
            <text:p>52.914995</text:p>
          </table:table-cell>
          <table:table-cell office:value-type="float" office:value="43.872424" calcext:value-type="float">
            <text:p>43.872424</text:p>
          </table:table-cell>
          <table:table-cell office:value-type="float" office:value="44.264147" calcext:value-type="float">
            <text:p>44.264147</text:p>
          </table:table-cell>
          <table:table-cell office:value-type="float" office:value="46.753456" calcext:value-type="float">
            <text:p>46.753456</text:p>
          </table:table-cell>
        </table:table-row>
        <table:table-row table:style-name="ro2">
          <table:table-cell office:value-type="float" office:value="1400000" calcext:value-type="float">
            <text:p>1400000</text:p>
          </table:table-cell>
          <table:table-cell office:value-type="float" office:value="271.219689" calcext:value-type="float">
            <text:p>271.219689</text:p>
          </table:table-cell>
          <table:table-cell office:value-type="float" office:value="160.54678" calcext:value-type="float">
            <text:p>160.54678</text:p>
          </table:table-cell>
          <table:table-cell office:value-type="float" office:value="114.914855" calcext:value-type="float">
            <text:p>114.914855</text:p>
          </table:table-cell>
          <table:table-cell office:value-type="float" office:value="91.50759" calcext:value-type="float">
            <text:p>91.50759</text:p>
          </table:table-cell>
          <table:table-cell office:value-type="float" office:value="79.206347" calcext:value-type="float">
            <text:p>79.206347</text:p>
          </table:table-cell>
          <table:table-cell office:value-type="float" office:value="68.846106" calcext:value-type="float">
            <text:p>68.846106</text:p>
          </table:table-cell>
          <table:table-cell office:value-type="float" office:value="65.096679" calcext:value-type="float">
            <text:p>65.096679</text:p>
          </table:table-cell>
          <table:table-cell office:value-type="float" office:value="57.288514" calcext:value-type="float">
            <text:p>57.288514</text:p>
          </table:table-cell>
          <table:table-cell office:value-type="float" office:value="58.858354" calcext:value-type="float">
            <text:p>58.858354</text:p>
          </table:table-cell>
          <table:table-cell office:value-type="float" office:value="50.881033" calcext:value-type="float">
            <text:p>50.881033</text:p>
          </table:table-cell>
          <table:table-cell office:value-type="float" office:value="52.527688" calcext:value-type="float">
            <text:p>52.527688</text:p>
          </table:table-cell>
          <table:table-cell office:value-type="float" office:value="58.873128" calcext:value-type="float">
            <text:p>58.873128</text:p>
          </table:table-cell>
          <table:table-cell office:value-type="float" office:value="55.030556" calcext:value-type="float">
            <text:p>55.030556</text:p>
          </table:table-cell>
          <table:table-cell office:value-type="float" office:value="50.675269" calcext:value-type="float">
            <text:p>50.675269</text:p>
          </table:table-cell>
          <table:table-cell office:value-type="float" office:value="45.609212" calcext:value-type="float">
            <text:p>45.609212</text:p>
          </table:table-cell>
          <table:table-cell office:value-type="float" office:value="45.57978" calcext:value-type="float">
            <text:p>45.57978</text:p>
          </table:table-cell>
          <table:table-cell office:value-type="float" office:value="48.313307" calcext:value-type="float">
            <text:p>48.313307</text:p>
          </table:table-cell>
          <table:table-cell office:value-type="float" office:value="47.602261" calcext:value-type="float">
            <text:p>47.602261</text:p>
          </table:table-cell>
          <table:table-cell office:value-type="float" office:value="48.019468" calcext:value-type="float">
            <text:p>48.019468</text:p>
          </table:table-cell>
          <table:table-cell office:value-type="float" office:value="51.953016" calcext:value-type="float">
            <text:p>51.953016</text:p>
          </table:table-cell>
          <table:table-cell office:value-type="float" office:value="45.854452" calcext:value-type="float">
            <text:p>45.854452</text:p>
          </table:table-cell>
          <table:table-cell office:value-type="float" office:value="46.949478" calcext:value-type="float">
            <text:p>46.949478</text:p>
          </table:table-cell>
          <table:table-cell office:value-type="float" office:value="60.42679" calcext:value-type="float">
            <text:p>60.42679</text:p>
          </table:table-cell>
          <table:table-cell office:value-type="float" office:value="44.719909" calcext:value-type="float">
            <text:p>44.719909</text:p>
          </table:table-cell>
          <table:table-cell office:value-type="float" office:value="44.080013" calcext:value-type="float">
            <text:p>44.080013</text:p>
          </table:table-cell>
          <table:table-cell office:value-type="float" office:value="42.692304" calcext:value-type="float">
            <text:p>42.692304</text:p>
          </table:table-cell>
          <table:table-cell office:value-type="float" office:value="47.009116" calcext:value-type="float">
            <text:p>47.009116</text:p>
          </table:table-cell>
          <table:table-cell office:value-type="float" office:value="43.489586" calcext:value-type="float">
            <text:p>43.489586</text:p>
          </table:table-cell>
          <table:table-cell office:value-type="float" office:value="48.718562" calcext:value-type="float">
            <text:p>48.718562</text:p>
          </table:table-cell>
          <table:table-cell office:value-type="float" office:value="51.697816" calcext:value-type="float">
            <text:p>51.697816</text:p>
          </table:table-cell>
          <table:table-cell office:value-type="float" office:value="52.711369" calcext:value-type="float">
            <text:p>52.711369</text:p>
          </table:table-cell>
          <table:table-cell office:value-type="float" office:value="47.226778" calcext:value-type="float">
            <text:p>47.226778</text:p>
          </table:table-cell>
        </table:table-row>
        <table:table-row table:style-name="ro2">
          <table:table-cell office:value-type="float" office:value="1500000" calcext:value-type="float">
            <text:p>1500000</text:p>
          </table:table-cell>
          <table:table-cell office:value-type="float" office:value="294.026942" calcext:value-type="float">
            <text:p>294.026942</text:p>
          </table:table-cell>
          <table:table-cell office:value-type="float" office:value="169.82514" calcext:value-type="float">
            <text:p>169.82514</text:p>
          </table:table-cell>
          <table:table-cell office:value-type="float" office:value="122.326883" calcext:value-type="float">
            <text:p>122.326883</text:p>
          </table:table-cell>
          <table:table-cell office:value-type="float" office:value="100.219783" calcext:value-type="float">
            <text:p>100.219783</text:p>
          </table:table-cell>
          <table:table-cell office:value-type="float" office:value="84.773364" calcext:value-type="float">
            <text:p>84.773364</text:p>
          </table:table-cell>
          <table:table-cell office:value-type="float" office:value="74.095061" calcext:value-type="float">
            <text:p>74.095061</text:p>
          </table:table-cell>
          <table:table-cell office:value-type="float" office:value="67.933019" calcext:value-type="float">
            <text:p>67.933019</text:p>
          </table:table-cell>
          <table:table-cell office:value-type="float" office:value="70.814397" calcext:value-type="float">
            <text:p>70.814397</text:p>
          </table:table-cell>
          <table:table-cell office:value-type="float" office:value="61.388887" calcext:value-type="float">
            <text:p>61.388887</text:p>
          </table:table-cell>
          <table:table-cell office:value-type="float" office:value="58.221077" calcext:value-type="float">
            <text:p>58.221077</text:p>
          </table:table-cell>
          <table:table-cell office:value-type="float" office:value="56.162883" calcext:value-type="float">
            <text:p>56.162883</text:p>
          </table:table-cell>
          <table:table-cell office:value-type="float" office:value="51.42745" calcext:value-type="float">
            <text:p>51.42745</text:p>
          </table:table-cell>
          <table:table-cell office:value-type="float" office:value="53.923141" calcext:value-type="float">
            <text:p>53.923141</text:p>
          </table:table-cell>
          <table:table-cell office:value-type="float" office:value="55.019679" calcext:value-type="float">
            <text:p>55.019679</text:p>
          </table:table-cell>
          <table:table-cell office:value-type="float" office:value="49.369023" calcext:value-type="float">
            <text:p>49.369023</text:p>
          </table:table-cell>
          <table:table-cell office:value-type="float" office:value="47.715466" calcext:value-type="float">
            <text:p>47.715466</text:p>
          </table:table-cell>
          <table:table-cell office:value-type="float" office:value="50.577925" calcext:value-type="float">
            <text:p>50.577925</text:p>
          </table:table-cell>
          <table:table-cell office:value-type="float" office:value="55.969388" calcext:value-type="float">
            <text:p>55.969388</text:p>
          </table:table-cell>
          <table:table-cell office:value-type="float" office:value="48.093975" calcext:value-type="float">
            <text:p>48.093975</text:p>
          </table:table-cell>
          <table:table-cell office:value-type="float" office:value="56.143095" calcext:value-type="float">
            <text:p>56.143095</text:p>
          </table:table-cell>
          <table:table-cell office:value-type="float" office:value="52.652161" calcext:value-type="float">
            <text:p>52.652161</text:p>
          </table:table-cell>
          <table:table-cell office:value-type="float" office:value="47.807269" calcext:value-type="float">
            <text:p>47.807269</text:p>
          </table:table-cell>
          <table:table-cell office:value-type="float" office:value="52.97526" calcext:value-type="float">
            <text:p>52.97526</text:p>
          </table:table-cell>
          <table:table-cell office:value-type="float" office:value="47.679788" calcext:value-type="float">
            <text:p>47.679788</text:p>
          </table:table-cell>
          <table:table-cell office:value-type="float" office:value="53.765569" calcext:value-type="float">
            <text:p>53.765569</text:p>
          </table:table-cell>
          <table:table-cell office:value-type="float" office:value="56.042241" calcext:value-type="float">
            <text:p>56.042241</text:p>
          </table:table-cell>
          <table:table-cell office:value-type="float" office:value="51.987534" calcext:value-type="float">
            <text:p>51.987534</text:p>
          </table:table-cell>
          <table:table-cell office:value-type="float" office:value="51.81082" calcext:value-type="float">
            <text:p>51.81082</text:p>
          </table:table-cell>
          <table:table-cell office:value-type="float" office:value="61.954226" calcext:value-type="float">
            <text:p>61.954226</text:p>
          </table:table-cell>
          <table:table-cell office:value-type="float" office:value="51.681932" calcext:value-type="float">
            <text:p>51.681932</text:p>
          </table:table-cell>
          <table:table-cell office:value-type="float" office:value="58.3246" calcext:value-type="float">
            <text:p>58.3246</text:p>
          </table:table-cell>
          <table:table-cell office:value-type="float" office:value="51.638054" calcext:value-type="float">
            <text:p>51.638054</text:p>
          </table:table-cell>
        </table:table-row>
        <table:table-row table:style-name="ro2">
          <table:table-cell office:value-type="float" office:value="1600000" calcext:value-type="float">
            <text:p>1600000</text:p>
          </table:table-cell>
          <table:table-cell office:value-type="float" office:value="305.026192" calcext:value-type="float">
            <text:p>305.026192</text:p>
          </table:table-cell>
          <table:table-cell office:value-type="float" office:value="181.105968" calcext:value-type="float">
            <text:p>181.105968</text:p>
          </table:table-cell>
          <table:table-cell office:value-type="float" office:value="129.2527" calcext:value-type="float">
            <text:p>129.2527</text:p>
          </table:table-cell>
          <table:table-cell office:value-type="float" office:value="103.595024" calcext:value-type="float">
            <text:p>103.595024</text:p>
          </table:table-cell>
          <table:table-cell office:value-type="float" office:value="90.065432" calcext:value-type="float">
            <text:p>90.065432</text:p>
          </table:table-cell>
          <table:table-cell office:value-type="float" office:value="83.340051" calcext:value-type="float">
            <text:p>83.340051</text:p>
          </table:table-cell>
          <table:table-cell office:value-type="float" office:value="70.623955" calcext:value-type="float">
            <text:p>70.623955</text:p>
          </table:table-cell>
          <table:table-cell office:value-type="float" office:value="68.457024" calcext:value-type="float">
            <text:p>68.457024</text:p>
          </table:table-cell>
          <table:table-cell office:value-type="float" office:value="65.962079" calcext:value-type="float">
            <text:p>65.962079</text:p>
          </table:table-cell>
          <table:table-cell office:value-type="float" office:value="63.737547" calcext:value-type="float">
            <text:p>63.737547</text:p>
          </table:table-cell>
          <table:table-cell office:value-type="float" office:value="56.262378" calcext:value-type="float">
            <text:p>56.262378</text:p>
          </table:table-cell>
          <table:table-cell office:value-type="float" office:value="55.111039" calcext:value-type="float">
            <text:p>55.111039</text:p>
          </table:table-cell>
          <table:table-cell office:value-type="float" office:value="58.266082" calcext:value-type="float">
            <text:p>58.266082</text:p>
          </table:table-cell>
          <table:table-cell office:value-type="float" office:value="60.384386" calcext:value-type="float">
            <text:p>60.384386</text:p>
          </table:table-cell>
          <table:table-cell office:value-type="float" office:value="56.854293" calcext:value-type="float">
            <text:p>56.854293</text:p>
          </table:table-cell>
          <table:table-cell office:value-type="float" office:value="50.839372" calcext:value-type="float">
            <text:p>50.839372</text:p>
          </table:table-cell>
          <table:table-cell office:value-type="float" office:value="54.619213" calcext:value-type="float">
            <text:p>54.619213</text:p>
          </table:table-cell>
          <table:table-cell office:value-type="float" office:value="52.437045" calcext:value-type="float">
            <text:p>52.437045</text:p>
          </table:table-cell>
          <table:table-cell office:value-type="float" office:value="52.33706" calcext:value-type="float">
            <text:p>52.33706</text:p>
          </table:table-cell>
          <table:table-cell office:value-type="float" office:value="54.441069" calcext:value-type="float">
            <text:p>54.441069</text:p>
          </table:table-cell>
          <table:table-cell office:value-type="float" office:value="51.577374" calcext:value-type="float">
            <text:p>51.577374</text:p>
          </table:table-cell>
          <table:table-cell office:value-type="float" office:value="51.067363" calcext:value-type="float">
            <text:p>51.067363</text:p>
          </table:table-cell>
          <table:table-cell office:value-type="float" office:value="51.065992" calcext:value-type="float">
            <text:p>51.065992</text:p>
          </table:table-cell>
          <table:table-cell office:value-type="float" office:value="49.279721" calcext:value-type="float">
            <text:p>49.279721</text:p>
          </table:table-cell>
          <table:table-cell office:value-type="float" office:value="49.370406" calcext:value-type="float">
            <text:p>49.370406</text:p>
          </table:table-cell>
          <table:table-cell office:value-type="float" office:value="50.130935" calcext:value-type="float">
            <text:p>50.130935</text:p>
          </table:table-cell>
          <table:table-cell office:value-type="float" office:value="48.43412" calcext:value-type="float">
            <text:p>48.43412</text:p>
          </table:table-cell>
          <table:table-cell office:value-type="float" office:value="55.114408" calcext:value-type="float">
            <text:p>55.114408</text:p>
          </table:table-cell>
          <table:table-cell office:value-type="float" office:value="62.046495" calcext:value-type="float">
            <text:p>62.046495</text:p>
          </table:table-cell>
          <table:table-cell office:value-type="float" office:value="47.64215" calcext:value-type="float">
            <text:p>47.64215</text:p>
          </table:table-cell>
          <table:table-cell office:value-type="float" office:value="58.127965" calcext:value-type="float">
            <text:p>58.127965</text:p>
          </table:table-cell>
          <table:table-cell office:value-type="float" office:value="77.225806" calcext:value-type="float">
            <text:p>77.225806</text:p>
          </table:table-cell>
        </table:table-row>
        <table:table-row table:style-name="ro2">
          <table:table-cell office:value-type="float" office:value="1700000" calcext:value-type="float">
            <text:p>1700000</text:p>
          </table:table-cell>
          <table:table-cell office:value-type="float" office:value="324.852575" calcext:value-type="float">
            <text:p>324.852575</text:p>
          </table:table-cell>
          <table:table-cell office:value-type="float" office:value="195.526862" calcext:value-type="float">
            <text:p>195.526862</text:p>
          </table:table-cell>
          <table:table-cell office:value-type="float" office:value="136.142136" calcext:value-type="float">
            <text:p>136.142136</text:p>
          </table:table-cell>
          <table:table-cell office:value-type="float" office:value="115.218231" calcext:value-type="float">
            <text:p>115.218231</text:p>
          </table:table-cell>
          <table:table-cell office:value-type="float" office:value="92.469523" calcext:value-type="float">
            <text:p>92.469523</text:p>
          </table:table-cell>
          <table:table-cell office:value-type="float" office:value="82.004758" calcext:value-type="float">
            <text:p>82.004758</text:p>
          </table:table-cell>
          <table:table-cell office:value-type="float" office:value="79.367613" calcext:value-type="float">
            <text:p>79.367613</text:p>
          </table:table-cell>
          <table:table-cell office:value-type="float" office:value="70.245414" calcext:value-type="float">
            <text:p>70.245414</text:p>
          </table:table-cell>
          <table:table-cell office:value-type="float" office:value="73.694073" calcext:value-type="float">
            <text:p>73.694073</text:p>
          </table:table-cell>
          <table:table-cell office:value-type="float" office:value="66.134322" calcext:value-type="float">
            <text:p>66.134322</text:p>
          </table:table-cell>
          <table:table-cell office:value-type="float" office:value="62.13749" calcext:value-type="float">
            <text:p>62.13749</text:p>
          </table:table-cell>
          <table:table-cell office:value-type="float" office:value="61.649677" calcext:value-type="float">
            <text:p>61.649677</text:p>
          </table:table-cell>
          <table:table-cell office:value-type="float" office:value="58.58208" calcext:value-type="float">
            <text:p>58.58208</text:p>
          </table:table-cell>
          <table:table-cell office:value-type="float" office:value="55.405637" calcext:value-type="float">
            <text:p>55.405637</text:p>
          </table:table-cell>
          <table:table-cell office:value-type="float" office:value="62.025851" calcext:value-type="float">
            <text:p>62.025851</text:p>
          </table:table-cell>
          <table:table-cell office:value-type="float" office:value="58.618512" calcext:value-type="float">
            <text:p>58.618512</text:p>
          </table:table-cell>
          <table:table-cell office:value-type="float" office:value="54.199666" calcext:value-type="float">
            <text:p>54.199666</text:p>
          </table:table-cell>
          <table:table-cell office:value-type="float" office:value="55.008162" calcext:value-type="float">
            <text:p>55.008162</text:p>
          </table:table-cell>
          <table:table-cell office:value-type="float" office:value="55.349399" calcext:value-type="float">
            <text:p>55.349399</text:p>
          </table:table-cell>
          <table:table-cell office:value-type="float" office:value="49.312785" calcext:value-type="float">
            <text:p>49.312785</text:p>
          </table:table-cell>
          <table:table-cell office:value-type="float" office:value="52.968811" calcext:value-type="float">
            <text:p>52.968811</text:p>
          </table:table-cell>
          <table:table-cell office:value-type="float" office:value="56.700395" calcext:value-type="float">
            <text:p>56.700395</text:p>
          </table:table-cell>
          <table:table-cell office:value-type="float" office:value="53.472428" calcext:value-type="float">
            <text:p>53.472428</text:p>
          </table:table-cell>
          <table:table-cell office:value-type="float" office:value="52.057241" calcext:value-type="float">
            <text:p>52.057241</text:p>
          </table:table-cell>
          <table:table-cell office:value-type="float" office:value="58.302308" calcext:value-type="float">
            <text:p>58.302308</text:p>
          </table:table-cell>
          <table:table-cell office:value-type="float" office:value="54.518749" calcext:value-type="float">
            <text:p>54.518749</text:p>
          </table:table-cell>
          <table:table-cell office:value-type="float" office:value="53.766774" calcext:value-type="float">
            <text:p>53.766774</text:p>
          </table:table-cell>
          <table:table-cell office:value-type="float" office:value="57.2695" calcext:value-type="float">
            <text:p>57.2695</text:p>
          </table:table-cell>
          <table:table-cell office:value-type="float" office:value="48.478518" calcext:value-type="float">
            <text:p>48.478518</text:p>
          </table:table-cell>
          <table:table-cell office:value-type="float" office:value="63.448637" calcext:value-type="float">
            <text:p>63.448637</text:p>
          </table:table-cell>
          <table:table-cell office:value-type="float" office:value="68.812581" calcext:value-type="float">
            <text:p>68.812581</text:p>
          </table:table-cell>
          <table:table-cell office:value-type="float" office:value="54.449519" calcext:value-type="float">
            <text:p>54.449519</text:p>
          </table:table-cell>
        </table:table-row>
        <table:table-row table:style-name="ro2">
          <table:table-cell office:value-type="float" office:value="1800000" calcext:value-type="float">
            <text:p>1800000</text:p>
          </table:table-cell>
          <table:table-cell office:value-type="float" office:value="358.664349" calcext:value-type="float">
            <text:p>358.664349</text:p>
          </table:table-cell>
          <table:table-cell office:value-type="float" office:value="203.480699" calcext:value-type="float">
            <text:p>203.480699</text:p>
          </table:table-cell>
          <table:table-cell office:value-type="float" office:value="161.823812" calcext:value-type="float">
            <text:p>161.823812</text:p>
          </table:table-cell>
          <table:table-cell office:value-type="float" office:value="115.475686" calcext:value-type="float">
            <text:p>115.475686</text:p>
          </table:table-cell>
          <table:table-cell office:value-type="float" office:value="101.797544" calcext:value-type="float">
            <text:p>101.797544</text:p>
          </table:table-cell>
          <table:table-cell office:value-type="float" office:value="87.512024" calcext:value-type="float">
            <text:p>87.512024</text:p>
          </table:table-cell>
          <table:table-cell office:value-type="float" office:value="82.310829" calcext:value-type="float">
            <text:p>82.310829</text:p>
          </table:table-cell>
          <table:table-cell office:value-type="float" office:value="74.398204" calcext:value-type="float">
            <text:p>74.398204</text:p>
          </table:table-cell>
          <table:table-cell office:value-type="float" office:value="74.888598" calcext:value-type="float">
            <text:p>74.888598</text:p>
          </table:table-cell>
          <table:table-cell office:value-type="float" office:value="67.382672" calcext:value-type="float">
            <text:p>67.382672</text:p>
          </table:table-cell>
          <table:table-cell office:value-type="float" office:value="65.246854" calcext:value-type="float">
            <text:p>65.246854</text:p>
          </table:table-cell>
          <table:table-cell office:value-type="float" office:value="67.380423" calcext:value-type="float">
            <text:p>67.380423</text:p>
          </table:table-cell>
          <table:table-cell office:value-type="float" office:value="61.715026" calcext:value-type="float">
            <text:p>61.715026</text:p>
          </table:table-cell>
          <table:table-cell office:value-type="float" office:value="65.515142" calcext:value-type="float">
            <text:p>65.515142</text:p>
          </table:table-cell>
          <table:table-cell office:value-type="float" office:value="62.19535" calcext:value-type="float">
            <text:p>62.19535</text:p>
          </table:table-cell>
          <table:table-cell office:value-type="float" office:value="69.090206" calcext:value-type="float">
            <text:p>69.090206</text:p>
          </table:table-cell>
          <table:table-cell office:value-type="float" office:value="55.159365" calcext:value-type="float">
            <text:p>55.159365</text:p>
          </table:table-cell>
          <table:table-cell office:value-type="float" office:value="55.196556" calcext:value-type="float">
            <text:p>55.196556</text:p>
          </table:table-cell>
          <table:table-cell office:value-type="float" office:value="55.184208" calcext:value-type="float">
            <text:p>55.184208</text:p>
          </table:table-cell>
          <table:table-cell office:value-type="float" office:value="56.330067" calcext:value-type="float">
            <text:p>56.330067</text:p>
          </table:table-cell>
          <table:table-cell office:value-type="float" office:value="54.697755" calcext:value-type="float">
            <text:p>54.697755</text:p>
          </table:table-cell>
          <table:table-cell office:value-type="float" office:value="52.609857" calcext:value-type="float">
            <text:p>52.609857</text:p>
          </table:table-cell>
          <table:table-cell office:value-type="float" office:value="59.562551" calcext:value-type="float">
            <text:p>59.562551</text:p>
          </table:table-cell>
          <table:table-cell office:value-type="float" office:value="65.264838" calcext:value-type="float">
            <text:p>65.264838</text:p>
          </table:table-cell>
          <table:table-cell office:value-type="float" office:value="53.469947" calcext:value-type="float">
            <text:p>53.469947</text:p>
          </table:table-cell>
          <table:table-cell office:value-type="float" office:value="57.211841" calcext:value-type="float">
            <text:p>57.211841</text:p>
          </table:table-cell>
          <table:table-cell office:value-type="float" office:value="54.280256" calcext:value-type="float">
            <text:p>54.280256</text:p>
          </table:table-cell>
          <table:table-cell office:value-type="float" office:value="53.261173" calcext:value-type="float">
            <text:p>53.261173</text:p>
          </table:table-cell>
          <table:table-cell office:value-type="float" office:value="55.876569" calcext:value-type="float">
            <text:p>55.876569</text:p>
          </table:table-cell>
          <table:table-cell office:value-type="float" office:value="69.60621" calcext:value-type="float">
            <text:p>69.60621</text:p>
          </table:table-cell>
          <table:table-cell office:value-type="float" office:value="62.890614" calcext:value-type="float">
            <text:p>62.890614</text:p>
          </table:table-cell>
          <table:table-cell office:value-type="float" office:value="53.422636" calcext:value-type="float">
            <text:p>53.422636</text:p>
          </table:table-cell>
        </table:table-row>
        <table:table-row table:style-name="ro2">
          <table:table-cell office:value-type="float" office:value="1900000" calcext:value-type="float">
            <text:p>1900000</text:p>
          </table:table-cell>
          <table:table-cell office:value-type="float" office:value="368.529453" calcext:value-type="float">
            <text:p>368.529453</text:p>
          </table:table-cell>
          <table:table-cell office:value-type="float" office:value="231.689432" calcext:value-type="float">
            <text:p>231.689432</text:p>
          </table:table-cell>
          <table:table-cell office:value-type="float" office:value="155.397532" calcext:value-type="float">
            <text:p>155.397532</text:p>
          </table:table-cell>
          <table:table-cell office:value-type="float" office:value="126.496755" calcext:value-type="float">
            <text:p>126.496755</text:p>
          </table:table-cell>
          <table:table-cell office:value-type="float" office:value="105.337755" calcext:value-type="float">
            <text:p>105.337755</text:p>
          </table:table-cell>
          <table:table-cell office:value-type="float" office:value="94.564495" calcext:value-type="float">
            <text:p>94.564495</text:p>
          </table:table-cell>
          <table:table-cell office:value-type="float" office:value="84.255076" calcext:value-type="float">
            <text:p>84.255076</text:p>
          </table:table-cell>
          <table:table-cell office:value-type="float" office:value="76.489743" calcext:value-type="float">
            <text:p>76.489743</text:p>
          </table:table-cell>
          <table:table-cell office:value-type="float" office:value="84.25498" calcext:value-type="float">
            <text:p>84.25498</text:p>
          </table:table-cell>
          <table:table-cell office:value-type="float" office:value="70.293434" calcext:value-type="float">
            <text:p>70.293434</text:p>
          </table:table-cell>
          <table:table-cell office:value-type="float" office:value="73.310486" calcext:value-type="float">
            <text:p>73.310486</text:p>
          </table:table-cell>
          <table:table-cell office:value-type="float" office:value="68.654081" calcext:value-type="float">
            <text:p>68.654081</text:p>
          </table:table-cell>
          <table:table-cell office:value-type="float" office:value="63.894438" calcext:value-type="float">
            <text:p>63.894438</text:p>
          </table:table-cell>
          <table:table-cell office:value-type="float" office:value="69.221205" calcext:value-type="float">
            <text:p>69.221205</text:p>
          </table:table-cell>
          <table:table-cell office:value-type="float" office:value="56.567204" calcext:value-type="float">
            <text:p>56.567204</text:p>
          </table:table-cell>
          <table:table-cell office:value-type="float" office:value="65.901221" calcext:value-type="float">
            <text:p>65.901221</text:p>
          </table:table-cell>
          <table:table-cell office:value-type="float" office:value="63.103889" calcext:value-type="float">
            <text:p>63.103889</text:p>
          </table:table-cell>
          <table:table-cell office:value-type="float" office:value="59.291113" calcext:value-type="float">
            <text:p>59.291113</text:p>
          </table:table-cell>
          <table:table-cell office:value-type="float" office:value="58.661428" calcext:value-type="float">
            <text:p>58.661428</text:p>
          </table:table-cell>
          <table:table-cell office:value-type="float" office:value="56.303243" calcext:value-type="float">
            <text:p>56.303243</text:p>
          </table:table-cell>
          <table:table-cell office:value-type="float" office:value="59.650138" calcext:value-type="float">
            <text:p>59.650138</text:p>
          </table:table-cell>
          <table:table-cell office:value-type="float" office:value="58.708144" calcext:value-type="float">
            <text:p>58.708144</text:p>
          </table:table-cell>
          <table:table-cell office:value-type="float" office:value="57.021372" calcext:value-type="float">
            <text:p>57.021372</text:p>
          </table:table-cell>
          <table:table-cell office:value-type="float" office:value="60.590885" calcext:value-type="float">
            <text:p>60.590885</text:p>
          </table:table-cell>
          <table:table-cell office:value-type="float" office:value="56.388173" calcext:value-type="float">
            <text:p>56.388173</text:p>
          </table:table-cell>
          <table:table-cell office:value-type="float" office:value="57.787656" calcext:value-type="float">
            <text:p>57.787656</text:p>
          </table:table-cell>
          <table:table-cell office:value-type="float" office:value="55.809352" calcext:value-type="float">
            <text:p>55.809352</text:p>
          </table:table-cell>
          <table:table-cell office:value-type="float" office:value="70.647893" calcext:value-type="float">
            <text:p>70.647893</text:p>
          </table:table-cell>
          <table:table-cell office:value-type="float" office:value="66.5793" calcext:value-type="float">
            <text:p>66.5793</text:p>
          </table:table-cell>
          <table:table-cell office:value-type="float" office:value="64.276218" calcext:value-type="float">
            <text:p>64.276218</text:p>
          </table:table-cell>
          <table:table-cell office:value-type="float" office:value="72.037384" calcext:value-type="float">
            <text:p>72.037384</text:p>
          </table:table-cell>
          <table:table-cell office:value-type="float" office:value="65.585207" calcext:value-type="float">
            <text:p>65.585207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389.408601" calcext:value-type="float">
            <text:p>389.408601</text:p>
          </table:table-cell>
          <table:table-cell office:value-type="float" office:value="228.720902" calcext:value-type="float">
            <text:p>228.720902</text:p>
          </table:table-cell>
          <table:table-cell office:value-type="float" office:value="174.501697" calcext:value-type="float">
            <text:p>174.501697</text:p>
          </table:table-cell>
          <table:table-cell office:value-type="float" office:value="129.495675" calcext:value-type="float">
            <text:p>129.495675</text:p>
          </table:table-cell>
          <table:table-cell office:value-type="float" office:value="111.867356" calcext:value-type="float">
            <text:p>111.867356</text:p>
          </table:table-cell>
          <table:table-cell office:value-type="float" office:value="99.504865" calcext:value-type="float">
            <text:p>99.504865</text:p>
          </table:table-cell>
          <table:table-cell office:value-type="float" office:value="89.731174" calcext:value-type="float">
            <text:p>89.731174</text:p>
          </table:table-cell>
          <table:table-cell office:value-type="float" office:value="80.339109" calcext:value-type="float">
            <text:p>80.339109</text:p>
          </table:table-cell>
          <table:table-cell office:value-type="float" office:value="78.575797" calcext:value-type="float">
            <text:p>78.575797</text:p>
          </table:table-cell>
          <table:table-cell office:value-type="float" office:value="73.108592" calcext:value-type="float">
            <text:p>73.108592</text:p>
          </table:table-cell>
          <table:table-cell office:value-type="float" office:value="72.880109" calcext:value-type="float">
            <text:p>72.880109</text:p>
          </table:table-cell>
          <table:table-cell office:value-type="float" office:value="77.27788" calcext:value-type="float">
            <text:p>77.27788</text:p>
          </table:table-cell>
          <table:table-cell office:value-type="float" office:value="67.598512" calcext:value-type="float">
            <text:p>67.598512</text:p>
          </table:table-cell>
          <table:table-cell office:value-type="float" office:value="77.079206" calcext:value-type="float">
            <text:p>77.079206</text:p>
          </table:table-cell>
          <table:table-cell office:value-type="float" office:value="68.093718" calcext:value-type="float">
            <text:p>68.093718</text:p>
          </table:table-cell>
          <table:table-cell office:value-type="float" office:value="62.142621" calcext:value-type="float">
            <text:p>62.142621</text:p>
          </table:table-cell>
          <table:table-cell office:value-type="float" office:value="71.599382" calcext:value-type="float">
            <text:p>71.599382</text:p>
          </table:table-cell>
          <table:table-cell office:value-type="float" office:value="65.069577" calcext:value-type="float">
            <text:p>65.069577</text:p>
          </table:table-cell>
          <table:table-cell office:value-type="float" office:value="64.021005" calcext:value-type="float">
            <text:p>64.021005</text:p>
          </table:table-cell>
          <table:table-cell office:value-type="float" office:value="67.387307" calcext:value-type="float">
            <text:p>67.387307</text:p>
          </table:table-cell>
          <table:table-cell office:value-type="float" office:value="61.238083" calcext:value-type="float">
            <text:p>61.238083</text:p>
          </table:table-cell>
          <table:table-cell office:value-type="float" office:value="65.930778" calcext:value-type="float">
            <text:p>65.930778</text:p>
          </table:table-cell>
          <table:table-cell office:value-type="float" office:value="62.149892" calcext:value-type="float">
            <text:p>62.149892</text:p>
          </table:table-cell>
          <table:table-cell office:value-type="float" office:value="59.262676" calcext:value-type="float">
            <text:p>59.262676</text:p>
          </table:table-cell>
          <table:table-cell office:value-type="float" office:value="63.498642" calcext:value-type="float">
            <text:p>63.498642</text:p>
          </table:table-cell>
          <table:table-cell office:value-type="float" office:value="56.684515" calcext:value-type="float">
            <text:p>56.684515</text:p>
          </table:table-cell>
          <table:table-cell office:value-type="float" office:value="62.564193" calcext:value-type="float">
            <text:p>62.564193</text:p>
          </table:table-cell>
          <table:table-cell office:value-type="float" office:value="66.193674" calcext:value-type="float">
            <text:p>66.193674</text:p>
          </table:table-cell>
          <table:table-cell office:value-type="float" office:value="62.834557" calcext:value-type="float">
            <text:p>62.834557</text:p>
          </table:table-cell>
          <table:table-cell office:value-type="float" office:value="64.233833" calcext:value-type="float">
            <text:p>64.233833</text:p>
          </table:table-cell>
          <table:table-cell office:value-type="float" office:value="79.169133" calcext:value-type="float">
            <text:p>79.169133</text:p>
          </table:table-cell>
          <table:table-cell office:value-type="float" office:value="64.737844" calcext:value-type="float">
            <text:p>64.737844</text:p>
          </table:table-cell>
        </table:table-row>
        <table:table-row table:style-name="ro2">
          <table:table-cell office:value-type="float" office:value="2100000" calcext:value-type="float">
            <text:p>2100000</text:p>
          </table:table-cell>
          <table:table-cell office:value-type="float" office:value="406.646885" calcext:value-type="float">
            <text:p>406.646885</text:p>
          </table:table-cell>
          <table:table-cell office:value-type="float" office:value="243.768257" calcext:value-type="float">
            <text:p>243.768257</text:p>
          </table:table-cell>
          <table:table-cell office:value-type="float" office:value="173.354838" calcext:value-type="float">
            <text:p>173.354838</text:p>
          </table:table-cell>
          <table:table-cell office:value-type="float" office:value="131.499528" calcext:value-type="float">
            <text:p>131.499528</text:p>
          </table:table-cell>
          <table:table-cell office:value-type="float" office:value="116.192435" calcext:value-type="float">
            <text:p>116.192435</text:p>
          </table:table-cell>
          <table:table-cell office:value-type="float" office:value="100.938136" calcext:value-type="float">
            <text:p>100.938136</text:p>
          </table:table-cell>
          <table:table-cell office:value-type="float" office:value="92.802694" calcext:value-type="float">
            <text:p>92.802694</text:p>
          </table:table-cell>
          <table:table-cell office:value-type="float" office:value="84.995939" calcext:value-type="float">
            <text:p>84.995939</text:p>
          </table:table-cell>
          <table:table-cell office:value-type="float" office:value="86.202559" calcext:value-type="float">
            <text:p>86.202559</text:p>
          </table:table-cell>
          <table:table-cell office:value-type="float" office:value="77.167413" calcext:value-type="float">
            <text:p>77.167413</text:p>
          </table:table-cell>
          <table:table-cell office:value-type="float" office:value="75.129217" calcext:value-type="float">
            <text:p>75.129217</text:p>
          </table:table-cell>
          <table:table-cell office:value-type="float" office:value="79.747372" calcext:value-type="float">
            <text:p>79.747372</text:p>
          </table:table-cell>
          <table:table-cell office:value-type="float" office:value="69.851841" calcext:value-type="float">
            <text:p>69.851841</text:p>
          </table:table-cell>
          <table:table-cell office:value-type="float" office:value="70.087115" calcext:value-type="float">
            <text:p>70.087115</text:p>
          </table:table-cell>
          <table:table-cell office:value-type="float" office:value="67.993636" calcext:value-type="float">
            <text:p>67.993636</text:p>
          </table:table-cell>
          <table:table-cell office:value-type="float" office:value="65.198519" calcext:value-type="float">
            <text:p>65.198519</text:p>
          </table:table-cell>
          <table:table-cell office:value-type="float" office:value="64.07128" calcext:value-type="float">
            <text:p>64.07128</text:p>
          </table:table-cell>
          <table:table-cell office:value-type="float" office:value="64.243574" calcext:value-type="float">
            <text:p>64.243574</text:p>
          </table:table-cell>
          <table:table-cell office:value-type="float" office:value="65.41793" calcext:value-type="float">
            <text:p>65.41793</text:p>
          </table:table-cell>
          <table:table-cell office:value-type="float" office:value="63.661517" calcext:value-type="float">
            <text:p>63.661517</text:p>
          </table:table-cell>
          <table:table-cell office:value-type="float" office:value="67.447824" calcext:value-type="float">
            <text:p>67.447824</text:p>
          </table:table-cell>
          <table:table-cell office:value-type="float" office:value="62.237109" calcext:value-type="float">
            <text:p>62.237109</text:p>
          </table:table-cell>
          <table:table-cell office:value-type="float" office:value="69.025729" calcext:value-type="float">
            <text:p>69.025729</text:p>
          </table:table-cell>
          <table:table-cell office:value-type="float" office:value="61.899657" calcext:value-type="float">
            <text:p>61.899657</text:p>
          </table:table-cell>
          <table:table-cell office:value-type="float" office:value="80.83927" calcext:value-type="float">
            <text:p>80.83927</text:p>
          </table:table-cell>
          <table:table-cell office:value-type="float" office:value="62.638073" calcext:value-type="float">
            <text:p>62.638073</text:p>
          </table:table-cell>
          <table:table-cell office:value-type="float" office:value="64.625979" calcext:value-type="float">
            <text:p>64.625979</text:p>
          </table:table-cell>
          <table:table-cell office:value-type="float" office:value="65.33227" calcext:value-type="float">
            <text:p>65.33227</text:p>
          </table:table-cell>
          <table:table-cell office:value-type="float" office:value="64.910492" calcext:value-type="float">
            <text:p>64.910492</text:p>
          </table:table-cell>
          <table:table-cell office:value-type="float" office:value="71.94301" calcext:value-type="float">
            <text:p>71.94301</text:p>
          </table:table-cell>
          <table:table-cell office:value-type="float" office:value="60.713261" calcext:value-type="float">
            <text:p>60.713261</text:p>
          </table:table-cell>
          <table:table-cell office:value-type="float" office:value="91.773849" calcext:value-type="float">
            <text:p>91.773849</text:p>
          </table:table-cell>
        </table:table-row>
        <table:table-row table:style-name="ro2">
          <table:table-cell office:value-type="float" office:value="2200000" calcext:value-type="float">
            <text:p>2200000</text:p>
          </table:table-cell>
          <table:table-cell office:value-type="float" office:value="429.565829" calcext:value-type="float">
            <text:p>429.565829</text:p>
          </table:table-cell>
          <table:table-cell office:value-type="float" office:value="255.106797" calcext:value-type="float">
            <text:p>255.106797</text:p>
          </table:table-cell>
          <table:table-cell office:value-type="float" office:value="177.918395" calcext:value-type="float">
            <text:p>177.918395</text:p>
          </table:table-cell>
          <table:table-cell office:value-type="float" office:value="144.186196" calcext:value-type="float">
            <text:p>144.186196</text:p>
          </table:table-cell>
          <table:table-cell office:value-type="float" office:value="121.961816" calcext:value-type="float">
            <text:p>121.961816</text:p>
          </table:table-cell>
          <table:table-cell office:value-type="float" office:value="111.176839" calcext:value-type="float">
            <text:p>111.176839</text:p>
          </table:table-cell>
          <table:table-cell office:value-type="float" office:value="102.554735" calcext:value-type="float">
            <text:p>102.554735</text:p>
          </table:table-cell>
          <table:table-cell office:value-type="float" office:value="91.928485" calcext:value-type="float">
            <text:p>91.928485</text:p>
          </table:table-cell>
          <table:table-cell office:value-type="float" office:value="93.067778" calcext:value-type="float">
            <text:p>93.067778</text:p>
          </table:table-cell>
          <table:table-cell office:value-type="float" office:value="84.148358" calcext:value-type="float">
            <text:p>84.148358</text:p>
          </table:table-cell>
          <table:table-cell office:value-type="float" office:value="80.106646" calcext:value-type="float">
            <text:p>80.106646</text:p>
          </table:table-cell>
          <table:table-cell office:value-type="float" office:value="81.674716" calcext:value-type="float">
            <text:p>81.674716</text:p>
          </table:table-cell>
          <table:table-cell office:value-type="float" office:value="77.789493" calcext:value-type="float">
            <text:p>77.789493</text:p>
          </table:table-cell>
          <table:table-cell office:value-type="float" office:value="71.267296" calcext:value-type="float">
            <text:p>71.267296</text:p>
          </table:table-cell>
          <table:table-cell office:value-type="float" office:value="75.880204" calcext:value-type="float">
            <text:p>75.880204</text:p>
          </table:table-cell>
          <table:table-cell office:value-type="float" office:value="70.830595" calcext:value-type="float">
            <text:p>70.830595</text:p>
          </table:table-cell>
          <table:table-cell office:value-type="float" office:value="73.056599" calcext:value-type="float">
            <text:p>73.056599</text:p>
          </table:table-cell>
          <table:table-cell office:value-type="float" office:value="71.123418" calcext:value-type="float">
            <text:p>71.123418</text:p>
          </table:table-cell>
          <table:table-cell office:value-type="float" office:value="69.474367" calcext:value-type="float">
            <text:p>69.474367</text:p>
          </table:table-cell>
          <table:table-cell office:value-type="float" office:value="67.011141" calcext:value-type="float">
            <text:p>67.011141</text:p>
          </table:table-cell>
          <table:table-cell office:value-type="float" office:value="71.251164" calcext:value-type="float">
            <text:p>71.251164</text:p>
          </table:table-cell>
          <table:table-cell office:value-type="float" office:value="68.453692" calcext:value-type="float">
            <text:p>68.453692</text:p>
          </table:table-cell>
          <table:table-cell office:value-type="float" office:value="67.210465" calcext:value-type="float">
            <text:p>67.210465</text:p>
          </table:table-cell>
          <table:table-cell office:value-type="float" office:value="67.200392" calcext:value-type="float">
            <text:p>67.200392</text:p>
          </table:table-cell>
          <table:table-cell office:value-type="float" office:value="64.629821" calcext:value-type="float">
            <text:p>64.629821</text:p>
          </table:table-cell>
          <table:table-cell office:value-type="float" office:value="63.368265" calcext:value-type="float">
            <text:p>63.368265</text:p>
          </table:table-cell>
          <table:table-cell office:value-type="float" office:value="63.805643" calcext:value-type="float">
            <text:p>63.805643</text:p>
          </table:table-cell>
          <table:table-cell office:value-type="float" office:value="72.185664" calcext:value-type="float">
            <text:p>72.185664</text:p>
          </table:table-cell>
          <table:table-cell office:value-type="float" office:value="75.020617" calcext:value-type="float">
            <text:p>75.020617</text:p>
          </table:table-cell>
          <table:table-cell office:value-type="float" office:value="64.410947" calcext:value-type="float">
            <text:p>64.410947</text:p>
          </table:table-cell>
          <table:table-cell office:value-type="float" office:value="65.474092" calcext:value-type="float">
            <text:p>65.474092</text:p>
          </table:table-cell>
          <table:table-cell office:value-type="float" office:value="74.872261" calcext:value-type="float">
            <text:p>74.872261</text:p>
          </table:table-cell>
        </table:table-row>
        <table:table-row table:style-name="ro2">
          <table:table-cell office:value-type="float" office:value="2300000" calcext:value-type="float">
            <text:p>2300000</text:p>
          </table:table-cell>
          <table:table-cell office:value-type="float" office:value="447.978262" calcext:value-type="float">
            <text:p>447.978262</text:p>
          </table:table-cell>
          <table:table-cell office:value-type="float" office:value="266.105235" calcext:value-type="float">
            <text:p>266.105235</text:p>
          </table:table-cell>
          <table:table-cell office:value-type="float" office:value="194.818503" calcext:value-type="float">
            <text:p>194.818503</text:p>
          </table:table-cell>
          <table:table-cell office:value-type="float" office:value="152.598267" calcext:value-type="float">
            <text:p>152.598267</text:p>
          </table:table-cell>
          <table:table-cell office:value-type="float" office:value="129.135564" calcext:value-type="float">
            <text:p>129.135564</text:p>
          </table:table-cell>
          <table:table-cell office:value-type="float" office:value="114.367884" calcext:value-type="float">
            <text:p>114.367884</text:p>
          </table:table-cell>
          <table:table-cell office:value-type="float" office:value="99.889569" calcext:value-type="float">
            <text:p>99.889569</text:p>
          </table:table-cell>
          <table:table-cell office:value-type="float" office:value="93.948747" calcext:value-type="float">
            <text:p>93.948747</text:p>
          </table:table-cell>
          <table:table-cell office:value-type="float" office:value="88.311155" calcext:value-type="float">
            <text:p>88.311155</text:p>
          </table:table-cell>
          <table:table-cell office:value-type="float" office:value="82.572271" calcext:value-type="float">
            <text:p>82.572271</text:p>
          </table:table-cell>
          <table:table-cell office:value-type="float" office:value="81.343413" calcext:value-type="float">
            <text:p>81.343413</text:p>
          </table:table-cell>
          <table:table-cell office:value-type="float" office:value="85.552214" calcext:value-type="float">
            <text:p>85.552214</text:p>
          </table:table-cell>
          <table:table-cell office:value-type="float" office:value="74.811942" calcext:value-type="float">
            <text:p>74.811942</text:p>
          </table:table-cell>
          <table:table-cell office:value-type="float" office:value="75.63744" calcext:value-type="float">
            <text:p>75.63744</text:p>
          </table:table-cell>
          <table:table-cell office:value-type="float" office:value="76.401383" calcext:value-type="float">
            <text:p>76.401383</text:p>
          </table:table-cell>
          <table:table-cell office:value-type="float" office:value="77.51514" calcext:value-type="float">
            <text:p>77.51514</text:p>
          </table:table-cell>
          <table:table-cell office:value-type="float" office:value="77.272065" calcext:value-type="float">
            <text:p>77.272065</text:p>
          </table:table-cell>
          <table:table-cell office:value-type="float" office:value="76.092063" calcext:value-type="float">
            <text:p>76.092063</text:p>
          </table:table-cell>
          <table:table-cell office:value-type="float" office:value="71.285702" calcext:value-type="float">
            <text:p>71.285702</text:p>
          </table:table-cell>
          <table:table-cell office:value-type="float" office:value="71.736101" calcext:value-type="float">
            <text:p>71.736101</text:p>
          </table:table-cell>
          <table:table-cell office:value-type="float" office:value="66.703511" calcext:value-type="float">
            <text:p>66.703511</text:p>
          </table:table-cell>
          <table:table-cell office:value-type="float" office:value="68.200406" calcext:value-type="float">
            <text:p>68.200406</text:p>
          </table:table-cell>
          <table:table-cell office:value-type="float" office:value="74.448856" calcext:value-type="float">
            <text:p>74.448856</text:p>
          </table:table-cell>
          <table:table-cell office:value-type="float" office:value="68.88056" calcext:value-type="float">
            <text:p>68.88056</text:p>
          </table:table-cell>
          <table:table-cell office:value-type="float" office:value="69.399966" calcext:value-type="float">
            <text:p>69.399966</text:p>
          </table:table-cell>
          <table:table-cell office:value-type="float" office:value="66.270118" calcext:value-type="float">
            <text:p>66.270118</text:p>
          </table:table-cell>
          <table:table-cell office:value-type="float" office:value="66.845878" calcext:value-type="float">
            <text:p>66.845878</text:p>
          </table:table-cell>
          <table:table-cell office:value-type="float" office:value="68.386723" calcext:value-type="float">
            <text:p>68.386723</text:p>
          </table:table-cell>
          <table:table-cell office:value-type="float" office:value="75.391693" calcext:value-type="float">
            <text:p>75.391693</text:p>
          </table:table-cell>
          <table:table-cell office:value-type="float" office:value="68.372857" calcext:value-type="float">
            <text:p>68.372857</text:p>
          </table:table-cell>
          <table:table-cell office:value-type="float" office:value="89.886708" calcext:value-type="float">
            <text:p>89.886708</text:p>
          </table:table-cell>
          <table:table-cell office:value-type="float" office:value="85.855239" calcext:value-type="float">
            <text:p>85.855239</text:p>
          </table:table-cell>
        </table:table-row>
        <table:table-row table:style-name="ro2">
          <table:table-cell office:value-type="float" office:value="2400000" calcext:value-type="float">
            <text:p>2400000</text:p>
          </table:table-cell>
          <table:table-cell office:value-type="float" office:value="469.115613" calcext:value-type="float">
            <text:p>469.115613</text:p>
          </table:table-cell>
          <table:table-cell office:value-type="float" office:value="297.991039" calcext:value-type="float">
            <text:p>297.991039</text:p>
          </table:table-cell>
          <table:table-cell office:value-type="float" office:value="209.673252" calcext:value-type="float">
            <text:p>209.673252</text:p>
          </table:table-cell>
          <table:table-cell office:value-type="float" office:value="155.823306" calcext:value-type="float">
            <text:p>155.823306</text:p>
          </table:table-cell>
          <table:table-cell office:value-type="float" office:value="134.932017" calcext:value-type="float">
            <text:p>134.932017</text:p>
          </table:table-cell>
          <table:table-cell office:value-type="float" office:value="120.129501" calcext:value-type="float">
            <text:p>120.129501</text:p>
          </table:table-cell>
          <table:table-cell office:value-type="float" office:value="107.669075" calcext:value-type="float">
            <text:p>107.669075</text:p>
          </table:table-cell>
          <table:table-cell office:value-type="float" office:value="99.25551" calcext:value-type="float">
            <text:p>99.25551</text:p>
          </table:table-cell>
          <table:table-cell office:value-type="float" office:value="93.117477" calcext:value-type="float">
            <text:p>93.117477</text:p>
          </table:table-cell>
          <table:table-cell office:value-type="float" office:value="94.478249" calcext:value-type="float">
            <text:p>94.478249</text:p>
          </table:table-cell>
          <table:table-cell office:value-type="float" office:value="89.215144" calcext:value-type="float">
            <text:p>89.215144</text:p>
          </table:table-cell>
          <table:table-cell office:value-type="float" office:value="89.724538" calcext:value-type="float">
            <text:p>89.724538</text:p>
          </table:table-cell>
          <table:table-cell office:value-type="float" office:value="83.544496" calcext:value-type="float">
            <text:p>83.544496</text:p>
          </table:table-cell>
          <table:table-cell office:value-type="float" office:value="85.302447" calcext:value-type="float">
            <text:p>85.302447</text:p>
          </table:table-cell>
          <table:table-cell office:value-type="float" office:value="74.838429" calcext:value-type="float">
            <text:p>74.838429</text:p>
          </table:table-cell>
          <table:table-cell office:value-type="float" office:value="73.310325" calcext:value-type="float">
            <text:p>73.310325</text:p>
          </table:table-cell>
          <table:table-cell office:value-type="float" office:value="74.844546" calcext:value-type="float">
            <text:p>74.844546</text:p>
          </table:table-cell>
          <table:table-cell office:value-type="float" office:value="78.721716" calcext:value-type="float">
            <text:p>78.721716</text:p>
          </table:table-cell>
          <table:table-cell office:value-type="float" office:value="70.293424" calcext:value-type="float">
            <text:p>70.293424</text:p>
          </table:table-cell>
          <table:table-cell office:value-type="float" office:value="77.157013" calcext:value-type="float">
            <text:p>77.157013</text:p>
          </table:table-cell>
          <table:table-cell office:value-type="float" office:value="72.149514" calcext:value-type="float">
            <text:p>72.149514</text:p>
          </table:table-cell>
          <table:table-cell office:value-type="float" office:value="75.804513" calcext:value-type="float">
            <text:p>75.804513</text:p>
          </table:table-cell>
          <table:table-cell office:value-type="float" office:value="70.929661" calcext:value-type="float">
            <text:p>70.929661</text:p>
          </table:table-cell>
          <table:table-cell office:value-type="float" office:value="73.226944" calcext:value-type="float">
            <text:p>73.226944</text:p>
          </table:table-cell>
          <table:table-cell office:value-type="float" office:value="72.976674" calcext:value-type="float">
            <text:p>72.976674</text:p>
          </table:table-cell>
          <table:table-cell office:value-type="float" office:value="71.300044" calcext:value-type="float">
            <text:p>71.300044</text:p>
          </table:table-cell>
          <table:table-cell office:value-type="float" office:value="74.231504" calcext:value-type="float">
            <text:p>74.231504</text:p>
          </table:table-cell>
          <table:table-cell office:value-type="float" office:value="67.452962" calcext:value-type="float">
            <text:p>67.452962</text:p>
          </table:table-cell>
          <table:table-cell office:value-type="float" office:value="68.335046" calcext:value-type="float">
            <text:p>68.335046</text:p>
          </table:table-cell>
          <table:table-cell office:value-type="float" office:value="90.866729" calcext:value-type="float">
            <text:p>90.866729</text:p>
          </table:table-cell>
          <table:table-cell office:value-type="float" office:value="85.755457" calcext:value-type="float">
            <text:p>85.755457</text:p>
          </table:table-cell>
          <table:table-cell office:value-type="float" office:value="90.428546" calcext:value-type="float">
            <text:p>90.428546</text:p>
          </table:table-cell>
        </table:table-row>
        <table:table-row table:style-name="ro2">
          <table:table-cell office:value-type="float" office:value="2500000" calcext:value-type="float">
            <text:p>2500000</text:p>
          </table:table-cell>
          <table:table-cell office:value-type="float" office:value="506.720754" calcext:value-type="float">
            <text:p>506.720754</text:p>
          </table:table-cell>
          <table:table-cell office:value-type="float" office:value="287.60622" calcext:value-type="float">
            <text:p>287.60622</text:p>
          </table:table-cell>
          <table:table-cell office:value-type="float" office:value="210.971461" calcext:value-type="float">
            <text:p>210.971461</text:p>
          </table:table-cell>
          <table:table-cell office:value-type="float" office:value="178.590415" calcext:value-type="float">
            <text:p>178.590415</text:p>
          </table:table-cell>
          <table:table-cell office:value-type="float" office:value="139.526893" calcext:value-type="float">
            <text:p>139.526893</text:p>
          </table:table-cell>
          <table:table-cell office:value-type="float" office:value="119.463636" calcext:value-type="float">
            <text:p>119.463636</text:p>
          </table:table-cell>
          <table:table-cell office:value-type="float" office:value="112.158424" calcext:value-type="float">
            <text:p>112.158424</text:p>
          </table:table-cell>
          <table:table-cell office:value-type="float" office:value="102.719878" calcext:value-type="float">
            <text:p>102.719878</text:p>
          </table:table-cell>
          <table:table-cell office:value-type="float" office:value="98.563496" calcext:value-type="float">
            <text:p>98.563496</text:p>
          </table:table-cell>
          <table:table-cell office:value-type="float" office:value="100.426676" calcext:value-type="float">
            <text:p>100.426676</text:p>
          </table:table-cell>
          <table:table-cell office:value-type="float" office:value="87.443696" calcext:value-type="float">
            <text:p>87.443696</text:p>
          </table:table-cell>
          <table:table-cell office:value-type="float" office:value="84.048618" calcext:value-type="float">
            <text:p>84.048618</text:p>
          </table:table-cell>
          <table:table-cell office:value-type="float" office:value="82.595565" calcext:value-type="float">
            <text:p>82.595565</text:p>
          </table:table-cell>
          <table:table-cell office:value-type="float" office:value="88.39823" calcext:value-type="float">
            <text:p>88.39823</text:p>
          </table:table-cell>
          <table:table-cell office:value-type="float" office:value="84.224444" calcext:value-type="float">
            <text:p>84.224444</text:p>
          </table:table-cell>
          <table:table-cell office:value-type="float" office:value="87.414769" calcext:value-type="float">
            <text:p>87.414769</text:p>
          </table:table-cell>
          <table:table-cell office:value-type="float" office:value="85.190293" calcext:value-type="float">
            <text:p>85.190293</text:p>
          </table:table-cell>
          <table:table-cell office:value-type="float" office:value="79.417514" calcext:value-type="float">
            <text:p>79.417514</text:p>
          </table:table-cell>
          <table:table-cell office:value-type="float" office:value="73.442317" calcext:value-type="float">
            <text:p>73.442317</text:p>
          </table:table-cell>
          <table:table-cell office:value-type="float" office:value="98.741933" calcext:value-type="float">
            <text:p>98.741933</text:p>
          </table:table-cell>
          <table:table-cell office:value-type="float" office:value="74.25053" calcext:value-type="float">
            <text:p>74.25053</text:p>
          </table:table-cell>
          <table:table-cell office:value-type="float" office:value="75.565135" calcext:value-type="float">
            <text:p>75.565135</text:p>
          </table:table-cell>
          <table:table-cell office:value-type="float" office:value="71.52441" calcext:value-type="float">
            <text:p>71.52441</text:p>
          </table:table-cell>
          <table:table-cell office:value-type="float" office:value="88.068453" calcext:value-type="float">
            <text:p>88.068453</text:p>
          </table:table-cell>
          <table:table-cell office:value-type="float" office:value="72.073539" calcext:value-type="float">
            <text:p>72.073539</text:p>
          </table:table-cell>
          <table:table-cell office:value-type="float" office:value="72.687195" calcext:value-type="float">
            <text:p>72.687195</text:p>
          </table:table-cell>
          <table:table-cell office:value-type="float" office:value="75.757736" calcext:value-type="float">
            <text:p>75.757736</text:p>
          </table:table-cell>
          <table:table-cell office:value-type="float" office:value="79.384161" calcext:value-type="float">
            <text:p>79.384161</text:p>
          </table:table-cell>
          <table:table-cell office:value-type="float" office:value="71.782876" calcext:value-type="float">
            <text:p>71.782876</text:p>
          </table:table-cell>
          <table:table-cell office:value-type="float" office:value="96.358787" calcext:value-type="float">
            <text:p>96.358787</text:p>
          </table:table-cell>
          <table:table-cell office:value-type="float" office:value="72.908868" calcext:value-type="float">
            <text:p>72.908868</text:p>
          </table:table-cell>
          <table:table-cell office:value-type="float" office:value="71.466327" calcext:value-type="float">
            <text:p>71.466327</text:p>
          </table:table-cell>
        </table:table-row>
        <table:table-row table:style-name="ro2">
          <table:table-cell office:value-type="float" office:value="2600000" calcext:value-type="float">
            <text:p>2600000</text:p>
          </table:table-cell>
          <table:table-cell office:value-type="float" office:value="509.544879" calcext:value-type="float">
            <text:p>509.544879</text:p>
          </table:table-cell>
          <table:table-cell office:value-type="float" office:value="299.585594" calcext:value-type="float">
            <text:p>299.585594</text:p>
          </table:table-cell>
          <table:table-cell office:value-type="float" office:value="212.153757" calcext:value-type="float">
            <text:p>212.153757</text:p>
          </table:table-cell>
          <table:table-cell office:value-type="float" office:value="167.919819" calcext:value-type="float">
            <text:p>167.919819</text:p>
          </table:table-cell>
          <table:table-cell office:value-type="float" office:value="144.570951" calcext:value-type="float">
            <text:p>144.570951</text:p>
          </table:table-cell>
          <table:table-cell office:value-type="float" office:value="126.552767" calcext:value-type="float">
            <text:p>126.552767</text:p>
          </table:table-cell>
          <table:table-cell office:value-type="float" office:value="123.095287" calcext:value-type="float">
            <text:p>123.095287</text:p>
          </table:table-cell>
          <table:table-cell office:value-type="float" office:value="107.110191" calcext:value-type="float">
            <text:p>107.110191</text:p>
          </table:table-cell>
          <table:table-cell office:value-type="float" office:value="104.399128" calcext:value-type="float">
            <text:p>104.399128</text:p>
          </table:table-cell>
          <table:table-cell office:value-type="float" office:value="96.57387" calcext:value-type="float">
            <text:p>96.57387</text:p>
          </table:table-cell>
          <table:table-cell office:value-type="float" office:value="87.050797" calcext:value-type="float">
            <text:p>87.050797</text:p>
          </table:table-cell>
          <table:table-cell office:value-type="float" office:value="99.946428" calcext:value-type="float">
            <text:p>99.946428</text:p>
          </table:table-cell>
          <table:table-cell office:value-type="float" office:value="93.290329" calcext:value-type="float">
            <text:p>93.290329</text:p>
          </table:table-cell>
          <table:table-cell office:value-type="float" office:value="85.977735" calcext:value-type="float">
            <text:p>85.977735</text:p>
          </table:table-cell>
          <table:table-cell office:value-type="float" office:value="76.950925" calcext:value-type="float">
            <text:p>76.950925</text:p>
          </table:table-cell>
          <table:table-cell office:value-type="float" office:value="91.991481" calcext:value-type="float">
            <text:p>91.991481</text:p>
          </table:table-cell>
          <table:table-cell office:value-type="float" office:value="83.508461" calcext:value-type="float">
            <text:p>83.508461</text:p>
          </table:table-cell>
          <table:table-cell office:value-type="float" office:value="78.400886" calcext:value-type="float">
            <text:p>78.400886</text:p>
          </table:table-cell>
          <table:table-cell office:value-type="float" office:value="76.219235" calcext:value-type="float">
            <text:p>76.219235</text:p>
          </table:table-cell>
          <table:table-cell office:value-type="float" office:value="73.997023" calcext:value-type="float">
            <text:p>73.997023</text:p>
          </table:table-cell>
          <table:table-cell office:value-type="float" office:value="82.296344" calcext:value-type="float">
            <text:p>82.296344</text:p>
          </table:table-cell>
          <table:table-cell office:value-type="float" office:value="82.421158" calcext:value-type="float">
            <text:p>82.421158</text:p>
          </table:table-cell>
          <table:table-cell office:value-type="float" office:value="81.90802" calcext:value-type="float">
            <text:p>81.90802</text:p>
          </table:table-cell>
          <table:table-cell office:value-type="float" office:value="76.923228" calcext:value-type="float">
            <text:p>76.923228</text:p>
          </table:table-cell>
          <table:table-cell office:value-type="float" office:value="75.910627" calcext:value-type="float">
            <text:p>75.910627</text:p>
          </table:table-cell>
          <table:table-cell office:value-type="float" office:value="72.032657" calcext:value-type="float">
            <text:p>72.032657</text:p>
          </table:table-cell>
          <table:table-cell office:value-type="float" office:value="74.171913" calcext:value-type="float">
            <text:p>74.171913</text:p>
          </table:table-cell>
          <table:table-cell office:value-type="float" office:value="79.821079" calcext:value-type="float">
            <text:p>79.821079</text:p>
          </table:table-cell>
          <table:table-cell office:value-type="float" office:value="87.308584" calcext:value-type="float">
            <text:p>87.308584</text:p>
          </table:table-cell>
          <table:table-cell office:value-type="float" office:value="74.224153" calcext:value-type="float">
            <text:p>74.224153</text:p>
          </table:table-cell>
          <table:table-cell office:value-type="float" office:value="99.759868" calcext:value-type="float">
            <text:p>99.759868</text:p>
          </table:table-cell>
          <table:table-cell office:value-type="float" office:value="86.957947" calcext:value-type="float">
            <text:p>86.957947</text:p>
          </table:table-cell>
        </table:table-row>
        <table:table-row table:style-name="ro2">
          <table:table-cell office:value-type="float" office:value="2700000" calcext:value-type="float">
            <text:p>2700000</text:p>
          </table:table-cell>
          <table:table-cell office:value-type="float" office:value="549.007986" calcext:value-type="float">
            <text:p>549.007986</text:p>
          </table:table-cell>
          <table:table-cell office:value-type="float" office:value="322.744434" calcext:value-type="float">
            <text:p>322.744434</text:p>
          </table:table-cell>
          <table:table-cell office:value-type="float" office:value="229.736726" calcext:value-type="float">
            <text:p>229.736726</text:p>
          </table:table-cell>
          <table:table-cell office:value-type="float" office:value="172.83459" calcext:value-type="float">
            <text:p>172.83459</text:p>
          </table:table-cell>
          <table:table-cell office:value-type="float" office:value="149.630245" calcext:value-type="float">
            <text:p>149.630245</text:p>
          </table:table-cell>
          <table:table-cell office:value-type="float" office:value="142.547691" calcext:value-type="float">
            <text:p>142.547691</text:p>
          </table:table-cell>
          <table:table-cell office:value-type="float" office:value="122.40655" calcext:value-type="float">
            <text:p>122.40655</text:p>
          </table:table-cell>
          <table:table-cell office:value-type="float" office:value="114.582757" calcext:value-type="float">
            <text:p>114.582757</text:p>
          </table:table-cell>
          <table:table-cell office:value-type="float" office:value="108.895089" calcext:value-type="float">
            <text:p>108.895089</text:p>
          </table:table-cell>
          <table:table-cell office:value-type="float" office:value="109.258949" calcext:value-type="float">
            <text:p>109.258949</text:p>
          </table:table-cell>
          <table:table-cell office:value-type="float" office:value="95.959563" calcext:value-type="float">
            <text:p>95.959563</text:p>
          </table:table-cell>
          <table:table-cell office:value-type="float" office:value="93.191693" calcext:value-type="float">
            <text:p>93.191693</text:p>
          </table:table-cell>
          <table:table-cell office:value-type="float" office:value="98.97156" calcext:value-type="float">
            <text:p>98.97156</text:p>
          </table:table-cell>
          <table:table-cell office:value-type="float" office:value="82.664529" calcext:value-type="float">
            <text:p>82.664529</text:p>
          </table:table-cell>
          <table:table-cell office:value-type="float" office:value="99.168803" calcext:value-type="float">
            <text:p>99.168803</text:p>
          </table:table-cell>
          <table:table-cell office:value-type="float" office:value="88.605407" calcext:value-type="float">
            <text:p>88.605407</text:p>
          </table:table-cell>
          <table:table-cell office:value-type="float" office:value="92.992057" calcext:value-type="float">
            <text:p>92.992057</text:p>
          </table:table-cell>
          <table:table-cell office:value-type="float" office:value="84.340726" calcext:value-type="float">
            <text:p>84.340726</text:p>
          </table:table-cell>
          <table:table-cell office:value-type="float" office:value="85.795221" calcext:value-type="float">
            <text:p>85.795221</text:p>
          </table:table-cell>
          <table:table-cell office:value-type="float" office:value="82.966515" calcext:value-type="float">
            <text:p>82.966515</text:p>
          </table:table-cell>
          <table:table-cell office:value-type="float" office:value="84.079975" calcext:value-type="float">
            <text:p>84.079975</text:p>
          </table:table-cell>
          <table:table-cell office:value-type="float" office:value="83.028579" calcext:value-type="float">
            <text:p>83.028579</text:p>
          </table:table-cell>
          <table:table-cell office:value-type="float" office:value="80.406207" calcext:value-type="float">
            <text:p>80.406207</text:p>
          </table:table-cell>
          <table:table-cell office:value-type="float" office:value="78.718997" calcext:value-type="float">
            <text:p>78.718997</text:p>
          </table:table-cell>
          <table:table-cell office:value-type="float" office:value="77.278825" calcext:value-type="float">
            <text:p>77.278825</text:p>
          </table:table-cell>
          <table:table-cell office:value-type="float" office:value="79.332184" calcext:value-type="float">
            <text:p>79.332184</text:p>
          </table:table-cell>
          <table:table-cell office:value-type="float" office:value="78.422332" calcext:value-type="float">
            <text:p>78.422332</text:p>
          </table:table-cell>
          <table:table-cell office:value-type="float" office:value="77.583684" calcext:value-type="float">
            <text:p>77.583684</text:p>
          </table:table-cell>
          <table:table-cell office:value-type="float" office:value="75.108684" calcext:value-type="float">
            <text:p>75.108684</text:p>
          </table:table-cell>
          <table:table-cell office:value-type="float" office:value="97.974908" calcext:value-type="float">
            <text:p>97.974908</text:p>
          </table:table-cell>
          <table:table-cell office:value-type="float" office:value="79.135767" calcext:value-type="float">
            <text:p>79.135767</text:p>
          </table:table-cell>
          <table:table-cell office:value-type="float" office:value="94.206246" calcext:value-type="float">
            <text:p>94.206246</text:p>
          </table:table-cell>
        </table:table-row>
        <table:table-row table:style-name="ro2">
          <table:table-cell office:value-type="float" office:value="2800000" calcext:value-type="float">
            <text:p>2800000</text:p>
          </table:table-cell>
          <table:table-cell office:value-type="float" office:value="552.351208" calcext:value-type="float">
            <text:p>552.351208</text:p>
          </table:table-cell>
          <table:table-cell office:value-type="float" office:value="324.618677" calcext:value-type="float">
            <text:p>324.618677</text:p>
          </table:table-cell>
          <table:table-cell office:value-type="float" office:value="234.865055" calcext:value-type="float">
            <text:p>234.865055</text:p>
          </table:table-cell>
          <table:table-cell office:value-type="float" office:value="181.735557" calcext:value-type="float">
            <text:p>181.735557</text:p>
          </table:table-cell>
          <table:table-cell office:value-type="float" office:value="153.880273" calcext:value-type="float">
            <text:p>153.880273</text:p>
          </table:table-cell>
          <table:table-cell office:value-type="float" office:value="137.923417" calcext:value-type="float">
            <text:p>137.923417</text:p>
          </table:table-cell>
          <table:table-cell office:value-type="float" office:value="129.812738" calcext:value-type="float">
            <text:p>129.812738</text:p>
          </table:table-cell>
          <table:table-cell office:value-type="float" office:value="113.784553" calcext:value-type="float">
            <text:p>113.784553</text:p>
          </table:table-cell>
          <table:table-cell office:value-type="float" office:value="120.101196" calcext:value-type="float">
            <text:p>120.101196</text:p>
          </table:table-cell>
          <table:table-cell office:value-type="float" office:value="106.478537" calcext:value-type="float">
            <text:p>106.478537</text:p>
          </table:table-cell>
          <table:table-cell office:value-type="float" office:value="112.831495" calcext:value-type="float">
            <text:p>112.831495</text:p>
          </table:table-cell>
          <table:table-cell office:value-type="float" office:value="112.817587" calcext:value-type="float">
            <text:p>112.817587</text:p>
          </table:table-cell>
          <table:table-cell office:value-type="float" office:value="90.603429" calcext:value-type="float">
            <text:p>90.603429</text:p>
          </table:table-cell>
          <table:table-cell office:value-type="float" office:value="99.531531" calcext:value-type="float">
            <text:p>99.531531</text:p>
          </table:table-cell>
          <table:table-cell office:value-type="float" office:value="92.208521" calcext:value-type="float">
            <text:p>92.208521</text:p>
          </table:table-cell>
          <table:table-cell office:value-type="float" office:value="90.132105" calcext:value-type="float">
            <text:p>90.132105</text:p>
          </table:table-cell>
          <table:table-cell office:value-type="float" office:value="81.590531" calcext:value-type="float">
            <text:p>81.590531</text:p>
          </table:table-cell>
          <table:table-cell office:value-type="float" office:value="87.971581" calcext:value-type="float">
            <text:p>87.971581</text:p>
          </table:table-cell>
          <table:table-cell office:value-type="float" office:value="87.662356" calcext:value-type="float">
            <text:p>87.662356</text:p>
          </table:table-cell>
          <table:table-cell office:value-type="float" office:value="91.631894" calcext:value-type="float">
            <text:p>91.631894</text:p>
          </table:table-cell>
          <table:table-cell office:value-type="float" office:value="84.575778" calcext:value-type="float">
            <text:p>84.575778</text:p>
          </table:table-cell>
          <table:table-cell office:value-type="float" office:value="82.397784" calcext:value-type="float">
            <text:p>82.397784</text:p>
          </table:table-cell>
          <table:table-cell office:value-type="float" office:value="84.906522" calcext:value-type="float">
            <text:p>84.906522</text:p>
          </table:table-cell>
          <table:table-cell office:value-type="float" office:value="79.955311" calcext:value-type="float">
            <text:p>79.955311</text:p>
          </table:table-cell>
          <table:table-cell office:value-type="float" office:value="82.349897" calcext:value-type="float">
            <text:p>82.349897</text:p>
          </table:table-cell>
          <table:table-cell office:value-type="float" office:value="82.416975" calcext:value-type="float">
            <text:p>82.416975</text:p>
          </table:table-cell>
          <table:table-cell office:value-type="float" office:value="79.148158" calcext:value-type="float">
            <text:p>79.148158</text:p>
          </table:table-cell>
          <table:table-cell office:value-type="float" office:value="82.632201" calcext:value-type="float">
            <text:p>82.632201</text:p>
          </table:table-cell>
          <table:table-cell office:value-type="float" office:value="77.895778" calcext:value-type="float">
            <text:p>77.895778</text:p>
          </table:table-cell>
          <table:table-cell office:value-type="float" office:value="84.534474" calcext:value-type="float">
            <text:p>84.534474</text:p>
          </table:table-cell>
          <table:table-cell office:value-type="float" office:value="98.778095" calcext:value-type="float">
            <text:p>98.778095</text:p>
          </table:table-cell>
          <table:table-cell office:value-type="float" office:value="81.412398" calcext:value-type="float">
            <text:p>81.412398</text:p>
          </table:table-cell>
        </table:table-row>
        <table:table-row table:style-name="ro2">
          <table:table-cell office:value-type="float" office:value="2900000" calcext:value-type="float">
            <text:p>2900000</text:p>
          </table:table-cell>
          <table:table-cell office:value-type="float" office:value="568.56729" calcext:value-type="float">
            <text:p>568.56729</text:p>
          </table:table-cell>
          <table:table-cell office:value-type="float" office:value="345.343939" calcext:value-type="float">
            <text:p>345.343939</text:p>
          </table:table-cell>
          <table:table-cell office:value-type="float" office:value="241.302415" calcext:value-type="float">
            <text:p>241.302415</text:p>
          </table:table-cell>
          <table:table-cell office:value-type="float" office:value="187.304457" calcext:value-type="float">
            <text:p>187.304457</text:p>
          </table:table-cell>
          <table:table-cell office:value-type="float" office:value="163.348984" calcext:value-type="float">
            <text:p>163.348984</text:p>
          </table:table-cell>
          <table:table-cell office:value-type="float" office:value="144.429887" calcext:value-type="float">
            <text:p>144.429887</text:p>
          </table:table-cell>
          <table:table-cell office:value-type="float" office:value="127.595552" calcext:value-type="float">
            <text:p>127.595552</text:p>
          </table:table-cell>
          <table:table-cell office:value-type="float" office:value="136.877213" calcext:value-type="float">
            <text:p>136.877213</text:p>
          </table:table-cell>
          <table:table-cell office:value-type="float" office:value="123.291441" calcext:value-type="float">
            <text:p>123.291441</text:p>
          </table:table-cell>
          <table:table-cell office:value-type="float" office:value="105.469762" calcext:value-type="float">
            <text:p>105.469762</text:p>
          </table:table-cell>
          <table:table-cell office:value-type="float" office:value="100.542493" calcext:value-type="float">
            <text:p>100.542493</text:p>
          </table:table-cell>
          <table:table-cell office:value-type="float" office:value="109.097503" calcext:value-type="float">
            <text:p>109.097503</text:p>
          </table:table-cell>
          <table:table-cell office:value-type="float" office:value="92.565642" calcext:value-type="float">
            <text:p>92.565642</text:p>
          </table:table-cell>
          <table:table-cell office:value-type="float" office:value="91.61331" calcext:value-type="float">
            <text:p>91.61331</text:p>
          </table:table-cell>
          <table:table-cell office:value-type="float" office:value="90.758325" calcext:value-type="float">
            <text:p>90.758325</text:p>
          </table:table-cell>
          <table:table-cell office:value-type="float" office:value="94.569623" calcext:value-type="float">
            <text:p>94.569623</text:p>
          </table:table-cell>
          <table:table-cell office:value-type="float" office:value="90.964502" calcext:value-type="float">
            <text:p>90.964502</text:p>
          </table:table-cell>
          <table:table-cell office:value-type="float" office:value="88.428046" calcext:value-type="float">
            <text:p>88.428046</text:p>
          </table:table-cell>
          <table:table-cell office:value-type="float" office:value="90.775136" calcext:value-type="float">
            <text:p>90.775136</text:p>
          </table:table-cell>
          <table:table-cell office:value-type="float" office:value="81.97346" calcext:value-type="float">
            <text:p>81.97346</text:p>
          </table:table-cell>
          <table:table-cell office:value-type="float" office:value="83.74494" calcext:value-type="float">
            <text:p>83.74494</text:p>
          </table:table-cell>
          <table:table-cell office:value-type="float" office:value="86.282406" calcext:value-type="float">
            <text:p>86.282406</text:p>
          </table:table-cell>
          <table:table-cell office:value-type="float" office:value="81.949118" calcext:value-type="float">
            <text:p>81.949118</text:p>
          </table:table-cell>
          <table:table-cell office:value-type="float" office:value="83.890177" calcext:value-type="float">
            <text:p>83.890177</text:p>
          </table:table-cell>
          <table:table-cell office:value-type="float" office:value="79.681234" calcext:value-type="float">
            <text:p>79.681234</text:p>
          </table:table-cell>
          <table:table-cell office:value-type="float" office:value="85.271883" calcext:value-type="float">
            <text:p>85.271883</text:p>
          </table:table-cell>
          <table:table-cell office:value-type="float" office:value="97.327502" calcext:value-type="float">
            <text:p>97.327502</text:p>
          </table:table-cell>
          <table:table-cell office:value-type="float" office:value="78.707925" calcext:value-type="float">
            <text:p>78.707925</text:p>
          </table:table-cell>
          <table:table-cell office:value-type="float" office:value="79.042101" calcext:value-type="float">
            <text:p>79.042101</text:p>
          </table:table-cell>
          <table:table-cell office:value-type="float" office:value="86.22593" calcext:value-type="float">
            <text:p>86.22593</text:p>
          </table:table-cell>
          <table:table-cell office:value-type="float" office:value="81.438514" calcext:value-type="float">
            <text:p>81.438514</text:p>
          </table:table-cell>
          <table:table-cell office:value-type="float" office:value="80.333621" calcext:value-type="float">
            <text:p>80.333621</text:p>
          </table:table-cell>
        </table:table-row>
        <table:table-row table:style-name="ro2">
          <table:table-cell office:value-type="float" office:value="3000000" calcext:value-type="float">
            <text:p>3000000</text:p>
          </table:table-cell>
          <table:table-cell office:value-type="float" office:value="590.148759" calcext:value-type="float">
            <text:p>590.148759</text:p>
          </table:table-cell>
          <table:table-cell office:value-type="float" office:value="346.162007" calcext:value-type="float">
            <text:p>346.162007</text:p>
          </table:table-cell>
          <table:table-cell office:value-type="float" office:value="246.391596" calcext:value-type="float">
            <text:p>246.391596</text:p>
          </table:table-cell>
          <table:table-cell office:value-type="float" office:value="194.170884" calcext:value-type="float">
            <text:p>194.170884</text:p>
          </table:table-cell>
          <table:table-cell office:value-type="float" office:value="170.057494" calcext:value-type="float">
            <text:p>170.057494</text:p>
          </table:table-cell>
          <table:table-cell office:value-type="float" office:value="155.659977" calcext:value-type="float">
            <text:p>155.659977</text:p>
          </table:table-cell>
          <table:table-cell office:value-type="float" office:value="133.49069" calcext:value-type="float">
            <text:p>133.49069</text:p>
          </table:table-cell>
          <table:table-cell office:value-type="float" office:value="127.100249" calcext:value-type="float">
            <text:p>127.100249</text:p>
          </table:table-cell>
          <table:table-cell office:value-type="float" office:value="117.621163" calcext:value-type="float">
            <text:p>117.621163</text:p>
          </table:table-cell>
          <table:table-cell office:value-type="float" office:value="110.287512" calcext:value-type="float">
            <text:p>110.287512</text:p>
          </table:table-cell>
          <table:table-cell office:value-type="float" office:value="102.884997" calcext:value-type="float">
            <text:p>102.884997</text:p>
          </table:table-cell>
          <table:table-cell office:value-type="float" office:value="120.279873" calcext:value-type="float">
            <text:p>120.279873</text:p>
          </table:table-cell>
          <table:table-cell office:value-type="float" office:value="112.872646" calcext:value-type="float">
            <text:p>112.872646</text:p>
          </table:table-cell>
          <table:table-cell office:value-type="float" office:value="99.980901" calcext:value-type="float">
            <text:p>99.980901</text:p>
          </table:table-cell>
          <table:table-cell office:value-type="float" office:value="88.829647" calcext:value-type="float">
            <text:p>88.829647</text:p>
          </table:table-cell>
          <table:table-cell office:value-type="float" office:value="108.505267" calcext:value-type="float">
            <text:p>108.505267</text:p>
          </table:table-cell>
          <table:table-cell office:value-type="float" office:value="93.136676" calcext:value-type="float">
            <text:p>93.136676</text:p>
          </table:table-cell>
          <table:table-cell office:value-type="float" office:value="84.573486" calcext:value-type="float">
            <text:p>84.573486</text:p>
          </table:table-cell>
          <table:table-cell office:value-type="float" office:value="99.654552" calcext:value-type="float">
            <text:p>99.654552</text:p>
          </table:table-cell>
          <table:table-cell office:value-type="float" office:value="94.948327" calcext:value-type="float">
            <text:p>94.948327</text:p>
          </table:table-cell>
          <table:table-cell office:value-type="float" office:value="90.037616" calcext:value-type="float">
            <text:p>90.037616</text:p>
          </table:table-cell>
          <table:table-cell office:value-type="float" office:value="87.743602" calcext:value-type="float">
            <text:p>87.743602</text:p>
          </table:table-cell>
          <table:table-cell office:value-type="float" office:value="83.962467" calcext:value-type="float">
            <text:p>83.962467</text:p>
          </table:table-cell>
          <table:table-cell office:value-type="float" office:value="83.957989" calcext:value-type="float">
            <text:p>83.957989</text:p>
          </table:table-cell>
          <table:table-cell office:value-type="float" office:value="85.072322" calcext:value-type="float">
            <text:p>85.072322</text:p>
          </table:table-cell>
          <table:table-cell office:value-type="float" office:value="84.843986" calcext:value-type="float">
            <text:p>84.843986</text:p>
          </table:table-cell>
          <table:table-cell office:value-type="float" office:value="81.618309" calcext:value-type="float">
            <text:p>81.618309</text:p>
          </table:table-cell>
          <table:table-cell office:value-type="float" office:value="85.981582" calcext:value-type="float">
            <text:p>85.981582</text:p>
          </table:table-cell>
          <table:table-cell office:value-type="float" office:value="84.91293" calcext:value-type="float">
            <text:p>84.91293</text:p>
          </table:table-cell>
          <table:table-cell office:value-type="float" office:value="88.076109" calcext:value-type="float">
            <text:p>88.076109</text:p>
          </table:table-cell>
          <table:table-cell office:value-type="float" office:value="82.368564" calcext:value-type="float">
            <text:p>82.368564</text:p>
          </table:table-cell>
          <table:table-cell office:value-type="float" office:value="83.460077" calcext:value-type="float">
            <text:p>83.460077</text:p>
          </table:table-cell>
        </table:table-row>
        <table:table-row table:style-name="ro2">
          <table:table-cell table:number-columns-repeated="33"/>
        </table:table-row>
        <table:table-row table:style-name="ro1">
          <table:table-cell office:value-type="string" calcext:value-type="string">
            <text:p>msort_omp_compa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31.638054" calcext:value-type="float">
            <text:p>31.638054</text:p>
          </table:table-cell>
          <table:table-cell office:value-type="float" office:value="45.055306" calcext:value-type="float">
            <text:p>45.055306</text:p>
          </table:table-cell>
          <table:table-cell office:value-type="float" office:value="27.851962" calcext:value-type="float">
            <text:p>27.851962</text:p>
          </table:table-cell>
          <table:table-cell office:value-type="float" office:value="28.884544" calcext:value-type="float">
            <text:p>28.884544</text:p>
          </table:table-cell>
          <table:table-cell office:value-type="float" office:value="21.684779" calcext:value-type="float">
            <text:p>21.684779</text:p>
          </table:table-cell>
          <table:table-cell office:value-type="float" office:value="32.22153" calcext:value-type="float">
            <text:p>32.22153</text:p>
          </table:table-cell>
          <table:table-cell office:value-type="float" office:value="26.810699" calcext:value-type="float">
            <text:p>26.810699</text:p>
          </table:table-cell>
          <table:table-cell office:value-type="float" office:value="24.062572" calcext:value-type="float">
            <text:p>24.062572</text:p>
          </table:table-cell>
          <table:table-cell office:value-type="float" office:value="22.940029" calcext:value-type="float">
            <text:p>22.940029</text:p>
          </table:table-cell>
          <table:table-cell office:value-type="float" office:value="62.098849" calcext:value-type="float">
            <text:p>62.098849</text:p>
          </table:table-cell>
          <table:table-cell office:value-type="float" office:value="59.74904" calcext:value-type="float">
            <text:p>59.74904</text:p>
          </table:table-cell>
          <table:table-cell office:value-type="float" office:value="22.684698" calcext:value-type="float">
            <text:p>22.684698</text:p>
          </table:table-cell>
          <table:table-cell office:value-type="float" office:value="24.10345" calcext:value-type="float">
            <text:p>24.10345</text:p>
          </table:table-cell>
          <table:table-cell office:value-type="float" office:value="28.713968" calcext:value-type="float">
            <text:p>28.713968</text:p>
          </table:table-cell>
          <table:table-cell office:value-type="float" office:value="87.849285" calcext:value-type="float">
            <text:p>87.849285</text:p>
          </table:table-cell>
          <table:table-cell office:value-type="float" office:value="18.085356" calcext:value-type="float">
            <text:p>18.085356</text:p>
          </table:table-cell>
          <table:table-cell office:value-type="float" office:value="33.017277" calcext:value-type="float">
            <text:p>33.017277</text:p>
          </table:table-cell>
          <table:table-cell office:value-type="float" office:value="21.167428" calcext:value-type="float">
            <text:p>21.167428</text:p>
          </table:table-cell>
          <table:table-cell office:value-type="float" office:value="22.514225" calcext:value-type="float">
            <text:p>22.514225</text:p>
          </table:table-cell>
          <table:table-cell office:value-type="float" office:value="94.055074" calcext:value-type="float">
            <text:p>94.055074</text:p>
          </table:table-cell>
          <table:table-cell office:value-type="float" office:value="20.983739" calcext:value-type="float">
            <text:p>20.983739</text:p>
          </table:table-cell>
          <table:table-cell office:value-type="float" office:value="31.761533" calcext:value-type="float">
            <text:p>31.761533</text:p>
          </table:table-cell>
          <table:table-cell office:value-type="float" office:value="23.148679" calcext:value-type="float">
            <text:p>23.148679</text:p>
          </table:table-cell>
          <table:table-cell office:value-type="float" office:value="29.173196" calcext:value-type="float">
            <text:p>29.173196</text:p>
          </table:table-cell>
          <table:table-cell office:value-type="float" office:value="24.42746" calcext:value-type="float">
            <text:p>24.42746</text:p>
          </table:table-cell>
          <table:table-cell office:value-type="float" office:value="23.054644" calcext:value-type="float">
            <text:p>23.054644</text:p>
          </table:table-cell>
          <table:table-cell office:value-type="float" office:value="29.472574" calcext:value-type="float">
            <text:p>29.472574</text:p>
          </table:table-cell>
          <table:table-cell office:value-type="float" office:value="21.346187" calcext:value-type="float">
            <text:p>21.346187</text:p>
          </table:table-cell>
          <table:table-cell office:value-type="float" office:value="39.757775" calcext:value-type="float">
            <text:p>39.757775</text:p>
          </table:table-cell>
          <table:table-cell office:value-type="float" office:value="29.314773" calcext:value-type="float">
            <text:p>29.314773</text:p>
          </table:table-cell>
          <table:table-cell office:value-type="float" office:value="29.105307" calcext:value-type="float">
            <text:p>29.105307</text:p>
          </table:table-cell>
          <table:table-cell office:value-type="float" office:value="51.976381" calcext:value-type="float">
            <text:p>51.976381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71.290255" calcext:value-type="float">
            <text:p>71.290255</text:p>
          </table:table-cell>
          <table:table-cell office:value-type="float" office:value="103.340167" calcext:value-type="float">
            <text:p>103.340167</text:p>
          </table:table-cell>
          <table:table-cell office:value-type="float" office:value="78.19694" calcext:value-type="float">
            <text:p>78.19694</text:p>
          </table:table-cell>
          <table:table-cell office:value-type="float" office:value="67.154044" calcext:value-type="float">
            <text:p>67.154044</text:p>
          </table:table-cell>
          <table:table-cell office:value-type="float" office:value="54.672055" calcext:value-type="float">
            <text:p>54.672055</text:p>
          </table:table-cell>
          <table:table-cell office:value-type="float" office:value="53.574964" calcext:value-type="float">
            <text:p>53.574964</text:p>
          </table:table-cell>
          <table:table-cell office:value-type="float" office:value="53.293218" calcext:value-type="float">
            <text:p>53.293218</text:p>
          </table:table-cell>
          <table:table-cell office:value-type="float" office:value="44.482617" calcext:value-type="float">
            <text:p>44.482617</text:p>
          </table:table-cell>
          <table:table-cell office:value-type="float" office:value="43.729593" calcext:value-type="float">
            <text:p>43.729593</text:p>
          </table:table-cell>
          <table:table-cell office:value-type="float" office:value="38.701773" calcext:value-type="float">
            <text:p>38.701773</text:p>
          </table:table-cell>
          <table:table-cell office:value-type="float" office:value="33.758267" calcext:value-type="float">
            <text:p>33.758267</text:p>
          </table:table-cell>
          <table:table-cell office:value-type="float" office:value="51.756375" calcext:value-type="float">
            <text:p>51.756375</text:p>
          </table:table-cell>
          <table:table-cell office:value-type="float" office:value="36.936265" calcext:value-type="float">
            <text:p>36.936265</text:p>
          </table:table-cell>
          <table:table-cell office:value-type="float" office:value="72.939318" calcext:value-type="float">
            <text:p>72.939318</text:p>
          </table:table-cell>
          <table:table-cell office:value-type="float" office:value="60.351124" calcext:value-type="float">
            <text:p>60.351124</text:p>
          </table:table-cell>
          <table:table-cell office:value-type="float" office:value="72.14153" calcext:value-type="float">
            <text:p>72.14153</text:p>
          </table:table-cell>
          <table:table-cell office:value-type="float" office:value="30.305295" calcext:value-type="float">
            <text:p>30.305295</text:p>
          </table:table-cell>
          <table:table-cell office:value-type="float" office:value="38.684561" calcext:value-type="float">
            <text:p>38.684561</text:p>
          </table:table-cell>
          <table:table-cell office:value-type="float" office:value="32.091413" calcext:value-type="float">
            <text:p>32.091413</text:p>
          </table:table-cell>
          <table:table-cell office:value-type="float" office:value="51.378405" calcext:value-type="float">
            <text:p>51.378405</text:p>
          </table:table-cell>
          <table:table-cell office:value-type="float" office:value="40.378304" calcext:value-type="float">
            <text:p>40.378304</text:p>
          </table:table-cell>
          <table:table-cell office:value-type="float" office:value="121.631823" calcext:value-type="float">
            <text:p>121.631823</text:p>
          </table:table-cell>
          <table:table-cell office:value-type="float" office:value="92.719497" calcext:value-type="float">
            <text:p>92.719497</text:p>
          </table:table-cell>
          <table:table-cell office:value-type="float" office:value="101.331171" calcext:value-type="float">
            <text:p>101.331171</text:p>
          </table:table-cell>
          <table:table-cell office:value-type="float" office:value="79.72278" calcext:value-type="float">
            <text:p>79.72278</text:p>
          </table:table-cell>
          <table:table-cell office:value-type="float" office:value="85.624316" calcext:value-type="float">
            <text:p>85.624316</text:p>
          </table:table-cell>
          <table:table-cell office:value-type="float" office:value="31.715972" calcext:value-type="float">
            <text:p>31.715972</text:p>
          </table:table-cell>
          <table:table-cell office:value-type="float" office:value="42.920562" calcext:value-type="float">
            <text:p>42.920562</text:p>
          </table:table-cell>
          <table:table-cell office:value-type="float" office:value="27.986675" calcext:value-type="float">
            <text:p>27.986675</text:p>
          </table:table-cell>
          <table:table-cell office:value-type="float" office:value="53.952162" calcext:value-type="float">
            <text:p>53.952162</text:p>
          </table:table-cell>
          <table:table-cell office:value-type="float" office:value="85.813094" calcext:value-type="float">
            <text:p>85.813094</text:p>
          </table:table-cell>
          <table:table-cell office:value-type="float" office:value="106.935907" calcext:value-type="float">
            <text:p>106.935907</text:p>
          </table:table-cell>
        </table:table-row>
        <table:table-row table:style-name="ro2">
          <table:table-cell office:value-type="float" office:value="300000" calcext:value-type="float">
            <text:p>300000</text:p>
          </table:table-cell>
          <table:table-cell office:value-type="float" office:value="81.45466" calcext:value-type="float">
            <text:p>81.45466</text:p>
          </table:table-cell>
          <table:table-cell office:value-type="float" office:value="162.425983" calcext:value-type="float">
            <text:p>162.425983</text:p>
          </table:table-cell>
          <table:table-cell office:value-type="float" office:value="78.7445" calcext:value-type="float">
            <text:p>78.7445</text:p>
          </table:table-cell>
          <table:table-cell office:value-type="float" office:value="73.937322" calcext:value-type="float">
            <text:p>73.937322</text:p>
          </table:table-cell>
          <table:table-cell office:value-type="float" office:value="65.93311" calcext:value-type="float">
            <text:p>65.93311</text:p>
          </table:table-cell>
          <table:table-cell office:value-type="float" office:value="61.034577" calcext:value-type="float">
            <text:p>61.034577</text:p>
          </table:table-cell>
          <table:table-cell office:value-type="float" office:value="52.284024" calcext:value-type="float">
            <text:p>52.284024</text:p>
          </table:table-cell>
          <table:table-cell office:value-type="float" office:value="47.624813" calcext:value-type="float">
            <text:p>47.624813</text:p>
          </table:table-cell>
          <table:table-cell office:value-type="float" office:value="49.362354" calcext:value-type="float">
            <text:p>49.362354</text:p>
          </table:table-cell>
          <table:table-cell office:value-type="float" office:value="51.929831" calcext:value-type="float">
            <text:p>51.929831</text:p>
          </table:table-cell>
          <table:table-cell office:value-type="float" office:value="83.936641" calcext:value-type="float">
            <text:p>83.936641</text:p>
          </table:table-cell>
          <table:table-cell office:value-type="float" office:value="103.22008" calcext:value-type="float">
            <text:p>103.22008</text:p>
          </table:table-cell>
          <table:table-cell office:value-type="float" office:value="124.221192" calcext:value-type="float">
            <text:p>124.221192</text:p>
          </table:table-cell>
          <table:table-cell office:value-type="float" office:value="43.101207" calcext:value-type="float">
            <text:p>43.101207</text:p>
          </table:table-cell>
          <table:table-cell office:value-type="float" office:value="111.218447" calcext:value-type="float">
            <text:p>111.218447</text:p>
          </table:table-cell>
          <table:table-cell office:value-type="float" office:value="37.900642" calcext:value-type="float">
            <text:p>37.900642</text:p>
          </table:table-cell>
          <table:table-cell office:value-type="float" office:value="39.191803" calcext:value-type="float">
            <text:p>39.191803</text:p>
          </table:table-cell>
          <table:table-cell office:value-type="float" office:value="102.120621" calcext:value-type="float">
            <text:p>102.120621</text:p>
          </table:table-cell>
          <table:table-cell office:value-type="float" office:value="105.306074" calcext:value-type="float">
            <text:p>105.306074</text:p>
          </table:table-cell>
          <table:table-cell office:value-type="float" office:value="40.286767" calcext:value-type="float">
            <text:p>40.286767</text:p>
          </table:table-cell>
          <table:table-cell office:value-type="float" office:value="91.994777" calcext:value-type="float">
            <text:p>91.994777</text:p>
          </table:table-cell>
          <table:table-cell office:value-type="float" office:value="43.446853" calcext:value-type="float">
            <text:p>43.446853</text:p>
          </table:table-cell>
          <table:table-cell office:value-type="float" office:value="53.943261" calcext:value-type="float">
            <text:p>53.943261</text:p>
          </table:table-cell>
          <table:table-cell office:value-type="float" office:value="111.334409" calcext:value-type="float">
            <text:p>111.334409</text:p>
          </table:table-cell>
          <table:table-cell office:value-type="float" office:value="126.842388" calcext:value-type="float">
            <text:p>126.842388</text:p>
          </table:table-cell>
          <table:table-cell office:value-type="float" office:value="30.238294" calcext:value-type="float">
            <text:p>30.238294</text:p>
          </table:table-cell>
          <table:table-cell office:value-type="float" office:value="43.533998" calcext:value-type="float">
            <text:p>43.533998</text:p>
          </table:table-cell>
          <table:table-cell office:value-type="float" office:value="40.621867" calcext:value-type="float">
            <text:p>40.621867</text:p>
          </table:table-cell>
          <table:table-cell office:value-type="float" office:value="37.117658" calcext:value-type="float">
            <text:p>37.117658</text:p>
          </table:table-cell>
          <table:table-cell office:value-type="float" office:value="37.673494" calcext:value-type="float">
            <text:p>37.673494</text:p>
          </table:table-cell>
          <table:table-cell office:value-type="float" office:value="40.222468" calcext:value-type="float">
            <text:p>40.222468</text:p>
          </table:table-cell>
          <table:table-cell office:value-type="float" office:value="44.833349" calcext:value-type="float">
            <text:p>44.833349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142.239484" calcext:value-type="float">
            <text:p>142.239484</text:p>
          </table:table-cell>
          <table:table-cell office:value-type="float" office:value="228.611775" calcext:value-type="float">
            <text:p>228.611775</text:p>
          </table:table-cell>
          <table:table-cell office:value-type="float" office:value="97.426376" calcext:value-type="float">
            <text:p>97.426376</text:p>
          </table:table-cell>
          <table:table-cell office:value-type="float" office:value="87.345861" calcext:value-type="float">
            <text:p>87.345861</text:p>
          </table:table-cell>
          <table:table-cell office:value-type="float" office:value="83.962295" calcext:value-type="float">
            <text:p>83.962295</text:p>
          </table:table-cell>
          <table:table-cell office:value-type="float" office:value="65.730798" calcext:value-type="float">
            <text:p>65.730798</text:p>
          </table:table-cell>
          <table:table-cell office:value-type="float" office:value="63.762738" calcext:value-type="float">
            <text:p>63.762738</text:p>
          </table:table-cell>
          <table:table-cell office:value-type="float" office:value="75.351957" calcext:value-type="float">
            <text:p>75.351957</text:p>
          </table:table-cell>
          <table:table-cell office:value-type="float" office:value="101.888407" calcext:value-type="float">
            <text:p>101.888407</text:p>
          </table:table-cell>
          <table:table-cell office:value-type="float" office:value="50.648556" calcext:value-type="float">
            <text:p>50.648556</text:p>
          </table:table-cell>
          <table:table-cell office:value-type="float" office:value="64.810414" calcext:value-type="float">
            <text:p>64.810414</text:p>
          </table:table-cell>
          <table:table-cell office:value-type="float" office:value="62.26413" calcext:value-type="float">
            <text:p>62.26413</text:p>
          </table:table-cell>
          <table:table-cell office:value-type="float" office:value="47.802049" calcext:value-type="float">
            <text:p>47.802049</text:p>
          </table:table-cell>
          <table:table-cell office:value-type="float" office:value="48.414948" calcext:value-type="float">
            <text:p>48.414948</text:p>
          </table:table-cell>
          <table:table-cell office:value-type="float" office:value="134.407943" calcext:value-type="float">
            <text:p>134.407943</text:p>
          </table:table-cell>
          <table:table-cell office:value-type="float" office:value="43.74104" calcext:value-type="float">
            <text:p>43.74104</text:p>
          </table:table-cell>
          <table:table-cell office:value-type="float" office:value="46.942546" calcext:value-type="float">
            <text:p>46.942546</text:p>
          </table:table-cell>
          <table:table-cell office:value-type="float" office:value="66.009475" calcext:value-type="float">
            <text:p>66.009475</text:p>
          </table:table-cell>
          <table:table-cell office:value-type="float" office:value="93.194754" calcext:value-type="float">
            <text:p>93.194754</text:p>
          </table:table-cell>
          <table:table-cell office:value-type="float" office:value="45.792287" calcext:value-type="float">
            <text:p>45.792287</text:p>
          </table:table-cell>
          <table:table-cell office:value-type="float" office:value="52.202306" calcext:value-type="float">
            <text:p>52.202306</text:p>
          </table:table-cell>
          <table:table-cell office:value-type="float" office:value="42.114813" calcext:value-type="float">
            <text:p>42.114813</text:p>
          </table:table-cell>
          <table:table-cell office:value-type="float" office:value="45.029726" calcext:value-type="float">
            <text:p>45.029726</text:p>
          </table:table-cell>
          <table:table-cell office:value-type="float" office:value="44.107246" calcext:value-type="float">
            <text:p>44.107246</text:p>
          </table:table-cell>
          <table:table-cell office:value-type="float" office:value="46.330879" calcext:value-type="float">
            <text:p>46.330879</text:p>
          </table:table-cell>
          <table:table-cell office:value-type="float" office:value="38.488413" calcext:value-type="float">
            <text:p>38.488413</text:p>
          </table:table-cell>
          <table:table-cell office:value-type="float" office:value="40.972292" calcext:value-type="float">
            <text:p>40.972292</text:p>
          </table:table-cell>
          <table:table-cell office:value-type="float" office:value="141.550182" calcext:value-type="float">
            <text:p>141.550182</text:p>
          </table:table-cell>
          <table:table-cell office:value-type="float" office:value="40.992278" calcext:value-type="float">
            <text:p>40.992278</text:p>
          </table:table-cell>
          <table:table-cell office:value-type="float" office:value="40.0393" calcext:value-type="float">
            <text:p>40.0393</text:p>
          </table:table-cell>
          <table:table-cell office:value-type="float" office:value="96.163594" calcext:value-type="float">
            <text:p>96.163594</text:p>
          </table:table-cell>
          <table:table-cell office:value-type="float" office:value="40.347811" calcext:value-type="float">
            <text:p>40.347811</text:p>
          </table:table-cell>
        </table:table-row>
        <table:table-row table:style-name="ro2">
          <table:table-cell office:value-type="float" office:value="500000" calcext:value-type="float">
            <text:p>500000</text:p>
          </table:table-cell>
          <table:table-cell office:value-type="float" office:value="131.978758" calcext:value-type="float">
            <text:p>131.978758</text:p>
          </table:table-cell>
          <table:table-cell office:value-type="float" office:value="184.264293" calcext:value-type="float">
            <text:p>184.264293</text:p>
          </table:table-cell>
          <table:table-cell office:value-type="float" office:value="112.860352" calcext:value-type="float">
            <text:p>112.860352</text:p>
          </table:table-cell>
          <table:table-cell office:value-type="float" office:value="114.752859" calcext:value-type="float">
            <text:p>114.752859</text:p>
          </table:table-cell>
          <table:table-cell office:value-type="float" office:value="104.457703" calcext:value-type="float">
            <text:p>104.457703</text:p>
          </table:table-cell>
          <table:table-cell office:value-type="float" office:value="201.89198" calcext:value-type="float">
            <text:p>201.89198</text:p>
          </table:table-cell>
          <table:table-cell office:value-type="float" office:value="71.681515" calcext:value-type="float">
            <text:p>71.681515</text:p>
          </table:table-cell>
          <table:table-cell office:value-type="float" office:value="63.428148" calcext:value-type="float">
            <text:p>63.428148</text:p>
          </table:table-cell>
          <table:table-cell office:value-type="float" office:value="85.29144" calcext:value-type="float">
            <text:p>85.29144</text:p>
          </table:table-cell>
          <table:table-cell office:value-type="float" office:value="68.712594" calcext:value-type="float">
            <text:p>68.712594</text:p>
          </table:table-cell>
          <table:table-cell office:value-type="float" office:value="86.512173" calcext:value-type="float">
            <text:p>86.512173</text:p>
          </table:table-cell>
          <table:table-cell office:value-type="float" office:value="61.697397" calcext:value-type="float">
            <text:p>61.697397</text:p>
          </table:table-cell>
          <table:table-cell office:value-type="float" office:value="71.446846" calcext:value-type="float">
            <text:p>71.446846</text:p>
          </table:table-cell>
          <table:table-cell office:value-type="float" office:value="143.857191" calcext:value-type="float">
            <text:p>143.857191</text:p>
          </table:table-cell>
          <table:table-cell office:value-type="float" office:value="128.029763" calcext:value-type="float">
            <text:p>128.029763</text:p>
          </table:table-cell>
          <table:table-cell office:value-type="float" office:value="53.396713" calcext:value-type="float">
            <text:p>53.396713</text:p>
          </table:table-cell>
          <table:table-cell office:value-type="float" office:value="107.979356" calcext:value-type="float">
            <text:p>107.979356</text:p>
          </table:table-cell>
          <table:table-cell office:value-type="float" office:value="52.81475" calcext:value-type="float">
            <text:p>52.81475</text:p>
          </table:table-cell>
          <table:table-cell office:value-type="float" office:value="52.219883" calcext:value-type="float">
            <text:p>52.219883</text:p>
          </table:table-cell>
          <table:table-cell office:value-type="float" office:value="80.579961" calcext:value-type="float">
            <text:p>80.579961</text:p>
          </table:table-cell>
          <table:table-cell office:value-type="float" office:value="125.784035" calcext:value-type="float">
            <text:p>125.784035</text:p>
          </table:table-cell>
          <table:table-cell office:value-type="float" office:value="56.319138" calcext:value-type="float">
            <text:p>56.319138</text:p>
          </table:table-cell>
          <table:table-cell office:value-type="float" office:value="117.528729" calcext:value-type="float">
            <text:p>117.528729</text:p>
          </table:table-cell>
          <table:table-cell office:value-type="float" office:value="49.455014" calcext:value-type="float">
            <text:p>49.455014</text:p>
          </table:table-cell>
          <table:table-cell office:value-type="float" office:value="123.641142" calcext:value-type="float">
            <text:p>123.641142</text:p>
          </table:table-cell>
          <table:table-cell office:value-type="float" office:value="51.580727" calcext:value-type="float">
            <text:p>51.580727</text:p>
          </table:table-cell>
          <table:table-cell office:value-type="float" office:value="50.147917" calcext:value-type="float">
            <text:p>50.147917</text:p>
          </table:table-cell>
          <table:table-cell office:value-type="float" office:value="44.903233" calcext:value-type="float">
            <text:p>44.903233</text:p>
          </table:table-cell>
          <table:table-cell office:value-type="float" office:value="135.998126" calcext:value-type="float">
            <text:p>135.998126</text:p>
          </table:table-cell>
          <table:table-cell office:value-type="float" office:value="44.325787" calcext:value-type="float">
            <text:p>44.325787</text:p>
          </table:table-cell>
          <table:table-cell office:value-type="float" office:value="46.047063" calcext:value-type="float">
            <text:p>46.047063</text:p>
          </table:table-cell>
          <table:table-cell office:value-type="float" office:value="48.676612" calcext:value-type="float">
            <text:p>48.676612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office:value-type="float" office:value="160.894725" calcext:value-type="float">
            <text:p>160.894725</text:p>
          </table:table-cell>
          <table:table-cell office:value-type="float" office:value="372.956932" calcext:value-type="float">
            <text:p>372.956932</text:p>
          </table:table-cell>
          <table:table-cell office:value-type="float" office:value="156.345892" calcext:value-type="float">
            <text:p>156.345892</text:p>
          </table:table-cell>
          <table:table-cell office:value-type="float" office:value="136.797864" calcext:value-type="float">
            <text:p>136.797864</text:p>
          </table:table-cell>
          <table:table-cell office:value-type="float" office:value="99.383413" calcext:value-type="float">
            <text:p>99.383413</text:p>
          </table:table-cell>
          <table:table-cell office:value-type="float" office:value="110.922887" calcext:value-type="float">
            <text:p>110.922887</text:p>
          </table:table-cell>
          <table:table-cell office:value-type="float" office:value="98.186536" calcext:value-type="float">
            <text:p>98.186536</text:p>
          </table:table-cell>
          <table:table-cell office:value-type="float" office:value="105.156295" calcext:value-type="float">
            <text:p>105.156295</text:p>
          </table:table-cell>
          <table:table-cell office:value-type="float" office:value="93.298168" calcext:value-type="float">
            <text:p>93.298168</text:p>
          </table:table-cell>
          <table:table-cell office:value-type="float" office:value="80.850173" calcext:value-type="float">
            <text:p>80.850173</text:p>
          </table:table-cell>
          <table:table-cell office:value-type="float" office:value="73.031356" calcext:value-type="float">
            <text:p>73.031356</text:p>
          </table:table-cell>
          <table:table-cell office:value-type="float" office:value="65.142115" calcext:value-type="float">
            <text:p>65.142115</text:p>
          </table:table-cell>
          <table:table-cell office:value-type="float" office:value="76.386306" calcext:value-type="float">
            <text:p>76.386306</text:p>
          </table:table-cell>
          <table:table-cell office:value-type="float" office:value="188.964154" calcext:value-type="float">
            <text:p>188.964154</text:p>
          </table:table-cell>
          <table:table-cell office:value-type="float" office:value="146.802043" calcext:value-type="float">
            <text:p>146.802043</text:p>
          </table:table-cell>
          <table:table-cell office:value-type="float" office:value="162.384376" calcext:value-type="float">
            <text:p>162.384376</text:p>
          </table:table-cell>
          <table:table-cell office:value-type="float" office:value="64.74008" calcext:value-type="float">
            <text:p>64.74008</text:p>
          </table:table-cell>
          <table:table-cell office:value-type="float" office:value="156.244288" calcext:value-type="float">
            <text:p>156.244288</text:p>
          </table:table-cell>
          <table:table-cell office:value-type="float" office:value="62.409797" calcext:value-type="float">
            <text:p>62.409797</text:p>
          </table:table-cell>
          <table:table-cell office:value-type="float" office:value="61.570382" calcext:value-type="float">
            <text:p>61.570382</text:p>
          </table:table-cell>
          <table:table-cell office:value-type="float" office:value="61.461073" calcext:value-type="float">
            <text:p>61.461073</text:p>
          </table:table-cell>
          <table:table-cell office:value-type="float" office:value="54.143779" calcext:value-type="float">
            <text:p>54.143779</text:p>
          </table:table-cell>
          <table:table-cell office:value-type="float" office:value="53.178374" calcext:value-type="float">
            <text:p>53.178374</text:p>
          </table:table-cell>
          <table:table-cell office:value-type="float" office:value="133.37379" calcext:value-type="float">
            <text:p>133.37379</text:p>
          </table:table-cell>
          <table:table-cell office:value-type="float" office:value="183.51127" calcext:value-type="float">
            <text:p>183.51127</text:p>
          </table:table-cell>
          <table:table-cell office:value-type="float" office:value="56.548157" calcext:value-type="float">
            <text:p>56.548157</text:p>
          </table:table-cell>
          <table:table-cell office:value-type="float" office:value="50.663192" calcext:value-type="float">
            <text:p>50.663192</text:p>
          </table:table-cell>
          <table:table-cell office:value-type="float" office:value="52.944889" calcext:value-type="float">
            <text:p>52.944889</text:p>
          </table:table-cell>
          <table:table-cell office:value-type="float" office:value="64.673347" calcext:value-type="float">
            <text:p>64.673347</text:p>
          </table:table-cell>
          <table:table-cell office:value-type="float" office:value="56.839408" calcext:value-type="float">
            <text:p>56.839408</text:p>
          </table:table-cell>
          <table:table-cell office:value-type="float" office:value="95.807262" calcext:value-type="float">
            <text:p>95.807262</text:p>
          </table:table-cell>
          <table:table-cell office:value-type="float" office:value="107.56361" calcext:value-type="float">
            <text:p>107.56361</text:p>
          </table:table-cell>
        </table:table-row>
        <table:table-row table:style-name="ro2">
          <table:table-cell office:value-type="float" office:value="700000" calcext:value-type="float">
            <text:p>700000</text:p>
          </table:table-cell>
          <table:table-cell office:value-type="float" office:value="189.083531" calcext:value-type="float">
            <text:p>189.083531</text:p>
          </table:table-cell>
          <table:table-cell office:value-type="float" office:value="342.038453" calcext:value-type="float">
            <text:p>342.038453</text:p>
          </table:table-cell>
          <table:table-cell office:value-type="float" office:value="159.085572" calcext:value-type="float">
            <text:p>159.085572</text:p>
          </table:table-cell>
          <table:table-cell office:value-type="float" office:value="158.888497" calcext:value-type="float">
            <text:p>158.888497</text:p>
          </table:table-cell>
          <table:table-cell office:value-type="float" office:value="146.025294" calcext:value-type="float">
            <text:p>146.025294</text:p>
          </table:table-cell>
          <table:table-cell office:value-type="float" office:value="123.04078" calcext:value-type="float">
            <text:p>123.04078</text:p>
          </table:table-cell>
          <table:table-cell office:value-type="float" office:value="105.115977" calcext:value-type="float">
            <text:p>105.115977</text:p>
          </table:table-cell>
          <table:table-cell office:value-type="float" office:value="181.84838" calcext:value-type="float">
            <text:p>181.84838</text:p>
          </table:table-cell>
          <table:table-cell office:value-type="float" office:value="112.975762" calcext:value-type="float">
            <text:p>112.975762</text:p>
          </table:table-cell>
          <table:table-cell office:value-type="float" office:value="103.116787" calcext:value-type="float">
            <text:p>103.116787</text:p>
          </table:table-cell>
          <table:table-cell office:value-type="float" office:value="79.83002" calcext:value-type="float">
            <text:p>79.83002</text:p>
          </table:table-cell>
          <table:table-cell office:value-type="float" office:value="84.758521" calcext:value-type="float">
            <text:p>84.758521</text:p>
          </table:table-cell>
          <table:table-cell office:value-type="float" office:value="77.871938" calcext:value-type="float">
            <text:p>77.871938</text:p>
          </table:table-cell>
          <table:table-cell office:value-type="float" office:value="80.774608" calcext:value-type="float">
            <text:p>80.774608</text:p>
          </table:table-cell>
          <table:table-cell office:value-type="float" office:value="84.086618" calcext:value-type="float">
            <text:p>84.086618</text:p>
          </table:table-cell>
          <table:table-cell office:value-type="float" office:value="66.715406" calcext:value-type="float">
            <text:p>66.715406</text:p>
          </table:table-cell>
          <table:table-cell office:value-type="float" office:value="67.006476" calcext:value-type="float">
            <text:p>67.006476</text:p>
          </table:table-cell>
          <table:table-cell office:value-type="float" office:value="141.478481" calcext:value-type="float">
            <text:p>141.478481</text:p>
          </table:table-cell>
          <table:table-cell office:value-type="float" office:value="124.664045" calcext:value-type="float">
            <text:p>124.664045</text:p>
          </table:table-cell>
          <table:table-cell office:value-type="float" office:value="68.479547" calcext:value-type="float">
            <text:p>68.479547</text:p>
          </table:table-cell>
          <table:table-cell office:value-type="float" office:value="59.575361" calcext:value-type="float">
            <text:p>59.575361</text:p>
          </table:table-cell>
          <table:table-cell office:value-type="float" office:value="72.844651" calcext:value-type="float">
            <text:p>72.844651</text:p>
          </table:table-cell>
          <table:table-cell office:value-type="float" office:value="142.501694" calcext:value-type="float">
            <text:p>142.501694</text:p>
          </table:table-cell>
          <table:table-cell office:value-type="float" office:value="59.541575" calcext:value-type="float">
            <text:p>59.541575</text:p>
          </table:table-cell>
          <table:table-cell office:value-type="float" office:value="75.596483" calcext:value-type="float">
            <text:p>75.596483</text:p>
          </table:table-cell>
          <table:table-cell office:value-type="float" office:value="61.827962" calcext:value-type="float">
            <text:p>61.827962</text:p>
          </table:table-cell>
          <table:table-cell office:value-type="float" office:value="56.707205" calcext:value-type="float">
            <text:p>56.707205</text:p>
          </table:table-cell>
          <table:table-cell office:value-type="float" office:value="62.060513" calcext:value-type="float">
            <text:p>62.060513</text:p>
          </table:table-cell>
          <table:table-cell office:value-type="float" office:value="65.902469" calcext:value-type="float">
            <text:p>65.902469</text:p>
          </table:table-cell>
          <table:table-cell office:value-type="float" office:value="171.775425" calcext:value-type="float">
            <text:p>171.775425</text:p>
          </table:table-cell>
          <table:table-cell office:value-type="float" office:value="128.651765" calcext:value-type="float">
            <text:p>128.651765</text:p>
          </table:table-cell>
          <table:table-cell office:value-type="float" office:value="182.334712" calcext:value-type="float">
            <text:p>182.334712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office:value-type="float" office:value="210.688823" calcext:value-type="float">
            <text:p>210.688823</text:p>
          </table:table-cell>
          <table:table-cell office:value-type="float" office:value="339.058622" calcext:value-type="float">
            <text:p>339.058622</text:p>
          </table:table-cell>
          <table:table-cell office:value-type="float" office:value="195.747057" calcext:value-type="float">
            <text:p>195.747057</text:p>
          </table:table-cell>
          <table:table-cell office:value-type="float" office:value="177.408158" calcext:value-type="float">
            <text:p>177.408158</text:p>
          </table:table-cell>
          <table:table-cell office:value-type="float" office:value="147.401491" calcext:value-type="float">
            <text:p>147.401491</text:p>
          </table:table-cell>
          <table:table-cell office:value-type="float" office:value="127.276251" calcext:value-type="float">
            <text:p>127.276251</text:p>
          </table:table-cell>
          <table:table-cell office:value-type="float" office:value="121.179299" calcext:value-type="float">
            <text:p>121.179299</text:p>
          </table:table-cell>
          <table:table-cell office:value-type="float" office:value="111.772999" calcext:value-type="float">
            <text:p>111.772999</text:p>
          </table:table-cell>
          <table:table-cell office:value-type="float" office:value="110.984298" calcext:value-type="float">
            <text:p>110.984298</text:p>
          </table:table-cell>
          <table:table-cell office:value-type="float" office:value="161.72779" calcext:value-type="float">
            <text:p>161.72779</text:p>
          </table:table-cell>
          <table:table-cell office:value-type="float" office:value="94.854136" calcext:value-type="float">
            <text:p>94.854136</text:p>
          </table:table-cell>
          <table:table-cell office:value-type="float" office:value="86.758627" calcext:value-type="float">
            <text:p>86.758627</text:p>
          </table:table-cell>
          <table:table-cell office:value-type="float" office:value="177.604638" calcext:value-type="float">
            <text:p>177.604638</text:p>
          </table:table-cell>
          <table:table-cell office:value-type="float" office:value="208.557959" calcext:value-type="float">
            <text:p>208.557959</text:p>
          </table:table-cell>
          <table:table-cell office:value-type="float" office:value="81.409686" calcext:value-type="float">
            <text:p>81.409686</text:p>
          </table:table-cell>
          <table:table-cell office:value-type="float" office:value="163.395632" calcext:value-type="float">
            <text:p>163.395632</text:p>
          </table:table-cell>
          <table:table-cell office:value-type="float" office:value="74.749285" calcext:value-type="float">
            <text:p>74.749285</text:p>
          </table:table-cell>
          <table:table-cell office:value-type="float" office:value="85.112114" calcext:value-type="float">
            <text:p>85.112114</text:p>
          </table:table-cell>
          <table:table-cell office:value-type="float" office:value="81.942285" calcext:value-type="float">
            <text:p>81.942285</text:p>
          </table:table-cell>
          <table:table-cell office:value-type="float" office:value="77.923768" calcext:value-type="float">
            <text:p>77.923768</text:p>
          </table:table-cell>
          <table:table-cell office:value-type="float" office:value="92.205113" calcext:value-type="float">
            <text:p>92.205113</text:p>
          </table:table-cell>
          <table:table-cell office:value-type="float" office:value="135.064295" calcext:value-type="float">
            <text:p>135.064295</text:p>
          </table:table-cell>
          <table:table-cell office:value-type="float" office:value="63.639843" calcext:value-type="float">
            <text:p>63.639843</text:p>
          </table:table-cell>
          <table:table-cell office:value-type="float" office:value="139.087413" calcext:value-type="float">
            <text:p>139.087413</text:p>
          </table:table-cell>
          <table:table-cell office:value-type="float" office:value="144.491084" calcext:value-type="float">
            <text:p>144.491084</text:p>
          </table:table-cell>
          <table:table-cell office:value-type="float" office:value="69.624414" calcext:value-type="float">
            <text:p>69.624414</text:p>
          </table:table-cell>
          <table:table-cell office:value-type="float" office:value="72.842342" calcext:value-type="float">
            <text:p>72.842342</text:p>
          </table:table-cell>
          <table:table-cell office:value-type="float" office:value="72.215377" calcext:value-type="float">
            <text:p>72.215377</text:p>
          </table:table-cell>
          <table:table-cell office:value-type="float" office:value="100.348328" calcext:value-type="float">
            <text:p>100.348328</text:p>
          </table:table-cell>
          <table:table-cell office:value-type="float" office:value="187.902763" calcext:value-type="float">
            <text:p>187.902763</text:p>
          </table:table-cell>
          <table:table-cell office:value-type="float" office:value="144.018034" calcext:value-type="float">
            <text:p>144.018034</text:p>
          </table:table-cell>
          <table:table-cell office:value-type="float" office:value="59.70259" calcext:value-type="float">
            <text:p>59.70259</text:p>
          </table:table-cell>
        </table:table-row>
        <table:table-row table:style-name="ro2">
          <table:table-cell office:value-type="float" office:value="900000" calcext:value-type="float">
            <text:p>900000</text:p>
          </table:table-cell>
          <table:table-cell office:value-type="float" office:value="242.869205" calcext:value-type="float">
            <text:p>242.869205</text:p>
          </table:table-cell>
          <table:table-cell office:value-type="float" office:value="641.921597" calcext:value-type="float">
            <text:p>641.921597</text:p>
          </table:table-cell>
          <table:table-cell office:value-type="float" office:value="225.733558" calcext:value-type="float">
            <text:p>225.733558</text:p>
          </table:table-cell>
          <table:table-cell office:value-type="float" office:value="196.602019" calcext:value-type="float">
            <text:p>196.602019</text:p>
          </table:table-cell>
          <table:table-cell office:value-type="float" office:value="161.448993" calcext:value-type="float">
            <text:p>161.448993</text:p>
          </table:table-cell>
          <table:table-cell office:value-type="float" office:value="150.487846" calcext:value-type="float">
            <text:p>150.487846</text:p>
          </table:table-cell>
          <table:table-cell office:value-type="float" office:value="130.91772" calcext:value-type="float">
            <text:p>130.91772</text:p>
          </table:table-cell>
          <table:table-cell office:value-type="float" office:value="135.136092" calcext:value-type="float">
            <text:p>135.136092</text:p>
          </table:table-cell>
          <table:table-cell office:value-type="float" office:value="225.761616" calcext:value-type="float">
            <text:p>225.761616</text:p>
          </table:table-cell>
          <table:table-cell office:value-type="float" office:value="102.55667" calcext:value-type="float">
            <text:p>102.55667</text:p>
          </table:table-cell>
          <table:table-cell office:value-type="float" office:value="105.279977" calcext:value-type="float">
            <text:p>105.279977</text:p>
          </table:table-cell>
          <table:table-cell office:value-type="float" office:value="175.961817" calcext:value-type="float">
            <text:p>175.961817</text:p>
          </table:table-cell>
          <table:table-cell office:value-type="float" office:value="101.290443" calcext:value-type="float">
            <text:p>101.290443</text:p>
          </table:table-cell>
          <table:table-cell office:value-type="float" office:value="94.077363" calcext:value-type="float">
            <text:p>94.077363</text:p>
          </table:table-cell>
          <table:table-cell office:value-type="float" office:value="136.636195" calcext:value-type="float">
            <text:p>136.636195</text:p>
          </table:table-cell>
          <table:table-cell office:value-type="float" office:value="193.564049" calcext:value-type="float">
            <text:p>193.564049</text:p>
          </table:table-cell>
          <table:table-cell office:value-type="float" office:value="81.37728" calcext:value-type="float">
            <text:p>81.37728</text:p>
          </table:table-cell>
          <table:table-cell office:value-type="float" office:value="82.187913" calcext:value-type="float">
            <text:p>82.187913</text:p>
          </table:table-cell>
          <table:table-cell office:value-type="float" office:value="79.684876" calcext:value-type="float">
            <text:p>79.684876</text:p>
          </table:table-cell>
          <table:table-cell office:value-type="float" office:value="81.851448" calcext:value-type="float">
            <text:p>81.851448</text:p>
          </table:table-cell>
          <table:table-cell office:value-type="float" office:value="86.010114" calcext:value-type="float">
            <text:p>86.010114</text:p>
          </table:table-cell>
          <table:table-cell office:value-type="float" office:value="87.291484" calcext:value-type="float">
            <text:p>87.291484</text:p>
          </table:table-cell>
          <table:table-cell office:value-type="float" office:value="179.059712" calcext:value-type="float">
            <text:p>179.059712</text:p>
          </table:table-cell>
          <table:table-cell office:value-type="float" office:value="75.361869" calcext:value-type="float">
            <text:p>75.361869</text:p>
          </table:table-cell>
          <table:table-cell office:value-type="float" office:value="178.05357" calcext:value-type="float">
            <text:p>178.05357</text:p>
          </table:table-cell>
          <table:table-cell office:value-type="float" office:value="74.12707" calcext:value-type="float">
            <text:p>74.12707</text:p>
          </table:table-cell>
          <table:table-cell office:value-type="float" office:value="167.229063" calcext:value-type="float">
            <text:p>167.229063</text:p>
          </table:table-cell>
          <table:table-cell office:value-type="float" office:value="80.108909" calcext:value-type="float">
            <text:p>80.108909</text:p>
          </table:table-cell>
          <table:table-cell office:value-type="float" office:value="159.9743" calcext:value-type="float">
            <text:p>159.9743</text:p>
          </table:table-cell>
          <table:table-cell office:value-type="float" office:value="74.800783" calcext:value-type="float">
            <text:p>74.800783</text:p>
          </table:table-cell>
          <table:table-cell office:value-type="float" office:value="84.62704" calcext:value-type="float">
            <text:p>84.62704</text:p>
          </table:table-cell>
          <table:table-cell office:value-type="float" office:value="128.3813" calcext:value-type="float">
            <text:p>128.3813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264.821887" calcext:value-type="float">
            <text:p>264.821887</text:p>
          </table:table-cell>
          <table:table-cell office:value-type="float" office:value="432.506529" calcext:value-type="float">
            <text:p>432.506529</text:p>
          </table:table-cell>
          <table:table-cell office:value-type="float" office:value="249.268878" calcext:value-type="float">
            <text:p>249.268878</text:p>
          </table:table-cell>
          <table:table-cell office:value-type="float" office:value="221.382773" calcext:value-type="float">
            <text:p>221.382773</text:p>
          </table:table-cell>
          <table:table-cell office:value-type="float" office:value="192.731075" calcext:value-type="float">
            <text:p>192.731075</text:p>
          </table:table-cell>
          <table:table-cell office:value-type="float" office:value="175.707638" calcext:value-type="float">
            <text:p>175.707638</text:p>
          </table:table-cell>
          <table:table-cell office:value-type="float" office:value="143.111675" calcext:value-type="float">
            <text:p>143.111675</text:p>
          </table:table-cell>
          <table:table-cell office:value-type="float" office:value="138.799019" calcext:value-type="float">
            <text:p>138.799019</text:p>
          </table:table-cell>
          <table:table-cell office:value-type="float" office:value="139.715745" calcext:value-type="float">
            <text:p>139.715745</text:p>
          </table:table-cell>
          <table:table-cell office:value-type="float" office:value="136.957755" calcext:value-type="float">
            <text:p>136.957755</text:p>
          </table:table-cell>
          <table:table-cell office:value-type="float" office:value="128.916485" calcext:value-type="float">
            <text:p>128.916485</text:p>
          </table:table-cell>
          <table:table-cell office:value-type="float" office:value="220.110641" calcext:value-type="float">
            <text:p>220.110641</text:p>
          </table:table-cell>
          <table:table-cell office:value-type="float" office:value="105.860101" calcext:value-type="float">
            <text:p>105.860101</text:p>
          </table:table-cell>
          <table:table-cell office:value-type="float" office:value="106.443661" calcext:value-type="float">
            <text:p>106.443661</text:p>
          </table:table-cell>
          <table:table-cell office:value-type="float" office:value="132.011486" calcext:value-type="float">
            <text:p>132.011486</text:p>
          </table:table-cell>
          <table:table-cell office:value-type="float" office:value="206.474513" calcext:value-type="float">
            <text:p>206.474513</text:p>
          </table:table-cell>
          <table:table-cell office:value-type="float" office:value="96.510199" calcext:value-type="float">
            <text:p>96.510199</text:p>
          </table:table-cell>
          <table:table-cell office:value-type="float" office:value="160.74169" calcext:value-type="float">
            <text:p>160.74169</text:p>
          </table:table-cell>
          <table:table-cell office:value-type="float" office:value="115.297456" calcext:value-type="float">
            <text:p>115.297456</text:p>
          </table:table-cell>
          <table:table-cell office:value-type="float" office:value="144.517308" calcext:value-type="float">
            <text:p>144.517308</text:p>
          </table:table-cell>
          <table:table-cell office:value-type="float" office:value="218.348066" calcext:value-type="float">
            <text:p>218.348066</text:p>
          </table:table-cell>
          <table:table-cell office:value-type="float" office:value="88.246558" calcext:value-type="float">
            <text:p>88.246558</text:p>
          </table:table-cell>
          <table:table-cell office:value-type="float" office:value="86.94651" calcext:value-type="float">
            <text:p>86.94651</text:p>
          </table:table-cell>
          <table:table-cell office:value-type="float" office:value="163.387295" calcext:value-type="float">
            <text:p>163.387295</text:p>
          </table:table-cell>
          <table:table-cell office:value-type="float" office:value="159.636844" calcext:value-type="float">
            <text:p>159.636844</text:p>
          </table:table-cell>
          <table:table-cell office:value-type="float" office:value="215.61807" calcext:value-type="float">
            <text:p>215.61807</text:p>
          </table:table-cell>
          <table:table-cell office:value-type="float" office:value="81.881728" calcext:value-type="float">
            <text:p>81.881728</text:p>
          </table:table-cell>
          <table:table-cell office:value-type="float" office:value="84.726366" calcext:value-type="float">
            <text:p>84.726366</text:p>
          </table:table-cell>
          <table:table-cell office:value-type="float" office:value="80.940641" calcext:value-type="float">
            <text:p>80.940641</text:p>
          </table:table-cell>
          <table:table-cell office:value-type="float" office:value="78.857574" calcext:value-type="float">
            <text:p>78.857574</text:p>
          </table:table-cell>
          <table:table-cell office:value-type="float" office:value="189.867453" calcext:value-type="float">
            <text:p>189.867453</text:p>
          </table:table-cell>
          <table:table-cell office:value-type="float" office:value="154.822853" calcext:value-type="float">
            <text:p>154.822853</text:p>
          </table:table-cell>
        </table:table-row>
        <table:table-row table:style-name="ro2">
          <table:table-cell office:value-type="float" office:value="1100000" calcext:value-type="float">
            <text:p>1100000</text:p>
          </table:table-cell>
          <table:table-cell office:value-type="float" office:value="287.905756" calcext:value-type="float">
            <text:p>287.905756</text:p>
          </table:table-cell>
          <table:table-cell office:value-type="float" office:value="496.541437" calcext:value-type="float">
            <text:p>496.541437</text:p>
          </table:table-cell>
          <table:table-cell office:value-type="float" office:value="265.918654" calcext:value-type="float">
            <text:p>265.918654</text:p>
          </table:table-cell>
          <table:table-cell office:value-type="float" office:value="263.08011" calcext:value-type="float">
            <text:p>263.08011</text:p>
          </table:table-cell>
          <table:table-cell office:value-type="float" office:value="216.561809" calcext:value-type="float">
            <text:p>216.561809</text:p>
          </table:table-cell>
          <table:table-cell office:value-type="float" office:value="190.157102" calcext:value-type="float">
            <text:p>190.157102</text:p>
          </table:table-cell>
          <table:table-cell office:value-type="float" office:value="161.211058" calcext:value-type="float">
            <text:p>161.211058</text:p>
          </table:table-cell>
          <table:table-cell office:value-type="float" office:value="170.629491" calcext:value-type="float">
            <text:p>170.629491</text:p>
          </table:table-cell>
          <table:table-cell office:value-type="float" office:value="145.04699" calcext:value-type="float">
            <text:p>145.04699</text:p>
          </table:table-cell>
          <table:table-cell office:value-type="float" office:value="228.637034" calcext:value-type="float">
            <text:p>228.637034</text:p>
          </table:table-cell>
          <table:table-cell office:value-type="float" office:value="122.794054" calcext:value-type="float">
            <text:p>122.794054</text:p>
          </table:table-cell>
          <table:table-cell office:value-type="float" office:value="121.862089" calcext:value-type="float">
            <text:p>121.862089</text:p>
          </table:table-cell>
          <table:table-cell office:value-type="float" office:value="116.117161" calcext:value-type="float">
            <text:p>116.117161</text:p>
          </table:table-cell>
          <table:table-cell office:value-type="float" office:value="113.069387" calcext:value-type="float">
            <text:p>113.069387</text:p>
          </table:table-cell>
          <table:table-cell office:value-type="float" office:value="110.363892" calcext:value-type="float">
            <text:p>110.363892</text:p>
          </table:table-cell>
          <table:table-cell office:value-type="float" office:value="193.206762" calcext:value-type="float">
            <text:p>193.206762</text:p>
          </table:table-cell>
          <table:table-cell office:value-type="float" office:value="221.87294" calcext:value-type="float">
            <text:p>221.87294</text:p>
          </table:table-cell>
          <table:table-cell office:value-type="float" office:value="165.701775" calcext:value-type="float">
            <text:p>165.701775</text:p>
          </table:table-cell>
          <table:table-cell office:value-type="float" office:value="135.250624" calcext:value-type="float">
            <text:p>135.250624</text:p>
          </table:table-cell>
          <table:table-cell office:value-type="float" office:value="94.952394" calcext:value-type="float">
            <text:p>94.952394</text:p>
          </table:table-cell>
          <table:table-cell office:value-type="float" office:value="177.251606" calcext:value-type="float">
            <text:p>177.251606</text:p>
          </table:table-cell>
          <table:table-cell office:value-type="float" office:value="116.69926" calcext:value-type="float">
            <text:p>116.69926</text:p>
          </table:table-cell>
          <table:table-cell office:value-type="float" office:value="104.978144" calcext:value-type="float">
            <text:p>104.978144</text:p>
          </table:table-cell>
          <table:table-cell office:value-type="float" office:value="85.484799" calcext:value-type="float">
            <text:p>85.484799</text:p>
          </table:table-cell>
          <table:table-cell office:value-type="float" office:value="95.922051" calcext:value-type="float">
            <text:p>95.922051</text:p>
          </table:table-cell>
          <table:table-cell office:value-type="float" office:value="168.762119" calcext:value-type="float">
            <text:p>168.762119</text:p>
          </table:table-cell>
          <table:table-cell office:value-type="float" office:value="90.166725" calcext:value-type="float">
            <text:p>90.166725</text:p>
          </table:table-cell>
          <table:table-cell office:value-type="float" office:value="119.389747" calcext:value-type="float">
            <text:p>119.389747</text:p>
          </table:table-cell>
          <table:table-cell office:value-type="float" office:value="83.008783" calcext:value-type="float">
            <text:p>83.008783</text:p>
          </table:table-cell>
          <table:table-cell office:value-type="float" office:value="86.065192" calcext:value-type="float">
            <text:p>86.065192</text:p>
          </table:table-cell>
          <table:table-cell office:value-type="float" office:value="163.316027" calcext:value-type="float">
            <text:p>163.316027</text:p>
          </table:table-cell>
          <table:table-cell office:value-type="float" office:value="199.934809" calcext:value-type="float">
            <text:p>199.934809</text:p>
          </table:table-cell>
        </table:table-row>
        <table:table-row table:style-name="ro2">
          <table:table-cell office:value-type="float" office:value="1200000" calcext:value-type="float">
            <text:p>1200000</text:p>
          </table:table-cell>
          <table:table-cell office:value-type="float" office:value="326.024947" calcext:value-type="float">
            <text:p>326.024947</text:p>
          </table:table-cell>
          <table:table-cell office:value-type="float" office:value="558.711403" calcext:value-type="float">
            <text:p>558.711403</text:p>
          </table:table-cell>
          <table:table-cell office:value-type="float" office:value="293.642231" calcext:value-type="float">
            <text:p>293.642231</text:p>
          </table:table-cell>
          <table:table-cell office:value-type="float" office:value="373.116609" calcext:value-type="float">
            <text:p>373.116609</text:p>
          </table:table-cell>
          <table:table-cell office:value-type="float" office:value="219.279827" calcext:value-type="float">
            <text:p>219.279827</text:p>
          </table:table-cell>
          <table:table-cell office:value-type="float" office:value="332.144246" calcext:value-type="float">
            <text:p>332.144246</text:p>
          </table:table-cell>
          <table:table-cell office:value-type="float" office:value="168.938962" calcext:value-type="float">
            <text:p>168.938962</text:p>
          </table:table-cell>
          <table:table-cell office:value-type="float" office:value="183.391811" calcext:value-type="float">
            <text:p>183.391811</text:p>
          </table:table-cell>
          <table:table-cell office:value-type="float" office:value="166.156028" calcext:value-type="float">
            <text:p>166.156028</text:p>
          </table:table-cell>
          <table:table-cell office:value-type="float" office:value="171.93254" calcext:value-type="float">
            <text:p>171.93254</text:p>
          </table:table-cell>
          <table:table-cell office:value-type="float" office:value="206.67949" calcext:value-type="float">
            <text:p>206.67949</text:p>
          </table:table-cell>
          <table:table-cell office:value-type="float" office:value="131.494369" calcext:value-type="float">
            <text:p>131.494369</text:p>
          </table:table-cell>
          <table:table-cell office:value-type="float" office:value="248.71399" calcext:value-type="float">
            <text:p>248.71399</text:p>
          </table:table-cell>
          <table:table-cell office:value-type="float" office:value="118.376886" calcext:value-type="float">
            <text:p>118.376886</text:p>
          </table:table-cell>
          <table:table-cell office:value-type="float" office:value="123.833949" calcext:value-type="float">
            <text:p>123.833949</text:p>
          </table:table-cell>
          <table:table-cell office:value-type="float" office:value="104.801226" calcext:value-type="float">
            <text:p>104.801226</text:p>
          </table:table-cell>
          <table:table-cell office:value-type="float" office:value="156.229765" calcext:value-type="float">
            <text:p>156.229765</text:p>
          </table:table-cell>
          <table:table-cell office:value-type="float" office:value="221.381544" calcext:value-type="float">
            <text:p>221.381544</text:p>
          </table:table-cell>
          <table:table-cell office:value-type="float" office:value="98.647946" calcext:value-type="float">
            <text:p>98.647946</text:p>
          </table:table-cell>
          <table:table-cell office:value-type="float" office:value="112.234022" calcext:value-type="float">
            <text:p>112.234022</text:p>
          </table:table-cell>
          <table:table-cell office:value-type="float" office:value="224.372976" calcext:value-type="float">
            <text:p>224.372976</text:p>
          </table:table-cell>
          <table:table-cell office:value-type="float" office:value="110.67586" calcext:value-type="float">
            <text:p>110.67586</text:p>
          </table:table-cell>
          <table:table-cell office:value-type="float" office:value="199.508342" calcext:value-type="float">
            <text:p>199.508342</text:p>
          </table:table-cell>
          <table:table-cell office:value-type="float" office:value="93.511207" calcext:value-type="float">
            <text:p>93.511207</text:p>
          </table:table-cell>
          <table:table-cell office:value-type="float" office:value="108.539286" calcext:value-type="float">
            <text:p>108.539286</text:p>
          </table:table-cell>
          <table:table-cell office:value-type="float" office:value="175.380824" calcext:value-type="float">
            <text:p>175.380824</text:p>
          </table:table-cell>
          <table:table-cell office:value-type="float" office:value="96.409397" calcext:value-type="float">
            <text:p>96.409397</text:p>
          </table:table-cell>
          <table:table-cell office:value-type="float" office:value="103.92052" calcext:value-type="float">
            <text:p>103.92052</text:p>
          </table:table-cell>
          <table:table-cell office:value-type="float" office:value="91.433189" calcext:value-type="float">
            <text:p>91.433189</text:p>
          </table:table-cell>
          <table:table-cell office:value-type="float" office:value="93.496232" calcext:value-type="float">
            <text:p>93.496232</text:p>
          </table:table-cell>
          <table:table-cell office:value-type="float" office:value="150.958986" calcext:value-type="float">
            <text:p>150.958986</text:p>
          </table:table-cell>
          <table:table-cell office:value-type="float" office:value="197.414107" calcext:value-type="float">
            <text:p>197.414107</text:p>
          </table:table-cell>
        </table:table-row>
        <table:table-row table:style-name="ro2">
          <table:table-cell office:value-type="float" office:value="1300000" calcext:value-type="float">
            <text:p>1300000</text:p>
          </table:table-cell>
          <table:table-cell office:value-type="float" office:value="345.959403" calcext:value-type="float">
            <text:p>345.959403</text:p>
          </table:table-cell>
          <table:table-cell office:value-type="float" office:value="617.364524" calcext:value-type="float">
            <text:p>617.364524</text:p>
          </table:table-cell>
          <table:table-cell office:value-type="float" office:value="360.697468" calcext:value-type="float">
            <text:p>360.697468</text:p>
          </table:table-cell>
          <table:table-cell office:value-type="float" office:value="330.389768" calcext:value-type="float">
            <text:p>330.389768</text:p>
          </table:table-cell>
          <table:table-cell office:value-type="float" office:value="266.059569" calcext:value-type="float">
            <text:p>266.059569</text:p>
          </table:table-cell>
          <table:table-cell office:value-type="float" office:value="215.27794" calcext:value-type="float">
            <text:p>215.27794</text:p>
          </table:table-cell>
          <table:table-cell office:value-type="float" office:value="342.127363" calcext:value-type="float">
            <text:p>342.127363</text:p>
          </table:table-cell>
          <table:table-cell office:value-type="float" office:value="174.063893" calcext:value-type="float">
            <text:p>174.063893</text:p>
          </table:table-cell>
          <table:table-cell office:value-type="float" office:value="257.201075" calcext:value-type="float">
            <text:p>257.201075</text:p>
          </table:table-cell>
          <table:table-cell office:value-type="float" office:value="165.040578" calcext:value-type="float">
            <text:p>165.040578</text:p>
          </table:table-cell>
          <table:table-cell office:value-type="float" office:value="225.984695" calcext:value-type="float">
            <text:p>225.984695</text:p>
          </table:table-cell>
          <table:table-cell office:value-type="float" office:value="133.290157" calcext:value-type="float">
            <text:p>133.290157</text:p>
          </table:table-cell>
          <table:table-cell office:value-type="float" office:value="196.339999" calcext:value-type="float">
            <text:p>196.339999</text:p>
          </table:table-cell>
          <table:table-cell office:value-type="float" office:value="147.482472" calcext:value-type="float">
            <text:p>147.482472</text:p>
          </table:table-cell>
          <table:table-cell office:value-type="float" office:value="124.346168" calcext:value-type="float">
            <text:p>124.346168</text:p>
          </table:table-cell>
          <table:table-cell office:value-type="float" office:value="252.771759" calcext:value-type="float">
            <text:p>252.771759</text:p>
          </table:table-cell>
          <table:table-cell office:value-type="float" office:value="129.172676" calcext:value-type="float">
            <text:p>129.172676</text:p>
          </table:table-cell>
          <table:table-cell office:value-type="float" office:value="123.983766" calcext:value-type="float">
            <text:p>123.983766</text:p>
          </table:table-cell>
          <table:table-cell office:value-type="float" office:value="213.51478" calcext:value-type="float">
            <text:p>213.51478</text:p>
          </table:table-cell>
          <table:table-cell office:value-type="float" office:value="181.56035" calcext:value-type="float">
            <text:p>181.56035</text:p>
          </table:table-cell>
          <table:table-cell office:value-type="float" office:value="109.180919" calcext:value-type="float">
            <text:p>109.180919</text:p>
          </table:table-cell>
          <table:table-cell office:value-type="float" office:value="108.611299" calcext:value-type="float">
            <text:p>108.611299</text:p>
          </table:table-cell>
          <table:table-cell office:value-type="float" office:value="154.00277" calcext:value-type="float">
            <text:p>154.00277</text:p>
          </table:table-cell>
          <table:table-cell office:value-type="float" office:value="110.735207" calcext:value-type="float">
            <text:p>110.735207</text:p>
          </table:table-cell>
          <table:table-cell office:value-type="float" office:value="108.134625" calcext:value-type="float">
            <text:p>108.134625</text:p>
          </table:table-cell>
          <table:table-cell office:value-type="float" office:value="254.726295" calcext:value-type="float">
            <text:p>254.726295</text:p>
          </table:table-cell>
          <table:table-cell office:value-type="float" office:value="103.88938" calcext:value-type="float">
            <text:p>103.88938</text:p>
          </table:table-cell>
          <table:table-cell office:value-type="float" office:value="94.640993" calcext:value-type="float">
            <text:p>94.640993</text:p>
          </table:table-cell>
          <table:table-cell office:value-type="float" office:value="95.972784" calcext:value-type="float">
            <text:p>95.972784</text:p>
          </table:table-cell>
          <table:table-cell office:value-type="float" office:value="96.612118" calcext:value-type="float">
            <text:p>96.612118</text:p>
          </table:table-cell>
          <table:table-cell office:value-type="float" office:value="97.53072" calcext:value-type="float">
            <text:p>97.53072</text:p>
          </table:table-cell>
          <table:table-cell office:value-type="float" office:value="221.629347" calcext:value-type="float">
            <text:p>221.629347</text:p>
          </table:table-cell>
        </table:table-row>
        <table:table-row table:style-name="ro2">
          <table:table-cell office:value-type="float" office:value="1400000" calcext:value-type="float">
            <text:p>1400000</text:p>
          </table:table-cell>
          <table:table-cell office:value-type="float" office:value="370.744146" calcext:value-type="float">
            <text:p>370.744146</text:p>
          </table:table-cell>
          <table:table-cell office:value-type="float" office:value="675.548246" calcext:value-type="float">
            <text:p>675.548246</text:p>
          </table:table-cell>
          <table:table-cell office:value-type="float" office:value="374.922219" calcext:value-type="float">
            <text:p>374.922219</text:p>
          </table:table-cell>
          <table:table-cell office:value-type="float" office:value="344.850648" calcext:value-type="float">
            <text:p>344.850648</text:p>
          </table:table-cell>
          <table:table-cell office:value-type="float" office:value="312.537574" calcext:value-type="float">
            <text:p>312.537574</text:p>
          </table:table-cell>
          <table:table-cell office:value-type="float" office:value="280.877768" calcext:value-type="float">
            <text:p>280.877768</text:p>
          </table:table-cell>
          <table:table-cell office:value-type="float" office:value="193.483945" calcext:value-type="float">
            <text:p>193.483945</text:p>
          </table:table-cell>
          <table:table-cell office:value-type="float" office:value="190.362931" calcext:value-type="float">
            <text:p>190.362931</text:p>
          </table:table-cell>
          <table:table-cell office:value-type="float" office:value="176.181476" calcext:value-type="float">
            <text:p>176.181476</text:p>
          </table:table-cell>
          <table:table-cell office:value-type="float" office:value="154.379858" calcext:value-type="float">
            <text:p>154.379858</text:p>
          </table:table-cell>
          <table:table-cell office:value-type="float" office:value="164.556385" calcext:value-type="float">
            <text:p>164.556385</text:p>
          </table:table-cell>
          <table:table-cell office:value-type="float" office:value="179.308639" calcext:value-type="float">
            <text:p>179.308639</text:p>
          </table:table-cell>
          <table:table-cell office:value-type="float" office:value="161.760868" calcext:value-type="float">
            <text:p>161.760868</text:p>
          </table:table-cell>
          <table:table-cell office:value-type="float" office:value="162.148026" calcext:value-type="float">
            <text:p>162.148026</text:p>
          </table:table-cell>
          <table:table-cell office:value-type="float" office:value="137.967249" calcext:value-type="float">
            <text:p>137.967249</text:p>
          </table:table-cell>
          <table:table-cell office:value-type="float" office:value="136.035919" calcext:value-type="float">
            <text:p>136.035919</text:p>
          </table:table-cell>
          <table:table-cell office:value-type="float" office:value="144.668703" calcext:value-type="float">
            <text:p>144.668703</text:p>
          </table:table-cell>
          <table:table-cell office:value-type="float" office:value="137.250002" calcext:value-type="float">
            <text:p>137.250002</text:p>
          </table:table-cell>
          <table:table-cell office:value-type="float" office:value="122.505978" calcext:value-type="float">
            <text:p>122.505978</text:p>
          </table:table-cell>
          <table:table-cell office:value-type="float" office:value="234.698626" calcext:value-type="float">
            <text:p>234.698626</text:p>
          </table:table-cell>
          <table:table-cell office:value-type="float" office:value="127.586605" calcext:value-type="float">
            <text:p>127.586605</text:p>
          </table:table-cell>
          <table:table-cell office:value-type="float" office:value="108.957913" calcext:value-type="float">
            <text:p>108.957913</text:p>
          </table:table-cell>
          <table:table-cell office:value-type="float" office:value="178.283012" calcext:value-type="float">
            <text:p>178.283012</text:p>
          </table:table-cell>
          <table:table-cell office:value-type="float" office:value="109.525638" calcext:value-type="float">
            <text:p>109.525638</text:p>
          </table:table-cell>
          <table:table-cell office:value-type="float" office:value="118.773277" calcext:value-type="float">
            <text:p>118.773277</text:p>
          </table:table-cell>
          <table:table-cell office:value-type="float" office:value="108.814052" calcext:value-type="float">
            <text:p>108.814052</text:p>
          </table:table-cell>
          <table:table-cell office:value-type="float" office:value="110.936951" calcext:value-type="float">
            <text:p>110.936951</text:p>
          </table:table-cell>
          <table:table-cell office:value-type="float" office:value="187.818877" calcext:value-type="float">
            <text:p>187.818877</text:p>
          </table:table-cell>
          <table:table-cell office:value-type="float" office:value="108.374454" calcext:value-type="float">
            <text:p>108.374454</text:p>
          </table:table-cell>
          <table:table-cell office:value-type="float" office:value="115.476079" calcext:value-type="float">
            <text:p>115.476079</text:p>
          </table:table-cell>
          <table:table-cell office:value-type="float" office:value="96.135925" calcext:value-type="float">
            <text:p>96.135925</text:p>
          </table:table-cell>
          <table:table-cell office:value-type="float" office:value="132.561221" calcext:value-type="float">
            <text:p>132.561221</text:p>
          </table:table-cell>
        </table:table-row>
        <table:table-row table:style-name="ro2">
          <table:table-cell office:value-type="float" office:value="1500000" calcext:value-type="float">
            <text:p>1500000</text:p>
          </table:table-cell>
          <table:table-cell office:value-type="float" office:value="393.00444" calcext:value-type="float">
            <text:p>393.00444</text:p>
          </table:table-cell>
          <table:table-cell office:value-type="float" office:value="1240.503972" calcext:value-type="float">
            <text:p>1240.503972</text:p>
          </table:table-cell>
          <table:table-cell office:value-type="float" office:value="425.688312" calcext:value-type="float">
            <text:p>425.688312</text:p>
          </table:table-cell>
          <table:table-cell office:value-type="float" office:value="390.90406" calcext:value-type="float">
            <text:p>390.90406</text:p>
          </table:table-cell>
          <table:table-cell office:value-type="float" office:value="247.872049" calcext:value-type="float">
            <text:p>247.872049</text:p>
          </table:table-cell>
          <table:table-cell office:value-type="float" office:value="314.096538" calcext:value-type="float">
            <text:p>314.096538</text:p>
          </table:table-cell>
          <table:table-cell office:value-type="float" office:value="236.130234" calcext:value-type="float">
            <text:p>236.130234</text:p>
          </table:table-cell>
          <table:table-cell office:value-type="float" office:value="212.544125" calcext:value-type="float">
            <text:p>212.544125</text:p>
          </table:table-cell>
          <table:table-cell office:value-type="float" office:value="209.143489" calcext:value-type="float">
            <text:p>209.143489</text:p>
          </table:table-cell>
          <table:table-cell office:value-type="float" office:value="196.24437" calcext:value-type="float">
            <text:p>196.24437</text:p>
          </table:table-cell>
          <table:table-cell office:value-type="float" office:value="170.060815" calcext:value-type="float">
            <text:p>170.060815</text:p>
          </table:table-cell>
          <table:table-cell office:value-type="float" office:value="147.883438" calcext:value-type="float">
            <text:p>147.883438</text:p>
          </table:table-cell>
          <table:table-cell office:value-type="float" office:value="257.048346" calcext:value-type="float">
            <text:p>257.048346</text:p>
          </table:table-cell>
          <table:table-cell office:value-type="float" office:value="243.036132" calcext:value-type="float">
            <text:p>243.036132</text:p>
          </table:table-cell>
          <table:table-cell office:value-type="float" office:value="145.944469" calcext:value-type="float">
            <text:p>145.944469</text:p>
          </table:table-cell>
          <table:table-cell office:value-type="float" office:value="134.310649" calcext:value-type="float">
            <text:p>134.310649</text:p>
          </table:table-cell>
          <table:table-cell office:value-type="float" office:value="133.108289" calcext:value-type="float">
            <text:p>133.108289</text:p>
          </table:table-cell>
          <table:table-cell office:value-type="float" office:value="133.021881" calcext:value-type="float">
            <text:p>133.021881</text:p>
          </table:table-cell>
          <table:table-cell office:value-type="float" office:value="139.319579" calcext:value-type="float">
            <text:p>139.319579</text:p>
          </table:table-cell>
          <table:table-cell office:value-type="float" office:value="275.087391" calcext:value-type="float">
            <text:p>275.087391</text:p>
          </table:table-cell>
          <table:table-cell office:value-type="float" office:value="156.319038" calcext:value-type="float">
            <text:p>156.319038</text:p>
          </table:table-cell>
          <table:table-cell office:value-type="float" office:value="122.096729" calcext:value-type="float">
            <text:p>122.096729</text:p>
          </table:table-cell>
          <table:table-cell office:value-type="float" office:value="115.747468" calcext:value-type="float">
            <text:p>115.747468</text:p>
          </table:table-cell>
          <table:table-cell office:value-type="float" office:value="215.791402" calcext:value-type="float">
            <text:p>215.791402</text:p>
          </table:table-cell>
          <table:table-cell office:value-type="float" office:value="195.278626" calcext:value-type="float">
            <text:p>195.278626</text:p>
          </table:table-cell>
          <table:table-cell office:value-type="float" office:value="180.788064" calcext:value-type="float">
            <text:p>180.788064</text:p>
          </table:table-cell>
          <table:table-cell office:value-type="float" office:value="227.067848" calcext:value-type="float">
            <text:p>227.067848</text:p>
          </table:table-cell>
          <table:table-cell office:value-type="float" office:value="109.116306" calcext:value-type="float">
            <text:p>109.116306</text:p>
          </table:table-cell>
          <table:table-cell office:value-type="float" office:value="119.608161" calcext:value-type="float">
            <text:p>119.608161</text:p>
          </table:table-cell>
          <table:table-cell office:value-type="float" office:value="228.566869" calcext:value-type="float">
            <text:p>228.566869</text:p>
          </table:table-cell>
          <table:table-cell office:value-type="float" office:value="107.566684" calcext:value-type="float">
            <text:p>107.566684</text:p>
          </table:table-cell>
          <table:table-cell office:value-type="float" office:value="128.999991" calcext:value-type="float">
            <text:p>128.999991</text:p>
          </table:table-cell>
        </table:table-row>
        <table:table-row table:style-name="ro2">
          <table:table-cell office:value-type="float" office:value="1600000" calcext:value-type="float">
            <text:p>1600000</text:p>
          </table:table-cell>
          <table:table-cell office:value-type="float" office:value="421.651839" calcext:value-type="float">
            <text:p>421.651839</text:p>
          </table:table-cell>
          <table:table-cell office:value-type="float" office:value="803.36875" calcext:value-type="float">
            <text:p>803.36875</text:p>
          </table:table-cell>
          <table:table-cell office:value-type="float" office:value="455.757303" calcext:value-type="float">
            <text:p>455.757303</text:p>
          </table:table-cell>
          <table:table-cell office:value-type="float" office:value="415.24866" calcext:value-type="float">
            <text:p>415.24866</text:p>
          </table:table-cell>
          <table:table-cell office:value-type="float" office:value="347.330776" calcext:value-type="float">
            <text:p>347.330776</text:p>
          </table:table-cell>
          <table:table-cell office:value-type="float" office:value="350.31734" calcext:value-type="float">
            <text:p>350.31734</text:p>
          </table:table-cell>
          <table:table-cell office:value-type="float" office:value="322.820109" calcext:value-type="float">
            <text:p>322.820109</text:p>
          </table:table-cell>
          <table:table-cell office:value-type="float" office:value="237.706283" calcext:value-type="float">
            <text:p>237.706283</text:p>
          </table:table-cell>
          <table:table-cell office:value-type="float" office:value="218.976272" calcext:value-type="float">
            <text:p>218.976272</text:p>
          </table:table-cell>
          <table:table-cell office:value-type="float" office:value="198.385552" calcext:value-type="float">
            <text:p>198.385552</text:p>
          </table:table-cell>
          <table:table-cell office:value-type="float" office:value="173.013357" calcext:value-type="float">
            <text:p>173.013357</text:p>
          </table:table-cell>
          <table:table-cell office:value-type="float" office:value="318.092309" calcext:value-type="float">
            <text:p>318.092309</text:p>
          </table:table-cell>
          <table:table-cell office:value-type="float" office:value="276.914576" calcext:value-type="float">
            <text:p>276.914576</text:p>
          </table:table-cell>
          <table:table-cell office:value-type="float" office:value="170.934418" calcext:value-type="float">
            <text:p>170.934418</text:p>
          </table:table-cell>
          <table:table-cell office:value-type="float" office:value="142.034978" calcext:value-type="float">
            <text:p>142.034978</text:p>
          </table:table-cell>
          <table:table-cell office:value-type="float" office:value="147.654675" calcext:value-type="float">
            <text:p>147.654675</text:p>
          </table:table-cell>
          <table:table-cell office:value-type="float" office:value="135.26811" calcext:value-type="float">
            <text:p>135.26811</text:p>
          </table:table-cell>
          <table:table-cell office:value-type="float" office:value="150.472004" calcext:value-type="float">
            <text:p>150.472004</text:p>
          </table:table-cell>
          <table:table-cell office:value-type="float" office:value="142.424765" calcext:value-type="float">
            <text:p>142.424765</text:p>
          </table:table-cell>
          <table:table-cell office:value-type="float" office:value="142.796048" calcext:value-type="float">
            <text:p>142.796048</text:p>
          </table:table-cell>
          <table:table-cell office:value-type="float" office:value="164.878779" calcext:value-type="float">
            <text:p>164.878779</text:p>
          </table:table-cell>
          <table:table-cell office:value-type="float" office:value="152.782955" calcext:value-type="float">
            <text:p>152.782955</text:p>
          </table:table-cell>
          <table:table-cell office:value-type="float" office:value="158.446589" calcext:value-type="float">
            <text:p>158.446589</text:p>
          </table:table-cell>
          <table:table-cell office:value-type="float" office:value="126.975383" calcext:value-type="float">
            <text:p>126.975383</text:p>
          </table:table-cell>
          <table:table-cell office:value-type="float" office:value="141.594151" calcext:value-type="float">
            <text:p>141.594151</text:p>
          </table:table-cell>
          <table:table-cell office:value-type="float" office:value="120.461408" calcext:value-type="float">
            <text:p>120.461408</text:p>
          </table:table-cell>
          <table:table-cell office:value-type="float" office:value="124.304768" calcext:value-type="float">
            <text:p>124.304768</text:p>
          </table:table-cell>
          <table:table-cell office:value-type="float" office:value="242.292274" calcext:value-type="float">
            <text:p>242.292274</text:p>
          </table:table-cell>
          <table:table-cell office:value-type="float" office:value="120.977837" calcext:value-type="float">
            <text:p>120.977837</text:p>
          </table:table-cell>
          <table:table-cell office:value-type="float" office:value="107.382929" calcext:value-type="float">
            <text:p>107.382929</text:p>
          </table:table-cell>
          <table:table-cell office:value-type="float" office:value="132.330035" calcext:value-type="float">
            <text:p>132.330035</text:p>
          </table:table-cell>
          <table:table-cell office:value-type="float" office:value="107.602884" calcext:value-type="float">
            <text:p>107.602884</text:p>
          </table:table-cell>
        </table:table-row>
        <table:table-row table:style-name="ro2">
          <table:table-cell office:value-type="float" office:value="1700000" calcext:value-type="float">
            <text:p>1700000</text:p>
          </table:table-cell>
          <table:table-cell office:value-type="float" office:value="442.075262" calcext:value-type="float">
            <text:p>442.075262</text:p>
          </table:table-cell>
          <table:table-cell office:value-type="float" office:value="819.311871" calcext:value-type="float">
            <text:p>819.311871</text:p>
          </table:table-cell>
          <table:table-cell office:value-type="float" office:value="472.766381" calcext:value-type="float">
            <text:p>472.766381</text:p>
          </table:table-cell>
          <table:table-cell office:value-type="float" office:value="433.223238" calcext:value-type="float">
            <text:p>433.223238</text:p>
          </table:table-cell>
          <table:table-cell office:value-type="float" office:value="361.547683" calcext:value-type="float">
            <text:p>361.547683</text:p>
          </table:table-cell>
          <table:table-cell office:value-type="float" office:value="287.450369" calcext:value-type="float">
            <text:p>287.450369</text:p>
          </table:table-cell>
          <table:table-cell office:value-type="float" office:value="251.718116" calcext:value-type="float">
            <text:p>251.718116</text:p>
          </table:table-cell>
          <table:table-cell office:value-type="float" office:value="267.46722" calcext:value-type="float">
            <text:p>267.46722</text:p>
          </table:table-cell>
          <table:table-cell office:value-type="float" office:value="250.513723" calcext:value-type="float">
            <text:p>250.513723</text:p>
          </table:table-cell>
          <table:table-cell office:value-type="float" office:value="200.100401" calcext:value-type="float">
            <text:p>200.100401</text:p>
          </table:table-cell>
          <table:table-cell office:value-type="float" office:value="214.011544" calcext:value-type="float">
            <text:p>214.011544</text:p>
          </table:table-cell>
          <table:table-cell office:value-type="float" office:value="180.637776" calcext:value-type="float">
            <text:p>180.637776</text:p>
          </table:table-cell>
          <table:table-cell office:value-type="float" office:value="180.237583" calcext:value-type="float">
            <text:p>180.237583</text:p>
          </table:table-cell>
          <table:table-cell office:value-type="float" office:value="210.540589" calcext:value-type="float">
            <text:p>210.540589</text:p>
          </table:table-cell>
          <table:table-cell office:value-type="float" office:value="171.183817" calcext:value-type="float">
            <text:p>171.183817</text:p>
          </table:table-cell>
          <table:table-cell office:value-type="float" office:value="176.527397" calcext:value-type="float">
            <text:p>176.527397</text:p>
          </table:table-cell>
          <table:table-cell office:value-type="float" office:value="277.060043" calcext:value-type="float">
            <text:p>277.060043</text:p>
          </table:table-cell>
          <table:table-cell office:value-type="float" office:value="251.569527" calcext:value-type="float">
            <text:p>251.569527</text:p>
          </table:table-cell>
          <table:table-cell office:value-type="float" office:value="151.579243" calcext:value-type="float">
            <text:p>151.579243</text:p>
          </table:table-cell>
          <table:table-cell office:value-type="float" office:value="158.123119" calcext:value-type="float">
            <text:p>158.123119</text:p>
          </table:table-cell>
          <table:table-cell office:value-type="float" office:value="259.475775" calcext:value-type="float">
            <text:p>259.475775</text:p>
          </table:table-cell>
          <table:table-cell office:value-type="float" office:value="133.382139" calcext:value-type="float">
            <text:p>133.382139</text:p>
          </table:table-cell>
          <table:table-cell office:value-type="float" office:value="129.489717" calcext:value-type="float">
            <text:p>129.489717</text:p>
          </table:table-cell>
          <table:table-cell office:value-type="float" office:value="124.485723" calcext:value-type="float">
            <text:p>124.485723</text:p>
          </table:table-cell>
          <table:table-cell office:value-type="float" office:value="220.38959" calcext:value-type="float">
            <text:p>220.38959</text:p>
          </table:table-cell>
          <table:table-cell office:value-type="float" office:value="156.525954" calcext:value-type="float">
            <text:p>156.525954</text:p>
          </table:table-cell>
          <table:table-cell office:value-type="float" office:value="146.781103" calcext:value-type="float">
            <text:p>146.781103</text:p>
          </table:table-cell>
          <table:table-cell office:value-type="float" office:value="138.27143" calcext:value-type="float">
            <text:p>138.27143</text:p>
          </table:table-cell>
          <table:table-cell office:value-type="float" office:value="127.526653" calcext:value-type="float">
            <text:p>127.526653</text:p>
          </table:table-cell>
          <table:table-cell office:value-type="float" office:value="117.766561" calcext:value-type="float">
            <text:p>117.766561</text:p>
          </table:table-cell>
          <table:table-cell office:value-type="float" office:value="207.199515" calcext:value-type="float">
            <text:p>207.199515</text:p>
          </table:table-cell>
          <table:table-cell office:value-type="float" office:value="193.622936" calcext:value-type="float">
            <text:p>193.622936</text:p>
          </table:table-cell>
        </table:table-row>
        <table:table-row table:style-name="ro2">
          <table:table-cell office:value-type="float" office:value="1800000" calcext:value-type="float">
            <text:p>1800000</text:p>
          </table:table-cell>
          <table:table-cell office:value-type="float" office:value="466.575336" calcext:value-type="float">
            <text:p>466.575336</text:p>
          </table:table-cell>
          <table:table-cell office:value-type="float" office:value="892.251621" calcext:value-type="float">
            <text:p>892.251621</text:p>
          </table:table-cell>
          <table:table-cell office:value-type="float" office:value="564.449505" calcext:value-type="float">
            <text:p>564.449505</text:p>
          </table:table-cell>
          <table:table-cell office:value-type="float" office:value="475.512408" calcext:value-type="float">
            <text:p>475.512408</text:p>
          </table:table-cell>
          <table:table-cell office:value-type="float" office:value="353.851888" calcext:value-type="float">
            <text:p>353.851888</text:p>
          </table:table-cell>
          <table:table-cell office:value-type="float" office:value="334.027326" calcext:value-type="float">
            <text:p>334.027326</text:p>
          </table:table-cell>
          <table:table-cell office:value-type="float" office:value="334.425904" calcext:value-type="float">
            <text:p>334.425904</text:p>
          </table:table-cell>
          <table:table-cell office:value-type="float" office:value="250.482383" calcext:value-type="float">
            <text:p>250.482383</text:p>
          </table:table-cell>
          <table:table-cell office:value-type="float" office:value="254.551044" calcext:value-type="float">
            <text:p>254.551044</text:p>
          </table:table-cell>
          <table:table-cell office:value-type="float" office:value="209.535551" calcext:value-type="float">
            <text:p>209.535551</text:p>
          </table:table-cell>
          <table:table-cell office:value-type="float" office:value="207.916256" calcext:value-type="float">
            <text:p>207.916256</text:p>
          </table:table-cell>
          <table:table-cell office:value-type="float" office:value="276.557799" calcext:value-type="float">
            <text:p>276.557799</text:p>
          </table:table-cell>
          <table:table-cell office:value-type="float" office:value="203.130918" calcext:value-type="float">
            <text:p>203.130918</text:p>
          </table:table-cell>
          <table:table-cell office:value-type="float" office:value="194.956285" calcext:value-type="float">
            <text:p>194.956285</text:p>
          </table:table-cell>
          <table:table-cell office:value-type="float" office:value="168.637463" calcext:value-type="float">
            <text:p>168.637463</text:p>
          </table:table-cell>
          <table:table-cell office:value-type="float" office:value="296.275184" calcext:value-type="float">
            <text:p>296.275184</text:p>
          </table:table-cell>
          <table:table-cell office:value-type="float" office:value="161.393398" calcext:value-type="float">
            <text:p>161.393398</text:p>
          </table:table-cell>
          <table:table-cell office:value-type="float" office:value="230.039509" calcext:value-type="float">
            <text:p>230.039509</text:p>
          </table:table-cell>
          <table:table-cell office:value-type="float" office:value="206.207147" calcext:value-type="float">
            <text:p>206.207147</text:p>
          </table:table-cell>
          <table:table-cell office:value-type="float" office:value="140.815271" calcext:value-type="float">
            <text:p>140.815271</text:p>
          </table:table-cell>
          <table:table-cell office:value-type="float" office:value="259.239699" calcext:value-type="float">
            <text:p>259.239699</text:p>
          </table:table-cell>
          <table:table-cell office:value-type="float" office:value="205.275093" calcext:value-type="float">
            <text:p>205.275093</text:p>
          </table:table-cell>
          <table:table-cell office:value-type="float" office:value="226.713336" calcext:value-type="float">
            <text:p>226.713336</text:p>
          </table:table-cell>
          <table:table-cell office:value-type="float" office:value="151.00796" calcext:value-type="float">
            <text:p>151.00796</text:p>
          </table:table-cell>
          <table:table-cell office:value-type="float" office:value="206.579565" calcext:value-type="float">
            <text:p>206.579565</text:p>
          </table:table-cell>
          <table:table-cell office:value-type="float" office:value="134.361792" calcext:value-type="float">
            <text:p>134.361792</text:p>
          </table:table-cell>
          <table:table-cell office:value-type="float" office:value="147.917083" calcext:value-type="float">
            <text:p>147.917083</text:p>
          </table:table-cell>
          <table:table-cell office:value-type="float" office:value="177.292051" calcext:value-type="float">
            <text:p>177.292051</text:p>
          </table:table-cell>
          <table:table-cell office:value-type="float" office:value="120.004398" calcext:value-type="float">
            <text:p>120.004398</text:p>
          </table:table-cell>
          <table:table-cell office:value-type="float" office:value="121.19208" calcext:value-type="float">
            <text:p>121.19208</text:p>
          </table:table-cell>
          <table:table-cell office:value-type="float" office:value="205.509418" calcext:value-type="float">
            <text:p>205.509418</text:p>
          </table:table-cell>
          <table:table-cell office:value-type="float" office:value="227.923839" calcext:value-type="float">
            <text:p>227.923839</text:p>
          </table:table-cell>
        </table:table-row>
        <table:table-row table:style-name="ro2">
          <table:table-cell office:value-type="float" office:value="1900000" calcext:value-type="float">
            <text:p>1900000</text:p>
          </table:table-cell>
          <table:table-cell office:value-type="float" office:value="509.758034" calcext:value-type="float">
            <text:p>509.758034</text:p>
          </table:table-cell>
          <table:table-cell office:value-type="float" office:value="927.769133" calcext:value-type="float">
            <text:p>927.769133</text:p>
          </table:table-cell>
          <table:table-cell office:value-type="float" office:value="791.226759" calcext:value-type="float">
            <text:p>791.226759</text:p>
          </table:table-cell>
          <table:table-cell office:value-type="float" office:value="510.414939" calcext:value-type="float">
            <text:p>510.414939</text:p>
          </table:table-cell>
          <table:table-cell office:value-type="float" office:value="396.699838" calcext:value-type="float">
            <text:p>396.699838</text:p>
          </table:table-cell>
          <table:table-cell office:value-type="float" office:value="520.027597" calcext:value-type="float">
            <text:p>520.027597</text:p>
          </table:table-cell>
          <table:table-cell office:value-type="float" office:value="297.734188" calcext:value-type="float">
            <text:p>297.734188</text:p>
          </table:table-cell>
          <table:table-cell office:value-type="float" office:value="288.316209" calcext:value-type="float">
            <text:p>288.316209</text:p>
          </table:table-cell>
          <table:table-cell office:value-type="float" office:value="262.138574" calcext:value-type="float">
            <text:p>262.138574</text:p>
          </table:table-cell>
          <table:table-cell office:value-type="float" office:value="258.156395" calcext:value-type="float">
            <text:p>258.156395</text:p>
          </table:table-cell>
          <table:table-cell office:value-type="float" office:value="217.054232" calcext:value-type="float">
            <text:p>217.054232</text:p>
          </table:table-cell>
          <table:table-cell office:value-type="float" office:value="286.551747" calcext:value-type="float">
            <text:p>286.551747</text:p>
          </table:table-cell>
          <table:table-cell office:value-type="float" office:value="189.164468" calcext:value-type="float">
            <text:p>189.164468</text:p>
          </table:table-cell>
          <table:table-cell office:value-type="float" office:value="202.478929" calcext:value-type="float">
            <text:p>202.478929</text:p>
          </table:table-cell>
          <table:table-cell office:value-type="float" office:value="185.227555" calcext:value-type="float">
            <text:p>185.227555</text:p>
          </table:table-cell>
          <table:table-cell office:value-type="float" office:value="272.255792" calcext:value-type="float">
            <text:p>272.255792</text:p>
          </table:table-cell>
          <table:table-cell office:value-type="float" office:value="260.782785" calcext:value-type="float">
            <text:p>260.782785</text:p>
          </table:table-cell>
          <table:table-cell office:value-type="float" office:value="170.145842" calcext:value-type="float">
            <text:p>170.145842</text:p>
          </table:table-cell>
          <table:table-cell office:value-type="float" office:value="182.599155" calcext:value-type="float">
            <text:p>182.599155</text:p>
          </table:table-cell>
          <table:table-cell office:value-type="float" office:value="177.647269" calcext:value-type="float">
            <text:p>177.647269</text:p>
          </table:table-cell>
          <table:table-cell office:value-type="float" office:value="166.697983" calcext:value-type="float">
            <text:p>166.697983</text:p>
          </table:table-cell>
          <table:table-cell office:value-type="float" office:value="174.025376" calcext:value-type="float">
            <text:p>174.025376</text:p>
          </table:table-cell>
          <table:table-cell office:value-type="float" office:value="165.936958" calcext:value-type="float">
            <text:p>165.936958</text:p>
          </table:table-cell>
          <table:table-cell office:value-type="float" office:value="146.979229" calcext:value-type="float">
            <text:p>146.979229</text:p>
          </table:table-cell>
          <table:table-cell office:value-type="float" office:value="140.727592" calcext:value-type="float">
            <text:p>140.727592</text:p>
          </table:table-cell>
          <table:table-cell office:value-type="float" office:value="149.114681" calcext:value-type="float">
            <text:p>149.114681</text:p>
          </table:table-cell>
          <table:table-cell office:value-type="float" office:value="142.827865" calcext:value-type="float">
            <text:p>142.827865</text:p>
          </table:table-cell>
          <table:table-cell office:value-type="float" office:value="148.788338" calcext:value-type="float">
            <text:p>148.788338</text:p>
          </table:table-cell>
          <table:table-cell office:value-type="float" office:value="158.319151" calcext:value-type="float">
            <text:p>158.319151</text:p>
          </table:table-cell>
          <table:table-cell office:value-type="float" office:value="276.22303" calcext:value-type="float">
            <text:p>276.22303</text:p>
          </table:table-cell>
          <table:table-cell office:value-type="float" office:value="229.499285" calcext:value-type="float">
            <text:p>229.499285</text:p>
          </table:table-cell>
          <table:table-cell office:value-type="float" office:value="223.631494" calcext:value-type="float">
            <text:p>223.631494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563.354567" calcext:value-type="float">
            <text:p>563.354567</text:p>
          </table:table-cell>
          <table:table-cell office:value-type="float" office:value="1023.974533" calcext:value-type="float">
            <text:p>1023.974533</text:p>
          </table:table-cell>
          <table:table-cell office:value-type="float" office:value="673.964916" calcext:value-type="float">
            <text:p>673.964916</text:p>
          </table:table-cell>
          <table:table-cell office:value-type="float" office:value="559.796268" calcext:value-type="float">
            <text:p>559.796268</text:p>
          </table:table-cell>
          <table:table-cell office:value-type="float" office:value="439.043961" calcext:value-type="float">
            <text:p>439.043961</text:p>
          </table:table-cell>
          <table:table-cell office:value-type="float" office:value="486.05774" calcext:value-type="float">
            <text:p>486.05774</text:p>
          </table:table-cell>
          <table:table-cell office:value-type="float" office:value="309.413398" calcext:value-type="float">
            <text:p>309.413398</text:p>
          </table:table-cell>
          <table:table-cell office:value-type="float" office:value="293.38764" calcext:value-type="float">
            <text:p>293.38764</text:p>
          </table:table-cell>
          <table:table-cell office:value-type="float" office:value="461.626997" calcext:value-type="float">
            <text:p>461.626997</text:p>
          </table:table-cell>
          <table:table-cell office:value-type="float" office:value="260.639211" calcext:value-type="float">
            <text:p>260.639211</text:p>
          </table:table-cell>
          <table:table-cell office:value-type="float" office:value="209.71747" calcext:value-type="float">
            <text:p>209.71747</text:p>
          </table:table-cell>
          <table:table-cell office:value-type="float" office:value="209.844245" calcext:value-type="float">
            <text:p>209.844245</text:p>
          </table:table-cell>
          <table:table-cell office:value-type="float" office:value="216.372279" calcext:value-type="float">
            <text:p>216.372279</text:p>
          </table:table-cell>
          <table:table-cell office:value-type="float" office:value="266.908684" calcext:value-type="float">
            <text:p>266.908684</text:p>
          </table:table-cell>
          <table:table-cell office:value-type="float" office:value="196.910783" calcext:value-type="float">
            <text:p>196.910783</text:p>
          </table:table-cell>
          <table:table-cell office:value-type="float" office:value="190.976359" calcext:value-type="float">
            <text:p>190.976359</text:p>
          </table:table-cell>
          <table:table-cell office:value-type="float" office:value="184.555593" calcext:value-type="float">
            <text:p>184.555593</text:p>
          </table:table-cell>
          <table:table-cell office:value-type="float" office:value="197.804905" calcext:value-type="float">
            <text:p>197.804905</text:p>
          </table:table-cell>
          <table:table-cell office:value-type="float" office:value="172.283963" calcext:value-type="float">
            <text:p>172.283963</text:p>
          </table:table-cell>
          <table:table-cell office:value-type="float" office:value="215.329932" calcext:value-type="float">
            <text:p>215.329932</text:p>
          </table:table-cell>
          <table:table-cell office:value-type="float" office:value="248.763419" calcext:value-type="float">
            <text:p>248.763419</text:p>
          </table:table-cell>
          <table:table-cell office:value-type="float" office:value="173.554813" calcext:value-type="float">
            <text:p>173.554813</text:p>
          </table:table-cell>
          <table:table-cell office:value-type="float" office:value="151.745079" calcext:value-type="float">
            <text:p>151.745079</text:p>
          </table:table-cell>
          <table:table-cell office:value-type="float" office:value="173.609807" calcext:value-type="float">
            <text:p>173.609807</text:p>
          </table:table-cell>
          <table:table-cell office:value-type="float" office:value="230.913383" calcext:value-type="float">
            <text:p>230.913383</text:p>
          </table:table-cell>
          <table:table-cell office:value-type="float" office:value="149.3729" calcext:value-type="float">
            <text:p>149.3729</text:p>
          </table:table-cell>
          <table:table-cell office:value-type="float" office:value="150.464552" calcext:value-type="float">
            <text:p>150.464552</text:p>
          </table:table-cell>
          <table:table-cell office:value-type="float" office:value="180.902196" calcext:value-type="float">
            <text:p>180.902196</text:p>
          </table:table-cell>
          <table:table-cell office:value-type="float" office:value="131.629581" calcext:value-type="float">
            <text:p>131.629581</text:p>
          </table:table-cell>
          <table:table-cell office:value-type="float" office:value="156.925062" calcext:value-type="float">
            <text:p>156.925062</text:p>
          </table:table-cell>
          <table:table-cell office:value-type="float" office:value="129.379552" calcext:value-type="float">
            <text:p>129.379552</text:p>
          </table:table-cell>
          <table:table-cell office:value-type="float" office:value="128.982159" calcext:value-type="float">
            <text:p>128.982159</text:p>
          </table:table-cell>
        </table:table-row>
        <table:table-row table:style-name="ro2">
          <table:table-cell office:value-type="float" office:value="2100000" calcext:value-type="float">
            <text:p>2100000</text:p>
          </table:table-cell>
          <table:table-cell office:value-type="float" office:value="590.689858" calcext:value-type="float">
            <text:p>590.689858</text:p>
          </table:table-cell>
          <table:table-cell office:value-type="float" office:value="1044.232245" calcext:value-type="float">
            <text:p>1044.232245</text:p>
          </table:table-cell>
          <table:table-cell office:value-type="float" office:value="660.791082" calcext:value-type="float">
            <text:p>660.791082</text:p>
          </table:table-cell>
          <table:table-cell office:value-type="float" office:value="594.355254" calcext:value-type="float">
            <text:p>594.355254</text:p>
          </table:table-cell>
          <table:table-cell office:value-type="float" office:value="465.816992" calcext:value-type="float">
            <text:p>465.816992</text:p>
          </table:table-cell>
          <table:table-cell office:value-type="float" office:value="573.38126" calcext:value-type="float">
            <text:p>573.38126</text:p>
          </table:table-cell>
          <table:table-cell office:value-type="float" office:value="395.843097" calcext:value-type="float">
            <text:p>395.843097</text:p>
          </table:table-cell>
          <table:table-cell office:value-type="float" office:value="357.720774" calcext:value-type="float">
            <text:p>357.720774</text:p>
          </table:table-cell>
          <table:table-cell office:value-type="float" office:value="385.364215" calcext:value-type="float">
            <text:p>385.364215</text:p>
          </table:table-cell>
          <table:table-cell office:value-type="float" office:value="250.140354" calcext:value-type="float">
            <text:p>250.140354</text:p>
          </table:table-cell>
          <table:table-cell office:value-type="float" office:value="305.634944" calcext:value-type="float">
            <text:p>305.634944</text:p>
          </table:table-cell>
          <table:table-cell office:value-type="float" office:value="372.208451" calcext:value-type="float">
            <text:p>372.208451</text:p>
          </table:table-cell>
          <table:table-cell office:value-type="float" office:value="291.66848" calcext:value-type="float">
            <text:p>291.66848</text:p>
          </table:table-cell>
          <table:table-cell office:value-type="float" office:value="211.822451" calcext:value-type="float">
            <text:p>211.822451</text:p>
          </table:table-cell>
          <table:table-cell office:value-type="float" office:value="192.64818" calcext:value-type="float">
            <text:p>192.64818</text:p>
          </table:table-cell>
          <table:table-cell office:value-type="float" office:value="194.734695" calcext:value-type="float">
            <text:p>194.734695</text:p>
          </table:table-cell>
          <table:table-cell office:value-type="float" office:value="266.556793" calcext:value-type="float">
            <text:p>266.556793</text:p>
          </table:table-cell>
          <table:table-cell office:value-type="float" office:value="292.983915" calcext:value-type="float">
            <text:p>292.983915</text:p>
          </table:table-cell>
          <table:table-cell office:value-type="float" office:value="178.838392" calcext:value-type="float">
            <text:p>178.838392</text:p>
          </table:table-cell>
          <table:table-cell office:value-type="float" office:value="181.069645" calcext:value-type="float">
            <text:p>181.069645</text:p>
          </table:table-cell>
          <table:table-cell office:value-type="float" office:value="233.342103" calcext:value-type="float">
            <text:p>233.342103</text:p>
          </table:table-cell>
          <table:table-cell office:value-type="float" office:value="169.726598" calcext:value-type="float">
            <text:p>169.726598</text:p>
          </table:table-cell>
          <table:table-cell office:value-type="float" office:value="228.25435" calcext:value-type="float">
            <text:p>228.25435</text:p>
          </table:table-cell>
          <table:table-cell office:value-type="float" office:value="286.50074" calcext:value-type="float">
            <text:p>286.50074</text:p>
          </table:table-cell>
          <table:table-cell office:value-type="float" office:value="157.101422" calcext:value-type="float">
            <text:p>157.101422</text:p>
          </table:table-cell>
          <table:table-cell office:value-type="float" office:value="227.878734" calcext:value-type="float">
            <text:p>227.878734</text:p>
          </table:table-cell>
          <table:table-cell office:value-type="float" office:value="161.038487" calcext:value-type="float">
            <text:p>161.038487</text:p>
          </table:table-cell>
          <table:table-cell office:value-type="float" office:value="150.454209" calcext:value-type="float">
            <text:p>150.454209</text:p>
          </table:table-cell>
          <table:table-cell office:value-type="float" office:value="145.498823" calcext:value-type="float">
            <text:p>145.498823</text:p>
          </table:table-cell>
          <table:table-cell office:value-type="float" office:value="153.685056" calcext:value-type="float">
            <text:p>153.685056</text:p>
          </table:table-cell>
          <table:table-cell office:value-type="float" office:value="231.105522" calcext:value-type="float">
            <text:p>231.105522</text:p>
          </table:table-cell>
          <table:table-cell office:value-type="float" office:value="239.109369" calcext:value-type="float">
            <text:p>239.109369</text:p>
          </table:table-cell>
        </table:table-row>
        <table:table-row table:style-name="ro2">
          <table:table-cell office:value-type="float" office:value="2200000" calcext:value-type="float">
            <text:p>2200000</text:p>
          </table:table-cell>
          <table:table-cell office:value-type="float" office:value="616.735088" calcext:value-type="float">
            <text:p>616.735088</text:p>
          </table:table-cell>
          <table:table-cell office:value-type="float" office:value="1105.512297" calcext:value-type="float">
            <text:p>1105.512297</text:p>
          </table:table-cell>
          <table:table-cell office:value-type="float" office:value="627.530149" calcext:value-type="float">
            <text:p>627.530149</text:p>
          </table:table-cell>
          <table:table-cell office:value-type="float" office:value="674.000456" calcext:value-type="float">
            <text:p>674.000456</text:p>
          </table:table-cell>
          <table:table-cell office:value-type="float" office:value="502.179646" calcext:value-type="float">
            <text:p>502.179646</text:p>
          </table:table-cell>
          <table:table-cell office:value-type="float" office:value="629.591751" calcext:value-type="float">
            <text:p>629.591751</text:p>
          </table:table-cell>
          <table:table-cell office:value-type="float" office:value="334.077505" calcext:value-type="float">
            <text:p>334.077505</text:p>
          </table:table-cell>
          <table:table-cell office:value-type="float" office:value="440.646554" calcext:value-type="float">
            <text:p>440.646554</text:p>
          </table:table-cell>
          <table:table-cell office:value-type="float" office:value="409.521102" calcext:value-type="float">
            <text:p>409.521102</text:p>
          </table:table-cell>
          <table:table-cell office:value-type="float" office:value="279.612424" calcext:value-type="float">
            <text:p>279.612424</text:p>
          </table:table-cell>
          <table:table-cell office:value-type="float" office:value="260.500354" calcext:value-type="float">
            <text:p>260.500354</text:p>
          </table:table-cell>
          <table:table-cell office:value-type="float" office:value="245.318959" calcext:value-type="float">
            <text:p>245.318959</text:p>
          </table:table-cell>
          <table:table-cell office:value-type="float" office:value="246.06024" calcext:value-type="float">
            <text:p>246.06024</text:p>
          </table:table-cell>
          <table:table-cell office:value-type="float" office:value="227.794915" calcext:value-type="float">
            <text:p>227.794915</text:p>
          </table:table-cell>
          <table:table-cell office:value-type="float" office:value="208.244079" calcext:value-type="float">
            <text:p>208.244079</text:p>
          </table:table-cell>
          <table:table-cell office:value-type="float" office:value="264.364896" calcext:value-type="float">
            <text:p>264.364896</text:p>
          </table:table-cell>
          <table:table-cell office:value-type="float" office:value="203.715434" calcext:value-type="float">
            <text:p>203.715434</text:p>
          </table:table-cell>
          <table:table-cell office:value-type="float" office:value="293.183678" calcext:value-type="float">
            <text:p>293.183678</text:p>
          </table:table-cell>
          <table:table-cell office:value-type="float" office:value="187.871022" calcext:value-type="float">
            <text:p>187.871022</text:p>
          </table:table-cell>
          <table:table-cell office:value-type="float" office:value="272.605862" calcext:value-type="float">
            <text:p>272.605862</text:p>
          </table:table-cell>
          <table:table-cell office:value-type="float" office:value="189.951709" calcext:value-type="float">
            <text:p>189.951709</text:p>
          </table:table-cell>
          <table:table-cell office:value-type="float" office:value="185.442614" calcext:value-type="float">
            <text:p>185.442614</text:p>
          </table:table-cell>
          <table:table-cell office:value-type="float" office:value="185.046038" calcext:value-type="float">
            <text:p>185.046038</text:p>
          </table:table-cell>
          <table:table-cell office:value-type="float" office:value="179.920258" calcext:value-type="float">
            <text:p>179.920258</text:p>
          </table:table-cell>
          <table:table-cell office:value-type="float" office:value="175.611133" calcext:value-type="float">
            <text:p>175.611133</text:p>
          </table:table-cell>
          <table:table-cell office:value-type="float" office:value="165.248267" calcext:value-type="float">
            <text:p>165.248267</text:p>
          </table:table-cell>
          <table:table-cell office:value-type="float" office:value="152.734076" calcext:value-type="float">
            <text:p>152.734076</text:p>
          </table:table-cell>
          <table:table-cell office:value-type="float" office:value="157.612258" calcext:value-type="float">
            <text:p>157.612258</text:p>
          </table:table-cell>
          <table:table-cell office:value-type="float" office:value="147.976339" calcext:value-type="float">
            <text:p>147.976339</text:p>
          </table:table-cell>
          <table:table-cell office:value-type="float" office:value="232.847006" calcext:value-type="float">
            <text:p>232.847006</text:p>
          </table:table-cell>
          <table:table-cell office:value-type="float" office:value="144.943044" calcext:value-type="float">
            <text:p>144.943044</text:p>
          </table:table-cell>
          <table:table-cell office:value-type="float" office:value="228.496477" calcext:value-type="float">
            <text:p>228.496477</text:p>
          </table:table-cell>
        </table:table-row>
        <table:table-row table:style-name="ro2">
          <table:table-cell office:value-type="float" office:value="2300000" calcext:value-type="float">
            <text:p>2300000</text:p>
          </table:table-cell>
          <table:table-cell office:value-type="float" office:value="611.780948" calcext:value-type="float">
            <text:p>611.780948</text:p>
          </table:table-cell>
          <table:table-cell office:value-type="float" office:value="1164.916267" calcext:value-type="float">
            <text:p>1164.916267</text:p>
          </table:table-cell>
          <table:table-cell office:value-type="float" office:value="711.159071" calcext:value-type="float">
            <text:p>711.159071</text:p>
          </table:table-cell>
          <table:table-cell office:value-type="float" office:value="636.459164" calcext:value-type="float">
            <text:p>636.459164</text:p>
          </table:table-cell>
          <table:table-cell office:value-type="float" office:value="523.415456" calcext:value-type="float">
            <text:p>523.415456</text:p>
          </table:table-cell>
          <table:table-cell office:value-type="float" office:value="515.396313" calcext:value-type="float">
            <text:p>515.396313</text:p>
          </table:table-cell>
          <table:table-cell office:value-type="float" office:value="386.607441" calcext:value-type="float">
            <text:p>386.607441</text:p>
          </table:table-cell>
          <table:table-cell office:value-type="float" office:value="412.007622" calcext:value-type="float">
            <text:p>412.007622</text:p>
          </table:table-cell>
          <table:table-cell office:value-type="float" office:value="368.300678" calcext:value-type="float">
            <text:p>368.300678</text:p>
          </table:table-cell>
          <table:table-cell office:value-type="float" office:value="333.529625" calcext:value-type="float">
            <text:p>333.529625</text:p>
          </table:table-cell>
          <table:table-cell office:value-type="float" office:value="302.849943" calcext:value-type="float">
            <text:p>302.849943</text:p>
          </table:table-cell>
          <table:table-cell office:value-type="float" office:value="278.170705" calcext:value-type="float">
            <text:p>278.170705</text:p>
          </table:table-cell>
          <table:table-cell office:value-type="float" office:value="221.565159" calcext:value-type="float">
            <text:p>221.565159</text:p>
          </table:table-cell>
          <table:table-cell office:value-type="float" office:value="339.654624" calcext:value-type="float">
            <text:p>339.654624</text:p>
          </table:table-cell>
          <table:table-cell office:value-type="float" office:value="349.101002" calcext:value-type="float">
            <text:p>349.101002</text:p>
          </table:table-cell>
          <table:table-cell office:value-type="float" office:value="287.027637" calcext:value-type="float">
            <text:p>287.027637</text:p>
          </table:table-cell>
          <table:table-cell office:value-type="float" office:value="201.659846" calcext:value-type="float">
            <text:p>201.659846</text:p>
          </table:table-cell>
          <table:table-cell office:value-type="float" office:value="253.147757" calcext:value-type="float">
            <text:p>253.147757</text:p>
          </table:table-cell>
          <table:table-cell office:value-type="float" office:value="288.490782" calcext:value-type="float">
            <text:p>288.490782</text:p>
          </table:table-cell>
          <table:table-cell office:value-type="float" office:value="188.617284" calcext:value-type="float">
            <text:p>188.617284</text:p>
          </table:table-cell>
          <table:table-cell office:value-type="float" office:value="196.021319" calcext:value-type="float">
            <text:p>196.021319</text:p>
          </table:table-cell>
          <table:table-cell office:value-type="float" office:value="185.691764" calcext:value-type="float">
            <text:p>185.691764</text:p>
          </table:table-cell>
          <table:table-cell office:value-type="float" office:value="233.914955" calcext:value-type="float">
            <text:p>233.914955</text:p>
          </table:table-cell>
          <table:table-cell office:value-type="float" office:value="179.024935" calcext:value-type="float">
            <text:p>179.024935</text:p>
          </table:table-cell>
          <table:table-cell office:value-type="float" office:value="176.992675" calcext:value-type="float">
            <text:p>176.992675</text:p>
          </table:table-cell>
          <table:table-cell office:value-type="float" office:value="286.793833" calcext:value-type="float">
            <text:p>286.793833</text:p>
          </table:table-cell>
          <table:table-cell office:value-type="float" office:value="156.354323" calcext:value-type="float">
            <text:p>156.354323</text:p>
          </table:table-cell>
          <table:table-cell office:value-type="float" office:value="174.250636" calcext:value-type="float">
            <text:p>174.250636</text:p>
          </table:table-cell>
          <table:table-cell office:value-type="float" office:value="145.545408" calcext:value-type="float">
            <text:p>145.545408</text:p>
          </table:table-cell>
          <table:table-cell office:value-type="float" office:value="165.916704" calcext:value-type="float">
            <text:p>165.916704</text:p>
          </table:table-cell>
          <table:table-cell office:value-type="float" office:value="243.9749" calcext:value-type="float">
            <text:p>243.9749</text:p>
          </table:table-cell>
          <table:table-cell office:value-type="float" office:value="226.403679" calcext:value-type="float">
            <text:p>226.403679</text:p>
          </table:table-cell>
        </table:table-row>
        <table:table-row table:style-name="ro2">
          <table:table-cell office:value-type="float" office:value="2400000" calcext:value-type="float">
            <text:p>2400000</text:p>
          </table:table-cell>
          <table:table-cell office:value-type="float" office:value="667.58664" calcext:value-type="float">
            <text:p>667.58664</text:p>
          </table:table-cell>
          <table:table-cell office:value-type="float" office:value="1264.273344" calcext:value-type="float">
            <text:p>1264.273344</text:p>
          </table:table-cell>
          <table:table-cell office:value-type="float" office:value="694.028745" calcext:value-type="float">
            <text:p>694.028745</text:p>
          </table:table-cell>
          <table:table-cell office:value-type="float" office:value="664.347621" calcext:value-type="float">
            <text:p>664.347621</text:p>
          </table:table-cell>
          <table:table-cell office:value-type="float" office:value="602.198932" calcext:value-type="float">
            <text:p>602.198932</text:p>
          </table:table-cell>
          <table:table-cell office:value-type="float" office:value="488.669114" calcext:value-type="float">
            <text:p>488.669114</text:p>
          </table:table-cell>
          <table:table-cell office:value-type="float" office:value="395.67659" calcext:value-type="float">
            <text:p>395.67659</text:p>
          </table:table-cell>
          <table:table-cell office:value-type="float" office:value="399.618123" calcext:value-type="float">
            <text:p>399.618123</text:p>
          </table:table-cell>
          <table:table-cell office:value-type="float" office:value="434.264675" calcext:value-type="float">
            <text:p>434.264675</text:p>
          </table:table-cell>
          <table:table-cell office:value-type="float" office:value="277.690593" calcext:value-type="float">
            <text:p>277.690593</text:p>
          </table:table-cell>
          <table:table-cell office:value-type="float" office:value="279.837373" calcext:value-type="float">
            <text:p>279.837373</text:p>
          </table:table-cell>
          <table:table-cell office:value-type="float" office:value="293.17179" calcext:value-type="float">
            <text:p>293.17179</text:p>
          </table:table-cell>
          <table:table-cell office:value-type="float" office:value="238.084838" calcext:value-type="float">
            <text:p>238.084838</text:p>
          </table:table-cell>
          <table:table-cell office:value-type="float" office:value="381.923269" calcext:value-type="float">
            <text:p>381.923269</text:p>
          </table:table-cell>
          <table:table-cell office:value-type="float" office:value="230.476573" calcext:value-type="float">
            <text:p>230.476573</text:p>
          </table:table-cell>
          <table:table-cell office:value-type="float" office:value="263.651367" calcext:value-type="float">
            <text:p>263.651367</text:p>
          </table:table-cell>
          <table:table-cell office:value-type="float" office:value="311.551469" calcext:value-type="float">
            <text:p>311.551469</text:p>
          </table:table-cell>
          <table:table-cell office:value-type="float" office:value="267.471507" calcext:value-type="float">
            <text:p>267.471507</text:p>
          </table:table-cell>
          <table:table-cell office:value-type="float" office:value="194.513404" calcext:value-type="float">
            <text:p>194.513404</text:p>
          </table:table-cell>
          <table:table-cell office:value-type="float" office:value="210.814958" calcext:value-type="float">
            <text:p>210.814958</text:p>
          </table:table-cell>
          <table:table-cell office:value-type="float" office:value="200.625409" calcext:value-type="float">
            <text:p>200.625409</text:p>
          </table:table-cell>
          <table:table-cell office:value-type="float" office:value="198.836567" calcext:value-type="float">
            <text:p>198.836567</text:p>
          </table:table-cell>
          <table:table-cell office:value-type="float" office:value="258.754097" calcext:value-type="float">
            <text:p>258.754097</text:p>
          </table:table-cell>
          <table:table-cell office:value-type="float" office:value="184.475532" calcext:value-type="float">
            <text:p>184.475532</text:p>
          </table:table-cell>
          <table:table-cell office:value-type="float" office:value="183.903153" calcext:value-type="float">
            <text:p>183.903153</text:p>
          </table:table-cell>
          <table:table-cell office:value-type="float" office:value="181.831519" calcext:value-type="float">
            <text:p>181.831519</text:p>
          </table:table-cell>
          <table:table-cell office:value-type="float" office:value="238.793869" calcext:value-type="float">
            <text:p>238.793869</text:p>
          </table:table-cell>
          <table:table-cell office:value-type="float" office:value="181.288622" calcext:value-type="float">
            <text:p>181.288622</text:p>
          </table:table-cell>
          <table:table-cell office:value-type="float" office:value="177.784488" calcext:value-type="float">
            <text:p>177.784488</text:p>
          </table:table-cell>
          <table:table-cell office:value-type="float" office:value="234.349923" calcext:value-type="float">
            <text:p>234.349923</text:p>
          </table:table-cell>
          <table:table-cell office:value-type="float" office:value="170.82393" calcext:value-type="float">
            <text:p>170.82393</text:p>
          </table:table-cell>
          <table:table-cell office:value-type="float" office:value="185.650061" calcext:value-type="float">
            <text:p>185.650061</text:p>
          </table:table-cell>
        </table:table-row>
        <table:table-row table:style-name="ro2">
          <table:table-cell office:value-type="float" office:value="2500000" calcext:value-type="float">
            <text:p>2500000</text:p>
          </table:table-cell>
          <table:table-cell office:value-type="float" office:value="687.895516" calcext:value-type="float">
            <text:p>687.895516</text:p>
          </table:table-cell>
          <table:table-cell office:value-type="float" office:value="1289.562879" calcext:value-type="float">
            <text:p>1289.562879</text:p>
          </table:table-cell>
          <table:table-cell office:value-type="float" office:value="793.3429" calcext:value-type="float">
            <text:p>793.3429</text:p>
          </table:table-cell>
          <table:table-cell office:value-type="float" office:value="714.388149" calcext:value-type="float">
            <text:p>714.388149</text:p>
          </table:table-cell>
          <table:table-cell office:value-type="float" office:value="550.524646" calcext:value-type="float">
            <text:p>550.524646</text:p>
          </table:table-cell>
          <table:table-cell office:value-type="float" office:value="483.919688" calcext:value-type="float">
            <text:p>483.919688</text:p>
          </table:table-cell>
          <table:table-cell office:value-type="float" office:value="480.671222" calcext:value-type="float">
            <text:p>480.671222</text:p>
          </table:table-cell>
          <table:table-cell office:value-type="float" office:value="423.502389" calcext:value-type="float">
            <text:p>423.502389</text:p>
          </table:table-cell>
          <table:table-cell office:value-type="float" office:value="375.562524" calcext:value-type="float">
            <text:p>375.562524</text:p>
          </table:table-cell>
          <table:table-cell office:value-type="float" office:value="335.613923" calcext:value-type="float">
            <text:p>335.613923</text:p>
          </table:table-cell>
          <table:table-cell office:value-type="float" office:value="279.218243" calcext:value-type="float">
            <text:p>279.218243</text:p>
          </table:table-cell>
          <table:table-cell office:value-type="float" office:value="279.499436" calcext:value-type="float">
            <text:p>279.499436</text:p>
          </table:table-cell>
          <table:table-cell office:value-type="float" office:value="237.270097" calcext:value-type="float">
            <text:p>237.270097</text:p>
          </table:table-cell>
          <table:table-cell office:value-type="float" office:value="356.392138" calcext:value-type="float">
            <text:p>356.392138</text:p>
          </table:table-cell>
          <table:table-cell office:value-type="float" office:value="311.042032" calcext:value-type="float">
            <text:p>311.042032</text:p>
          </table:table-cell>
          <table:table-cell office:value-type="float" office:value="257.181365" calcext:value-type="float">
            <text:p>257.181365</text:p>
          </table:table-cell>
          <table:table-cell office:value-type="float" office:value="283.259687" calcext:value-type="float">
            <text:p>283.259687</text:p>
          </table:table-cell>
          <table:table-cell office:value-type="float" office:value="209.459567" calcext:value-type="float">
            <text:p>209.459567</text:p>
          </table:table-cell>
          <table:table-cell office:value-type="float" office:value="196.515277" calcext:value-type="float">
            <text:p>196.515277</text:p>
          </table:table-cell>
          <table:table-cell office:value-type="float" office:value="207.542234" calcext:value-type="float">
            <text:p>207.542234</text:p>
          </table:table-cell>
          <table:table-cell office:value-type="float" office:value="202.593016" calcext:value-type="float">
            <text:p>202.593016</text:p>
          </table:table-cell>
          <table:table-cell office:value-type="float" office:value="283.794408" calcext:value-type="float">
            <text:p>283.794408</text:p>
          </table:table-cell>
          <table:table-cell office:value-type="float" office:value="288.605435" calcext:value-type="float">
            <text:p>288.605435</text:p>
          </table:table-cell>
          <table:table-cell office:value-type="float" office:value="190.290466" calcext:value-type="float">
            <text:p>190.290466</text:p>
          </table:table-cell>
          <table:table-cell office:value-type="float" office:value="289.969317" calcext:value-type="float">
            <text:p>289.969317</text:p>
          </table:table-cell>
          <table:table-cell office:value-type="float" office:value="202.07885" calcext:value-type="float">
            <text:p>202.07885</text:p>
          </table:table-cell>
          <table:table-cell office:value-type="float" office:value="186.76373" calcext:value-type="float">
            <text:p>186.76373</text:p>
          </table:table-cell>
          <table:table-cell office:value-type="float" office:value="177.984404" calcext:value-type="float">
            <text:p>177.984404</text:p>
          </table:table-cell>
          <table:table-cell office:value-type="float" office:value="257.939675" calcext:value-type="float">
            <text:p>257.939675</text:p>
          </table:table-cell>
          <table:table-cell office:value-type="float" office:value="218.436446" calcext:value-type="float">
            <text:p>218.436446</text:p>
          </table:table-cell>
          <table:table-cell office:value-type="float" office:value="181.211309" calcext:value-type="float">
            <text:p>181.211309</text:p>
          </table:table-cell>
          <table:table-cell office:value-type="float" office:value="185.306343" calcext:value-type="float">
            <text:p>185.306343</text:p>
          </table:table-cell>
        </table:table-row>
        <table:table-row table:style-name="ro2">
          <table:table-cell office:value-type="float" office:value="2600000" calcext:value-type="float">
            <text:p>2600000</text:p>
          </table:table-cell>
          <table:table-cell office:value-type="float" office:value="689.291571" calcext:value-type="float">
            <text:p>689.291571</text:p>
          </table:table-cell>
          <table:table-cell office:value-type="float" office:value="1326.103446" calcext:value-type="float">
            <text:p>1326.103446</text:p>
          </table:table-cell>
          <table:table-cell office:value-type="float" office:value="755.761386" calcext:value-type="float">
            <text:p>755.761386</text:p>
          </table:table-cell>
          <table:table-cell office:value-type="float" office:value="737.791251" calcext:value-type="float">
            <text:p>737.791251</text:p>
          </table:table-cell>
          <table:table-cell office:value-type="float" office:value="602.184836" calcext:value-type="float">
            <text:p>602.184836</text:p>
          </table:table-cell>
          <table:table-cell office:value-type="float" office:value="565.349091" calcext:value-type="float">
            <text:p>565.349091</text:p>
          </table:table-cell>
          <table:table-cell office:value-type="float" office:value="480.280571" calcext:value-type="float">
            <text:p>480.280571</text:p>
          </table:table-cell>
          <table:table-cell office:value-type="float" office:value="403.80446" calcext:value-type="float">
            <text:p>403.80446</text:p>
          </table:table-cell>
          <table:table-cell office:value-type="float" office:value="520.717502" calcext:value-type="float">
            <text:p>520.717502</text:p>
          </table:table-cell>
          <table:table-cell office:value-type="float" office:value="418.066952" calcext:value-type="float">
            <text:p>418.066952</text:p>
          </table:table-cell>
          <table:table-cell office:value-type="float" office:value="277.547607" calcext:value-type="float">
            <text:p>277.547607</text:p>
          </table:table-cell>
          <table:table-cell office:value-type="float" office:value="381.415478" calcext:value-type="float">
            <text:p>381.415478</text:p>
          </table:table-cell>
          <table:table-cell office:value-type="float" office:value="263.478127" calcext:value-type="float">
            <text:p>263.478127</text:p>
          </table:table-cell>
          <table:table-cell office:value-type="float" office:value="272.662136" calcext:value-type="float">
            <text:p>272.662136</text:p>
          </table:table-cell>
          <table:table-cell office:value-type="float" office:value="244.229329" calcext:value-type="float">
            <text:p>244.229329</text:p>
          </table:table-cell>
          <table:table-cell office:value-type="float" office:value="256.378141" calcext:value-type="float">
            <text:p>256.378141</text:p>
          </table:table-cell>
          <table:table-cell office:value-type="float" office:value="308.424695" calcext:value-type="float">
            <text:p>308.424695</text:p>
          </table:table-cell>
          <table:table-cell office:value-type="float" office:value="294.643025" calcext:value-type="float">
            <text:p>294.643025</text:p>
          </table:table-cell>
          <table:table-cell office:value-type="float" office:value="263.800739" calcext:value-type="float">
            <text:p>263.800739</text:p>
          </table:table-cell>
          <table:table-cell office:value-type="float" office:value="298.416111" calcext:value-type="float">
            <text:p>298.416111</text:p>
          </table:table-cell>
          <table:table-cell office:value-type="float" office:value="246.063588" calcext:value-type="float">
            <text:p>246.063588</text:p>
          </table:table-cell>
          <table:table-cell office:value-type="float" office:value="209.470552" calcext:value-type="float">
            <text:p>209.470552</text:p>
          </table:table-cell>
          <table:table-cell office:value-type="float" office:value="207.305111" calcext:value-type="float">
            <text:p>207.305111</text:p>
          </table:table-cell>
          <table:table-cell office:value-type="float" office:value="188.713637" calcext:value-type="float">
            <text:p>188.713637</text:p>
          </table:table-cell>
          <table:table-cell office:value-type="float" office:value="182.510584" calcext:value-type="float">
            <text:p>182.510584</text:p>
          </table:table-cell>
          <table:table-cell office:value-type="float" office:value="185.588331" calcext:value-type="float">
            <text:p>185.588331</text:p>
          </table:table-cell>
          <table:table-cell office:value-type="float" office:value="207.033528" calcext:value-type="float">
            <text:p>207.033528</text:p>
          </table:table-cell>
          <table:table-cell office:value-type="float" office:value="177.577044" calcext:value-type="float">
            <text:p>177.577044</text:p>
          </table:table-cell>
          <table:table-cell office:value-type="float" office:value="178.402927" calcext:value-type="float">
            <text:p>178.402927</text:p>
          </table:table-cell>
          <table:table-cell office:value-type="float" office:value="194.030174" calcext:value-type="float">
            <text:p>194.030174</text:p>
          </table:table-cell>
          <table:table-cell office:value-type="float" office:value="253.875076" calcext:value-type="float">
            <text:p>253.875076</text:p>
          </table:table-cell>
          <table:table-cell office:value-type="float" office:value="183.099543" calcext:value-type="float">
            <text:p>183.099543</text:p>
          </table:table-cell>
        </table:table-row>
        <table:table-row table:style-name="ro2">
          <table:table-cell office:value-type="float" office:value="2700000" calcext:value-type="float">
            <text:p>2700000</text:p>
          </table:table-cell>
          <table:table-cell office:value-type="float" office:value="759.033568" calcext:value-type="float">
            <text:p>759.033568</text:p>
          </table:table-cell>
          <table:table-cell office:value-type="float" office:value="1385.484844" calcext:value-type="float">
            <text:p>1385.484844</text:p>
          </table:table-cell>
          <table:table-cell office:value-type="float" office:value="882.535156" calcext:value-type="float">
            <text:p>882.535156</text:p>
          </table:table-cell>
          <table:table-cell office:value-type="float" office:value="1087.287212" calcext:value-type="float">
            <text:p>1087.287212</text:p>
          </table:table-cell>
          <table:table-cell office:value-type="float" office:value="545.760045" calcext:value-type="float">
            <text:p>545.760045</text:p>
          </table:table-cell>
          <table:table-cell office:value-type="float" office:value="555.018067" calcext:value-type="float">
            <text:p>555.018067</text:p>
          </table:table-cell>
          <table:table-cell office:value-type="float" office:value="472.451698" calcext:value-type="float">
            <text:p>472.451698</text:p>
          </table:table-cell>
          <table:table-cell office:value-type="float" office:value="509.513332" calcext:value-type="float">
            <text:p>509.513332</text:p>
          </table:table-cell>
          <table:table-cell office:value-type="float" office:value="425.725086" calcext:value-type="float">
            <text:p>425.725086</text:p>
          </table:table-cell>
          <table:table-cell office:value-type="float" office:value="398.405642" calcext:value-type="float">
            <text:p>398.405642</text:p>
          </table:table-cell>
          <table:table-cell office:value-type="float" office:value="357.638914" calcext:value-type="float">
            <text:p>357.638914</text:p>
          </table:table-cell>
          <table:table-cell office:value-type="float" office:value="294.969372" calcext:value-type="float">
            <text:p>294.969372</text:p>
          </table:table-cell>
          <table:table-cell office:value-type="float" office:value="362.172379" calcext:value-type="float">
            <text:p>362.172379</text:p>
          </table:table-cell>
          <table:table-cell office:value-type="float" office:value="358.794901" calcext:value-type="float">
            <text:p>358.794901</text:p>
          </table:table-cell>
          <table:table-cell office:value-type="float" office:value="289.880859" calcext:value-type="float">
            <text:p>289.880859</text:p>
          </table:table-cell>
          <table:table-cell office:value-type="float" office:value="268.174842" calcext:value-type="float">
            <text:p>268.174842</text:p>
          </table:table-cell>
          <table:table-cell office:value-type="float" office:value="236.06982" calcext:value-type="float">
            <text:p>236.06982</text:p>
          </table:table-cell>
          <table:table-cell office:value-type="float" office:value="267.564761" calcext:value-type="float">
            <text:p>267.564761</text:p>
          </table:table-cell>
          <table:table-cell office:value-type="float" office:value="247.742351" calcext:value-type="float">
            <text:p>247.742351</text:p>
          </table:table-cell>
          <table:table-cell office:value-type="float" office:value="210.009522" calcext:value-type="float">
            <text:p>210.009522</text:p>
          </table:table-cell>
          <table:table-cell office:value-type="float" office:value="274.137874" calcext:value-type="float">
            <text:p>274.137874</text:p>
          </table:table-cell>
          <table:table-cell office:value-type="float" office:value="282.510784" calcext:value-type="float">
            <text:p>282.510784</text:p>
          </table:table-cell>
          <table:table-cell office:value-type="float" office:value="212.514986" calcext:value-type="float">
            <text:p>212.514986</text:p>
          </table:table-cell>
          <table:table-cell office:value-type="float" office:value="203.739296" calcext:value-type="float">
            <text:p>203.739296</text:p>
          </table:table-cell>
          <table:table-cell office:value-type="float" office:value="220.892094" calcext:value-type="float">
            <text:p>220.892094</text:p>
          </table:table-cell>
          <table:table-cell office:value-type="float" office:value="207.78374" calcext:value-type="float">
            <text:p>207.78374</text:p>
          </table:table-cell>
          <table:table-cell office:value-type="float" office:value="197.720975" calcext:value-type="float">
            <text:p>197.720975</text:p>
          </table:table-cell>
          <table:table-cell office:value-type="float" office:value="185.545616" calcext:value-type="float">
            <text:p>185.545616</text:p>
          </table:table-cell>
          <table:table-cell office:value-type="float" office:value="202.616118" calcext:value-type="float">
            <text:p>202.616118</text:p>
          </table:table-cell>
          <table:table-cell office:value-type="float" office:value="194.907945" calcext:value-type="float">
            <text:p>194.907945</text:p>
          </table:table-cell>
          <table:table-cell office:value-type="float" office:value="176.382883" calcext:value-type="float">
            <text:p>176.382883</text:p>
          </table:table-cell>
          <table:table-cell office:value-type="float" office:value="205.151149" calcext:value-type="float">
            <text:p>205.151149</text:p>
          </table:table-cell>
        </table:table-row>
        <table:table-row table:style-name="ro2">
          <table:table-cell office:value-type="float" office:value="2800000" calcext:value-type="float">
            <text:p>2800000</text:p>
          </table:table-cell>
          <table:table-cell office:value-type="float" office:value="730.558245" calcext:value-type="float">
            <text:p>730.558245</text:p>
          </table:table-cell>
          <table:table-cell office:value-type="float" office:value="1461.920722" calcext:value-type="float">
            <text:p>1461.920722</text:p>
          </table:table-cell>
          <table:table-cell office:value-type="float" office:value="898.027163" calcext:value-type="float">
            <text:p>898.027163</text:p>
          </table:table-cell>
          <table:table-cell office:value-type="float" office:value="791.709208" calcext:value-type="float">
            <text:p>791.709208</text:p>
          </table:table-cell>
          <table:table-cell office:value-type="float" office:value="666.715895" calcext:value-type="float">
            <text:p>666.715895</text:p>
          </table:table-cell>
          <table:table-cell office:value-type="float" office:value="500.051945" calcext:value-type="float">
            <text:p>500.051945</text:p>
          </table:table-cell>
          <table:table-cell office:value-type="float" office:value="383.879724" calcext:value-type="float">
            <text:p>383.879724</text:p>
          </table:table-cell>
          <table:table-cell office:value-type="float" office:value="553.188877" calcext:value-type="float">
            <text:p>553.188877</text:p>
          </table:table-cell>
          <table:table-cell office:value-type="float" office:value="424.619952" calcext:value-type="float">
            <text:p>424.619952</text:p>
          </table:table-cell>
          <table:table-cell office:value-type="float" office:value="429.36713" calcext:value-type="float">
            <text:p>429.36713</text:p>
          </table:table-cell>
          <table:table-cell office:value-type="float" office:value="352.218508" calcext:value-type="float">
            <text:p>352.218508</text:p>
          </table:table-cell>
          <table:table-cell office:value-type="float" office:value="288.199941" calcext:value-type="float">
            <text:p>288.199941</text:p>
          </table:table-cell>
          <table:table-cell office:value-type="float" office:value="294.399685" calcext:value-type="float">
            <text:p>294.399685</text:p>
          </table:table-cell>
          <table:table-cell office:value-type="float" office:value="301.810516" calcext:value-type="float">
            <text:p>301.810516</text:p>
          </table:table-cell>
          <table:table-cell office:value-type="float" office:value="279.329314" calcext:value-type="float">
            <text:p>279.329314</text:p>
          </table:table-cell>
          <table:table-cell office:value-type="float" office:value="272.056355" calcext:value-type="float">
            <text:p>272.056355</text:p>
          </table:table-cell>
          <table:table-cell office:value-type="float" office:value="253.305407" calcext:value-type="float">
            <text:p>253.305407</text:p>
          </table:table-cell>
          <table:table-cell office:value-type="float" office:value="246.280444" calcext:value-type="float">
            <text:p>246.280444</text:p>
          </table:table-cell>
          <table:table-cell office:value-type="float" office:value="279.210116" calcext:value-type="float">
            <text:p>279.210116</text:p>
          </table:table-cell>
          <table:table-cell office:value-type="float" office:value="227.51948" calcext:value-type="float">
            <text:p>227.51948</text:p>
          </table:table-cell>
          <table:table-cell office:value-type="float" office:value="308.627712" calcext:value-type="float">
            <text:p>308.627712</text:p>
          </table:table-cell>
          <table:table-cell office:value-type="float" office:value="233.597946" calcext:value-type="float">
            <text:p>233.597946</text:p>
          </table:table-cell>
          <table:table-cell office:value-type="float" office:value="217.175161" calcext:value-type="float">
            <text:p>217.175161</text:p>
          </table:table-cell>
          <table:table-cell office:value-type="float" office:value="211.783401" calcext:value-type="float">
            <text:p>211.783401</text:p>
          </table:table-cell>
          <table:table-cell office:value-type="float" office:value="197.810785" calcext:value-type="float">
            <text:p>197.810785</text:p>
          </table:table-cell>
          <table:table-cell office:value-type="float" office:value="209.729578" calcext:value-type="float">
            <text:p>209.729578</text:p>
          </table:table-cell>
          <table:table-cell office:value-type="float" office:value="258.738302" calcext:value-type="float">
            <text:p>258.738302</text:p>
          </table:table-cell>
          <table:table-cell office:value-type="float" office:value="213.082583" calcext:value-type="float">
            <text:p>213.082583</text:p>
          </table:table-cell>
          <table:table-cell office:value-type="float" office:value="270.37746" calcext:value-type="float">
            <text:p>270.37746</text:p>
          </table:table-cell>
          <table:table-cell office:value-type="float" office:value="214.522986" calcext:value-type="float">
            <text:p>214.522986</text:p>
          </table:table-cell>
          <table:table-cell office:value-type="float" office:value="185.589956" calcext:value-type="float">
            <text:p>185.589956</text:p>
          </table:table-cell>
          <table:table-cell office:value-type="float" office:value="172.203678" calcext:value-type="float">
            <text:p>172.203678</text:p>
          </table:table-cell>
        </table:table-row>
        <table:table-row table:style-name="ro2">
          <table:table-cell office:value-type="float" office:value="2900000" calcext:value-type="float">
            <text:p>2900000</text:p>
          </table:table-cell>
          <table:table-cell office:value-type="float" office:value="804.321844" calcext:value-type="float">
            <text:p>804.321844</text:p>
          </table:table-cell>
          <table:table-cell office:value-type="float" office:value="1521.274178" calcext:value-type="float">
            <text:p>1521.274178</text:p>
          </table:table-cell>
          <table:table-cell office:value-type="float" office:value="938.791699" calcext:value-type="float">
            <text:p>938.791699</text:p>
          </table:table-cell>
          <table:table-cell office:value-type="float" office:value="921.0685" calcext:value-type="float">
            <text:p>921.0685</text:p>
          </table:table-cell>
          <table:table-cell office:value-type="float" office:value="586.298857" calcext:value-type="float">
            <text:p>586.298857</text:p>
          </table:table-cell>
          <table:table-cell office:value-type="float" office:value="691.552594" calcext:value-type="float">
            <text:p>691.552594</text:p>
          </table:table-cell>
          <table:table-cell office:value-type="float" office:value="440.83461" calcext:value-type="float">
            <text:p>440.83461</text:p>
          </table:table-cell>
          <table:table-cell office:value-type="float" office:value="392.918647" calcext:value-type="float">
            <text:p>392.918647</text:p>
          </table:table-cell>
          <table:table-cell office:value-type="float" office:value="509.81768" calcext:value-type="float">
            <text:p>509.81768</text:p>
          </table:table-cell>
          <table:table-cell office:value-type="float" office:value="372.877415" calcext:value-type="float">
            <text:p>372.877415</text:p>
          </table:table-cell>
          <table:table-cell office:value-type="float" office:value="318.230682" calcext:value-type="float">
            <text:p>318.230682</text:p>
          </table:table-cell>
          <table:table-cell office:value-type="float" office:value="401.896516" calcext:value-type="float">
            <text:p>401.896516</text:p>
          </table:table-cell>
          <table:table-cell office:value-type="float" office:value="314.369255" calcext:value-type="float">
            <text:p>314.369255</text:p>
          </table:table-cell>
          <table:table-cell office:value-type="float" office:value="464.490624" calcext:value-type="float">
            <text:p>464.490624</text:p>
          </table:table-cell>
          <table:table-cell office:value-type="float" office:value="474.729552" calcext:value-type="float">
            <text:p>474.729552</text:p>
          </table:table-cell>
          <table:table-cell office:value-type="float" office:value="366.478034" calcext:value-type="float">
            <text:p>366.478034</text:p>
          </table:table-cell>
          <table:table-cell office:value-type="float" office:value="408.312589" calcext:value-type="float">
            <text:p>408.312589</text:p>
          </table:table-cell>
          <table:table-cell office:value-type="float" office:value="266.056658" calcext:value-type="float">
            <text:p>266.056658</text:p>
          </table:table-cell>
          <table:table-cell office:value-type="float" office:value="268.735429" calcext:value-type="float">
            <text:p>268.735429</text:p>
          </table:table-cell>
          <table:table-cell office:value-type="float" office:value="230.599674" calcext:value-type="float">
            <text:p>230.599674</text:p>
          </table:table-cell>
          <table:table-cell office:value-type="float" office:value="308.568907" calcext:value-type="float">
            <text:p>308.568907</text:p>
          </table:table-cell>
          <table:table-cell office:value-type="float" office:value="224.502269" calcext:value-type="float">
            <text:p>224.502269</text:p>
          </table:table-cell>
          <table:table-cell office:value-type="float" office:value="223.193187" calcext:value-type="float">
            <text:p>223.193187</text:p>
          </table:table-cell>
          <table:table-cell office:value-type="float" office:value="225.179757" calcext:value-type="float">
            <text:p>225.179757</text:p>
          </table:table-cell>
          <table:table-cell office:value-type="float" office:value="323.24093" calcext:value-type="float">
            <text:p>323.24093</text:p>
          </table:table-cell>
          <table:table-cell office:value-type="float" office:value="212.321396" calcext:value-type="float">
            <text:p>212.321396</text:p>
          </table:table-cell>
          <table:table-cell office:value-type="float" office:value="299.438795" calcext:value-type="float">
            <text:p>299.438795</text:p>
          </table:table-cell>
          <table:table-cell office:value-type="float" office:value="202.168592" calcext:value-type="float">
            <text:p>202.168592</text:p>
          </table:table-cell>
          <table:table-cell office:value-type="float" office:value="195.92358" calcext:value-type="float">
            <text:p>195.92358</text:p>
          </table:table-cell>
          <table:table-cell office:value-type="float" office:value="213.623409" calcext:value-type="float">
            <text:p>213.623409</text:p>
          </table:table-cell>
          <table:table-cell office:value-type="float" office:value="197.916064" calcext:value-type="float">
            <text:p>197.916064</text:p>
          </table:table-cell>
          <table:table-cell office:value-type="float" office:value="226.552312" calcext:value-type="float">
            <text:p>226.552312</text:p>
          </table:table-cell>
        </table:table-row>
        <table:table-row table:style-name="ro2">
          <table:table-cell office:value-type="float" office:value="3000000" calcext:value-type="float">
            <text:p>3000000</text:p>
          </table:table-cell>
          <table:table-cell office:value-type="float" office:value="815.622288" calcext:value-type="float">
            <text:p>815.622288</text:p>
          </table:table-cell>
          <table:table-cell office:value-type="float" office:value="1555.390684" calcext:value-type="float">
            <text:p>1555.390684</text:p>
          </table:table-cell>
          <table:table-cell office:value-type="float" office:value="952.837982" calcext:value-type="float">
            <text:p>952.837982</text:p>
          </table:table-cell>
          <table:table-cell office:value-type="float" office:value="752.664526" calcext:value-type="float">
            <text:p>752.664526</text:p>
          </table:table-cell>
          <table:table-cell office:value-type="float" office:value="638.631032" calcext:value-type="float">
            <text:p>638.631032</text:p>
          </table:table-cell>
          <table:table-cell office:value-type="float" office:value="663.939457" calcext:value-type="float">
            <text:p>663.939457</text:p>
          </table:table-cell>
          <table:table-cell office:value-type="float" office:value="502.621639" calcext:value-type="float">
            <text:p>502.621639</text:p>
          </table:table-cell>
          <table:table-cell office:value-type="float" office:value="463.542623" calcext:value-type="float">
            <text:p>463.542623</text:p>
          </table:table-cell>
          <table:table-cell office:value-type="float" office:value="471.928727" calcext:value-type="float">
            <text:p>471.928727</text:p>
          </table:table-cell>
          <table:table-cell office:value-type="float" office:value="467.037774" calcext:value-type="float">
            <text:p>467.037774</text:p>
          </table:table-cell>
          <table:table-cell office:value-type="float" office:value="535.577351" calcext:value-type="float">
            <text:p>535.577351</text:p>
          </table:table-cell>
          <table:table-cell office:value-type="float" office:value="431.875989" calcext:value-type="float">
            <text:p>431.875989</text:p>
          </table:table-cell>
          <table:table-cell office:value-type="float" office:value="338.475072" calcext:value-type="float">
            <text:p>338.475072</text:p>
          </table:table-cell>
          <table:table-cell office:value-type="float" office:value="365.394716" calcext:value-type="float">
            <text:p>365.394716</text:p>
          </table:table-cell>
          <table:table-cell office:value-type="float" office:value="296.259578" calcext:value-type="float">
            <text:p>296.259578</text:p>
          </table:table-cell>
          <table:table-cell office:value-type="float" office:value="292.942217" calcext:value-type="float">
            <text:p>292.942217</text:p>
          </table:table-cell>
          <table:table-cell office:value-type="float" office:value="370.788159" calcext:value-type="float">
            <text:p>370.788159</text:p>
          </table:table-cell>
          <table:table-cell office:value-type="float" office:value="426.07564" calcext:value-type="float">
            <text:p>426.07564</text:p>
          </table:table-cell>
          <table:table-cell office:value-type="float" office:value="259.697845" calcext:value-type="float">
            <text:p>259.697845</text:p>
          </table:table-cell>
          <table:table-cell office:value-type="float" office:value="328.796909" calcext:value-type="float">
            <text:p>328.796909</text:p>
          </table:table-cell>
          <table:table-cell office:value-type="float" office:value="277.360612" calcext:value-type="float">
            <text:p>277.360612</text:p>
          </table:table-cell>
          <table:table-cell office:value-type="float" office:value="227.500682" calcext:value-type="float">
            <text:p>227.500682</text:p>
          </table:table-cell>
          <table:table-cell office:value-type="float" office:value="251.248358" calcext:value-type="float">
            <text:p>251.248358</text:p>
          </table:table-cell>
          <table:table-cell office:value-type="float" office:value="294.316215" calcext:value-type="float">
            <text:p>294.316215</text:p>
          </table:table-cell>
          <table:table-cell office:value-type="float" office:value="243.504503" calcext:value-type="float">
            <text:p>243.504503</text:p>
          </table:table-cell>
          <table:table-cell office:value-type="float" office:value="227.180649" calcext:value-type="float">
            <text:p>227.180649</text:p>
          </table:table-cell>
          <table:table-cell office:value-type="float" office:value="294.648613" calcext:value-type="float">
            <text:p>294.648613</text:p>
          </table:table-cell>
          <table:table-cell office:value-type="float" office:value="211.478411" calcext:value-type="float">
            <text:p>211.478411</text:p>
          </table:table-cell>
          <table:table-cell office:value-type="float" office:value="328.381162" calcext:value-type="float">
            <text:p>328.381162</text:p>
          </table:table-cell>
          <table:table-cell office:value-type="float" office:value="251.548864" calcext:value-type="float">
            <text:p>251.548864</text:p>
          </table:table-cell>
          <table:table-cell office:value-type="float" office:value="287.896905" calcext:value-type="float">
            <text:p>287.896905</text:p>
          </table:table-cell>
          <table:table-cell office:value-type="float" office:value="293.468579" calcext:value-type="float">
            <text:p>293.468579</text:p>
          </table:table-cell>
        </table:table-row>
        <table:table-row table:style-name="ro2">
          <table:table-cell table:number-columns-repeated="33"/>
        </table:table-row>
        <table:table-row table:style-name="ro1">
          <table:table-cell office:value-type="string" calcext:value-type="string">
            <text:p>msort_omp_sca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36.798283" calcext:value-type="float">
            <text:p>36.798283</text:p>
          </table:table-cell>
          <table:table-cell office:value-type="float" office:value="36.936998" calcext:value-type="float">
            <text:p>36.936998</text:p>
          </table:table-cell>
          <table:table-cell office:value-type="float" office:value="26.51012" calcext:value-type="float">
            <text:p>26.51012</text:p>
          </table:table-cell>
          <table:table-cell office:value-type="float" office:value="26.700356" calcext:value-type="float">
            <text:p>26.700356</text:p>
          </table:table-cell>
          <table:table-cell office:value-type="float" office:value="22.970048" calcext:value-type="float">
            <text:p>22.970048</text:p>
          </table:table-cell>
          <table:table-cell office:value-type="float" office:value="24.917383" calcext:value-type="float">
            <text:p>24.917383</text:p>
          </table:table-cell>
          <table:table-cell office:value-type="float" office:value="24.482115" calcext:value-type="float">
            <text:p>24.482115</text:p>
          </table:table-cell>
          <table:table-cell office:value-type="float" office:value="21.883931" calcext:value-type="float">
            <text:p>21.883931</text:p>
          </table:table-cell>
          <table:table-cell office:value-type="float" office:value="27.096354" calcext:value-type="float">
            <text:p>27.096354</text:p>
          </table:table-cell>
          <table:table-cell office:value-type="float" office:value="21.249833" calcext:value-type="float">
            <text:p>21.249833</text:p>
          </table:table-cell>
          <table:table-cell office:value-type="float" office:value="20.778572" calcext:value-type="float">
            <text:p>20.778572</text:p>
          </table:table-cell>
          <table:table-cell office:value-type="float" office:value="16.140802" calcext:value-type="float">
            <text:p>16.140802</text:p>
          </table:table-cell>
          <table:table-cell office:value-type="float" office:value="22.938336" calcext:value-type="float">
            <text:p>22.938336</text:p>
          </table:table-cell>
          <table:table-cell office:value-type="float" office:value="20.300558" calcext:value-type="float">
            <text:p>20.300558</text:p>
          </table:table-cell>
          <table:table-cell office:value-type="float" office:value="20.125017" calcext:value-type="float">
            <text:p>20.125017</text:p>
          </table:table-cell>
          <table:table-cell office:value-type="float" office:value="19.196136" calcext:value-type="float">
            <text:p>19.196136</text:p>
          </table:table-cell>
          <table:table-cell office:value-type="float" office:value="22.24001" calcext:value-type="float">
            <text:p>22.24001</text:p>
          </table:table-cell>
          <table:table-cell office:value-type="float" office:value="21.601451" calcext:value-type="float">
            <text:p>21.601451</text:p>
          </table:table-cell>
          <table:table-cell office:value-type="float" office:value="20.889244" calcext:value-type="float">
            <text:p>20.889244</text:p>
          </table:table-cell>
          <table:table-cell office:value-type="float" office:value="18.500862" calcext:value-type="float">
            <text:p>18.500862</text:p>
          </table:table-cell>
          <table:table-cell office:value-type="float" office:value="43.519756" calcext:value-type="float">
            <text:p>43.519756</text:p>
          </table:table-cell>
          <table:table-cell office:value-type="float" office:value="21.99919" calcext:value-type="float">
            <text:p>21.99919</text:p>
          </table:table-cell>
          <table:table-cell office:value-type="float" office:value="20.099276" calcext:value-type="float">
            <text:p>20.099276</text:p>
          </table:table-cell>
          <table:table-cell office:value-type="float" office:value="51.071501" calcext:value-type="float">
            <text:p>51.071501</text:p>
          </table:table-cell>
          <table:table-cell office:value-type="float" office:value="23.633601" calcext:value-type="float">
            <text:p>23.633601</text:p>
          </table:table-cell>
          <table:table-cell office:value-type="float" office:value="83.062195" calcext:value-type="float">
            <text:p>83.062195</text:p>
          </table:table-cell>
          <table:table-cell office:value-type="float" office:value="20.276795" calcext:value-type="float">
            <text:p>20.276795</text:p>
          </table:table-cell>
          <table:table-cell office:value-type="float" office:value="111.455421" calcext:value-type="float">
            <text:p>111.455421</text:p>
          </table:table-cell>
          <table:table-cell office:value-type="float" office:value="18.129992" calcext:value-type="float">
            <text:p>18.129992</text:p>
          </table:table-cell>
          <table:table-cell office:value-type="float" office:value="38.343286" calcext:value-type="float">
            <text:p>38.343286</text:p>
          </table:table-cell>
          <table:table-cell office:value-type="float" office:value="30.487611" calcext:value-type="float">
            <text:p>30.487611</text:p>
          </table:table-cell>
          <table:table-cell office:value-type="float" office:value="172.814151" calcext:value-type="float">
            <text:p>172.814151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74.490587" calcext:value-type="float">
            <text:p>74.490587</text:p>
          </table:table-cell>
          <table:table-cell office:value-type="float" office:value="69.852104" calcext:value-type="float">
            <text:p>69.852104</text:p>
          </table:table-cell>
          <table:table-cell office:value-type="float" office:value="62.474416" calcext:value-type="float">
            <text:p>62.474416</text:p>
          </table:table-cell>
          <table:table-cell office:value-type="float" office:value="60.667999" calcext:value-type="float">
            <text:p>60.667999</text:p>
          </table:table-cell>
          <table:table-cell office:value-type="float" office:value="59.874551" calcext:value-type="float">
            <text:p>59.874551</text:p>
          </table:table-cell>
          <table:table-cell office:value-type="float" office:value="52.609818" calcext:value-type="float">
            <text:p>52.609818</text:p>
          </table:table-cell>
          <table:table-cell office:value-type="float" office:value="40.388728" calcext:value-type="float">
            <text:p>40.388728</text:p>
          </table:table-cell>
          <table:table-cell office:value-type="float" office:value="39.352962" calcext:value-type="float">
            <text:p>39.352962</text:p>
          </table:table-cell>
          <table:table-cell office:value-type="float" office:value="37.900511" calcext:value-type="float">
            <text:p>37.900511</text:p>
          </table:table-cell>
          <table:table-cell office:value-type="float" office:value="30.335725" calcext:value-type="float">
            <text:p>30.335725</text:p>
          </table:table-cell>
          <table:table-cell office:value-type="float" office:value="39.98638" calcext:value-type="float">
            <text:p>39.98638</text:p>
          </table:table-cell>
          <table:table-cell office:value-type="float" office:value="34.887827" calcext:value-type="float">
            <text:p>34.887827</text:p>
          </table:table-cell>
          <table:table-cell office:value-type="float" office:value="30.859318" calcext:value-type="float">
            <text:p>30.859318</text:p>
          </table:table-cell>
          <table:table-cell office:value-type="float" office:value="30.455856" calcext:value-type="float">
            <text:p>30.455856</text:p>
          </table:table-cell>
          <table:table-cell office:value-type="float" office:value="25.840417" calcext:value-type="float">
            <text:p>25.840417</text:p>
          </table:table-cell>
          <table:table-cell office:value-type="float" office:value="36.811184" calcext:value-type="float">
            <text:p>36.811184</text:p>
          </table:table-cell>
          <table:table-cell office:value-type="float" office:value="32.353819" calcext:value-type="float">
            <text:p>32.353819</text:p>
          </table:table-cell>
          <table:table-cell office:value-type="float" office:value="50.279854" calcext:value-type="float">
            <text:p>50.279854</text:p>
          </table:table-cell>
          <table:table-cell office:value-type="float" office:value="77.213054" calcext:value-type="float">
            <text:p>77.213054</text:p>
          </table:table-cell>
          <table:table-cell office:value-type="float" office:value="30.444262" calcext:value-type="float">
            <text:p>30.444262</text:p>
          </table:table-cell>
          <table:table-cell office:value-type="float" office:value="29.890777" calcext:value-type="float">
            <text:p>29.890777</text:p>
          </table:table-cell>
          <table:table-cell office:value-type="float" office:value="30.312969" calcext:value-type="float">
            <text:p>30.312969</text:p>
          </table:table-cell>
          <table:table-cell office:value-type="float" office:value="130.891099" calcext:value-type="float">
            <text:p>130.891099</text:p>
          </table:table-cell>
          <table:table-cell office:value-type="float" office:value="160.266536" calcext:value-type="float">
            <text:p>160.266536</text:p>
          </table:table-cell>
          <table:table-cell office:value-type="float" office:value="144.626514" calcext:value-type="float">
            <text:p>144.626514</text:p>
          </table:table-cell>
          <table:table-cell office:value-type="float" office:value="45.764209" calcext:value-type="float">
            <text:p>45.764209</text:p>
          </table:table-cell>
          <table:table-cell office:value-type="float" office:value="116.616533" calcext:value-type="float">
            <text:p>116.616533</text:p>
          </table:table-cell>
          <table:table-cell office:value-type="float" office:value="55.997409" calcext:value-type="float">
            <text:p>55.997409</text:p>
          </table:table-cell>
          <table:table-cell office:value-type="float" office:value="27.129619" calcext:value-type="float">
            <text:p>27.129619</text:p>
          </table:table-cell>
          <table:table-cell office:value-type="float" office:value="26.778597" calcext:value-type="float">
            <text:p>26.778597</text:p>
          </table:table-cell>
          <table:table-cell office:value-type="float" office:value="33.679782" calcext:value-type="float">
            <text:p>33.679782</text:p>
          </table:table-cell>
          <table:table-cell office:value-type="float" office:value="35.697882" calcext:value-type="float">
            <text:p>35.697882</text:p>
          </table:table-cell>
        </table:table-row>
        <table:table-row table:style-name="ro2">
          <table:table-cell office:value-type="float" office:value="300000" calcext:value-type="float">
            <text:p>300000</text:p>
          </table:table-cell>
          <table:table-cell office:value-type="float" office:value="89.152737" calcext:value-type="float">
            <text:p>89.152737</text:p>
          </table:table-cell>
          <table:table-cell office:value-type="float" office:value="77.622667" calcext:value-type="float">
            <text:p>77.622667</text:p>
          </table:table-cell>
          <table:table-cell office:value-type="float" office:value="76.883787" calcext:value-type="float">
            <text:p>76.883787</text:p>
          </table:table-cell>
          <table:table-cell office:value-type="float" office:value="65.91994" calcext:value-type="float">
            <text:p>65.91994</text:p>
          </table:table-cell>
          <table:table-cell office:value-type="float" office:value="68.698741" calcext:value-type="float">
            <text:p>68.698741</text:p>
          </table:table-cell>
          <table:table-cell office:value-type="float" office:value="51.155665" calcext:value-type="float">
            <text:p>51.155665</text:p>
          </table:table-cell>
          <table:table-cell office:value-type="float" office:value="53.495149" calcext:value-type="float">
            <text:p>53.495149</text:p>
          </table:table-cell>
          <table:table-cell office:value-type="float" office:value="48.337066" calcext:value-type="float">
            <text:p>48.337066</text:p>
          </table:table-cell>
          <table:table-cell office:value-type="float" office:value="46.02241" calcext:value-type="float">
            <text:p>46.02241</text:p>
          </table:table-cell>
          <table:table-cell office:value-type="float" office:value="33.964207" calcext:value-type="float">
            <text:p>33.964207</text:p>
          </table:table-cell>
          <table:table-cell office:value-type="float" office:value="36.530984" calcext:value-type="float">
            <text:p>36.530984</text:p>
          </table:table-cell>
          <table:table-cell office:value-type="float" office:value="37.058593" calcext:value-type="float">
            <text:p>37.058593</text:p>
          </table:table-cell>
          <table:table-cell office:value-type="float" office:value="32.202943" calcext:value-type="float">
            <text:p>32.202943</text:p>
          </table:table-cell>
          <table:table-cell office:value-type="float" office:value="36.649738" calcext:value-type="float">
            <text:p>36.649738</text:p>
          </table:table-cell>
          <table:table-cell office:value-type="float" office:value="35.014005" calcext:value-type="float">
            <text:p>35.014005</text:p>
          </table:table-cell>
          <table:table-cell office:value-type="float" office:value="31.219158" calcext:value-type="float">
            <text:p>31.219158</text:p>
          </table:table-cell>
          <table:table-cell office:value-type="float" office:value="35.693023" calcext:value-type="float">
            <text:p>35.693023</text:p>
          </table:table-cell>
          <table:table-cell office:value-type="float" office:value="37.938791" calcext:value-type="float">
            <text:p>37.938791</text:p>
          </table:table-cell>
          <table:table-cell office:value-type="float" office:value="39.962157" calcext:value-type="float">
            <text:p>39.962157</text:p>
          </table:table-cell>
          <table:table-cell office:value-type="float" office:value="107.109545" calcext:value-type="float">
            <text:p>107.109545</text:p>
          </table:table-cell>
          <table:table-cell office:value-type="float" office:value="51.622742" calcext:value-type="float">
            <text:p>51.622742</text:p>
          </table:table-cell>
          <table:table-cell office:value-type="float" office:value="39.160635" calcext:value-type="float">
            <text:p>39.160635</text:p>
          </table:table-cell>
          <table:table-cell office:value-type="float" office:value="185.568984" calcext:value-type="float">
            <text:p>185.568984</text:p>
          </table:table-cell>
          <table:table-cell office:value-type="float" office:value="94.8696" calcext:value-type="float">
            <text:p>94.8696</text:p>
          </table:table-cell>
          <table:table-cell office:value-type="float" office:value="37.606046" calcext:value-type="float">
            <text:p>37.606046</text:p>
          </table:table-cell>
          <table:table-cell office:value-type="float" office:value="45.820641" calcext:value-type="float">
            <text:p>45.820641</text:p>
          </table:table-cell>
          <table:table-cell office:value-type="float" office:value="87.565225" calcext:value-type="float">
            <text:p>87.565225</text:p>
          </table:table-cell>
          <table:table-cell office:value-type="float" office:value="74.267508" calcext:value-type="float">
            <text:p>74.267508</text:p>
          </table:table-cell>
          <table:table-cell office:value-type="float" office:value="38.718119" calcext:value-type="float">
            <text:p>38.718119</text:p>
          </table:table-cell>
          <table:table-cell office:value-type="float" office:value="145.315394" calcext:value-type="float">
            <text:p>145.315394</text:p>
          </table:table-cell>
          <table:table-cell office:value-type="float" office:value="196.451337" calcext:value-type="float">
            <text:p>196.451337</text:p>
          </table:table-cell>
          <table:table-cell office:value-type="float" office:value="60.905653" calcext:value-type="float">
            <text:p>60.905653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143.387439" calcext:value-type="float">
            <text:p>143.387439</text:p>
          </table:table-cell>
          <table:table-cell office:value-type="float" office:value="102.293136" calcext:value-type="float">
            <text:p>102.293136</text:p>
          </table:table-cell>
          <table:table-cell office:value-type="float" office:value="95.675299" calcext:value-type="float">
            <text:p>95.675299</text:p>
          </table:table-cell>
          <table:table-cell office:value-type="float" office:value="104.363397" calcext:value-type="float">
            <text:p>104.363397</text:p>
          </table:table-cell>
          <table:table-cell office:value-type="float" office:value="77.747043" calcext:value-type="float">
            <text:p>77.747043</text:p>
          </table:table-cell>
          <table:table-cell office:value-type="float" office:value="70.763521" calcext:value-type="float">
            <text:p>70.763521</text:p>
          </table:table-cell>
          <table:table-cell office:value-type="float" office:value="58.63712" calcext:value-type="float">
            <text:p>58.63712</text:p>
          </table:table-cell>
          <table:table-cell office:value-type="float" office:value="59.593797" calcext:value-type="float">
            <text:p>59.593797</text:p>
          </table:table-cell>
          <table:table-cell office:value-type="float" office:value="52.770913" calcext:value-type="float">
            <text:p>52.770913</text:p>
          </table:table-cell>
          <table:table-cell office:value-type="float" office:value="59.478723" calcext:value-type="float">
            <text:p>59.478723</text:p>
          </table:table-cell>
          <table:table-cell office:value-type="float" office:value="46.002236" calcext:value-type="float">
            <text:p>46.002236</text:p>
          </table:table-cell>
          <table:table-cell office:value-type="float" office:value="44.955694" calcext:value-type="float">
            <text:p>44.955694</text:p>
          </table:table-cell>
          <table:table-cell office:value-type="float" office:value="45.897015" calcext:value-type="float">
            <text:p>45.897015</text:p>
          </table:table-cell>
          <table:table-cell office:value-type="float" office:value="48.81157" calcext:value-type="float">
            <text:p>48.81157</text:p>
          </table:table-cell>
          <table:table-cell office:value-type="float" office:value="46.263675" calcext:value-type="float">
            <text:p>46.263675</text:p>
          </table:table-cell>
          <table:table-cell office:value-type="float" office:value="41.974697" calcext:value-type="float">
            <text:p>41.974697</text:p>
          </table:table-cell>
          <table:table-cell office:value-type="float" office:value="71.364595" calcext:value-type="float">
            <text:p>71.364595</text:p>
          </table:table-cell>
          <table:table-cell office:value-type="float" office:value="52.959813" calcext:value-type="float">
            <text:p>52.959813</text:p>
          </table:table-cell>
          <table:table-cell office:value-type="float" office:value="97.040641" calcext:value-type="float">
            <text:p>97.040641</text:p>
          </table:table-cell>
          <table:table-cell office:value-type="float" office:value="38.178363" calcext:value-type="float">
            <text:p>38.178363</text:p>
          </table:table-cell>
          <table:table-cell office:value-type="float" office:value="49.609555" calcext:value-type="float">
            <text:p>49.609555</text:p>
          </table:table-cell>
          <table:table-cell office:value-type="float" office:value="44.068999" calcext:value-type="float">
            <text:p>44.068999</text:p>
          </table:table-cell>
          <table:table-cell office:value-type="float" office:value="50.757107" calcext:value-type="float">
            <text:p>50.757107</text:p>
          </table:table-cell>
          <table:table-cell office:value-type="float" office:value="112.719355" calcext:value-type="float">
            <text:p>112.719355</text:p>
          </table:table-cell>
          <table:table-cell office:value-type="float" office:value="49.086139" calcext:value-type="float">
            <text:p>49.086139</text:p>
          </table:table-cell>
          <table:table-cell office:value-type="float" office:value="46.447013" calcext:value-type="float">
            <text:p>46.447013</text:p>
          </table:table-cell>
          <table:table-cell office:value-type="float" office:value="39.810605" calcext:value-type="float">
            <text:p>39.810605</text:p>
          </table:table-cell>
          <table:table-cell office:value-type="float" office:value="163.502912" calcext:value-type="float">
            <text:p>163.502912</text:p>
          </table:table-cell>
          <table:table-cell office:value-type="float" office:value="38.882692" calcext:value-type="float">
            <text:p>38.882692</text:p>
          </table:table-cell>
          <table:table-cell office:value-type="float" office:value="145.638287" calcext:value-type="float">
            <text:p>145.638287</text:p>
          </table:table-cell>
          <table:table-cell office:value-type="float" office:value="145.352364" calcext:value-type="float">
            <text:p>145.352364</text:p>
          </table:table-cell>
          <table:table-cell office:value-type="float" office:value="101.471059" calcext:value-type="float">
            <text:p>101.471059</text:p>
          </table:table-cell>
        </table:table-row>
        <table:table-row table:style-name="ro2">
          <table:table-cell office:value-type="float" office:value="500000" calcext:value-type="float">
            <text:p>500000</text:p>
          </table:table-cell>
          <table:table-cell office:value-type="float" office:value="133.353663" calcext:value-type="float">
            <text:p>133.353663</text:p>
          </table:table-cell>
          <table:table-cell office:value-type="float" office:value="124.048675" calcext:value-type="float">
            <text:p>124.048675</text:p>
          </table:table-cell>
          <table:table-cell office:value-type="float" office:value="110.083089" calcext:value-type="float">
            <text:p>110.083089</text:p>
          </table:table-cell>
          <table:table-cell office:value-type="float" office:value="133.354691" calcext:value-type="float">
            <text:p>133.354691</text:p>
          </table:table-cell>
          <table:table-cell office:value-type="float" office:value="123.574771" calcext:value-type="float">
            <text:p>123.574771</text:p>
          </table:table-cell>
          <table:table-cell office:value-type="float" office:value="80.311673" calcext:value-type="float">
            <text:p>80.311673</text:p>
          </table:table-cell>
          <table:table-cell office:value-type="float" office:value="68.661412" calcext:value-type="float">
            <text:p>68.661412</text:p>
          </table:table-cell>
          <table:table-cell office:value-type="float" office:value="64.808089" calcext:value-type="float">
            <text:p>64.808089</text:p>
          </table:table-cell>
          <table:table-cell office:value-type="float" office:value="90.588997" calcext:value-type="float">
            <text:p>90.588997</text:p>
          </table:table-cell>
          <table:table-cell office:value-type="float" office:value="64.884471" calcext:value-type="float">
            <text:p>64.884471</text:p>
          </table:table-cell>
          <table:table-cell office:value-type="float" office:value="60.260223" calcext:value-type="float">
            <text:p>60.260223</text:p>
          </table:table-cell>
          <table:table-cell office:value-type="float" office:value="53.009864" calcext:value-type="float">
            <text:p>53.009864</text:p>
          </table:table-cell>
          <table:table-cell office:value-type="float" office:value="59.763709" calcext:value-type="float">
            <text:p>59.763709</text:p>
          </table:table-cell>
          <table:table-cell office:value-type="float" office:value="53.345858" calcext:value-type="float">
            <text:p>53.345858</text:p>
          </table:table-cell>
          <table:table-cell office:value-type="float" office:value="49.581767" calcext:value-type="float">
            <text:p>49.581767</text:p>
          </table:table-cell>
          <table:table-cell office:value-type="float" office:value="49.150832" calcext:value-type="float">
            <text:p>49.150832</text:p>
          </table:table-cell>
          <table:table-cell office:value-type="float" office:value="52.473387" calcext:value-type="float">
            <text:p>52.473387</text:p>
          </table:table-cell>
          <table:table-cell office:value-type="float" office:value="53.475636" calcext:value-type="float">
            <text:p>53.475636</text:p>
          </table:table-cell>
          <table:table-cell office:value-type="float" office:value="53.102173" calcext:value-type="float">
            <text:p>53.102173</text:p>
          </table:table-cell>
          <table:table-cell office:value-type="float" office:value="48.925336" calcext:value-type="float">
            <text:p>48.925336</text:p>
          </table:table-cell>
          <table:table-cell office:value-type="float" office:value="136.58815" calcext:value-type="float">
            <text:p>136.58815</text:p>
          </table:table-cell>
          <table:table-cell office:value-type="float" office:value="57.686978" calcext:value-type="float">
            <text:p>57.686978</text:p>
          </table:table-cell>
          <table:table-cell office:value-type="float" office:value="151.186391" calcext:value-type="float">
            <text:p>151.186391</text:p>
          </table:table-cell>
          <table:table-cell office:value-type="float" office:value="58.730767" calcext:value-type="float">
            <text:p>58.730767</text:p>
          </table:table-cell>
          <table:table-cell office:value-type="float" office:value="96.02539" calcext:value-type="float">
            <text:p>96.02539</text:p>
          </table:table-cell>
          <table:table-cell office:value-type="float" office:value="60.044727" calcext:value-type="float">
            <text:p>60.044727</text:p>
          </table:table-cell>
          <table:table-cell office:value-type="float" office:value="56.464222" calcext:value-type="float">
            <text:p>56.464222</text:p>
          </table:table-cell>
          <table:table-cell office:value-type="float" office:value="48.737522" calcext:value-type="float">
            <text:p>48.737522</text:p>
          </table:table-cell>
          <table:table-cell office:value-type="float" office:value="151.689984" calcext:value-type="float">
            <text:p>151.689984</text:p>
          </table:table-cell>
          <table:table-cell office:value-type="float" office:value="138.969479" calcext:value-type="float">
            <text:p>138.969479</text:p>
          </table:table-cell>
          <table:table-cell office:value-type="float" office:value="51.98318" calcext:value-type="float">
            <text:p>51.98318</text:p>
          </table:table-cell>
          <table:table-cell office:value-type="float" office:value="62.720167" calcext:value-type="float">
            <text:p>62.720167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office:value-type="float" office:value="165.541991" calcext:value-type="float">
            <text:p>165.541991</text:p>
          </table:table-cell>
          <table:table-cell office:value-type="float" office:value="147.873052" calcext:value-type="float">
            <text:p>147.873052</text:p>
          </table:table-cell>
          <table:table-cell office:value-type="float" office:value="133.536559" calcext:value-type="float">
            <text:p>133.536559</text:p>
          </table:table-cell>
          <table:table-cell office:value-type="float" office:value="138.077788" calcext:value-type="float">
            <text:p>138.077788</text:p>
          </table:table-cell>
          <table:table-cell office:value-type="float" office:value="133.155192" calcext:value-type="float">
            <text:p>133.155192</text:p>
          </table:table-cell>
          <table:table-cell office:value-type="float" office:value="106.402458" calcext:value-type="float">
            <text:p>106.402458</text:p>
          </table:table-cell>
          <table:table-cell office:value-type="float" office:value="93.034513" calcext:value-type="float">
            <text:p>93.034513</text:p>
          </table:table-cell>
          <table:table-cell office:value-type="float" office:value="74.957915" calcext:value-type="float">
            <text:p>74.957915</text:p>
          </table:table-cell>
          <table:table-cell office:value-type="float" office:value="83.942321" calcext:value-type="float">
            <text:p>83.942321</text:p>
          </table:table-cell>
          <table:table-cell office:value-type="float" office:value="65.044274" calcext:value-type="float">
            <text:p>65.044274</text:p>
          </table:table-cell>
          <table:table-cell office:value-type="float" office:value="71.574035" calcext:value-type="float">
            <text:p>71.574035</text:p>
          </table:table-cell>
          <table:table-cell office:value-type="float" office:value="61.753803" calcext:value-type="float">
            <text:p>61.753803</text:p>
          </table:table-cell>
          <table:table-cell office:value-type="float" office:value="62.637816" calcext:value-type="float">
            <text:p>62.637816</text:p>
          </table:table-cell>
          <table:table-cell office:value-type="float" office:value="65.791371" calcext:value-type="float">
            <text:p>65.791371</text:p>
          </table:table-cell>
          <table:table-cell office:value-type="float" office:value="58.249704" calcext:value-type="float">
            <text:p>58.249704</text:p>
          </table:table-cell>
          <table:table-cell office:value-type="float" office:value="56.784208" calcext:value-type="float">
            <text:p>56.784208</text:p>
          </table:table-cell>
          <table:table-cell office:value-type="float" office:value="61.495903" calcext:value-type="float">
            <text:p>61.495903</text:p>
          </table:table-cell>
          <table:table-cell office:value-type="float" office:value="78.158539" calcext:value-type="float">
            <text:p>78.158539</text:p>
          </table:table-cell>
          <table:table-cell office:value-type="float" office:value="52.863661" calcext:value-type="float">
            <text:p>52.863661</text:p>
          </table:table-cell>
          <table:table-cell office:value-type="float" office:value="58.769041" calcext:value-type="float">
            <text:p>58.769041</text:p>
          </table:table-cell>
          <table:table-cell office:value-type="float" office:value="58.848034" calcext:value-type="float">
            <text:p>58.848034</text:p>
          </table:table-cell>
          <table:table-cell office:value-type="float" office:value="69.033383" calcext:value-type="float">
            <text:p>69.033383</text:p>
          </table:table-cell>
          <table:table-cell office:value-type="float" office:value="131.971188" calcext:value-type="float">
            <text:p>131.971188</text:p>
          </table:table-cell>
          <table:table-cell office:value-type="float" office:value="146.536893" calcext:value-type="float">
            <text:p>146.536893</text:p>
          </table:table-cell>
          <table:table-cell office:value-type="float" office:value="173.89065" calcext:value-type="float">
            <text:p>173.89065</text:p>
          </table:table-cell>
          <table:table-cell office:value-type="float" office:value="56.934627" calcext:value-type="float">
            <text:p>56.934627</text:p>
          </table:table-cell>
          <table:table-cell office:value-type="float" office:value="58.129241" calcext:value-type="float">
            <text:p>58.129241</text:p>
          </table:table-cell>
          <table:table-cell office:value-type="float" office:value="54.062791" calcext:value-type="float">
            <text:p>54.062791</text:p>
          </table:table-cell>
          <table:table-cell office:value-type="float" office:value="58.235377" calcext:value-type="float">
            <text:p>58.235377</text:p>
          </table:table-cell>
          <table:table-cell office:value-type="float" office:value="61.442531" calcext:value-type="float">
            <text:p>61.442531</text:p>
          </table:table-cell>
          <table:table-cell office:value-type="float" office:value="50.575354" calcext:value-type="float">
            <text:p>50.575354</text:p>
          </table:table-cell>
          <table:table-cell office:value-type="float" office:value="177.002575" calcext:value-type="float">
            <text:p>177.002575</text:p>
          </table:table-cell>
        </table:table-row>
        <table:table-row table:style-name="ro2">
          <table:table-cell office:value-type="float" office:value="700000" calcext:value-type="float">
            <text:p>700000</text:p>
          </table:table-cell>
          <table:table-cell office:value-type="float" office:value="185.314491" calcext:value-type="float">
            <text:p>185.314491</text:p>
          </table:table-cell>
          <table:table-cell office:value-type="float" office:value="170.293031" calcext:value-type="float">
            <text:p>170.293031</text:p>
          </table:table-cell>
          <table:table-cell office:value-type="float" office:value="158.622007" calcext:value-type="float">
            <text:p>158.622007</text:p>
          </table:table-cell>
          <table:table-cell office:value-type="float" office:value="141.513132" calcext:value-type="float">
            <text:p>141.513132</text:p>
          </table:table-cell>
          <table:table-cell office:value-type="float" office:value="152.002425" calcext:value-type="float">
            <text:p>152.002425</text:p>
          </table:table-cell>
          <table:table-cell office:value-type="float" office:value="102.862801" calcext:value-type="float">
            <text:p>102.862801</text:p>
          </table:table-cell>
          <table:table-cell office:value-type="float" office:value="98.555527" calcext:value-type="float">
            <text:p>98.555527</text:p>
          </table:table-cell>
          <table:table-cell office:value-type="float" office:value="80.986101" calcext:value-type="float">
            <text:p>80.986101</text:p>
          </table:table-cell>
          <table:table-cell office:value-type="float" office:value="91.65978" calcext:value-type="float">
            <text:p>91.65978</text:p>
          </table:table-cell>
          <table:table-cell office:value-type="float" office:value="78.809023" calcext:value-type="float">
            <text:p>78.809023</text:p>
          </table:table-cell>
          <table:table-cell office:value-type="float" office:value="81.999754" calcext:value-type="float">
            <text:p>81.999754</text:p>
          </table:table-cell>
          <table:table-cell office:value-type="float" office:value="72.522567" calcext:value-type="float">
            <text:p>72.522567</text:p>
          </table:table-cell>
          <table:table-cell office:value-type="float" office:value="71.484458" calcext:value-type="float">
            <text:p>71.484458</text:p>
          </table:table-cell>
          <table:table-cell office:value-type="float" office:value="66.810114" calcext:value-type="float">
            <text:p>66.810114</text:p>
          </table:table-cell>
          <table:table-cell office:value-type="float" office:value="66.048991" calcext:value-type="float">
            <text:p>66.048991</text:p>
          </table:table-cell>
          <table:table-cell office:value-type="float" office:value="68.130225" calcext:value-type="float">
            <text:p>68.130225</text:p>
          </table:table-cell>
          <table:table-cell office:value-type="float" office:value="63.021808" calcext:value-type="float">
            <text:p>63.021808</text:p>
          </table:table-cell>
          <table:table-cell office:value-type="float" office:value="69.808538" calcext:value-type="float">
            <text:p>69.808538</text:p>
          </table:table-cell>
          <table:table-cell office:value-type="float" office:value="104.010076" calcext:value-type="float">
            <text:p>104.010076</text:p>
          </table:table-cell>
          <table:table-cell office:value-type="float" office:value="62.829146" calcext:value-type="float">
            <text:p>62.829146</text:p>
          </table:table-cell>
          <table:table-cell office:value-type="float" office:value="64.90487" calcext:value-type="float">
            <text:p>64.90487</text:p>
          </table:table-cell>
          <table:table-cell office:value-type="float" office:value="94.60675" calcext:value-type="float">
            <text:p>94.60675</text:p>
          </table:table-cell>
          <table:table-cell office:value-type="float" office:value="69.061034" calcext:value-type="float">
            <text:p>69.061034</text:p>
          </table:table-cell>
          <table:table-cell office:value-type="float" office:value="157.411547" calcext:value-type="float">
            <text:p>157.411547</text:p>
          </table:table-cell>
          <table:table-cell office:value-type="float" office:value="188.38352" calcext:value-type="float">
            <text:p>188.38352</text:p>
          </table:table-cell>
          <table:table-cell office:value-type="float" office:value="65.437317" calcext:value-type="float">
            <text:p>65.437317</text:p>
          </table:table-cell>
          <table:table-cell office:value-type="float" office:value="69.954972" calcext:value-type="float">
            <text:p>69.954972</text:p>
          </table:table-cell>
          <table:table-cell office:value-type="float" office:value="70.915911" calcext:value-type="float">
            <text:p>70.915911</text:p>
          </table:table-cell>
          <table:table-cell office:value-type="float" office:value="64.438514" calcext:value-type="float">
            <text:p>64.438514</text:p>
          </table:table-cell>
          <table:table-cell office:value-type="float" office:value="58.264151" calcext:value-type="float">
            <text:p>58.264151</text:p>
          </table:table-cell>
          <table:table-cell office:value-type="float" office:value="205.670104" calcext:value-type="float">
            <text:p>205.670104</text:p>
          </table:table-cell>
          <table:table-cell office:value-type="float" office:value="149.787097" calcext:value-type="float">
            <text:p>149.787097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office:value-type="float" office:value="206.112878" calcext:value-type="float">
            <text:p>206.112878</text:p>
          </table:table-cell>
          <table:table-cell office:value-type="float" office:value="192.530838" calcext:value-type="float">
            <text:p>192.530838</text:p>
          </table:table-cell>
          <table:table-cell office:value-type="float" office:value="175.805124" calcext:value-type="float">
            <text:p>175.805124</text:p>
          </table:table-cell>
          <table:table-cell office:value-type="float" office:value="164.82095" calcext:value-type="float">
            <text:p>164.82095</text:p>
          </table:table-cell>
          <table:table-cell office:value-type="float" office:value="139.53731" calcext:value-type="float">
            <text:p>139.53731</text:p>
          </table:table-cell>
          <table:table-cell office:value-type="float" office:value="129.789935" calcext:value-type="float">
            <text:p>129.789935</text:p>
          </table:table-cell>
          <table:table-cell office:value-type="float" office:value="111.021286" calcext:value-type="float">
            <text:p>111.021286</text:p>
          </table:table-cell>
          <table:table-cell office:value-type="float" office:value="103.133958" calcext:value-type="float">
            <text:p>103.133958</text:p>
          </table:table-cell>
          <table:table-cell office:value-type="float" office:value="138.363573" calcext:value-type="float">
            <text:p>138.363573</text:p>
          </table:table-cell>
          <table:table-cell office:value-type="float" office:value="89.950123" calcext:value-type="float">
            <text:p>89.950123</text:p>
          </table:table-cell>
          <table:table-cell office:value-type="float" office:value="89.243279" calcext:value-type="float">
            <text:p>89.243279</text:p>
          </table:table-cell>
          <table:table-cell office:value-type="float" office:value="79.508484" calcext:value-type="float">
            <text:p>79.508484</text:p>
          </table:table-cell>
          <table:table-cell office:value-type="float" office:value="82.068843" calcext:value-type="float">
            <text:p>82.068843</text:p>
          </table:table-cell>
          <table:table-cell office:value-type="float" office:value="90.700973" calcext:value-type="float">
            <text:p>90.700973</text:p>
          </table:table-cell>
          <table:table-cell office:value-type="float" office:value="83.052637" calcext:value-type="float">
            <text:p>83.052637</text:p>
          </table:table-cell>
          <table:table-cell office:value-type="float" office:value="71.246791" calcext:value-type="float">
            <text:p>71.246791</text:p>
          </table:table-cell>
          <table:table-cell office:value-type="float" office:value="76.316599" calcext:value-type="float">
            <text:p>76.316599</text:p>
          </table:table-cell>
          <table:table-cell office:value-type="float" office:value="80.517811" calcext:value-type="float">
            <text:p>80.517811</text:p>
          </table:table-cell>
          <table:table-cell office:value-type="float" office:value="81.351188" calcext:value-type="float">
            <text:p>81.351188</text:p>
          </table:table-cell>
          <table:table-cell office:value-type="float" office:value="71.630708" calcext:value-type="float">
            <text:p>71.630708</text:p>
          </table:table-cell>
          <table:table-cell office:value-type="float" office:value="82.882569" calcext:value-type="float">
            <text:p>82.882569</text:p>
          </table:table-cell>
          <table:table-cell office:value-type="float" office:value="81.93159" calcext:value-type="float">
            <text:p>81.93159</text:p>
          </table:table-cell>
          <table:table-cell office:value-type="float" office:value="73.080926" calcext:value-type="float">
            <text:p>73.080926</text:p>
          </table:table-cell>
          <table:table-cell office:value-type="float" office:value="67.329589" calcext:value-type="float">
            <text:p>67.329589</text:p>
          </table:table-cell>
          <table:table-cell office:value-type="float" office:value="147.474694" calcext:value-type="float">
            <text:p>147.474694</text:p>
          </table:table-cell>
          <table:table-cell office:value-type="float" office:value="117.819585" calcext:value-type="float">
            <text:p>117.819585</text:p>
          </table:table-cell>
          <table:table-cell office:value-type="float" office:value="88.404099" calcext:value-type="float">
            <text:p>88.404099</text:p>
          </table:table-cell>
          <table:table-cell office:value-type="float" office:value="178.648748" calcext:value-type="float">
            <text:p>178.648748</text:p>
          </table:table-cell>
          <table:table-cell office:value-type="float" office:value="111.539704" calcext:value-type="float">
            <text:p>111.539704</text:p>
          </table:table-cell>
          <table:table-cell office:value-type="float" office:value="212.733493" calcext:value-type="float">
            <text:p>212.733493</text:p>
          </table:table-cell>
          <table:table-cell office:value-type="float" office:value="151.571898" calcext:value-type="float">
            <text:p>151.571898</text:p>
          </table:table-cell>
          <table:table-cell office:value-type="float" office:value="95.517577" calcext:value-type="float">
            <text:p>95.517577</text:p>
          </table:table-cell>
        </table:table-row>
        <table:table-row table:style-name="ro2">
          <table:table-cell office:value-type="float" office:value="900000" calcext:value-type="float">
            <text:p>900000</text:p>
          </table:table-cell>
          <table:table-cell office:value-type="float" office:value="236.68462" calcext:value-type="float">
            <text:p>236.68462</text:p>
          </table:table-cell>
          <table:table-cell office:value-type="float" office:value="218.573554" calcext:value-type="float">
            <text:p>218.573554</text:p>
          </table:table-cell>
          <table:table-cell office:value-type="float" office:value="196.443296" calcext:value-type="float">
            <text:p>196.443296</text:p>
          </table:table-cell>
          <table:table-cell office:value-type="float" office:value="200.728276" calcext:value-type="float">
            <text:p>200.728276</text:p>
          </table:table-cell>
          <table:table-cell office:value-type="float" office:value="169.026641" calcext:value-type="float">
            <text:p>169.026641</text:p>
          </table:table-cell>
          <table:table-cell office:value-type="float" office:value="152.457464" calcext:value-type="float">
            <text:p>152.457464</text:p>
          </table:table-cell>
          <table:table-cell office:value-type="float" office:value="136.090001" calcext:value-type="float">
            <text:p>136.090001</text:p>
          </table:table-cell>
          <table:table-cell office:value-type="float" office:value="108.849334" calcext:value-type="float">
            <text:p>108.849334</text:p>
          </table:table-cell>
          <table:table-cell office:value-type="float" office:value="122.166561" calcext:value-type="float">
            <text:p>122.166561</text:p>
          </table:table-cell>
          <table:table-cell office:value-type="float" office:value="119.222959" calcext:value-type="float">
            <text:p>119.222959</text:p>
          </table:table-cell>
          <table:table-cell office:value-type="float" office:value="113.815643" calcext:value-type="float">
            <text:p>113.815643</text:p>
          </table:table-cell>
          <table:table-cell office:value-type="float" office:value="90.008188" calcext:value-type="float">
            <text:p>90.008188</text:p>
          </table:table-cell>
          <table:table-cell office:value-type="float" office:value="81.874398" calcext:value-type="float">
            <text:p>81.874398</text:p>
          </table:table-cell>
          <table:table-cell office:value-type="float" office:value="85.900902" calcext:value-type="float">
            <text:p>85.900902</text:p>
          </table:table-cell>
          <table:table-cell office:value-type="float" office:value="86.321782" calcext:value-type="float">
            <text:p>86.321782</text:p>
          </table:table-cell>
          <table:table-cell office:value-type="float" office:value="88.926571" calcext:value-type="float">
            <text:p>88.926571</text:p>
          </table:table-cell>
          <table:table-cell office:value-type="float" office:value="76.039375" calcext:value-type="float">
            <text:p>76.039375</text:p>
          </table:table-cell>
          <table:table-cell office:value-type="float" office:value="82.535447" calcext:value-type="float">
            <text:p>82.535447</text:p>
          </table:table-cell>
          <table:table-cell office:value-type="float" office:value="86.019896" calcext:value-type="float">
            <text:p>86.019896</text:p>
          </table:table-cell>
          <table:table-cell office:value-type="float" office:value="79.760661" calcext:value-type="float">
            <text:p>79.760661</text:p>
          </table:table-cell>
          <table:table-cell office:value-type="float" office:value="80.616799" calcext:value-type="float">
            <text:p>80.616799</text:p>
          </table:table-cell>
          <table:table-cell office:value-type="float" office:value="79.219411" calcext:value-type="float">
            <text:p>79.219411</text:p>
          </table:table-cell>
          <table:table-cell office:value-type="float" office:value="82.486174" calcext:value-type="float">
            <text:p>82.486174</text:p>
          </table:table-cell>
          <table:table-cell office:value-type="float" office:value="75.772809" calcext:value-type="float">
            <text:p>75.772809</text:p>
          </table:table-cell>
          <table:table-cell office:value-type="float" office:value="73.302696" calcext:value-type="float">
            <text:p>73.302696</text:p>
          </table:table-cell>
          <table:table-cell office:value-type="float" office:value="212.14599" calcext:value-type="float">
            <text:p>212.14599</text:p>
          </table:table-cell>
          <table:table-cell office:value-type="float" office:value="127.143434" calcext:value-type="float">
            <text:p>127.143434</text:p>
          </table:table-cell>
          <table:table-cell office:value-type="float" office:value="189.491381" calcext:value-type="float">
            <text:p>189.491381</text:p>
          </table:table-cell>
          <table:table-cell office:value-type="float" office:value="88.351728" calcext:value-type="float">
            <text:p>88.351728</text:p>
          </table:table-cell>
          <table:table-cell office:value-type="float" office:value="73.742461" calcext:value-type="float">
            <text:p>73.742461</text:p>
          </table:table-cell>
          <table:table-cell office:value-type="float" office:value="72.912549" calcext:value-type="float">
            <text:p>72.912549</text:p>
          </table:table-cell>
          <table:table-cell office:value-type="float" office:value="221.880256" calcext:value-type="float">
            <text:p>221.880256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257.665018" calcext:value-type="float">
            <text:p>257.665018</text:p>
          </table:table-cell>
          <table:table-cell office:value-type="float" office:value="256.95284" calcext:value-type="float">
            <text:p>256.95284</text:p>
          </table:table-cell>
          <table:table-cell office:value-type="float" office:value="213.964647" calcext:value-type="float">
            <text:p>213.964647</text:p>
          </table:table-cell>
          <table:table-cell office:value-type="float" office:value="226.825411" calcext:value-type="float">
            <text:p>226.825411</text:p>
          </table:table-cell>
          <table:table-cell office:value-type="float" office:value="181.159831" calcext:value-type="float">
            <text:p>181.159831</text:p>
          </table:table-cell>
          <table:table-cell office:value-type="float" office:value="173.955097" calcext:value-type="float">
            <text:p>173.955097</text:p>
          </table:table-cell>
          <table:table-cell office:value-type="float" office:value="146.220024" calcext:value-type="float">
            <text:p>146.220024</text:p>
          </table:table-cell>
          <table:table-cell office:value-type="float" office:value="134.796734" calcext:value-type="float">
            <text:p>134.796734</text:p>
          </table:table-cell>
          <table:table-cell office:value-type="float" office:value="124.212789" calcext:value-type="float">
            <text:p>124.212789</text:p>
          </table:table-cell>
          <table:table-cell office:value-type="float" office:value="106.8963" calcext:value-type="float">
            <text:p>106.8963</text:p>
          </table:table-cell>
          <table:table-cell office:value-type="float" office:value="104.16802" calcext:value-type="float">
            <text:p>104.16802</text:p>
          </table:table-cell>
          <table:table-cell office:value-type="float" office:value="111.377645" calcext:value-type="float">
            <text:p>111.377645</text:p>
          </table:table-cell>
          <table:table-cell office:value-type="float" office:value="108.60928" calcext:value-type="float">
            <text:p>108.60928</text:p>
          </table:table-cell>
          <table:table-cell office:value-type="float" office:value="98.622322" calcext:value-type="float">
            <text:p>98.622322</text:p>
          </table:table-cell>
          <table:table-cell office:value-type="float" office:value="96.679119" calcext:value-type="float">
            <text:p>96.679119</text:p>
          </table:table-cell>
          <table:table-cell office:value-type="float" office:value="95.107965" calcext:value-type="float">
            <text:p>95.107965</text:p>
          </table:table-cell>
          <table:table-cell office:value-type="float" office:value="166.620073" calcext:value-type="float">
            <text:p>166.620073</text:p>
          </table:table-cell>
          <table:table-cell office:value-type="float" office:value="80.879558" calcext:value-type="float">
            <text:p>80.879558</text:p>
          </table:table-cell>
          <table:table-cell office:value-type="float" office:value="82.705355" calcext:value-type="float">
            <text:p>82.705355</text:p>
          </table:table-cell>
          <table:table-cell office:value-type="float" office:value="93.028693" calcext:value-type="float">
            <text:p>93.028693</text:p>
          </table:table-cell>
          <table:table-cell office:value-type="float" office:value="160.946119" calcext:value-type="float">
            <text:p>160.946119</text:p>
          </table:table-cell>
          <table:table-cell office:value-type="float" office:value="86.782557" calcext:value-type="float">
            <text:p>86.782557</text:p>
          </table:table-cell>
          <table:table-cell office:value-type="float" office:value="79.262691" calcext:value-type="float">
            <text:p>79.262691</text:p>
          </table:table-cell>
          <table:table-cell office:value-type="float" office:value="78.169067" calcext:value-type="float">
            <text:p>78.169067</text:p>
          </table:table-cell>
          <table:table-cell office:value-type="float" office:value="161.868754" calcext:value-type="float">
            <text:p>161.868754</text:p>
          </table:table-cell>
          <table:table-cell office:value-type="float" office:value="230.730286" calcext:value-type="float">
            <text:p>230.730286</text:p>
          </table:table-cell>
          <table:table-cell office:value-type="float" office:value="89.726391" calcext:value-type="float">
            <text:p>89.726391</text:p>
          </table:table-cell>
          <table:table-cell office:value-type="float" office:value="181.029861" calcext:value-type="float">
            <text:p>181.029861</text:p>
          </table:table-cell>
          <table:table-cell office:value-type="float" office:value="181.625999" calcext:value-type="float">
            <text:p>181.625999</text:p>
          </table:table-cell>
          <table:table-cell office:value-type="float" office:value="87.078666" calcext:value-type="float">
            <text:p>87.078666</text:p>
          </table:table-cell>
          <table:table-cell office:value-type="float" office:value="213.32935" calcext:value-type="float">
            <text:p>213.32935</text:p>
          </table:table-cell>
          <table:table-cell office:value-type="float" office:value="217.209186" calcext:value-type="float">
            <text:p>217.209186</text:p>
          </table:table-cell>
        </table:table-row>
        <table:table-row table:style-name="ro2">
          <table:table-cell office:value-type="float" office:value="1100000" calcext:value-type="float">
            <text:p>1100000</text:p>
          </table:table-cell>
          <table:table-cell office:value-type="float" office:value="297.401533" calcext:value-type="float">
            <text:p>297.401533</text:p>
          </table:table-cell>
          <table:table-cell office:value-type="float" office:value="294.336307" calcext:value-type="float">
            <text:p>294.336307</text:p>
          </table:table-cell>
          <table:table-cell office:value-type="float" office:value="248.790238" calcext:value-type="float">
            <text:p>248.790238</text:p>
          </table:table-cell>
          <table:table-cell office:value-type="float" office:value="236.210372" calcext:value-type="float">
            <text:p>236.210372</text:p>
          </table:table-cell>
          <table:table-cell office:value-type="float" office:value="229.467997" calcext:value-type="float">
            <text:p>229.467997</text:p>
          </table:table-cell>
          <table:table-cell office:value-type="float" office:value="176.3409" calcext:value-type="float">
            <text:p>176.3409</text:p>
          </table:table-cell>
          <table:table-cell office:value-type="float" office:value="174.922711" calcext:value-type="float">
            <text:p>174.922711</text:p>
          </table:table-cell>
          <table:table-cell office:value-type="float" office:value="140.0739" calcext:value-type="float">
            <text:p>140.0739</text:p>
          </table:table-cell>
          <table:table-cell office:value-type="float" office:value="148.880791" calcext:value-type="float">
            <text:p>148.880791</text:p>
          </table:table-cell>
          <table:table-cell office:value-type="float" office:value="124.558415" calcext:value-type="float">
            <text:p>124.558415</text:p>
          </table:table-cell>
          <table:table-cell office:value-type="float" office:value="111.414183" calcext:value-type="float">
            <text:p>111.414183</text:p>
          </table:table-cell>
          <table:table-cell office:value-type="float" office:value="119.366129" calcext:value-type="float">
            <text:p>119.366129</text:p>
          </table:table-cell>
          <table:table-cell office:value-type="float" office:value="129.517556" calcext:value-type="float">
            <text:p>129.517556</text:p>
          </table:table-cell>
          <table:table-cell office:value-type="float" office:value="96.175776" calcext:value-type="float">
            <text:p>96.175776</text:p>
          </table:table-cell>
          <table:table-cell office:value-type="float" office:value="107.169927" calcext:value-type="float">
            <text:p>107.169927</text:p>
          </table:table-cell>
          <table:table-cell office:value-type="float" office:value="117.820295" calcext:value-type="float">
            <text:p>117.820295</text:p>
          </table:table-cell>
          <table:table-cell office:value-type="float" office:value="102.453095" calcext:value-type="float">
            <text:p>102.453095</text:p>
          </table:table-cell>
          <table:table-cell office:value-type="float" office:value="100.6227" calcext:value-type="float">
            <text:p>100.6227</text:p>
          </table:table-cell>
          <table:table-cell office:value-type="float" office:value="164.330274" calcext:value-type="float">
            <text:p>164.330274</text:p>
          </table:table-cell>
          <table:table-cell office:value-type="float" office:value="121.999061" calcext:value-type="float">
            <text:p>121.999061</text:p>
          </table:table-cell>
          <table:table-cell office:value-type="float" office:value="92.974678" calcext:value-type="float">
            <text:p>92.974678</text:p>
          </table:table-cell>
          <table:table-cell office:value-type="float" office:value="88.294419" calcext:value-type="float">
            <text:p>88.294419</text:p>
          </table:table-cell>
          <table:table-cell office:value-type="float" office:value="94.974086" calcext:value-type="float">
            <text:p>94.974086</text:p>
          </table:table-cell>
          <table:table-cell office:value-type="float" office:value="106.08711" calcext:value-type="float">
            <text:p>106.08711</text:p>
          </table:table-cell>
          <table:table-cell office:value-type="float" office:value="86.244776" calcext:value-type="float">
            <text:p>86.244776</text:p>
          </table:table-cell>
          <table:table-cell office:value-type="float" office:value="90.268999" calcext:value-type="float">
            <text:p>90.268999</text:p>
          </table:table-cell>
          <table:table-cell office:value-type="float" office:value="122.706637" calcext:value-type="float">
            <text:p>122.706637</text:p>
          </table:table-cell>
          <table:table-cell office:value-type="float" office:value="119.189259" calcext:value-type="float">
            <text:p>119.189259</text:p>
          </table:table-cell>
          <table:table-cell office:value-type="float" office:value="208.972134" calcext:value-type="float">
            <text:p>208.972134</text:p>
          </table:table-cell>
          <table:table-cell office:value-type="float" office:value="83.662788" calcext:value-type="float">
            <text:p>83.662788</text:p>
          </table:table-cell>
          <table:table-cell office:value-type="float" office:value="97.739605" calcext:value-type="float">
            <text:p>97.739605</text:p>
          </table:table-cell>
          <table:table-cell office:value-type="float" office:value="100.281174" calcext:value-type="float">
            <text:p>100.281174</text:p>
          </table:table-cell>
        </table:table-row>
        <table:table-row table:style-name="ro2">
          <table:table-cell office:value-type="float" office:value="1200000" calcext:value-type="float">
            <text:p>1200000</text:p>
          </table:table-cell>
          <table:table-cell office:value-type="float" office:value="331.369073" calcext:value-type="float">
            <text:p>331.369073</text:p>
          </table:table-cell>
          <table:table-cell office:value-type="float" office:value="379.920054" calcext:value-type="float">
            <text:p>379.920054</text:p>
          </table:table-cell>
          <table:table-cell office:value-type="float" office:value="279.317274" calcext:value-type="float">
            <text:p>279.317274</text:p>
          </table:table-cell>
          <table:table-cell office:value-type="float" office:value="268.979747" calcext:value-type="float">
            <text:p>268.979747</text:p>
          </table:table-cell>
          <table:table-cell office:value-type="float" office:value="219.839367" calcext:value-type="float">
            <text:p>219.839367</text:p>
          </table:table-cell>
          <table:table-cell office:value-type="float" office:value="169.693822" calcext:value-type="float">
            <text:p>169.693822</text:p>
          </table:table-cell>
          <table:table-cell office:value-type="float" office:value="167.060767" calcext:value-type="float">
            <text:p>167.060767</text:p>
          </table:table-cell>
          <table:table-cell office:value-type="float" office:value="149.005592" calcext:value-type="float">
            <text:p>149.005592</text:p>
          </table:table-cell>
          <table:table-cell office:value-type="float" office:value="165.708248" calcext:value-type="float">
            <text:p>165.708248</text:p>
          </table:table-cell>
          <table:table-cell office:value-type="float" office:value="137.853893" calcext:value-type="float">
            <text:p>137.853893</text:p>
          </table:table-cell>
          <table:table-cell office:value-type="float" office:value="146.616609" calcext:value-type="float">
            <text:p>146.616609</text:p>
          </table:table-cell>
          <table:table-cell office:value-type="float" office:value="113.677281" calcext:value-type="float">
            <text:p>113.677281</text:p>
          </table:table-cell>
          <table:table-cell office:value-type="float" office:value="116.898778" calcext:value-type="float">
            <text:p>116.898778</text:p>
          </table:table-cell>
          <table:table-cell office:value-type="float" office:value="96.419121" calcext:value-type="float">
            <text:p>96.419121</text:p>
          </table:table-cell>
          <table:table-cell office:value-type="float" office:value="119.846975" calcext:value-type="float">
            <text:p>119.846975</text:p>
          </table:table-cell>
          <table:table-cell office:value-type="float" office:value="102.4472" calcext:value-type="float">
            <text:p>102.4472</text:p>
          </table:table-cell>
          <table:table-cell office:value-type="float" office:value="103.808744" calcext:value-type="float">
            <text:p>103.808744</text:p>
          </table:table-cell>
          <table:table-cell office:value-type="float" office:value="101.333351" calcext:value-type="float">
            <text:p>101.333351</text:p>
          </table:table-cell>
          <table:table-cell office:value-type="float" office:value="213.310776" calcext:value-type="float">
            <text:p>213.310776</text:p>
          </table:table-cell>
          <table:table-cell office:value-type="float" office:value="93.945816" calcext:value-type="float">
            <text:p>93.945816</text:p>
          </table:table-cell>
          <table:table-cell office:value-type="float" office:value="115.938583" calcext:value-type="float">
            <text:p>115.938583</text:p>
          </table:table-cell>
          <table:table-cell office:value-type="float" office:value="93.097945" calcext:value-type="float">
            <text:p>93.097945</text:p>
          </table:table-cell>
          <table:table-cell office:value-type="float" office:value="99.468401" calcext:value-type="float">
            <text:p>99.468401</text:p>
          </table:table-cell>
          <table:table-cell office:value-type="float" office:value="97.533094" calcext:value-type="float">
            <text:p>97.533094</text:p>
          </table:table-cell>
          <table:table-cell office:value-type="float" office:value="174.664142" calcext:value-type="float">
            <text:p>174.664142</text:p>
          </table:table-cell>
          <table:table-cell office:value-type="float" office:value="158.777509" calcext:value-type="float">
            <text:p>158.777509</text:p>
          </table:table-cell>
          <table:table-cell office:value-type="float" office:value="148.812325" calcext:value-type="float">
            <text:p>148.812325</text:p>
          </table:table-cell>
          <table:table-cell office:value-type="float" office:value="99.872022" calcext:value-type="float">
            <text:p>99.872022</text:p>
          </table:table-cell>
          <table:table-cell office:value-type="float" office:value="92.405546" calcext:value-type="float">
            <text:p>92.405546</text:p>
          </table:table-cell>
          <table:table-cell office:value-type="float" office:value="92.815394" calcext:value-type="float">
            <text:p>92.815394</text:p>
          </table:table-cell>
          <table:table-cell office:value-type="float" office:value="154.186128" calcext:value-type="float">
            <text:p>154.186128</text:p>
          </table:table-cell>
          <table:table-cell office:value-type="float" office:value="94.320038" calcext:value-type="float">
            <text:p>94.320038</text:p>
          </table:table-cell>
        </table:table-row>
        <table:table-row table:style-name="ro2">
          <table:table-cell office:value-type="float" office:value="1300000" calcext:value-type="float">
            <text:p>1300000</text:p>
          </table:table-cell>
          <table:table-cell office:value-type="float" office:value="340.114394" calcext:value-type="float">
            <text:p>340.114394</text:p>
          </table:table-cell>
          <table:table-cell office:value-type="float" office:value="366.647952" calcext:value-type="float">
            <text:p>366.647952</text:p>
          </table:table-cell>
          <table:table-cell office:value-type="float" office:value="304.060739" calcext:value-type="float">
            <text:p>304.060739</text:p>
          </table:table-cell>
          <table:table-cell office:value-type="float" office:value="311.726493" calcext:value-type="float">
            <text:p>311.726493</text:p>
          </table:table-cell>
          <table:table-cell office:value-type="float" office:value="248.854188" calcext:value-type="float">
            <text:p>248.854188</text:p>
          </table:table-cell>
          <table:table-cell office:value-type="float" office:value="190.517302" calcext:value-type="float">
            <text:p>190.517302</text:p>
          </table:table-cell>
          <table:table-cell office:value-type="float" office:value="165.586511" calcext:value-type="float">
            <text:p>165.586511</text:p>
          </table:table-cell>
          <table:table-cell office:value-type="float" office:value="144.94976" calcext:value-type="float">
            <text:p>144.94976</text:p>
          </table:table-cell>
          <table:table-cell office:value-type="float" office:value="164.086566" calcext:value-type="float">
            <text:p>164.086566</text:p>
          </table:table-cell>
          <table:table-cell office:value-type="float" office:value="153.619805" calcext:value-type="float">
            <text:p>153.619805</text:p>
          </table:table-cell>
          <table:table-cell office:value-type="float" office:value="122.901148" calcext:value-type="float">
            <text:p>122.901148</text:p>
          </table:table-cell>
          <table:table-cell office:value-type="float" office:value="123.79891" calcext:value-type="float">
            <text:p>123.79891</text:p>
          </table:table-cell>
          <table:table-cell office:value-type="float" office:value="129.798986" calcext:value-type="float">
            <text:p>129.798986</text:p>
          </table:table-cell>
          <table:table-cell office:value-type="float" office:value="122.776587" calcext:value-type="float">
            <text:p>122.776587</text:p>
          </table:table-cell>
          <table:table-cell office:value-type="float" office:value="121.92354" calcext:value-type="float">
            <text:p>121.92354</text:p>
          </table:table-cell>
          <table:table-cell office:value-type="float" office:value="111.955072" calcext:value-type="float">
            <text:p>111.955072</text:p>
          </table:table-cell>
          <table:table-cell office:value-type="float" office:value="103.075363" calcext:value-type="float">
            <text:p>103.075363</text:p>
          </table:table-cell>
          <table:table-cell office:value-type="float" office:value="109.374435" calcext:value-type="float">
            <text:p>109.374435</text:p>
          </table:table-cell>
          <table:table-cell office:value-type="float" office:value="153.461484" calcext:value-type="float">
            <text:p>153.461484</text:p>
          </table:table-cell>
          <table:table-cell office:value-type="float" office:value="156.309514" calcext:value-type="float">
            <text:p>156.309514</text:p>
          </table:table-cell>
          <table:table-cell office:value-type="float" office:value="148.039325" calcext:value-type="float">
            <text:p>148.039325</text:p>
          </table:table-cell>
          <table:table-cell office:value-type="float" office:value="120.716143" calcext:value-type="float">
            <text:p>120.716143</text:p>
          </table:table-cell>
          <table:table-cell office:value-type="float" office:value="206.002788" calcext:value-type="float">
            <text:p>206.002788</text:p>
          </table:table-cell>
          <table:table-cell office:value-type="float" office:value="106.771879" calcext:value-type="float">
            <text:p>106.771879</text:p>
          </table:table-cell>
          <table:table-cell office:value-type="float" office:value="111.492009" calcext:value-type="float">
            <text:p>111.492009</text:p>
          </table:table-cell>
          <table:table-cell office:value-type="float" office:value="223.787307" calcext:value-type="float">
            <text:p>223.787307</text:p>
          </table:table-cell>
          <table:table-cell office:value-type="float" office:value="218.774009" calcext:value-type="float">
            <text:p>218.774009</text:p>
          </table:table-cell>
          <table:table-cell office:value-type="float" office:value="106.386874" calcext:value-type="float">
            <text:p>106.386874</text:p>
          </table:table-cell>
          <table:table-cell office:value-type="float" office:value="89.907957" calcext:value-type="float">
            <text:p>89.907957</text:p>
          </table:table-cell>
          <table:table-cell office:value-type="float" office:value="100.834612" calcext:value-type="float">
            <text:p>100.834612</text:p>
          </table:table-cell>
          <table:table-cell office:value-type="float" office:value="127.037244" calcext:value-type="float">
            <text:p>127.037244</text:p>
          </table:table-cell>
          <table:table-cell office:value-type="float" office:value="171.39383" calcext:value-type="float">
            <text:p>171.39383</text:p>
          </table:table-cell>
        </table:table-row>
        <table:table-row table:style-name="ro2">
          <table:table-cell office:value-type="float" office:value="1400000" calcext:value-type="float">
            <text:p>1400000</text:p>
          </table:table-cell>
          <table:table-cell office:value-type="float" office:value="369.425322" calcext:value-type="float">
            <text:p>369.425322</text:p>
          </table:table-cell>
          <table:table-cell office:value-type="float" office:value="425.060544" calcext:value-type="float">
            <text:p>425.060544</text:p>
          </table:table-cell>
          <table:table-cell office:value-type="float" office:value="333.915165" calcext:value-type="float">
            <text:p>333.915165</text:p>
          </table:table-cell>
          <table:table-cell office:value-type="float" office:value="338.893813" calcext:value-type="float">
            <text:p>338.893813</text:p>
          </table:table-cell>
          <table:table-cell office:value-type="float" office:value="254.580082" calcext:value-type="float">
            <text:p>254.580082</text:p>
          </table:table-cell>
          <table:table-cell office:value-type="float" office:value="227.80246" calcext:value-type="float">
            <text:p>227.80246</text:p>
          </table:table-cell>
          <table:table-cell office:value-type="float" office:value="178.901378" calcext:value-type="float">
            <text:p>178.901378</text:p>
          </table:table-cell>
          <table:table-cell office:value-type="float" office:value="170.501703" calcext:value-type="float">
            <text:p>170.501703</text:p>
          </table:table-cell>
          <table:table-cell office:value-type="float" office:value="152.45675" calcext:value-type="float">
            <text:p>152.45675</text:p>
          </table:table-cell>
          <table:table-cell office:value-type="float" office:value="172.233246" calcext:value-type="float">
            <text:p>172.233246</text:p>
          </table:table-cell>
          <table:table-cell office:value-type="float" office:value="137.058874" calcext:value-type="float">
            <text:p>137.058874</text:p>
          </table:table-cell>
          <table:table-cell office:value-type="float" office:value="138.311147" calcext:value-type="float">
            <text:p>138.311147</text:p>
          </table:table-cell>
          <table:table-cell office:value-type="float" office:value="122.701754" calcext:value-type="float">
            <text:p>122.701754</text:p>
          </table:table-cell>
          <table:table-cell office:value-type="float" office:value="147.620396" calcext:value-type="float">
            <text:p>147.620396</text:p>
          </table:table-cell>
          <table:table-cell office:value-type="float" office:value="112.838773" calcext:value-type="float">
            <text:p>112.838773</text:p>
          </table:table-cell>
          <table:table-cell office:value-type="float" office:value="123.850014" calcext:value-type="float">
            <text:p>123.850014</text:p>
          </table:table-cell>
          <table:table-cell office:value-type="float" office:value="117.460641" calcext:value-type="float">
            <text:p>117.460641</text:p>
          </table:table-cell>
          <table:table-cell office:value-type="float" office:value="126.78473" calcext:value-type="float">
            <text:p>126.78473</text:p>
          </table:table-cell>
          <table:table-cell office:value-type="float" office:value="132.434765" calcext:value-type="float">
            <text:p>132.434765</text:p>
          </table:table-cell>
          <table:table-cell office:value-type="float" office:value="205.794851" calcext:value-type="float">
            <text:p>205.794851</text:p>
          </table:table-cell>
          <table:table-cell office:value-type="float" office:value="109.86731" calcext:value-type="float">
            <text:p>109.86731</text:p>
          </table:table-cell>
          <table:table-cell office:value-type="float" office:value="115.526846" calcext:value-type="float">
            <text:p>115.526846</text:p>
          </table:table-cell>
          <table:table-cell office:value-type="float" office:value="159.419484" calcext:value-type="float">
            <text:p>159.419484</text:p>
          </table:table-cell>
          <table:table-cell office:value-type="float" office:value="118.535569" calcext:value-type="float">
            <text:p>118.535569</text:p>
          </table:table-cell>
          <table:table-cell office:value-type="float" office:value="113.601116" calcext:value-type="float">
            <text:p>113.601116</text:p>
          </table:table-cell>
          <table:table-cell office:value-type="float" office:value="147.037672" calcext:value-type="float">
            <text:p>147.037672</text:p>
          </table:table-cell>
          <table:table-cell office:value-type="float" office:value="170.615009" calcext:value-type="float">
            <text:p>170.615009</text:p>
          </table:table-cell>
          <table:table-cell office:value-type="float" office:value="113.353618" calcext:value-type="float">
            <text:p>113.353618</text:p>
          </table:table-cell>
          <table:table-cell office:value-type="float" office:value="105.34629" calcext:value-type="float">
            <text:p>105.34629</text:p>
          </table:table-cell>
          <table:table-cell office:value-type="float" office:value="107.227231" calcext:value-type="float">
            <text:p>107.227231</text:p>
          </table:table-cell>
          <table:table-cell office:value-type="float" office:value="98.971879" calcext:value-type="float">
            <text:p>98.971879</text:p>
          </table:table-cell>
          <table:table-cell office:value-type="float" office:value="205.787901" calcext:value-type="float">
            <text:p>205.787901</text:p>
          </table:table-cell>
        </table:table-row>
        <table:table-row table:style-name="ro2">
          <table:table-cell office:value-type="float" office:value="1500000" calcext:value-type="float">
            <text:p>1500000</text:p>
          </table:table-cell>
          <table:table-cell office:value-type="float" office:value="385.617374" calcext:value-type="float">
            <text:p>385.617374</text:p>
          </table:table-cell>
          <table:table-cell office:value-type="float" office:value="461.441318" calcext:value-type="float">
            <text:p>461.441318</text:p>
          </table:table-cell>
          <table:table-cell office:value-type="float" office:value="357.574556" calcext:value-type="float">
            <text:p>357.574556</text:p>
          </table:table-cell>
          <table:table-cell office:value-type="float" office:value="319.451254" calcext:value-type="float">
            <text:p>319.451254</text:p>
          </table:table-cell>
          <table:table-cell office:value-type="float" office:value="255.993348" calcext:value-type="float">
            <text:p>255.993348</text:p>
          </table:table-cell>
          <table:table-cell office:value-type="float" office:value="255.812575" calcext:value-type="float">
            <text:p>255.812575</text:p>
          </table:table-cell>
          <table:table-cell office:value-type="float" office:value="196.622275" calcext:value-type="float">
            <text:p>196.622275</text:p>
          </table:table-cell>
          <table:table-cell office:value-type="float" office:value="228.541166" calcext:value-type="float">
            <text:p>228.541166</text:p>
          </table:table-cell>
          <table:table-cell office:value-type="float" office:value="199.183746" calcext:value-type="float">
            <text:p>199.183746</text:p>
          </table:table-cell>
          <table:table-cell office:value-type="float" office:value="160.831378" calcext:value-type="float">
            <text:p>160.831378</text:p>
          </table:table-cell>
          <table:table-cell office:value-type="float" office:value="160.709891" calcext:value-type="float">
            <text:p>160.709891</text:p>
          </table:table-cell>
          <table:table-cell office:value-type="float" office:value="150.55016" calcext:value-type="float">
            <text:p>150.55016</text:p>
          </table:table-cell>
          <table:table-cell office:value-type="float" office:value="127.166437" calcext:value-type="float">
            <text:p>127.166437</text:p>
          </table:table-cell>
          <table:table-cell office:value-type="float" office:value="150.415229" calcext:value-type="float">
            <text:p>150.415229</text:p>
          </table:table-cell>
          <table:table-cell office:value-type="float" office:value="126.563853" calcext:value-type="float">
            <text:p>126.563853</text:p>
          </table:table-cell>
          <table:table-cell office:value-type="float" office:value="131.21405" calcext:value-type="float">
            <text:p>131.21405</text:p>
          </table:table-cell>
          <table:table-cell office:value-type="float" office:value="130.678774" calcext:value-type="float">
            <text:p>130.678774</text:p>
          </table:table-cell>
          <table:table-cell office:value-type="float" office:value="136.270774" calcext:value-type="float">
            <text:p>136.270774</text:p>
          </table:table-cell>
          <table:table-cell office:value-type="float" office:value="122.771364" calcext:value-type="float">
            <text:p>122.771364</text:p>
          </table:table-cell>
          <table:table-cell office:value-type="float" office:value="158.654563" calcext:value-type="float">
            <text:p>158.654563</text:p>
          </table:table-cell>
          <table:table-cell office:value-type="float" office:value="131.867774" calcext:value-type="float">
            <text:p>131.867774</text:p>
          </table:table-cell>
          <table:table-cell office:value-type="float" office:value="118.745753" calcext:value-type="float">
            <text:p>118.745753</text:p>
          </table:table-cell>
          <table:table-cell office:value-type="float" office:value="112.397523" calcext:value-type="float">
            <text:p>112.397523</text:p>
          </table:table-cell>
          <table:table-cell office:value-type="float" office:value="170.150375" calcext:value-type="float">
            <text:p>170.150375</text:p>
          </table:table-cell>
          <table:table-cell office:value-type="float" office:value="234.85425" calcext:value-type="float">
            <text:p>234.85425</text:p>
          </table:table-cell>
          <table:table-cell office:value-type="float" office:value="224.449995" calcext:value-type="float">
            <text:p>224.449995</text:p>
          </table:table-cell>
          <table:table-cell office:value-type="float" office:value="225.047952" calcext:value-type="float">
            <text:p>225.047952</text:p>
          </table:table-cell>
          <table:table-cell office:value-type="float" office:value="118.759333" calcext:value-type="float">
            <text:p>118.759333</text:p>
          </table:table-cell>
          <table:table-cell office:value-type="float" office:value="111.70404" calcext:value-type="float">
            <text:p>111.70404</text:p>
          </table:table-cell>
          <table:table-cell office:value-type="float" office:value="113.303778" calcext:value-type="float">
            <text:p>113.303778</text:p>
          </table:table-cell>
          <table:table-cell office:value-type="float" office:value="165.954145" calcext:value-type="float">
            <text:p>165.954145</text:p>
          </table:table-cell>
          <table:table-cell office:value-type="float" office:value="104.924783" calcext:value-type="float">
            <text:p>104.924783</text:p>
          </table:table-cell>
        </table:table-row>
        <table:table-row table:style-name="ro2">
          <table:table-cell office:value-type="float" office:value="1600000" calcext:value-type="float">
            <text:p>1600000</text:p>
          </table:table-cell>
          <table:table-cell office:value-type="float" office:value="424.600172" calcext:value-type="float">
            <text:p>424.600172</text:p>
          </table:table-cell>
          <table:table-cell office:value-type="float" office:value="499.560736" calcext:value-type="float">
            <text:p>499.560736</text:p>
          </table:table-cell>
          <table:table-cell office:value-type="float" office:value="386.106099" calcext:value-type="float">
            <text:p>386.106099</text:p>
          </table:table-cell>
          <table:table-cell office:value-type="float" office:value="361.651522" calcext:value-type="float">
            <text:p>361.651522</text:p>
          </table:table-cell>
          <table:table-cell office:value-type="float" office:value="290.303634" calcext:value-type="float">
            <text:p>290.303634</text:p>
          </table:table-cell>
          <table:table-cell office:value-type="float" office:value="233.008524" calcext:value-type="float">
            <text:p>233.008524</text:p>
          </table:table-cell>
          <table:table-cell office:value-type="float" office:value="210.096109" calcext:value-type="float">
            <text:p>210.096109</text:p>
          </table:table-cell>
          <table:table-cell office:value-type="float" office:value="191.053646" calcext:value-type="float">
            <text:p>191.053646</text:p>
          </table:table-cell>
          <table:table-cell office:value-type="float" office:value="187.678919" calcext:value-type="float">
            <text:p>187.678919</text:p>
          </table:table-cell>
          <table:table-cell office:value-type="float" office:value="174.144369" calcext:value-type="float">
            <text:p>174.144369</text:p>
          </table:table-cell>
          <table:table-cell office:value-type="float" office:value="169.230363" calcext:value-type="float">
            <text:p>169.230363</text:p>
          </table:table-cell>
          <table:table-cell office:value-type="float" office:value="171.226859" calcext:value-type="float">
            <text:p>171.226859</text:p>
          </table:table-cell>
          <table:table-cell office:value-type="float" office:value="145.615464" calcext:value-type="float">
            <text:p>145.615464</text:p>
          </table:table-cell>
          <table:table-cell office:value-type="float" office:value="151.56331" calcext:value-type="float">
            <text:p>151.56331</text:p>
          </table:table-cell>
          <table:table-cell office:value-type="float" office:value="126.629757" calcext:value-type="float">
            <text:p>126.629757</text:p>
          </table:table-cell>
          <table:table-cell office:value-type="float" office:value="144.16935" calcext:value-type="float">
            <text:p>144.16935</text:p>
          </table:table-cell>
          <table:table-cell office:value-type="float" office:value="152.684999" calcext:value-type="float">
            <text:p>152.684999</text:p>
          </table:table-cell>
          <table:table-cell office:value-type="float" office:value="138.67499" calcext:value-type="float">
            <text:p>138.67499</text:p>
          </table:table-cell>
          <table:table-cell office:value-type="float" office:value="120.377021" calcext:value-type="float">
            <text:p>120.377021</text:p>
          </table:table-cell>
          <table:table-cell office:value-type="float" office:value="131.520634" calcext:value-type="float">
            <text:p>131.520634</text:p>
          </table:table-cell>
          <table:table-cell office:value-type="float" office:value="146.595521" calcext:value-type="float">
            <text:p>146.595521</text:p>
          </table:table-cell>
          <table:table-cell office:value-type="float" office:value="163.764972" calcext:value-type="float">
            <text:p>163.764972</text:p>
          </table:table-cell>
          <table:table-cell office:value-type="float" office:value="130.481738" calcext:value-type="float">
            <text:p>130.481738</text:p>
          </table:table-cell>
          <table:table-cell office:value-type="float" office:value="114.763684" calcext:value-type="float">
            <text:p>114.763684</text:p>
          </table:table-cell>
          <table:table-cell office:value-type="float" office:value="123.361195" calcext:value-type="float">
            <text:p>123.361195</text:p>
          </table:table-cell>
          <table:table-cell office:value-type="float" office:value="132.446865" calcext:value-type="float">
            <text:p>132.446865</text:p>
          </table:table-cell>
          <table:table-cell office:value-type="float" office:value="126.774031" calcext:value-type="float">
            <text:p>126.774031</text:p>
          </table:table-cell>
          <table:table-cell office:value-type="float" office:value="121.191607" calcext:value-type="float">
            <text:p>121.191607</text:p>
          </table:table-cell>
          <table:table-cell office:value-type="float" office:value="129.285141" calcext:value-type="float">
            <text:p>129.285141</text:p>
          </table:table-cell>
          <table:table-cell office:value-type="float" office:value="154.626939" calcext:value-type="float">
            <text:p>154.626939</text:p>
          </table:table-cell>
          <table:table-cell office:value-type="float" office:value="128.072067" calcext:value-type="float">
            <text:p>128.072067</text:p>
          </table:table-cell>
          <table:table-cell office:value-type="float" office:value="111.974611" calcext:value-type="float">
            <text:p>111.974611</text:p>
          </table:table-cell>
        </table:table-row>
        <table:table-row table:style-name="ro2">
          <table:table-cell office:value-type="float" office:value="1700000" calcext:value-type="float">
            <text:p>1700000</text:p>
          </table:table-cell>
          <table:table-cell office:value-type="float" office:value="450.834466" calcext:value-type="float">
            <text:p>450.834466</text:p>
          </table:table-cell>
          <table:table-cell office:value-type="float" office:value="536.394429" calcext:value-type="float">
            <text:p>536.394429</text:p>
          </table:table-cell>
          <table:table-cell office:value-type="float" office:value="417.369902" calcext:value-type="float">
            <text:p>417.369902</text:p>
          </table:table-cell>
          <table:table-cell office:value-type="float" office:value="405.082322" calcext:value-type="float">
            <text:p>405.082322</text:p>
          </table:table-cell>
          <table:table-cell office:value-type="float" office:value="320.450461" calcext:value-type="float">
            <text:p>320.450461</text:p>
          </table:table-cell>
          <table:table-cell office:value-type="float" office:value="257.752107" calcext:value-type="float">
            <text:p>257.752107</text:p>
          </table:table-cell>
          <table:table-cell office:value-type="float" office:value="209.161153" calcext:value-type="float">
            <text:p>209.161153</text:p>
          </table:table-cell>
          <table:table-cell office:value-type="float" office:value="208.792532" calcext:value-type="float">
            <text:p>208.792532</text:p>
          </table:table-cell>
          <table:table-cell office:value-type="float" office:value="233.953316" calcext:value-type="float">
            <text:p>233.953316</text:p>
          </table:table-cell>
          <table:table-cell office:value-type="float" office:value="181.286277" calcext:value-type="float">
            <text:p>181.286277</text:p>
          </table:table-cell>
          <table:table-cell office:value-type="float" office:value="166.837964" calcext:value-type="float">
            <text:p>166.837964</text:p>
          </table:table-cell>
          <table:table-cell office:value-type="float" office:value="193.469746" calcext:value-type="float">
            <text:p>193.469746</text:p>
          </table:table-cell>
          <table:table-cell office:value-type="float" office:value="162.30232" calcext:value-type="float">
            <text:p>162.30232</text:p>
          </table:table-cell>
          <table:table-cell office:value-type="float" office:value="160.942957" calcext:value-type="float">
            <text:p>160.942957</text:p>
          </table:table-cell>
          <table:table-cell office:value-type="float" office:value="166.777829" calcext:value-type="float">
            <text:p>166.777829</text:p>
          </table:table-cell>
          <table:table-cell office:value-type="float" office:value="132.348331" calcext:value-type="float">
            <text:p>132.348331</text:p>
          </table:table-cell>
          <table:table-cell office:value-type="float" office:value="161.038472" calcext:value-type="float">
            <text:p>161.038472</text:p>
          </table:table-cell>
          <table:table-cell office:value-type="float" office:value="224.420342" calcext:value-type="float">
            <text:p>224.420342</text:p>
          </table:table-cell>
          <table:table-cell office:value-type="float" office:value="188.730002" calcext:value-type="float">
            <text:p>188.730002</text:p>
          </table:table-cell>
          <table:table-cell office:value-type="float" office:value="222.49582" calcext:value-type="float">
            <text:p>222.49582</text:p>
          </table:table-cell>
          <table:table-cell office:value-type="float" office:value="246.704388" calcext:value-type="float">
            <text:p>246.704388</text:p>
          </table:table-cell>
          <table:table-cell office:value-type="float" office:value="140.690715" calcext:value-type="float">
            <text:p>140.690715</text:p>
          </table:table-cell>
          <table:table-cell office:value-type="float" office:value="253.322852" calcext:value-type="float">
            <text:p>253.322852</text:p>
          </table:table-cell>
          <table:table-cell office:value-type="float" office:value="193.531687" calcext:value-type="float">
            <text:p>193.531687</text:p>
          </table:table-cell>
          <table:table-cell office:value-type="float" office:value="135.339265" calcext:value-type="float">
            <text:p>135.339265</text:p>
          </table:table-cell>
          <table:table-cell office:value-type="float" office:value="199.950487" calcext:value-type="float">
            <text:p>199.950487</text:p>
          </table:table-cell>
          <table:table-cell office:value-type="float" office:value="131.397131" calcext:value-type="float">
            <text:p>131.397131</text:p>
          </table:table-cell>
          <table:table-cell office:value-type="float" office:value="114.917132" calcext:value-type="float">
            <text:p>114.917132</text:p>
          </table:table-cell>
          <table:table-cell office:value-type="float" office:value="117.789676" calcext:value-type="float">
            <text:p>117.789676</text:p>
          </table:table-cell>
          <table:table-cell office:value-type="float" office:value="118.624072" calcext:value-type="float">
            <text:p>118.624072</text:p>
          </table:table-cell>
          <table:table-cell office:value-type="float" office:value="200.017408" calcext:value-type="float">
            <text:p>200.017408</text:p>
          </table:table-cell>
          <table:table-cell office:value-type="float" office:value="120.097247" calcext:value-type="float">
            <text:p>120.097247</text:p>
          </table:table-cell>
        </table:table-row>
        <table:table-row table:style-name="ro2">
          <table:table-cell office:value-type="float" office:value="1800000" calcext:value-type="float">
            <text:p>1800000</text:p>
          </table:table-cell>
          <table:table-cell office:value-type="float" office:value="461.182775" calcext:value-type="float">
            <text:p>461.182775</text:p>
          </table:table-cell>
          <table:table-cell office:value-type="float" office:value="581.866931" calcext:value-type="float">
            <text:p>581.866931</text:p>
          </table:table-cell>
          <table:table-cell office:value-type="float" office:value="449.339161" calcext:value-type="float">
            <text:p>449.339161</text:p>
          </table:table-cell>
          <table:table-cell office:value-type="float" office:value="412.391919" calcext:value-type="float">
            <text:p>412.391919</text:p>
          </table:table-cell>
          <table:table-cell office:value-type="float" office:value="339.461657" calcext:value-type="float">
            <text:p>339.461657</text:p>
          </table:table-cell>
          <table:table-cell office:value-type="float" office:value="321.344439" calcext:value-type="float">
            <text:p>321.344439</text:p>
          </table:table-cell>
          <table:table-cell office:value-type="float" office:value="229.276661" calcext:value-type="float">
            <text:p>229.276661</text:p>
          </table:table-cell>
          <table:table-cell office:value-type="float" office:value="222.171283" calcext:value-type="float">
            <text:p>222.171283</text:p>
          </table:table-cell>
          <table:table-cell office:value-type="float" office:value="201.928088" calcext:value-type="float">
            <text:p>201.928088</text:p>
          </table:table-cell>
          <table:table-cell office:value-type="float" office:value="209.154852" calcext:value-type="float">
            <text:p>209.154852</text:p>
          </table:table-cell>
          <table:table-cell office:value-type="float" office:value="179.366086" calcext:value-type="float">
            <text:p>179.366086</text:p>
          </table:table-cell>
          <table:table-cell office:value-type="float" office:value="185.088789" calcext:value-type="float">
            <text:p>185.088789</text:p>
          </table:table-cell>
          <table:table-cell office:value-type="float" office:value="159.722059" calcext:value-type="float">
            <text:p>159.722059</text:p>
          </table:table-cell>
          <table:table-cell office:value-type="float" office:value="164.158053" calcext:value-type="float">
            <text:p>164.158053</text:p>
          </table:table-cell>
          <table:table-cell office:value-type="float" office:value="153.484177" calcext:value-type="float">
            <text:p>153.484177</text:p>
          </table:table-cell>
          <table:table-cell office:value-type="float" office:value="141.293658" calcext:value-type="float">
            <text:p>141.293658</text:p>
          </table:table-cell>
          <table:table-cell office:value-type="float" office:value="147.723707" calcext:value-type="float">
            <text:p>147.723707</text:p>
          </table:table-cell>
          <table:table-cell office:value-type="float" office:value="149.542285" calcext:value-type="float">
            <text:p>149.542285</text:p>
          </table:table-cell>
          <table:table-cell office:value-type="float" office:value="148.361587" calcext:value-type="float">
            <text:p>148.361587</text:p>
          </table:table-cell>
          <table:table-cell office:value-type="float" office:value="232.473301" calcext:value-type="float">
            <text:p>232.473301</text:p>
          </table:table-cell>
          <table:table-cell office:value-type="float" office:value="170.435814" calcext:value-type="float">
            <text:p>170.435814</text:p>
          </table:table-cell>
          <table:table-cell office:value-type="float" office:value="198.261118" calcext:value-type="float">
            <text:p>198.261118</text:p>
          </table:table-cell>
          <table:table-cell office:value-type="float" office:value="134.910807" calcext:value-type="float">
            <text:p>134.910807</text:p>
          </table:table-cell>
          <table:table-cell office:value-type="float" office:value="171.923845" calcext:value-type="float">
            <text:p>171.923845</text:p>
          </table:table-cell>
          <table:table-cell office:value-type="float" office:value="180.992033" calcext:value-type="float">
            <text:p>180.992033</text:p>
          </table:table-cell>
          <table:table-cell office:value-type="float" office:value="129.783807" calcext:value-type="float">
            <text:p>129.783807</text:p>
          </table:table-cell>
          <table:table-cell office:value-type="float" office:value="244.143878" calcext:value-type="float">
            <text:p>244.143878</text:p>
          </table:table-cell>
          <table:table-cell office:value-type="float" office:value="206.260313" calcext:value-type="float">
            <text:p>206.260313</text:p>
          </table:table-cell>
          <table:table-cell office:value-type="float" office:value="153.550813" calcext:value-type="float">
            <text:p>153.550813</text:p>
          </table:table-cell>
          <table:table-cell office:value-type="float" office:value="166.102138" calcext:value-type="float">
            <text:p>166.102138</text:p>
          </table:table-cell>
          <table:table-cell office:value-type="float" office:value="320.136506" calcext:value-type="float">
            <text:p>320.136506</text:p>
          </table:table-cell>
          <table:table-cell office:value-type="float" office:value="123.515618" calcext:value-type="float">
            <text:p>123.515618</text:p>
          </table:table-cell>
        </table:table-row>
        <table:table-row table:style-name="ro2">
          <table:table-cell office:value-type="float" office:value="1900000" calcext:value-type="float">
            <text:p>1900000</text:p>
          </table:table-cell>
          <table:table-cell office:value-type="float" office:value="504.118149" calcext:value-type="float">
            <text:p>504.118149</text:p>
          </table:table-cell>
          <table:table-cell office:value-type="float" office:value="579.206677" calcext:value-type="float">
            <text:p>579.206677</text:p>
          </table:table-cell>
          <table:table-cell office:value-type="float" office:value="513.807335" calcext:value-type="float">
            <text:p>513.807335</text:p>
          </table:table-cell>
          <table:table-cell office:value-type="float" office:value="428.263127" calcext:value-type="float">
            <text:p>428.263127</text:p>
          </table:table-cell>
          <table:table-cell office:value-type="float" office:value="273.743024" calcext:value-type="float">
            <text:p>273.743024</text:p>
          </table:table-cell>
          <table:table-cell office:value-type="float" office:value="405.265044" calcext:value-type="float">
            <text:p>405.265044</text:p>
          </table:table-cell>
          <table:table-cell office:value-type="float" office:value="270.020304" calcext:value-type="float">
            <text:p>270.020304</text:p>
          </table:table-cell>
          <table:table-cell office:value-type="float" office:value="222.227123" calcext:value-type="float">
            <text:p>222.227123</text:p>
          </table:table-cell>
          <table:table-cell office:value-type="float" office:value="200.190337" calcext:value-type="float">
            <text:p>200.190337</text:p>
          </table:table-cell>
          <table:table-cell office:value-type="float" office:value="224.685634" calcext:value-type="float">
            <text:p>224.685634</text:p>
          </table:table-cell>
          <table:table-cell office:value-type="float" office:value="211.944985" calcext:value-type="float">
            <text:p>211.944985</text:p>
          </table:table-cell>
          <table:table-cell office:value-type="float" office:value="202.621881" calcext:value-type="float">
            <text:p>202.621881</text:p>
          </table:table-cell>
          <table:table-cell office:value-type="float" office:value="181.125072" calcext:value-type="float">
            <text:p>181.125072</text:p>
          </table:table-cell>
          <table:table-cell office:value-type="float" office:value="178.800274" calcext:value-type="float">
            <text:p>178.800274</text:p>
          </table:table-cell>
          <table:table-cell office:value-type="float" office:value="176.816439" calcext:value-type="float">
            <text:p>176.816439</text:p>
          </table:table-cell>
          <table:table-cell office:value-type="float" office:value="154.92672" calcext:value-type="float">
            <text:p>154.92672</text:p>
          </table:table-cell>
          <table:table-cell office:value-type="float" office:value="165.656418" calcext:value-type="float">
            <text:p>165.656418</text:p>
          </table:table-cell>
          <table:table-cell office:value-type="float" office:value="278.300254" calcext:value-type="float">
            <text:p>278.300254</text:p>
          </table:table-cell>
          <table:table-cell office:value-type="float" office:value="157.978403" calcext:value-type="float">
            <text:p>157.978403</text:p>
          </table:table-cell>
          <table:table-cell office:value-type="float" office:value="244.459688" calcext:value-type="float">
            <text:p>244.459688</text:p>
          </table:table-cell>
          <table:table-cell office:value-type="float" office:value="169.165558" calcext:value-type="float">
            <text:p>169.165558</text:p>
          </table:table-cell>
          <table:table-cell office:value-type="float" office:value="165.889457" calcext:value-type="float">
            <text:p>165.889457</text:p>
          </table:table-cell>
          <table:table-cell office:value-type="float" office:value="232.062522" calcext:value-type="float">
            <text:p>232.062522</text:p>
          </table:table-cell>
          <table:table-cell office:value-type="float" office:value="219.431806" calcext:value-type="float">
            <text:p>219.431806</text:p>
          </table:table-cell>
          <table:table-cell office:value-type="float" office:value="242.275677" calcext:value-type="float">
            <text:p>242.275677</text:p>
          </table:table-cell>
          <table:table-cell office:value-type="float" office:value="220.541613" calcext:value-type="float">
            <text:p>220.541613</text:p>
          </table:table-cell>
          <table:table-cell office:value-type="float" office:value="144.910368" calcext:value-type="float">
            <text:p>144.910368</text:p>
          </table:table-cell>
          <table:table-cell office:value-type="float" office:value="152.942104" calcext:value-type="float">
            <text:p>152.942104</text:p>
          </table:table-cell>
          <table:table-cell office:value-type="float" office:value="139.621878" calcext:value-type="float">
            <text:p>139.621878</text:p>
          </table:table-cell>
          <table:table-cell office:value-type="float" office:value="268.094772" calcext:value-type="float">
            <text:p>268.094772</text:p>
          </table:table-cell>
          <table:table-cell office:value-type="float" office:value="136.326732" calcext:value-type="float">
            <text:p>136.326732</text:p>
          </table:table-cell>
          <table:table-cell office:value-type="float" office:value="213.802475" calcext:value-type="float">
            <text:p>213.802475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516.220573" calcext:value-type="float">
            <text:p>516.220573</text:p>
          </table:table-cell>
          <table:table-cell office:value-type="float" office:value="663.369569" calcext:value-type="float">
            <text:p>663.369569</text:p>
          </table:table-cell>
          <table:table-cell office:value-type="float" office:value="504.807089" calcext:value-type="float">
            <text:p>504.807089</text:p>
          </table:table-cell>
          <table:table-cell office:value-type="float" office:value="470.602132" calcext:value-type="float">
            <text:p>470.602132</text:p>
          </table:table-cell>
          <table:table-cell office:value-type="float" office:value="418.014261" calcext:value-type="float">
            <text:p>418.014261</text:p>
          </table:table-cell>
          <table:table-cell office:value-type="float" office:value="363.425231" calcext:value-type="float">
            <text:p>363.425231</text:p>
          </table:table-cell>
          <table:table-cell office:value-type="float" office:value="283.439821" calcext:value-type="float">
            <text:p>283.439821</text:p>
          </table:table-cell>
          <table:table-cell office:value-type="float" office:value="266.50643" calcext:value-type="float">
            <text:p>266.50643</text:p>
          </table:table-cell>
          <table:table-cell office:value-type="float" office:value="300.038028" calcext:value-type="float">
            <text:p>300.038028</text:p>
          </table:table-cell>
          <table:table-cell office:value-type="float" office:value="196.139454" calcext:value-type="float">
            <text:p>196.139454</text:p>
          </table:table-cell>
          <table:table-cell office:value-type="float" office:value="200.028828" calcext:value-type="float">
            <text:p>200.028828</text:p>
          </table:table-cell>
          <table:table-cell office:value-type="float" office:value="189.977896" calcext:value-type="float">
            <text:p>189.977896</text:p>
          </table:table-cell>
          <table:table-cell office:value-type="float" office:value="191.450801" calcext:value-type="float">
            <text:p>191.450801</text:p>
          </table:table-cell>
          <table:table-cell office:value-type="float" office:value="174.994349" calcext:value-type="float">
            <text:p>174.994349</text:p>
          </table:table-cell>
          <table:table-cell office:value-type="float" office:value="192.512311" calcext:value-type="float">
            <text:p>192.512311</text:p>
          </table:table-cell>
          <table:table-cell office:value-type="float" office:value="173.638286" calcext:value-type="float">
            <text:p>173.638286</text:p>
          </table:table-cell>
          <table:table-cell office:value-type="float" office:value="142.946409" calcext:value-type="float">
            <text:p>142.946409</text:p>
          </table:table-cell>
          <table:table-cell office:value-type="float" office:value="162.452682" calcext:value-type="float">
            <text:p>162.452682</text:p>
          </table:table-cell>
          <table:table-cell office:value-type="float" office:value="164.022088" calcext:value-type="float">
            <text:p>164.022088</text:p>
          </table:table-cell>
          <table:table-cell office:value-type="float" office:value="226.692638" calcext:value-type="float">
            <text:p>226.692638</text:p>
          </table:table-cell>
          <table:table-cell office:value-type="float" office:value="173.044248" calcext:value-type="float">
            <text:p>173.044248</text:p>
          </table:table-cell>
          <table:table-cell office:value-type="float" office:value="222.771812" calcext:value-type="float">
            <text:p>222.771812</text:p>
          </table:table-cell>
          <table:table-cell office:value-type="float" office:value="152.144453" calcext:value-type="float">
            <text:p>152.144453</text:p>
          </table:table-cell>
          <table:table-cell office:value-type="float" office:value="265.756351" calcext:value-type="float">
            <text:p>265.756351</text:p>
          </table:table-cell>
          <table:table-cell office:value-type="float" office:value="160.580213" calcext:value-type="float">
            <text:p>160.580213</text:p>
          </table:table-cell>
          <table:table-cell office:value-type="float" office:value="141.301735" calcext:value-type="float">
            <text:p>141.301735</text:p>
          </table:table-cell>
          <table:table-cell office:value-type="float" office:value="152.775662" calcext:value-type="float">
            <text:p>152.775662</text:p>
          </table:table-cell>
          <table:table-cell office:value-type="float" office:value="161.277259" calcext:value-type="float">
            <text:p>161.277259</text:p>
          </table:table-cell>
          <table:table-cell office:value-type="float" office:value="260.863535" calcext:value-type="float">
            <text:p>260.863535</text:p>
          </table:table-cell>
          <table:table-cell office:value-type="float" office:value="180.523906" calcext:value-type="float">
            <text:p>180.523906</text:p>
          </table:table-cell>
          <table:table-cell office:value-type="float" office:value="147.295091" calcext:value-type="float">
            <text:p>147.295091</text:p>
          </table:table-cell>
          <table:table-cell office:value-type="float" office:value="297.213553" calcext:value-type="float">
            <text:p>297.213553</text:p>
          </table:table-cell>
        </table:table-row>
        <table:table-row table:style-name="ro2">
          <table:table-cell office:value-type="float" office:value="2100000" calcext:value-type="float">
            <text:p>2100000</text:p>
          </table:table-cell>
          <table:table-cell office:value-type="float" office:value="535.036934" calcext:value-type="float">
            <text:p>535.036934</text:p>
          </table:table-cell>
          <table:table-cell office:value-type="float" office:value="707.645685" calcext:value-type="float">
            <text:p>707.645685</text:p>
          </table:table-cell>
          <table:table-cell office:value-type="float" office:value="522.799713" calcext:value-type="float">
            <text:p>522.799713</text:p>
          </table:table-cell>
          <table:table-cell office:value-type="float" office:value="486.922014" calcext:value-type="float">
            <text:p>486.922014</text:p>
          </table:table-cell>
          <table:table-cell office:value-type="float" office:value="398.23739" calcext:value-type="float">
            <text:p>398.23739</text:p>
          </table:table-cell>
          <table:table-cell office:value-type="float" office:value="412.840961" calcext:value-type="float">
            <text:p>412.840961</text:p>
          </table:table-cell>
          <table:table-cell office:value-type="float" office:value="304.555553" calcext:value-type="float">
            <text:p>304.555553</text:p>
          </table:table-cell>
          <table:table-cell office:value-type="float" office:value="271.670625" calcext:value-type="float">
            <text:p>271.670625</text:p>
          </table:table-cell>
          <table:table-cell office:value-type="float" office:value="292.447415" calcext:value-type="float">
            <text:p>292.447415</text:p>
          </table:table-cell>
          <table:table-cell office:value-type="float" office:value="233.699766" calcext:value-type="float">
            <text:p>233.699766</text:p>
          </table:table-cell>
          <table:table-cell office:value-type="float" office:value="197.339083" calcext:value-type="float">
            <text:p>197.339083</text:p>
          </table:table-cell>
          <table:table-cell office:value-type="float" office:value="200.240753" calcext:value-type="float">
            <text:p>200.240753</text:p>
          </table:table-cell>
          <table:table-cell office:value-type="float" office:value="204.921713" calcext:value-type="float">
            <text:p>204.921713</text:p>
          </table:table-cell>
          <table:table-cell office:value-type="float" office:value="211.327458" calcext:value-type="float">
            <text:p>211.327458</text:p>
          </table:table-cell>
          <table:table-cell office:value-type="float" office:value="196.153328" calcext:value-type="float">
            <text:p>196.153328</text:p>
          </table:table-cell>
          <table:table-cell office:value-type="float" office:value="167.831628" calcext:value-type="float">
            <text:p>167.831628</text:p>
          </table:table-cell>
          <table:table-cell office:value-type="float" office:value="166.873749" calcext:value-type="float">
            <text:p>166.873749</text:p>
          </table:table-cell>
          <table:table-cell office:value-type="float" office:value="185.675604" calcext:value-type="float">
            <text:p>185.675604</text:p>
          </table:table-cell>
          <table:table-cell office:value-type="float" office:value="162.920618" calcext:value-type="float">
            <text:p>162.920618</text:p>
          </table:table-cell>
          <table:table-cell office:value-type="float" office:value="216.882994" calcext:value-type="float">
            <text:p>216.882994</text:p>
          </table:table-cell>
          <table:table-cell office:value-type="float" office:value="239.476963" calcext:value-type="float">
            <text:p>239.476963</text:p>
          </table:table-cell>
          <table:table-cell office:value-type="float" office:value="166.424344" calcext:value-type="float">
            <text:p>166.424344</text:p>
          </table:table-cell>
          <table:table-cell office:value-type="float" office:value="239.133782" calcext:value-type="float">
            <text:p>239.133782</text:p>
          </table:table-cell>
          <table:table-cell office:value-type="float" office:value="194.751796" calcext:value-type="float">
            <text:p>194.751796</text:p>
          </table:table-cell>
          <table:table-cell office:value-type="float" office:value="222.445956" calcext:value-type="float">
            <text:p>222.445956</text:p>
          </table:table-cell>
          <table:table-cell office:value-type="float" office:value="187.70836" calcext:value-type="float">
            <text:p>187.70836</text:p>
          </table:table-cell>
          <table:table-cell office:value-type="float" office:value="178.568259" calcext:value-type="float">
            <text:p>178.568259</text:p>
          </table:table-cell>
          <table:table-cell office:value-type="float" office:value="214.5064" calcext:value-type="float">
            <text:p>214.5064</text:p>
          </table:table-cell>
          <table:table-cell office:value-type="float" office:value="148.877828" calcext:value-type="float">
            <text:p>148.877828</text:p>
          </table:table-cell>
          <table:table-cell office:value-type="float" office:value="231.772294" calcext:value-type="float">
            <text:p>231.772294</text:p>
          </table:table-cell>
          <table:table-cell office:value-type="float" office:value="161.428964" calcext:value-type="float">
            <text:p>161.428964</text:p>
          </table:table-cell>
          <table:table-cell office:value-type="float" office:value="283.581037" calcext:value-type="float">
            <text:p>283.581037</text:p>
          </table:table-cell>
        </table:table-row>
        <table:table-row table:style-name="ro2">
          <table:table-cell office:value-type="float" office:value="2200000" calcext:value-type="float">
            <text:p>2200000</text:p>
          </table:table-cell>
          <table:table-cell office:value-type="float" office:value="562.918899" calcext:value-type="float">
            <text:p>562.918899</text:p>
          </table:table-cell>
          <table:table-cell office:value-type="float" office:value="710.042435" calcext:value-type="float">
            <text:p>710.042435</text:p>
          </table:table-cell>
          <table:table-cell office:value-type="float" office:value="576.66173" calcext:value-type="float">
            <text:p>576.66173</text:p>
          </table:table-cell>
          <table:table-cell office:value-type="float" office:value="636.71036" calcext:value-type="float">
            <text:p>636.71036</text:p>
          </table:table-cell>
          <table:table-cell office:value-type="float" office:value="392.031446" calcext:value-type="float">
            <text:p>392.031446</text:p>
          </table:table-cell>
          <table:table-cell office:value-type="float" office:value="336.070507" calcext:value-type="float">
            <text:p>336.070507</text:p>
          </table:table-cell>
          <table:table-cell office:value-type="float" office:value="295.085493" calcext:value-type="float">
            <text:p>295.085493</text:p>
          </table:table-cell>
          <table:table-cell office:value-type="float" office:value="308.01014" calcext:value-type="float">
            <text:p>308.01014</text:p>
          </table:table-cell>
          <table:table-cell office:value-type="float" office:value="312.813308" calcext:value-type="float">
            <text:p>312.813308</text:p>
          </table:table-cell>
          <table:table-cell office:value-type="float" office:value="230.458349" calcext:value-type="float">
            <text:p>230.458349</text:p>
          </table:table-cell>
          <table:table-cell office:value-type="float" office:value="223.715056" calcext:value-type="float">
            <text:p>223.715056</text:p>
          </table:table-cell>
          <table:table-cell office:value-type="float" office:value="214.392048" calcext:value-type="float">
            <text:p>214.392048</text:p>
          </table:table-cell>
          <table:table-cell office:value-type="float" office:value="212.690653" calcext:value-type="float">
            <text:p>212.690653</text:p>
          </table:table-cell>
          <table:table-cell office:value-type="float" office:value="213.802568" calcext:value-type="float">
            <text:p>213.802568</text:p>
          </table:table-cell>
          <table:table-cell office:value-type="float" office:value="190.022657" calcext:value-type="float">
            <text:p>190.022657</text:p>
          </table:table-cell>
          <table:table-cell office:value-type="float" office:value="174.068796" calcext:value-type="float">
            <text:p>174.068796</text:p>
          </table:table-cell>
          <table:table-cell office:value-type="float" office:value="180.49895" calcext:value-type="float">
            <text:p>180.49895</text:p>
          </table:table-cell>
          <table:table-cell office:value-type="float" office:value="190.873807" calcext:value-type="float">
            <text:p>190.873807</text:p>
          </table:table-cell>
          <table:table-cell office:value-type="float" office:value="228.241718" calcext:value-type="float">
            <text:p>228.241718</text:p>
          </table:table-cell>
          <table:table-cell office:value-type="float" office:value="188.641203" calcext:value-type="float">
            <text:p>188.641203</text:p>
          </table:table-cell>
          <table:table-cell office:value-type="float" office:value="230.888785" calcext:value-type="float">
            <text:p>230.888785</text:p>
          </table:table-cell>
          <table:table-cell office:value-type="float" office:value="194.422408" calcext:value-type="float">
            <text:p>194.422408</text:p>
          </table:table-cell>
          <table:table-cell office:value-type="float" office:value="176.560534" calcext:value-type="float">
            <text:p>176.560534</text:p>
          </table:table-cell>
          <table:table-cell office:value-type="float" office:value="259.474669" calcext:value-type="float">
            <text:p>259.474669</text:p>
          </table:table-cell>
          <table:table-cell office:value-type="float" office:value="163.170573" calcext:value-type="float">
            <text:p>163.170573</text:p>
          </table:table-cell>
          <table:table-cell office:value-type="float" office:value="196.61356" calcext:value-type="float">
            <text:p>196.61356</text:p>
          </table:table-cell>
          <table:table-cell office:value-type="float" office:value="233.359469" calcext:value-type="float">
            <text:p>233.359469</text:p>
          </table:table-cell>
          <table:table-cell office:value-type="float" office:value="162.134992" calcext:value-type="float">
            <text:p>162.134992</text:p>
          </table:table-cell>
          <table:table-cell office:value-type="float" office:value="157.503563" calcext:value-type="float">
            <text:p>157.503563</text:p>
          </table:table-cell>
          <table:table-cell office:value-type="float" office:value="191.875989" calcext:value-type="float">
            <text:p>191.875989</text:p>
          </table:table-cell>
          <table:table-cell office:value-type="float" office:value="243.20252" calcext:value-type="float">
            <text:p>243.20252</text:p>
          </table:table-cell>
          <table:table-cell office:value-type="float" office:value="239.521287" calcext:value-type="float">
            <text:p>239.521287</text:p>
          </table:table-cell>
        </table:table-row>
        <table:table-row table:style-name="ro2">
          <table:table-cell office:value-type="float" office:value="2300000" calcext:value-type="float">
            <text:p>2300000</text:p>
          </table:table-cell>
          <table:table-cell office:value-type="float" office:value="589.375383" calcext:value-type="float">
            <text:p>589.375383</text:p>
          </table:table-cell>
          <table:table-cell office:value-type="float" office:value="807.105791" calcext:value-type="float">
            <text:p>807.105791</text:p>
          </table:table-cell>
          <table:table-cell office:value-type="float" office:value="651.331447" calcext:value-type="float">
            <text:p>651.331447</text:p>
          </table:table-cell>
          <table:table-cell office:value-type="float" office:value="583.320763" calcext:value-type="float">
            <text:p>583.320763</text:p>
          </table:table-cell>
          <table:table-cell office:value-type="float" office:value="566.871739" calcext:value-type="float">
            <text:p>566.871739</text:p>
          </table:table-cell>
          <table:table-cell office:value-type="float" office:value="431.8155" calcext:value-type="float">
            <text:p>431.8155</text:p>
          </table:table-cell>
          <table:table-cell office:value-type="float" office:value="378.615665" calcext:value-type="float">
            <text:p>378.615665</text:p>
          </table:table-cell>
          <table:table-cell office:value-type="float" office:value="296.774897" calcext:value-type="float">
            <text:p>296.774897</text:p>
          </table:table-cell>
          <table:table-cell office:value-type="float" office:value="379.109017" calcext:value-type="float">
            <text:p>379.109017</text:p>
          </table:table-cell>
          <table:table-cell office:value-type="float" office:value="309.75372" calcext:value-type="float">
            <text:p>309.75372</text:p>
          </table:table-cell>
          <table:table-cell office:value-type="float" office:value="229.724876" calcext:value-type="float">
            <text:p>229.724876</text:p>
          </table:table-cell>
          <table:table-cell office:value-type="float" office:value="212.659113" calcext:value-type="float">
            <text:p>212.659113</text:p>
          </table:table-cell>
          <table:table-cell office:value-type="float" office:value="195.612981" calcext:value-type="float">
            <text:p>195.612981</text:p>
          </table:table-cell>
          <table:table-cell office:value-type="float" office:value="233.058192" calcext:value-type="float">
            <text:p>233.058192</text:p>
          </table:table-cell>
          <table:table-cell office:value-type="float" office:value="204.08983" calcext:value-type="float">
            <text:p>204.08983</text:p>
          </table:table-cell>
          <table:table-cell office:value-type="float" office:value="187.51788" calcext:value-type="float">
            <text:p>187.51788</text:p>
          </table:table-cell>
          <table:table-cell office:value-type="float" office:value="198.088698" calcext:value-type="float">
            <text:p>198.088698</text:p>
          </table:table-cell>
          <table:table-cell office:value-type="float" office:value="251.246684" calcext:value-type="float">
            <text:p>251.246684</text:p>
          </table:table-cell>
          <table:table-cell office:value-type="float" office:value="180.771349" calcext:value-type="float">
            <text:p>180.771349</text:p>
          </table:table-cell>
          <table:table-cell office:value-type="float" office:value="183.243904" calcext:value-type="float">
            <text:p>183.243904</text:p>
          </table:table-cell>
          <table:table-cell office:value-type="float" office:value="249.577363" calcext:value-type="float">
            <text:p>249.577363</text:p>
          </table:table-cell>
          <table:table-cell office:value-type="float" office:value="271.096543" calcext:value-type="float">
            <text:p>271.096543</text:p>
          </table:table-cell>
          <table:table-cell office:value-type="float" office:value="246.72221" calcext:value-type="float">
            <text:p>246.72221</text:p>
          </table:table-cell>
          <table:table-cell office:value-type="float" office:value="284.079878" calcext:value-type="float">
            <text:p>284.079878</text:p>
          </table:table-cell>
          <table:table-cell office:value-type="float" office:value="159.87121" calcext:value-type="float">
            <text:p>159.87121</text:p>
          </table:table-cell>
          <table:table-cell office:value-type="float" office:value="191.872184" calcext:value-type="float">
            <text:p>191.872184</text:p>
          </table:table-cell>
          <table:table-cell office:value-type="float" office:value="184.049039" calcext:value-type="float">
            <text:p>184.049039</text:p>
          </table:table-cell>
          <table:table-cell office:value-type="float" office:value="202.482945" calcext:value-type="float">
            <text:p>202.482945</text:p>
          </table:table-cell>
          <table:table-cell office:value-type="float" office:value="158.368856" calcext:value-type="float">
            <text:p>158.368856</text:p>
          </table:table-cell>
          <table:table-cell office:value-type="float" office:value="163.363947" calcext:value-type="float">
            <text:p>163.363947</text:p>
          </table:table-cell>
          <table:table-cell office:value-type="float" office:value="336.497395" calcext:value-type="float">
            <text:p>336.497395</text:p>
          </table:table-cell>
          <table:table-cell office:value-type="float" office:value="251.536599" calcext:value-type="float">
            <text:p>251.536599</text:p>
          </table:table-cell>
        </table:table-row>
        <table:table-row table:style-name="ro2">
          <table:table-cell office:value-type="float" office:value="2400000" calcext:value-type="float">
            <text:p>2400000</text:p>
          </table:table-cell>
          <table:table-cell office:value-type="float" office:value="619.580137" calcext:value-type="float">
            <text:p>619.580137</text:p>
          </table:table-cell>
          <table:table-cell office:value-type="float" office:value="805.022413" calcext:value-type="float">
            <text:p>805.022413</text:p>
          </table:table-cell>
          <table:table-cell office:value-type="float" office:value="666.341559" calcext:value-type="float">
            <text:p>666.341559</text:p>
          </table:table-cell>
          <table:table-cell office:value-type="float" office:value="598.71998" calcext:value-type="float">
            <text:p>598.71998</text:p>
          </table:table-cell>
          <table:table-cell office:value-type="float" office:value="505.238105" calcext:value-type="float">
            <text:p>505.238105</text:p>
          </table:table-cell>
          <table:table-cell office:value-type="float" office:value="360.319945" calcext:value-type="float">
            <text:p>360.319945</text:p>
          </table:table-cell>
          <table:table-cell office:value-type="float" office:value="397.323738" calcext:value-type="float">
            <text:p>397.323738</text:p>
          </table:table-cell>
          <table:table-cell office:value-type="float" office:value="346.349717" calcext:value-type="float">
            <text:p>346.349717</text:p>
          </table:table-cell>
          <table:table-cell office:value-type="float" office:value="461.11293" calcext:value-type="float">
            <text:p>461.11293</text:p>
          </table:table-cell>
          <table:table-cell office:value-type="float" office:value="267.913297" calcext:value-type="float">
            <text:p>267.913297</text:p>
          </table:table-cell>
          <table:table-cell office:value-type="float" office:value="273.377326" calcext:value-type="float">
            <text:p>273.377326</text:p>
          </table:table-cell>
          <table:table-cell office:value-type="float" office:value="227.59047" calcext:value-type="float">
            <text:p>227.59047</text:p>
          </table:table-cell>
          <table:table-cell office:value-type="float" office:value="205.239395" calcext:value-type="float">
            <text:p>205.239395</text:p>
          </table:table-cell>
          <table:table-cell office:value-type="float" office:value="221.719261" calcext:value-type="float">
            <text:p>221.719261</text:p>
          </table:table-cell>
          <table:table-cell office:value-type="float" office:value="206.109913" calcext:value-type="float">
            <text:p>206.109913</text:p>
          </table:table-cell>
          <table:table-cell office:value-type="float" office:value="197.446296" calcext:value-type="float">
            <text:p>197.446296</text:p>
          </table:table-cell>
          <table:table-cell office:value-type="float" office:value="194.51453" calcext:value-type="float">
            <text:p>194.51453</text:p>
          </table:table-cell>
          <table:table-cell office:value-type="float" office:value="190.471451" calcext:value-type="float">
            <text:p>190.471451</text:p>
          </table:table-cell>
          <table:table-cell office:value-type="float" office:value="201.562027" calcext:value-type="float">
            <text:p>201.562027</text:p>
          </table:table-cell>
          <table:table-cell office:value-type="float" office:value="190.940332" calcext:value-type="float">
            <text:p>190.940332</text:p>
          </table:table-cell>
          <table:table-cell office:value-type="float" office:value="172.360622" calcext:value-type="float">
            <text:p>172.360622</text:p>
          </table:table-cell>
          <table:table-cell office:value-type="float" office:value="262.067165" calcext:value-type="float">
            <text:p>262.067165</text:p>
          </table:table-cell>
          <table:table-cell office:value-type="float" office:value="321.124868" calcext:value-type="float">
            <text:p>321.124868</text:p>
          </table:table-cell>
          <table:table-cell office:value-type="float" office:value="291.700598" calcext:value-type="float">
            <text:p>291.700598</text:p>
          </table:table-cell>
          <table:table-cell office:value-type="float" office:value="279.013829" calcext:value-type="float">
            <text:p>279.013829</text:p>
          </table:table-cell>
          <table:table-cell office:value-type="float" office:value="160.561218" calcext:value-type="float">
            <text:p>160.561218</text:p>
          </table:table-cell>
          <table:table-cell office:value-type="float" office:value="274.083022" calcext:value-type="float">
            <text:p>274.083022</text:p>
          </table:table-cell>
          <table:table-cell office:value-type="float" office:value="179.666827" calcext:value-type="float">
            <text:p>179.666827</text:p>
          </table:table-cell>
          <table:table-cell office:value-type="float" office:value="356.760976" calcext:value-type="float">
            <text:p>356.760976</text:p>
          </table:table-cell>
          <table:table-cell office:value-type="float" office:value="166.953812" calcext:value-type="float">
            <text:p>166.953812</text:p>
          </table:table-cell>
          <table:table-cell office:value-type="float" office:value="242.71743" calcext:value-type="float">
            <text:p>242.71743</text:p>
          </table:table-cell>
          <table:table-cell office:value-type="float" office:value="220.165614" calcext:value-type="float">
            <text:p>220.165614</text:p>
          </table:table-cell>
        </table:table-row>
        <table:table-row table:style-name="ro2">
          <table:table-cell office:value-type="float" office:value="2500000" calcext:value-type="float">
            <text:p>2500000</text:p>
          </table:table-cell>
          <table:table-cell office:value-type="float" office:value="646.878218" calcext:value-type="float">
            <text:p>646.878218</text:p>
          </table:table-cell>
          <table:table-cell office:value-type="float" office:value="840.905594" calcext:value-type="float">
            <text:p>840.905594</text:p>
          </table:table-cell>
          <table:table-cell office:value-type="float" office:value="671.013798" calcext:value-type="float">
            <text:p>671.013798</text:p>
          </table:table-cell>
          <table:table-cell office:value-type="float" office:value="741.159815" calcext:value-type="float">
            <text:p>741.159815</text:p>
          </table:table-cell>
          <table:table-cell office:value-type="float" office:value="526.444074" calcext:value-type="float">
            <text:p>526.444074</text:p>
          </table:table-cell>
          <table:table-cell office:value-type="float" office:value="345.071498" calcext:value-type="float">
            <text:p>345.071498</text:p>
          </table:table-cell>
          <table:table-cell office:value-type="float" office:value="358.76796" calcext:value-type="float">
            <text:p>358.76796</text:p>
          </table:table-cell>
          <table:table-cell office:value-type="float" office:value="408.566417" calcext:value-type="float">
            <text:p>408.566417</text:p>
          </table:table-cell>
          <table:table-cell office:value-type="float" office:value="272.074595" calcext:value-type="float">
            <text:p>272.074595</text:p>
          </table:table-cell>
          <table:table-cell office:value-type="float" office:value="336.598526" calcext:value-type="float">
            <text:p>336.598526</text:p>
          </table:table-cell>
          <table:table-cell office:value-type="float" office:value="251.034396" calcext:value-type="float">
            <text:p>251.034396</text:p>
          </table:table-cell>
          <table:table-cell office:value-type="float" office:value="246.08208" calcext:value-type="float">
            <text:p>246.08208</text:p>
          </table:table-cell>
          <table:table-cell office:value-type="float" office:value="237.974001" calcext:value-type="float">
            <text:p>237.974001</text:p>
          </table:table-cell>
          <table:table-cell office:value-type="float" office:value="242.34697" calcext:value-type="float">
            <text:p>242.34697</text:p>
          </table:table-cell>
          <table:table-cell office:value-type="float" office:value="232.318156" calcext:value-type="float">
            <text:p>232.318156</text:p>
          </table:table-cell>
          <table:table-cell office:value-type="float" office:value="231.778459" calcext:value-type="float">
            <text:p>231.778459</text:p>
          </table:table-cell>
          <table:table-cell office:value-type="float" office:value="244.915355" calcext:value-type="float">
            <text:p>244.915355</text:p>
          </table:table-cell>
          <table:table-cell office:value-type="float" office:value="230.167996" calcext:value-type="float">
            <text:p>230.167996</text:p>
          </table:table-cell>
          <table:table-cell office:value-type="float" office:value="253.618791" calcext:value-type="float">
            <text:p>253.618791</text:p>
          </table:table-cell>
          <table:table-cell office:value-type="float" office:value="194.517423" calcext:value-type="float">
            <text:p>194.517423</text:p>
          </table:table-cell>
          <table:table-cell office:value-type="float" office:value="200.757526" calcext:value-type="float">
            <text:p>200.757526</text:p>
          </table:table-cell>
          <table:table-cell office:value-type="float" office:value="219.493884" calcext:value-type="float">
            <text:p>219.493884</text:p>
          </table:table-cell>
          <table:table-cell office:value-type="float" office:value="191.167956" calcext:value-type="float">
            <text:p>191.167956</text:p>
          </table:table-cell>
          <table:table-cell office:value-type="float" office:value="191.125605" calcext:value-type="float">
            <text:p>191.125605</text:p>
          </table:table-cell>
          <table:table-cell office:value-type="float" office:value="267.347306" calcext:value-type="float">
            <text:p>267.347306</text:p>
          </table:table-cell>
          <table:table-cell office:value-type="float" office:value="190.410897" calcext:value-type="float">
            <text:p>190.410897</text:p>
          </table:table-cell>
          <table:table-cell office:value-type="float" office:value="191.027004" calcext:value-type="float">
            <text:p>191.027004</text:p>
          </table:table-cell>
          <table:table-cell office:value-type="float" office:value="242.209867" calcext:value-type="float">
            <text:p>242.209867</text:p>
          </table:table-cell>
          <table:table-cell office:value-type="float" office:value="203.051514" calcext:value-type="float">
            <text:p>203.051514</text:p>
          </table:table-cell>
          <table:table-cell office:value-type="float" office:value="177.52558" calcext:value-type="float">
            <text:p>177.52558</text:p>
          </table:table-cell>
          <table:table-cell office:value-type="float" office:value="331.551865" calcext:value-type="float">
            <text:p>331.551865</text:p>
          </table:table-cell>
          <table:table-cell office:value-type="float" office:value="184.192945" calcext:value-type="float">
            <text:p>184.192945</text:p>
          </table:table-cell>
        </table:table-row>
        <table:table-row table:style-name="ro2">
          <table:table-cell office:value-type="float" office:value="2600000" calcext:value-type="float">
            <text:p>2600000</text:p>
          </table:table-cell>
          <table:table-cell office:value-type="float" office:value="682.338586" calcext:value-type="float">
            <text:p>682.338586</text:p>
          </table:table-cell>
          <table:table-cell office:value-type="float" office:value="837.693978" calcext:value-type="float">
            <text:p>837.693978</text:p>
          </table:table-cell>
          <table:table-cell office:value-type="float" office:value="705.063004" calcext:value-type="float">
            <text:p>705.063004</text:p>
          </table:table-cell>
          <table:table-cell office:value-type="float" office:value="640.2321" calcext:value-type="float">
            <text:p>640.2321</text:p>
          </table:table-cell>
          <table:table-cell office:value-type="float" office:value="749.073618" calcext:value-type="float">
            <text:p>749.073618</text:p>
          </table:table-cell>
          <table:table-cell office:value-type="float" office:value="444.162551" calcext:value-type="float">
            <text:p>444.162551</text:p>
          </table:table-cell>
          <table:table-cell office:value-type="float" office:value="427.648679" calcext:value-type="float">
            <text:p>427.648679</text:p>
          </table:table-cell>
          <table:table-cell office:value-type="float" office:value="331.367359" calcext:value-type="float">
            <text:p>331.367359</text:p>
          </table:table-cell>
          <table:table-cell office:value-type="float" office:value="405.488097" calcext:value-type="float">
            <text:p>405.488097</text:p>
          </table:table-cell>
          <table:table-cell office:value-type="float" office:value="314.779721" calcext:value-type="float">
            <text:p>314.779721</text:p>
          </table:table-cell>
          <table:table-cell office:value-type="float" office:value="307.229091" calcext:value-type="float">
            <text:p>307.229091</text:p>
          </table:table-cell>
          <table:table-cell office:value-type="float" office:value="237.885192" calcext:value-type="float">
            <text:p>237.885192</text:p>
          </table:table-cell>
          <table:table-cell office:value-type="float" office:value="273.799804" calcext:value-type="float">
            <text:p>273.799804</text:p>
          </table:table-cell>
          <table:table-cell office:value-type="float" office:value="268.547015" calcext:value-type="float">
            <text:p>268.547015</text:p>
          </table:table-cell>
          <table:table-cell office:value-type="float" office:value="197.560002" calcext:value-type="float">
            <text:p>197.560002</text:p>
          </table:table-cell>
          <table:table-cell office:value-type="float" office:value="196.584644" calcext:value-type="float">
            <text:p>196.584644</text:p>
          </table:table-cell>
          <table:table-cell office:value-type="float" office:value="202.072034" calcext:value-type="float">
            <text:p>202.072034</text:p>
          </table:table-cell>
          <table:table-cell office:value-type="float" office:value="214.59131" calcext:value-type="float">
            <text:p>214.59131</text:p>
          </table:table-cell>
          <table:table-cell office:value-type="float" office:value="204.80913" calcext:value-type="float">
            <text:p>204.80913</text:p>
          </table:table-cell>
          <table:table-cell office:value-type="float" office:value="263.659984" calcext:value-type="float">
            <text:p>263.659984</text:p>
          </table:table-cell>
          <table:table-cell office:value-type="float" office:value="277.006443" calcext:value-type="float">
            <text:p>277.006443</text:p>
          </table:table-cell>
          <table:table-cell office:value-type="float" office:value="204.041904" calcext:value-type="float">
            <text:p>204.041904</text:p>
          </table:table-cell>
          <table:table-cell office:value-type="float" office:value="300.618866" calcext:value-type="float">
            <text:p>300.618866</text:p>
          </table:table-cell>
          <table:table-cell office:value-type="float" office:value="180.366194" calcext:value-type="float">
            <text:p>180.366194</text:p>
          </table:table-cell>
          <table:table-cell office:value-type="float" office:value="237.587494" calcext:value-type="float">
            <text:p>237.587494</text:p>
          </table:table-cell>
          <table:table-cell office:value-type="float" office:value="279.605707" calcext:value-type="float">
            <text:p>279.605707</text:p>
          </table:table-cell>
          <table:table-cell office:value-type="float" office:value="189.268799" calcext:value-type="float">
            <text:p>189.268799</text:p>
          </table:table-cell>
          <table:table-cell office:value-type="float" office:value="183.736332" calcext:value-type="float">
            <text:p>183.736332</text:p>
          </table:table-cell>
          <table:table-cell office:value-type="float" office:value="213.513606" calcext:value-type="float">
            <text:p>213.513606</text:p>
          </table:table-cell>
          <table:table-cell office:value-type="float" office:value="212.986662" calcext:value-type="float">
            <text:p>212.986662</text:p>
          </table:table-cell>
          <table:table-cell office:value-type="float" office:value="176.580977" calcext:value-type="float">
            <text:p>176.580977</text:p>
          </table:table-cell>
          <table:table-cell office:value-type="float" office:value="200.546322" calcext:value-type="float">
            <text:p>200.546322</text:p>
          </table:table-cell>
        </table:table-row>
        <table:table-row table:style-name="ro2">
          <table:table-cell office:value-type="float" office:value="2700000" calcext:value-type="float">
            <text:p>2700000</text:p>
          </table:table-cell>
          <table:table-cell office:value-type="float" office:value="689.505344" calcext:value-type="float">
            <text:p>689.505344</text:p>
          </table:table-cell>
          <table:table-cell office:value-type="float" office:value="959.920595" calcext:value-type="float">
            <text:p>959.920595</text:p>
          </table:table-cell>
          <table:table-cell office:value-type="float" office:value="761.840831" calcext:value-type="float">
            <text:p>761.840831</text:p>
          </table:table-cell>
          <table:table-cell office:value-type="float" office:value="850.375069" calcext:value-type="float">
            <text:p>850.375069</text:p>
          </table:table-cell>
          <table:table-cell office:value-type="float" office:value="567.338714" calcext:value-type="float">
            <text:p>567.338714</text:p>
          </table:table-cell>
          <table:table-cell office:value-type="float" office:value="385.971617" calcext:value-type="float">
            <text:p>385.971617</text:p>
          </table:table-cell>
          <table:table-cell office:value-type="float" office:value="435.624557" calcext:value-type="float">
            <text:p>435.624557</text:p>
          </table:table-cell>
          <table:table-cell office:value-type="float" office:value="485.467901" calcext:value-type="float">
            <text:p>485.467901</text:p>
          </table:table-cell>
          <table:table-cell office:value-type="float" office:value="347.227928" calcext:value-type="float">
            <text:p>347.227928</text:p>
          </table:table-cell>
          <table:table-cell office:value-type="float" office:value="336.206422" calcext:value-type="float">
            <text:p>336.206422</text:p>
          </table:table-cell>
          <table:table-cell office:value-type="float" office:value="251.261854" calcext:value-type="float">
            <text:p>251.261854</text:p>
          </table:table-cell>
          <table:table-cell office:value-type="float" office:value="274.426878" calcext:value-type="float">
            <text:p>274.426878</text:p>
          </table:table-cell>
          <table:table-cell office:value-type="float" office:value="273.711168" calcext:value-type="float">
            <text:p>273.711168</text:p>
          </table:table-cell>
          <table:table-cell office:value-type="float" office:value="237.987795" calcext:value-type="float">
            <text:p>237.987795</text:p>
          </table:table-cell>
          <table:table-cell office:value-type="float" office:value="226.717916" calcext:value-type="float">
            <text:p>226.717916</text:p>
          </table:table-cell>
          <table:table-cell office:value-type="float" office:value="226.419279" calcext:value-type="float">
            <text:p>226.419279</text:p>
          </table:table-cell>
          <table:table-cell office:value-type="float" office:value="236.315854" calcext:value-type="float">
            <text:p>236.315854</text:p>
          </table:table-cell>
          <table:table-cell office:value-type="float" office:value="241.03467" calcext:value-type="float">
            <text:p>241.03467</text:p>
          </table:table-cell>
          <table:table-cell office:value-type="float" office:value="223.278866" calcext:value-type="float">
            <text:p>223.278866</text:p>
          </table:table-cell>
          <table:table-cell office:value-type="float" office:value="235.369761" calcext:value-type="float">
            <text:p>235.369761</text:p>
          </table:table-cell>
          <table:table-cell office:value-type="float" office:value="213.725562" calcext:value-type="float">
            <text:p>213.725562</text:p>
          </table:table-cell>
          <table:table-cell office:value-type="float" office:value="265.405978" calcext:value-type="float">
            <text:p>265.405978</text:p>
          </table:table-cell>
          <table:table-cell office:value-type="float" office:value="215.620287" calcext:value-type="float">
            <text:p>215.620287</text:p>
          </table:table-cell>
          <table:table-cell office:value-type="float" office:value="204.369036" calcext:value-type="float">
            <text:p>204.369036</text:p>
          </table:table-cell>
          <table:table-cell office:value-type="float" office:value="201.059612" calcext:value-type="float">
            <text:p>201.059612</text:p>
          </table:table-cell>
          <table:table-cell office:value-type="float" office:value="219.023689" calcext:value-type="float">
            <text:p>219.023689</text:p>
          </table:table-cell>
          <table:table-cell office:value-type="float" office:value="286.514687" calcext:value-type="float">
            <text:p>286.514687</text:p>
          </table:table-cell>
          <table:table-cell office:value-type="float" office:value="201.026884" calcext:value-type="float">
            <text:p>201.026884</text:p>
          </table:table-cell>
          <table:table-cell office:value-type="float" office:value="203.596901" calcext:value-type="float">
            <text:p>203.596901</text:p>
          </table:table-cell>
          <table:table-cell office:value-type="float" office:value="383.977377" calcext:value-type="float">
            <text:p>383.977377</text:p>
          </table:table-cell>
          <table:table-cell office:value-type="float" office:value="186.891565" calcext:value-type="float">
            <text:p>186.891565</text:p>
          </table:table-cell>
          <table:table-cell office:value-type="float" office:value="290.737542" calcext:value-type="float">
            <text:p>290.737542</text:p>
          </table:table-cell>
        </table:table-row>
        <table:table-row table:style-name="ro2">
          <table:table-cell office:value-type="float" office:value="2800000" calcext:value-type="float">
            <text:p>2800000</text:p>
          </table:table-cell>
          <table:table-cell office:value-type="float" office:value="713.150667" calcext:value-type="float">
            <text:p>713.150667</text:p>
          </table:table-cell>
          <table:table-cell office:value-type="float" office:value="976.863568" calcext:value-type="float">
            <text:p>976.863568</text:p>
          </table:table-cell>
          <table:table-cell office:value-type="float" office:value="787.256282" calcext:value-type="float">
            <text:p>787.256282</text:p>
          </table:table-cell>
          <table:table-cell office:value-type="float" office:value="787.900904" calcext:value-type="float">
            <text:p>787.900904</text:p>
          </table:table-cell>
          <table:table-cell office:value-type="float" office:value="793.422281" calcext:value-type="float">
            <text:p>793.422281</text:p>
          </table:table-cell>
          <table:table-cell office:value-type="float" office:value="485.675204" calcext:value-type="float">
            <text:p>485.675204</text:p>
          </table:table-cell>
          <table:table-cell office:value-type="float" office:value="608.499328" calcext:value-type="float">
            <text:p>608.499328</text:p>
          </table:table-cell>
          <table:table-cell office:value-type="float" office:value="544.532819" calcext:value-type="float">
            <text:p>544.532819</text:p>
          </table:table-cell>
          <table:table-cell office:value-type="float" office:value="410.695567" calcext:value-type="float">
            <text:p>410.695567</text:p>
          </table:table-cell>
          <table:table-cell office:value-type="float" office:value="348.917937" calcext:value-type="float">
            <text:p>348.917937</text:p>
          </table:table-cell>
          <table:table-cell office:value-type="float" office:value="315.20291" calcext:value-type="float">
            <text:p>315.20291</text:p>
          </table:table-cell>
          <table:table-cell office:value-type="float" office:value="297.757131" calcext:value-type="float">
            <text:p>297.757131</text:p>
          </table:table-cell>
          <table:table-cell office:value-type="float" office:value="302.912823" calcext:value-type="float">
            <text:p>302.912823</text:p>
          </table:table-cell>
          <table:table-cell office:value-type="float" office:value="256.804423" calcext:value-type="float">
            <text:p>256.804423</text:p>
          </table:table-cell>
          <table:table-cell office:value-type="float" office:value="256.187491" calcext:value-type="float">
            <text:p>256.187491</text:p>
          </table:table-cell>
          <table:table-cell office:value-type="float" office:value="236.457186" calcext:value-type="float">
            <text:p>236.457186</text:p>
          </table:table-cell>
          <table:table-cell office:value-type="float" office:value="212.456084" calcext:value-type="float">
            <text:p>212.456084</text:p>
          </table:table-cell>
          <table:table-cell office:value-type="float" office:value="273.206303" calcext:value-type="float">
            <text:p>273.206303</text:p>
          </table:table-cell>
          <table:table-cell office:value-type="float" office:value="258.3987" calcext:value-type="float">
            <text:p>258.3987</text:p>
          </table:table-cell>
          <table:table-cell office:value-type="float" office:value="228.502236" calcext:value-type="float">
            <text:p>228.502236</text:p>
          </table:table-cell>
          <table:table-cell office:value-type="float" office:value="225.392951" calcext:value-type="float">
            <text:p>225.392951</text:p>
          </table:table-cell>
          <table:table-cell office:value-type="float" office:value="216.598801" calcext:value-type="float">
            <text:p>216.598801</text:p>
          </table:table-cell>
          <table:table-cell office:value-type="float" office:value="267.285599" calcext:value-type="float">
            <text:p>267.285599</text:p>
          </table:table-cell>
          <table:table-cell office:value-type="float" office:value="311.820924" calcext:value-type="float">
            <text:p>311.820924</text:p>
          </table:table-cell>
          <table:table-cell office:value-type="float" office:value="278.035148" calcext:value-type="float">
            <text:p>278.035148</text:p>
          </table:table-cell>
          <table:table-cell office:value-type="float" office:value="202.635484" calcext:value-type="float">
            <text:p>202.635484</text:p>
          </table:table-cell>
          <table:table-cell office:value-type="float" office:value="259.10074" calcext:value-type="float">
            <text:p>259.10074</text:p>
          </table:table-cell>
          <table:table-cell office:value-type="float" office:value="223.690748" calcext:value-type="float">
            <text:p>223.690748</text:p>
          </table:table-cell>
          <table:table-cell office:value-type="float" office:value="207.170457" calcext:value-type="float">
            <text:p>207.170457</text:p>
          </table:table-cell>
          <table:table-cell office:value-type="float" office:value="206.426178" calcext:value-type="float">
            <text:p>206.426178</text:p>
          </table:table-cell>
          <table:table-cell office:value-type="float" office:value="220.107123" calcext:value-type="float">
            <text:p>220.107123</text:p>
          </table:table-cell>
          <table:table-cell office:value-type="float" office:value="278.12834" calcext:value-type="float">
            <text:p>278.12834</text:p>
          </table:table-cell>
        </table:table-row>
        <table:table-row table:style-name="ro2">
          <table:table-cell office:value-type="float" office:value="2900000" calcext:value-type="float">
            <text:p>2900000</text:p>
          </table:table-cell>
          <table:table-cell office:value-type="float" office:value="786.26888" calcext:value-type="float">
            <text:p>786.26888</text:p>
          </table:table-cell>
          <table:table-cell office:value-type="float" office:value="972.45267" calcext:value-type="float">
            <text:p>972.45267</text:p>
          </table:table-cell>
          <table:table-cell office:value-type="float" office:value="817.723352" calcext:value-type="float">
            <text:p>817.723352</text:p>
          </table:table-cell>
          <table:table-cell office:value-type="float" office:value="808.228598" calcext:value-type="float">
            <text:p>808.228598</text:p>
          </table:table-cell>
          <table:table-cell office:value-type="float" office:value="611.590238" calcext:value-type="float">
            <text:p>611.590238</text:p>
          </table:table-cell>
          <table:table-cell office:value-type="float" office:value="546.756345" calcext:value-type="float">
            <text:p>546.756345</text:p>
          </table:table-cell>
          <table:table-cell office:value-type="float" office:value="445.273755" calcext:value-type="float">
            <text:p>445.273755</text:p>
          </table:table-cell>
          <table:table-cell office:value-type="float" office:value="294.389588" calcext:value-type="float">
            <text:p>294.389588</text:p>
          </table:table-cell>
          <table:table-cell office:value-type="float" office:value="409.90826" calcext:value-type="float">
            <text:p>409.90826</text:p>
          </table:table-cell>
          <table:table-cell office:value-type="float" office:value="315.839627" calcext:value-type="float">
            <text:p>315.839627</text:p>
          </table:table-cell>
          <table:table-cell office:value-type="float" office:value="295.272524" calcext:value-type="float">
            <text:p>295.272524</text:p>
          </table:table-cell>
          <table:table-cell office:value-type="float" office:value="322.904571" calcext:value-type="float">
            <text:p>322.904571</text:p>
          </table:table-cell>
          <table:table-cell office:value-type="float" office:value="237.11108" calcext:value-type="float">
            <text:p>237.11108</text:p>
          </table:table-cell>
          <table:table-cell office:value-type="float" office:value="294.984914" calcext:value-type="float">
            <text:p>294.984914</text:p>
          </table:table-cell>
          <table:table-cell office:value-type="float" office:value="318.134507" calcext:value-type="float">
            <text:p>318.134507</text:p>
          </table:table-cell>
          <table:table-cell office:value-type="float" office:value="247.182907" calcext:value-type="float">
            <text:p>247.182907</text:p>
          </table:table-cell>
          <table:table-cell office:value-type="float" office:value="298.518095" calcext:value-type="float">
            <text:p>298.518095</text:p>
          </table:table-cell>
          <table:table-cell office:value-type="float" office:value="336.717404" calcext:value-type="float">
            <text:p>336.717404</text:p>
          </table:table-cell>
          <table:table-cell office:value-type="float" office:value="256.128306" calcext:value-type="float">
            <text:p>256.128306</text:p>
          </table:table-cell>
          <table:table-cell office:value-type="float" office:value="217.746909" calcext:value-type="float">
            <text:p>217.746909</text:p>
          </table:table-cell>
          <table:table-cell office:value-type="float" office:value="238.826059" calcext:value-type="float">
            <text:p>238.826059</text:p>
          </table:table-cell>
          <table:table-cell office:value-type="float" office:value="257.460861" calcext:value-type="float">
            <text:p>257.460861</text:p>
          </table:table-cell>
          <table:table-cell office:value-type="float" office:value="206.044382" calcext:value-type="float">
            <text:p>206.044382</text:p>
          </table:table-cell>
          <table:table-cell office:value-type="float" office:value="253.730946" calcext:value-type="float">
            <text:p>253.730946</text:p>
          </table:table-cell>
          <table:table-cell office:value-type="float" office:value="291.382857" calcext:value-type="float">
            <text:p>291.382857</text:p>
          </table:table-cell>
          <table:table-cell office:value-type="float" office:value="210.643872" calcext:value-type="float">
            <text:p>210.643872</text:p>
          </table:table-cell>
          <table:table-cell office:value-type="float" office:value="222.821642" calcext:value-type="float">
            <text:p>222.821642</text:p>
          </table:table-cell>
          <table:table-cell office:value-type="float" office:value="296.43545" calcext:value-type="float">
            <text:p>296.43545</text:p>
          </table:table-cell>
          <table:table-cell office:value-type="float" office:value="237.071705" calcext:value-type="float">
            <text:p>237.071705</text:p>
          </table:table-cell>
          <table:table-cell office:value-type="float" office:value="222.234446" calcext:value-type="float">
            <text:p>222.234446</text:p>
          </table:table-cell>
          <table:table-cell office:value-type="float" office:value="264.766403" calcext:value-type="float">
            <text:p>264.766403</text:p>
          </table:table-cell>
          <table:table-cell office:value-type="float" office:value="217.551234" calcext:value-type="float">
            <text:p>217.551234</text:p>
          </table:table-cell>
        </table:table-row>
        <table:table-row table:style-name="ro2">
          <table:table-cell office:value-type="float" office:value="3000000" calcext:value-type="float">
            <text:p>3000000</text:p>
          </table:table-cell>
          <table:table-cell office:value-type="float" office:value="886.088438" calcext:value-type="float">
            <text:p>886.088438</text:p>
          </table:table-cell>
          <table:table-cell office:value-type="float" office:value="1035.256928" calcext:value-type="float">
            <text:p>1035.256928</text:p>
          </table:table-cell>
          <table:table-cell office:value-type="float" office:value="847.485749" calcext:value-type="float">
            <text:p>847.485749</text:p>
          </table:table-cell>
          <table:table-cell office:value-type="float" office:value="813.576645" calcext:value-type="float">
            <text:p>813.576645</text:p>
          </table:table-cell>
          <table:table-cell office:value-type="float" office:value="728.120988" calcext:value-type="float">
            <text:p>728.120988</text:p>
          </table:table-cell>
          <table:table-cell office:value-type="float" office:value="584.759168" calcext:value-type="float">
            <text:p>584.759168</text:p>
          </table:table-cell>
          <table:table-cell office:value-type="float" office:value="630.908807" calcext:value-type="float">
            <text:p>630.908807</text:p>
          </table:table-cell>
          <table:table-cell office:value-type="float" office:value="429.79265" calcext:value-type="float">
            <text:p>429.79265</text:p>
          </table:table-cell>
          <table:table-cell office:value-type="float" office:value="462.694073" calcext:value-type="float">
            <text:p>462.694073</text:p>
          </table:table-cell>
          <table:table-cell office:value-type="float" office:value="329.514248" calcext:value-type="float">
            <text:p>329.514248</text:p>
          </table:table-cell>
          <table:table-cell office:value-type="float" office:value="278.190037" calcext:value-type="float">
            <text:p>278.190037</text:p>
          </table:table-cell>
          <table:table-cell office:value-type="float" office:value="305.727034" calcext:value-type="float">
            <text:p>305.727034</text:p>
          </table:table-cell>
          <table:table-cell office:value-type="float" office:value="282.074829" calcext:value-type="float">
            <text:p>282.074829</text:p>
          </table:table-cell>
          <table:table-cell office:value-type="float" office:value="298.516961" calcext:value-type="float">
            <text:p>298.516961</text:p>
          </table:table-cell>
          <table:table-cell office:value-type="float" office:value="259.713165" calcext:value-type="float">
            <text:p>259.713165</text:p>
          </table:table-cell>
          <table:table-cell office:value-type="float" office:value="353.456072" calcext:value-type="float">
            <text:p>353.456072</text:p>
          </table:table-cell>
          <table:table-cell office:value-type="float" office:value="276.473496" calcext:value-type="float">
            <text:p>276.473496</text:p>
          </table:table-cell>
          <table:table-cell office:value-type="float" office:value="288.730329" calcext:value-type="float">
            <text:p>288.730329</text:p>
          </table:table-cell>
          <table:table-cell office:value-type="float" office:value="269.072695" calcext:value-type="float">
            <text:p>269.072695</text:p>
          </table:table-cell>
          <table:table-cell office:value-type="float" office:value="230.216825" calcext:value-type="float">
            <text:p>230.216825</text:p>
          </table:table-cell>
          <table:table-cell office:value-type="float" office:value="289.008984" calcext:value-type="float">
            <text:p>289.008984</text:p>
          </table:table-cell>
          <table:table-cell office:value-type="float" office:value="240.917644" calcext:value-type="float">
            <text:p>240.917644</text:p>
          </table:table-cell>
          <table:table-cell office:value-type="float" office:value="231.656087" calcext:value-type="float">
            <text:p>231.656087</text:p>
          </table:table-cell>
          <table:table-cell office:value-type="float" office:value="200.169557" calcext:value-type="float">
            <text:p>200.169557</text:p>
          </table:table-cell>
          <table:table-cell office:value-type="float" office:value="236.115482" calcext:value-type="float">
            <text:p>236.115482</text:p>
          </table:table-cell>
          <table:table-cell office:value-type="float" office:value="236.779832" calcext:value-type="float">
            <text:p>236.779832</text:p>
          </table:table-cell>
          <table:table-cell office:value-type="float" office:value="311.829175" calcext:value-type="float">
            <text:p>311.829175</text:p>
          </table:table-cell>
          <table:table-cell office:value-type="float" office:value="311.029933" calcext:value-type="float">
            <text:p>311.029933</text:p>
          </table:table-cell>
          <table:table-cell office:value-type="float" office:value="311.487773" calcext:value-type="float">
            <text:p>311.487773</text:p>
          </table:table-cell>
          <table:table-cell office:value-type="float" office:value="384.236208" calcext:value-type="float">
            <text:p>384.236208</text:p>
          </table:table-cell>
          <table:table-cell office:value-type="float" office:value="268.234161" calcext:value-type="float">
            <text:p>268.234161</text:p>
          </table:table-cell>
          <table:table-cell office:value-type="float" office:value="283.127639" calcext:value-type="float">
            <text:p>283.127639</text:p>
          </table:table-cell>
        </table:table-row>
        <table:table-row table:style-name="ro2">
          <table:table-cell table:number-columns-repeated="33"/>
        </table:table-row>
        <table:table-row table:style-name="ro1">
          <table:table-cell office:value-type="string" calcext:value-type="string">
            <text:p>msort_omp_balanc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26.538558" calcext:value-type="float">
            <text:p>26.538558</text:p>
          </table:table-cell>
          <table:table-cell office:value-type="float" office:value="26.176811" calcext:value-type="float">
            <text:p>26.176811</text:p>
          </table:table-cell>
          <table:table-cell office:value-type="float" office:value="28.513582" calcext:value-type="float">
            <text:p>28.513582</text:p>
          </table:table-cell>
          <table:table-cell office:value-type="float" office:value="30.320489" calcext:value-type="float">
            <text:p>30.320489</text:p>
          </table:table-cell>
          <table:table-cell office:value-type="float" office:value="26.279708" calcext:value-type="float">
            <text:p>26.279708</text:p>
          </table:table-cell>
          <table:table-cell office:value-type="float" office:value="28.994329" calcext:value-type="float">
            <text:p>28.994329</text:p>
          </table:table-cell>
          <table:table-cell office:value-type="float" office:value="25.193174" calcext:value-type="float">
            <text:p>25.193174</text:p>
          </table:table-cell>
          <table:table-cell office:value-type="float" office:value="25.268696" calcext:value-type="float">
            <text:p>25.268696</text:p>
          </table:table-cell>
          <table:table-cell office:value-type="float" office:value="27.015566" calcext:value-type="float">
            <text:p>27.015566</text:p>
          </table:table-cell>
          <table:table-cell office:value-type="float" office:value="23.529654" calcext:value-type="float">
            <text:p>23.529654</text:p>
          </table:table-cell>
          <table:table-cell office:value-type="float" office:value="24.891145" calcext:value-type="float">
            <text:p>24.891145</text:p>
          </table:table-cell>
          <table:table-cell office:value-type="float" office:value="23.065922" calcext:value-type="float">
            <text:p>23.065922</text:p>
          </table:table-cell>
          <table:table-cell office:value-type="float" office:value="58.096523" calcext:value-type="float">
            <text:p>58.096523</text:p>
          </table:table-cell>
          <table:table-cell office:value-type="float" office:value="20.016459" calcext:value-type="float">
            <text:p>20.016459</text:p>
          </table:table-cell>
          <table:table-cell office:value-type="float" office:value="21.725188" calcext:value-type="float">
            <text:p>21.725188</text:p>
          </table:table-cell>
          <table:table-cell office:value-type="float" office:value="24.340299" calcext:value-type="float">
            <text:p>24.340299</text:p>
          </table:table-cell>
          <table:table-cell office:value-type="float" office:value="41.351846" calcext:value-type="float">
            <text:p>41.351846</text:p>
          </table:table-cell>
          <table:table-cell office:value-type="float" office:value="27.41657" calcext:value-type="float">
            <text:p>27.41657</text:p>
          </table:table-cell>
          <table:table-cell office:value-type="float" office:value="23.783324" calcext:value-type="float">
            <text:p>23.783324</text:p>
          </table:table-cell>
          <table:table-cell office:value-type="float" office:value="27.333468" calcext:value-type="float">
            <text:p>27.333468</text:p>
          </table:table-cell>
          <table:table-cell office:value-type="float" office:value="27.680834" calcext:value-type="float">
            <text:p>27.680834</text:p>
          </table:table-cell>
          <table:table-cell office:value-type="float" office:value="21.291279" calcext:value-type="float">
            <text:p>21.291279</text:p>
          </table:table-cell>
          <table:table-cell office:value-type="float" office:value="30.295983" calcext:value-type="float">
            <text:p>30.295983</text:p>
          </table:table-cell>
          <table:table-cell office:value-type="float" office:value="114.833129" calcext:value-type="float">
            <text:p>114.833129</text:p>
          </table:table-cell>
          <table:table-cell office:value-type="float" office:value="20.383936" calcext:value-type="float">
            <text:p>20.383936</text:p>
          </table:table-cell>
          <table:table-cell office:value-type="float" office:value="19.836235" calcext:value-type="float">
            <text:p>19.836235</text:p>
          </table:table-cell>
          <table:table-cell office:value-type="float" office:value="22.562086" calcext:value-type="float">
            <text:p>22.562086</text:p>
          </table:table-cell>
          <table:table-cell office:value-type="float" office:value="33.916326" calcext:value-type="float">
            <text:p>33.916326</text:p>
          </table:table-cell>
          <table:table-cell office:value-type="float" office:value="69.434591" calcext:value-type="float">
            <text:p>69.434591</text:p>
          </table:table-cell>
          <table:table-cell office:value-type="float" office:value="67.646773" calcext:value-type="float">
            <text:p>67.646773</text:p>
          </table:table-cell>
          <table:table-cell office:value-type="float" office:value="30.295358" calcext:value-type="float">
            <text:p>30.295358</text:p>
          </table:table-cell>
          <table:table-cell office:value-type="float" office:value="85.412712" calcext:value-type="float">
            <text:p>85.412712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105.716002" calcext:value-type="float">
            <text:p>105.716002</text:p>
          </table:table-cell>
          <table:table-cell office:value-type="float" office:value="66.612167" calcext:value-type="float">
            <text:p>66.612167</text:p>
          </table:table-cell>
          <table:table-cell office:value-type="float" office:value="61.329486" calcext:value-type="float">
            <text:p>61.329486</text:p>
          </table:table-cell>
          <table:table-cell office:value-type="float" office:value="44.69495" calcext:value-type="float">
            <text:p>44.69495</text:p>
          </table:table-cell>
          <table:table-cell office:value-type="float" office:value="55.361097" calcext:value-type="float">
            <text:p>55.361097</text:p>
          </table:table-cell>
          <table:table-cell office:value-type="float" office:value="43.734238" calcext:value-type="float">
            <text:p>43.734238</text:p>
          </table:table-cell>
          <table:table-cell office:value-type="float" office:value="49.701546" calcext:value-type="float">
            <text:p>49.701546</text:p>
          </table:table-cell>
          <table:table-cell office:value-type="float" office:value="43.823174" calcext:value-type="float">
            <text:p>43.823174</text:p>
          </table:table-cell>
          <table:table-cell office:value-type="float" office:value="45.259736" calcext:value-type="float">
            <text:p>45.259736</text:p>
          </table:table-cell>
          <table:table-cell office:value-type="float" office:value="43.773181" calcext:value-type="float">
            <text:p>43.773181</text:p>
          </table:table-cell>
          <table:table-cell office:value-type="float" office:value="35.899167" calcext:value-type="float">
            <text:p>35.899167</text:p>
          </table:table-cell>
          <table:table-cell office:value-type="float" office:value="36.294953" calcext:value-type="float">
            <text:p>36.294953</text:p>
          </table:table-cell>
          <table:table-cell office:value-type="float" office:value="115.109913" calcext:value-type="float">
            <text:p>115.109913</text:p>
          </table:table-cell>
          <table:table-cell office:value-type="float" office:value="55.562649" calcext:value-type="float">
            <text:p>55.562649</text:p>
          </table:table-cell>
          <table:table-cell office:value-type="float" office:value="37.477502" calcext:value-type="float">
            <text:p>37.477502</text:p>
          </table:table-cell>
          <table:table-cell office:value-type="float" office:value="35.459264" calcext:value-type="float">
            <text:p>35.459264</text:p>
          </table:table-cell>
          <table:table-cell office:value-type="float" office:value="32.561065" calcext:value-type="float">
            <text:p>32.561065</text:p>
          </table:table-cell>
          <table:table-cell office:value-type="float" office:value="41.883818" calcext:value-type="float">
            <text:p>41.883818</text:p>
          </table:table-cell>
          <table:table-cell office:value-type="float" office:value="33.579964" calcext:value-type="float">
            <text:p>33.579964</text:p>
          </table:table-cell>
          <table:table-cell office:value-type="float" office:value="31.794192" calcext:value-type="float">
            <text:p>31.794192</text:p>
          </table:table-cell>
          <table:table-cell office:value-type="float" office:value="37.157484" calcext:value-type="float">
            <text:p>37.157484</text:p>
          </table:table-cell>
          <table:table-cell office:value-type="float" office:value="104.532008" calcext:value-type="float">
            <text:p>104.532008</text:p>
          </table:table-cell>
          <table:table-cell office:value-type="float" office:value="141.03733" calcext:value-type="float">
            <text:p>141.03733</text:p>
          </table:table-cell>
          <table:table-cell office:value-type="float" office:value="171.019738" calcext:value-type="float">
            <text:p>171.019738</text:p>
          </table:table-cell>
          <table:table-cell office:value-type="float" office:value="262.232894" calcext:value-type="float">
            <text:p>262.232894</text:p>
          </table:table-cell>
          <table:table-cell office:value-type="float" office:value="195.873378" calcext:value-type="float">
            <text:p>195.873378</text:p>
          </table:table-cell>
          <table:table-cell office:value-type="float" office:value="126.18441" calcext:value-type="float">
            <text:p>126.18441</text:p>
          </table:table-cell>
          <table:table-cell office:value-type="float" office:value="37.315059" calcext:value-type="float">
            <text:p>37.315059</text:p>
          </table:table-cell>
          <table:table-cell office:value-type="float" office:value="26.74298" calcext:value-type="float">
            <text:p>26.74298</text:p>
          </table:table-cell>
          <table:table-cell office:value-type="float" office:value="85.426822" calcext:value-type="float">
            <text:p>85.426822</text:p>
          </table:table-cell>
          <table:table-cell office:value-type="float" office:value="122.231716" calcext:value-type="float">
            <text:p>122.231716</text:p>
          </table:table-cell>
          <table:table-cell office:value-type="float" office:value="104.071887" calcext:value-type="float">
            <text:p>104.071887</text:p>
          </table:table-cell>
        </table:table-row>
        <table:table-row table:style-name="ro2">
          <table:table-cell office:value-type="float" office:value="300000" calcext:value-type="float">
            <text:p>300000</text:p>
          </table:table-cell>
          <table:table-cell office:value-type="float" office:value="83.571909" calcext:value-type="float">
            <text:p>83.571909</text:p>
          </table:table-cell>
          <table:table-cell office:value-type="float" office:value="81.38284" calcext:value-type="float">
            <text:p>81.38284</text:p>
          </table:table-cell>
          <table:table-cell office:value-type="float" office:value="64.680138" calcext:value-type="float">
            <text:p>64.680138</text:p>
          </table:table-cell>
          <table:table-cell office:value-type="float" office:value="66.42783" calcext:value-type="float">
            <text:p>66.42783</text:p>
          </table:table-cell>
          <table:table-cell office:value-type="float" office:value="75.849443" calcext:value-type="float">
            <text:p>75.849443</text:p>
          </table:table-cell>
          <table:table-cell office:value-type="float" office:value="53.238455" calcext:value-type="float">
            <text:p>53.238455</text:p>
          </table:table-cell>
          <table:table-cell office:value-type="float" office:value="48.600932" calcext:value-type="float">
            <text:p>48.600932</text:p>
          </table:table-cell>
          <table:table-cell office:value-type="float" office:value="44.390577" calcext:value-type="float">
            <text:p>44.390577</text:p>
          </table:table-cell>
          <table:table-cell office:value-type="float" office:value="139.264964" calcext:value-type="float">
            <text:p>139.264964</text:p>
          </table:table-cell>
          <table:table-cell office:value-type="float" office:value="49.003136" calcext:value-type="float">
            <text:p>49.003136</text:p>
          </table:table-cell>
          <table:table-cell office:value-type="float" office:value="41.348236" calcext:value-type="float">
            <text:p>41.348236</text:p>
          </table:table-cell>
          <table:table-cell office:value-type="float" office:value="42.906169" calcext:value-type="float">
            <text:p>42.906169</text:p>
          </table:table-cell>
          <table:table-cell office:value-type="float" office:value="37.879207" calcext:value-type="float">
            <text:p>37.879207</text:p>
          </table:table-cell>
          <table:table-cell office:value-type="float" office:value="67.893958" calcext:value-type="float">
            <text:p>67.893958</text:p>
          </table:table-cell>
          <table:table-cell office:value-type="float" office:value="34.666708" calcext:value-type="float">
            <text:p>34.666708</text:p>
          </table:table-cell>
          <table:table-cell office:value-type="float" office:value="35.115686" calcext:value-type="float">
            <text:p>35.115686</text:p>
          </table:table-cell>
          <table:table-cell office:value-type="float" office:value="36.722811" calcext:value-type="float">
            <text:p>36.722811</text:p>
          </table:table-cell>
          <table:table-cell office:value-type="float" office:value="40.217914" calcext:value-type="float">
            <text:p>40.217914</text:p>
          </table:table-cell>
          <table:table-cell office:value-type="float" office:value="66.208594" calcext:value-type="float">
            <text:p>66.208594</text:p>
          </table:table-cell>
          <table:table-cell office:value-type="float" office:value="44.467577" calcext:value-type="float">
            <text:p>44.467577</text:p>
          </table:table-cell>
          <table:table-cell office:value-type="float" office:value="36.503995" calcext:value-type="float">
            <text:p>36.503995</text:p>
          </table:table-cell>
          <table:table-cell office:value-type="float" office:value="68.998547" calcext:value-type="float">
            <text:p>68.998547</text:p>
          </table:table-cell>
          <table:table-cell office:value-type="float" office:value="122.510529" calcext:value-type="float">
            <text:p>122.510529</text:p>
          </table:table-cell>
          <table:table-cell office:value-type="float" office:value="107.498737" calcext:value-type="float">
            <text:p>107.498737</text:p>
          </table:table-cell>
          <table:table-cell office:value-type="float" office:value="34.431663" calcext:value-type="float">
            <text:p>34.431663</text:p>
          </table:table-cell>
          <table:table-cell office:value-type="float" office:value="46.292892" calcext:value-type="float">
            <text:p>46.292892</text:p>
          </table:table-cell>
          <table:table-cell office:value-type="float" office:value="44.446592" calcext:value-type="float">
            <text:p>44.446592</text:p>
          </table:table-cell>
          <table:table-cell office:value-type="float" office:value="48.731305" calcext:value-type="float">
            <text:p>48.731305</text:p>
          </table:table-cell>
          <table:table-cell office:value-type="float" office:value="47.331258" calcext:value-type="float">
            <text:p>47.331258</text:p>
          </table:table-cell>
          <table:table-cell office:value-type="float" office:value="45.215739" calcext:value-type="float">
            <text:p>45.215739</text:p>
          </table:table-cell>
          <table:table-cell office:value-type="float" office:value="141.994155" calcext:value-type="float">
            <text:p>141.994155</text:p>
          </table:table-cell>
          <table:table-cell office:value-type="float" office:value="133.059112" calcext:value-type="float">
            <text:p>133.059112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137.73647" calcext:value-type="float">
            <text:p>137.73647</text:p>
          </table:table-cell>
          <table:table-cell office:value-type="float" office:value="98.571183" calcext:value-type="float">
            <text:p>98.571183</text:p>
          </table:table-cell>
          <table:table-cell office:value-type="float" office:value="94.484922" calcext:value-type="float">
            <text:p>94.484922</text:p>
          </table:table-cell>
          <table:table-cell office:value-type="float" office:value="99.615802" calcext:value-type="float">
            <text:p>99.615802</text:p>
          </table:table-cell>
          <table:table-cell office:value-type="float" office:value="72.486386" calcext:value-type="float">
            <text:p>72.486386</text:p>
          </table:table-cell>
          <table:table-cell office:value-type="float" office:value="71.26796" calcext:value-type="float">
            <text:p>71.26796</text:p>
          </table:table-cell>
          <table:table-cell office:value-type="float" office:value="70.977748" calcext:value-type="float">
            <text:p>70.977748</text:p>
          </table:table-cell>
          <table:table-cell office:value-type="float" office:value="71.538499" calcext:value-type="float">
            <text:p>71.538499</text:p>
          </table:table-cell>
          <table:table-cell office:value-type="float" office:value="70.420042" calcext:value-type="float">
            <text:p>70.420042</text:p>
          </table:table-cell>
          <table:table-cell office:value-type="float" office:value="53.944333" calcext:value-type="float">
            <text:p>53.944333</text:p>
          </table:table-cell>
          <table:table-cell office:value-type="float" office:value="55.500209" calcext:value-type="float">
            <text:p>55.500209</text:p>
          </table:table-cell>
          <table:table-cell office:value-type="float" office:value="62.84397" calcext:value-type="float">
            <text:p>62.84397</text:p>
          </table:table-cell>
          <table:table-cell office:value-type="float" office:value="46.682893" calcext:value-type="float">
            <text:p>46.682893</text:p>
          </table:table-cell>
          <table:table-cell office:value-type="float" office:value="122.499212" calcext:value-type="float">
            <text:p>122.499212</text:p>
          </table:table-cell>
          <table:table-cell office:value-type="float" office:value="61.422476" calcext:value-type="float">
            <text:p>61.422476</text:p>
          </table:table-cell>
          <table:table-cell office:value-type="float" office:value="46.304233" calcext:value-type="float">
            <text:p>46.304233</text:p>
          </table:table-cell>
          <table:table-cell office:value-type="float" office:value="50.099809" calcext:value-type="float">
            <text:p>50.099809</text:p>
          </table:table-cell>
          <table:table-cell office:value-type="float" office:value="111.507249" calcext:value-type="float">
            <text:p>111.507249</text:p>
          </table:table-cell>
          <table:table-cell office:value-type="float" office:value="129.003925" calcext:value-type="float">
            <text:p>129.003925</text:p>
          </table:table-cell>
          <table:table-cell office:value-type="float" office:value="48.620105" calcext:value-type="float">
            <text:p>48.620105</text:p>
          </table:table-cell>
          <table:table-cell office:value-type="float" office:value="46.122678" calcext:value-type="float">
            <text:p>46.122678</text:p>
          </table:table-cell>
          <table:table-cell office:value-type="float" office:value="40.863683" calcext:value-type="float">
            <text:p>40.863683</text:p>
          </table:table-cell>
          <table:table-cell office:value-type="float" office:value="49.524237" calcext:value-type="float">
            <text:p>49.524237</text:p>
          </table:table-cell>
          <table:table-cell office:value-type="float" office:value="57.047911" calcext:value-type="float">
            <text:p>57.047911</text:p>
          </table:table-cell>
          <table:table-cell office:value-type="float" office:value="50.448351" calcext:value-type="float">
            <text:p>50.448351</text:p>
          </table:table-cell>
          <table:table-cell office:value-type="float" office:value="71.716433" calcext:value-type="float">
            <text:p>71.716433</text:p>
          </table:table-cell>
          <table:table-cell office:value-type="float" office:value="166.965251" calcext:value-type="float">
            <text:p>166.965251</text:p>
          </table:table-cell>
          <table:table-cell office:value-type="float" office:value="135.159844" calcext:value-type="float">
            <text:p>135.159844</text:p>
          </table:table-cell>
          <table:table-cell office:value-type="float" office:value="58.106941" calcext:value-type="float">
            <text:p>58.106941</text:p>
          </table:table-cell>
          <table:table-cell office:value-type="float" office:value="106.298521" calcext:value-type="float">
            <text:p>106.298521</text:p>
          </table:table-cell>
          <table:table-cell office:value-type="float" office:value="199.127126" calcext:value-type="float">
            <text:p>199.127126</text:p>
          </table:table-cell>
          <table:table-cell office:value-type="float" office:value="116.454675" calcext:value-type="float">
            <text:p>116.454675</text:p>
          </table:table-cell>
        </table:table-row>
        <table:table-row table:style-name="ro2">
          <table:table-cell office:value-type="float" office:value="500000" calcext:value-type="float">
            <text:p>500000</text:p>
          </table:table-cell>
          <table:table-cell office:value-type="float" office:value="127.860677" calcext:value-type="float">
            <text:p>127.860677</text:p>
          </table:table-cell>
          <table:table-cell office:value-type="float" office:value="122.930332" calcext:value-type="float">
            <text:p>122.930332</text:p>
          </table:table-cell>
          <table:table-cell office:value-type="float" office:value="118.325214" calcext:value-type="float">
            <text:p>118.325214</text:p>
          </table:table-cell>
          <table:table-cell office:value-type="float" office:value="124.266396" calcext:value-type="float">
            <text:p>124.266396</text:p>
          </table:table-cell>
          <table:table-cell office:value-type="float" office:value="98.528506" calcext:value-type="float">
            <text:p>98.528506</text:p>
          </table:table-cell>
          <table:table-cell office:value-type="float" office:value="86.846065" calcext:value-type="float">
            <text:p>86.846065</text:p>
          </table:table-cell>
          <table:table-cell office:value-type="float" office:value="82.875364" calcext:value-type="float">
            <text:p>82.875364</text:p>
          </table:table-cell>
          <table:table-cell office:value-type="float" office:value="79.715603" calcext:value-type="float">
            <text:p>79.715603</text:p>
          </table:table-cell>
          <table:table-cell office:value-type="float" office:value="72.228668" calcext:value-type="float">
            <text:p>72.228668</text:p>
          </table:table-cell>
          <table:table-cell office:value-type="float" office:value="63.321106" calcext:value-type="float">
            <text:p>63.321106</text:p>
          </table:table-cell>
          <table:table-cell office:value-type="float" office:value="76.365419" calcext:value-type="float">
            <text:p>76.365419</text:p>
          </table:table-cell>
          <table:table-cell office:value-type="float" office:value="58.466818" calcext:value-type="float">
            <text:p>58.466818</text:p>
          </table:table-cell>
          <table:table-cell office:value-type="float" office:value="57.396554" calcext:value-type="float">
            <text:p>57.396554</text:p>
          </table:table-cell>
          <table:table-cell office:value-type="float" office:value="56.925831" calcext:value-type="float">
            <text:p>56.925831</text:p>
          </table:table-cell>
          <table:table-cell office:value-type="float" office:value="52.321004" calcext:value-type="float">
            <text:p>52.321004</text:p>
          </table:table-cell>
          <table:table-cell office:value-type="float" office:value="54.14551" calcext:value-type="float">
            <text:p>54.14551</text:p>
          </table:table-cell>
          <table:table-cell office:value-type="float" office:value="93.634247" calcext:value-type="float">
            <text:p>93.634247</text:p>
          </table:table-cell>
          <table:table-cell office:value-type="float" office:value="71.533329" calcext:value-type="float">
            <text:p>71.533329</text:p>
          </table:table-cell>
          <table:table-cell office:value-type="float" office:value="58.487564" calcext:value-type="float">
            <text:p>58.487564</text:p>
          </table:table-cell>
          <table:table-cell office:value-type="float" office:value="62.200977" calcext:value-type="float">
            <text:p>62.200977</text:p>
          </table:table-cell>
          <table:table-cell office:value-type="float" office:value="113.135873" calcext:value-type="float">
            <text:p>113.135873</text:p>
          </table:table-cell>
          <table:table-cell office:value-type="float" office:value="47.569033" calcext:value-type="float">
            <text:p>47.569033</text:p>
          </table:table-cell>
          <table:table-cell office:value-type="float" office:value="143.055705" calcext:value-type="float">
            <text:p>143.055705</text:p>
          </table:table-cell>
          <table:table-cell office:value-type="float" office:value="58.777338" calcext:value-type="float">
            <text:p>58.777338</text:p>
          </table:table-cell>
          <table:table-cell office:value-type="float" office:value="137.218415" calcext:value-type="float">
            <text:p>137.218415</text:p>
          </table:table-cell>
          <table:table-cell office:value-type="float" office:value="97.515438" calcext:value-type="float">
            <text:p>97.515438</text:p>
          </table:table-cell>
          <table:table-cell office:value-type="float" office:value="116.699389" calcext:value-type="float">
            <text:p>116.699389</text:p>
          </table:table-cell>
          <table:table-cell office:value-type="float" office:value="46.045834" calcext:value-type="float">
            <text:p>46.045834</text:p>
          </table:table-cell>
          <table:table-cell office:value-type="float" office:value="57.416353" calcext:value-type="float">
            <text:p>57.416353</text:p>
          </table:table-cell>
          <table:table-cell office:value-type="float" office:value="116.039868" calcext:value-type="float">
            <text:p>116.039868</text:p>
          </table:table-cell>
          <table:table-cell office:value-type="float" office:value="59.73227" calcext:value-type="float">
            <text:p>59.73227</text:p>
          </table:table-cell>
          <table:table-cell office:value-type="float" office:value="147.945046" calcext:value-type="float">
            <text:p>147.945046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office:value-type="float" office:value="155.792705" calcext:value-type="float">
            <text:p>155.792705</text:p>
          </table:table-cell>
          <table:table-cell office:value-type="float" office:value="150.416876" calcext:value-type="float">
            <text:p>150.416876</text:p>
          </table:table-cell>
          <table:table-cell office:value-type="float" office:value="130.73588" calcext:value-type="float">
            <text:p>130.73588</text:p>
          </table:table-cell>
          <table:table-cell office:value-type="float" office:value="145.248955" calcext:value-type="float">
            <text:p>145.248955</text:p>
          </table:table-cell>
          <table:table-cell office:value-type="float" office:value="107.264114" calcext:value-type="float">
            <text:p>107.264114</text:p>
          </table:table-cell>
          <table:table-cell office:value-type="float" office:value="99.353953" calcext:value-type="float">
            <text:p>99.353953</text:p>
          </table:table-cell>
          <table:table-cell office:value-type="float" office:value="120.762453" calcext:value-type="float">
            <text:p>120.762453</text:p>
          </table:table-cell>
          <table:table-cell office:value-type="float" office:value="92.630628" calcext:value-type="float">
            <text:p>92.630628</text:p>
          </table:table-cell>
          <table:table-cell office:value-type="float" office:value="119.882126" calcext:value-type="float">
            <text:p>119.882126</text:p>
          </table:table-cell>
          <table:table-cell office:value-type="float" office:value="79.436616" calcext:value-type="float">
            <text:p>79.436616</text:p>
          </table:table-cell>
          <table:table-cell office:value-type="float" office:value="65.108048" calcext:value-type="float">
            <text:p>65.108048</text:p>
          </table:table-cell>
          <table:table-cell office:value-type="float" office:value="143.98995" calcext:value-type="float">
            <text:p>143.98995</text:p>
          </table:table-cell>
          <table:table-cell office:value-type="float" office:value="78.746364" calcext:value-type="float">
            <text:p>78.746364</text:p>
          </table:table-cell>
          <table:table-cell office:value-type="float" office:value="134.423107" calcext:value-type="float">
            <text:p>134.423107</text:p>
          </table:table-cell>
          <table:table-cell office:value-type="float" office:value="62.161943" calcext:value-type="float">
            <text:p>62.161943</text:p>
          </table:table-cell>
          <table:table-cell office:value-type="float" office:value="139.785055" calcext:value-type="float">
            <text:p>139.785055</text:p>
          </table:table-cell>
          <table:table-cell office:value-type="float" office:value="68.552691" calcext:value-type="float">
            <text:p>68.552691</text:p>
          </table:table-cell>
          <table:table-cell office:value-type="float" office:value="84.848025" calcext:value-type="float">
            <text:p>84.848025</text:p>
          </table:table-cell>
          <table:table-cell office:value-type="float" office:value="65.087861" calcext:value-type="float">
            <text:p>65.087861</text:p>
          </table:table-cell>
          <table:table-cell office:value-type="float" office:value="68.567802" calcext:value-type="float">
            <text:p>68.567802</text:p>
          </table:table-cell>
          <table:table-cell office:value-type="float" office:value="61.486747" calcext:value-type="float">
            <text:p>61.486747</text:p>
          </table:table-cell>
          <table:table-cell office:value-type="float" office:value="61.821838" calcext:value-type="float">
            <text:p>61.821838</text:p>
          </table:table-cell>
          <table:table-cell office:value-type="float" office:value="142.438514" calcext:value-type="float">
            <text:p>142.438514</text:p>
          </table:table-cell>
          <table:table-cell office:value-type="float" office:value="132.681274" calcext:value-type="float">
            <text:p>132.681274</text:p>
          </table:table-cell>
          <table:table-cell office:value-type="float" office:value="193.479697" calcext:value-type="float">
            <text:p>193.479697</text:p>
          </table:table-cell>
          <table:table-cell office:value-type="float" office:value="58.479769" calcext:value-type="float">
            <text:p>58.479769</text:p>
          </table:table-cell>
          <table:table-cell office:value-type="float" office:value="58.975571" calcext:value-type="float">
            <text:p>58.975571</text:p>
          </table:table-cell>
          <table:table-cell office:value-type="float" office:value="59.459203" calcext:value-type="float">
            <text:p>59.459203</text:p>
          </table:table-cell>
          <table:table-cell office:value-type="float" office:value="53.46762" calcext:value-type="float">
            <text:p>53.46762</text:p>
          </table:table-cell>
          <table:table-cell office:value-type="float" office:value="64.368074" calcext:value-type="float">
            <text:p>64.368074</text:p>
          </table:table-cell>
          <table:table-cell office:value-type="float" office:value="126.317362" calcext:value-type="float">
            <text:p>126.317362</text:p>
          </table:table-cell>
          <table:table-cell office:value-type="float" office:value="93.949257" calcext:value-type="float">
            <text:p>93.949257</text:p>
          </table:table-cell>
        </table:table-row>
        <table:table-row table:style-name="ro2">
          <table:table-cell office:value-type="float" office:value="700000" calcext:value-type="float">
            <text:p>700000</text:p>
          </table:table-cell>
          <table:table-cell office:value-type="float" office:value="179.329066" calcext:value-type="float">
            <text:p>179.329066</text:p>
          </table:table-cell>
          <table:table-cell office:value-type="float" office:value="171.984999" calcext:value-type="float">
            <text:p>171.984999</text:p>
          </table:table-cell>
          <table:table-cell office:value-type="float" office:value="152.357107" calcext:value-type="float">
            <text:p>152.357107</text:p>
          </table:table-cell>
          <table:table-cell office:value-type="float" office:value="163.256509" calcext:value-type="float">
            <text:p>163.256509</text:p>
          </table:table-cell>
          <table:table-cell office:value-type="float" office:value="111.227448" calcext:value-type="float">
            <text:p>111.227448</text:p>
          </table:table-cell>
          <table:table-cell office:value-type="float" office:value="125.252171" calcext:value-type="float">
            <text:p>125.252171</text:p>
          </table:table-cell>
          <table:table-cell office:value-type="float" office:value="112.007731" calcext:value-type="float">
            <text:p>112.007731</text:p>
          </table:table-cell>
          <table:table-cell office:value-type="float" office:value="134.356901" calcext:value-type="float">
            <text:p>134.356901</text:p>
          </table:table-cell>
          <table:table-cell office:value-type="float" office:value="123.354656" calcext:value-type="float">
            <text:p>123.354656</text:p>
          </table:table-cell>
          <table:table-cell office:value-type="float" office:value="111.717994" calcext:value-type="float">
            <text:p>111.717994</text:p>
          </table:table-cell>
          <table:table-cell office:value-type="float" office:value="95.705179" calcext:value-type="float">
            <text:p>95.705179</text:p>
          </table:table-cell>
          <table:table-cell office:value-type="float" office:value="75.929863" calcext:value-type="float">
            <text:p>75.929863</text:p>
          </table:table-cell>
          <table:table-cell office:value-type="float" office:value="70.472288" calcext:value-type="float">
            <text:p>70.472288</text:p>
          </table:table-cell>
          <table:table-cell office:value-type="float" office:value="135.332719" calcext:value-type="float">
            <text:p>135.332719</text:p>
          </table:table-cell>
          <table:table-cell office:value-type="float" office:value="149.727188" calcext:value-type="float">
            <text:p>149.727188</text:p>
          </table:table-cell>
          <table:table-cell office:value-type="float" office:value="76.20438" calcext:value-type="float">
            <text:p>76.20438</text:p>
          </table:table-cell>
          <table:table-cell office:value-type="float" office:value="75.30724" calcext:value-type="float">
            <text:p>75.30724</text:p>
          </table:table-cell>
          <table:table-cell office:value-type="float" office:value="74.836522" calcext:value-type="float">
            <text:p>74.836522</text:p>
          </table:table-cell>
          <table:table-cell office:value-type="float" office:value="56.21043" calcext:value-type="float">
            <text:p>56.21043</text:p>
          </table:table-cell>
          <table:table-cell office:value-type="float" office:value="77.279759" calcext:value-type="float">
            <text:p>77.279759</text:p>
          </table:table-cell>
          <table:table-cell office:value-type="float" office:value="74.921149" calcext:value-type="float">
            <text:p>74.921149</text:p>
          </table:table-cell>
          <table:table-cell office:value-type="float" office:value="107.185012" calcext:value-type="float">
            <text:p>107.185012</text:p>
          </table:table-cell>
          <table:table-cell office:value-type="float" office:value="72.843597" calcext:value-type="float">
            <text:p>72.843597</text:p>
          </table:table-cell>
          <table:table-cell office:value-type="float" office:value="111.228321" calcext:value-type="float">
            <text:p>111.228321</text:p>
          </table:table-cell>
          <table:table-cell office:value-type="float" office:value="83.126353" calcext:value-type="float">
            <text:p>83.126353</text:p>
          </table:table-cell>
          <table:table-cell office:value-type="float" office:value="65.300519" calcext:value-type="float">
            <text:p>65.300519</text:p>
          </table:table-cell>
          <table:table-cell office:value-type="float" office:value="79.028423" calcext:value-type="float">
            <text:p>79.028423</text:p>
          </table:table-cell>
          <table:table-cell office:value-type="float" office:value="72.238264" calcext:value-type="float">
            <text:p>72.238264</text:p>
          </table:table-cell>
          <table:table-cell office:value-type="float" office:value="106.792516" calcext:value-type="float">
            <text:p>106.792516</text:p>
          </table:table-cell>
          <table:table-cell office:value-type="float" office:value="61.008213" calcext:value-type="float">
            <text:p>61.008213</text:p>
          </table:table-cell>
          <table:table-cell office:value-type="float" office:value="113.228123" calcext:value-type="float">
            <text:p>113.228123</text:p>
          </table:table-cell>
          <table:table-cell office:value-type="float" office:value="127.973872" calcext:value-type="float">
            <text:p>127.973872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office:value-type="float" office:value="203.726631" calcext:value-type="float">
            <text:p>203.726631</text:p>
          </table:table-cell>
          <table:table-cell office:value-type="float" office:value="188.890923" calcext:value-type="float">
            <text:p>188.890923</text:p>
          </table:table-cell>
          <table:table-cell office:value-type="float" office:value="177.579337" calcext:value-type="float">
            <text:p>177.579337</text:p>
          </table:table-cell>
          <table:table-cell office:value-type="float" office:value="106.627188" calcext:value-type="float">
            <text:p>106.627188</text:p>
          </table:table-cell>
          <table:table-cell office:value-type="float" office:value="177.284538" calcext:value-type="float">
            <text:p>177.284538</text:p>
          </table:table-cell>
          <table:table-cell office:value-type="float" office:value="146.015542" calcext:value-type="float">
            <text:p>146.015542</text:p>
          </table:table-cell>
          <table:table-cell office:value-type="float" office:value="156.905987" calcext:value-type="float">
            <text:p>156.905987</text:p>
          </table:table-cell>
          <table:table-cell office:value-type="float" office:value="124.197961" calcext:value-type="float">
            <text:p>124.197961</text:p>
          </table:table-cell>
          <table:table-cell office:value-type="float" office:value="127.003451" calcext:value-type="float">
            <text:p>127.003451</text:p>
          </table:table-cell>
          <table:table-cell office:value-type="float" office:value="109.091476" calcext:value-type="float">
            <text:p>109.091476</text:p>
          </table:table-cell>
          <table:table-cell office:value-type="float" office:value="86.211815" calcext:value-type="float">
            <text:p>86.211815</text:p>
          </table:table-cell>
          <table:table-cell office:value-type="float" office:value="78.874547" calcext:value-type="float">
            <text:p>78.874547</text:p>
          </table:table-cell>
          <table:table-cell office:value-type="float" office:value="164.720735" calcext:value-type="float">
            <text:p>164.720735</text:p>
          </table:table-cell>
          <table:table-cell office:value-type="float" office:value="75.380619" calcext:value-type="float">
            <text:p>75.380619</text:p>
          </table:table-cell>
          <table:table-cell office:value-type="float" office:value="103.008703" calcext:value-type="float">
            <text:p>103.008703</text:p>
          </table:table-cell>
          <table:table-cell office:value-type="float" office:value="67.443042" calcext:value-type="float">
            <text:p>67.443042</text:p>
          </table:table-cell>
          <table:table-cell office:value-type="float" office:value="153.929616" calcext:value-type="float">
            <text:p>153.929616</text:p>
          </table:table-cell>
          <table:table-cell office:value-type="float" office:value="77.888715" calcext:value-type="float">
            <text:p>77.888715</text:p>
          </table:table-cell>
          <table:table-cell office:value-type="float" office:value="77.498474" calcext:value-type="float">
            <text:p>77.498474</text:p>
          </table:table-cell>
          <table:table-cell office:value-type="float" office:value="82.100426" calcext:value-type="float">
            <text:p>82.100426</text:p>
          </table:table-cell>
          <table:table-cell office:value-type="float" office:value="76.446362" calcext:value-type="float">
            <text:p>76.446362</text:p>
          </table:table-cell>
          <table:table-cell office:value-type="float" office:value="74.051267" calcext:value-type="float">
            <text:p>74.051267</text:p>
          </table:table-cell>
          <table:table-cell office:value-type="float" office:value="131.22768" calcext:value-type="float">
            <text:p>131.22768</text:p>
          </table:table-cell>
          <table:table-cell office:value-type="float" office:value="84.666236" calcext:value-type="float">
            <text:p>84.666236</text:p>
          </table:table-cell>
          <table:table-cell office:value-type="float" office:value="185.196035" calcext:value-type="float">
            <text:p>185.196035</text:p>
          </table:table-cell>
          <table:table-cell office:value-type="float" office:value="90.952379" calcext:value-type="float">
            <text:p>90.952379</text:p>
          </table:table-cell>
          <table:table-cell office:value-type="float" office:value="94.691112" calcext:value-type="float">
            <text:p>94.691112</text:p>
          </table:table-cell>
          <table:table-cell office:value-type="float" office:value="99.064567" calcext:value-type="float">
            <text:p>99.064567</text:p>
          </table:table-cell>
          <table:table-cell office:value-type="float" office:value="91.902346" calcext:value-type="float">
            <text:p>91.902346</text:p>
          </table:table-cell>
          <table:table-cell office:value-type="float" office:value="190.0221" calcext:value-type="float">
            <text:p>190.0221</text:p>
          </table:table-cell>
          <table:table-cell office:value-type="float" office:value="87.489133" calcext:value-type="float">
            <text:p>87.489133</text:p>
          </table:table-cell>
          <table:table-cell office:value-type="float" office:value="152.004018" calcext:value-type="float">
            <text:p>152.004018</text:p>
          </table:table-cell>
        </table:table-row>
        <table:table-row table:style-name="ro2">
          <table:table-cell office:value-type="float" office:value="900000" calcext:value-type="float">
            <text:p>900000</text:p>
          </table:table-cell>
          <table:table-cell office:value-type="float" office:value="241.549842" calcext:value-type="float">
            <text:p>241.549842</text:p>
          </table:table-cell>
          <table:table-cell office:value-type="float" office:value="222.439955" calcext:value-type="float">
            <text:p>222.439955</text:p>
          </table:table-cell>
          <table:table-cell office:value-type="float" office:value="198.841115" calcext:value-type="float">
            <text:p>198.841115</text:p>
          </table:table-cell>
          <table:table-cell office:value-type="float" office:value="219.65049" calcext:value-type="float">
            <text:p>219.65049</text:p>
          </table:table-cell>
          <table:table-cell office:value-type="float" office:value="138.870018" calcext:value-type="float">
            <text:p>138.870018</text:p>
          </table:table-cell>
          <table:table-cell office:value-type="float" office:value="132.170558" calcext:value-type="float">
            <text:p>132.170558</text:p>
          </table:table-cell>
          <table:table-cell office:value-type="float" office:value="145.163993" calcext:value-type="float">
            <text:p>145.163993</text:p>
          </table:table-cell>
          <table:table-cell office:value-type="float" office:value="155.454523" calcext:value-type="float">
            <text:p>155.454523</text:p>
          </table:table-cell>
          <table:table-cell office:value-type="float" office:value="139.1913" calcext:value-type="float">
            <text:p>139.1913</text:p>
          </table:table-cell>
          <table:table-cell office:value-type="float" office:value="170.196676" calcext:value-type="float">
            <text:p>170.196676</text:p>
          </table:table-cell>
          <table:table-cell office:value-type="float" office:value="87.277284" calcext:value-type="float">
            <text:p>87.277284</text:p>
          </table:table-cell>
          <table:table-cell office:value-type="float" office:value="107.17025" calcext:value-type="float">
            <text:p>107.17025</text:p>
          </table:table-cell>
          <table:table-cell office:value-type="float" office:value="83.579095" calcext:value-type="float">
            <text:p>83.579095</text:p>
          </table:table-cell>
          <table:table-cell office:value-type="float" office:value="95.109727" calcext:value-type="float">
            <text:p>95.109727</text:p>
          </table:table-cell>
          <table:table-cell office:value-type="float" office:value="172.758501" calcext:value-type="float">
            <text:p>172.758501</text:p>
          </table:table-cell>
          <table:table-cell office:value-type="float" office:value="92.772904" calcext:value-type="float">
            <text:p>92.772904</text:p>
          </table:table-cell>
          <table:table-cell office:value-type="float" office:value="87.12687" calcext:value-type="float">
            <text:p>87.12687</text:p>
          </table:table-cell>
          <table:table-cell office:value-type="float" office:value="98.584185" calcext:value-type="float">
            <text:p>98.584185</text:p>
          </table:table-cell>
          <table:table-cell office:value-type="float" office:value="90.856855" calcext:value-type="float">
            <text:p>90.856855</text:p>
          </table:table-cell>
          <table:table-cell office:value-type="float" office:value="121.364071" calcext:value-type="float">
            <text:p>121.364071</text:p>
          </table:table-cell>
          <table:table-cell office:value-type="float" office:value="176.340684" calcext:value-type="float">
            <text:p>176.340684</text:p>
          </table:table-cell>
          <table:table-cell office:value-type="float" office:value="80.216109" calcext:value-type="float">
            <text:p>80.216109</text:p>
          </table:table-cell>
          <table:table-cell office:value-type="float" office:value="134.219" calcext:value-type="float">
            <text:p>134.219</text:p>
          </table:table-cell>
          <table:table-cell office:value-type="float" office:value="76.835373" calcext:value-type="float">
            <text:p>76.835373</text:p>
          </table:table-cell>
          <table:table-cell office:value-type="float" office:value="85.860867" calcext:value-type="float">
            <text:p>85.860867</text:p>
          </table:table-cell>
          <table:table-cell office:value-type="float" office:value="86.07753" calcext:value-type="float">
            <text:p>86.07753</text:p>
          </table:table-cell>
          <table:table-cell office:value-type="float" office:value="149.495295" calcext:value-type="float">
            <text:p>149.495295</text:p>
          </table:table-cell>
          <table:table-cell office:value-type="float" office:value="72.797253" calcext:value-type="float">
            <text:p>72.797253</text:p>
          </table:table-cell>
          <table:table-cell office:value-type="float" office:value="81.489673" calcext:value-type="float">
            <text:p>81.489673</text:p>
          </table:table-cell>
          <table:table-cell office:value-type="float" office:value="125.276151" calcext:value-type="float">
            <text:p>125.276151</text:p>
          </table:table-cell>
          <table:table-cell office:value-type="float" office:value="212.246394" calcext:value-type="float">
            <text:p>212.246394</text:p>
          </table:table-cell>
          <table:table-cell office:value-type="float" office:value="179.278421" calcext:value-type="float">
            <text:p>179.278421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264.811825" calcext:value-type="float">
            <text:p>264.811825</text:p>
          </table:table-cell>
          <table:table-cell office:value-type="float" office:value="262.657614" calcext:value-type="float">
            <text:p>262.657614</text:p>
          </table:table-cell>
          <table:table-cell office:value-type="float" office:value="215.999268" calcext:value-type="float">
            <text:p>215.999268</text:p>
          </table:table-cell>
          <table:table-cell office:value-type="float" office:value="255.169134" calcext:value-type="float">
            <text:p>255.169134</text:p>
          </table:table-cell>
          <table:table-cell office:value-type="float" office:value="189.742566" calcext:value-type="float">
            <text:p>189.742566</text:p>
          </table:table-cell>
          <table:table-cell office:value-type="float" office:value="177.648189" calcext:value-type="float">
            <text:p>177.648189</text:p>
          </table:table-cell>
          <table:table-cell office:value-type="float" office:value="169.654244" calcext:value-type="float">
            <text:p>169.654244</text:p>
          </table:table-cell>
          <table:table-cell office:value-type="float" office:value="139.574711" calcext:value-type="float">
            <text:p>139.574711</text:p>
          </table:table-cell>
          <table:table-cell office:value-type="float" office:value="102.53223" calcext:value-type="float">
            <text:p>102.53223</text:p>
          </table:table-cell>
          <table:table-cell office:value-type="float" office:value="123.428152" calcext:value-type="float">
            <text:p>123.428152</text:p>
          </table:table-cell>
          <table:table-cell office:value-type="float" office:value="240.918836" calcext:value-type="float">
            <text:p>240.918836</text:p>
          </table:table-cell>
          <table:table-cell office:value-type="float" office:value="156.734175" calcext:value-type="float">
            <text:p>156.734175</text:p>
          </table:table-cell>
          <table:table-cell office:value-type="float" office:value="95.485587" calcext:value-type="float">
            <text:p>95.485587</text:p>
          </table:table-cell>
          <table:table-cell office:value-type="float" office:value="99.476672" calcext:value-type="float">
            <text:p>99.476672</text:p>
          </table:table-cell>
          <table:table-cell office:value-type="float" office:value="113.486532" calcext:value-type="float">
            <text:p>113.486532</text:p>
          </table:table-cell>
          <table:table-cell office:value-type="float" office:value="98.77461" calcext:value-type="float">
            <text:p>98.77461</text:p>
          </table:table-cell>
          <table:table-cell office:value-type="float" office:value="86.246031" calcext:value-type="float">
            <text:p>86.246031</text:p>
          </table:table-cell>
          <table:table-cell office:value-type="float" office:value="121.697152" calcext:value-type="float">
            <text:p>121.697152</text:p>
          </table:table-cell>
          <table:table-cell office:value-type="float" office:value="89.083506" calcext:value-type="float">
            <text:p>89.083506</text:p>
          </table:table-cell>
          <table:table-cell office:value-type="float" office:value="159.237538" calcext:value-type="float">
            <text:p>159.237538</text:p>
          </table:table-cell>
          <table:table-cell office:value-type="float" office:value="117.625715" calcext:value-type="float">
            <text:p>117.625715</text:p>
          </table:table-cell>
          <table:table-cell office:value-type="float" office:value="84.937252" calcext:value-type="float">
            <text:p>84.937252</text:p>
          </table:table-cell>
          <table:table-cell office:value-type="float" office:value="97.882901" calcext:value-type="float">
            <text:p>97.882901</text:p>
          </table:table-cell>
          <table:table-cell office:value-type="float" office:value="79.999887" calcext:value-type="float">
            <text:p>79.999887</text:p>
          </table:table-cell>
          <table:table-cell office:value-type="float" office:value="113.487427" calcext:value-type="float">
            <text:p>113.487427</text:p>
          </table:table-cell>
          <table:table-cell office:value-type="float" office:value="216.985619" calcext:value-type="float">
            <text:p>216.985619</text:p>
          </table:table-cell>
          <table:table-cell office:value-type="float" office:value="131.374654" calcext:value-type="float">
            <text:p>131.374654</text:p>
          </table:table-cell>
          <table:table-cell office:value-type="float" office:value="167.014015" calcext:value-type="float">
            <text:p>167.014015</text:p>
          </table:table-cell>
          <table:table-cell office:value-type="float" office:value="141.929073" calcext:value-type="float">
            <text:p>141.929073</text:p>
          </table:table-cell>
          <table:table-cell office:value-type="float" office:value="107.84955" calcext:value-type="float">
            <text:p>107.84955</text:p>
          </table:table-cell>
          <table:table-cell office:value-type="float" office:value="284.507879" calcext:value-type="float">
            <text:p>284.507879</text:p>
          </table:table-cell>
          <table:table-cell office:value-type="float" office:value="156.582341" calcext:value-type="float">
            <text:p>156.582341</text:p>
          </table:table-cell>
        </table:table-row>
        <table:table-row table:style-name="ro2">
          <table:table-cell office:value-type="float" office:value="1100000" calcext:value-type="float">
            <text:p>1100000</text:p>
          </table:table-cell>
          <table:table-cell office:value-type="float" office:value="340.341859" calcext:value-type="float">
            <text:p>340.341859</text:p>
          </table:table-cell>
          <table:table-cell office:value-type="float" office:value="292.62906" calcext:value-type="float">
            <text:p>292.62906</text:p>
          </table:table-cell>
          <table:table-cell office:value-type="float" office:value="245.92299" calcext:value-type="float">
            <text:p>245.92299</text:p>
          </table:table-cell>
          <table:table-cell office:value-type="float" office:value="220.225776" calcext:value-type="float">
            <text:p>220.225776</text:p>
          </table:table-cell>
          <table:table-cell office:value-type="float" office:value="214.883436" calcext:value-type="float">
            <text:p>214.883436</text:p>
          </table:table-cell>
          <table:table-cell office:value-type="float" office:value="180.456086" calcext:value-type="float">
            <text:p>180.456086</text:p>
          </table:table-cell>
          <table:table-cell office:value-type="float" office:value="162.20383" calcext:value-type="float">
            <text:p>162.20383</text:p>
          </table:table-cell>
          <table:table-cell office:value-type="float" office:value="160.215828" calcext:value-type="float">
            <text:p>160.215828</text:p>
          </table:table-cell>
          <table:table-cell office:value-type="float" office:value="161.565761" calcext:value-type="float">
            <text:p>161.565761</text:p>
          </table:table-cell>
          <table:table-cell office:value-type="float" office:value="127.579441" calcext:value-type="float">
            <text:p>127.579441</text:p>
          </table:table-cell>
          <table:table-cell office:value-type="float" office:value="146.102661" calcext:value-type="float">
            <text:p>146.102661</text:p>
          </table:table-cell>
          <table:table-cell office:value-type="float" office:value="109.162069" calcext:value-type="float">
            <text:p>109.162069</text:p>
          </table:table-cell>
          <table:table-cell office:value-type="float" office:value="105.630722" calcext:value-type="float">
            <text:p>105.630722</text:p>
          </table:table-cell>
          <table:table-cell office:value-type="float" office:value="112.559357" calcext:value-type="float">
            <text:p>112.559357</text:p>
          </table:table-cell>
          <table:table-cell office:value-type="float" office:value="142.564187" calcext:value-type="float">
            <text:p>142.564187</text:p>
          </table:table-cell>
          <table:table-cell office:value-type="float" office:value="216.287791" calcext:value-type="float">
            <text:p>216.287791</text:p>
          </table:table-cell>
          <table:table-cell office:value-type="float" office:value="212.006962" calcext:value-type="float">
            <text:p>212.006962</text:p>
          </table:table-cell>
          <table:table-cell office:value-type="float" office:value="117.139195" calcext:value-type="float">
            <text:p>117.139195</text:p>
          </table:table-cell>
          <table:table-cell office:value-type="float" office:value="156.052611" calcext:value-type="float">
            <text:p>156.052611</text:p>
          </table:table-cell>
          <table:table-cell office:value-type="float" office:value="125.018503" calcext:value-type="float">
            <text:p>125.018503</text:p>
          </table:table-cell>
          <table:table-cell office:value-type="float" office:value="101.42281" calcext:value-type="float">
            <text:p>101.42281</text:p>
          </table:table-cell>
          <table:table-cell office:value-type="float" office:value="95.18629" calcext:value-type="float">
            <text:p>95.18629</text:p>
          </table:table-cell>
          <table:table-cell office:value-type="float" office:value="104.306589" calcext:value-type="float">
            <text:p>104.306589</text:p>
          </table:table-cell>
          <table:table-cell office:value-type="float" office:value="88.669668" calcext:value-type="float">
            <text:p>88.669668</text:p>
          </table:table-cell>
          <table:table-cell office:value-type="float" office:value="138.830709" calcext:value-type="float">
            <text:p>138.830709</text:p>
          </table:table-cell>
          <table:table-cell office:value-type="float" office:value="97.696617" calcext:value-type="float">
            <text:p>97.696617</text:p>
          </table:table-cell>
          <table:table-cell office:value-type="float" office:value="99.983141" calcext:value-type="float">
            <text:p>99.983141</text:p>
          </table:table-cell>
          <table:table-cell office:value-type="float" office:value="93.126151" calcext:value-type="float">
            <text:p>93.126151</text:p>
          </table:table-cell>
          <table:table-cell office:value-type="float" office:value="88.026484" calcext:value-type="float">
            <text:p>88.026484</text:p>
          </table:table-cell>
          <table:table-cell office:value-type="float" office:value="93.480295" calcext:value-type="float">
            <text:p>93.480295</text:p>
          </table:table-cell>
          <table:table-cell office:value-type="float" office:value="109.968565" calcext:value-type="float">
            <text:p>109.968565</text:p>
          </table:table-cell>
          <table:table-cell office:value-type="float" office:value="151.058596" calcext:value-type="float">
            <text:p>151.058596</text:p>
          </table:table-cell>
        </table:table-row>
        <table:table-row table:style-name="ro2">
          <table:table-cell office:value-type="float" office:value="1200000" calcext:value-type="float">
            <text:p>1200000</text:p>
          </table:table-cell>
          <table:table-cell office:value-type="float" office:value="323.261907" calcext:value-type="float">
            <text:p>323.261907</text:p>
          </table:table-cell>
          <table:table-cell office:value-type="float" office:value="328.287136" calcext:value-type="float">
            <text:p>328.287136</text:p>
          </table:table-cell>
          <table:table-cell office:value-type="float" office:value="422.549064" calcext:value-type="float">
            <text:p>422.549064</text:p>
          </table:table-cell>
          <table:table-cell office:value-type="float" office:value="331.544125" calcext:value-type="float">
            <text:p>331.544125</text:p>
          </table:table-cell>
          <table:table-cell office:value-type="float" office:value="207.44622" calcext:value-type="float">
            <text:p>207.44622</text:p>
          </table:table-cell>
          <table:table-cell office:value-type="float" office:value="211.536363" calcext:value-type="float">
            <text:p>211.536363</text:p>
          </table:table-cell>
          <table:table-cell office:value-type="float" office:value="193.006159" calcext:value-type="float">
            <text:p>193.006159</text:p>
          </table:table-cell>
          <table:table-cell office:value-type="float" office:value="154.833424" calcext:value-type="float">
            <text:p>154.833424</text:p>
          </table:table-cell>
          <table:table-cell office:value-type="float" office:value="180.634069" calcext:value-type="float">
            <text:p>180.634069</text:p>
          </table:table-cell>
          <table:table-cell office:value-type="float" office:value="160.86363" calcext:value-type="float">
            <text:p>160.86363</text:p>
          </table:table-cell>
          <table:table-cell office:value-type="float" office:value="134.269053" calcext:value-type="float">
            <text:p>134.269053</text:p>
          </table:table-cell>
          <table:table-cell office:value-type="float" office:value="118.858347" calcext:value-type="float">
            <text:p>118.858347</text:p>
          </table:table-cell>
          <table:table-cell office:value-type="float" office:value="194.150834" calcext:value-type="float">
            <text:p>194.150834</text:p>
          </table:table-cell>
          <table:table-cell office:value-type="float" office:value="126.165784" calcext:value-type="float">
            <text:p>126.165784</text:p>
          </table:table-cell>
          <table:table-cell office:value-type="float" office:value="112.606513" calcext:value-type="float">
            <text:p>112.606513</text:p>
          </table:table-cell>
          <table:table-cell office:value-type="float" office:value="119.384211" calcext:value-type="float">
            <text:p>119.384211</text:p>
          </table:table-cell>
          <table:table-cell office:value-type="float" office:value="187.910883" calcext:value-type="float">
            <text:p>187.910883</text:p>
          </table:table-cell>
          <table:table-cell office:value-type="float" office:value="126.390045" calcext:value-type="float">
            <text:p>126.390045</text:p>
          </table:table-cell>
          <table:table-cell office:value-type="float" office:value="144.035467" calcext:value-type="float">
            <text:p>144.035467</text:p>
          </table:table-cell>
          <table:table-cell office:value-type="float" office:value="101.388471" calcext:value-type="float">
            <text:p>101.388471</text:p>
          </table:table-cell>
          <table:table-cell office:value-type="float" office:value="111.607287" calcext:value-type="float">
            <text:p>111.607287</text:p>
          </table:table-cell>
          <table:table-cell office:value-type="float" office:value="109.551565" calcext:value-type="float">
            <text:p>109.551565</text:p>
          </table:table-cell>
          <table:table-cell office:value-type="float" office:value="186.267333" calcext:value-type="float">
            <text:p>186.267333</text:p>
          </table:table-cell>
          <table:table-cell office:value-type="float" office:value="119.944969" calcext:value-type="float">
            <text:p>119.944969</text:p>
          </table:table-cell>
          <table:table-cell office:value-type="float" office:value="133.248657" calcext:value-type="float">
            <text:p>133.248657</text:p>
          </table:table-cell>
          <table:table-cell office:value-type="float" office:value="94.432876" calcext:value-type="float">
            <text:p>94.432876</text:p>
          </table:table-cell>
          <table:table-cell office:value-type="float" office:value="106.328016" calcext:value-type="float">
            <text:p>106.328016</text:p>
          </table:table-cell>
          <table:table-cell office:value-type="float" office:value="124.69105" calcext:value-type="float">
            <text:p>124.69105</text:p>
          </table:table-cell>
          <table:table-cell office:value-type="float" office:value="131.896224" calcext:value-type="float">
            <text:p>131.896224</text:p>
          </table:table-cell>
          <table:table-cell office:value-type="float" office:value="99.441371" calcext:value-type="float">
            <text:p>99.441371</text:p>
          </table:table-cell>
          <table:table-cell office:value-type="float" office:value="136.555853" calcext:value-type="float">
            <text:p>136.555853</text:p>
          </table:table-cell>
          <table:table-cell office:value-type="float" office:value="111.783354" calcext:value-type="float">
            <text:p>111.783354</text:p>
          </table:table-cell>
        </table:table-row>
        <table:table-row table:style-name="ro2">
          <table:table-cell office:value-type="float" office:value="1300000" calcext:value-type="float">
            <text:p>1300000</text:p>
          </table:table-cell>
          <table:table-cell office:value-type="float" office:value="337.082527" calcext:value-type="float">
            <text:p>337.082527</text:p>
          </table:table-cell>
          <table:table-cell office:value-type="float" office:value="381.924136" calcext:value-type="float">
            <text:p>381.924136</text:p>
          </table:table-cell>
          <table:table-cell office:value-type="float" office:value="298.112188" calcext:value-type="float">
            <text:p>298.112188</text:p>
          </table:table-cell>
          <table:table-cell office:value-type="float" office:value="260.351365" calcext:value-type="float">
            <text:p>260.351365</text:p>
          </table:table-cell>
          <table:table-cell office:value-type="float" office:value="186.990396" calcext:value-type="float">
            <text:p>186.990396</text:p>
          </table:table-cell>
          <table:table-cell office:value-type="float" office:value="235.331805" calcext:value-type="float">
            <text:p>235.331805</text:p>
          </table:table-cell>
          <table:table-cell office:value-type="float" office:value="199.809734" calcext:value-type="float">
            <text:p>199.809734</text:p>
          </table:table-cell>
          <table:table-cell office:value-type="float" office:value="169.502733" calcext:value-type="float">
            <text:p>169.502733</text:p>
          </table:table-cell>
          <table:table-cell office:value-type="float" office:value="188.668056" calcext:value-type="float">
            <text:p>188.668056</text:p>
          </table:table-cell>
          <table:table-cell office:value-type="float" office:value="167.444815" calcext:value-type="float">
            <text:p>167.444815</text:p>
          </table:table-cell>
          <table:table-cell office:value-type="float" office:value="168.528851" calcext:value-type="float">
            <text:p>168.528851</text:p>
          </table:table-cell>
          <table:table-cell office:value-type="float" office:value="149.273293" calcext:value-type="float">
            <text:p>149.273293</text:p>
          </table:table-cell>
          <table:table-cell office:value-type="float" office:value="132.137012" calcext:value-type="float">
            <text:p>132.137012</text:p>
          </table:table-cell>
          <table:table-cell office:value-type="float" office:value="135.270086" calcext:value-type="float">
            <text:p>135.270086</text:p>
          </table:table-cell>
          <table:table-cell office:value-type="float" office:value="249.94664" calcext:value-type="float">
            <text:p>249.94664</text:p>
          </table:table-cell>
          <table:table-cell office:value-type="float" office:value="120.143189" calcext:value-type="float">
            <text:p>120.143189</text:p>
          </table:table-cell>
          <table:table-cell office:value-type="float" office:value="160.184768" calcext:value-type="float">
            <text:p>160.184768</text:p>
          </table:table-cell>
          <table:table-cell office:value-type="float" office:value="137.507287" calcext:value-type="float">
            <text:p>137.507287</text:p>
          </table:table-cell>
          <table:table-cell office:value-type="float" office:value="128.404357" calcext:value-type="float">
            <text:p>128.404357</text:p>
          </table:table-cell>
          <table:table-cell office:value-type="float" office:value="244.394733" calcext:value-type="float">
            <text:p>244.394733</text:p>
          </table:table-cell>
          <table:table-cell office:value-type="float" office:value="115.21463" calcext:value-type="float">
            <text:p>115.21463</text:p>
          </table:table-cell>
          <table:table-cell office:value-type="float" office:value="140.872759" calcext:value-type="float">
            <text:p>140.872759</text:p>
          </table:table-cell>
          <table:table-cell office:value-type="float" office:value="119.249388" calcext:value-type="float">
            <text:p>119.249388</text:p>
          </table:table-cell>
          <table:table-cell office:value-type="float" office:value="93.478052" calcext:value-type="float">
            <text:p>93.478052</text:p>
          </table:table-cell>
          <table:table-cell office:value-type="float" office:value="102.882623" calcext:value-type="float">
            <text:p>102.882623</text:p>
          </table:table-cell>
          <table:table-cell office:value-type="float" office:value="125.815341" calcext:value-type="float">
            <text:p>125.815341</text:p>
          </table:table-cell>
          <table:table-cell office:value-type="float" office:value="219.3499" calcext:value-type="float">
            <text:p>219.3499</text:p>
          </table:table-cell>
          <table:table-cell office:value-type="float" office:value="170.803034" calcext:value-type="float">
            <text:p>170.803034</text:p>
          </table:table-cell>
          <table:table-cell office:value-type="float" office:value="123.932801" calcext:value-type="float">
            <text:p>123.932801</text:p>
          </table:table-cell>
          <table:table-cell office:value-type="float" office:value="102.022814" calcext:value-type="float">
            <text:p>102.022814</text:p>
          </table:table-cell>
          <table:table-cell office:value-type="float" office:value="129.860139" calcext:value-type="float">
            <text:p>129.860139</text:p>
          </table:table-cell>
          <table:table-cell office:value-type="float" office:value="209.637989" calcext:value-type="float">
            <text:p>209.637989</text:p>
          </table:table-cell>
        </table:table-row>
        <table:table-row table:style-name="ro2">
          <table:table-cell office:value-type="float" office:value="1400000" calcext:value-type="float">
            <text:p>1400000</text:p>
          </table:table-cell>
          <table:table-cell office:value-type="float" office:value="392.203697" calcext:value-type="float">
            <text:p>392.203697</text:p>
          </table:table-cell>
          <table:table-cell office:value-type="float" office:value="401.631983" calcext:value-type="float">
            <text:p>401.631983</text:p>
          </table:table-cell>
          <table:table-cell office:value-type="float" office:value="330.8287" calcext:value-type="float">
            <text:p>330.8287</text:p>
          </table:table-cell>
          <table:table-cell office:value-type="float" office:value="367.201479" calcext:value-type="float">
            <text:p>367.201479</text:p>
          </table:table-cell>
          <table:table-cell office:value-type="float" office:value="291.214935" calcext:value-type="float">
            <text:p>291.214935</text:p>
          </table:table-cell>
          <table:table-cell office:value-type="float" office:value="241.98092" calcext:value-type="float">
            <text:p>241.98092</text:p>
          </table:table-cell>
          <table:table-cell office:value-type="float" office:value="216.636746" calcext:value-type="float">
            <text:p>216.636746</text:p>
          </table:table-cell>
          <table:table-cell office:value-type="float" office:value="168.499934" calcext:value-type="float">
            <text:p>168.499934</text:p>
          </table:table-cell>
          <table:table-cell office:value-type="float" office:value="158.867135" calcext:value-type="float">
            <text:p>158.867135</text:p>
          </table:table-cell>
          <table:table-cell office:value-type="float" office:value="138.433465" calcext:value-type="float">
            <text:p>138.433465</text:p>
          </table:table-cell>
          <table:table-cell office:value-type="float" office:value="150.59435" calcext:value-type="float">
            <text:p>150.59435</text:p>
          </table:table-cell>
          <table:table-cell office:value-type="float" office:value="128.998441" calcext:value-type="float">
            <text:p>128.998441</text:p>
          </table:table-cell>
          <table:table-cell office:value-type="float" office:value="141.066169" calcext:value-type="float">
            <text:p>141.066169</text:p>
          </table:table-cell>
          <table:table-cell office:value-type="float" office:value="145.603123" calcext:value-type="float">
            <text:p>145.603123</text:p>
          </table:table-cell>
          <table:table-cell office:value-type="float" office:value="118.363624" calcext:value-type="float">
            <text:p>118.363624</text:p>
          </table:table-cell>
          <table:table-cell office:value-type="float" office:value="137.006673" calcext:value-type="float">
            <text:p>137.006673</text:p>
          </table:table-cell>
          <table:table-cell office:value-type="float" office:value="168.677715" calcext:value-type="float">
            <text:p>168.677715</text:p>
          </table:table-cell>
          <table:table-cell office:value-type="float" office:value="132.267695" calcext:value-type="float">
            <text:p>132.267695</text:p>
          </table:table-cell>
          <table:table-cell office:value-type="float" office:value="122.069605" calcext:value-type="float">
            <text:p>122.069605</text:p>
          </table:table-cell>
          <table:table-cell office:value-type="float" office:value="135.330009" calcext:value-type="float">
            <text:p>135.330009</text:p>
          </table:table-cell>
          <table:table-cell office:value-type="float" office:value="145.287754" calcext:value-type="float">
            <text:p>145.287754</text:p>
          </table:table-cell>
          <table:table-cell office:value-type="float" office:value="191.364887" calcext:value-type="float">
            <text:p>191.364887</text:p>
          </table:table-cell>
          <table:table-cell office:value-type="float" office:value="197.925319" calcext:value-type="float">
            <text:p>197.925319</text:p>
          </table:table-cell>
          <table:table-cell office:value-type="float" office:value="117.574767" calcext:value-type="float">
            <text:p>117.574767</text:p>
          </table:table-cell>
          <table:table-cell office:value-type="float" office:value="130.986719" calcext:value-type="float">
            <text:p>130.986719</text:p>
          </table:table-cell>
          <table:table-cell office:value-type="float" office:value="147.221766" calcext:value-type="float">
            <text:p>147.221766</text:p>
          </table:table-cell>
          <table:table-cell office:value-type="float" office:value="117.179655" calcext:value-type="float">
            <text:p>117.179655</text:p>
          </table:table-cell>
          <table:table-cell office:value-type="float" office:value="111.482534" calcext:value-type="float">
            <text:p>111.482534</text:p>
          </table:table-cell>
          <table:table-cell office:value-type="float" office:value="121.445292" calcext:value-type="float">
            <text:p>121.445292</text:p>
          </table:table-cell>
          <table:table-cell office:value-type="float" office:value="118.887014" calcext:value-type="float">
            <text:p>118.887014</text:p>
          </table:table-cell>
          <table:table-cell office:value-type="float" office:value="99.346661" calcext:value-type="float">
            <text:p>99.346661</text:p>
          </table:table-cell>
          <table:table-cell office:value-type="float" office:value="220.416212" calcext:value-type="float">
            <text:p>220.416212</text:p>
          </table:table-cell>
        </table:table-row>
        <table:table-row table:style-name="ro2">
          <table:table-cell office:value-type="float" office:value="1500000" calcext:value-type="float">
            <text:p>1500000</text:p>
          </table:table-cell>
          <table:table-cell office:value-type="float" office:value="401.287042" calcext:value-type="float">
            <text:p>401.287042</text:p>
          </table:table-cell>
          <table:table-cell office:value-type="float" office:value="443.704997" calcext:value-type="float">
            <text:p>443.704997</text:p>
          </table:table-cell>
          <table:table-cell office:value-type="float" office:value="358.036035" calcext:value-type="float">
            <text:p>358.036035</text:p>
          </table:table-cell>
          <table:table-cell office:value-type="float" office:value="342.244827" calcext:value-type="float">
            <text:p>342.244827</text:p>
          </table:table-cell>
          <table:table-cell office:value-type="float" office:value="273.459134" calcext:value-type="float">
            <text:p>273.459134</text:p>
          </table:table-cell>
          <table:table-cell office:value-type="float" office:value="267.932505" calcext:value-type="float">
            <text:p>267.932505</text:p>
          </table:table-cell>
          <table:table-cell office:value-type="float" office:value="248.113053" calcext:value-type="float">
            <text:p>248.113053</text:p>
          </table:table-cell>
          <table:table-cell office:value-type="float" office:value="235.210659" calcext:value-type="float">
            <text:p>235.210659</text:p>
          </table:table-cell>
          <table:table-cell office:value-type="float" office:value="186.206069" calcext:value-type="float">
            <text:p>186.206069</text:p>
          </table:table-cell>
          <table:table-cell office:value-type="float" office:value="158.101743" calcext:value-type="float">
            <text:p>158.101743</text:p>
          </table:table-cell>
          <table:table-cell office:value-type="float" office:value="186.186922" calcext:value-type="float">
            <text:p>186.186922</text:p>
          </table:table-cell>
          <table:table-cell office:value-type="float" office:value="248.083818" calcext:value-type="float">
            <text:p>248.083818</text:p>
          </table:table-cell>
          <table:table-cell office:value-type="float" office:value="281.632051" calcext:value-type="float">
            <text:p>281.632051</text:p>
          </table:table-cell>
          <table:table-cell office:value-type="float" office:value="221.28099" calcext:value-type="float">
            <text:p>221.28099</text:p>
          </table:table-cell>
          <table:table-cell office:value-type="float" office:value="136.553446" calcext:value-type="float">
            <text:p>136.553446</text:p>
          </table:table-cell>
          <table:table-cell office:value-type="float" office:value="139.107489" calcext:value-type="float">
            <text:p>139.107489</text:p>
          </table:table-cell>
          <table:table-cell office:value-type="float" office:value="263.576175" calcext:value-type="float">
            <text:p>263.576175</text:p>
          </table:table-cell>
          <table:table-cell office:value-type="float" office:value="161.678464" calcext:value-type="float">
            <text:p>161.678464</text:p>
          </table:table-cell>
          <table:table-cell office:value-type="float" office:value="141.532239" calcext:value-type="float">
            <text:p>141.532239</text:p>
          </table:table-cell>
          <table:table-cell office:value-type="float" office:value="151.388166" calcext:value-type="float">
            <text:p>151.388166</text:p>
          </table:table-cell>
          <table:table-cell office:value-type="float" office:value="147.506166" calcext:value-type="float">
            <text:p>147.506166</text:p>
          </table:table-cell>
          <table:table-cell office:value-type="float" office:value="138.941702" calcext:value-type="float">
            <text:p>138.941702</text:p>
          </table:table-cell>
          <table:table-cell office:value-type="float" office:value="119.944808" calcext:value-type="float">
            <text:p>119.944808</text:p>
          </table:table-cell>
          <table:table-cell office:value-type="float" office:value="119.562095" calcext:value-type="float">
            <text:p>119.562095</text:p>
          </table:table-cell>
          <table:table-cell office:value-type="float" office:value="206.568217" calcext:value-type="float">
            <text:p>206.568217</text:p>
          </table:table-cell>
          <table:table-cell office:value-type="float" office:value="205.419579" calcext:value-type="float">
            <text:p>205.419579</text:p>
          </table:table-cell>
          <table:table-cell office:value-type="float" office:value="152.934133" calcext:value-type="float">
            <text:p>152.934133</text:p>
          </table:table-cell>
          <table:table-cell office:value-type="float" office:value="212.926236" calcext:value-type="float">
            <text:p>212.926236</text:p>
          </table:table-cell>
          <table:table-cell office:value-type="float" office:value="134.350252" calcext:value-type="float">
            <text:p>134.350252</text:p>
          </table:table-cell>
          <table:table-cell office:value-type="float" office:value="110.385028" calcext:value-type="float">
            <text:p>110.385028</text:p>
          </table:table-cell>
          <table:table-cell office:value-type="float" office:value="222.156929" calcext:value-type="float">
            <text:p>222.156929</text:p>
          </table:table-cell>
          <table:table-cell office:value-type="float" office:value="174.844036" calcext:value-type="float">
            <text:p>174.844036</text:p>
          </table:table-cell>
        </table:table-row>
        <table:table-row table:style-name="ro2">
          <table:table-cell office:value-type="float" office:value="1600000" calcext:value-type="float">
            <text:p>1600000</text:p>
          </table:table-cell>
          <table:table-cell office:value-type="float" office:value="431.733978" calcext:value-type="float">
            <text:p>431.733978</text:p>
          </table:table-cell>
          <table:table-cell office:value-type="float" office:value="472.886485" calcext:value-type="float">
            <text:p>472.886485</text:p>
          </table:table-cell>
          <table:table-cell office:value-type="float" office:value="382.064706" calcext:value-type="float">
            <text:p>382.064706</text:p>
          </table:table-cell>
          <table:table-cell office:value-type="float" office:value="203.985319" calcext:value-type="float">
            <text:p>203.985319</text:p>
          </table:table-cell>
          <table:table-cell office:value-type="float" office:value="361.395798" calcext:value-type="float">
            <text:p>361.395798</text:p>
          </table:table-cell>
          <table:table-cell office:value-type="float" office:value="282.171364" calcext:value-type="float">
            <text:p>282.171364</text:p>
          </table:table-cell>
          <table:table-cell office:value-type="float" office:value="161.917019" calcext:value-type="float">
            <text:p>161.917019</text:p>
          </table:table-cell>
          <table:table-cell office:value-type="float" office:value="239.523422" calcext:value-type="float">
            <text:p>239.523422</text:p>
          </table:table-cell>
          <table:table-cell office:value-type="float" office:value="198.329963" calcext:value-type="float">
            <text:p>198.329963</text:p>
          </table:table-cell>
          <table:table-cell office:value-type="float" office:value="146.202809" calcext:value-type="float">
            <text:p>146.202809</text:p>
          </table:table-cell>
          <table:table-cell office:value-type="float" office:value="167.223501" calcext:value-type="float">
            <text:p>167.223501</text:p>
          </table:table-cell>
          <table:table-cell office:value-type="float" office:value="177.691423" calcext:value-type="float">
            <text:p>177.691423</text:p>
          </table:table-cell>
          <table:table-cell office:value-type="float" office:value="294.656646" calcext:value-type="float">
            <text:p>294.656646</text:p>
          </table:table-cell>
          <table:table-cell office:value-type="float" office:value="172.236661" calcext:value-type="float">
            <text:p>172.236661</text:p>
          </table:table-cell>
          <table:table-cell office:value-type="float" office:value="189.102746" calcext:value-type="float">
            <text:p>189.102746</text:p>
          </table:table-cell>
          <table:table-cell office:value-type="float" office:value="173.212559" calcext:value-type="float">
            <text:p>173.212559</text:p>
          </table:table-cell>
          <table:table-cell office:value-type="float" office:value="143.645044" calcext:value-type="float">
            <text:p>143.645044</text:p>
          </table:table-cell>
          <table:table-cell office:value-type="float" office:value="189.812975" calcext:value-type="float">
            <text:p>189.812975</text:p>
          </table:table-cell>
          <table:table-cell office:value-type="float" office:value="145.024758" calcext:value-type="float">
            <text:p>145.024758</text:p>
          </table:table-cell>
          <table:table-cell office:value-type="float" office:value="144.306764" calcext:value-type="float">
            <text:p>144.306764</text:p>
          </table:table-cell>
          <table:table-cell office:value-type="float" office:value="138.20271" calcext:value-type="float">
            <text:p>138.20271</text:p>
          </table:table-cell>
          <table:table-cell office:value-type="float" office:value="128.038377" calcext:value-type="float">
            <text:p>128.038377</text:p>
          </table:table-cell>
          <table:table-cell office:value-type="float" office:value="223.684993" calcext:value-type="float">
            <text:p>223.684993</text:p>
          </table:table-cell>
          <table:table-cell office:value-type="float" office:value="121.669409" calcext:value-type="float">
            <text:p>121.669409</text:p>
          </table:table-cell>
          <table:table-cell office:value-type="float" office:value="154.020942" calcext:value-type="float">
            <text:p>154.020942</text:p>
          </table:table-cell>
          <table:table-cell office:value-type="float" office:value="135.112558" calcext:value-type="float">
            <text:p>135.112558</text:p>
          </table:table-cell>
          <table:table-cell office:value-type="float" office:value="174.23935" calcext:value-type="float">
            <text:p>174.23935</text:p>
          </table:table-cell>
          <table:table-cell office:value-type="float" office:value="118.128735" calcext:value-type="float">
            <text:p>118.128735</text:p>
          </table:table-cell>
          <table:table-cell office:value-type="float" office:value="152.221234" calcext:value-type="float">
            <text:p>152.221234</text:p>
          </table:table-cell>
          <table:table-cell office:value-type="float" office:value="175.851239" calcext:value-type="float">
            <text:p>175.851239</text:p>
          </table:table-cell>
          <table:table-cell office:value-type="float" office:value="199.632877" calcext:value-type="float">
            <text:p>199.632877</text:p>
          </table:table-cell>
          <table:table-cell office:value-type="float" office:value="218.641301" calcext:value-type="float">
            <text:p>218.641301</text:p>
          </table:table-cell>
        </table:table-row>
        <table:table-row table:style-name="ro2">
          <table:table-cell office:value-type="float" office:value="1700000" calcext:value-type="float">
            <text:p>1700000</text:p>
          </table:table-cell>
          <table:table-cell office:value-type="float" office:value="475.0503" calcext:value-type="float">
            <text:p>475.0503</text:p>
          </table:table-cell>
          <table:table-cell office:value-type="float" office:value="510.623261" calcext:value-type="float">
            <text:p>510.623261</text:p>
          </table:table-cell>
          <table:table-cell office:value-type="float" office:value="417.77062" calcext:value-type="float">
            <text:p>417.77062</text:p>
          </table:table-cell>
          <table:table-cell office:value-type="float" office:value="389.480112" calcext:value-type="float">
            <text:p>389.480112</text:p>
          </table:table-cell>
          <table:table-cell office:value-type="float" office:value="400.948893" calcext:value-type="float">
            <text:p>400.948893</text:p>
          </table:table-cell>
          <table:table-cell office:value-type="float" office:value="342.915921" calcext:value-type="float">
            <text:p>342.915921</text:p>
          </table:table-cell>
          <table:table-cell office:value-type="float" office:value="228.765743" calcext:value-type="float">
            <text:p>228.765743</text:p>
          </table:table-cell>
          <table:table-cell office:value-type="float" office:value="189.727292" calcext:value-type="float">
            <text:p>189.727292</text:p>
          </table:table-cell>
          <table:table-cell office:value-type="float" office:value="224.092514" calcext:value-type="float">
            <text:p>224.092514</text:p>
          </table:table-cell>
          <table:table-cell office:value-type="float" office:value="200.218332" calcext:value-type="float">
            <text:p>200.218332</text:p>
          </table:table-cell>
          <table:table-cell office:value-type="float" office:value="175.923787" calcext:value-type="float">
            <text:p>175.923787</text:p>
          </table:table-cell>
          <table:table-cell office:value-type="float" office:value="174.107556" calcext:value-type="float">
            <text:p>174.107556</text:p>
          </table:table-cell>
          <table:table-cell office:value-type="float" office:value="159.430495" calcext:value-type="float">
            <text:p>159.430495</text:p>
          </table:table-cell>
          <table:table-cell office:value-type="float" office:value="159.678524" calcext:value-type="float">
            <text:p>159.678524</text:p>
          </table:table-cell>
          <table:table-cell office:value-type="float" office:value="187.107058" calcext:value-type="float">
            <text:p>187.107058</text:p>
          </table:table-cell>
          <table:table-cell office:value-type="float" office:value="190.066161" calcext:value-type="float">
            <text:p>190.066161</text:p>
          </table:table-cell>
          <table:table-cell office:value-type="float" office:value="173.600066" calcext:value-type="float">
            <text:p>173.600066</text:p>
          </table:table-cell>
          <table:table-cell office:value-type="float" office:value="161.47746" calcext:value-type="float">
            <text:p>161.47746</text:p>
          </table:table-cell>
          <table:table-cell office:value-type="float" office:value="172.065424" calcext:value-type="float">
            <text:p>172.065424</text:p>
          </table:table-cell>
          <table:table-cell office:value-type="float" office:value="245.564327" calcext:value-type="float">
            <text:p>245.564327</text:p>
          </table:table-cell>
          <table:table-cell office:value-type="float" office:value="138.367197" calcext:value-type="float">
            <text:p>138.367197</text:p>
          </table:table-cell>
          <table:table-cell office:value-type="float" office:value="155.606449" calcext:value-type="float">
            <text:p>155.606449</text:p>
          </table:table-cell>
          <table:table-cell office:value-type="float" office:value="124.615258" calcext:value-type="float">
            <text:p>124.615258</text:p>
          </table:table-cell>
          <table:table-cell office:value-type="float" office:value="135.665966" calcext:value-type="float">
            <text:p>135.665966</text:p>
          </table:table-cell>
          <table:table-cell office:value-type="float" office:value="205.110313" calcext:value-type="float">
            <text:p>205.110313</text:p>
          </table:table-cell>
          <table:table-cell office:value-type="float" office:value="214.214975" calcext:value-type="float">
            <text:p>214.214975</text:p>
          </table:table-cell>
          <table:table-cell office:value-type="float" office:value="215.433459" calcext:value-type="float">
            <text:p>215.433459</text:p>
          </table:table-cell>
          <table:table-cell office:value-type="float" office:value="143.817932" calcext:value-type="float">
            <text:p>143.817932</text:p>
          </table:table-cell>
          <table:table-cell office:value-type="float" office:value="131.258095" calcext:value-type="float">
            <text:p>131.258095</text:p>
          </table:table-cell>
          <table:table-cell office:value-type="float" office:value="141.949165" calcext:value-type="float">
            <text:p>141.949165</text:p>
          </table:table-cell>
          <table:table-cell office:value-type="float" office:value="251.850949" calcext:value-type="float">
            <text:p>251.850949</text:p>
          </table:table-cell>
          <table:table-cell office:value-type="float" office:value="171.593063" calcext:value-type="float">
            <text:p>171.593063</text:p>
          </table:table-cell>
        </table:table-row>
        <table:table-row table:style-name="ro2">
          <table:table-cell office:value-type="float" office:value="1800000" calcext:value-type="float">
            <text:p>1800000</text:p>
          </table:table-cell>
          <table:table-cell office:value-type="float" office:value="500.253616" calcext:value-type="float">
            <text:p>500.253616</text:p>
          </table:table-cell>
          <table:table-cell office:value-type="float" office:value="542.482496" calcext:value-type="float">
            <text:p>542.482496</text:p>
          </table:table-cell>
          <table:table-cell office:value-type="float" office:value="452.777159" calcext:value-type="float">
            <text:p>452.777159</text:p>
          </table:table-cell>
          <table:table-cell office:value-type="float" office:value="478.275898" calcext:value-type="float">
            <text:p>478.275898</text:p>
          </table:table-cell>
          <table:table-cell office:value-type="float" office:value="292.980276" calcext:value-type="float">
            <text:p>292.980276</text:p>
          </table:table-cell>
          <table:table-cell office:value-type="float" office:value="279.790236" calcext:value-type="float">
            <text:p>279.790236</text:p>
          </table:table-cell>
          <table:table-cell office:value-type="float" office:value="277.518157" calcext:value-type="float">
            <text:p>277.518157</text:p>
          </table:table-cell>
          <table:table-cell office:value-type="float" office:value="206.729647" calcext:value-type="float">
            <text:p>206.729647</text:p>
          </table:table-cell>
          <table:table-cell office:value-type="float" office:value="191.529933" calcext:value-type="float">
            <text:p>191.529933</text:p>
          </table:table-cell>
          <table:table-cell office:value-type="float" office:value="218.814823" calcext:value-type="float">
            <text:p>218.814823</text:p>
          </table:table-cell>
          <table:table-cell office:value-type="float" office:value="265.71819" calcext:value-type="float">
            <text:p>265.71819</text:p>
          </table:table-cell>
          <table:table-cell office:value-type="float" office:value="196.206432" calcext:value-type="float">
            <text:p>196.206432</text:p>
          </table:table-cell>
          <table:table-cell office:value-type="float" office:value="238.168913" calcext:value-type="float">
            <text:p>238.168913</text:p>
          </table:table-cell>
          <table:table-cell office:value-type="float" office:value="186.888714" calcext:value-type="float">
            <text:p>186.888714</text:p>
          </table:table-cell>
          <table:table-cell office:value-type="float" office:value="276.476209" calcext:value-type="float">
            <text:p>276.476209</text:p>
          </table:table-cell>
          <table:table-cell office:value-type="float" office:value="160.19027" calcext:value-type="float">
            <text:p>160.19027</text:p>
          </table:table-cell>
          <table:table-cell office:value-type="float" office:value="195.161528" calcext:value-type="float">
            <text:p>195.161528</text:p>
          </table:table-cell>
          <table:table-cell office:value-type="float" office:value="170.529012" calcext:value-type="float">
            <text:p>170.529012</text:p>
          </table:table-cell>
          <table:table-cell office:value-type="float" office:value="174.849547" calcext:value-type="float">
            <text:p>174.849547</text:p>
          </table:table-cell>
          <table:table-cell office:value-type="float" office:value="188.517765" calcext:value-type="float">
            <text:p>188.517765</text:p>
          </table:table-cell>
          <table:table-cell office:value-type="float" office:value="182.494093" calcext:value-type="float">
            <text:p>182.494093</text:p>
          </table:table-cell>
          <table:table-cell office:value-type="float" office:value="241.005403" calcext:value-type="float">
            <text:p>241.005403</text:p>
          </table:table-cell>
          <table:table-cell office:value-type="float" office:value="139.552738" calcext:value-type="float">
            <text:p>139.552738</text:p>
          </table:table-cell>
          <table:table-cell office:value-type="float" office:value="234.047059" calcext:value-type="float">
            <text:p>234.047059</text:p>
          </table:table-cell>
          <table:table-cell office:value-type="float" office:value="227.528019" calcext:value-type="float">
            <text:p>227.528019</text:p>
          </table:table-cell>
          <table:table-cell office:value-type="float" office:value="127.94349" calcext:value-type="float">
            <text:p>127.94349</text:p>
          </table:table-cell>
          <table:table-cell office:value-type="float" office:value="128.663244" calcext:value-type="float">
            <text:p>128.663244</text:p>
          </table:table-cell>
          <table:table-cell office:value-type="float" office:value="200.021171" calcext:value-type="float">
            <text:p>200.021171</text:p>
          </table:table-cell>
          <table:table-cell office:value-type="float" office:value="156.814901" calcext:value-type="float">
            <text:p>156.814901</text:p>
          </table:table-cell>
          <table:table-cell office:value-type="float" office:value="203.839568" calcext:value-type="float">
            <text:p>203.839568</text:p>
          </table:table-cell>
          <table:table-cell office:value-type="float" office:value="155.431997" calcext:value-type="float">
            <text:p>155.431997</text:p>
          </table:table-cell>
          <table:table-cell office:value-type="float" office:value="191.99526" calcext:value-type="float">
            <text:p>191.99526</text:p>
          </table:table-cell>
        </table:table-row>
        <table:table-row table:style-name="ro2">
          <table:table-cell office:value-type="float" office:value="1900000" calcext:value-type="float">
            <text:p>1900000</text:p>
          </table:table-cell>
          <table:table-cell office:value-type="float" office:value="542.228633" calcext:value-type="float">
            <text:p>542.228633</text:p>
          </table:table-cell>
          <table:table-cell office:value-type="float" office:value="568.928252" calcext:value-type="float">
            <text:p>568.928252</text:p>
          </table:table-cell>
          <table:table-cell office:value-type="float" office:value="492.603478" calcext:value-type="float">
            <text:p>492.603478</text:p>
          </table:table-cell>
          <table:table-cell office:value-type="float" office:value="403.189923" calcext:value-type="float">
            <text:p>403.189923</text:p>
          </table:table-cell>
          <table:table-cell office:value-type="float" office:value="301.687845" calcext:value-type="float">
            <text:p>301.687845</text:p>
          </table:table-cell>
          <table:table-cell office:value-type="float" office:value="364.595601" calcext:value-type="float">
            <text:p>364.595601</text:p>
          </table:table-cell>
          <table:table-cell office:value-type="float" office:value="323.97689" calcext:value-type="float">
            <text:p>323.97689</text:p>
          </table:table-cell>
          <table:table-cell office:value-type="float" office:value="251.906908" calcext:value-type="float">
            <text:p>251.906908</text:p>
          </table:table-cell>
          <table:table-cell office:value-type="float" office:value="227.689329" calcext:value-type="float">
            <text:p>227.689329</text:p>
          </table:table-cell>
          <table:table-cell office:value-type="float" office:value="197.635583" calcext:value-type="float">
            <text:p>197.635583</text:p>
          </table:table-cell>
          <table:table-cell office:value-type="float" office:value="215.461214" calcext:value-type="float">
            <text:p>215.461214</text:p>
          </table:table-cell>
          <table:table-cell office:value-type="float" office:value="200.830498" calcext:value-type="float">
            <text:p>200.830498</text:p>
          </table:table-cell>
          <table:table-cell office:value-type="float" office:value="258.286003" calcext:value-type="float">
            <text:p>258.286003</text:p>
          </table:table-cell>
          <table:table-cell office:value-type="float" office:value="178.591057" calcext:value-type="float">
            <text:p>178.591057</text:p>
          </table:table-cell>
          <table:table-cell office:value-type="float" office:value="173.436741" calcext:value-type="float">
            <text:p>173.436741</text:p>
          </table:table-cell>
          <table:table-cell office:value-type="float" office:value="177.925385" calcext:value-type="float">
            <text:p>177.925385</text:p>
          </table:table-cell>
          <table:table-cell office:value-type="float" office:value="183.345362" calcext:value-type="float">
            <text:p>183.345362</text:p>
          </table:table-cell>
          <table:table-cell office:value-type="float" office:value="194.274251" calcext:value-type="float">
            <text:p>194.274251</text:p>
          </table:table-cell>
          <table:table-cell office:value-type="float" office:value="184.213043" calcext:value-type="float">
            <text:p>184.213043</text:p>
          </table:table-cell>
          <table:table-cell office:value-type="float" office:value="242.758033" calcext:value-type="float">
            <text:p>242.758033</text:p>
          </table:table-cell>
          <table:table-cell office:value-type="float" office:value="248.449694" calcext:value-type="float">
            <text:p>248.449694</text:p>
          </table:table-cell>
          <table:table-cell office:value-type="float" office:value="163.198158" calcext:value-type="float">
            <text:p>163.198158</text:p>
          </table:table-cell>
          <table:table-cell office:value-type="float" office:value="152.930131" calcext:value-type="float">
            <text:p>152.930131</text:p>
          </table:table-cell>
          <table:table-cell office:value-type="float" office:value="156.691831" calcext:value-type="float">
            <text:p>156.691831</text:p>
          </table:table-cell>
          <table:table-cell office:value-type="float" office:value="158.93516" calcext:value-type="float">
            <text:p>158.93516</text:p>
          </table:table-cell>
          <table:table-cell office:value-type="float" office:value="149.721607" calcext:value-type="float">
            <text:p>149.721607</text:p>
          </table:table-cell>
          <table:table-cell office:value-type="float" office:value="195.690003" calcext:value-type="float">
            <text:p>195.690003</text:p>
          </table:table-cell>
          <table:table-cell office:value-type="float" office:value="188.758978" calcext:value-type="float">
            <text:p>188.758978</text:p>
          </table:table-cell>
          <table:table-cell office:value-type="float" office:value="139.945301" calcext:value-type="float">
            <text:p>139.945301</text:p>
          </table:table-cell>
          <table:table-cell office:value-type="float" office:value="225.520921" calcext:value-type="float">
            <text:p>225.520921</text:p>
          </table:table-cell>
          <table:table-cell office:value-type="float" office:value="199.29083" calcext:value-type="float">
            <text:p>199.29083</text:p>
          </table:table-cell>
          <table:table-cell office:value-type="float" office:value="163.715953" calcext:value-type="float">
            <text:p>163.715953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558.975861" calcext:value-type="float">
            <text:p>558.975861</text:p>
          </table:table-cell>
          <table:table-cell office:value-type="float" office:value="610.994163" calcext:value-type="float">
            <text:p>610.994163</text:p>
          </table:table-cell>
          <table:table-cell office:value-type="float" office:value="506.621458" calcext:value-type="float">
            <text:p>506.621458</text:p>
          </table:table-cell>
          <table:table-cell office:value-type="float" office:value="512.924532" calcext:value-type="float">
            <text:p>512.924532</text:p>
          </table:table-cell>
          <table:table-cell office:value-type="float" office:value="307.544478" calcext:value-type="float">
            <text:p>307.544478</text:p>
          </table:table-cell>
          <table:table-cell office:value-type="float" office:value="432.971751" calcext:value-type="float">
            <text:p>432.971751</text:p>
          </table:table-cell>
          <table:table-cell office:value-type="float" office:value="352.216868" calcext:value-type="float">
            <text:p>352.216868</text:p>
          </table:table-cell>
          <table:table-cell office:value-type="float" office:value="254.801259" calcext:value-type="float">
            <text:p>254.801259</text:p>
          </table:table-cell>
          <table:table-cell office:value-type="float" office:value="222.247447" calcext:value-type="float">
            <text:p>222.247447</text:p>
          </table:table-cell>
          <table:table-cell office:value-type="float" office:value="224.571153" calcext:value-type="float">
            <text:p>224.571153</text:p>
          </table:table-cell>
          <table:table-cell office:value-type="float" office:value="219.595905" calcext:value-type="float">
            <text:p>219.595905</text:p>
          </table:table-cell>
          <table:table-cell office:value-type="float" office:value="185.847229" calcext:value-type="float">
            <text:p>185.847229</text:p>
          </table:table-cell>
          <table:table-cell office:value-type="float" office:value="222.23854" calcext:value-type="float">
            <text:p>222.23854</text:p>
          </table:table-cell>
          <table:table-cell office:value-type="float" office:value="225.15652" calcext:value-type="float">
            <text:p>225.15652</text:p>
          </table:table-cell>
          <table:table-cell office:value-type="float" office:value="182.940128" calcext:value-type="float">
            <text:p>182.940128</text:p>
          </table:table-cell>
          <table:table-cell office:value-type="float" office:value="205.667201" calcext:value-type="float">
            <text:p>205.667201</text:p>
          </table:table-cell>
          <table:table-cell office:value-type="float" office:value="170.029358" calcext:value-type="float">
            <text:p>170.029358</text:p>
          </table:table-cell>
          <table:table-cell office:value-type="float" office:value="198.69553" calcext:value-type="float">
            <text:p>198.69553</text:p>
          </table:table-cell>
          <table:table-cell office:value-type="float" office:value="212.646682" calcext:value-type="float">
            <text:p>212.646682</text:p>
          </table:table-cell>
          <table:table-cell office:value-type="float" office:value="186.181488" calcext:value-type="float">
            <text:p>186.181488</text:p>
          </table:table-cell>
          <table:table-cell office:value-type="float" office:value="218.18023" calcext:value-type="float">
            <text:p>218.18023</text:p>
          </table:table-cell>
          <table:table-cell office:value-type="float" office:value="158.472357" calcext:value-type="float">
            <text:p>158.472357</text:p>
          </table:table-cell>
          <table:table-cell office:value-type="float" office:value="159.332915" calcext:value-type="float">
            <text:p>159.332915</text:p>
          </table:table-cell>
          <table:table-cell office:value-type="float" office:value="151.080364" calcext:value-type="float">
            <text:p>151.080364</text:p>
          </table:table-cell>
          <table:table-cell office:value-type="float" office:value="149.335102" calcext:value-type="float">
            <text:p>149.335102</text:p>
          </table:table-cell>
          <table:table-cell office:value-type="float" office:value="180.403412" calcext:value-type="float">
            <text:p>180.403412</text:p>
          </table:table-cell>
          <table:table-cell office:value-type="float" office:value="145.674284" calcext:value-type="float">
            <text:p>145.674284</text:p>
          </table:table-cell>
          <table:table-cell office:value-type="float" office:value="164.883559" calcext:value-type="float">
            <text:p>164.883559</text:p>
          </table:table-cell>
          <table:table-cell office:value-type="float" office:value="138.481436" calcext:value-type="float">
            <text:p>138.481436</text:p>
          </table:table-cell>
          <table:table-cell office:value-type="float" office:value="243.456052" calcext:value-type="float">
            <text:p>243.456052</text:p>
          </table:table-cell>
          <table:table-cell office:value-type="float" office:value="240.211995" calcext:value-type="float">
            <text:p>240.211995</text:p>
          </table:table-cell>
          <table:table-cell office:value-type="float" office:value="234.518028" calcext:value-type="float">
            <text:p>234.518028</text:p>
          </table:table-cell>
        </table:table-row>
        <table:table-row table:style-name="ro2">
          <table:table-cell office:value-type="float" office:value="2100000" calcext:value-type="float">
            <text:p>2100000</text:p>
          </table:table-cell>
          <table:table-cell office:value-type="float" office:value="570.575292" calcext:value-type="float">
            <text:p>570.575292</text:p>
          </table:table-cell>
          <table:table-cell office:value-type="float" office:value="646.697099" calcext:value-type="float">
            <text:p>646.697099</text:p>
          </table:table-cell>
          <table:table-cell office:value-type="float" office:value="564.591105" calcext:value-type="float">
            <text:p>564.591105</text:p>
          </table:table-cell>
          <table:table-cell office:value-type="float" office:value="493.463134" calcext:value-type="float">
            <text:p>493.463134</text:p>
          </table:table-cell>
          <table:table-cell office:value-type="float" office:value="523.331738" calcext:value-type="float">
            <text:p>523.331738</text:p>
          </table:table-cell>
          <table:table-cell office:value-type="float" office:value="322.052696" calcext:value-type="float">
            <text:p>322.052696</text:p>
          </table:table-cell>
          <table:table-cell office:value-type="float" office:value="337.813564" calcext:value-type="float">
            <text:p>337.813564</text:p>
          </table:table-cell>
          <table:table-cell office:value-type="float" office:value="327.496438" calcext:value-type="float">
            <text:p>327.496438</text:p>
          </table:table-cell>
          <table:table-cell office:value-type="float" office:value="320.760361" calcext:value-type="float">
            <text:p>320.760361</text:p>
          </table:table-cell>
          <table:table-cell office:value-type="float" office:value="242.251722" calcext:value-type="float">
            <text:p>242.251722</text:p>
          </table:table-cell>
          <table:table-cell office:value-type="float" office:value="240.865147" calcext:value-type="float">
            <text:p>240.865147</text:p>
          </table:table-cell>
          <table:table-cell office:value-type="float" office:value="205.008666" calcext:value-type="float">
            <text:p>205.008666</text:p>
          </table:table-cell>
          <table:table-cell office:value-type="float" office:value="248.4632" calcext:value-type="float">
            <text:p>248.4632</text:p>
          </table:table-cell>
          <table:table-cell office:value-type="float" office:value="184.335967" calcext:value-type="float">
            <text:p>184.335967</text:p>
          </table:table-cell>
          <table:table-cell office:value-type="float" office:value="187.293686" calcext:value-type="float">
            <text:p>187.293686</text:p>
          </table:table-cell>
          <table:table-cell office:value-type="float" office:value="196.768547" calcext:value-type="float">
            <text:p>196.768547</text:p>
          </table:table-cell>
          <table:table-cell office:value-type="float" office:value="185.000899" calcext:value-type="float">
            <text:p>185.000899</text:p>
          </table:table-cell>
          <table:table-cell office:value-type="float" office:value="203.330873" calcext:value-type="float">
            <text:p>203.330873</text:p>
          </table:table-cell>
          <table:table-cell office:value-type="float" office:value="216.414116" calcext:value-type="float">
            <text:p>216.414116</text:p>
          </table:table-cell>
          <table:table-cell office:value-type="float" office:value="243.898597" calcext:value-type="float">
            <text:p>243.898597</text:p>
          </table:table-cell>
          <table:table-cell office:value-type="float" office:value="230.293483" calcext:value-type="float">
            <text:p>230.293483</text:p>
          </table:table-cell>
          <table:table-cell office:value-type="float" office:value="163.862369" calcext:value-type="float">
            <text:p>163.862369</text:p>
          </table:table-cell>
          <table:table-cell office:value-type="float" office:value="198.468393" calcext:value-type="float">
            <text:p>198.468393</text:p>
          </table:table-cell>
          <table:table-cell office:value-type="float" office:value="159.338562" calcext:value-type="float">
            <text:p>159.338562</text:p>
          </table:table-cell>
          <table:table-cell office:value-type="float" office:value="231.340394" calcext:value-type="float">
            <text:p>231.340394</text:p>
          </table:table-cell>
          <table:table-cell office:value-type="float" office:value="170.871271" calcext:value-type="float">
            <text:p>170.871271</text:p>
          </table:table-cell>
          <table:table-cell office:value-type="float" office:value="220.204451" calcext:value-type="float">
            <text:p>220.204451</text:p>
          </table:table-cell>
          <table:table-cell office:value-type="float" office:value="162.037589" calcext:value-type="float">
            <text:p>162.037589</text:p>
          </table:table-cell>
          <table:table-cell office:value-type="float" office:value="164.916234" calcext:value-type="float">
            <text:p>164.916234</text:p>
          </table:table-cell>
          <table:table-cell office:value-type="float" office:value="152.050801" calcext:value-type="float">
            <text:p>152.050801</text:p>
          </table:table-cell>
          <table:table-cell office:value-type="float" office:value="220.23493" calcext:value-type="float">
            <text:p>220.23493</text:p>
          </table:table-cell>
          <table:table-cell office:value-type="float" office:value="242.413798" calcext:value-type="float">
            <text:p>242.413798</text:p>
          </table:table-cell>
        </table:table-row>
        <table:table-row table:style-name="ro2">
          <table:table-cell office:value-type="float" office:value="2200000" calcext:value-type="float">
            <text:p>2200000</text:p>
          </table:table-cell>
          <table:table-cell office:value-type="float" office:value="623.984868" calcext:value-type="float">
            <text:p>623.984868</text:p>
          </table:table-cell>
          <table:table-cell office:value-type="float" office:value="694.991246" calcext:value-type="float">
            <text:p>694.991246</text:p>
          </table:table-cell>
          <table:table-cell office:value-type="float" office:value="580.253896" calcext:value-type="float">
            <text:p>580.253896</text:p>
          </table:table-cell>
          <table:table-cell office:value-type="float" office:value="526.056615" calcext:value-type="float">
            <text:p>526.056615</text:p>
          </table:table-cell>
          <table:table-cell office:value-type="float" office:value="506.273219" calcext:value-type="float">
            <text:p>506.273219</text:p>
          </table:table-cell>
          <table:table-cell office:value-type="float" office:value="490.399794" calcext:value-type="float">
            <text:p>490.399794</text:p>
          </table:table-cell>
          <table:table-cell office:value-type="float" office:value="357.754602" calcext:value-type="float">
            <text:p>357.754602</text:p>
          </table:table-cell>
          <table:table-cell office:value-type="float" office:value="285.527222" calcext:value-type="float">
            <text:p>285.527222</text:p>
          </table:table-cell>
          <table:table-cell office:value-type="float" office:value="361.068037" calcext:value-type="float">
            <text:p>361.068037</text:p>
          </table:table-cell>
          <table:table-cell office:value-type="float" office:value="352.936361" calcext:value-type="float">
            <text:p>352.936361</text:p>
          </table:table-cell>
          <table:table-cell office:value-type="float" office:value="326.641804" calcext:value-type="float">
            <text:p>326.641804</text:p>
          </table:table-cell>
          <table:table-cell office:value-type="float" office:value="251.86232" calcext:value-type="float">
            <text:p>251.86232</text:p>
          </table:table-cell>
          <table:table-cell office:value-type="float" office:value="218.045471" calcext:value-type="float">
            <text:p>218.045471</text:p>
          </table:table-cell>
          <table:table-cell office:value-type="float" office:value="215.512963" calcext:value-type="float">
            <text:p>215.512963</text:p>
          </table:table-cell>
          <table:table-cell office:value-type="float" office:value="211.584636" calcext:value-type="float">
            <text:p>211.584636</text:p>
          </table:table-cell>
          <table:table-cell office:value-type="float" office:value="196.768278" calcext:value-type="float">
            <text:p>196.768278</text:p>
          </table:table-cell>
          <table:table-cell office:value-type="float" office:value="207.711529" calcext:value-type="float">
            <text:p>207.711529</text:p>
          </table:table-cell>
          <table:table-cell office:value-type="float" office:value="185.794816" calcext:value-type="float">
            <text:p>185.794816</text:p>
          </table:table-cell>
          <table:table-cell office:value-type="float" office:value="229.638416" calcext:value-type="float">
            <text:p>229.638416</text:p>
          </table:table-cell>
          <table:table-cell office:value-type="float" office:value="216.123755" calcext:value-type="float">
            <text:p>216.123755</text:p>
          </table:table-cell>
          <table:table-cell office:value-type="float" office:value="175.507909" calcext:value-type="float">
            <text:p>175.507909</text:p>
          </table:table-cell>
          <table:table-cell office:value-type="float" office:value="237.697754" calcext:value-type="float">
            <text:p>237.697754</text:p>
          </table:table-cell>
          <table:table-cell office:value-type="float" office:value="187.915562" calcext:value-type="float">
            <text:p>187.915562</text:p>
          </table:table-cell>
          <table:table-cell office:value-type="float" office:value="194.912725" calcext:value-type="float">
            <text:p>194.912725</text:p>
          </table:table-cell>
          <table:table-cell office:value-type="float" office:value="171.985668" calcext:value-type="float">
            <text:p>171.985668</text:p>
          </table:table-cell>
          <table:table-cell office:value-type="float" office:value="177.173323" calcext:value-type="float">
            <text:p>177.173323</text:p>
          </table:table-cell>
          <table:table-cell office:value-type="float" office:value="158.17175" calcext:value-type="float">
            <text:p>158.17175</text:p>
          </table:table-cell>
          <table:table-cell office:value-type="float" office:value="165.240719" calcext:value-type="float">
            <text:p>165.240719</text:p>
          </table:table-cell>
          <table:table-cell office:value-type="float" office:value="181.265243" calcext:value-type="float">
            <text:p>181.265243</text:p>
          </table:table-cell>
          <table:table-cell office:value-type="float" office:value="180.825132" calcext:value-type="float">
            <text:p>180.825132</text:p>
          </table:table-cell>
          <table:table-cell office:value-type="float" office:value="231.316372" calcext:value-type="float">
            <text:p>231.316372</text:p>
          </table:table-cell>
          <table:table-cell office:value-type="float" office:value="164.146503" calcext:value-type="float">
            <text:p>164.146503</text:p>
          </table:table-cell>
        </table:table-row>
        <table:table-row table:style-name="ro2">
          <table:table-cell office:value-type="float" office:value="2300000" calcext:value-type="float">
            <text:p>2300000</text:p>
          </table:table-cell>
          <table:table-cell office:value-type="float" office:value="642.704938" calcext:value-type="float">
            <text:p>642.704938</text:p>
          </table:table-cell>
          <table:table-cell office:value-type="float" office:value="720.821077" calcext:value-type="float">
            <text:p>720.821077</text:p>
          </table:table-cell>
          <table:table-cell office:value-type="float" office:value="594.756731" calcext:value-type="float">
            <text:p>594.756731</text:p>
          </table:table-cell>
          <table:table-cell office:value-type="float" office:value="544.889827" calcext:value-type="float">
            <text:p>544.889827</text:p>
          </table:table-cell>
          <table:table-cell office:value-type="float" office:value="671.327714" calcext:value-type="float">
            <text:p>671.327714</text:p>
          </table:table-cell>
          <table:table-cell office:value-type="float" office:value="377.05788" calcext:value-type="float">
            <text:p>377.05788</text:p>
          </table:table-cell>
          <table:table-cell office:value-type="float" office:value="357.891216" calcext:value-type="float">
            <text:p>357.891216</text:p>
          </table:table-cell>
          <table:table-cell office:value-type="float" office:value="347.67849" calcext:value-type="float">
            <text:p>347.67849</text:p>
          </table:table-cell>
          <table:table-cell office:value-type="float" office:value="411.299469" calcext:value-type="float">
            <text:p>411.299469</text:p>
          </table:table-cell>
          <table:table-cell office:value-type="float" office:value="256.079704" calcext:value-type="float">
            <text:p>256.079704</text:p>
          </table:table-cell>
          <table:table-cell office:value-type="float" office:value="298.101126" calcext:value-type="float">
            <text:p>298.101126</text:p>
          </table:table-cell>
          <table:table-cell office:value-type="float" office:value="222.709207" calcext:value-type="float">
            <text:p>222.709207</text:p>
          </table:table-cell>
          <table:table-cell office:value-type="float" office:value="192.524064" calcext:value-type="float">
            <text:p>192.524064</text:p>
          </table:table-cell>
          <table:table-cell office:value-type="float" office:value="222.486804" calcext:value-type="float">
            <text:p>222.486804</text:p>
          </table:table-cell>
          <table:table-cell office:value-type="float" office:value="218.228028" calcext:value-type="float">
            <text:p>218.228028</text:p>
          </table:table-cell>
          <table:table-cell office:value-type="float" office:value="260.527787" calcext:value-type="float">
            <text:p>260.527787</text:p>
          </table:table-cell>
          <table:table-cell office:value-type="float" office:value="217.013364" calcext:value-type="float">
            <text:p>217.013364</text:p>
          </table:table-cell>
          <table:table-cell office:value-type="float" office:value="251.610547" calcext:value-type="float">
            <text:p>251.610547</text:p>
          </table:table-cell>
          <table:table-cell office:value-type="float" office:value="174.369852" calcext:value-type="float">
            <text:p>174.369852</text:p>
          </table:table-cell>
          <table:table-cell office:value-type="float" office:value="192.593503" calcext:value-type="float">
            <text:p>192.593503</text:p>
          </table:table-cell>
          <table:table-cell office:value-type="float" office:value="184.89203" calcext:value-type="float">
            <text:p>184.89203</text:p>
          </table:table-cell>
          <table:table-cell office:value-type="float" office:value="221.895379" calcext:value-type="float">
            <text:p>221.895379</text:p>
          </table:table-cell>
          <table:table-cell office:value-type="float" office:value="195.513553" calcext:value-type="float">
            <text:p>195.513553</text:p>
          </table:table-cell>
          <table:table-cell office:value-type="float" office:value="193.076309" calcext:value-type="float">
            <text:p>193.076309</text:p>
          </table:table-cell>
          <table:table-cell office:value-type="float" office:value="188.364132" calcext:value-type="float">
            <text:p>188.364132</text:p>
          </table:table-cell>
          <table:table-cell office:value-type="float" office:value="160.576357" calcext:value-type="float">
            <text:p>160.576357</text:p>
          </table:table-cell>
          <table:table-cell office:value-type="float" office:value="163.527168" calcext:value-type="float">
            <text:p>163.527168</text:p>
          </table:table-cell>
          <table:table-cell office:value-type="float" office:value="177.521832" calcext:value-type="float">
            <text:p>177.521832</text:p>
          </table:table-cell>
          <table:table-cell office:value-type="float" office:value="258.76813" calcext:value-type="float">
            <text:p>258.76813</text:p>
          </table:table-cell>
          <table:table-cell office:value-type="float" office:value="176.789303" calcext:value-type="float">
            <text:p>176.789303</text:p>
          </table:table-cell>
          <table:table-cell office:value-type="float" office:value="197.560546" calcext:value-type="float">
            <text:p>197.560546</text:p>
          </table:table-cell>
          <table:table-cell office:value-type="float" office:value="179.20156" calcext:value-type="float">
            <text:p>179.20156</text:p>
          </table:table-cell>
        </table:table-row>
        <table:table-row table:style-name="ro2">
          <table:table-cell office:value-type="float" office:value="2400000" calcext:value-type="float">
            <text:p>2400000</text:p>
          </table:table-cell>
          <table:table-cell office:value-type="float" office:value="680.01486" calcext:value-type="float">
            <text:p>680.01486</text:p>
          </table:table-cell>
          <table:table-cell office:value-type="float" office:value="773.793535" calcext:value-type="float">
            <text:p>773.793535</text:p>
          </table:table-cell>
          <table:table-cell office:value-type="float" office:value="630.565831" calcext:value-type="float">
            <text:p>630.565831</text:p>
          </table:table-cell>
          <table:table-cell office:value-type="float" office:value="581.819054" calcext:value-type="float">
            <text:p>581.819054</text:p>
          </table:table-cell>
          <table:table-cell office:value-type="float" office:value="527.394707" calcext:value-type="float">
            <text:p>527.394707</text:p>
          </table:table-cell>
          <table:table-cell office:value-type="float" office:value="403.22225" calcext:value-type="float">
            <text:p>403.22225</text:p>
          </table:table-cell>
          <table:table-cell office:value-type="float" office:value="354.354037" calcext:value-type="float">
            <text:p>354.354037</text:p>
          </table:table-cell>
          <table:table-cell office:value-type="float" office:value="328.124615" calcext:value-type="float">
            <text:p>328.124615</text:p>
          </table:table-cell>
          <table:table-cell office:value-type="float" office:value="341.616367" calcext:value-type="float">
            <text:p>341.616367</text:p>
          </table:table-cell>
          <table:table-cell office:value-type="float" office:value="321.399314" calcext:value-type="float">
            <text:p>321.399314</text:p>
          </table:table-cell>
          <table:table-cell office:value-type="float" office:value="271.621674" calcext:value-type="float">
            <text:p>271.621674</text:p>
          </table:table-cell>
          <table:table-cell office:value-type="float" office:value="276.696635" calcext:value-type="float">
            <text:p>276.696635</text:p>
          </table:table-cell>
          <table:table-cell office:value-type="float" office:value="293.437814" calcext:value-type="float">
            <text:p>293.437814</text:p>
          </table:table-cell>
          <table:table-cell office:value-type="float" office:value="232.906499" calcext:value-type="float">
            <text:p>232.906499</text:p>
          </table:table-cell>
          <table:table-cell office:value-type="float" office:value="248.705833" calcext:value-type="float">
            <text:p>248.705833</text:p>
          </table:table-cell>
          <table:table-cell office:value-type="float" office:value="238.283428" calcext:value-type="float">
            <text:p>238.283428</text:p>
          </table:table-cell>
          <table:table-cell office:value-type="float" office:value="199.251903" calcext:value-type="float">
            <text:p>199.251903</text:p>
          </table:table-cell>
          <table:table-cell office:value-type="float" office:value="214.0922" calcext:value-type="float">
            <text:p>214.0922</text:p>
          </table:table-cell>
          <table:table-cell office:value-type="float" office:value="225.501763" calcext:value-type="float">
            <text:p>225.501763</text:p>
          </table:table-cell>
          <table:table-cell office:value-type="float" office:value="214.033685" calcext:value-type="float">
            <text:p>214.033685</text:p>
          </table:table-cell>
          <table:table-cell office:value-type="float" office:value="219.165961" calcext:value-type="float">
            <text:p>219.165961</text:p>
          </table:table-cell>
          <table:table-cell office:value-type="float" office:value="255.504751" calcext:value-type="float">
            <text:p>255.504751</text:p>
          </table:table-cell>
          <table:table-cell office:value-type="float" office:value="217.971307" calcext:value-type="float">
            <text:p>217.971307</text:p>
          </table:table-cell>
          <table:table-cell office:value-type="float" office:value="255.559735" calcext:value-type="float">
            <text:p>255.559735</text:p>
          </table:table-cell>
          <table:table-cell office:value-type="float" office:value="207.136559" calcext:value-type="float">
            <text:p>207.136559</text:p>
          </table:table-cell>
          <table:table-cell office:value-type="float" office:value="231.686335" calcext:value-type="float">
            <text:p>231.686335</text:p>
          </table:table-cell>
          <table:table-cell office:value-type="float" office:value="186.716537" calcext:value-type="float">
            <text:p>186.716537</text:p>
          </table:table-cell>
          <table:table-cell office:value-type="float" office:value="174.448508" calcext:value-type="float">
            <text:p>174.448508</text:p>
          </table:table-cell>
          <table:table-cell office:value-type="float" office:value="230.60049" calcext:value-type="float">
            <text:p>230.60049</text:p>
          </table:table-cell>
          <table:table-cell office:value-type="float" office:value="362.62158" calcext:value-type="float">
            <text:p>362.62158</text:p>
          </table:table-cell>
          <table:table-cell office:value-type="float" office:value="187.715744" calcext:value-type="float">
            <text:p>187.715744</text:p>
          </table:table-cell>
          <table:table-cell office:value-type="float" office:value="213.91206" calcext:value-type="float">
            <text:p>213.91206</text:p>
          </table:table-cell>
        </table:table-row>
        <table:table-row table:style-name="ro2">
          <table:table-cell office:value-type="float" office:value="2500000" calcext:value-type="float">
            <text:p>2500000</text:p>
          </table:table-cell>
          <table:table-cell office:value-type="float" office:value="671.240438" calcext:value-type="float">
            <text:p>671.240438</text:p>
          </table:table-cell>
          <table:table-cell office:value-type="float" office:value="787.132979" calcext:value-type="float">
            <text:p>787.132979</text:p>
          </table:table-cell>
          <table:table-cell office:value-type="float" office:value="676.778705" calcext:value-type="float">
            <text:p>676.778705</text:p>
          </table:table-cell>
          <table:table-cell office:value-type="float" office:value="649.605004" calcext:value-type="float">
            <text:p>649.605004</text:p>
          </table:table-cell>
          <table:table-cell office:value-type="float" office:value="706.682396" calcext:value-type="float">
            <text:p>706.682396</text:p>
          </table:table-cell>
          <table:table-cell office:value-type="float" office:value="509.49022" calcext:value-type="float">
            <text:p>509.49022</text:p>
          </table:table-cell>
          <table:table-cell office:value-type="float" office:value="380.14485" calcext:value-type="float">
            <text:p>380.14485</text:p>
          </table:table-cell>
          <table:table-cell office:value-type="float" office:value="378.590894" calcext:value-type="float">
            <text:p>378.590894</text:p>
          </table:table-cell>
          <table:table-cell office:value-type="float" office:value="478.430976" calcext:value-type="float">
            <text:p>478.430976</text:p>
          </table:table-cell>
          <table:table-cell office:value-type="float" office:value="346.939854" calcext:value-type="float">
            <text:p>346.939854</text:p>
          </table:table-cell>
          <table:table-cell office:value-type="float" office:value="302.98224" calcext:value-type="float">
            <text:p>302.98224</text:p>
          </table:table-cell>
          <table:table-cell office:value-type="float" office:value="239.941376" calcext:value-type="float">
            <text:p>239.941376</text:p>
          </table:table-cell>
          <table:table-cell office:value-type="float" office:value="256.387425" calcext:value-type="float">
            <text:p>256.387425</text:p>
          </table:table-cell>
          <table:table-cell office:value-type="float" office:value="302.436889" calcext:value-type="float">
            <text:p>302.436889</text:p>
          </table:table-cell>
          <table:table-cell office:value-type="float" office:value="296.086536" calcext:value-type="float">
            <text:p>296.086536</text:p>
          </table:table-cell>
          <table:table-cell office:value-type="float" office:value="229.013502" calcext:value-type="float">
            <text:p>229.013502</text:p>
          </table:table-cell>
          <table:table-cell office:value-type="float" office:value="221.896964" calcext:value-type="float">
            <text:p>221.896964</text:p>
          </table:table-cell>
          <table:table-cell office:value-type="float" office:value="181.647444" calcext:value-type="float">
            <text:p>181.647444</text:p>
          </table:table-cell>
          <table:table-cell office:value-type="float" office:value="233.359156" calcext:value-type="float">
            <text:p>233.359156</text:p>
          </table:table-cell>
          <table:table-cell office:value-type="float" office:value="211.280001" calcext:value-type="float">
            <text:p>211.280001</text:p>
          </table:table-cell>
          <table:table-cell office:value-type="float" office:value="223.472361" calcext:value-type="float">
            <text:p>223.472361</text:p>
          </table:table-cell>
          <table:table-cell office:value-type="float" office:value="177.364804" calcext:value-type="float">
            <text:p>177.364804</text:p>
          </table:table-cell>
          <table:table-cell office:value-type="float" office:value="225.380045" calcext:value-type="float">
            <text:p>225.380045</text:p>
          </table:table-cell>
          <table:table-cell office:value-type="float" office:value="195.775783" calcext:value-type="float">
            <text:p>195.775783</text:p>
          </table:table-cell>
          <table:table-cell office:value-type="float" office:value="239.431696" calcext:value-type="float">
            <text:p>239.431696</text:p>
          </table:table-cell>
          <table:table-cell office:value-type="float" office:value="213.318605" calcext:value-type="float">
            <text:p>213.318605</text:p>
          </table:table-cell>
          <table:table-cell office:value-type="float" office:value="191.622934" calcext:value-type="float">
            <text:p>191.622934</text:p>
          </table:table-cell>
          <table:table-cell office:value-type="float" office:value="250.645386" calcext:value-type="float">
            <text:p>250.645386</text:p>
          </table:table-cell>
          <table:table-cell office:value-type="float" office:value="168.836662" calcext:value-type="float">
            <text:p>168.836662</text:p>
          </table:table-cell>
          <table:table-cell office:value-type="float" office:value="214.427023" calcext:value-type="float">
            <text:p>214.427023</text:p>
          </table:table-cell>
          <table:table-cell office:value-type="float" office:value="180.124504" calcext:value-type="float">
            <text:p>180.124504</text:p>
          </table:table-cell>
          <table:table-cell office:value-type="float" office:value="165.655764" calcext:value-type="float">
            <text:p>165.655764</text:p>
          </table:table-cell>
        </table:table-row>
        <table:table-row table:style-name="ro2">
          <table:table-cell office:value-type="float" office:value="2600000" calcext:value-type="float">
            <text:p>2600000</text:p>
          </table:table-cell>
          <table:table-cell office:value-type="float" office:value="696.484977" calcext:value-type="float">
            <text:p>696.484977</text:p>
          </table:table-cell>
          <table:table-cell office:value-type="float" office:value="845.227458" calcext:value-type="float">
            <text:p>845.227458</text:p>
          </table:table-cell>
          <table:table-cell office:value-type="float" office:value="672.694554" calcext:value-type="float">
            <text:p>672.694554</text:p>
          </table:table-cell>
          <table:table-cell office:value-type="float" office:value="620.106842" calcext:value-type="float">
            <text:p>620.106842</text:p>
          </table:table-cell>
          <table:table-cell office:value-type="float" office:value="535.7924" calcext:value-type="float">
            <text:p>535.7924</text:p>
          </table:table-cell>
          <table:table-cell office:value-type="float" office:value="571.105563" calcext:value-type="float">
            <text:p>571.105563</text:p>
          </table:table-cell>
          <table:table-cell office:value-type="float" office:value="503.285873" calcext:value-type="float">
            <text:p>503.285873</text:p>
          </table:table-cell>
          <table:table-cell office:value-type="float" office:value="348.259196" calcext:value-type="float">
            <text:p>348.259196</text:p>
          </table:table-cell>
          <table:table-cell office:value-type="float" office:value="339.179187" calcext:value-type="float">
            <text:p>339.179187</text:p>
          </table:table-cell>
          <table:table-cell office:value-type="float" office:value="322.660422" calcext:value-type="float">
            <text:p>322.660422</text:p>
          </table:table-cell>
          <table:table-cell office:value-type="float" office:value="273.356452" calcext:value-type="float">
            <text:p>273.356452</text:p>
          </table:table-cell>
          <table:table-cell office:value-type="float" office:value="302.621573" calcext:value-type="float">
            <text:p>302.621573</text:p>
          </table:table-cell>
          <table:table-cell office:value-type="float" office:value="302.433084" calcext:value-type="float">
            <text:p>302.433084</text:p>
          </table:table-cell>
          <table:table-cell office:value-type="float" office:value="238.849619" calcext:value-type="float">
            <text:p>238.849619</text:p>
          </table:table-cell>
          <table:table-cell office:value-type="float" office:value="290.11378" calcext:value-type="float">
            <text:p>290.11378</text:p>
          </table:table-cell>
          <table:table-cell office:value-type="float" office:value="239.818725" calcext:value-type="float">
            <text:p>239.818725</text:p>
          </table:table-cell>
          <table:table-cell office:value-type="float" office:value="252.806627" calcext:value-type="float">
            <text:p>252.806627</text:p>
          </table:table-cell>
          <table:table-cell office:value-type="float" office:value="214.094175" calcext:value-type="float">
            <text:p>214.094175</text:p>
          </table:table-cell>
          <table:table-cell office:value-type="float" office:value="223.487418" calcext:value-type="float">
            <text:p>223.487418</text:p>
          </table:table-cell>
          <table:table-cell office:value-type="float" office:value="258.38724" calcext:value-type="float">
            <text:p>258.38724</text:p>
          </table:table-cell>
          <table:table-cell office:value-type="float" office:value="256.894463" calcext:value-type="float">
            <text:p>256.894463</text:p>
          </table:table-cell>
          <table:table-cell office:value-type="float" office:value="215.069956" calcext:value-type="float">
            <text:p>215.069956</text:p>
          </table:table-cell>
          <table:table-cell office:value-type="float" office:value="220.285694" calcext:value-type="float">
            <text:p>220.285694</text:p>
          </table:table-cell>
          <table:table-cell office:value-type="float" office:value="190.048711" calcext:value-type="float">
            <text:p>190.048711</text:p>
          </table:table-cell>
          <table:table-cell office:value-type="float" office:value="187.360115" calcext:value-type="float">
            <text:p>187.360115</text:p>
          </table:table-cell>
          <table:table-cell office:value-type="float" office:value="208.967884" calcext:value-type="float">
            <text:p>208.967884</text:p>
          </table:table-cell>
          <table:table-cell office:value-type="float" office:value="258.020994" calcext:value-type="float">
            <text:p>258.020994</text:p>
          </table:table-cell>
          <table:table-cell office:value-type="float" office:value="269.512652" calcext:value-type="float">
            <text:p>269.512652</text:p>
          </table:table-cell>
          <table:table-cell office:value-type="float" office:value="177.3737" calcext:value-type="float">
            <text:p>177.3737</text:p>
          </table:table-cell>
          <table:table-cell office:value-type="float" office:value="180.629571" calcext:value-type="float">
            <text:p>180.629571</text:p>
          </table:table-cell>
          <table:table-cell office:value-type="float" office:value="184.879964" calcext:value-type="float">
            <text:p>184.879964</text:p>
          </table:table-cell>
          <table:table-cell office:value-type="float" office:value="239.628442" calcext:value-type="float">
            <text:p>239.628442</text:p>
          </table:table-cell>
        </table:table-row>
        <table:table-row table:style-name="ro2">
          <table:table-cell office:value-type="float" office:value="2700000" calcext:value-type="float">
            <text:p>2700000</text:p>
          </table:table-cell>
          <table:table-cell office:value-type="float" office:value="720.488203" calcext:value-type="float">
            <text:p>720.488203</text:p>
          </table:table-cell>
          <table:table-cell office:value-type="float" office:value="868.360534" calcext:value-type="float">
            <text:p>868.360534</text:p>
          </table:table-cell>
          <table:table-cell office:value-type="float" office:value="733.100884" calcext:value-type="float">
            <text:p>733.100884</text:p>
          </table:table-cell>
          <table:table-cell office:value-type="float" office:value="724.23647" calcext:value-type="float">
            <text:p>724.23647</text:p>
          </table:table-cell>
          <table:table-cell office:value-type="float" office:value="755.003477" calcext:value-type="float">
            <text:p>755.003477</text:p>
          </table:table-cell>
          <table:table-cell office:value-type="float" office:value="577.038581" calcext:value-type="float">
            <text:p>577.038581</text:p>
          </table:table-cell>
          <table:table-cell office:value-type="float" office:value="490.341765" calcext:value-type="float">
            <text:p>490.341765</text:p>
          </table:table-cell>
          <table:table-cell office:value-type="float" office:value="373.710116" calcext:value-type="float">
            <text:p>373.710116</text:p>
          </table:table-cell>
          <table:table-cell office:value-type="float" office:value="401.665302" calcext:value-type="float">
            <text:p>401.665302</text:p>
          </table:table-cell>
          <table:table-cell office:value-type="float" office:value="288.304783" calcext:value-type="float">
            <text:p>288.304783</text:p>
          </table:table-cell>
          <table:table-cell office:value-type="float" office:value="278.733881" calcext:value-type="float">
            <text:p>278.733881</text:p>
          </table:table-cell>
          <table:table-cell office:value-type="float" office:value="411.005711" calcext:value-type="float">
            <text:p>411.005711</text:p>
          </table:table-cell>
          <table:table-cell office:value-type="float" office:value="362.844148" calcext:value-type="float">
            <text:p>362.844148</text:p>
          </table:table-cell>
          <table:table-cell office:value-type="float" office:value="497.635811" calcext:value-type="float">
            <text:p>497.635811</text:p>
          </table:table-cell>
          <table:table-cell office:value-type="float" office:value="280.783242" calcext:value-type="float">
            <text:p>280.783242</text:p>
          </table:table-cell>
          <table:table-cell office:value-type="float" office:value="250.398786" calcext:value-type="float">
            <text:p>250.398786</text:p>
          </table:table-cell>
          <table:table-cell office:value-type="float" office:value="248.35219" calcext:value-type="float">
            <text:p>248.35219</text:p>
          </table:table-cell>
          <table:table-cell office:value-type="float" office:value="244.037525" calcext:value-type="float">
            <text:p>244.037525</text:p>
          </table:table-cell>
          <table:table-cell office:value-type="float" office:value="247.912976" calcext:value-type="float">
            <text:p>247.912976</text:p>
          </table:table-cell>
          <table:table-cell office:value-type="float" office:value="270.447934" calcext:value-type="float">
            <text:p>270.447934</text:p>
          </table:table-cell>
          <table:table-cell office:value-type="float" office:value="220.89024" calcext:value-type="float">
            <text:p>220.89024</text:p>
          </table:table-cell>
          <table:table-cell office:value-type="float" office:value="238.089744" calcext:value-type="float">
            <text:p>238.089744</text:p>
          </table:table-cell>
          <table:table-cell office:value-type="float" office:value="214.466996" calcext:value-type="float">
            <text:p>214.466996</text:p>
          </table:table-cell>
          <table:table-cell office:value-type="float" office:value="260.617244" calcext:value-type="float">
            <text:p>260.617244</text:p>
          </table:table-cell>
          <table:table-cell office:value-type="float" office:value="216.404233" calcext:value-type="float">
            <text:p>216.404233</text:p>
          </table:table-cell>
          <table:table-cell office:value-type="float" office:value="193.880594" calcext:value-type="float">
            <text:p>193.880594</text:p>
          </table:table-cell>
          <table:table-cell office:value-type="float" office:value="224.664511" calcext:value-type="float">
            <text:p>224.664511</text:p>
          </table:table-cell>
          <table:table-cell office:value-type="float" office:value="230.103863" calcext:value-type="float">
            <text:p>230.103863</text:p>
          </table:table-cell>
          <table:table-cell office:value-type="float" office:value="169.003714" calcext:value-type="float">
            <text:p>169.003714</text:p>
          </table:table-cell>
          <table:table-cell office:value-type="float" office:value="183.436973" calcext:value-type="float">
            <text:p>183.436973</text:p>
          </table:table-cell>
          <table:table-cell office:value-type="float" office:value="189.665902" calcext:value-type="float">
            <text:p>189.665902</text:p>
          </table:table-cell>
          <table:table-cell office:value-type="float" office:value="211.542685" calcext:value-type="float">
            <text:p>211.542685</text:p>
          </table:table-cell>
        </table:table-row>
        <table:table-row table:style-name="ro2">
          <table:table-cell office:value-type="float" office:value="2800000" calcext:value-type="float">
            <text:p>2800000</text:p>
          </table:table-cell>
          <table:table-cell office:value-type="float" office:value="750.397444" calcext:value-type="float">
            <text:p>750.397444</text:p>
          </table:table-cell>
          <table:table-cell office:value-type="float" office:value="904.222088" calcext:value-type="float">
            <text:p>904.222088</text:p>
          </table:table-cell>
          <table:table-cell office:value-type="float" office:value="750.427687" calcext:value-type="float">
            <text:p>750.427687</text:p>
          </table:table-cell>
          <table:table-cell office:value-type="float" office:value="640.806879" calcext:value-type="float">
            <text:p>640.806879</text:p>
          </table:table-cell>
          <table:table-cell office:value-type="float" office:value="756.997724" calcext:value-type="float">
            <text:p>756.997724</text:p>
          </table:table-cell>
          <table:table-cell office:value-type="float" office:value="387.806651" calcext:value-type="float">
            <text:p>387.806651</text:p>
          </table:table-cell>
          <table:table-cell office:value-type="float" office:value="468.048061" calcext:value-type="float">
            <text:p>468.048061</text:p>
          </table:table-cell>
          <table:table-cell office:value-type="float" office:value="414.265161" calcext:value-type="float">
            <text:p>414.265161</text:p>
          </table:table-cell>
          <table:table-cell office:value-type="float" office:value="351.895368" calcext:value-type="float">
            <text:p>351.895368</text:p>
          </table:table-cell>
          <table:table-cell office:value-type="float" office:value="468.118484" calcext:value-type="float">
            <text:p>468.118484</text:p>
          </table:table-cell>
          <table:table-cell office:value-type="float" office:value="370.721732" calcext:value-type="float">
            <text:p>370.721732</text:p>
          </table:table-cell>
          <table:table-cell office:value-type="float" office:value="343.506921" calcext:value-type="float">
            <text:p>343.506921</text:p>
          </table:table-cell>
          <table:table-cell office:value-type="float" office:value="273.208451" calcext:value-type="float">
            <text:p>273.208451</text:p>
          </table:table-cell>
          <table:table-cell office:value-type="float" office:value="308.844097" calcext:value-type="float">
            <text:p>308.844097</text:p>
          </table:table-cell>
          <table:table-cell office:value-type="float" office:value="320.117311" calcext:value-type="float">
            <text:p>320.117311</text:p>
          </table:table-cell>
          <table:table-cell office:value-type="float" office:value="229.144678" calcext:value-type="float">
            <text:p>229.144678</text:p>
          </table:table-cell>
          <table:table-cell office:value-type="float" office:value="237.54451" calcext:value-type="float">
            <text:p>237.54451</text:p>
          </table:table-cell>
          <table:table-cell office:value-type="float" office:value="275.755133" calcext:value-type="float">
            <text:p>275.755133</text:p>
          </table:table-cell>
          <table:table-cell office:value-type="float" office:value="247.397312" calcext:value-type="float">
            <text:p>247.397312</text:p>
          </table:table-cell>
          <table:table-cell office:value-type="float" office:value="246.3729" calcext:value-type="float">
            <text:p>246.3729</text:p>
          </table:table-cell>
          <table:table-cell office:value-type="float" office:value="277.665777" calcext:value-type="float">
            <text:p>277.665777</text:p>
          </table:table-cell>
          <table:table-cell office:value-type="float" office:value="273.934346" calcext:value-type="float">
            <text:p>273.934346</text:p>
          </table:table-cell>
          <table:table-cell office:value-type="float" office:value="221.676346" calcext:value-type="float">
            <text:p>221.676346</text:p>
          </table:table-cell>
          <table:table-cell office:value-type="float" office:value="280.161789" calcext:value-type="float">
            <text:p>280.161789</text:p>
          </table:table-cell>
          <table:table-cell office:value-type="float" office:value="215.610662" calcext:value-type="float">
            <text:p>215.610662</text:p>
          </table:table-cell>
          <table:table-cell office:value-type="float" office:value="261.092851" calcext:value-type="float">
            <text:p>261.092851</text:p>
          </table:table-cell>
          <table:table-cell office:value-type="float" office:value="241.468525" calcext:value-type="float">
            <text:p>241.468525</text:p>
          </table:table-cell>
          <table:table-cell office:value-type="float" office:value="199.985693" calcext:value-type="float">
            <text:p>199.985693</text:p>
          </table:table-cell>
          <table:table-cell office:value-type="float" office:value="179.454196" calcext:value-type="float">
            <text:p>179.454196</text:p>
          </table:table-cell>
          <table:table-cell office:value-type="float" office:value="250.546907" calcext:value-type="float">
            <text:p>250.546907</text:p>
          </table:table-cell>
          <table:table-cell office:value-type="float" office:value="305.978278" calcext:value-type="float">
            <text:p>305.978278</text:p>
          </table:table-cell>
          <table:table-cell office:value-type="float" office:value="208.747727" calcext:value-type="float">
            <text:p>208.747727</text:p>
          </table:table-cell>
        </table:table-row>
        <table:table-row table:style-name="ro2">
          <table:table-cell office:value-type="float" office:value="2900000" calcext:value-type="float">
            <text:p>2900000</text:p>
          </table:table-cell>
          <table:table-cell office:value-type="float" office:value="814.71377" calcext:value-type="float">
            <text:p>814.71377</text:p>
          </table:table-cell>
          <table:table-cell office:value-type="float" office:value="931.601701" calcext:value-type="float">
            <text:p>931.601701</text:p>
          </table:table-cell>
          <table:table-cell office:value-type="float" office:value="807.308195" calcext:value-type="float">
            <text:p>807.308195</text:p>
          </table:table-cell>
          <table:table-cell office:value-type="float" office:value="449.783202" calcext:value-type="float">
            <text:p>449.783202</text:p>
          </table:table-cell>
          <table:table-cell office:value-type="float" office:value="812.57102" calcext:value-type="float">
            <text:p>812.57102</text:p>
          </table:table-cell>
          <table:table-cell office:value-type="float" office:value="486.976614" calcext:value-type="float">
            <text:p>486.976614</text:p>
          </table:table-cell>
          <table:table-cell office:value-type="float" office:value="498.198557" calcext:value-type="float">
            <text:p>498.198557</text:p>
          </table:table-cell>
          <table:table-cell office:value-type="float" office:value="485.193967" calcext:value-type="float">
            <text:p>485.193967</text:p>
          </table:table-cell>
          <table:table-cell office:value-type="float" office:value="518.693389" calcext:value-type="float">
            <text:p>518.693389</text:p>
          </table:table-cell>
          <table:table-cell office:value-type="float" office:value="353.552802" calcext:value-type="float">
            <text:p>353.552802</text:p>
          </table:table-cell>
          <table:table-cell office:value-type="float" office:value="312.417643" calcext:value-type="float">
            <text:p>312.417643</text:p>
          </table:table-cell>
          <table:table-cell office:value-type="float" office:value="414.783093" calcext:value-type="float">
            <text:p>414.783093</text:p>
          </table:table-cell>
          <table:table-cell office:value-type="float" office:value="279.911958" calcext:value-type="float">
            <text:p>279.911958</text:p>
          </table:table-cell>
          <table:table-cell office:value-type="float" office:value="322.981511" calcext:value-type="float">
            <text:p>322.981511</text:p>
          </table:table-cell>
          <table:table-cell office:value-type="float" office:value="299.766921" calcext:value-type="float">
            <text:p>299.766921</text:p>
          </table:table-cell>
          <table:table-cell office:value-type="float" office:value="287.841193" calcext:value-type="float">
            <text:p>287.841193</text:p>
          </table:table-cell>
          <table:table-cell office:value-type="float" office:value="274.240451" calcext:value-type="float">
            <text:p>274.240451</text:p>
          </table:table-cell>
          <table:table-cell office:value-type="float" office:value="227.602319" calcext:value-type="float">
            <text:p>227.602319</text:p>
          </table:table-cell>
          <table:table-cell office:value-type="float" office:value="319.504369" calcext:value-type="float">
            <text:p>319.504369</text:p>
          </table:table-cell>
          <table:table-cell office:value-type="float" office:value="253.929829" calcext:value-type="float">
            <text:p>253.929829</text:p>
          </table:table-cell>
          <table:table-cell office:value-type="float" office:value="233.664396" calcext:value-type="float">
            <text:p>233.664396</text:p>
          </table:table-cell>
          <table:table-cell office:value-type="float" office:value="231.652203" calcext:value-type="float">
            <text:p>231.652203</text:p>
          </table:table-cell>
          <table:table-cell office:value-type="float" office:value="216.637352" calcext:value-type="float">
            <text:p>216.637352</text:p>
          </table:table-cell>
          <table:table-cell office:value-type="float" office:value="226.179517" calcext:value-type="float">
            <text:p>226.179517</text:p>
          </table:table-cell>
          <table:table-cell office:value-type="float" office:value="216.153523" calcext:value-type="float">
            <text:p>216.153523</text:p>
          </table:table-cell>
          <table:table-cell office:value-type="float" office:value="208.651362" calcext:value-type="float">
            <text:p>208.651362</text:p>
          </table:table-cell>
          <table:table-cell office:value-type="float" office:value="227.184186" calcext:value-type="float">
            <text:p>227.184186</text:p>
          </table:table-cell>
          <table:table-cell office:value-type="float" office:value="256.500784" calcext:value-type="float">
            <text:p>256.500784</text:p>
          </table:table-cell>
          <table:table-cell office:value-type="float" office:value="196.034509" calcext:value-type="float">
            <text:p>196.034509</text:p>
          </table:table-cell>
          <table:table-cell office:value-type="float" office:value="240.795114" calcext:value-type="float">
            <text:p>240.795114</text:p>
          </table:table-cell>
          <table:table-cell office:value-type="float" office:value="257.977239" calcext:value-type="float">
            <text:p>257.977239</text:p>
          </table:table-cell>
          <table:table-cell office:value-type="float" office:value="259.518277" calcext:value-type="float">
            <text:p>259.518277</text:p>
          </table:table-cell>
        </table:table-row>
        <table:table-row table:style-name="ro2">
          <table:table-cell office:value-type="float" office:value="3000000" calcext:value-type="float">
            <text:p>3000000</text:p>
          </table:table-cell>
          <table:table-cell office:value-type="float" office:value="845.399048" calcext:value-type="float">
            <text:p>845.399048</text:p>
          </table:table-cell>
          <table:table-cell office:value-type="float" office:value="962.880919" calcext:value-type="float">
            <text:p>962.880919</text:p>
          </table:table-cell>
          <table:table-cell office:value-type="float" office:value="835.421217" calcext:value-type="float">
            <text:p>835.421217</text:p>
          </table:table-cell>
          <table:table-cell office:value-type="float" office:value="971.155849" calcext:value-type="float">
            <text:p>971.155849</text:p>
          </table:table-cell>
          <table:table-cell office:value-type="float" office:value="691.764289" calcext:value-type="float">
            <text:p>691.764289</text:p>
          </table:table-cell>
          <table:table-cell office:value-type="float" office:value="504.482643" calcext:value-type="float">
            <text:p>504.482643</text:p>
          </table:table-cell>
          <table:table-cell office:value-type="float" office:value="573.060383" calcext:value-type="float">
            <text:p>573.060383</text:p>
          </table:table-cell>
          <table:table-cell office:value-type="float" office:value="459.616988" calcext:value-type="float">
            <text:p>459.616988</text:p>
          </table:table-cell>
          <table:table-cell office:value-type="float" office:value="544.603488" calcext:value-type="float">
            <text:p>544.603488</text:p>
          </table:table-cell>
          <table:table-cell office:value-type="float" office:value="396.698621" calcext:value-type="float">
            <text:p>396.698621</text:p>
          </table:table-cell>
          <table:table-cell office:value-type="float" office:value="374.847615" calcext:value-type="float">
            <text:p>374.847615</text:p>
          </table:table-cell>
          <table:table-cell office:value-type="float" office:value="411.490602" calcext:value-type="float">
            <text:p>411.490602</text:p>
          </table:table-cell>
          <table:table-cell office:value-type="float" office:value="331.825367" calcext:value-type="float">
            <text:p>331.825367</text:p>
          </table:table-cell>
          <table:table-cell office:value-type="float" office:value="324.179677" calcext:value-type="float">
            <text:p>324.179677</text:p>
          </table:table-cell>
          <table:table-cell office:value-type="float" office:value="236.945363" calcext:value-type="float">
            <text:p>236.945363</text:p>
          </table:table-cell>
          <table:table-cell office:value-type="float" office:value="285.614614" calcext:value-type="float">
            <text:p>285.614614</text:p>
          </table:table-cell>
          <table:table-cell office:value-type="float" office:value="329.878576" calcext:value-type="float">
            <text:p>329.878576</text:p>
          </table:table-cell>
          <table:table-cell office:value-type="float" office:value="300.628558" calcext:value-type="float">
            <text:p>300.628558</text:p>
          </table:table-cell>
          <table:table-cell office:value-type="float" office:value="304.22585" calcext:value-type="float">
            <text:p>304.22585</text:p>
          </table:table-cell>
          <table:table-cell office:value-type="float" office:value="299.292604" calcext:value-type="float">
            <text:p>299.292604</text:p>
          </table:table-cell>
          <table:table-cell office:value-type="float" office:value="350.878845" calcext:value-type="float">
            <text:p>350.878845</text:p>
          </table:table-cell>
          <table:table-cell office:value-type="float" office:value="233.276167" calcext:value-type="float">
            <text:p>233.276167</text:p>
          </table:table-cell>
          <table:table-cell office:value-type="float" office:value="298.008457" calcext:value-type="float">
            <text:p>298.008457</text:p>
          </table:table-cell>
          <table:table-cell office:value-type="float" office:value="225.135862" calcext:value-type="float">
            <text:p>225.135862</text:p>
          </table:table-cell>
          <table:table-cell office:value-type="float" office:value="210.850839" calcext:value-type="float">
            <text:p>210.850839</text:p>
          </table:table-cell>
          <table:table-cell office:value-type="float" office:value="213.819398" calcext:value-type="float">
            <text:p>213.819398</text:p>
          </table:table-cell>
          <table:table-cell office:value-type="float" office:value="232.589276" calcext:value-type="float">
            <text:p>232.589276</text:p>
          </table:table-cell>
          <table:table-cell office:value-type="float" office:value="235.873956" calcext:value-type="float">
            <text:p>235.873956</text:p>
          </table:table-cell>
          <table:table-cell office:value-type="float" office:value="257.178853" calcext:value-type="float">
            <text:p>257.178853</text:p>
          </table:table-cell>
          <table:table-cell office:value-type="float" office:value="204.731628" calcext:value-type="float">
            <text:p>204.731628</text:p>
          </table:table-cell>
          <table:table-cell office:value-type="float" office:value="237.584386" calcext:value-type="float">
            <text:p>237.584386</text:p>
          </table:table-cell>
          <table:table-cell office:value-type="float" office:value="265.235935" calcext:value-type="float">
            <text:p>265.235935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msort_omp_non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0.1" calcext:value-type="float">
            <text:p>0.1</text:p>
          </table:table-cell>
          <table:table-cell office:value-type="float" office:value="26.718393" calcext:value-type="float">
            <text:p>26.718393</text:p>
          </table:table-cell>
          <table:table-cell office:value-type="float" office:value="29.753613" calcext:value-type="float">
            <text:p>29.753613</text:p>
          </table:table-cell>
          <table:table-cell office:value-type="float" office:value="32.449212" calcext:value-type="float">
            <text:p>32.449212</text:p>
          </table:table-cell>
          <table:table-cell office:value-type="float" office:value="28.194575" calcext:value-type="float">
            <text:p>28.194575</text:p>
          </table:table-cell>
          <table:table-cell office:value-type="float" office:value="29.571192" calcext:value-type="float">
            <text:p>29.571192</text:p>
          </table:table-cell>
          <table:table-cell office:value-type="float" office:value="19.656828" calcext:value-type="float">
            <text:p>19.656828</text:p>
          </table:table-cell>
          <table:table-cell office:value-type="float" office:value="26.38865" calcext:value-type="float">
            <text:p>26.38865</text:p>
          </table:table-cell>
          <table:table-cell office:value-type="float" office:value="28.960444" calcext:value-type="float">
            <text:p>28.960444</text:p>
          </table:table-cell>
          <table:table-cell office:value-type="float" office:value="25.480455" calcext:value-type="float">
            <text:p>25.480455</text:p>
          </table:table-cell>
          <table:table-cell office:value-type="float" office:value="23.652051" calcext:value-type="float">
            <text:p>23.652051</text:p>
          </table:table-cell>
          <table:table-cell office:value-type="float" office:value="23.188912" calcext:value-type="float">
            <text:p>23.188912</text:p>
          </table:table-cell>
          <table:table-cell office:value-type="float" office:value="25.816285" calcext:value-type="float">
            <text:p>25.816285</text:p>
          </table:table-cell>
          <table:table-cell office:value-type="float" office:value="29.106865" calcext:value-type="float">
            <text:p>29.106865</text:p>
          </table:table-cell>
          <table:table-cell office:value-type="float" office:value="45.782369" calcext:value-type="float">
            <text:p>45.782369</text:p>
          </table:table-cell>
          <table:table-cell office:value-type="float" office:value="24.180276" calcext:value-type="float">
            <text:p>24.180276</text:p>
          </table:table-cell>
          <table:table-cell office:value-type="float" office:value="34.982714" calcext:value-type="float">
            <text:p>34.982714</text:p>
          </table:table-cell>
          <table:table-cell office:value-type="float" office:value="61.268267" calcext:value-type="float">
            <text:p>61.268267</text:p>
          </table:table-cell>
          <table:table-cell office:value-type="float" office:value="17.583743" calcext:value-type="float">
            <text:p>17.583743</text:p>
          </table:table-cell>
          <table:table-cell office:value-type="float" office:value="22.107858" calcext:value-type="float">
            <text:p>22.107858</text:p>
          </table:table-cell>
          <table:table-cell office:value-type="float" office:value="28.440054" calcext:value-type="float">
            <text:p>28.440054</text:p>
          </table:table-cell>
          <table:table-cell office:value-type="float" office:value="99.005058" calcext:value-type="float">
            <text:p>99.005058</text:p>
          </table:table-cell>
          <table:table-cell office:value-type="float" office:value="20.172098" calcext:value-type="float">
            <text:p>20.172098</text:p>
          </table:table-cell>
          <table:table-cell office:value-type="float" office:value="22.948459" calcext:value-type="float">
            <text:p>22.948459</text:p>
          </table:table-cell>
          <table:table-cell office:value-type="float" office:value="24.497345" calcext:value-type="float">
            <text:p>24.497345</text:p>
          </table:table-cell>
          <table:table-cell office:value-type="float" office:value="51.401846" calcext:value-type="float">
            <text:p>51.401846</text:p>
          </table:table-cell>
          <table:table-cell office:value-type="float" office:value="23.177193" calcext:value-type="float">
            <text:p>23.177193</text:p>
          </table:table-cell>
          <table:table-cell office:value-type="float" office:value="47.514584" calcext:value-type="float">
            <text:p>47.514584</text:p>
          </table:table-cell>
          <table:table-cell office:value-type="float" office:value="66.787121" calcext:value-type="float">
            <text:p>66.787121</text:p>
          </table:table-cell>
          <table:table-cell office:value-type="float" office:value="54.44654" calcext:value-type="float">
            <text:p>54.44654</text:p>
          </table:table-cell>
          <table:table-cell office:value-type="float" office:value="40.136914" calcext:value-type="float">
            <text:p>40.136914</text:p>
          </table:table-cell>
          <table:table-cell office:value-type="float" office:value="218.004067" calcext:value-type="float">
            <text:p>218.004067</text:p>
          </table:table-cell>
          <table:table-cell office:value-type="float" office:value="76.498348" calcext:value-type="float">
            <text:p>76.498348</text:p>
          </table:table-cell>
        </table:table-row>
        <table:table-row table:style-name="ro3">
          <table:table-cell/>
          <table:table-cell office:value-type="float" office:value="73.792712" calcext:value-type="float">
            <text:p>73.792712</text:p>
          </table:table-cell>
          <table:table-cell office:value-type="float" office:value="68.164176" calcext:value-type="float">
            <text:p>68.164176</text:p>
          </table:table-cell>
          <table:table-cell office:value-type="float" office:value="61.307314" calcext:value-type="float">
            <text:p>61.307314</text:p>
          </table:table-cell>
          <table:table-cell office:value-type="float" office:value="55.406607" calcext:value-type="float">
            <text:p>55.406607</text:p>
          </table:table-cell>
          <table:table-cell office:value-type="float" office:value="53.946536" calcext:value-type="float">
            <text:p>53.946536</text:p>
          </table:table-cell>
          <table:table-cell office:value-type="float" office:value="50.212636" calcext:value-type="float">
            <text:p>50.212636</text:p>
          </table:table-cell>
          <table:table-cell office:value-type="float" office:value="44.53328" calcext:value-type="float">
            <text:p>44.53328</text:p>
          </table:table-cell>
          <table:table-cell office:value-type="float" office:value="40.225811" calcext:value-type="float">
            <text:p>40.225811</text:p>
          </table:table-cell>
          <table:table-cell office:value-type="float" office:value="34.485464" calcext:value-type="float">
            <text:p>34.485464</text:p>
          </table:table-cell>
          <table:table-cell office:value-type="float" office:value="46.565742" calcext:value-type="float">
            <text:p>46.565742</text:p>
          </table:table-cell>
          <table:table-cell office:value-type="float" office:value="33.773504" calcext:value-type="float">
            <text:p>33.773504</text:p>
          </table:table-cell>
          <table:table-cell office:value-type="float" office:value="36.6407" calcext:value-type="float">
            <text:p>36.6407</text:p>
          </table:table-cell>
          <table:table-cell office:value-type="float" office:value="31.519216" calcext:value-type="float">
            <text:p>31.519216</text:p>
          </table:table-cell>
          <table:table-cell office:value-type="float" office:value="109.756597" calcext:value-type="float">
            <text:p>109.756597</text:p>
          </table:table-cell>
          <table:table-cell office:value-type="float" office:value="92.772198" calcext:value-type="float">
            <text:p>92.772198</text:p>
          </table:table-cell>
          <table:table-cell office:value-type="float" office:value="84.890842" calcext:value-type="float">
            <text:p>84.890842</text:p>
          </table:table-cell>
          <table:table-cell office:value-type="float" office:value="35.639751" calcext:value-type="float">
            <text:p>35.639751</text:p>
          </table:table-cell>
          <table:table-cell office:value-type="float" office:value="31.597906" calcext:value-type="float">
            <text:p>31.597906</text:p>
          </table:table-cell>
          <table:table-cell office:value-type="float" office:value="31.515766" calcext:value-type="float">
            <text:p>31.515766</text:p>
          </table:table-cell>
          <table:table-cell office:value-type="float" office:value="94.558099" calcext:value-type="float">
            <text:p>94.558099</text:p>
          </table:table-cell>
          <table:table-cell office:value-type="float" office:value="94.665886" calcext:value-type="float">
            <text:p>94.665886</text:p>
          </table:table-cell>
          <table:table-cell office:value-type="float" office:value="46.682093" calcext:value-type="float">
            <text:p>46.682093</text:p>
          </table:table-cell>
          <table:table-cell office:value-type="float" office:value="100.527511" calcext:value-type="float">
            <text:p>100.527511</text:p>
          </table:table-cell>
          <table:table-cell office:value-type="float" office:value="60.84269" calcext:value-type="float">
            <text:p>60.84269</text:p>
          </table:table-cell>
          <table:table-cell office:value-type="float" office:value="30.344939" calcext:value-type="float">
            <text:p>30.344939</text:p>
          </table:table-cell>
          <table:table-cell office:value-type="float" office:value="126.356841" calcext:value-type="float">
            <text:p>126.356841</text:p>
          </table:table-cell>
          <table:table-cell office:value-type="float" office:value="24.487404" calcext:value-type="float">
            <text:p>24.487404</text:p>
          </table:table-cell>
          <table:table-cell office:value-type="float" office:value="69.774465" calcext:value-type="float">
            <text:p>69.774465</text:p>
          </table:table-cell>
          <table:table-cell office:value-type="float" office:value="68.063014" calcext:value-type="float">
            <text:p>68.063014</text:p>
          </table:table-cell>
          <table:table-cell office:value-type="float" office:value="115.151057" calcext:value-type="float">
            <text:p>115.151057</text:p>
          </table:table-cell>
          <table:table-cell office:value-type="float" office:value="117.906378" calcext:value-type="float">
            <text:p>117.906378</text:p>
          </table:table-cell>
          <table:table-cell office:value-type="float" office:value="66.037084" calcext:value-type="float">
            <text:p>66.037084</text:p>
          </table:table-cell>
        </table:table-row>
        <table:table-row table:style-name="ro3">
          <table:table-cell/>
          <table:table-cell office:value-type="float" office:value="80.646398" calcext:value-type="float">
            <text:p>80.646398</text:p>
          </table:table-cell>
          <table:table-cell office:value-type="float" office:value="72.732235" calcext:value-type="float">
            <text:p>72.732235</text:p>
          </table:table-cell>
          <table:table-cell office:value-type="float" office:value="73.117673" calcext:value-type="float">
            <text:p>73.117673</text:p>
          </table:table-cell>
          <table:table-cell office:value-type="float" office:value="47.950339" calcext:value-type="float">
            <text:p>47.950339</text:p>
          </table:table-cell>
          <table:table-cell office:value-type="float" office:value="70.69291" calcext:value-type="float">
            <text:p>70.69291</text:p>
          </table:table-cell>
          <table:table-cell office:value-type="float" office:value="49.191235" calcext:value-type="float">
            <text:p>49.191235</text:p>
          </table:table-cell>
          <table:table-cell office:value-type="float" office:value="49.672559" calcext:value-type="float">
            <text:p>49.672559</text:p>
          </table:table-cell>
          <table:table-cell office:value-type="float" office:value="50.786765" calcext:value-type="float">
            <text:p>50.786765</text:p>
          </table:table-cell>
          <table:table-cell office:value-type="float" office:value="46.973697" calcext:value-type="float">
            <text:p>46.973697</text:p>
          </table:table-cell>
          <table:table-cell office:value-type="float" office:value="40.331937" calcext:value-type="float">
            <text:p>40.331937</text:p>
          </table:table-cell>
          <table:table-cell office:value-type="float" office:value="34.958292" calcext:value-type="float">
            <text:p>34.958292</text:p>
          </table:table-cell>
          <table:table-cell office:value-type="float" office:value="47.553474" calcext:value-type="float">
            <text:p>47.553474</text:p>
          </table:table-cell>
          <table:table-cell office:value-type="float" office:value="39.950383" calcext:value-type="float">
            <text:p>39.950383</text:p>
          </table:table-cell>
          <table:table-cell office:value-type="float" office:value="34.196137" calcext:value-type="float">
            <text:p>34.196137</text:p>
          </table:table-cell>
          <table:table-cell office:value-type="float" office:value="40.16076" calcext:value-type="float">
            <text:p>40.16076</text:p>
          </table:table-cell>
          <table:table-cell office:value-type="float" office:value="33.704516" calcext:value-type="float">
            <text:p>33.704516</text:p>
          </table:table-cell>
          <table:table-cell office:value-type="float" office:value="31.185616" calcext:value-type="float">
            <text:p>31.185616</text:p>
          </table:table-cell>
          <table:table-cell office:value-type="float" office:value="37.37067" calcext:value-type="float">
            <text:p>37.37067</text:p>
          </table:table-cell>
          <table:table-cell office:value-type="float" office:value="132.819646" calcext:value-type="float">
            <text:p>132.819646</text:p>
          </table:table-cell>
          <table:table-cell office:value-type="float" office:value="41.917972" calcext:value-type="float">
            <text:p>41.917972</text:p>
          </table:table-cell>
          <table:table-cell office:value-type="float" office:value="45.209527" calcext:value-type="float">
            <text:p>45.209527</text:p>
          </table:table-cell>
          <table:table-cell office:value-type="float" office:value="47.789017" calcext:value-type="float">
            <text:p>47.789017</text:p>
          </table:table-cell>
          <table:table-cell office:value-type="float" office:value="123.480777" calcext:value-type="float">
            <text:p>123.480777</text:p>
          </table:table-cell>
          <table:table-cell office:value-type="float" office:value="136.085415" calcext:value-type="float">
            <text:p>136.085415</text:p>
          </table:table-cell>
          <table:table-cell office:value-type="float" office:value="46.09474" calcext:value-type="float">
            <text:p>46.09474</text:p>
          </table:table-cell>
          <table:table-cell office:value-type="float" office:value="47.834733" calcext:value-type="float">
            <text:p>47.834733</text:p>
          </table:table-cell>
          <table:table-cell office:value-type="float" office:value="102.726386" calcext:value-type="float">
            <text:p>102.726386</text:p>
          </table:table-cell>
          <table:table-cell office:value-type="float" office:value="57.239903" calcext:value-type="float">
            <text:p>57.239903</text:p>
          </table:table-cell>
          <table:table-cell office:value-type="float" office:value="156.733245" calcext:value-type="float">
            <text:p>156.733245</text:p>
          </table:table-cell>
          <table:table-cell office:value-type="float" office:value="46.000293" calcext:value-type="float">
            <text:p>46.000293</text:p>
          </table:table-cell>
          <table:table-cell office:value-type="float" office:value="52.341652" calcext:value-type="float">
            <text:p>52.341652</text:p>
          </table:table-cell>
          <table:table-cell office:value-type="float" office:value="185.755842" calcext:value-type="float">
            <text:p>185.755842</text:p>
          </table:table-cell>
        </table:table-row>
        <table:table-row table:style-name="ro3">
          <table:table-cell/>
          <table:table-cell office:value-type="float" office:value="136.53547" calcext:value-type="float">
            <text:p>136.53547</text:p>
          </table:table-cell>
          <table:table-cell office:value-type="float" office:value="127.69333" calcext:value-type="float">
            <text:p>127.69333</text:p>
          </table:table-cell>
          <table:table-cell office:value-type="float" office:value="84.750783" calcext:value-type="float">
            <text:p>84.750783</text:p>
          </table:table-cell>
          <table:table-cell office:value-type="float" office:value="91.34391" calcext:value-type="float">
            <text:p>91.34391</text:p>
          </table:table-cell>
          <table:table-cell office:value-type="float" office:value="101.540503" calcext:value-type="float">
            <text:p>101.540503</text:p>
          </table:table-cell>
          <table:table-cell office:value-type="float" office:value="64.996071" calcext:value-type="float">
            <text:p>64.996071</text:p>
          </table:table-cell>
          <table:table-cell office:value-type="float" office:value="65.266552" calcext:value-type="float">
            <text:p>65.266552</text:p>
          </table:table-cell>
          <table:table-cell office:value-type="float" office:value="90.423835" calcext:value-type="float">
            <text:p>90.423835</text:p>
          </table:table-cell>
          <table:table-cell office:value-type="float" office:value="63.415478" calcext:value-type="float">
            <text:p>63.415478</text:p>
          </table:table-cell>
          <table:table-cell office:value-type="float" office:value="49.6659" calcext:value-type="float">
            <text:p>49.6659</text:p>
          </table:table-cell>
          <table:table-cell office:value-type="float" office:value="48.875255" calcext:value-type="float">
            <text:p>48.875255</text:p>
          </table:table-cell>
          <table:table-cell office:value-type="float" office:value="62.127031" calcext:value-type="float">
            <text:p>62.127031</text:p>
          </table:table-cell>
          <table:table-cell office:value-type="float" office:value="42.863584" calcext:value-type="float">
            <text:p>42.863584</text:p>
          </table:table-cell>
          <table:table-cell office:value-type="float" office:value="43.228954" calcext:value-type="float">
            <text:p>43.228954</text:p>
          </table:table-cell>
          <table:table-cell office:value-type="float" office:value="121.410042" calcext:value-type="float">
            <text:p>121.410042</text:p>
          </table:table-cell>
          <table:table-cell office:value-type="float" office:value="45.807794" calcext:value-type="float">
            <text:p>45.807794</text:p>
          </table:table-cell>
          <table:table-cell office:value-type="float" office:value="41.046576" calcext:value-type="float">
            <text:p>41.046576</text:p>
          </table:table-cell>
          <table:table-cell office:value-type="float" office:value="57.337312" calcext:value-type="float">
            <text:p>57.337312</text:p>
          </table:table-cell>
          <table:table-cell office:value-type="float" office:value="99.497689" calcext:value-type="float">
            <text:p>99.497689</text:p>
          </table:table-cell>
          <table:table-cell office:value-type="float" office:value="45.688373" calcext:value-type="float">
            <text:p>45.688373</text:p>
          </table:table-cell>
          <table:table-cell office:value-type="float" office:value="132.007125" calcext:value-type="float">
            <text:p>132.007125</text:p>
          </table:table-cell>
          <table:table-cell office:value-type="float" office:value="135.055159" calcext:value-type="float">
            <text:p>135.055159</text:p>
          </table:table-cell>
          <table:table-cell office:value-type="float" office:value="43.792897" calcext:value-type="float">
            <text:p>43.792897</text:p>
          </table:table-cell>
          <table:table-cell office:value-type="float" office:value="42.884864" calcext:value-type="float">
            <text:p>42.884864</text:p>
          </table:table-cell>
          <table:table-cell office:value-type="float" office:value="44.070969" calcext:value-type="float">
            <text:p>44.070969</text:p>
          </table:table-cell>
          <table:table-cell office:value-type="float" office:value="39.919404" calcext:value-type="float">
            <text:p>39.919404</text:p>
          </table:table-cell>
          <table:table-cell office:value-type="float" office:value="154.208388" calcext:value-type="float">
            <text:p>154.208388</text:p>
          </table:table-cell>
          <table:table-cell office:value-type="float" office:value="48.132137" calcext:value-type="float">
            <text:p>48.132137</text:p>
          </table:table-cell>
          <table:table-cell office:value-type="float" office:value="112.404307" calcext:value-type="float">
            <text:p>112.404307</text:p>
          </table:table-cell>
          <table:table-cell office:value-type="float" office:value="63.461058" calcext:value-type="float">
            <text:p>63.461058</text:p>
          </table:table-cell>
          <table:table-cell office:value-type="float" office:value="134.301134" calcext:value-type="float">
            <text:p>134.301134</text:p>
          </table:table-cell>
          <table:table-cell office:value-type="float" office:value="124.065431" calcext:value-type="float">
            <text:p>124.065431</text:p>
          </table:table-cell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float" office:value="134.18089" calcext:value-type="float">
            <text:p>134.18089</text:p>
          </table:table-cell>
          <table:table-cell office:value-type="float" office:value="120.547355" calcext:value-type="float">
            <text:p>120.547355</text:p>
          </table:table-cell>
          <table:table-cell office:value-type="float" office:value="114.19325" calcext:value-type="float">
            <text:p>114.19325</text:p>
          </table:table-cell>
          <table:table-cell office:value-type="float" office:value="106.821825" calcext:value-type="float">
            <text:p>106.821825</text:p>
          </table:table-cell>
          <table:table-cell office:value-type="float" office:value="105.977799" calcext:value-type="float">
            <text:p>105.977799</text:p>
          </table:table-cell>
          <table:table-cell office:value-type="float" office:value="96.523289" calcext:value-type="float">
            <text:p>96.523289</text:p>
          </table:table-cell>
          <table:table-cell office:value-type="float" office:value="83.938041" calcext:value-type="float">
            <text:p>83.938041</text:p>
          </table:table-cell>
          <table:table-cell office:value-type="float" office:value="113.60243" calcext:value-type="float">
            <text:p>113.60243</text:p>
          </table:table-cell>
          <table:table-cell office:value-type="float" office:value="64.392584" calcext:value-type="float">
            <text:p>64.392584</text:p>
          </table:table-cell>
          <table:table-cell office:value-type="float" office:value="62.894004" calcext:value-type="float">
            <text:p>62.894004</text:p>
          </table:table-cell>
          <table:table-cell office:value-type="float" office:value="54.178607" calcext:value-type="float">
            <text:p>54.178607</text:p>
          </table:table-cell>
          <table:table-cell office:value-type="float" office:value="58.843842" calcext:value-type="float">
            <text:p>58.843842</text:p>
          </table:table-cell>
          <table:table-cell office:value-type="float" office:value="46.446384" calcext:value-type="float">
            <text:p>46.446384</text:p>
          </table:table-cell>
          <table:table-cell office:value-type="float" office:value="54.420197" calcext:value-type="float">
            <text:p>54.420197</text:p>
          </table:table-cell>
          <table:table-cell office:value-type="float" office:value="55.41506" calcext:value-type="float">
            <text:p>55.41506</text:p>
          </table:table-cell>
          <table:table-cell office:value-type="float" office:value="47.92777" calcext:value-type="float">
            <text:p>47.92777</text:p>
          </table:table-cell>
          <table:table-cell office:value-type="float" office:value="43.301264" calcext:value-type="float">
            <text:p>43.301264</text:p>
          </table:table-cell>
          <table:table-cell office:value-type="float" office:value="63.403093" calcext:value-type="float">
            <text:p>63.403093</text:p>
          </table:table-cell>
          <table:table-cell office:value-type="float" office:value="52.884969" calcext:value-type="float">
            <text:p>52.884969</text:p>
          </table:table-cell>
          <table:table-cell office:value-type="float" office:value="50.128669" calcext:value-type="float">
            <text:p>50.128669</text:p>
          </table:table-cell>
          <table:table-cell office:value-type="float" office:value="106.884133" calcext:value-type="float">
            <text:p>106.884133</text:p>
          </table:table-cell>
          <table:table-cell office:value-type="float" office:value="110.926982" calcext:value-type="float">
            <text:p>110.926982</text:p>
          </table:table-cell>
          <table:table-cell office:value-type="float" office:value="131.91239" calcext:value-type="float">
            <text:p>131.91239</text:p>
          </table:table-cell>
          <table:table-cell office:value-type="float" office:value="156.684468" calcext:value-type="float">
            <text:p>156.684468</text:p>
          </table:table-cell>
          <table:table-cell office:value-type="float" office:value="52.833831" calcext:value-type="float">
            <text:p>52.833831</text:p>
          </table:table-cell>
          <table:table-cell office:value-type="float" office:value="81.031201" calcext:value-type="float">
            <text:p>81.031201</text:p>
          </table:table-cell>
          <table:table-cell office:value-type="float" office:value="72.044261" calcext:value-type="float">
            <text:p>72.044261</text:p>
          </table:table-cell>
          <table:table-cell office:value-type="float" office:value="41.136461" calcext:value-type="float">
            <text:p>41.136461</text:p>
          </table:table-cell>
          <table:table-cell office:value-type="float" office:value="56.50279" calcext:value-type="float">
            <text:p>56.50279</text:p>
          </table:table-cell>
          <table:table-cell office:value-type="float" office:value="184.259285" calcext:value-type="float">
            <text:p>184.259285</text:p>
          </table:table-cell>
          <table:table-cell office:value-type="float" office:value="101.108106" calcext:value-type="float">
            <text:p>101.108106</text:p>
          </table:table-cell>
          <table:table-cell office:value-type="float" office:value="191.565717" calcext:value-type="float">
            <text:p>191.565717</text:p>
          </table:table-cell>
        </table:table-row>
        <table:table-row table:style-name="ro3">
          <table:table-cell/>
          <table:table-cell office:value-type="float" office:value="152.175369" calcext:value-type="float">
            <text:p>152.175369</text:p>
          </table:table-cell>
          <table:table-cell office:value-type="float" office:value="146.367824" calcext:value-type="float">
            <text:p>146.367824</text:p>
          </table:table-cell>
          <table:table-cell office:value-type="float" office:value="132.547627" calcext:value-type="float">
            <text:p>132.547627</text:p>
          </table:table-cell>
          <table:table-cell office:value-type="float" office:value="81.73357" calcext:value-type="float">
            <text:p>81.73357</text:p>
          </table:table-cell>
          <table:table-cell office:value-type="float" office:value="137.64941" calcext:value-type="float">
            <text:p>137.64941</text:p>
          </table:table-cell>
          <table:table-cell office:value-type="float" office:value="117.506142" calcext:value-type="float">
            <text:p>117.506142</text:p>
          </table:table-cell>
          <table:table-cell office:value-type="float" office:value="98.362795" calcext:value-type="float">
            <text:p>98.362795</text:p>
          </table:table-cell>
          <table:table-cell office:value-type="float" office:value="89.896324" calcext:value-type="float">
            <text:p>89.896324</text:p>
          </table:table-cell>
          <table:table-cell office:value-type="float" office:value="80.252641" calcext:value-type="float">
            <text:p>80.252641</text:p>
          </table:table-cell>
          <table:table-cell office:value-type="float" office:value="81.082633" calcext:value-type="float">
            <text:p>81.082633</text:p>
          </table:table-cell>
          <table:table-cell office:value-type="float" office:value="76.46685" calcext:value-type="float">
            <text:p>76.46685</text:p>
          </table:table-cell>
          <table:table-cell office:value-type="float" office:value="65.877228" calcext:value-type="float">
            <text:p>65.877228</text:p>
          </table:table-cell>
          <table:table-cell office:value-type="float" office:value="72.655704" calcext:value-type="float">
            <text:p>72.655704</text:p>
          </table:table-cell>
          <table:table-cell office:value-type="float" office:value="72.84452" calcext:value-type="float">
            <text:p>72.84452</text:p>
          </table:table-cell>
          <table:table-cell office:value-type="float" office:value="70.639664" calcext:value-type="float">
            <text:p>70.639664</text:p>
          </table:table-cell>
          <table:table-cell office:value-type="float" office:value="64.68414" calcext:value-type="float">
            <text:p>64.68414</text:p>
          </table:table-cell>
          <table:table-cell office:value-type="float" office:value="72.280828" calcext:value-type="float">
            <text:p>72.280828</text:p>
          </table:table-cell>
          <table:table-cell office:value-type="float" office:value="68.094793" calcext:value-type="float">
            <text:p>68.094793</text:p>
          </table:table-cell>
          <table:table-cell office:value-type="float" office:value="66.100147" calcext:value-type="float">
            <text:p>66.100147</text:p>
          </table:table-cell>
          <table:table-cell office:value-type="float" office:value="60.967331" calcext:value-type="float">
            <text:p>60.967331</text:p>
          </table:table-cell>
          <table:table-cell office:value-type="float" office:value="56.226242" calcext:value-type="float">
            <text:p>56.226242</text:p>
          </table:table-cell>
          <table:table-cell office:value-type="float" office:value="53.517358" calcext:value-type="float">
            <text:p>53.517358</text:p>
          </table:table-cell>
          <table:table-cell office:value-type="float" office:value="62.496333" calcext:value-type="float">
            <text:p>62.496333</text:p>
          </table:table-cell>
          <table:table-cell office:value-type="float" office:value="109.706062" calcext:value-type="float">
            <text:p>109.706062</text:p>
          </table:table-cell>
          <table:table-cell office:value-type="float" office:value="87.525498" calcext:value-type="float">
            <text:p>87.525498</text:p>
          </table:table-cell>
          <table:table-cell office:value-type="float" office:value="87.809832" calcext:value-type="float">
            <text:p>87.809832</text:p>
          </table:table-cell>
          <table:table-cell office:value-type="float" office:value="127.74032" calcext:value-type="float">
            <text:p>127.74032</text:p>
          </table:table-cell>
          <table:table-cell office:value-type="float" office:value="54.373826" calcext:value-type="float">
            <text:p>54.373826</text:p>
          </table:table-cell>
          <table:table-cell office:value-type="float" office:value="49.703491" calcext:value-type="float">
            <text:p>49.703491</text:p>
          </table:table-cell>
          <table:table-cell office:value-type="float" office:value="131.73697" calcext:value-type="float">
            <text:p>131.73697</text:p>
          </table:table-cell>
          <table:table-cell office:value-type="float" office:value="73.464025" calcext:value-type="float">
            <text:p>73.464025</text:p>
          </table:table-cell>
          <table:table-cell office:value-type="float" office:value="131.238356" calcext:value-type="float">
            <text:p>131.238356</text:p>
          </table:table-cell>
        </table:table-row>
        <table:table-row table:style-name="ro3">
          <table:table-cell/>
          <table:table-cell office:value-type="float" office:value="183.626024" calcext:value-type="float">
            <text:p>183.626024</text:p>
          </table:table-cell>
          <table:table-cell office:value-type="float" office:value="172.566278" calcext:value-type="float">
            <text:p>172.566278</text:p>
          </table:table-cell>
          <table:table-cell office:value-type="float" office:value="147.702762" calcext:value-type="float">
            <text:p>147.702762</text:p>
          </table:table-cell>
          <table:table-cell office:value-type="float" office:value="167.198839" calcext:value-type="float">
            <text:p>167.198839</text:p>
          </table:table-cell>
          <table:table-cell office:value-type="float" office:value="149.829802" calcext:value-type="float">
            <text:p>149.829802</text:p>
          </table:table-cell>
          <table:table-cell office:value-type="float" office:value="132.470889" calcext:value-type="float">
            <text:p>132.470889</text:p>
          </table:table-cell>
          <table:table-cell office:value-type="float" office:value="116.532785" calcext:value-type="float">
            <text:p>116.532785</text:p>
          </table:table-cell>
          <table:table-cell office:value-type="float" office:value="134.480747" calcext:value-type="float">
            <text:p>134.480747</text:p>
          </table:table-cell>
          <table:table-cell office:value-type="float" office:value="125.705676" calcext:value-type="float">
            <text:p>125.705676</text:p>
          </table:table-cell>
          <table:table-cell office:value-type="float" office:value="94.122419" calcext:value-type="float">
            <text:p>94.122419</text:p>
          </table:table-cell>
          <table:table-cell office:value-type="float" office:value="73.611903" calcext:value-type="float">
            <text:p>73.611903</text:p>
          </table:table-cell>
          <table:table-cell office:value-type="float" office:value="81.069353" calcext:value-type="float">
            <text:p>81.069353</text:p>
          </table:table-cell>
          <table:table-cell office:value-type="float" office:value="69.082118" calcext:value-type="float">
            <text:p>69.082118</text:p>
          </table:table-cell>
          <table:table-cell office:value-type="float" office:value="82.429457" calcext:value-type="float">
            <text:p>82.429457</text:p>
          </table:table-cell>
          <table:table-cell office:value-type="float" office:value="78.016492" calcext:value-type="float">
            <text:p>78.016492</text:p>
          </table:table-cell>
          <table:table-cell office:value-type="float" office:value="71.986698" calcext:value-type="float">
            <text:p>71.986698</text:p>
          </table:table-cell>
          <table:table-cell office:value-type="float" office:value="103.604252" calcext:value-type="float">
            <text:p>103.604252</text:p>
          </table:table-cell>
          <table:table-cell office:value-type="float" office:value="66.154983" calcext:value-type="float">
            <text:p>66.154983</text:p>
          </table:table-cell>
          <table:table-cell office:value-type="float" office:value="139.749615" calcext:value-type="float">
            <text:p>139.749615</text:p>
          </table:table-cell>
          <table:table-cell office:value-type="float" office:value="67.476038" calcext:value-type="float">
            <text:p>67.476038</text:p>
          </table:table-cell>
          <table:table-cell office:value-type="float" office:value="63.13639" calcext:value-type="float">
            <text:p>63.13639</text:p>
          </table:table-cell>
          <table:table-cell office:value-type="float" office:value="57.210333" calcext:value-type="float">
            <text:p>57.210333</text:p>
          </table:table-cell>
          <table:table-cell office:value-type="float" office:value="183.490903" calcext:value-type="float">
            <text:p>183.490903</text:p>
          </table:table-cell>
          <table:table-cell office:value-type="float" office:value="139.795214" calcext:value-type="float">
            <text:p>139.795214</text:p>
          </table:table-cell>
          <table:table-cell office:value-type="float" office:value="79.477148" calcext:value-type="float">
            <text:p>79.477148</text:p>
          </table:table-cell>
          <table:table-cell office:value-type="float" office:value="179.210672" calcext:value-type="float">
            <text:p>179.210672</text:p>
          </table:table-cell>
          <table:table-cell office:value-type="float" office:value="138.858471" calcext:value-type="float">
            <text:p>138.858471</text:p>
          </table:table-cell>
          <table:table-cell office:value-type="float" office:value="88.237196" calcext:value-type="float">
            <text:p>88.237196</text:p>
          </table:table-cell>
          <table:table-cell office:value-type="float" office:value="78.809962" calcext:value-type="float">
            <text:p>78.809962</text:p>
          </table:table-cell>
          <table:table-cell office:value-type="float" office:value="126.187971" calcext:value-type="float">
            <text:p>126.187971</text:p>
          </table:table-cell>
          <table:table-cell office:value-type="float" office:value="209.172572" calcext:value-type="float">
            <text:p>209.172572</text:p>
          </table:table-cell>
          <table:table-cell office:value-type="float" office:value="222.195957" calcext:value-type="float">
            <text:p>222.195957</text:p>
          </table:table-cell>
        </table:table-row>
        <table:table-row table:style-name="ro3">
          <table:table-cell/>
          <table:table-cell office:value-type="float" office:value="205.946116" calcext:value-type="float">
            <text:p>205.946116</text:p>
          </table:table-cell>
          <table:table-cell office:value-type="float" office:value="194.165399" calcext:value-type="float">
            <text:p>194.165399</text:p>
          </table:table-cell>
          <table:table-cell office:value-type="float" office:value="181.946405" calcext:value-type="float">
            <text:p>181.946405</text:p>
          </table:table-cell>
          <table:table-cell office:value-type="float" office:value="105.985115" calcext:value-type="float">
            <text:p>105.985115</text:p>
          </table:table-cell>
          <table:table-cell office:value-type="float" office:value="175.507257" calcext:value-type="float">
            <text:p>175.507257</text:p>
          </table:table-cell>
          <table:table-cell office:value-type="float" office:value="123.178781" calcext:value-type="float">
            <text:p>123.178781</text:p>
          </table:table-cell>
          <table:table-cell office:value-type="float" office:value="98.46476" calcext:value-type="float">
            <text:p>98.46476</text:p>
          </table:table-cell>
          <table:table-cell office:value-type="float" office:value="134.865145" calcext:value-type="float">
            <text:p>134.865145</text:p>
          </table:table-cell>
          <table:table-cell office:value-type="float" office:value="95.174167" calcext:value-type="float">
            <text:p>95.174167</text:p>
          </table:table-cell>
          <table:table-cell office:value-type="float" office:value="113.258118" calcext:value-type="float">
            <text:p>113.258118</text:p>
          </table:table-cell>
          <table:table-cell office:value-type="float" office:value="96.745273" calcext:value-type="float">
            <text:p>96.745273</text:p>
          </table:table-cell>
          <table:table-cell office:value-type="float" office:value="98.48884" calcext:value-type="float">
            <text:p>98.48884</text:p>
          </table:table-cell>
          <table:table-cell office:value-type="float" office:value="78.957231" calcext:value-type="float">
            <text:p>78.957231</text:p>
          </table:table-cell>
          <table:table-cell office:value-type="float" office:value="117.659839" calcext:value-type="float">
            <text:p>117.659839</text:p>
          </table:table-cell>
          <table:table-cell office:value-type="float" office:value="85.269604" calcext:value-type="float">
            <text:p>85.269604</text:p>
          </table:table-cell>
          <table:table-cell office:value-type="float" office:value="88.163706" calcext:value-type="float">
            <text:p>88.163706</text:p>
          </table:table-cell>
          <table:table-cell office:value-type="float" office:value="72.190695" calcext:value-type="float">
            <text:p>72.190695</text:p>
          </table:table-cell>
          <table:table-cell office:value-type="float" office:value="86.482009" calcext:value-type="float">
            <text:p>86.482009</text:p>
          </table:table-cell>
          <table:table-cell office:value-type="float" office:value="72.133815" calcext:value-type="float">
            <text:p>72.133815</text:p>
          </table:table-cell>
          <table:table-cell office:value-type="float" office:value="74.292516" calcext:value-type="float">
            <text:p>74.292516</text:p>
          </table:table-cell>
          <table:table-cell office:value-type="float" office:value="128.498452" calcext:value-type="float">
            <text:p>128.498452</text:p>
          </table:table-cell>
          <table:table-cell office:value-type="float" office:value="70.501843" calcext:value-type="float">
            <text:p>70.501843</text:p>
          </table:table-cell>
          <table:table-cell office:value-type="float" office:value="165.841126" calcext:value-type="float">
            <text:p>165.841126</text:p>
          </table:table-cell>
          <table:table-cell office:value-type="float" office:value="79.721345" calcext:value-type="float">
            <text:p>79.721345</text:p>
          </table:table-cell>
          <table:table-cell office:value-type="float" office:value="123.374229" calcext:value-type="float">
            <text:p>123.374229</text:p>
          </table:table-cell>
          <table:table-cell office:value-type="float" office:value="156.997874" calcext:value-type="float">
            <text:p>156.997874</text:p>
          </table:table-cell>
          <table:table-cell office:value-type="float" office:value="126.870919" calcext:value-type="float">
            <text:p>126.870919</text:p>
          </table:table-cell>
          <table:table-cell office:value-type="float" office:value="154.386858" calcext:value-type="float">
            <text:p>154.386858</text:p>
          </table:table-cell>
          <table:table-cell office:value-type="float" office:value="199.024627" calcext:value-type="float">
            <text:p>199.024627</text:p>
          </table:table-cell>
          <table:table-cell office:value-type="float" office:value="147.246388" calcext:value-type="float">
            <text:p>147.246388</text:p>
          </table:table-cell>
          <table:table-cell office:value-type="float" office:value="77.803153" calcext:value-type="float">
            <text:p>77.803153</text:p>
          </table:table-cell>
          <table:table-cell office:value-type="float" office:value="73.163552" calcext:value-type="float">
            <text:p>73.163552</text:p>
          </table:table-cell>
        </table:table-row>
        <table:table-row table:style-name="ro3">
          <table:table-cell/>
          <table:table-cell office:value-type="float" office:value="233.759835" calcext:value-type="float">
            <text:p>233.759835</text:p>
          </table:table-cell>
          <table:table-cell office:value-type="float" office:value="220.78481" calcext:value-type="float">
            <text:p>220.78481</text:p>
          </table:table-cell>
          <table:table-cell office:value-type="float" office:value="191.986707" calcext:value-type="float">
            <text:p>191.986707</text:p>
          </table:table-cell>
          <table:table-cell office:value-type="float" office:value="117.874918" calcext:value-type="float">
            <text:p>117.874918</text:p>
          </table:table-cell>
          <table:table-cell office:value-type="float" office:value="154.534981" calcext:value-type="float">
            <text:p>154.534981</text:p>
          </table:table-cell>
          <table:table-cell office:value-type="float" office:value="150.450682" calcext:value-type="float">
            <text:p>150.450682</text:p>
          </table:table-cell>
          <table:table-cell office:value-type="float" office:value="116.224661" calcext:value-type="float">
            <text:p>116.224661</text:p>
          </table:table-cell>
          <table:table-cell office:value-type="float" office:value="133.282713" calcext:value-type="float">
            <text:p>133.282713</text:p>
          </table:table-cell>
          <table:table-cell office:value-type="float" office:value="152.922788" calcext:value-type="float">
            <text:p>152.922788</text:p>
          </table:table-cell>
          <table:table-cell office:value-type="float" office:value="103.440946" calcext:value-type="float">
            <text:p>103.440946</text:p>
          </table:table-cell>
          <table:table-cell office:value-type="float" office:value="115.34766" calcext:value-type="float">
            <text:p>115.34766</text:p>
          </table:table-cell>
          <table:table-cell office:value-type="float" office:value="117.622395" calcext:value-type="float">
            <text:p>117.622395</text:p>
          </table:table-cell>
          <table:table-cell office:value-type="float" office:value="85.210468" calcext:value-type="float">
            <text:p>85.210468</text:p>
          </table:table-cell>
          <table:table-cell office:value-type="float" office:value="160.636505" calcext:value-type="float">
            <text:p>160.636505</text:p>
          </table:table-cell>
          <table:table-cell office:value-type="float" office:value="180.343392" calcext:value-type="float">
            <text:p>180.343392</text:p>
          </table:table-cell>
          <table:table-cell office:value-type="float" office:value="106.287047" calcext:value-type="float">
            <text:p>106.287047</text:p>
          </table:table-cell>
          <table:table-cell office:value-type="float" office:value="78.785271" calcext:value-type="float">
            <text:p>78.785271</text:p>
          </table:table-cell>
          <table:table-cell office:value-type="float" office:value="177.60957" calcext:value-type="float">
            <text:p>177.60957</text:p>
          </table:table-cell>
          <table:table-cell office:value-type="float" office:value="199.569183" calcext:value-type="float">
            <text:p>199.569183</text:p>
          </table:table-cell>
          <table:table-cell office:value-type="float" office:value="89.769505" calcext:value-type="float">
            <text:p>89.769505</text:p>
          </table:table-cell>
          <table:table-cell office:value-type="float" office:value="100.121893" calcext:value-type="float">
            <text:p>100.121893</text:p>
          </table:table-cell>
          <table:table-cell office:value-type="float" office:value="162.658891" calcext:value-type="float">
            <text:p>162.658891</text:p>
          </table:table-cell>
          <table:table-cell office:value-type="float" office:value="96.138862" calcext:value-type="float">
            <text:p>96.138862</text:p>
          </table:table-cell>
          <table:table-cell office:value-type="float" office:value="77.077705" calcext:value-type="float">
            <text:p>77.077705</text:p>
          </table:table-cell>
          <table:table-cell office:value-type="float" office:value="108.615254" calcext:value-type="float">
            <text:p>108.615254</text:p>
          </table:table-cell>
          <table:table-cell office:value-type="float" office:value="158.88803" calcext:value-type="float">
            <text:p>158.88803</text:p>
          </table:table-cell>
          <table:table-cell office:value-type="float" office:value="93.922634" calcext:value-type="float">
            <text:p>93.922634</text:p>
          </table:table-cell>
          <table:table-cell office:value-type="float" office:value="112.9986" calcext:value-type="float">
            <text:p>112.9986</text:p>
          </table:table-cell>
          <table:table-cell office:value-type="float" office:value="136.761822" calcext:value-type="float">
            <text:p>136.761822</text:p>
          </table:table-cell>
          <table:table-cell office:value-type="float" office:value="169.067001" calcext:value-type="float">
            <text:p>169.067001</text:p>
          </table:table-cell>
          <table:table-cell office:value-type="float" office:value="165.791331" calcext:value-type="float">
            <text:p>165.791331</text:p>
          </table:table-cell>
          <table:table-cell office:value-type="float" office:value="195.290677" calcext:value-type="float">
            <text:p>195.29067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67.600372" calcext:value-type="float">
            <text:p>267.600372</text:p>
          </table:table-cell>
          <table:table-cell office:value-type="float" office:value="256.43174" calcext:value-type="float">
            <text:p>256.43174</text:p>
          </table:table-cell>
          <table:table-cell office:value-type="float" office:value="218.719905" calcext:value-type="float">
            <text:p>218.719905</text:p>
          </table:table-cell>
          <table:table-cell office:value-type="float" office:value="244.700628" calcext:value-type="float">
            <text:p>244.700628</text:p>
          </table:table-cell>
          <table:table-cell office:value-type="float" office:value="156.016396" calcext:value-type="float">
            <text:p>156.016396</text:p>
          </table:table-cell>
          <table:table-cell office:value-type="float" office:value="177.209629" calcext:value-type="float">
            <text:p>177.209629</text:p>
          </table:table-cell>
          <table:table-cell office:value-type="float" office:value="197.160917" calcext:value-type="float">
            <text:p>197.160917</text:p>
          </table:table-cell>
          <table:table-cell office:value-type="float" office:value="181.509734" calcext:value-type="float">
            <text:p>181.509734</text:p>
          </table:table-cell>
          <table:table-cell office:value-type="float" office:value="159.677813" calcext:value-type="float">
            <text:p>159.677813</text:p>
          </table:table-cell>
          <table:table-cell office:value-type="float" office:value="96.907867" calcext:value-type="float">
            <text:p>96.907867</text:p>
          </table:table-cell>
          <table:table-cell office:value-type="float" office:value="175.999564" calcext:value-type="float">
            <text:p>175.999564</text:p>
          </table:table-cell>
          <table:table-cell office:value-type="float" office:value="157.398337" calcext:value-type="float">
            <text:p>157.398337</text:p>
          </table:table-cell>
          <table:table-cell office:value-type="float" office:value="179.316389" calcext:value-type="float">
            <text:p>179.316389</text:p>
          </table:table-cell>
          <table:table-cell office:value-type="float" office:value="112.773404" calcext:value-type="float">
            <text:p>112.773404</text:p>
          </table:table-cell>
          <table:table-cell office:value-type="float" office:value="118.147528" calcext:value-type="float">
            <text:p>118.147528</text:p>
          </table:table-cell>
          <table:table-cell office:value-type="float" office:value="107.026909" calcext:value-type="float">
            <text:p>107.026909</text:p>
          </table:table-cell>
          <table:table-cell office:value-type="float" office:value="106.030561" calcext:value-type="float">
            <text:p>106.030561</text:p>
          </table:table-cell>
          <table:table-cell office:value-type="float" office:value="112.987126" calcext:value-type="float">
            <text:p>112.987126</text:p>
          </table:table-cell>
          <table:table-cell office:value-type="float" office:value="127.75281" calcext:value-type="float">
            <text:p>127.75281</text:p>
          </table:table-cell>
          <table:table-cell office:value-type="float" office:value="119.413859" calcext:value-type="float">
            <text:p>119.413859</text:p>
          </table:table-cell>
          <table:table-cell office:value-type="float" office:value="95.776903" calcext:value-type="float">
            <text:p>95.776903</text:p>
          </table:table-cell>
          <table:table-cell office:value-type="float" office:value="94.662589" calcext:value-type="float">
            <text:p>94.662589</text:p>
          </table:table-cell>
          <table:table-cell office:value-type="float" office:value="99.808516" calcext:value-type="float">
            <text:p>99.808516</text:p>
          </table:table-cell>
          <table:table-cell office:value-type="float" office:value="155.714331" calcext:value-type="float">
            <text:p>155.714331</text:p>
          </table:table-cell>
          <table:table-cell office:value-type="float" office:value="113.773555" calcext:value-type="float">
            <text:p>113.773555</text:p>
          </table:table-cell>
          <table:table-cell office:value-type="float" office:value="187.036135" calcext:value-type="float">
            <text:p>187.036135</text:p>
          </table:table-cell>
          <table:table-cell office:value-type="float" office:value="122.352665" calcext:value-type="float">
            <text:p>122.352665</text:p>
          </table:table-cell>
          <table:table-cell office:value-type="float" office:value="151.620502" calcext:value-type="float">
            <text:p>151.620502</text:p>
          </table:table-cell>
          <table:table-cell office:value-type="float" office:value="138.8856" calcext:value-type="float">
            <text:p>138.8856</text:p>
          </table:table-cell>
          <table:table-cell office:value-type="float" office:value="144.20193" calcext:value-type="float">
            <text:p>144.20193</text:p>
          </table:table-cell>
          <table:table-cell office:value-type="float" office:value="152.093817" calcext:value-type="float">
            <text:p>152.093817</text:p>
          </table:table-cell>
          <table:table-cell office:value-type="float" office:value="198.921691" calcext:value-type="float">
            <text:p>198.921691</text:p>
          </table:table-cell>
        </table:table-row>
        <table:table-row table:style-name="ro3">
          <table:table-cell/>
          <table:table-cell office:value-type="float" office:value="296.750027" calcext:value-type="float">
            <text:p>296.750027</text:p>
          </table:table-cell>
          <table:table-cell office:value-type="float" office:value="292.414104" calcext:value-type="float">
            <text:p>292.414104</text:p>
          </table:table-cell>
          <table:table-cell office:value-type="float" office:value="248.617321" calcext:value-type="float">
            <text:p>248.617321</text:p>
          </table:table-cell>
          <table:table-cell office:value-type="float" office:value="291.55822" calcext:value-type="float">
            <text:p>291.55822</text:p>
          </table:table-cell>
          <table:table-cell office:value-type="float" office:value="222.232738" calcext:value-type="float">
            <text:p>222.232738</text:p>
          </table:table-cell>
          <table:table-cell office:value-type="float" office:value="216.210597" calcext:value-type="float">
            <text:p>216.210597</text:p>
          </table:table-cell>
          <table:table-cell office:value-type="float" office:value="182.727821" calcext:value-type="float">
            <text:p>182.727821</text:p>
          </table:table-cell>
          <table:table-cell office:value-type="float" office:value="168.242771" calcext:value-type="float">
            <text:p>168.242771</text:p>
          </table:table-cell>
          <table:table-cell office:value-type="float" office:value="154.642848" calcext:value-type="float">
            <text:p>154.642848</text:p>
          </table:table-cell>
          <table:table-cell office:value-type="float" office:value="125.489143" calcext:value-type="float">
            <text:p>125.489143</text:p>
          </table:table-cell>
          <table:table-cell office:value-type="float" office:value="114.333969" calcext:value-type="float">
            <text:p>114.333969</text:p>
          </table:table-cell>
          <table:table-cell office:value-type="float" office:value="112.641276" calcext:value-type="float">
            <text:p>112.641276</text:p>
          </table:table-cell>
          <table:table-cell office:value-type="float" office:value="99.625451" calcext:value-type="float">
            <text:p>99.625451</text:p>
          </table:table-cell>
          <table:table-cell office:value-type="float" office:value="118.94776" calcext:value-type="float">
            <text:p>118.94776</text:p>
          </table:table-cell>
          <table:table-cell office:value-type="float" office:value="192.84225" calcext:value-type="float">
            <text:p>192.84225</text:p>
          </table:table-cell>
          <table:table-cell office:value-type="float" office:value="154.492201" calcext:value-type="float">
            <text:p>154.492201</text:p>
          </table:table-cell>
          <table:table-cell office:value-type="float" office:value="219.058776" calcext:value-type="float">
            <text:p>219.058776</text:p>
          </table:table-cell>
          <table:table-cell office:value-type="float" office:value="134.194904" calcext:value-type="float">
            <text:p>134.194904</text:p>
          </table:table-cell>
          <table:table-cell office:value-type="float" office:value="109.668056" calcext:value-type="float">
            <text:p>109.668056</text:p>
          </table:table-cell>
          <table:table-cell office:value-type="float" office:value="153.880152" calcext:value-type="float">
            <text:p>153.880152</text:p>
          </table:table-cell>
          <table:table-cell office:value-type="float" office:value="86.409552" calcext:value-type="float">
            <text:p>86.409552</text:p>
          </table:table-cell>
          <table:table-cell office:value-type="float" office:value="94.266016" calcext:value-type="float">
            <text:p>94.266016</text:p>
          </table:table-cell>
          <table:table-cell office:value-type="float" office:value="89.743075" calcext:value-type="float">
            <text:p>89.743075</text:p>
          </table:table-cell>
          <table:table-cell office:value-type="float" office:value="220.895502" calcext:value-type="float">
            <text:p>220.895502</text:p>
          </table:table-cell>
          <table:table-cell office:value-type="float" office:value="84.145446" calcext:value-type="float">
            <text:p>84.145446</text:p>
          </table:table-cell>
          <table:table-cell office:value-type="float" office:value="94.532937" calcext:value-type="float">
            <text:p>94.532937</text:p>
          </table:table-cell>
          <table:table-cell office:value-type="float" office:value="93.140379" calcext:value-type="float">
            <text:p>93.140379</text:p>
          </table:table-cell>
          <table:table-cell office:value-type="float" office:value="147.161608" calcext:value-type="float">
            <text:p>147.161608</text:p>
          </table:table-cell>
          <table:table-cell office:value-type="float" office:value="105.022872" calcext:value-type="float">
            <text:p>105.022872</text:p>
          </table:table-cell>
          <table:table-cell office:value-type="float" office:value="115.287687" calcext:value-type="float">
            <text:p>115.287687</text:p>
          </table:table-cell>
          <table:table-cell office:value-type="float" office:value="90.699956" calcext:value-type="float">
            <text:p>90.699956</text:p>
          </table:table-cell>
          <table:table-cell office:value-type="float" office:value="130.010023" calcext:value-type="float">
            <text:p>130.010023</text:p>
          </table:table-cell>
        </table:table-row>
        <table:table-row table:style-name="ro3">
          <table:table-cell/>
          <table:table-cell office:value-type="float" office:value="312.741469" calcext:value-type="float">
            <text:p>312.741469</text:p>
          </table:table-cell>
          <table:table-cell office:value-type="float" office:value="332.932952" calcext:value-type="float">
            <text:p>332.932952</text:p>
          </table:table-cell>
          <table:table-cell office:value-type="float" office:value="265.831936" calcext:value-type="float">
            <text:p>265.831936</text:p>
          </table:table-cell>
          <table:table-cell office:value-type="float" office:value="298.209583" calcext:value-type="float">
            <text:p>298.209583</text:p>
          </table:table-cell>
          <table:table-cell office:value-type="float" office:value="189.762422" calcext:value-type="float">
            <text:p>189.762422</text:p>
          </table:table-cell>
          <table:table-cell office:value-type="float" office:value="203.933211" calcext:value-type="float">
            <text:p>203.933211</text:p>
          </table:table-cell>
          <table:table-cell office:value-type="float" office:value="172.118474" calcext:value-type="float">
            <text:p>172.118474</text:p>
          </table:table-cell>
          <table:table-cell office:value-type="float" office:value="144.313768" calcext:value-type="float">
            <text:p>144.313768</text:p>
          </table:table-cell>
          <table:table-cell office:value-type="float" office:value="160.756746" calcext:value-type="float">
            <text:p>160.756746</text:p>
          </table:table-cell>
          <table:table-cell office:value-type="float" office:value="182.581977" calcext:value-type="float">
            <text:p>182.581977</text:p>
          </table:table-cell>
          <table:table-cell office:value-type="float" office:value="150.7246" calcext:value-type="float">
            <text:p>150.7246</text:p>
          </table:table-cell>
          <table:table-cell office:value-type="float" office:value="129.577189" calcext:value-type="float">
            <text:p>129.577189</text:p>
          </table:table-cell>
          <table:table-cell office:value-type="float" office:value="131.092559" calcext:value-type="float">
            <text:p>131.092559</text:p>
          </table:table-cell>
          <table:table-cell office:value-type="float" office:value="128.685448" calcext:value-type="float">
            <text:p>128.685448</text:p>
          </table:table-cell>
          <table:table-cell office:value-type="float" office:value="105.688869" calcext:value-type="float">
            <text:p>105.688869</text:p>
          </table:table-cell>
          <table:table-cell office:value-type="float" office:value="107.178233" calcext:value-type="float">
            <text:p>107.178233</text:p>
          </table:table-cell>
          <table:table-cell office:value-type="float" office:value="121.9355" calcext:value-type="float">
            <text:p>121.9355</text:p>
          </table:table-cell>
          <table:table-cell office:value-type="float" office:value="201.734734" calcext:value-type="float">
            <text:p>201.734734</text:p>
          </table:table-cell>
          <table:table-cell office:value-type="float" office:value="130.833065" calcext:value-type="float">
            <text:p>130.833065</text:p>
          </table:table-cell>
          <table:table-cell office:value-type="float" office:value="150.411335" calcext:value-type="float">
            <text:p>150.411335</text:p>
          </table:table-cell>
          <table:table-cell office:value-type="float" office:value="113.28383" calcext:value-type="float">
            <text:p>113.28383</text:p>
          </table:table-cell>
          <table:table-cell office:value-type="float" office:value="164.433409" calcext:value-type="float">
            <text:p>164.433409</text:p>
          </table:table-cell>
          <table:table-cell office:value-type="float" office:value="85.357428" calcext:value-type="float">
            <text:p>85.357428</text:p>
          </table:table-cell>
          <table:table-cell office:value-type="float" office:value="101.798754" calcext:value-type="float">
            <text:p>101.798754</text:p>
          </table:table-cell>
          <table:table-cell office:value-type="float" office:value="158.034587" calcext:value-type="float">
            <text:p>158.034587</text:p>
          </table:table-cell>
          <table:table-cell office:value-type="float" office:value="234.493833" calcext:value-type="float">
            <text:p>234.493833</text:p>
          </table:table-cell>
          <table:table-cell office:value-type="float" office:value="213.28367" calcext:value-type="float">
            <text:p>213.28367</text:p>
          </table:table-cell>
          <table:table-cell office:value-type="float" office:value="137.415953" calcext:value-type="float">
            <text:p>137.415953</text:p>
          </table:table-cell>
          <table:table-cell office:value-type="float" office:value="134.216078" calcext:value-type="float">
            <text:p>134.216078</text:p>
          </table:table-cell>
          <table:table-cell office:value-type="float" office:value="162.145814" calcext:value-type="float">
            <text:p>162.145814</text:p>
          </table:table-cell>
          <table:table-cell office:value-type="float" office:value="108.683255" calcext:value-type="float">
            <text:p>108.683255</text:p>
          </table:table-cell>
          <table:table-cell office:value-type="float" office:value="139.670718" calcext:value-type="float">
            <text:p>139.670718</text:p>
          </table:table-cell>
        </table:table-row>
        <table:table-row table:style-name="ro3">
          <table:table-cell/>
          <table:table-cell office:value-type="float" office:value="341.402617" calcext:value-type="float">
            <text:p>341.402617</text:p>
          </table:table-cell>
          <table:table-cell office:value-type="float" office:value="371.256281" calcext:value-type="float">
            <text:p>371.256281</text:p>
          </table:table-cell>
          <table:table-cell office:value-type="float" office:value="404.704028" calcext:value-type="float">
            <text:p>404.704028</text:p>
          </table:table-cell>
          <table:table-cell office:value-type="float" office:value="351.45077" calcext:value-type="float">
            <text:p>351.45077</text:p>
          </table:table-cell>
          <table:table-cell office:value-type="float" office:value="279.504842" calcext:value-type="float">
            <text:p>279.504842</text:p>
          </table:table-cell>
          <table:table-cell office:value-type="float" office:value="311.355073" calcext:value-type="float">
            <text:p>311.355073</text:p>
          </table:table-cell>
          <table:table-cell office:value-type="float" office:value="183.529686" calcext:value-type="float">
            <text:p>183.529686</text:p>
          </table:table-cell>
          <table:table-cell office:value-type="float" office:value="167.977384" calcext:value-type="float">
            <text:p>167.977384</text:p>
          </table:table-cell>
          <table:table-cell office:value-type="float" office:value="180.943295" calcext:value-type="float">
            <text:p>180.943295</text:p>
          </table:table-cell>
          <table:table-cell office:value-type="float" office:value="163.696969" calcext:value-type="float">
            <text:p>163.696969</text:p>
          </table:table-cell>
          <table:table-cell office:value-type="float" office:value="155.402873" calcext:value-type="float">
            <text:p>155.402873</text:p>
          </table:table-cell>
          <table:table-cell office:value-type="float" office:value="144.36287" calcext:value-type="float">
            <text:p>144.36287</text:p>
          </table:table-cell>
          <table:table-cell office:value-type="float" office:value="144.585907" calcext:value-type="float">
            <text:p>144.585907</text:p>
          </table:table-cell>
          <table:table-cell office:value-type="float" office:value="118.831937" calcext:value-type="float">
            <text:p>118.831937</text:p>
          </table:table-cell>
          <table:table-cell office:value-type="float" office:value="150.923472" calcext:value-type="float">
            <text:p>150.923472</text:p>
          </table:table-cell>
          <table:table-cell office:value-type="float" office:value="136.279824" calcext:value-type="float">
            <text:p>136.279824</text:p>
          </table:table-cell>
          <table:table-cell office:value-type="float" office:value="180.036882" calcext:value-type="float">
            <text:p>180.036882</text:p>
          </table:table-cell>
          <table:table-cell office:value-type="float" office:value="145.408005" calcext:value-type="float">
            <text:p>145.408005</text:p>
          </table:table-cell>
          <table:table-cell office:value-type="float" office:value="133.108167" calcext:value-type="float">
            <text:p>133.108167</text:p>
          </table:table-cell>
          <table:table-cell office:value-type="float" office:value="206.044956" calcext:value-type="float">
            <text:p>206.044956</text:p>
          </table:table-cell>
          <table:table-cell office:value-type="float" office:value="129.776316" calcext:value-type="float">
            <text:p>129.776316</text:p>
          </table:table-cell>
          <table:table-cell office:value-type="float" office:value="102.188624" calcext:value-type="float">
            <text:p>102.188624</text:p>
          </table:table-cell>
          <table:table-cell office:value-type="float" office:value="153.732779" calcext:value-type="float">
            <text:p>153.732779</text:p>
          </table:table-cell>
          <table:table-cell office:value-type="float" office:value="150.29885" calcext:value-type="float">
            <text:p>150.29885</text:p>
          </table:table-cell>
          <table:table-cell office:value-type="float" office:value="136.663618" calcext:value-type="float">
            <text:p>136.663618</text:p>
          </table:table-cell>
          <table:table-cell office:value-type="float" office:value="127.901008" calcext:value-type="float">
            <text:p>127.901008</text:p>
          </table:table-cell>
          <table:table-cell office:value-type="float" office:value="170.079662" calcext:value-type="float">
            <text:p>170.079662</text:p>
          </table:table-cell>
          <table:table-cell office:value-type="float" office:value="103.420089" calcext:value-type="float">
            <text:p>103.420089</text:p>
          </table:table-cell>
          <table:table-cell office:value-type="float" office:value="117.218695" calcext:value-type="float">
            <text:p>117.218695</text:p>
          </table:table-cell>
          <table:table-cell office:value-type="float" office:value="169.677669" calcext:value-type="float">
            <text:p>169.677669</text:p>
          </table:table-cell>
          <table:table-cell office:value-type="float" office:value="129.16128" calcext:value-type="float">
            <text:p>129.16128</text:p>
          </table:table-cell>
          <table:table-cell office:value-type="float" office:value="158.749118" calcext:value-type="float">
            <text:p>158.749118</text:p>
          </table:table-cell>
        </table:table-row>
        <table:table-row table:style-name="ro3">
          <table:table-cell/>
          <table:table-cell office:value-type="float" office:value="386.29038" calcext:value-type="float">
            <text:p>386.29038</text:p>
          </table:table-cell>
          <table:table-cell office:value-type="float" office:value="400.891028" calcext:value-type="float">
            <text:p>400.891028</text:p>
          </table:table-cell>
          <table:table-cell office:value-type="float" office:value="338.087362" calcext:value-type="float">
            <text:p>338.087362</text:p>
          </table:table-cell>
          <table:table-cell office:value-type="float" office:value="270.688975" calcext:value-type="float">
            <text:p>270.688975</text:p>
          </table:table-cell>
          <table:table-cell office:value-type="float" office:value="323.316927" calcext:value-type="float">
            <text:p>323.316927</text:p>
          </table:table-cell>
          <table:table-cell office:value-type="float" office:value="215.715512" calcext:value-type="float">
            <text:p>215.715512</text:p>
          </table:table-cell>
          <table:table-cell office:value-type="float" office:value="215.474637" calcext:value-type="float">
            <text:p>215.474637</text:p>
          </table:table-cell>
          <table:table-cell office:value-type="float" office:value="190.00579" calcext:value-type="float">
            <text:p>190.00579</text:p>
          </table:table-cell>
          <table:table-cell office:value-type="float" office:value="181.58447" calcext:value-type="float">
            <text:p>181.58447</text:p>
          </table:table-cell>
          <table:table-cell office:value-type="float" office:value="157.587598" calcext:value-type="float">
            <text:p>157.587598</text:p>
          </table:table-cell>
          <table:table-cell office:value-type="float" office:value="161.07191" calcext:value-type="float">
            <text:p>161.07191</text:p>
          </table:table-cell>
          <table:table-cell office:value-type="float" office:value="201.678531" calcext:value-type="float">
            <text:p>201.678531</text:p>
          </table:table-cell>
          <table:table-cell office:value-type="float" office:value="197.46511" calcext:value-type="float">
            <text:p>197.46511</text:p>
          </table:table-cell>
          <table:table-cell office:value-type="float" office:value="150.838723" calcext:value-type="float">
            <text:p>150.838723</text:p>
          </table:table-cell>
          <table:table-cell office:value-type="float" office:value="138.412625" calcext:value-type="float">
            <text:p>138.412625</text:p>
          </table:table-cell>
          <table:table-cell office:value-type="float" office:value="119.695341" calcext:value-type="float">
            <text:p>119.695341</text:p>
          </table:table-cell>
          <table:table-cell office:value-type="float" office:value="220.787667" calcext:value-type="float">
            <text:p>220.787667</text:p>
          </table:table-cell>
          <table:table-cell office:value-type="float" office:value="140.951198" calcext:value-type="float">
            <text:p>140.951198</text:p>
          </table:table-cell>
          <table:table-cell office:value-type="float" office:value="161.24712" calcext:value-type="float">
            <text:p>161.24712</text:p>
          </table:table-cell>
          <table:table-cell office:value-type="float" office:value="248.646583" calcext:value-type="float">
            <text:p>248.646583</text:p>
          </table:table-cell>
          <table:table-cell office:value-type="float" office:value="149.389961" calcext:value-type="float">
            <text:p>149.389961</text:p>
          </table:table-cell>
          <table:table-cell office:value-type="float" office:value="128.768582" calcext:value-type="float">
            <text:p>128.768582</text:p>
          </table:table-cell>
          <table:table-cell office:value-type="float" office:value="128.732312" calcext:value-type="float">
            <text:p>128.732312</text:p>
          </table:table-cell>
          <table:table-cell office:value-type="float" office:value="111.106576" calcext:value-type="float">
            <text:p>111.106576</text:p>
          </table:table-cell>
          <table:table-cell office:value-type="float" office:value="159.329854" calcext:value-type="float">
            <text:p>159.329854</text:p>
          </table:table-cell>
          <table:table-cell office:value-type="float" office:value="140.306593" calcext:value-type="float">
            <text:p>140.306593</text:p>
          </table:table-cell>
          <table:table-cell office:value-type="float" office:value="110.152342" calcext:value-type="float">
            <text:p>110.152342</text:p>
          </table:table-cell>
          <table:table-cell office:value-type="float" office:value="128.201381" calcext:value-type="float">
            <text:p>128.201381</text:p>
          </table:table-cell>
          <table:table-cell office:value-type="float" office:value="102.620116" calcext:value-type="float">
            <text:p>102.620116</text:p>
          </table:table-cell>
          <table:table-cell office:value-type="float" office:value="198.465173" calcext:value-type="float">
            <text:p>198.465173</text:p>
          </table:table-cell>
          <table:table-cell office:value-type="float" office:value="226.891208" calcext:value-type="float">
            <text:p>226.891208</text:p>
          </table:table-cell>
          <table:table-cell office:value-type="float" office:value="176.688398" calcext:value-type="float">
            <text:p>176.688398</text:p>
          </table:table-cell>
        </table:table-row>
        <table:table-row table:style-name="ro3">
          <table:table-cell office:value-type="float" office:value="1.5" calcext:value-type="float">
            <text:p>1.5</text:p>
          </table:table-cell>
          <table:table-cell office:value-type="float" office:value="390.750647" calcext:value-type="float">
            <text:p>390.750647</text:p>
          </table:table-cell>
          <table:table-cell office:value-type="float" office:value="435.907432" calcext:value-type="float">
            <text:p>435.907432</text:p>
          </table:table-cell>
          <table:table-cell office:value-type="float" office:value="360.247392" calcext:value-type="float">
            <text:p>360.247392</text:p>
          </table:table-cell>
          <table:table-cell office:value-type="float" office:value="383.780654" calcext:value-type="float">
            <text:p>383.780654</text:p>
          </table:table-cell>
          <table:table-cell office:value-type="float" office:value="291.438756" calcext:value-type="float">
            <text:p>291.438756</text:p>
          </table:table-cell>
          <table:table-cell office:value-type="float" office:value="221.88107" calcext:value-type="float">
            <text:p>221.88107</text:p>
          </table:table-cell>
          <table:table-cell office:value-type="float" office:value="246.077516" calcext:value-type="float">
            <text:p>246.077516</text:p>
          </table:table-cell>
          <table:table-cell office:value-type="float" office:value="252.139703" calcext:value-type="float">
            <text:p>252.139703</text:p>
          </table:table-cell>
          <table:table-cell office:value-type="float" office:value="215.291347" calcext:value-type="float">
            <text:p>215.291347</text:p>
          </table:table-cell>
          <table:table-cell office:value-type="float" office:value="155.80899" calcext:value-type="float">
            <text:p>155.80899</text:p>
          </table:table-cell>
          <table:table-cell office:value-type="float" office:value="146.832999" calcext:value-type="float">
            <text:p>146.832999</text:p>
          </table:table-cell>
          <table:table-cell office:value-type="float" office:value="151.907304" calcext:value-type="float">
            <text:p>151.907304</text:p>
          </table:table-cell>
          <table:table-cell office:value-type="float" office:value="157.487119" calcext:value-type="float">
            <text:p>157.487119</text:p>
          </table:table-cell>
          <table:table-cell office:value-type="float" office:value="219.405283" calcext:value-type="float">
            <text:p>219.405283</text:p>
          </table:table-cell>
          <table:table-cell office:value-type="float" office:value="241.776812" calcext:value-type="float">
            <text:p>241.776812</text:p>
          </table:table-cell>
          <table:table-cell office:value-type="float" office:value="139.201963" calcext:value-type="float">
            <text:p>139.201963</text:p>
          </table:table-cell>
          <table:table-cell office:value-type="float" office:value="173.983054" calcext:value-type="float">
            <text:p>173.983054</text:p>
          </table:table-cell>
          <table:table-cell office:value-type="float" office:value="155.930576" calcext:value-type="float">
            <text:p>155.930576</text:p>
          </table:table-cell>
          <table:table-cell office:value-type="float" office:value="162.649361" calcext:value-type="float">
            <text:p>162.649361</text:p>
          </table:table-cell>
          <table:table-cell office:value-type="float" office:value="214.27676" calcext:value-type="float">
            <text:p>214.27676</text:p>
          </table:table-cell>
          <table:table-cell office:value-type="float" office:value="207.719462" calcext:value-type="float">
            <text:p>207.719462</text:p>
          </table:table-cell>
          <table:table-cell office:value-type="float" office:value="121.478201" calcext:value-type="float">
            <text:p>121.478201</text:p>
          </table:table-cell>
          <table:table-cell office:value-type="float" office:value="139.163739" calcext:value-type="float">
            <text:p>139.163739</text:p>
          </table:table-cell>
          <table:table-cell office:value-type="float" office:value="133.237645" calcext:value-type="float">
            <text:p>133.237645</text:p>
          </table:table-cell>
          <table:table-cell office:value-type="float" office:value="132.382476" calcext:value-type="float">
            <text:p>132.382476</text:p>
          </table:table-cell>
          <table:table-cell office:value-type="float" office:value="219.026614" calcext:value-type="float">
            <text:p>219.026614</text:p>
          </table:table-cell>
          <table:table-cell office:value-type="float" office:value="135.713385" calcext:value-type="float">
            <text:p>135.713385</text:p>
          </table:table-cell>
          <table:table-cell office:value-type="float" office:value="220.015438" calcext:value-type="float">
            <text:p>220.015438</text:p>
          </table:table-cell>
          <table:table-cell office:value-type="float" office:value="115.860965" calcext:value-type="float">
            <text:p>115.860965</text:p>
          </table:table-cell>
          <table:table-cell office:value-type="float" office:value="156.96018" calcext:value-type="float">
            <text:p>156.96018</text:p>
          </table:table-cell>
          <table:table-cell office:value-type="float" office:value="149.946202" calcext:value-type="float">
            <text:p>149.946202</text:p>
          </table:table-cell>
          <table:table-cell office:value-type="float" office:value="151.095634" calcext:value-type="float">
            <text:p>151.095634</text:p>
          </table:table-cell>
        </table:table-row>
        <table:table-row table:style-name="ro3">
          <table:table-cell/>
          <table:table-cell office:value-type="float" office:value="420.954689" calcext:value-type="float">
            <text:p>420.954689</text:p>
          </table:table-cell>
          <table:table-cell office:value-type="float" office:value="469.353777" calcext:value-type="float">
            <text:p>469.353777</text:p>
          </table:table-cell>
          <table:table-cell office:value-type="float" office:value="462.457955" calcext:value-type="float">
            <text:p>462.457955</text:p>
          </table:table-cell>
          <table:table-cell office:value-type="float" office:value="330.186361" calcext:value-type="float">
            <text:p>330.186361</text:p>
          </table:table-cell>
          <table:table-cell office:value-type="float" office:value="262.09951" calcext:value-type="float">
            <text:p>262.09951</text:p>
          </table:table-cell>
          <table:table-cell office:value-type="float" office:value="306.224167" calcext:value-type="float">
            <text:p>306.224167</text:p>
          </table:table-cell>
          <table:table-cell office:value-type="float" office:value="379.143645" calcext:value-type="float">
            <text:p>379.143645</text:p>
          </table:table-cell>
          <table:table-cell office:value-type="float" office:value="211.826582" calcext:value-type="float">
            <text:p>211.826582</text:p>
          </table:table-cell>
          <table:table-cell office:value-type="float" office:value="207.815179" calcext:value-type="float">
            <text:p>207.815179</text:p>
          </table:table-cell>
          <table:table-cell office:value-type="float" office:value="326.533403" calcext:value-type="float">
            <text:p>326.533403</text:p>
          </table:table-cell>
          <table:table-cell office:value-type="float" office:value="154.505348" calcext:value-type="float">
            <text:p>154.505348</text:p>
          </table:table-cell>
          <table:table-cell office:value-type="float" office:value="182.450454" calcext:value-type="float">
            <text:p>182.450454</text:p>
          </table:table-cell>
          <table:table-cell office:value-type="float" office:value="147.532526" calcext:value-type="float">
            <text:p>147.532526</text:p>
          </table:table-cell>
          <table:table-cell office:value-type="float" office:value="152.977972" calcext:value-type="float">
            <text:p>152.977972</text:p>
          </table:table-cell>
          <table:table-cell office:value-type="float" office:value="178.892466" calcext:value-type="float">
            <text:p>178.892466</text:p>
          </table:table-cell>
          <table:table-cell office:value-type="float" office:value="178.81103" calcext:value-type="float">
            <text:p>178.81103</text:p>
          </table:table-cell>
          <table:table-cell office:value-type="float" office:value="187.814497" calcext:value-type="float">
            <text:p>187.814497</text:p>
          </table:table-cell>
          <table:table-cell office:value-type="float" office:value="183.35985" calcext:value-type="float">
            <text:p>183.35985</text:p>
          </table:table-cell>
          <table:table-cell office:value-type="float" office:value="150.751736" calcext:value-type="float">
            <text:p>150.751736</text:p>
          </table:table-cell>
          <table:table-cell office:value-type="float" office:value="172.193633" calcext:value-type="float">
            <text:p>172.193633</text:p>
          </table:table-cell>
          <table:table-cell office:value-type="float" office:value="141.240671" calcext:value-type="float">
            <text:p>141.240671</text:p>
          </table:table-cell>
          <table:table-cell office:value-type="float" office:value="136.708888" calcext:value-type="float">
            <text:p>136.708888</text:p>
          </table:table-cell>
          <table:table-cell office:value-type="float" office:value="153.89579" calcext:value-type="float">
            <text:p>153.89579</text:p>
          </table:table-cell>
          <table:table-cell office:value-type="float" office:value="201.334471" calcext:value-type="float">
            <text:p>201.334471</text:p>
          </table:table-cell>
          <table:table-cell office:value-type="float" office:value="200.034212" calcext:value-type="float">
            <text:p>200.034212</text:p>
          </table:table-cell>
          <table:table-cell office:value-type="float" office:value="134.323482" calcext:value-type="float">
            <text:p>134.323482</text:p>
          </table:table-cell>
          <table:table-cell office:value-type="float" office:value="113.999745" calcext:value-type="float">
            <text:p>113.999745</text:p>
          </table:table-cell>
          <table:table-cell office:value-type="float" office:value="198.105121" calcext:value-type="float">
            <text:p>198.105121</text:p>
          </table:table-cell>
          <table:table-cell office:value-type="float" office:value="128.642797" calcext:value-type="float">
            <text:p>128.642797</text:p>
          </table:table-cell>
          <table:table-cell office:value-type="float" office:value="132.467215" calcext:value-type="float">
            <text:p>132.467215</text:p>
          </table:table-cell>
          <table:table-cell office:value-type="float" office:value="186.488116" calcext:value-type="float">
            <text:p>186.488116</text:p>
          </table:table-cell>
          <table:table-cell office:value-type="float" office:value="141.648503" calcext:value-type="float">
            <text:p>141.648503</text:p>
          </table:table-cell>
        </table:table-row>
        <table:table-row table:style-name="ro3">
          <table:table-cell/>
          <table:table-cell office:value-type="float" office:value="426.782507" calcext:value-type="float">
            <text:p>426.782507</text:p>
          </table:table-cell>
          <table:table-cell office:value-type="float" office:value="498.515427" calcext:value-type="float">
            <text:p>498.515427</text:p>
          </table:table-cell>
          <table:table-cell office:value-type="float" office:value="405.99777" calcext:value-type="float">
            <text:p>405.99777</text:p>
          </table:table-cell>
          <table:table-cell office:value-type="float" office:value="363.181509" calcext:value-type="float">
            <text:p>363.181509</text:p>
          </table:table-cell>
          <table:table-cell office:value-type="float" office:value="404.250844" calcext:value-type="float">
            <text:p>404.250844</text:p>
          </table:table-cell>
          <table:table-cell office:value-type="float" office:value="333.311779" calcext:value-type="float">
            <text:p>333.311779</text:p>
          </table:table-cell>
          <table:table-cell office:value-type="float" office:value="337.696198" calcext:value-type="float">
            <text:p>337.696198</text:p>
          </table:table-cell>
          <table:table-cell office:value-type="float" office:value="259.131805" calcext:value-type="float">
            <text:p>259.131805</text:p>
          </table:table-cell>
          <table:table-cell office:value-type="float" office:value="245.292256" calcext:value-type="float">
            <text:p>245.292256</text:p>
          </table:table-cell>
          <table:table-cell office:value-type="float" office:value="179.719798" calcext:value-type="float">
            <text:p>179.719798</text:p>
          </table:table-cell>
          <table:table-cell office:value-type="float" office:value="194.023588" calcext:value-type="float">
            <text:p>194.023588</text:p>
          </table:table-cell>
          <table:table-cell office:value-type="float" office:value="193.479539" calcext:value-type="float">
            <text:p>193.479539</text:p>
          </table:table-cell>
          <table:table-cell office:value-type="float" office:value="173.218993" calcext:value-type="float">
            <text:p>173.218993</text:p>
          </table:table-cell>
          <table:table-cell office:value-type="float" office:value="272.627373" calcext:value-type="float">
            <text:p>272.627373</text:p>
          </table:table-cell>
          <table:table-cell office:value-type="float" office:value="167.110149" calcext:value-type="float">
            <text:p>167.110149</text:p>
          </table:table-cell>
          <table:table-cell office:value-type="float" office:value="195.27915" calcext:value-type="float">
            <text:p>195.27915</text:p>
          </table:table-cell>
          <table:table-cell office:value-type="float" office:value="180.340007" calcext:value-type="float">
            <text:p>180.340007</text:p>
          </table:table-cell>
          <table:table-cell office:value-type="float" office:value="203.040555" calcext:value-type="float">
            <text:p>203.040555</text:p>
          </table:table-cell>
          <table:table-cell office:value-type="float" office:value="158.865815" calcext:value-type="float">
            <text:p>158.865815</text:p>
          </table:table-cell>
          <table:table-cell office:value-type="float" office:value="156.930396" calcext:value-type="float">
            <text:p>156.930396</text:p>
          </table:table-cell>
          <table:table-cell office:value-type="float" office:value="221.43593" calcext:value-type="float">
            <text:p>221.43593</text:p>
          </table:table-cell>
          <table:table-cell office:value-type="float" office:value="145.049953" calcext:value-type="float">
            <text:p>145.049953</text:p>
          </table:table-cell>
          <table:table-cell office:value-type="float" office:value="151.243965" calcext:value-type="float">
            <text:p>151.243965</text:p>
          </table:table-cell>
          <table:table-cell office:value-type="float" office:value="126.605172" calcext:value-type="float">
            <text:p>126.605172</text:p>
          </table:table-cell>
          <table:table-cell office:value-type="float" office:value="222.457228" calcext:value-type="float">
            <text:p>222.457228</text:p>
          </table:table-cell>
          <table:table-cell office:value-type="float" office:value="121.013433" calcext:value-type="float">
            <text:p>121.013433</text:p>
          </table:table-cell>
          <table:table-cell office:value-type="float" office:value="174.844798" calcext:value-type="float">
            <text:p>174.844798</text:p>
          </table:table-cell>
          <table:table-cell office:value-type="float" office:value="120.465629" calcext:value-type="float">
            <text:p>120.465629</text:p>
          </table:table-cell>
          <table:table-cell office:value-type="float" office:value="237.003761" calcext:value-type="float">
            <text:p>237.003761</text:p>
          </table:table-cell>
          <table:table-cell office:value-type="float" office:value="219.564016" calcext:value-type="float">
            <text:p>219.564016</text:p>
          </table:table-cell>
          <table:table-cell office:value-type="float" office:value="193.810505" calcext:value-type="float">
            <text:p>193.810505</text:p>
          </table:table-cell>
          <table:table-cell office:value-type="float" office:value="188.568998" calcext:value-type="float">
            <text:p>188.568998</text:p>
          </table:table-cell>
        </table:table-row>
        <table:table-row table:style-name="ro3">
          <table:table-cell/>
          <table:table-cell office:value-type="float" office:value="454.923769" calcext:value-type="float">
            <text:p>454.923769</text:p>
          </table:table-cell>
          <table:table-cell office:value-type="float" office:value="530.139626" calcext:value-type="float">
            <text:p>530.139626</text:p>
          </table:table-cell>
          <table:table-cell office:value-type="float" office:value="456.948281" calcext:value-type="float">
            <text:p>456.948281</text:p>
          </table:table-cell>
          <table:table-cell office:value-type="float" office:value="403.475003" calcext:value-type="float">
            <text:p>403.475003</text:p>
          </table:table-cell>
          <table:table-cell office:value-type="float" office:value="296.965048" calcext:value-type="float">
            <text:p>296.965048</text:p>
          </table:table-cell>
          <table:table-cell office:value-type="float" office:value="216.215611" calcext:value-type="float">
            <text:p>216.215611</text:p>
          </table:table-cell>
          <table:table-cell office:value-type="float" office:value="243.078787" calcext:value-type="float">
            <text:p>243.078787</text:p>
          </table:table-cell>
          <table:table-cell office:value-type="float" office:value="336.684784" calcext:value-type="float">
            <text:p>336.684784</text:p>
          </table:table-cell>
          <table:table-cell office:value-type="float" office:value="240.445509" calcext:value-type="float">
            <text:p>240.445509</text:p>
          </table:table-cell>
          <table:table-cell office:value-type="float" office:value="206.862354" calcext:value-type="float">
            <text:p>206.862354</text:p>
          </table:table-cell>
          <table:table-cell office:value-type="float" office:value="189.447987" calcext:value-type="float">
            <text:p>189.447987</text:p>
          </table:table-cell>
          <table:table-cell office:value-type="float" office:value="204.332822" calcext:value-type="float">
            <text:p>204.332822</text:p>
          </table:table-cell>
          <table:table-cell office:value-type="float" office:value="233.656404" calcext:value-type="float">
            <text:p>233.656404</text:p>
          </table:table-cell>
          <table:table-cell office:value-type="float" office:value="225.193863" calcext:value-type="float">
            <text:p>225.193863</text:p>
          </table:table-cell>
          <table:table-cell office:value-type="float" office:value="212.978824" calcext:value-type="float">
            <text:p>212.978824</text:p>
          </table:table-cell>
          <table:table-cell office:value-type="float" office:value="191.841324" calcext:value-type="float">
            <text:p>191.841324</text:p>
          </table:table-cell>
          <table:table-cell office:value-type="float" office:value="217.246156" calcext:value-type="float">
            <text:p>217.246156</text:p>
          </table:table-cell>
          <table:table-cell office:value-type="float" office:value="223.27257" calcext:value-type="float">
            <text:p>223.27257</text:p>
          </table:table-cell>
          <table:table-cell office:value-type="float" office:value="157.91167" calcext:value-type="float">
            <text:p>157.91167</text:p>
          </table:table-cell>
          <table:table-cell office:value-type="float" office:value="167.728617" calcext:value-type="float">
            <text:p>167.728617</text:p>
          </table:table-cell>
          <table:table-cell office:value-type="float" office:value="237.293789" calcext:value-type="float">
            <text:p>237.293789</text:p>
          </table:table-cell>
          <table:table-cell office:value-type="float" office:value="239.004117" calcext:value-type="float">
            <text:p>239.004117</text:p>
          </table:table-cell>
          <table:table-cell office:value-type="float" office:value="155.138994" calcext:value-type="float">
            <text:p>155.138994</text:p>
          </table:table-cell>
          <table:table-cell office:value-type="float" office:value="140.847146" calcext:value-type="float">
            <text:p>140.847146</text:p>
          </table:table-cell>
          <table:table-cell office:value-type="float" office:value="218.646452" calcext:value-type="float">
            <text:p>218.646452</text:p>
          </table:table-cell>
          <table:table-cell office:value-type="float" office:value="144.395846" calcext:value-type="float">
            <text:p>144.395846</text:p>
          </table:table-cell>
          <table:table-cell office:value-type="float" office:value="164.6123" calcext:value-type="float">
            <text:p>164.6123</text:p>
          </table:table-cell>
          <table:table-cell office:value-type="float" office:value="249.474475" calcext:value-type="float">
            <text:p>249.474475</text:p>
          </table:table-cell>
          <table:table-cell office:value-type="float" office:value="228.149719" calcext:value-type="float">
            <text:p>228.149719</text:p>
          </table:table-cell>
          <table:table-cell office:value-type="float" office:value="145.406073" calcext:value-type="float">
            <text:p>145.406073</text:p>
          </table:table-cell>
          <table:table-cell office:value-type="float" office:value="159.570482" calcext:value-type="float">
            <text:p>159.570482</text:p>
          </table:table-cell>
          <table:table-cell office:value-type="float" office:value="185.645919" calcext:value-type="float">
            <text:p>185.645919</text:p>
          </table:table-cell>
        </table:table-row>
        <table:table-row table:style-name="ro3">
          <table:table-cell/>
          <table:table-cell office:value-type="float" office:value="482.668491" calcext:value-type="float">
            <text:p>482.668491</text:p>
          </table:table-cell>
          <table:table-cell office:value-type="float" office:value="569.107488" calcext:value-type="float">
            <text:p>569.107488</text:p>
          </table:table-cell>
          <table:table-cell office:value-type="float" office:value="478.342541" calcext:value-type="float">
            <text:p>478.342541</text:p>
          </table:table-cell>
          <table:table-cell office:value-type="float" office:value="528.751481" calcext:value-type="float">
            <text:p>528.751481</text:p>
          </table:table-cell>
          <table:table-cell office:value-type="float" office:value="378.648348" calcext:value-type="float">
            <text:p>378.648348</text:p>
          </table:table-cell>
          <table:table-cell office:value-type="float" office:value="342.859572" calcext:value-type="float">
            <text:p>342.859572</text:p>
          </table:table-cell>
          <table:table-cell office:value-type="float" office:value="334.014145" calcext:value-type="float">
            <text:p>334.014145</text:p>
          </table:table-cell>
          <table:table-cell office:value-type="float" office:value="313.112143" calcext:value-type="float">
            <text:p>313.112143</text:p>
          </table:table-cell>
          <table:table-cell office:value-type="float" office:value="290.732748" calcext:value-type="float">
            <text:p>290.732748</text:p>
          </table:table-cell>
          <table:table-cell office:value-type="float" office:value="335.218505" calcext:value-type="float">
            <text:p>335.218505</text:p>
          </table:table-cell>
          <table:table-cell office:value-type="float" office:value="191.577951" calcext:value-type="float">
            <text:p>191.577951</text:p>
          </table:table-cell>
          <table:table-cell office:value-type="float" office:value="205.480654" calcext:value-type="float">
            <text:p>205.480654</text:p>
          </table:table-cell>
          <table:table-cell office:value-type="float" office:value="169.378481" calcext:value-type="float">
            <text:p>169.378481</text:p>
          </table:table-cell>
          <table:table-cell office:value-type="float" office:value="175.077847" calcext:value-type="float">
            <text:p>175.077847</text:p>
          </table:table-cell>
          <table:table-cell office:value-type="float" office:value="224.194707" calcext:value-type="float">
            <text:p>224.194707</text:p>
          </table:table-cell>
          <table:table-cell office:value-type="float" office:value="201.854453" calcext:value-type="float">
            <text:p>201.854453</text:p>
          </table:table-cell>
          <table:table-cell office:value-type="float" office:value="175.231345" calcext:value-type="float">
            <text:p>175.231345</text:p>
          </table:table-cell>
          <table:table-cell office:value-type="float" office:value="161.185883" calcext:value-type="float">
            <text:p>161.185883</text:p>
          </table:table-cell>
          <table:table-cell office:value-type="float" office:value="178.94126" calcext:value-type="float">
            <text:p>178.94126</text:p>
          </table:table-cell>
          <table:table-cell office:value-type="float" office:value="160.891573" calcext:value-type="float">
            <text:p>160.891573</text:p>
          </table:table-cell>
          <table:table-cell office:value-type="float" office:value="165.393457" calcext:value-type="float">
            <text:p>165.393457</text:p>
          </table:table-cell>
          <table:table-cell office:value-type="float" office:value="183.822382" calcext:value-type="float">
            <text:p>183.822382</text:p>
          </table:table-cell>
          <table:table-cell office:value-type="float" office:value="201.477178" calcext:value-type="float">
            <text:p>201.477178</text:p>
          </table:table-cell>
          <table:table-cell office:value-type="float" office:value="232.120191" calcext:value-type="float">
            <text:p>232.120191</text:p>
          </table:table-cell>
          <table:table-cell office:value-type="float" office:value="160.522901" calcext:value-type="float">
            <text:p>160.522901</text:p>
          </table:table-cell>
          <table:table-cell office:value-type="float" office:value="161.721379" calcext:value-type="float">
            <text:p>161.721379</text:p>
          </table:table-cell>
          <table:table-cell office:value-type="float" office:value="137.909991" calcext:value-type="float">
            <text:p>137.909991</text:p>
          </table:table-cell>
          <table:table-cell office:value-type="float" office:value="185.703236" calcext:value-type="float">
            <text:p>185.703236</text:p>
          </table:table-cell>
          <table:table-cell office:value-type="float" office:value="175.218123" calcext:value-type="float">
            <text:p>175.218123</text:p>
          </table:table-cell>
          <table:table-cell office:value-type="float" office:value="223.941801" calcext:value-type="float">
            <text:p>223.941801</text:p>
          </table:table-cell>
          <table:table-cell office:value-type="float" office:value="228.911123" calcext:value-type="float">
            <text:p>228.911123</text:p>
          </table:table-cell>
          <table:table-cell office:value-type="float" office:value="248.289091" calcext:value-type="float">
            <text:p>248.28909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6.311471" calcext:value-type="float">
            <text:p>536.311471</text:p>
          </table:table-cell>
          <table:table-cell office:value-type="float" office:value="604.797781" calcext:value-type="float">
            <text:p>604.797781</text:p>
          </table:table-cell>
          <table:table-cell office:value-type="float" office:value="466.707536" calcext:value-type="float">
            <text:p>466.707536</text:p>
          </table:table-cell>
          <table:table-cell office:value-type="float" office:value="296.108283" calcext:value-type="float">
            <text:p>296.108283</text:p>
          </table:table-cell>
          <table:table-cell office:value-type="float" office:value="495.850546" calcext:value-type="float">
            <text:p>495.850546</text:p>
          </table:table-cell>
          <table:table-cell office:value-type="float" office:value="458.943701" calcext:value-type="float">
            <text:p>458.943701</text:p>
          </table:table-cell>
          <table:table-cell office:value-type="float" office:value="334.584419" calcext:value-type="float">
            <text:p>334.584419</text:p>
          </table:table-cell>
          <table:table-cell office:value-type="float" office:value="294.525512" calcext:value-type="float">
            <text:p>294.525512</text:p>
          </table:table-cell>
          <table:table-cell office:value-type="float" office:value="249.389355" calcext:value-type="float">
            <text:p>249.389355</text:p>
          </table:table-cell>
          <table:table-cell office:value-type="float" office:value="210.186463" calcext:value-type="float">
            <text:p>210.186463</text:p>
          </table:table-cell>
          <table:table-cell office:value-type="float" office:value="192.382881" calcext:value-type="float">
            <text:p>192.382881</text:p>
          </table:table-cell>
          <table:table-cell office:value-type="float" office:value="202.808215" calcext:value-type="float">
            <text:p>202.808215</text:p>
          </table:table-cell>
          <table:table-cell office:value-type="float" office:value="196.162078" calcext:value-type="float">
            <text:p>196.162078</text:p>
          </table:table-cell>
          <table:table-cell office:value-type="float" office:value="251.477869" calcext:value-type="float">
            <text:p>251.477869</text:p>
          </table:table-cell>
          <table:table-cell office:value-type="float" office:value="191.593044" calcext:value-type="float">
            <text:p>191.593044</text:p>
          </table:table-cell>
          <table:table-cell office:value-type="float" office:value="183.01801" calcext:value-type="float">
            <text:p>183.01801</text:p>
          </table:table-cell>
          <table:table-cell office:value-type="float" office:value="152.51869" calcext:value-type="float">
            <text:p>152.51869</text:p>
          </table:table-cell>
          <table:table-cell office:value-type="float" office:value="167.059966" calcext:value-type="float">
            <text:p>167.059966</text:p>
          </table:table-cell>
          <table:table-cell office:value-type="float" office:value="169.055067" calcext:value-type="float">
            <text:p>169.055067</text:p>
          </table:table-cell>
          <table:table-cell office:value-type="float" office:value="200.446248" calcext:value-type="float">
            <text:p>200.446248</text:p>
          </table:table-cell>
          <table:table-cell office:value-type="float" office:value="173.743735" calcext:value-type="float">
            <text:p>173.743735</text:p>
          </table:table-cell>
          <table:table-cell office:value-type="float" office:value="199.939988" calcext:value-type="float">
            <text:p>199.939988</text:p>
          </table:table-cell>
          <table:table-cell office:value-type="float" office:value="171.686333" calcext:value-type="float">
            <text:p>171.686333</text:p>
          </table:table-cell>
          <table:table-cell office:value-type="float" office:value="229.277648" calcext:value-type="float">
            <text:p>229.277648</text:p>
          </table:table-cell>
          <table:table-cell office:value-type="float" office:value="216.585378" calcext:value-type="float">
            <text:p>216.585378</text:p>
          </table:table-cell>
          <table:table-cell office:value-type="float" office:value="219.322292" calcext:value-type="float">
            <text:p>219.322292</text:p>
          </table:table-cell>
          <table:table-cell office:value-type="float" office:value="180.951745" calcext:value-type="float">
            <text:p>180.951745</text:p>
          </table:table-cell>
          <table:table-cell office:value-type="float" office:value="161.345277" calcext:value-type="float">
            <text:p>161.345277</text:p>
          </table:table-cell>
          <table:table-cell office:value-type="float" office:value="152.949165" calcext:value-type="float">
            <text:p>152.949165</text:p>
          </table:table-cell>
          <table:table-cell office:value-type="float" office:value="224.337332" calcext:value-type="float">
            <text:p>224.337332</text:p>
          </table:table-cell>
          <table:table-cell office:value-type="float" office:value="206.582274" calcext:value-type="float">
            <text:p>206.582274</text:p>
          </table:table-cell>
          <table:table-cell office:value-type="float" office:value="225.44312" calcext:value-type="float">
            <text:p>225.44312</text:p>
          </table:table-cell>
        </table:table-row>
        <table:table-row table:style-name="ro3">
          <table:table-cell/>
          <table:table-cell office:value-type="float" office:value="533.457868" calcext:value-type="float">
            <text:p>533.457868</text:p>
          </table:table-cell>
          <table:table-cell office:value-type="float" office:value="643.235193" calcext:value-type="float">
            <text:p>643.235193</text:p>
          </table:table-cell>
          <table:table-cell office:value-type="float" office:value="510.831591" calcext:value-type="float">
            <text:p>510.831591</text:p>
          </table:table-cell>
          <table:table-cell office:value-type="float" office:value="505.846205" calcext:value-type="float">
            <text:p>505.846205</text:p>
          </table:table-cell>
          <table:table-cell office:value-type="float" office:value="505.476287" calcext:value-type="float">
            <text:p>505.476287</text:p>
          </table:table-cell>
          <table:table-cell office:value-type="float" office:value="417.809962" calcext:value-type="float">
            <text:p>417.809962</text:p>
          </table:table-cell>
          <table:table-cell office:value-type="float" office:value="305.028108" calcext:value-type="float">
            <text:p>305.028108</text:p>
          </table:table-cell>
          <table:table-cell office:value-type="float" office:value="325.501982" calcext:value-type="float">
            <text:p>325.501982</text:p>
          </table:table-cell>
          <table:table-cell office:value-type="float" office:value="233.859604" calcext:value-type="float">
            <text:p>233.859604</text:p>
          </table:table-cell>
          <table:table-cell office:value-type="float" office:value="228.667539" calcext:value-type="float">
            <text:p>228.667539</text:p>
          </table:table-cell>
          <table:table-cell office:value-type="float" office:value="227.790797" calcext:value-type="float">
            <text:p>227.790797</text:p>
          </table:table-cell>
          <table:table-cell office:value-type="float" office:value="233.799347" calcext:value-type="float">
            <text:p>233.799347</text:p>
          </table:table-cell>
          <table:table-cell office:value-type="float" office:value="295.749011" calcext:value-type="float">
            <text:p>295.749011</text:p>
          </table:table-cell>
          <table:table-cell office:value-type="float" office:value="215.529812" calcext:value-type="float">
            <text:p>215.529812</text:p>
          </table:table-cell>
          <table:table-cell office:value-type="float" office:value="232.262186" calcext:value-type="float">
            <text:p>232.262186</text:p>
          </table:table-cell>
          <table:table-cell office:value-type="float" office:value="192.35637" calcext:value-type="float">
            <text:p>192.35637</text:p>
          </table:table-cell>
          <table:table-cell office:value-type="float" office:value="198.754744" calcext:value-type="float">
            <text:p>198.754744</text:p>
          </table:table-cell>
          <table:table-cell office:value-type="float" office:value="206.655666" calcext:value-type="float">
            <text:p>206.655666</text:p>
          </table:table-cell>
          <table:table-cell office:value-type="float" office:value="168.621165" calcext:value-type="float">
            <text:p>168.621165</text:p>
          </table:table-cell>
          <table:table-cell office:value-type="float" office:value="174.755795" calcext:value-type="float">
            <text:p>174.755795</text:p>
          </table:table-cell>
          <table:table-cell office:value-type="float" office:value="187.760562" calcext:value-type="float">
            <text:p>187.760562</text:p>
          </table:table-cell>
          <table:table-cell office:value-type="float" office:value="304.660612" calcext:value-type="float">
            <text:p>304.660612</text:p>
          </table:table-cell>
          <table:table-cell office:value-type="float" office:value="260.860284" calcext:value-type="float">
            <text:p>260.860284</text:p>
          </table:table-cell>
          <table:table-cell office:value-type="float" office:value="212.475354" calcext:value-type="float">
            <text:p>212.475354</text:p>
          </table:table-cell>
          <table:table-cell office:value-type="float" office:value="250.12162" calcext:value-type="float">
            <text:p>250.12162</text:p>
          </table:table-cell>
          <table:table-cell office:value-type="float" office:value="238.218751" calcext:value-type="float">
            <text:p>238.218751</text:p>
          </table:table-cell>
          <table:table-cell office:value-type="float" office:value="201.851565" calcext:value-type="float">
            <text:p>201.851565</text:p>
          </table:table-cell>
          <table:table-cell office:value-type="float" office:value="193.847928" calcext:value-type="float">
            <text:p>193.847928</text:p>
          </table:table-cell>
          <table:table-cell office:value-type="float" office:value="238.740201" calcext:value-type="float">
            <text:p>238.740201</text:p>
          </table:table-cell>
          <table:table-cell office:value-type="float" office:value="194.422076" calcext:value-type="float">
            <text:p>194.422076</text:p>
          </table:table-cell>
          <table:table-cell office:value-type="float" office:value="172.191776" calcext:value-type="float">
            <text:p>172.191776</text:p>
          </table:table-cell>
          <table:table-cell office:value-type="float" office:value="230.714131" calcext:value-type="float">
            <text:p>230.714131</text:p>
          </table:table-cell>
        </table:table-row>
        <table:table-row table:style-name="ro3">
          <table:table-cell/>
          <table:table-cell office:value-type="float" office:value="583.72776" calcext:value-type="float">
            <text:p>583.72776</text:p>
          </table:table-cell>
          <table:table-cell office:value-type="float" office:value="678.867598" calcext:value-type="float">
            <text:p>678.867598</text:p>
          </table:table-cell>
          <table:table-cell office:value-type="float" office:value="560.809961" calcext:value-type="float">
            <text:p>560.809961</text:p>
          </table:table-cell>
          <table:table-cell office:value-type="float" office:value="494.75222" calcext:value-type="float">
            <text:p>494.75222</text:p>
          </table:table-cell>
          <table:table-cell office:value-type="float" office:value="548.929603" calcext:value-type="float">
            <text:p>548.929603</text:p>
          </table:table-cell>
          <table:table-cell office:value-type="float" office:value="425.774182" calcext:value-type="float">
            <text:p>425.774182</text:p>
          </table:table-cell>
          <table:table-cell office:value-type="float" office:value="411.701755" calcext:value-type="float">
            <text:p>411.701755</text:p>
          </table:table-cell>
          <table:table-cell office:value-type="float" office:value="289.228147" calcext:value-type="float">
            <text:p>289.228147</text:p>
          </table:table-cell>
          <table:table-cell office:value-type="float" office:value="385.635766" calcext:value-type="float">
            <text:p>385.635766</text:p>
          </table:table-cell>
          <table:table-cell office:value-type="float" office:value="324.208062" calcext:value-type="float">
            <text:p>324.208062</text:p>
          </table:table-cell>
          <table:table-cell office:value-type="float" office:value="234.238449" calcext:value-type="float">
            <text:p>234.238449</text:p>
          </table:table-cell>
          <table:table-cell office:value-type="float" office:value="202.420216" calcext:value-type="float">
            <text:p>202.420216</text:p>
          </table:table-cell>
          <table:table-cell office:value-type="float" office:value="231.696387" calcext:value-type="float">
            <text:p>231.696387</text:p>
          </table:table-cell>
          <table:table-cell office:value-type="float" office:value="235.821367" calcext:value-type="float">
            <text:p>235.821367</text:p>
          </table:table-cell>
          <table:table-cell office:value-type="float" office:value="212.064451" calcext:value-type="float">
            <text:p>212.064451</text:p>
          </table:table-cell>
          <table:table-cell office:value-type="float" office:value="202.323098" calcext:value-type="float">
            <text:p>202.323098</text:p>
          </table:table-cell>
          <table:table-cell office:value-type="float" office:value="203.778681" calcext:value-type="float">
            <text:p>203.778681</text:p>
          </table:table-cell>
          <table:table-cell office:value-type="float" office:value="196.538684" calcext:value-type="float">
            <text:p>196.538684</text:p>
          </table:table-cell>
          <table:table-cell office:value-type="float" office:value="205.668667" calcext:value-type="float">
            <text:p>205.668667</text:p>
          </table:table-cell>
          <table:table-cell office:value-type="float" office:value="239.497713" calcext:value-type="float">
            <text:p>239.497713</text:p>
          </table:table-cell>
          <table:table-cell office:value-type="float" office:value="302.054349" calcext:value-type="float">
            <text:p>302.054349</text:p>
          </table:table-cell>
          <table:table-cell office:value-type="float" office:value="211.968272" calcext:value-type="float">
            <text:p>211.968272</text:p>
          </table:table-cell>
          <table:table-cell office:value-type="float" office:value="234.235351" calcext:value-type="float">
            <text:p>234.235351</text:p>
          </table:table-cell>
          <table:table-cell office:value-type="float" office:value="157.75251" calcext:value-type="float">
            <text:p>157.75251</text:p>
          </table:table-cell>
          <table:table-cell office:value-type="float" office:value="182.667669" calcext:value-type="float">
            <text:p>182.667669</text:p>
          </table:table-cell>
          <table:table-cell office:value-type="float" office:value="239.442886" calcext:value-type="float">
            <text:p>239.442886</text:p>
          </table:table-cell>
          <table:table-cell office:value-type="float" office:value="180.438893" calcext:value-type="float">
            <text:p>180.438893</text:p>
          </table:table-cell>
          <table:table-cell office:value-type="float" office:value="182.564279" calcext:value-type="float">
            <text:p>182.564279</text:p>
          </table:table-cell>
          <table:table-cell office:value-type="float" office:value="202.376272" calcext:value-type="float">
            <text:p>202.376272</text:p>
          </table:table-cell>
          <table:table-cell office:value-type="float" office:value="236.287893" calcext:value-type="float">
            <text:p>236.287893</text:p>
          </table:table-cell>
          <table:table-cell office:value-type="float" office:value="159.086834" calcext:value-type="float">
            <text:p>159.086834</text:p>
          </table:table-cell>
          <table:table-cell office:value-type="float" office:value="203.903439" calcext:value-type="float">
            <text:p>203.903439</text:p>
          </table:table-cell>
        </table:table-row>
        <table:table-row table:style-name="ro3">
          <table:table-cell/>
          <table:table-cell office:value-type="float" office:value="623.529067" calcext:value-type="float">
            <text:p>623.529067</text:p>
          </table:table-cell>
          <table:table-cell office:value-type="float" office:value="722.218943" calcext:value-type="float">
            <text:p>722.218943</text:p>
          </table:table-cell>
          <table:table-cell office:value-type="float" office:value="785.564438" calcext:value-type="float">
            <text:p>785.564438</text:p>
          </table:table-cell>
          <table:table-cell office:value-type="float" office:value="665.370276" calcext:value-type="float">
            <text:p>665.370276</text:p>
          </table:table-cell>
          <table:table-cell office:value-type="float" office:value="492.250943" calcext:value-type="float">
            <text:p>492.250943</text:p>
          </table:table-cell>
          <table:table-cell office:value-type="float" office:value="381.057571" calcext:value-type="float">
            <text:p>381.057571</text:p>
          </table:table-cell>
          <table:table-cell office:value-type="float" office:value="412.113891" calcext:value-type="float">
            <text:p>412.113891</text:p>
          </table:table-cell>
          <table:table-cell office:value-type="float" office:value="291.704207" calcext:value-type="float">
            <text:p>291.704207</text:p>
          </table:table-cell>
          <table:table-cell office:value-type="float" office:value="284.002565" calcext:value-type="float">
            <text:p>284.002565</text:p>
          </table:table-cell>
          <table:table-cell office:value-type="float" office:value="229.339178" calcext:value-type="float">
            <text:p>229.339178</text:p>
          </table:table-cell>
          <table:table-cell office:value-type="float" office:value="232.427797" calcext:value-type="float">
            <text:p>232.427797</text:p>
          </table:table-cell>
          <table:table-cell office:value-type="float" office:value="223.526558" calcext:value-type="float">
            <text:p>223.526558</text:p>
          </table:table-cell>
          <table:table-cell office:value-type="float" office:value="265.958155" calcext:value-type="float">
            <text:p>265.958155</text:p>
          </table:table-cell>
          <table:table-cell office:value-type="float" office:value="260.188909" calcext:value-type="float">
            <text:p>260.188909</text:p>
          </table:table-cell>
          <table:table-cell office:value-type="float" office:value="254.754644" calcext:value-type="float">
            <text:p>254.754644</text:p>
          </table:table-cell>
          <table:table-cell office:value-type="float" office:value="253.155094" calcext:value-type="float">
            <text:p>253.155094</text:p>
          </table:table-cell>
          <table:table-cell office:value-type="float" office:value="257.661398" calcext:value-type="float">
            <text:p>257.661398</text:p>
          </table:table-cell>
          <table:table-cell office:value-type="float" office:value="234.597648" calcext:value-type="float">
            <text:p>234.597648</text:p>
          </table:table-cell>
          <table:table-cell office:value-type="float" office:value="243.760212" calcext:value-type="float">
            <text:p>243.760212</text:p>
          </table:table-cell>
          <table:table-cell office:value-type="float" office:value="195.619132" calcext:value-type="float">
            <text:p>195.619132</text:p>
          </table:table-cell>
          <table:table-cell office:value-type="float" office:value="204.048567" calcext:value-type="float">
            <text:p>204.048567</text:p>
          </table:table-cell>
          <table:table-cell office:value-type="float" office:value="201.822115" calcext:value-type="float">
            <text:p>201.822115</text:p>
          </table:table-cell>
          <table:table-cell office:value-type="float" office:value="185.397821" calcext:value-type="float">
            <text:p>185.397821</text:p>
          </table:table-cell>
          <table:table-cell office:value-type="float" office:value="202.98528" calcext:value-type="float">
            <text:p>202.98528</text:p>
          </table:table-cell>
          <table:table-cell office:value-type="float" office:value="218.485947" calcext:value-type="float">
            <text:p>218.485947</text:p>
          </table:table-cell>
          <table:table-cell office:value-type="float" office:value="177.678062" calcext:value-type="float">
            <text:p>177.678062</text:p>
          </table:table-cell>
          <table:table-cell office:value-type="float" office:value="182.133788" calcext:value-type="float">
            <text:p>182.133788</text:p>
          </table:table-cell>
          <table:table-cell office:value-type="float" office:value="242.333469" calcext:value-type="float">
            <text:p>242.333469</text:p>
          </table:table-cell>
          <table:table-cell office:value-type="float" office:value="177.26923" calcext:value-type="float">
            <text:p>177.26923</text:p>
          </table:table-cell>
          <table:table-cell office:value-type="float" office:value="250.806005" calcext:value-type="float">
            <text:p>250.806005</text:p>
          </table:table-cell>
          <table:table-cell office:value-type="float" office:value="189.066187" calcext:value-type="float">
            <text:p>189.066187</text:p>
          </table:table-cell>
          <table:table-cell office:value-type="float" office:value="210.221129" calcext:value-type="float">
            <text:p>210.221129</text:p>
          </table:table-cell>
        </table:table-row>
        <table:table-row table:style-name="ro3">
          <table:table-cell/>
          <table:table-cell office:value-type="float" office:value="656.195243" calcext:value-type="float">
            <text:p>656.195243</text:p>
          </table:table-cell>
          <table:table-cell office:value-type="float" office:value="776.833363" calcext:value-type="float">
            <text:p>776.833363</text:p>
          </table:table-cell>
          <table:table-cell office:value-type="float" office:value="648.693353" calcext:value-type="float">
            <text:p>648.693353</text:p>
          </table:table-cell>
          <table:table-cell office:value-type="float" office:value="680.777688" calcext:value-type="float">
            <text:p>680.777688</text:p>
          </table:table-cell>
          <table:table-cell office:value-type="float" office:value="387.477515" calcext:value-type="float">
            <text:p>387.477515</text:p>
          </table:table-cell>
          <table:table-cell office:value-type="float" office:value="414.364826" calcext:value-type="float">
            <text:p>414.364826</text:p>
          </table:table-cell>
          <table:table-cell office:value-type="float" office:value="489.261945" calcext:value-type="float">
            <text:p>489.261945</text:p>
          </table:table-cell>
          <table:table-cell office:value-type="float" office:value="299.141668" calcext:value-type="float">
            <text:p>299.141668</text:p>
          </table:table-cell>
          <table:table-cell office:value-type="float" office:value="373.229205" calcext:value-type="float">
            <text:p>373.229205</text:p>
          </table:table-cell>
          <table:table-cell office:value-type="float" office:value="372.13256" calcext:value-type="float">
            <text:p>372.13256</text:p>
          </table:table-cell>
          <table:table-cell office:value-type="float" office:value="340.009075" calcext:value-type="float">
            <text:p>340.009075</text:p>
          </table:table-cell>
          <table:table-cell office:value-type="float" office:value="293.339593" calcext:value-type="float">
            <text:p>293.339593</text:p>
          </table:table-cell>
          <table:table-cell office:value-type="float" office:value="287.467209" calcext:value-type="float">
            <text:p>287.467209</text:p>
          </table:table-cell>
          <table:table-cell office:value-type="float" office:value="312.207019" calcext:value-type="float">
            <text:p>312.207019</text:p>
          </table:table-cell>
          <table:table-cell office:value-type="float" office:value="219.081335" calcext:value-type="float">
            <text:p>219.081335</text:p>
          </table:table-cell>
          <table:table-cell office:value-type="float" office:value="202.510628" calcext:value-type="float">
            <text:p>202.510628</text:p>
          </table:table-cell>
          <table:table-cell office:value-type="float" office:value="212.179759" calcext:value-type="float">
            <text:p>212.179759</text:p>
          </table:table-cell>
          <table:table-cell office:value-type="float" office:value="225.838586" calcext:value-type="float">
            <text:p>225.838586</text:p>
          </table:table-cell>
          <table:table-cell office:value-type="float" office:value="206.707905" calcext:value-type="float">
            <text:p>206.707905</text:p>
          </table:table-cell>
          <table:table-cell office:value-type="float" office:value="243.214061" calcext:value-type="float">
            <text:p>243.214061</text:p>
          </table:table-cell>
          <table:table-cell office:value-type="float" office:value="202.872292" calcext:value-type="float">
            <text:p>202.872292</text:p>
          </table:table-cell>
          <table:table-cell office:value-type="float" office:value="183.919227" calcext:value-type="float">
            <text:p>183.919227</text:p>
          </table:table-cell>
          <table:table-cell office:value-type="float" office:value="213.416061" calcext:value-type="float">
            <text:p>213.416061</text:p>
          </table:table-cell>
          <table:table-cell office:value-type="float" office:value="186.416352" calcext:value-type="float">
            <text:p>186.416352</text:p>
          </table:table-cell>
          <table:table-cell office:value-type="float" office:value="180.918305" calcext:value-type="float">
            <text:p>180.918305</text:p>
          </table:table-cell>
          <table:table-cell office:value-type="float" office:value="190.966583" calcext:value-type="float">
            <text:p>190.966583</text:p>
          </table:table-cell>
          <table:table-cell office:value-type="float" office:value="164.763191" calcext:value-type="float">
            <text:p>164.763191</text:p>
          </table:table-cell>
          <table:table-cell office:value-type="float" office:value="205.29803" calcext:value-type="float">
            <text:p>205.29803</text:p>
          </table:table-cell>
          <table:table-cell office:value-type="float" office:value="266.680159" calcext:value-type="float">
            <text:p>266.680159</text:p>
          </table:table-cell>
          <table:table-cell office:value-type="float" office:value="235.601254" calcext:value-type="float">
            <text:p>235.601254</text:p>
          </table:table-cell>
          <table:table-cell office:value-type="float" office:value="189.236153" calcext:value-type="float">
            <text:p>189.236153</text:p>
          </table:table-cell>
          <table:table-cell office:value-type="float" office:value="202.76239" calcext:value-type="float">
            <text:p>202.76239</text:p>
          </table:table-cell>
        </table:table-row>
        <table:table-row table:style-name="ro3">
          <table:table-cell office:value-type="float" office:value="2.5" calcext:value-type="float">
            <text:p>2.5</text:p>
          </table:table-cell>
          <table:table-cell office:value-type="float" office:value="659.942824" calcext:value-type="float">
            <text:p>659.942824</text:p>
          </table:table-cell>
          <table:table-cell office:value-type="float" office:value="794.351176" calcext:value-type="float">
            <text:p>794.351176</text:p>
          </table:table-cell>
          <table:table-cell office:value-type="float" office:value="667.45922" calcext:value-type="float">
            <text:p>667.45922</text:p>
          </table:table-cell>
          <table:table-cell office:value-type="float" office:value="792.424297" calcext:value-type="float">
            <text:p>792.424297</text:p>
          </table:table-cell>
          <table:table-cell office:value-type="float" office:value="669.721816" calcext:value-type="float">
            <text:p>669.721816</text:p>
          </table:table-cell>
          <table:table-cell office:value-type="float" office:value="550.691379" calcext:value-type="float">
            <text:p>550.691379</text:p>
          </table:table-cell>
          <table:table-cell office:value-type="float" office:value="322.511174" calcext:value-type="float">
            <text:p>322.511174</text:p>
          </table:table-cell>
          <table:table-cell office:value-type="float" office:value="399.891708" calcext:value-type="float">
            <text:p>399.891708</text:p>
          </table:table-cell>
          <table:table-cell office:value-type="float" office:value="348.513106" calcext:value-type="float">
            <text:p>348.513106</text:p>
          </table:table-cell>
          <table:table-cell office:value-type="float" office:value="414.287871" calcext:value-type="float">
            <text:p>414.287871</text:p>
          </table:table-cell>
          <table:table-cell office:value-type="float" office:value="224.200287" calcext:value-type="float">
            <text:p>224.200287</text:p>
          </table:table-cell>
          <table:table-cell office:value-type="float" office:value="225.074521" calcext:value-type="float">
            <text:p>225.074521</text:p>
          </table:table-cell>
          <table:table-cell office:value-type="float" office:value="261.32365" calcext:value-type="float">
            <text:p>261.32365</text:p>
          </table:table-cell>
          <table:table-cell office:value-type="float" office:value="305.921663" calcext:value-type="float">
            <text:p>305.921663</text:p>
          </table:table-cell>
          <table:table-cell office:value-type="float" office:value="230.946086" calcext:value-type="float">
            <text:p>230.946086</text:p>
          </table:table-cell>
          <table:table-cell office:value-type="float" office:value="259.200244" calcext:value-type="float">
            <text:p>259.200244</text:p>
          </table:table-cell>
          <table:table-cell office:value-type="float" office:value="231.604029" calcext:value-type="float">
            <text:p>231.604029</text:p>
          </table:table-cell>
          <table:table-cell office:value-type="float" office:value="289.276002" calcext:value-type="float">
            <text:p>289.276002</text:p>
          </table:table-cell>
          <table:table-cell office:value-type="float" office:value="194.586104" calcext:value-type="float">
            <text:p>194.586104</text:p>
          </table:table-cell>
          <table:table-cell office:value-type="float" office:value="225.637155" calcext:value-type="float">
            <text:p>225.637155</text:p>
          </table:table-cell>
          <table:table-cell office:value-type="float" office:value="253.324285" calcext:value-type="float">
            <text:p>253.324285</text:p>
          </table:table-cell>
          <table:table-cell office:value-type="float" office:value="223.214796" calcext:value-type="float">
            <text:p>223.214796</text:p>
          </table:table-cell>
          <table:table-cell office:value-type="float" office:value="161.751952" calcext:value-type="float">
            <text:p>161.751952</text:p>
          </table:table-cell>
          <table:table-cell office:value-type="float" office:value="215.935835" calcext:value-type="float">
            <text:p>215.935835</text:p>
          </table:table-cell>
          <table:table-cell office:value-type="float" office:value="210.1248" calcext:value-type="float">
            <text:p>210.1248</text:p>
          </table:table-cell>
          <table:table-cell office:value-type="float" office:value="232.909882" calcext:value-type="float">
            <text:p>232.909882</text:p>
          </table:table-cell>
          <table:table-cell office:value-type="float" office:value="198.712716" calcext:value-type="float">
            <text:p>198.712716</text:p>
          </table:table-cell>
          <table:table-cell office:value-type="float" office:value="230.441648" calcext:value-type="float">
            <text:p>230.441648</text:p>
          </table:table-cell>
          <table:table-cell office:value-type="float" office:value="178.011212" calcext:value-type="float">
            <text:p>178.011212</text:p>
          </table:table-cell>
          <table:table-cell office:value-type="float" office:value="240.543255" calcext:value-type="float">
            <text:p>240.543255</text:p>
          </table:table-cell>
          <table:table-cell office:value-type="float" office:value="215.571334" calcext:value-type="float">
            <text:p>215.571334</text:p>
          </table:table-cell>
          <table:table-cell office:value-type="float" office:value="168.772605" calcext:value-type="float">
            <text:p>168.772605</text:p>
          </table:table-cell>
        </table:table-row>
        <table:table-row table:style-name="ro3">
          <table:table-cell/>
          <table:table-cell office:value-type="float" office:value="689.479931" calcext:value-type="float">
            <text:p>689.479931</text:p>
          </table:table-cell>
          <table:table-cell office:value-type="float" office:value="846.414808" calcext:value-type="float">
            <text:p>846.414808</text:p>
          </table:table-cell>
          <table:table-cell office:value-type="float" office:value="687.169313" calcext:value-type="float">
            <text:p>687.169313</text:p>
          </table:table-cell>
          <table:table-cell office:value-type="float" office:value="394.179044" calcext:value-type="float">
            <text:p>394.179044</text:p>
          </table:table-cell>
          <table:table-cell office:value-type="float" office:value="628.222334" calcext:value-type="float">
            <text:p>628.222334</text:p>
          </table:table-cell>
          <table:table-cell office:value-type="float" office:value="343.089081" calcext:value-type="float">
            <text:p>343.089081</text:p>
          </table:table-cell>
          <table:table-cell office:value-type="float" office:value="447.598692" calcext:value-type="float">
            <text:p>447.598692</text:p>
          </table:table-cell>
          <table:table-cell office:value-type="float" office:value="396.454246" calcext:value-type="float">
            <text:p>396.454246</text:p>
          </table:table-cell>
          <table:table-cell office:value-type="float" office:value="414.465858" calcext:value-type="float">
            <text:p>414.465858</text:p>
          </table:table-cell>
          <table:table-cell office:value-type="float" office:value="492.170572" calcext:value-type="float">
            <text:p>492.170572</text:p>
          </table:table-cell>
          <table:table-cell office:value-type="float" office:value="297.0378" calcext:value-type="float">
            <text:p>297.0378</text:p>
          </table:table-cell>
          <table:table-cell office:value-type="float" office:value="284.860489" calcext:value-type="float">
            <text:p>284.860489</text:p>
          </table:table-cell>
          <table:table-cell office:value-type="float" office:value="322.462387" calcext:value-type="float">
            <text:p>322.462387</text:p>
          </table:table-cell>
          <table:table-cell office:value-type="float" office:value="392.878301" calcext:value-type="float">
            <text:p>392.878301</text:p>
          </table:table-cell>
          <table:table-cell office:value-type="float" office:value="300.633578" calcext:value-type="float">
            <text:p>300.633578</text:p>
          </table:table-cell>
          <table:table-cell office:value-type="float" office:value="262.424403" calcext:value-type="float">
            <text:p>262.424403</text:p>
          </table:table-cell>
          <table:table-cell office:value-type="float" office:value="262.356265" calcext:value-type="float">
            <text:p>262.356265</text:p>
          </table:table-cell>
          <table:table-cell office:value-type="float" office:value="306.401443" calcext:value-type="float">
            <text:p>306.401443</text:p>
          </table:table-cell>
          <table:table-cell office:value-type="float" office:value="215.528894" calcext:value-type="float">
            <text:p>215.528894</text:p>
          </table:table-cell>
          <table:table-cell office:value-type="float" office:value="224.246411" calcext:value-type="float">
            <text:p>224.246411</text:p>
          </table:table-cell>
          <table:table-cell office:value-type="float" office:value="226.733874" calcext:value-type="float">
            <text:p>226.733874</text:p>
          </table:table-cell>
          <table:table-cell office:value-type="float" office:value="197.383924" calcext:value-type="float">
            <text:p>197.383924</text:p>
          </table:table-cell>
          <table:table-cell office:value-type="float" office:value="227.66801" calcext:value-type="float">
            <text:p>227.66801</text:p>
          </table:table-cell>
          <table:table-cell office:value-type="float" office:value="216.533266" calcext:value-type="float">
            <text:p>216.533266</text:p>
          </table:table-cell>
          <table:table-cell office:value-type="float" office:value="194.530198" calcext:value-type="float">
            <text:p>194.530198</text:p>
          </table:table-cell>
          <table:table-cell office:value-type="float" office:value="196.134441" calcext:value-type="float">
            <text:p>196.134441</text:p>
          </table:table-cell>
          <table:table-cell office:value-type="float" office:value="166.095648" calcext:value-type="float">
            <text:p>166.095648</text:p>
          </table:table-cell>
          <table:table-cell office:value-type="float" office:value="195.635378" calcext:value-type="float">
            <text:p>195.635378</text:p>
          </table:table-cell>
          <table:table-cell office:value-type="float" office:value="239.639435" calcext:value-type="float">
            <text:p>239.639435</text:p>
          </table:table-cell>
          <table:table-cell office:value-type="float" office:value="180.362368" calcext:value-type="float">
            <text:p>180.362368</text:p>
          </table:table-cell>
          <table:table-cell office:value-type="float" office:value="244.443213" calcext:value-type="float">
            <text:p>244.443213</text:p>
          </table:table-cell>
          <table:table-cell office:value-type="float" office:value="231.392158" calcext:value-type="float">
            <text:p>231.392158</text:p>
          </table:table-cell>
        </table:table-row>
        <table:table-row table:style-name="ro3">
          <table:table-cell/>
          <table:table-cell office:value-type="float" office:value="709.146737" calcext:value-type="float">
            <text:p>709.146737</text:p>
          </table:table-cell>
          <table:table-cell office:value-type="float" office:value="865.098224" calcext:value-type="float">
            <text:p>865.098224</text:p>
          </table:table-cell>
          <table:table-cell office:value-type="float" office:value="736.808424" calcext:value-type="float">
            <text:p>736.808424</text:p>
          </table:table-cell>
          <table:table-cell office:value-type="float" office:value="590.064549" calcext:value-type="float">
            <text:p>590.064549</text:p>
          </table:table-cell>
          <table:table-cell office:value-type="float" office:value="445.920047" calcext:value-type="float">
            <text:p>445.920047</text:p>
          </table:table-cell>
          <table:table-cell office:value-type="float" office:value="654.211897" calcext:value-type="float">
            <text:p>654.211897</text:p>
          </table:table-cell>
          <table:table-cell office:value-type="float" office:value="393.600664" calcext:value-type="float">
            <text:p>393.600664</text:p>
          </table:table-cell>
          <table:table-cell office:value-type="float" office:value="549.411643" calcext:value-type="float">
            <text:p>549.411643</text:p>
          </table:table-cell>
          <table:table-cell office:value-type="float" office:value="411.333245" calcext:value-type="float">
            <text:p>411.333245</text:p>
          </table:table-cell>
          <table:table-cell office:value-type="float" office:value="428.828595" calcext:value-type="float">
            <text:p>428.828595</text:p>
          </table:table-cell>
          <table:table-cell office:value-type="float" office:value="267.804621" calcext:value-type="float">
            <text:p>267.804621</text:p>
          </table:table-cell>
          <table:table-cell office:value-type="float" office:value="298.336497" calcext:value-type="float">
            <text:p>298.336497</text:p>
          </table:table-cell>
          <table:table-cell office:value-type="float" office:value="382.980518" calcext:value-type="float">
            <text:p>382.980518</text:p>
          </table:table-cell>
          <table:table-cell office:value-type="float" office:value="271.064996" calcext:value-type="float">
            <text:p>271.064996</text:p>
          </table:table-cell>
          <table:table-cell office:value-type="float" office:value="303.829896" calcext:value-type="float">
            <text:p>303.829896</text:p>
          </table:table-cell>
          <table:table-cell office:value-type="float" office:value="250.510189" calcext:value-type="float">
            <text:p>250.510189</text:p>
          </table:table-cell>
          <table:table-cell office:value-type="float" office:value="230.141988" calcext:value-type="float">
            <text:p>230.141988</text:p>
          </table:table-cell>
          <table:table-cell office:value-type="float" office:value="324.93286" calcext:value-type="float">
            <text:p>324.93286</text:p>
          </table:table-cell>
          <table:table-cell office:value-type="float" office:value="298.252302" calcext:value-type="float">
            <text:p>298.252302</text:p>
          </table:table-cell>
          <table:table-cell office:value-type="float" office:value="229.10155" calcext:value-type="float">
            <text:p>229.10155</text:p>
          </table:table-cell>
          <table:table-cell office:value-type="float" office:value="226.936464" calcext:value-type="float">
            <text:p>226.936464</text:p>
          </table:table-cell>
          <table:table-cell office:value-type="float" office:value="202.447853" calcext:value-type="float">
            <text:p>202.447853</text:p>
          </table:table-cell>
          <table:table-cell office:value-type="float" office:value="211.697603" calcext:value-type="float">
            <text:p>211.697603</text:p>
          </table:table-cell>
          <table:table-cell office:value-type="float" office:value="195.394241" calcext:value-type="float">
            <text:p>195.394241</text:p>
          </table:table-cell>
          <table:table-cell office:value-type="float" office:value="242.09234" calcext:value-type="float">
            <text:p>242.09234</text:p>
          </table:table-cell>
          <table:table-cell office:value-type="float" office:value="204.179729" calcext:value-type="float">
            <text:p>204.179729</text:p>
          </table:table-cell>
          <table:table-cell office:value-type="float" office:value="245.394714" calcext:value-type="float">
            <text:p>245.394714</text:p>
          </table:table-cell>
          <table:table-cell office:value-type="float" office:value="213.117325" calcext:value-type="float">
            <text:p>213.117325</text:p>
          </table:table-cell>
          <table:table-cell office:value-type="float" office:value="182.625867" calcext:value-type="float">
            <text:p>182.625867</text:p>
          </table:table-cell>
          <table:table-cell office:value-type="float" office:value="238.131972" calcext:value-type="float">
            <text:p>238.131972</text:p>
          </table:table-cell>
          <table:table-cell office:value-type="float" office:value="215.234411" calcext:value-type="float">
            <text:p>215.234411</text:p>
          </table:table-cell>
          <table:table-cell office:value-type="float" office:value="246.858461" calcext:value-type="float">
            <text:p>246.858461</text:p>
          </table:table-cell>
        </table:table-row>
        <table:table-row table:style-name="ro3">
          <table:table-cell/>
          <table:table-cell office:value-type="float" office:value="764.954199" calcext:value-type="float">
            <text:p>764.954199</text:p>
          </table:table-cell>
          <table:table-cell office:value-type="float" office:value="912.971341" calcext:value-type="float">
            <text:p>912.971341</text:p>
          </table:table-cell>
          <table:table-cell office:value-type="float" office:value="742.164612" calcext:value-type="float">
            <text:p>742.164612</text:p>
          </table:table-cell>
          <table:table-cell office:value-type="float" office:value="666.274031" calcext:value-type="float">
            <text:p>666.274031</text:p>
          </table:table-cell>
          <table:table-cell office:value-type="float" office:value="586.075303" calcext:value-type="float">
            <text:p>586.075303</text:p>
          </table:table-cell>
          <table:table-cell office:value-type="float" office:value="576.747556" calcext:value-type="float">
            <text:p>576.747556</text:p>
          </table:table-cell>
          <table:table-cell office:value-type="float" office:value="594.828002" calcext:value-type="float">
            <text:p>594.828002</text:p>
          </table:table-cell>
          <table:table-cell office:value-type="float" office:value="390.235746" calcext:value-type="float">
            <text:p>390.235746</text:p>
          </table:table-cell>
          <table:table-cell office:value-type="float" office:value="423.526513" calcext:value-type="float">
            <text:p>423.526513</text:p>
          </table:table-cell>
          <table:table-cell office:value-type="float" office:value="374.424108" calcext:value-type="float">
            <text:p>374.424108</text:p>
          </table:table-cell>
          <table:table-cell office:value-type="float" office:value="386.316543" calcext:value-type="float">
            <text:p>386.316543</text:p>
          </table:table-cell>
          <table:table-cell office:value-type="float" office:value="368.468409" calcext:value-type="float">
            <text:p>368.468409</text:p>
          </table:table-cell>
          <table:table-cell office:value-type="float" office:value="291.582528" calcext:value-type="float">
            <text:p>291.582528</text:p>
          </table:table-cell>
          <table:table-cell office:value-type="float" office:value="280.773185" calcext:value-type="float">
            <text:p>280.773185</text:p>
          </table:table-cell>
          <table:table-cell office:value-type="float" office:value="276.410119" calcext:value-type="float">
            <text:p>276.410119</text:p>
          </table:table-cell>
          <table:table-cell office:value-type="float" office:value="361.492451" calcext:value-type="float">
            <text:p>361.492451</text:p>
          </table:table-cell>
          <table:table-cell office:value-type="float" office:value="275.722318" calcext:value-type="float">
            <text:p>275.722318</text:p>
          </table:table-cell>
          <table:table-cell office:value-type="float" office:value="264.185733" calcext:value-type="float">
            <text:p>264.185733</text:p>
          </table:table-cell>
          <table:table-cell office:value-type="float" office:value="279.838837" calcext:value-type="float">
            <text:p>279.838837</text:p>
          </table:table-cell>
          <table:table-cell office:value-type="float" office:value="227.879143" calcext:value-type="float">
            <text:p>227.879143</text:p>
          </table:table-cell>
          <table:table-cell office:value-type="float" office:value="262.075347" calcext:value-type="float">
            <text:p>262.075347</text:p>
          </table:table-cell>
          <table:table-cell office:value-type="float" office:value="203.121812" calcext:value-type="float">
            <text:p>203.121812</text:p>
          </table:table-cell>
          <table:table-cell office:value-type="float" office:value="224.653686" calcext:value-type="float">
            <text:p>224.653686</text:p>
          </table:table-cell>
          <table:table-cell office:value-type="float" office:value="227.41718" calcext:value-type="float">
            <text:p>227.41718</text:p>
          </table:table-cell>
          <table:table-cell office:value-type="float" office:value="207.701907" calcext:value-type="float">
            <text:p>207.701907</text:p>
          </table:table-cell>
          <table:table-cell office:value-type="float" office:value="227.760833" calcext:value-type="float">
            <text:p>227.760833</text:p>
          </table:table-cell>
          <table:table-cell office:value-type="float" office:value="353.796331" calcext:value-type="float">
            <text:p>353.796331</text:p>
          </table:table-cell>
          <table:table-cell office:value-type="float" office:value="239.963843" calcext:value-type="float">
            <text:p>239.963843</text:p>
          </table:table-cell>
          <table:table-cell office:value-type="float" office:value="199.675064" calcext:value-type="float">
            <text:p>199.675064</text:p>
          </table:table-cell>
          <table:table-cell office:value-type="float" office:value="240.223836" calcext:value-type="float">
            <text:p>240.223836</text:p>
          </table:table-cell>
          <table:table-cell office:value-type="float" office:value="241.886286" calcext:value-type="float">
            <text:p>241.886286</text:p>
          </table:table-cell>
          <table:table-cell office:value-type="float" office:value="233.337284" calcext:value-type="float">
            <text:p>233.337284</text:p>
          </table:table-cell>
        </table:table-row>
        <table:table-row table:style-name="ro3">
          <table:table-cell/>
          <table:table-cell office:value-type="float" office:value="751.554598" calcext:value-type="float">
            <text:p>751.554598</text:p>
          </table:table-cell>
          <table:table-cell office:value-type="float" office:value="933.67077" calcext:value-type="float">
            <text:p>933.67077</text:p>
          </table:table-cell>
          <table:table-cell office:value-type="float" office:value="781.753451" calcext:value-type="float">
            <text:p>781.753451</text:p>
          </table:table-cell>
          <table:table-cell office:value-type="float" office:value="835.269736" calcext:value-type="float">
            <text:p>835.269736</text:p>
          </table:table-cell>
          <table:table-cell office:value-type="float" office:value="526.251971" calcext:value-type="float">
            <text:p>526.251971</text:p>
          </table:table-cell>
          <table:table-cell office:value-type="float" office:value="624.841791" calcext:value-type="float">
            <text:p>624.841791</text:p>
          </table:table-cell>
          <table:table-cell office:value-type="float" office:value="510.490059" calcext:value-type="float">
            <text:p>510.490059</text:p>
          </table:table-cell>
          <table:table-cell office:value-type="float" office:value="451.938932" calcext:value-type="float">
            <text:p>451.938932</text:p>
          </table:table-cell>
          <table:table-cell office:value-type="float" office:value="557.650159" calcext:value-type="float">
            <text:p>557.650159</text:p>
          </table:table-cell>
          <table:table-cell office:value-type="float" office:value="307.841864" calcext:value-type="float">
            <text:p>307.841864</text:p>
          </table:table-cell>
          <table:table-cell office:value-type="float" office:value="273.045169" calcext:value-type="float">
            <text:p>273.045169</text:p>
          </table:table-cell>
          <table:table-cell office:value-type="float" office:value="324.55117" calcext:value-type="float">
            <text:p>324.55117</text:p>
          </table:table-cell>
          <table:table-cell office:value-type="float" office:value="284.438626" calcext:value-type="float">
            <text:p>284.438626</text:p>
          </table:table-cell>
          <table:table-cell office:value-type="float" office:value="279.356458" calcext:value-type="float">
            <text:p>279.356458</text:p>
          </table:table-cell>
          <table:table-cell office:value-type="float" office:value="308.132595" calcext:value-type="float">
            <text:p>308.132595</text:p>
          </table:table-cell>
          <table:table-cell office:value-type="float" office:value="252.082151" calcext:value-type="float">
            <text:p>252.082151</text:p>
          </table:table-cell>
          <table:table-cell office:value-type="float" office:value="294.000981" calcext:value-type="float">
            <text:p>294.000981</text:p>
          </table:table-cell>
          <table:table-cell office:value-type="float" office:value="249.970422" calcext:value-type="float">
            <text:p>249.970422</text:p>
          </table:table-cell>
          <table:table-cell office:value-type="float" office:value="242.208067" calcext:value-type="float">
            <text:p>242.208067</text:p>
          </table:table-cell>
          <table:table-cell office:value-type="float" office:value="261.745543" calcext:value-type="float">
            <text:p>261.745543</text:p>
          </table:table-cell>
          <table:table-cell office:value-type="float" office:value="301.358731" calcext:value-type="float">
            <text:p>301.358731</text:p>
          </table:table-cell>
          <table:table-cell office:value-type="float" office:value="217.78588" calcext:value-type="float">
            <text:p>217.78588</text:p>
          </table:table-cell>
          <table:table-cell office:value-type="float" office:value="213.147199" calcext:value-type="float">
            <text:p>213.147199</text:p>
          </table:table-cell>
          <table:table-cell office:value-type="float" office:value="247.104293" calcext:value-type="float">
            <text:p>247.104293</text:p>
          </table:table-cell>
          <table:table-cell office:value-type="float" office:value="239.508741" calcext:value-type="float">
            <text:p>239.508741</text:p>
          </table:table-cell>
          <table:table-cell office:value-type="float" office:value="270.004719" calcext:value-type="float">
            <text:p>270.004719</text:p>
          </table:table-cell>
          <table:table-cell office:value-type="float" office:value="239.1217" calcext:value-type="float">
            <text:p>239.1217</text:p>
          </table:table-cell>
          <table:table-cell office:value-type="float" office:value="277.273133" calcext:value-type="float">
            <text:p>277.273133</text:p>
          </table:table-cell>
          <table:table-cell office:value-type="float" office:value="215.801524" calcext:value-type="float">
            <text:p>215.801524</text:p>
          </table:table-cell>
          <table:table-cell office:value-type="float" office:value="286.924994" calcext:value-type="float">
            <text:p>286.924994</text:p>
          </table:table-cell>
          <table:table-cell office:value-type="float" office:value="259.848242" calcext:value-type="float">
            <text:p>259.848242</text:p>
          </table:table-cell>
          <table:table-cell office:value-type="float" office:value="252.368324" calcext:value-type="float">
            <text:p>252.36832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95.710025" calcext:value-type="float">
            <text:p>795.710025</text:p>
          </table:table-cell>
          <table:table-cell office:value-type="float" office:value="984.639412" calcext:value-type="float">
            <text:p>984.639412</text:p>
          </table:table-cell>
          <table:table-cell office:value-type="float" office:value="830.705172" calcext:value-type="float">
            <text:p>830.705172</text:p>
          </table:table-cell>
          <table:table-cell office:value-type="float" office:value="935.427282" calcext:value-type="float">
            <text:p>935.427282</text:p>
          </table:table-cell>
          <table:table-cell office:value-type="float" office:value="745.875704" calcext:value-type="float">
            <text:p>745.875704</text:p>
          </table:table-cell>
          <table:table-cell office:value-type="float" office:value="583.310008" calcext:value-type="float">
            <text:p>583.310008</text:p>
          </table:table-cell>
          <table:table-cell office:value-type="float" office:value="517.452873" calcext:value-type="float">
            <text:p>517.452873</text:p>
          </table:table-cell>
          <table:table-cell office:value-type="float" office:value="410.732041" calcext:value-type="float">
            <text:p>410.732041</text:p>
          </table:table-cell>
          <table:table-cell office:value-type="float" office:value="444.904513" calcext:value-type="float">
            <text:p>444.904513</text:p>
          </table:table-cell>
          <table:table-cell office:value-type="float" office:value="344.573884" calcext:value-type="float">
            <text:p>344.573884</text:p>
          </table:table-cell>
          <table:table-cell office:value-type="float" office:value="285.113827" calcext:value-type="float">
            <text:p>285.113827</text:p>
          </table:table-cell>
          <table:table-cell office:value-type="float" office:value="466.394546" calcext:value-type="float">
            <text:p>466.394546</text:p>
          </table:table-cell>
          <table:table-cell office:value-type="float" office:value="320.567276" calcext:value-type="float">
            <text:p>320.567276</text:p>
          </table:table-cell>
          <table:table-cell office:value-type="float" office:value="365.119346" calcext:value-type="float">
            <text:p>365.119346</text:p>
          </table:table-cell>
          <table:table-cell office:value-type="float" office:value="250.090619" calcext:value-type="float">
            <text:p>250.090619</text:p>
          </table:table-cell>
          <table:table-cell office:value-type="float" office:value="287.57543" calcext:value-type="float">
            <text:p>287.57543</text:p>
          </table:table-cell>
          <table:table-cell office:value-type="float" office:value="311.675572" calcext:value-type="float">
            <text:p>311.675572</text:p>
          </table:table-cell>
          <table:table-cell office:value-type="float" office:value="276.82581" calcext:value-type="float">
            <text:p>276.82581</text:p>
          </table:table-cell>
          <table:table-cell office:value-type="float" office:value="234.019842" calcext:value-type="float">
            <text:p>234.019842</text:p>
          </table:table-cell>
          <table:table-cell office:value-type="float" office:value="259.352203" calcext:value-type="float">
            <text:p>259.352203</text:p>
          </table:table-cell>
          <table:table-cell office:value-type="float" office:value="266.690458" calcext:value-type="float">
            <text:p>266.690458</text:p>
          </table:table-cell>
          <table:table-cell office:value-type="float" office:value="223.881958" calcext:value-type="float">
            <text:p>223.881958</text:p>
          </table:table-cell>
          <table:table-cell office:value-type="float" office:value="219.706894" calcext:value-type="float">
            <text:p>219.706894</text:p>
          </table:table-cell>
          <table:table-cell office:value-type="float" office:value="234.889387" calcext:value-type="float">
            <text:p>234.889387</text:p>
          </table:table-cell>
          <table:table-cell office:value-type="float" office:value="207.146986" calcext:value-type="float">
            <text:p>207.146986</text:p>
          </table:table-cell>
          <table:table-cell office:value-type="float" office:value="301.135734" calcext:value-type="float">
            <text:p>301.135734</text:p>
          </table:table-cell>
          <table:table-cell office:value-type="float" office:value="211.286251" calcext:value-type="float">
            <text:p>211.286251</text:p>
          </table:table-cell>
          <table:table-cell office:value-type="float" office:value="195.615971" calcext:value-type="float">
            <text:p>195.615971</text:p>
          </table:table-cell>
          <table:table-cell office:value-type="float" office:value="307.28472" calcext:value-type="float">
            <text:p>307.28472</text:p>
          </table:table-cell>
          <table:table-cell office:value-type="float" office:value="317.417513" calcext:value-type="float">
            <text:p>317.417513</text:p>
          </table:table-cell>
          <table:table-cell office:value-type="float" office:value="200.049457" calcext:value-type="float">
            <text:p>200.049457</text:p>
          </table:table-cell>
          <table:table-cell office:value-type="float" office:value="202.357686" calcext:value-type="float">
            <text:p>202.357686</text:p>
          </table:table-cell>
        </table:table-row>
        <table:table-row table:style-name="ro2" table:number-rows-repeated="5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 table:number-rows-repeated="3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>
          <table:table-cell table:number-columns-repeated="33"/>
        </table:table-row>
        <table:table-row table:style-name="ro3" table:number-rows-repeated="2">
          <table:table-cell table:number-columns-repeated="33"/>
        </table:table-row>
        <table:table-row table:style-name="ro2" table:number-rows-repeated="10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 table:number-rows-repeated="5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 table:number-rows-repeated="2">
          <table:table-cell table:number-columns-repeated="33"/>
        </table:table-row>
        <table:table-row table:style-name="ro3" table:number-rows-repeated="2">
          <table:table-cell table:number-columns-repeated="33"/>
        </table:table-row>
        <table:table-row table:style-name="ro2" table:number-rows-repeated="23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>
          <table:table-cell table:number-columns-repeated="33"/>
        </table:table-row>
        <table:table-row table:style-name="ro1">
          <table:table-cell office:value-type="string" calcext:value-type="string">
            <text:p>msort_ci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2]/[.B34]" office:value-type="float" office:value="0.689122183759476" calcext:value-type="float">
            <text:p>0.6891221838</text:p>
          </table:table-cell>
          <table:table-cell table:formula="of:=[.C2]/[.C34]" office:value-type="float" office:value="0.937478137867235" calcext:value-type="float">
            <text:p>0.9374781379</text:p>
          </table:table-cell>
          <table:table-cell table:formula="of:=[.D2]/[.D34]" office:value-type="float" office:value="1.19535090156972" calcext:value-type="float">
            <text:p>1.1953509016</text:p>
          </table:table-cell>
          <table:table-cell table:formula="of:=[.E2]/[.E34]" office:value-type="float" office:value="1.20092473945452" calcext:value-type="float">
            <text:p>1.2009247395</text:p>
          </table:table-cell>
          <table:table-cell table:formula="of:=[.F2]/[.F34]" office:value-type="float" office:value="0.999398003633007" calcext:value-type="float">
            <text:p>0.9993980036</text:p>
          </table:table-cell>
          <table:table-cell table:formula="of:=[.G2]/[.G34]" office:value-type="float" office:value="1.82537998900033" calcext:value-type="float">
            <text:p>1.825379989</text:p>
          </table:table-cell>
          <table:table-cell table:formula="of:=[.H2]/[.H34]" office:value-type="float" office:value="1.35754532493289" calcext:value-type="float">
            <text:p>1.3575453249</text:p>
          </table:table-cell>
          <table:table-cell table:formula="of:=[.I2]/[.I34]" office:value-type="float" office:value="0.994963856309232" calcext:value-type="float">
            <text:p>0.9949638563</text:p>
          </table:table-cell>
          <table:table-cell table:formula="of:=[.J2]/[.J34]" office:value-type="float" office:value="1.56162244177344" calcext:value-type="float">
            <text:p>1.5616224418</text:p>
          </table:table-cell>
          <table:table-cell table:formula="of:=[.K2]/[.K34]" office:value-type="float" office:value="1.40263496878401" calcext:value-type="float">
            <text:p>1.4026349688</text:p>
          </table:table-cell>
          <table:table-cell table:formula="of:=[.L2]/[.L34]" office:value-type="float" office:value="1.22623726703291" calcext:value-type="float">
            <text:p>1.226237267</text:p>
          </table:table-cell>
          <table:table-cell table:formula="of:=[.M2]/[.M34]" office:value-type="float" office:value="1.24102974946086" calcext:value-type="float">
            <text:p>1.2410297495</text:p>
          </table:table-cell>
          <table:table-cell table:formula="of:=[.N2]/[.N34]" office:value-type="float" office:value="1.2908400123591" calcext:value-type="float">
            <text:p>1.2908400124</text:p>
          </table:table-cell>
          <table:table-cell table:formula="of:=[.O2]/[.O34]" office:value-type="float" office:value="1.23247209844441" calcext:value-type="float">
            <text:p>1.2324720984</text:p>
          </table:table-cell>
          <table:table-cell table:formula="of:=[.P2]/[.P34]" office:value-type="float" office:value="1.29080482151013" calcext:value-type="float">
            <text:p>1.2908048215</text:p>
          </table:table-cell>
          <table:table-cell table:formula="of:=[.Q2]/[.Q34]" office:value-type="float" office:value="1.23289735138896" calcext:value-type="float">
            <text:p>1.2328973514</text:p>
          </table:table-cell>
          <table:table-cell table:formula="of:=[.R2]/[.R34]" office:value-type="float" office:value="1.37637379207658" calcext:value-type="float">
            <text:p>1.3763737921</text:p>
          </table:table-cell>
          <table:table-cell table:formula="of:=[.S2]/[.S34]" office:value-type="float" office:value="0.842912731406626" calcext:value-type="float">
            <text:p>0.8429127314</text:p>
          </table:table-cell>
          <table:table-cell table:formula="of:=[.T2]/[.T34]" office:value-type="float" office:value="1.14792795763932" calcext:value-type="float">
            <text:p>1.1479279576</text:p>
          </table:table-cell>
          <table:table-cell table:formula="of:=[.U2]/[.U34]" office:value-type="float" office:value="1.1301857660008" calcext:value-type="float">
            <text:p>1.130185766</text:p>
          </table:table-cell>
          <table:table-cell table:formula="of:=[.V2]/[.V34]" office:value-type="float" office:value="1.07350645069554" calcext:value-type="float">
            <text:p>1.0735064507</text:p>
          </table:table-cell>
          <table:table-cell table:formula="of:=[.W2]/[.W34]" office:value-type="float" office:value="1.22260132451766" calcext:value-type="float">
            <text:p>1.2226013245</text:p>
          </table:table-cell>
          <table:table-cell table:formula="of:=[.X2]/[.X34]" office:value-type="float" office:value="1.12934726717172" calcext:value-type="float">
            <text:p>1.1293472672</text:p>
          </table:table-cell>
          <table:table-cell table:formula="of:=[.Y2]/[.Y34]" office:value-type="float" office:value="1.02603317224787" calcext:value-type="float">
            <text:p>1.0260331722</text:p>
          </table:table-cell>
          <table:table-cell table:formula="of:=[.Z2]/[.Z34]" office:value-type="float" office:value="1.03271870243359" calcext:value-type="float">
            <text:p>1.0327187024</text:p>
          </table:table-cell>
          <table:table-cell table:formula="of:=[.AA2]/[.AA34]" office:value-type="float" office:value="1.14870910687651" calcext:value-type="float">
            <text:p>1.1487091069</text:p>
          </table:table-cell>
          <table:table-cell table:formula="of:=[.AB2]/[.AB34]" office:value-type="float" office:value="1.16067926285542" calcext:value-type="float">
            <text:p>1.1606792629</text:p>
          </table:table-cell>
          <table:table-cell table:formula="of:=[.AC2]/[.AC34]" office:value-type="float" office:value="1.08313519635074" calcext:value-type="float">
            <text:p>1.0831351964</text:p>
          </table:table-cell>
          <table:table-cell table:formula="of:=[.AD2]/[.AD34]" office:value-type="float" office:value="0.97569627771784" calcext:value-type="float">
            <text:p>0.9756962777</text:p>
          </table:table-cell>
          <table:table-cell table:formula="of:=[.AE2]/[.AE34]" office:value-type="float" office:value="1.00734233755422" calcext:value-type="float">
            <text:p>1.0073423376</text:p>
          </table:table-cell>
          <table:table-cell table:formula="of:=[.AF2]/[.AF34]" office:value-type="float" office:value="0.715704413551774" calcext:value-type="float">
            <text:p>0.7157044136</text:p>
          </table:table-cell>
          <table:table-cell table:formula="of:=[.AG2]/[.AG34]" office:value-type="float" office:value="0.760482227270195" calcext:value-type="float">
            <text:p>0.7604822273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table:formula="of:=[.B3]/[.B35]" office:value-type="float" office:value="0.709069188159468" calcext:value-type="float">
            <text:p>0.7090691882</text:p>
          </table:table-cell>
          <table:table-cell table:formula="of:=[.C3]/[.C35]" office:value-type="float" office:value="1.10306653529236" calcext:value-type="float">
            <text:p>1.1030665353</text:p>
          </table:table-cell>
          <table:table-cell table:formula="of:=[.D3]/[.D35]" office:value-type="float" office:value="1.46035467781782" calcext:value-type="float">
            <text:p>1.4603546778</text:p>
          </table:table-cell>
          <table:table-cell table:formula="of:=[.E3]/[.E35]" office:value-type="float" office:value="1.87673318745201" calcext:value-type="float">
            <text:p>1.8767331875</text:p>
          </table:table-cell>
          <table:table-cell table:formula="of:=[.F3]/[.F35]" office:value-type="float" office:value="2.14671330615123" calcext:value-type="float">
            <text:p>2.1467133062</text:p>
          </table:table-cell>
          <table:table-cell table:formula="of:=[.G3]/[.G35]" office:value-type="float" office:value="2.02233472320388" calcext:value-type="float">
            <text:p>2.0223347232</text:p>
          </table:table-cell>
          <table:table-cell table:formula="of:=[.H3]/[.H35]" office:value-type="float" office:value="2.4741529959448" calcext:value-type="float">
            <text:p>2.4741529959</text:p>
          </table:table-cell>
          <table:table-cell table:formula="of:=[.I3]/[.I35]" office:value-type="float" office:value="2.67649933894893" calcext:value-type="float">
            <text:p>2.6764993389</text:p>
          </table:table-cell>
          <table:table-cell table:formula="of:=[.J3]/[.J35]" office:value-type="float" office:value="2.53967191294954" calcext:value-type="float">
            <text:p>2.5396719129</text:p>
          </table:table-cell>
          <table:table-cell table:formula="of:=[.K3]/[.K35]" office:value-type="float" office:value="2.61053131857877" calcext:value-type="float">
            <text:p>2.6105313186</text:p>
          </table:table-cell>
          <table:table-cell table:formula="of:=[.L3]/[.L35]" office:value-type="float" office:value="2.76363860445612" calcext:value-type="float">
            <text:p>2.7636386045</text:p>
          </table:table-cell>
          <table:table-cell table:formula="of:=[.M3]/[.M35]" office:value-type="float" office:value="2.37346673130556" calcext:value-type="float">
            <text:p>2.3734667313</text:p>
          </table:table-cell>
          <table:table-cell table:formula="of:=[.N3]/[.N35]" office:value-type="float" office:value="1.85261959204557" calcext:value-type="float">
            <text:p>1.852619592</text:p>
          </table:table-cell>
          <table:table-cell table:formula="of:=[.O3]/[.O35]" office:value-type="float" office:value="2.58024749270356" calcext:value-type="float">
            <text:p>2.5802474927</text:p>
          </table:table-cell>
          <table:table-cell table:formula="of:=[.P3]/[.P35]" office:value-type="float" office:value="2.46090103758631" calcext:value-type="float">
            <text:p>2.4609010376</text:p>
          </table:table-cell>
          <table:table-cell table:formula="of:=[.Q3]/[.Q35]" office:value-type="float" office:value="2.46815002769979" calcext:value-type="float">
            <text:p>2.4681500277</text:p>
          </table:table-cell>
          <table:table-cell table:formula="of:=[.R3]/[.R35]" office:value-type="float" office:value="2.364745036561" calcext:value-type="float">
            <text:p>2.3647450366</text:p>
          </table:table-cell>
          <table:table-cell table:formula="of:=[.S3]/[.S35]" office:value-type="float" office:value="2.72633025493076" calcext:value-type="float">
            <text:p>2.7263302549</text:p>
          </table:table-cell>
          <table:table-cell table:formula="of:=[.T3]/[.T35]" office:value-type="float" office:value="2.34731024236527" calcext:value-type="float">
            <text:p>2.3473102424</text:p>
          </table:table-cell>
          <table:table-cell table:formula="of:=[.U3]/[.U35]" office:value-type="float" office:value="2.2009485916628" calcext:value-type="float">
            <text:p>2.2009485917</text:p>
          </table:table-cell>
          <table:table-cell table:formula="of:=[.V3]/[.V35]" office:value-type="float" office:value="2.19189600202167" calcext:value-type="float">
            <text:p>2.191896002</text:p>
          </table:table-cell>
          <table:table-cell table:formula="of:=[.W3]/[.W35]" office:value-type="float" office:value="1.56776157673197" calcext:value-type="float">
            <text:p>1.5677615767</text:p>
          </table:table-cell>
          <table:table-cell table:formula="of:=[.X3]/[.X35]" office:value-type="float" office:value="2.34736786481718" calcext:value-type="float">
            <text:p>2.3473678648</text:p>
          </table:table-cell>
          <table:table-cell table:formula="of:=[.Y3]/[.Y35]" office:value-type="float" office:value="2.6663435305459" calcext:value-type="float">
            <text:p>2.6663435305</text:p>
          </table:table-cell>
          <table:table-cell table:formula="of:=[.Z3]/[.Z35]" office:value-type="float" office:value="2.55587584017358" calcext:value-type="float">
            <text:p>2.5558758402</text:p>
          </table:table-cell>
          <table:table-cell table:formula="of:=[.AA3]/[.AA35]" office:value-type="float" office:value="1.95647817857208" calcext:value-type="float">
            <text:p>1.9564781786</text:p>
          </table:table-cell>
          <table:table-cell table:formula="of:=[.AB3]/[.AB35]" office:value-type="float" office:value="2.40759260586897" calcext:value-type="float">
            <text:p>2.4075926059</text:p>
          </table:table-cell>
          <table:table-cell table:formula="of:=[.AC3]/[.AC35]" office:value-type="float" office:value="2.26194745719593" calcext:value-type="float">
            <text:p>2.2619474572</text:p>
          </table:table-cell>
          <table:table-cell table:formula="of:=[.AD3]/[.AD35]" office:value-type="float" office:value="1.83703314281503" calcext:value-type="float">
            <text:p>1.8370331428</text:p>
          </table:table-cell>
          <table:table-cell table:formula="of:=[.AE3]/[.AE35]" office:value-type="float" office:value="1.74579556515917" calcext:value-type="float">
            <text:p>1.7457955652</text:p>
          </table:table-cell>
          <table:table-cell table:formula="of:=[.AF3]/[.AF35]" office:value-type="float" office:value="2.14069697036612" calcext:value-type="float">
            <text:p>2.1406969704</text:p>
          </table:table-cell>
          <table:table-cell table:formula="of:=[.AG3]/[.AG35]" office:value-type="float" office:value="1.77656925434442" calcext:value-type="float">
            <text:p>1.7765692543</text:p>
          </table:table-cell>
        </table:table-row>
        <table:table-row table:style-name="ro2">
          <table:table-cell office:value-type="float" office:value="300000" calcext:value-type="float">
            <text:p>300000</text:p>
          </table:table-cell>
          <table:table-cell table:formula="of:=[.B4]/[.B36]" office:value-type="float" office:value="0.707172870152254" calcext:value-type="float">
            <text:p>0.7071728702</text:p>
          </table:table-cell>
          <table:table-cell table:formula="of:=[.C4]/[.C36]" office:value-type="float" office:value="1.12884334989582" calcext:value-type="float">
            <text:p>1.1288433499</text:p>
          </table:table-cell>
          <table:table-cell table:formula="of:=[.D4]/[.D36]" office:value-type="float" office:value="1.43698539754636" calcext:value-type="float">
            <text:p>1.4369853975</text:p>
          </table:table-cell>
          <table:table-cell table:formula="of:=[.E4]/[.E36]" office:value-type="float" office:value="1.95327084171497" calcext:value-type="float">
            <text:p>1.9532708417</text:p>
          </table:table-cell>
          <table:table-cell table:formula="of:=[.F4]/[.F36]" office:value-type="float" office:value="2.06485155377389" calcext:value-type="float">
            <text:p>2.0648515538</text:p>
          </table:table-cell>
          <table:table-cell table:formula="of:=[.G4]/[.G36]" office:value-type="float" office:value="1.98261674958968" calcext:value-type="float">
            <text:p>1.9826167496</text:p>
          </table:table-cell>
          <table:table-cell table:formula="of:=[.H4]/[.H36]" office:value-type="float" office:value="1.94721520811285" calcext:value-type="float">
            <text:p>1.9472152081</text:p>
          </table:table-cell>
          <table:table-cell table:formula="of:=[.I4]/[.I36]" office:value-type="float" office:value="2.38138977084914" calcext:value-type="float">
            <text:p>2.3813897708</text:p>
          </table:table-cell>
          <table:table-cell table:formula="of:=[.J4]/[.J36]" office:value-type="float" office:value="2.59754832641745" calcext:value-type="float">
            <text:p>2.5975483264</text:p>
          </table:table-cell>
          <table:table-cell table:formula="of:=[.K4]/[.K36]" office:value-type="float" office:value="2.47818712604934" calcext:value-type="float">
            <text:p>2.478187126</text:p>
          </table:table-cell>
          <table:table-cell table:formula="of:=[.L4]/[.L36]" office:value-type="float" office:value="2.4109707901666" calcext:value-type="float">
            <text:p>2.4109707902</text:p>
          </table:table-cell>
          <table:table-cell table:formula="of:=[.M4]/[.M36]" office:value-type="float" office:value="2.02025510781394" calcext:value-type="float">
            <text:p>2.0202551078</text:p>
          </table:table-cell>
          <table:table-cell table:formula="of:=[.N4]/[.N36]" office:value-type="float" office:value="2.53638851435466" calcext:value-type="float">
            <text:p>2.5363885144</text:p>
          </table:table-cell>
          <table:table-cell table:formula="of:=[.O4]/[.O36]" office:value-type="float" office:value="2.85765678526584" calcext:value-type="float">
            <text:p>2.8576567853</text:p>
          </table:table-cell>
          <table:table-cell table:formula="of:=[.P4]/[.P36]" office:value-type="float" office:value="2.64050096810884" calcext:value-type="float">
            <text:p>2.6405009681</text:p>
          </table:table-cell>
          <table:table-cell table:formula="of:=[.Q4]/[.Q36]" office:value-type="float" office:value="2.90293450112888" calcext:value-type="float">
            <text:p>2.9029345011</text:p>
          </table:table-cell>
          <table:table-cell table:formula="of:=[.R4]/[.R36]" office:value-type="float" office:value="2.71005032179811" calcext:value-type="float">
            <text:p>2.7100503218</text:p>
          </table:table-cell>
          <table:table-cell table:formula="of:=[.S4]/[.S36]" office:value-type="float" office:value="2.51501057701138" calcext:value-type="float">
            <text:p>2.515010577</text:p>
          </table:table-cell>
          <table:table-cell table:formula="of:=[.T4]/[.T36]" office:value-type="float" office:value="2.10015230584381" calcext:value-type="float">
            <text:p>2.1001523058</text:p>
          </table:table-cell>
          <table:table-cell table:formula="of:=[.U4]/[.U36]" office:value-type="float" office:value="1.92846370820455" calcext:value-type="float">
            <text:p>1.9284637082</text:p>
          </table:table-cell>
          <table:table-cell table:formula="of:=[.V4]/[.V36]" office:value-type="float" office:value="1.15298095423416" calcext:value-type="float">
            <text:p>1.1529809542</text:p>
          </table:table-cell>
          <table:table-cell table:formula="of:=[.W4]/[.W36]" office:value-type="float" office:value="2.46794107548994" calcext:value-type="float">
            <text:p>2.4679410755</text:p>
          </table:table-cell>
          <table:table-cell table:formula="of:=[.X4]/[.X36]" office:value-type="float" office:value="1.97417612459714" calcext:value-type="float">
            <text:p>1.9741761246</text:p>
          </table:table-cell>
          <table:table-cell table:formula="of:=[.Y4]/[.Y36]" office:value-type="float" office:value="1.85173126913873" calcext:value-type="float">
            <text:p>1.8517312691</text:p>
          </table:table-cell>
          <table:table-cell table:formula="of:=[.Z4]/[.Z36]" office:value-type="float" office:value="1.69332360399424" calcext:value-type="float">
            <text:p>1.693323604</text:p>
          </table:table-cell>
          <table:table-cell table:formula="of:=[.AA4]/[.AA36]" office:value-type="float" office:value="1.65232236727824" calcext:value-type="float">
            <text:p>1.6523223673</text:p>
          </table:table-cell>
          <table:table-cell table:formula="of:=[.AB4]/[.AB36]" office:value-type="float" office:value="2.16652378831891" calcext:value-type="float">
            <text:p>2.1665237883</text:p>
          </table:table-cell>
          <table:table-cell table:formula="of:=[.AC4]/[.AC36]" office:value-type="float" office:value="0.54660127268629" calcext:value-type="float">
            <text:p>0.5466012727</text:p>
          </table:table-cell>
          <table:table-cell table:formula="of:=[.AD4]/[.AD36]" office:value-type="float" office:value="1.9361261645765" calcext:value-type="float">
            <text:p>1.9361261646</text:p>
          </table:table-cell>
          <table:table-cell table:formula="of:=[.AE4]/[.AE36]" office:value-type="float" office:value="2.1541600763166" calcext:value-type="float">
            <text:p>2.1541600763</text:p>
          </table:table-cell>
          <table:table-cell table:formula="of:=[.AF4]/[.AF36]" office:value-type="float" office:value="1.73728604456956" calcext:value-type="float">
            <text:p>1.7372860446</text:p>
          </table:table-cell>
          <table:table-cell table:formula="of:=[.AG4]/[.AG36]" office:value-type="float" office:value="1.61409782146197" calcext:value-type="float">
            <text:p>1.6140978215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table:formula="of:=[.B5]/[.B37]" office:value-type="float" office:value="0.706554937957742" calcext:value-type="float">
            <text:p>0.706554938</text:p>
          </table:table-cell>
          <table:table-cell table:formula="of:=[.C5]/[.C37]" office:value-type="float" office:value="1.16817483295393" calcext:value-type="float">
            <text:p>1.168174833</text:p>
          </table:table-cell>
          <table:table-cell table:formula="of:=[.D5]/[.D37]" office:value-type="float" office:value="2.19348143656934" calcext:value-type="float">
            <text:p>2.1934814366</text:p>
          </table:table-cell>
          <table:table-cell table:formula="of:=[.E5]/[.E37]" office:value-type="float" office:value="2.59775411017751" calcext:value-type="float">
            <text:p>2.5977541102</text:p>
          </table:table-cell>
          <table:table-cell table:formula="of:=[.F5]/[.F37]" office:value-type="float" office:value="3.01390899454988" calcext:value-type="float">
            <text:p>3.0139089945</text:p>
          </table:table-cell>
          <table:table-cell table:formula="of:=[.G5]/[.G37]" office:value-type="float" office:value="3.39634355507364" calcext:value-type="float">
            <text:p>3.3963435551</text:p>
          </table:table-cell>
          <table:table-cell table:formula="of:=[.H5]/[.H37]" office:value-type="float" office:value="3.32659752664196" calcext:value-type="float">
            <text:p>3.3265975266</text:p>
          </table:table-cell>
          <table:table-cell table:formula="of:=[.I5]/[.I37]" office:value-type="float" office:value="3.41497469690703" calcext:value-type="float">
            <text:p>3.4149746969</text:p>
          </table:table-cell>
          <table:table-cell table:formula="of:=[.J5]/[.J37]" office:value-type="float" office:value="3.08852035962428" calcext:value-type="float">
            <text:p>3.0885203596</text:p>
          </table:table-cell>
          <table:table-cell table:formula="of:=[.K5]/[.K37]" office:value-type="float" office:value="3.83387615481873" calcext:value-type="float">
            <text:p>3.8338761548</text:p>
          </table:table-cell>
          <table:table-cell table:formula="of:=[.L5]/[.L37]" office:value-type="float" office:value="3.14571411453971" calcext:value-type="float">
            <text:p>3.1457141145</text:p>
          </table:table-cell>
          <table:table-cell table:formula="of:=[.M5]/[.M37]" office:value-type="float" office:value="3.96409219722779" calcext:value-type="float">
            <text:p>3.9640921972</text:p>
          </table:table-cell>
          <table:table-cell table:formula="of:=[.N5]/[.N37]" office:value-type="float" office:value="4.10039057523551" calcext:value-type="float">
            <text:p>4.1003905752</text:p>
          </table:table-cell>
          <table:table-cell table:formula="of:=[.O5]/[.O37]" office:value-type="float" office:value="3.94065661641911" calcext:value-type="float">
            <text:p>3.9406566164</text:p>
          </table:table-cell>
          <table:table-cell table:formula="of:=[.P5]/[.P37]" office:value-type="float" office:value="3.51429042962155" calcext:value-type="float">
            <text:p>3.5142904296</text:p>
          </table:table-cell>
          <table:table-cell table:formula="of:=[.Q5]/[.Q37]" office:value-type="float" office:value="3.9235985849649" calcext:value-type="float">
            <text:p>3.923598585</text:p>
          </table:table-cell>
          <table:table-cell table:formula="of:=[.R5]/[.R37]" office:value-type="float" office:value="3.74166798151235" calcext:value-type="float">
            <text:p>3.7416679815</text:p>
          </table:table-cell>
          <table:table-cell table:formula="of:=[.S5]/[.S37]" office:value-type="float" office:value="4.14059548411663" calcext:value-type="float">
            <text:p>4.1405954841</text:p>
          </table:table-cell>
          <table:table-cell table:formula="of:=[.T5]/[.T37]" office:value-type="float" office:value="3.92626525994313" calcext:value-type="float">
            <text:p>3.9262652599</text:p>
          </table:table-cell>
          <table:table-cell table:formula="of:=[.U5]/[.U37]" office:value-type="float" office:value="3.47335443873482" calcext:value-type="float">
            <text:p>3.4733544387</text:p>
          </table:table-cell>
          <table:table-cell table:formula="of:=[.V5]/[.V37]" office:value-type="float" office:value="3.40481617581099" calcext:value-type="float">
            <text:p>3.4048161758</text:p>
          </table:table-cell>
          <table:table-cell table:formula="of:=[.W5]/[.W37]" office:value-type="float" office:value="4.06929750074849" calcext:value-type="float">
            <text:p>4.0692975007</text:p>
          </table:table-cell>
          <table:table-cell table:formula="of:=[.X5]/[.X37]" office:value-type="float" office:value="3.44927034279022" calcext:value-type="float">
            <text:p>3.4492703428</text:p>
          </table:table-cell>
          <table:table-cell table:formula="of:=[.Y5]/[.Y37]" office:value-type="float" office:value="3.68549088651737" calcext:value-type="float">
            <text:p>3.6854908865</text:p>
          </table:table-cell>
          <table:table-cell table:formula="of:=[.Z5]/[.Z37]" office:value-type="float" office:value="3.81032939074319" calcext:value-type="float">
            <text:p>3.8103293907</text:p>
          </table:table-cell>
          <table:table-cell table:formula="of:=[.AA5]/[.AA37]" office:value-type="float" office:value="2.94818443227509" calcext:value-type="float">
            <text:p>2.9481844323</text:p>
          </table:table-cell>
          <table:table-cell table:formula="of:=[.AB5]/[.AB37]" office:value-type="float" office:value="3.17964001734102" calcext:value-type="float">
            <text:p>3.1796400173</text:p>
          </table:table-cell>
          <table:table-cell table:formula="of:=[.AC5]/[.AC37]" office:value-type="float" office:value="2.78422351810231" calcext:value-type="float">
            <text:p>2.7842235181</text:p>
          </table:table-cell>
          <table:table-cell table:formula="of:=[.AD5]/[.AD37]" office:value-type="float" office:value="3.22361047142652" calcext:value-type="float">
            <text:p>3.2236104714</text:p>
          </table:table-cell>
          <table:table-cell table:formula="of:=[.AE5]/[.AE37]" office:value-type="float" office:value="2.93458877945322" calcext:value-type="float">
            <text:p>2.9345887795</text:p>
          </table:table-cell>
          <table:table-cell table:formula="of:=[.AF5]/[.AF37]" office:value-type="float" office:value="3.42125672091956" calcext:value-type="float">
            <text:p>3.4212567209</text:p>
          </table:table-cell>
          <table:table-cell table:formula="of:=[.AG5]/[.AG37]" office:value-type="float" office:value="2.88662091460012" calcext:value-type="float">
            <text:p>2.8866209146</text:p>
          </table:table-cell>
        </table:table-row>
        <table:table-row table:style-name="ro2">
          <table:table-cell office:value-type="float" office:value="500000" calcext:value-type="float">
            <text:p>500000</text:p>
          </table:table-cell>
          <table:table-cell table:formula="of:=[.B6]/[.B38]" office:value-type="float" office:value="0.69325261863936" calcext:value-type="float">
            <text:p>0.6932526186</text:p>
          </table:table-cell>
          <table:table-cell table:formula="of:=[.C6]/[.C38]" office:value-type="float" office:value="1.19813223807664" calcext:value-type="float">
            <text:p>1.1981322381</text:p>
          </table:table-cell>
          <table:table-cell table:formula="of:=[.D6]/[.D38]" office:value-type="float" office:value="1.61548892346821" calcext:value-type="float">
            <text:p>1.6154889235</text:p>
          </table:table-cell>
          <table:table-cell table:formula="of:=[.E6]/[.E38]" office:value-type="float" office:value="2.00631832187479" calcext:value-type="float">
            <text:p>2.0063183219</text:p>
          </table:table-cell>
          <table:table-cell table:formula="of:=[.F6]/[.F38]" office:value-type="float" office:value="2.35439106203089" calcext:value-type="float">
            <text:p>2.354391062</text:p>
          </table:table-cell>
          <table:table-cell table:formula="of:=[.G6]/[.G38]" office:value-type="float" office:value="2.72192858678311" calcext:value-type="float">
            <text:p>2.7219285868</text:p>
          </table:table-cell>
          <table:table-cell table:formula="of:=[.H6]/[.H38]" office:value-type="float" office:value="2.43506948765912" calcext:value-type="float">
            <text:p>2.4350694877</text:p>
          </table:table-cell>
          <table:table-cell table:formula="of:=[.I6]/[.I38]" office:value-type="float" office:value="2.99217763608362" calcext:value-type="float">
            <text:p>2.9921776361</text:p>
          </table:table-cell>
          <table:table-cell table:formula="of:=[.J6]/[.J38]" office:value-type="float" office:value="3.0994954306267" calcext:value-type="float">
            <text:p>3.0994954306</text:p>
          </table:table-cell>
          <table:table-cell table:formula="of:=[.K6]/[.K38]" office:value-type="float" office:value="3.10776031691478" calcext:value-type="float">
            <text:p>3.1077603169</text:p>
          </table:table-cell>
          <table:table-cell table:formula="of:=[.L6]/[.L38]" office:value-type="float" office:value="2.95626229476373" calcext:value-type="float">
            <text:p>2.9562622948</text:p>
          </table:table-cell>
          <table:table-cell table:formula="of:=[.M6]/[.M38]" office:value-type="float" office:value="3.1192822306113" calcext:value-type="float">
            <text:p>3.1192822306</text:p>
          </table:table-cell>
          <table:table-cell table:formula="of:=[.N6]/[.N38]" office:value-type="float" office:value="3.42613540092207" calcext:value-type="float">
            <text:p>3.4261354009</text:p>
          </table:table-cell>
          <table:table-cell table:formula="of:=[.O6]/[.O38]" office:value-type="float" office:value="2.41828785616199" calcext:value-type="float">
            <text:p>2.4182878562</text:p>
          </table:table-cell>
          <table:table-cell table:formula="of:=[.P6]/[.P38]" office:value-type="float" office:value="3.29778206690801" calcext:value-type="float">
            <text:p>3.2977820669</text:p>
          </table:table-cell>
          <table:table-cell table:formula="of:=[.Q6]/[.Q38]" office:value-type="float" office:value="3.17570238600449" calcext:value-type="float">
            <text:p>3.175702386</text:p>
          </table:table-cell>
          <table:table-cell table:formula="of:=[.R6]/[.R38]" office:value-type="float" office:value="3.35863952004165" calcext:value-type="float">
            <text:p>3.35863952</text:p>
          </table:table-cell>
          <table:table-cell table:formula="of:=[.S6]/[.S38]" office:value-type="float" office:value="3.33788893555263" calcext:value-type="float">
            <text:p>3.3378889356</text:p>
          </table:table-cell>
          <table:table-cell table:formula="of:=[.T6]/[.T38]" office:value-type="float" office:value="3.2102365169874" calcext:value-type="float">
            <text:p>3.210236517</text:p>
          </table:table-cell>
          <table:table-cell table:formula="of:=[.U6]/[.U38]" office:value-type="float" office:value="2.5923504490593" calcext:value-type="float">
            <text:p>2.5923504491</text:p>
          </table:table-cell>
          <table:table-cell table:formula="of:=[.V6]/[.V38]" office:value-type="float" office:value="3.21774514835228" calcext:value-type="float">
            <text:p>3.2177451484</text:p>
          </table:table-cell>
          <table:table-cell table:formula="of:=[.W6]/[.W38]" office:value-type="float" office:value="3.35029129266806" calcext:value-type="float">
            <text:p>3.3502912927</text:p>
          </table:table-cell>
          <table:table-cell table:formula="of:=[.X6]/[.X38]" office:value-type="float" office:value="2.95070824791265" calcext:value-type="float">
            <text:p>2.9507082479</text:p>
          </table:table-cell>
          <table:table-cell table:formula="of:=[.Y6]/[.Y38]" office:value-type="float" office:value="3.3901620534858" calcext:value-type="float">
            <text:p>3.3901620535</text:p>
          </table:table-cell>
          <table:table-cell table:formula="of:=[.Z6]/[.Z38]" office:value-type="float" office:value="2.46191917880079" calcext:value-type="float">
            <text:p>2.4619191788</text:p>
          </table:table-cell>
          <table:table-cell table:formula="of:=[.AA6]/[.AA38]" office:value-type="float" office:value="2.45431247297668" calcext:value-type="float">
            <text:p>2.454312473</text:p>
          </table:table-cell>
          <table:table-cell table:formula="of:=[.AB6]/[.AB38]" office:value-type="float" office:value="2.06772887948028" calcext:value-type="float">
            <text:p>2.0677288795</text:p>
          </table:table-cell>
          <table:table-cell table:formula="of:=[.AC6]/[.AC38]" office:value-type="float" office:value="2.5323461082054" calcext:value-type="float">
            <text:p>2.5323461082</text:p>
          </table:table-cell>
          <table:table-cell table:formula="of:=[.AD6]/[.AD38]" office:value-type="float" office:value="2.8523121962322" calcext:value-type="float">
            <text:p>2.8523121962</text:p>
          </table:table-cell>
          <table:table-cell table:formula="of:=[.AE6]/[.AE38]" office:value-type="float" office:value="1.43992087822544" calcext:value-type="float">
            <text:p>1.4399208782</text:p>
          </table:table-cell>
          <table:table-cell table:formula="of:=[.AF6]/[.AF38]" office:value-type="float" office:value="3.1333841537977" calcext:value-type="float">
            <text:p>3.1333841538</text:p>
          </table:table-cell>
          <table:table-cell table:formula="of:=[.AG6]/[.AG38]" office:value-type="float" office:value="3.30221759582098" calcext:value-type="float">
            <text:p>3.3022175958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table:formula="of:=[.B7]/[.B39]" office:value-type="float" office:value="0.731196421685081" calcext:value-type="float">
            <text:p>0.7311964217</text:p>
          </table:table-cell>
          <table:table-cell table:formula="of:=[.C7]/[.C39]" office:value-type="float" office:value="1.20140527208677" calcext:value-type="float">
            <text:p>1.2014052721</text:p>
          </table:table-cell>
          <table:table-cell table:formula="of:=[.D7]/[.D39]" office:value-type="float" office:value="1.65277014656956" calcext:value-type="float">
            <text:p>1.6527701466</text:p>
          </table:table-cell>
          <table:table-cell table:formula="of:=[.E7]/[.E39]" office:value-type="float" office:value="1.99865530366563" calcext:value-type="float">
            <text:p>1.9986553037</text:p>
          </table:table-cell>
          <table:table-cell table:formula="of:=[.F7]/[.F39]" office:value-type="float" office:value="2.31182817371717" calcext:value-type="float">
            <text:p>2.3118281737</text:p>
          </table:table-cell>
          <table:table-cell table:formula="of:=[.G7]/[.G39]" office:value-type="float" office:value="2.45025867121754" calcext:value-type="float">
            <text:p>2.4502586712</text:p>
          </table:table-cell>
          <table:table-cell table:formula="of:=[.H7]/[.H39]" office:value-type="float" office:value="2.75873435628283" calcext:value-type="float">
            <text:p>2.7587343563</text:p>
          </table:table-cell>
          <table:table-cell table:formula="of:=[.I7]/[.I39]" office:value-type="float" office:value="2.83803408141309" calcext:value-type="float">
            <text:p>2.8380340814</text:p>
          </table:table-cell>
          <table:table-cell table:formula="of:=[.J7]/[.J39]" office:value-type="float" office:value="2.91406187425809" calcext:value-type="float">
            <text:p>2.9140618743</text:p>
          </table:table-cell>
          <table:table-cell table:formula="of:=[.K7]/[.K39]" office:value-type="float" office:value="2.99030347175559" calcext:value-type="float">
            <text:p>2.9903034718</text:p>
          </table:table-cell>
          <table:table-cell table:formula="of:=[.L7]/[.L39]" office:value-type="float" office:value="3.11083771480681" calcext:value-type="float">
            <text:p>3.1108377148</text:p>
          </table:table-cell>
          <table:table-cell table:formula="of:=[.M7]/[.M39]" office:value-type="float" office:value="3.2431711142857" calcext:value-type="float">
            <text:p>3.2431711143</text:p>
          </table:table-cell>
          <table:table-cell table:formula="of:=[.N7]/[.N39]" office:value-type="float" office:value="2.97112077210265" calcext:value-type="float">
            <text:p>2.9711207721</text:p>
          </table:table-cell>
          <table:table-cell table:formula="of:=[.O7]/[.O39]" office:value-type="float" office:value="2.97937496172095" calcext:value-type="float">
            <text:p>2.9793749617</text:p>
          </table:table-cell>
          <table:table-cell table:formula="of:=[.P7]/[.P39]" office:value-type="float" office:value="3.48424408494604" calcext:value-type="float">
            <text:p>3.4842440849</text:p>
          </table:table-cell>
          <table:table-cell table:formula="of:=[.Q7]/[.Q39]" office:value-type="float" office:value="2.87023963373715" calcext:value-type="float">
            <text:p>2.8702396337</text:p>
          </table:table-cell>
          <table:table-cell table:formula="of:=[.R7]/[.R39]" office:value-type="float" office:value="3.53956389860942" calcext:value-type="float">
            <text:p>3.5395638986</text:p>
          </table:table-cell>
          <table:table-cell table:formula="of:=[.S7]/[.S39]" office:value-type="float" office:value="3.37880318852177" calcext:value-type="float">
            <text:p>3.3788031885</text:p>
          </table:table-cell>
          <table:table-cell table:formula="of:=[.T7]/[.T39]" office:value-type="float" office:value="3.51129832064665" calcext:value-type="float">
            <text:p>3.5112983206</text:p>
          </table:table-cell>
          <table:table-cell table:formula="of:=[.U7]/[.U39]" office:value-type="float" office:value="3.02968462089237" calcext:value-type="float">
            <text:p>3.0296846209</text:p>
          </table:table-cell>
          <table:table-cell table:formula="of:=[.V7]/[.V39]" office:value-type="float" office:value="3.43809602483948" calcext:value-type="float">
            <text:p>3.4380960248</text:p>
          </table:table-cell>
          <table:table-cell table:formula="of:=[.W7]/[.W39]" office:value-type="float" office:value="3.33662891756034" calcext:value-type="float">
            <text:p>3.3366289176</text:p>
          </table:table-cell>
          <table:table-cell table:formula="of:=[.X7]/[.X39]" office:value-type="float" office:value="3.59140049764261" calcext:value-type="float">
            <text:p>3.5914004976</text:p>
          </table:table-cell>
          <table:table-cell table:formula="of:=[.Y7]/[.Y39]" office:value-type="float" office:value="3.37768067221948" calcext:value-type="float">
            <text:p>3.3776806722</text:p>
          </table:table-cell>
          <table:table-cell table:formula="of:=[.Z7]/[.Z39]" office:value-type="float" office:value="3.19500372786933" calcext:value-type="float">
            <text:p>3.1950037279</text:p>
          </table:table-cell>
          <table:table-cell table:formula="of:=[.AA7]/[.AA39]" office:value-type="float" office:value="3.13649878518802" calcext:value-type="float">
            <text:p>3.1364987852</text:p>
          </table:table-cell>
          <table:table-cell table:formula="of:=[.AB7]/[.AB39]" office:value-type="float" office:value="3.55183291456002" calcext:value-type="float">
            <text:p>3.5518329146</text:p>
          </table:table-cell>
          <table:table-cell table:formula="of:=[.AC7]/[.AC39]" office:value-type="float" office:value="2.43410284595735" calcext:value-type="float">
            <text:p>2.434102846</text:p>
          </table:table-cell>
          <table:table-cell table:formula="of:=[.AD7]/[.AD39]" office:value-type="float" office:value="2.49318062287597" calcext:value-type="float">
            <text:p>2.4931806229</text:p>
          </table:table-cell>
          <table:table-cell table:formula="of:=[.AE7]/[.AE39]" office:value-type="float" office:value="2.92335343824197" calcext:value-type="float">
            <text:p>2.9233534382</text:p>
          </table:table-cell>
          <table:table-cell table:formula="of:=[.AF7]/[.AF39]" office:value-type="float" office:value="3.06697035863893" calcext:value-type="float">
            <text:p>3.0669703586</text:p>
          </table:table-cell>
          <table:table-cell table:formula="of:=[.AG7]/[.AG39]" office:value-type="float" office:value="3.58343359942358" calcext:value-type="float">
            <text:p>3.5834335994</text:p>
          </table:table-cell>
        </table:table-row>
        <table:table-row table:style-name="ro2">
          <table:table-cell office:value-type="float" office:value="700000" calcext:value-type="float">
            <text:p>700000</text:p>
          </table:table-cell>
          <table:table-cell table:formula="of:=[.B8]/[.B40]" office:value-type="float" office:value="0.7374475901472" calcext:value-type="float">
            <text:p>0.7374475901</text:p>
          </table:table-cell>
          <table:table-cell table:formula="of:=[.C8]/[.C40]" office:value-type="float" office:value="1.24867082789554" calcext:value-type="float">
            <text:p>1.2486708279</text:p>
          </table:table-cell>
          <table:table-cell table:formula="of:=[.D8]/[.D40]" office:value-type="float" office:value="1.69539016809227" calcext:value-type="float">
            <text:p>1.6953901681</text:p>
          </table:table-cell>
          <table:table-cell table:formula="of:=[.E8]/[.E40]" office:value-type="float" office:value="2.13083812485177" calcext:value-type="float">
            <text:p>2.1308381249</text:p>
          </table:table-cell>
          <table:table-cell table:formula="of:=[.F8]/[.F40]" office:value-type="float" office:value="2.36813364621238" calcext:value-type="float">
            <text:p>2.3681336462</text:p>
          </table:table-cell>
          <table:table-cell table:formula="of:=[.G8]/[.G40]" office:value-type="float" office:value="2.64928762148148" calcext:value-type="float">
            <text:p>2.6492876215</text:p>
          </table:table-cell>
          <table:table-cell table:formula="of:=[.H8]/[.H40]" office:value-type="float" office:value="2.93007662441175" calcext:value-type="float">
            <text:p>2.9300766244</text:p>
          </table:table-cell>
          <table:table-cell table:formula="of:=[.I8]/[.I40]" office:value-type="float" office:value="3.00850530842144" calcext:value-type="float">
            <text:p>3.0085053084</text:p>
          </table:table-cell>
          <table:table-cell table:formula="of:=[.J8]/[.J40]" office:value-type="float" office:value="2.72872855961115" calcext:value-type="float">
            <text:p>2.7287285596</text:p>
          </table:table-cell>
          <table:table-cell table:formula="of:=[.K8]/[.K40]" office:value-type="float" office:value="3.09208644673284" calcext:value-type="float">
            <text:p>3.0920864467</text:p>
          </table:table-cell>
          <table:table-cell table:formula="of:=[.L8]/[.L40]" office:value-type="float" office:value="3.25392292923427" calcext:value-type="float">
            <text:p>3.2539229292</text:p>
          </table:table-cell>
          <table:table-cell table:formula="of:=[.M8]/[.M40]" office:value-type="float" office:value="3.26528066050076" calcext:value-type="float">
            <text:p>3.2652806605</text:p>
          </table:table-cell>
          <table:table-cell table:formula="of:=[.N8]/[.N40]" office:value-type="float" office:value="3.43156856160263" calcext:value-type="float">
            <text:p>3.4315685616</text:p>
          </table:table-cell>
          <table:table-cell table:formula="of:=[.O8]/[.O40]" office:value-type="float" office:value="3.33676058033339" calcext:value-type="float">
            <text:p>3.3367605803</text:p>
          </table:table-cell>
          <table:table-cell table:formula="of:=[.P8]/[.P40]" office:value-type="float" office:value="2.8371790193363" calcext:value-type="float">
            <text:p>2.8371790193</text:p>
          </table:table-cell>
          <table:table-cell table:formula="of:=[.Q8]/[.Q40]" office:value-type="float" office:value="2.9563646804497" calcext:value-type="float">
            <text:p>2.9563646804</text:p>
          </table:table-cell>
          <table:table-cell table:formula="of:=[.R8]/[.R40]" office:value-type="float" office:value="3.7541029271596" calcext:value-type="float">
            <text:p>3.7541029272</text:p>
          </table:table-cell>
          <table:table-cell table:formula="of:=[.S8]/[.S40]" office:value-type="float" office:value="3.63262572062543" calcext:value-type="float">
            <text:p>3.6326257206</text:p>
          </table:table-cell>
          <table:table-cell table:formula="of:=[.T8]/[.T40]" office:value-type="float" office:value="2.96507368140387" calcext:value-type="float">
            <text:p>2.9650736814</text:p>
          </table:table-cell>
          <table:table-cell table:formula="of:=[.U8]/[.U40]" office:value-type="float" office:value="3.18112098613496" calcext:value-type="float">
            <text:p>3.1811209861</text:p>
          </table:table-cell>
          <table:table-cell table:formula="of:=[.V8]/[.V40]" office:value-type="float" office:value="3.81142232351663" calcext:value-type="float">
            <text:p>3.8114223235</text:p>
          </table:table-cell>
          <table:table-cell table:formula="of:=[.W8]/[.W40]" office:value-type="float" office:value="3.75725906666912" calcext:value-type="float">
            <text:p>3.7572590667</text:p>
          </table:table-cell>
          <table:table-cell table:formula="of:=[.X8]/[.X40]" office:value-type="float" office:value="3.72936604576046" calcext:value-type="float">
            <text:p>3.7293660458</text:p>
          </table:table-cell>
          <table:table-cell table:formula="of:=[.Y8]/[.Y40]" office:value-type="float" office:value="3.58909577715311" calcext:value-type="float">
            <text:p>3.5890957772</text:p>
          </table:table-cell>
          <table:table-cell table:formula="of:=[.Z8]/[.Z40]" office:value-type="float" office:value="3.81492337524736" calcext:value-type="float">
            <text:p>3.8149233752</text:p>
          </table:table-cell>
          <table:table-cell table:formula="of:=[.AA8]/[.AA40]" office:value-type="float" office:value="3.56370433043306" calcext:value-type="float">
            <text:p>3.5637043304</text:p>
          </table:table-cell>
          <table:table-cell table:formula="of:=[.AB8]/[.AB40]" office:value-type="float" office:value="2.99150722870334" calcext:value-type="float">
            <text:p>2.9915072287</text:p>
          </table:table-cell>
          <table:table-cell table:formula="of:=[.AC8]/[.AC40]" office:value-type="float" office:value="2.72742670172165" calcext:value-type="float">
            <text:p>2.7274267017</text:p>
          </table:table-cell>
          <table:table-cell table:formula="of:=[.AD8]/[.AD40]" office:value-type="float" office:value="3.52926302201118" calcext:value-type="float">
            <text:p>3.529263022</text:p>
          </table:table-cell>
          <table:table-cell table:formula="of:=[.AE8]/[.AE40]" office:value-type="float" office:value="2.613882634102" calcext:value-type="float">
            <text:p>2.6138826341</text:p>
          </table:table-cell>
          <table:table-cell table:formula="of:=[.AF8]/[.AF40]" office:value-type="float" office:value="3.13858262975913" calcext:value-type="float">
            <text:p>3.1385826298</text:p>
          </table:table-cell>
          <table:table-cell table:formula="of:=[.AG8]/[.AG40]" office:value-type="float" office:value="3.45120072761696" calcext:value-type="float">
            <text:p>3.4512007276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table:formula="of:=[.B9]/[.B41]" office:value-type="float" office:value="0.70762641474343" calcext:value-type="float">
            <text:p>0.7076264147</text:p>
          </table:table-cell>
          <table:table-cell table:formula="of:=[.C9]/[.C41]" office:value-type="float" office:value="1.18842409261526" calcext:value-type="float">
            <text:p>1.1884240926</text:p>
          </table:table-cell>
          <table:table-cell table:formula="of:=[.D9]/[.D41]" office:value-type="float" office:value="1.60922682422036" calcext:value-type="float">
            <text:p>1.6092268242</text:p>
          </table:table-cell>
          <table:table-cell table:formula="of:=[.E9]/[.E41]" office:value-type="float" office:value="2.03871662443115" calcext:value-type="float">
            <text:p>2.0387166244</text:p>
          </table:table-cell>
          <table:table-cell table:formula="of:=[.F9]/[.F41]" office:value-type="float" office:value="2.31719798451304" calcext:value-type="float">
            <text:p>2.3171979845</text:p>
          </table:table-cell>
          <table:table-cell table:formula="of:=[.G9]/[.G41]" office:value-type="float" office:value="2.50649695987961" calcext:value-type="float">
            <text:p>2.5064969599</text:p>
          </table:table-cell>
          <table:table-cell table:formula="of:=[.H9]/[.H41]" office:value-type="float" office:value="2.70717499556671" calcext:value-type="float">
            <text:p>2.7071749956</text:p>
          </table:table-cell>
          <table:table-cell table:formula="of:=[.I9]/[.I41]" office:value-type="float" office:value="2.82836291114325" calcext:value-type="float">
            <text:p>2.8283629111</text:p>
          </table:table-cell>
          <table:table-cell table:formula="of:=[.J9]/[.J41]" office:value-type="float" office:value="2.96678178760126" calcext:value-type="float">
            <text:p>2.9667817876</text:p>
          </table:table-cell>
          <table:table-cell table:formula="of:=[.K9]/[.K41]" office:value-type="float" office:value="2.8671885705264" calcext:value-type="float">
            <text:p>2.8671885705</text:p>
          </table:table-cell>
          <table:table-cell table:formula="of:=[.L9]/[.L41]" office:value-type="float" office:value="3.33076965618397" calcext:value-type="float">
            <text:p>3.3307696562</text:p>
          </table:table-cell>
          <table:table-cell table:formula="of:=[.M9]/[.M41]" office:value-type="float" office:value="3.10662478396111" calcext:value-type="float">
            <text:p>3.106624784</text:p>
          </table:table-cell>
          <table:table-cell table:formula="of:=[.N9]/[.N41]" office:value-type="float" office:value="3.37577088918289" calcext:value-type="float">
            <text:p>3.3757708892</text:p>
          </table:table-cell>
          <table:table-cell table:formula="of:=[.O9]/[.O41]" office:value-type="float" office:value="3.28867972573242" calcext:value-type="float">
            <text:p>3.2886797257</text:p>
          </table:table-cell>
          <table:table-cell table:formula="of:=[.P9]/[.P41]" office:value-type="float" office:value="3.46985039347178" calcext:value-type="float">
            <text:p>3.4698503935</text:p>
          </table:table-cell>
          <table:table-cell table:formula="of:=[.Q9]/[.Q41]" office:value-type="float" office:value="3.54624484164884" calcext:value-type="float">
            <text:p>3.5462448416</text:p>
          </table:table-cell>
          <table:table-cell table:formula="of:=[.R9]/[.R41]" office:value-type="float" office:value="3.58559754134671" calcext:value-type="float">
            <text:p>3.5855975413</text:p>
          </table:table-cell>
          <table:table-cell table:formula="of:=[.S9]/[.S41]" office:value-type="float" office:value="3.70177997329597" calcext:value-type="float">
            <text:p>3.7017799733</text:p>
          </table:table-cell>
          <table:table-cell table:formula="of:=[.T9]/[.T41]" office:value-type="float" office:value="3.6728609411302" calcext:value-type="float">
            <text:p>3.6728609411</text:p>
          </table:table-cell>
          <table:table-cell table:formula="of:=[.U9]/[.U41]" office:value-type="float" office:value="3.61583792205462" calcext:value-type="float">
            <text:p>3.6158379221</text:p>
          </table:table-cell>
          <table:table-cell table:formula="of:=[.V9]/[.V41]" office:value-type="float" office:value="3.60933978317539" calcext:value-type="float">
            <text:p>3.6093397832</text:p>
          </table:table-cell>
          <table:table-cell table:formula="of:=[.W9]/[.W41]" office:value-type="float" office:value="2.9874044793624" calcext:value-type="float">
            <text:p>2.9874044794</text:p>
          </table:table-cell>
          <table:table-cell table:formula="of:=[.X9]/[.X41]" office:value-type="float" office:value="3.42332010719362" calcext:value-type="float">
            <text:p>3.4233201072</text:p>
          </table:table-cell>
          <table:table-cell table:formula="of:=[.Y9]/[.Y41]" office:value-type="float" office:value="3.85051697890312" calcext:value-type="float">
            <text:p>3.8505169789</text:p>
          </table:table-cell>
          <table:table-cell table:formula="of:=[.Z9]/[.Z41]" office:value-type="float" office:value="3.7986432816671" calcext:value-type="float">
            <text:p>3.7986432817</text:p>
          </table:table-cell>
          <table:table-cell table:formula="of:=[.AA9]/[.AA41]" office:value-type="float" office:value="3.61985851595671" calcext:value-type="float">
            <text:p>3.619858516</text:p>
          </table:table-cell>
          <table:table-cell table:formula="of:=[.AB9]/[.AB41]" office:value-type="float" office:value="3.65087090810689" calcext:value-type="float">
            <text:p>3.6508709081</text:p>
          </table:table-cell>
          <table:table-cell table:formula="of:=[.AC9]/[.AC41]" office:value-type="float" office:value="3.59011591210147" calcext:value-type="float">
            <text:p>3.5901159121</text:p>
          </table:table-cell>
          <table:table-cell table:formula="of:=[.AD9]/[.AD41]" office:value-type="float" office:value="3.67066043160862" calcext:value-type="float">
            <text:p>3.6706604316</text:p>
          </table:table-cell>
          <table:table-cell table:formula="of:=[.AE9]/[.AE41]" office:value-type="float" office:value="3.24625849999818" calcext:value-type="float">
            <text:p>3.2462585</text:p>
          </table:table-cell>
          <table:table-cell table:formula="of:=[.AF9]/[.AF41]" office:value-type="float" office:value="3.0182775686772" calcext:value-type="float">
            <text:p>3.0182775687</text:p>
          </table:table-cell>
          <table:table-cell table:formula="of:=[.AG9]/[.AG41]" office:value-type="float" office:value="2.77400849986474" calcext:value-type="float">
            <text:p>2.7740084999</text:p>
          </table:table-cell>
        </table:table-row>
        <table:table-row table:style-name="ro2">
          <table:table-cell office:value-type="float" office:value="900000" calcext:value-type="float">
            <text:p>900000</text:p>
          </table:table-cell>
          <table:table-cell table:formula="of:=[.B10]/[.B42]" office:value-type="float" office:value="0.706073994799583" calcext:value-type="float">
            <text:p>0.7060739948</text:p>
          </table:table-cell>
          <table:table-cell table:formula="of:=[.C10]/[.C42]" office:value-type="float" office:value="1.18829050925061" calcext:value-type="float">
            <text:p>1.1882905093</text:p>
          </table:table-cell>
          <table:table-cell table:formula="of:=[.D10]/[.D42]" office:value-type="float" office:value="1.60491767538056" calcext:value-type="float">
            <text:p>1.6049176754</text:p>
          </table:table-cell>
          <table:table-cell table:formula="of:=[.E10]/[.E42]" office:value-type="float" office:value="2.05695628836049" calcext:value-type="float">
            <text:p>2.0569562884</text:p>
          </table:table-cell>
          <table:table-cell table:formula="of:=[.F10]/[.F42]" office:value-type="float" office:value="2.32774538615834" calcext:value-type="float">
            <text:p>2.3277453862</text:p>
          </table:table-cell>
          <table:table-cell table:formula="of:=[.G10]/[.G42]" office:value-type="float" office:value="2.52316914247217" calcext:value-type="float">
            <text:p>2.5231691425</text:p>
          </table:table-cell>
          <table:table-cell table:formula="of:=[.H10]/[.H42]" office:value-type="float" office:value="2.98308275562017" calcext:value-type="float">
            <text:p>2.9830827556</text:p>
          </table:table-cell>
          <table:table-cell table:formula="of:=[.I10]/[.I42]" office:value-type="float" office:value="3.09180676918715" calcext:value-type="float">
            <text:p>3.0918067692</text:p>
          </table:table-cell>
          <table:table-cell table:formula="of:=[.J10]/[.J42]" office:value-type="float" office:value="2.82929030231511" calcext:value-type="float">
            <text:p>2.8292903023</text:p>
          </table:table-cell>
          <table:table-cell table:formula="of:=[.K10]/[.K42]" office:value-type="float" office:value="2.97361341884232" calcext:value-type="float">
            <text:p>2.9736134188</text:p>
          </table:table-cell>
          <table:table-cell table:formula="of:=[.L10]/[.L42]" office:value-type="float" office:value="3.22613320680001" calcext:value-type="float">
            <text:p>3.2261332068</text:p>
          </table:table-cell>
          <table:table-cell table:formula="of:=[.M10]/[.M42]" office:value-type="float" office:value="3.43899522017473" calcext:value-type="float">
            <text:p>3.4389952202</text:p>
          </table:table-cell>
          <table:table-cell table:formula="of:=[.N10]/[.N42]" office:value-type="float" office:value="3.59880324722533" calcext:value-type="float">
            <text:p>3.5988032472</text:p>
          </table:table-cell>
          <table:table-cell table:formula="of:=[.O10]/[.O42]" office:value-type="float" office:value="3.49571340033638" calcext:value-type="float">
            <text:p>3.4957134003</text:p>
          </table:table-cell>
          <table:table-cell table:formula="of:=[.P10]/[.P42]" office:value-type="float" office:value="3.82170938547794" calcext:value-type="float">
            <text:p>3.8217093855</text:p>
          </table:table-cell>
          <table:table-cell table:formula="of:=[.Q10]/[.Q42]" office:value-type="float" office:value="3.32896735391678" calcext:value-type="float">
            <text:p>3.3289673539</text:p>
          </table:table-cell>
          <table:table-cell table:formula="of:=[.R10]/[.R42]" office:value-type="float" office:value="3.65238553589277" calcext:value-type="float">
            <text:p>3.6523855359</text:p>
          </table:table-cell>
          <table:table-cell table:formula="of:=[.S10]/[.S42]" office:value-type="float" office:value="3.69992953195136" calcext:value-type="float">
            <text:p>3.699929532</text:p>
          </table:table-cell>
          <table:table-cell table:formula="of:=[.T10]/[.T42]" office:value-type="float" office:value="3.89122684559484" calcext:value-type="float">
            <text:p>3.8912268456</text:p>
          </table:table-cell>
          <table:table-cell table:formula="of:=[.U10]/[.U42]" office:value-type="float" office:value="3.83029031447019" calcext:value-type="float">
            <text:p>3.8302903145</text:p>
          </table:table-cell>
          <table:table-cell table:formula="of:=[.V10]/[.V42]" office:value-type="float" office:value="3.8624450481818" calcext:value-type="float">
            <text:p>3.8624450482</text:p>
          </table:table-cell>
          <table:table-cell table:formula="of:=[.W10]/[.W42]" office:value-type="float" office:value="3.87958142401018" calcext:value-type="float">
            <text:p>3.879581424</text:p>
          </table:table-cell>
          <table:table-cell table:formula="of:=[.X10]/[.X42]" office:value-type="float" office:value="3.90352392484872" calcext:value-type="float">
            <text:p>3.9035239248</text:p>
          </table:table-cell>
          <table:table-cell table:formula="of:=[.Y10]/[.Y42]" office:value-type="float" office:value="3.75490364561572" calcext:value-type="float">
            <text:p>3.7549036456</text:p>
          </table:table-cell>
          <table:table-cell table:formula="of:=[.Z10]/[.Z42]" office:value-type="float" office:value="3.80716982962022" calcext:value-type="float">
            <text:p>3.8071698296</text:p>
          </table:table-cell>
          <table:table-cell table:formula="of:=[.AA10]/[.AA42]" office:value-type="float" office:value="3.08083560296394" calcext:value-type="float">
            <text:p>3.080835603</text:p>
          </table:table-cell>
          <table:table-cell table:formula="of:=[.AB10]/[.AB42]" office:value-type="float" office:value="3.2438181140636" calcext:value-type="float">
            <text:p>3.2438181141</text:p>
          </table:table-cell>
          <table:table-cell table:formula="of:=[.AC10]/[.AC42]" office:value-type="float" office:value="2.58534845530235" calcext:value-type="float">
            <text:p>2.5853484553</text:p>
          </table:table-cell>
          <table:table-cell table:formula="of:=[.AD10]/[.AD42]" office:value-type="float" office:value="3.29645685516405" calcext:value-type="float">
            <text:p>3.2964568552</text:p>
          </table:table-cell>
          <table:table-cell table:formula="of:=[.AE10]/[.AE42]" office:value-type="float" office:value="2.90196758452626" calcext:value-type="float">
            <text:p>2.9019675845</text:p>
          </table:table-cell>
          <table:table-cell table:formula="of:=[.AF10]/[.AF42]" office:value-type="float" office:value="3.12549410649671" calcext:value-type="float">
            <text:p>3.1254941065</text:p>
          </table:table-cell>
          <table:table-cell table:formula="of:=[.AG10]/[.AG42]" office:value-type="float" office:value="3.43602531602825" calcext:value-type="float">
            <text:p>3.436025316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formula="of:=[.B11]/[.B43]" office:value-type="float" office:value="0.715061737002147" calcext:value-type="float">
            <text:p>0.715061737</text:p>
          </table:table-cell>
          <table:table-cell table:formula="of:=[.C11]/[.C43]" office:value-type="float" office:value="1.17440114868222" calcext:value-type="float">
            <text:p>1.1744011487</text:p>
          </table:table-cell>
          <table:table-cell table:formula="of:=[.D11]/[.D43]" office:value-type="float" office:value="1.60456507351848" calcext:value-type="float">
            <text:p>1.6045650735</text:p>
          </table:table-cell>
          <table:table-cell table:formula="of:=[.E11]/[.E43]" office:value-type="float" office:value="2.09753994958851" calcext:value-type="float">
            <text:p>2.0975399496</text:p>
          </table:table-cell>
          <table:table-cell table:formula="of:=[.F11]/[.F43]" office:value-type="float" office:value="2.36478459399696" calcext:value-type="float">
            <text:p>2.364784594</text:p>
          </table:table-cell>
          <table:table-cell table:formula="of:=[.G11]/[.G43]" office:value-type="float" office:value="2.70649325392876" calcext:value-type="float">
            <text:p>2.7064932539</text:p>
          </table:table-cell>
          <table:table-cell table:formula="of:=[.H11]/[.H43]" office:value-type="float" office:value="2.91839419513232" calcext:value-type="float">
            <text:p>2.9183941951</text:p>
          </table:table-cell>
          <table:table-cell table:formula="of:=[.I11]/[.I43]" office:value-type="float" office:value="3.064829999851" calcext:value-type="float">
            <text:p>3.0648299999</text:p>
          </table:table-cell>
          <table:table-cell table:formula="of:=[.J11]/[.J43]" office:value-type="float" office:value="3.13054220025635" calcext:value-type="float">
            <text:p>3.1305422003</text:p>
          </table:table-cell>
          <table:table-cell table:formula="of:=[.K11]/[.K43]" office:value-type="float" office:value="3.44728652437171" calcext:value-type="float">
            <text:p>3.4472865244</text:p>
          </table:table-cell>
          <table:table-cell table:formula="of:=[.L11]/[.L43]" office:value-type="float" office:value="3.32819213156836" calcext:value-type="float">
            <text:p>3.3281921316</text:p>
          </table:table-cell>
          <table:table-cell table:formula="of:=[.M11]/[.M43]" office:value-type="float" office:value="3.51033672616986" calcext:value-type="float">
            <text:p>3.5103367262</text:p>
          </table:table-cell>
          <table:table-cell table:formula="of:=[.N11]/[.N43]" office:value-type="float" office:value="3.29134551679022" calcext:value-type="float">
            <text:p>3.2913455168</text:p>
          </table:table-cell>
          <table:table-cell table:formula="of:=[.O11]/[.O43]" office:value-type="float" office:value="3.81844128247269" calcext:value-type="float">
            <text:p>3.8184412825</text:p>
          </table:table-cell>
          <table:table-cell table:formula="of:=[.P11]/[.P43]" office:value-type="float" office:value="3.87476511806406" calcext:value-type="float">
            <text:p>3.8747651181</text:p>
          </table:table-cell>
          <table:table-cell table:formula="of:=[.Q11]/[.Q43]" office:value-type="float" office:value="3.95608128488453" calcext:value-type="float">
            <text:p>3.9560812849</text:p>
          </table:table-cell>
          <table:table-cell table:formula="of:=[.R11]/[.R43]" office:value-type="float" office:value="3.81266541772595" calcext:value-type="float">
            <text:p>3.8126654177</text:p>
          </table:table-cell>
          <table:table-cell table:formula="of:=[.S11]/[.S43]" office:value-type="float" office:value="3.71494842984671" calcext:value-type="float">
            <text:p>3.7149484298</text:p>
          </table:table-cell>
          <table:table-cell table:formula="of:=[.T11]/[.T43]" office:value-type="float" office:value="3.74849848826327" calcext:value-type="float">
            <text:p>3.7484984883</text:p>
          </table:table-cell>
          <table:table-cell table:formula="of:=[.U11]/[.U43]" office:value-type="float" office:value="3.03747220552364" calcext:value-type="float">
            <text:p>3.0374722055</text:p>
          </table:table-cell>
          <table:table-cell table:formula="of:=[.V11]/[.V43]" office:value-type="float" office:value="3.81452392655643" calcext:value-type="float">
            <text:p>3.8145239266</text:p>
          </table:table-cell>
          <table:table-cell table:formula="of:=[.W11]/[.W43]" office:value-type="float" office:value="3.84857483164834" calcext:value-type="float">
            <text:p>3.8485748316</text:p>
          </table:table-cell>
          <table:table-cell table:formula="of:=[.X11]/[.X43]" office:value-type="float" office:value="3.42844808692999" calcext:value-type="float">
            <text:p>3.4284480869</text:p>
          </table:table-cell>
          <table:table-cell table:formula="of:=[.Y11]/[.Y43]" office:value-type="float" office:value="3.90790900684656" calcext:value-type="float">
            <text:p>3.9079090068</text:p>
          </table:table-cell>
          <table:table-cell table:formula="of:=[.Z11]/[.Z43]" office:value-type="float" office:value="4.10444781982919" calcext:value-type="float">
            <text:p>4.1044478198</text:p>
          </table:table-cell>
          <table:table-cell table:formula="of:=[.AA11]/[.AA43]" office:value-type="float" office:value="3.8210970722954" calcext:value-type="float">
            <text:p>3.8210970723</text:p>
          </table:table-cell>
          <table:table-cell table:formula="of:=[.AB11]/[.AB43]" office:value-type="float" office:value="2.95335077123987" calcext:value-type="float">
            <text:p>2.9533507712</text:p>
          </table:table-cell>
          <table:table-cell table:formula="of:=[.AC11]/[.AC43]" office:value-type="float" office:value="3.23174721216889" calcext:value-type="float">
            <text:p>3.2317472122</text:p>
          </table:table-cell>
          <table:table-cell table:formula="of:=[.AD11]/[.AD43]" office:value-type="float" office:value="3.26879077234411" calcext:value-type="float">
            <text:p>3.2687907723</text:p>
          </table:table-cell>
          <table:table-cell table:formula="of:=[.AE11]/[.AE43]" office:value-type="float" office:value="3.06789304611439" calcext:value-type="float">
            <text:p>3.0678930461</text:p>
          </table:table-cell>
          <table:table-cell table:formula="of:=[.AF11]/[.AF43]" office:value-type="float" office:value="2.66495036236495" calcext:value-type="float">
            <text:p>2.6649503624</text:p>
          </table:table-cell>
          <table:table-cell table:formula="of:=[.AG11]/[.AG43]" office:value-type="float" office:value="3.09545280015448" calcext:value-type="float">
            <text:p>3.0954528002</text:p>
          </table:table-cell>
        </table:table-row>
        <table:table-row table:style-name="ro2">
          <table:table-cell office:value-type="float" office:value="1100000" calcext:value-type="float">
            <text:p>1100000</text:p>
          </table:table-cell>
          <table:table-cell table:formula="of:=[.B12]/[.B44]" office:value-type="float" office:value="0.726915573346016" calcext:value-type="float">
            <text:p>0.7269155733</text:p>
          </table:table-cell>
          <table:table-cell table:formula="of:=[.C12]/[.C44]" office:value-type="float" office:value="1.22590206508424" calcext:value-type="float">
            <text:p>1.2259020651</text:p>
          </table:table-cell>
          <table:table-cell table:formula="of:=[.D12]/[.D44]" office:value-type="float" office:value="1.71600863091989" calcext:value-type="float">
            <text:p>1.7160086309</text:p>
          </table:table-cell>
          <table:table-cell table:formula="of:=[.E12]/[.E44]" office:value-type="float" office:value="2.08684005323618" calcext:value-type="float">
            <text:p>2.0868400532</text:p>
          </table:table-cell>
          <table:table-cell table:formula="of:=[.F12]/[.F44]" office:value-type="float" office:value="2.47501941605887" calcext:value-type="float">
            <text:p>2.4750194161</text:p>
          </table:table-cell>
          <table:table-cell table:formula="of:=[.G12]/[.G44]" office:value-type="float" office:value="2.6129646910596" calcext:value-type="float">
            <text:p>2.6129646911</text:p>
          </table:table-cell>
          <table:table-cell table:formula="of:=[.H12]/[.H44]" office:value-type="float" office:value="2.98298771338115" calcext:value-type="float">
            <text:p>2.9829877134</text:p>
          </table:table-cell>
          <table:table-cell table:formula="of:=[.I12]/[.I44]" office:value-type="float" office:value="3.16927673389865" calcext:value-type="float">
            <text:p>3.1692767339</text:p>
          </table:table-cell>
          <table:table-cell table:formula="of:=[.J12]/[.J44]" office:value-type="float" office:value="3.22395448728418" calcext:value-type="float">
            <text:p>3.2239544873</text:p>
          </table:table-cell>
          <table:table-cell table:formula="of:=[.K12]/[.K44]" office:value-type="float" office:value="3.19388911369118" calcext:value-type="float">
            <text:p>3.1938891137</text:p>
          </table:table-cell>
          <table:table-cell table:formula="of:=[.L12]/[.L44]" office:value-type="float" office:value="3.59203809192473" calcext:value-type="float">
            <text:p>3.5920380919</text:p>
          </table:table-cell>
          <table:table-cell table:formula="of:=[.M12]/[.M44]" office:value-type="float" office:value="3.47363814455847" calcext:value-type="float">
            <text:p>3.4736381446</text:p>
          </table:table-cell>
          <table:table-cell table:formula="of:=[.N12]/[.N44]" office:value-type="float" office:value="4.05103391552518" calcext:value-type="float">
            <text:p>4.0510339155</text:p>
          </table:table-cell>
          <table:table-cell table:formula="of:=[.O12]/[.O44]" office:value-type="float" office:value="4.08577889653874" calcext:value-type="float">
            <text:p>4.0857788965</text:p>
          </table:table-cell>
          <table:table-cell table:formula="of:=[.P12]/[.P44]" office:value-type="float" office:value="3.74592098980837" calcext:value-type="float">
            <text:p>3.7459209898</text:p>
          </table:table-cell>
          <table:table-cell table:formula="of:=[.Q12]/[.Q44]" office:value-type="float" office:value="3.5399871363943" calcext:value-type="float">
            <text:p>3.5399871364</text:p>
          </table:table-cell>
          <table:table-cell table:formula="of:=[.R12]/[.R44]" office:value-type="float" office:value="3.99632632959231" calcext:value-type="float">
            <text:p>3.9963263296</text:p>
          </table:table-cell>
          <table:table-cell table:formula="of:=[.S12]/[.S44]" office:value-type="float" office:value="4.04496472133393" calcext:value-type="float">
            <text:p>4.0449647213</text:p>
          </table:table-cell>
          <table:table-cell table:formula="of:=[.T12]/[.T44]" office:value-type="float" office:value="3.88793377395455" calcext:value-type="float">
            <text:p>3.887933774</text:p>
          </table:table-cell>
          <table:table-cell table:formula="of:=[.U12]/[.U44]" office:value-type="float" office:value="3.97234191087649" calcext:value-type="float">
            <text:p>3.9723419109</text:p>
          </table:table-cell>
          <table:table-cell table:formula="of:=[.V12]/[.V44]" office:value-type="float" office:value="3.35509310603228" calcext:value-type="float">
            <text:p>3.355093106</text:p>
          </table:table-cell>
          <table:table-cell table:formula="of:=[.W12]/[.W44]" office:value-type="float" office:value="4.04772502798306" calcext:value-type="float">
            <text:p>4.047725028</text:p>
          </table:table-cell>
          <table:table-cell table:formula="of:=[.X12]/[.X44]" office:value-type="float" office:value="4.19358202048481" calcext:value-type="float">
            <text:p>4.1935820205</text:p>
          </table:table-cell>
          <table:table-cell table:formula="of:=[.Y12]/[.Y44]" office:value-type="float" office:value="4.11035902075165" calcext:value-type="float">
            <text:p>4.1103590208</text:p>
          </table:table-cell>
          <table:table-cell table:formula="of:=[.Z12]/[.Z44]" office:value-type="float" office:value="3.97111939112462" calcext:value-type="float">
            <text:p>3.9711193911</text:p>
          </table:table-cell>
          <table:table-cell table:formula="of:=[.AA12]/[.AA44]" office:value-type="float" office:value="3.62463201854984" calcext:value-type="float">
            <text:p>3.6246320185</text:p>
          </table:table-cell>
          <table:table-cell table:formula="of:=[.AB12]/[.AB44]" office:value-type="float" office:value="3.58456184472991" calcext:value-type="float">
            <text:p>3.5845618447</text:p>
          </table:table-cell>
          <table:table-cell table:formula="of:=[.AC12]/[.AC44]" office:value-type="float" office:value="4.3267367518988" calcext:value-type="float">
            <text:p>4.3267367519</text:p>
          </table:table-cell>
          <table:table-cell table:formula="of:=[.AD12]/[.AD44]" office:value-type="float" office:value="4.22953154834173" calcext:value-type="float">
            <text:p>4.2295315483</text:p>
          </table:table-cell>
          <table:table-cell table:formula="of:=[.AE12]/[.AE44]" office:value-type="float" office:value="4.06654795349357" calcext:value-type="float">
            <text:p>4.0665479535</text:p>
          </table:table-cell>
          <table:table-cell table:formula="of:=[.AF12]/[.AF44]" office:value-type="float" office:value="3.17590361586277" calcext:value-type="float">
            <text:p>3.1759036159</text:p>
          </table:table-cell>
          <table:table-cell table:formula="of:=[.AG12]/[.AG44]" office:value-type="float" office:value="4.09429191869649" calcext:value-type="float">
            <text:p>4.0942919187</text:p>
          </table:table-cell>
        </table:table-row>
        <table:table-row table:style-name="ro2">
          <table:table-cell office:value-type="float" office:value="1200000" calcext:value-type="float">
            <text:p>1200000</text:p>
          </table:table-cell>
          <table:table-cell table:formula="of:=[.B13]/[.B45]" office:value-type="float" office:value="0.719707545774416" calcext:value-type="float">
            <text:p>0.7197075458</text:p>
          </table:table-cell>
          <table:table-cell table:formula="of:=[.C13]/[.C45]" office:value-type="float" office:value="1.22580387089652" calcext:value-type="float">
            <text:p>1.2258038709</text:p>
          </table:table-cell>
          <table:table-cell table:formula="of:=[.D13]/[.D45]" office:value-type="float" office:value="1.7189724435895" calcext:value-type="float">
            <text:p>1.7189724436</text:p>
          </table:table-cell>
          <table:table-cell table:formula="of:=[.E13]/[.E45]" office:value-type="float" office:value="2.17752985018773" calcext:value-type="float">
            <text:p>2.1775298502</text:p>
          </table:table-cell>
          <table:table-cell table:formula="of:=[.F13]/[.F45]" office:value-type="float" office:value="2.52696844765751" calcext:value-type="float">
            <text:p>2.5269684477</text:p>
          </table:table-cell>
          <table:table-cell table:formula="of:=[.G13]/[.G45]" office:value-type="float" office:value="2.92909310518898" calcext:value-type="float">
            <text:p>2.9290931052</text:p>
          </table:table-cell>
          <table:table-cell table:formula="of:=[.H13]/[.H45]" office:value-type="float" office:value="2.99202707751629" calcext:value-type="float">
            <text:p>2.9920270775</text:p>
          </table:table-cell>
          <table:table-cell table:formula="of:=[.I13]/[.I45]" office:value-type="float" office:value="3.22509583494328" calcext:value-type="float">
            <text:p>3.2250958349</text:p>
          </table:table-cell>
          <table:table-cell table:formula="of:=[.J13]/[.J45]" office:value-type="float" office:value="3.58038010009034" calcext:value-type="float">
            <text:p>3.5803801001</text:p>
          </table:table-cell>
          <table:table-cell table:formula="of:=[.K13]/[.K45]" office:value-type="float" office:value="3.65777597423905" calcext:value-type="float">
            <text:p>3.6577759742</text:p>
          </table:table-cell>
          <table:table-cell table:formula="of:=[.L13]/[.L45]" office:value-type="float" office:value="3.36432743239604" calcext:value-type="float">
            <text:p>3.3643274324</text:p>
          </table:table-cell>
          <table:table-cell table:formula="of:=[.M13]/[.M45]" office:value-type="float" office:value="3.59940144404837" calcext:value-type="float">
            <text:p>3.599401444</text:p>
          </table:table-cell>
          <table:table-cell table:formula="of:=[.N13]/[.N45]" office:value-type="float" office:value="3.68479191399304" calcext:value-type="float">
            <text:p>3.684791914</text:p>
          </table:table-cell>
          <table:table-cell table:formula="of:=[.O13]/[.O45]" office:value-type="float" office:value="3.69482874131553" calcext:value-type="float">
            <text:p>3.6948287413</text:p>
          </table:table-cell>
          <table:table-cell table:formula="of:=[.P13]/[.P45]" office:value-type="float" office:value="3.91314834028466" calcext:value-type="float">
            <text:p>3.9131483403</text:p>
          </table:table-cell>
          <table:table-cell table:formula="of:=[.Q13]/[.Q45]" office:value-type="float" office:value="4.21416335094307" calcext:value-type="float">
            <text:p>4.2141633509</text:p>
          </table:table-cell>
          <table:table-cell table:formula="of:=[.R13]/[.R45]" office:value-type="float" office:value="3.99648982612669" calcext:value-type="float">
            <text:p>3.9964898261</text:p>
          </table:table-cell>
          <table:table-cell table:formula="of:=[.S13]/[.S45]" office:value-type="float" office:value="4.09561323729403" calcext:value-type="float">
            <text:p>4.0956132373</text:p>
          </table:table-cell>
          <table:table-cell table:formula="of:=[.T13]/[.T45]" office:value-type="float" office:value="4.15030438747373" calcext:value-type="float">
            <text:p>4.1503043875</text:p>
          </table:table-cell>
          <table:table-cell table:formula="of:=[.U13]/[.U45]" office:value-type="float" office:value="4.03599673268775" calcext:value-type="float">
            <text:p>4.0359967327</text:p>
          </table:table-cell>
          <table:table-cell table:formula="of:=[.V13]/[.V45]" office:value-type="float" office:value="4.33487903250404" calcext:value-type="float">
            <text:p>4.3348790325</text:p>
          </table:table-cell>
          <table:table-cell table:formula="of:=[.W13]/[.W45]" office:value-type="float" office:value="4.45556659175001" calcext:value-type="float">
            <text:p>4.4555665918</text:p>
          </table:table-cell>
          <table:table-cell table:formula="of:=[.X13]/[.X45]" office:value-type="float" office:value="4.28880228831909" calcext:value-type="float">
            <text:p>4.2888022883</text:p>
          </table:table-cell>
          <table:table-cell table:formula="of:=[.Y13]/[.Y45]" office:value-type="float" office:value="3.74772520115251" calcext:value-type="float">
            <text:p>3.7477252012</text:p>
          </table:table-cell>
          <table:table-cell table:formula="of:=[.Z13]/[.Z45]" office:value-type="float" office:value="4.22915402997831" calcext:value-type="float">
            <text:p>4.22915403</text:p>
          </table:table-cell>
          <table:table-cell table:formula="of:=[.AA13]/[.AA45]" office:value-type="float" office:value="3.11824960217084" calcext:value-type="float">
            <text:p>3.1182496022</text:p>
          </table:table-cell>
          <table:table-cell table:formula="of:=[.AB13]/[.AB45]" office:value-type="float" office:value="4.34201076550243" calcext:value-type="float">
            <text:p>4.3420107655</text:p>
          </table:table-cell>
          <table:table-cell table:formula="of:=[.AC13]/[.AC45]" office:value-type="float" office:value="4.36065741053051" calcext:value-type="float">
            <text:p>4.3606574105</text:p>
          </table:table-cell>
          <table:table-cell table:formula="of:=[.AD13]/[.AD45]" office:value-type="float" office:value="4.41650568033728" calcext:value-type="float">
            <text:p>4.4165056803</text:p>
          </table:table-cell>
          <table:table-cell table:formula="of:=[.AE13]/[.AE45]" office:value-type="float" office:value="4.53824478051734" calcext:value-type="float">
            <text:p>4.5382447805</text:p>
          </table:table-cell>
          <table:table-cell table:formula="of:=[.AF13]/[.AF45]" office:value-type="float" office:value="3.58532438687745" calcext:value-type="float">
            <text:p>3.5853243869</text:p>
          </table:table-cell>
          <table:table-cell table:formula="of:=[.AG13]/[.AG45]" office:value-type="float" office:value="3.00822239371354" calcext:value-type="float">
            <text:p>3.0082223937</text:p>
          </table:table-cell>
        </table:table-row>
        <table:table-row table:style-name="ro2">
          <table:table-cell office:value-type="float" office:value="1300000" calcext:value-type="float">
            <text:p>1300000</text:p>
          </table:table-cell>
          <table:table-cell table:formula="of:=[.B14]/[.B46]" office:value-type="float" office:value="0.688685561140109" calcext:value-type="float">
            <text:p>0.6886855611</text:p>
          </table:table-cell>
          <table:table-cell table:formula="of:=[.C14]/[.C46]" office:value-type="float" office:value="1.20766979400951" calcext:value-type="float">
            <text:p>1.207669794</text:p>
          </table:table-cell>
          <table:table-cell table:formula="of:=[.D14]/[.D46]" office:value-type="float" office:value="1.68617464848866" calcext:value-type="float">
            <text:p>1.6861746485</text:p>
          </table:table-cell>
          <table:table-cell table:formula="of:=[.E14]/[.E46]" office:value-type="float" office:value="2.05725235155986" calcext:value-type="float">
            <text:p>2.0572523516</text:p>
          </table:table-cell>
          <table:table-cell table:formula="of:=[.F14]/[.F46]" office:value-type="float" office:value="2.38292642592307" calcext:value-type="float">
            <text:p>2.3829264259</text:p>
          </table:table-cell>
          <table:table-cell table:formula="of:=[.G14]/[.G46]" office:value-type="float" office:value="2.68544408735206" calcext:value-type="float">
            <text:p>2.6854440874</text:p>
          </table:table-cell>
          <table:table-cell table:formula="of:=[.H14]/[.H46]" office:value-type="float" office:value="3.09070510071641" calcext:value-type="float">
            <text:p>3.0907051007</text:p>
          </table:table-cell>
          <table:table-cell table:formula="of:=[.I14]/[.I46]" office:value-type="float" office:value="3.25534526091707" calcext:value-type="float">
            <text:p>3.2553452609</text:p>
          </table:table-cell>
          <table:table-cell table:formula="of:=[.J14]/[.J46]" office:value-type="float" office:value="3.08249216545091" calcext:value-type="float">
            <text:p>3.0824921655</text:p>
          </table:table-cell>
          <table:table-cell table:formula="of:=[.K14]/[.K46]" office:value-type="float" office:value="3.58595506546862" calcext:value-type="float">
            <text:p>3.5859550655</text:p>
          </table:table-cell>
          <table:table-cell table:formula="of:=[.L14]/[.L46]" office:value-type="float" office:value="3.33242073666327" calcext:value-type="float">
            <text:p>3.3324207367</text:p>
          </table:table-cell>
          <table:table-cell table:formula="of:=[.M14]/[.M46]" office:value-type="float" office:value="3.07471901427191" calcext:value-type="float">
            <text:p>3.0747190143</text:p>
          </table:table-cell>
          <table:table-cell table:formula="of:=[.N14]/[.N46]" office:value-type="float" office:value="3.62126921009445" calcext:value-type="float">
            <text:p>3.6212692101</text:p>
          </table:table-cell>
          <table:table-cell table:formula="of:=[.O14]/[.O46]" office:value-type="float" office:value="3.74379831282544" calcext:value-type="float">
            <text:p>3.7437983128</text:p>
          </table:table-cell>
          <table:table-cell table:formula="of:=[.P14]/[.P46]" office:value-type="float" office:value="3.37066723924106" calcext:value-type="float">
            <text:p>3.3706672392</text:p>
          </table:table-cell>
          <table:table-cell table:formula="of:=[.Q14]/[.Q46]" office:value-type="float" office:value="3.9459036486764" calcext:value-type="float">
            <text:p>3.9459036487</text:p>
          </table:table-cell>
          <table:table-cell table:formula="of:=[.R14]/[.R46]" office:value-type="float" office:value="3.81062105301909" calcext:value-type="float">
            <text:p>3.810621053</text:p>
          </table:table-cell>
          <table:table-cell table:formula="of:=[.S14]/[.S46]" office:value-type="float" office:value="3.99350901287673" calcext:value-type="float">
            <text:p>3.9935090129</text:p>
          </table:table-cell>
          <table:table-cell table:formula="of:=[.T14]/[.T46]" office:value-type="float" office:value="2.8270864342857" calcext:value-type="float">
            <text:p>2.8270864343</text:p>
          </table:table-cell>
          <table:table-cell table:formula="of:=[.U14]/[.U46]" office:value-type="float" office:value="4.253635194234" calcext:value-type="float">
            <text:p>4.2536351942</text:p>
          </table:table-cell>
          <table:table-cell table:formula="of:=[.V14]/[.V46]" office:value-type="float" office:value="4.00337254495036" calcext:value-type="float">
            <text:p>4.003372545</text:p>
          </table:table-cell>
          <table:table-cell table:formula="of:=[.W14]/[.W46]" office:value-type="float" office:value="4.15804839331488" calcext:value-type="float">
            <text:p>4.1580483933</text:p>
          </table:table-cell>
          <table:table-cell table:formula="of:=[.X14]/[.X46]" office:value-type="float" office:value="4.26825472701114" calcext:value-type="float">
            <text:p>4.268254727</text:p>
          </table:table-cell>
          <table:table-cell table:formula="of:=[.Y14]/[.Y46]" office:value-type="float" office:value="3.64270465647571" calcext:value-type="float">
            <text:p>3.6427046565</text:p>
          </table:table-cell>
          <table:table-cell table:formula="of:=[.Z14]/[.Z46]" office:value-type="float" office:value="4.0235889894295" calcext:value-type="float">
            <text:p>4.0235889894</text:p>
          </table:table-cell>
          <table:table-cell table:formula="of:=[.AA14]/[.AA46]" office:value-type="float" office:value="4.34851277416669" calcext:value-type="float">
            <text:p>4.3485127742</text:p>
          </table:table-cell>
          <table:table-cell table:formula="of:=[.AB14]/[.AB46]" office:value-type="float" office:value="4.35007473992375" calcext:value-type="float">
            <text:p>4.3500747399</text:p>
          </table:table-cell>
          <table:table-cell table:formula="of:=[.AC14]/[.AC46]" office:value-type="float" office:value="4.14486832983825" calcext:value-type="float">
            <text:p>4.1448683298</text:p>
          </table:table-cell>
          <table:table-cell table:formula="of:=[.AD14]/[.AD46]" office:value-type="float" office:value="3.35682339193266" calcext:value-type="float">
            <text:p>3.3568233919</text:p>
          </table:table-cell>
          <table:table-cell table:formula="of:=[.AE14]/[.AE46]" office:value-type="float" office:value="4.04870022682129" calcext:value-type="float">
            <text:p>4.0487002268</text:p>
          </table:table-cell>
          <table:table-cell table:formula="of:=[.AF14]/[.AF46]" office:value-type="float" office:value="4.01287057446289" calcext:value-type="float">
            <text:p>4.0128705745</text:p>
          </table:table-cell>
          <table:table-cell table:formula="of:=[.AG14]/[.AG46]" office:value-type="float" office:value="3.79921204113766" calcext:value-type="float">
            <text:p>3.7992120411</text:p>
          </table:table-cell>
        </table:table-row>
        <table:table-row table:style-name="ro2">
          <table:table-cell office:value-type="float" office:value="1400000" calcext:value-type="float">
            <text:p>1400000</text:p>
          </table:table-cell>
          <table:table-cell table:formula="of:=[.B15]/[.B47]" office:value-type="float" office:value="0.713990306950024" calcext:value-type="float">
            <text:p>0.713990307</text:p>
          </table:table-cell>
          <table:table-cell table:formula="of:=[.C15]/[.C47]" office:value-type="float" office:value="1.20617946370522" calcext:value-type="float">
            <text:p>1.2061794637</text:p>
          </table:table-cell>
          <table:table-cell table:formula="of:=[.D15]/[.D47]" office:value-type="float" office:value="1.68514531041265" calcext:value-type="float">
            <text:p>1.6851453104</text:p>
          </table:table-cell>
          <table:table-cell table:formula="of:=[.E15]/[.E47]" office:value-type="float" office:value="2.11619854702763" calcext:value-type="float">
            <text:p>2.116198547</text:p>
          </table:table-cell>
          <table:table-cell table:formula="of:=[.F15]/[.F47]" office:value-type="float" office:value="2.44485746830364" calcext:value-type="float">
            <text:p>2.4448574683</text:p>
          </table:table-cell>
          <table:table-cell table:formula="of:=[.G15]/[.G47]" office:value-type="float" office:value="2.81276952686329" calcext:value-type="float">
            <text:p>2.8127695269</text:p>
          </table:table-cell>
          <table:table-cell table:formula="of:=[.H15]/[.H47]" office:value-type="float" office:value="2.97477892843043" calcext:value-type="float">
            <text:p>2.9747789284</text:p>
          </table:table-cell>
          <table:table-cell table:formula="of:=[.I15]/[.I47]" office:value-type="float" office:value="3.38022782367858" calcext:value-type="float">
            <text:p>3.3802278237</text:p>
          </table:table-cell>
          <table:table-cell table:formula="of:=[.J15]/[.J47]" office:value-type="float" office:value="3.29007211108894" calcext:value-type="float">
            <text:p>3.2900721111</text:p>
          </table:table-cell>
          <table:table-cell table:formula="of:=[.K15]/[.K47]" office:value-type="float" office:value="3.80590207356836" calcext:value-type="float">
            <text:p>3.8059020736</text:p>
          </table:table-cell>
          <table:table-cell table:formula="of:=[.L15]/[.L47]" office:value-type="float" office:value="3.68659342097828" calcext:value-type="float">
            <text:p>3.686593421</text:p>
          </table:table-cell>
          <table:table-cell table:formula="of:=[.M15]/[.M47]" office:value-type="float" office:value="3.28924647931056" calcext:value-type="float">
            <text:p>3.2892464793</text:p>
          </table:table-cell>
          <table:table-cell table:formula="of:=[.N15]/[.N47]" office:value-type="float" office:value="3.51892190585899" calcext:value-type="float">
            <text:p>3.5189219059</text:p>
          </table:table-cell>
          <table:table-cell table:formula="of:=[.O15]/[.O47]" office:value-type="float" office:value="3.82135571890107" calcext:value-type="float">
            <text:p>3.8213557189</text:p>
          </table:table-cell>
          <table:table-cell table:formula="of:=[.P15]/[.P47]" office:value-type="float" office:value="4.24581395968867" calcext:value-type="float">
            <text:p>4.2458139597</text:p>
          </table:table-cell>
          <table:table-cell table:formula="of:=[.Q15]/[.Q47]" office:value-type="float" office:value="4.2485555875873" calcext:value-type="float">
            <text:p>4.2485555876</text:p>
          </table:table-cell>
          <table:table-cell table:formula="of:=[.R15]/[.R47]" office:value-type="float" office:value="4.00817582203595" calcext:value-type="float">
            <text:p>4.008175822</text:p>
          </table:table-cell>
          <table:table-cell table:formula="of:=[.S15]/[.S47]" office:value-type="float" office:value="4.06804687281556" calcext:value-type="float">
            <text:p>4.0680468728</text:p>
          </table:table-cell>
          <table:table-cell table:formula="of:=[.T15]/[.T47]" office:value-type="float" office:value="4.03270250724144" calcext:value-type="float">
            <text:p>4.0327025072</text:p>
          </table:table-cell>
          <table:table-cell table:formula="of:=[.U15]/[.U47]" office:value-type="float" office:value="3.72737222801463" calcext:value-type="float">
            <text:p>3.727372228</text:p>
          </table:table-cell>
          <table:table-cell table:formula="of:=[.V15]/[.V47]" office:value-type="float" office:value="4.22310638452292" calcext:value-type="float">
            <text:p>4.2231063845</text:p>
          </table:table-cell>
          <table:table-cell table:formula="of:=[.W15]/[.W47]" office:value-type="float" office:value="4.12460877626797" calcext:value-type="float">
            <text:p>4.1246087763</text:p>
          </table:table-cell>
          <table:table-cell table:formula="of:=[.X15]/[.X47]" office:value-type="float" office:value="3.20467509526817" calcext:value-type="float">
            <text:p>3.2046750953</text:p>
          </table:table-cell>
          <table:table-cell table:formula="of:=[.Y15]/[.Y47]" office:value-type="float" office:value="4.33024649043897" calcext:value-type="float">
            <text:p>4.3302464904</text:p>
          </table:table-cell>
          <table:table-cell table:formula="of:=[.Z15]/[.Z47]" office:value-type="float" office:value="4.3931073477678" calcext:value-type="float">
            <text:p>4.3931073478</text:p>
          </table:table-cell>
          <table:table-cell table:formula="of:=[.AA15]/[.AA47]" office:value-type="float" office:value="4.53590485535754" calcext:value-type="float">
            <text:p>4.5359048554</text:p>
          </table:table-cell>
          <table:table-cell table:formula="of:=[.AB15]/[.AB47]" office:value-type="float" office:value="4.1193761014353" calcext:value-type="float">
            <text:p>4.1193761014</text:p>
          </table:table-cell>
          <table:table-cell table:formula="of:=[.AC15]/[.AC47]" office:value-type="float" office:value="4.4527494237356" calcext:value-type="float">
            <text:p>4.4527494237</text:p>
          </table:table-cell>
          <table:table-cell table:formula="of:=[.AD15]/[.AD47]" office:value-type="float" office:value="3.97483466363396" calcext:value-type="float">
            <text:p>3.9748346636</text:p>
          </table:table-cell>
          <table:table-cell table:formula="of:=[.AE15]/[.AE47]" office:value-type="float" office:value="3.745771949051" calcext:value-type="float">
            <text:p>3.7457719491</text:p>
          </table:table-cell>
          <table:table-cell table:formula="of:=[.AF15]/[.AF47]" office:value-type="float" office:value="3.67374691027281" calcext:value-type="float">
            <text:p>3.6737469103</text:p>
          </table:table-cell>
          <table:table-cell table:formula="of:=[.AG15]/[.AG47]" office:value-type="float" office:value="4.1003904395087" calcext:value-type="float">
            <text:p>4.1003904395</text:p>
          </table:table-cell>
        </table:table-row>
        <table:table-row table:style-name="ro2">
          <table:table-cell office:value-type="float" office:value="1500000" calcext:value-type="float">
            <text:p>1500000</text:p>
          </table:table-cell>
          <table:table-cell table:formula="of:=[.B16]/[.B48]" office:value-type="float" office:value="0.724731313907961" calcext:value-type="float">
            <text:p>0.7247313139</text:p>
          </table:table-cell>
          <table:table-cell table:formula="of:=[.C16]/[.C48]" office:value-type="float" office:value="1.25476435349913" calcext:value-type="float">
            <text:p>1.2547643535</text:p>
          </table:table-cell>
          <table:table-cell table:formula="of:=[.D16]/[.D48]" office:value-type="float" office:value="1.74197630785704" calcext:value-type="float">
            <text:p>1.7419763079</text:p>
          </table:table-cell>
          <table:table-cell table:formula="of:=[.E16]/[.E48]" office:value-type="float" office:value="2.12623222303325" calcext:value-type="float">
            <text:p>2.126232223</text:p>
          </table:table-cell>
          <table:table-cell table:formula="of:=[.F16]/[.F48]" office:value-type="float" office:value="2.51364959399275" calcext:value-type="float">
            <text:p>2.513649594</text:p>
          </table:table-cell>
          <table:table-cell table:formula="of:=[.G16]/[.G48]" office:value-type="float" office:value="2.8759073698583" calcext:value-type="float">
            <text:p>2.8759073699</text:p>
          </table:table-cell>
          <table:table-cell table:formula="of:=[.H16]/[.H48]" office:value-type="float" office:value="3.13677406269844" calcext:value-type="float">
            <text:p>3.1367740627</text:p>
          </table:table-cell>
          <table:table-cell table:formula="of:=[.I16]/[.I48]" office:value-type="float" office:value="3.00914137558779" calcext:value-type="float">
            <text:p>3.0091413756</text:p>
          </table:table-cell>
          <table:table-cell table:formula="of:=[.J16]/[.J48]" office:value-type="float" office:value="3.47115809413518" calcext:value-type="float">
            <text:p>3.4711580941</text:p>
          </table:table-cell>
          <table:table-cell table:formula="of:=[.K16]/[.K48]" office:value-type="float" office:value="3.66002387760707" calcext:value-type="float">
            <text:p>3.6600238776</text:p>
          </table:table-cell>
          <table:table-cell table:formula="of:=[.L16]/[.L48]" office:value-type="float" office:value="3.79415230517992" calcext:value-type="float">
            <text:p>3.7941523052</text:p>
          </table:table-cell>
          <table:table-cell table:formula="of:=[.M16]/[.M48]" office:value-type="float" office:value="4.14351736280916" calcext:value-type="float">
            <text:p>4.1435173628</text:p>
          </table:table-cell>
          <table:table-cell table:formula="of:=[.N16]/[.N48]" office:value-type="float" office:value="3.95174554093576" calcext:value-type="float">
            <text:p>3.9517455409</text:p>
          </table:table-cell>
          <table:table-cell table:formula="of:=[.O16]/[.O48]" office:value-type="float" office:value="3.87298755414404" calcext:value-type="float">
            <text:p>3.8729875541</text:p>
          </table:table-cell>
          <table:table-cell table:formula="of:=[.P16]/[.P48]" office:value-type="float" office:value="4.31628010949295" calcext:value-type="float">
            <text:p>4.3162801095</text:p>
          </table:table-cell>
          <table:table-cell table:formula="of:=[.Q16]/[.Q48]" office:value-type="float" office:value="4.46585876369729" calcext:value-type="float">
            <text:p>4.4658587637</text:p>
          </table:table-cell>
          <table:table-cell table:formula="of:=[.R16]/[.R48]" office:value-type="float" office:value="4.21311336912299" calcext:value-type="float">
            <text:p>4.2131133691</text:p>
          </table:table-cell>
          <table:table-cell table:formula="of:=[.S16]/[.S48]" office:value-type="float" office:value="3.80726928799007" calcext:value-type="float">
            <text:p>3.807269288</text:p>
          </table:table-cell>
          <table:table-cell table:formula="of:=[.T16]/[.T48]" office:value-type="float" office:value="4.43071158081652" calcext:value-type="float">
            <text:p>4.4307115808</text:p>
          </table:table-cell>
          <table:table-cell table:formula="of:=[.U16]/[.U48]" office:value-type="float" office:value="3.79548957890547" calcext:value-type="float">
            <text:p>3.7954895789</text:p>
          </table:table-cell>
          <table:table-cell table:formula="of:=[.V16]/[.V48]" office:value-type="float" office:value="4.04713743848045" calcext:value-type="float">
            <text:p>4.0471374385</text:p>
          </table:table-cell>
          <table:table-cell table:formula="of:=[.W16]/[.W48]" office:value-type="float" office:value="4.45728309642619" calcext:value-type="float">
            <text:p>4.4572830964</text:p>
          </table:table-cell>
          <table:table-cell table:formula="of:=[.X16]/[.X48]" office:value-type="float" office:value="4.02245372651309" calcext:value-type="float">
            <text:p>4.0224537265</text:p>
          </table:table-cell>
          <table:table-cell table:formula="of:=[.Y16]/[.Y48]" office:value-type="float" office:value="4.46920049225051" calcext:value-type="float">
            <text:p>4.4692004923</text:p>
          </table:table-cell>
          <table:table-cell table:formula="of:=[.Z16]/[.Z48]" office:value-type="float" office:value="3.9633270132415" calcext:value-type="float">
            <text:p>3.9633270132</text:p>
          </table:table-cell>
          <table:table-cell table:formula="of:=[.AA16]/[.AA48]" office:value-type="float" office:value="3.80231996789707" calcext:value-type="float">
            <text:p>3.8023199679</text:p>
          </table:table-cell>
          <table:table-cell table:formula="of:=[.AB16]/[.AB48]" office:value-type="float" office:value="4.09887747320348" calcext:value-type="float">
            <text:p>4.0988774732</text:p>
          </table:table-cell>
          <table:table-cell table:formula="of:=[.AC16]/[.AC48]" office:value-type="float" office:value="4.11285773898193" calcext:value-type="float">
            <text:p>4.112857739</text:p>
          </table:table-cell>
          <table:table-cell table:formula="of:=[.AD16]/[.AD48]" office:value-type="float" office:value="3.43948340182637" calcext:value-type="float">
            <text:p>3.4394834018</text:p>
          </table:table-cell>
          <table:table-cell table:formula="of:=[.AE16]/[.AE48]" office:value-type="float" office:value="4.1231146699392" calcext:value-type="float">
            <text:p>4.1231146699</text:p>
          </table:table-cell>
          <table:table-cell table:formula="of:=[.AF16]/[.AF48]" office:value-type="float" office:value="3.65352753383649" calcext:value-type="float">
            <text:p>3.6535275338</text:p>
          </table:table-cell>
          <table:table-cell table:formula="of:=[.AG16]/[.AG48]" office:value-type="float" office:value="4.12661817193963" calcext:value-type="float">
            <text:p>4.1266181719</text:p>
          </table:table-cell>
        </table:table-row>
        <table:table-row table:style-name="ro2">
          <table:table-cell office:value-type="float" office:value="1600000" calcext:value-type="float">
            <text:p>1600000</text:p>
          </table:table-cell>
          <table:table-cell table:formula="of:=[.B17]/[.B49]" office:value-type="float" office:value="0.715127096364236" calcext:value-type="float">
            <text:p>0.7151270964</text:p>
          </table:table-cell>
          <table:table-cell table:formula="of:=[.C17]/[.C49]" office:value-type="float" office:value="1.20444675241183" calcext:value-type="float">
            <text:p>1.2044467524</text:p>
          </table:table-cell>
          <table:table-cell table:formula="of:=[.D17]/[.D49]" office:value-type="float" office:value="1.68764362369219" calcext:value-type="float">
            <text:p>1.6876436237</text:p>
          </table:table-cell>
          <table:table-cell table:formula="of:=[.E17]/[.E49]" office:value-type="float" office:value="2.10562714865533" calcext:value-type="float">
            <text:p>2.1056271487</text:p>
          </table:table-cell>
          <table:table-cell table:formula="of:=[.F17]/[.F49]" office:value-type="float" office:value="2.42193358934869" calcext:value-type="float">
            <text:p>2.4219335893</text:p>
          </table:table-cell>
          <table:table-cell table:formula="of:=[.G17]/[.G49]" office:value-type="float" office:value="2.61737894784826" calcext:value-type="float">
            <text:p>2.6173789478</text:p>
          </table:table-cell>
          <table:table-cell table:formula="of:=[.H17]/[.H49]" office:value-type="float" office:value="3.0886474001633" calcext:value-type="float">
            <text:p>3.0886474002</text:p>
          </table:table-cell>
          <table:table-cell table:formula="of:=[.I17]/[.I49]" office:value-type="float" office:value="3.18641510037012" calcext:value-type="float">
            <text:p>3.1864151004</text:p>
          </table:table-cell>
          <table:table-cell table:formula="of:=[.J17]/[.J49]" office:value-type="float" office:value="3.30693783923942" calcext:value-type="float">
            <text:p>3.3069378392</text:p>
          </table:table-cell>
          <table:table-cell table:formula="of:=[.K17]/[.K49]" office:value-type="float" office:value="3.4223547228763" calcext:value-type="float">
            <text:p>3.4223547229</text:p>
          </table:table-cell>
          <table:table-cell table:formula="of:=[.L17]/[.L49]" office:value-type="float" office:value="3.87705786271601" calcext:value-type="float">
            <text:p>3.8770578627</text:p>
          </table:table-cell>
          <table:table-cell table:formula="of:=[.M17]/[.M49]" office:value-type="float" office:value="3.9580544834221" calcext:value-type="float">
            <text:p>3.9580544834</text:p>
          </table:table-cell>
          <table:table-cell table:formula="of:=[.N17]/[.N49]" office:value-type="float" office:value="3.7437302717557" calcext:value-type="float">
            <text:p>3.7437302718</text:p>
          </table:table-cell>
          <table:table-cell table:formula="of:=[.O17]/[.O49]" office:value-type="float" office:value="3.6123989900303" calcext:value-type="float">
            <text:p>3.61239899</text:p>
          </table:table-cell>
          <table:table-cell table:formula="of:=[.P17]/[.P49]" office:value-type="float" office:value="3.83669347537221" calcext:value-type="float">
            <text:p>3.8366934754</text:p>
          </table:table-cell>
          <table:table-cell table:formula="of:=[.Q17]/[.Q49]" office:value-type="float" office:value="4.29062135149899" calcext:value-type="float">
            <text:p>4.2906213515</text:p>
          </table:table-cell>
          <table:table-cell table:formula="of:=[.R17]/[.R49]" office:value-type="float" office:value="3.99369531377173" calcext:value-type="float">
            <text:p>3.9936953138</text:p>
          </table:table-cell>
          <table:table-cell table:formula="of:=[.S17]/[.S49]" office:value-type="float" office:value="4.15989297261125" calcext:value-type="float">
            <text:p>4.1598929726</text:p>
          </table:table-cell>
          <table:table-cell table:formula="of:=[.T17]/[.T49]" office:value-type="float" office:value="4.16784005444708" calcext:value-type="float">
            <text:p>4.1678400544</text:p>
          </table:table-cell>
          <table:table-cell table:formula="of:=[.U17]/[.U49]" office:value-type="float" office:value="4.00676362545342" calcext:value-type="float">
            <text:p>4.0067636255</text:p>
          </table:table-cell>
          <table:table-cell table:formula="of:=[.V17]/[.V49]" office:value-type="float" office:value="4.22922840158555" calcext:value-type="float">
            <text:p>4.2292284016</text:p>
          </table:table-cell>
          <table:table-cell table:formula="of:=[.W17]/[.W49]" office:value-type="float" office:value="4.27146580879847" calcext:value-type="float">
            <text:p>4.2714658088</text:p>
          </table:table-cell>
          <table:table-cell table:formula="of:=[.X17]/[.X49]" office:value-type="float" office:value="4.27158048746023" calcext:value-type="float">
            <text:p>4.2715804875</text:p>
          </table:table-cell>
          <table:table-cell table:formula="of:=[.Y17]/[.Y49]" office:value-type="float" office:value="4.42641497503608" calcext:value-type="float">
            <text:p>4.426414975</text:p>
          </table:table-cell>
          <table:table-cell table:formula="of:=[.Z17]/[.Z49]" office:value-type="float" office:value="4.41828440705957" calcext:value-type="float">
            <text:p>4.4182844071</text:p>
          </table:table-cell>
          <table:table-cell table:formula="of:=[.AA17]/[.AA49]" office:value-type="float" office:value="4.35125526783013" calcext:value-type="float">
            <text:p>4.3512552678</text:p>
          </table:table-cell>
          <table:table-cell table:formula="of:=[.AB17]/[.AB49]" office:value-type="float" office:value="4.50369481266512" calcext:value-type="float">
            <text:p>4.5036948127</text:p>
          </table:table-cell>
          <table:table-cell table:formula="of:=[.AC17]/[.AC49]" office:value-type="float" office:value="3.95781253787576" calcext:value-type="float">
            <text:p>3.9578125379</text:p>
          </table:table-cell>
          <table:table-cell table:formula="of:=[.AD17]/[.AD49]" office:value-type="float" office:value="3.51562960969834" calcext:value-type="float">
            <text:p>3.5156296097</text:p>
          </table:table-cell>
          <table:table-cell table:formula="of:=[.AE17]/[.AE49]" office:value-type="float" office:value="4.57856110607939" calcext:value-type="float">
            <text:p>4.5785611061</text:p>
          </table:table-cell>
          <table:table-cell table:formula="of:=[.AF17]/[.AF49]" office:value-type="float" office:value="3.75262569401836" calcext:value-type="float">
            <text:p>3.752625694</text:p>
          </table:table-cell>
          <table:table-cell table:formula="of:=[.AG17]/[.AG49]" office:value-type="float" office:value="2.82460625920822" calcext:value-type="float">
            <text:p>2.8246062592</text:p>
          </table:table-cell>
        </table:table-row>
        <table:table-row table:style-name="ro2">
          <table:table-cell office:value-type="float" office:value="1700000" calcext:value-type="float">
            <text:p>1700000</text:p>
          </table:table-cell>
          <table:table-cell table:formula="of:=[.B18]/[.B50]" office:value-type="float" office:value="0.716033462255917" calcext:value-type="float">
            <text:p>0.7160334623</text:p>
          </table:table-cell>
          <table:table-cell table:formula="of:=[.C18]/[.C50]" office:value-type="float" office:value="1.18963354508293" calcext:value-type="float">
            <text:p>1.1896335451</text:p>
          </table:table-cell>
          <table:table-cell table:formula="of:=[.D18]/[.D50]" office:value-type="float" office:value="1.70854755797279" calcext:value-type="float">
            <text:p>1.708547558</text:p>
          </table:table-cell>
          <table:table-cell table:formula="of:=[.E18]/[.E50]" office:value-type="float" office:value="2.01882386130369" calcext:value-type="float">
            <text:p>2.0188238613</text:p>
          </table:table-cell>
          <table:table-cell table:formula="of:=[.F18]/[.F50]" office:value-type="float" office:value="2.51548084659202" calcext:value-type="float">
            <text:p>2.5154808466</text:p>
          </table:table-cell>
          <table:table-cell table:formula="of:=[.G18]/[.G50]" office:value-type="float" office:value="2.83648558538518" calcext:value-type="float">
            <text:p>2.8364855854</text:p>
          </table:table-cell>
          <table:table-cell table:formula="of:=[.H18]/[.H50]" office:value-type="float" office:value="2.9307333962532" calcext:value-type="float">
            <text:p>2.9307333963</text:p>
          </table:table-cell>
          <table:table-cell table:formula="of:=[.I18]/[.I50]" office:value-type="float" office:value="3.31132383958902" calcext:value-type="float">
            <text:p>3.3113238396</text:p>
          </table:table-cell>
          <table:table-cell table:formula="of:=[.J18]/[.J50]" office:value-type="float" office:value="3.15636393173709" calcext:value-type="float">
            <text:p>3.1563639317</text:p>
          </table:table-cell>
          <table:table-cell table:formula="of:=[.K18]/[.K50]" office:value-type="float" office:value="3.51716486940019" calcext:value-type="float">
            <text:p>3.5171648694</text:p>
          </table:table-cell>
          <table:table-cell table:formula="of:=[.L18]/[.L50]" office:value-type="float" office:value="3.74339732744274" calcext:value-type="float">
            <text:p>3.7433973274</text:p>
          </table:table-cell>
          <table:table-cell table:formula="of:=[.M18]/[.M50]" office:value-type="float" office:value="3.77301756179517" calcext:value-type="float">
            <text:p>3.7730175618</text:p>
          </table:table-cell>
          <table:table-cell table:formula="of:=[.N18]/[.N50]" office:value-type="float" office:value="3.97058817303858" calcext:value-type="float">
            <text:p>3.970588173</text:p>
          </table:table-cell>
          <table:table-cell table:formula="of:=[.O18]/[.O50]" office:value-type="float" office:value="4.19822470410366" calcext:value-type="float">
            <text:p>4.1982247041</text:p>
          </table:table-cell>
          <table:table-cell table:formula="of:=[.P18]/[.P50]" office:value-type="float" office:value="3.75013498807134" calcext:value-type="float">
            <text:p>3.7501349881</text:p>
          </table:table-cell>
          <table:table-cell table:formula="of:=[.Q18]/[.Q50]" office:value-type="float" office:value="3.96812041220016" calcext:value-type="float">
            <text:p>3.9681204122</text:p>
          </table:table-cell>
          <table:table-cell table:formula="of:=[.R18]/[.R50]" office:value-type="float" office:value="4.29163740603125" calcext:value-type="float">
            <text:p>4.291637406</text:p>
          </table:table-cell>
          <table:table-cell table:formula="of:=[.S18]/[.S50]" office:value-type="float" office:value="4.2285600089674" calcext:value-type="float">
            <text:p>4.228560009</text:p>
          </table:table-cell>
          <table:table-cell table:formula="of:=[.T18]/[.T50]" office:value-type="float" office:value="4.20249032875678" calcext:value-type="float">
            <text:p>4.2024903288</text:p>
          </table:table-cell>
          <table:table-cell table:formula="of:=[.U18]/[.U50]" office:value-type="float" office:value="4.71693728107224" calcext:value-type="float">
            <text:p>4.7169372811</text:p>
          </table:table-cell>
          <table:table-cell table:formula="of:=[.V18]/[.V50]" office:value-type="float" office:value="4.39136370268912" calcext:value-type="float">
            <text:p>4.3913637027</text:p>
          </table:table-cell>
          <table:table-cell table:formula="of:=[.W18]/[.W50]" office:value-type="float" office:value="4.10235791126323" calcext:value-type="float">
            <text:p>4.1023579113</text:p>
          </table:table-cell>
          <table:table-cell table:formula="of:=[.X18]/[.X50]" office:value-type="float" office:value="4.35000471644938" calcext:value-type="float">
            <text:p>4.3500047164</text:p>
          </table:table-cell>
          <table:table-cell table:formula="of:=[.Y18]/[.Y50]" office:value-type="float" office:value="4.46826050577671" calcext:value-type="float">
            <text:p>4.4682605058</text:p>
          </table:table-cell>
          <table:table-cell table:formula="of:=[.Z18]/[.Z50]" office:value-type="float" office:value="3.9896416107575" calcext:value-type="float">
            <text:p>3.9896416108</text:p>
          </table:table-cell>
          <table:table-cell table:formula="of:=[.AA18]/[.AA50]" office:value-type="float" office:value="4.26651965179905" calcext:value-type="float">
            <text:p>4.2665196518</text:p>
          </table:table-cell>
          <table:table-cell table:formula="of:=[.AB18]/[.AB50]" office:value-type="float" office:value="4.32619063215509" calcext:value-type="float">
            <text:p>4.3261906322</text:p>
          </table:table-cell>
          <table:table-cell table:formula="of:=[.AC18]/[.AC50]" office:value-type="float" office:value="4.06159149285396" calcext:value-type="float">
            <text:p>4.0615914929</text:p>
          </table:table-cell>
          <table:table-cell table:formula="of:=[.AD18]/[.AD50]" office:value-type="float" office:value="4.79811107261984" calcext:value-type="float">
            <text:p>4.7981110726</text:p>
          </table:table-cell>
          <table:table-cell table:formula="of:=[.AE18]/[.AE50]" office:value-type="float" office:value="3.6660411475821" calcext:value-type="float">
            <text:p>3.6660411476</text:p>
          </table:table-cell>
          <table:table-cell table:formula="of:=[.AF18]/[.AF50]" office:value-type="float" office:value="3.38027306372944" calcext:value-type="float">
            <text:p>3.3802730637</text:p>
          </table:table-cell>
          <table:table-cell table:formula="of:=[.AG18]/[.AG50]" office:value-type="float" office:value="4.27194433067444" calcext:value-type="float">
            <text:p>4.2719443307</text:p>
          </table:table-cell>
        </table:table-row>
        <table:table-row table:style-name="ro2">
          <table:table-cell office:value-type="float" office:value="1800000" calcext:value-type="float">
            <text:p>1800000</text:p>
          </table:table-cell>
          <table:table-cell table:formula="of:=[.B19]/[.B51]" office:value-type="float" office:value="0.705266979294895" calcext:value-type="float">
            <text:p>0.7052669793</text:p>
          </table:table-cell>
          <table:table-cell table:formula="of:=[.C19]/[.C51]" office:value-type="float" office:value="1.24313570399127" calcext:value-type="float">
            <text:p>1.243135704</text:p>
          </table:table-cell>
          <table:table-cell table:formula="of:=[.D19]/[.D51]" office:value-type="float" office:value="1.56314524342067" calcext:value-type="float">
            <text:p>1.5631452434</text:p>
          </table:table-cell>
          <table:table-cell table:formula="of:=[.E19]/[.E51]" office:value-type="float" office:value="2.19054011075544" calcext:value-type="float">
            <text:p>2.1905401108</text:p>
          </table:table-cell>
          <table:table-cell table:formula="of:=[.F19]/[.F51]" office:value-type="float" office:value="2.48487450738497" calcext:value-type="float">
            <text:p>2.4848745074</text:p>
          </table:table-cell>
          <table:table-cell table:formula="of:=[.G19]/[.G51]" office:value-type="float" office:value="2.89050704620887" calcext:value-type="float">
            <text:p>2.8905070462</text:p>
          </table:table-cell>
          <table:table-cell table:formula="of:=[.H19]/[.H51]" office:value-type="float" office:value="3.07315726342642" calcext:value-type="float">
            <text:p>3.0731572634</text:p>
          </table:table-cell>
          <table:table-cell table:formula="of:=[.I19]/[.I51]" office:value-type="float" office:value="3.40000306996658" calcext:value-type="float">
            <text:p>3.40000307</text:p>
          </table:table-cell>
          <table:table-cell table:formula="of:=[.J19]/[.J51]" office:value-type="float" office:value="3.37773878474798" calcext:value-type="float">
            <text:p>3.3777387847</text:p>
          </table:table-cell>
          <table:table-cell table:formula="of:=[.K19]/[.K51]" office:value-type="float" office:value="3.7539936380083" calcext:value-type="float">
            <text:p>3.753993638</text:p>
          </table:table-cell>
          <table:table-cell table:formula="of:=[.L19]/[.L51]" office:value-type="float" office:value="3.87687844689033" calcext:value-type="float">
            <text:p>3.8768784469</text:p>
          </table:table-cell>
          <table:table-cell table:formula="of:=[.M19]/[.M51]" office:value-type="float" office:value="3.75411893748426" calcext:value-type="float">
            <text:p>3.7541189375</text:p>
          </table:table-cell>
          <table:table-cell table:formula="of:=[.N19]/[.N51]" office:value-type="float" office:value="4.09874447756046" calcext:value-type="float">
            <text:p>4.0987444776</text:p>
          </table:table-cell>
          <table:table-cell table:formula="of:=[.O19]/[.O51]" office:value-type="float" office:value="3.8610024229208" calcext:value-type="float">
            <text:p>3.8610024229</text:p>
          </table:table-cell>
          <table:table-cell table:formula="of:=[.P19]/[.P51]" office:value-type="float" office:value="4.06709057831494" calcext:value-type="float">
            <text:p>4.0670905783</text:p>
          </table:table-cell>
          <table:table-cell table:formula="of:=[.Q19]/[.Q51]" office:value-type="float" office:value="3.66121533926241" calcext:value-type="float">
            <text:p>3.6612153393</text:p>
          </table:table-cell>
          <table:table-cell table:formula="of:=[.R19]/[.R51]" office:value-type="float" office:value="4.58587806440484" calcext:value-type="float">
            <text:p>4.5858780644</text:p>
          </table:table-cell>
          <table:table-cell table:formula="of:=[.S19]/[.S51]" office:value-type="float" office:value="4.5827881362743" calcext:value-type="float">
            <text:p>4.5827881363</text:p>
          </table:table-cell>
          <table:table-cell table:formula="of:=[.T19]/[.T51]" office:value-type="float" office:value="4.58381357942113" calcext:value-type="float">
            <text:p>4.5838135794</text:p>
          </table:table-cell>
          <table:table-cell table:formula="of:=[.U19]/[.U51]" office:value-type="float" office:value="4.49057023134732" calcext:value-type="float">
            <text:p>4.4905702313</text:p>
          </table:table-cell>
          <table:table-cell table:formula="of:=[.V19]/[.V51]" office:value-type="float" office:value="4.62457960111891" calcext:value-type="float">
            <text:p>4.6245796011</text:p>
          </table:table-cell>
          <table:table-cell table:formula="of:=[.W19]/[.W51]" office:value-type="float" office:value="4.80811270785245" calcext:value-type="float">
            <text:p>4.8081127079</text:p>
          </table:table-cell>
          <table:table-cell table:formula="of:=[.X19]/[.X51]" office:value-type="float" office:value="4.24686514853939" calcext:value-type="float">
            <text:p>4.2468651485</text:p>
          </table:table-cell>
          <table:table-cell table:formula="of:=[.Y19]/[.Y51]" office:value-type="float" office:value="3.87581015676466" calcext:value-type="float">
            <text:p>3.8758101568</text:p>
          </table:table-cell>
          <table:table-cell table:formula="of:=[.Z19]/[.Z51]" office:value-type="float" office:value="4.73077188574733" calcext:value-type="float">
            <text:p>4.7307718857</text:p>
          </table:table-cell>
          <table:table-cell table:formula="of:=[.AA19]/[.AA51]" office:value-type="float" office:value="4.42135959232635" calcext:value-type="float">
            <text:p>4.4213595923</text:p>
          </table:table-cell>
          <table:table-cell table:formula="of:=[.AB19]/[.AB51]" office:value-type="float" office:value="4.66014976053171" calcext:value-type="float">
            <text:p>4.6601497605</text:p>
          </table:table-cell>
          <table:table-cell table:formula="of:=[.AC19]/[.AC51]" office:value-type="float" office:value="4.74931564124583" calcext:value-type="float">
            <text:p>4.7493156412</text:p>
          </table:table-cell>
          <table:table-cell table:formula="of:=[.AD19]/[.AD51]" office:value-type="float" office:value="4.52701600200256" calcext:value-type="float">
            <text:p>4.527016002</text:p>
          </table:table-cell>
          <table:table-cell table:formula="of:=[.AE19]/[.AE51]" office:value-type="float" office:value="3.63407405747275" calcext:value-type="float">
            <text:p>3.6340740575</text:p>
          </table:table-cell>
          <table:table-cell table:formula="of:=[.AF19]/[.AF51]" office:value-type="float" office:value="4.02212835765922" calcext:value-type="float">
            <text:p>4.0221283577</text:p>
          </table:table-cell>
          <table:table-cell table:formula="of:=[.AG19]/[.AG51]" office:value-type="float" office:value="4.73496144967463" calcext:value-type="float">
            <text:p>4.7349614497</text:p>
          </table:table-cell>
        </table:table-row>
        <table:table-row table:style-name="ro2">
          <table:table-cell office:value-type="float" office:value="1900000" calcext:value-type="float">
            <text:p>1900000</text:p>
          </table:table-cell>
          <table:table-cell table:formula="of:=[.B20]/[.B52]" office:value-type="float" office:value="0.707342699146491" calcext:value-type="float">
            <text:p>0.7073426991</text:p>
          </table:table-cell>
          <table:table-cell table:formula="of:=[.C20]/[.C52]" office:value-type="float" office:value="1.12511224940117" calcext:value-type="float">
            <text:p>1.1251122494</text:p>
          </table:table-cell>
          <table:table-cell table:formula="of:=[.D20]/[.D52]" office:value-type="float" office:value="1.67748235538258" calcext:value-type="float">
            <text:p>1.6774823554</text:p>
          </table:table-cell>
          <table:table-cell table:formula="of:=[.E20]/[.E52]" office:value-type="float" office:value="2.06073758967177" calcext:value-type="float">
            <text:p>2.0607375897</text:p>
          </table:table-cell>
          <table:table-cell table:formula="of:=[.F20]/[.F52]" office:value-type="float" office:value="2.4746741374923" calcext:value-type="float">
            <text:p>2.4746741375</text:p>
          </table:table-cell>
          <table:table-cell table:formula="of:=[.G20]/[.G52]" office:value-type="float" office:value="2.75660138617565" calcext:value-type="float">
            <text:p>2.7566013862</text:p>
          </table:table-cell>
          <table:table-cell table:formula="of:=[.H20]/[.H52]" office:value-type="float" office:value="3.09389808158265" calcext:value-type="float">
            <text:p>3.0938980816</text:p>
          </table:table-cell>
          <table:table-cell table:formula="of:=[.I20]/[.I52]" office:value-type="float" office:value="3.40799442874321" calcext:value-type="float">
            <text:p>3.4079944287</text:p>
          </table:table-cell>
          <table:table-cell table:formula="of:=[.J20]/[.J52]" office:value-type="float" office:value="3.09390160676556" calcext:value-type="float">
            <text:p>3.0939016068</text:p>
          </table:table-cell>
          <table:table-cell table:formula="of:=[.K20]/[.K52]" office:value-type="float" office:value="3.70840636409938" calcext:value-type="float">
            <text:p>3.7084063641</text:p>
          </table:table-cell>
          <table:table-cell table:formula="of:=[.L20]/[.L52]" office:value-type="float" office:value="3.55578897676384" calcext:value-type="float">
            <text:p>3.5557889768</text:p>
          </table:table-cell>
          <table:table-cell table:formula="of:=[.M20]/[.M52]" office:value-type="float" office:value="3.79695735785903" calcext:value-type="float">
            <text:p>3.7969573579</text:p>
          </table:table-cell>
          <table:table-cell table:formula="of:=[.N20]/[.N52]" office:value-type="float" office:value="4.07980140618813" calcext:value-type="float">
            <text:p>4.0798014062</text:p>
          </table:table-cell>
          <table:table-cell table:formula="of:=[.O20]/[.O52]" office:value-type="float" office:value="3.76584917873071" calcext:value-type="float">
            <text:p>3.7658491787</text:p>
          </table:table-cell>
          <table:table-cell table:formula="of:=[.P20]/[.P52]" office:value-type="float" office:value="4.6082641454225" calcext:value-type="float">
            <text:p>4.6082641454</text:p>
          </table:table-cell>
          <table:table-cell table:formula="of:=[.Q20]/[.Q52]" office:value-type="float" office:value="3.95556583086678" calcext:value-type="float">
            <text:p>3.9555658309</text:p>
          </table:table-cell>
          <table:table-cell table:formula="of:=[.R20]/[.R52]" office:value-type="float" office:value="4.13091209006152" calcext:value-type="float">
            <text:p>4.1309120901</text:p>
          </table:table-cell>
          <table:table-cell table:formula="of:=[.S20]/[.S52]" office:value-type="float" office:value="4.39655464049056" calcext:value-type="float">
            <text:p>4.3965546405</text:p>
          </table:table-cell>
          <table:table-cell table:formula="of:=[.T20]/[.T52]" office:value-type="float" office:value="4.44374824970166" calcext:value-type="float">
            <text:p>4.4437482497</text:p>
          </table:table-cell>
          <table:table-cell table:formula="of:=[.U20]/[.U52]" office:value-type="float" office:value="4.62986862053399" calcext:value-type="float">
            <text:p>4.6298686205</text:p>
          </table:table-cell>
          <table:table-cell table:formula="of:=[.V20]/[.V52]" office:value-type="float" office:value="4.37009245477353" calcext:value-type="float">
            <text:p>4.3700924548</text:p>
          </table:table-cell>
          <table:table-cell table:formula="of:=[.W20]/[.W52]" office:value-type="float" office:value="4.44021221314712" calcext:value-type="float">
            <text:p>4.4402122131</text:p>
          </table:table-cell>
          <table:table-cell table:formula="of:=[.X20]/[.X52]" office:value-type="float" office:value="4.5715599056438" calcext:value-type="float">
            <text:p>4.5715599056</text:p>
          </table:table-cell>
          <table:table-cell table:formula="of:=[.Y20]/[.Y52]" office:value-type="float" office:value="4.30224146750786" calcext:value-type="float">
            <text:p>4.3022414675</text:p>
          </table:table-cell>
          <table:table-cell table:formula="of:=[.Z20]/[.Z52]" office:value-type="float" office:value="4.62289526564374" calcext:value-type="float">
            <text:p>4.6228952656</text:p>
          </table:table-cell>
          <table:table-cell table:formula="of:=[.AA20]/[.AA52]" office:value-type="float" office:value="4.51093946430359" calcext:value-type="float">
            <text:p>4.5109394643</text:p>
          </table:table-cell>
          <table:table-cell table:formula="of:=[.AB20]/[.AB52]" office:value-type="float" office:value="4.67084115221406" calcext:value-type="float">
            <text:p>4.6708411522</text:p>
          </table:table-cell>
          <table:table-cell table:formula="of:=[.AC20]/[.AC52]" office:value-type="float" office:value="3.6898003171871" calcext:value-type="float">
            <text:p>3.6898003172</text:p>
          </table:table-cell>
          <table:table-cell table:formula="of:=[.AD20]/[.AD52]" office:value-type="float" office:value="3.91528024476076" calcext:value-type="float">
            <text:p>3.9152802448</text:p>
          </table:table-cell>
          <table:table-cell table:formula="of:=[.AE20]/[.AE52]" office:value-type="float" office:value="4.05556870194198" calcext:value-type="float">
            <text:p>4.0555687019</text:p>
          </table:table-cell>
          <table:table-cell table:formula="of:=[.AF20]/[.AF52]" office:value-type="float" office:value="3.61862971037371" calcext:value-type="float">
            <text:p>3.6186297104</text:p>
          </table:table-cell>
          <table:table-cell table:formula="of:=[.AG20]/[.AG52]" office:value-type="float" office:value="3.97462522303238" calcext:value-type="float">
            <text:p>3.974625223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table:formula="of:=[.B21]/[.B53]" office:value-type="float" office:value="0.719936394008924" calcext:value-type="float">
            <text:p>0.719936394</text:p>
          </table:table-cell>
          <table:table-cell table:formula="of:=[.C21]/[.C53]" office:value-type="float" office:value="1.22572717031345" calcext:value-type="float">
            <text:p>1.2257271703</text:p>
          </table:table-cell>
          <table:table-cell table:formula="of:=[.D21]/[.D53]" office:value-type="float" office:value="1.60657133322893" calcext:value-type="float">
            <text:p>1.6065713332</text:p>
          </table:table-cell>
          <table:table-cell table:formula="of:=[.E21]/[.E53]" office:value-type="float" office:value="2.164932720726" calcext:value-type="float">
            <text:p>2.1649327207</text:p>
          </table:table-cell>
          <table:table-cell table:formula="of:=[.F21]/[.F53]" office:value-type="float" office:value="2.50608787071002" calcext:value-type="float">
            <text:p>2.5060878707</text:p>
          </table:table-cell>
          <table:table-cell table:formula="of:=[.G21]/[.G53]" office:value-type="float" office:value="2.81744439329675" calcext:value-type="float">
            <text:p>2.8174443933</text:p>
          </table:table-cell>
          <table:table-cell table:formula="of:=[.H21]/[.H53]" office:value-type="float" office:value="3.1243258223725" calcext:value-type="float">
            <text:p>3.1243258224</text:p>
          </table:table-cell>
          <table:table-cell table:formula="of:=[.I21]/[.I53]" office:value-type="float" office:value="3.48957596729135" calcext:value-type="float">
            <text:p>3.4895759673</text:p>
          </table:table-cell>
          <table:table-cell table:formula="of:=[.J21]/[.J53]" office:value-type="float" office:value="3.56788521025119" calcext:value-type="float">
            <text:p>3.5678852103</text:p>
          </table:table-cell>
          <table:table-cell table:formula="of:=[.K21]/[.K53]" office:value-type="float" office:value="3.83469871776494" calcext:value-type="float">
            <text:p>3.8346987178</text:p>
          </table:table-cell>
          <table:table-cell table:formula="of:=[.L21]/[.L53]" office:value-type="float" office:value="3.84672070125471" calcext:value-type="float">
            <text:p>3.8467207013</text:p>
          </table:table-cell>
          <table:table-cell table:formula="of:=[.M21]/[.M53]" office:value-type="float" office:value="3.62780945854105" calcext:value-type="float">
            <text:p>3.6278094585</text:p>
          </table:table-cell>
          <table:table-cell table:formula="of:=[.N21]/[.N53]" office:value-type="float" office:value="4.1472721174691" calcext:value-type="float">
            <text:p>4.1472721175</text:p>
          </table:table-cell>
          <table:table-cell table:formula="of:=[.O21]/[.O53]" office:value-type="float" office:value="3.63716024786244" calcext:value-type="float">
            <text:p>3.6371602479</text:p>
          </table:table-cell>
          <table:table-cell table:formula="of:=[.P21]/[.P53]" office:value-type="float" office:value="4.11711141988164" calcext:value-type="float">
            <text:p>4.1171114199</text:p>
          </table:table-cell>
          <table:table-cell table:formula="of:=[.Q21]/[.Q53]" office:value-type="float" office:value="4.51138718465061" calcext:value-type="float">
            <text:p>4.5113871847</text:p>
          </table:table-cell>
          <table:table-cell table:formula="of:=[.R21]/[.R53]" office:value-type="float" office:value="3.91552854464582" calcext:value-type="float">
            <text:p>3.9155285446</text:p>
          </table:table-cell>
          <table:table-cell table:formula="of:=[.S21]/[.S53]" office:value-type="float" office:value="4.30845622371266" calcext:value-type="float">
            <text:p>4.3084562237</text:p>
          </table:table-cell>
          <table:table-cell table:formula="of:=[.T21]/[.T53]" office:value-type="float" office:value="4.37902254111756" calcext:value-type="float">
            <text:p>4.3790225411</text:p>
          </table:table-cell>
          <table:table-cell table:formula="of:=[.U21]/[.U53]" office:value-type="float" office:value="4.16027047942426" calcext:value-type="float">
            <text:p>4.1602704794</text:p>
          </table:table-cell>
          <table:table-cell table:formula="of:=[.V21]/[.V53]" office:value-type="float" office:value="4.57802416839208" calcext:value-type="float">
            <text:p>4.5780241684</text:p>
          </table:table-cell>
          <table:table-cell table:formula="of:=[.W21]/[.W53]" office:value-type="float" office:value="4.25217830737565" calcext:value-type="float">
            <text:p>4.2521783074</text:p>
          </table:table-cell>
          <table:table-cell table:formula="of:=[.X21]/[.X53]" office:value-type="float" office:value="4.51085939135663" calcext:value-type="float">
            <text:p>4.5108593914</text:p>
          </table:table-cell>
          <table:table-cell table:formula="of:=[.Y21]/[.Y53]" office:value-type="float" office:value="4.73062377405975" calcext:value-type="float">
            <text:p>4.7306237741</text:p>
          </table:table-cell>
          <table:table-cell table:formula="of:=[.Z21]/[.Z53]" office:value-type="float" office:value="4.4150459784636" calcext:value-type="float">
            <text:p>4.4150459785</text:p>
          </table:table-cell>
          <table:table-cell table:formula="of:=[.AA21]/[.AA53]" office:value-type="float" office:value="4.94578499965996" calcext:value-type="float">
            <text:p>4.9457849997</text:p>
          </table:table-cell>
          <table:table-cell table:formula="of:=[.AB21]/[.AB53]" office:value-type="float" office:value="4.48098841457125" calcext:value-type="float">
            <text:p>4.4809884146</text:p>
          </table:table-cell>
          <table:table-cell table:formula="of:=[.AC21]/[.AC53]" office:value-type="float" office:value="4.23529027864506" calcext:value-type="float">
            <text:p>4.2352902786</text:p>
          </table:table-cell>
          <table:table-cell table:formula="of:=[.AD21]/[.AD53]" office:value-type="float" office:value="4.46170765555011" calcext:value-type="float">
            <text:p>4.4617076556</text:p>
          </table:table-cell>
          <table:table-cell table:formula="of:=[.AE21]/[.AE53]" office:value-type="float" office:value="4.36451338658243" calcext:value-type="float">
            <text:p>4.3645133866</text:p>
          </table:table-cell>
          <table:table-cell table:formula="of:=[.AF21]/[.AF53]" office:value-type="float" office:value="3.54114556237467" calcext:value-type="float">
            <text:p>3.5411455624</text:p>
          </table:table-cell>
          <table:table-cell table:formula="of:=[.AG21]/[.AG53]" office:value-type="float" office:value="4.33053383736412" calcext:value-type="float">
            <text:p>4.3305338374</text:p>
          </table:table-cell>
        </table:table-row>
        <table:table-row table:style-name="ro2">
          <table:table-cell office:value-type="float" office:value="2100000" calcext:value-type="float">
            <text:p>2100000</text:p>
          </table:table-cell>
          <table:table-cell table:formula="of:=[.B22]/[.B54]" office:value-type="float" office:value="0.703517896122578" calcext:value-type="float">
            <text:p>0.7035178961</text:p>
          </table:table-cell>
          <table:table-cell table:formula="of:=[.C22]/[.C54]" office:value-type="float" office:value="1.17358742487952" calcext:value-type="float">
            <text:p>1.1735874249</text:p>
          </table:table-cell>
          <table:table-cell table:formula="of:=[.D22]/[.D54]" office:value-type="float" office:value="1.65027618669633" calcext:value-type="float">
            <text:p>1.6502761867</text:p>
          </table:table-cell>
          <table:table-cell table:formula="of:=[.E22]/[.E54]" office:value-type="float" office:value="2.17554667572647" calcext:value-type="float">
            <text:p>2.1755466757</text:p>
          </table:table-cell>
          <table:table-cell table:formula="of:=[.F22]/[.F54]" office:value-type="float" office:value="2.46215135262464" calcext:value-type="float">
            <text:p>2.4621513526</text:p>
          </table:table-cell>
          <table:table-cell table:formula="of:=[.G22]/[.G54]" office:value-type="float" office:value="2.83424454162696" calcext:value-type="float">
            <text:p>2.8342445416</text:p>
          </table:table-cell>
          <table:table-cell table:formula="of:=[.H22]/[.H54]" office:value-type="float" office:value="3.08270534689435" calcext:value-type="float">
            <text:p>3.0827053469</text:p>
          </table:table-cell>
          <table:table-cell table:formula="of:=[.I22]/[.I54]" office:value-type="float" office:value="3.36584740830971" calcext:value-type="float">
            <text:p>3.3658474083</text:p>
          </table:table-cell>
          <table:table-cell table:formula="of:=[.J22]/[.J54]" office:value-type="float" office:value="3.31873397169103" calcext:value-type="float">
            <text:p>3.3187339717</text:p>
          </table:table-cell>
          <table:table-cell table:formula="of:=[.K22]/[.K54]" office:value-type="float" office:value="3.70730791506513" calcext:value-type="float">
            <text:p>3.7073079151</text:p>
          </table:table-cell>
          <table:table-cell table:formula="of:=[.L22]/[.L54]" office:value-type="float" office:value="3.8078842349708" calcext:value-type="float">
            <text:p>3.807884235</text:p>
          </table:table-cell>
          <table:table-cell table:formula="of:=[.M22]/[.M54]" office:value-type="float" office:value="3.58737039008633" calcext:value-type="float">
            <text:p>3.5873703901</text:p>
          </table:table-cell>
          <table:table-cell table:formula="of:=[.N22]/[.N54]" office:value-type="float" office:value="4.09557367285424" calcext:value-type="float">
            <text:p>4.0955736729</text:p>
          </table:table-cell>
          <table:table-cell table:formula="of:=[.O22]/[.O54]" office:value-type="float" office:value="4.08182532552524" calcext:value-type="float">
            <text:p>4.0818253255</text:p>
          </table:table-cell>
          <table:table-cell table:formula="of:=[.P22]/[.P54]" office:value-type="float" office:value="4.2075020226893" calcext:value-type="float">
            <text:p>4.2075020227</text:p>
          </table:table-cell>
          <table:table-cell table:formula="of:=[.Q22]/[.Q54]" office:value-type="float" office:value="4.38788127994134" calcext:value-type="float">
            <text:p>4.3878812799</text:p>
          </table:table-cell>
          <table:table-cell table:formula="of:=[.R22]/[.R54]" office:value-type="float" office:value="4.46507953329479" calcext:value-type="float">
            <text:p>4.4650795333</text:p>
          </table:table-cell>
          <table:table-cell table:formula="of:=[.S22]/[.S54]" office:value-type="float" office:value="4.45310469495362" calcext:value-type="float">
            <text:p>4.453104695</text:p>
          </table:table-cell>
          <table:table-cell table:formula="of:=[.T22]/[.T54]" office:value-type="float" office:value="4.37316437557716" calcext:value-type="float">
            <text:p>4.3731643756</text:p>
          </table:table-cell>
          <table:table-cell table:formula="of:=[.U22]/[.U54]" office:value-type="float" office:value="4.49381941369698" calcext:value-type="float">
            <text:p>4.4938194137</text:p>
          </table:table-cell>
          <table:table-cell table:formula="of:=[.V22]/[.V54]" office:value-type="float" office:value="4.24155063920224" calcext:value-type="float">
            <text:p>4.2415506392</text:p>
          </table:table-cell>
          <table:table-cell table:formula="of:=[.W22]/[.W54]" office:value-type="float" office:value="4.59666854062903" calcext:value-type="float">
            <text:p>4.5966685406</text:p>
          </table:table-cell>
          <table:table-cell table:formula="of:=[.X22]/[.X54]" office:value-type="float" office:value="4.14459021504865" calcext:value-type="float">
            <text:p>4.144590215</text:p>
          </table:table-cell>
          <table:table-cell table:formula="of:=[.Y22]/[.Y54]" office:value-type="float" office:value="4.62172772621341" calcext:value-type="float">
            <text:p>4.6217277262</text:p>
          </table:table-cell>
          <table:table-cell table:formula="of:=[.Z22]/[.Z54]" office:value-type="float" office:value="3.53891569035693" calcext:value-type="float">
            <text:p>3.5389156904</text:p>
          </table:table-cell>
          <table:table-cell table:formula="of:=[.AA22]/[.AA54]" office:value-type="float" office:value="4.5672439667804" calcext:value-type="float">
            <text:p>4.5672439668</text:p>
          </table:table-cell>
          <table:table-cell table:formula="of:=[.AB22]/[.AB54]" office:value-type="float" office:value="4.42675477303021" calcext:value-type="float">
            <text:p>4.426754773</text:p>
          </table:table-cell>
          <table:table-cell table:formula="of:=[.AC22]/[.AC54]" office:value-type="float" office:value="4.37889822288434" calcext:value-type="float">
            <text:p>4.3788982229</text:p>
          </table:table-cell>
          <table:table-cell table:formula="of:=[.AD22]/[.AD54]" office:value-type="float" office:value="4.40735160349732" calcext:value-type="float">
            <text:p>4.4073516035</text:p>
          </table:table-cell>
          <table:table-cell table:formula="of:=[.AE22]/[.AE54]" office:value-type="float" office:value="3.97652754590057" calcext:value-type="float">
            <text:p>3.9765275459</text:p>
          </table:table-cell>
          <table:table-cell table:formula="of:=[.AF22]/[.AF54]" office:value-type="float" office:value="4.71204076816101" calcext:value-type="float">
            <text:p>4.7120407682</text:p>
          </table:table-cell>
          <table:table-cell table:formula="of:=[.AG22]/[.AG54]" office:value-type="float" office:value="3.11726449437682" calcext:value-type="float">
            <text:p>3.1172644944</text:p>
          </table:table-cell>
        </table:table-row>
        <table:table-row table:style-name="ro2">
          <table:table-cell office:value-type="float" office:value="2200000" calcext:value-type="float">
            <text:p>2200000</text:p>
          </table:table-cell>
          <table:table-cell table:formula="of:=[.B23]/[.B55]" office:value-type="float" office:value="0.716227211825082" calcext:value-type="float">
            <text:p>0.7162272118</text:p>
          </table:table-cell>
          <table:table-cell table:formula="of:=[.C23]/[.C55]" office:value-type="float" office:value="1.20603111958636" calcext:value-type="float">
            <text:p>1.2060311196</text:p>
          </table:table-cell>
          <table:table-cell table:formula="of:=[.D23]/[.D55]" office:value-type="float" office:value="1.72925759587703" calcext:value-type="float">
            <text:p>1.7292575959</text:p>
          </table:table-cell>
          <table:table-cell table:formula="of:=[.E23]/[.E55]" office:value-type="float" office:value="2.13381547287647" calcext:value-type="float">
            <text:p>2.1338154729</text:p>
          </table:table-cell>
          <table:table-cell table:formula="of:=[.F23]/[.F55]" office:value-type="float" office:value="2.52264803928469" calcext:value-type="float">
            <text:p>2.5226480393</text:p>
          </table:table-cell>
          <table:table-cell table:formula="of:=[.G23]/[.G55]" office:value-type="float" office:value="2.76736358730257" calcext:value-type="float">
            <text:p>2.7673635873</text:p>
          </table:table-cell>
          <table:table-cell table:formula="of:=[.H23]/[.H55]" office:value-type="float" office:value="3.00002467950407" calcext:value-type="float">
            <text:p>3.0000246795</text:p>
          </table:table-cell>
          <table:table-cell table:formula="of:=[.I23]/[.I55]" office:value-type="float" office:value="3.34680524757914" calcext:value-type="float">
            <text:p>3.3468052476</text:p>
          </table:table-cell>
          <table:table-cell table:formula="of:=[.J23]/[.J55]" office:value-type="float" office:value="3.30583519464707" calcext:value-type="float">
            <text:p>3.3058351946</text:p>
          </table:table-cell>
          <table:table-cell table:formula="of:=[.K23]/[.K55]" office:value-type="float" office:value="3.65624170586906" calcext:value-type="float">
            <text:p>3.6562417059</text:p>
          </table:table-cell>
          <table:table-cell table:formula="of:=[.L23]/[.L55]" office:value-type="float" office:value="3.84071423986469" calcext:value-type="float">
            <text:p>3.8407142399</text:p>
          </table:table-cell>
          <table:table-cell table:formula="of:=[.M23]/[.M55]" office:value-type="float" office:value="3.76697650225071" calcext:value-type="float">
            <text:p>3.7669765023</text:p>
          </table:table-cell>
          <table:table-cell table:formula="of:=[.N23]/[.N55]" office:value-type="float" office:value="3.95511944010228" calcext:value-type="float">
            <text:p>3.9551194401</text:p>
          </table:table-cell>
          <table:table-cell table:formula="of:=[.O23]/[.O55]" office:value-type="float" office:value="4.31708165271207" calcext:value-type="float">
            <text:p>4.3170816527</text:p>
          </table:table-cell>
          <table:table-cell table:formula="of:=[.P23]/[.P55]" office:value-type="float" office:value="4.05463770234461" calcext:value-type="float">
            <text:p>4.0546377023</text:p>
          </table:table-cell>
          <table:table-cell table:formula="of:=[.Q23]/[.Q55]" office:value-type="float" office:value="4.34369831285478" calcext:value-type="float">
            <text:p>4.3436983129</text:p>
          </table:table-cell>
          <table:table-cell table:formula="of:=[.R23]/[.R55]" office:value-type="float" office:value="4.21134764294188" calcext:value-type="float">
            <text:p>4.2113476429</text:p>
          </table:table-cell>
          <table:table-cell table:formula="of:=[.S23]/[.S55]" office:value-type="float" office:value="4.32581482515365" calcext:value-type="float">
            <text:p>4.3258148252</text:p>
          </table:table-cell>
          <table:table-cell table:formula="of:=[.T23]/[.T55]" office:value-type="float" office:value="4.42849282815344" calcext:value-type="float">
            <text:p>4.4284928282</text:p>
          </table:table-cell>
          <table:table-cell table:formula="of:=[.U23]/[.U55]" office:value-type="float" office:value="4.59127738177149" calcext:value-type="float">
            <text:p>4.5912773818</text:p>
          </table:table-cell>
          <table:table-cell table:formula="of:=[.V23]/[.V55]" office:value-type="float" office:value="4.31805908462071" calcext:value-type="float">
            <text:p>4.3180590846</text:p>
          </table:table-cell>
          <table:table-cell table:formula="of:=[.W23]/[.W55]" office:value-type="float" office:value="4.49452362627862" calcext:value-type="float">
            <text:p>4.4945236263</text:p>
          </table:table-cell>
          <table:table-cell table:formula="of:=[.X23]/[.X55]" office:value-type="float" office:value="4.57766117225941" calcext:value-type="float">
            <text:p>4.5776611723</text:p>
          </table:table-cell>
          <table:table-cell table:formula="of:=[.Y23]/[.Y55]" office:value-type="float" office:value="4.5783473405929" calcext:value-type="float">
            <text:p>4.5783473406</text:p>
          </table:table-cell>
          <table:table-cell table:formula="of:=[.Z23]/[.Z55]" office:value-type="float" office:value="4.76044542967247" calcext:value-type="float">
            <text:p>4.7604454297</text:p>
          </table:table-cell>
          <table:table-cell table:formula="of:=[.AA23]/[.AA55]" office:value-type="float" office:value="4.85521792335643" calcext:value-type="float">
            <text:p>4.8552179234</text:p>
          </table:table-cell>
          <table:table-cell table:formula="of:=[.AB23]/[.AB55]" office:value-type="float" office:value="4.82193614129083" calcext:value-type="float">
            <text:p>4.8219361413</text:p>
          </table:table-cell>
          <table:table-cell table:formula="of:=[.AC23]/[.AC55]" office:value-type="float" office:value="4.26215842525186" calcext:value-type="float">
            <text:p>4.2621584253</text:p>
          </table:table-cell>
          <table:table-cell table:formula="of:=[.AD23]/[.AD55]" office:value-type="float" office:value="4.10109578277662" calcext:value-type="float">
            <text:p>4.1010957828</text:p>
          </table:table-cell>
          <table:table-cell table:formula="of:=[.AE23]/[.AE55]" office:value-type="float" office:value="4.77662183727869" calcext:value-type="float">
            <text:p>4.7766218373</text:p>
          </table:table-cell>
          <table:table-cell table:formula="of:=[.AF23]/[.AF55]" office:value-type="float" office:value="4.69906075215217" calcext:value-type="float">
            <text:p>4.6990607522</text:p>
          </table:table-cell>
          <table:table-cell table:formula="of:=[.AG23]/[.AG55]" office:value-type="float" office:value="4.10922191864889" calcext:value-type="float">
            <text:p>4.1092219186</text:p>
          </table:table-cell>
        </table:table-row>
        <table:table-row table:style-name="ro2">
          <table:table-cell office:value-type="float" office:value="2300000" calcext:value-type="float">
            <text:p>2300000</text:p>
          </table:table-cell>
          <table:table-cell table:formula="of:=[.B24]/[.B56]" office:value-type="float" office:value="0.720452333019677" calcext:value-type="float">
            <text:p>0.720452333</text:p>
          </table:table-cell>
          <table:table-cell table:formula="of:=[.C24]/[.C56]" office:value-type="float" office:value="1.21285469637604" calcext:value-type="float">
            <text:p>1.2128546964</text:p>
          </table:table-cell>
          <table:table-cell table:formula="of:=[.D24]/[.D56]" office:value-type="float" office:value="1.65665467617314" calcext:value-type="float">
            <text:p>1.6566546762</text:p>
          </table:table-cell>
          <table:table-cell table:formula="of:=[.E24]/[.E56]" office:value-type="float" office:value="2.11501080808473" calcext:value-type="float">
            <text:p>2.1150108081</text:p>
          </table:table-cell>
          <table:table-cell table:formula="of:=[.F24]/[.F56]" office:value-type="float" office:value="2.49928814342732" calcext:value-type="float">
            <text:p>2.4992881434</text:p>
          </table:table-cell>
          <table:table-cell table:formula="of:=[.G24]/[.G56]" office:value-type="float" office:value="2.82200712920421" calcext:value-type="float">
            <text:p>2.8220071292</text:p>
          </table:table-cell>
          <table:table-cell table:formula="of:=[.H24]/[.H56]" office:value-type="float" office:value="3.2310379074716" calcext:value-type="float">
            <text:p>3.2310379075</text:p>
          </table:table-cell>
          <table:table-cell table:formula="of:=[.I24]/[.I56]" office:value-type="float" office:value="3.43535166041118" calcext:value-type="float">
            <text:p>3.4353516604</text:p>
          </table:table-cell>
          <table:table-cell table:formula="of:=[.J24]/[.J56]" office:value-type="float" office:value="3.6546570362487" calcext:value-type="float">
            <text:p>3.6546570362</text:p>
          </table:table-cell>
          <table:table-cell table:formula="of:=[.K24]/[.K56]" office:value-type="float" office:value="3.90866062046422" calcext:value-type="float">
            <text:p>3.9086606205</text:p>
          </table:table-cell>
          <table:table-cell table:formula="of:=[.L24]/[.L56]" office:value-type="float" office:value="3.96770890348552" calcext:value-type="float">
            <text:p>3.9677089035</text:p>
          </table:table-cell>
          <table:table-cell table:formula="of:=[.M24]/[.M56]" office:value-type="float" office:value="3.77251468909969" calcext:value-type="float">
            <text:p>3.7725146891</text:p>
          </table:table-cell>
          <table:table-cell table:formula="of:=[.N24]/[.N56]" office:value-type="float" office:value="4.31411049321511" calcext:value-type="float">
            <text:p>4.3141104932</text:p>
          </table:table-cell>
          <table:table-cell table:formula="of:=[.O24]/[.O56]" office:value-type="float" office:value="4.26702680577238" calcext:value-type="float">
            <text:p>4.2670268058</text:p>
          </table:table-cell>
          <table:table-cell table:formula="of:=[.P24]/[.P56]" office:value-type="float" office:value="4.22436049357902" calcext:value-type="float">
            <text:p>4.2243604936</text:p>
          </table:table-cell>
          <table:table-cell table:formula="of:=[.Q24]/[.Q56]" office:value-type="float" office:value="4.16366382102903" calcext:value-type="float">
            <text:p>4.163663821</text:p>
          </table:table-cell>
          <table:table-cell table:formula="of:=[.R24]/[.R56]" office:value-type="float" office:value="4.17676147259686" calcext:value-type="float">
            <text:p>4.1767614726</text:p>
          </table:table-cell>
          <table:table-cell table:formula="of:=[.S24]/[.S56]" office:value-type="float" office:value="4.24153283897691" calcext:value-type="float">
            <text:p>4.241532839</text:p>
          </table:table-cell>
          <table:table-cell table:formula="of:=[.T24]/[.T56]" office:value-type="float" office:value="4.52751358189613" calcext:value-type="float">
            <text:p>4.5275135819</text:p>
          </table:table-cell>
          <table:table-cell table:formula="of:=[.U24]/[.U56]" office:value-type="float" office:value="4.49908734236894" calcext:value-type="float">
            <text:p>4.4990873424</text:p>
          </table:table-cell>
          <table:table-cell table:formula="of:=[.V24]/[.V56]" office:value-type="float" office:value="4.83853067344536" calcext:value-type="float">
            <text:p>4.8385306734</text:p>
          </table:table-cell>
          <table:table-cell table:formula="of:=[.W24]/[.W56]" office:value-type="float" office:value="4.73233229725935" calcext:value-type="float">
            <text:p>4.7323322973</text:p>
          </table:table-cell>
          <table:table-cell table:formula="of:=[.X24]/[.X56]" office:value-type="float" office:value="4.33515034804564" calcext:value-type="float">
            <text:p>4.335150348</text:p>
          </table:table-cell>
          <table:table-cell table:formula="of:=[.Y24]/[.Y56]" office:value-type="float" office:value="4.6856033690783" calcext:value-type="float">
            <text:p>4.6856033691</text:p>
          </table:table-cell>
          <table:table-cell table:formula="of:=[.Z24]/[.Z56]" office:value-type="float" office:value="4.650535189023" calcext:value-type="float">
            <text:p>4.650535189</text:p>
          </table:table-cell>
          <table:table-cell table:formula="of:=[.AA24]/[.AA56]" office:value-type="float" office:value="4.87017367314783" calcext:value-type="float">
            <text:p>4.8701736731</text:p>
          </table:table-cell>
          <table:table-cell table:formula="of:=[.AB24]/[.AB56]" office:value-type="float" office:value="4.82822566860443" calcext:value-type="float">
            <text:p>4.8282256686</text:p>
          </table:table-cell>
          <table:table-cell table:formula="of:=[.AC24]/[.AC56]" office:value-type="float" office:value="4.71943923968984" calcext:value-type="float">
            <text:p>4.7194392397</text:p>
          </table:table-cell>
          <table:table-cell table:formula="of:=[.AD24]/[.AD56]" office:value-type="float" office:value="4.28093561979037" calcext:value-type="float">
            <text:p>4.2809356198</text:p>
          </table:table-cell>
          <table:table-cell table:formula="of:=[.AE24]/[.AE56]" office:value-type="float" office:value="4.7203963409047" calcext:value-type="float">
            <text:p>4.7203963409</text:p>
          </table:table-cell>
          <table:table-cell table:formula="of:=[.AF24]/[.AF56]" office:value-type="float" office:value="3.59059744406259" calcext:value-type="float">
            <text:p>3.5905974441</text:p>
          </table:table-cell>
          <table:table-cell table:formula="of:=[.AG24]/[.AG56]" office:value-type="float" office:value="3.75919964534721" calcext:value-type="float">
            <text:p>3.7591996453</text:p>
          </table:table-cell>
        </table:table-row>
        <table:table-row table:style-name="ro2">
          <table:table-cell office:value-type="float" office:value="2400000" calcext:value-type="float">
            <text:p>2400000</text:p>
          </table:table-cell>
          <table:table-cell table:formula="of:=[.B25]/[.B57]" office:value-type="float" office:value="0.703966535856908" calcext:value-type="float">
            <text:p>0.7039665359</text:p>
          </table:table-cell>
          <table:table-cell table:formula="of:=[.C25]/[.C57]" office:value-type="float" office:value="1.10822692557544" calcext:value-type="float">
            <text:p>1.1082269256</text:p>
          </table:table-cell>
          <table:table-cell table:formula="of:=[.D25]/[.D57]" office:value-type="float" office:value="1.5750301473838" calcext:value-type="float">
            <text:p>1.5750301474</text:p>
          </table:table-cell>
          <table:table-cell table:formula="of:=[.E25]/[.E57]" office:value-type="float" office:value="2.11933440174861" calcext:value-type="float">
            <text:p>2.1193344017</text:p>
          </table:table-cell>
          <table:table-cell table:formula="of:=[.F25]/[.F57]" office:value-type="float" office:value="2.44746725308345" calcext:value-type="float">
            <text:p>2.4474672531</text:p>
          </table:table-cell>
          <table:table-cell table:formula="of:=[.G25]/[.G57]" office:value-type="float" office:value="2.74904740509993" calcext:value-type="float">
            <text:p>2.7490474051</text:p>
          </table:table-cell>
          <table:table-cell table:formula="of:=[.H25]/[.H57]" office:value-type="float" office:value="3.06719169826619" calcext:value-type="float">
            <text:p>3.0671916983</text:p>
          </table:table-cell>
          <table:table-cell table:formula="of:=[.I25]/[.I57]" office:value-type="float" office:value="3.3271875082804" calcext:value-type="float">
            <text:p>3.3271875083</text:p>
          </table:table-cell>
          <table:table-cell table:formula="of:=[.J25]/[.J57]" office:value-type="float" office:value="3.54650602270936" calcext:value-type="float">
            <text:p>3.5465060227</text:p>
          </table:table-cell>
          <table:table-cell table:formula="of:=[.K25]/[.K57]" office:value-type="float" office:value="3.49542562966001" calcext:value-type="float">
            <text:p>3.4954256297</text:p>
          </table:table-cell>
          <table:table-cell table:formula="of:=[.L25]/[.L57]" office:value-type="float" office:value="3.70163268469308" calcext:value-type="float">
            <text:p>3.7016326847</text:p>
          </table:table-cell>
          <table:table-cell table:formula="of:=[.M25]/[.M57]" office:value-type="float" office:value="3.68061736913039" calcext:value-type="float">
            <text:p>3.6806173691</text:p>
          </table:table-cell>
          <table:table-cell table:formula="of:=[.N25]/[.N57]" office:value-type="float" office:value="3.95288389794104" calcext:value-type="float">
            <text:p>3.9528838979</text:p>
          </table:table-cell>
          <table:table-cell table:formula="of:=[.O25]/[.O57]" office:value-type="float" office:value="3.87142109768551" calcext:value-type="float">
            <text:p>3.8714210977</text:p>
          </table:table-cell>
          <table:table-cell table:formula="of:=[.P25]/[.P57]" office:value-type="float" office:value="4.41272882679031" calcext:value-type="float">
            <text:p>4.4127288268</text:p>
          </table:table-cell>
          <table:table-cell table:formula="of:=[.Q25]/[.Q57]" office:value-type="float" office:value="4.50470916613724" calcext:value-type="float">
            <text:p>4.5047091661</text:p>
          </table:table-cell>
          <table:table-cell table:formula="of:=[.R25]/[.R57]" office:value-type="float" office:value="4.41236817710138" calcext:value-type="float">
            <text:p>4.4123681771</text:p>
          </table:table-cell>
          <table:table-cell table:formula="of:=[.S25]/[.S57]" office:value-type="float" office:value="4.19505201080728" calcext:value-type="float">
            <text:p>4.1950520108</text:p>
          </table:table-cell>
          <table:table-cell table:formula="of:=[.T25]/[.T57]" office:value-type="float" office:value="4.69804533920556" calcext:value-type="float">
            <text:p>4.6980453392</text:p>
          </table:table-cell>
          <table:table-cell table:formula="of:=[.U25]/[.U57]" office:value-type="float" office:value="4.28012542424368" calcext:value-type="float">
            <text:p>4.2801254242</text:p>
          </table:table-cell>
          <table:table-cell table:formula="of:=[.V25]/[.V57]" office:value-type="float" office:value="4.57718527390219" calcext:value-type="float">
            <text:p>4.5771852739</text:p>
          </table:table-cell>
          <table:table-cell table:formula="of:=[.W25]/[.W57]" office:value-type="float" office:value="4.35649118938341" calcext:value-type="float">
            <text:p>4.3564911894</text:p>
          </table:table-cell>
          <table:table-cell table:formula="of:=[.X25]/[.X57]" office:value-type="float" office:value="4.65590400890257" calcext:value-type="float">
            <text:p>4.6559040089</text:p>
          </table:table-cell>
          <table:table-cell table:formula="of:=[.Y25]/[.Y57]" office:value-type="float" office:value="4.50983852337194" calcext:value-type="float">
            <text:p>4.5098385234</text:p>
          </table:table-cell>
          <table:table-cell table:formula="of:=[.Z25]/[.Z57]" office:value-type="float" office:value="4.52530479807836" calcext:value-type="float">
            <text:p>4.5253047981</text:p>
          </table:table-cell>
          <table:table-cell table:formula="of:=[.AA25]/[.AA57]" office:value-type="float" office:value="4.63171794115583" calcext:value-type="float">
            <text:p>4.6317179412</text:p>
          </table:table-cell>
          <table:table-cell table:formula="of:=[.AB25]/[.AB57]" office:value-type="float" office:value="4.44880778651609" calcext:value-type="float">
            <text:p>4.4488077865</text:p>
          </table:table-cell>
          <table:table-cell table:formula="of:=[.AC25]/[.AC57]" office:value-type="float" office:value="4.89588126611845" calcext:value-type="float">
            <text:p>4.8958812661</text:p>
          </table:table-cell>
          <table:table-cell table:formula="of:=[.AD25]/[.AD57]" office:value-type="float" office:value="4.83268413984824" calcext:value-type="float">
            <text:p>4.8326841398</text:p>
          </table:table-cell>
          <table:table-cell table:formula="of:=[.AE25]/[.AE57]" office:value-type="float" office:value="3.63435216205483" calcext:value-type="float">
            <text:p>3.6343521621</text:p>
          </table:table-cell>
          <table:table-cell table:formula="of:=[.AF25]/[.AF57]" office:value-type="float" office:value="3.85097000882404" calcext:value-type="float">
            <text:p>3.8509700088</text:p>
          </table:table-cell>
          <table:table-cell table:formula="of:=[.AG25]/[.AG57]" office:value-type="float" office:value="3.65196287685528" calcext:value-type="float">
            <text:p>3.6519628769</text:p>
          </table:table-cell>
        </table:table-row>
        <table:table-row table:style-name="ro2">
          <table:table-cell office:value-type="float" office:value="2500000" calcext:value-type="float">
            <text:p>2500000</text:p>
          </table:table-cell>
          <table:table-cell table:formula="of:=[.B26]/[.B58]" office:value-type="float" office:value="0.724177322723197" calcext:value-type="float">
            <text:p>0.7241773227</text:p>
          </table:table-cell>
          <table:table-cell table:formula="of:=[.C26]/[.C58]" office:value-type="float" office:value="1.2758961854163" calcext:value-type="float">
            <text:p>1.2758961854</text:p>
          </table:table-cell>
          <table:table-cell table:formula="of:=[.D26]/[.D58]" office:value-type="float" office:value="1.73936169973246" calcext:value-type="float">
            <text:p>1.7393616997</text:p>
          </table:table-cell>
          <table:table-cell table:formula="of:=[.E26]/[.E58]" office:value-type="float" office:value="2.0547333349329" calcext:value-type="float">
            <text:p>2.0547333349</text:p>
          </table:table-cell>
          <table:table-cell table:formula="of:=[.F26]/[.F58]" office:value-type="float" office:value="2.62999964458465" calcext:value-type="float">
            <text:p>2.6299996446</text:p>
          </table:table-cell>
          <table:table-cell table:formula="of:=[.G26]/[.G58]" office:value-type="float" office:value="3.07169354028367" calcext:value-type="float">
            <text:p>3.0716935403</text:p>
          </table:table-cell>
          <table:table-cell table:formula="of:=[.H26]/[.H58]" office:value-type="float" office:value="3.27176208360417" calcext:value-type="float">
            <text:p>3.2717620836</text:p>
          </table:table-cell>
          <table:table-cell table:formula="of:=[.I26]/[.I58]" office:value-type="float" office:value="3.57239208364325" calcext:value-type="float">
            <text:p>3.5723920836</text:p>
          </table:table-cell>
          <table:table-cell table:formula="of:=[.J26]/[.J58]" office:value-type="float" office:value="3.72303838532675" calcext:value-type="float">
            <text:p>3.7230383853</text:p>
          </table:table-cell>
          <table:table-cell table:formula="of:=[.K26]/[.K58]" office:value-type="float" office:value="3.65396619320548" calcext:value-type="float">
            <text:p>3.6539661932</text:p>
          </table:table-cell>
          <table:table-cell table:formula="of:=[.L26]/[.L58]" office:value-type="float" office:value="4.19647951523001" calcext:value-type="float">
            <text:p>4.1964795152</text:p>
          </table:table-cell>
          <table:table-cell table:formula="of:=[.M26]/[.M58]" office:value-type="float" office:value="4.36599301371023" calcext:value-type="float">
            <text:p>4.3659930137</text:p>
          </table:table-cell>
          <table:table-cell table:formula="of:=[.N26]/[.N58]" office:value-type="float" office:value="4.44280124483681" calcext:value-type="float">
            <text:p>4.4428012448</text:p>
          </table:table-cell>
          <table:table-cell table:formula="of:=[.O26]/[.O58]" office:value-type="float" office:value="4.15116545885591" calcext:value-type="float">
            <text:p>4.1511654589</text:p>
          </table:table-cell>
          <table:table-cell table:formula="of:=[.P26]/[.P58]" office:value-type="float" office:value="4.35687861590395" calcext:value-type="float">
            <text:p>4.3568786159</text:p>
          </table:table-cell>
          <table:table-cell table:formula="of:=[.Q26]/[.Q58]" office:value-type="float" office:value="4.1978682000521" calcext:value-type="float">
            <text:p>4.1978682001</text:p>
          </table:table-cell>
          <table:table-cell table:formula="of:=[.R26]/[.R58]" office:value-type="float" office:value="4.30748229730822" calcext:value-type="float">
            <text:p>4.3074822973</text:p>
          </table:table-cell>
          <table:table-cell table:formula="of:=[.S26]/[.S58]" office:value-type="float" office:value="4.62058884139838" calcext:value-type="float">
            <text:p>4.6205888414</text:p>
          </table:table-cell>
          <table:table-cell table:formula="of:=[.T26]/[.T58]" office:value-type="float" office:value="4.99651555110931" calcext:value-type="float">
            <text:p>4.9965155511</text:p>
          </table:table-cell>
          <table:table-cell table:formula="of:=[.U26]/[.U58]" office:value-type="float" office:value="3.71631046558507" calcext:value-type="float">
            <text:p>3.7163104656</text:p>
          </table:table-cell>
          <table:table-cell table:formula="of:=[.V26]/[.V58]" office:value-type="float" office:value="4.94212874978805" calcext:value-type="float">
            <text:p>4.9421287498</text:p>
          </table:table-cell>
          <table:table-cell table:formula="of:=[.W26]/[.W58]" office:value-type="float" office:value="4.8561506440768" calcext:value-type="float">
            <text:p>4.8561506441</text:p>
          </table:table-cell>
          <table:table-cell table:formula="of:=[.X26]/[.X58]" office:value-type="float" office:value="5.13049571467979" calcext:value-type="float">
            <text:p>5.1304957147</text:p>
          </table:table-cell>
          <table:table-cell table:formula="of:=[.Y26]/[.Y58]" office:value-type="float" office:value="4.16670971840507" calcext:value-type="float">
            <text:p>4.1667097184</text:p>
          </table:table-cell>
          <table:table-cell table:formula="of:=[.Z26]/[.Z58]" office:value-type="float" office:value="5.09140641754806" calcext:value-type="float">
            <text:p>5.0914064175</text:p>
          </table:table-cell>
          <table:table-cell table:formula="of:=[.AA26]/[.AA58]" office:value-type="float" office:value="5.04842261418947" calcext:value-type="float">
            <text:p>5.0484226142</text:p>
          </table:table-cell>
          <table:table-cell table:formula="of:=[.AB26]/[.AB58]" office:value-type="float" office:value="4.84380471718426" calcext:value-type="float">
            <text:p>4.8438047172</text:p>
          </table:table-cell>
          <table:table-cell table:formula="of:=[.AC26]/[.AC58]" office:value-type="float" office:value="4.6225301669435" calcext:value-type="float">
            <text:p>4.6225301669</text:p>
          </table:table-cell>
          <table:table-cell table:formula="of:=[.AD26]/[.AD58]" office:value-type="float" office:value="5.11202252470352" calcext:value-type="float">
            <text:p>5.1120225247</text:p>
          </table:table-cell>
          <table:table-cell table:formula="of:=[.AE26]/[.AE58]" office:value-type="float" office:value="3.80822227452905" calcext:value-type="float">
            <text:p>3.8082222745</text:p>
          </table:table-cell>
          <table:table-cell table:formula="of:=[.AF26]/[.AF58]" office:value-type="float" office:value="5.03307332929651" calcext:value-type="float">
            <text:p>5.0330733293</text:p>
          </table:table-cell>
          <table:table-cell table:formula="of:=[.AG26]/[.AG58]" office:value-type="float" office:value="5.1346654348138" calcext:value-type="float">
            <text:p>5.1346654348</text:p>
          </table:table-cell>
        </table:table-row>
        <table:table-row table:style-name="ro2">
          <table:table-cell office:value-type="float" office:value="2600000" calcext:value-type="float">
            <text:p>2600000</text:p>
          </table:table-cell>
          <table:table-cell table:formula="of:=[.B27]/[.B59]" office:value-type="float" office:value="0.715411417175679" calcext:value-type="float">
            <text:p>0.7154114172</text:p>
          </table:table-cell>
          <table:table-cell table:formula="of:=[.C27]/[.C59]" office:value-type="float" office:value="1.2167949036962" calcext:value-type="float">
            <text:p>1.2167949037</text:p>
          </table:table-cell>
          <table:table-cell table:formula="of:=[.D27]/[.D59]" office:value-type="float" office:value="1.71825485984677" calcext:value-type="float">
            <text:p>1.7182548598</text:p>
          </table:table-cell>
          <table:table-cell table:formula="of:=[.E27]/[.E59]" office:value-type="float" office:value="2.1708826639457" calcext:value-type="float">
            <text:p>2.1708826639</text:p>
          </table:table-cell>
          <table:table-cell table:formula="of:=[.F27]/[.F59]" office:value-type="float" office:value="2.52149011595006" calcext:value-type="float">
            <text:p>2.521490116</text:p>
          </table:table-cell>
          <table:table-cell table:formula="of:=[.G27]/[.G59]" office:value-type="float" office:value="2.88049192950479" calcext:value-type="float">
            <text:p>2.8804919295</text:p>
          </table:table-cell>
          <table:table-cell table:formula="of:=[.H27]/[.H59]" office:value-type="float" office:value="2.96139870895301" calcext:value-type="float">
            <text:p>2.961398709</text:p>
          </table:table-cell>
          <table:table-cell table:formula="of:=[.I27]/[.I59]" office:value-type="float" office:value="3.40335705311178" calcext:value-type="float">
            <text:p>3.4033570531</text:p>
          </table:table-cell>
          <table:table-cell table:formula="of:=[.J27]/[.J59]" office:value-type="float" office:value="3.49173629113071" calcext:value-type="float">
            <text:p>3.4917362911</text:p>
          </table:table-cell>
          <table:table-cell table:formula="of:=[.K27]/[.K59]" office:value-type="float" office:value="3.77466724694785" calcext:value-type="float">
            <text:p>3.7746672469</text:p>
          </table:table-cell>
          <table:table-cell table:formula="of:=[.L27]/[.L59]" office:value-type="float" office:value="4.18760352073514" calcext:value-type="float">
            <text:p>4.1876035207</text:p>
          </table:table-cell>
          <table:table-cell table:formula="of:=[.M27]/[.M59]" office:value-type="float" office:value="3.64729616950393" calcext:value-type="float">
            <text:p>3.6472961695</text:p>
          </table:table-cell>
          <table:table-cell table:formula="of:=[.N27]/[.N59]" office:value-type="float" office:value="3.90752426224159" calcext:value-type="float">
            <text:p>3.9075242622</text:p>
          </table:table-cell>
          <table:table-cell table:formula="of:=[.O27]/[.O59]" office:value-type="float" office:value="4.23986772854623" calcext:value-type="float">
            <text:p>4.2398677285</text:p>
          </table:table-cell>
          <table:table-cell table:formula="of:=[.P27]/[.P59]" office:value-type="float" office:value="4.73722991633954" calcext:value-type="float">
            <text:p>4.7372299163</text:p>
          </table:table-cell>
          <table:table-cell table:formula="of:=[.Q27]/[.Q59]" office:value-type="float" office:value="3.96269545872405" calcext:value-type="float">
            <text:p>3.9626954587</text:p>
          </table:table-cell>
          <table:table-cell table:formula="of:=[.R27]/[.R59]" office:value-type="float" office:value="4.36523700275114" calcext:value-type="float">
            <text:p>4.3652370028</text:p>
          </table:table-cell>
          <table:table-cell table:formula="of:=[.S27]/[.S59]" office:value-type="float" office:value="4.64961867905421" calcext:value-type="float">
            <text:p>4.6496186791</text:p>
          </table:table-cell>
          <table:table-cell table:formula="of:=[.T27]/[.T59]" office:value-type="float" office:value="4.78270641262668" calcext:value-type="float">
            <text:p>4.7827064126</text:p>
          </table:table-cell>
          <table:table-cell table:formula="of:=[.U27]/[.U59]" office:value-type="float" office:value="4.92633634734197" calcext:value-type="float">
            <text:p>4.9263363473</text:p>
          </table:table-cell>
          <table:table-cell table:formula="of:=[.V27]/[.V59]" office:value-type="float" office:value="4.42953120736445" calcext:value-type="float">
            <text:p>4.4295312074</text:p>
          </table:table-cell>
          <table:table-cell table:formula="of:=[.W27]/[.W59]" office:value-type="float" office:value="4.42282337261022" calcext:value-type="float">
            <text:p>4.4228233726</text:p>
          </table:table-cell>
          <table:table-cell table:formula="of:=[.X27]/[.X59]" office:value-type="float" office:value="4.45053151083374" calcext:value-type="float">
            <text:p>4.4505315108</text:p>
          </table:table-cell>
          <table:table-cell table:formula="of:=[.Y27]/[.Y59]" office:value-type="float" office:value="4.73893560473047" calcext:value-type="float">
            <text:p>4.7389356047</text:p>
          </table:table-cell>
          <table:table-cell table:formula="of:=[.Z27]/[.Z59]" office:value-type="float" office:value="4.80215008631137" calcext:value-type="float">
            <text:p>4.8021500863</text:p>
          </table:table-cell>
          <table:table-cell table:formula="of:=[.AA27]/[.AA59]" office:value-type="float" office:value="5.06067996353376" calcext:value-type="float">
            <text:p>5.0606799635</text:p>
          </table:table-cell>
          <table:table-cell table:formula="of:=[.AB27]/[.AB59]" office:value-type="float" office:value="4.91472053579095" calcext:value-type="float">
            <text:p>4.9147205358</text:p>
          </table:table-cell>
          <table:table-cell table:formula="of:=[.AC27]/[.AC59]" office:value-type="float" office:value="4.56689171039645" calcext:value-type="float">
            <text:p>4.5668917104</text:p>
          </table:table-cell>
          <table:table-cell table:formula="of:=[.AD27]/[.AD59]" office:value-type="float" office:value="4.17523921817355" calcext:value-type="float">
            <text:p>4.1752392182</text:p>
          </table:table-cell>
          <table:table-cell table:formula="of:=[.AE27]/[.AE59]" office:value-type="float" office:value="4.91126148654064" calcext:value-type="float">
            <text:p>4.9112614865</text:p>
          </table:table-cell>
          <table:table-cell table:formula="of:=[.AF27]/[.AF59]" office:value-type="float" office:value="3.65411694410021" calcext:value-type="float">
            <text:p>3.6541169441</text:p>
          </table:table-cell>
          <table:table-cell table:formula="of:=[.AG27]/[.AG59]" office:value-type="float" office:value="4.19207486579691" calcext:value-type="float">
            <text:p>4.1920748658</text:p>
          </table:table-cell>
        </table:table-row>
        <table:table-row table:style-name="ro2">
          <table:table-cell office:value-type="float" office:value="2700000" calcext:value-type="float">
            <text:p>2700000</text:p>
          </table:table-cell>
          <table:table-cell table:formula="of:=[.B28]/[.B60]" office:value-type="float" office:value="0.722829827834235" calcext:value-type="float">
            <text:p>0.7228298278</text:p>
          </table:table-cell>
          <table:table-cell table:formula="of:=[.C28]/[.C60]" office:value-type="float" office:value="1.22957766639594" calcext:value-type="float">
            <text:p>1.2295776664</text:p>
          </table:table-cell>
          <table:table-cell table:formula="of:=[.D28]/[.D60]" office:value-type="float" office:value="1.72736573254726" calcext:value-type="float">
            <text:p>1.7273657325</text:p>
          </table:table-cell>
          <table:table-cell table:formula="of:=[.E28]/[.E60]" office:value-type="float" office:value="2.29606439312871" calcext:value-type="float">
            <text:p>2.2960643931</text:p>
          </table:table-cell>
          <table:table-cell table:formula="of:=[.F28]/[.F60]" office:value-type="float" office:value="2.65213325019952" calcext:value-type="float">
            <text:p>2.6521332502</text:p>
          </table:table-cell>
          <table:table-cell table:formula="of:=[.G28]/[.G60]" office:value-type="float" office:value="2.78390582980401" calcext:value-type="float">
            <text:p>2.7839058298</text:p>
          </table:table-cell>
          <table:table-cell table:formula="of:=[.H28]/[.H60]" office:value-type="float" office:value="3.24197804774336" calcext:value-type="float">
            <text:p>3.2419780477</text:p>
          </table:table-cell>
          <table:table-cell table:formula="of:=[.I28]/[.I60]" office:value-type="float" office:value="3.46334263889287" calcext:value-type="float">
            <text:p>3.4633426389</text:p>
          </table:table-cell>
          <table:table-cell table:formula="of:=[.J28]/[.J60]" office:value-type="float" office:value="3.64423548981167" calcext:value-type="float">
            <text:p>3.6442354898</text:p>
          </table:table-cell>
          <table:table-cell table:formula="of:=[.K28]/[.K60]" office:value-type="float" office:value="3.63209926172729" calcext:value-type="float">
            <text:p>3.6320992617</text:p>
          </table:table-cell>
          <table:table-cell table:formula="of:=[.L28]/[.L60]" office:value-type="float" office:value="4.13548515221979" calcext:value-type="float">
            <text:p>4.1354851522</text:p>
          </table:table-cell>
          <table:table-cell table:formula="of:=[.M28]/[.M60]" office:value-type="float" office:value="4.25831246568297" calcext:value-type="float">
            <text:p>4.2583124657</text:p>
          </table:table-cell>
          <table:table-cell table:formula="of:=[.N28]/[.N60]" office:value-type="float" office:value="4.00963012000619" calcext:value-type="float">
            <text:p>4.00963012</text:p>
          </table:table-cell>
          <table:table-cell table:formula="of:=[.O28]/[.O60]" office:value-type="float" office:value="4.80060012197009" calcext:value-type="float">
            <text:p>4.800600122</text:p>
          </table:table-cell>
          <table:table-cell table:formula="of:=[.P28]/[.P60]" office:value-type="float" office:value="4.00165511728522" calcext:value-type="float">
            <text:p>4.0016551173</text:p>
          </table:table-cell>
          <table:table-cell table:formula="of:=[.Q28]/[.Q60]" office:value-type="float" office:value="4.4787260894812" calcext:value-type="float">
            <text:p>4.4787260895</text:p>
          </table:table-cell>
          <table:table-cell table:formula="of:=[.R28]/[.R60]" office:value-type="float" office:value="4.2674542407423" calcext:value-type="float">
            <text:p>4.2674542407</text:p>
          </table:table-cell>
          <table:table-cell table:formula="of:=[.S28]/[.S60]" office:value-type="float" office:value="4.7051924594531" calcext:value-type="float">
            <text:p>4.7051924595</text:p>
          </table:table-cell>
          <table:table-cell table:formula="of:=[.T28]/[.T60]" office:value-type="float" office:value="4.62542485903731" calcext:value-type="float">
            <text:p>4.625424859</text:p>
          </table:table-cell>
          <table:table-cell table:formula="of:=[.U28]/[.U60]" office:value-type="float" office:value="4.78312663849988" calcext:value-type="float">
            <text:p>4.7831266385</text:p>
          </table:table-cell>
          <table:table-cell table:formula="of:=[.V28]/[.V60]" office:value-type="float" office:value="4.71978432438877" calcext:value-type="float">
            <text:p>4.7197843244</text:p>
          </table:table-cell>
          <table:table-cell table:formula="of:=[.W28]/[.W60]" office:value-type="float" office:value="4.7795512434339" calcext:value-type="float">
            <text:p>4.7795512434</text:p>
          </table:table-cell>
          <table:table-cell table:formula="of:=[.X28]/[.X60]" office:value-type="float" office:value="4.9354317633712" calcext:value-type="float">
            <text:p>4.9354317634</text:p>
          </table:table-cell>
          <table:table-cell table:formula="of:=[.Y28]/[.Y60]" office:value-type="float" office:value="5.04121448600266" calcext:value-type="float">
            <text:p>5.041214486</text:p>
          </table:table-cell>
          <table:table-cell table:formula="of:=[.Z28]/[.Z60]" office:value-type="float" office:value="5.13516280818193" calcext:value-type="float">
            <text:p>5.1351628082</text:p>
          </table:table-cell>
          <table:table-cell table:formula="of:=[.AA28]/[.AA60]" office:value-type="float" office:value="5.00224912502094" calcext:value-type="float">
            <text:p>5.002249125</text:p>
          </table:table-cell>
          <table:table-cell table:formula="of:=[.AB28]/[.AB60]" office:value-type="float" office:value="5.06028497086774" calcext:value-type="float">
            <text:p>5.0602849709</text:p>
          </table:table-cell>
          <table:table-cell table:formula="of:=[.AC28]/[.AC60]" office:value-type="float" office:value="5.11498458876998" calcext:value-type="float">
            <text:p>5.1149845888</text:p>
          </table:table-cell>
          <table:table-cell table:formula="of:=[.AD28]/[.AD60]" office:value-type="float" office:value="5.28353483067284" calcext:value-type="float">
            <text:p>5.2835348307</text:p>
          </table:table-cell>
          <table:table-cell table:formula="of:=[.AE28]/[.AE60]" office:value-type="float" office:value="4.05041817441666" calcext:value-type="float">
            <text:p>4.0504181744</text:p>
          </table:table-cell>
          <table:table-cell table:formula="of:=[.AF28]/[.AF60]" office:value-type="float" office:value="5.01466483543402" calcext:value-type="float">
            <text:p>5.0146648354</text:p>
          </table:table-cell>
          <table:table-cell table:formula="of:=[.AG28]/[.AG60]" office:value-type="float" office:value="4.21245262230277" calcext:value-type="float">
            <text:p>4.2124526223</text:p>
          </table:table-cell>
        </table:table-row>
        <table:table-row table:style-name="ro2">
          <table:table-cell office:value-type="float" office:value="2800000" calcext:value-type="float">
            <text:p>2800000</text:p>
          </table:table-cell>
          <table:table-cell table:formula="of:=[.B29]/[.B61]" office:value-type="float" office:value="0.718638127790607" calcext:value-type="float">
            <text:p>0.7186381278</text:p>
          </table:table-cell>
          <table:table-cell table:formula="of:=[.C29]/[.C61]" office:value-type="float" office:value="1.2227905112188" calcext:value-type="float">
            <text:p>1.2227905112</text:p>
          </table:table-cell>
          <table:table-cell table:formula="of:=[.D29]/[.D61]" office:value-type="float" office:value="1.69007959911278" calcext:value-type="float">
            <text:p>1.6900795991</text:p>
          </table:table-cell>
          <table:table-cell table:formula="of:=[.E29]/[.E61]" office:value-type="float" office:value="2.18416607378599" calcext:value-type="float">
            <text:p>2.1841660738</text:p>
          </table:table-cell>
          <table:table-cell table:formula="of:=[.F29]/[.F61]" office:value-type="float" office:value="2.57954207034712" calcext:value-type="float">
            <text:p>2.5795420703</text:p>
          </table:table-cell>
          <table:table-cell table:formula="of:=[.G29]/[.G61]" office:value-type="float" office:value="2.87797856690282" calcext:value-type="float">
            <text:p>2.8779785669</text:p>
          </table:table-cell>
          <table:table-cell table:formula="of:=[.H29]/[.H61]" office:value-type="float" office:value="3.05779420506484" calcext:value-type="float">
            <text:p>3.0577942051</text:p>
          </table:table-cell>
          <table:table-cell table:formula="of:=[.I29]/[.I61]" office:value-type="float" office:value="3.48852834180401" calcext:value-type="float">
            <text:p>3.4885283418</text:p>
          </table:table-cell>
          <table:table-cell table:formula="of:=[.J29]/[.J61]" office:value-type="float" office:value="3.30505150006999" calcext:value-type="float">
            <text:p>3.3050515001</text:p>
          </table:table-cell>
          <table:table-cell table:formula="of:=[.K29]/[.K61]" office:value-type="float" office:value="3.72789342513224" calcext:value-type="float">
            <text:p>3.7278934251</text:p>
          </table:table-cell>
          <table:table-cell table:formula="of:=[.L29]/[.L61]" office:value-type="float" office:value="3.51799502435025" calcext:value-type="float">
            <text:p>3.5179950244</text:p>
          </table:table-cell>
          <table:table-cell table:formula="of:=[.M29]/[.M61]" office:value-type="float" office:value="3.51842871803312" calcext:value-type="float">
            <text:p>3.518428718</text:p>
          </table:table-cell>
          <table:table-cell table:formula="of:=[.N29]/[.N61]" office:value-type="float" office:value="4.38107743140715" calcext:value-type="float">
            <text:p>4.3810774314</text:p>
          </table:table-cell>
          <table:table-cell table:formula="of:=[.O29]/[.O61]" office:value-type="float" office:value="3.9880893422608" calcext:value-type="float">
            <text:p>3.9880893423</text:p>
          </table:table-cell>
          <table:table-cell table:formula="of:=[.P29]/[.P61]" office:value-type="float" office:value="4.30481514826596" calcext:value-type="float">
            <text:p>4.3048151483</text:p>
          </table:table-cell>
          <table:table-cell table:formula="of:=[.Q29]/[.Q61]" office:value-type="float" office:value="4.4039872141009" calcext:value-type="float">
            <text:p>4.4039872141</text:p>
          </table:table-cell>
          <table:table-cell table:formula="of:=[.R29]/[.R61]" office:value-type="float" office:value="4.86503314949623" calcext:value-type="float">
            <text:p>4.8650331495</text:p>
          </table:table-cell>
          <table:table-cell table:formula="of:=[.S29]/[.S61]" office:value-type="float" office:value="4.51214623504379" calcext:value-type="float">
            <text:p>4.512146235</text:p>
          </table:table-cell>
          <table:table-cell table:formula="of:=[.T29]/[.T61]" office:value-type="float" office:value="4.5280626270186" calcext:value-type="float">
            <text:p>4.528062627</text:p>
          </table:table-cell>
          <table:table-cell table:formula="of:=[.U29]/[.U61]" office:value-type="float" office:value="4.3319047623309" calcext:value-type="float">
            <text:p>4.3319047623</text:p>
          </table:table-cell>
          <table:table-cell table:formula="of:=[.V29]/[.V61]" office:value-type="float" office:value="4.69331346854415" calcext:value-type="float">
            <text:p>4.6933134685</text:p>
          </table:table-cell>
          <table:table-cell table:formula="of:=[.W29]/[.W61]" office:value-type="float" office:value="4.81737030694903" calcext:value-type="float">
            <text:p>4.8173703069</text:p>
          </table:table-cell>
          <table:table-cell table:formula="of:=[.X29]/[.X61]" office:value-type="float" office:value="4.67503118311689" calcext:value-type="float">
            <text:p>4.6750311831</text:p>
          </table:table-cell>
          <table:table-cell table:formula="of:=[.Y29]/[.Y61]" office:value-type="float" office:value="4.96453122419848" calcext:value-type="float">
            <text:p>4.9645312242</text:p>
          </table:table-cell>
          <table:table-cell table:formula="of:=[.Z29]/[.Z61]" office:value-type="float" office:value="4.82017163907321" calcext:value-type="float">
            <text:p>4.8201716391</text:p>
          </table:table-cell>
          <table:table-cell table:formula="of:=[.AA29]/[.AA61]" office:value-type="float" office:value="4.81624857015196" calcext:value-type="float">
            <text:p>4.8162485702</text:p>
          </table:table-cell>
          <table:table-cell table:formula="of:=[.AB29]/[.AB61]" office:value-type="float" office:value="5.01515951893663" calcext:value-type="float">
            <text:p>5.0151595189</text:p>
          </table:table-cell>
          <table:table-cell table:formula="of:=[.AC29]/[.AC61]" office:value-type="float" office:value="4.80370404268912" calcext:value-type="float">
            <text:p>4.8037040427</text:p>
          </table:table-cell>
          <table:table-cell table:formula="of:=[.AD29]/[.AD61]" office:value-type="float" office:value="5.09579143044184" calcext:value-type="float">
            <text:p>5.0957914304</text:p>
          </table:table-cell>
          <table:table-cell table:formula="of:=[.AE29]/[.AE61]" office:value-type="float" office:value="4.69560664682198" calcext:value-type="float">
            <text:p>4.6956066468</text:p>
          </table:table-cell>
          <table:table-cell table:formula="of:=[.AF29]/[.AF61]" office:value-type="float" office:value="4.01850873920984" calcext:value-type="float">
            <text:p>4.0185087392</text:p>
          </table:table-cell>
          <table:table-cell table:formula="of:=[.AG29]/[.AG61]" office:value-type="float" office:value="4.87567800177069" calcext:value-type="float">
            <text:p>4.8756780018</text:p>
          </table:table-cell>
        </table:table-row>
        <table:table-row table:style-name="ro2">
          <table:table-cell office:value-type="float" office:value="2900000" calcext:value-type="float">
            <text:p>2900000</text:p>
          </table:table-cell>
          <table:table-cell table:formula="of:=[.B30]/[.B62]" office:value-type="float" office:value="0.718006273276818" calcext:value-type="float">
            <text:p>0.7180062733</text:p>
          </table:table-cell>
          <table:table-cell table:formula="of:=[.C30]/[.C62]" office:value-type="float" office:value="1.18211103453013" calcext:value-type="float">
            <text:p>1.1821110345</text:p>
          </table:table-cell>
          <table:table-cell table:formula="of:=[.D30]/[.D62]" office:value-type="float" office:value="1.69179774267904" calcext:value-type="float">
            <text:p>1.6917977427</text:p>
          </table:table-cell>
          <table:table-cell table:formula="of:=[.E30]/[.E62]" office:value-type="float" office:value="2.17952571731916" calcext:value-type="float">
            <text:p>2.1795257173</text:p>
          </table:table-cell>
          <table:table-cell table:formula="of:=[.F30]/[.F62]" office:value-type="float" office:value="2.49915776029559" calcext:value-type="float">
            <text:p>2.4991577603</text:p>
          </table:table-cell>
          <table:table-cell table:formula="of:=[.G30]/[.G62]" office:value-type="float" office:value="2.82652634769423" calcext:value-type="float">
            <text:p>2.8265263477</text:p>
          </table:table-cell>
          <table:table-cell table:formula="of:=[.H30]/[.H62]" office:value-type="float" office:value="3.19944445242104" calcext:value-type="float">
            <text:p>3.1994444524</text:p>
          </table:table-cell>
          <table:table-cell table:formula="of:=[.I30]/[.I62]" office:value-type="float" office:value="2.98248972237621" calcext:value-type="float">
            <text:p>2.9824897224</text:p>
          </table:table-cell>
          <table:table-cell table:formula="of:=[.J30]/[.J62]" office:value-type="float" office:value="3.311137234579" calcext:value-type="float">
            <text:p>3.3111372346</text:p>
          </table:table-cell>
          <table:table-cell table:formula="of:=[.K30]/[.K62]" office:value-type="float" office:value="3.87063432455645" calcext:value-type="float">
            <text:p>3.8706343246</text:p>
          </table:table-cell>
          <table:table-cell table:formula="of:=[.L30]/[.L62]" office:value-type="float" office:value="4.06032184819607" calcext:value-type="float">
            <text:p>4.0603218482</text:p>
          </table:table-cell>
          <table:table-cell table:formula="of:=[.M30]/[.M62]" office:value-type="float" office:value="3.74192689818024" calcext:value-type="float">
            <text:p>3.7419268982</text:p>
          </table:table-cell>
          <table:table-cell table:formula="of:=[.N30]/[.N62]" office:value-type="float" office:value="4.41022038176973" calcext:value-type="float">
            <text:p>4.4102203818</text:p>
          </table:table-cell>
          <table:table-cell table:formula="of:=[.O30]/[.O62]" office:value-type="float" office:value="4.45606518310494" calcext:value-type="float">
            <text:p>4.4560651831</text:p>
          </table:table-cell>
          <table:table-cell table:formula="of:=[.P30]/[.P62]" office:value-type="float" office:value="4.49804335855692" calcext:value-type="float">
            <text:p>4.4980433586</text:p>
          </table:table-cell>
          <table:table-cell table:formula="of:=[.Q30]/[.Q62]" office:value-type="float" office:value="4.31676544803398" calcext:value-type="float">
            <text:p>4.316765448</text:p>
          </table:table-cell>
          <table:table-cell table:formula="of:=[.R30]/[.R62]" office:value-type="float" office:value="4.48784824875972" calcext:value-type="float">
            <text:p>4.4878482488</text:p>
          </table:table-cell>
          <table:table-cell table:formula="of:=[.S30]/[.S62]" office:value-type="float" office:value="4.61657697378047" calcext:value-type="float">
            <text:p>4.6165769738</text:p>
          </table:table-cell>
          <table:table-cell table:formula="of:=[.T30]/[.T62]" office:value-type="float" office:value="4.49721034843726" calcext:value-type="float">
            <text:p>4.4972103484</text:p>
          </table:table-cell>
          <table:table-cell table:formula="of:=[.U30]/[.U62]" office:value-type="float" office:value="4.98008600588532" calcext:value-type="float">
            <text:p>4.9800860059</text:p>
          </table:table-cell>
          <table:table-cell table:formula="of:=[.V30]/[.V62]" office:value-type="float" office:value="4.87474086195536" calcext:value-type="float">
            <text:p>4.874740862</text:p>
          </table:table-cell>
          <table:table-cell table:formula="of:=[.W30]/[.W62]" office:value-type="float" office:value="4.73138035812307" calcext:value-type="float">
            <text:p>4.7313803581</text:p>
          </table:table-cell>
          <table:table-cell table:formula="of:=[.X30]/[.X62]" office:value-type="float" office:value="4.98156528054396" calcext:value-type="float">
            <text:p>4.9815652805</text:p>
          </table:table-cell>
          <table:table-cell table:formula="of:=[.Y30]/[.Y62]" office:value-type="float" office:value="4.86630134300468" calcext:value-type="float">
            <text:p>4.866301343</text:p>
          </table:table-cell>
          <table:table-cell table:formula="of:=[.Z30]/[.Z62]" office:value-type="float" office:value="5.12335038636575" calcext:value-type="float">
            <text:p>5.1233503864</text:p>
          </table:table-cell>
          <table:table-cell table:formula="of:=[.AA30]/[.AA62]" office:value-type="float" office:value="4.78745005548898" calcext:value-type="float">
            <text:p>4.7874500555</text:p>
          </table:table-cell>
          <table:table-cell table:formula="of:=[.AB30]/[.AB62]" office:value-type="float" office:value="4.19444527611528" calcext:value-type="float">
            <text:p>4.1944452761</text:p>
          </table:table-cell>
          <table:table-cell table:formula="of:=[.AC30]/[.AC62]" office:value-type="float" office:value="5.18670617984148" calcext:value-type="float">
            <text:p>5.1867061798</text:p>
          </table:table-cell>
          <table:table-cell table:formula="of:=[.AD30]/[.AD62]" office:value-type="float" office:value="5.16477770498535" calcext:value-type="float">
            <text:p>5.164777705</text:p>
          </table:table-cell>
          <table:table-cell table:formula="of:=[.AE30]/[.AE62]" office:value-type="float" office:value="4.73447930338356" calcext:value-type="float">
            <text:p>4.7344793034</text:p>
          </table:table-cell>
          <table:table-cell table:formula="of:=[.AF30]/[.AF62]" office:value-type="float" office:value="5.01279874777676" calcext:value-type="float">
            <text:p>5.0127987478</text:p>
          </table:table-cell>
          <table:table-cell table:formula="of:=[.AG30]/[.AG62]" office:value-type="float" office:value="5.08174380686761" calcext:value-type="float">
            <text:p>5.0817438069</text:p>
          </table:table-cell>
        </table:table-row>
        <table:table-row table:style-name="ro2">
          <table:table-cell office:value-type="float" office:value="3000000" calcext:value-type="float">
            <text:p>3000000</text:p>
          </table:table-cell>
          <table:table-cell table:formula="of:=[.B31]/[.B63]" office:value-type="float" office:value="0.719756372477604" calcext:value-type="float">
            <text:p>0.7197563725</text:p>
          </table:table-cell>
          <table:table-cell table:formula="of:=[.C31]/[.C63]" office:value-type="float" office:value="1.22706513542949" calcext:value-type="float">
            <text:p>1.2270651354</text:p>
          </table:table-cell>
          <table:table-cell table:formula="of:=[.D31]/[.D63]" office:value-type="float" office:value="1.72393594950373" calcext:value-type="float">
            <text:p>1.7239359495</text:p>
          </table:table-cell>
          <table:table-cell table:formula="of:=[.E31]/[.E63]" office:value-type="float" office:value="2.18757478592928" calcext:value-type="float">
            <text:p>2.1875747859</text:p>
          </table:table-cell>
          <table:table-cell table:formula="of:=[.F31]/[.F63]" office:value-type="float" office:value="2.49776308005574" calcext:value-type="float">
            <text:p>2.4977630801</text:p>
          </table:table-cell>
          <table:table-cell table:formula="of:=[.G31]/[.G63]" office:value-type="float" office:value="2.7287896232954" calcext:value-type="float">
            <text:p>2.7287896233</text:p>
          </table:table-cell>
          <table:table-cell table:formula="of:=[.H31]/[.H63]" office:value-type="float" office:value="3.18196969391648" calcext:value-type="float">
            <text:p>3.1819696939</text:p>
          </table:table-cell>
          <table:table-cell table:formula="of:=[.I31]/[.I63]" office:value-type="float" office:value="3.34195513653164" calcext:value-type="float">
            <text:p>3.3419551365</text:p>
          </table:table-cell>
          <table:table-cell table:formula="of:=[.J31]/[.J63]" office:value-type="float" office:value="3.6112832007961" calcext:value-type="float">
            <text:p>3.6112832008</text:p>
          </table:table-cell>
          <table:table-cell table:formula="of:=[.K31]/[.K63]" office:value-type="float" office:value="3.85141819139052" calcext:value-type="float">
            <text:p>3.8514181914</text:p>
          </table:table-cell>
          <table:table-cell table:formula="of:=[.L31]/[.L63]" office:value-type="float" office:value="4.12852546421321" calcext:value-type="float">
            <text:p>4.1285254642</text:p>
          </table:table-cell>
          <table:table-cell table:formula="of:=[.M31]/[.M63]" office:value-type="float" office:value="3.53145808526086" calcext:value-type="float">
            <text:p>3.5314580853</text:p>
          </table:table-cell>
          <table:table-cell table:formula="of:=[.N31]/[.N63]" office:value-type="float" office:value="3.7632087583027" calcext:value-type="float">
            <text:p>3.7632087583</text:p>
          </table:table-cell>
          <table:table-cell table:formula="of:=[.O31]/[.O63]" office:value-type="float" office:value="4.24844471045525" calcext:value-type="float">
            <text:p>4.2484447105</text:p>
          </table:table-cell>
          <table:table-cell table:formula="of:=[.P31]/[.P63]" office:value-type="float" office:value="4.78177437764669" calcext:value-type="float">
            <text:p>4.7817743776</text:p>
          </table:table-cell>
          <table:table-cell table:formula="of:=[.Q31]/[.Q63]" office:value-type="float" office:value="3.91467936759236" calcext:value-type="float">
            <text:p>3.9146793676</text:p>
          </table:table-cell>
          <table:table-cell table:formula="of:=[.R31]/[.R63]" office:value-type="float" office:value="4.56064515336579" calcext:value-type="float">
            <text:p>4.5606451534</text:p>
          </table:table-cell>
          <table:table-cell table:formula="of:=[.S31]/[.S63]" office:value-type="float" office:value="5.02241719112773" calcext:value-type="float">
            <text:p>5.0224171911</text:p>
          </table:table-cell>
          <table:table-cell table:formula="of:=[.T31]/[.T63]" office:value-type="float" office:value="4.26235752883621" calcext:value-type="float">
            <text:p>4.2623575288</text:p>
          </table:table-cell>
          <table:table-cell table:formula="of:=[.U31]/[.U63]" office:value-type="float" office:value="4.47362627042391" calcext:value-type="float">
            <text:p>4.4736262704</text:p>
          </table:table-cell>
          <table:table-cell table:formula="of:=[.V31]/[.V63]" office:value-type="float" office:value="4.7176207997333" calcext:value-type="float">
            <text:p>4.7176207997</text:p>
          </table:table-cell>
          <table:table-cell table:formula="of:=[.W31]/[.W63]" office:value-type="float" office:value="4.84096071187048" calcext:value-type="float">
            <text:p>4.8409607119</text:p>
          </table:table-cell>
          <table:table-cell table:formula="of:=[.X31]/[.X63]" office:value-type="float" office:value="5.05896676428052" calcext:value-type="float">
            <text:p>5.0589667643</text:p>
          </table:table-cell>
          <table:table-cell table:formula="of:=[.Y31]/[.Y63]" office:value-type="float" office:value="5.05923659033806" calcext:value-type="float">
            <text:p>5.0592365903</text:p>
          </table:table-cell>
          <table:table-cell table:formula="of:=[.Z31]/[.Z63]" office:value-type="float" office:value="4.99296739543562" calcext:value-type="float">
            <text:p>4.9929673954</text:p>
          </table:table-cell>
          <table:table-cell table:formula="of:=[.AA31]/[.AA63]" office:value-type="float" office:value="5.0064046967336" calcext:value-type="float">
            <text:p>5.0064046967</text:p>
          </table:table-cell>
          <table:table-cell table:formula="of:=[.AB31]/[.AB63]" office:value-type="float" office:value="5.20426525866886" calcext:value-type="float">
            <text:p>5.2042652587</text:p>
          </table:table-cell>
          <table:table-cell table:formula="of:=[.AC31]/[.AC63]" office:value-type="float" office:value="4.94016648821372" calcext:value-type="float">
            <text:p>4.9401664882</text:p>
          </table:table-cell>
          <table:table-cell table:formula="of:=[.AD31]/[.AD63]" office:value-type="float" office:value="5.00233980855448" calcext:value-type="float">
            <text:p>5.0023398086</text:p>
          </table:table-cell>
          <table:table-cell table:formula="of:=[.AE31]/[.AE63]" office:value-type="float" office:value="4.82268500303527" calcext:value-type="float">
            <text:p>4.822685003</text:p>
          </table:table-cell>
          <table:table-cell table:formula="of:=[.AF31]/[.AF63]" office:value-type="float" office:value="5.15686214949674" calcext:value-type="float">
            <text:p>5.1568621495</text:p>
          </table:table-cell>
          <table:table-cell table:formula="of:=[.AG31]/[.AG63]" office:value-type="float" office:value="5.08941933997976" calcext:value-type="float">
            <text:p>5.08941934</text:p>
          </table:table-cell>
        </table:table-row>
        <table:table-row table:style-name="ro2">
          <table:table-cell table:number-columns-repeated="33"/>
        </table:table-row>
        <table:table-row table:style-name="ro1">
          <table:table-cell office:value-type="string" calcext:value-type="string">
            <text:p>msort_omp_compa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2]/[.B66]" office:value-type="float" office:value="0.399580928713251" calcext:value-type="float">
            <text:p>0.3995809287</text:p>
          </table:table-cell>
          <table:table-cell table:formula="of:=[.C2]/[.C66]" office:value-type="float" office:value="0.280587662638447" calcext:value-type="float">
            <text:p>0.2805876626</text:p>
          </table:table-cell>
          <table:table-cell table:formula="of:=[.D2]/[.D66]" office:value-type="float" office:value="0.453898472215351" calcext:value-type="float">
            <text:p>0.4538984722</text:p>
          </table:table-cell>
          <table:table-cell table:formula="of:=[.E2]/[.E66]" office:value-type="float" office:value="0.437672237442973" calcext:value-type="float">
            <text:p>0.4376722374</text:p>
          </table:table-cell>
          <table:table-cell table:formula="of:=[.F2]/[.F66]" office:value-type="float" office:value="0.582987864437078" calcext:value-type="float">
            <text:p>0.5829878644</text:p>
          </table:table-cell>
          <table:table-cell table:formula="of:=[.G2]/[.G66]" office:value-type="float" office:value="0.392345211416093" calcext:value-type="float">
            <text:p>0.3923452114</text:p>
          </table:table-cell>
          <table:table-cell table:formula="of:=[.H2]/[.H66]" office:value-type="float" office:value="0.471526796074955" calcext:value-type="float">
            <text:p>0.4715267961</text:p>
          </table:table-cell>
          <table:table-cell table:formula="of:=[.I2]/[.I66]" office:value-type="float" office:value="0.525378708477215" calcext:value-type="float">
            <text:p>0.5253787085</text:p>
          </table:table-cell>
          <table:table-cell table:formula="of:=[.J2]/[.J66]" office:value-type="float" office:value="0.551087489906835" calcext:value-type="float">
            <text:p>0.5510874899</text:p>
          </table:table-cell>
          <table:table-cell table:formula="of:=[.K2]/[.K66]" office:value-type="float" office:value="0.20357805665609" calcext:value-type="float">
            <text:p>0.2035780567</text:p>
          </table:table-cell>
          <table:table-cell table:formula="of:=[.L2]/[.L66]" office:value-type="float" office:value="0.211584370225865" calcext:value-type="float">
            <text:p>0.2115843702</text:p>
          </table:table-cell>
          <table:table-cell table:formula="of:=[.M2]/[.M66]" office:value-type="float" office:value="0.557290337301383" calcext:value-type="float">
            <text:p>0.5572903373</text:p>
          </table:table-cell>
          <table:table-cell table:formula="of:=[.N2]/[.N66]" office:value-type="float" office:value="0.524487697819192" calcext:value-type="float">
            <text:p>0.5244876978</text:p>
          </table:table-cell>
          <table:table-cell table:formula="of:=[.O2]/[.O66]" office:value-type="float" office:value="0.440272239629159" calcext:value-type="float">
            <text:p>0.4402722396</text:p>
          </table:table-cell>
          <table:table-cell table:formula="of:=[.P2]/[.P66]" office:value-type="float" office:value="0.143905132523276" calcext:value-type="float">
            <text:p>0.1439051325</text:p>
          </table:table-cell>
          <table:table-cell table:formula="of:=[.Q2]/[.Q66]" office:value-type="float" office:value="0.699016541338749" calcext:value-type="float">
            <text:p>0.6990165413</text:p>
          </table:table-cell>
          <table:table-cell table:formula="of:=[.R2]/[.R66]" office:value-type="float" office:value="0.382889327911566" calcext:value-type="float">
            <text:p>0.3828893279</text:p>
          </table:table-cell>
          <table:table-cell table:formula="of:=[.S2]/[.S66]" office:value-type="float" office:value="0.597236612780731" calcext:value-type="float">
            <text:p>0.5972366128</text:p>
          </table:table-cell>
          <table:table-cell table:formula="of:=[.T2]/[.T66]" office:value-type="float" office:value="0.561510023107613" calcext:value-type="float">
            <text:p>0.5615100231</text:p>
          </table:table-cell>
          <table:table-cell table:formula="of:=[.U2]/[.U66]" office:value-type="float" office:value="0.13441021799632" calcext:value-type="float">
            <text:p>0.134410218</text:p>
          </table:table-cell>
          <table:table-cell table:formula="of:=[.V2]/[.V66]" office:value-type="float" office:value="0.602464746630712" calcext:value-type="float">
            <text:p>0.6024647466</text:p>
          </table:table-cell>
          <table:table-cell table:formula="of:=[.W2]/[.W66]" office:value-type="float" office:value="0.398027481859896" calcext:value-type="float">
            <text:p>0.3980274819</text:p>
          </table:table-cell>
          <table:table-cell table:formula="of:=[.X2]/[.X66]" office:value-type="float" office:value="0.546120277532899" calcext:value-type="float">
            <text:p>0.5461202775</text:p>
          </table:table-cell>
          <table:table-cell table:formula="of:=[.Y2]/[.Y66]" office:value-type="float" office:value="0.433341722312495" calcext:value-type="float">
            <text:p>0.4333417223</text:p>
          </table:table-cell>
          <table:table-cell table:formula="of:=[.Z2]/[.Z66]" office:value-type="float" office:value="0.51753080344825" calcext:value-type="float">
            <text:p>0.5175308034</text:p>
          </table:table-cell>
          <table:table-cell table:formula="of:=[.AA2]/[.AA66]" office:value-type="float" office:value="0.548347786242112" calcext:value-type="float">
            <text:p>0.5483477862</text:p>
          </table:table-cell>
          <table:table-cell table:formula="of:=[.AB2]/[.AB66]" office:value-type="float" office:value="0.428939901889804" calcext:value-type="float">
            <text:p>0.4289399019</text:p>
          </table:table-cell>
          <table:table-cell table:formula="of:=[.AC2]/[.AC66]" office:value-type="float" office:value="0.59223518467256" calcext:value-type="float">
            <text:p>0.5922351847</text:p>
          </table:table-cell>
          <table:table-cell table:formula="of:=[.AD2]/[.AD66]" office:value-type="float" office:value="0.317974609997667" calcext:value-type="float">
            <text:p>0.31797461</text:p>
          </table:table-cell>
          <table:table-cell table:formula="of:=[.AE2]/[.AE66]" office:value-type="float" office:value="0.431248879191389" calcext:value-type="float">
            <text:p>0.4312488792</text:p>
          </table:table-cell>
          <table:table-cell table:formula="of:=[.AF2]/[.AF66]" office:value-type="float" office:value="0.434352504854183" calcext:value-type="float">
            <text:p>0.4343525049</text:p>
          </table:table-cell>
          <table:table-cell table:formula="of:=[.AG2]/[.AG66]" office:value-type="float" office:value="0.243225148745927" calcext:value-type="float">
            <text:p>0.2432251487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table:formula="of:=[.B3]/[.B67]" office:value-type="float" office:value="0.492261431804389" calcext:value-type="float">
            <text:p>0.4922614318</text:p>
          </table:table-cell>
          <table:table-cell table:formula="of:=[.C3]/[.C67]" office:value-type="float" office:value="0.339591506562981" calcext:value-type="float">
            <text:p>0.3395915066</text:p>
          </table:table-cell>
          <table:table-cell table:formula="of:=[.D3]/[.D67]" office:value-type="float" office:value="0.448782816821221" calcext:value-type="float">
            <text:p>0.4487828168</text:p>
          </table:table-cell>
          <table:table-cell table:formula="of:=[.E3]/[.E67]" office:value-type="float" office:value="0.522581231295616" calcext:value-type="float">
            <text:p>0.5225812313</text:p>
          </table:table-cell>
          <table:table-cell table:formula="of:=[.F3]/[.F67]" office:value-type="float" office:value="0.641889956395457" calcext:value-type="float">
            <text:p>0.6418899564</text:p>
          </table:table-cell>
          <table:table-cell table:formula="of:=[.G3]/[.G67]" office:value-type="float" office:value="0.655034373891506" calcext:value-type="float">
            <text:p>0.6550343739</text:p>
          </table:table-cell>
          <table:table-cell table:formula="of:=[.H3]/[.H67]" office:value-type="float" office:value="0.658497353265476" calcext:value-type="float">
            <text:p>0.6584973533</text:p>
          </table:table-cell>
          <table:table-cell table:formula="of:=[.I3]/[.I67]" office:value-type="float" office:value="0.788924873732137" calcext:value-type="float">
            <text:p>0.7889248737</text:p>
          </table:table-cell>
          <table:table-cell table:formula="of:=[.J3]/[.J67]" office:value-type="float" office:value="0.802510167428268" calcext:value-type="float">
            <text:p>0.8025101674</text:p>
          </table:table-cell>
          <table:table-cell table:formula="of:=[.K3]/[.K67]" office:value-type="float" office:value="0.906765770136681" calcext:value-type="float">
            <text:p>0.9067657701</text:p>
          </table:table-cell>
          <table:table-cell table:formula="of:=[.L3]/[.L67]" office:value-type="float" office:value="1.03955108240598" calcext:value-type="float">
            <text:p>1.0395510824</text:p>
          </table:table-cell>
          <table:table-cell table:formula="of:=[.M3]/[.M67]" office:value-type="float" office:value="0.678050636274275" calcext:value-type="float">
            <text:p>0.6780506363</text:p>
          </table:table-cell>
          <table:table-cell table:formula="of:=[.N3]/[.N67]" office:value-type="float" office:value="0.950108057758412" calcext:value-type="float">
            <text:p>0.9501080578</text:p>
          </table:table-cell>
          <table:table-cell table:formula="of:=[.O3]/[.O67]" office:value-type="float" office:value="0.481132041843331" calcext:value-type="float">
            <text:p>0.4811320418</text:p>
          </table:table-cell>
          <table:table-cell table:formula="of:=[.P3]/[.P67]" office:value-type="float" office:value="0.581487811229498" calcext:value-type="float">
            <text:p>0.5814878112</text:p>
          </table:table-cell>
          <table:table-cell table:formula="of:=[.Q3]/[.Q67]" office:value-type="float" office:value="0.486452713159812" calcext:value-type="float">
            <text:p>0.4864527132</text:p>
          </table:table-cell>
          <table:table-cell table:formula="of:=[.R3]/[.R67]" office:value-type="float" office:value="1.15799707608852" calcext:value-type="float">
            <text:p>1.1579970761</text:p>
          </table:table-cell>
          <table:table-cell table:formula="of:=[.S3]/[.S67]" office:value-type="float" office:value="0.907169219265536" calcext:value-type="float">
            <text:p>0.9071692193</text:p>
          </table:table-cell>
          <table:table-cell table:formula="of:=[.T3]/[.T67]" office:value-type="float" office:value="1.09354620813985" calcext:value-type="float">
            <text:p>1.0935462081</text:p>
          </table:table-cell>
          <table:table-cell table:formula="of:=[.U3]/[.U67]" office:value-type="float" office:value="0.683038778646398" calcext:value-type="float">
            <text:p>0.6830387786</text:p>
          </table:table-cell>
          <table:table-cell table:formula="of:=[.V3]/[.V67]" office:value-type="float" office:value="0.869116320487359" calcext:value-type="float">
            <text:p>0.8691163205</text:p>
          </table:table-cell>
          <table:table-cell table:formula="of:=[.W3]/[.W67]" office:value-type="float" office:value="0.288521886250114" calcext:value-type="float">
            <text:p>0.2885218863</text:p>
          </table:table-cell>
          <table:table-cell table:formula="of:=[.X3]/[.X67]" office:value-type="float" office:value="0.378490437669221" calcext:value-type="float">
            <text:p>0.3784904377</text:p>
          </table:table-cell>
          <table:table-cell table:formula="of:=[.Y3]/[.Y67]" office:value-type="float" office:value="0.346324261860154" calcext:value-type="float">
            <text:p>0.3463242619</text:p>
          </table:table-cell>
          <table:table-cell table:formula="of:=[.Z3]/[.Z67]" office:value-type="float" office:value="0.440193417740826" calcext:value-type="float">
            <text:p>0.4401934177</text:p>
          </table:table-cell>
          <table:table-cell table:formula="of:=[.AA3]/[.AA67]" office:value-type="float" office:value="0.409853703240094" calcext:value-type="float">
            <text:p>0.4098537032</text:p>
          </table:table-cell>
          <table:table-cell table:formula="of:=[.AB3]/[.AB67]" office:value-type="float" office:value="1.10649117107305" calcext:value-type="float">
            <text:p>1.1064911711</text:p>
          </table:table-cell>
          <table:table-cell table:formula="of:=[.AC3]/[.AC67]" office:value-type="float" office:value="0.817637080334596" calcext:value-type="float">
            <text:p>0.8176370803</text:p>
          </table:table-cell>
          <table:table-cell table:formula="of:=[.AD3]/[.AD67]" office:value-type="float" office:value="1.25393398822833" calcext:value-type="float">
            <text:p>1.2539339882</text:p>
          </table:table-cell>
          <table:table-cell table:formula="of:=[.AE3]/[.AE67]" office:value-type="float" office:value="0.650454804758334" calcext:value-type="float">
            <text:p>0.6504548048</text:p>
          </table:table-cell>
          <table:table-cell table:formula="of:=[.AF3]/[.AF67]" office:value-type="float" office:value="0.408952076707548" calcext:value-type="float">
            <text:p>0.4089520767</text:p>
          </table:table-cell>
          <table:table-cell table:formula="of:=[.AG3]/[.AG67]" office:value-type="float" office:value="0.328172678238003" calcext:value-type="float">
            <text:p>0.3281726782</text:p>
          </table:table-cell>
        </table:table-row>
        <table:table-row table:style-name="ro2">
          <table:table-cell office:value-type="float" office:value="300000" calcext:value-type="float">
            <text:p>300000</text:p>
          </table:table-cell>
          <table:table-cell table:formula="of:=[.B4]/[.B68]" office:value-type="float" office:value="0.481124689489834" calcext:value-type="float">
            <text:p>0.4811246895</text:p>
          </table:table-cell>
          <table:table-cell table:formula="of:=[.C4]/[.C68]" office:value-type="float" office:value="0.241278195004059" calcext:value-type="float">
            <text:p>0.241278195</text:p>
          </table:table-cell>
          <table:table-cell table:formula="of:=[.D4]/[.D68]" office:value-type="float" office:value="0.497683622348227" calcext:value-type="float">
            <text:p>0.4976836223</text:p>
          </table:table-cell>
          <table:table-cell table:formula="of:=[.E4]/[.E68]" office:value-type="float" office:value="0.530041485678911" calcext:value-type="float">
            <text:p>0.5300414857</text:p>
          </table:table-cell>
          <table:table-cell table:formula="of:=[.F4]/[.F68]" office:value-type="float" office:value="0.594387978968382" calcext:value-type="float">
            <text:p>0.594387979</text:p>
          </table:table-cell>
          <table:table-cell table:formula="of:=[.G4]/[.G68]" office:value-type="float" office:value="0.64209256336781" calcext:value-type="float">
            <text:p>0.6420925634</text:p>
          </table:table-cell>
          <table:table-cell table:formula="of:=[.H4]/[.H68]" office:value-type="float" office:value="0.749556843597195" calcext:value-type="float">
            <text:p>0.7495568436</text:p>
          </table:table-cell>
          <table:table-cell table:formula="of:=[.I4]/[.I68]" office:value-type="float" office:value="0.822887178580628" calcext:value-type="float">
            <text:p>0.8228871786</text:p>
          </table:table-cell>
          <table:table-cell table:formula="of:=[.J4]/[.J68]" office:value-type="float" office:value="0.793921780958825" calcext:value-type="float">
            <text:p>0.793921781</text:p>
          </table:table-cell>
          <table:table-cell table:formula="of:=[.K4]/[.K68]" office:value-type="float" office:value="0.754669276701478" calcext:value-type="float">
            <text:p>0.7546692767</text:p>
          </table:table-cell>
          <table:table-cell table:formula="of:=[.L4]/[.L68]" office:value-type="float" office:value="0.466897978440667" calcext:value-type="float">
            <text:p>0.4668979784</text:p>
          </table:table-cell>
          <table:table-cell table:formula="of:=[.M4]/[.M68]" office:value-type="float" office:value="0.379672714843856" calcext:value-type="float">
            <text:p>0.3796727148</text:p>
          </table:table-cell>
          <table:table-cell table:formula="of:=[.N4]/[.N68]" office:value-type="float" office:value="0.315484398185456" calcext:value-type="float">
            <text:p>0.3154843982</text:p>
          </table:table-cell>
          <table:table-cell table:formula="of:=[.O4]/[.O68]" office:value-type="float" office:value="0.909251752508926" calcext:value-type="float">
            <text:p>0.9092517525</text:p>
          </table:table-cell>
          <table:table-cell table:formula="of:=[.P4]/[.P68]" office:value-type="float" office:value="0.352368236179381" calcext:value-type="float">
            <text:p>0.3523682362</text:p>
          </table:table-cell>
          <table:table-cell table:formula="of:=[.Q4]/[.Q68]" office:value-type="float" office:value="1.03401541324815" calcext:value-type="float">
            <text:p>1.0340154132</text:p>
          </table:table-cell>
          <table:table-cell table:formula="of:=[.R4]/[.R68]" office:value-type="float" office:value="0.999950117120154" calcext:value-type="float">
            <text:p>0.9999501171</text:p>
          </table:table-cell>
          <table:table-cell table:formula="of:=[.S4]/[.S68]" office:value-type="float" office:value="0.383760376858656" calcext:value-type="float">
            <text:p>0.3837603769</text:p>
          </table:table-cell>
          <table:table-cell table:formula="of:=[.T4]/[.T68]" office:value-type="float" office:value="0.372151828583031" calcext:value-type="float">
            <text:p>0.3721518286</text:p>
          </table:table-cell>
          <table:table-cell table:formula="of:=[.U4]/[.U68]" office:value-type="float" office:value="0.972772225678968" calcext:value-type="float">
            <text:p>0.9727722257</text:p>
          </table:table-cell>
          <table:table-cell table:formula="of:=[.V4]/[.V68]" office:value-type="float" office:value="0.42600079350157" calcext:value-type="float">
            <text:p>0.4260007935</text:p>
          </table:table-cell>
          <table:table-cell table:formula="of:=[.W4]/[.W68]" office:value-type="float" office:value="0.902018104740521" calcext:value-type="float">
            <text:p>0.9020181047</text:p>
          </table:table-cell>
          <table:table-cell table:formula="of:=[.X4]/[.X68]" office:value-type="float" office:value="0.726501276962103" calcext:value-type="float">
            <text:p>0.726501277</text:p>
          </table:table-cell>
          <table:table-cell table:formula="of:=[.Y4]/[.Y68]" office:value-type="float" office:value="0.352001221832506" calcext:value-type="float">
            <text:p>0.3520012218</text:p>
          </table:table-cell>
          <table:table-cell table:formula="of:=[.Z4]/[.Z68]" office:value-type="float" office:value="0.3089649179421" calcext:value-type="float">
            <text:p>0.3089649179</text:p>
          </table:table-cell>
          <table:table-cell table:formula="of:=[.AA4]/[.AA68]" office:value-type="float" office:value="1.29603369819739" calcext:value-type="float">
            <text:p>1.2960336982</text:p>
          </table:table-cell>
          <table:table-cell table:formula="of:=[.AB4]/[.AB68]" office:value-type="float" office:value="0.900212473019363" calcext:value-type="float">
            <text:p>0.900212473</text:p>
          </table:table-cell>
          <table:table-cell table:formula="of:=[.AC4]/[.AC68]" office:value-type="float" office:value="0.964747582872053" calcext:value-type="float">
            <text:p>0.9647475829</text:p>
          </table:table-cell>
          <table:table-cell table:formula="of:=[.AD4]/[.AD68]" office:value-type="float" office:value="1.0558276063646" calcext:value-type="float">
            <text:p>1.0558276064</text:p>
          </table:table-cell>
          <table:table-cell table:formula="of:=[.AE4]/[.AE68]" office:value-type="float" office:value="1.04024989028095" calcext:value-type="float">
            <text:p>1.0402498903</text:p>
          </table:table-cell>
          <table:table-cell table:formula="of:=[.AF4]/[.AF68]" office:value-type="float" office:value="0.974327283944884" calcext:value-type="float">
            <text:p>0.9743272839</text:p>
          </table:table-cell>
          <table:table-cell table:formula="of:=[.AG4]/[.AG68]" office:value-type="float" office:value="0.874122698261957" calcext:value-type="float">
            <text:p>0.8741226983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table:formula="of:=[.B5]/[.B69]" office:value-type="float" office:value="0.501662034994446" calcext:value-type="float">
            <text:p>0.501662035</text:p>
          </table:table-cell>
          <table:table-cell table:formula="of:=[.C5]/[.C69]" office:value-type="float" office:value="0.312128056396045" calcext:value-type="float">
            <text:p>0.3121280564</text:p>
          </table:table-cell>
          <table:table-cell table:formula="of:=[.D5]/[.D69]" office:value-type="float" office:value="0.732410995149814" calcext:value-type="float">
            <text:p>0.7324109951</text:p>
          </table:table-cell>
          <table:table-cell table:formula="of:=[.E5]/[.E69]" office:value-type="float" office:value="0.816937954278108" calcext:value-type="float">
            <text:p>0.8169379543</text:p>
          </table:table-cell>
          <table:table-cell table:formula="of:=[.F5]/[.F69]" office:value-type="float" office:value="0.849859439883105" calcext:value-type="float">
            <text:p>0.8498594399</text:p>
          </table:table-cell>
          <table:table-cell table:formula="of:=[.G5]/[.G69]" office:value-type="float" office:value="1.08558166295197" calcext:value-type="float">
            <text:p>1.085581663</text:p>
          </table:table-cell>
          <table:table-cell table:formula="of:=[.H5]/[.H69]" office:value-type="float" office:value="1.11908853412161" calcext:value-type="float">
            <text:p>1.1190885341</text:p>
          </table:table-cell>
          <table:table-cell table:formula="of:=[.I5]/[.I69]" office:value-type="float" office:value="0.946971410443925" calcext:value-type="float">
            <text:p>0.9469714104</text:p>
          </table:table-cell>
          <table:table-cell table:formula="of:=[.J5]/[.J69]" office:value-type="float" office:value="0.700336290467276" calcext:value-type="float">
            <text:p>0.7003362905</text:p>
          </table:table-cell>
          <table:table-cell table:formula="of:=[.K5]/[.K69]" office:value-type="float" office:value="1.40884863528982" calcext:value-type="float">
            <text:p>1.4088486353</text:p>
          </table:table-cell>
          <table:table-cell table:formula="of:=[.L5]/[.L69]" office:value-type="float" office:value="1.10099819760448" calcext:value-type="float">
            <text:p>1.1009981976</text:p>
          </table:table-cell>
          <table:table-cell table:formula="of:=[.M5]/[.M69]" office:value-type="float" office:value="1.1460233845715" calcext:value-type="float">
            <text:p>1.1460233846</text:p>
          </table:table-cell>
          <table:table-cell table:formula="of:=[.N5]/[.N69]" office:value-type="float" office:value="1.49274247637376" calcext:value-type="float">
            <text:p>1.4927424764</text:p>
          </table:table-cell>
          <table:table-cell table:formula="of:=[.O5]/[.O69]" office:value-type="float" office:value="1.4738454123714" calcext:value-type="float">
            <text:p>1.4738454124</text:p>
          </table:table-cell>
          <table:table-cell table:formula="of:=[.P5]/[.P69]" office:value-type="float" office:value="0.530892352098566" calcext:value-type="float">
            <text:p>0.5308923521</text:p>
          </table:table-cell>
          <table:table-cell table:formula="of:=[.Q5]/[.Q69]" office:value-type="float" office:value="1.63133178817879" calcext:value-type="float">
            <text:p>1.6313317882</text:p>
          </table:table-cell>
          <table:table-cell table:formula="of:=[.R5]/[.R69]" office:value-type="float" office:value="1.52007411357705" calcext:value-type="float">
            <text:p>1.5200741136</text:p>
          </table:table-cell>
          <table:table-cell table:formula="of:=[.S5]/[.S69]" office:value-type="float" office:value="1.08099858391542" calcext:value-type="float">
            <text:p>1.0809985839</text:p>
          </table:table-cell>
          <table:table-cell table:formula="of:=[.T5]/[.T69]" office:value-type="float" office:value="0.765667013832131" calcext:value-type="float">
            <text:p>0.7656670138</text:p>
          </table:table-cell>
          <table:table-cell table:formula="of:=[.U5]/[.U69]" office:value-type="float" office:value="1.55825693964575" calcext:value-type="float">
            <text:p>1.5582569396</text:p>
          </table:table-cell>
          <table:table-cell table:formula="of:=[.V5]/[.V69]" office:value-type="float" office:value="1.36691564928185" calcext:value-type="float">
            <text:p>1.3669156493</text:p>
          </table:table-cell>
          <table:table-cell table:formula="of:=[.W5]/[.W69]" office:value-type="float" office:value="1.69432425118449" calcext:value-type="float">
            <text:p>1.6943242512</text:p>
          </table:table-cell>
          <table:table-cell table:formula="of:=[.X5]/[.X69]" office:value-type="float" office:value="1.58464541845091" calcext:value-type="float">
            <text:p>1.5846454185</text:p>
          </table:table-cell>
          <table:table-cell table:formula="of:=[.Y5]/[.Y69]" office:value-type="float" office:value="1.61778744925494" calcext:value-type="float">
            <text:p>1.6177874493</text:p>
          </table:table-cell>
          <table:table-cell table:formula="of:=[.Z5]/[.Z69]" office:value-type="float" office:value="1.54014235300824" calcext:value-type="float">
            <text:p>1.540142353</text:p>
          </table:table-cell>
          <table:table-cell table:formula="of:=[.AA5]/[.AA69]" office:value-type="float" office:value="1.8539644385961" calcext:value-type="float">
            <text:p>1.8539644386</text:p>
          </table:table-cell>
          <table:table-cell table:formula="of:=[.AB5]/[.AB69]" office:value-type="float" office:value="1.741570840118" calcext:value-type="float">
            <text:p>1.7415708401</text:p>
          </table:table-cell>
          <table:table-cell table:formula="of:=[.AC5]/[.AC69]" office:value-type="float" office:value="0.504104961164939" calcext:value-type="float">
            <text:p>0.5041049612</text:p>
          </table:table-cell>
          <table:table-cell table:formula="of:=[.AD5]/[.AD69]" office:value-type="float" office:value="1.74072172812645" calcext:value-type="float">
            <text:p>1.7407217281</text:p>
          </table:table-cell>
          <table:table-cell table:formula="of:=[.AE5]/[.AE69]" office:value-type="float" office:value="1.78215275991339" calcext:value-type="float">
            <text:p>1.7821527599</text:p>
          </table:table-cell>
          <table:table-cell table:formula="of:=[.AF5]/[.AF69]" office:value-type="float" office:value="0.742028724508778" calcext:value-type="float">
            <text:p>0.7420287245</text:p>
          </table:table-cell>
          <table:table-cell table:formula="of:=[.AG5]/[.AG69]" office:value-type="float" office:value="1.76852590590354" calcext:value-type="float">
            <text:p>1.7685259059</text:p>
          </table:table-cell>
        </table:table-row>
        <table:table-row table:style-name="ro2">
          <table:table-cell office:value-type="float" office:value="500000" calcext:value-type="float">
            <text:p>500000</text:p>
          </table:table-cell>
          <table:table-cell table:formula="of:=[.B6]/[.B70]" office:value-type="float" office:value="0.516934452436656" calcext:value-type="float">
            <text:p>0.5169344524</text:p>
          </table:table-cell>
          <table:table-cell table:formula="of:=[.C6]/[.C70]" office:value-type="float" office:value="0.370252781421955" calcext:value-type="float">
            <text:p>0.3702527814</text:p>
          </table:table-cell>
          <table:table-cell table:formula="of:=[.D6]/[.D70]" office:value-type="float" office:value="0.604502518298011" calcext:value-type="float">
            <text:p>0.6045025183</text:p>
          </table:table-cell>
          <table:table-cell table:formula="of:=[.E6]/[.E70]" office:value-type="float" office:value="0.594533047756135" calcext:value-type="float">
            <text:p>0.5945330478</text:p>
          </table:table-cell>
          <table:table-cell table:formula="of:=[.F6]/[.F70]" office:value-type="float" office:value="0.653129113895985" calcext:value-type="float">
            <text:p>0.6531291139</text:p>
          </table:table-cell>
          <table:table-cell table:formula="of:=[.G6]/[.G70]" office:value-type="float" office:value="0.337925097371377" calcext:value-type="float">
            <text:p>0.3379250974</text:p>
          </table:table-cell>
          <table:table-cell table:formula="of:=[.H6]/[.H70]" office:value-type="float" office:value="0.951770718015656" calcext:value-type="float">
            <text:p>0.951770718</text:p>
          </table:table-cell>
          <table:table-cell table:formula="of:=[.I6]/[.I70]" office:value-type="float" office:value="1.07561657010701" calcext:value-type="float">
            <text:p>1.0756165701</text:p>
          </table:table-cell>
          <table:table-cell table:formula="of:=[.J6]/[.J70]" office:value-type="float" office:value="0.799897000214793" calcext:value-type="float">
            <text:p>0.7998970002</text:p>
          </table:table-cell>
          <table:table-cell table:formula="of:=[.K6]/[.K70]" office:value-type="float" office:value="0.992894650433369" calcext:value-type="float">
            <text:p>0.9928946504</text:p>
          </table:table-cell>
          <table:table-cell table:formula="of:=[.L6]/[.L70]" office:value-type="float" office:value="0.788610026013333" calcext:value-type="float">
            <text:p>0.788610026</text:p>
          </table:table-cell>
          <table:table-cell table:formula="of:=[.M6]/[.M70]" office:value-type="float" office:value="1.1057900384355" calcext:value-type="float">
            <text:p>1.1057900384</text:p>
          </table:table-cell>
          <table:table-cell table:formula="of:=[.N6]/[.N70]" office:value-type="float" office:value="0.954896833374562" calcext:value-type="float">
            <text:p>0.9548968334</text:p>
          </table:table-cell>
          <table:table-cell table:formula="of:=[.O6]/[.O70]" office:value-type="float" office:value="0.474250654595362" calcext:value-type="float">
            <text:p>0.4742506546</text:p>
          </table:table-cell>
          <table:table-cell table:formula="of:=[.P6]/[.P70]" office:value-type="float" office:value="0.53287896033987" calcext:value-type="float">
            <text:p>0.5328789603</text:p>
          </table:table-cell>
          <table:table-cell table:formula="of:=[.Q6]/[.Q70]" office:value-type="float" office:value="1.27768851614518" calcext:value-type="float">
            <text:p>1.2776885161</text:p>
          </table:table-cell>
          <table:table-cell table:formula="of:=[.R6]/[.R70]" office:value-type="float" office:value="0.631827874580026" calcext:value-type="float">
            <text:p>0.6318278746</text:p>
          </table:table-cell>
          <table:table-cell table:formula="of:=[.S6]/[.S70]" office:value-type="float" office:value="1.29176729985468" calcext:value-type="float">
            <text:p>1.2917672999</text:p>
          </table:table-cell>
          <table:table-cell table:formula="of:=[.T6]/[.T70]" office:value-type="float" office:value="1.3064825710161" calcext:value-type="float">
            <text:p>1.306482571</text:p>
          </table:table-cell>
          <table:table-cell table:formula="of:=[.U6]/[.U70]" office:value-type="float" office:value="0.846666666914867" calcext:value-type="float">
            <text:p>0.8466666669</text:p>
          </table:table-cell>
          <table:table-cell table:formula="of:=[.V6]/[.V70]" office:value-type="float" office:value="0.542392895886986" calcext:value-type="float">
            <text:p>0.5423928959</text:p>
          </table:table-cell>
          <table:table-cell table:formula="of:=[.W6]/[.W70]" office:value-type="float" office:value="1.21138869348462" calcext:value-type="float">
            <text:p>1.2113886935</text:p>
          </table:table-cell>
          <table:table-cell table:formula="of:=[.X6]/[.X70]" office:value-type="float" office:value="0.580490979358757" calcext:value-type="float">
            <text:p>0.5804909794</text:p>
          </table:table-cell>
          <table:table-cell table:formula="of:=[.Y6]/[.Y70]" office:value-type="float" office:value="1.37952376274729" calcext:value-type="float">
            <text:p>1.3795237627</text:p>
          </table:table-cell>
          <table:table-cell table:formula="of:=[.Z6]/[.Z70]" office:value-type="float" office:value="0.551793407084512" calcext:value-type="float">
            <text:p>0.5517934071</text:p>
          </table:table-cell>
          <table:table-cell table:formula="of:=[.AA6]/[.AA70]" office:value-type="float" office:value="1.32267168316569" calcext:value-type="float">
            <text:p>1.3226716832</text:p>
          </table:table-cell>
          <table:table-cell table:formula="of:=[.AB6]/[.AB70]" office:value-type="float" office:value="1.36046262898617" calcext:value-type="float">
            <text:p>1.360462629</text:p>
          </table:table-cell>
          <table:table-cell table:formula="of:=[.AC6]/[.AC70]" office:value-type="float" office:value="1.51936425156736" calcext:value-type="float">
            <text:p>1.5193642516</text:p>
          </table:table-cell>
          <table:table-cell table:formula="of:=[.AD6]/[.AD70]" office:value-type="float" office:value="0.50165666988676" calcext:value-type="float">
            <text:p>0.5016566699</text:p>
          </table:table-cell>
          <table:table-cell table:formula="of:=[.AE6]/[.AE70]" office:value-type="float" office:value="1.53915748861944" calcext:value-type="float">
            <text:p>1.5391574886</text:p>
          </table:table-cell>
          <table:table-cell table:formula="of:=[.AF6]/[.AF70]" office:value-type="float" office:value="1.48162255212672" calcext:value-type="float">
            <text:p>1.4816225521</text:p>
          </table:table-cell>
          <table:table-cell table:formula="of:=[.AG6]/[.AG70]" office:value-type="float" office:value="1.40158413243716" calcext:value-type="float">
            <text:p>1.4015841324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table:formula="of:=[.B7]/[.B71]" office:value-type="float" office:value="0.513985881140603" calcext:value-type="float">
            <text:p>0.5139858811</text:p>
          </table:table-cell>
          <table:table-cell table:formula="of:=[.C7]/[.C71]" office:value-type="float" office:value="0.221735031325279" calcext:value-type="float">
            <text:p>0.2217350313</text:p>
          </table:table-cell>
          <table:table-cell table:formula="of:=[.D7]/[.D71]" office:value-type="float" office:value="0.528940133585346" calcext:value-type="float">
            <text:p>0.5289401336</text:p>
          </table:table-cell>
          <table:table-cell table:formula="of:=[.E7]/[.E71]" office:value-type="float" office:value="0.604524183213855" calcext:value-type="float">
            <text:p>0.6045241832</text:p>
          </table:table-cell>
          <table:table-cell table:formula="of:=[.F7]/[.F71]" office:value-type="float" office:value="0.83210683255565" calcext:value-type="float">
            <text:p>0.8321068326</text:p>
          </table:table-cell>
          <table:table-cell table:formula="of:=[.G7]/[.G71]" office:value-type="float" office:value="0.745541512997223" calcext:value-type="float">
            <text:p>0.745541513</text:p>
          </table:table-cell>
          <table:table-cell table:formula="of:=[.H7]/[.H71]" office:value-type="float" office:value="0.842250071842844" calcext:value-type="float">
            <text:p>0.8422500718</text:p>
          </table:table-cell>
          <table:table-cell table:formula="of:=[.I7]/[.I71]" office:value-type="float" office:value="0.786425738944112" calcext:value-type="float">
            <text:p>0.7864257389</text:p>
          </table:table-cell>
          <table:table-cell table:formula="of:=[.J7]/[.J71]" office:value-type="float" office:value="0.886379859034317" calcext:value-type="float">
            <text:p>0.886379859</text:p>
          </table:table-cell>
          <table:table-cell table:formula="of:=[.K7]/[.K71]" office:value-type="float" office:value="1.02285021703046" calcext:value-type="float">
            <text:p>1.022850217</text:p>
          </table:table-cell>
          <table:table-cell table:formula="of:=[.L7]/[.L71]" office:value-type="float" office:value="1.13235768208932" calcext:value-type="float">
            <text:p>1.1323576821</text:p>
          </table:table-cell>
          <table:table-cell table:formula="of:=[.M7]/[.M71]" office:value-type="float" office:value="1.26949542550161" calcext:value-type="float">
            <text:p>1.2694954255</text:p>
          </table:table-cell>
          <table:table-cell table:formula="of:=[.N7]/[.N71]" office:value-type="float" office:value="1.0826235922444" calcext:value-type="float">
            <text:p>1.0826235922</text:p>
          </table:table-cell>
          <table:table-cell table:formula="of:=[.O7]/[.O71]" office:value-type="float" office:value="0.437636531847199" calcext:value-type="float">
            <text:p>0.4376365318</text:p>
          </table:table-cell>
          <table:table-cell table:formula="of:=[.P7]/[.P71]" office:value-type="float" office:value="0.563327425899652" calcext:value-type="float">
            <text:p>0.5633274259</text:p>
          </table:table-cell>
          <table:table-cell table:formula="of:=[.Q7]/[.Q71]" office:value-type="float" office:value="0.509270774917409" calcext:value-type="float">
            <text:p>0.5092707749</text:p>
          </table:table-cell>
          <table:table-cell table:formula="of:=[.R7]/[.R71]" office:value-type="float" office:value="1.27737897450853" calcext:value-type="float">
            <text:p>1.2773789745</text:p>
          </table:table-cell>
          <table:table-cell table:formula="of:=[.S7]/[.S71]" office:value-type="float" office:value="0.529284097732904" calcext:value-type="float">
            <text:p>0.5292840977</text:p>
          </table:table-cell>
          <table:table-cell table:formula="of:=[.T7]/[.T71]" office:value-type="float" office:value="1.32507428280851" calcext:value-type="float">
            <text:p>1.3250742828</text:p>
          </table:table-cell>
          <table:table-cell table:formula="of:=[.U7]/[.U71]" office:value-type="float" office:value="1.34313957967648" calcext:value-type="float">
            <text:p>1.3431395797</text:p>
          </table:table-cell>
          <table:table-cell table:formula="of:=[.V7]/[.V71]" office:value-type="float" office:value="1.34552836394509" calcext:value-type="float">
            <text:p>1.3455283639</text:p>
          </table:table-cell>
          <table:table-cell table:formula="of:=[.W7]/[.W71]" office:value-type="float" office:value="1.52737061445231" calcext:value-type="float">
            <text:p>1.5273706145</text:p>
          </table:table-cell>
          <table:table-cell table:formula="of:=[.X7]/[.X71]" office:value-type="float" office:value="1.55509863840515" calcext:value-type="float">
            <text:p>1.5550986384</text:p>
          </table:table-cell>
          <table:table-cell table:formula="of:=[.Y7]/[.Y71]" office:value-type="float" office:value="0.620043990652136" calcext:value-type="float">
            <text:p>0.6200439907</text:p>
          </table:table-cell>
          <table:table-cell table:formula="of:=[.Z7]/[.Z71]" office:value-type="float" office:value="0.450640535592174" calcext:value-type="float">
            <text:p>0.4506405356</text:p>
          </table:table-cell>
          <table:table-cell table:formula="of:=[.AA7]/[.AA71]" office:value-type="float" office:value="1.46242815658873" calcext:value-type="float">
            <text:p>1.4624281566</text:p>
          </table:table-cell>
          <table:table-cell table:formula="of:=[.AB7]/[.AB71]" office:value-type="float" office:value="1.63230175074638" calcext:value-type="float">
            <text:p>1.6323017507</text:p>
          </table:table-cell>
          <table:table-cell table:formula="of:=[.AC7]/[.AC71]" office:value-type="float" office:value="1.56195656581696" calcext:value-type="float">
            <text:p>1.5619565658</text:p>
          </table:table-cell>
          <table:table-cell table:formula="of:=[.AD7]/[.AD71]" office:value-type="float" office:value="1.27869703418937" calcext:value-type="float">
            <text:p>1.2786970342</text:p>
          </table:table-cell>
          <table:table-cell table:formula="of:=[.AE7]/[.AE71]" office:value-type="float" office:value="1.45493452359673" calcext:value-type="float">
            <text:p>1.4549345236</text:p>
          </table:table-cell>
          <table:table-cell table:formula="of:=[.AF7]/[.AF71]" office:value-type="float" office:value="0.863166478966908" calcext:value-type="float">
            <text:p>0.863166479</text:p>
          </table:table-cell>
          <table:table-cell table:formula="of:=[.AG7]/[.AG71]" office:value-type="float" office:value="0.768825228160342" calcext:value-type="float">
            <text:p>0.7688252282</text:p>
          </table:table-cell>
        </table:table-row>
        <table:table-row table:style-name="ro2">
          <table:table-cell office:value-type="float" office:value="700000" calcext:value-type="float">
            <text:p>700000</text:p>
          </table:table-cell>
          <table:table-cell table:formula="of:=[.B8]/[.B72]" office:value-type="float" office:value="0.512255289964942" calcext:value-type="float">
            <text:p>0.51225529</text:p>
          </table:table-cell>
          <table:table-cell table:formula="of:=[.C8]/[.C72]" office:value-type="float" office:value="0.283181724599836" calcext:value-type="float">
            <text:p>0.2831817246</text:p>
          </table:table-cell>
          <table:table-cell table:formula="of:=[.D8]/[.D72]" office:value-type="float" office:value="0.60884867045014" calcext:value-type="float">
            <text:p>0.6088486705</text:p>
          </table:table-cell>
          <table:table-cell table:formula="of:=[.E8]/[.E72]" office:value-type="float" office:value="0.609603846904034" calcext:value-type="float">
            <text:p>0.6096038469</text:p>
          </table:table-cell>
          <table:table-cell table:formula="of:=[.F8]/[.F72]" office:value-type="float" office:value="0.663303160341523" calcext:value-type="float">
            <text:p>0.6633031603</text:p>
          </table:table-cell>
          <table:table-cell table:formula="of:=[.G8]/[.G72]" office:value-type="float" office:value="0.787210866185991" calcext:value-type="float">
            <text:p>0.7872108662</text:p>
          </table:table-cell>
          <table:table-cell table:formula="of:=[.H8]/[.H72]" office:value-type="float" office:value="0.921449257899206" calcext:value-type="float">
            <text:p>0.9214492579</text:p>
          </table:table-cell>
          <table:table-cell table:formula="of:=[.I8]/[.I72]" office:value-type="float" office:value="0.532636248945413" calcext:value-type="float">
            <text:p>0.5326362489</text:p>
          </table:table-cell>
          <table:table-cell table:formula="of:=[.J8]/[.J72]" office:value-type="float" office:value="0.857343533562535" calcext:value-type="float">
            <text:p>0.8573435336</text:p>
          </table:table-cell>
          <table:table-cell table:formula="of:=[.K8]/[.K72]" office:value-type="float" office:value="0.939313974164071" calcext:value-type="float">
            <text:p>0.9393139742</text:p>
          </table:table-cell>
          <table:table-cell table:formula="of:=[.L8]/[.L72]" office:value-type="float" office:value="1.21331598062984" calcext:value-type="float">
            <text:p>1.2133159806</text:p>
          </table:table-cell>
          <table:table-cell table:formula="of:=[.M8]/[.M72]" office:value-type="float" office:value="1.14276461950062" calcext:value-type="float">
            <text:p>1.1427646195</text:p>
          </table:table-cell>
          <table:table-cell table:formula="of:=[.N8]/[.N72]" office:value-type="float" office:value="1.24382468816944" calcext:value-type="float">
            <text:p>1.2438246882</text:p>
          </table:table-cell>
          <table:table-cell table:formula="of:=[.O8]/[.O72]" office:value-type="float" office:value="1.19912731733715" calcext:value-type="float">
            <text:p>1.1991273173</text:p>
          </table:table-cell>
          <table:table-cell table:formula="of:=[.P8]/[.P72]" office:value-type="float" office:value="1.15189600085949" calcext:value-type="float">
            <text:p>1.1518960009</text:p>
          </table:table-cell>
          <table:table-cell table:formula="of:=[.Q8]/[.Q72]" office:value-type="float" office:value="1.45182417086692" calcext:value-type="float">
            <text:p>1.4518241709</text:p>
          </table:table-cell>
          <table:table-cell table:formula="of:=[.R8]/[.R72]" office:value-type="float" office:value="1.4455175795247" calcext:value-type="float">
            <text:p>1.4455175795</text:p>
          </table:table-cell>
          <table:table-cell table:formula="of:=[.S8]/[.S72]" office:value-type="float" office:value="0.684620292184223" calcext:value-type="float">
            <text:p>0.6846202922</text:p>
          </table:table-cell>
          <table:table-cell table:formula="of:=[.T8]/[.T72]" office:value-type="float" office:value="0.776960502123928" calcext:value-type="float">
            <text:p>0.7769605021</text:p>
          </table:table-cell>
          <table:table-cell table:formula="of:=[.U8]/[.U72]" office:value-type="float" office:value="1.41442289330565" calcext:value-type="float">
            <text:p>1.4144228933</text:p>
          </table:table-cell>
          <table:table-cell table:formula="of:=[.V8]/[.V72]" office:value-type="float" office:value="1.62582378644755" calcext:value-type="float">
            <text:p>1.6258237864</text:p>
          </table:table-cell>
          <table:table-cell table:formula="of:=[.W8]/[.W72]" office:value-type="float" office:value="1.32966577051759" calcext:value-type="float">
            <text:p>1.3296657705</text:p>
          </table:table-cell>
          <table:table-cell table:formula="of:=[.X8]/[.X72]" office:value-type="float" office:value="0.679704474249969" calcext:value-type="float">
            <text:p>0.6797044742</text:p>
          </table:table-cell>
          <table:table-cell table:formula="of:=[.Y8]/[.Y72]" office:value-type="float" office:value="1.62674633648841" calcext:value-type="float">
            <text:p>1.6267463365</text:p>
          </table:table-cell>
          <table:table-cell table:formula="of:=[.Z8]/[.Z72]" office:value-type="float" office:value="1.2812638254613" calcext:value-type="float">
            <text:p>1.2812638255</text:p>
          </table:table-cell>
          <table:table-cell table:formula="of:=[.AA8]/[.AA72]" office:value-type="float" office:value="1.566589547299" calcext:value-type="float">
            <text:p>1.5665895473</text:p>
          </table:table-cell>
          <table:table-cell table:formula="of:=[.AB8]/[.AB72]" office:value-type="float" office:value="1.70805524624252" calcext:value-type="float">
            <text:p>1.7080552462</text:p>
          </table:table-cell>
          <table:table-cell table:formula="of:=[.AC8]/[.AC72]" office:value-type="float" office:value="1.56071927732856" calcext:value-type="float">
            <text:p>1.5607192773</text:p>
          </table:table-cell>
          <table:table-cell table:formula="of:=[.AD8]/[.AD72]" office:value-type="float" office:value="1.46973308390009" calcext:value-type="float">
            <text:p>1.4697330839</text:p>
          </table:table-cell>
          <table:table-cell table:formula="of:=[.AE8]/[.AE72]" office:value-type="float" office:value="0.563870175259354" calcext:value-type="float">
            <text:p>0.5638701753</text:p>
          </table:table-cell>
          <table:table-cell table:formula="of:=[.AF8]/[.AF72]" office:value-type="float" office:value="0.752877653874395" calcext:value-type="float">
            <text:p>0.7528776539</text:p>
          </table:table-cell>
          <table:table-cell table:formula="of:=[.AG8]/[.AG72]" office:value-type="float" office:value="0.531215575671625" calcext:value-type="float">
            <text:p>0.5312155757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table:formula="of:=[.B9]/[.B73]" office:value-type="float" office:value="0.505107439894901" calcext:value-type="float">
            <text:p>0.5051074399</text:p>
          </table:table-cell>
          <table:table-cell table:formula="of:=[.C9]/[.C73]" office:value-type="float" office:value="0.313870478716214" calcext:value-type="float">
            <text:p>0.3138704787</text:p>
          </table:table-cell>
          <table:table-cell table:formula="of:=[.D9]/[.D73]" office:value-type="float" office:value="0.543663305241928" calcext:value-type="float">
            <text:p>0.5436633052</text:p>
          </table:table-cell>
          <table:table-cell table:formula="of:=[.E9]/[.E73]" office:value-type="float" office:value="0.59986244826464" calcext:value-type="float">
            <text:p>0.5998624483</text:p>
          </table:table-cell>
          <table:table-cell table:formula="of:=[.F9]/[.F73]" office:value-type="float" office:value="0.721977038888976" calcext:value-type="float">
            <text:p>0.7219770389</text:p>
          </table:table-cell>
          <table:table-cell table:formula="of:=[.G9]/[.G73]" office:value-type="float" office:value="0.836137858900322" calcext:value-type="float">
            <text:p>0.8361378589</text:p>
          </table:table-cell>
          <table:table-cell table:formula="of:=[.H9]/[.H73]" office:value-type="float" office:value="0.878206862708456" calcext:value-type="float">
            <text:p>0.8782068627</text:p>
          </table:table-cell>
          <table:table-cell table:formula="of:=[.I9]/[.I73]" office:value-type="float" office:value="0.952112701207919" calcext:value-type="float">
            <text:p>0.9521127012</text:p>
          </table:table-cell>
          <table:table-cell table:formula="of:=[.J9]/[.J73]" office:value-type="float" office:value="0.958878813649837" calcext:value-type="float">
            <text:p>0.9588788136</text:p>
          </table:table-cell>
          <table:table-cell table:formula="of:=[.K9]/[.K73]" office:value-type="float" office:value="0.65802229783762" calcext:value-type="float">
            <text:p>0.6580222978</text:p>
          </table:table-cell>
          <table:table-cell table:formula="of:=[.L9]/[.L73]" office:value-type="float" office:value="1.12193834120212" calcext:value-type="float">
            <text:p>1.1219383412</text:p>
          </table:table-cell>
          <table:table-cell table:formula="of:=[.M9]/[.M73]" office:value-type="float" office:value="1.22662720330971" calcext:value-type="float">
            <text:p>1.2266272033</text:p>
          </table:table-cell>
          <table:table-cell table:formula="of:=[.N9]/[.N73]" office:value-type="float" office:value="0.599198833985405" calcext:value-type="float">
            <text:p>0.599198834</text:p>
          </table:table-cell>
          <table:table-cell table:formula="of:=[.O9]/[.O73]" office:value-type="float" office:value="0.510268188805971" calcext:value-type="float">
            <text:p>0.5102681888</text:p>
          </table:table-cell>
          <table:table-cell table:formula="of:=[.P9]/[.P73]" office:value-type="float" office:value="1.30722150187387" calcext:value-type="float">
            <text:p>1.3072215019</text:p>
          </table:table-cell>
          <table:table-cell table:formula="of:=[.Q9]/[.Q73]" office:value-type="float" office:value="0.651305611400922" calcext:value-type="float">
            <text:p>0.6513056114</text:p>
          </table:table-cell>
          <table:table-cell table:formula="of:=[.R9]/[.R73]" office:value-type="float" office:value="1.42369912969736" calcext:value-type="float">
            <text:p>1.4236991297</text:p>
          </table:table-cell>
          <table:table-cell table:formula="of:=[.S9]/[.S73]" office:value-type="float" office:value="1.25035658261291" calcext:value-type="float">
            <text:p>1.2503565826</text:p>
          </table:table-cell>
          <table:table-cell table:formula="of:=[.T9]/[.T73]" office:value-type="float" office:value="1.29872497453543" calcext:value-type="float">
            <text:p>1.2987249745</text:p>
          </table:table-cell>
          <table:table-cell table:formula="of:=[.U9]/[.U73]" office:value-type="float" office:value="1.36570002621023" calcext:value-type="float">
            <text:p>1.3657000262</text:p>
          </table:table-cell>
          <table:table-cell table:formula="of:=[.V9]/[.V73]" office:value-type="float" office:value="1.15417126596873" calcext:value-type="float">
            <text:p>1.154171266</text:p>
          </table:table-cell>
          <table:table-cell table:formula="of:=[.W9]/[.W73]" office:value-type="float" office:value="0.787924684314237" calcext:value-type="float">
            <text:p>0.7879246843</text:p>
          </table:table-cell>
          <table:table-cell table:formula="of:=[.X9]/[.X73]" office:value-type="float" office:value="1.67223058674108" calcext:value-type="float">
            <text:p>1.6722305867</text:p>
          </table:table-cell>
          <table:table-cell table:formula="of:=[.Y9]/[.Y73]" office:value-type="float" office:value="0.765133880231132" calcext:value-type="float">
            <text:p>0.7651338802</text:p>
          </table:table-cell>
          <table:table-cell table:formula="of:=[.Z9]/[.Z73]" office:value-type="float" office:value="0.736519438112873" calcext:value-type="float">
            <text:p>0.7365194381</text:p>
          </table:table-cell>
          <table:table-cell table:formula="of:=[.AA9]/[.AA73]" office:value-type="float" office:value="1.52849389870628" calcext:value-type="float">
            <text:p>1.5284938987</text:p>
          </table:table-cell>
          <table:table-cell table:formula="of:=[.AB9]/[.AB73]" office:value-type="float" office:value="1.46097021427455" calcext:value-type="float">
            <text:p>1.4609702143</text:p>
          </table:table-cell>
          <table:table-cell table:formula="of:=[.AC9]/[.AC73]" office:value-type="float" office:value="1.47365417755833" calcext:value-type="float">
            <text:p>1.4736541776</text:p>
          </table:table-cell>
          <table:table-cell table:formula="of:=[.AD9]/[.AD73]" office:value-type="float" office:value="1.06051086371863" calcext:value-type="float">
            <text:p>1.0605108637</text:p>
          </table:table-cell>
          <table:table-cell table:formula="of:=[.AE9]/[.AE73]" office:value-type="float" office:value="0.566359378121545" calcext:value-type="float">
            <text:p>0.5663593781</text:p>
          </table:table-cell>
          <table:table-cell table:formula="of:=[.AF9]/[.AF73]" office:value-type="float" office:value="0.738938652641238" calcext:value-type="float">
            <text:p>0.7389386526</text:p>
          </table:table-cell>
          <table:table-cell table:formula="of:=[.AG9]/[.AG73]" office:value-type="float" office:value="1.78251047400121" calcext:value-type="float">
            <text:p>1.782510474</text:p>
          </table:table-cell>
        </table:table-row>
        <table:table-row table:style-name="ro2">
          <table:table-cell office:value-type="float" office:value="900000" calcext:value-type="float">
            <text:p>900000</text:p>
          </table:table-cell>
          <table:table-cell table:formula="of:=[.B10]/[.B74]" office:value-type="float" office:value="0.491024607257227" calcext:value-type="float">
            <text:p>0.4910246073</text:p>
          </table:table-cell>
          <table:table-cell table:formula="of:=[.C10]/[.C74]" office:value-type="float" office:value="0.18577775939824" calcext:value-type="float">
            <text:p>0.1857777594</text:p>
          </table:table-cell>
          <table:table-cell table:formula="of:=[.D10]/[.D74]" office:value-type="float" office:value="0.528298747676675" calcext:value-type="float">
            <text:p>0.5282987477</text:p>
          </table:table-cell>
          <table:table-cell table:formula="of:=[.E10]/[.E74]" office:value-type="float" office:value="0.606579508219598" calcext:value-type="float">
            <text:p>0.6065795082</text:p>
          </table:table-cell>
          <table:table-cell table:formula="of:=[.F10]/[.F74]" office:value-type="float" office:value="0.73865283260082" calcext:value-type="float">
            <text:p>0.7386528326</text:p>
          </table:table-cell>
          <table:table-cell table:formula="of:=[.G10]/[.G74]" office:value-type="float" office:value="0.792454401932233" calcext:value-type="float">
            <text:p>0.7924544019</text:p>
          </table:table-cell>
          <table:table-cell table:formula="of:=[.H10]/[.H74]" office:value-type="float" office:value="0.910913786155152" calcext:value-type="float">
            <text:p>0.9109137862</text:p>
          </table:table-cell>
          <table:table-cell table:formula="of:=[.I10]/[.I74]" office:value-type="float" office:value="0.882478945743081" calcext:value-type="float">
            <text:p>0.8824789457</text:p>
          </table:table-cell>
          <table:table-cell table:formula="of:=[.J10]/[.J74]" office:value-type="float" office:value="0.528233089897797" calcext:value-type="float">
            <text:p>0.5282330899</text:p>
          </table:table-cell>
          <table:table-cell table:formula="of:=[.K10]/[.K74]" office:value-type="float" office:value="1.16281813752338" calcext:value-type="float">
            <text:p>1.1628181375</text:p>
          </table:table-cell>
          <table:table-cell table:formula="of:=[.L10]/[.L74]" office:value-type="float" office:value="1.13273919123292" calcext:value-type="float">
            <text:p>1.1327391912</text:p>
          </table:table-cell>
          <table:table-cell table:formula="of:=[.M10]/[.M74]" office:value-type="float" office:value="0.677730873852024" calcext:value-type="float">
            <text:p>0.6777308739</text:p>
          </table:table-cell>
          <table:table-cell table:formula="of:=[.N10]/[.N74]" office:value-type="float" office:value="1.17735447163559" calcext:value-type="float">
            <text:p>1.1773544716</text:p>
          </table:table-cell>
          <table:table-cell table:formula="of:=[.O10]/[.O74]" office:value-type="float" office:value="1.26762434869693" calcext:value-type="float">
            <text:p>1.2676243487</text:p>
          </table:table-cell>
          <table:table-cell table:formula="of:=[.P10]/[.P74]" office:value-type="float" office:value="0.872790375932234" calcext:value-type="float">
            <text:p>0.8727903759</text:p>
          </table:table-cell>
          <table:table-cell table:formula="of:=[.Q10]/[.Q74]" office:value-type="float" office:value="0.616099717980171" calcext:value-type="float">
            <text:p>0.616099718</text:p>
          </table:table-cell>
          <table:table-cell table:formula="of:=[.R10]/[.R74]" office:value-type="float" office:value="1.46545517372908" calcext:value-type="float">
            <text:p>1.4654551737</text:p>
          </table:table-cell>
          <table:table-cell table:formula="of:=[.S10]/[.S74]" office:value-type="float" office:value="1.45100114660412" calcext:value-type="float">
            <text:p>1.4510011466</text:p>
          </table:table-cell>
          <table:table-cell table:formula="of:=[.T10]/[.T74]" office:value-type="float" office:value="1.49657955168306" calcext:value-type="float">
            <text:p>1.4965795517</text:p>
          </table:table-cell>
          <table:table-cell table:formula="of:=[.U10]/[.U74]" office:value-type="float" office:value="1.45696574604276" calcext:value-type="float">
            <text:p>1.456965746</text:p>
          </table:table-cell>
          <table:table-cell table:formula="of:=[.V10]/[.V74]" office:value-type="float" office:value="1.38652014808398" calcext:value-type="float">
            <text:p>1.3865201481</text:p>
          </table:table-cell>
          <table:table-cell table:formula="of:=[.W10]/[.W74]" office:value-type="float" office:value="1.3661671280557" calcext:value-type="float">
            <text:p>1.3661671281</text:p>
          </table:table-cell>
          <table:table-cell table:formula="of:=[.X10]/[.X74]" office:value-type="float" office:value="0.66600551664017" calcext:value-type="float">
            <text:p>0.6660055166</text:p>
          </table:table-cell>
          <table:table-cell table:formula="of:=[.Y10]/[.Y74]" office:value-type="float" office:value="1.58242832326783" calcext:value-type="float">
            <text:p>1.5824283233</text:p>
          </table:table-cell>
          <table:table-cell table:formula="of:=[.Z10]/[.Z74]" office:value-type="float" office:value="0.669768968968159" calcext:value-type="float">
            <text:p>0.669768969</text:p>
          </table:table-cell>
          <table:table-cell table:formula="of:=[.AA10]/[.AA74]" office:value-type="float" office:value="1.60878820652159" calcext:value-type="float">
            <text:p>1.6087882065</text:p>
          </table:table-cell>
          <table:table-cell table:formula="of:=[.AB10]/[.AB74]" office:value-type="float" office:value="0.713122192163452" calcext:value-type="float">
            <text:p>0.7131221922</text:p>
          </table:table-cell>
          <table:table-cell table:formula="of:=[.AC10]/[.AC74]" office:value-type="float" office:value="1.48865784703172" calcext:value-type="float">
            <text:p>1.488657847</text:p>
          </table:table-cell>
          <table:table-cell table:formula="of:=[.AD10]/[.AD74]" office:value-type="float" office:value="0.745461964828101" calcext:value-type="float">
            <text:p>0.7454619648</text:p>
          </table:table-cell>
          <table:table-cell table:formula="of:=[.AE10]/[.AE74]" office:value-type="float" office:value="1.59429823080863" calcext:value-type="float">
            <text:p>1.5942982308</text:p>
          </table:table-cell>
          <table:table-cell table:formula="of:=[.AF10]/[.AF74]" office:value-type="float" office:value="1.40918028091258" calcext:value-type="float">
            <text:p>1.4091802809</text:p>
          </table:table-cell>
          <table:table-cell table:formula="of:=[.AG10]/[.AG74]" office:value-type="float" office:value="0.928910643528302" calcext:value-type="float">
            <text:p>0.9289106435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formula="of:=[.B11]/[.B75]" office:value-type="float" office:value="0.51185690705391" calcext:value-type="float">
            <text:p>0.5118569071</text:p>
          </table:table-cell>
          <table:table-cell table:formula="of:=[.C11]/[.C75]" office:value-type="float" office:value="0.313407782105412" calcext:value-type="float">
            <text:p>0.3134077821</text:p>
          </table:table-cell>
          <table:table-cell table:formula="of:=[.D11]/[.D75]" office:value-type="float" office:value="0.543793966930761" calcext:value-type="float">
            <text:p>0.5437939669</text:p>
          </table:table-cell>
          <table:table-cell table:formula="of:=[.E11]/[.E75]" office:value-type="float" office:value="0.612292050384607" calcext:value-type="float">
            <text:p>0.6122920504</text:p>
          </table:table-cell>
          <table:table-cell table:formula="of:=[.F11]/[.F75]" office:value-type="float" office:value="0.703316328204987" calcext:value-type="float">
            <text:p>0.7033163282</text:p>
          </table:table-cell>
          <table:table-cell table:formula="of:=[.G11]/[.G75]" office:value-type="float" office:value="0.771457140639498" calcext:value-type="float">
            <text:p>0.7714571406</text:p>
          </table:table-cell>
          <table:table-cell table:formula="of:=[.H11]/[.H75]" office:value-type="float" office:value="0.947168789688193" calcext:value-type="float">
            <text:p>0.9471687897</text:p>
          </table:table-cell>
          <table:table-cell table:formula="of:=[.I11]/[.I75]" office:value-type="float" office:value="0.976598487342335" calcext:value-type="float">
            <text:p>0.9765984873</text:p>
          </table:table-cell>
          <table:table-cell table:formula="of:=[.J11]/[.J75]" office:value-type="float" office:value="0.970190668202786" calcext:value-type="float">
            <text:p>0.9701906682</text:p>
          </table:table-cell>
          <table:table-cell table:formula="of:=[.K11]/[.K75]" office:value-type="float" office:value="0.989727905513638" calcext:value-type="float">
            <text:p>0.9897279055</text:p>
          </table:table-cell>
          <table:table-cell table:formula="of:=[.L11]/[.L75]" office:value-type="float" office:value="1.05146298396206" calcext:value-type="float">
            <text:p>1.051462984</text:p>
          </table:table-cell>
          <table:table-cell table:formula="of:=[.M11]/[.M75]" office:value-type="float" office:value="0.615830799384206" calcext:value-type="float">
            <text:p>0.6158307994</text:p>
          </table:table-cell>
          <table:table-cell table:formula="of:=[.N11]/[.N75]" office:value-type="float" office:value="1.28047215824969" calcext:value-type="float">
            <text:p>1.2804721582</text:p>
          </table:table-cell>
          <table:table-cell table:formula="of:=[.O11]/[.O75]" office:value-type="float" office:value="1.27345217861306" calcext:value-type="float">
            <text:p>1.2734521786</text:p>
          </table:table-cell>
          <table:table-cell table:formula="of:=[.P11]/[.P75]" office:value-type="float" office:value="1.02681150032657" calcext:value-type="float">
            <text:p>1.0268115003</text:p>
          </table:table-cell>
          <table:table-cell table:formula="of:=[.Q11]/[.Q75]" office:value-type="float" office:value="0.656501909269548" calcext:value-type="float">
            <text:p>0.6565019093</text:p>
          </table:table-cell>
          <table:table-cell table:formula="of:=[.R11]/[.R75]" office:value-type="float" office:value="1.40452422028474" calcext:value-type="float">
            <text:p>1.4045242203</text:p>
          </table:table-cell>
          <table:table-cell table:formula="of:=[.S11]/[.S75]" office:value-type="float" office:value="0.843284103831433" calcext:value-type="float">
            <text:p>0.8432841038</text:p>
          </table:table-cell>
          <table:table-cell table:formula="of:=[.T11]/[.T75]" office:value-type="float" office:value="1.17566264428246" calcext:value-type="float">
            <text:p>1.1756626443</text:p>
          </table:table-cell>
          <table:table-cell table:formula="of:=[.U11]/[.U75]" office:value-type="float" office:value="0.937956248119429" calcext:value-type="float">
            <text:p>0.9379562481</text:p>
          </table:table-cell>
          <table:table-cell table:formula="of:=[.V11]/[.V75]" office:value-type="float" office:value="0.620801981364928" calcext:value-type="float">
            <text:p>0.6208019814</text:p>
          </table:table-cell>
          <table:table-cell table:formula="of:=[.W11]/[.W75]" office:value-type="float" office:value="1.53604758159519" calcext:value-type="float">
            <text:p>1.5360475816</text:p>
          </table:table-cell>
          <table:table-cell table:formula="of:=[.X11]/[.X75]" office:value-type="float" office:value="1.55901498519032" calcext:value-type="float">
            <text:p>1.5590149852</text:p>
          </table:table-cell>
          <table:table-cell table:formula="of:=[.Y11]/[.Y75]" office:value-type="float" office:value="0.829629451910566" calcext:value-type="float">
            <text:p>0.8296294519</text:p>
          </table:table-cell>
          <table:table-cell table:formula="of:=[.Z11]/[.Z75]" office:value-type="float" office:value="0.849120469958677" calcext:value-type="float">
            <text:p>0.84912047</text:p>
          </table:table-cell>
          <table:table-cell table:formula="of:=[.AA11]/[.AA75]" office:value-type="float" office:value="0.628662115378363" calcext:value-type="float">
            <text:p>0.6286621154</text:p>
          </table:table-cell>
          <table:table-cell table:formula="of:=[.AB11]/[.AB75]" office:value-type="float" office:value="1.65544762318646" calcext:value-type="float">
            <text:p>1.6554476232</text:p>
          </table:table-cell>
          <table:table-cell table:formula="of:=[.AC11]/[.AC75]" office:value-type="float" office:value="1.59986694106531" calcext:value-type="float">
            <text:p>1.5998669411</text:p>
          </table:table-cell>
          <table:table-cell table:formula="of:=[.AD11]/[.AD75]" office:value-type="float" office:value="1.6746953115926" calcext:value-type="float">
            <text:p>1.6746953116</text:p>
          </table:table-cell>
          <table:table-cell table:formula="of:=[.AE11]/[.AE75]" office:value-type="float" office:value="1.71893332655656" calcext:value-type="float">
            <text:p>1.7189333266</text:p>
          </table:table-cell>
          <table:table-cell table:formula="of:=[.AF11]/[.AF75]" office:value-type="float" office:value="0.713923897214759" calcext:value-type="float">
            <text:p>0.7139238972</text:p>
          </table:table-cell>
          <table:table-cell table:formula="of:=[.AG11]/[.AG75]" office:value-type="float" office:value="0.875522633599834" calcext:value-type="float">
            <text:p>0.8755226336</text:p>
          </table:table-cell>
        </table:table-row>
        <table:table-row table:style-name="ro2">
          <table:table-cell office:value-type="float" office:value="1100000" calcext:value-type="float">
            <text:p>1100000</text:p>
          </table:table-cell>
          <table:table-cell table:formula="of:=[.B12]/[.B76]" office:value-type="float" office:value="0.529749811601544" calcext:value-type="float">
            <text:p>0.5297498116</text:p>
          </table:table-cell>
          <table:table-cell table:formula="of:=[.C12]/[.C76]" office:value-type="float" office:value="0.307160709328676" calcext:value-type="float">
            <text:p>0.3071607093</text:p>
          </table:table-cell>
          <table:table-cell table:formula="of:=[.D12]/[.D76]" office:value-type="float" office:value="0.57355141395985" calcext:value-type="float">
            <text:p>0.573551414</text:p>
          </table:table-cell>
          <table:table-cell table:formula="of:=[.E12]/[.E76]" office:value-type="float" office:value="0.5797398366604" calcext:value-type="float">
            <text:p>0.5797398367</text:p>
          </table:table-cell>
          <table:table-cell table:formula="of:=[.F12]/[.F76]" office:value-type="float" office:value="0.704270160580345" calcext:value-type="float">
            <text:p>0.7042701606</text:p>
          </table:table-cell>
          <table:table-cell table:formula="of:=[.G12]/[.G76]" office:value-type="float" office:value="0.802063232957768" calcext:value-type="float">
            <text:p>0.802063233</text:p>
          </table:table-cell>
          <table:table-cell table:formula="of:=[.H12]/[.H76]" office:value-type="float" office:value="0.946076664294331" calcext:value-type="float">
            <text:p>0.9460766643</text:p>
          </table:table-cell>
          <table:table-cell table:formula="of:=[.I12]/[.I76]" office:value-type="float" office:value="0.893854978445666" calcext:value-type="float">
            <text:p>0.8938549784</text:p>
          </table:table-cell>
          <table:table-cell table:formula="of:=[.J12]/[.J76]" office:value-type="float" office:value="1.05150765279583" calcext:value-type="float">
            <text:p>1.0515076528</text:p>
          </table:table-cell>
          <table:table-cell table:formula="of:=[.K12]/[.K76]" office:value-type="float" office:value="0.667074871168946" calcext:value-type="float">
            <text:p>0.6670748712</text:p>
          </table:table-cell>
          <table:table-cell table:formula="of:=[.L12]/[.L76]" office:value-type="float" office:value="1.24206356115582" calcext:value-type="float">
            <text:p>1.2420635612</text:p>
          </table:table-cell>
          <table:table-cell table:formula="of:=[.M12]/[.M76]" office:value-type="float" office:value="1.25156249373011" calcext:value-type="float">
            <text:p>1.2515624937</text:p>
          </table:table-cell>
          <table:table-cell table:formula="of:=[.N12]/[.N76]" office:value-type="float" office:value="1.31348388719218" calcext:value-type="float">
            <text:p>1.3134838872</text:p>
          </table:table-cell>
          <table:table-cell table:formula="of:=[.O12]/[.O76]" office:value-type="float" office:value="1.34888871379483" calcext:value-type="float">
            <text:p>1.3488887138</text:p>
          </table:table-cell>
          <table:table-cell table:formula="of:=[.P12]/[.P76]" office:value-type="float" office:value="1.38195579402002" calcext:value-type="float">
            <text:p>1.381955794</text:p>
          </table:table-cell>
          <table:table-cell table:formula="of:=[.Q12]/[.Q76]" office:value-type="float" office:value="0.789403116232547" calcext:value-type="float">
            <text:p>0.7894031162</text:p>
          </table:table-cell>
          <table:table-cell table:formula="of:=[.R12]/[.R76]" office:value-type="float" office:value="0.687411542840691" calcext:value-type="float">
            <text:p>0.6874115428</text:p>
          </table:table-cell>
          <table:table-cell table:formula="of:=[.S12]/[.S76]" office:value-type="float" office:value="0.920436851083822" calcext:value-type="float">
            <text:p>0.9204368511</text:p>
          </table:table-cell>
          <table:table-cell table:formula="of:=[.T12]/[.T76]" office:value-type="float" office:value="1.12766962169432" calcext:value-type="float">
            <text:p>1.1276696217</text:p>
          </table:table-cell>
          <table:table-cell table:formula="of:=[.U12]/[.U76]" office:value-type="float" office:value="1.60625776323238" calcext:value-type="float">
            <text:p>1.6062577632</text:p>
          </table:table-cell>
          <table:table-cell table:formula="of:=[.V12]/[.V76]" office:value-type="float" office:value="0.860460581666041" calcext:value-type="float">
            <text:p>0.8604605817</text:p>
          </table:table-cell>
          <table:table-cell table:formula="of:=[.W12]/[.W76]" office:value-type="float" office:value="1.30693219477142" calcext:value-type="float">
            <text:p>1.3069321948</text:p>
          </table:table-cell>
          <table:table-cell table:formula="of:=[.X12]/[.X76]" office:value-type="float" office:value="1.45285498665322" calcext:value-type="float">
            <text:p>1.4528549867</text:p>
          </table:table-cell>
          <table:table-cell table:formula="of:=[.Y12]/[.Y76]" office:value-type="float" office:value="1.78415369497447" calcext:value-type="float">
            <text:p>1.784153695</text:p>
          </table:table-cell>
          <table:table-cell table:formula="of:=[.Z12]/[.Z76]" office:value-type="float" office:value="1.59002042189444" calcext:value-type="float">
            <text:p>1.5900204219</text:p>
          </table:table-cell>
          <table:table-cell table:formula="of:=[.AA12]/[.AA76]" office:value-type="float" office:value="0.903745585228164" calcext:value-type="float">
            <text:p>0.9037455852</text:p>
          </table:table-cell>
          <table:table-cell table:formula="of:=[.AB12]/[.AB76]" office:value-type="float" office:value="1.6915111422756" calcext:value-type="float">
            <text:p>1.6915111423</text:p>
          </table:table-cell>
          <table:table-cell table:formula="of:=[.AC12]/[.AC76]" office:value-type="float" office:value="1.27748005027601" calcext:value-type="float">
            <text:p>1.2774800503</text:p>
          </table:table-cell>
          <table:table-cell table:formula="of:=[.AD12]/[.AD76]" office:value-type="float" office:value="1.83737207663917" calcext:value-type="float">
            <text:p>1.8373720766</text:p>
          </table:table-cell>
          <table:table-cell table:formula="of:=[.AE12]/[.AE76]" office:value-type="float" office:value="1.77212199793849" calcext:value-type="float">
            <text:p>1.7721219979</text:p>
          </table:table-cell>
          <table:table-cell table:formula="of:=[.AF12]/[.AF76]" office:value-type="float" office:value="0.933882747466052" calcext:value-type="float">
            <text:p>0.9338827475</text:p>
          </table:table-cell>
          <table:table-cell table:formula="of:=[.AG12]/[.AG76]" office:value-type="float" office:value="0.762838751105116" calcext:value-type="float">
            <text:p>0.7628387511</text:p>
          </table:table-cell>
        </table:table-row>
        <table:table-row table:style-name="ro2">
          <table:table-cell office:value-type="float" office:value="1200000" calcext:value-type="float">
            <text:p>1200000</text:p>
          </table:table-cell>
          <table:table-cell table:formula="of:=[.B13]/[.B77]" office:value-type="float" office:value="0.523121253662837" calcext:value-type="float">
            <text:p>0.5231212537</text:p>
          </table:table-cell>
          <table:table-cell table:formula="of:=[.C13]/[.C77]" office:value-type="float" office:value="0.305257021933379" calcext:value-type="float">
            <text:p>0.3052570219</text:p>
          </table:table-cell>
          <table:table-cell table:formula="of:=[.D13]/[.D77]" office:value-type="float" office:value="0.580810799656402" calcext:value-type="float">
            <text:p>0.5808107997</text:p>
          </table:table-cell>
          <table:table-cell table:formula="of:=[.E13]/[.E77]" office:value-type="float" office:value="0.457097258299751" calcext:value-type="float">
            <text:p>0.4570972583</text:p>
          </table:table-cell>
          <table:table-cell table:formula="of:=[.F13]/[.F77]" office:value-type="float" office:value="0.777775964772172" calcext:value-type="float">
            <text:p>0.7777759648</text:p>
          </table:table-cell>
          <table:table-cell table:formula="of:=[.G13]/[.G77]" office:value-type="float" office:value="0.51348346705967" calcext:value-type="float">
            <text:p>0.5134834671</text:p>
          </table:table-cell>
          <table:table-cell table:formula="of:=[.H13]/[.H77]" office:value-type="float" office:value="1.00953964071355" calcext:value-type="float">
            <text:p>1.0095396407</text:p>
          </table:table-cell>
          <table:table-cell table:formula="of:=[.I13]/[.I77]" office:value-type="float" office:value="0.929979250818348" calcext:value-type="float">
            <text:p>0.9299792508</text:p>
          </table:table-cell>
          <table:table-cell table:formula="of:=[.J13]/[.J77]" office:value-type="float" office:value="1.0264483392682" calcext:value-type="float">
            <text:p>1.0264483393</text:p>
          </table:table-cell>
          <table:table-cell table:formula="of:=[.K13]/[.K77]" office:value-type="float" office:value="0.991962190519607" calcext:value-type="float">
            <text:p>0.9919621905</text:p>
          </table:table-cell>
          <table:table-cell table:formula="of:=[.L13]/[.L77]" office:value-type="float" office:value="0.825193535168874" calcext:value-type="float">
            <text:p>0.8251935352</text:p>
          </table:table-cell>
          <table:table-cell table:formula="of:=[.M13]/[.M77]" office:value-type="float" office:value="1.29701811793933" calcext:value-type="float">
            <text:p>1.2970181179</text:p>
          </table:table-cell>
          <table:table-cell table:formula="of:=[.N13]/[.N77]" office:value-type="float" office:value="0.685729737197333" calcext:value-type="float">
            <text:p>0.6857297372</text:p>
          </table:table-cell>
          <table:table-cell table:formula="of:=[.O13]/[.O77]" office:value-type="float" office:value="1.44074223239831" calcext:value-type="float">
            <text:p>1.4407422324</text:p>
          </table:table-cell>
          <table:table-cell table:formula="of:=[.P13]/[.P77]" office:value-type="float" office:value="1.37725220246348" calcext:value-type="float">
            <text:p>1.3772522025</text:p>
          </table:table-cell>
          <table:table-cell table:formula="of:=[.Q13]/[.Q77]" office:value-type="float" office:value="1.6273719832247" calcext:value-type="float">
            <text:p>1.6273719832</text:p>
          </table:table-cell>
          <table:table-cell table:formula="of:=[.R13]/[.R77]" office:value-type="float" office:value="1.0916650805946" calcext:value-type="float">
            <text:p>1.0916650806</text:p>
          </table:table-cell>
          <table:table-cell table:formula="of:=[.S13]/[.S77]" office:value-type="float" office:value="0.770392038642571" calcext:value-type="float">
            <text:p>0.7703920386</text:p>
          </table:table-cell>
          <table:table-cell table:formula="of:=[.T13]/[.T77]" office:value-type="float" office:value="1.72888119738448" calcext:value-type="float">
            <text:p>1.7288811974</text:p>
          </table:table-cell>
          <table:table-cell table:formula="of:=[.U13]/[.U77]" office:value-type="float" office:value="1.51959785420503" calcext:value-type="float">
            <text:p>1.5195978542</text:p>
          </table:table-cell>
          <table:table-cell table:formula="of:=[.V13]/[.V77]" office:value-type="float" office:value="0.760120857870156" calcext:value-type="float">
            <text:p>0.7601208579</text:p>
          </table:table-cell>
          <table:table-cell table:formula="of:=[.W13]/[.W77]" office:value-type="float" office:value="1.54099167605294" calcext:value-type="float">
            <text:p>1.5409916761</text:p>
          </table:table-cell>
          <table:table-cell table:formula="of:=[.X13]/[.X77]" office:value-type="float" office:value="0.854854374961424" calcext:value-type="float">
            <text:p>0.854854375</text:p>
          </table:table-cell>
          <table:table-cell table:formula="of:=[.Y13]/[.Y77]" office:value-type="float" office:value="1.82385175500943" calcext:value-type="float">
            <text:p>1.823851755</text:p>
          </table:table-cell>
          <table:table-cell table:formula="of:=[.Z13]/[.Z77]" office:value-type="float" office:value="1.57132578705189" calcext:value-type="float">
            <text:p>1.5713257871</text:p>
          </table:table-cell>
          <table:table-cell table:formula="of:=[.AA13]/[.AA77]" office:value-type="float" office:value="0.972458534007116" calcext:value-type="float">
            <text:p>0.972458534</text:p>
          </table:table-cell>
          <table:table-cell table:formula="of:=[.AB13]/[.AB77]" office:value-type="float" office:value="1.76902443441276" calcext:value-type="float">
            <text:p>1.7690244344</text:p>
          </table:table-cell>
          <table:table-cell table:formula="of:=[.AC13]/[.AC77]" office:value-type="float" office:value="1.6411636412135" calcext:value-type="float">
            <text:p>1.6411636412</text:p>
          </table:table-cell>
          <table:table-cell table:formula="of:=[.AD13]/[.AD77]" office:value-type="float" office:value="1.86530275127995" calcext:value-type="float">
            <text:p>1.8653027513</text:p>
          </table:table-cell>
          <table:table-cell table:formula="of:=[.AE13]/[.AE77]" office:value-type="float" office:value="1.82414387565907" calcext:value-type="float">
            <text:p>1.8241438757</text:p>
          </table:table-cell>
          <table:table-cell table:formula="of:=[.AF13]/[.AF77]" office:value-type="float" office:value="1.12978089956169" calcext:value-type="float">
            <text:p>1.1297808996</text:p>
          </table:table-cell>
          <table:table-cell table:formula="of:=[.AG13]/[.AG77]" office:value-type="float" office:value="0.86392295663045" calcext:value-type="float">
            <text:p>0.8639229566</text:p>
          </table:table-cell>
        </table:table-row>
        <table:table-row table:style-name="ro2">
          <table:table-cell office:value-type="float" office:value="1300000" calcext:value-type="float">
            <text:p>1300000</text:p>
          </table:table-cell>
          <table:table-cell table:formula="of:=[.B14]/[.B78]" office:value-type="float" office:value="0.513431031097021" calcext:value-type="float">
            <text:p>0.5134310311</text:p>
          </table:table-cell>
          <table:table-cell table:formula="of:=[.C14]/[.C78]" office:value-type="float" office:value="0.287717039277106" calcext:value-type="float">
            <text:p>0.2877170393</text:p>
          </table:table-cell>
          <table:table-cell table:formula="of:=[.D14]/[.D78]" office:value-type="float" office:value="0.492452286912089" calcext:value-type="float">
            <text:p>0.4924522869</text:p>
          </table:table-cell>
          <table:table-cell table:formula="of:=[.E14]/[.E78]" office:value-type="float" office:value="0.537626495140128" calcext:value-type="float">
            <text:p>0.5376264951</text:p>
          </table:table-cell>
          <table:table-cell table:formula="of:=[.F14]/[.F78]" office:value-type="float" office:value="0.667618509898436" calcext:value-type="float">
            <text:p>0.6676185099</text:p>
          </table:table-cell>
          <table:table-cell table:formula="of:=[.G14]/[.G78]" office:value-type="float" office:value="0.825102158632696" calcext:value-type="float">
            <text:p>0.8251021586</text:p>
          </table:table-cell>
          <table:table-cell table:formula="of:=[.H14]/[.H78]" office:value-type="float" office:value="0.519181779096693" calcext:value-type="float">
            <text:p>0.5191817791</text:p>
          </table:table-cell>
          <table:table-cell table:formula="of:=[.I14]/[.I78]" office:value-type="float" office:value="1.02046604806202" calcext:value-type="float">
            <text:p>1.0204660481</text:p>
          </table:table-cell>
          <table:table-cell table:formula="of:=[.J14]/[.J78]" office:value-type="float" office:value="0.69061256062013" calcext:value-type="float">
            <text:p>0.6906125606</text:p>
          </table:table-cell>
          <table:table-cell table:formula="of:=[.K14]/[.K78]" office:value-type="float" office:value="1.07625830660869" calcext:value-type="float">
            <text:p>1.0762583066</text:p>
          </table:table-cell>
          <table:table-cell table:formula="of:=[.L14]/[.L78]" office:value-type="float" office:value="0.786010278262428" calcext:value-type="float">
            <text:p>0.7860102783</text:p>
          </table:table-cell>
          <table:table-cell table:formula="of:=[.M14]/[.M78]" office:value-type="float" office:value="1.33262873266778" calcext:value-type="float">
            <text:p>1.3326287327</text:p>
          </table:table-cell>
          <table:table-cell table:formula="of:=[.N14]/[.N78]" office:value-type="float" office:value="0.904687246127571" calcext:value-type="float">
            <text:p>0.9046872461</text:p>
          </table:table-cell>
          <table:table-cell table:formula="of:=[.O14]/[.O78]" office:value-type="float" office:value="1.20438917649821" calcext:value-type="float">
            <text:p>1.2043891765</text:p>
          </table:table-cell>
          <table:table-cell table:formula="of:=[.P14]/[.P78]" office:value-type="float" office:value="1.42848224321637" calcext:value-type="float">
            <text:p>1.4284822432</text:p>
          </table:table-cell>
          <table:table-cell table:formula="of:=[.Q14]/[.Q78]" office:value-type="float" office:value="0.702714154867277" calcext:value-type="float">
            <text:p>0.7027141549</text:p>
          </table:table-cell>
          <table:table-cell table:formula="of:=[.R14]/[.R78]" office:value-type="float" office:value="1.37510732532939" calcext:value-type="float">
            <text:p>1.3751073253</text:p>
          </table:table-cell>
          <table:table-cell table:formula="of:=[.S14]/[.S78]" office:value-type="float" office:value="1.43265766745624" calcext:value-type="float">
            <text:p>1.4326576675</text:p>
          </table:table-cell>
          <table:table-cell table:formula="of:=[.T14]/[.T78]" office:value-type="float" office:value="0.831915678155863" calcext:value-type="float">
            <text:p>0.8319156782</text:p>
          </table:table-cell>
          <table:table-cell table:formula="of:=[.U14]/[.U78]" office:value-type="float" office:value="0.978331959593601" calcext:value-type="float">
            <text:p>0.9783319596</text:p>
          </table:table-cell>
          <table:table-cell table:formula="of:=[.V14]/[.V78]" office:value-type="float" office:value="1.62689867997905" calcext:value-type="float">
            <text:p>1.62689868</text:p>
          </table:table-cell>
          <table:table-cell table:formula="of:=[.W14]/[.W78]" office:value-type="float" office:value="1.63543107057397" calcext:value-type="float">
            <text:p>1.6354310706</text:p>
          </table:table-cell>
          <table:table-cell table:formula="of:=[.X14]/[.X78]" office:value-type="float" office:value="1.15339674085083" calcext:value-type="float">
            <text:p>1.1533967409</text:p>
          </table:table-cell>
          <table:table-cell table:formula="of:=[.Y14]/[.Y78]" office:value-type="float" office:value="1.60406340324988" calcext:value-type="float">
            <text:p>1.6040634032</text:p>
          </table:table-cell>
          <table:table-cell table:formula="of:=[.Z14]/[.Z78]" office:value-type="float" office:value="1.64264030138358" calcext:value-type="float">
            <text:p>1.6426403014</text:p>
          </table:table-cell>
          <table:table-cell table:formula="of:=[.AA14]/[.AA78]" office:value-type="float" office:value="0.697322170842237" calcext:value-type="float">
            <text:p>0.6973221708</text:p>
          </table:table-cell>
          <table:table-cell table:formula="of:=[.AB14]/[.AB78]" office:value-type="float" office:value="1.70976372175866" calcext:value-type="float">
            <text:p>1.7097637218</text:p>
          </table:table-cell>
          <table:table-cell table:formula="of:=[.AC14]/[.AC78]" office:value-type="float" office:value="1.87684308215152" calcext:value-type="float">
            <text:p>1.8768430822</text:p>
          </table:table-cell>
          <table:table-cell table:formula="of:=[.AD14]/[.AD78]" office:value-type="float" office:value="1.85079858681603" calcext:value-type="float">
            <text:p>1.8507985868</text:p>
          </table:table-cell>
          <table:table-cell table:formula="of:=[.AE14]/[.AE78]" office:value-type="float" office:value="1.83855086377467" calcext:value-type="float">
            <text:p>1.8385508638</text:p>
          </table:table-cell>
          <table:table-cell table:formula="of:=[.AF14]/[.AF78]" office:value-type="float" office:value="1.82123430443249" calcext:value-type="float">
            <text:p>1.8212343044</text:p>
          </table:table-cell>
          <table:table-cell table:formula="of:=[.AG14]/[.AG78]" office:value-type="float" office:value="0.801456555299962" calcext:value-type="float">
            <text:p>0.8014565553</text:p>
          </table:table-cell>
        </table:table-row>
        <table:table-row table:style-name="ro2">
          <table:table-cell office:value-type="float" office:value="1400000" calcext:value-type="float">
            <text:p>1400000</text:p>
          </table:table-cell>
          <table:table-cell table:formula="of:=[.B15]/[.B79]" office:value-type="float" office:value="0.522323092864155" calcext:value-type="float">
            <text:p>0.5223230929</text:p>
          </table:table-cell>
          <table:table-cell table:formula="of:=[.C15]/[.C79]" office:value-type="float" office:value="0.286653440589349" calcext:value-type="float">
            <text:p>0.2866534406</text:p>
          </table:table-cell>
          <table:table-cell table:formula="of:=[.D15]/[.D79]" office:value-type="float" office:value="0.516502408196832" calcext:value-type="float">
            <text:p>0.5165024082</text:p>
          </table:table-cell>
          <table:table-cell table:formula="of:=[.E15]/[.E79]" office:value-type="float" office:value="0.561542308599635" calcext:value-type="float">
            <text:p>0.5615423086</text:p>
          </table:table-cell>
          <table:table-cell table:formula="of:=[.F15]/[.F79]" office:value-type="float" office:value="0.619599834098667" calcext:value-type="float">
            <text:p>0.6195998341</text:p>
          </table:table-cell>
          <table:table-cell table:formula="of:=[.G15]/[.G79]" office:value-type="float" office:value="0.689439503805798" calcext:value-type="float">
            <text:p>0.6894395038</text:p>
          </table:table-cell>
          <table:table-cell table:formula="of:=[.H15]/[.H79]" office:value-type="float" office:value="1.00084908336968" calcext:value-type="float">
            <text:p>1.0008490834</text:p>
          </table:table-cell>
          <table:table-cell table:formula="of:=[.I15]/[.I79]" office:value-type="float" office:value="1.01725807636362" calcext:value-type="float">
            <text:p>1.0172580764</text:p>
          </table:table-cell>
          <table:table-cell table:formula="of:=[.J15]/[.J79]" office:value-type="float" office:value="1.09914068945591" calcext:value-type="float">
            <text:p>1.0991406895</text:p>
          </table:table-cell>
          <table:table-cell table:formula="of:=[.K15]/[.K79]" office:value-type="float" office:value="1.25436201010108" calcext:value-type="float">
            <text:p>1.2543620101</text:p>
          </table:table-cell>
          <table:table-cell table:formula="of:=[.L15]/[.L79]" office:value-type="float" office:value="1.17678951807309" calcext:value-type="float">
            <text:p>1.1767895181</text:p>
          </table:table-cell>
          <table:table-cell table:formula="of:=[.M15]/[.M79]" office:value-type="float" office:value="1.07997155117551" calcext:value-type="float">
            <text:p>1.0799715512</text:p>
          </table:table-cell>
          <table:table-cell table:formula="of:=[.N15]/[.N79]" office:value-type="float" office:value="1.1971265448452" calcext:value-type="float">
            <text:p>1.1971265448</text:p>
          </table:table-cell>
          <table:table-cell table:formula="of:=[.O15]/[.O79]" office:value-type="float" office:value="1.19426818677398" calcext:value-type="float">
            <text:p>1.1942681868</text:p>
          </table:table-cell>
          <table:table-cell table:formula="of:=[.P15]/[.P79]" office:value-type="float" office:value="1.4035811426522" calcext:value-type="float">
            <text:p>1.4035811427</text:p>
          </table:table-cell>
          <table:table-cell table:formula="of:=[.Q15]/[.Q79]" office:value-type="float" office:value="1.4235080736287" calcext:value-type="float">
            <text:p>1.4235080736</text:p>
          </table:table-cell>
          <table:table-cell table:formula="of:=[.R15]/[.R79]" office:value-type="float" office:value="1.33856338644302" calcext:value-type="float">
            <text:p>1.3385633864</text:p>
          </table:table-cell>
          <table:table-cell table:formula="of:=[.S15]/[.S79]" office:value-type="float" office:value="1.410916037728" calcext:value-type="float">
            <text:p>1.4109160377</text:p>
          </table:table-cell>
          <table:table-cell table:formula="of:=[.T15]/[.T79]" office:value-type="float" office:value="1.58072473002093" calcext:value-type="float">
            <text:p>1.58072473</text:p>
          </table:table-cell>
          <table:table-cell table:formula="of:=[.U15]/[.U79]" office:value-type="float" office:value="0.825093151589221" calcext:value-type="float">
            <text:p>0.8250931516</text:p>
          </table:table-cell>
          <table:table-cell table:formula="of:=[.V15]/[.V79]" office:value-type="float" office:value="1.51777868060679" calcext:value-type="float">
            <text:p>1.5177786806</text:p>
          </table:table-cell>
          <table:table-cell table:formula="of:=[.W15]/[.W79]" office:value-type="float" office:value="1.77727549719129" calcext:value-type="float">
            <text:p>1.7772754972</text:p>
          </table:table-cell>
          <table:table-cell table:formula="of:=[.X15]/[.X79]" office:value-type="float" office:value="1.08618441447467" calcext:value-type="float">
            <text:p>1.0861844145</text:p>
          </table:table-cell>
          <table:table-cell table:formula="of:=[.Y15]/[.Y79]" office:value-type="float" office:value="1.76806300822461" calcext:value-type="float">
            <text:p>1.7680630082</text:p>
          </table:table-cell>
          <table:table-cell table:formula="of:=[.Z15]/[.Z79]" office:value-type="float" office:value="1.63040234210259" calcext:value-type="float">
            <text:p>1.6304023421</text:p>
          </table:table-cell>
          <table:table-cell table:formula="of:=[.AA15]/[.AA79]" office:value-type="float" office:value="1.77962519951008" calcext:value-type="float">
            <text:p>1.7796251995</text:p>
          </table:table-cell>
          <table:table-cell table:formula="of:=[.AB15]/[.AB79]" office:value-type="float" office:value="1.74557013920456" calcext:value-type="float">
            <text:p>1.7455701392</text:p>
          </table:table-cell>
          <table:table-cell table:formula="of:=[.AC15]/[.AC79]" office:value-type="float" office:value="1.03103709325235" calcext:value-type="float">
            <text:p>1.0310370933</text:p>
          </table:table-cell>
          <table:table-cell table:formula="of:=[.AD15]/[.AD79]" office:value-type="float" office:value="1.78684387189623" calcext:value-type="float">
            <text:p>1.7868438719</text:p>
          </table:table-cell>
          <table:table-cell table:formula="of:=[.AE15]/[.AE79]" office:value-type="float" office:value="1.67695535453711" calcext:value-type="float">
            <text:p>1.6769553545</text:p>
          </table:table-cell>
          <table:table-cell table:formula="of:=[.AF15]/[.AF79]" office:value-type="float" office:value="2.01431701000432" calcext:value-type="float">
            <text:p>2.01431701</text:p>
          </table:table-cell>
          <table:table-cell table:formula="of:=[.AG15]/[.AG79]" office:value-type="float" office:value="1.46082110242482" calcext:value-type="float">
            <text:p>1.4608211024</text:p>
          </table:table-cell>
        </table:table-row>
        <table:table-row table:style-name="ro2">
          <table:table-cell office:value-type="float" office:value="1500000" calcext:value-type="float">
            <text:p>1500000</text:p>
          </table:table-cell>
          <table:table-cell table:formula="of:=[.B16]/[.B80]" office:value-type="float" office:value="0.542208968427939" calcext:value-type="float">
            <text:p>0.5422089684</text:p>
          </table:table-cell>
          <table:table-cell table:formula="of:=[.C16]/[.C80]" office:value-type="float" office:value="0.171777387908275" calcext:value-type="float">
            <text:p>0.1717773879</text:p>
          </table:table-cell>
          <table:table-cell table:formula="of:=[.D16]/[.D80]" office:value-type="float" office:value="0.500578770882485" calcext:value-type="float">
            <text:p>0.5005787709</text:p>
          </table:table-cell>
          <table:table-cell table:formula="of:=[.E16]/[.E80]" office:value-type="float" office:value="0.545122330016219" calcext:value-type="float">
            <text:p>0.54512233</text:p>
          </table:table-cell>
          <table:table-cell table:formula="of:=[.F16]/[.F80]" office:value-type="float" office:value="0.859679551848139" calcext:value-type="float">
            <text:p>0.8596795518</text:p>
          </table:table-cell>
          <table:table-cell table:formula="of:=[.G16]/[.G80]" office:value-type="float" office:value="0.678423688961513" calcext:value-type="float">
            <text:p>0.678423689</text:p>
          </table:table-cell>
          <table:table-cell table:formula="of:=[.H16]/[.H80]" office:value-type="float" office:value="0.902427988107613" calcext:value-type="float">
            <text:p>0.9024279881</text:p>
          </table:table-cell>
          <table:table-cell table:formula="of:=[.I16]/[.I80]" office:value-type="float" office:value="1.00257079324117" calcext:value-type="float">
            <text:p>1.0025707932</text:p>
          </table:table-cell>
          <table:table-cell table:formula="of:=[.J16]/[.J80]" office:value-type="float" office:value="1.01887241634379" calcext:value-type="float">
            <text:p>1.0188724163</text:p>
          </table:table-cell>
          <table:table-cell table:formula="of:=[.K16]/[.K80]" office:value-type="float" office:value="1.08584277857245" calcext:value-type="float">
            <text:p>1.0858427786</text:p>
          </table:table-cell>
          <table:table-cell table:formula="of:=[.L16]/[.L80]" office:value-type="float" office:value="1.25302546621337" calcext:value-type="float">
            <text:p>1.2530254662</text:p>
          </table:table-cell>
          <table:table-cell table:formula="of:=[.M16]/[.M80]" office:value-type="float" office:value="1.4409357456242" calcext:value-type="float">
            <text:p>1.4409357456</text:p>
          </table:table-cell>
          <table:table-cell table:formula="of:=[.N16]/[.N80]" office:value-type="float" office:value="0.828990092003938" calcext:value-type="float">
            <text:p>0.828990092</text:p>
          </table:table-cell>
          <table:table-cell table:formula="of:=[.O16]/[.O80]" office:value-type="float" office:value="0.876785399135631" calcext:value-type="float">
            <text:p>0.8767853991</text:p>
          </table:table-cell>
          <table:table-cell table:formula="of:=[.P16]/[.P80]" office:value-type="float" office:value="1.46007953203078" calcext:value-type="float">
            <text:p>1.460079532</text:p>
          </table:table-cell>
          <table:table-cell table:formula="of:=[.Q16]/[.Q80]" office:value-type="float" office:value="1.58654979025528" calcext:value-type="float">
            <text:p>1.5865497903</text:p>
          </table:table-cell>
          <table:table-cell table:formula="of:=[.R16]/[.R80]" office:value-type="float" office:value="1.60088100899562" calcext:value-type="float">
            <text:p>1.600881009</text:p>
          </table:table-cell>
          <table:table-cell table:formula="of:=[.S16]/[.S80]" office:value-type="float" office:value="1.60192090502765" calcext:value-type="float">
            <text:p>1.601920905</text:p>
          </table:table-cell>
          <table:table-cell table:formula="of:=[.T16]/[.T80]" office:value-type="float" office:value="1.52950887111136" calcext:value-type="float">
            <text:p>1.5295088711</text:p>
          </table:table-cell>
          <table:table-cell table:formula="of:=[.U16]/[.U80]" office:value-type="float" office:value="0.774628496149429" calcext:value-type="float">
            <text:p>0.7746284961</text:p>
          </table:table-cell>
          <table:table-cell table:formula="of:=[.V16]/[.V80]" office:value-type="float" office:value="1.3631770942705" calcext:value-type="float">
            <text:p>1.3631770943</text:p>
          </table:table-cell>
          <table:table-cell table:formula="of:=[.W16]/[.W80]" office:value-type="float" office:value="1.74525995696412" calcext:value-type="float">
            <text:p>1.745259957</text:p>
          </table:table-cell>
          <table:table-cell table:formula="of:=[.X16]/[.X80]" office:value-type="float" office:value="1.84099519135918" calcext:value-type="float">
            <text:p>1.8409951914</text:p>
          </table:table-cell>
          <table:table-cell table:formula="of:=[.Y16]/[.Y80]" office:value-type="float" office:value="0.987483885015956" calcext:value-type="float">
            <text:p>0.987483885</text:p>
          </table:table-cell>
          <table:table-cell table:formula="of:=[.Z16]/[.Z80]" office:value-type="float" office:value="1.09121277819724" calcext:value-type="float">
            <text:p>1.0912127782</text:p>
          </table:table-cell>
          <table:table-cell table:formula="of:=[.AA16]/[.AA80]" office:value-type="float" office:value="1.17867588869141" calcext:value-type="float">
            <text:p>1.1786758887</text:p>
          </table:table-cell>
          <table:table-cell table:formula="of:=[.AB16]/[.AB80]" office:value-type="float" office:value="0.938444319074183" calcext:value-type="float">
            <text:p>0.9384443191</text:p>
          </table:table-cell>
          <table:table-cell table:formula="of:=[.AC16]/[.AC80]" office:value-type="float" office:value="1.95287523754699" calcext:value-type="float">
            <text:p>1.9528752375</text:p>
          </table:table-cell>
          <table:table-cell table:formula="of:=[.AD16]/[.AD80]" office:value-type="float" office:value="1.7815718444162" calcext:value-type="float">
            <text:p>1.7815718444</text:p>
          </table:table-cell>
          <table:table-cell table:formula="of:=[.AE16]/[.AE80]" office:value-type="float" office:value="0.932289674930972" calcext:value-type="float">
            <text:p>0.9322896749</text:p>
          </table:table-cell>
          <table:table-cell table:formula="of:=[.AF16]/[.AF80]" office:value-type="float" office:value="1.98100865505903" calcext:value-type="float">
            <text:p>1.9810086551</text:p>
          </table:table-cell>
          <table:table-cell table:formula="of:=[.AG16]/[.AG80]" office:value-type="float" office:value="1.65186470439366" calcext:value-type="float">
            <text:p>1.6518647044</text:p>
          </table:table-cell>
        </table:table-row>
        <table:table-row table:style-name="ro2">
          <table:table-cell office:value-type="float" office:value="1600000" calcext:value-type="float">
            <text:p>1600000</text:p>
          </table:table-cell>
          <table:table-cell table:formula="of:=[.B17]/[.B81]" office:value-type="float" office:value="0.517328456380811" calcext:value-type="float">
            <text:p>0.5173284564</text:p>
          </table:table-cell>
          <table:table-cell table:formula="of:=[.C17]/[.C81]" office:value-type="float" office:value="0.271522255502221" calcext:value-type="float">
            <text:p>0.2715222555</text:p>
          </table:table-cell>
          <table:table-cell table:formula="of:=[.D17]/[.D81]" office:value-type="float" office:value="0.47861546828576" calcext:value-type="float">
            <text:p>0.4786154683</text:p>
          </table:table-cell>
          <table:table-cell table:formula="of:=[.E17]/[.E81]" office:value-type="float" office:value="0.525305716820375" calcext:value-type="float">
            <text:p>0.5253057168</text:p>
          </table:table-cell>
          <table:table-cell table:formula="of:=[.F17]/[.F81]" office:value-type="float" office:value="0.628025243003517" calcext:value-type="float">
            <text:p>0.628025243</text:p>
          </table:table-cell>
          <table:table-cell table:formula="of:=[.G17]/[.G81]" office:value-type="float" office:value="0.62267113297903" calcext:value-type="float">
            <text:p>0.622671133</text:p>
          </table:table-cell>
          <table:table-cell table:formula="of:=[.H17]/[.H81]" office:value-type="float" office:value="0.675709130003422" calcext:value-type="float">
            <text:p>0.67570913</text:p>
          </table:table-cell>
          <table:table-cell table:formula="of:=[.I17]/[.I81]" office:value-type="float" office:value="0.917655571603044" calcext:value-type="float">
            <text:p>0.9176555716</text:p>
          </table:table-cell>
          <table:table-cell table:formula="of:=[.J17]/[.J81]" office:value-type="float" office:value="0.996146719494795" calcext:value-type="float">
            <text:p>0.9961467195</text:p>
          </table:table-cell>
          <table:table-cell table:formula="of:=[.K17]/[.K81]" office:value-type="float" office:value="1.09953821133104" calcext:value-type="float">
            <text:p>1.0995382113</text:p>
          </table:table-cell>
          <table:table-cell table:formula="of:=[.L17]/[.L81]" office:value-type="float" office:value="1.26078413125063" calcext:value-type="float">
            <text:p>1.2607841313</text:p>
          </table:table-cell>
          <table:table-cell table:formula="of:=[.M17]/[.M81]" office:value-type="float" office:value="0.685752182081208" calcext:value-type="float">
            <text:p>0.6857521821</text:p>
          </table:table-cell>
          <table:table-cell table:formula="of:=[.N17]/[.N81]" office:value-type="float" office:value="0.787724857791523" calcext:value-type="float">
            <text:p>0.7877248578</text:p>
          </table:table-cell>
          <table:table-cell table:formula="of:=[.O17]/[.O81]" office:value-type="float" office:value="1.27611804311991" calcext:value-type="float">
            <text:p>1.2761180431</text:p>
          </table:table-cell>
          <table:table-cell table:formula="of:=[.P17]/[.P81]" office:value-type="float" office:value="1.53576603503962" calcext:value-type="float">
            <text:p>1.535766035</text:p>
          </table:table-cell>
          <table:table-cell table:formula="of:=[.Q17]/[.Q81]" office:value-type="float" office:value="1.47731519506578" calcext:value-type="float">
            <text:p>1.4773151951</text:p>
          </table:table-cell>
          <table:table-cell table:formula="of:=[.R17]/[.R81]" office:value-type="float" office:value="1.61259364827379" calcext:value-type="float">
            <text:p>1.6125936483</text:p>
          </table:table-cell>
          <table:table-cell table:formula="of:=[.S17]/[.S81]" office:value-type="float" office:value="1.44965501356651" calcext:value-type="float">
            <text:p>1.4496550136</text:p>
          </table:table-cell>
          <table:table-cell table:formula="of:=[.T17]/[.T81]" office:value-type="float" office:value="1.53156296238228" calcext:value-type="float">
            <text:p>1.5315629624</text:p>
          </table:table-cell>
          <table:table-cell table:formula="of:=[.U17]/[.U81]" office:value-type="float" office:value="1.52758075629656" calcext:value-type="float">
            <text:p>1.5275807563</text:p>
          </table:table-cell>
          <table:table-cell table:formula="of:=[.V17]/[.V81]" office:value-type="float" office:value="1.32298708374108" calcext:value-type="float">
            <text:p>1.3229870837</text:p>
          </table:table-cell>
          <table:table-cell table:formula="of:=[.W17]/[.W81]" office:value-type="float" office:value="1.4277279491027" calcext:value-type="float">
            <text:p>1.4277279491</text:p>
          </table:table-cell>
          <table:table-cell table:formula="of:=[.X17]/[.X81]" office:value-type="float" office:value="1.37669416790033" calcext:value-type="float">
            <text:p>1.3766941679</text:p>
          </table:table-cell>
          <table:table-cell table:formula="of:=[.Y17]/[.Y81]" office:value-type="float" office:value="1.71791169159143" calcext:value-type="float">
            <text:p>1.7179116916</text:p>
          </table:table-cell>
          <table:table-cell table:formula="of:=[.Z17]/[.Z81]" office:value-type="float" office:value="1.54054735636644" calcext:value-type="float">
            <text:p>1.5405473564</text:p>
          </table:table-cell>
          <table:table-cell table:formula="of:=[.AA17]/[.AA81]" office:value-type="float" office:value="1.81080811374876" calcext:value-type="float">
            <text:p>1.8108081137</text:p>
          </table:table-cell>
          <table:table-cell table:formula="of:=[.AB17]/[.AB81]" office:value-type="float" office:value="1.75482001623622" calcext:value-type="float">
            <text:p>1.7548200162</text:p>
          </table:table-cell>
          <table:table-cell table:formula="of:=[.AC17]/[.AC81]" office:value-type="float" office:value="0.900286630683073" calcext:value-type="float">
            <text:p>0.9002866307</text:p>
          </table:table-cell>
          <table:table-cell table:formula="of:=[.AD17]/[.AD81]" office:value-type="float" office:value="1.80307815389359" calcext:value-type="float">
            <text:p>1.8030781539</text:p>
          </table:table-cell>
          <table:table-cell table:formula="of:=[.AE17]/[.AE81]" office:value-type="float" office:value="2.03135169650662" calcext:value-type="float">
            <text:p>2.0313516965</text:p>
          </table:table-cell>
          <table:table-cell table:formula="of:=[.AF17]/[.AF81]" office:value-type="float" office:value="1.64839747076316" calcext:value-type="float">
            <text:p>1.6483974708</text:p>
          </table:table-cell>
          <table:table-cell table:formula="of:=[.AG17]/[.AG81]" office:value-type="float" office:value="2.02719933603267" calcext:value-type="float">
            <text:p>2.027199336</text:p>
          </table:table-cell>
        </table:table-row>
        <table:table-row table:style-name="ro2">
          <table:table-cell office:value-type="float" office:value="1700000" calcext:value-type="float">
            <text:p>1700000</text:p>
          </table:table-cell>
          <table:table-cell table:formula="of:=[.B18]/[.B82]" office:value-type="float" office:value="0.526166772932886" calcext:value-type="float">
            <text:p>0.5261667729</text:p>
          </table:table-cell>
          <table:table-cell table:formula="of:=[.C18]/[.C82]" office:value-type="float" office:value="0.283903263498546" calcext:value-type="float">
            <text:p>0.2839032635</text:p>
          </table:table-cell>
          <table:table-cell table:formula="of:=[.D18]/[.D82]" office:value-type="float" office:value="0.492008999260884" calcext:value-type="float">
            <text:p>0.4920089993</text:p>
          </table:table-cell>
          <table:table-cell table:formula="of:=[.E18]/[.E82]" office:value-type="float" office:value="0.536917906513593" calcext:value-type="float">
            <text:p>0.5369179065</text:p>
          </table:table-cell>
          <table:table-cell table:formula="of:=[.F18]/[.F82]" office:value-type="float" office:value="0.643359990776099" calcext:value-type="float">
            <text:p>0.6433599908</text:p>
          </table:table-cell>
          <table:table-cell table:formula="of:=[.G18]/[.G82]" office:value-type="float" office:value="0.809201653868811" calcext:value-type="float">
            <text:p>0.8092016539</text:p>
          </table:table-cell>
          <table:table-cell table:formula="of:=[.H18]/[.H82]" office:value-type="float" office:value="0.924070613972019" calcext:value-type="float">
            <text:p>0.924070614</text:p>
          </table:table-cell>
          <table:table-cell table:formula="of:=[.I18]/[.I82]" office:value-type="float" office:value="0.869659145520711" calcext:value-type="float">
            <text:p>0.8696591455</text:p>
          </table:table-cell>
          <table:table-cell table:formula="of:=[.J18]/[.J82]" office:value-type="float" office:value="0.928513261526994" calcext:value-type="float">
            <text:p>0.9285132615</text:p>
          </table:table-cell>
          <table:table-cell table:formula="of:=[.K18]/[.K82]" office:value-type="float" office:value="1.16244301779285" calcext:value-type="float">
            <text:p>1.1624430178</text:p>
          </table:table-cell>
          <table:table-cell table:formula="of:=[.L18]/[.L82]" office:value-type="float" office:value="1.08688208894002" calcext:value-type="float">
            <text:p>1.0868820889</text:p>
          </table:table-cell>
          <table:table-cell table:formula="of:=[.M18]/[.M82]" office:value-type="float" office:value="1.28768920405663" calcext:value-type="float">
            <text:p>1.2876892041</text:p>
          </table:table-cell>
          <table:table-cell table:formula="of:=[.N18]/[.N82]" office:value-type="float" office:value="1.29054834251744" calcext:value-type="float">
            <text:p>1.2905483425</text:p>
          </table:table-cell>
          <table:table-cell table:formula="of:=[.O18]/[.O82]" office:value-type="float" office:value="1.10480033852285" calcext:value-type="float">
            <text:p>1.1048003385</text:p>
          </table:table-cell>
          <table:table-cell table:formula="of:=[.P18]/[.P82]" office:value-type="float" office:value="1.35880434305306" calcext:value-type="float">
            <text:p>1.3588043431</text:p>
          </table:table-cell>
          <table:table-cell table:formula="of:=[.Q18]/[.Q82]" office:value-type="float" office:value="1.31767259900173" calcext:value-type="float">
            <text:p>1.317672599</text:p>
          </table:table-cell>
          <table:table-cell table:formula="of:=[.R18]/[.R82]" office:value-type="float" office:value="0.839548393486678" calcext:value-type="float">
            <text:p>0.8395483935</text:p>
          </table:table-cell>
          <table:table-cell table:formula="of:=[.S18]/[.S82]" office:value-type="float" office:value="0.924616414292499" calcext:value-type="float">
            <text:p>0.9246164143</text:p>
          </table:table-cell>
          <table:table-cell table:formula="of:=[.T18]/[.T82]" office:value-type="float" office:value="1.53454595363034" calcext:value-type="float">
            <text:p>1.5345459536</text:p>
          </table:table-cell>
          <table:table-cell table:formula="of:=[.U18]/[.U82]" office:value-type="float" office:value="1.47103924758782" calcext:value-type="float">
            <text:p>1.4710392476</text:p>
          </table:table-cell>
          <table:table-cell table:formula="of:=[.V18]/[.V82]" office:value-type="float" office:value="0.896443276833839" calcext:value-type="float">
            <text:p>0.8964432768</text:p>
          </table:table-cell>
          <table:table-cell table:formula="of:=[.W18]/[.W82]" office:value-type="float" office:value="1.74390151293045" calcext:value-type="float">
            <text:p>1.7439015129</text:p>
          </table:table-cell>
          <table:table-cell table:formula="of:=[.X18]/[.X82]" office:value-type="float" office:value="1.79632266861777" calcext:value-type="float">
            <text:p>1.7963226686</text:p>
          </table:table-cell>
          <table:table-cell table:formula="of:=[.Y18]/[.Y82]" office:value-type="float" office:value="1.86853004822087" calcext:value-type="float">
            <text:p>1.8685300482</text:p>
          </table:table-cell>
          <table:table-cell table:formula="of:=[.Z18]/[.Z82]" office:value-type="float" office:value="1.0554278629948" calcext:value-type="float">
            <text:p>1.055427863</text:p>
          </table:table-cell>
          <table:table-cell table:formula="of:=[.AA18]/[.AA82]" office:value-type="float" office:value="1.48604948927511" calcext:value-type="float">
            <text:p>1.4860494893</text:p>
          </table:table-cell>
          <table:table-cell table:formula="of:=[.AB18]/[.AB82]" office:value-type="float" office:value="1.58470885724302" calcext:value-type="float">
            <text:p>1.5847088572</text:p>
          </table:table-cell>
          <table:table-cell table:formula="of:=[.AC18]/[.AC82]" office:value-type="float" office:value="1.68223698850876" calcext:value-type="float">
            <text:p>1.6822369885</text:p>
          </table:table-cell>
          <table:table-cell table:formula="of:=[.AD18]/[.AD82]" office:value-type="float" office:value="1.82397411465037" calcext:value-type="float">
            <text:p>1.8239741147</text:p>
          </table:table-cell>
          <table:table-cell table:formula="of:=[.AE18]/[.AE82]" office:value-type="float" office:value="1.97513888513735" calcext:value-type="float">
            <text:p>1.9751388851</text:p>
          </table:table-cell>
          <table:table-cell table:formula="of:=[.AF18]/[.AF82]" office:value-type="float" office:value="1.122615147048" calcext:value-type="float">
            <text:p>1.122615147</text:p>
          </table:table-cell>
          <table:table-cell table:formula="of:=[.AG18]/[.AG82]" office:value-type="float" office:value="1.20133140631645" calcext:value-type="float">
            <text:p>1.2013314063</text:p>
          </table:table-cell>
        </table:table-row>
        <table:table-row table:style-name="ro2">
          <table:table-cell office:value-type="float" office:value="1800000" calcext:value-type="float">
            <text:p>1800000</text:p>
          </table:table-cell>
          <table:table-cell table:formula="of:=[.B19]/[.B83]" office:value-type="float" office:value="0.542150650672199" calcext:value-type="float">
            <text:p>0.5421506507</text:p>
          </table:table-cell>
          <table:table-cell table:formula="of:=[.C19]/[.C83]" office:value-type="float" office:value="0.283500882538604" calcext:value-type="float">
            <text:p>0.2835008825</text:p>
          </table:table-cell>
          <table:table-cell table:formula="of:=[.D19]/[.D83]" office:value-type="float" office:value="0.448143048685994" calcext:value-type="float">
            <text:p>0.4481430487</text:p>
          </table:table-cell>
          <table:table-cell table:formula="of:=[.E19]/[.E83]" office:value-type="float" office:value="0.531961138646039" calcext:value-type="float">
            <text:p>0.5319611386</text:p>
          </table:table-cell>
          <table:table-cell table:formula="of:=[.F19]/[.F83]" office:value-type="float" office:value="0.714858760340993" calcext:value-type="float">
            <text:p>0.7148587603</text:p>
          </table:table-cell>
          <table:table-cell table:formula="of:=[.G19]/[.G83]" office:value-type="float" office:value="0.757285713804145" calcext:value-type="float">
            <text:p>0.7572857138</text:p>
          </table:table-cell>
          <table:table-cell table:formula="of:=[.H19]/[.H83]" office:value-type="float" office:value="0.756383159840393" calcext:value-type="float">
            <text:p>0.7563831598</text:p>
          </table:table-cell>
          <table:table-cell table:formula="of:=[.I19]/[.I83]" office:value-type="float" office:value="1.00986791554119" calcext:value-type="float">
            <text:p>1.0098679155</text:p>
          </table:table-cell>
          <table:table-cell table:formula="of:=[.J19]/[.J83]" office:value-type="float" office:value="0.993726515613898" calcext:value-type="float">
            <text:p>0.9937265156</text:p>
          </table:table-cell>
          <table:table-cell table:formula="of:=[.K19]/[.K83]" office:value-type="float" office:value="1.20721338595187" calcext:value-type="float">
            <text:p>1.207213386</text:p>
          </table:table-cell>
          <table:table-cell table:formula="of:=[.L19]/[.L83]" office:value-type="float" office:value="1.21661541462155" calcext:value-type="float">
            <text:p>1.2166154146</text:p>
          </table:table-cell>
          <table:table-cell table:formula="of:=[.M19]/[.M83]" office:value-type="float" office:value="0.914651920555674" calcext:value-type="float">
            <text:p>0.9146519206</text:p>
          </table:table-cell>
          <table:table-cell table:formula="of:=[.N19]/[.N83]" office:value-type="float" office:value="1.24527631977718" calcext:value-type="float">
            <text:p>1.2452763198</text:p>
          </table:table-cell>
          <table:table-cell table:formula="of:=[.O19]/[.O83]" office:value-type="float" office:value="1.29749149661936" calcext:value-type="float">
            <text:p>1.2974914966</text:p>
          </table:table-cell>
          <table:table-cell table:formula="of:=[.P19]/[.P83]" office:value-type="float" office:value="1.49998771032271" calcext:value-type="float">
            <text:p>1.4999877103</text:p>
          </table:table-cell>
          <table:table-cell table:formula="of:=[.Q19]/[.Q83]" office:value-type="float" office:value="0.853780997061165" calcext:value-type="float">
            <text:p>0.8537809971</text:p>
          </table:table-cell>
          <table:table-cell table:formula="of:=[.R19]/[.R83]" office:value-type="float" office:value="1.56731393684393" calcext:value-type="float">
            <text:p>1.5673139368</text:p>
          </table:table-cell>
          <table:table-cell table:formula="of:=[.S19]/[.S83]" office:value-type="float" office:value="1.09961164105945" calcext:value-type="float">
            <text:p>1.0996116411</text:p>
          </table:table-cell>
          <table:table-cell table:formula="of:=[.T19]/[.T83]" office:value-type="float" office:value="1.22669910175325" calcext:value-type="float">
            <text:p>1.2266991018</text:p>
          </table:table-cell>
          <table:table-cell table:formula="of:=[.U19]/[.U83]" office:value-type="float" office:value="1.7963543314844" calcext:value-type="float">
            <text:p>1.7963543315</text:p>
          </table:table-cell>
          <table:table-cell table:formula="of:=[.V19]/[.V83]" office:value-type="float" office:value="0.975753802275476" calcext:value-type="float">
            <text:p>0.9757538023</text:p>
          </table:table-cell>
          <table:table-cell table:formula="of:=[.W19]/[.W83]" office:value-type="float" office:value="1.2322689436073" calcext:value-type="float">
            <text:p>1.2322689436</text:p>
          </table:table-cell>
          <table:table-cell table:formula="of:=[.X19]/[.X83]" office:value-type="float" office:value="1.11574434245015" calcext:value-type="float">
            <text:p>1.1157443425</text:p>
          </table:table-cell>
          <table:table-cell table:formula="of:=[.Y19]/[.Y83]" office:value-type="float" office:value="1.67510455740214" calcext:value-type="float">
            <text:p>1.6751045574</text:p>
          </table:table-cell>
          <table:table-cell table:formula="of:=[.Z19]/[.Z83]" office:value-type="float" office:value="1.22448763022616" calcext:value-type="float">
            <text:p>1.2244876302</text:p>
          </table:table-cell>
          <table:table-cell table:formula="of:=[.AA19]/[.AA83]" office:value-type="float" office:value="1.8826343280685" calcext:value-type="float">
            <text:p>1.8826343281</text:p>
          </table:table-cell>
          <table:table-cell table:formula="of:=[.AB19]/[.AB83]" office:value-type="float" office:value="1.71010756073387" calcext:value-type="float">
            <text:p>1.7101075607</text:p>
          </table:table-cell>
          <table:table-cell table:formula="of:=[.AC19]/[.AC83]" office:value-type="float" office:value="1.42676516275397" calcext:value-type="float">
            <text:p>1.4267651628</text:p>
          </table:table-cell>
          <table:table-cell table:formula="of:=[.AD19]/[.AD83]" office:value-type="float" office:value="2.10787376309325" calcext:value-type="float">
            <text:p>2.1078737631</text:p>
          </table:table-cell>
          <table:table-cell table:formula="of:=[.AE19]/[.AE83]" office:value-type="float" office:value="2.08721660689378" calcext:value-type="float">
            <text:p>2.0872166069</text:p>
          </table:table-cell>
          <table:table-cell table:formula="of:=[.AF19]/[.AF83]" office:value-type="float" office:value="1.23086389160034" calcext:value-type="float">
            <text:p>1.2308638916</text:p>
          </table:table-cell>
          <table:table-cell table:formula="of:=[.AG19]/[.AG83]" office:value-type="float" office:value="1.10981862673873" calcext:value-type="float">
            <text:p>1.1098186267</text:p>
          </table:table-cell>
        </table:table-row>
        <table:table-row table:style-name="ro2">
          <table:table-cell office:value-type="float" office:value="1900000" calcext:value-type="float">
            <text:p>1900000</text:p>
          </table:table-cell>
          <table:table-cell table:formula="of:=[.B20]/[.B84]" office:value-type="float" office:value="0.511373241054206" calcext:value-type="float">
            <text:p>0.5113732411</text:p>
          </table:table-cell>
          <table:table-cell table:formula="of:=[.C20]/[.C84]" office:value-type="float" office:value="0.280971427834731" calcext:value-type="float">
            <text:p>0.2809714278</text:p>
          </table:table-cell>
          <table:table-cell table:formula="of:=[.D20]/[.D84]" office:value-type="float" office:value="0.329458799307368" calcext:value-type="float">
            <text:p>0.3294587993</text:p>
          </table:table-cell>
          <table:table-cell table:formula="of:=[.E20]/[.E84]" office:value-type="float" office:value="0.510715102717634" calcext:value-type="float">
            <text:p>0.5107151027</text:p>
          </table:table-cell>
          <table:table-cell table:formula="of:=[.F20]/[.F84]" office:value-type="float" office:value="0.657112993325699" calcext:value-type="float">
            <text:p>0.6571129933</text:p>
          </table:table-cell>
          <table:table-cell table:formula="of:=[.G20]/[.G84]" office:value-type="float" office:value="0.501274585240906" calcext:value-type="float">
            <text:p>0.5012745852</text:p>
          </table:table-cell>
          <table:table-cell table:formula="of:=[.H20]/[.H84]" office:value-type="float" office:value="0.875534716893177" calcext:value-type="float">
            <text:p>0.8755347169</text:p>
          </table:table-cell>
          <table:table-cell table:formula="of:=[.I20]/[.I84]" office:value-type="float" office:value="0.904134453293953" calcext:value-type="float">
            <text:p>0.9041344533</text:p>
          </table:table-cell>
          <table:table-cell table:formula="of:=[.J20]/[.J84]" office:value-type="float" office:value="0.994422965007813" calcext:value-type="float">
            <text:p>0.994422965</text:p>
          </table:table-cell>
          <table:table-cell table:formula="of:=[.K20]/[.K84]" office:value-type="float" office:value="1.00976238841575" calcext:value-type="float">
            <text:p>1.0097623884</text:p>
          </table:table-cell>
          <table:table-cell table:formula="of:=[.L20]/[.L84]" office:value-type="float" office:value="1.20097459329888" calcext:value-type="float">
            <text:p>1.2009745933</text:p>
          </table:table-cell>
          <table:table-cell table:formula="of:=[.M20]/[.M84]" office:value-type="float" office:value="0.90970172308878" calcext:value-type="float">
            <text:p>0.9097017231</text:p>
          </table:table-cell>
          <table:table-cell table:formula="of:=[.N20]/[.N84]" office:value-type="float" office:value="1.37804219130624" calcext:value-type="float">
            <text:p>1.3780421913</text:p>
          </table:table-cell>
          <table:table-cell table:formula="of:=[.O20]/[.O84]" office:value-type="float" office:value="1.2874259029689" calcext:value-type="float">
            <text:p>1.287425903</text:p>
          </table:table-cell>
          <table:table-cell table:formula="of:=[.P20]/[.P84]" office:value-type="float" office:value="1.40733174391899" calcext:value-type="float">
            <text:p>1.4073317439</text:p>
          </table:table-cell>
          <table:table-cell table:formula="of:=[.Q20]/[.Q84]" office:value-type="float" office:value="0.957469503532178" calcext:value-type="float">
            <text:p>0.9574695035</text:p>
          </table:table-cell>
          <table:table-cell table:formula="of:=[.R20]/[.R84]" office:value-type="float" office:value="0.999592891072162" calcext:value-type="float">
            <text:p>0.9995928911</text:p>
          </table:table-cell>
          <table:table-cell table:formula="of:=[.S20]/[.S84]" office:value-type="float" office:value="1.53207751030437" calcext:value-type="float">
            <text:p>1.5320775103</text:p>
          </table:table-cell>
          <table:table-cell table:formula="of:=[.T20]/[.T84]" office:value-type="float" office:value="1.42758939930472" calcext:value-type="float">
            <text:p>1.4275893993</text:p>
          </table:table-cell>
          <table:table-cell table:formula="of:=[.U20]/[.U84]" office:value-type="float" office:value="1.46738319968206" calcext:value-type="float">
            <text:p>1.4673831997</text:p>
          </table:table-cell>
          <table:table-cell table:formula="of:=[.V20]/[.V84]" office:value-type="float" office:value="1.56376587951877" calcext:value-type="float">
            <text:p>1.5637658795</text:p>
          </table:table-cell>
          <table:table-cell table:formula="of:=[.W20]/[.W84]" office:value-type="float" office:value="1.49792302704176" calcext:value-type="float">
            <text:p>1.497923027</text:p>
          </table:table-cell>
          <table:table-cell table:formula="of:=[.X20]/[.X84]" office:value-type="float" office:value="1.57093766899114" calcext:value-type="float">
            <text:p>1.570937669</text:p>
          </table:table-cell>
          <table:table-cell table:formula="of:=[.Y20]/[.Y84]" office:value-type="float" office:value="1.77356092948344" calcext:value-type="float">
            <text:p>1.7735609295</text:p>
          </table:table-cell>
          <table:table-cell table:formula="of:=[.Z20]/[.Z84]" office:value-type="float" office:value="1.85234902619523" calcext:value-type="float">
            <text:p>1.8523490262</text:p>
          </table:table-cell>
          <table:table-cell table:formula="of:=[.AA20]/[.AA84]" office:value-type="float" office:value="1.74816199351961" calcext:value-type="float">
            <text:p>1.7481619935</text:p>
          </table:table-cell>
          <table:table-cell table:formula="of:=[.AB20]/[.AB84]" office:value-type="float" office:value="1.82511037324544" calcext:value-type="float">
            <text:p>1.8251103732</text:p>
          </table:table-cell>
          <table:table-cell table:formula="of:=[.AC20]/[.AC84]" office:value-type="float" office:value="1.75199630229084" calcext:value-type="float">
            <text:p>1.7519963023</text:p>
          </table:table-cell>
          <table:table-cell table:formula="of:=[.AD20]/[.AD84]" office:value-type="float" office:value="1.64652612367786" calcext:value-type="float">
            <text:p>1.6465261237</text:p>
          </table:table-cell>
          <table:table-cell table:formula="of:=[.AE20]/[.AE84]" office:value-type="float" office:value="0.943717900712334" calcext:value-type="float">
            <text:p>0.9437179007</text:p>
          </table:table-cell>
          <table:table-cell table:formula="of:=[.AF20]/[.AF84]" office:value-type="float" office:value="1.13584936876819" calcext:value-type="float">
            <text:p>1.1358493688</text:p>
          </table:table-cell>
          <table:table-cell table:formula="of:=[.AG20]/[.AG84]" office:value-type="float" office:value="1.16565253550558" calcext:value-type="float">
            <text:p>1.1656525355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table:formula="of:=[.B21]/[.B85]" office:value-type="float" office:value="0.497642941802937" calcext:value-type="float">
            <text:p>0.4976429418</text:p>
          </table:table-cell>
          <table:table-cell table:formula="of:=[.C21]/[.C85]" office:value-type="float" office:value="0.27378554345355" calcext:value-type="float">
            <text:p>0.2737855435</text:p>
          </table:table-cell>
          <table:table-cell table:formula="of:=[.D21]/[.D85]" office:value-type="float" office:value="0.415970352973092" calcext:value-type="float">
            <text:p>0.415970353</text:p>
          </table:table-cell>
          <table:table-cell table:formula="of:=[.E21]/[.E85]" office:value-type="float" office:value="0.500806168289782" calcext:value-type="float">
            <text:p>0.5008061683</text:p>
          </table:table-cell>
          <table:table-cell table:formula="of:=[.F21]/[.F85]" office:value-type="float" office:value="0.638545223037472" calcext:value-type="float">
            <text:p>0.638545223</text:p>
          </table:table-cell>
          <table:table-cell table:formula="of:=[.G21]/[.G85]" office:value-type="float" office:value="0.576782141150555" calcext:value-type="float">
            <text:p>0.5767821412</text:p>
          </table:table-cell>
          <table:table-cell table:formula="of:=[.H21]/[.H85]" office:value-type="float" office:value="0.906067500024676" calcext:value-type="float">
            <text:p>0.9060675</text:p>
          </table:table-cell>
          <table:table-cell table:formula="of:=[.I21]/[.I85]" office:value-type="float" office:value="0.955559763867353" calcext:value-type="float">
            <text:p>0.9555597639</text:p>
          </table:table-cell>
          <table:table-cell table:formula="of:=[.J21]/[.J85]" office:value-type="float" office:value="0.607307254172572" calcext:value-type="float">
            <text:p>0.6073072542</text:p>
          </table:table-cell>
          <table:table-cell table:formula="of:=[.K21]/[.K85]" office:value-type="float" office:value="1.07562259310246" calcext:value-type="float">
            <text:p>1.0756225931</text:p>
          </table:table-cell>
          <table:table-cell table:formula="of:=[.L21]/[.L85]" office:value-type="float" office:value="1.33679575669113" calcext:value-type="float">
            <text:p>1.3367957567</text:p>
          </table:table-cell>
          <table:table-cell table:formula="of:=[.M21]/[.M85]" office:value-type="float" office:value="1.33598814682766" calcext:value-type="float">
            <text:p>1.3359881468</text:p>
          </table:table-cell>
          <table:table-cell table:formula="of:=[.N21]/[.N85]" office:value-type="float" office:value="1.29568087601462" calcext:value-type="float">
            <text:p>1.295680876</text:p>
          </table:table-cell>
          <table:table-cell table:formula="of:=[.O21]/[.O85]" office:value-type="float" office:value="1.05035707268333" calcext:value-type="float">
            <text:p>1.0503570727</text:p>
          </table:table-cell>
          <table:table-cell table:formula="of:=[.P21]/[.P85]" office:value-type="float" office:value="1.42373830284348" calcext:value-type="float">
            <text:p>1.4237383028</text:p>
          </table:table-cell>
          <table:table-cell table:formula="of:=[.Q21]/[.Q85]" office:value-type="float" office:value="1.4679797304126" calcext:value-type="float">
            <text:p>1.4679797304</text:p>
          </table:table-cell>
          <table:table-cell table:formula="of:=[.R21]/[.R85]" office:value-type="float" office:value="1.51905135706183" calcext:value-type="float">
            <text:p>1.5190513571</text:p>
          </table:table-cell>
          <table:table-cell table:formula="of:=[.S21]/[.S85]" office:value-type="float" office:value="1.41730269024421" calcext:value-type="float">
            <text:p>1.4173026902</text:p>
          </table:table-cell>
          <table:table-cell table:formula="of:=[.T21]/[.T85]" office:value-type="float" office:value="1.62725200371668" calcext:value-type="float">
            <text:p>1.6272520037</text:p>
          </table:table-cell>
          <table:table-cell table:formula="of:=[.U21]/[.U85]" office:value-type="float" office:value="1.30195287480981" calcext:value-type="float">
            <text:p>1.3019528748</text:p>
          </table:table-cell>
          <table:table-cell table:formula="of:=[.V21]/[.V85]" office:value-type="float" office:value="1.1269720649723" calcext:value-type="float">
            <text:p>1.126972065</text:p>
          </table:table-cell>
          <table:table-cell table:formula="of:=[.W21]/[.W85]" office:value-type="float" office:value="1.6153364989077" calcext:value-type="float">
            <text:p>1.6153364989</text:p>
          </table:table-cell>
          <table:table-cell table:formula="of:=[.X21]/[.X85]" office:value-type="float" office:value="1.84750257370784" calcext:value-type="float">
            <text:p>1.8475025737</text:p>
          </table:table-cell>
          <table:table-cell table:formula="of:=[.Y21]/[.Y85]" office:value-type="float" office:value="1.61482481228725" calcext:value-type="float">
            <text:p>1.6148248123</text:p>
          </table:table-cell>
          <table:table-cell table:formula="of:=[.Z21]/[.Z85]" office:value-type="float" office:value="1.21408911150031" calcext:value-type="float">
            <text:p>1.2140891115</text:p>
          </table:table-cell>
          <table:table-cell table:formula="of:=[.AA21]/[.AA85]" office:value-type="float" office:value="1.87684261335222" calcext:value-type="float">
            <text:p>1.8768426134</text:p>
          </table:table-cell>
          <table:table-cell table:formula="of:=[.AB21]/[.AB85]" office:value-type="float" office:value="1.8632257250864" calcext:value-type="float">
            <text:p>1.8632257251</text:p>
          </table:table-cell>
          <table:table-cell table:formula="of:=[.AC21]/[.AC85]" office:value-type="float" office:value="1.54972924706785" calcext:value-type="float">
            <text:p>1.5497292471</text:p>
          </table:table-cell>
          <table:table-cell table:formula="of:=[.AD21]/[.AD85]" office:value-type="float" office:value="2.12983602827088" calcext:value-type="float">
            <text:p>2.1298360283</text:p>
          </table:table-cell>
          <table:table-cell table:formula="of:=[.AE21]/[.AE85]" office:value-type="float" office:value="1.78651784760805" calcext:value-type="float">
            <text:p>1.7865178476</text:p>
          </table:table-cell>
          <table:table-cell table:formula="of:=[.AF21]/[.AF85]" office:value-type="float" office:value="2.16687582903363" calcext:value-type="float">
            <text:p>2.166875829</text:p>
          </table:table-cell>
          <table:table-cell table:formula="of:=[.AG21]/[.AG85]" office:value-type="float" office:value="2.17355195612751" calcext:value-type="float">
            <text:p>2.1735519561</text:p>
          </table:table-cell>
        </table:table-row>
        <table:table-row table:style-name="ro2">
          <table:table-cell office:value-type="float" office:value="2100000" calcext:value-type="float">
            <text:p>2100000</text:p>
          </table:table-cell>
          <table:table-cell table:formula="of:=[.B22]/[.B86]" office:value-type="float" office:value="0.484320760083204" calcext:value-type="float">
            <text:p>0.4843207601</text:p>
          </table:table-cell>
          <table:table-cell table:formula="of:=[.C22]/[.C86]" office:value-type="float" office:value="0.273965262392371" calcext:value-type="float">
            <text:p>0.2739652624</text:p>
          </table:table-cell>
          <table:table-cell table:formula="of:=[.D22]/[.D86]" office:value-type="float" office:value="0.432940711206511" calcext:value-type="float">
            <text:p>0.4329407112</text:p>
          </table:table-cell>
          <table:table-cell table:formula="of:=[.E22]/[.E86]" office:value-type="float" office:value="0.481333948130624" calcext:value-type="float">
            <text:p>0.4813339481</text:p>
          </table:table-cell>
          <table:table-cell table:formula="of:=[.F22]/[.F86]" office:value-type="float" office:value="0.614153983030314" calcext:value-type="float">
            <text:p>0.614153983</text:p>
          </table:table-cell>
          <table:table-cell table:formula="of:=[.G22]/[.G86]" office:value-type="float" office:value="0.498940898417224" calcext:value-type="float">
            <text:p>0.4989408984</text:p>
          </table:table-cell>
          <table:table-cell table:formula="of:=[.H22]/[.H86]" office:value-type="float" office:value="0.722719085334966" calcext:value-type="float">
            <text:p>0.7227190853</text:p>
          </table:table-cell>
          <table:table-cell table:formula="of:=[.I22]/[.I86]" office:value-type="float" office:value="0.799739298897972" calcext:value-type="float">
            <text:p>0.7997392989</text:p>
          </table:table-cell>
          <table:table-cell table:formula="of:=[.J22]/[.J86]" office:value-type="float" office:value="0.742371371975989" calcext:value-type="float">
            <text:p>0.742371372</text:p>
          </table:table-cell>
          <table:table-cell table:formula="of:=[.K22]/[.K86]" office:value-type="float" office:value="1.14369135737291" calcext:value-type="float">
            <text:p>1.1436913574</text:p>
          </table:table-cell>
          <table:table-cell table:formula="of:=[.L22]/[.L86]" office:value-type="float" office:value="0.93602962166525" calcext:value-type="float">
            <text:p>0.9360296217</text:p>
          </table:table-cell>
          <table:table-cell table:formula="of:=[.M22]/[.M86]" office:value-type="float" office:value="0.768610600407888" calcext:value-type="float">
            <text:p>0.7686106004</text:p>
          </table:table-cell>
          <table:table-cell table:formula="of:=[.N22]/[.N86]" office:value-type="float" office:value="0.980851139622629" calcext:value-type="float">
            <text:p>0.9808511396</text:p>
          </table:table-cell>
          <table:table-cell table:formula="of:=[.O22]/[.O86]" office:value-type="float" office:value="1.35058092118857" calcext:value-type="float">
            <text:p>1.3505809212</text:p>
          </table:table-cell>
          <table:table-cell table:formula="of:=[.P22]/[.P86]" office:value-type="float" office:value="1.48500422376168" calcext:value-type="float">
            <text:p>1.4850042238</text:p>
          </table:table-cell>
          <table:table-cell table:formula="of:=[.Q22]/[.Q86]" office:value-type="float" office:value="1.46909291639068" calcext:value-type="float">
            <text:p>1.4690929164</text:p>
          </table:table-cell>
          <table:table-cell table:formula="of:=[.R22]/[.R86]" office:value-type="float" office:value="1.07325481290586" calcext:value-type="float">
            <text:p>1.0732548129</text:p>
          </table:table-cell>
          <table:table-cell table:formula="of:=[.S22]/[.S86]" office:value-type="float" office:value="0.976447328174996" calcext:value-type="float">
            <text:p>0.9764473282</text:p>
          </table:table-cell>
          <table:table-cell table:formula="of:=[.T22]/[.T86]" office:value-type="float" office:value="1.59967531468299" calcext:value-type="float">
            <text:p>1.5996753147</text:p>
          </table:table-cell>
          <table:table-cell table:formula="of:=[.U22]/[.U86]" office:value-type="float" office:value="1.57996311861107" calcext:value-type="float">
            <text:p>1.5799631186</text:p>
          </table:table-cell>
          <table:table-cell table:formula="of:=[.V22]/[.V86]" office:value-type="float" office:value="1.22602546785138" calcext:value-type="float">
            <text:p>1.2260254679</text:p>
          </table:table-cell>
          <table:table-cell table:formula="of:=[.W22]/[.W86]" office:value-type="float" office:value="1.68555408740355" calcext:value-type="float">
            <text:p>1.6855540874</text:p>
          </table:table-cell>
          <table:table-cell table:formula="of:=[.X22]/[.X86]" office:value-type="float" office:value="1.25335337968367" calcext:value-type="float">
            <text:p>1.2533533797</text:p>
          </table:table-cell>
          <table:table-cell table:formula="of:=[.Y22]/[.Y86]" office:value-type="float" office:value="0.998543183518479" calcext:value-type="float">
            <text:p>0.9985431835</text:p>
          </table:table-cell>
          <table:table-cell table:formula="of:=[.Z22]/[.Z86]" office:value-type="float" office:value="1.8210106398655" calcext:value-type="float">
            <text:p>1.8210106399</text:p>
          </table:table-cell>
          <table:table-cell table:formula="of:=[.AA22]/[.AA86]" office:value-type="float" office:value="1.25541930121483" calcext:value-type="float">
            <text:p>1.2554193012</text:p>
          </table:table-cell>
          <table:table-cell table:formula="of:=[.AB22]/[.AB86]" office:value-type="float" office:value="1.77649061618419" calcext:value-type="float">
            <text:p>1.7764906162</text:p>
          </table:table-cell>
          <table:table-cell table:formula="of:=[.AC22]/[.AC86]" office:value-type="float" office:value="1.90146465759559" calcext:value-type="float">
            <text:p>1.9014646576</text:p>
          </table:table-cell>
          <table:table-cell table:formula="of:=[.AD22]/[.AD86]" office:value-type="float" office:value="1.96622457213967" calcext:value-type="float">
            <text:p>1.9662245721</text:p>
          </table:table-cell>
          <table:table-cell table:formula="of:=[.AE22]/[.AE86]" office:value-type="float" office:value="1.86149108082441" calcext:value-type="float">
            <text:p>1.8614910808</text:p>
          </table:table-cell>
          <table:table-cell table:formula="of:=[.AF22]/[.AF86]" office:value-type="float" office:value="1.23789063335319" calcext:value-type="float">
            <text:p>1.2378906334</text:p>
          </table:table-cell>
          <table:table-cell table:formula="of:=[.AG22]/[.AG86]" office:value-type="float" office:value="1.19645400009399" calcext:value-type="float">
            <text:p>1.1964540001</text:p>
          </table:table-cell>
        </table:table-row>
        <table:table-row table:style-name="ro2">
          <table:table-cell office:value-type="float" office:value="2200000" calcext:value-type="float">
            <text:p>2200000</text:p>
          </table:table-cell>
          <table:table-cell table:formula="of:=[.B23]/[.B87]" office:value-type="float" office:value="0.498863680673216" calcext:value-type="float">
            <text:p>0.4988636807</text:p>
          </table:table-cell>
          <table:table-cell table:formula="of:=[.C23]/[.C87]" office:value-type="float" office:value="0.278302409511778" calcext:value-type="float">
            <text:p>0.2783024095</text:p>
          </table:table-cell>
          <table:table-cell table:formula="of:=[.D23]/[.D87]" office:value-type="float" office:value="0.490281999184074" calcext:value-type="float">
            <text:p>0.4902819992</text:p>
          </table:table-cell>
          <table:table-cell table:formula="of:=[.E23]/[.E87]" office:value-type="float" office:value="0.456478527961115" calcext:value-type="float">
            <text:p>0.456478528</text:p>
          </table:table-cell>
          <table:table-cell table:formula="of:=[.F23]/[.F87]" office:value-type="float" office:value="0.612662696408847" calcext:value-type="float">
            <text:p>0.6126626964</text:p>
          </table:table-cell>
          <table:table-cell table:formula="of:=[.G23]/[.G87]" office:value-type="float" office:value="0.488676567809733" calcext:value-type="float">
            <text:p>0.4886765678</text:p>
          </table:table-cell>
          <table:table-cell table:formula="of:=[.H23]/[.H87]" office:value-type="float" office:value="0.920944186289945" calcext:value-type="float">
            <text:p>0.9209441863</text:p>
          </table:table-cell>
          <table:table-cell table:formula="of:=[.I23]/[.I87]" office:value-type="float" office:value="0.698216593791858" calcext:value-type="float">
            <text:p>0.6982165938</text:p>
          </table:table-cell>
          <table:table-cell table:formula="of:=[.J23]/[.J87]" office:value-type="float" office:value="0.751284206106673" calcext:value-type="float">
            <text:p>0.7512842061</text:p>
          </table:table-cell>
          <table:table-cell table:formula="of:=[.K23]/[.K87]" office:value-type="float" office:value="1.10033285216253" calcext:value-type="float">
            <text:p>1.1003328522</text:p>
          </table:table-cell>
          <table:table-cell table:formula="of:=[.L23]/[.L87]" office:value-type="float" office:value="1.18106072132247" calcext:value-type="float">
            <text:p>1.1810607213</text:p>
          </table:table-cell>
          <table:table-cell table:formula="of:=[.M23]/[.M87]" office:value-type="float" office:value="1.25414985150006" calcext:value-type="float">
            <text:p>1.2541498515</text:p>
          </table:table-cell>
          <table:table-cell table:formula="of:=[.N23]/[.N87]" office:value-type="float" office:value="1.25037160006021" calcext:value-type="float">
            <text:p>1.2503716001</text:p>
          </table:table-cell>
          <table:table-cell table:formula="of:=[.O23]/[.O87]" office:value-type="float" office:value="1.35063039488831" calcext:value-type="float">
            <text:p>1.3506303949</text:p>
          </table:table-cell>
          <table:table-cell table:formula="of:=[.P23]/[.P87]" office:value-type="float" office:value="1.4774332959546" calcext:value-type="float">
            <text:p>1.477433296</text:p>
          </table:table-cell>
          <table:table-cell table:formula="of:=[.Q23]/[.Q87]" office:value-type="float" office:value="1.16379572573811" calcext:value-type="float">
            <text:p>1.1637957257</text:p>
          </table:table-cell>
          <table:table-cell table:formula="of:=[.R23]/[.R87]" office:value-type="float" office:value="1.51027700728851" calcext:value-type="float">
            <text:p>1.5102770073</text:p>
          </table:table-cell>
          <table:table-cell table:formula="of:=[.S23]/[.S87]" office:value-type="float" office:value="1.04939926430693" calcext:value-type="float">
            <text:p>1.0493992643</text:p>
          </table:table-cell>
          <table:table-cell table:formula="of:=[.T23]/[.T87]" office:value-type="float" office:value="1.63764870561038" calcext:value-type="float">
            <text:p>1.6376487056</text:p>
          </table:table-cell>
          <table:table-cell table:formula="of:=[.U23]/[.U87]" office:value-type="float" office:value="1.12861379334535" calcext:value-type="float">
            <text:p>1.1286137933</text:p>
          </table:table-cell>
          <table:table-cell table:formula="of:=[.V23]/[.V87]" office:value-type="float" office:value="1.61971028120626" calcext:value-type="float">
            <text:p>1.6197102812</text:p>
          </table:table-cell>
          <table:table-cell table:formula="of:=[.W23]/[.W87]" office:value-type="float" office:value="1.6590940418905" calcext:value-type="float">
            <text:p>1.6590940419</text:p>
          </table:table-cell>
          <table:table-cell table:formula="of:=[.X23]/[.X87]" office:value-type="float" office:value="1.66264968072432" calcext:value-type="float">
            <text:p>1.6626496807</text:p>
          </table:table-cell>
          <table:table-cell table:formula="of:=[.Y23]/[.Y87]" office:value-type="float" office:value="1.71001720106471" calcext:value-type="float">
            <text:p>1.7100172011</text:p>
          </table:table-cell>
          <table:table-cell table:formula="of:=[.Z23]/[.Z87]" office:value-type="float" office:value="1.7519773988361" calcext:value-type="float">
            <text:p>1.7519773988</text:p>
          </table:table-cell>
          <table:table-cell table:formula="of:=[.AA23]/[.AA87]" office:value-type="float" office:value="1.86184546189522" calcext:value-type="float">
            <text:p>1.8618454619</text:p>
          </table:table-cell>
          <table:table-cell table:formula="of:=[.AB23]/[.AB87]" office:value-type="float" office:value="2.0143948492542" calcext:value-type="float">
            <text:p>2.0143948493</text:p>
          </table:table-cell>
          <table:table-cell table:formula="of:=[.AC23]/[.AC87]" office:value-type="float" office:value="1.9520482727936" calcext:value-type="float">
            <text:p>1.9520482728</text:p>
          </table:table-cell>
          <table:table-cell table:formula="of:=[.AD23]/[.AD87]" office:value-type="float" office:value="2.07916169624929" calcext:value-type="float">
            <text:p>2.0791616962</text:p>
          </table:table-cell>
          <table:table-cell table:formula="of:=[.AE23]/[.AE87]" office:value-type="float" office:value="1.32132571204287" calcext:value-type="float">
            <text:p>1.321325712</text:p>
          </table:table-cell>
          <table:table-cell table:formula="of:=[.AF23]/[.AF87]" office:value-type="float" office:value="2.12267334471049" calcext:value-type="float">
            <text:p>2.1226733447</text:p>
          </table:table-cell>
          <table:table-cell table:formula="of:=[.AG23]/[.AG87]" office:value-type="float" office:value="1.34648349961212" calcext:value-type="float">
            <text:p>1.3464834996</text:p>
          </table:table-cell>
        </table:table-row>
        <table:table-row table:style-name="ro2">
          <table:table-cell office:value-type="float" office:value="2300000" calcext:value-type="float">
            <text:p>2300000</text:p>
          </table:table-cell>
          <table:table-cell table:formula="of:=[.B24]/[.B88]" office:value-type="float" office:value="0.527553179050617" calcext:value-type="float">
            <text:p>0.5275531791</text:p>
          </table:table-cell>
          <table:table-cell table:formula="of:=[.C24]/[.C88]" office:value-type="float" office:value="0.277055950837709" calcext:value-type="float">
            <text:p>0.2770559508</text:p>
          </table:table-cell>
          <table:table-cell table:formula="of:=[.D24]/[.D88]" office:value-type="float" office:value="0.453832338166154" calcext:value-type="float">
            <text:p>0.4538323382</text:p>
          </table:table-cell>
          <table:table-cell table:formula="of:=[.E24]/[.E88]" office:value-type="float" office:value="0.507097709099841" calcext:value-type="float">
            <text:p>0.5070977091</text:p>
          </table:table-cell>
          <table:table-cell table:formula="of:=[.F24]/[.F88]" office:value-type="float" office:value="0.616617221177359" calcext:value-type="float">
            <text:p>0.6166172212</text:p>
          </table:table-cell>
          <table:table-cell table:formula="of:=[.G24]/[.G88]" office:value-type="float" office:value="0.626211278310018" calcext:value-type="float">
            <text:p>0.6262112783</text:p>
          </table:table-cell>
          <table:table-cell table:formula="of:=[.H24]/[.H88]" office:value-type="float" office:value="0.834818344844014" calcext:value-type="float">
            <text:p>0.8348183448</text:p>
          </table:table-cell>
          <table:table-cell table:formula="of:=[.I24]/[.I88]" office:value-type="float" office:value="0.783351974007898" calcext:value-type="float">
            <text:p>0.783351974</text:p>
          </table:table-cell>
          <table:table-cell table:formula="of:=[.J24]/[.J88]" office:value-type="float" office:value="0.87631384702474" calcext:value-type="float">
            <text:p>0.876313847</text:p>
          </table:table-cell>
          <table:table-cell table:formula="of:=[.K24]/[.K88]" office:value-type="float" office:value="0.967671114672347" calcext:value-type="float">
            <text:p>0.9676711147</text:p>
          </table:table-cell>
          <table:table-cell table:formula="of:=[.L24]/[.L88]" office:value-type="float" office:value="1.06569933876461" calcext:value-type="float">
            <text:p>1.0656993388</text:p>
          </table:table-cell>
          <table:table-cell table:formula="of:=[.M24]/[.M88]" office:value-type="float" office:value="1.16024792761696" calcext:value-type="float">
            <text:p>1.1602479276</text:p>
          </table:table-cell>
          <table:table-cell table:formula="of:=[.N24]/[.N88]" office:value-type="float" office:value="1.45666848279156" calcext:value-type="float">
            <text:p>1.4566684828</text:p>
          </table:table-cell>
          <table:table-cell table:formula="of:=[.O24]/[.O88]" office:value-type="float" office:value="0.950221081047317" calcext:value-type="float">
            <text:p>0.950221081</text:p>
          </table:table-cell>
          <table:table-cell table:formula="of:=[.P24]/[.P88]" office:value-type="float" office:value="0.92450890186789" calcext:value-type="float">
            <text:p>0.9245089019</text:p>
          </table:table-cell>
          <table:table-cell table:formula="of:=[.Q24]/[.Q88]" office:value-type="float" office:value="1.12444567141108" calcext:value-type="float">
            <text:p>1.1244456714</text:p>
          </table:table-cell>
          <table:table-cell table:formula="of:=[.R24]/[.R88]" office:value-type="float" office:value="1.60045239744952" calcext:value-type="float">
            <text:p>1.6004523974</text:p>
          </table:table-cell>
          <table:table-cell table:formula="of:=[.S24]/[.S88]" office:value-type="float" office:value="1.27493519130805" calcext:value-type="float">
            <text:p>1.2749351913</text:p>
          </table:table-cell>
          <table:table-cell table:formula="of:=[.T24]/[.T88]" office:value-type="float" office:value="1.11874279574035" calcext:value-type="float">
            <text:p>1.1187427957</text:p>
          </table:table-cell>
          <table:table-cell table:formula="of:=[.U24]/[.U88]" office:value-type="float" office:value="1.71112093841835" calcext:value-type="float">
            <text:p>1.7111209384</text:p>
          </table:table-cell>
          <table:table-cell table:formula="of:=[.V24]/[.V88]" office:value-type="float" office:value="1.64648919641236" calcext:value-type="float">
            <text:p>1.6464891964</text:p>
          </table:table-cell>
          <table:table-cell table:formula="of:=[.W24]/[.W88]" office:value-type="float" office:value="1.73807915358055" calcext:value-type="float">
            <text:p>1.7380791536</text:p>
          </table:table-cell>
          <table:table-cell table:formula="of:=[.X24]/[.X88]" office:value-type="float" office:value="1.3797620763495" calcext:value-type="float">
            <text:p>1.3797620763</text:p>
          </table:table-cell>
          <table:table-cell table:formula="of:=[.Y24]/[.Y88]" office:value-type="float" office:value="1.80280464282811" calcext:value-type="float">
            <text:p>1.8028046428</text:p>
          </table:table-cell>
          <table:table-cell table:formula="of:=[.Z24]/[.Z88]" office:value-type="float" office:value="1.82350475238594" calcext:value-type="float">
            <text:p>1.8235047524</text:p>
          </table:table-cell>
          <table:table-cell table:formula="of:=[.AA24]/[.AA88]" office:value-type="float" office:value="1.12536235742559" calcext:value-type="float">
            <text:p>1.1253623574</text:p>
          </table:table-cell>
          <table:table-cell table:formula="of:=[.AB24]/[.AB88]" office:value-type="float" office:value="2.0642024972984" calcext:value-type="float">
            <text:p>2.0642024973</text:p>
          </table:table-cell>
          <table:table-cell table:formula="of:=[.AC24]/[.AC88]" office:value-type="float" office:value="1.85219974749475" calcext:value-type="float">
            <text:p>1.8521997475</text:p>
          </table:table-cell>
          <table:table-cell table:formula="of:=[.AD24]/[.AD88]" office:value-type="float" office:value="2.21750028692077" calcext:value-type="float">
            <text:p>2.2175002869</text:p>
          </table:table-cell>
          <table:table-cell table:formula="of:=[.AE24]/[.AE88]" office:value-type="float" office:value="1.94523502588383" calcext:value-type="float">
            <text:p>1.9452350259</text:p>
          </table:table-cell>
          <table:table-cell table:formula="of:=[.AF24]/[.AF88]" office:value-type="float" office:value="1.32286962306368" calcext:value-type="float">
            <text:p>1.3228696231</text:p>
          </table:table-cell>
          <table:table-cell table:formula="of:=[.AG24]/[.AG88]" office:value-type="float" office:value="1.4255377184043" calcext:value-type="float">
            <text:p>1.4255377184</text:p>
          </table:table-cell>
        </table:table-row>
        <table:table-row table:style-name="ro2">
          <table:table-cell office:value-type="float" office:value="2400000" calcext:value-type="float">
            <text:p>2400000</text:p>
          </table:table-cell>
          <table:table-cell table:formula="of:=[.B25]/[.B89]" office:value-type="float" office:value="0.494679901023783" calcext:value-type="float">
            <text:p>0.494679901</text:p>
          </table:table-cell>
          <table:table-cell table:formula="of:=[.C25]/[.C89]" office:value-type="float" office:value="0.261210674548557" calcext:value-type="float">
            <text:p>0.2612106745</text:p>
          </table:table-cell>
          <table:table-cell table:formula="of:=[.D25]/[.D89]" office:value-type="float" office:value="0.475832874904915" calcext:value-type="float">
            <text:p>0.4758328749</text:p>
          </table:table-cell>
          <table:table-cell table:formula="of:=[.E25]/[.E89]" office:value-type="float" office:value="0.497091707053768" calcext:value-type="float">
            <text:p>0.4970917071</text:p>
          </table:table-cell>
          <table:table-cell table:formula="of:=[.F25]/[.F89]" office:value-type="float" office:value="0.548393023387162" calcext:value-type="float">
            <text:p>0.5483930234</text:p>
          </table:table-cell>
          <table:table-cell table:formula="of:=[.G25]/[.G89]" office:value-type="float" office:value="0.675798170047637" calcext:value-type="float">
            <text:p>0.67579817</text:p>
          </table:table-cell>
          <table:table-cell table:formula="of:=[.H25]/[.H89]" office:value-type="float" office:value="0.834625300930743" calcext:value-type="float">
            <text:p>0.8346253009</text:p>
          </table:table-cell>
          <table:table-cell table:formula="of:=[.I25]/[.I89]" office:value-type="float" office:value="0.826393183874696" calcext:value-type="float">
            <text:p>0.8263931839</text:p>
          </table:table-cell>
          <table:table-cell table:formula="of:=[.J25]/[.J89]" office:value-type="float" office:value="0.760461792108695" calcext:value-type="float">
            <text:p>0.7604617921</text:p>
          </table:table-cell>
          <table:table-cell table:formula="of:=[.K25]/[.K89]" office:value-type="float" office:value="1.18924335690406" calcext:value-type="float">
            <text:p>1.1892433569</text:p>
          </table:table-cell>
          <table:table-cell table:formula="of:=[.L25]/[.L89]" office:value-type="float" office:value="1.18012004422297" calcext:value-type="float">
            <text:p>1.1801200442</text:p>
          </table:table-cell>
          <table:table-cell table:formula="of:=[.M25]/[.M89]" office:value-type="float" office:value="1.12644430420812" calcext:value-type="float">
            <text:p>1.1264443042</text:p>
          </table:table-cell>
          <table:table-cell table:formula="of:=[.N25]/[.N89]" office:value-type="float" office:value="1.38707569862135" calcext:value-type="float">
            <text:p>1.3870756986</text:p>
          </table:table-cell>
          <table:table-cell table:formula="of:=[.O25]/[.O89]" office:value-type="float" office:value="0.864680735124311" calcext:value-type="float">
            <text:p>0.8646807351</text:p>
          </table:table-cell>
          <table:table-cell table:formula="of:=[.P25]/[.P89]" office:value-type="float" office:value="1.43286447165283" calcext:value-type="float">
            <text:p>1.4328644717</text:p>
          </table:table-cell>
          <table:table-cell table:formula="of:=[.Q25]/[.Q89]" office:value-type="float" office:value="1.25256962160943" calcext:value-type="float">
            <text:p>1.2525696216</text:p>
          </table:table-cell>
          <table:table-cell table:formula="of:=[.R25]/[.R89]" office:value-type="float" office:value="1.05999080684803" calcext:value-type="float">
            <text:p>1.0599908068</text:p>
          </table:table-cell>
          <table:table-cell table:formula="of:=[.S25]/[.S89]" office:value-type="float" office:value="1.23467989807228" calcext:value-type="float">
            <text:p>1.2346798981</text:p>
          </table:table-cell>
          <table:table-cell table:formula="of:=[.T25]/[.T89]" office:value-type="float" office:value="1.69778373216892" calcext:value-type="float">
            <text:p>1.6977837322</text:p>
          </table:table-cell>
          <table:table-cell table:formula="of:=[.U25]/[.U89]" office:value-type="float" office:value="1.56650029074313" calcext:value-type="float">
            <text:p>1.5665002907</text:p>
          </table:table-cell>
          <table:table-cell table:formula="of:=[.V25]/[.V89]" office:value-type="float" office:value="1.64606115768716" calcext:value-type="float">
            <text:p>1.6460611577</text:p>
          </table:table-cell>
          <table:table-cell table:formula="of:=[.W25]/[.W89]" office:value-type="float" office:value="1.6608700199496" calcext:value-type="float">
            <text:p>1.6608700199</text:p>
          </table:table-cell>
          <table:table-cell table:formula="of:=[.X25]/[.X89]" office:value-type="float" office:value="1.27627618974474" calcext:value-type="float">
            <text:p>1.2762761897</text:p>
          </table:table-cell>
          <table:table-cell table:formula="of:=[.Y25]/[.Y89]" office:value-type="float" office:value="1.79016528327453" calcext:value-type="float">
            <text:p>1.7901652833</text:p>
          </table:table-cell>
          <table:table-cell table:formula="of:=[.Z25]/[.Z89]" office:value-type="float" office:value="1.79573698228002" calcext:value-type="float">
            <text:p>1.7957369823</text:p>
          </table:table-cell>
          <table:table-cell table:formula="of:=[.AA25]/[.AA89]" office:value-type="float" office:value="1.81619608534426" calcext:value-type="float">
            <text:p>1.8161960853</text:p>
          </table:table-cell>
          <table:table-cell table:formula="of:=[.AB25]/[.AB89]" office:value-type="float" office:value="1.38295716880403" calcext:value-type="float">
            <text:p>1.3829571688</text:p>
          </table:table-cell>
          <table:table-cell table:formula="of:=[.AC25]/[.AC89]" office:value-type="float" office:value="1.82163496725128" calcext:value-type="float">
            <text:p>1.8216349673</text:p>
          </table:table-cell>
          <table:table-cell table:formula="of:=[.AD25]/[.AD89]" office:value-type="float" office:value="1.85753941029996" calcext:value-type="float">
            <text:p>1.8575394103</text:p>
          </table:table-cell>
          <table:table-cell table:formula="of:=[.AE25]/[.AE89]" office:value-type="float" office:value="1.40918199917651" calcext:value-type="float">
            <text:p>1.4091819992</text:p>
          </table:table-cell>
          <table:table-cell table:formula="of:=[.AF25]/[.AF89]" office:value-type="float" office:value="1.93322851780778" calcext:value-type="float">
            <text:p>1.9332285178</text:p>
          </table:table-cell>
          <table:table-cell table:formula="of:=[.AG25]/[.AG89]" office:value-type="float" office:value="1.77883966868182" calcext:value-type="float">
            <text:p>1.7788396687</text:p>
          </table:table-cell>
        </table:table-row>
        <table:table-row table:style-name="ro2">
          <table:table-cell office:value-type="float" office:value="2500000" calcext:value-type="float">
            <text:p>2500000</text:p>
          </table:table-cell>
          <table:table-cell table:formula="of:=[.B26]/[.B90]" office:value-type="float" office:value="0.533446825084407" calcext:value-type="float">
            <text:p>0.5334468251</text:p>
          </table:table-cell>
          <table:table-cell table:formula="of:=[.C26]/[.C90]" office:value-type="float" office:value="0.284558190202061" calcext:value-type="float">
            <text:p>0.2845581902</text:p>
          </table:table-cell>
          <table:table-cell table:formula="of:=[.D26]/[.D90]" office:value-type="float" office:value="0.462543597478467" calcext:value-type="float">
            <text:p>0.4625435975</text:p>
          </table:table-cell>
          <table:table-cell table:formula="of:=[.E26]/[.E90]" office:value-type="float" office:value="0.513664286723771" calcext:value-type="float">
            <text:p>0.5136642867</text:p>
          </table:table-cell>
          <table:table-cell table:formula="of:=[.F26]/[.F90]" office:value-type="float" office:value="0.666556314356179" calcext:value-type="float">
            <text:p>0.6665563144</text:p>
          </table:table-cell>
          <table:table-cell table:formula="of:=[.G26]/[.G90]" office:value-type="float" office:value="0.758298717947595" calcext:value-type="float">
            <text:p>0.7582987179</text:p>
          </table:table-cell>
          <table:table-cell table:formula="of:=[.H26]/[.H90]" office:value-type="float" office:value="0.763423442479359" calcext:value-type="float">
            <text:p>0.7634234425</text:p>
          </table:table-cell>
          <table:table-cell table:formula="of:=[.I26]/[.I90]" office:value-type="float" office:value="0.866478415544428" calcext:value-type="float">
            <text:p>0.8664784155</text:p>
          </table:table-cell>
          <table:table-cell table:formula="of:=[.J26]/[.J90]" office:value-type="float" office:value="0.977082790614113" calcext:value-type="float">
            <text:p>0.9770827906</text:p>
          </table:table-cell>
          <table:table-cell table:formula="of:=[.K26]/[.K90]" office:value-type="float" office:value="1.09338634023237" calcext:value-type="float">
            <text:p>1.0933863402</text:p>
          </table:table-cell>
          <table:table-cell table:formula="of:=[.L26]/[.L90]" office:value-type="float" office:value="1.31422529938346" calcext:value-type="float">
            <text:p>1.3142252994</text:p>
          </table:table-cell>
          <table:table-cell table:formula="of:=[.M26]/[.M90]" office:value-type="float" office:value="1.31290311083132" calcext:value-type="float">
            <text:p>1.3129031108</text:p>
          </table:table-cell>
          <table:table-cell table:formula="of:=[.N26]/[.N90]" office:value-type="float" office:value="1.54657364598287" calcext:value-type="float">
            <text:p>1.546573646</text:p>
          </table:table-cell>
          <table:table-cell table:formula="of:=[.O26]/[.O90]" office:value-type="float" office:value="1.02964021894333" calcext:value-type="float">
            <text:p>1.0296402189</text:p>
          </table:table-cell>
          <table:table-cell table:formula="of:=[.P26]/[.P90]" office:value-type="float" office:value="1.17976235121818" calcext:value-type="float">
            <text:p>1.1797623512</text:p>
          </table:table-cell>
          <table:table-cell table:formula="of:=[.Q26]/[.Q90]" office:value-type="float" office:value="1.42683619009488" calcext:value-type="float">
            <text:p>1.4268361901</text:p>
          </table:table-cell>
          <table:table-cell table:formula="of:=[.R26]/[.R90]" office:value-type="float" office:value="1.29547442096835" calcext:value-type="float">
            <text:p>1.295474421</text:p>
          </table:table-cell>
          <table:table-cell table:formula="of:=[.S26]/[.S90]" office:value-type="float" office:value="1.75191653575795" calcext:value-type="float">
            <text:p>1.7519165358</text:p>
          </table:table-cell>
          <table:table-cell table:formula="of:=[.T26]/[.T90]" office:value-type="float" office:value="1.86731375087953" calcext:value-type="float">
            <text:p>1.8673137509</text:p>
          </table:table-cell>
          <table:table-cell table:formula="of:=[.U26]/[.U90]" office:value-type="float" office:value="1.76810122897685" calcext:value-type="float">
            <text:p>1.768101229</text:p>
          </table:table-cell>
          <table:table-cell table:formula="of:=[.V26]/[.V90]" office:value-type="float" office:value="1.81129481284784" calcext:value-type="float">
            <text:p>1.8112948128</text:p>
          </table:table-cell>
          <table:table-cell table:formula="of:=[.W26]/[.W90]" office:value-type="float" office:value="1.29303350825715" calcext:value-type="float">
            <text:p>1.2930335083</text:p>
          </table:table-cell>
          <table:table-cell table:formula="of:=[.X26]/[.X90]" office:value-type="float" office:value="1.2714787543762" calcext:value-type="float">
            <text:p>1.2714787544</text:p>
          </table:table-cell>
          <table:table-cell table:formula="of:=[.Y26]/[.Y90]" office:value-type="float" office:value="1.92839760558472" calcext:value-type="float">
            <text:p>1.9283976056</text:p>
          </table:table-cell>
          <table:table-cell table:formula="of:=[.Z26]/[.Z90]" office:value-type="float" office:value="1.26549830442922" calcext:value-type="float">
            <text:p>1.2654983044</text:p>
          </table:table-cell>
          <table:table-cell table:formula="of:=[.AA26]/[.AA90]" office:value-type="float" office:value="1.8159034406619" calcext:value-type="float">
            <text:p>1.8159034407</text:p>
          </table:table-cell>
          <table:table-cell table:formula="of:=[.AB26]/[.AB90]" office:value-type="float" office:value="1.96481232731859" calcext:value-type="float">
            <text:p>1.9648123273</text:p>
          </table:table-cell>
          <table:table-cell table:formula="of:=[.AC26]/[.AC90]" office:value-type="float" office:value="2.06172940298747" calcext:value-type="float">
            <text:p>2.061729403</text:p>
          </table:table-cell>
          <table:table-cell table:formula="of:=[.AD26]/[.AD90]" office:value-type="float" office:value="1.42264147227448" calcext:value-type="float">
            <text:p>1.4226414723</text:p>
          </table:table-cell>
          <table:table-cell table:formula="of:=[.AE26]/[.AE90]" office:value-type="float" office:value="1.67991965498285" calcext:value-type="float">
            <text:p>1.679919655</text:p>
          </table:table-cell>
          <table:table-cell table:formula="of:=[.AF26]/[.AF90]" office:value-type="float" office:value="2.02501533168661" calcext:value-type="float">
            <text:p>2.0250153317</text:p>
          </table:table-cell>
          <table:table-cell table:formula="of:=[.AG26]/[.AG90]" office:value-type="float" office:value="1.98026507381887" calcext:value-type="float">
            <text:p>1.9802650738</text:p>
          </table:table-cell>
        </table:table-row>
        <table:table-row table:style-name="ro2">
          <table:table-cell office:value-type="float" office:value="2600000" calcext:value-type="float">
            <text:p>2600000</text:p>
          </table:table-cell>
          <table:table-cell table:formula="of:=[.B27]/[.B91]" office:value-type="float" office:value="0.528853447999004" calcext:value-type="float">
            <text:p>0.528853448</text:p>
          </table:table-cell>
          <table:table-cell table:formula="of:=[.C27]/[.C91]" office:value-type="float" office:value="0.274891242534332" calcext:value-type="float">
            <text:p>0.2748912425</text:p>
          </table:table-cell>
          <table:table-cell table:formula="of:=[.D27]/[.D91]" office:value-type="float" office:value="0.482340366619366" calcext:value-type="float">
            <text:p>0.4823403666</text:p>
          </table:table-cell>
          <table:table-cell table:formula="of:=[.E27]/[.E91]" office:value-type="float" office:value="0.494088569776222" calcext:value-type="float">
            <text:p>0.4940885698</text:p>
          </table:table-cell>
          <table:table-cell table:formula="of:=[.F27]/[.F91]" office:value-type="float" office:value="0.605352712667776" calcext:value-type="float">
            <text:p>0.6053527127</text:p>
          </table:table-cell>
          <table:table-cell table:formula="of:=[.G27]/[.G91]" office:value-type="float" office:value="0.644794923708474" calcext:value-type="float">
            <text:p>0.6447949237</text:p>
          </table:table-cell>
          <table:table-cell table:formula="of:=[.H27]/[.H91]" office:value-type="float" office:value="0.75900264555986" calcext:value-type="float">
            <text:p>0.7590026456</text:p>
          </table:table-cell>
          <table:table-cell table:formula="of:=[.I27]/[.I91]" office:value-type="float" office:value="0.902749375279312" calcext:value-type="float">
            <text:p>0.9027493753</text:p>
          </table:table-cell>
          <table:table-cell table:formula="of:=[.J27]/[.J91]" office:value-type="float" office:value="0.700061401047357" calcext:value-type="float">
            <text:p>0.700061401</text:p>
          </table:table-cell>
          <table:table-cell table:formula="of:=[.K27]/[.K91]" office:value-type="float" office:value="0.871951782498225" calcext:value-type="float">
            <text:p>0.8719517825</text:p>
          </table:table-cell>
          <table:table-cell table:formula="of:=[.L27]/[.L91]" office:value-type="float" office:value="1.31341151862282" calcext:value-type="float">
            <text:p>1.3134115186</text:p>
          </table:table-cell>
          <table:table-cell table:formula="of:=[.M27]/[.M91]" office:value-type="float" office:value="0.955740511401061" calcext:value-type="float">
            <text:p>0.9557405114</text:p>
          </table:table-cell>
          <table:table-cell table:formula="of:=[.N27]/[.N91]" office:value-type="float" office:value="1.38354643761378" calcext:value-type="float">
            <text:p>1.3835464376</text:p>
          </table:table-cell>
          <table:table-cell table:formula="of:=[.O27]/[.O91]" office:value-type="float" office:value="1.33694479676489" calcext:value-type="float">
            <text:p>1.3369447968</text:p>
          </table:table-cell>
          <table:table-cell table:formula="of:=[.P27]/[.P91]" office:value-type="float" office:value="1.49258987645992" calcext:value-type="float">
            <text:p>1.4925898765</text:p>
          </table:table-cell>
          <table:table-cell table:formula="of:=[.Q27]/[.Q91]" office:value-type="float" office:value="1.42186156190281" calcext:value-type="float">
            <text:p>1.4218615619</text:p>
          </table:table-cell>
          <table:table-cell table:formula="of:=[.R27]/[.R91]" office:value-type="float" office:value="1.18192294556699" calcext:value-type="float">
            <text:p>1.1819229456</text:p>
          </table:table-cell>
          <table:table-cell table:formula="of:=[.S27]/[.S91]" office:value-type="float" office:value="1.23720635844001" calcext:value-type="float">
            <text:p>1.2372063584</text:p>
          </table:table-cell>
          <table:table-cell table:formula="of:=[.T27]/[.T91]" office:value-type="float" office:value="1.38185444582852" calcext:value-type="float">
            <text:p>1.3818544458</text:p>
          </table:table-cell>
          <table:table-cell table:formula="of:=[.U27]/[.U91]" office:value-type="float" office:value="1.22156348321288" calcext:value-type="float">
            <text:p>1.2215634832</text:p>
          </table:table-cell>
          <table:table-cell table:formula="of:=[.V27]/[.V91]" office:value-type="float" office:value="1.48146349877658" calcext:value-type="float">
            <text:p>1.4814634988</text:p>
          </table:table-cell>
          <table:table-cell table:formula="of:=[.W27]/[.W91]" office:value-type="float" office:value="1.74026477955718" calcext:value-type="float">
            <text:p>1.7402647796</text:p>
          </table:table-cell>
          <table:table-cell table:formula="of:=[.X27]/[.X91]" office:value-type="float" office:value="1.7584430130138" calcext:value-type="float">
            <text:p>1.758443013</text:p>
          </table:table-cell>
          <table:table-cell table:formula="of:=[.Y27]/[.Y91]" office:value-type="float" office:value="1.93167928823289" calcext:value-type="float">
            <text:p>1.9316792882</text:p>
          </table:table-cell>
          <table:table-cell table:formula="of:=[.Z27]/[.Z91]" office:value-type="float" office:value="1.99733196842984" calcext:value-type="float">
            <text:p>1.9973319684</text:p>
          </table:table-cell>
          <table:table-cell table:formula="of:=[.AA27]/[.AA91]" office:value-type="float" office:value="1.96420875189615" calcext:value-type="float">
            <text:p>1.9642087519</text:p>
          </table:table-cell>
          <table:table-cell table:formula="of:=[.AB27]/[.AB91]" office:value-type="float" office:value="1.76074970813423" calcext:value-type="float">
            <text:p>1.7607497081</text:p>
          </table:table-cell>
          <table:table-cell table:formula="of:=[.AC27]/[.AC91]" office:value-type="float" office:value="2.05282290879895" calcext:value-type="float">
            <text:p>2.0528229088</text:p>
          </table:table-cell>
          <table:table-cell table:formula="of:=[.AD27]/[.AD91]" office:value-type="float" office:value="2.04331974889627" calcext:value-type="float">
            <text:p>2.0433197489</text:p>
          </table:table-cell>
          <table:table-cell table:formula="of:=[.AE27]/[.AE91]" office:value-type="float" office:value="1.8787501783099" calcext:value-type="float">
            <text:p>1.8787501783</text:p>
          </table:table-cell>
          <table:table-cell table:formula="of:=[.AF27]/[.AF91]" office:value-type="float" office:value="1.43588031461584" calcext:value-type="float">
            <text:p>1.4358803146</text:p>
          </table:table-cell>
          <table:table-cell table:formula="of:=[.AG27]/[.AG91]" office:value-type="float" office:value="1.99090733940281" calcext:value-type="float">
            <text:p>1.9909073394</text:p>
          </table:table-cell>
        </table:table-row>
        <table:table-row table:style-name="ro2">
          <table:table-cell office:value-type="float" office:value="2700000" calcext:value-type="float">
            <text:p>2700000</text:p>
          </table:table-cell>
          <table:table-cell table:formula="of:=[.B28]/[.B92]" office:value-type="float" office:value="0.522821868136404" calcext:value-type="float">
            <text:p>0.5228218681</text:p>
          </table:table-cell>
          <table:table-cell table:formula="of:=[.C28]/[.C92]" office:value-type="float" office:value="0.286426336396647" calcext:value-type="float">
            <text:p>0.2864263364</text:p>
          </table:table-cell>
          <table:table-cell table:formula="of:=[.D28]/[.D92]" office:value-type="float" office:value="0.449658402050105" calcext:value-type="float">
            <text:p>0.4496584021</text:p>
          </table:table-cell>
          <table:table-cell table:formula="of:=[.E28]/[.E92]" office:value-type="float" office:value="0.364981160102157" calcext:value-type="float">
            <text:p>0.3649811601</text:p>
          </table:table-cell>
          <table:table-cell table:formula="of:=[.F28]/[.F92]" office:value-type="float" office:value="0.727131551009748" calcext:value-type="float">
            <text:p>0.727131551</text:p>
          </table:table-cell>
          <table:table-cell table:formula="of:=[.G28]/[.G92]" office:value-type="float" office:value="0.715002576663869" calcext:value-type="float">
            <text:p>0.7150025767</text:p>
          </table:table-cell>
          <table:table-cell table:formula="of:=[.H28]/[.H92]" office:value-type="float" office:value="0.839957501856624" calcext:value-type="float">
            <text:p>0.8399575019</text:p>
          </table:table-cell>
          <table:table-cell table:formula="of:=[.I28]/[.I92]" office:value-type="float" office:value="0.778859596160675" calcext:value-type="float">
            <text:p>0.7788595962</text:p>
          </table:table-cell>
          <table:table-cell table:formula="of:=[.J28]/[.J92]" office:value-type="float" office:value="0.932149316660188" calcext:value-type="float">
            <text:p>0.9321493167</text:p>
          </table:table-cell>
          <table:table-cell table:formula="of:=[.K28]/[.K92]" office:value-type="float" office:value="0.996068594831797" calcext:value-type="float">
            <text:p>0.9960685948</text:p>
          </table:table-cell>
          <table:table-cell table:formula="of:=[.L28]/[.L92]" office:value-type="float" office:value="1.10960897280881" calcext:value-type="float">
            <text:p>1.1096089728</text:p>
          </table:table-cell>
          <table:table-cell table:formula="of:=[.M28]/[.M92]" office:value-type="float" office:value="1.34535780887787" calcext:value-type="float">
            <text:p>1.3453578089</text:p>
          </table:table-cell>
          <table:table-cell table:formula="of:=[.N28]/[.N92]" office:value-type="float" office:value="1.09571952752366" calcext:value-type="float">
            <text:p>1.0957195275</text:p>
          </table:table-cell>
          <table:table-cell table:formula="of:=[.O28]/[.O92]" office:value-type="float" office:value="1.10603396785731" calcext:value-type="float">
            <text:p>1.1060339679</text:p>
          </table:table-cell>
          <table:table-cell table:formula="of:=[.P28]/[.P92]" office:value-type="float" office:value="1.3689739618165" calcext:value-type="float">
            <text:p>1.3689739618</text:p>
          </table:table-cell>
          <table:table-cell table:formula="of:=[.Q28]/[.Q92]" office:value-type="float" office:value="1.47977843499578" calcext:value-type="float">
            <text:p>1.479778435</text:p>
          </table:table-cell>
          <table:table-cell table:formula="of:=[.R28]/[.R92]" office:value-type="float" office:value="1.68102533394569" calcext:value-type="float">
            <text:p>1.6810253339</text:p>
          </table:table-cell>
          <table:table-cell table:formula="of:=[.S28]/[.S92]" office:value-type="float" office:value="1.48315251424308" calcext:value-type="float">
            <text:p>1.4831525142</text:p>
          </table:table-cell>
          <table:table-cell table:formula="of:=[.T28]/[.T92]" office:value-type="float" office:value="1.60182280663026" calcext:value-type="float">
            <text:p>1.6018228066</text:p>
          </table:table-cell>
          <table:table-cell table:formula="of:=[.U28]/[.U92]" office:value-type="float" office:value="1.88962549993328" calcext:value-type="float">
            <text:p>1.8896254999</text:p>
          </table:table-cell>
          <table:table-cell table:formula="of:=[.V28]/[.V92]" office:value-type="float" office:value="1.44759037563704" calcext:value-type="float">
            <text:p>1.4475903756</text:p>
          </table:table-cell>
          <table:table-cell table:formula="of:=[.W28]/[.W92]" office:value-type="float" office:value="1.4046874330999" calcext:value-type="float">
            <text:p>1.4046874331</text:p>
          </table:table-cell>
          <table:table-cell table:formula="of:=[.X28]/[.X92]" office:value-type="float" office:value="1.86734759495973" calcext:value-type="float">
            <text:p>1.867347595</text:p>
          </table:table-cell>
          <table:table-cell table:formula="of:=[.Y28]/[.Y92]" office:value-type="float" office:value="1.94778010816333" calcext:value-type="float">
            <text:p>1.9477801082</text:p>
          </table:table-cell>
          <table:table-cell table:formula="of:=[.Z28]/[.Z92]" office:value-type="float" office:value="1.79653033666293" calcext:value-type="float">
            <text:p>1.7965303367</text:p>
          </table:table-cell>
          <table:table-cell table:formula="of:=[.AA28]/[.AA92]" office:value-type="float" office:value="1.9098671917254" calcext:value-type="float">
            <text:p>1.9098671917</text:p>
          </table:table-cell>
          <table:table-cell table:formula="of:=[.AB28]/[.AB92]" office:value-type="float" office:value="2.00706752533463" calcext:value-type="float">
            <text:p>2.0070675253</text:p>
          </table:table-cell>
          <table:table-cell table:formula="of:=[.AC28]/[.AC92]" office:value-type="float" office:value="2.13876973520086" calcext:value-type="float">
            <text:p>2.1387697352</text:p>
          </table:table-cell>
          <table:table-cell table:formula="of:=[.AD28]/[.AD92]" office:value-type="float" office:value="1.95857739215002" calcext:value-type="float">
            <text:p>1.9585773922</text:p>
          </table:table-cell>
          <table:table-cell table:formula="of:=[.AE28]/[.AE92]" office:value-type="float" office:value="2.03603474450464" calcext:value-type="float">
            <text:p>2.0360347445</text:p>
          </table:table-cell>
          <table:table-cell table:formula="of:=[.AF28]/[.AF92]" office:value-type="float" office:value="2.24987448470269" calcext:value-type="float">
            <text:p>2.2498744847</text:p>
          </table:table-cell>
          <table:table-cell table:formula="of:=[.AG28]/[.AG92]" office:value-type="float" office:value="1.93437545894515" calcext:value-type="float">
            <text:p>1.9343754589</text:p>
          </table:table-cell>
        </table:table-row>
        <table:table-row table:style-name="ro2">
          <table:table-cell office:value-type="float" office:value="2800000" calcext:value-type="float">
            <text:p>2800000</text:p>
          </table:table-cell>
          <table:table-cell table:formula="of:=[.B29]/[.B93]" office:value-type="float" office:value="0.54333879703185" calcext:value-type="float">
            <text:p>0.543338797</text:p>
          </table:table-cell>
          <table:table-cell table:formula="of:=[.C29]/[.C93]" office:value-type="float" office:value="0.271519947714374" calcext:value-type="float">
            <text:p>0.2715199477</text:p>
          </table:table-cell>
          <table:table-cell table:formula="of:=[.D29]/[.D93]" office:value-type="float" office:value="0.442014066338437" calcext:value-type="float">
            <text:p>0.4420140663</text:p>
          </table:table-cell>
          <table:table-cell table:formula="of:=[.E29]/[.E93]" office:value-type="float" office:value="0.501371758707649" calcext:value-type="float">
            <text:p>0.5013717587</text:p>
          </table:table-cell>
          <table:table-cell table:formula="of:=[.F29]/[.F93]" office:value-type="float" office:value="0.595366993612774" calcext:value-type="float">
            <text:p>0.5953669936</text:p>
          </table:table-cell>
          <table:table-cell table:formula="of:=[.G29]/[.G93]" office:value-type="float" office:value="0.793798808241812" calcext:value-type="float">
            <text:p>0.7937988082</text:p>
          </table:table-cell>
          <table:table-cell table:formula="of:=[.H29]/[.H93]" office:value-type="float" office:value="1.03402345365863" calcext:value-type="float">
            <text:p>1.0340234537</text:p>
          </table:table-cell>
          <table:table-cell table:formula="of:=[.I29]/[.I93]" office:value-type="float" office:value="0.717549926442212" calcext:value-type="float">
            <text:p>0.7175499264</text:p>
          </table:table-cell>
          <table:table-cell table:formula="of:=[.J29]/[.J93]" office:value-type="float" office:value="0.934813910958192" calcext:value-type="float">
            <text:p>0.934813911</text:p>
          </table:table-cell>
          <table:table-cell table:formula="of:=[.K29]/[.K93]" office:value-type="float" office:value="0.92447840150223" calcext:value-type="float">
            <text:p>0.9244784015</text:p>
          </table:table-cell>
          <table:table-cell table:formula="of:=[.L29]/[.L93]" office:value-type="float" office:value="1.12697268594415" calcext:value-type="float">
            <text:p>1.1269726859</text:p>
          </table:table-cell>
          <table:table-cell table:formula="of:=[.M29]/[.M93]" office:value-type="float" office:value="1.37730992110092" calcext:value-type="float">
            <text:p>1.3773099211</text:p>
          </table:table-cell>
          <table:table-cell table:formula="of:=[.N29]/[.N93]" office:value-type="float" office:value="1.34830524020432" calcext:value-type="float">
            <text:p>1.3483052402</text:p>
          </table:table-cell>
          <table:table-cell table:formula="of:=[.O29]/[.O93]" office:value-type="float" office:value="1.31519816890675" calcext:value-type="float">
            <text:p>1.3151981689</text:p>
          </table:table-cell>
          <table:table-cell table:formula="of:=[.P29]/[.P93]" office:value-type="float" office:value="1.4210489844972" calcext:value-type="float">
            <text:p>1.4210489845</text:p>
          </table:table-cell>
          <table:table-cell table:formula="of:=[.Q29]/[.Q93]" office:value-type="float" office:value="1.45903828638739" calcext:value-type="float">
            <text:p>1.4590382864</text:p>
          </table:table-cell>
          <table:table-cell table:formula="of:=[.R29]/[.R93]" office:value-type="float" office:value="1.56704368335888" calcext:value-type="float">
            <text:p>1.5670436834</text:p>
          </table:table-cell>
          <table:table-cell table:formula="of:=[.S29]/[.S93]" office:value-type="float" office:value="1.61174241670605" calcext:value-type="float">
            <text:p>1.6117424167</text:p>
          </table:table-cell>
          <table:table-cell table:formula="of:=[.T29]/[.T93]" office:value-type="float" office:value="1.42165564660272" calcext:value-type="float">
            <text:p>1.4216556466</text:p>
          </table:table-cell>
          <table:table-cell table:formula="of:=[.U29]/[.U93]" office:value-type="float" office:value="1.74464462559426" calcext:value-type="float">
            <text:p>1.7446446256</text:p>
          </table:table-cell>
          <table:table-cell table:formula="of:=[.V29]/[.V93]" office:value-type="float" office:value="1.28614710399045" calcext:value-type="float">
            <text:p>1.286147104</text:p>
          </table:table-cell>
          <table:table-cell table:formula="of:=[.W29]/[.W93]" office:value-type="float" office:value="1.69924712437326" calcext:value-type="float">
            <text:p>1.6992471244</text:p>
          </table:table-cell>
          <table:table-cell table:formula="of:=[.X29]/[.X93]" office:value-type="float" office:value="1.82774418663836" calcext:value-type="float">
            <text:p>1.8277441866</text:p>
          </table:table-cell>
          <table:table-cell table:formula="of:=[.Y29]/[.Y93]" office:value-type="float" office:value="1.87427643585722" calcext:value-type="float">
            <text:p>1.8742764359</text:p>
          </table:table-cell>
          <table:table-cell table:formula="of:=[.Z29]/[.Z93]" office:value-type="float" office:value="2.00666833206288" calcext:value-type="float">
            <text:p>2.0066683321</text:p>
          </table:table-cell>
          <table:table-cell table:formula="of:=[.AA29]/[.AA93]" office:value-type="float" office:value="1.89263069990061" calcext:value-type="float">
            <text:p>1.8926306999</text:p>
          </table:table-cell>
          <table:table-cell table:formula="of:=[.AB29]/[.AB93]" office:value-type="float" office:value="1.53413945647676" calcext:value-type="float">
            <text:p>1.5341394565</text:p>
          </table:table-cell>
          <table:table-cell table:formula="of:=[.AC29]/[.AC93]" office:value-type="float" office:value="1.86284881857284" calcext:value-type="float">
            <text:p>1.8628488186</text:p>
          </table:table-cell>
          <table:table-cell table:formula="of:=[.AD29]/[.AD93]" office:value-type="float" office:value="1.4680981099534" calcext:value-type="float">
            <text:p>1.46809811</text:p>
          </table:table-cell>
          <table:table-cell table:formula="of:=[.AE29]/[.AE93]" office:value-type="float" office:value="1.85034082082001" calcext:value-type="float">
            <text:p>1.8503408208</text:p>
          </table:table-cell>
          <table:table-cell table:formula="of:=[.AF29]/[.AF93]" office:value-type="float" office:value="2.13880452668462" calcext:value-type="float">
            <text:p>2.1388045267</text:p>
          </table:table-cell>
          <table:table-cell table:formula="of:=[.AG29]/[.AG93]" office:value-type="float" office:value="2.30506480819765" calcext:value-type="float">
            <text:p>2.3050648082</text:p>
          </table:table-cell>
        </table:table-row>
        <table:table-row table:style-name="ro2">
          <table:table-cell office:value-type="float" office:value="2900000" calcext:value-type="float">
            <text:p>2900000</text:p>
          </table:table-cell>
          <table:table-cell table:formula="of:=[.B30]/[.B94]" office:value-type="float" office:value="0.507551652420371" calcext:value-type="float">
            <text:p>0.5075516524</text:p>
          </table:table-cell>
          <table:table-cell table:formula="of:=[.C30]/[.C94]" office:value-type="float" office:value="0.268350627982591" calcext:value-type="float">
            <text:p>0.268350628</text:p>
          </table:table-cell>
          <table:table-cell table:formula="of:=[.D30]/[.D94]" office:value-type="float" office:value="0.434851396145547" calcext:value-type="float">
            <text:p>0.4348513961</text:p>
          </table:table-cell>
          <table:table-cell table:formula="of:=[.E30]/[.E94]" office:value-type="float" office:value="0.44321880620171" calcext:value-type="float">
            <text:p>0.4432188062</text:p>
          </table:table-cell>
          <table:table-cell table:formula="of:=[.F30]/[.F94]" office:value-type="float" office:value="0.696291449532879" calcext:value-type="float">
            <text:p>0.6962914495</text:p>
          </table:table-cell>
          <table:table-cell table:formula="of:=[.G30]/[.G94]" office:value-type="float" office:value="0.590316462611664" calcext:value-type="float">
            <text:p>0.5903164626</text:p>
          </table:table-cell>
          <table:table-cell table:formula="of:=[.H30]/[.H94]" office:value-type="float" office:value="0.926049978244675" calcext:value-type="float">
            <text:p>0.9260499782</text:p>
          </table:table-cell>
          <table:table-cell table:formula="of:=[.I30]/[.I94]" office:value-type="float" office:value="1.03898067479602" calcext:value-type="float">
            <text:p>1.0389806748</text:p>
          </table:table-cell>
          <table:table-cell table:formula="of:=[.J30]/[.J94]" office:value-type="float" office:value="0.800746810114549" calcext:value-type="float">
            <text:p>0.8007468101</text:p>
          </table:table-cell>
          <table:table-cell table:formula="of:=[.K30]/[.K94]" office:value-type="float" office:value="1.09482329735632" calcext:value-type="float">
            <text:p>1.0948232974</text:p>
          </table:table-cell>
          <table:table-cell table:formula="of:=[.L30]/[.L94]" office:value-type="float" office:value="1.28282690542077" calcext:value-type="float">
            <text:p>1.2828269054</text:p>
          </table:table-cell>
          <table:table-cell table:formula="of:=[.M30]/[.M94]" office:value-type="float" office:value="1.01577113696601" calcext:value-type="float">
            <text:p>1.015771137</text:p>
          </table:table-cell>
          <table:table-cell table:formula="of:=[.N30]/[.N94]" office:value-type="float" office:value="1.29858398843742" calcext:value-type="float">
            <text:p>1.2985839884</text:p>
          </table:table-cell>
          <table:table-cell table:formula="of:=[.O30]/[.O94]" office:value-type="float" office:value="0.878887236699099" calcext:value-type="float">
            <text:p>0.8788872367</text:p>
          </table:table-cell>
          <table:table-cell table:formula="of:=[.P30]/[.P94]" office:value-type="float" office:value="0.859931468938761" calcext:value-type="float">
            <text:p>0.8599314689</text:p>
          </table:table-cell>
          <table:table-cell table:formula="of:=[.Q30]/[.Q94]" office:value-type="float" office:value="1.11394092722076" calcext:value-type="float">
            <text:p>1.1139409272</text:p>
          </table:table-cell>
          <table:table-cell table:formula="of:=[.R30]/[.R94]" office:value-type="float" office:value="0.999809685025411" calcext:value-type="float">
            <text:p>0.999809685</text:p>
          </table:table-cell>
          <table:table-cell table:formula="of:=[.S30]/[.S94]" office:value-type="float" office:value="1.53439077250982" calcext:value-type="float">
            <text:p>1.5343907725</text:p>
          </table:table-cell>
          <table:table-cell table:formula="of:=[.T30]/[.T94]" office:value-type="float" office:value="1.5190958725431" calcext:value-type="float">
            <text:p>1.5190958725</text:p>
          </table:table-cell>
          <table:table-cell table:formula="of:=[.U30]/[.U94]" office:value-type="float" office:value="1.77031855214158" calcext:value-type="float">
            <text:p>1.7703185521</text:p>
          </table:table-cell>
          <table:table-cell table:formula="of:=[.V30]/[.V94]" office:value-type="float" office:value="1.32299422183843" calcext:value-type="float">
            <text:p>1.3229942218</text:p>
          </table:table-cell>
          <table:table-cell table:formula="of:=[.W30]/[.W94]" office:value-type="float" office:value="1.81839979978109" calcext:value-type="float">
            <text:p>1.8183997998</text:p>
          </table:table-cell>
          <table:table-cell table:formula="of:=[.X30]/[.X94]" office:value-type="float" office:value="1.82906515421548" calcext:value-type="float">
            <text:p>1.8290651542</text:p>
          </table:table-cell>
          <table:table-cell table:formula="of:=[.Y30]/[.Y94]" office:value-type="float" office:value="1.81292886376105" calcext:value-type="float">
            <text:p>1.8129288638</text:p>
          </table:table-cell>
          <table:table-cell table:formula="of:=[.Z30]/[.Z94]" office:value-type="float" office:value="1.26294303447277" calcext:value-type="float">
            <text:p>1.2629430345</text:p>
          </table:table-cell>
          <table:table-cell table:formula="of:=[.AA30]/[.AA94]" office:value-type="float" office:value="1.92272134928879" calcext:value-type="float">
            <text:p>1.9227213493</text:p>
          </table:table-cell>
          <table:table-cell table:formula="of:=[.AB30]/[.AB94]" office:value-type="float" office:value="1.36333330155166" calcext:value-type="float">
            <text:p>1.3633333016</text:p>
          </table:table-cell>
          <table:table-cell table:formula="of:=[.AC30]/[.AC94]" office:value-type="float" office:value="2.01927943881609" calcext:value-type="float">
            <text:p>2.0192794388</text:p>
          </table:table-cell>
          <table:table-cell table:formula="of:=[.AD30]/[.AD94]" office:value-type="float" office:value="2.08364343383272" calcext:value-type="float">
            <text:p>2.0836434338</text:p>
          </table:table-cell>
          <table:table-cell table:formula="of:=[.AE30]/[.AE94]" office:value-type="float" office:value="1.9110025577768" calcext:value-type="float">
            <text:p>1.9110025578</text:p>
          </table:table-cell>
          <table:table-cell table:formula="of:=[.AF30]/[.AF94]" office:value-type="float" office:value="2.06266673229718" calcext:value-type="float">
            <text:p>2.0626667323</text:p>
          </table:table-cell>
          <table:table-cell table:formula="of:=[.AG30]/[.AG94]" office:value-type="float" office:value="1.80194533172542" calcext:value-type="float">
            <text:p>1.8019453317</text:p>
          </table:table-cell>
        </table:table-row>
        <table:table-row table:style-name="ro2">
          <table:table-cell office:value-type="float" office:value="3000000" calcext:value-type="float">
            <text:p>3000000</text:p>
          </table:table-cell>
          <table:table-cell table:formula="of:=[.B31]/[.B95]" office:value-type="float" office:value="0.520784358457845" calcext:value-type="float">
            <text:p>0.5207843585</text:p>
          </table:table-cell>
          <table:table-cell table:formula="of:=[.C31]/[.C95]" office:value-type="float" office:value="0.273091085326315" calcext:value-type="float">
            <text:p>0.2730910853</text:p>
          </table:table-cell>
          <table:table-cell table:formula="of:=[.D31]/[.D95]" office:value-type="float" office:value="0.445787571469837" calcext:value-type="float">
            <text:p>0.4457875715</text:p>
          </table:table-cell>
          <table:table-cell table:formula="of:=[.E31]/[.E95]" office:value-type="float" office:value="0.564346153335251" calcext:value-type="float">
            <text:p>0.5643461533</text:p>
          </table:table-cell>
          <table:table-cell table:formula="of:=[.F31]/[.F95]" office:value-type="float" office:value="0.665115393265137" calcext:value-type="float">
            <text:p>0.6651153933</text:p>
          </table:table-cell>
          <table:table-cell table:formula="of:=[.G31]/[.G95]" office:value-type="float" office:value="0.639762143252167" calcext:value-type="float">
            <text:p>0.6397621433</text:p>
          </table:table-cell>
          <table:table-cell table:formula="of:=[.H31]/[.H95]" office:value-type="float" office:value="0.845095588890871" calcext:value-type="float">
            <text:p>0.8450955889</text:p>
          </table:table-cell>
          <table:table-cell table:formula="of:=[.I31]/[.I95]" office:value-type="float" office:value="0.916341473090383" calcext:value-type="float">
            <text:p>0.9163414731</text:p>
          </table:table-cell>
          <table:table-cell table:formula="of:=[.J31]/[.J95]" office:value-type="float" office:value="0.90005822002016" calcext:value-type="float">
            <text:p>0.90005822</text:p>
          </table:table-cell>
          <table:table-cell table:formula="of:=[.K31]/[.K95]" office:value-type="float" office:value="0.909483886842951" calcext:value-type="float">
            <text:p>0.9094838868</text:p>
          </table:table-cell>
          <table:table-cell table:formula="of:=[.L31]/[.L95]" office:value-type="float" office:value="0.793094273323742" calcext:value-type="float">
            <text:p>0.7930942733</text:p>
          </table:table-cell>
          <table:table-cell table:formula="of:=[.M31]/[.M95]" office:value-type="float" office:value="0.983530783879722" calcext:value-type="float">
            <text:p>0.9835307839</text:p>
          </table:table-cell>
          <table:table-cell table:formula="of:=[.N31]/[.N95]" office:value-type="float" office:value="1.25493238686718" calcext:value-type="float">
            <text:p>1.2549323869</text:p>
          </table:table-cell>
          <table:table-cell table:formula="of:=[.O31]/[.O95]" office:value-type="float" office:value="1.16247803101783" calcext:value-type="float">
            <text:p>1.162478031</text:p>
          </table:table-cell>
          <table:table-cell table:formula="of:=[.P31]/[.P95]" office:value-type="float" office:value="1.43375391562868" calcext:value-type="float">
            <text:p>1.4337539156</text:p>
          </table:table-cell>
          <table:table-cell table:formula="of:=[.Q31]/[.Q95]" office:value-type="float" office:value="1.44999015283618" calcext:value-type="float">
            <text:p>1.4499901528</text:p>
          </table:table-cell>
          <table:table-cell table:formula="of:=[.R31]/[.R95]" office:value-type="float" office:value="1.1455687558782" calcext:value-type="float">
            <text:p>1.1455687559</text:p>
          </table:table-cell>
          <table:table-cell table:formula="of:=[.S31]/[.S95]" office:value-type="float" office:value="0.99692000697341" calcext:value-type="float">
            <text:p>0.996920007</text:p>
          </table:table-cell>
          <table:table-cell table:formula="of:=[.T31]/[.T95]" office:value-type="float" office:value="1.63560590962932" calcext:value-type="float">
            <text:p>1.6356059096</text:p>
          </table:table-cell>
          <table:table-cell table:formula="of:=[.U31]/[.U95]" office:value-type="float" office:value="1.29187142084721" calcext:value-type="float">
            <text:p>1.2918714208</text:p>
          </table:table-cell>
          <table:table-cell table:formula="of:=[.V31]/[.V95]" office:value-type="float" office:value="1.53144791157297" calcext:value-type="float">
            <text:p>1.5314479116</text:p>
          </table:table-cell>
          <table:table-cell table:formula="of:=[.W31]/[.W95]" office:value-type="float" office:value="1.86708596328516" calcext:value-type="float">
            <text:p>1.8670859633</text:p>
          </table:table-cell>
          <table:table-cell table:formula="of:=[.X31]/[.X95]" office:value-type="float" office:value="1.69061136709996" calcext:value-type="float">
            <text:p>1.6906113671</text:p>
          </table:table-cell>
          <table:table-cell table:formula="of:=[.Y31]/[.Y95]" office:value-type="float" office:value="1.44322095879087" calcext:value-type="float">
            <text:p>1.4432209588</text:p>
          </table:table-cell>
          <table:table-cell table:formula="of:=[.Z31]/[.Z95]" office:value-type="float" office:value="1.74437566766476" calcext:value-type="float">
            <text:p>1.7443756677</text:p>
          </table:table-cell>
          <table:table-cell table:formula="of:=[.AA31]/[.AA95]" office:value-type="float" office:value="1.86971615703061" calcext:value-type="float">
            <text:p>1.869716157</text:p>
          </table:table-cell>
          <table:table-cell table:formula="of:=[.AB31]/[.AB95]" office:value-type="float" office:value="1.44159283722812" calcext:value-type="float">
            <text:p>1.4415928372</text:p>
          </table:table-cell>
          <table:table-cell table:formula="of:=[.AC31]/[.AC95]" office:value-type="float" office:value="2.00854228094233" calcext:value-type="float">
            <text:p>2.0085422809</text:p>
          </table:table-cell>
          <table:table-cell table:formula="of:=[.AD31]/[.AD95]" office:value-type="float" office:value="1.293506994777" calcext:value-type="float">
            <text:p>1.2935069948</text:p>
          </table:table-cell>
          <table:table-cell table:formula="of:=[.AE31]/[.AE95]" office:value-type="float" office:value="1.68859172427032" calcext:value-type="float">
            <text:p>1.6885917243</text:p>
          </table:table-cell>
          <table:table-cell table:formula="of:=[.AF31]/[.AF95]" office:value-type="float" office:value="1.47540082099875" calcext:value-type="float">
            <text:p>1.475400821</text:p>
          </table:table-cell>
          <table:table-cell table:formula="of:=[.AG31]/[.AG95]" office:value-type="float" office:value="1.44738946652275" calcext:value-type="float">
            <text:p>1.4473894665</text:p>
          </table:table-cell>
        </table:table-row>
        <table:table-row table:style-name="ro2">
          <table:table-cell table:number-columns-repeated="33"/>
        </table:table-row>
        <table:table-row table:style-name="ro2">
          <table:table-cell office:value-type="string" calcext:value-type="string">
            <text:p>msort_omp_sca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2]/[.B98]" office:value-type="float" office:value="0.343547632371869" calcext:value-type="float">
            <text:p>0.3435476324</text:p>
          </table:table-cell>
          <table:table-cell table:formula="of:=[.C2]/[.C98]" office:value-type="float" office:value="0.342257456872916" calcext:value-type="float">
            <text:p>0.3422574569</text:p>
          </table:table-cell>
          <table:table-cell table:formula="of:=[.D2]/[.D98]" office:value-type="float" office:value="0.476873096010127" calcext:value-type="float">
            <text:p>0.476873096</text:p>
          </table:table-cell>
          <table:table-cell table:formula="of:=[.E2]/[.E98]" office:value-type="float" office:value="0.473475447293662" calcext:value-type="float">
            <text:p>0.4734754473</text:p>
          </table:table-cell>
          <table:table-cell table:formula="of:=[.F2]/[.F98]" office:value-type="float" office:value="0.550367286999139" calcext:value-type="float">
            <text:p>0.550367287</text:p>
          </table:table-cell>
          <table:table-cell table:formula="of:=[.G2]/[.G98]" office:value-type="float" office:value="0.507355166471535" calcext:value-type="float">
            <text:p>0.5073551665</text:p>
          </table:table-cell>
          <table:table-cell table:formula="of:=[.H2]/[.H98]" office:value-type="float" office:value="0.516375443869944" calcext:value-type="float">
            <text:p>0.5163754439</text:p>
          </table:table-cell>
          <table:table-cell table:formula="of:=[.I2]/[.I98]" office:value-type="float" office:value="0.577682455679466" calcext:value-type="float">
            <text:p>0.5776824557</text:p>
          </table:table-cell>
          <table:table-cell table:formula="of:=[.J2]/[.J98]" office:value-type="float" office:value="0.466555869472328" calcext:value-type="float">
            <text:p>0.4665558695</text:p>
          </table:table-cell>
          <table:table-cell table:formula="of:=[.K2]/[.K98]" office:value-type="float" office:value="0.594920581258215" calcext:value-type="float">
            <text:p>0.5949205813</text:p>
          </table:table-cell>
          <table:table-cell table:formula="of:=[.L2]/[.L98]" office:value-type="float" office:value="0.608413465564429" calcext:value-type="float">
            <text:p>0.6084134656</text:p>
          </table:table-cell>
          <table:table-cell table:formula="of:=[.M2]/[.M98]" office:value-type="float" office:value="0.783230164151695" calcext:value-type="float">
            <text:p>0.7832301642</text:p>
          </table:table-cell>
          <table:table-cell table:formula="of:=[.N2]/[.N98]" office:value-type="float" office:value="0.551128163786597" calcext:value-type="float">
            <text:p>0.5511281638</text:p>
          </table:table-cell>
          <table:table-cell table:formula="of:=[.O2]/[.O98]" office:value-type="float" office:value="0.622739680357555" calcext:value-type="float">
            <text:p>0.6227396804</text:p>
          </table:table-cell>
          <table:table-cell table:formula="of:=[.P2]/[.P98]" office:value-type="float" office:value="0.628171543904783" calcext:value-type="float">
            <text:p>0.6281715439</text:p>
          </table:table-cell>
          <table:table-cell table:formula="of:=[.Q2]/[.Q98]" office:value-type="float" office:value="0.658568109748754" calcext:value-type="float">
            <text:p>0.6585681097</text:p>
          </table:table-cell>
          <table:table-cell table:formula="of:=[.R2]/[.R98]" office:value-type="float" office:value="0.568433332538969" calcext:value-type="float">
            <text:p>0.5684333325</text:p>
          </table:table-cell>
          <table:table-cell table:formula="of:=[.S2]/[.S98]" office:value-type="float" office:value="0.585236750994181" calcext:value-type="float">
            <text:p>0.585236751</text:p>
          </table:table-cell>
          <table:table-cell table:formula="of:=[.T2]/[.T98]" office:value-type="float" office:value="0.60519006815182" calcext:value-type="float">
            <text:p>0.6051900682</text:p>
          </table:table-cell>
          <table:table-cell table:formula="of:=[.U2]/[.U98]" office:value-type="float" office:value="0.683317512448879" calcext:value-type="float">
            <text:p>0.6833175124</text:p>
          </table:table-cell>
          <table:table-cell table:formula="of:=[.V2]/[.V98]" office:value-type="float" office:value="0.290487910823765" calcext:value-type="float">
            <text:p>0.2904879108</text:p>
          </table:table-cell>
          <table:table-cell table:formula="of:=[.W2]/[.W98]" office:value-type="float" office:value="0.574655839601367" calcext:value-type="float">
            <text:p>0.5746558396</text:p>
          </table:table-cell>
          <table:table-cell table:formula="of:=[.X2]/[.X98]" office:value-type="float" office:value="0.628976038738908" calcext:value-type="float">
            <text:p>0.6289760387</text:p>
          </table:table-cell>
          <table:table-cell table:formula="of:=[.Y2]/[.Y98]" office:value-type="float" office:value="0.247534588811087" calcext:value-type="float">
            <text:p>0.2475345888</text:p>
          </table:table-cell>
          <table:table-cell table:formula="of:=[.Z2]/[.Z98]" office:value-type="float" office:value="0.534914802022764" calcext:value-type="float">
            <text:p>0.534914802</text:p>
          </table:table-cell>
          <table:table-cell table:formula="of:=[.AA2]/[.AA98]" office:value-type="float" office:value="0.152198759014254" calcext:value-type="float">
            <text:p>0.152198759</text:p>
          </table:table-cell>
          <table:table-cell table:formula="of:=[.AB2]/[.AB98]" office:value-type="float" office:value="0.623469488151357" calcext:value-type="float">
            <text:p>0.6234694882</text:p>
          </table:table-cell>
          <table:table-cell table:formula="of:=[.AC2]/[.AC98]" office:value-type="float" office:value="0.113426183191215" calcext:value-type="float">
            <text:p>0.1134261832</text:p>
          </table:table-cell>
          <table:table-cell table:formula="of:=[.AD2]/[.AD98]" office:value-type="float" office:value="0.697295564167927" calcext:value-type="float">
            <text:p>0.6972955642</text:p>
          </table:table-cell>
          <table:table-cell table:formula="of:=[.AE2]/[.AE98]" office:value-type="float" office:value="0.329704736312897" calcext:value-type="float">
            <text:p>0.3297047363</text:p>
          </table:table-cell>
          <table:table-cell table:formula="of:=[.AF2]/[.AF98]" office:value-type="float" office:value="0.414659023299661" calcext:value-type="float">
            <text:p>0.4146590233</text:p>
          </table:table-cell>
          <table:table-cell table:formula="of:=[.AG2]/[.AG98]" office:value-type="float" office:value="0.0731535173875894" calcext:value-type="float">
            <text:p>0.0731535174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table:formula="of:=[.B3]/[.B99]" office:value-type="float" office:value="0.471112450758376" calcext:value-type="float">
            <text:p>0.4711124508</text:p>
          </table:table-cell>
          <table:table-cell table:formula="of:=[.C3]/[.C99]" office:value-type="float" office:value="0.502396363035822" calcext:value-type="float">
            <text:p>0.502396363</text:p>
          </table:table-cell>
          <table:table-cell table:formula="of:=[.D3]/[.D99]" office:value-type="float" office:value="0.561725026769358" calcext:value-type="float">
            <text:p>0.5617250268</text:p>
          </table:table-cell>
          <table:table-cell table:formula="of:=[.E3]/[.E99]" office:value-type="float" office:value="0.578450642487813" calcext:value-type="float">
            <text:p>0.5784506425</text:p>
          </table:table-cell>
          <table:table-cell table:formula="of:=[.F3]/[.F99]" office:value-type="float" office:value="0.586116178140526" calcext:value-type="float">
            <text:p>0.5861161781</text:p>
          </table:table-cell>
          <table:table-cell table:formula="of:=[.G3]/[.G99]" office:value-type="float" office:value="0.667051214661111" calcext:value-type="float">
            <text:p>0.6670512147</text:p>
          </table:table-cell>
          <table:table-cell table:formula="of:=[.H3]/[.H99]" office:value-type="float" office:value="0.868892008681234" calcext:value-type="float">
            <text:p>0.8688920087</text:p>
          </table:table-cell>
          <table:table-cell table:formula="of:=[.I3]/[.I99]" office:value-type="float" office:value="0.891761158918609" calcext:value-type="float">
            <text:p>0.8917611589</text:p>
          </table:table-cell>
          <table:table-cell table:formula="of:=[.J3]/[.J99]" office:value-type="float" office:value="0.925935879861884" calcext:value-type="float">
            <text:p>0.9259358799</text:p>
          </table:table-cell>
          <table:table-cell table:formula="of:=[.K3]/[.K99]" office:value-type="float" office:value="1.15683548027944" calcext:value-type="float">
            <text:p>1.1568354803</text:p>
          </table:table-cell>
          <table:table-cell table:formula="of:=[.L3]/[.L99]" office:value-type="float" office:value="0.877634909686748" calcext:value-type="float">
            <text:p>0.8776349097</text:p>
          </table:table-cell>
          <table:table-cell table:formula="of:=[.M3]/[.M99]" office:value-type="float" office:value="1.00589363160967" calcext:value-type="float">
            <text:p>1.0058936316</text:p>
          </table:table-cell>
          <table:table-cell table:formula="of:=[.N3]/[.N99]" office:value-type="float" office:value="1.13720734204171" calcext:value-type="float">
            <text:p>1.137207342</text:p>
          </table:table-cell>
          <table:table-cell table:formula="of:=[.O3]/[.O99]" office:value-type="float" office:value="1.15227242340521" calcext:value-type="float">
            <text:p>1.1522724234</text:p>
          </table:table-cell>
          <table:table-cell table:formula="of:=[.P3]/[.P99]" office:value-type="float" office:value="1.35808346281718" calcext:value-type="float">
            <text:p>1.3580834628</text:p>
          </table:table-cell>
          <table:table-cell table:formula="of:=[.Q3]/[.Q99]" office:value-type="float" office:value="0.953336437100203" calcext:value-type="float">
            <text:p>0.9533364371</text:p>
          </table:table-cell>
          <table:table-cell table:formula="of:=[.R3]/[.R99]" office:value-type="float" office:value="1.08467698975506" calcext:value-type="float">
            <text:p>1.0846769898</text:p>
          </table:table-cell>
          <table:table-cell table:formula="of:=[.S3]/[.S99]" office:value-type="float" office:value="0.697962309118877" calcext:value-type="float">
            <text:p>0.6979623091</text:p>
          </table:table-cell>
          <table:table-cell table:formula="of:=[.T3]/[.T99]" office:value-type="float" office:value="0.45450142407267" calcext:value-type="float">
            <text:p>0.4545014241</text:p>
          </table:table-cell>
          <table:table-cell table:formula="of:=[.U3]/[.U99]" office:value-type="float" office:value="1.15271123997028" calcext:value-type="float">
            <text:p>1.15271124</text:p>
          </table:table-cell>
          <table:table-cell table:formula="of:=[.V3]/[.V99]" office:value-type="float" office:value="1.1740558969076" calcext:value-type="float">
            <text:p>1.1740558969</text:p>
          </table:table-cell>
          <table:table-cell table:formula="of:=[.W3]/[.W99]" office:value-type="float" office:value="1.15770391874184" calcext:value-type="float">
            <text:p>1.1577039187</text:p>
          </table:table-cell>
          <table:table-cell table:formula="of:=[.X3]/[.X99]" office:value-type="float" office:value="0.268111760601842" calcext:value-type="float">
            <text:p>0.2681117606</text:p>
          </table:table-cell>
          <table:table-cell table:formula="of:=[.Y3]/[.Y99]" office:value-type="float" office:value="0.218969248826842" calcext:value-type="float">
            <text:p>0.2189692488</text:p>
          </table:table-cell>
          <table:table-cell table:formula="of:=[.Z3]/[.Z99]" office:value-type="float" office:value="0.242648751113506" calcext:value-type="float">
            <text:p>0.2426487511</text:p>
          </table:table-cell>
          <table:table-cell table:formula="of:=[.AA3]/[.AA99]" office:value-type="float" office:value="0.766831630368614" calcext:value-type="float">
            <text:p>0.7668316304</text:p>
          </table:table-cell>
          <table:table-cell table:formula="of:=[.AB3]/[.AB99]" office:value-type="float" office:value="0.30093025488933" calcext:value-type="float">
            <text:p>0.3009302549</text:p>
          </table:table-cell>
          <table:table-cell table:formula="of:=[.AC3]/[.AC99]" office:value-type="float" office:value="0.626697620955998" calcext:value-type="float">
            <text:p>0.626697621</text:p>
          </table:table-cell>
          <table:table-cell table:formula="of:=[.AD3]/[.AD99]" office:value-type="float" office:value="1.29354721126014" calcext:value-type="float">
            <text:p>1.2935472113</text:p>
          </table:table-cell>
          <table:table-cell table:formula="of:=[.AE3]/[.AE99]" office:value-type="float" office:value="1.31050342181855" calcext:value-type="float">
            <text:p>1.3105034218</text:p>
          </table:table-cell>
          <table:table-cell table:formula="of:=[.AF3]/[.AF99]" office:value-type="float" office:value="1.04197357928267" calcext:value-type="float">
            <text:p>1.0419735793</text:p>
          </table:table-cell>
          <table:table-cell table:formula="of:=[.AG3]/[.AG99]" office:value-type="float" office:value="0.983067931032995" calcext:value-type="float">
            <text:p>0.983067931</text:p>
          </table:table-cell>
        </table:table-row>
        <table:table-row table:style-name="ro2">
          <table:table-cell office:value-type="float" office:value="300000" calcext:value-type="float">
            <text:p>300000</text:p>
          </table:table-cell>
          <table:table-cell table:formula="of:=[.B4]/[.B100]" office:value-type="float" office:value="0.439580985606757" calcext:value-type="float">
            <text:p>0.4395809856</text:p>
          </table:table-cell>
          <table:table-cell table:formula="of:=[.C4]/[.C100]" office:value-type="float" office:value="0.50487633979389" calcext:value-type="float">
            <text:p>0.5048763398</text:p>
          </table:table-cell>
          <table:table-cell table:formula="of:=[.D4]/[.D100]" office:value-type="float" office:value="0.509728377453624" calcext:value-type="float">
            <text:p>0.5097283775</text:p>
          </table:table-cell>
          <table:table-cell table:formula="of:=[.E4]/[.E100]" office:value-type="float" office:value="0.594506730436951" calcext:value-type="float">
            <text:p>0.5945067304</text:p>
          </table:table-cell>
          <table:table-cell table:formula="of:=[.F4]/[.F100]" office:value-type="float" office:value="0.570459479017236" calcext:value-type="float">
            <text:p>0.570459479</text:p>
          </table:table-cell>
          <table:table-cell table:formula="of:=[.G4]/[.G100]" office:value-type="float" office:value="0.766090089924547" calcext:value-type="float">
            <text:p>0.7660900899</text:p>
          </table:table-cell>
          <table:table-cell table:formula="of:=[.H4]/[.H100]" office:value-type="float" office:value="0.732586949145613" calcext:value-type="float">
            <text:p>0.7325869491</text:p>
          </table:table-cell>
          <table:table-cell table:formula="of:=[.I4]/[.I100]" office:value-type="float" office:value="0.81076182820033" calcext:value-type="float">
            <text:p>0.8107618282</text:p>
          </table:table-cell>
          <table:table-cell table:formula="of:=[.J4]/[.J100]" office:value-type="float" office:value="0.85153837011143" calcext:value-type="float">
            <text:p>0.8515383701</text:p>
          </table:table-cell>
          <table:table-cell table:formula="of:=[.K4]/[.K100]" office:value-type="float" office:value="1.15385729453362" calcext:value-type="float">
            <text:p>1.1538572945</text:p>
          </table:table-cell>
          <table:table-cell table:formula="of:=[.L4]/[.L100]" office:value-type="float" office:value="1.07278380456437" calcext:value-type="float">
            <text:p>1.0727838046</text:p>
          </table:table-cell>
          <table:table-cell table:formula="of:=[.M4]/[.M100]" office:value-type="float" office:value="1.05751041330684" calcext:value-type="float">
            <text:p>1.0575104133</text:p>
          </table:table-cell>
          <table:table-cell table:formula="of:=[.N4]/[.N100]" office:value-type="float" office:value="1.21696479728576" calcext:value-type="float">
            <text:p>1.2169647973</text:p>
          </table:table-cell>
          <table:table-cell table:formula="of:=[.O4]/[.O100]" office:value-type="float" office:value="1.06930772601976" calcext:value-type="float">
            <text:p>1.069307726</text:p>
          </table:table-cell>
          <table:table-cell table:formula="of:=[.P4]/[.P100]" office:value-type="float" office:value="1.11926207813131" calcext:value-type="float">
            <text:p>1.1192620781</text:p>
          </table:table-cell>
          <table:table-cell table:formula="of:=[.Q4]/[.Q100]" office:value-type="float" office:value="1.2553140606803" calcext:value-type="float">
            <text:p>1.2553140607</text:p>
          </table:table-cell>
          <table:table-cell table:formula="of:=[.R4]/[.R100]" office:value-type="float" office:value="1.09796942668599" calcext:value-type="float">
            <text:p>1.0979694267</text:p>
          </table:table-cell>
          <table:table-cell table:formula="of:=[.S4]/[.S100]" office:value-type="float" office:value="1.0329756686237" calcext:value-type="float">
            <text:p>1.0329756686</text:p>
          </table:table-cell>
          <table:table-cell table:formula="of:=[.T4]/[.T100]" office:value-type="float" office:value="0.980673991146174" calcext:value-type="float">
            <text:p>0.9806739911</text:p>
          </table:table-cell>
          <table:table-cell table:formula="of:=[.U4]/[.U100]" office:value-type="float" office:value="0.365885673401003" calcext:value-type="float">
            <text:p>0.3658856734</text:p>
          </table:table-cell>
          <table:table-cell table:formula="of:=[.V4]/[.V100]" office:value-type="float" office:value="0.759158589444939" calcext:value-type="float">
            <text:p>0.7591585894</text:p>
          </table:table-cell>
          <table:table-cell table:formula="of:=[.W4]/[.W100]" office:value-type="float" office:value="1.00074597871051" calcext:value-type="float">
            <text:p>1.0007459787</text:p>
          </table:table-cell>
          <table:table-cell table:formula="of:=[.X4]/[.X100]" office:value-type="float" office:value="0.211187490254298" calcext:value-type="float">
            <text:p>0.2111874903</text:p>
          </table:table-cell>
          <table:table-cell table:formula="of:=[.Y4]/[.Y100]" office:value-type="float" office:value="0.413091738554816" calcext:value-type="float">
            <text:p>0.4130917386</text:p>
          </table:table-cell>
          <table:table-cell table:formula="of:=[.Z4]/[.Z100]" office:value-type="float" office:value="1.04211562151469" calcext:value-type="float">
            <text:p>1.0421156215</text:p>
          </table:table-cell>
          <table:table-cell table:formula="of:=[.AA4]/[.AA100]" office:value-type="float" office:value="0.855288078575767" calcext:value-type="float">
            <text:p>0.8552880786</text:p>
          </table:table-cell>
          <table:table-cell table:formula="of:=[.AB4]/[.AB100]" office:value-type="float" office:value="0.447550360317124" calcext:value-type="float">
            <text:p>0.4475503603</text:p>
          </table:table-cell>
          <table:table-cell table:formula="of:=[.AC4]/[.AC100]" office:value-type="float" office:value="0.527684973622651" calcext:value-type="float">
            <text:p>0.5276849736</text:p>
          </table:table-cell>
          <table:table-cell table:formula="of:=[.AD4]/[.AD100]" office:value-type="float" office:value="1.01218367555511" calcext:value-type="float">
            <text:p>1.0121836756</text:p>
          </table:table-cell>
          <table:table-cell table:formula="of:=[.AE4]/[.AE100]" office:value-type="float" office:value="0.269688206605282" calcext:value-type="float">
            <text:p>0.2696882066</text:p>
          </table:table-cell>
          <table:table-cell table:formula="of:=[.AF4]/[.AF100]" office:value-type="float" office:value="0.199488833206567" calcext:value-type="float">
            <text:p>0.1994888332</text:p>
          </table:table-cell>
          <table:table-cell table:formula="of:=[.AG4]/[.AG100]" office:value-type="float" office:value="0.643451733454036" calcext:value-type="float">
            <text:p>0.6434517335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table:formula="of:=[.B5]/[.B101]" office:value-type="float" office:value="0.497645745663956" calcext:value-type="float">
            <text:p>0.4976457457</text:p>
          </table:table-cell>
          <table:table-cell table:formula="of:=[.C5]/[.C101]" office:value-type="float" office:value="0.697565367435797" calcext:value-type="float">
            <text:p>0.6975653674</text:p>
          </table:table-cell>
          <table:table-cell table:formula="of:=[.D5]/[.D101]" office:value-type="float" office:value="0.745815793060652" calcext:value-type="float">
            <text:p>0.7458157931</text:p>
          </table:table-cell>
          <table:table-cell table:formula="of:=[.E5]/[.E101]" office:value-type="float" office:value="0.683727734542792" calcext:value-type="float">
            <text:p>0.6837277345</text:p>
          </table:table-cell>
          <table:table-cell table:formula="of:=[.F5]/[.F101]" office:value-type="float" office:value="0.917798880145191" calcext:value-type="float">
            <text:p>0.9177988801</text:p>
          </table:table-cell>
          <table:table-cell table:formula="of:=[.G5]/[.G101]" office:value-type="float" office:value="1.00837476699329" calcext:value-type="float">
            <text:p>1.008374767</text:p>
          </table:table-cell>
          <table:table-cell table:formula="of:=[.H5]/[.H101]" office:value-type="float" office:value="1.21691087488608" calcext:value-type="float">
            <text:p>1.2169108749</text:p>
          </table:table-cell>
          <table:table-cell table:formula="of:=[.I5]/[.I101]" office:value-type="float" office:value="1.19737544160846" calcext:value-type="float">
            <text:p>1.1973754416</text:p>
          </table:table-cell>
          <table:table-cell table:formula="of:=[.J5]/[.J101]" office:value-type="float" office:value="1.35218712247787" calcext:value-type="float">
            <text:p>1.3521871225</text:p>
          </table:table-cell>
          <table:table-cell table:formula="of:=[.K5]/[.K101]" office:value-type="float" office:value="1.19969201423507" calcext:value-type="float">
            <text:p>1.1996920142</text:p>
          </table:table-cell>
          <table:table-cell table:formula="of:=[.L5]/[.L101]" office:value-type="float" office:value="1.55114523128832" calcext:value-type="float">
            <text:p>1.5511452313</text:p>
          </table:table-cell>
          <table:table-cell table:formula="of:=[.M5]/[.M101]" office:value-type="float" office:value="1.58725497597701" calcext:value-type="float">
            <text:p>1.587254976</text:p>
          </table:table-cell>
          <table:table-cell table:formula="of:=[.N5]/[.N101]" office:value-type="float" office:value="1.55470130247032" calcext:value-type="float">
            <text:p>1.5547013025</text:p>
          </table:table-cell>
          <table:table-cell table:formula="of:=[.O5]/[.O101]" office:value-type="float" office:value="1.46186957313604" calcext:value-type="float">
            <text:p>1.4618695731</text:p>
          </table:table-cell>
          <table:table-cell table:formula="of:=[.P5]/[.P101]" office:value-type="float" office:value="1.54237960992074" calcext:value-type="float">
            <text:p>1.5423796099</text:p>
          </table:table-cell>
          <table:table-cell table:formula="of:=[.Q5]/[.Q101]" office:value-type="float" office:value="1.69998008562158" calcext:value-type="float">
            <text:p>1.6999800856</text:p>
          </table:table-cell>
          <table:table-cell table:formula="of:=[.R5]/[.R101]" office:value-type="float" office:value="0.999881649997453" calcext:value-type="float">
            <text:p>0.99988165</text:p>
          </table:table-cell>
          <table:table-cell table:formula="of:=[.S5]/[.S101]" office:value-type="float" office:value="1.34736406641013" calcext:value-type="float">
            <text:p>1.3473640664</text:p>
          </table:table-cell>
          <table:table-cell table:formula="of:=[.T5]/[.T101]" office:value-type="float" office:value="0.735322317172246" calcext:value-type="float">
            <text:p>0.7353223172</text:p>
          </table:table-cell>
          <table:table-cell table:formula="of:=[.U5]/[.U101]" office:value-type="float" office:value="1.86902065444765" calcext:value-type="float">
            <text:p>1.8690206544</text:p>
          </table:table-cell>
          <table:table-cell table:formula="of:=[.V5]/[.V101]" office:value-type="float" office:value="1.43835494996881" calcext:value-type="float">
            <text:p>1.43835495</text:p>
          </table:table-cell>
          <table:table-cell table:formula="of:=[.W5]/[.W101]" office:value-type="float" office:value="1.61919150920583" calcext:value-type="float">
            <text:p>1.6191915092</text:p>
          </table:table-cell>
          <table:table-cell table:formula="of:=[.X5]/[.X101]" office:value-type="float" office:value="1.40583562022162" calcext:value-type="float">
            <text:p>1.4058356202</text:p>
          </table:table-cell>
          <table:table-cell table:formula="of:=[.Y5]/[.Y101]" office:value-type="float" office:value="0.633042559549777" calcext:value-type="float">
            <text:p>0.6330425595</text:p>
          </table:table-cell>
          <table:table-cell table:formula="of:=[.Z5]/[.Z101]" office:value-type="float" office:value="1.45369243647377" calcext:value-type="float">
            <text:p>1.4536924365</text:p>
          </table:table-cell>
          <table:table-cell table:formula="of:=[.AA5]/[.AA101]" office:value-type="float" office:value="1.53629145107781" calcext:value-type="float">
            <text:p>1.5362914511</text:p>
          </table:table-cell>
          <table:table-cell table:formula="of:=[.AB5]/[.AB101]" office:value-type="float" office:value="1.79239046982582" calcext:value-type="float">
            <text:p>1.7923904698</text:p>
          </table:table-cell>
          <table:table-cell table:formula="of:=[.AC5]/[.AC101]" office:value-type="float" office:value="0.436421273035186" calcext:value-type="float">
            <text:p>0.436421273</text:p>
          </table:table-cell>
          <table:table-cell table:formula="of:=[.AD5]/[.AD101]" office:value-type="float" office:value="1.83516483375174" calcext:value-type="float">
            <text:p>1.8351648338</text:p>
          </table:table-cell>
          <table:table-cell table:formula="of:=[.AE5]/[.AE101]" office:value-type="float" office:value="0.489954602391059" calcext:value-type="float">
            <text:p>0.4899546024</text:p>
          </table:table-cell>
          <table:table-cell table:formula="of:=[.AF5]/[.AF101]" office:value-type="float" office:value="0.490918393319011" calcext:value-type="float">
            <text:p>0.4909183933</text:p>
          </table:table-cell>
          <table:table-cell table:formula="of:=[.AG5]/[.AG101]" office:value-type="float" office:value="0.703216756612346" calcext:value-type="float">
            <text:p>0.7032167566</text:p>
          </table:table-cell>
        </table:table-row>
        <table:table-row table:style-name="ro2">
          <table:table-cell office:value-type="float" office:value="500000" calcext:value-type="float">
            <text:p>500000</text:p>
          </table:table-cell>
          <table:table-cell table:formula="of:=[.B6]/[.B102]" office:value-type="float" office:value="0.511604746845237" calcext:value-type="float">
            <text:p>0.5116047468</text:p>
          </table:table-cell>
          <table:table-cell table:formula="of:=[.C6]/[.C102]" office:value-type="float" office:value="0.549980618495119" calcext:value-type="float">
            <text:p>0.5499806185</text:p>
          </table:table-cell>
          <table:table-cell table:formula="of:=[.D6]/[.D102]" office:value-type="float" office:value="0.619753384645665" calcext:value-type="float">
            <text:p>0.6197533846</text:p>
          </table:table-cell>
          <table:table-cell table:formula="of:=[.E6]/[.E102]" office:value-type="float" office:value="0.511600803004373" calcext:value-type="float">
            <text:p>0.511600803</text:p>
          </table:table-cell>
          <table:table-cell table:formula="of:=[.F6]/[.F102]" office:value-type="float" office:value="0.55208977081576" calcext:value-type="float">
            <text:p>0.5520897708</text:p>
          </table:table-cell>
          <table:table-cell table:formula="of:=[.G6]/[.G102]" office:value-type="float" office:value="0.849495029197063" calcext:value-type="float">
            <text:p>0.8494950292</text:p>
          </table:table-cell>
          <table:table-cell table:formula="of:=[.H6]/[.H102]" office:value-type="float" office:value="0.993634779896458" calcext:value-type="float">
            <text:p>0.9936347799</text:p>
          </table:table-cell>
          <table:table-cell table:formula="of:=[.I6]/[.I102]" office:value-type="float" office:value="1.05271375923459" calcext:value-type="float">
            <text:p>1.0527137592</text:p>
          </table:table-cell>
          <table:table-cell table:formula="of:=[.J6]/[.J102]" office:value-type="float" office:value="0.753119796656983" calcext:value-type="float">
            <text:p>0.7531197967</text:p>
          </table:table-cell>
          <table:table-cell table:formula="of:=[.K6]/[.K102]" office:value-type="float" office:value="1.05147450458523" calcext:value-type="float">
            <text:p>1.0514745046</text:p>
          </table:table-cell>
          <table:table-cell table:formula="of:=[.L6]/[.L102]" office:value-type="float" office:value="1.13216253779877" calcext:value-type="float">
            <text:p>1.1321625378</text:p>
          </table:table-cell>
          <table:table-cell table:formula="of:=[.M6]/[.M102]" office:value-type="float" office:value="1.28701267748961" calcext:value-type="float">
            <text:p>1.2870126775</text:p>
          </table:table-cell>
          <table:table-cell table:formula="of:=[.N6]/[.N102]" office:value-type="float" office:value="1.14156848933188" calcext:value-type="float">
            <text:p>1.1415684893</text:p>
          </table:table-cell>
          <table:table-cell table:formula="of:=[.O6]/[.O102]" office:value-type="float" office:value="1.278906546034" calcext:value-type="float">
            <text:p>1.278906546</text:p>
          </table:table-cell>
          <table:table-cell table:formula="of:=[.P6]/[.P102]" office:value-type="float" office:value="1.37599708780044" calcext:value-type="float">
            <text:p>1.3759970878</text:p>
          </table:table-cell>
          <table:table-cell table:formula="of:=[.Q6]/[.Q102]" office:value-type="float" office:value="1.38806128449667" calcext:value-type="float">
            <text:p>1.3880612845</text:p>
          </table:table-cell>
          <table:table-cell table:formula="of:=[.R6]/[.R102]" office:value-type="float" office:value="1.30017082754731" calcext:value-type="float">
            <text:p>1.3001708275</text:p>
          </table:table-cell>
          <table:table-cell table:formula="of:=[.S6]/[.S102]" office:value-type="float" office:value="1.27580281607123" calcext:value-type="float">
            <text:p>1.2758028161</text:p>
          </table:table-cell>
          <table:table-cell table:formula="of:=[.T6]/[.T102]" office:value-type="float" office:value="1.28477542717508" calcext:value-type="float">
            <text:p>1.2847754272</text:p>
          </table:table-cell>
          <table:table-cell table:formula="of:=[.U6]/[.U102]" office:value-type="float" office:value="1.39445883417132" calcext:value-type="float">
            <text:p>1.3944588342</text:p>
          </table:table-cell>
          <table:table-cell table:formula="of:=[.V6]/[.V102]" office:value-type="float" office:value="0.499489648260116" calcext:value-type="float">
            <text:p>0.4994896483</text:p>
          </table:table-cell>
          <table:table-cell table:formula="of:=[.W6]/[.W102]" office:value-type="float" office:value="1.18266495083171" calcext:value-type="float">
            <text:p>1.1826649508</text:p>
          </table:table-cell>
          <table:table-cell table:formula="of:=[.X6]/[.X102]" office:value-type="float" office:value="0.451259974847868" calcext:value-type="float">
            <text:p>0.4512599748</text:p>
          </table:table-cell>
          <table:table-cell table:formula="of:=[.Y6]/[.Y102]" office:value-type="float" office:value="1.16164610961066" calcext:value-type="float">
            <text:p>1.1616461096</text:p>
          </table:table-cell>
          <table:table-cell table:formula="of:=[.Z6]/[.Z102]" office:value-type="float" office:value="0.710482581742183" calcext:value-type="float">
            <text:p>0.7104825817</text:p>
          </table:table-cell>
          <table:table-cell table:formula="of:=[.AA6]/[.AA102]" office:value-type="float" office:value="1.13622578382278" calcext:value-type="float">
            <text:p>1.1362257838</text:p>
          </table:table-cell>
          <table:table-cell table:formula="of:=[.AB6]/[.AB102]" office:value-type="float" office:value="1.20827604779536" calcext:value-type="float">
            <text:p>1.2082760478</text:p>
          </table:table-cell>
          <table:table-cell table:formula="of:=[.AC6]/[.AC102]" office:value-type="float" office:value="1.39983249456138" calcext:value-type="float">
            <text:p>1.3998324946</text:p>
          </table:table-cell>
          <table:table-cell table:formula="of:=[.AD6]/[.AD102]" office:value-type="float" office:value="0.449761844526267" calcext:value-type="float">
            <text:p>0.4497618445</text:p>
          </table:table-cell>
          <table:table-cell table:formula="of:=[.AE6]/[.AE102]" office:value-type="float" office:value="0.49093058051977" calcext:value-type="float">
            <text:p>0.4909305805</text:p>
          </table:table-cell>
          <table:table-cell table:formula="of:=[.AF6]/[.AF102]" office:value-type="float" office:value="1.31243157882992" calcext:value-type="float">
            <text:p>1.3124315788</text:p>
          </table:table-cell>
          <table:table-cell table:formula="of:=[.AG6]/[.AG102]" office:value-type="float" office:value="1.08775805714931" calcext:value-type="float">
            <text:p>1.0877580571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table:formula="of:=[.B7]/[.B103]" office:value-type="float" office:value="0.499556737843029" calcext:value-type="float">
            <text:p>0.4995567378</text:p>
          </table:table-cell>
          <table:table-cell table:formula="of:=[.C7]/[.C103]" office:value-type="float" office:value="0.559247380651885" calcext:value-type="float">
            <text:p>0.5592473807</text:p>
          </table:table-cell>
          <table:table-cell table:formula="of:=[.D7]/[.D103]" office:value-type="float" office:value="0.61928821305033" calcext:value-type="float">
            <text:p>0.6192882131</text:p>
          </table:table-cell>
          <table:table-cell table:formula="of:=[.E7]/[.E103]" office:value-type="float" office:value="0.598920494004438" calcext:value-type="float">
            <text:p>0.598920494</text:p>
          </table:table-cell>
          <table:table-cell table:formula="of:=[.F7]/[.F103]" office:value-type="float" office:value="0.621061903466746" calcext:value-type="float">
            <text:p>0.6210619035</text:p>
          </table:table-cell>
          <table:table-cell table:formula="of:=[.G7]/[.G103]" office:value-type="float" office:value="0.777215287639314" calcext:value-type="float">
            <text:p>0.7772152876</text:p>
          </table:table-cell>
          <table:table-cell table:formula="of:=[.H7]/[.H103]" office:value-type="float" office:value="0.888891813729384" calcext:value-type="float">
            <text:p>0.8888918137</text:p>
          </table:table-cell>
          <table:table-cell table:formula="of:=[.I7]/[.I103]" office:value-type="float" office:value="1.10325396590874" calcext:value-type="float">
            <text:p>1.1032539659</text:p>
          </table:table-cell>
          <table:table-cell table:formula="of:=[.J7]/[.J103]" office:value-type="float" office:value="0.985171913461864" calcext:value-type="float">
            <text:p>0.9851719135</text:p>
          </table:table-cell>
          <table:table-cell table:formula="of:=[.K7]/[.K103]" office:value-type="float" office:value="1.27140502790453" calcext:value-type="float">
            <text:p>1.2714050279</text:p>
          </table:table-cell>
          <table:table-cell table:formula="of:=[.L7]/[.L103]" office:value-type="float" office:value="1.15541364965661" calcext:value-type="float">
            <text:p>1.1554136497</text:p>
          </table:table-cell>
          <table:table-cell table:formula="of:=[.M7]/[.M103]" office:value-type="float" office:value="1.33915018966524" calcext:value-type="float">
            <text:p>1.3391501897</text:p>
          </table:table-cell>
          <table:table-cell table:formula="of:=[.N7]/[.N103]" office:value-type="float" office:value="1.32025064539287" calcext:value-type="float">
            <text:p>1.3202506454</text:p>
          </table:table-cell>
          <table:table-cell table:formula="of:=[.O7]/[.O103]" office:value-type="float" office:value="1.25696752846205" calcext:value-type="float">
            <text:p>1.2569675285</text:p>
          </table:table-cell>
          <table:table-cell table:formula="of:=[.P7]/[.P103]" office:value-type="float" office:value="1.41970879371336" calcext:value-type="float">
            <text:p>1.4197087937</text:p>
          </table:table-cell>
          <table:table-cell table:formula="of:=[.Q7]/[.Q103]" office:value-type="float" office:value="1.45634886727662" calcext:value-type="float">
            <text:p>1.4563488673</text:p>
          </table:table-cell>
          <table:table-cell table:formula="of:=[.R7]/[.R103]" office:value-type="float" office:value="1.34476628467428" calcext:value-type="float">
            <text:p>1.3447662847</text:p>
          </table:table-cell>
          <table:table-cell table:formula="of:=[.S7]/[.S103]" office:value-type="float" office:value="1.05807526673445" calcext:value-type="float">
            <text:p>1.0580752667</text:p>
          </table:table-cell>
          <table:table-cell table:formula="of:=[.T7]/[.T103]" office:value-type="float" office:value="1.56435660027405" calcext:value-type="float">
            <text:p>1.5643566003</text:p>
          </table:table-cell>
          <table:table-cell table:formula="of:=[.U7]/[.U103]" office:value-type="float" office:value="1.40716294826046" calcext:value-type="float">
            <text:p>1.4071629483</text:p>
          </table:table-cell>
          <table:table-cell table:formula="of:=[.V7]/[.V103]" office:value-type="float" office:value="1.40527408273316" calcext:value-type="float">
            <text:p>1.4052740827</text:p>
          </table:table-cell>
          <table:table-cell table:formula="of:=[.W7]/[.W103]" office:value-type="float" office:value="1.19793661278341" calcext:value-type="float">
            <text:p>1.1979366128</text:p>
          </table:table-cell>
          <table:table-cell table:formula="of:=[.X7]/[.X103]" office:value-type="float" office:value="0.626633875569871" calcext:value-type="float">
            <text:p>0.6266338756</text:p>
          </table:table-cell>
          <table:table-cell table:formula="of:=[.Y7]/[.Y103]" office:value-type="float" office:value="0.564346734170213" calcext:value-type="float">
            <text:p>0.5643467342</text:p>
          </table:table-cell>
          <table:table-cell table:formula="of:=[.Z7]/[.Z103]" office:value-type="float" office:value="0.475572533658365" calcext:value-type="float">
            <text:p>0.4755725337</text:p>
          </table:table-cell>
          <table:table-cell table:formula="of:=[.AA7]/[.AA103]" office:value-type="float" office:value="1.45250125200609" calcext:value-type="float">
            <text:p>1.452501252</text:p>
          </table:table-cell>
          <table:table-cell table:formula="of:=[.AB7]/[.AB103]" office:value-type="float" office:value="1.42265089957049" calcext:value-type="float">
            <text:p>1.4226508996</text:p>
          </table:table-cell>
          <table:table-cell table:formula="of:=[.AC7]/[.AC103]" office:value-type="float" office:value="1.5296586704153" calcext:value-type="float">
            <text:p>1.5296586704</text:p>
          </table:table-cell>
          <table:table-cell table:formula="of:=[.AD7]/[.AD103]" office:value-type="float" office:value="1.42005806882645" calcext:value-type="float">
            <text:p>1.4200580688</text:p>
          </table:table-cell>
          <table:table-cell table:formula="of:=[.AE7]/[.AE103]" office:value-type="float" office:value="1.34593441471348" calcext:value-type="float">
            <text:p>1.3459344147</text:p>
          </table:table-cell>
          <table:table-cell table:formula="of:=[.AF7]/[.AF103]" office:value-type="float" office:value="1.63513669128248" calcext:value-type="float">
            <text:p>1.6351366913</text:p>
          </table:table-cell>
          <table:table-cell table:formula="of:=[.AG7]/[.AG103]" office:value-type="float" office:value="0.467211378139555" calcext:value-type="float">
            <text:p>0.4672113781</text:p>
          </table:table-cell>
        </table:table-row>
        <table:table-row table:style-name="ro2">
          <table:table-cell office:value-type="float" office:value="700000" calcext:value-type="float">
            <text:p>700000</text:p>
          </table:table-cell>
          <table:table-cell table:formula="of:=[.B8]/[.B104]" office:value-type="float" office:value="0.522673852850504" calcext:value-type="float">
            <text:p>0.5226738529</text:p>
          </table:table-cell>
          <table:table-cell table:formula="of:=[.C8]/[.C104]" office:value-type="float" office:value="0.56877864250358" calcext:value-type="float">
            <text:p>0.5687786425</text:p>
          </table:table-cell>
          <table:table-cell table:formula="of:=[.D8]/[.D104]" office:value-type="float" office:value="0.610628000690976" calcext:value-type="float">
            <text:p>0.6106280007</text:p>
          </table:table-cell>
          <table:table-cell table:formula="of:=[.E8]/[.E104]" office:value-type="float" office:value="0.684452655602308" calcext:value-type="float">
            <text:p>0.6844526556</text:p>
          </table:table-cell>
          <table:table-cell table:formula="of:=[.F8]/[.F104]" office:value-type="float" office:value="0.637220353556859" calcext:value-type="float">
            <text:p>0.6372203536</text:p>
          </table:table-cell>
          <table:table-cell table:formula="of:=[.G8]/[.G104]" office:value-type="float" office:value="0.941633302402488" calcext:value-type="float">
            <text:p>0.9416333024</text:p>
          </table:table-cell>
          <table:table-cell table:formula="of:=[.H8]/[.H104]" office:value-type="float" office:value="0.982786475283116" calcext:value-type="float">
            <text:p>0.9827864753</text:p>
          </table:table-cell>
          <table:table-cell table:formula="of:=[.I8]/[.I104]" office:value-type="float" office:value="1.19599582896329" calcext:value-type="float">
            <text:p>1.195995829</text:p>
          </table:table-cell>
          <table:table-cell table:formula="of:=[.J8]/[.J104]" office:value-type="float" office:value="1.05672345056905" calcext:value-type="float">
            <text:p>1.0567234506</text:p>
          </table:table-cell>
          <table:table-cell table:formula="of:=[.K8]/[.K104]" office:value-type="float" office:value="1.22903489109363" calcext:value-type="float">
            <text:p>1.2290348911</text:p>
          </table:table-cell>
          <table:table-cell table:formula="of:=[.L8]/[.L104]" office:value-type="float" office:value="1.18121133631694" calcext:value-type="float">
            <text:p>1.1812113363</text:p>
          </table:table-cell>
          <table:table-cell table:formula="of:=[.M8]/[.M104]" office:value-type="float" office:value="1.33557102301688" calcext:value-type="float">
            <text:p>1.335571023</text:p>
          </table:table-cell>
          <table:table-cell table:formula="of:=[.N8]/[.N104]" office:value-type="float" office:value="1.35496640402589" calcext:value-type="float">
            <text:p>1.354966404</text:p>
          </table:table-cell>
          <table:table-cell table:formula="of:=[.O8]/[.O104]" office:value-type="float" office:value="1.44976610876611" calcext:value-type="float">
            <text:p>1.4497661088</text:p>
          </table:table-cell>
          <table:table-cell table:formula="of:=[.P8]/[.P104]" office:value-type="float" office:value="1.46647265209547" calcext:value-type="float">
            <text:p>1.4664726521</text:p>
          </table:table-cell>
          <table:table-cell table:formula="of:=[.Q8]/[.Q104]" office:value-type="float" office:value="1.42167502015442" calcext:value-type="float">
            <text:p>1.4216750202</text:p>
          </table:table-cell>
          <table:table-cell table:formula="of:=[.R8]/[.R104]" office:value-type="float" office:value="1.53691304762313" calcext:value-type="float">
            <text:p>1.5369130476</text:p>
          </table:table-cell>
          <table:table-cell table:formula="of:=[.S8]/[.S104]" office:value-type="float" office:value="1.38749559545281" calcext:value-type="float">
            <text:p>1.3874955955</text:p>
          </table:table-cell>
          <table:table-cell table:formula="of:=[.T8]/[.T104]" office:value-type="float" office:value="0.931246689984151" calcext:value-type="float">
            <text:p>0.93124669</text:p>
          </table:table-cell>
          <table:table-cell table:formula="of:=[.U8]/[.U104]" office:value-type="float" office:value="1.54162590400322" calcext:value-type="float">
            <text:p>1.541625904</text:p>
          </table:table-cell>
          <table:table-cell table:formula="of:=[.V8]/[.V104]" office:value-type="float" office:value="1.49232313384188" calcext:value-type="float">
            <text:p>1.4923231338</text:p>
          </table:table-cell>
          <table:table-cell table:formula="of:=[.W8]/[.W104]" office:value-type="float" office:value="1.02380685310509" calcext:value-type="float">
            <text:p>1.0238068531</text:p>
          </table:table-cell>
          <table:table-cell table:formula="of:=[.X8]/[.X104]" office:value-type="float" office:value="1.40251359398992" calcext:value-type="float">
            <text:p>1.402513594</text:p>
          </table:table-cell>
          <table:table-cell table:formula="of:=[.Y8]/[.Y104]" office:value-type="float" office:value="0.615323595034613" calcext:value-type="float">
            <text:p>0.615323595</text:p>
          </table:table-cell>
          <table:table-cell table:formula="of:=[.Z8]/[.Z104]" office:value-type="float" office:value="0.514158770363777" calcext:value-type="float">
            <text:p>0.5141587704</text:p>
          </table:table-cell>
          <table:table-cell table:formula="of:=[.AA8]/[.AA104]" office:value-type="float" office:value="1.48018047561455" calcext:value-type="float">
            <text:p>1.4801804756</text:p>
          </table:table-cell>
          <table:table-cell table:formula="of:=[.AB8]/[.AB104]" office:value-type="float" office:value="1.38459120532562" calcext:value-type="float">
            <text:p>1.3845912053</text:p>
          </table:table-cell>
          <table:table-cell table:formula="of:=[.AC8]/[.AC104]" office:value-type="float" office:value="1.36582943988409" calcext:value-type="float">
            <text:p>1.3658294399</text:p>
          </table:table-cell>
          <table:table-cell table:formula="of:=[.AD8]/[.AD104]" office:value-type="float" office:value="1.50312341156719" calcext:value-type="float">
            <text:p>1.5031234116</text:p>
          </table:table-cell>
          <table:table-cell table:formula="of:=[.AE8]/[.AE104]" office:value-type="float" office:value="1.6624122610145" calcext:value-type="float">
            <text:p>1.662412261</text:p>
          </table:table-cell>
          <table:table-cell table:formula="of:=[.AF8]/[.AF104]" office:value-type="float" office:value="0.470943696318644" calcext:value-type="float">
            <text:p>0.4709436963</text:p>
          </table:table-cell>
          <table:table-cell table:formula="of:=[.AG8]/[.AG104]" office:value-type="float" office:value="0.646644744039602" calcext:value-type="float">
            <text:p>0.646644744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table:formula="of:=[.B9]/[.B105]" office:value-type="float" office:value="0.51632141102799" calcext:value-type="float">
            <text:p>0.516321411</text:p>
          </table:table-cell>
          <table:table-cell table:formula="of:=[.C9]/[.C105]" office:value-type="float" office:value="0.552745176333778" calcext:value-type="float">
            <text:p>0.5527451763</text:p>
          </table:table-cell>
          <table:table-cell table:formula="of:=[.D9]/[.D105]" office:value-type="float" office:value="0.605332140376068" calcext:value-type="float">
            <text:p>0.6053321404</text:p>
          </table:table-cell>
          <table:table-cell table:formula="of:=[.E9]/[.E105]" office:value-type="float" office:value="0.64567333218259" calcext:value-type="float">
            <text:p>0.6456733322</text:p>
          </table:table-cell>
          <table:table-cell table:formula="of:=[.F9]/[.F105]" office:value-type="float" office:value="0.762666931159845" calcext:value-type="float">
            <text:p>0.7626669312</text:p>
          </table:table-cell>
          <table:table-cell table:formula="of:=[.G9]/[.G105]" office:value-type="float" office:value="0.819944104294374" calcext:value-type="float">
            <text:p>0.8199441043</text:p>
          </table:table-cell>
          <table:table-cell table:formula="of:=[.H9]/[.H105]" office:value-type="float" office:value="0.958559352302945" calcext:value-type="float">
            <text:p>0.9585593523</text:p>
          </table:table-cell>
          <table:table-cell table:formula="of:=[.I9]/[.I105]" office:value-type="float" office:value="1.03186665249481" calcext:value-type="float">
            <text:p>1.0318666525</text:p>
          </table:table-cell>
          <table:table-cell table:formula="of:=[.J9]/[.J105]" office:value-type="float" office:value="0.769136628178863" calcext:value-type="float">
            <text:p>0.7691366282</text:p>
          </table:table-cell>
          <table:table-cell table:formula="of:=[.K9]/[.K105]" office:value-type="float" office:value="1.1831055750752" calcext:value-type="float">
            <text:p>1.1831055751</text:p>
          </table:table-cell>
          <table:table-cell table:formula="of:=[.L9]/[.L105]" office:value-type="float" office:value="1.19247626479525" calcext:value-type="float">
            <text:p>1.1924762648</text:p>
          </table:table-cell>
          <table:table-cell table:formula="of:=[.M9]/[.M105]" office:value-type="float" office:value="1.33847970236736" calcext:value-type="float">
            <text:p>1.3384797024</text:p>
          </table:table-cell>
          <table:table-cell table:formula="of:=[.N9]/[.N105]" office:value-type="float" office:value="1.29672221649329" calcext:value-type="float">
            <text:p>1.2967222165</text:p>
          </table:table-cell>
          <table:table-cell table:formula="of:=[.O9]/[.O105]" office:value-type="float" office:value="1.17331147042932" calcext:value-type="float">
            <text:p>1.1733114704</text:p>
          </table:table-cell>
          <table:table-cell table:formula="of:=[.P9]/[.P105]" office:value-type="float" office:value="1.28136198733822" calcext:value-type="float">
            <text:p>1.2813619873</text:p>
          </table:table-cell>
          <table:table-cell table:formula="of:=[.Q9]/[.Q105]" office:value-type="float" office:value="1.49368821397163" calcext:value-type="float">
            <text:p>1.493688214</text:p>
          </table:table-cell>
          <table:table-cell table:formula="of:=[.R9]/[.R105]" office:value-type="float" office:value="1.39446062055255" calcext:value-type="float">
            <text:p>1.3944606206</text:p>
          </table:table-cell>
          <table:table-cell table:formula="of:=[.S9]/[.S105]" office:value-type="float" office:value="1.32170125688092" calcext:value-type="float">
            <text:p>1.3217012569</text:p>
          </table:table-cell>
          <table:table-cell table:formula="of:=[.T9]/[.T105]" office:value-type="float" office:value="1.30816149851432" calcext:value-type="float">
            <text:p>1.3081614985</text:p>
          </table:table-cell>
          <table:table-cell table:formula="of:=[.U9]/[.U105]" office:value-type="float" office:value="1.4856825371599" calcext:value-type="float">
            <text:p>1.4856825372</text:p>
          </table:table-cell>
          <table:table-cell table:formula="of:=[.V9]/[.V105]" office:value-type="float" office:value="1.2839912334281" calcext:value-type="float">
            <text:p>1.2839912334</text:p>
          </table:table-cell>
          <table:table-cell table:formula="of:=[.W9]/[.W105]" office:value-type="float" office:value="1.29889450454947" calcext:value-type="float">
            <text:p>1.2988945045</text:p>
          </table:table-cell>
          <table:table-cell table:formula="of:=[.X9]/[.X105]" office:value-type="float" office:value="1.45620065076898" calcext:value-type="float">
            <text:p>1.4562006508</text:p>
          </table:table-cell>
          <table:table-cell table:formula="of:=[.Y9]/[.Y105]" office:value-type="float" office:value="1.58059025133809" calcext:value-type="float">
            <text:p>1.5805902513</text:p>
          </table:table-cell>
          <table:table-cell table:formula="of:=[.Z9]/[.Z105]" office:value-type="float" office:value="0.72161866631844" calcext:value-type="float">
            <text:p>0.7216186663</text:p>
          </table:table-cell>
          <table:table-cell table:formula="of:=[.AA9]/[.AA105]" office:value-type="float" office:value="0.903249591313702" calcext:value-type="float">
            <text:p>0.9032495913</text:p>
          </table:table-cell>
          <table:table-cell table:formula="of:=[.AB9]/[.AB105]" office:value-type="float" office:value="1.20379590091179" calcext:value-type="float">
            <text:p>1.2037959009</text:p>
          </table:table-cell>
          <table:table-cell table:formula="of:=[.AC9]/[.AC105]" office:value-type="float" office:value="0.595696825146516" calcext:value-type="float">
            <text:p>0.5956968251</text:p>
          </table:table-cell>
          <table:table-cell table:formula="of:=[.AD9]/[.AD105]" office:value-type="float" office:value="0.954104127800088" calcext:value-type="float">
            <text:p>0.9541041278</text:p>
          </table:table-cell>
          <table:table-cell table:formula="of:=[.AE9]/[.AE105]" office:value-type="float" office:value="0.50025264239891" calcext:value-type="float">
            <text:p>0.5002526424</text:p>
          </table:table-cell>
          <table:table-cell table:formula="of:=[.AF9]/[.AF105]" office:value-type="float" office:value="0.702112287331785" calcext:value-type="float">
            <text:p>0.7021122873</text:p>
          </table:table-cell>
          <table:table-cell table:formula="of:=[.AG9]/[.AG105]" office:value-type="float" office:value="1.11414564044061" calcext:value-type="float">
            <text:p>1.1141456404</text:p>
          </table:table-cell>
        </table:table-row>
        <table:table-row table:style-name="ro2">
          <table:table-cell office:value-type="float" office:value="900000" calcext:value-type="float">
            <text:p>900000</text:p>
          </table:table-cell>
          <table:table-cell table:formula="of:=[.B10]/[.B106]" office:value-type="float" office:value="0.503855113188174" calcext:value-type="float">
            <text:p>0.5038551132</text:p>
          </table:table-cell>
          <table:table-cell table:formula="of:=[.C10]/[.C106]" office:value-type="float" office:value="0.545604689211395" calcext:value-type="float">
            <text:p>0.5456046892</text:p>
          </table:table-cell>
          <table:table-cell table:formula="of:=[.D10]/[.D106]" office:value-type="float" office:value="0.607069614633222" calcext:value-type="float">
            <text:p>0.6070696146</text:p>
          </table:table-cell>
          <table:table-cell table:formula="of:=[.E10]/[.E106]" office:value-type="float" office:value="0.594110398277919" calcext:value-type="float">
            <text:p>0.5941103983</text:p>
          </table:table-cell>
          <table:table-cell table:formula="of:=[.F10]/[.F106]" office:value-type="float" office:value="0.705538223409409" calcext:value-type="float">
            <text:p>0.7055382234</text:p>
          </table:table-cell>
          <table:table-cell table:formula="of:=[.G10]/[.G106]" office:value-type="float" office:value="0.782216579438839" calcext:value-type="float">
            <text:p>0.7822165794</text:p>
          </table:table-cell>
          <table:table-cell table:formula="of:=[.H10]/[.H106]" office:value-type="float" office:value="0.876293299461435" calcext:value-type="float">
            <text:p>0.8762932995</text:p>
          </table:table-cell>
          <table:table-cell table:formula="of:=[.I10]/[.I106]" office:value-type="float" office:value="1.09559472362045" calcext:value-type="float">
            <text:p>1.0955947236</text:p>
          </table:table-cell>
          <table:table-cell table:formula="of:=[.J10]/[.J106]" office:value-type="float" office:value="0.976165286342144" calcext:value-type="float">
            <text:p>0.9761652863</text:p>
          </table:table-cell>
          <table:table-cell table:formula="of:=[.K10]/[.K106]" office:value-type="float" office:value="1.00026670198649" calcext:value-type="float">
            <text:p>1.000266702</text:p>
          </table:table-cell>
          <table:table-cell table:formula="of:=[.L10]/[.L106]" office:value-type="float" office:value="1.04778879999826" calcext:value-type="float">
            <text:p>1.0477888</text:p>
          </table:table-cell>
          <table:table-cell table:formula="of:=[.M10]/[.M106]" office:value-type="float" office:value="1.32493230504763" calcext:value-type="float">
            <text:p>1.324932305</text:p>
          </table:table-cell>
          <table:table-cell table:formula="of:=[.N10]/[.N106]" office:value-type="float" office:value="1.45655734775601" calcext:value-type="float">
            <text:p>1.4565573478</text:p>
          </table:table-cell>
          <table:table-cell table:formula="of:=[.O10]/[.O106]" office:value-type="float" office:value="1.38828293095223" calcext:value-type="float">
            <text:p>1.388282931</text:p>
          </table:table-cell>
          <table:table-cell table:formula="of:=[.P10]/[.P106]" office:value-type="float" office:value="1.38151406559239" calcext:value-type="float">
            <text:p>1.3815140656</text:p>
          </table:table-cell>
          <table:table-cell table:formula="of:=[.Q10]/[.Q106]" office:value-type="float" office:value="1.34104750311355" calcext:value-type="float">
            <text:p>1.3410475031</text:p>
          </table:table-cell>
          <table:table-cell table:formula="of:=[.R10]/[.R106]" office:value-type="float" office:value="1.56832898744894" calcext:value-type="float">
            <text:p>1.5683289874</text:p>
          </table:table-cell>
          <table:table-cell table:formula="of:=[.S10]/[.S106]" office:value-type="float" office:value="1.44489138103293" calcext:value-type="float">
            <text:p>1.444891381</text:p>
          </table:table-cell>
          <table:table-cell table:formula="of:=[.T10]/[.T106]" office:value-type="float" office:value="1.38636247595556" calcext:value-type="float">
            <text:p>1.386362476</text:p>
          </table:table-cell>
          <table:table-cell table:formula="of:=[.U10]/[.U106]" office:value-type="float" office:value="1.49515756896749" calcext:value-type="float">
            <text:p>1.495157569</text:p>
          </table:table-cell>
          <table:table-cell table:formula="of:=[.V10]/[.V106]" office:value-type="float" office:value="1.47927922566114" calcext:value-type="float">
            <text:p>1.4792792257</text:p>
          </table:table-cell>
          <table:table-cell table:formula="of:=[.W10]/[.W106]" office:value-type="float" office:value="1.50537291927101" calcext:value-type="float">
            <text:p>1.5053729193</text:p>
          </table:table-cell>
          <table:table-cell table:formula="of:=[.X10]/[.X106]" office:value-type="float" office:value="1.44575448486676" calcext:value-type="float">
            <text:p>1.4457544849</text:p>
          </table:table-cell>
          <table:table-cell table:formula="of:=[.Y10]/[.Y106]" office:value-type="float" office:value="1.57384631207218" calcext:value-type="float">
            <text:p>1.5738463121</text:p>
          </table:table-cell>
          <table:table-cell table:formula="of:=[.Z10]/[.Z106]" office:value-type="float" office:value="1.62688089944195" calcext:value-type="float">
            <text:p>1.6268808994</text:p>
          </table:table-cell>
          <table:table-cell table:formula="of:=[.AA10]/[.AA106]" office:value-type="float" office:value="0.562135329543585" calcext:value-type="float">
            <text:p>0.5621353295</text:p>
          </table:table-cell>
          <table:table-cell table:formula="of:=[.AB10]/[.AB106]" office:value-type="float" office:value="0.937954499482844" calcext:value-type="float">
            <text:p>0.9379544995</text:p>
          </table:table-cell>
          <table:table-cell table:formula="of:=[.AC10]/[.AC106]" office:value-type="float" office:value="0.629341320806565" calcext:value-type="float">
            <text:p>0.6293413208</text:p>
          </table:table-cell>
          <table:table-cell table:formula="of:=[.AD10]/[.AD106]" office:value-type="float" office:value="1.34977276279192" calcext:value-type="float">
            <text:p>1.3497727628</text:p>
          </table:table-cell>
          <table:table-cell table:formula="of:=[.AE10]/[.AE106]" office:value-type="float" office:value="1.61717895474088" calcext:value-type="float">
            <text:p>1.6171789547</text:p>
          </table:table-cell>
          <table:table-cell table:formula="of:=[.AF10]/[.AF106]" office:value-type="float" office:value="1.63558615952379" calcext:value-type="float">
            <text:p>1.6355861595</text:p>
          </table:table-cell>
          <table:table-cell table:formula="of:=[.AG10]/[.AG106]" office:value-type="float" office:value="0.53747349200823" calcext:value-type="float">
            <text:p>0.537473492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formula="of:=[.B11]/[.B107]" office:value-type="float" office:value="0.526074175889876" calcext:value-type="float">
            <text:p>0.5260741759</text:p>
          </table:table-cell>
          <table:table-cell table:formula="of:=[.C11]/[.C107]" office:value-type="float" office:value="0.527532258448671" calcext:value-type="float">
            <text:p>0.5275322584</text:p>
          </table:table-cell>
          <table:table-cell table:formula="of:=[.D11]/[.D107]" office:value-type="float" office:value="0.63352013475385" calcext:value-type="float">
            <text:p>0.6335201348</text:p>
          </table:table-cell>
          <table:table-cell table:formula="of:=[.E11]/[.E107]" office:value-type="float" office:value="0.597600204502661" calcext:value-type="float">
            <text:p>0.5976002045</text:p>
          </table:table-cell>
          <table:table-cell table:formula="of:=[.F11]/[.F107]" office:value-type="float" office:value="0.748239337891632" calcext:value-type="float">
            <text:p>0.7482393379</text:p>
          </table:table-cell>
          <table:table-cell table:formula="of:=[.G11]/[.G107]" office:value-type="float" office:value="0.779229320311322" calcext:value-type="float">
            <text:p>0.7792293203</text:p>
          </table:table-cell>
          <table:table-cell table:formula="of:=[.H11]/[.H107]" office:value-type="float" office:value="0.927033851396441" calcext:value-type="float">
            <text:p>0.9270338514</text:p>
          </table:table-cell>
          <table:table-cell table:formula="of:=[.I11]/[.I107]" office:value-type="float" office:value="1.0055949278415" calcext:value-type="float">
            <text:p>1.0055949278</text:p>
          </table:table-cell>
          <table:table-cell table:formula="of:=[.J11]/[.J107]" office:value-type="float" office:value="1.09127983592736" calcext:value-type="float">
            <text:p>1.0912798359</text:p>
          </table:table-cell>
          <table:table-cell table:formula="of:=[.K11]/[.K107]" office:value-type="float" office:value="1.26805990478623" calcext:value-type="float">
            <text:p>1.2680599048</text:p>
          </table:table-cell>
          <table:table-cell table:formula="of:=[.L11]/[.L107]" office:value-type="float" office:value="1.30127184907614" calcext:value-type="float">
            <text:p>1.3012718491</text:p>
          </table:table-cell>
          <table:table-cell table:formula="of:=[.M11]/[.M107]" office:value-type="float" office:value="1.21703876931497" calcext:value-type="float">
            <text:p>1.2170387693</text:p>
          </table:table-cell>
          <table:table-cell table:formula="of:=[.N11]/[.N107]" office:value-type="float" office:value="1.24806012893189" calcext:value-type="float">
            <text:p>1.2480601289</text:p>
          </table:table-cell>
          <table:table-cell table:formula="of:=[.O11]/[.O107]" office:value-type="float" office:value="1.37444454005048" calcext:value-type="float">
            <text:p>1.3744445401</text:p>
          </table:table-cell>
          <table:table-cell table:formula="of:=[.P11]/[.P107]" office:value-type="float" office:value="1.40207020297734" calcext:value-type="float">
            <text:p>1.402070203</text:p>
          </table:table-cell>
          <table:table-cell table:formula="of:=[.Q11]/[.Q107]" office:value-type="float" office:value="1.42523196663918" calcext:value-type="float">
            <text:p>1.4252319666</text:p>
          </table:table-cell>
          <table:table-cell table:formula="of:=[.R11]/[.R107]" office:value-type="float" office:value="0.813532904885956" calcext:value-type="float">
            <text:p>0.8135329049</text:p>
          </table:table-cell>
          <table:table-cell table:formula="of:=[.S11]/[.S107]" office:value-type="float" office:value="1.675960098595" calcext:value-type="float">
            <text:p>1.6759600986</text:p>
          </table:table-cell>
          <table:table-cell table:formula="of:=[.T11]/[.T107]" office:value-type="float" office:value="1.63896173349356" calcext:value-type="float">
            <text:p>1.6389617335</text:p>
          </table:table-cell>
          <table:table-cell table:formula="of:=[.U11]/[.U107]" office:value-type="float" office:value="1.45708713762108" calcext:value-type="float">
            <text:p>1.4570871376</text:p>
          </table:table-cell>
          <table:table-cell table:formula="of:=[.V11]/[.V107]" office:value-type="float" office:value="0.842212989304824" calcext:value-type="float">
            <text:p>0.8422129893</text:p>
          </table:table-cell>
          <table:table-cell table:formula="of:=[.W11]/[.W107]" office:value-type="float" office:value="1.56196033725994" calcext:value-type="float">
            <text:p>1.5619603373</text:p>
          </table:table-cell>
          <table:table-cell table:formula="of:=[.X11]/[.X107]" office:value-type="float" office:value="1.71014774151435" calcext:value-type="float">
            <text:p>1.7101477415</text:p>
          </table:table-cell>
          <table:table-cell table:formula="of:=[.Y11]/[.Y107]" office:value-type="float" office:value="1.73407355623165" calcext:value-type="float">
            <text:p>1.7340735562</text:p>
          </table:table-cell>
          <table:table-cell table:formula="of:=[.Z11]/[.Z107]" office:value-type="float" office:value="0.83741246318607" calcext:value-type="float">
            <text:p>0.8374124632</text:p>
          </table:table-cell>
          <table:table-cell table:formula="of:=[.AA11]/[.AA107]" office:value-type="float" office:value="0.587486429934907" calcext:value-type="float">
            <text:p>0.5874864299</text:p>
          </table:table-cell>
          <table:table-cell table:formula="of:=[.AB11]/[.AB107]" office:value-type="float" office:value="1.5107139659724" calcext:value-type="float">
            <text:p>1.510713966</text:p>
          </table:table-cell>
          <table:table-cell table:formula="of:=[.AC11]/[.AC107]" office:value-type="float" office:value="0.748776534717662" calcext:value-type="float">
            <text:p>0.7487765347</text:p>
          </table:table-cell>
          <table:table-cell table:formula="of:=[.AD11]/[.AD107]" office:value-type="float" office:value="0.746318879160026" calcext:value-type="float">
            <text:p>0.7463188792</text:p>
          </table:table-cell>
          <table:table-cell table:formula="of:=[.AE11]/[.AE107]" office:value-type="float" office:value="1.55664892707474" calcext:value-type="float">
            <text:p>1.5566489271</text:p>
          </table:table-cell>
          <table:table-cell table:formula="of:=[.AF11]/[.AF107]" office:value-type="float" office:value="0.635406764235676" calcext:value-type="float">
            <text:p>0.6354067642</text:p>
          </table:table-cell>
          <table:table-cell table:formula="of:=[.AG11]/[.AG107]" office:value-type="float" office:value="0.624056995453222" calcext:value-type="float">
            <text:p>0.6240569955</text:p>
          </table:table-cell>
        </table:table-row>
        <table:table-row table:style-name="ro2">
          <table:table-cell office:value-type="float" office:value="1100000" calcext:value-type="float">
            <text:p>1100000</text:p>
          </table:table-cell>
          <table:table-cell table:formula="of:=[.B12]/[.B108]" office:value-type="float" office:value="0.512835352466055" calcext:value-type="float">
            <text:p>0.5128353525</text:p>
          </table:table-cell>
          <table:table-cell table:formula="of:=[.C12]/[.C108]" office:value-type="float" office:value="0.518176033240779" calcext:value-type="float">
            <text:p>0.5181760332</text:p>
          </table:table-cell>
          <table:table-cell table:formula="of:=[.D12]/[.D108]" office:value-type="float" office:value="0.613038603226868" calcext:value-type="float">
            <text:p>0.6130386032</text:p>
          </table:table-cell>
          <table:table-cell table:formula="of:=[.E12]/[.E108]" office:value-type="float" office:value="0.645687226638803" calcext:value-type="float">
            <text:p>0.6456872266</text:p>
          </table:table-cell>
          <table:table-cell table:formula="of:=[.F12]/[.F108]" office:value-type="float" office:value="0.66465922043151" calcext:value-type="float">
            <text:p>0.6646592204</text:p>
          </table:table-cell>
          <table:table-cell table:formula="of:=[.G12]/[.G108]" office:value-type="float" office:value="0.864904398242268" calcext:value-type="float">
            <text:p>0.8649043982</text:p>
          </table:table-cell>
          <table:table-cell table:formula="of:=[.H12]/[.H108]" office:value-type="float" office:value="0.871916626080647" calcext:value-type="float">
            <text:p>0.8719166261</text:p>
          </table:table-cell>
          <table:table-cell table:formula="of:=[.I12]/[.I108]" office:value-type="float" office:value="1.08883967677062" calcext:value-type="float">
            <text:p>1.0888396768</text:p>
          </table:table-cell>
          <table:table-cell table:formula="of:=[.J12]/[.J108]" office:value-type="float" office:value="1.02443047874457" calcext:value-type="float">
            <text:p>1.0244304787</text:p>
          </table:table-cell>
          <table:table-cell table:formula="of:=[.K12]/[.K108]" office:value-type="float" office:value="1.22446982004387" calcext:value-type="float">
            <text:p>1.22446982</text:p>
          </table:table-cell>
          <table:table-cell table:formula="of:=[.L12]/[.L108]" office:value-type="float" office:value="1.36892822702833" calcext:value-type="float">
            <text:p>1.368928227</text:p>
          </table:table-cell>
          <table:table-cell table:formula="of:=[.M12]/[.M108]" office:value-type="float" office:value="1.2777328148088" calcext:value-type="float">
            <text:p>1.2777328148</text:p>
          </table:table-cell>
          <table:table-cell table:formula="of:=[.N12]/[.N108]" office:value-type="float" office:value="1.17758568575831" calcext:value-type="float">
            <text:p>1.1775856858</text:p>
          </table:table-cell>
          <table:table-cell table:formula="of:=[.O12]/[.O108]" office:value-type="float" office:value="1.58582572809186" calcext:value-type="float">
            <text:p>1.5858257281</text:p>
          </table:table-cell>
          <table:table-cell table:formula="of:=[.P12]/[.P108]" office:value-type="float" office:value="1.42314196033744" calcext:value-type="float">
            <text:p>1.4231419603</text:p>
          </table:table-cell>
          <table:table-cell table:formula="of:=[.Q12]/[.Q108]" office:value-type="float" office:value="1.29449701343898" calcext:value-type="float">
            <text:p>1.2944970134</text:p>
          </table:table-cell>
          <table:table-cell table:formula="of:=[.R12]/[.R108]" office:value-type="float" office:value="1.48866190913998" calcext:value-type="float">
            <text:p>1.4886619091</text:p>
          </table:table-cell>
          <table:table-cell table:formula="of:=[.S12]/[.S108]" office:value-type="float" office:value="1.51574167657994" calcext:value-type="float">
            <text:p>1.5157416766</text:p>
          </table:table-cell>
          <table:table-cell table:formula="of:=[.T12]/[.T108]" office:value-type="float" office:value="0.928118820029473" calcext:value-type="float">
            <text:p>0.92811882</text:p>
          </table:table-cell>
          <table:table-cell table:formula="of:=[.U12]/[.U108]" office:value-type="float" office:value="1.25015732703057" calcext:value-type="float">
            <text:p>1.250157327</text:p>
          </table:table-cell>
          <table:table-cell table:formula="of:=[.V12]/[.V108]" office:value-type="float" office:value="1.64042536398997" calcext:value-type="float">
            <text:p>1.640425364</text:p>
          </table:table-cell>
          <table:table-cell table:formula="of:=[.W12]/[.W108]" office:value-type="float" office:value="1.72738007370545" calcext:value-type="float">
            <text:p>1.7273800737</text:p>
          </table:table-cell>
          <table:table-cell table:formula="of:=[.X12]/[.X108]" office:value-type="float" office:value="1.60589089533328" calcext:value-type="float">
            <text:p>1.6058908953</text:p>
          </table:table-cell>
          <table:table-cell table:formula="of:=[.Y12]/[.Y108]" office:value-type="float" office:value="1.43766778075112" calcext:value-type="float">
            <text:p>1.4376677808</text:p>
          </table:table-cell>
          <table:table-cell table:formula="of:=[.Z12]/[.Z108]" office:value-type="float" office:value="1.76843198015843" calcext:value-type="float">
            <text:p>1.7684319802</text:p>
          </table:table-cell>
          <table:table-cell table:formula="of:=[.AA12]/[.AA108]" office:value-type="float" office:value="1.68959467469003" calcext:value-type="float">
            <text:p>1.6895946747</text:p>
          </table:table-cell>
          <table:table-cell table:formula="of:=[.AB12]/[.AB108]" office:value-type="float" office:value="1.24294841525157" calcext:value-type="float">
            <text:p>1.2429484153</text:p>
          </table:table-cell>
          <table:table-cell table:formula="of:=[.AC12]/[.AC108]" office:value-type="float" office:value="1.27962889676158" calcext:value-type="float">
            <text:p>1.2796288968</text:p>
          </table:table-cell>
          <table:table-cell table:formula="of:=[.AD12]/[.AD108]" office:value-type="float" office:value="0.729848602684988" calcext:value-type="float">
            <text:p>0.7298486027</text:p>
          </table:table-cell>
          <table:table-cell table:formula="of:=[.AE12]/[.AE108]" office:value-type="float" office:value="1.82300905391773" calcext:value-type="float">
            <text:p>1.8230090539</text:p>
          </table:table-cell>
          <table:table-cell table:formula="of:=[.AF12]/[.AF108]" office:value-type="float" office:value="1.56045259237542" calcext:value-type="float">
            <text:p>1.5604525924</text:p>
          </table:table-cell>
          <table:table-cell table:formula="of:=[.AG12]/[.AG108]" office:value-type="float" office:value="1.52090381391028" calcext:value-type="float">
            <text:p>1.5209038139</text:p>
          </table:table-cell>
        </table:table-row>
        <table:table-row table:style-name="ro2">
          <table:table-cell office:value-type="float" office:value="1200000" calcext:value-type="float">
            <text:p>1200000</text:p>
          </table:table-cell>
          <table:table-cell table:formula="of:=[.B13]/[.B109]" office:value-type="float" office:value="0.514684660991281" calcext:value-type="float">
            <text:p>0.514684661</text:p>
          </table:table-cell>
          <table:table-cell table:formula="of:=[.C13]/[.C109]" office:value-type="float" office:value="0.448911757103509" calcext:value-type="float">
            <text:p>0.4489117571</text:p>
          </table:table-cell>
          <table:table-cell table:formula="of:=[.D13]/[.D109]" office:value-type="float" office:value="0.610598036267531" calcext:value-type="float">
            <text:p>0.6105980363</text:p>
          </table:table-cell>
          <table:table-cell table:formula="of:=[.E13]/[.E109]" office:value-type="float" office:value="0.634064761017119" calcext:value-type="float">
            <text:p>0.634064761</text:p>
          </table:table-cell>
          <table:table-cell table:formula="of:=[.F13]/[.F109]" office:value-type="float" office:value="0.775796352252051" calcext:value-type="float">
            <text:p>0.7757963523</text:p>
          </table:table-cell>
          <table:table-cell table:formula="of:=[.G13]/[.G109]" office:value-type="float" office:value="1.00504884025772" calcext:value-type="float">
            <text:p>1.0050488403</text:p>
          </table:table-cell>
          <table:table-cell table:formula="of:=[.H13]/[.H109]" office:value-type="float" office:value="1.02088947670161" calcext:value-type="float">
            <text:p>1.0208894767</text:p>
          </table:table-cell>
          <table:table-cell table:formula="of:=[.I13]/[.I109]" office:value-type="float" office:value="1.14459180162849" calcext:value-type="float">
            <text:p>1.1445918016</text:p>
          </table:table-cell>
          <table:table-cell table:formula="of:=[.J13]/[.J109]" office:value-type="float" office:value="1.0292220276205" calcext:value-type="float">
            <text:p>1.0292220276</text:p>
          </table:table-cell>
          <table:table-cell table:formula="of:=[.K13]/[.K109]" office:value-type="float" office:value="1.23718362454951" calcext:value-type="float">
            <text:p>1.2371836245</text:p>
          </table:table-cell>
          <table:table-cell table:formula="of:=[.L13]/[.L109]" office:value-type="float" office:value="1.16324187391348" calcext:value-type="float">
            <text:p>1.1632418739</text:p>
          </table:table-cell>
          <table:table-cell table:formula="of:=[.M13]/[.M109]" office:value-type="float" office:value="1.50030487622237" calcext:value-type="float">
            <text:p>1.5003048762</text:p>
          </table:table-cell>
          <table:table-cell table:formula="of:=[.N13]/[.N109]" office:value-type="float" office:value="1.45895946833593" calcext:value-type="float">
            <text:p>1.4589594683</text:p>
          </table:table-cell>
          <table:table-cell table:formula="of:=[.O13]/[.O109]" office:value-type="float" office:value="1.76884602588319" calcext:value-type="float">
            <text:p>1.7688460259</text:p>
          </table:table-cell>
          <table:table-cell table:formula="of:=[.P13]/[.P109]" office:value-type="float" office:value="1.42306953513011" calcext:value-type="float">
            <text:p>1.4230695351</text:p>
          </table:table-cell>
          <table:table-cell table:formula="of:=[.Q13]/[.Q109]" office:value-type="float" office:value="1.66476564513232" calcext:value-type="float">
            <text:p>1.6647656451</text:p>
          </table:table-cell>
          <table:table-cell table:formula="of:=[.R13]/[.R109]" office:value-type="float" office:value="1.64293076313494" calcext:value-type="float">
            <text:p>1.6429307631</text:p>
          </table:table-cell>
          <table:table-cell table:formula="of:=[.S13]/[.S109]" office:value-type="float" office:value="1.68306463091307" calcext:value-type="float">
            <text:p>1.6830646309</text:p>
          </table:table-cell>
          <table:table-cell table:formula="of:=[.T13]/[.T109]" office:value-type="float" office:value="0.799540380463479" calcext:value-type="float">
            <text:p>0.7995403805</text:p>
          </table:table-cell>
          <table:table-cell table:formula="of:=[.U13]/[.U109]" office:value-type="float" office:value="1.81541431286307" calcext:value-type="float">
            <text:p>1.8154143129</text:p>
          </table:table-cell>
          <table:table-cell table:formula="of:=[.V13]/[.V109]" office:value-type="float" office:value="1.47104246564752" calcext:value-type="float">
            <text:p>1.4710424656</text:p>
          </table:table-cell>
          <table:table-cell table:formula="of:=[.W13]/[.W109]" office:value-type="float" office:value="1.83194783730189" calcext:value-type="float">
            <text:p>1.8319478373</text:p>
          </table:table-cell>
          <table:table-cell table:formula="of:=[.X13]/[.X109]" office:value-type="float" office:value="1.71462069647626" calcext:value-type="float">
            <text:p>1.7146206965</text:p>
          </table:table-cell>
          <table:table-cell table:formula="of:=[.Y13]/[.Y109]" office:value-type="float" office:value="1.74864317336226" calcext:value-type="float">
            <text:p>1.7486431734</text:p>
          </table:table-cell>
          <table:table-cell table:formula="of:=[.Z13]/[.Z109]" office:value-type="float" office:value="0.97644872637911" calcext:value-type="float">
            <text:p>0.9764487264</text:p>
          </table:table-cell>
          <table:table-cell table:formula="of:=[.AA13]/[.AA109]" office:value-type="float" office:value="1.07414822208856" calcext:value-type="float">
            <text:p>1.0741482221</text:p>
          </table:table-cell>
          <table:table-cell table:formula="of:=[.AB13]/[.AB109]" office:value-type="float" office:value="1.14607831710176" calcext:value-type="float">
            <text:p>1.1460783171</text:p>
          </table:table-cell>
          <table:table-cell table:formula="of:=[.AC13]/[.AC109]" office:value-type="float" office:value="1.7076912591196" calcext:value-type="float">
            <text:p>1.7076912591</text:p>
          </table:table-cell>
          <table:table-cell table:formula="of:=[.AD13]/[.AD109]" office:value-type="float" office:value="1.84567470658092" calcext:value-type="float">
            <text:p>1.8456747066</text:p>
          </table:table-cell>
          <table:table-cell table:formula="of:=[.AE13]/[.AE109]" office:value-type="float" office:value="1.83752469983589" calcext:value-type="float">
            <text:p>1.8375246998</text:p>
          </table:table-cell>
          <table:table-cell table:formula="of:=[.AF13]/[.AF109]" office:value-type="float" office:value="1.10613439232354" calcext:value-type="float">
            <text:p>1.1061343923</text:p>
          </table:table-cell>
          <table:table-cell table:formula="of:=[.AG13]/[.AG109]" office:value-type="float" office:value="1.80821151704795" calcext:value-type="float">
            <text:p>1.808211517</text:p>
          </table:table-cell>
        </table:table-row>
        <table:table-row table:style-name="ro2">
          <table:table-cell office:value-type="float" office:value="1300000" calcext:value-type="float">
            <text:p>1300000</text:p>
          </table:table-cell>
          <table:table-cell table:formula="of:=[.B14]/[.B110]" office:value-type="float" office:value="0.522254559446843" calcext:value-type="float">
            <text:p>0.5222545594</text:p>
          </table:table-cell>
          <table:table-cell table:formula="of:=[.C14]/[.C110]" office:value-type="float" office:value="0.484460071387498" calcext:value-type="float">
            <text:p>0.4844600714</text:p>
          </table:table-cell>
          <table:table-cell table:formula="of:=[.D14]/[.D110]" office:value-type="float" office:value="0.584180297608235" calcext:value-type="float">
            <text:p>0.5841802976</text:p>
          </table:table-cell>
          <table:table-cell table:formula="of:=[.E14]/[.E110]" office:value-type="float" office:value="0.569814555351251" calcext:value-type="float">
            <text:p>0.5698145554</text:p>
          </table:table-cell>
          <table:table-cell table:formula="of:=[.F14]/[.F110]" office:value-type="float" office:value="0.713776587115343" calcext:value-type="float">
            <text:p>0.7137765871</text:p>
          </table:table-cell>
          <table:table-cell table:formula="of:=[.G14]/[.G110]" office:value-type="float" office:value="0.932336806869121" calcext:value-type="float">
            <text:p>0.9323368069</text:p>
          </table:table-cell>
          <table:table-cell table:formula="of:=[.H14]/[.H110]" office:value-type="float" office:value="1.07270992019392" calcext:value-type="float">
            <text:p>1.0727099202</text:p>
          </table:table-cell>
          <table:table-cell table:formula="of:=[.I14]/[.I110]" office:value-type="float" office:value="1.22543350882402" calcext:value-type="float">
            <text:p>1.2254335088</text:p>
          </table:table-cell>
          <table:table-cell table:formula="of:=[.J14]/[.J110]" office:value-type="float" office:value="1.08251575573835" calcext:value-type="float">
            <text:p>1.0825157557</text:p>
          </table:table-cell>
          <table:table-cell table:formula="of:=[.K14]/[.K110]" office:value-type="float" office:value="1.15627209004724" calcext:value-type="float">
            <text:p>1.15627209</text:p>
          </table:table-cell>
          <table:table-cell table:formula="of:=[.L14]/[.L110]" office:value-type="float" office:value="1.44527773654319" calcext:value-type="float">
            <text:p>1.4452777365</text:p>
          </table:table-cell>
          <table:table-cell table:formula="of:=[.M14]/[.M110]" office:value-type="float" office:value="1.43479690572397" calcext:value-type="float">
            <text:p>1.4347969057</text:p>
          </table:table-cell>
          <table:table-cell table:formula="of:=[.N14]/[.N110]" office:value-type="float" office:value="1.36847211579912" calcext:value-type="float">
            <text:p>1.3684721158</text:p>
          </table:table-cell>
          <table:table-cell table:formula="of:=[.O14]/[.O110]" office:value-type="float" office:value="1.44674401968838" calcext:value-type="float">
            <text:p>1.4467440197</text:p>
          </table:table-cell>
          <table:table-cell table:formula="of:=[.P14]/[.P110]" office:value-type="float" office:value="1.45686627045114" calcext:value-type="float">
            <text:p>1.4568662705</text:p>
          </table:table-cell>
          <table:table-cell table:formula="of:=[.Q14]/[.Q110]" office:value-type="float" office:value="1.58658549208025" calcext:value-type="float">
            <text:p>1.5865854921</text:p>
          </table:table-cell>
          <table:table-cell table:formula="of:=[.R14]/[.R110]" office:value-type="float" office:value="1.72326623773326" calcext:value-type="float">
            <text:p>1.7232662377</text:p>
          </table:table-cell>
          <table:table-cell table:formula="of:=[.S14]/[.S110]" office:value-type="float" office:value="1.62402021093869" calcext:value-type="float">
            <text:p>1.6240202109</text:p>
          </table:table-cell>
          <table:table-cell table:formula="of:=[.T14]/[.T110]" office:value-type="float" office:value="1.15746497668431" calcext:value-type="float">
            <text:p>1.1574649767</text:p>
          </table:table-cell>
          <table:table-cell table:formula="of:=[.U14]/[.U110]" office:value-type="float" office:value="1.13637544161259" calcext:value-type="float">
            <text:p>1.1363754416</text:p>
          </table:table-cell>
          <table:table-cell table:formula="of:=[.V14]/[.V110]" office:value-type="float" office:value="1.19985884156119" calcext:value-type="float">
            <text:p>1.1998588416</text:p>
          </table:table-cell>
          <table:table-cell table:formula="of:=[.W14]/[.W110]" office:value-type="float" office:value="1.47143777613902" calcext:value-type="float">
            <text:p>1.4714377761</text:p>
          </table:table-cell>
          <table:table-cell table:formula="of:=[.X14]/[.X110]" office:value-type="float" office:value="0.86225188855211" calcext:value-type="float">
            <text:p>0.8622518886</text:p>
          </table:table-cell>
          <table:table-cell table:formula="of:=[.Y14]/[.Y110]" office:value-type="float" office:value="1.66360557352372" calcext:value-type="float">
            <text:p>1.6636055735</text:p>
          </table:table-cell>
          <table:table-cell table:formula="of:=[.Z14]/[.Z110]" office:value-type="float" office:value="1.59317510369734" calcext:value-type="float">
            <text:p>1.5931751037</text:p>
          </table:table-cell>
          <table:table-cell table:formula="of:=[.AA14]/[.AA110]" office:value-type="float" office:value="0.793728184950186" calcext:value-type="float">
            <text:p>0.793728185</text:p>
          </table:table-cell>
          <table:table-cell table:formula="of:=[.AB14]/[.AB110]" office:value-type="float" office:value="0.81191679858095" calcext:value-type="float">
            <text:p>0.8119167986</text:p>
          </table:table-cell>
          <table:table-cell table:formula="of:=[.AC14]/[.AC110]" office:value-type="float" office:value="1.66962601984151" calcext:value-type="float">
            <text:p>1.6696260198</text:p>
          </table:table-cell>
          <table:table-cell table:formula="of:=[.AD14]/[.AD110]" office:value-type="float" office:value="1.97564597091223" calcext:value-type="float">
            <text:p>1.9756459709</text:p>
          </table:table-cell>
          <table:table-cell table:formula="of:=[.AE14]/[.AE110]" office:value-type="float" office:value="1.76156073273729" calcext:value-type="float">
            <text:p>1.7615607327</text:p>
          </table:table-cell>
          <table:table-cell table:formula="of:=[.AF14]/[.AF110]" office:value-type="float" office:value="1.3982221859284" calcext:value-type="float">
            <text:p>1.3982221859</text:p>
          </table:table-cell>
          <table:table-cell table:formula="of:=[.AG14]/[.AG110]" office:value-type="float" office:value="1.03636340351342" calcext:value-type="float">
            <text:p>1.0363634035</text:p>
          </table:table-cell>
        </table:table-row>
        <table:table-row table:style-name="ro2">
          <table:table-cell office:value-type="float" office:value="1400000" calcext:value-type="float">
            <text:p>1400000</text:p>
          </table:table-cell>
          <table:table-cell table:formula="of:=[.B15]/[.B111]" office:value-type="float" office:value="0.524187751807658" calcext:value-type="float">
            <text:p>0.5241877518</text:p>
          </table:table-cell>
          <table:table-cell table:formula="of:=[.C15]/[.C111]" office:value-type="float" office:value="0.455577991731926" calcext:value-type="float">
            <text:p>0.4555779917</text:p>
          </table:table-cell>
          <table:table-cell table:formula="of:=[.D15]/[.D111]" office:value-type="float" office:value="0.57993241786428" calcext:value-type="float">
            <text:p>0.5799324179</text:p>
          </table:table-cell>
          <table:table-cell table:formula="of:=[.E15]/[.E111]" office:value-type="float" office:value="0.571412700886339" calcext:value-type="float">
            <text:p>0.5714127009</text:p>
          </table:table-cell>
          <table:table-cell table:formula="of:=[.F15]/[.F111]" office:value-type="float" office:value="0.760657422523731" calcext:value-type="float">
            <text:p>0.7606574225</text:p>
          </table:table-cell>
          <table:table-cell table:formula="of:=[.G15]/[.G111]" office:value-type="float" office:value="0.850070842079581" calcext:value-type="float">
            <text:p>0.8500708421</text:p>
          </table:table-cell>
          <table:table-cell table:formula="of:=[.H15]/[.H111]" office:value-type="float" office:value="1.08243005819665" calcext:value-type="float">
            <text:p>1.0824300582</text:p>
          </table:table-cell>
          <table:table-cell table:formula="of:=[.I15]/[.I111]" office:value-type="float" office:value="1.13575539477163" calcext:value-type="float">
            <text:p>1.1357553948</text:p>
          </table:table-cell>
          <table:table-cell table:formula="of:=[.J15]/[.J111]" office:value-type="float" office:value="1.27018468516481" calcext:value-type="float">
            <text:p>1.2701846852</text:p>
          </table:table-cell>
          <table:table-cell table:formula="of:=[.K15]/[.K111]" office:value-type="float" office:value="1.12433710388295" calcext:value-type="float">
            <text:p>1.1243371039</text:p>
          </table:table-cell>
          <table:table-cell table:formula="of:=[.L15]/[.L111]" office:value-type="float" office:value="1.4128835539682" calcext:value-type="float">
            <text:p>1.412883554</text:p>
          </table:table-cell>
          <table:table-cell table:formula="of:=[.M15]/[.M111]" office:value-type="float" office:value="1.40009126668583" calcext:value-type="float">
            <text:p>1.4000912667</text:p>
          </table:table-cell>
          <table:table-cell table:formula="of:=[.N15]/[.N111]" office:value-type="float" office:value="1.57820261477273" calcext:value-type="float">
            <text:p>1.5782026148</text:p>
          </table:table-cell>
          <table:table-cell table:formula="of:=[.O15]/[.O111]" office:value-type="float" office:value="1.31179860132607" calcext:value-type="float">
            <text:p>1.3117986013</text:p>
          </table:table-cell>
          <table:table-cell table:formula="of:=[.P15]/[.P111]" office:value-type="float" office:value="1.71614972275532" calcext:value-type="float">
            <text:p>1.7161497228</text:p>
          </table:table-cell>
          <table:table-cell table:formula="of:=[.Q15]/[.Q111]" office:value-type="float" office:value="1.56357050553099" calcext:value-type="float">
            <text:p>1.5635705055</text:p>
          </table:table-cell>
          <table:table-cell table:formula="of:=[.R15]/[.R111]" office:value-type="float" office:value="1.64862227339624" calcext:value-type="float">
            <text:p>1.6486222734</text:p>
          </table:table-cell>
          <table:table-cell table:formula="of:=[.S15]/[.S111]" office:value-type="float" office:value="1.52737817085701" calcext:value-type="float">
            <text:p>1.5273781709</text:p>
          </table:table-cell>
          <table:table-cell table:formula="of:=[.T15]/[.T111]" office:value-type="float" office:value="1.46221597478577" calcext:value-type="float">
            <text:p>1.4622159748</text:p>
          </table:table-cell>
          <table:table-cell table:formula="of:=[.U15]/[.U111]" office:value-type="float" office:value="0.940977036398253" calcext:value-type="float">
            <text:p>0.9409770364</text:p>
          </table:table-cell>
          <table:table-cell table:formula="of:=[.V15]/[.V111]" office:value-type="float" office:value="1.76256457903629" calcext:value-type="float">
            <text:p>1.762564579</text:p>
          </table:table-cell>
          <table:table-cell table:formula="of:=[.W15]/[.W111]" office:value-type="float" office:value="1.67621843497744" calcext:value-type="float">
            <text:p>1.676218435</text:p>
          </table:table-cell>
          <table:table-cell table:formula="of:=[.X15]/[.X111]" office:value-type="float" office:value="1.21470866760552" calcext:value-type="float">
            <text:p>1.2147086676</text:p>
          </table:table-cell>
          <table:table-cell table:formula="of:=[.Y15]/[.Y111]" office:value-type="float" office:value="1.63367190653128" calcext:value-type="float">
            <text:p>1.6336719065</text:p>
          </table:table-cell>
          <table:table-cell table:formula="of:=[.Z15]/[.Z111]" office:value-type="float" office:value="1.70463315694892" calcext:value-type="float">
            <text:p>1.7046331569</text:p>
          </table:table-cell>
          <table:table-cell table:formula="of:=[.AA15]/[.AA111]" office:value-type="float" office:value="1.31699738146017" calcext:value-type="float">
            <text:p>1.3169973815</text:p>
          </table:table-cell>
          <table:table-cell table:formula="of:=[.AB15]/[.AB111]" office:value-type="float" office:value="1.13500113580277" calcext:value-type="float">
            <text:p>1.1350011358</text:p>
          </table:table-cell>
          <table:table-cell table:formula="of:=[.AC15]/[.AC111]" office:value-type="float" office:value="1.708355078706" calcext:value-type="float">
            <text:p>1.7083550787</text:p>
          </table:table-cell>
          <table:table-cell table:formula="of:=[.AD15]/[.AD111]" office:value-type="float" office:value="1.83820644277079" calcext:value-type="float">
            <text:p>1.8382064428</text:p>
          </table:table-cell>
          <table:table-cell table:formula="of:=[.AE15]/[.AE111]" office:value-type="float" office:value="1.80596129541012" calcext:value-type="float">
            <text:p>1.8059612954</text:p>
          </table:table-cell>
          <table:table-cell table:formula="of:=[.AF15]/[.AF111]" office:value-type="float" office:value="1.95659848996097" calcext:value-type="float">
            <text:p>1.95659849</text:p>
          </table:table-cell>
          <table:table-cell table:formula="of:=[.AG15]/[.AG111]" office:value-type="float" office:value="0.941008815673765" calcext:value-type="float">
            <text:p>0.9410088157</text:p>
          </table:table-cell>
        </table:table-row>
        <table:table-row table:style-name="ro2">
          <table:table-cell office:value-type="float" office:value="1500000" calcext:value-type="float">
            <text:p>1500000</text:p>
          </table:table-cell>
          <table:table-cell table:formula="of:=[.B16]/[.B112]" office:value-type="float" office:value="0.552595775936174" calcext:value-type="float">
            <text:p>0.5525957759</text:p>
          </table:table-cell>
          <table:table-cell table:formula="of:=[.C16]/[.C112]" office:value-type="float" office:value="0.461793349853426" calcext:value-type="float">
            <text:p>0.4617933499</text:p>
          </table:table-cell>
          <table:table-cell table:formula="of:=[.D16]/[.D112]" office:value-type="float" office:value="0.595933151350959" calcext:value-type="float">
            <text:p>0.5959331514</text:p>
          </table:table-cell>
          <table:table-cell table:formula="of:=[.E16]/[.E112]" office:value-type="float" office:value="0.66705179376131" calcext:value-type="float">
            <text:p>0.6670517938</text:p>
          </table:table-cell>
          <table:table-cell table:formula="of:=[.F16]/[.F112]" office:value-type="float" office:value="0.832406520188173" calcext:value-type="float">
            <text:p>0.8324065202</text:p>
          </table:table-cell>
          <table:table-cell table:formula="of:=[.G16]/[.G112]" office:value-type="float" office:value="0.832994750160347" calcext:value-type="float">
            <text:p>0.8329947502</text:p>
          </table:table-cell>
          <table:table-cell table:formula="of:=[.H16]/[.H112]" office:value-type="float" office:value="1.08375580538878" calcext:value-type="float">
            <text:p>1.0837558054</text:p>
          </table:table-cell>
          <table:table-cell table:formula="of:=[.I16]/[.I112]" office:value-type="float" office:value="0.932394525369666" calcext:value-type="float">
            <text:p>0.9323945254</text:p>
          </table:table-cell>
          <table:table-cell table:formula="of:=[.J16]/[.J112]" office:value-type="float" office:value="1.06981887969915" calcext:value-type="float">
            <text:p>1.0698188797</text:p>
          </table:table-cell>
          <table:table-cell table:formula="of:=[.K16]/[.K112]" office:value-type="float" office:value="1.32493133274031" calcext:value-type="float">
            <text:p>1.3249313327</text:p>
          </table:table-cell>
          <table:table-cell table:formula="of:=[.L16]/[.L112]" office:value-type="float" office:value="1.32593290104341" calcext:value-type="float">
            <text:p>1.325932901</text:p>
          </table:table-cell>
          <table:table-cell table:formula="of:=[.M16]/[.M112]" office:value-type="float" office:value="1.41541219218897" calcext:value-type="float">
            <text:p>1.4154121922</text:p>
          </table:table-cell>
          <table:table-cell table:formula="of:=[.N16]/[.N112]" office:value-type="float" office:value="1.67568217705117" calcext:value-type="float">
            <text:p>1.6756821771</text:p>
          </table:table-cell>
          <table:table-cell table:formula="of:=[.O16]/[.O112]" office:value-type="float" office:value="1.41668189728315" calcext:value-type="float">
            <text:p>1.4166818973</text:p>
          </table:table-cell>
          <table:table-cell table:formula="of:=[.P16]/[.P112]" office:value-type="float" office:value="1.68366027857891" calcext:value-type="float">
            <text:p>1.6836602786</text:p>
          </table:table-cell>
          <table:table-cell table:formula="of:=[.Q16]/[.Q112]" office:value-type="float" office:value="1.62399172954421" calcext:value-type="float">
            <text:p>1.6239917295</text:p>
          </table:table-cell>
          <table:table-cell table:formula="of:=[.R16]/[.R112]" office:value-type="float" office:value="1.63064379529609" calcext:value-type="float">
            <text:p>1.6306437953</text:p>
          </table:table-cell>
          <table:table-cell table:formula="of:=[.S16]/[.S112]" office:value-type="float" office:value="1.56372878604183" calcext:value-type="float">
            <text:p>1.563728786</text:p>
          </table:table-cell>
          <table:table-cell table:formula="of:=[.T16]/[.T112]" office:value-type="float" office:value="1.73566966316347" calcext:value-type="float">
            <text:p>1.7356696632</text:p>
          </table:table-cell>
          <table:table-cell table:formula="of:=[.U16]/[.U112]" office:value-type="float" office:value="1.34311001190681" calcext:value-type="float">
            <text:p>1.3431100119</text:p>
          </table:table-cell>
          <table:table-cell table:formula="of:=[.V16]/[.V112]" office:value-type="float" office:value="1.61594091972767" calcext:value-type="float">
            <text:p>1.6159409197</text:p>
          </table:table-cell>
          <table:table-cell table:formula="of:=[.W16]/[.W112]" office:value-type="float" office:value="1.79451076452393" calcext:value-type="float">
            <text:p>1.7945107645</text:p>
          </table:table-cell>
          <table:table-cell table:formula="of:=[.X16]/[.X112]" office:value-type="float" office:value="1.8958650183065" calcext:value-type="float">
            <text:p>1.8958650183</text:p>
          </table:table-cell>
          <table:table-cell table:formula="of:=[.Y16]/[.Y112]" office:value-type="float" office:value="1.25236592631665" calcext:value-type="float">
            <text:p>1.2523659263</text:p>
          </table:table-cell>
          <table:table-cell table:formula="of:=[.Z16]/[.Z112]" office:value-type="float" office:value="0.907330959520639" calcext:value-type="float">
            <text:p>0.9073309595</text:p>
          </table:table-cell>
          <table:table-cell table:formula="of:=[.AA16]/[.AA112]" office:value-type="float" office:value="0.949389782788812" calcext:value-type="float">
            <text:p>0.9493897828</text:p>
          </table:table-cell>
          <table:table-cell table:formula="of:=[.AB16]/[.AB112]" office:value-type="float" office:value="0.946867234766038" calcext:value-type="float">
            <text:p>0.9468672348</text:p>
          </table:table-cell>
          <table:table-cell table:formula="of:=[.AC16]/[.AC112]" office:value-type="float" office:value="1.79430556417827" calcext:value-type="float">
            <text:p>1.7943055642</text:p>
          </table:table-cell>
          <table:table-cell table:formula="of:=[.AD16]/[.AD112]" office:value-type="float" office:value="1.90763496109899" calcext:value-type="float">
            <text:p>1.9076349611</text:p>
          </table:table-cell>
          <table:table-cell table:formula="of:=[.AE16]/[.AE112]" office:value-type="float" office:value="1.8807010301104" calcext:value-type="float">
            <text:p>1.8807010301</text:p>
          </table:table-cell>
          <table:table-cell table:formula="of:=[.AF16]/[.AF112]" office:value-type="float" office:value="1.28403259828189" calcext:value-type="float">
            <text:p>1.2840325983</text:p>
          </table:table-cell>
          <table:table-cell table:formula="of:=[.AG16]/[.AG112]" office:value-type="float" office:value="2.03088846988609" calcext:value-type="float">
            <text:p>2.0308884699</text:p>
          </table:table-cell>
        </table:table-row>
        <table:table-row table:style-name="ro2">
          <table:table-cell office:value-type="float" office:value="1600000" calcext:value-type="float">
            <text:p>1600000</text:p>
          </table:table-cell>
          <table:table-cell table:formula="of:=[.B17]/[.B113]" office:value-type="float" office:value="0.513736237958943" calcext:value-type="float">
            <text:p>0.513736238</text:p>
          </table:table-cell>
          <table:table-cell table:formula="of:=[.C17]/[.C113]" office:value-type="float" office:value="0.436648598019521" calcext:value-type="float">
            <text:p>0.436648598</text:p>
          </table:table-cell>
          <table:table-cell table:formula="of:=[.D17]/[.D113]" office:value-type="float" office:value="0.564954802747107" calcext:value-type="float">
            <text:p>0.5649548027</text:p>
          </table:table-cell>
          <table:table-cell table:formula="of:=[.E17]/[.E113]" office:value-type="float" office:value="0.60315657955395" calcext:value-type="float">
            <text:p>0.6031565796</text:p>
          </table:table-cell>
          <table:table-cell table:formula="of:=[.F17]/[.F113]" office:value-type="float" office:value="0.75139429704831" calcext:value-type="float">
            <text:p>0.751394297</text:p>
          </table:table-cell>
          <table:table-cell table:formula="of:=[.G17]/[.G113]" office:value-type="float" office:value="0.936156717597164" calcext:value-type="float">
            <text:p>0.9361567176</text:p>
          </table:table-cell>
          <table:table-cell table:formula="of:=[.H17]/[.H113]" office:value-type="float" office:value="1.03825099873696" calcext:value-type="float">
            <text:p>1.0382509987</text:p>
          </table:table-cell>
          <table:table-cell table:formula="of:=[.I17]/[.I113]" office:value-type="float" office:value="1.14173426975584" calcext:value-type="float">
            <text:p>1.1417342698</text:p>
          </table:table-cell>
          <table:table-cell table:formula="of:=[.J17]/[.J113]" office:value-type="float" office:value="1.16226423384291" calcext:value-type="float">
            <text:p>1.1622642338</text:p>
          </table:table-cell>
          <table:table-cell table:formula="of:=[.K17]/[.K113]" office:value-type="float" office:value="1.25259574141039" calcext:value-type="float">
            <text:p>1.2525957414</text:p>
          </table:table-cell>
          <table:table-cell table:formula="of:=[.L17]/[.L113]" office:value-type="float" office:value="1.28896783729052" calcext:value-type="float">
            <text:p>1.2889678373</text:p>
          </table:table-cell>
          <table:table-cell table:formula="of:=[.M17]/[.M113]" office:value-type="float" office:value="1.27393854138269" calcext:value-type="float">
            <text:p>1.2739385414</text:p>
          </table:table-cell>
          <table:table-cell table:formula="of:=[.N17]/[.N113]" office:value-type="float" office:value="1.49800363922887" calcext:value-type="float">
            <text:p>1.4980036392</text:p>
          </table:table-cell>
          <table:table-cell table:formula="of:=[.O17]/[.O113]" office:value-type="float" office:value="1.43921701762782" calcext:value-type="float">
            <text:p>1.4392170176</text:p>
          </table:table-cell>
          <table:table-cell table:formula="of:=[.P17]/[.P113]" office:value-type="float" office:value="1.72260059695132" calcext:value-type="float">
            <text:p>1.722600597</text:p>
          </table:table-cell>
          <table:table-cell table:formula="of:=[.Q17]/[.Q113]" office:value-type="float" office:value="1.51302960719459" calcext:value-type="float">
            <text:p>1.5130296072</text:p>
          </table:table-cell>
          <table:table-cell table:formula="of:=[.R17]/[.R113]" office:value-type="float" office:value="1.42864391674784" calcext:value-type="float">
            <text:p>1.4286439167</text:p>
          </table:table-cell>
          <table:table-cell table:formula="of:=[.S17]/[.S113]" office:value-type="float" office:value="1.57297646100425" calcext:value-type="float">
            <text:p>1.572976461</text:p>
          </table:table-cell>
          <table:table-cell table:formula="of:=[.T17]/[.T113]" office:value-type="float" office:value="1.81207753097661" calcext:value-type="float">
            <text:p>1.812077531</text:p>
          </table:table-cell>
          <table:table-cell table:formula="of:=[.U17]/[.U113]" office:value-type="float" office:value="1.65854199729603" calcext:value-type="float">
            <text:p>1.6585419973</text:p>
          </table:table-cell>
          <table:table-cell table:formula="of:=[.V17]/[.V113]" office:value-type="float" office:value="1.48798881106333" calcext:value-type="float">
            <text:p>1.4879888111</text:p>
          </table:table-cell>
          <table:table-cell table:formula="of:=[.W17]/[.W113]" office:value-type="float" office:value="1.3319850535559" calcext:value-type="float">
            <text:p>1.3319850536</text:p>
          </table:table-cell>
          <table:table-cell table:formula="of:=[.X17]/[.X113]" office:value-type="float" office:value="1.67174731378885" calcext:value-type="float">
            <text:p>1.6717473138</text:p>
          </table:table-cell>
          <table:table-cell table:formula="of:=[.Y17]/[.Y113]" office:value-type="float" office:value="1.90071011488268" calcext:value-type="float">
            <text:p>1.9007101149</text:p>
          </table:table-cell>
          <table:table-cell table:formula="of:=[.Z17]/[.Z113]" office:value-type="float" office:value="1.76824239583607" calcext:value-type="float">
            <text:p>1.7682423958</text:p>
          </table:table-cell>
          <table:table-cell table:formula="of:=[.AA17]/[.AA113]" office:value-type="float" office:value="1.64694343652453" calcext:value-type="float">
            <text:p>1.6469434365</text:p>
          </table:table-cell>
          <table:table-cell table:formula="of:=[.AB17]/[.AB113]" office:value-type="float" office:value="1.720640207457" calcext:value-type="float">
            <text:p>1.7206402075</text:p>
          </table:table-cell>
          <table:table-cell table:formula="of:=[.AC17]/[.AC113]" office:value-type="float" office:value="1.79989770248694" calcext:value-type="float">
            <text:p>1.7998977025</text:p>
          </table:table-cell>
          <table:table-cell table:formula="of:=[.AD17]/[.AD113]" office:value-type="float" office:value="1.68722015007123" calcext:value-type="float">
            <text:p>1.6872201501</text:p>
          </table:table-cell>
          <table:table-cell table:formula="of:=[.AE17]/[.AE113]" office:value-type="float" office:value="1.41070176006006" calcext:value-type="float">
            <text:p>1.4107017601</text:p>
          </table:table-cell>
          <table:table-cell table:formula="of:=[.AF17]/[.AF113]" office:value-type="float" office:value="1.70320117500719" calcext:value-type="float">
            <text:p>1.703201175</text:p>
          </table:table-cell>
          <table:table-cell table:formula="of:=[.AG17]/[.AG113]" office:value-type="float" office:value="1.94805316180112" calcext:value-type="float">
            <text:p>1.9480531618</text:p>
          </table:table-cell>
        </table:table-row>
        <table:table-row table:style-name="ro2">
          <table:table-cell office:value-type="float" office:value="1700000" calcext:value-type="float">
            <text:p>1700000</text:p>
          </table:table-cell>
          <table:table-cell table:formula="of:=[.B18]/[.B114]" office:value-type="float" office:value="0.515943947373358" calcext:value-type="float">
            <text:p>0.5159439474</text:p>
          </table:table-cell>
          <table:table-cell table:formula="of:=[.C18]/[.C114]" office:value-type="float" office:value="0.433646028788267" calcext:value-type="float">
            <text:p>0.4336460288</text:p>
          </table:table-cell>
          <table:table-cell table:formula="of:=[.D18]/[.D114]" office:value-type="float" office:value="0.557312141784484" calcext:value-type="float">
            <text:p>0.5573121418</text:p>
          </table:table-cell>
          <table:table-cell table:formula="of:=[.E18]/[.E114]" office:value-type="float" office:value="0.574217390804825" calcext:value-type="float">
            <text:p>0.5742173908</text:p>
          </table:table-cell>
          <table:table-cell table:formula="of:=[.F18]/[.F114]" office:value-type="float" office:value="0.725869806128942" calcext:value-type="float">
            <text:p>0.7258698061</text:p>
          </table:table-cell>
          <table:table-cell table:formula="of:=[.G18]/[.G114]" office:value-type="float" office:value="0.902438070079481" calcext:value-type="float">
            <text:p>0.9024380701</text:p>
          </table:table-cell>
          <table:table-cell table:formula="of:=[.H18]/[.H114]" office:value-type="float" office:value="1.11208659286746" calcext:value-type="float">
            <text:p>1.1120865929</text:p>
          </table:table-cell>
          <table:table-cell table:formula="of:=[.I18]/[.I114]" office:value-type="float" office:value="1.11404996994816" calcext:value-type="float">
            <text:p>1.1140499699</text:p>
          </table:table-cell>
          <table:table-cell table:formula="of:=[.J18]/[.J114]" office:value-type="float" office:value="0.994238158180241" calcext:value-type="float">
            <text:p>0.9942381582</text:p>
          </table:table-cell>
          <table:table-cell table:formula="of:=[.K18]/[.K114]" office:value-type="float" office:value="1.28308285574203" calcext:value-type="float">
            <text:p>1.2830828557</text:p>
          </table:table-cell>
          <table:table-cell table:formula="of:=[.L18]/[.L114]" office:value-type="float" office:value="1.39419894862778" calcext:value-type="float">
            <text:p>1.3941989486</text:p>
          </table:table-cell>
          <table:table-cell table:formula="of:=[.M18]/[.M114]" office:value-type="float" office:value="1.20228262459186" calcext:value-type="float">
            <text:p>1.2022826246</text:p>
          </table:table-cell>
          <table:table-cell table:formula="of:=[.N18]/[.N114]" office:value-type="float" office:value="1.43316074594621" calcext:value-type="float">
            <text:p>1.4331607459</text:p>
          </table:table-cell>
          <table:table-cell table:formula="of:=[.O18]/[.O114]" office:value-type="float" office:value="1.44526556697973" calcext:value-type="float">
            <text:p>1.445265567</text:p>
          </table:table-cell>
          <table:table-cell table:formula="of:=[.P18]/[.P114]" office:value-type="float" office:value="1.39470165425885" calcext:value-type="float">
            <text:p>1.3947016543</text:p>
          </table:table-cell>
          <table:table-cell table:formula="of:=[.Q18]/[.Q114]" office:value-type="float" office:value="1.7575235912873" calcext:value-type="float">
            <text:p>1.7575235913</text:p>
          </table:table-cell>
          <table:table-cell table:formula="of:=[.R18]/[.R114]" office:value-type="float" office:value="1.44440835230975" calcext:value-type="float">
            <text:p>1.4444083523</text:p>
          </table:table-cell>
          <table:table-cell table:formula="of:=[.S18]/[.S114]" office:value-type="float" office:value="1.03647161361157" calcext:value-type="float">
            <text:p>1.0364716136</text:p>
          </table:table-cell>
          <table:table-cell table:formula="of:=[.T18]/[.T114]" office:value-type="float" office:value="1.23247661492633" calcext:value-type="float">
            <text:p>1.2324766149</text:p>
          </table:table-cell>
          <table:table-cell table:formula="of:=[.U18]/[.U114]" office:value-type="float" office:value="1.04543678168875" calcext:value-type="float">
            <text:p>1.0454367817</text:p>
          </table:table-cell>
          <table:table-cell table:formula="of:=[.V18]/[.V114]" office:value-type="float" office:value="0.942850331466338" calcext:value-type="float">
            <text:p>0.9428503315</text:p>
          </table:table-cell>
          <table:table-cell table:formula="of:=[.W18]/[.W114]" office:value-type="float" office:value="1.6533096302766" calcext:value-type="float">
            <text:p>1.6533096303</text:p>
          </table:table-cell>
          <table:table-cell table:formula="of:=[.X18]/[.X114]" office:value-type="float" office:value="0.918216861067078" calcext:value-type="float">
            <text:p>0.9182168611</text:p>
          </table:table-cell>
          <table:table-cell table:formula="of:=[.Y18]/[.Y114]" office:value-type="float" office:value="1.20189782668509" calcext:value-type="float">
            <text:p>1.2018978267</text:p>
          </table:table-cell>
          <table:table-cell table:formula="of:=[.Z18]/[.Z114]" office:value-type="float" office:value="1.71868314786548" calcext:value-type="float">
            <text:p>1.7186831479</text:p>
          </table:table-cell>
          <table:table-cell table:formula="of:=[.AA18]/[.AA114]" office:value-type="float" office:value="1.16331456597052" calcext:value-type="float">
            <text:p>1.163314566</text:p>
          </table:table-cell>
          <table:table-cell table:formula="of:=[.AB18]/[.AB114]" office:value-type="float" office:value="1.77024652083157" calcext:value-type="float">
            <text:p>1.7702465208</text:p>
          </table:table-cell>
          <table:table-cell table:formula="of:=[.AC18]/[.AC114]" office:value-type="float" office:value="2.02411346290821" calcext:value-type="float">
            <text:p>2.0241134629</text:p>
          </table:table-cell>
          <table:table-cell table:formula="of:=[.AD18]/[.AD114]" office:value-type="float" office:value="1.97475128465418" calcext:value-type="float">
            <text:p>1.9747512847</text:p>
          </table:table-cell>
          <table:table-cell table:formula="of:=[.AE18]/[.AE114]" office:value-type="float" office:value="1.96086097938031" calcext:value-type="float">
            <text:p>1.9608609794</text:p>
          </table:table-cell>
          <table:table-cell table:formula="of:=[.AF18]/[.AF114]" office:value-type="float" office:value="1.16292534897763" calcext:value-type="float">
            <text:p>1.162925349</text:p>
          </table:table-cell>
          <table:table-cell table:formula="of:=[.AG18]/[.AG114]" office:value-type="float" office:value="1.93680804356823" calcext:value-type="float">
            <text:p>1.9368080436</text:p>
          </table:table-cell>
        </table:table-row>
        <table:table-row table:style-name="ro2">
          <table:table-cell office:value-type="float" office:value="1800000" calcext:value-type="float">
            <text:p>1800000</text:p>
          </table:table-cell>
          <table:table-cell table:formula="of:=[.B19]/[.B115]" office:value-type="float" office:value="0.548489960406696" calcext:value-type="float">
            <text:p>0.5484899604</text:p>
          </table:table-cell>
          <table:table-cell table:formula="of:=[.C19]/[.C115]" office:value-type="float" office:value="0.4347284723077" calcext:value-type="float">
            <text:p>0.4347284723</text:p>
          </table:table-cell>
          <table:table-cell table:formula="of:=[.D19]/[.D115]" office:value-type="float" office:value="0.562946976259654" calcext:value-type="float">
            <text:p>0.5629469763</text:p>
          </table:table-cell>
          <table:table-cell table:formula="of:=[.E19]/[.E115]" office:value-type="float" office:value="0.613382829162567" calcext:value-type="float">
            <text:p>0.6133828292</text:p>
          </table:table-cell>
          <table:table-cell table:formula="of:=[.F19]/[.F115]" office:value-type="float" office:value="0.74516257369238" calcext:value-type="float">
            <text:p>0.7451625737</text:p>
          </table:table-cell>
          <table:table-cell table:formula="of:=[.G19]/[.G115]" office:value-type="float" office:value="0.787174418786192" calcext:value-type="float">
            <text:p>0.7871744188</text:p>
          </table:table-cell>
          <table:table-cell table:formula="of:=[.H19]/[.H115]" office:value-type="float" office:value="1.1032702626457" calcext:value-type="float">
            <text:p>1.1032702626</text:p>
          </table:table-cell>
          <table:table-cell table:formula="of:=[.I19]/[.I115]" office:value-type="float" office:value="1.13855453587132" calcext:value-type="float">
            <text:p>1.1385545359</text:p>
          </table:table-cell>
          <table:table-cell table:formula="of:=[.J19]/[.J115]" office:value-type="float" office:value="1.25269408780813" calcext:value-type="float">
            <text:p>1.2526940878</text:p>
          </table:table-cell>
          <table:table-cell table:formula="of:=[.K19]/[.K115]" office:value-type="float" office:value="1.20941072885079" calcext:value-type="float">
            <text:p>1.2094107289</text:p>
          </table:table-cell>
          <table:table-cell table:formula="of:=[.L19]/[.L115]" office:value-type="float" office:value="1.41026727873183" calcext:value-type="float">
            <text:p>1.4102672787</text:p>
          </table:table-cell>
          <table:table-cell table:formula="of:=[.M19]/[.M115]" office:value-type="float" office:value="1.36666366108214" calcext:value-type="float">
            <text:p>1.3666636611</text:p>
          </table:table-cell>
          <table:table-cell table:formula="of:=[.N19]/[.N115]" office:value-type="float" office:value="1.58371438224447" calcext:value-type="float">
            <text:p>1.5837143822</text:p>
          </table:table-cell>
          <table:table-cell table:formula="of:=[.O19]/[.O115]" office:value-type="float" office:value="1.5409181418593" calcext:value-type="float">
            <text:p>1.5409181419</text:p>
          </table:table-cell>
          <table:table-cell table:formula="of:=[.P19]/[.P115]" office:value-type="float" office:value="1.648079475971" calcext:value-type="float">
            <text:p>1.648079476</text:p>
          </table:table-cell>
          <table:table-cell table:formula="of:=[.Q19]/[.Q115]" office:value-type="float" office:value="1.79027229941205" calcext:value-type="float">
            <text:p>1.7902722994</text:p>
          </table:table-cell>
          <table:table-cell table:formula="of:=[.R19]/[.R115]" office:value-type="float" office:value="1.71234615714051" calcext:value-type="float">
            <text:p>1.7123461571</text:p>
          </table:table-cell>
          <table:table-cell table:formula="of:=[.S19]/[.S115]" office:value-type="float" office:value="1.69152238111114" calcext:value-type="float">
            <text:p>1.6915223811</text:p>
          </table:table-cell>
          <table:table-cell table:formula="of:=[.T19]/[.T115]" office:value-type="float" office:value="1.70498393226274" calcext:value-type="float">
            <text:p>1.7049839323</text:p>
          </table:table-cell>
          <table:table-cell table:formula="of:=[.U19]/[.U115]" office:value-type="float" office:value="1.08809966956162" calcext:value-type="float">
            <text:p>1.0880996696</text:p>
          </table:table-cell>
          <table:table-cell table:formula="of:=[.V19]/[.V115]" office:value-type="float" office:value="1.48416061192397" calcext:value-type="float">
            <text:p>1.4841606119</text:p>
          </table:table-cell>
          <table:table-cell table:formula="of:=[.W19]/[.W115]" office:value-type="float" office:value="1.2758634902886" calcext:value-type="float">
            <text:p>1.2758634903</text:p>
          </table:table-cell>
          <table:table-cell table:formula="of:=[.X19]/[.X115]" office:value-type="float" office:value="1.87497301087229" calcext:value-type="float">
            <text:p>1.8749730109</text:p>
          </table:table-cell>
          <table:table-cell table:formula="of:=[.Y19]/[.Y115]" office:value-type="float" office:value="1.47131494179879" calcext:value-type="float">
            <text:p>1.4713149418</text:p>
          </table:table-cell>
          <table:table-cell table:formula="of:=[.Z19]/[.Z115]" office:value-type="float" office:value="1.39759810311651" calcext:value-type="float">
            <text:p>1.3975981031</text:p>
          </table:table-cell>
          <table:table-cell table:formula="of:=[.AA19]/[.AA115]" office:value-type="float" office:value="1.9490422406857" calcext:value-type="float">
            <text:p>1.9490422407</text:p>
          </table:table-cell>
          <table:table-cell table:formula="of:=[.AB19]/[.AB115]" office:value-type="float" office:value="1.03608627860003" calcext:value-type="float">
            <text:p>1.0360862786</text:p>
          </table:table-cell>
          <table:table-cell table:formula="of:=[.AC19]/[.AC115]" office:value-type="float" office:value="1.22638290576045" calcext:value-type="float">
            <text:p>1.2263829058</text:p>
          </table:table-cell>
          <table:table-cell table:formula="of:=[.AD19]/[.AD115]" office:value-type="float" office:value="1.64736426371119" calcext:value-type="float">
            <text:p>1.6473642637</text:p>
          </table:table-cell>
          <table:table-cell table:formula="of:=[.AE19]/[.AE115]" office:value-type="float" office:value="1.52288299865231" calcext:value-type="float">
            <text:p>1.5228829987</text:p>
          </table:table-cell>
          <table:table-cell table:formula="of:=[.AF19]/[.AF115]" office:value-type="float" office:value="0.790144570391482" calcext:value-type="float">
            <text:p>0.7901445704</text:p>
          </table:table-cell>
          <table:table-cell table:formula="of:=[.AG19]/[.AG115]" office:value-type="float" office:value="2.04795252694279" calcext:value-type="float">
            <text:p>2.0479525269</text:p>
          </table:table-cell>
        </table:table-row>
        <table:table-row table:style-name="ro2">
          <table:table-cell office:value-type="float" office:value="1900000" calcext:value-type="float">
            <text:p>1900000</text:p>
          </table:table-cell>
          <table:table-cell table:formula="of:=[.B20]/[.B116]" office:value-type="float" office:value="0.51709429330623" calcext:value-type="float">
            <text:p>0.5170942933</text:p>
          </table:table-cell>
          <table:table-cell table:formula="of:=[.C20]/[.C116]" office:value-type="float" office:value="0.450058033429749" calcext:value-type="float">
            <text:p>0.4500580334</text:p>
          </table:table-cell>
          <table:table-cell table:formula="of:=[.D20]/[.D116]" office:value-type="float" office:value="0.507343123079393" calcext:value-type="float">
            <text:p>0.5073431231</text:p>
          </table:table-cell>
          <table:table-cell table:formula="of:=[.E20]/[.E116]" office:value-type="float" office:value="0.608683310716124" calcext:value-type="float">
            <text:p>0.6086833107</text:p>
          </table:table-cell>
          <table:table-cell table:formula="of:=[.F20]/[.F116]" office:value-type="float" office:value="0.952267620160432" calcext:value-type="float">
            <text:p>0.9522676202</text:p>
          </table:table-cell>
          <table:table-cell table:formula="of:=[.G20]/[.G116]" office:value-type="float" office:value="0.643225024855586" calcext:value-type="float">
            <text:p>0.6432250249</text:p>
          </table:table-cell>
          <table:table-cell table:formula="of:=[.H20]/[.H116]" office:value-type="float" office:value="0.965396357749453" calcext:value-type="float">
            <text:p>0.9653963577</text:p>
          </table:table-cell>
          <table:table-cell table:formula="of:=[.I20]/[.I116]" office:value-type="float" office:value="1.17301891182743" calcext:value-type="float">
            <text:p>1.1730189118</text:p>
          </table:table-cell>
          <table:table-cell table:formula="of:=[.J20]/[.J116]" office:value-type="float" office:value="1.30214385922134" calcext:value-type="float">
            <text:p>1.3021438592</text:p>
          </table:table-cell>
          <table:table-cell table:formula="of:=[.K20]/[.K116]" office:value-type="float" office:value="1.16018373475538" calcext:value-type="float">
            <text:p>1.1601837348</text:p>
          </table:table-cell>
          <table:table-cell table:formula="of:=[.L20]/[.L116]" office:value-type="float" office:value="1.22992586024152" calcext:value-type="float">
            <text:p>1.2299258602</text:p>
          </table:table-cell>
          <table:table-cell table:formula="of:=[.M20]/[.M116]" office:value-type="float" office:value="1.28651760961591" calcext:value-type="float">
            <text:p>1.2865176096</text:p>
          </table:table-cell>
          <table:table-cell table:formula="of:=[.N20]/[.N116]" office:value-type="float" office:value="1.43920780884493" calcext:value-type="float">
            <text:p>1.4392078088</text:p>
          </table:table-cell>
          <table:table-cell table:formula="of:=[.O20]/[.O116]" office:value-type="float" office:value="1.45792068528933" calcext:value-type="float">
            <text:p>1.4579206853</text:p>
          </table:table-cell>
          <table:table-cell table:formula="of:=[.P20]/[.P116]" office:value-type="float" office:value="1.4742781806617" calcext:value-type="float">
            <text:p>1.4742781807</text:p>
          </table:table-cell>
          <table:table-cell table:formula="of:=[.Q20]/[.Q116]" office:value-type="float" office:value="1.68258011271393" calcext:value-type="float">
            <text:p>1.6825801127</text:p>
          </table:table-cell>
          <table:table-cell table:formula="of:=[.R20]/[.R116]" office:value-type="float" office:value="1.57359806005222" calcext:value-type="float">
            <text:p>1.5735980601</text:p>
          </table:table-cell>
          <table:table-cell table:formula="of:=[.S20]/[.S116]" office:value-type="float" office:value="0.936674021145521" calcext:value-type="float">
            <text:p>0.9366740211</text:p>
          </table:table-cell>
          <table:table-cell table:formula="of:=[.T20]/[.T116]" office:value-type="float" office:value="1.65007756155125" calcext:value-type="float">
            <text:p>1.6500775616</text:p>
          </table:table-cell>
          <table:table-cell table:formula="of:=[.U20]/[.U116]" office:value-type="float" office:value="1.06633784953534" calcext:value-type="float">
            <text:p>1.0663378495</text:p>
          </table:table-cell>
          <table:table-cell table:formula="of:=[.V20]/[.V116]" office:value-type="float" office:value="1.54095562407568" calcext:value-type="float">
            <text:p>1.5409556241</text:p>
          </table:table-cell>
          <table:table-cell table:formula="of:=[.W20]/[.W116]" office:value-type="float" office:value="1.57138749329923" calcext:value-type="float">
            <text:p>1.5713874933</text:p>
          </table:table-cell>
          <table:table-cell table:formula="of:=[.X20]/[.X116]" office:value-type="float" office:value="1.12330339148861" calcext:value-type="float">
            <text:p>1.1233033915</text:p>
          </table:table-cell>
          <table:table-cell table:formula="of:=[.Y20]/[.Y116]" office:value-type="float" office:value="1.18796186729649" calcext:value-type="float">
            <text:p>1.1879618673</text:p>
          </table:table-cell>
          <table:table-cell table:formula="of:=[.Z20]/[.Z116]" office:value-type="float" office:value="1.07595042650526" calcext:value-type="float">
            <text:p>1.0759504265</text:p>
          </table:table-cell>
          <table:table-cell table:formula="of:=[.AA20]/[.AA116]" office:value-type="float" office:value="1.18198381908089" calcext:value-type="float">
            <text:p>1.1819838191</text:p>
          </table:table-cell>
          <table:table-cell table:formula="of:=[.AB20]/[.AB116]" office:value-type="float" office:value="1.79888176117253" calcext:value-type="float">
            <text:p>1.7988817612</text:p>
          </table:table-cell>
          <table:table-cell table:formula="of:=[.AC20]/[.AC116]" office:value-type="float" office:value="1.70441370415566" calcext:value-type="float">
            <text:p>1.7044137042</text:p>
          </table:table-cell>
          <table:table-cell table:formula="of:=[.AD20]/[.AD116]" office:value-type="float" office:value="1.86701841956316" calcext:value-type="float">
            <text:p>1.8670184196</text:p>
          </table:table-cell>
          <table:table-cell table:formula="of:=[.AE20]/[.AE116]" office:value-type="float" office:value="0.972330105713512" calcext:value-type="float">
            <text:p>0.9723301057</text:p>
          </table:table-cell>
          <table:table-cell table:formula="of:=[.AF20]/[.AF116]" office:value-type="float" office:value="1.91214601990166" calcext:value-type="float">
            <text:p>1.9121460199</text:p>
          </table:table-cell>
          <table:table-cell table:formula="of:=[.AG20]/[.AG116]" office:value-type="float" office:value="1.21924041337688" calcext:value-type="float">
            <text:p>1.2192404134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table:formula="of:=[.B21]/[.B117]" office:value-type="float" office:value="0.54308068810733" calcext:value-type="float">
            <text:p>0.5430806881</text:p>
          </table:table-cell>
          <table:table-cell table:formula="of:=[.C21]/[.C117]" office:value-type="float" office:value="0.422614236620191" calcext:value-type="float">
            <text:p>0.4226142366</text:p>
          </table:table-cell>
          <table:table-cell table:formula="of:=[.D21]/[.D117]" office:value-type="float" office:value="0.555359522694817" calcext:value-type="float">
            <text:p>0.5553595227</text:p>
          </table:table-cell>
          <table:table-cell table:formula="of:=[.E21]/[.E117]" office:value-type="float" office:value="0.595724933944838" calcext:value-type="float">
            <text:p>0.5957249339</text:p>
          </table:table-cell>
          <table:table-cell table:formula="of:=[.F21]/[.F117]" office:value-type="float" office:value="0.670669520531023" calcext:value-type="float">
            <text:p>0.6706695205</text:p>
          </table:table-cell>
          <table:table-cell table:formula="of:=[.G21]/[.G117]" office:value-type="float" office:value="0.771408807331817" calcext:value-type="float">
            <text:p>0.7714088073</text:p>
          </table:table-cell>
          <table:table-cell table:formula="of:=[.H21]/[.H117]" office:value-type="float" office:value="0.98909681431107" calcext:value-type="float">
            <text:p>0.9890968143</text:p>
          </table:table-cell>
          <table:table-cell table:formula="of:=[.I21]/[.I117]" office:value-type="float" office:value="1.05194243906235" calcext:value-type="float">
            <text:p>1.0519424391</text:p>
          </table:table-cell>
          <table:table-cell table:formula="of:=[.J21]/[.J117]" office:value-type="float" office:value="0.934379638037082" calcext:value-type="float">
            <text:p>0.934379638</text:p>
          </table:table-cell>
          <table:table-cell table:formula="of:=[.K21]/[.K117]" office:value-type="float" office:value="1.42933723064203" calcext:value-type="float">
            <text:p>1.4293372306</text:p>
          </table:table-cell>
          <table:table-cell table:formula="of:=[.L21]/[.L117]" office:value-type="float" office:value="1.4015451012891" calcext:value-type="float">
            <text:p>1.4015451013</text:p>
          </table:table-cell>
          <table:table-cell table:formula="of:=[.M21]/[.M117]" office:value-type="float" office:value="1.4756949619023" calcext:value-type="float">
            <text:p>1.4756949619</text:p>
          </table:table-cell>
          <table:table-cell table:formula="of:=[.N21]/[.N117]" office:value-type="float" office:value="1.46434187026462" calcext:value-type="float">
            <text:p>1.4643418703</text:p>
          </table:table-cell>
          <table:table-cell table:formula="of:=[.O21]/[.O117]" office:value-type="float" office:value="1.60204844100423" calcext:value-type="float">
            <text:p>1.602048441</text:p>
          </table:table-cell>
          <table:table-cell table:formula="of:=[.P21]/[.P117]" office:value-type="float" office:value="1.45626751112037" calcext:value-type="float">
            <text:p>1.4562675111</text:p>
          </table:table-cell>
          <table:table-cell table:formula="of:=[.Q21]/[.Q117]" office:value-type="float" office:value="1.61455995943199" calcext:value-type="float">
            <text:p>1.6145599594</text:p>
          </table:table-cell>
          <table:table-cell table:formula="of:=[.R21]/[.R117]" office:value-type="float" office:value="1.96122047389102" calcext:value-type="float">
            <text:p>1.9612204739</text:p>
          </table:table-cell>
          <table:table-cell table:formula="of:=[.S21]/[.S117]" office:value-type="float" office:value="1.72572973587472" calcext:value-type="float">
            <text:p>1.7257297359</text:p>
          </table:table-cell>
          <table:table-cell table:formula="of:=[.T21]/[.T117]" office:value-type="float" office:value="1.70921750490093" calcext:value-type="float">
            <text:p>1.7092175049</text:p>
          </table:table-cell>
          <table:table-cell table:formula="of:=[.U21]/[.U117]" office:value-type="float" office:value="1.23669399444723" calcext:value-type="float">
            <text:p>1.2366939944</text:p>
          </table:table-cell>
          <table:table-cell table:formula="of:=[.V21]/[.V117]" office:value-type="float" office:value="1.62010253007658" calcext:value-type="float">
            <text:p>1.6201025301</text:p>
          </table:table-cell>
          <table:table-cell table:formula="of:=[.W21]/[.W117]" office:value-type="float" office:value="1.25846004251202" calcext:value-type="float">
            <text:p>1.2584600425</text:p>
          </table:table-cell>
          <table:table-cell table:formula="of:=[.X21]/[.X117]" office:value-type="float" office:value="1.84265294246383" calcext:value-type="float">
            <text:p>1.8426529425</text:p>
          </table:table-cell>
          <table:table-cell table:formula="of:=[.Y21]/[.Y117]" office:value-type="float" office:value="1.05491147415702" calcext:value-type="float">
            <text:p>1.0549114742</text:p>
          </table:table-cell>
          <table:table-cell table:formula="of:=[.Z21]/[.Z117]" office:value-type="float" office:value="1.74585285921871" calcext:value-type="float">
            <text:p>1.7458528592</text:p>
          </table:table-cell>
          <table:table-cell table:formula="of:=[.AA21]/[.AA117]" office:value-type="float" office:value="1.98404799488131" calcext:value-type="float">
            <text:p>1.9840479949</text:p>
          </table:table-cell>
          <table:table-cell table:formula="of:=[.AB21]/[.AB117]" office:value-type="float" office:value="1.83503982460243" calcext:value-type="float">
            <text:p>1.8350398246</text:p>
          </table:table-cell>
          <table:table-cell table:formula="of:=[.AC21]/[.AC117]" office:value-type="float" office:value="1.73830722160277" calcext:value-type="float">
            <text:p>1.7383072216</text:p>
          </table:table-cell>
          <table:table-cell table:formula="of:=[.AD21]/[.AD117]" office:value-type="float" office:value="1.0746976345314" calcext:value-type="float">
            <text:p>1.0746976345</text:p>
          </table:table-cell>
          <table:table-cell table:formula="of:=[.AE21]/[.AE117]" office:value-type="float" office:value="1.55297672320474" calcext:value-type="float">
            <text:p>1.5529767232</text:p>
          </table:table-cell>
          <table:table-cell table:formula="of:=[.AF21]/[.AF117]" office:value-type="float" office:value="1.90331817643536" calcext:value-type="float">
            <text:p>1.9033181764</text:p>
          </table:table-cell>
          <table:table-cell table:formula="of:=[.AG21]/[.AG117]" office:value-type="float" office:value="0.943259219407131" calcext:value-type="float">
            <text:p>0.9432592194</text:p>
          </table:table-cell>
        </table:table-row>
        <table:table-row table:style-name="ro2">
          <table:table-cell office:value-type="float" office:value="2100000" calcext:value-type="float">
            <text:p>2100000</text:p>
          </table:table-cell>
          <table:table-cell table:formula="of:=[.B22]/[.B118]" office:value-type="float" office:value="0.53469834103079" calcext:value-type="float">
            <text:p>0.534698341</text:p>
          </table:table-cell>
          <table:table-cell table:formula="of:=[.C22]/[.C118]" office:value-type="float" office:value="0.404274861083905" calcext:value-type="float">
            <text:p>0.4042748611</text:p>
          </table:table-cell>
          <table:table-cell table:formula="of:=[.D22]/[.D118]" office:value-type="float" office:value="0.547214074312241" calcext:value-type="float">
            <text:p>0.5472140743</text:p>
          </table:table-cell>
          <table:table-cell table:formula="of:=[.E22]/[.E118]" office:value-type="float" office:value="0.587534251429429" calcext:value-type="float">
            <text:p>0.5875342514</text:p>
          </table:table-cell>
          <table:table-cell table:formula="of:=[.F22]/[.F118]" office:value-type="float" office:value="0.718373935204829" calcext:value-type="float">
            <text:p>0.7183739352</text:p>
          </table:table-cell>
          <table:table-cell table:formula="of:=[.G22]/[.G118]" office:value-type="float" office:value="0.692962637009267" calcext:value-type="float">
            <text:p>0.692962637</text:p>
          </table:table-cell>
          <table:table-cell table:formula="of:=[.H22]/[.H118]" office:value-type="float" office:value="0.939347052391457" calcext:value-type="float">
            <text:p>0.9393470524</text:p>
          </table:table-cell>
          <table:table-cell table:formula="of:=[.I22]/[.I118]" office:value-type="float" office:value="1.05305224295045" calcext:value-type="float">
            <text:p>1.053052243</text:p>
          </table:table-cell>
          <table:table-cell table:formula="of:=[.J22]/[.J118]" office:value-type="float" office:value="0.978238638218088" calcext:value-type="float">
            <text:p>0.9782386382</text:p>
          </table:table-cell>
          <table:table-cell table:formula="of:=[.K22]/[.K118]" office:value-type="float" office:value="1.22414911189941" calcext:value-type="float">
            <text:p>1.2241491119</text:p>
          </table:table-cell>
          <table:table-cell table:formula="of:=[.L22]/[.L118]" office:value-type="float" office:value="1.44970452203834" calcext:value-type="float">
            <text:p>1.449704522</text:p>
          </table:table-cell>
          <table:table-cell table:formula="of:=[.M22]/[.M118]" office:value-type="float" office:value="1.42869698956835" calcext:value-type="float">
            <text:p>1.4286969896</text:p>
          </table:table-cell>
          <table:table-cell table:formula="of:=[.N22]/[.N118]" office:value-type="float" office:value="1.39606172919314" calcext:value-type="float">
            <text:p>1.3960617292</text:p>
          </table:table-cell>
          <table:table-cell table:formula="of:=[.O22]/[.O118]" office:value-type="float" office:value="1.35374439132278" calcext:value-type="float">
            <text:p>1.3537443913</text:p>
          </table:table-cell>
          <table:table-cell table:formula="of:=[.P22]/[.P118]" office:value-type="float" office:value="1.45846804597677" calcext:value-type="float">
            <text:p>1.458468046</text:p>
          </table:table-cell>
          <table:table-cell table:formula="of:=[.Q22]/[.Q118]" office:value-type="float" office:value="1.70458550875762" calcext:value-type="float">
            <text:p>1.7045855088</text:p>
          </table:table-cell>
          <table:table-cell table:formula="of:=[.R22]/[.R118]" office:value-type="float" office:value="1.71437007147242" calcext:value-type="float">
            <text:p>1.7143700715</text:p>
          </table:table-cell>
          <table:table-cell table:formula="of:=[.S22]/[.S118]" office:value-type="float" office:value="1.54076978793617" calcext:value-type="float">
            <text:p>1.5407697879</text:p>
          </table:table-cell>
          <table:table-cell table:formula="of:=[.T22]/[.T118]" office:value-type="float" office:value="1.75596781126868" calcext:value-type="float">
            <text:p>1.7559678113</text:p>
          </table:table-cell>
          <table:table-cell table:formula="of:=[.U22]/[.U118]" office:value-type="float" office:value="1.31906774119874" calcext:value-type="float">
            <text:p>1.3190677412</text:p>
          </table:table-cell>
          <table:table-cell table:formula="of:=[.V22]/[.V118]" office:value-type="float" office:value="1.19461745888267" calcext:value-type="float">
            <text:p>1.1946174589</text:p>
          </table:table-cell>
          <table:table-cell table:formula="of:=[.W22]/[.W118]" office:value-type="float" office:value="1.71899948122974" calcext:value-type="float">
            <text:p>1.7189994812</text:p>
          </table:table-cell>
          <table:table-cell table:formula="of:=[.X22]/[.X118]" office:value-type="float" office:value="1.19633185494469" calcext:value-type="float">
            <text:p>1.1963318549</text:p>
          </table:table-cell>
          <table:table-cell table:formula="of:=[.Y22]/[.Y118]" office:value-type="float" office:value="1.46896391651248" calcext:value-type="float">
            <text:p>1.4689639165</text:p>
          </table:table-cell>
          <table:table-cell table:formula="of:=[.Z22]/[.Z118]" office:value-type="float" office:value="1.28608029628554" calcext:value-type="float">
            <text:p>1.2860802963</text:p>
          </table:table-cell>
          <table:table-cell table:formula="of:=[.AA22]/[.AA118]" office:value-type="float" office:value="1.52408428159513" calcext:value-type="float">
            <text:p>1.5240842816</text:p>
          </table:table-cell>
          <table:table-cell table:formula="of:=[.AB22]/[.AB118]" office:value-type="float" office:value="1.60209525814999" calcext:value-type="float">
            <text:p>1.6020952582</text:p>
          </table:table-cell>
          <table:table-cell table:formula="of:=[.AC22]/[.AC118]" office:value-type="float" office:value="1.333682169856" calcext:value-type="float">
            <text:p>1.3336821699</text:p>
          </table:table-cell>
          <table:table-cell table:formula="of:=[.AD22]/[.AD118]" office:value-type="float" office:value="1.92159816436871" calcext:value-type="float">
            <text:p>1.9215981644</text:p>
          </table:table-cell>
          <table:table-cell table:formula="of:=[.AE22]/[.AE118]" office:value-type="float" office:value="1.23432941902883" calcext:value-type="float">
            <text:p>1.234329419</text:p>
          </table:table-cell>
          <table:table-cell table:formula="of:=[.AF22]/[.AF118]" office:value-type="float" office:value="1.77219350178076" calcext:value-type="float">
            <text:p>1.7721935018</text:p>
          </table:table-cell>
          <table:table-cell table:formula="of:=[.AG22]/[.AG118]" office:value-type="float" office:value="1.00882401738308" calcext:value-type="float">
            <text:p>1.0088240174</text:p>
          </table:table-cell>
        </table:table-row>
        <table:table-row table:style-name="ro2">
          <table:table-cell office:value-type="float" office:value="2200000" calcext:value-type="float">
            <text:p>2200000</text:p>
          </table:table-cell>
          <table:table-cell table:formula="of:=[.B23]/[.B119]" office:value-type="float" office:value="0.546556060822538" calcext:value-type="float">
            <text:p>0.5465560608</text:p>
          </table:table-cell>
          <table:table-cell table:formula="of:=[.C23]/[.C119]" office:value-type="float" office:value="0.433307533232151" calcext:value-type="float">
            <text:p>0.4333075332</text:p>
          </table:table-cell>
          <table:table-cell table:formula="of:=[.D23]/[.D119]" office:value-type="float" office:value="0.533530699184772" calcext:value-type="float">
            <text:p>0.5335306992</text:p>
          </table:table-cell>
          <table:table-cell table:formula="of:=[.E23]/[.E119]" office:value-type="float" office:value="0.483213020124252" calcext:value-type="float">
            <text:p>0.4832130201</text:p>
          </table:table-cell>
          <table:table-cell table:formula="of:=[.F23]/[.F119]" office:value-type="float" office:value="0.784801166179919" calcext:value-type="float">
            <text:p>0.7848011662</text:p>
          </table:table-cell>
          <table:table-cell table:formula="of:=[.G23]/[.G119]" office:value-type="float" office:value="0.915482702562769" calcext:value-type="float">
            <text:p>0.9154827026</text:p>
          </table:table-cell>
          <table:table-cell table:formula="of:=[.H23]/[.H119]" office:value-type="float" office:value="1.04263592517576" calcext:value-type="float">
            <text:p>1.0426359252</text:p>
          </table:table-cell>
          <table:table-cell table:formula="of:=[.I23]/[.I119]" office:value-type="float" office:value="0.99888508865325" calcext:value-type="float">
            <text:p>0.9988850887</text:p>
          </table:table-cell>
          <table:table-cell table:formula="of:=[.J23]/[.J119]" office:value-type="float" office:value="0.983547464675" calcext:value-type="float">
            <text:p>0.9835474647</text:p>
          </table:table-cell>
          <table:table-cell table:formula="of:=[.K23]/[.K119]" office:value-type="float" office:value="1.33502100199459" calcext:value-type="float">
            <text:p>1.335021002</text:p>
          </table:table-cell>
          <table:table-cell table:formula="of:=[.L23]/[.L119]" office:value-type="float" office:value="1.37526164533155" calcext:value-type="float">
            <text:p>1.3752616453</text:p>
          </table:table-cell>
          <table:table-cell table:formula="of:=[.M23]/[.M119]" office:value-type="float" office:value="1.43506598714893" calcext:value-type="float">
            <text:p>1.4350659871</text:p>
          </table:table-cell>
          <table:table-cell table:formula="of:=[.N23]/[.N119]" office:value-type="float" office:value="1.44654563639898" calcext:value-type="float">
            <text:p>1.4465456364</text:p>
          </table:table-cell>
          <table:table-cell table:formula="of:=[.O23]/[.O119]" office:value-type="float" office:value="1.43902264073835" calcext:value-type="float">
            <text:p>1.4390226407</text:p>
          </table:table-cell>
          <table:table-cell table:formula="of:=[.P23]/[.P119]" office:value-type="float" office:value="1.6191055364519" calcext:value-type="float">
            <text:p>1.6191055365</text:p>
          </table:table-cell>
          <table:table-cell table:formula="of:=[.Q23]/[.Q119]" office:value-type="float" office:value="1.76750079893699" calcext:value-type="float">
            <text:p>1.7675007989</text:p>
          </table:table-cell>
          <table:table-cell table:formula="of:=[.R23]/[.R119]" office:value-type="float" office:value="1.70453476876181" calcext:value-type="float">
            <text:p>1.7045347688</text:p>
          </table:table-cell>
          <table:table-cell table:formula="of:=[.S23]/[.S119]" office:value-type="float" office:value="1.6118855742213" calcext:value-type="float">
            <text:p>1.6118855742</text:p>
          </table:table-cell>
          <table:table-cell table:formula="of:=[.T23]/[.T119]" office:value-type="float" office:value="1.34798641850391" calcext:value-type="float">
            <text:p>1.3479864185</text:p>
          </table:table-cell>
          <table:table-cell table:formula="of:=[.U23]/[.U119]" office:value-type="float" office:value="1.6309625421547" calcext:value-type="float">
            <text:p>1.6309625422</text:p>
          </table:table-cell>
          <table:table-cell table:formula="of:=[.V23]/[.V119]" office:value-type="float" office:value="1.33253217994109" calcext:value-type="float">
            <text:p>1.3325321799</text:p>
          </table:table-cell>
          <table:table-cell table:formula="of:=[.W23]/[.W119]" office:value-type="float" office:value="1.58246541211443" calcext:value-type="float">
            <text:p>1.5824654121</text:p>
          </table:table-cell>
          <table:table-cell table:formula="of:=[.X23]/[.X119]" office:value-type="float" office:value="1.7425566689779" calcext:value-type="float">
            <text:p>1.742556669</text:p>
          </table:table-cell>
          <table:table-cell table:formula="of:=[.Y23]/[.Y119]" office:value-type="float" office:value="1.18572937075411" calcext:value-type="float">
            <text:p>1.1857293708</text:p>
          </table:table-cell>
          <table:table-cell table:formula="of:=[.Z23]/[.Z119]" office:value-type="float" office:value="1.88555283188225" calcext:value-type="float">
            <text:p>1.8855528319</text:p>
          </table:table-cell>
          <table:table-cell table:formula="of:=[.AA23]/[.AA119]" office:value-type="float" office:value="1.56482968926457" calcext:value-type="float">
            <text:p>1.5648296893</text:p>
          </table:table-cell>
          <table:table-cell table:formula="of:=[.AB23]/[.AB119]" office:value-type="float" office:value="1.31842404903655" calcext:value-type="float">
            <text:p>1.318424049</text:p>
          </table:table-cell>
          <table:table-cell table:formula="of:=[.AC23]/[.AC119]" office:value-type="float" office:value="1.89759614630258" calcext:value-type="float">
            <text:p>1.8975961463</text:p>
          </table:table-cell>
          <table:table-cell table:formula="of:=[.AD23]/[.AD119]" office:value-type="float" office:value="1.95339540350589" calcext:value-type="float">
            <text:p>1.9533954035</text:p>
          </table:table-cell>
          <table:table-cell table:formula="of:=[.AE23]/[.AE119]" office:value-type="float" office:value="1.60346658069864" calcext:value-type="float">
            <text:p>1.6034665807</text:p>
          </table:table-cell>
          <table:table-cell table:formula="of:=[.AF23]/[.AF119]" office:value-type="float" office:value="1.26506393108098" calcext:value-type="float">
            <text:p>1.2650639311</text:p>
          </table:table-cell>
          <table:table-cell table:formula="of:=[.AG23]/[.AG119]" office:value-type="float" office:value="1.28450685888307" calcext:value-type="float">
            <text:p>1.2845068589</text:p>
          </table:table-cell>
        </table:table-row>
        <table:table-row table:style-name="ro2">
          <table:table-cell office:value-type="float" office:value="2300000" calcext:value-type="float">
            <text:p>2300000</text:p>
          </table:table-cell>
          <table:table-cell table:formula="of:=[.B24]/[.B120]" office:value-type="float" office:value="0.547608524735415" calcext:value-type="float">
            <text:p>0.5476085247</text:p>
          </table:table-cell>
          <table:table-cell table:formula="of:=[.C24]/[.C120]" office:value-type="float" office:value="0.39988188363773" calcext:value-type="float">
            <text:p>0.3998818836</text:p>
          </table:table-cell>
          <table:table-cell table:formula="of:=[.D24]/[.D120]" office:value-type="float" office:value="0.495518810716965" calcext:value-type="float">
            <text:p>0.4955188107</text:p>
          </table:table-cell>
          <table:table-cell table:formula="of:=[.E24]/[.E120]" office:value-type="float" office:value="0.553292466978413" calcext:value-type="float">
            <text:p>0.553292467</text:p>
          </table:table-cell>
          <table:table-cell table:formula="of:=[.F24]/[.F120]" office:value-type="float" office:value="0.569347458685006" calcext:value-type="float">
            <text:p>0.5693474587</text:p>
          </table:table-cell>
          <table:table-cell table:formula="of:=[.G24]/[.G120]" office:value-type="float" office:value="0.747418710074094" calcext:value-type="float">
            <text:p>0.7474187101</text:p>
          </table:table-cell>
          <table:table-cell table:formula="of:=[.H24]/[.H120]" office:value-type="float" office:value="0.852439594648045" calcext:value-type="float">
            <text:p>0.8524395946</text:p>
          </table:table-cell>
          <table:table-cell table:formula="of:=[.I24]/[.I120]" office:value-type="float" office:value="1.08751443354052" calcext:value-type="float">
            <text:p>1.0875144335</text:p>
          </table:table-cell>
          <table:table-cell table:formula="of:=[.J24]/[.J120]" office:value-type="float" office:value="0.851330275797687" calcext:value-type="float">
            <text:p>0.8513302758</text:p>
          </table:table-cell>
          <table:table-cell table:formula="of:=[.K24]/[.K120]" office:value-type="float" office:value="1.04194707976388" calcext:value-type="float">
            <text:p>1.0419470798</text:p>
          </table:table-cell>
          <table:table-cell table:formula="of:=[.L24]/[.L120]" office:value-type="float" office:value="1.40492831956083" calcext:value-type="float">
            <text:p>1.4049283196</text:p>
          </table:table-cell>
          <table:table-cell table:formula="of:=[.M24]/[.M120]" office:value-type="float" office:value="1.51767295295735" calcext:value-type="float">
            <text:p>1.517672953</text:p>
          </table:table-cell>
          <table:table-cell table:formula="of:=[.N24]/[.N120]" office:value-type="float" office:value="1.64992620811806" calcext:value-type="float">
            <text:p>1.6499262081</text:p>
          </table:table-cell>
          <table:table-cell table:formula="of:=[.O24]/[.O120]" office:value-type="float" office:value="1.38483432498266" calcext:value-type="float">
            <text:p>1.384834325</text:p>
          </table:table-cell>
          <table:table-cell table:formula="of:=[.P24]/[.P120]" office:value-type="float" office:value="1.58139670163869" calcext:value-type="float">
            <text:p>1.5813967016</text:p>
          </table:table-cell>
          <table:table-cell table:formula="of:=[.Q24]/[.Q120]" office:value-type="float" office:value="1.72115311883859" calcext:value-type="float">
            <text:p>1.7211531188</text:p>
          </table:table-cell>
          <table:table-cell table:formula="of:=[.R24]/[.R120]" office:value-type="float" office:value="1.62930539328397" calcext:value-type="float">
            <text:p>1.6293053933</text:p>
          </table:table-cell>
          <table:table-cell table:formula="of:=[.S24]/[.S120]" office:value-type="float" office:value="1.28458206437463" calcext:value-type="float">
            <text:p>1.2845820644</text:p>
          </table:table-cell>
          <table:table-cell table:formula="of:=[.T24]/[.T120]" office:value-type="float" office:value="1.78538792671177" calcext:value-type="float">
            <text:p>1.7853879267</text:p>
          </table:table-cell>
          <table:table-cell table:formula="of:=[.U24]/[.U120]" office:value-type="float" office:value="1.76129724893877" calcext:value-type="float">
            <text:p>1.7612972489</text:p>
          </table:table-cell>
          <table:table-cell table:formula="of:=[.V24]/[.V120]" office:value-type="float" office:value="1.29317410890346" calcext:value-type="float">
            <text:p>1.2931741089</text:p>
          </table:table-cell>
          <table:table-cell table:formula="of:=[.W24]/[.W120]" office:value-type="float" office:value="1.19052415950579" calcext:value-type="float">
            <text:p>1.1905241595</text:p>
          </table:table-cell>
          <table:table-cell table:formula="of:=[.X24]/[.X120]" office:value-type="float" office:value="1.30813915780018" calcext:value-type="float">
            <text:p>1.3081391578</text:p>
          </table:table-cell>
          <table:table-cell table:formula="of:=[.Y24]/[.Y120]" office:value-type="float" office:value="1.13611349833092" calcext:value-type="float">
            <text:p>1.1361134983</text:p>
          </table:table-cell>
          <table:table-cell table:formula="of:=[.Z24]/[.Z120]" office:value-type="float" office:value="2.01879365271583" calcext:value-type="float">
            <text:p>2.0187936527</text:p>
          </table:table-cell>
          <table:table-cell table:formula="of:=[.AA24]/[.AA120]" office:value-type="float" office:value="1.68209365876609" calcext:value-type="float">
            <text:p>1.6820936588</text:p>
          </table:table-cell>
          <table:table-cell table:formula="of:=[.AB24]/[.AB120]" office:value-type="float" office:value="1.7535923347038" calcext:value-type="float">
            <text:p>1.7535923347</text:p>
          </table:table-cell>
          <table:table-cell table:formula="of:=[.AC24]/[.AC120]" office:value-type="float" office:value="1.59394651238404" calcext:value-type="float">
            <text:p>1.5939465124</text:p>
          </table:table-cell>
          <table:table-cell table:formula="of:=[.AD24]/[.AD120]" office:value-type="float" office:value="2.03794478379007" calcext:value-type="float">
            <text:p>2.0379447838</text:p>
          </table:table-cell>
          <table:table-cell table:formula="of:=[.AE24]/[.AE120]" office:value-type="float" office:value="1.9756316490076" calcext:value-type="float">
            <text:p>1.975631649</text:p>
          </table:table-cell>
          <table:table-cell table:formula="of:=[.AF24]/[.AF120]" office:value-type="float" office:value="0.959136649482829" calcext:value-type="float">
            <text:p>0.9591366495</text:p>
          </table:table-cell>
          <table:table-cell table:formula="of:=[.AG24]/[.AG120]" office:value-type="float" office:value="1.28310148615789" calcext:value-type="float">
            <text:p>1.2831014862</text:p>
          </table:table-cell>
        </table:table-row>
        <table:table-row table:style-name="ro2">
          <table:table-cell office:value-type="float" office:value="2400000" calcext:value-type="float">
            <text:p>2400000</text:p>
          </table:table-cell>
          <table:table-cell table:formula="of:=[.B25]/[.B121]" office:value-type="float" office:value="0.5330088446654" calcext:value-type="float">
            <text:p>0.5330088447</text:p>
          </table:table-cell>
          <table:table-cell table:formula="of:=[.C25]/[.C121]" office:value-type="float" office:value="0.410226706321529" calcext:value-type="float">
            <text:p>0.4102267063</text:p>
          </table:table-cell>
          <table:table-cell table:formula="of:=[.D25]/[.D121]" office:value-type="float" office:value="0.49560422660055" calcext:value-type="float">
            <text:p>0.4956042266</text:p>
          </table:table-cell>
          <table:table-cell table:formula="of:=[.E25]/[.E121]" office:value-type="float" office:value="0.551579543077884" calcext:value-type="float">
            <text:p>0.5515795431</text:p>
          </table:table-cell>
          <table:table-cell table:formula="of:=[.F25]/[.F121]" office:value-type="float" office:value="0.653635760509394" calcext:value-type="float">
            <text:p>0.6536357605</text:p>
          </table:table-cell>
          <table:table-cell table:formula="of:=[.G25]/[.G121]" office:value-type="float" office:value="0.916523488590119" calcext:value-type="float">
            <text:p>0.9165234886</text:p>
          </table:table-cell>
          <table:table-cell table:formula="of:=[.H25]/[.H121]" office:value-type="float" office:value="0.83116527258686" calcext:value-type="float">
            <text:p>0.8311652726</text:p>
          </table:table-cell>
          <table:table-cell table:formula="of:=[.I25]/[.I121]" office:value-type="float" office:value="0.953492024940791" calcext:value-type="float">
            <text:p>0.9534920249</text:p>
          </table:table-cell>
          <table:table-cell table:formula="of:=[.J25]/[.J121]" office:value-type="float" office:value="0.716183979052593" calcext:value-type="float">
            <text:p>0.7161839791</text:p>
          </table:table-cell>
          <table:table-cell table:formula="of:=[.K25]/[.K121]" office:value-type="float" office:value="1.23264390643515" calcext:value-type="float">
            <text:p>1.2326439064</text:p>
          </table:table-cell>
          <table:table-cell table:formula="of:=[.L25]/[.L121]" office:value-type="float" office:value="1.20800688861811" calcext:value-type="float">
            <text:p>1.2080068886</text:p>
          </table:table-cell>
          <table:table-cell table:formula="of:=[.M25]/[.M121]" office:value-type="float" office:value="1.45103480387382" calcext:value-type="float">
            <text:p>1.4510348039</text:p>
          </table:table-cell>
          <table:table-cell table:formula="of:=[.N25]/[.N121]" office:value-type="float" office:value="1.6090560635301" calcext:value-type="float">
            <text:p>1.6090560635</text:p>
          </table:table-cell>
          <table:table-cell table:formula="of:=[.O25]/[.O121]" office:value-type="float" office:value="1.4894587484666" calcext:value-type="float">
            <text:p>1.4894587485</text:p>
          </table:table-cell>
          <table:table-cell table:formula="of:=[.P25]/[.P121]" office:value-type="float" office:value="1.60226011545597" calcext:value-type="float">
            <text:p>1.6022601155</text:p>
          </table:table-cell>
          <table:table-cell table:formula="of:=[.Q25]/[.Q121]" office:value-type="float" office:value="1.67256464005787" calcext:value-type="float">
            <text:p>1.6725646401</text:p>
          </table:table-cell>
          <table:table-cell table:formula="of:=[.R25]/[.R121]" office:value-type="float" office:value="1.6977739040883" calcext:value-type="float">
            <text:p>1.6977739041</text:p>
          </table:table-cell>
          <table:table-cell table:formula="of:=[.S25]/[.S121]" office:value-type="float" office:value="1.73381202939437" calcext:value-type="float">
            <text:p>1.7338120294</text:p>
          </table:table-cell>
          <table:table-cell table:formula="of:=[.T25]/[.T121]" office:value-type="float" office:value="1.63841224418724" calcext:value-type="float">
            <text:p>1.6384122442</text:p>
          </table:table-cell>
          <table:table-cell table:formula="of:=[.U25]/[.U121]" office:value-type="float" office:value="1.7295544086516" calcext:value-type="float">
            <text:p>1.7295544087</text:p>
          </table:table-cell>
          <table:table-cell table:formula="of:=[.V25]/[.V121]" office:value-type="float" office:value="1.91599269698621" calcext:value-type="float">
            <text:p>1.915992697</text:p>
          </table:table-cell>
          <table:table-cell table:formula="of:=[.W25]/[.W121]" office:value-type="float" office:value="1.26014143359013" calcext:value-type="float">
            <text:p>1.2601414336</text:p>
          </table:table-cell>
          <table:table-cell table:formula="of:=[.X25]/[.X121]" office:value-type="float" office:value="1.02839028025696" calcext:value-type="float">
            <text:p>1.0283902803</text:p>
          </table:table-cell>
          <table:table-cell table:formula="of:=[.Y25]/[.Y121]" office:value-type="float" office:value="1.13212552618764" calcext:value-type="float">
            <text:p>1.1321255262</text:p>
          </table:table-cell>
          <table:table-cell table:formula="of:=[.Z25]/[.Z121]" office:value-type="float" office:value="1.18360331523209" calcext:value-type="float">
            <text:p>1.1836033152</text:p>
          </table:table-cell>
          <table:table-cell table:formula="of:=[.AA25]/[.AA121]" office:value-type="float" office:value="2.05679613740847" calcext:value-type="float">
            <text:p>2.0567961374</text:p>
          </table:table-cell>
          <table:table-cell table:formula="of:=[.AB25]/[.AB121]" office:value-type="float" office:value="1.20489656962408" calcext:value-type="float">
            <text:p>1.2048965696</text:p>
          </table:table-cell>
          <table:table-cell table:formula="of:=[.AC25]/[.AC121]" office:value-type="float" office:value="1.83807828364443" calcext:value-type="float">
            <text:p>1.8380782836</text:p>
          </table:table-cell>
          <table:table-cell table:formula="of:=[.AD25]/[.AD121]" office:value-type="float" office:value="0.925666525253592" calcext:value-type="float">
            <text:p>0.9256665253</text:p>
          </table:table-cell>
          <table:table-cell table:formula="of:=[.AE25]/[.AE121]" office:value-type="float" office:value="1.9780422444023" calcext:value-type="float">
            <text:p>1.9780422444</text:p>
          </table:table-cell>
          <table:table-cell table:formula="of:=[.AF25]/[.AF121]" office:value-type="float" office:value="1.36060147390321" calcext:value-type="float">
            <text:p>1.3606014739</text:p>
          </table:table-cell>
          <table:table-cell table:formula="of:=[.AG25]/[.AG121]" office:value-type="float" office:value="1.49996944118622" calcext:value-type="float">
            <text:p>1.4999694412</text:p>
          </table:table-cell>
        </table:table-row>
        <table:table-row table:style-name="ro2">
          <table:table-cell office:value-type="float" office:value="2500000" calcext:value-type="float">
            <text:p>2500000</text:p>
          </table:table-cell>
          <table:table-cell table:formula="of:=[.B26]/[.B122]" office:value-type="float" office:value="0.567271657615159" calcext:value-type="float">
            <text:p>0.5672716576</text:p>
          </table:table-cell>
          <table:table-cell table:formula="of:=[.C26]/[.C122]" office:value-type="float" office:value="0.43638154106512" calcext:value-type="float">
            <text:p>0.4363815411</text:p>
          </table:table-cell>
          <table:table-cell table:formula="of:=[.D26]/[.D122]" office:value-type="float" office:value="0.546867560836655" calcext:value-type="float">
            <text:p>0.5468675608</text:p>
          </table:table-cell>
          <table:table-cell table:formula="of:=[.E26]/[.E122]" office:value-type="float" office:value="0.495110058010903" calcext:value-type="float">
            <text:p>0.495110058</text:p>
          </table:table-cell>
          <table:table-cell table:formula="of:=[.F26]/[.F122]" office:value-type="float" office:value="0.697045891716126" calcext:value-type="float">
            <text:p>0.6970458917</text:p>
          </table:table-cell>
          <table:table-cell table:formula="of:=[.G26]/[.G122]" office:value-type="float" office:value="1.06341926565027" calcext:value-type="float">
            <text:p>1.0634192657</text:p>
          </table:table-cell>
          <table:table-cell table:formula="of:=[.H26]/[.H122]" office:value-type="float" office:value="1.02282176758482" calcext:value-type="float">
            <text:p>1.0228217676</text:p>
          </table:table-cell>
          <table:table-cell table:formula="of:=[.I26]/[.I122]" office:value-type="float" office:value="0.898154287115576" calcext:value-type="float">
            <text:p>0.8981542871</text:p>
          </table:table-cell>
          <table:table-cell table:formula="of:=[.J26]/[.J122]" office:value-type="float" office:value="1.34873187627092" calcext:value-type="float">
            <text:p>1.3487318763</text:p>
          </table:table-cell>
          <table:table-cell table:formula="of:=[.K26]/[.K122]" office:value-type="float" office:value="1.09018801526184" calcext:value-type="float">
            <text:p>1.0901880153</text:p>
          </table:table-cell>
          <table:table-cell table:formula="of:=[.L26]/[.L122]" office:value-type="float" office:value="1.46177450121218" calcext:value-type="float">
            <text:p>1.4617745012</text:p>
          </table:table-cell>
          <table:table-cell table:formula="of:=[.M26]/[.M122]" office:value-type="float" office:value="1.49119220302429" calcext:value-type="float">
            <text:p>1.491192203</text:p>
          </table:table-cell>
          <table:table-cell table:formula="of:=[.N26]/[.N122]" office:value-type="float" office:value="1.54199903123031" calcext:value-type="float">
            <text:p>1.5419990312</text:p>
          </table:table-cell>
          <table:table-cell table:formula="of:=[.O26]/[.O122]" office:value-type="float" office:value="1.51417481720527" calcext:value-type="float">
            <text:p>1.5141748172</text:p>
          </table:table-cell>
          <table:table-cell table:formula="of:=[.P26]/[.P122]" office:value-type="float" office:value="1.57953939252169" calcext:value-type="float">
            <text:p>1.5795393925</text:p>
          </table:table-cell>
          <table:table-cell table:formula="of:=[.Q26]/[.Q122]" office:value-type="float" office:value="1.58321735584583" calcext:value-type="float">
            <text:p>1.5832173558</text:p>
          </table:table-cell>
          <table:table-cell table:formula="of:=[.R26]/[.R122]" office:value-type="float" office:value="1.4982959275869" calcext:value-type="float">
            <text:p>1.4982959276</text:p>
          </table:table-cell>
          <table:table-cell table:formula="of:=[.S26]/[.S122]" office:value-type="float" office:value="1.59429497313779" calcext:value-type="float">
            <text:p>1.5942949731</text:p>
          </table:table-cell>
          <table:table-cell table:formula="of:=[.T26]/[.T122]" office:value-type="float" office:value="1.4468789065397" calcext:value-type="float">
            <text:p>1.4468789065</text:p>
          </table:table-cell>
          <table:table-cell table:formula="of:=[.U26]/[.U122]" office:value-type="float" office:value="1.88649259968861" calcext:value-type="float">
            <text:p>1.8864925997</text:p>
          </table:table-cell>
          <table:table-cell table:formula="of:=[.V26]/[.V122]" office:value-type="float" office:value="1.82785515597557" calcext:value-type="float">
            <text:p>1.827855156</text:p>
          </table:table-cell>
          <table:table-cell table:formula="of:=[.W26]/[.W122]" office:value-type="float" office:value="1.67182644141465" calcext:value-type="float">
            <text:p>1.6718264414</text:p>
          </table:table-cell>
          <table:table-cell table:formula="of:=[.X26]/[.X122]" office:value-type="float" office:value="1.9195459672122" calcext:value-type="float">
            <text:p>1.9195459672</text:p>
          </table:table-cell>
          <table:table-cell table:formula="of:=[.Y26]/[.Y122]" office:value-type="float" office:value="1.91997131415228" calcext:value-type="float">
            <text:p>1.9199713142</text:p>
          </table:table-cell>
          <table:table-cell table:formula="of:=[.Z26]/[.Z122]" office:value-type="float" office:value="1.37258042540365" calcext:value-type="float">
            <text:p>1.3725804254</text:p>
          </table:table-cell>
          <table:table-cell table:formula="of:=[.AA26]/[.AA122]" office:value-type="float" office:value="1.92717793351921" calcext:value-type="float">
            <text:p>1.9271779335</text:p>
          </table:table-cell>
          <table:table-cell table:formula="of:=[.AB26]/[.AB122]" office:value-type="float" office:value="1.92096233158742" calcext:value-type="float">
            <text:p>1.9209623316</text:p>
          </table:table-cell>
          <table:table-cell table:formula="of:=[.AC26]/[.AC122]" office:value-type="float" office:value="1.51503191651561" calcext:value-type="float">
            <text:p>1.5150319165</text:p>
          </table:table-cell>
          <table:table-cell table:formula="of:=[.AD26]/[.AD122]" office:value-type="float" office:value="1.8072048406396" calcext:value-type="float">
            <text:p>1.8072048406</text:p>
          </table:table-cell>
          <table:table-cell table:formula="of:=[.AE26]/[.AE122]" office:value-type="float" office:value="2.0670580487612" calcext:value-type="float">
            <text:p>2.0670580488</text:p>
          </table:table-cell>
          <table:table-cell table:formula="of:=[.AF26]/[.AF122]" office:value-type="float" office:value="1.10678212894384" calcext:value-type="float">
            <text:p>1.1067821289</text:p>
          </table:table-cell>
          <table:table-cell table:formula="of:=[.AG26]/[.AG122]" office:value-type="float" office:value="1.99223525635034" calcext:value-type="float">
            <text:p>1.9922352564</text:p>
          </table:table-cell>
        </table:table-row>
        <table:table-row table:style-name="ro2">
          <table:table-cell office:value-type="float" office:value="2600000" calcext:value-type="float">
            <text:p>2600000</text:p>
          </table:table-cell>
          <table:table-cell table:formula="of:=[.B27]/[.B123]" office:value-type="float" office:value="0.534242429608107" calcext:value-type="float">
            <text:p>0.5342424296</text:p>
          </table:table-cell>
          <table:table-cell table:formula="of:=[.C27]/[.C123]" office:value-type="float" office:value="0.435163954348016" calcext:value-type="float">
            <text:p>0.4351639543</text:p>
          </table:table-cell>
          <table:table-cell table:formula="of:=[.D27]/[.D123]" office:value-type="float" office:value="0.517023616232742" calcext:value-type="float">
            <text:p>0.5170236162</text:p>
          </table:table-cell>
          <table:table-cell table:formula="of:=[.E27]/[.E123]" office:value-type="float" office:value="0.569378236423947" calcext:value-type="float">
            <text:p>0.5693782364</text:p>
          </table:table-cell>
          <table:table-cell table:formula="of:=[.F27]/[.F123]" office:value-type="float" office:value="0.486646726356875" calcext:value-type="float">
            <text:p>0.4866467264</text:p>
          </table:table-cell>
          <table:table-cell table:formula="of:=[.G27]/[.G123]" office:value-type="float" office:value="0.820722555693355" calcext:value-type="float">
            <text:p>0.8207225557</text:p>
          </table:table-cell>
          <table:table-cell table:formula="of:=[.H27]/[.H123]" office:value-type="float" office:value="0.852415176056232" calcext:value-type="float">
            <text:p>0.8524151761</text:p>
          </table:table-cell>
          <table:table-cell table:formula="of:=[.I27]/[.I123]" office:value-type="float" office:value="1.10009092356016" calcext:value-type="float">
            <text:p>1.1000909236</text:p>
          </table:table-cell>
          <table:table-cell table:formula="of:=[.J27]/[.J123]" office:value-type="float" office:value="0.899001047618915" calcext:value-type="float">
            <text:p>0.8990010476</text:p>
          </table:table-cell>
          <table:table-cell table:formula="of:=[.K27]/[.K123]" office:value-type="float" office:value="1.15806133521543" calcext:value-type="float">
            <text:p>1.1580613352</text:p>
          </table:table-cell>
          <table:table-cell table:formula="of:=[.L27]/[.L123]" office:value-type="float" office:value="1.18652248331523" calcext:value-type="float">
            <text:p>1.1865224833</text:p>
          </table:table-cell>
          <table:table-cell table:formula="of:=[.M27]/[.M123]" office:value-type="float" office:value="1.53239561040016" calcext:value-type="float">
            <text:p>1.5323956104</text:p>
          </table:table-cell>
          <table:table-cell table:formula="of:=[.N27]/[.N123]" office:value-type="float" office:value="1.33138964555285" calcext:value-type="float">
            <text:p>1.3313896456</text:p>
          </table:table-cell>
          <table:table-cell table:formula="of:=[.O27]/[.O123]" office:value-type="float" office:value="1.3574316735563" calcext:value-type="float">
            <text:p>1.3574316736</text:p>
          </table:table-cell>
          <table:table-cell table:formula="of:=[.P27]/[.P123]" office:value-type="float" office:value="1.84518232592446" calcext:value-type="float">
            <text:p>1.8451823259</text:p>
          </table:table-cell>
          <table:table-cell table:formula="of:=[.Q27]/[.Q123]" office:value-type="float" office:value="1.8543372289038" calcext:value-type="float">
            <text:p>1.8543372289</text:p>
          </table:table-cell>
          <table:table-cell table:formula="of:=[.R27]/[.R123]" office:value-type="float" office:value="1.80398156431681" calcext:value-type="float">
            <text:p>1.8039815643</text:p>
          </table:table-cell>
          <table:table-cell table:formula="of:=[.S27]/[.S123]" office:value-type="float" office:value="1.69873712034285" calcext:value-type="float">
            <text:p>1.6987371203</text:p>
          </table:table-cell>
          <table:table-cell table:formula="of:=[.T27]/[.T123]" office:value-type="float" office:value="1.77987291875123" calcext:value-type="float">
            <text:p>1.7798729188</text:p>
          </table:table-cell>
          <table:table-cell table:formula="of:=[.U27]/[.U123]" office:value-type="float" office:value="1.38259214944047" calcext:value-type="float">
            <text:p>1.3825921494</text:p>
          </table:table-cell>
          <table:table-cell table:formula="of:=[.V27]/[.V123]" office:value-type="float" office:value="1.31597741934111" calcext:value-type="float">
            <text:p>1.3159774193</text:p>
          </table:table-cell>
          <table:table-cell table:formula="of:=[.W27]/[.W123]" office:value-type="float" office:value="1.78656548901837" calcext:value-type="float">
            <text:p>1.786565489</text:p>
          </table:table-cell>
          <table:table-cell table:formula="of:=[.X27]/[.X123]" office:value-type="float" office:value="1.2126125976405" calcext:value-type="float">
            <text:p>1.2126125976</text:p>
          </table:table-cell>
          <table:table-cell table:formula="of:=[.Y27]/[.Y123]" office:value-type="float" office:value="2.02107842892111" calcext:value-type="float">
            <text:p>2.0210784289</text:p>
          </table:table-cell>
          <table:table-cell table:formula="of:=[.Z27]/[.Z123]" office:value-type="float" office:value="1.53431570771145" calcext:value-type="float">
            <text:p>1.5343157077</text:p>
          </table:table-cell>
          <table:table-cell table:formula="of:=[.AA27]/[.AA123]" office:value-type="float" office:value="1.30374386099351" calcext:value-type="float">
            <text:p>1.303743861</text:p>
          </table:table-cell>
          <table:table-cell table:formula="of:=[.AB27]/[.AB123]" office:value-type="float" office:value="1.92601329921262" calcext:value-type="float">
            <text:p>1.9260132992</text:p>
          </table:table-cell>
          <table:table-cell table:formula="of:=[.AC27]/[.AC123]" office:value-type="float" office:value="1.98400730020016" calcext:value-type="float">
            <text:p>1.9840073002</text:p>
          </table:table-cell>
          <table:table-cell table:formula="of:=[.AD27]/[.AD123]" office:value-type="float" office:value="1.70731144880762" calcext:value-type="float">
            <text:p>1.7073114488</text:p>
          </table:table-cell>
          <table:table-cell table:formula="of:=[.AE27]/[.AE123]" office:value-type="float" office:value="1.71153545755837" calcext:value-type="float">
            <text:p>1.7115354576</text:p>
          </table:table-cell>
          <table:table-cell table:formula="of:=[.AF27]/[.AF123]" office:value-type="float" office:value="2.06440257718135" calcext:value-type="float">
            <text:p>2.0644025772</text:p>
          </table:table-cell>
          <table:table-cell table:formula="of:=[.AG27]/[.AG123]" office:value-type="float" office:value="1.81770585650531" calcext:value-type="float">
            <text:p>1.8177058565</text:p>
          </table:table-cell>
        </table:table-row>
        <table:table-row table:style-name="ro2">
          <table:table-cell office:value-type="float" office:value="2700000" calcext:value-type="float">
            <text:p>2700000</text:p>
          </table:table-cell>
          <table:table-cell table:formula="of:=[.B28]/[.B124]" office:value-type="float" office:value="0.575542091810096" calcext:value-type="float">
            <text:p>0.5755420918</text:p>
          </table:table-cell>
          <table:table-cell table:formula="of:=[.C28]/[.C124]" office:value-type="float" office:value="0.41340851531579" calcext:value-type="float">
            <text:p>0.4134085153</text:p>
          </table:table-cell>
          <table:table-cell table:formula="of:=[.D28]/[.D124]" office:value-type="float" office:value="0.520895352220889" calcext:value-type="float">
            <text:p>0.5208953522</text:p>
          </table:table-cell>
          <table:table-cell table:formula="of:=[.E28]/[.E124]" office:value-type="float" office:value="0.466663902161036" calcext:value-type="float">
            <text:p>0.4666639022</text:p>
          </table:table-cell>
          <table:table-cell table:formula="of:=[.F28]/[.F124]" office:value-type="float" office:value="0.699475178067965" calcext:value-type="float">
            <text:p>0.6994751781</text:p>
          </table:table-cell>
          <table:table-cell table:formula="of:=[.G28]/[.G124]" office:value-type="float" office:value="1.02815681392448" calcext:value-type="float">
            <text:p>1.0281568139</text:p>
          </table:table-cell>
          <table:table-cell table:formula="of:=[.H28]/[.H124]" office:value-type="float" office:value="0.910966431123395" calcext:value-type="float">
            <text:p>0.9109664311</text:p>
          </table:table-cell>
          <table:table-cell table:formula="of:=[.I28]/[.I124]" office:value-type="float" office:value="0.817436842235219" calcext:value-type="float">
            <text:p>0.8174368422</text:p>
          </table:table-cell>
          <table:table-cell table:formula="of:=[.J28]/[.J124]" office:value-type="float" office:value="1.14287854172836" calcext:value-type="float">
            <text:p>1.1428785417</text:p>
          </table:table-cell>
          <table:table-cell table:formula="of:=[.K28]/[.K124]" office:value-type="float" office:value="1.18034434214347" calcext:value-type="float">
            <text:p>1.1803443421</text:p>
          </table:table-cell>
          <table:table-cell table:formula="of:=[.L28]/[.L124]" office:value-type="float" office:value="1.57938557597366" calcext:value-type="float">
            <text:p>1.579385576</text:p>
          </table:table-cell>
          <table:table-cell table:formula="of:=[.M28]/[.M124]" office:value-type="float" office:value="1.44606589154871" calcext:value-type="float">
            <text:p>1.4460658915</text:p>
          </table:table-cell>
          <table:table-cell table:formula="of:=[.N28]/[.N124]" office:value-type="float" office:value="1.44984711767406" calcext:value-type="float">
            <text:p>1.4498471177</text:p>
          </table:table-cell>
          <table:table-cell table:formula="of:=[.O28]/[.O124]" office:value-type="float" office:value="1.66747772926759" calcext:value-type="float">
            <text:p>1.6674777293</text:p>
          </table:table-cell>
          <table:table-cell table:formula="of:=[.P28]/[.P124]" office:value-type="float" office:value="1.75036607164297" calcext:value-type="float">
            <text:p>1.7503660716</text:p>
          </table:table-cell>
          <table:table-cell table:formula="of:=[.Q28]/[.Q124]" office:value-type="float" office:value="1.75267472696086" calcext:value-type="float">
            <text:p>1.752674727</text:p>
          </table:table-cell>
          <table:table-cell table:formula="of:=[.R28]/[.R124]" office:value-type="float" office:value="1.67927517888834" calcext:value-type="float">
            <text:p>1.6792751789</text:p>
          </table:table-cell>
          <table:table-cell table:formula="of:=[.S28]/[.S124]" office:value-type="float" office:value="1.64639944950658" calcext:value-type="float">
            <text:p>1.6463994495</text:p>
          </table:table-cell>
          <table:table-cell table:formula="of:=[.T28]/[.T124]" office:value-type="float" office:value="1.77732606363201" calcext:value-type="float">
            <text:p>1.7773260636</text:p>
          </table:table-cell>
          <table:table-cell table:formula="of:=[.U28]/[.U124]" office:value-type="float" office:value="1.68602519845359" calcext:value-type="float">
            <text:p>1.6860251985</text:p>
          </table:table-cell>
          <table:table-cell table:formula="of:=[.V28]/[.V124]" office:value-type="float" office:value="1.85677063747761" calcext:value-type="float">
            <text:p>1.8567706375</text:p>
          </table:table-cell>
          <table:table-cell table:formula="of:=[.W28]/[.W124]" office:value-type="float" office:value="1.49521631347731" calcext:value-type="float">
            <text:p>1.4952163135</text:p>
          </table:table-cell>
          <table:table-cell table:formula="of:=[.X28]/[.X124]" office:value-type="float" office:value="1.84045459507249" calcext:value-type="float">
            <text:p>1.8404545951</text:p>
          </table:table-cell>
          <table:table-cell table:formula="of:=[.Y28]/[.Y124]" office:value-type="float" office:value="1.94177824472392" calcext:value-type="float">
            <text:p>1.9417782447</text:p>
          </table:table-cell>
          <table:table-cell table:formula="of:=[.Z28]/[.Z124]" office:value-type="float" office:value="1.97373974838865" calcext:value-type="float">
            <text:p>1.9737397484</text:p>
          </table:table-cell>
          <table:table-cell table:formula="of:=[.AA28]/[.AA124]" office:value-type="float" office:value="1.81185583080924" calcext:value-type="float">
            <text:p>1.8118558308</text:p>
          </table:table-cell>
          <table:table-cell table:formula="of:=[.AB28]/[.AB124]" office:value-type="float" office:value="1.38505761137474" calcext:value-type="float">
            <text:p>1.3850576114</text:p>
          </table:table-cell>
          <table:table-cell table:formula="of:=[.AC28]/[.AC124]" office:value-type="float" office:value="1.97406108130294" calcext:value-type="float">
            <text:p>1.9740610813</text:p>
          </table:table-cell>
          <table:table-cell table:formula="of:=[.AD28]/[.AD124]" office:value-type="float" office:value="1.9491423791367" calcext:value-type="float">
            <text:p>1.9491423791</text:p>
          </table:table-cell>
          <table:table-cell table:formula="of:=[.AE28]/[.AE124]" office:value-type="float" office:value="1.0334966895719" calcext:value-type="float">
            <text:p>1.0334966896</text:p>
          </table:table-cell>
          <table:table-cell table:formula="of:=[.AF28]/[.AF124]" office:value-type="float" office:value="2.12336681968499" calcext:value-type="float">
            <text:p>2.1233668197</text:p>
          </table:table-cell>
          <table:table-cell table:formula="of:=[.AG28]/[.AG124]" office:value-type="float" office:value="1.3649401631111" calcext:value-type="float">
            <text:p>1.3649401631</text:p>
          </table:table-cell>
        </table:table-row>
        <table:table-row table:style-name="ro2">
          <table:table-cell office:value-type="float" office:value="2800000" calcext:value-type="float">
            <text:p>2800000</text:p>
          </table:table-cell>
          <table:table-cell table:formula="of:=[.B29]/[.B125]" office:value-type="float" office:value="0.556601369623342" calcext:value-type="float">
            <text:p>0.5566013696</text:p>
          </table:table-cell>
          <table:table-cell table:formula="of:=[.C29]/[.C125]" office:value-type="float" office:value="0.406341940679274" calcext:value-type="float">
            <text:p>0.4063419407</text:p>
          </table:table-cell>
          <table:table-cell table:formula="of:=[.D29]/[.D125]" office:value-type="float" office:value="0.50420764759296" calcext:value-type="float">
            <text:p>0.5042076476</text:p>
          </table:table-cell>
          <table:table-cell table:formula="of:=[.E29]/[.E125]" office:value-type="float" office:value="0.503795129545885" calcext:value-type="float">
            <text:p>0.5037951295</text:p>
          </table:table-cell>
          <table:table-cell table:formula="of:=[.F29]/[.F125]" office:value-type="float" office:value="0.500289250132616" calcext:value-type="float">
            <text:p>0.5002892501</text:p>
          </table:table-cell>
          <table:table-cell table:formula="of:=[.G29]/[.G125]" office:value-type="float" office:value="0.817296486892504" calcext:value-type="float">
            <text:p>0.8172964869</text:p>
          </table:table-cell>
          <table:table-cell table:formula="of:=[.H29]/[.H125]" office:value-type="float" office:value="0.652327159184636" calcext:value-type="float">
            <text:p>0.6523271592</text:p>
          </table:table-cell>
          <table:table-cell table:formula="of:=[.I29]/[.I125]" office:value-type="float" office:value="0.728956316588881" calcext:value-type="float">
            <text:p>0.7289563166</text:p>
          </table:table-cell>
          <table:table-cell table:formula="of:=[.J29]/[.J125]" office:value-type="float" office:value="0.966508211665211" calcext:value-type="float">
            <text:p>0.9665082117</text:p>
          </table:table-cell>
          <table:table-cell table:formula="of:=[.K29]/[.K125]" office:value-type="float" office:value="1.1376332252016" calcext:value-type="float">
            <text:p>1.1376332252</text:p>
          </table:table-cell>
          <table:table-cell table:formula="of:=[.L29]/[.L125]" office:value-type="float" office:value="1.25931780896312" calcext:value-type="float">
            <text:p>1.259317809</text:p>
          </table:table-cell>
          <table:table-cell table:formula="of:=[.M29]/[.M125]" office:value-type="float" office:value="1.33310203744541" calcext:value-type="float">
            <text:p>1.3331020374</text:p>
          </table:table-cell>
          <table:table-cell table:formula="of:=[.N29]/[.N125]" office:value-type="float" office:value="1.31041213134777" calcext:value-type="float">
            <text:p>1.3104121313</text:p>
          </table:table-cell>
          <table:table-cell table:formula="of:=[.O29]/[.O125]" office:value-type="float" office:value="1.54569237306322" calcext:value-type="float">
            <text:p>1.5456923731</text:p>
          </table:table-cell>
          <table:table-cell table:formula="of:=[.P29]/[.P125]" office:value-type="float" office:value="1.54941459651517" calcext:value-type="float">
            <text:p>1.5494145965</text:p>
          </table:table-cell>
          <table:table-cell table:formula="of:=[.Q29]/[.Q125]" office:value-type="float" office:value="1.67869983025172" calcext:value-type="float">
            <text:p>1.6786998303</text:p>
          </table:table-cell>
          <table:table-cell table:formula="of:=[.R29]/[.R125]" office:value-type="float" office:value="1.86834206169403" calcext:value-type="float">
            <text:p>1.8683420617</text:p>
          </table:table-cell>
          <table:table-cell table:formula="of:=[.S29]/[.S125]" office:value-type="float" office:value="1.45289707316892" calcext:value-type="float">
            <text:p>1.4528970732</text:p>
          </table:table-cell>
          <table:table-cell table:formula="of:=[.T29]/[.T125]" office:value-type="float" office:value="1.5361557082137" calcext:value-type="float">
            <text:p>1.5361557082</text:p>
          </table:table-cell>
          <table:table-cell table:formula="of:=[.U29]/[.U125]" office:value-type="float" office:value="1.73714115427737" calcext:value-type="float">
            <text:p>1.7371411543</text:p>
          </table:table-cell>
          <table:table-cell table:formula="of:=[.V29]/[.V125]" office:value-type="float" office:value="1.76110493357887" calcext:value-type="float">
            <text:p>1.7611049336</text:p>
          </table:table-cell>
          <table:table-cell table:formula="of:=[.W29]/[.W125]" office:value-type="float" office:value="1.83260773451835" calcext:value-type="float">
            <text:p>1.8326077345</text:p>
          </table:table-cell>
          <table:table-cell table:formula="of:=[.X29]/[.X125]" office:value-type="float" office:value="1.48508052616782" calcext:value-type="float">
            <text:p>1.4850805262</text:p>
          </table:table-cell>
          <table:table-cell table:formula="of:=[.Y29]/[.Y125]" office:value-type="float" office:value="1.27297627403606" calcext:value-type="float">
            <text:p>1.272976274</text:p>
          </table:table-cell>
          <table:table-cell table:formula="of:=[.Z29]/[.Z125]" office:value-type="float" office:value="1.42766351972161" calcext:value-type="float">
            <text:p>1.4276635197</text:p>
          </table:table-cell>
          <table:table-cell table:formula="of:=[.AA29]/[.AA125]" office:value-type="float" office:value="1.95889007277718" calcext:value-type="float">
            <text:p>1.9588900728</text:p>
          </table:table-cell>
          <table:table-cell table:formula="of:=[.AB29]/[.AB125]" office:value-type="float" office:value="1.5319934555185" calcext:value-type="float">
            <text:p>1.5319934555</text:p>
          </table:table-cell>
          <table:table-cell table:formula="of:=[.AC29]/[.AC125]" office:value-type="float" office:value="1.77450628400599" calcext:value-type="float">
            <text:p>1.774506284</text:p>
          </table:table-cell>
          <table:table-cell table:formula="of:=[.AD29]/[.AD125]" office:value-type="float" office:value="1.91600985849059" calcext:value-type="float">
            <text:p>1.9160098585</text:p>
          </table:table-cell>
          <table:table-cell table:formula="of:=[.AE29]/[.AE125]" office:value-type="float" office:value="1.92291811942573" calcext:value-type="float">
            <text:p>1.9229181194</text:p>
          </table:table-cell>
          <table:table-cell table:formula="of:=[.AF29]/[.AF125]" office:value-type="float" office:value="1.80339751203781" calcext:value-type="float">
            <text:p>1.803397512</text:p>
          </table:table-cell>
          <table:table-cell table:formula="of:=[.AG29]/[.AG125]" office:value-type="float" office:value="1.4271851548821" calcext:value-type="float">
            <text:p>1.4271851549</text:p>
          </table:table-cell>
        </table:table-row>
        <table:table-row table:style-name="ro2">
          <table:table-cell office:value-type="float" office:value="2900000" calcext:value-type="float">
            <text:p>2900000</text:p>
          </table:table-cell>
          <table:table-cell table:formula="of:=[.B30]/[.B126]" office:value-type="float" office:value="0.519205187161929" calcext:value-type="float">
            <text:p>0.5192051872</text:p>
          </table:table-cell>
          <table:table-cell table:formula="of:=[.C30]/[.C126]" office:value-type="float" office:value="0.419799228892034" calcext:value-type="float">
            <text:p>0.4197992289</text:p>
          </table:table-cell>
          <table:table-cell table:formula="of:=[.D30]/[.D126]" office:value-type="float" office:value="0.499233487708934" calcext:value-type="float">
            <text:p>0.4992334877</text:p>
          </table:table-cell>
          <table:table-cell table:formula="of:=[.E30]/[.E126]" office:value-type="float" office:value="0.505098287799017" calcext:value-type="float">
            <text:p>0.5050982878</text:p>
          </table:table-cell>
          <table:table-cell table:formula="of:=[.F30]/[.F126]" office:value-type="float" office:value="0.667497379184787" calcext:value-type="float">
            <text:p>0.6674973792</text:p>
          </table:table-cell>
          <table:table-cell table:formula="of:=[.G30]/[.G126]" office:value-type="float" office:value="0.746648639258132" calcext:value-type="float">
            <text:p>0.7466486393</text:p>
          </table:table-cell>
          <table:table-cell table:formula="of:=[.H30]/[.H126]" office:value-type="float" office:value="0.91681774732041" calcext:value-type="float">
            <text:p>0.9168177473</text:p>
          </table:table-cell>
          <table:table-cell table:formula="of:=[.I30]/[.I126]" office:value-type="float" office:value="1.38671643849034" calcext:value-type="float">
            <text:p>1.3867164385</text:p>
          </table:table-cell>
          <table:table-cell table:formula="of:=[.J30]/[.J126]" office:value-type="float" office:value="0.995917674359624" calcext:value-type="float">
            <text:p>0.9959176744</text:p>
          </table:table-cell>
          <table:table-cell table:formula="of:=[.K30]/[.K126]" office:value-type="float" office:value="1.29253851037508" calcext:value-type="float">
            <text:p>1.2925385104</text:p>
          </table:table-cell>
          <table:table-cell table:formula="of:=[.L30]/[.L126]" office:value-type="float" office:value="1.38256982217553" calcext:value-type="float">
            <text:p>1.3825698222</text:p>
          </table:table-cell>
          <table:table-cell table:formula="of:=[.M30]/[.M126]" office:value-type="float" office:value="1.2642586004148" calcext:value-type="float">
            <text:p>1.2642586004</text:p>
          </table:table-cell>
          <table:table-cell table:formula="of:=[.N30]/[.N126]" office:value-type="float" office:value="1.72170309797416" calcext:value-type="float">
            <text:p>1.721703098</text:p>
          </table:table-cell>
          <table:table-cell table:formula="of:=[.O30]/[.O126]" office:value-type="float" office:value="1.38391782638756" calcext:value-type="float">
            <text:p>1.3839178264</text:p>
          </table:table-cell>
          <table:table-cell table:formula="of:=[.P30]/[.P126]" office:value-type="float" office:value="1.28321471584345" calcext:value-type="float">
            <text:p>1.2832147158</text:p>
          </table:table-cell>
          <table:table-cell table:formula="of:=[.Q30]/[.Q126]" office:value-type="float" office:value="1.65154980154028" calcext:value-type="float">
            <text:p>1.6515498015</text:p>
          </table:table-cell>
          <table:table-cell table:formula="of:=[.R30]/[.R126]" office:value-type="float" office:value="1.36753814203457" calcext:value-type="float">
            <text:p>1.367538142</text:p>
          </table:table-cell>
          <table:table-cell table:formula="of:=[.S30]/[.S126]" office:value-type="float" office:value="1.21239614035513" calcext:value-type="float">
            <text:p>1.2123961404</text:p>
          </table:table-cell>
          <table:table-cell table:formula="of:=[.T30]/[.T126]" office:value-type="float" office:value="1.59386866440291" calcext:value-type="float">
            <text:p>1.5938686644</text:p>
          </table:table-cell>
          <table:table-cell table:formula="of:=[.U30]/[.U126]" office:value-type="float" office:value="1.87481366727461" calcext:value-type="float">
            <text:p>1.8748136673</text:p>
          </table:table-cell>
          <table:table-cell table:formula="of:=[.V30]/[.V126]" office:value-type="float" office:value="1.70933977100045" calcext:value-type="float">
            <text:p>1.709339771</text:p>
          </table:table-cell>
          <table:table-cell table:formula="of:=[.W30]/[.W126]" office:value-type="float" office:value="1.5856191865994" calcext:value-type="float">
            <text:p>1.5856191866</text:p>
          </table:table-cell>
          <table:table-cell table:formula="of:=[.X30]/[.X126]" office:value-type="float" office:value="1.98129585984053" calcext:value-type="float">
            <text:p>1.9812958598</text:p>
          </table:table-cell>
          <table:table-cell table:formula="of:=[.Y30]/[.Y126]" office:value-type="float" office:value="1.60892822667362" calcext:value-type="float">
            <text:p>1.6089282267</text:p>
          </table:table-cell>
          <table:table-cell table:formula="of:=[.Z30]/[.Z126]" office:value-type="float" office:value="1.401025733645" calcext:value-type="float">
            <text:p>1.4010257336</text:p>
          </table:table-cell>
          <table:table-cell table:formula="of:=[.AA30]/[.AA126]" office:value-type="float" office:value="1.93803350234656" calcext:value-type="float">
            <text:p>1.9380335023</text:p>
          </table:table-cell>
          <table:table-cell table:formula="of:=[.AB30]/[.AB126]" office:value-type="float" office:value="1.83211503755098" calcext:value-type="float">
            <text:p>1.8321150376</text:p>
          </table:table-cell>
          <table:table-cell table:formula="of:=[.AC30]/[.AC126]" office:value-type="float" office:value="1.37714595538422" calcext:value-type="float">
            <text:p>1.3771459554</text:p>
          </table:table-cell>
          <table:table-cell table:formula="of:=[.AD30]/[.AD126]" office:value-type="float" office:value="1.72198905390249" calcext:value-type="float">
            <text:p>1.7219890539</text:p>
          </table:table-cell>
          <table:table-cell table:formula="of:=[.AE30]/[.AE126]" office:value-type="float" office:value="1.83695591906576" calcext:value-type="float">
            <text:p>1.8369559191</text:p>
          </table:table-cell>
          <table:table-cell table:formula="of:=[.AF30]/[.AF126]" office:value-type="float" office:value="1.54186813876079" calcext:value-type="float">
            <text:p>1.5418681388</text:p>
          </table:table-cell>
          <table:table-cell table:formula="of:=[.AG30]/[.AG126]" office:value-type="float" office:value="1.87649995586787" calcext:value-type="float">
            <text:p>1.8764999559</text:p>
          </table:table-cell>
        </table:table-row>
        <table:table-row table:style-name="ro2">
          <table:table-cell office:value-type="float" office:value="3000000" calcext:value-type="float">
            <text:p>3000000</text:p>
          </table:table-cell>
          <table:table-cell table:formula="of:=[.B31]/[.B127]" office:value-type="float" office:value="0.479369001765487" calcext:value-type="float">
            <text:p>0.4793690018</text:p>
          </table:table-cell>
          <table:table-cell table:formula="of:=[.C31]/[.C127]" office:value-type="float" office:value="0.410297500564034" calcext:value-type="float">
            <text:p>0.4102975006</text:p>
          </table:table-cell>
          <table:table-cell table:formula="of:=[.D31]/[.D127]" office:value-type="float" office:value="0.501204097533444" calcext:value-type="float">
            <text:p>0.5012040975</text:p>
          </table:table-cell>
          <table:table-cell table:formula="of:=[.E31]/[.E127]" office:value-type="float" office:value="0.522093809612738" calcext:value-type="float">
            <text:p>0.5220938096</text:p>
          </table:table-cell>
          <table:table-cell table:formula="of:=[.F31]/[.F127]" office:value-type="float" office:value="0.583369161170231" calcext:value-type="float">
            <text:p>0.5833691612</text:p>
          </table:table-cell>
          <table:table-cell table:formula="of:=[.G31]/[.G127]" office:value-type="float" office:value="0.726390201718051" calcext:value-type="float">
            <text:p>0.7263902017</text:p>
          </table:table-cell>
          <table:table-cell table:formula="of:=[.H31]/[.H127]" office:value-type="float" office:value="0.673256301524414" calcext:value-type="float">
            <text:p>0.6732563015</text:p>
          </table:table-cell>
          <table:table-cell table:formula="of:=[.I31]/[.I127]" office:value-type="float" office:value="0.988298264290932" calcext:value-type="float">
            <text:p>0.9882982643</text:p>
          </table:table-cell>
          <table:table-cell table:formula="of:=[.J31]/[.J127]" office:value-type="float" office:value="0.918021982097013" calcext:value-type="float">
            <text:p>0.9180219821</text:p>
          </table:table-cell>
          <table:table-cell table:formula="of:=[.K31]/[.K127]" office:value-type="float" office:value="1.28905906976138" calcext:value-type="float">
            <text:p>1.2890590698</text:p>
          </table:table-cell>
          <table:table-cell table:formula="of:=[.L31]/[.L127]" office:value-type="float" office:value="1.52688189189176" calcext:value-type="float">
            <text:p>1.5268818919</text:p>
          </table:table-cell>
          <table:table-cell table:formula="of:=[.M31]/[.M127]" office:value-type="float" office:value="1.38935482558602" calcext:value-type="float">
            <text:p>1.3893548256</text:p>
          </table:table-cell>
          <table:table-cell table:formula="of:=[.N31]/[.N127]" office:value-type="float" office:value="1.50585336347044" calcext:value-type="float">
            <text:p>1.5058533635</text:p>
          </table:table-cell>
          <table:table-cell table:formula="of:=[.O31]/[.O127]" office:value-type="float" office:value="1.42291187936889" calcext:value-type="float">
            <text:p>1.4229118794</text:p>
          </table:table-cell>
          <table:table-cell table:formula="of:=[.P31]/[.P127]" office:value-type="float" office:value="1.63550942825713" calcext:value-type="float">
            <text:p>1.6355094283</text:p>
          </table:table-cell>
          <table:table-cell table:formula="of:=[.Q31]/[.Q127]" office:value-type="float" office:value="1.20174291418029" calcext:value-type="float">
            <text:p>1.2017429142</text:p>
          </table:table-cell>
          <table:table-cell table:formula="of:=[.R31]/[.R127]" office:value-type="float" office:value="1.53636184352369" calcext:value-type="float">
            <text:p>1.5363618435</text:p>
          </table:table-cell>
          <table:table-cell table:formula="of:=[.S31]/[.S127]" office:value-type="float" office:value="1.4711420565728" calcext:value-type="float">
            <text:p>1.4711420566</text:p>
          </table:table-cell>
          <table:table-cell table:formula="of:=[.T31]/[.T127]" office:value-type="float" office:value="1.57861922778898" calcext:value-type="float">
            <text:p>1.5786192278</text:p>
          </table:table-cell>
          <table:table-cell table:formula="of:=[.U31]/[.U127]" office:value-type="float" office:value="1.8450577189569" calcext:value-type="float">
            <text:p>1.845057719</text:p>
          </table:table-cell>
          <table:table-cell table:formula="of:=[.V31]/[.V127]" office:value-type="float" office:value="1.46972361938756" calcext:value-type="float">
            <text:p>1.4697236194</text:p>
          </table:table-cell>
          <table:table-cell table:formula="of:=[.W31]/[.W127]" office:value-type="float" office:value="1.76310594337374" calcext:value-type="float">
            <text:p>1.7631059434</text:p>
          </table:table-cell>
          <table:table-cell table:formula="of:=[.X31]/[.X127]" office:value-type="float" office:value="1.83359451288668" calcext:value-type="float">
            <text:p>1.8335945129</text:p>
          </table:table-cell>
          <table:table-cell table:formula="of:=[.Y31]/[.Y127]" office:value-type="float" office:value="2.12201763527907" calcext:value-type="float">
            <text:p>2.1220176353</text:p>
          </table:table-cell>
          <table:table-cell table:formula="of:=[.Z31]/[.Z127]" office:value-type="float" office:value="1.79896433051349" calcext:value-type="float">
            <text:p>1.7989643305</text:p>
          </table:table-cell>
          <table:table-cell table:formula="of:=[.AA31]/[.AA127]" office:value-type="float" office:value="1.79391684845861" calcext:value-type="float">
            <text:p>1.7939168485</text:p>
          </table:table-cell>
          <table:table-cell table:formula="of:=[.AB31]/[.AB127]" office:value-type="float" office:value="1.36216673760561" calcext:value-type="float">
            <text:p>1.3621667376</text:p>
          </table:table-cell>
          <table:table-cell table:formula="of:=[.AC31]/[.AC127]" office:value-type="float" office:value="1.36566704658616" calcext:value-type="float">
            <text:p>1.3656670466</text:p>
          </table:table-cell>
          <table:table-cell table:formula="of:=[.AD31]/[.AD127]" office:value-type="float" office:value="1.36365972220682" calcext:value-type="float">
            <text:p>1.3636597222</text:p>
          </table:table-cell>
          <table:table-cell table:formula="of:=[.AE31]/[.AE127]" office:value-type="float" office:value="1.10547450020639" calcext:value-type="float">
            <text:p>1.1054745002</text:p>
          </table:table-cell>
          <table:table-cell table:formula="of:=[.AF31]/[.AF127]" office:value-type="float" office:value="1.58355419166763" calcext:value-type="float">
            <text:p>1.5835541917</text:p>
          </table:table-cell>
          <table:table-cell table:formula="of:=[.AG31]/[.AG127]" office:value-type="float" office:value="1.50025384840651" calcext:value-type="float">
            <text:p>1.5002538484</text:p>
          </table:table-cell>
        </table:table-row>
        <table:table-row table:style-name="ro2">
          <table:table-cell table:number-columns-repeated="33"/>
        </table:table-row>
        <table:table-row table:style-name="ro2">
          <table:table-cell office:value-type="string" calcext:value-type="string">
            <text:p>msort_omp_balanc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2]/[.B130]" office:value-type="float" office:value="0.476362091715759" calcext:value-type="float">
            <text:p>0.4763620917</text:p>
          </table:table-cell>
          <table:table-cell table:formula="of:=[.C2]/[.C130]" office:value-type="float" office:value="0.482945115048582" calcext:value-type="float">
            <text:p>0.482945115</text:p>
          </table:table-cell>
          <table:table-cell table:formula="of:=[.D2]/[.D130]" office:value-type="float" office:value="0.443366357829051" calcext:value-type="float">
            <text:p>0.4433663578</text:p>
          </table:table-cell>
          <table:table-cell table:formula="of:=[.E2]/[.E130]" office:value-type="float" office:value="0.416944561810992" calcext:value-type="float">
            <text:p>0.4169445618</text:p>
          </table:table-cell>
          <table:table-cell table:formula="of:=[.F2]/[.F130]" office:value-type="float" office:value="0.481054165442021" calcext:value-type="float">
            <text:p>0.4810541654</text:p>
          </table:table-cell>
          <table:table-cell table:formula="of:=[.G2]/[.G130]" office:value-type="float" office:value="0.436015022110013" calcext:value-type="float">
            <text:p>0.4360150221</text:p>
          </table:table-cell>
          <table:table-cell table:formula="of:=[.H2]/[.H130]" office:value-type="float" office:value="0.501801122796199" calcext:value-type="float">
            <text:p>0.5018011228</text:p>
          </table:table-cell>
          <table:table-cell table:formula="of:=[.I2]/[.I130]" office:value-type="float" office:value="0.500301361019975" calcext:value-type="float">
            <text:p>0.500301361</text:p>
          </table:table-cell>
          <table:table-cell table:formula="of:=[.J2]/[.J130]" office:value-type="float" office:value="0.467951069394585" calcext:value-type="float">
            <text:p>0.4679510694</text:p>
          </table:table-cell>
          <table:table-cell table:formula="of:=[.K2]/[.K130]" office:value-type="float" office:value="0.537277896224058" calcext:value-type="float">
            <text:p>0.5372778962</text:p>
          </table:table-cell>
          <table:table-cell table:formula="of:=[.L2]/[.L130]" office:value-type="float" office:value="0.507889974527086" calcext:value-type="float">
            <text:p>0.5078899745</text:p>
          </table:table-cell>
          <table:table-cell table:formula="of:=[.M2]/[.M130]" office:value-type="float" office:value="0.548079673554779" calcext:value-type="float">
            <text:p>0.5480796736</text:p>
          </table:table-cell>
          <table:table-cell table:formula="of:=[.N2]/[.N130]" office:value-type="float" office:value="0.217602747069734" calcext:value-type="float">
            <text:p>0.2176027471</text:p>
          </table:table-cell>
          <table:table-cell table:formula="of:=[.O2]/[.O130]" office:value-type="float" office:value="0.631578392561841" calcext:value-type="float">
            <text:p>0.6315783926</text:p>
          </table:table-cell>
          <table:table-cell table:formula="of:=[.P2]/[.P130]" office:value-type="float" office:value="0.58190350297544" calcext:value-type="float">
            <text:p>0.581903503</text:p>
          </table:table-cell>
          <table:table-cell table:formula="of:=[.Q2]/[.Q130]" office:value-type="float" office:value="0.519384047007804" calcext:value-type="float">
            <text:p>0.519384047</text:p>
          </table:table-cell>
          <table:table-cell table:formula="of:=[.R2]/[.R130]" office:value-type="float" office:value="0.30571701684128" calcext:value-type="float">
            <text:p>0.3057170168</text:p>
          </table:table-cell>
          <table:table-cell table:formula="of:=[.S2]/[.S130]" office:value-type="float" office:value="0.461106659221048" calcext:value-type="float">
            <text:p>0.4611066592</text:p>
          </table:table-cell>
          <table:table-cell table:formula="of:=[.T2]/[.T130]" office:value-type="float" office:value="0.531547356458668" calcext:value-type="float">
            <text:p>0.5315473565</text:p>
          </table:table-cell>
          <table:table-cell table:formula="of:=[.U2]/[.U130]" office:value-type="float" office:value="0.462508562762691" calcext:value-type="float">
            <text:p>0.4625085628</text:p>
          </table:table-cell>
          <table:table-cell table:formula="of:=[.V2]/[.V130]" office:value-type="float" office:value="0.456704555939319" calcext:value-type="float">
            <text:p>0.4567045559</text:p>
          </table:table-cell>
          <table:table-cell table:formula="of:=[.W2]/[.W130]" office:value-type="float" office:value="0.593762497781369" calcext:value-type="float">
            <text:p>0.5937624978</text:p>
          </table:table-cell>
          <table:table-cell table:formula="of:=[.X2]/[.X130]" office:value-type="float" office:value="0.417281822477917" calcext:value-type="float">
            <text:p>0.4172818225</text:p>
          </table:table-cell>
          <table:table-cell table:formula="of:=[.Y2]/[.Y130]" office:value-type="float" office:value="0.110089859172957" calcext:value-type="float">
            <text:p>0.1100898592</text:p>
          </table:table-cell>
          <table:table-cell table:formula="of:=[.Z2]/[.Z130]" office:value-type="float" office:value="0.620192439772181" calcext:value-type="float">
            <text:p>0.6201924398</text:p>
          </table:table-cell>
          <table:table-cell table:formula="of:=[.AA2]/[.AA130]" office:value-type="float" office:value="0.637316658125899" calcext:value-type="float">
            <text:p>0.6373166581</text:p>
          </table:table-cell>
          <table:table-cell table:formula="of:=[.AB2]/[.AB130]" office:value-type="float" office:value="0.560318890726682" calcext:value-type="float">
            <text:p>0.5603188907</text:p>
          </table:table-cell>
          <table:table-cell table:formula="of:=[.AC2]/[.AC130]" office:value-type="float" office:value="0.372739753710352" calcext:value-type="float">
            <text:p>0.3727397537</text:p>
          </table:table-cell>
          <table:table-cell table:formula="of:=[.AD2]/[.AD130]" office:value-type="float" office:value="0.182070101053811" calcext:value-type="float">
            <text:p>0.1820701011</text:p>
          </table:table-cell>
          <table:table-cell table:formula="of:=[.AE2]/[.AE130]" office:value-type="float" office:value="0.186881981790913" calcext:value-type="float">
            <text:p>0.1868819818</text:p>
          </table:table-cell>
          <table:table-cell table:formula="of:=[.AF2]/[.AF130]" office:value-type="float" office:value="0.417290431095087" calcext:value-type="float">
            <text:p>0.4172904311</text:p>
          </table:table-cell>
          <table:table-cell table:formula="of:=[.AG2]/[.AG130]" office:value-type="float" office:value="0.148010321929598" calcext:value-type="float">
            <text:p>0.1480103219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table:formula="of:=[.B3]/[.B131]" office:value-type="float" office:value="0.331959611942192" calcext:value-type="float">
            <text:p>0.3319596119</text:p>
          </table:table-cell>
          <table:table-cell table:formula="of:=[.C3]/[.C131]" office:value-type="float" office:value="0.52683232779381" calcext:value-type="float">
            <text:p>0.5268323278</text:p>
          </table:table-cell>
          <table:table-cell table:formula="of:=[.D3]/[.D131]" office:value-type="float" office:value="0.572211594925156" calcext:value-type="float">
            <text:p>0.5722115949</text:p>
          </table:table-cell>
          <table:table-cell table:formula="of:=[.E3]/[.E131]" office:value-type="float" office:value="0.785176915960304" calcext:value-type="float">
            <text:p>0.785176916</text:p>
          </table:table-cell>
          <table:table-cell table:formula="of:=[.F3]/[.F131]" office:value-type="float" office:value="0.633900787767988" calcext:value-type="float">
            <text:p>0.6339007878</text:p>
          </table:table-cell>
          <table:table-cell table:formula="of:=[.G3]/[.G131]" office:value-type="float" office:value="0.802424933069601" calcext:value-type="float">
            <text:p>0.8024249331</text:p>
          </table:table-cell>
          <table:table-cell table:formula="of:=[.H3]/[.H131]" office:value-type="float" office:value="0.706083529071711" calcext:value-type="float">
            <text:p>0.7060835291</text:p>
          </table:table-cell>
          <table:table-cell table:formula="of:=[.I3]/[.I131]" office:value-type="float" office:value="0.800796469009753" calcext:value-type="float">
            <text:p>0.800796469</text:p>
          </table:table-cell>
          <table:table-cell table:formula="of:=[.J3]/[.J131]" office:value-type="float" office:value="0.775378870968227" calcext:value-type="float">
            <text:p>0.775378871</text:p>
          </table:table-cell>
          <table:table-cell table:formula="of:=[.K3]/[.K131]" office:value-type="float" office:value="0.801711052253662" calcext:value-type="float">
            <text:p>0.8017110523</text:p>
          </table:table-cell>
          <table:table-cell table:formula="of:=[.L3]/[.L131]" office:value-type="float" office:value="0.977555913762567" calcext:value-type="float">
            <text:p>0.9775559138</text:p>
          </table:table-cell>
          <table:table-cell table:formula="of:=[.M3]/[.M131]" office:value-type="float" office:value="0.966895948315459" calcext:value-type="float">
            <text:p>0.9668959483</text:p>
          </table:table-cell>
          <table:table-cell table:formula="of:=[.N3]/[.N131]" office:value-type="float" office:value="0.304868990735837" calcext:value-type="float">
            <text:p>0.3048689907</text:p>
          </table:table-cell>
          <table:table-cell table:formula="of:=[.O3]/[.O131]" office:value-type="float" office:value="0.631601329878998" calcext:value-type="float">
            <text:p>0.6316013299</text:p>
          </table:table-cell>
          <table:table-cell table:formula="of:=[.P3]/[.P131]" office:value-type="float" office:value="0.936386928883361" calcext:value-type="float">
            <text:p>0.9363869289</text:p>
          </table:table-cell>
          <table:table-cell table:formula="of:=[.Q3]/[.Q131]" office:value-type="float" office:value="0.989683344809413" calcext:value-type="float">
            <text:p>0.9896833448</text:p>
          </table:table-cell>
          <table:table-cell table:formula="of:=[.R3]/[.R131]" office:value-type="float" office:value="1.0777731932294" calcext:value-type="float">
            <text:p>1.0777731932</text:p>
          </table:table-cell>
          <table:table-cell table:formula="of:=[.S3]/[.S131]" office:value-type="float" office:value="0.837875930986043" calcext:value-type="float">
            <text:p>0.837875931</text:p>
          </table:table-cell>
          <table:table-cell table:formula="of:=[.T3]/[.T131]" office:value-type="float" office:value="1.04507089406052" calcext:value-type="float">
            <text:p>1.0450708941</text:p>
          </table:table-cell>
          <table:table-cell table:formula="of:=[.U3]/[.U131]" office:value-type="float" office:value="1.10376898397041" calcext:value-type="float">
            <text:p>1.103768984</text:p>
          </table:table-cell>
          <table:table-cell table:formula="of:=[.V3]/[.V131]" office:value-type="float" office:value="0.944451540368019" calcext:value-type="float">
            <text:p>0.9444515404</text:p>
          </table:table-cell>
          <table:table-cell table:formula="of:=[.W3]/[.W131]" office:value-type="float" office:value="0.335719591266246" calcext:value-type="float">
            <text:p>0.3357195913</text:p>
          </table:table-cell>
          <table:table-cell table:formula="of:=[.X3]/[.X131]" office:value-type="float" office:value="0.248823790127054" calcext:value-type="float">
            <text:p>0.2488237901</text:p>
          </table:table-cell>
          <table:table-cell table:formula="of:=[.Y3]/[.Y131]" office:value-type="float" office:value="0.205201127135395" calcext:value-type="float">
            <text:p>0.2052011271</text:p>
          </table:table-cell>
          <table:table-cell table:formula="of:=[.Z3]/[.Z131]" office:value-type="float" office:value="0.1338254803381" calcext:value-type="float">
            <text:p>0.1338254803</text:p>
          </table:table-cell>
          <table:table-cell table:formula="of:=[.AA3]/[.AA131]" office:value-type="float" office:value="0.179163923950911" calcext:value-type="float">
            <text:p>0.179163924</text:p>
          </table:table-cell>
          <table:table-cell table:formula="of:=[.AB3]/[.AB131]" office:value-type="float" office:value="0.278112351597158" calcext:value-type="float">
            <text:p>0.2781123516</text:p>
          </table:table-cell>
          <table:table-cell table:formula="of:=[.AC3]/[.AC131]" office:value-type="float" office:value="0.940463285881445" calcext:value-type="float">
            <text:p>0.9404632859</text:p>
          </table:table-cell>
          <table:table-cell table:formula="of:=[.AD3]/[.AD131]" office:value-type="float" office:value="1.31224878454084" calcext:value-type="float">
            <text:p>1.3122487845</text:p>
          </table:table-cell>
          <table:table-cell table:formula="of:=[.AE3]/[.AE131]" office:value-type="float" office:value="0.41080122353141" calcext:value-type="float">
            <text:p>0.4108012235</text:p>
          </table:table-cell>
          <table:table-cell table:formula="of:=[.AF3]/[.AF131]" office:value-type="float" office:value="0.287105868660144" calcext:value-type="float">
            <text:p>0.2871058687</text:p>
          </table:table-cell>
          <table:table-cell table:formula="of:=[.AG3]/[.AG131]" office:value-type="float" office:value="0.337203869475337" calcext:value-type="float">
            <text:p>0.3372038695</text:p>
          </table:table-cell>
        </table:table-row>
        <table:table-row table:style-name="ro2">
          <table:table-cell office:value-type="float" office:value="300000" calcext:value-type="float">
            <text:p>300000</text:p>
          </table:table-cell>
          <table:table-cell table:formula="of:=[.B4]/[.B132]" office:value-type="float" office:value="0.468935656357928" calcext:value-type="float">
            <text:p>0.4689356564</text:p>
          </table:table-cell>
          <table:table-cell table:formula="of:=[.C4]/[.C132]" office:value-type="float" office:value="0.48154927992191" calcext:value-type="float">
            <text:p>0.4815492799</text:p>
          </table:table-cell>
          <table:table-cell table:formula="of:=[.D4]/[.D132]" office:value-type="float" office:value="0.605902355990644" calcext:value-type="float">
            <text:p>0.605902356</text:p>
          </table:table-cell>
          <table:table-cell table:formula="of:=[.E4]/[.E132]" office:value-type="float" office:value="0.589961285804459" calcext:value-type="float">
            <text:p>0.5899612858</text:p>
          </table:table-cell>
          <table:table-cell table:formula="of:=[.F4]/[.F132]" office:value-type="float" office:value="0.516679443512855" calcext:value-type="float">
            <text:p>0.5166794435</text:p>
          </table:table-cell>
          <table:table-cell table:formula="of:=[.G4]/[.G132]" office:value-type="float" office:value="0.736119183022873" calcext:value-type="float">
            <text:p>0.736119183</text:p>
          </table:table-cell>
          <table:table-cell table:formula="of:=[.H4]/[.H132]" office:value-type="float" office:value="0.806360009721624" calcext:value-type="float">
            <text:p>0.8063600097</text:p>
          </table:table-cell>
          <table:table-cell table:formula="of:=[.I4]/[.I132]" office:value-type="float" office:value="0.882841599468283" calcext:value-type="float">
            <text:p>0.8828415995</text:p>
          </table:table-cell>
          <table:table-cell table:formula="of:=[.J4]/[.J132]" office:value-type="float" office:value="0.281404933978944" calcext:value-type="float">
            <text:p>0.281404934</text:p>
          </table:table-cell>
          <table:table-cell table:formula="of:=[.K4]/[.K132]" office:value-type="float" office:value="0.799741632862027" calcext:value-type="float">
            <text:p>0.7997416329</text:p>
          </table:table-cell>
          <table:table-cell table:formula="of:=[.L4]/[.L132]" office:value-type="float" office:value="0.94779975619758" calcext:value-type="float">
            <text:p>0.9477997562</text:p>
          </table:table-cell>
          <table:table-cell table:formula="of:=[.M4]/[.M132]" office:value-type="float" office:value="0.913384926069722" calcext:value-type="float">
            <text:p>0.9133849261</text:p>
          </table:table-cell>
          <table:table-cell table:formula="of:=[.N4]/[.N132]" office:value-type="float" office:value="1.03460053955195" calcext:value-type="float">
            <text:p>1.0346005396</text:p>
          </table:table-cell>
          <table:table-cell table:formula="of:=[.O4]/[.O132]" office:value-type="float" office:value="0.577221436994438" calcext:value-type="float">
            <text:p>0.577221437</text:p>
          </table:table-cell>
          <table:table-cell table:formula="of:=[.P4]/[.P132]" office:value-type="float" office:value="1.1304750367413" calcext:value-type="float">
            <text:p>1.1304750367</text:p>
          </table:table-cell>
          <table:table-cell table:formula="of:=[.Q4]/[.Q132]" office:value-type="float" office:value="1.11602114223256" calcext:value-type="float">
            <text:p>1.1160211422</text:p>
          </table:table-cell>
          <table:table-cell table:formula="of:=[.R4]/[.R132]" office:value-type="float" office:value="1.06717996070617" calcext:value-type="float">
            <text:p>1.0671799607</text:p>
          </table:table-cell>
          <table:table-cell table:formula="of:=[.S4]/[.S132]" office:value-type="float" office:value="0.974437610066002" calcext:value-type="float">
            <text:p>0.9744376101</text:p>
          </table:table-cell>
          <table:table-cell table:formula="of:=[.T4]/[.T132]" office:value-type="float" office:value="0.591914820000557" calcext:value-type="float">
            <text:p>0.59191482</text:p>
          </table:table-cell>
          <table:table-cell table:formula="of:=[.U4]/[.U132]" office:value-type="float" office:value="0.881312872073061" calcext:value-type="float">
            <text:p>0.8813128721</text:p>
          </table:table-cell>
          <table:table-cell table:formula="of:=[.V4]/[.V132]" office:value-type="float" office:value="1.07357696054911" calcext:value-type="float">
            <text:p>1.0735769605</text:p>
          </table:table-cell>
          <table:table-cell table:formula="of:=[.W4]/[.W132]" office:value-type="float" office:value="0.567980772116839" calcext:value-type="float">
            <text:p>0.5679807721</text:p>
          </table:table-cell>
          <table:table-cell table:formula="of:=[.X4]/[.X132]" office:value-type="float" office:value="0.31988963169035" calcext:value-type="float">
            <text:p>0.3198896317</text:p>
          </table:table-cell>
          <table:table-cell table:formula="of:=[.Y4]/[.Y132]" office:value-type="float" office:value="0.36456100874934" calcext:value-type="float">
            <text:p>0.3645610087</text:p>
          </table:table-cell>
          <table:table-cell table:formula="of:=[.Z4]/[.Z132]" office:value-type="float" office:value="1.13819213437353" calcext:value-type="float">
            <text:p>1.1381921344</text:p>
          </table:table-cell>
          <table:table-cell table:formula="of:=[.AA4]/[.AA132]" office:value-type="float" office:value="0.846562966945336" calcext:value-type="float">
            <text:p>0.8465629669</text:p>
          </table:table-cell>
          <table:table-cell table:formula="of:=[.AB4]/[.AB132]" office:value-type="float" office:value="0.881728974855935" calcext:value-type="float">
            <text:p>0.8817289749</text:p>
          </table:table-cell>
          <table:table-cell table:formula="of:=[.AC4]/[.AC132]" office:value-type="float" office:value="0.804202719381309" calcext:value-type="float">
            <text:p>0.8042027194</text:p>
          </table:table-cell>
          <table:table-cell table:formula="of:=[.AD4]/[.AD132]" office:value-type="float" office:value="0.827990838527892" calcext:value-type="float">
            <text:p>0.8279908385</text:p>
          </table:table-cell>
          <table:table-cell table:formula="of:=[.AE4]/[.AE132]" office:value-type="float" office:value="0.866730233027929" calcext:value-type="float">
            <text:p>0.866730233</text:p>
          </table:table-cell>
          <table:table-cell table:formula="of:=[.AF4]/[.AF132]" office:value-type="float" office:value="0.275996205618464" calcext:value-type="float">
            <text:p>0.2759962056</text:p>
          </table:table-cell>
          <table:table-cell table:formula="of:=[.AG4]/[.AG132]" office:value-type="float" office:value="0.294529607262072" calcext:value-type="float">
            <text:p>0.2945296073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table:formula="of:=[.B5]/[.B133]" office:value-type="float" office:value="0.518062855828961" calcext:value-type="float">
            <text:p>0.5180628558</text:p>
          </table:table-cell>
          <table:table-cell table:formula="of:=[.C5]/[.C133]" office:value-type="float" office:value="0.723904764336652" calcext:value-type="float">
            <text:p>0.7239047643</text:p>
          </table:table-cell>
          <table:table-cell table:formula="of:=[.D5]/[.D133]" office:value-type="float" office:value="0.75521202208327" calcext:value-type="float">
            <text:p>0.7552120221</text:p>
          </table:table-cell>
          <table:table-cell table:formula="of:=[.E5]/[.E133]" office:value-type="float" office:value="0.716313552341826" calcext:value-type="float">
            <text:p>0.7163135523</text:p>
          </table:table-cell>
          <table:table-cell table:formula="of:=[.F5]/[.F133]" office:value-type="float" office:value="0.9844075962071" calcext:value-type="float">
            <text:p>0.9844075962</text:p>
          </table:table-cell>
          <table:table-cell table:formula="of:=[.G5]/[.G133]" office:value-type="float" office:value="1.00123742843208" calcext:value-type="float">
            <text:p>1.0012374284</text:p>
          </table:table-cell>
          <table:table-cell table:formula="of:=[.H5]/[.H133]" office:value-type="float" office:value="1.00533126241199" calcext:value-type="float">
            <text:p>1.0053312624</text:p>
          </table:table-cell>
          <table:table-cell table:formula="of:=[.I5]/[.I133]" office:value-type="float" office:value="0.997451022840163" calcext:value-type="float">
            <text:p>0.9974510228</text:p>
          </table:table-cell>
          <table:table-cell table:formula="of:=[.J5]/[.J133]" office:value-type="float" office:value="1.01329319002678" calcext:value-type="float">
            <text:p>1.01329319</text:p>
          </table:table-cell>
          <table:table-cell table:formula="of:=[.K5]/[.K133]" office:value-type="float" office:value="1.32277377495797" calcext:value-type="float">
            <text:p>1.322773775</text:p>
          </table:table-cell>
          <table:table-cell table:formula="of:=[.L5]/[.L133]" office:value-type="float" office:value="1.2856915367652" calcext:value-type="float">
            <text:p>1.2856915368</text:p>
          </table:table-cell>
          <table:table-cell table:formula="of:=[.M5]/[.M133]" office:value-type="float" office:value="1.13544941543318" calcext:value-type="float">
            <text:p>1.1354494154</text:p>
          </table:table-cell>
          <table:table-cell table:formula="of:=[.N5]/[.N133]" office:value-type="float" office:value="1.52852885531323" calcext:value-type="float">
            <text:p>1.5285288553</text:p>
          </table:table-cell>
          <table:table-cell table:formula="of:=[.O5]/[.O133]" office:value-type="float" office:value="0.582502922549412" calcext:value-type="float">
            <text:p>0.5825029225</text:p>
          </table:table-cell>
          <table:table-cell table:formula="of:=[.P5]/[.P133]" office:value-type="float" office:value="1.16172700364603" calcext:value-type="float">
            <text:p>1.1617270036</text:p>
          </table:table-cell>
          <table:table-cell table:formula="of:=[.Q5]/[.Q133]" office:value-type="float" office:value="1.54102863554613" calcext:value-type="float">
            <text:p>1.5410286355</text:p>
          </table:table-cell>
          <table:table-cell table:formula="of:=[.R5]/[.R133]" office:value-type="float" office:value="1.42427986102702" calcext:value-type="float">
            <text:p>1.424279861</text:p>
          </table:table-cell>
          <table:table-cell table:formula="of:=[.S5]/[.S133]" office:value-type="float" office:value="0.639923858223782" calcext:value-type="float">
            <text:p>0.6399238582</text:p>
          </table:table-cell>
          <table:table-cell table:formula="of:=[.T5]/[.T133]" office:value-type="float" office:value="0.553131612080795" calcext:value-type="float">
            <text:p>0.5531316121</text:p>
          </table:table-cell>
          <table:table-cell table:formula="of:=[.U5]/[.U133]" office:value-type="float" office:value="1.46762638624495" calcext:value-type="float">
            <text:p>1.4676263862</text:p>
          </table:table-cell>
          <table:table-cell table:formula="of:=[.V5]/[.V133]" office:value-type="float" office:value="1.54709466349721" calcext:value-type="float">
            <text:p>1.5470946635</text:p>
          </table:table-cell>
          <table:table-cell table:formula="of:=[.W5]/[.W133]" office:value-type="float" office:value="1.74619965116703" calcext:value-type="float">
            <text:p>1.7461996512</text:p>
          </table:table-cell>
          <table:table-cell table:formula="of:=[.X5]/[.X133]" office:value-type="float" office:value="1.44083287946466" calcext:value-type="float">
            <text:p>1.4408328795</text:p>
          </table:table-cell>
          <table:table-cell table:formula="of:=[.Y5]/[.Y133]" office:value-type="float" office:value="1.25081090173486" calcext:value-type="float">
            <text:p>1.2508109017</text:p>
          </table:table-cell>
          <table:table-cell table:formula="of:=[.Z5]/[.Z133]" office:value-type="float" office:value="1.41443967117974" calcext:value-type="float">
            <text:p>1.4144396712</text:p>
          </table:table-cell>
          <table:table-cell table:formula="of:=[.AA5]/[.AA133]" office:value-type="float" office:value="0.994976269943599" calcext:value-type="float">
            <text:p>0.9949762699</text:p>
          </table:table-cell>
          <table:table-cell table:formula="of:=[.AB5]/[.AB133]" office:value-type="float" office:value="0.427371255830951" calcext:value-type="float">
            <text:p>0.4273712558</text:p>
          </table:table-cell>
          <table:table-cell table:formula="of:=[.AC5]/[.AC133]" office:value-type="float" office:value="0.527938971282033" calcext:value-type="float">
            <text:p>0.5279389713</text:p>
          </table:table-cell>
          <table:table-cell table:formula="of:=[.AD5]/[.AD133]" office:value-type="float" office:value="1.22801420573835" calcext:value-type="float">
            <text:p>1.2280142057</text:p>
          </table:table-cell>
          <table:table-cell table:formula="of:=[.AE5]/[.AE133]" office:value-type="float" office:value="0.671280732118559" calcext:value-type="float">
            <text:p>0.6712807321</text:p>
          </table:table-cell>
          <table:table-cell table:formula="of:=[.AF5]/[.AF133]" office:value-type="float" office:value="0.358344693831417" calcext:value-type="float">
            <text:p>0.3583446938</text:p>
          </table:table-cell>
          <table:table-cell table:formula="of:=[.AG5]/[.AG133]" office:value-type="float" office:value="0.612737522130391" calcext:value-type="float">
            <text:p>0.6127375221</text:p>
          </table:table-cell>
        </table:table-row>
        <table:table-row table:style-name="ro2">
          <table:table-cell office:value-type="float" office:value="500000" calcext:value-type="float">
            <text:p>500000</text:p>
          </table:table-cell>
          <table:table-cell table:formula="of:=[.B6]/[.B134]" office:value-type="float" office:value="0.533583652149754" calcext:value-type="float">
            <text:p>0.5335836521</text:p>
          </table:table-cell>
          <table:table-cell table:formula="of:=[.C6]/[.C134]" office:value-type="float" office:value="0.55498399695203" calcext:value-type="float">
            <text:p>0.554983997</text:p>
          </table:table-cell>
          <table:table-cell table:formula="of:=[.D6]/[.D134]" office:value-type="float" office:value="0.576583508228432" calcext:value-type="float">
            <text:p>0.5765835082</text:p>
          </table:table-cell>
          <table:table-cell table:formula="of:=[.E6]/[.E134]" office:value-type="float" office:value="0.549017024683004" calcext:value-type="float">
            <text:p>0.5490170247</text:p>
          </table:table-cell>
          <table:table-cell table:formula="of:=[.F6]/[.F134]" office:value-type="float" office:value="0.692432776764117" calcext:value-type="float">
            <text:p>0.6924327768</text:p>
          </table:table-cell>
          <table:table-cell table:formula="of:=[.G6]/[.G134]" office:value-type="float" office:value="0.785578103049344" calcext:value-type="float">
            <text:p>0.785578103</text:p>
          </table:table-cell>
          <table:table-cell table:formula="of:=[.H6]/[.H134]" office:value-type="float" office:value="0.823216498934472" calcext:value-type="float">
            <text:p>0.8232164989</text:p>
          </table:table-cell>
          <table:table-cell table:formula="of:=[.I6]/[.I134]" office:value-type="float" office:value="0.855847091817144" calcext:value-type="float">
            <text:p>0.8558470918</text:p>
          </table:table-cell>
          <table:table-cell table:formula="of:=[.J6]/[.J134]" office:value-type="float" office:value="0.944560780215413" calcext:value-type="float">
            <text:p>0.9445607802</text:p>
          </table:table-cell>
          <table:table-cell table:formula="of:=[.K6]/[.K134]" office:value-type="float" office:value="1.07743486034499" calcext:value-type="float">
            <text:p>1.0774348603</text:p>
          </table:table-cell>
          <table:table-cell table:formula="of:=[.L6]/[.L134]" office:value-type="float" office:value="0.893393474342097" calcext:value-type="float">
            <text:p>0.8933934743</text:p>
          </table:table-cell>
          <table:table-cell table:formula="of:=[.M6]/[.M134]" office:value-type="float" office:value="1.16689037190291" calcext:value-type="float">
            <text:p>1.1668903719</text:p>
          </table:table-cell>
          <table:table-cell table:formula="of:=[.N6]/[.N134]" office:value-type="float" office:value="1.18864918266696" calcext:value-type="float">
            <text:p>1.1886491827</text:p>
          </table:table-cell>
          <table:table-cell table:formula="of:=[.O6]/[.O134]" office:value-type="float" office:value="1.19847819173689" calcext:value-type="float">
            <text:p>1.1984781917</text:p>
          </table:table-cell>
          <table:table-cell table:formula="of:=[.P6]/[.P134]" office:value-type="float" office:value="1.30395752726763" calcext:value-type="float">
            <text:p>1.3039575273</text:p>
          </table:table-cell>
          <table:table-cell table:formula="of:=[.Q6]/[.Q134]" office:value-type="float" office:value="1.26001891938962" calcext:value-type="float">
            <text:p>1.2600189194</text:p>
          </table:table-cell>
          <table:table-cell table:formula="of:=[.R6]/[.R134]" office:value-type="float" office:value="0.728626215149677" calcext:value-type="float">
            <text:p>0.7286262151</text:p>
          </table:table-cell>
          <table:table-cell table:formula="of:=[.S6]/[.S134]" office:value-type="float" office:value="0.953742373712259" calcext:value-type="float">
            <text:p>0.9537423737</text:p>
          </table:table-cell>
          <table:table-cell table:formula="of:=[.T6]/[.T134]" office:value-type="float" office:value="1.16647646668957" calcext:value-type="float">
            <text:p>1.1664764667</text:p>
          </table:table-cell>
          <table:table-cell table:formula="of:=[.U6]/[.U134]" office:value-type="float" office:value="1.09683754645847" calcext:value-type="float">
            <text:p>1.0968375465</text:p>
          </table:table-cell>
          <table:table-cell table:formula="of:=[.V6]/[.V134]" office:value-type="float" office:value="0.603030366858088" calcext:value-type="float">
            <text:p>0.6030303669</text:p>
          </table:table-cell>
          <table:table-cell table:formula="of:=[.W6]/[.W134]" office:value-type="float" office:value="1.43421807628505" calcext:value-type="float">
            <text:p>1.4342180763</text:p>
          </table:table-cell>
          <table:table-cell table:formula="of:=[.X6]/[.X134]" office:value-type="float" office:value="0.476907698298366" calcext:value-type="float">
            <text:p>0.4769076983</text:p>
          </table:table-cell>
          <table:table-cell table:formula="of:=[.Y6]/[.Y134]" office:value-type="float" office:value="1.16072570350158" calcext:value-type="float">
            <text:p>1.1607257035</text:p>
          </table:table-cell>
          <table:table-cell table:formula="of:=[.Z6]/[.Z134]" office:value-type="float" office:value="0.497195416518985" calcext:value-type="float">
            <text:p>0.4971954165</text:p>
          </table:table-cell>
          <table:table-cell table:formula="of:=[.AA6]/[.AA134]" office:value-type="float" office:value="0.699626319680787" calcext:value-type="float">
            <text:p>0.6996263197</text:p>
          </table:table-cell>
          <table:table-cell table:formula="of:=[.AB6]/[.AB134]" office:value-type="float" office:value="0.584616317057153" calcext:value-type="float">
            <text:p>0.5846163171</text:p>
          </table:table-cell>
          <table:table-cell table:formula="of:=[.AC6]/[.AC134]" office:value-type="float" office:value="1.48166209781324" calcext:value-type="float">
            <text:p>1.4816620978</text:p>
          </table:table-cell>
          <table:table-cell table:formula="of:=[.AD6]/[.AD134]" office:value-type="float" office:value="1.18823929830583" calcext:value-type="float">
            <text:p>1.1882392983</text:p>
          </table:table-cell>
          <table:table-cell table:formula="of:=[.AE6]/[.AE134]" office:value-type="float" office:value="0.587939026266386" calcext:value-type="float">
            <text:p>0.5879390263</text:p>
          </table:table-cell>
          <table:table-cell table:formula="of:=[.AF6]/[.AF134]" office:value-type="float" office:value="1.14216933325989" calcext:value-type="float">
            <text:p>1.1421693333</text:p>
          </table:table-cell>
          <table:table-cell table:formula="of:=[.AG6]/[.AG134]" office:value-type="float" office:value="0.461146681450895" calcext:value-type="float">
            <text:p>0.4611466815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table:formula="of:=[.B7]/[.B135]" office:value-type="float" office:value="0.530818288314591" calcext:value-type="float">
            <text:p>0.5308182883</text:p>
          </table:table-cell>
          <table:table-cell table:formula="of:=[.C7]/[.C135]" office:value-type="float" office:value="0.549789486387152" calcext:value-type="float">
            <text:p>0.5497894864</text:p>
          </table:table-cell>
          <table:table-cell table:formula="of:=[.D7]/[.D135]" office:value-type="float" office:value="0.632554865580895" calcext:value-type="float">
            <text:p>0.6325548656</text:p>
          </table:table-cell>
          <table:table-cell table:formula="of:=[.E7]/[.E135]" office:value-type="float" office:value="0.569350856947646" calcext:value-type="float">
            <text:p>0.5693508569</text:p>
          </table:table-cell>
          <table:table-cell table:formula="of:=[.F7]/[.F135]" office:value-type="float" office:value="0.770971892799114" calcext:value-type="float">
            <text:p>0.7709718928</text:p>
          </table:table-cell>
          <table:table-cell table:formula="of:=[.G7]/[.G135]" office:value-type="float" office:value="0.832353565237611" calcext:value-type="float">
            <text:p>0.8323535652</text:p>
          </table:table-cell>
          <table:table-cell table:formula="of:=[.H7]/[.H135]" office:value-type="float" office:value="0.684795770089235" calcext:value-type="float">
            <text:p>0.6847957701</text:p>
          </table:table-cell>
          <table:table-cell table:formula="of:=[.I7]/[.I135]" office:value-type="float" office:value="0.892767530411216" calcext:value-type="float">
            <text:p>0.8927675304</text:p>
          </table:table-cell>
          <table:table-cell table:formula="of:=[.J7]/[.J135]" office:value-type="float" office:value="0.689824411355534" calcext:value-type="float">
            <text:p>0.6898244114</text:p>
          </table:table-cell>
          <table:table-cell table:formula="of:=[.K7]/[.K135]" office:value-type="float" office:value="1.0410516102549" calcext:value-type="float">
            <text:p>1.0410516103</text:p>
          </table:table-cell>
          <table:table-cell table:formula="of:=[.L7]/[.L135]" office:value-type="float" office:value="1.27015967365509" calcext:value-type="float">
            <text:p>1.2701596737</text:p>
          </table:table-cell>
          <table:table-cell table:formula="of:=[.M7]/[.M135]" office:value-type="float" office:value="0.574329090328874" calcext:value-type="float">
            <text:p>0.5743290903</text:p>
          </table:table-cell>
          <table:table-cell table:formula="of:=[.N7]/[.N135]" office:value-type="float" office:value="1.05017695801167" calcext:value-type="float">
            <text:p>1.050176958</text:p>
          </table:table-cell>
          <table:table-cell table:formula="of:=[.O7]/[.O135]" office:value-type="float" office:value="0.61520388008886" calcext:value-type="float">
            <text:p>0.6152038801</text:p>
          </table:table-cell>
          <table:table-cell table:formula="of:=[.P7]/[.P135]" office:value-type="float" office:value="1.33035765950881" calcext:value-type="float">
            <text:p>1.3303576595</text:p>
          </table:table-cell>
          <table:table-cell table:formula="of:=[.Q7]/[.Q135]" office:value-type="float" office:value="0.591605568993051" calcext:value-type="float">
            <text:p>0.591605569</text:p>
          </table:table-cell>
          <table:table-cell table:formula="of:=[.R7]/[.R135]" office:value-type="float" office:value="1.2063365535862" calcext:value-type="float">
            <text:p>1.2063365536</text:p>
          </table:table-cell>
          <table:table-cell table:formula="of:=[.S7]/[.S135]" office:value-type="float" office:value="0.974655768357601" calcext:value-type="float">
            <text:p>0.9746557684</text:p>
          </table:table-cell>
          <table:table-cell table:formula="of:=[.T7]/[.T135]" office:value-type="float" office:value="1.27055361367614" calcext:value-type="float">
            <text:p>1.2705536137</text:p>
          </table:table-cell>
          <table:table-cell table:formula="of:=[.U7]/[.U135]" office:value-type="float" office:value="1.20607070064751" calcext:value-type="float">
            <text:p>1.2060707006</text:p>
          </table:table-cell>
          <table:table-cell table:formula="of:=[.V7]/[.V135]" office:value-type="float" office:value="1.34496653400773" calcext:value-type="float">
            <text:p>1.344966534</text:p>
          </table:table-cell>
          <table:table-cell table:formula="of:=[.W7]/[.W135]" office:value-type="float" office:value="1.33767645342411" calcext:value-type="float">
            <text:p>1.3376764534</text:p>
          </table:table-cell>
          <table:table-cell table:formula="of:=[.X7]/[.X135]" office:value-type="float" office:value="0.580584665464847" calcext:value-type="float">
            <text:p>0.5805846655</text:p>
          </table:table-cell>
          <table:table-cell table:formula="of:=[.Y7]/[.Y135]" office:value-type="float" office:value="0.623280245259026" calcext:value-type="float">
            <text:p>0.6232802453</text:p>
          </table:table-cell>
          <table:table-cell table:formula="of:=[.Z7]/[.Z135]" office:value-type="float" office:value="0.427422712988847" calcext:value-type="float">
            <text:p>0.427422713</text:p>
          </table:table-cell>
          <table:table-cell table:formula="of:=[.AA7]/[.AA135]" office:value-type="float" office:value="1.41412352364114" calcext:value-type="float">
            <text:p>1.4141235236</text:p>
          </table:table-cell>
          <table:table-cell table:formula="of:=[.AB7]/[.AB135]" office:value-type="float" office:value="1.40223512206435" calcext:value-type="float">
            <text:p>1.4022351221</text:p>
          </table:table-cell>
          <table:table-cell table:formula="of:=[.AC7]/[.AC135]" office:value-type="float" office:value="1.39082955753712" calcext:value-type="float">
            <text:p>1.3908295575</text:p>
          </table:table-cell>
          <table:table-cell table:formula="of:=[.AD7]/[.AD135]" office:value-type="float" office:value="1.54668595684641" calcext:value-type="float">
            <text:p>1.5466859568</text:p>
          </table:table-cell>
          <table:table-cell table:formula="of:=[.AE7]/[.AE135]" office:value-type="float" office:value="1.2847614020578" calcext:value-type="float">
            <text:p>1.2847614021</text:p>
          </table:table-cell>
          <table:table-cell table:formula="of:=[.AF7]/[.AF135]" office:value-type="float" office:value="0.654681317679829" calcext:value-type="float">
            <text:p>0.6546813177</text:p>
          </table:table-cell>
          <table:table-cell table:formula="of:=[.AG7]/[.AG135]" office:value-type="float" office:value="0.880237051794885" calcext:value-type="float">
            <text:p>0.8802370518</text:p>
          </table:table-cell>
        </table:table-row>
        <table:table-row table:style-name="ro2">
          <table:table-cell office:value-type="float" office:value="700000" calcext:value-type="float">
            <text:p>700000</text:p>
          </table:table-cell>
          <table:table-cell table:formula="of:=[.B8]/[.B136]" office:value-type="float" office:value="0.540119017850681" calcext:value-type="float">
            <text:p>0.5401190179</text:p>
          </table:table-cell>
          <table:table-cell table:formula="of:=[.C8]/[.C136]" office:value-type="float" office:value="0.563183065750985" calcext:value-type="float">
            <text:p>0.5631830658</text:p>
          </table:table-cell>
          <table:table-cell table:formula="of:=[.D8]/[.D136]" office:value-type="float" office:value="0.635736926929178" calcext:value-type="float">
            <text:p>0.6357369269</text:p>
          </table:table-cell>
          <table:table-cell table:formula="of:=[.E8]/[.E136]" office:value-type="float" office:value="0.593293581942267" calcext:value-type="float">
            <text:p>0.5932935819</text:p>
          </table:table-cell>
          <table:table-cell table:formula="of:=[.F8]/[.F136]" office:value-type="float" office:value="0.870819575038708" calcext:value-type="float">
            <text:p>0.870819575</text:p>
          </table:table-cell>
          <table:table-cell table:formula="of:=[.G8]/[.G136]" office:value-type="float" office:value="0.773312256599528" calcext:value-type="float">
            <text:p>0.7733122566</text:p>
          </table:table-cell>
          <table:table-cell table:formula="of:=[.H8]/[.H136]" office:value-type="float" office:value="0.864753157083416" calcext:value-type="float">
            <text:p>0.8647531571</text:p>
          </table:table-cell>
          <table:table-cell table:formula="of:=[.I8]/[.I136]" office:value-type="float" office:value="0.720908552363827" calcext:value-type="float">
            <text:p>0.7209085524</text:p>
          </table:table-cell>
          <table:table-cell table:formula="of:=[.J8]/[.J136]" office:value-type="float" office:value="0.785207807640435" calcext:value-type="float">
            <text:p>0.7852078076</text:p>
          </table:table-cell>
          <table:table-cell table:formula="of:=[.K8]/[.K136]" office:value-type="float" office:value="0.866995866395524" calcext:value-type="float">
            <text:p>0.8669958664</text:p>
          </table:table-cell>
          <table:table-cell table:formula="of:=[.L8]/[.L136]" office:value-type="float" office:value="1.0120564008349" calcext:value-type="float">
            <text:p>1.0120564008</text:p>
          </table:table-cell>
          <table:table-cell table:formula="of:=[.M8]/[.M136]" office:value-type="float" office:value="1.27563826896408" calcext:value-type="float">
            <text:p>1.275638269</text:p>
          </table:table-cell>
          <table:table-cell table:formula="of:=[.N8]/[.N136]" office:value-type="float" office:value="1.37442733518174" calcext:value-type="float">
            <text:p>1.3744273352</text:p>
          </table:table-cell>
          <table:table-cell table:formula="of:=[.O8]/[.O136]" office:value-type="float" office:value="0.715710433631353" calcext:value-type="float">
            <text:p>0.7157104336</text:p>
          </table:table-cell>
          <table:table-cell table:formula="of:=[.P8]/[.P136]" office:value-type="float" office:value="0.646903480214963" calcext:value-type="float">
            <text:p>0.6469034802</text:p>
          </table:table-cell>
          <table:table-cell table:formula="of:=[.Q8]/[.Q136]" office:value-type="float" office:value="1.27104293742696" calcext:value-type="float">
            <text:p>1.2710429374</text:p>
          </table:table-cell>
          <table:table-cell table:formula="of:=[.R8]/[.R136]" office:value-type="float" office:value="1.28618495379727" calcext:value-type="float">
            <text:p>1.2861849538</text:p>
          </table:table-cell>
          <table:table-cell table:formula="of:=[.S8]/[.S136]" office:value-type="float" office:value="1.29427499316443" calcext:value-type="float">
            <text:p>1.2942749932</text:p>
          </table:table-cell>
          <table:table-cell table:formula="of:=[.T8]/[.T136]" office:value-type="float" office:value="1.72315065015514" calcext:value-type="float">
            <text:p>1.7231506502</text:p>
          </table:table-cell>
          <table:table-cell table:formula="of:=[.U8]/[.U136]" office:value-type="float" office:value="1.25335586256163" calcext:value-type="float">
            <text:p>1.2533558626</text:p>
          </table:table-cell>
          <table:table-cell table:formula="of:=[.V8]/[.V136]" office:value-type="float" office:value="1.29281304802199" calcext:value-type="float">
            <text:p>1.292813048</text:p>
          </table:table-cell>
          <table:table-cell table:formula="of:=[.W8]/[.W136]" office:value-type="float" office:value="0.903662155675273" calcext:value-type="float">
            <text:p>0.9036621557</text:p>
          </table:table-cell>
          <table:table-cell table:formula="of:=[.X8]/[.X136]" office:value-type="float" office:value="1.32968500992613" calcext:value-type="float">
            <text:p>1.3296850099</text:p>
          </table:table-cell>
          <table:table-cell table:formula="of:=[.Y8]/[.Y136]" office:value-type="float" office:value="0.870812740219283" calcext:value-type="float">
            <text:p>0.8708127402</text:p>
          </table:table-cell>
          <table:table-cell table:formula="of:=[.Z8]/[.Z136]" office:value-type="float" office:value="1.1652025561617" calcext:value-type="float">
            <text:p>1.1652025562</text:p>
          </table:table-cell>
          <table:table-cell table:formula="of:=[.AA8]/[.AA136]" office:value-type="float" office:value="1.48328130439515" calcext:value-type="float">
            <text:p>1.4832813044</text:p>
          </table:table-cell>
          <table:table-cell table:formula="of:=[.AB8]/[.AB136]" office:value-type="float" office:value="1.22562282433499" calcext:value-type="float">
            <text:p>1.2256228243</text:p>
          </table:table-cell>
          <table:table-cell table:formula="of:=[.AC8]/[.AC136]" office:value-type="float" office:value="1.3408273349426" calcext:value-type="float">
            <text:p>1.3408273349</text:p>
          </table:table-cell>
          <table:table-cell table:formula="of:=[.AD8]/[.AD136]" office:value-type="float" office:value="0.906983397600633" calcext:value-type="float">
            <text:p>0.9069833976</text:p>
          </table:table-cell>
          <table:table-cell table:formula="of:=[.AE8]/[.AE136]" office:value-type="float" office:value="1.58763933964104" calcext:value-type="float">
            <text:p>1.5876393396</text:p>
          </table:table-cell>
          <table:table-cell table:formula="of:=[.AF8]/[.AF136]" office:value-type="float" office:value="0.855432700231196" calcext:value-type="float">
            <text:p>0.8554327002</text:p>
          </table:table-cell>
          <table:table-cell table:formula="of:=[.AG8]/[.AG136]" office:value-type="float" office:value="0.756865737406148" calcext:value-type="float">
            <text:p>0.7568657374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table:formula="of:=[.B9]/[.B137]" office:value-type="float" office:value="0.522369076038959" calcext:value-type="float">
            <text:p>0.522369076</text:p>
          </table:table-cell>
          <table:table-cell table:formula="of:=[.C9]/[.C137]" office:value-type="float" office:value="0.563396537587992" calcext:value-type="float">
            <text:p>0.5633965376</text:p>
          </table:table-cell>
          <table:table-cell table:formula="of:=[.D9]/[.D137]" office:value-type="float" office:value="0.599284206134861" calcext:value-type="float">
            <text:p>0.5992842061</text:p>
          </table:table-cell>
          <table:table-cell table:formula="of:=[.E9]/[.E137]" office:value-type="float" office:value="0.998061507539709" calcext:value-type="float">
            <text:p>0.9980615075</text:p>
          </table:table-cell>
          <table:table-cell table:formula="of:=[.F9]/[.F137]" office:value-type="float" office:value="0.600280730629763" calcext:value-type="float">
            <text:p>0.6002807306</text:p>
          </table:table-cell>
          <table:table-cell table:formula="of:=[.G9]/[.G137]" office:value-type="float" office:value="0.728829894012241" calcext:value-type="float">
            <text:p>0.728829894</text:p>
          </table:table-cell>
          <table:table-cell table:formula="of:=[.H9]/[.H137]" office:value-type="float" office:value="0.678243667018264" calcext:value-type="float">
            <text:p>0.678243667</text:p>
          </table:table-cell>
          <table:table-cell table:formula="of:=[.I9]/[.I137]" office:value-type="float" office:value="0.856861828834694" calcext:value-type="float">
            <text:p>0.8568618288</text:p>
          </table:table-cell>
          <table:table-cell table:formula="of:=[.J9]/[.J137]" office:value-type="float" office:value="0.837933860553128" calcext:value-type="float">
            <text:p>0.8379338606</text:p>
          </table:table-cell>
          <table:table-cell table:formula="of:=[.K9]/[.K137]" office:value-type="float" office:value="0.975516107234629" calcext:value-type="float">
            <text:p>0.9755161072</text:p>
          </table:table-cell>
          <table:table-cell table:formula="of:=[.L9]/[.L137]" office:value-type="float" office:value="1.23440727932709" calcext:value-type="float">
            <text:p>1.2344072793</text:p>
          </table:table-cell>
          <table:table-cell table:formula="of:=[.M9]/[.M137]" office:value-type="float" office:value="1.34923744157922" calcext:value-type="float">
            <text:p>1.3492374416</text:p>
          </table:table-cell>
          <table:table-cell table:formula="of:=[.N9]/[.N137]" office:value-type="float" office:value="0.64606615554502" calcext:value-type="float">
            <text:p>0.6460661555</text:p>
          </table:table-cell>
          <table:table-cell table:formula="of:=[.O9]/[.O137]" office:value-type="float" office:value="1.41177524689735" calcext:value-type="float">
            <text:p>1.4117752469</text:p>
          </table:table-cell>
          <table:table-cell table:formula="of:=[.P9]/[.P137]" office:value-type="float" office:value="1.03312136645386" calcext:value-type="float">
            <text:p>1.0331213665</text:p>
          </table:table-cell>
          <table:table-cell table:formula="of:=[.Q9]/[.Q137]" office:value-type="float" office:value="1.57793137504088" calcext:value-type="float">
            <text:p>1.577931375</text:p>
          </table:table-cell>
          <table:table-cell table:formula="of:=[.R9]/[.R137]" office:value-type="float" office:value="0.691358133447172" calcext:value-type="float">
            <text:p>0.6913581334</text:p>
          </table:table-cell>
          <table:table-cell table:formula="of:=[.S9]/[.S137]" office:value-type="float" office:value="1.36631464519603" calcext:value-type="float">
            <text:p>1.3663146452</text:p>
          </table:table-cell>
          <table:table-cell table:formula="of:=[.T9]/[.T137]" office:value-type="float" office:value="1.37319467735584" calcext:value-type="float">
            <text:p>1.3731946774</text:p>
          </table:table-cell>
          <table:table-cell table:formula="of:=[.U9]/[.U137]" office:value-type="float" office:value="1.2962233837861" calcext:value-type="float">
            <text:p>1.2962233838</text:p>
          </table:table-cell>
          <table:table-cell table:formula="of:=[.V9]/[.V137]" office:value-type="float" office:value="1.3920936093728" calcext:value-type="float">
            <text:p>1.3920936094</text:p>
          </table:table-cell>
          <table:table-cell table:formula="of:=[.W9]/[.W137]" office:value-type="float" office:value="1.4371191245114" calcext:value-type="float">
            <text:p>1.4371191245</text:p>
          </table:table-cell>
          <table:table-cell table:formula="of:=[.X9]/[.X137]" office:value-type="float" office:value="0.810960705851083" calcext:value-type="float">
            <text:p>0.8109607059</text:p>
          </table:table-cell>
          <table:table-cell table:formula="of:=[.Y9]/[.Y137]" office:value-type="float" office:value="1.25694133845752" calcext:value-type="float">
            <text:p>1.2569413385</text:p>
          </table:table-cell>
          <table:table-cell table:formula="of:=[.Z9]/[.Z137]" office:value-type="float" office:value="0.574636989393428" calcext:value-type="float">
            <text:p>0.5746369894</text:p>
          </table:table-cell>
          <table:table-cell table:formula="of:=[.AA9]/[.AA137]" office:value-type="float" office:value="1.17006826176586" calcext:value-type="float">
            <text:p>1.1700682618</text:p>
          </table:table-cell>
          <table:table-cell table:formula="of:=[.AB9]/[.AB137]" office:value-type="float" office:value="1.12386991505602" calcext:value-type="float">
            <text:p>1.1238699151</text:p>
          </table:table-cell>
          <table:table-cell table:formula="of:=[.AC9]/[.AC137]" office:value-type="float" office:value="1.07425384496961" calcext:value-type="float">
            <text:p>1.074253845</text:p>
          </table:table-cell>
          <table:table-cell table:formula="of:=[.AD9]/[.AD137]" office:value-type="float" office:value="1.15797361690854" calcext:value-type="float">
            <text:p>1.1579736169</text:p>
          </table:table-cell>
          <table:table-cell table:formula="of:=[.AE9]/[.AE137]" office:value-type="float" office:value="0.560042710821531" calcext:value-type="float">
            <text:p>0.5600427108</text:p>
          </table:table-cell>
          <table:table-cell table:formula="of:=[.AF9]/[.AF137]" office:value-type="float" office:value="1.21638526238453" calcext:value-type="float">
            <text:p>1.2163852624</text:p>
          </table:table-cell>
          <table:table-cell table:formula="of:=[.AG9]/[.AG137]" office:value-type="float" office:value="0.700116308767575" calcext:value-type="float">
            <text:p>0.7001163088</text:p>
          </table:table-cell>
        </table:table-row>
        <table:table-row table:style-name="ro2">
          <table:table-cell office:value-type="float" office:value="900000" calcext:value-type="float">
            <text:p>900000</text:p>
          </table:table-cell>
          <table:table-cell table:formula="of:=[.B10]/[.B138]" office:value-type="float" office:value="0.493706619770838" calcext:value-type="float">
            <text:p>0.4937066198</text:p>
          </table:table-cell>
          <table:table-cell table:formula="of:=[.C10]/[.C138]" office:value-type="float" office:value="0.536121111874888" calcext:value-type="float">
            <text:p>0.5361211119</text:p>
          </table:table-cell>
          <table:table-cell table:formula="of:=[.D10]/[.D138]" office:value-type="float" office:value="0.599748980486254" calcext:value-type="float">
            <text:p>0.5997489805</text:p>
          </table:table-cell>
          <table:table-cell table:formula="of:=[.E10]/[.E138]" office:value-type="float" office:value="0.542929615135391" calcext:value-type="float">
            <text:p>0.5429296151</text:p>
          </table:table-cell>
          <table:table-cell table:formula="of:=[.F10]/[.F138]" office:value-type="float" office:value="0.858750922031277" calcext:value-type="float">
            <text:p>0.858750922</text:p>
          </table:table-cell>
          <table:table-cell table:formula="of:=[.G10]/[.G138]" office:value-type="float" office:value="0.902279280685189" calcext:value-type="float">
            <text:p>0.9022792807</text:p>
          </table:table-cell>
          <table:table-cell table:formula="of:=[.H10]/[.H138]" office:value-type="float" office:value="0.821517468178214" calcext:value-type="float">
            <text:p>0.8215174682</text:p>
          </table:table-cell>
          <table:table-cell table:formula="of:=[.I10]/[.I138]" office:value-type="float" office:value="0.76713596811847" calcext:value-type="float">
            <text:p>0.7671359681</text:p>
          </table:table-cell>
          <table:table-cell table:formula="of:=[.J10]/[.J138]" office:value-type="float" office:value="0.85676874919625" calcext:value-type="float">
            <text:p>0.8567687492</text:p>
          </table:table-cell>
          <table:table-cell table:formula="of:=[.K10]/[.K138]" office:value-type="float" office:value="0.700687926478658" calcext:value-type="float">
            <text:p>0.7006879265</text:p>
          </table:table-cell>
          <table:table-cell table:formula="of:=[.L10]/[.L138]" office:value-type="float" office:value="1.36638940322662" calcext:value-type="float">
            <text:p>1.3663894032</text:p>
          </table:table-cell>
          <table:table-cell table:formula="of:=[.M10]/[.M138]" office:value-type="float" office:value="1.11275989372051" calcext:value-type="float">
            <text:p>1.1127598937</text:p>
          </table:table-cell>
          <table:table-cell table:formula="of:=[.N10]/[.N138]" office:value-type="float" office:value="1.42684909426215" calcext:value-type="float">
            <text:p>1.4268490943</text:p>
          </table:table-cell>
          <table:table-cell table:formula="of:=[.O10]/[.O138]" office:value-type="float" office:value="1.25386498060288" calcext:value-type="float">
            <text:p>1.2538649806</text:p>
          </table:table-cell>
          <table:table-cell table:formula="of:=[.P10]/[.P138]" office:value-type="float" office:value="0.69029746906637" calcext:value-type="float">
            <text:p>0.6902974691</text:p>
          </table:table-cell>
          <table:table-cell table:formula="of:=[.Q10]/[.Q138]" office:value-type="float" office:value="1.28544813041532" calcext:value-type="float">
            <text:p>1.2854481304</text:p>
          </table:table-cell>
          <table:table-cell table:formula="of:=[.R10]/[.R138]" office:value-type="float" office:value="1.3687483092185" calcext:value-type="float">
            <text:p>1.3687483092</text:p>
          </table:table-cell>
          <table:table-cell table:formula="of:=[.S10]/[.S138]" office:value-type="float" office:value="1.2096743103369" calcext:value-type="float">
            <text:p>1.2096743103</text:p>
          </table:table-cell>
          <table:table-cell table:formula="of:=[.T10]/[.T138]" office:value-type="float" office:value="1.31255650440465" calcext:value-type="float">
            <text:p>1.3125565044</text:p>
          </table:table-cell>
          <table:table-cell table:formula="of:=[.U10]/[.U138]" office:value-type="float" office:value="0.982619938647246" calcext:value-type="float">
            <text:p>0.9826199386</text:p>
          </table:table-cell>
          <table:table-cell table:formula="of:=[.V10]/[.V138]" office:value-type="float" office:value="0.676274772757488" calcext:value-type="float">
            <text:p>0.6762747728</text:p>
          </table:table-cell>
          <table:table-cell table:formula="of:=[.W10]/[.W138]" office:value-type="float" office:value="1.48666841968114" calcext:value-type="float">
            <text:p>1.4866684197</text:p>
          </table:table-cell>
          <table:table-cell table:formula="of:=[.X10]/[.X138]" office:value-type="float" office:value="0.88850875062398" calcext:value-type="float">
            <text:p>0.8885087506</text:p>
          </table:table-cell>
          <table:table-cell table:formula="of:=[.Y10]/[.Y138]" office:value-type="float" office:value="1.55208143520043" calcext:value-type="float">
            <text:p>1.5520814352</text:p>
          </table:table-cell>
          <table:table-cell table:formula="of:=[.Z10]/[.Z138]" office:value-type="float" office:value="1.38893025620158" calcext:value-type="float">
            <text:p>1.3889302562</text:p>
          </table:table-cell>
          <table:table-cell table:formula="of:=[.AA10]/[.AA138]" office:value-type="float" office:value="1.38543422423947" calcext:value-type="float">
            <text:p>1.3854342242</text:p>
          </table:table-cell>
          <table:table-cell table:formula="of:=[.AB10]/[.AB138]" office:value-type="float" office:value="0.797715780954845" calcext:value-type="float">
            <text:p>0.797715781</text:p>
          </table:table-cell>
          <table:table-cell table:formula="of:=[.AC10]/[.AC138]" office:value-type="float" office:value="1.63817659438331" calcext:value-type="float">
            <text:p>1.6381765944</text:p>
          </table:table-cell>
          <table:table-cell table:formula="of:=[.AD10]/[.AD138]" office:value-type="float" office:value="1.46343397402024" calcext:value-type="float">
            <text:p>1.463433974</text:p>
          </table:table-cell>
          <table:table-cell table:formula="of:=[.AE10]/[.AE138]" office:value-type="float" office:value="0.951935025526127" calcext:value-type="float">
            <text:p>0.9519350255</text:p>
          </table:table-cell>
          <table:table-cell table:formula="of:=[.AF10]/[.AF138]" office:value-type="float" office:value="0.561869409192412" calcext:value-type="float">
            <text:p>0.5618694092</text:p>
          </table:table-cell>
          <table:table-cell table:formula="of:=[.AG10]/[.AG138]" office:value-type="float" office:value="0.665193029561544" calcext:value-type="float">
            <text:p>0.6651930296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formula="of:=[.B11]/[.B139]" office:value-type="float" office:value="0.511876355974662" calcext:value-type="float">
            <text:p>0.511876356</text:p>
          </table:table-cell>
          <table:table-cell table:formula="of:=[.C11]/[.C139]" office:value-type="float" office:value="0.516074557808174" calcext:value-type="float">
            <text:p>0.5160745578</text:p>
          </table:table-cell>
          <table:table-cell table:formula="of:=[.D11]/[.D139]" office:value-type="float" office:value="0.627552645224705" calcext:value-type="float">
            <text:p>0.6275526452</text:p>
          </table:table-cell>
          <table:table-cell table:formula="of:=[.E11]/[.E139]" office:value-type="float" office:value="0.531219861411608" calcext:value-type="float">
            <text:p>0.5312198614</text:p>
          </table:table-cell>
          <table:table-cell table:formula="of:=[.F11]/[.F139]" office:value-type="float" office:value="0.714393796065771" calcext:value-type="float">
            <text:p>0.7143937961</text:p>
          </table:table-cell>
          <table:table-cell table:formula="of:=[.G11]/[.G139]" office:value-type="float" office:value="0.763030080762602" calcext:value-type="float">
            <text:p>0.7630300808</text:p>
          </table:table-cell>
          <table:table-cell table:formula="of:=[.H11]/[.H139]" office:value-type="float" office:value="0.798983325168099" calcext:value-type="float">
            <text:p>0.7989833252</text:p>
          </table:table-cell>
          <table:table-cell table:formula="of:=[.I11]/[.I139]" office:value-type="float" office:value="0.971171002460467" calcext:value-type="float">
            <text:p>0.9711710025</text:p>
          </table:table-cell>
          <table:table-cell table:formula="of:=[.J11]/[.J139]" office:value-type="float" office:value="1.32203222342867" calcext:value-type="float">
            <text:p>1.3220322234</text:p>
          </table:table-cell>
          <table:table-cell table:formula="of:=[.K11]/[.K139]" office:value-type="float" office:value="1.09821713931195" calcext:value-type="float">
            <text:p>1.0982171393</text:p>
          </table:table-cell>
          <table:table-cell table:formula="of:=[.L11]/[.L139]" office:value-type="float" office:value="0.562641403430988" calcext:value-type="float">
            <text:p>0.5626414034</text:p>
          </table:table-cell>
          <table:table-cell table:formula="of:=[.M11]/[.M139]" office:value-type="float" office:value="0.864845921446296" calcext:value-type="float">
            <text:p>0.8648459214</text:p>
          </table:table-cell>
          <table:table-cell table:formula="of:=[.N11]/[.N139]" office:value-type="float" office:value="1.41959552492462" calcext:value-type="float">
            <text:p>1.4195955249</text:p>
          </table:table-cell>
          <table:table-cell table:formula="of:=[.O11]/[.O139]" office:value-type="float" office:value="1.36264019769379" calcext:value-type="float">
            <text:p>1.3626401977</text:p>
          </table:table-cell>
          <table:table-cell table:formula="of:=[.P11]/[.P139]" office:value-type="float" office:value="1.19442289416334" calcext:value-type="float">
            <text:p>1.1944228942</text:p>
          </table:table-cell>
          <table:table-cell table:formula="of:=[.Q11]/[.Q139]" office:value-type="float" office:value="1.37232545894132" calcext:value-type="float">
            <text:p>1.3723254589</text:p>
          </table:table-cell>
          <table:table-cell table:formula="of:=[.R11]/[.R139]" office:value-type="float" office:value="1.57167710129177" calcext:value-type="float">
            <text:p>1.5716771013</text:p>
          </table:table-cell>
          <table:table-cell table:formula="of:=[.S11]/[.S139]" office:value-type="float" office:value="1.11383799680045" calcext:value-type="float">
            <text:p>1.1138379968</text:p>
          </table:table-cell>
          <table:table-cell table:formula="of:=[.T11]/[.T139]" office:value-type="float" office:value="1.52161626867268" calcext:value-type="float">
            <text:p>1.5216162687</text:p>
          </table:table-cell>
          <table:table-cell table:formula="of:=[.U11]/[.U139]" office:value-type="float" office:value="0.851249734845812" calcext:value-type="float">
            <text:p>0.8512497348</text:p>
          </table:table-cell>
          <table:table-cell table:formula="of:=[.V11]/[.V139]" office:value-type="float" office:value="1.15239182180529" calcext:value-type="float">
            <text:p>1.1523918218</text:p>
          </table:table-cell>
          <table:table-cell table:formula="of:=[.W11]/[.W139]" office:value-type="float" office:value="1.59589472002226" calcext:value-type="float">
            <text:p>1.59589472</text:p>
          </table:table-cell>
          <table:table-cell table:formula="of:=[.X11]/[.X139]" office:value-type="float" office:value="1.38482728459386" calcext:value-type="float">
            <text:p>1.3848272846</text:p>
          </table:table-cell>
          <table:table-cell table:formula="of:=[.Y11]/[.Y139]" office:value-type="float" office:value="1.69438879332417" calcext:value-type="float">
            <text:p>1.6943887933</text:p>
          </table:table-cell>
          <table:table-cell table:formula="of:=[.Z11]/[.Z139]" office:value-type="float" office:value="1.19441347454287" calcext:value-type="float">
            <text:p>1.1944134745</text:p>
          </table:table-cell>
          <table:table-cell table:formula="of:=[.AA11]/[.AA139]" office:value-type="float" office:value="0.624699980693191" calcext:value-type="float">
            <text:p>0.6246999807</text:p>
          </table:table-cell>
          <table:table-cell table:formula="of:=[.AB11]/[.AB139]" office:value-type="float" office:value="1.03178891721382" calcext:value-type="float">
            <text:p>1.0317889172</text:p>
          </table:table-cell>
          <table:table-cell table:formula="of:=[.AC11]/[.AC139]" office:value-type="float" office:value="0.811613995388351" calcext:value-type="float">
            <text:p>0.8116139954</text:p>
          </table:table-cell>
          <table:table-cell table:formula="of:=[.AD11]/[.AD139]" office:value-type="float" office:value="0.955060926805321" calcext:value-type="float">
            <text:p>0.9550609268</text:p>
          </table:table-cell>
          <table:table-cell table:formula="of:=[.AE11]/[.AE139]" office:value-type="float" office:value="1.25685190156102" calcext:value-type="float">
            <text:p>1.2568519016</text:p>
          </table:table-cell>
          <table:table-cell table:formula="of:=[.AF11]/[.AF139]" office:value-type="float" office:value="0.476439923127753" calcext:value-type="float">
            <text:p>0.4764399231</text:p>
          </table:table-cell>
          <table:table-cell table:formula="of:=[.AG11]/[.AG139]" office:value-type="float" office:value="0.865684541017304" calcext:value-type="float">
            <text:p>0.865684541</text:p>
          </table:table-cell>
        </table:table-row>
        <table:table-row table:style-name="ro2">
          <table:table-cell office:value-type="float" office:value="1100000" calcext:value-type="float">
            <text:p>1100000</text:p>
          </table:table-cell>
          <table:table-cell table:formula="of:=[.B12]/[.B140]" office:value-type="float" office:value="0.448131829708317" calcext:value-type="float">
            <text:p>0.4481318297</text:p>
          </table:table-cell>
          <table:table-cell table:formula="of:=[.C12]/[.C140]" office:value-type="float" office:value="0.521199159099236" calcext:value-type="float">
            <text:p>0.5211991591</text:p>
          </table:table-cell>
          <table:table-cell table:formula="of:=[.D12]/[.D140]" office:value-type="float" office:value="0.620186099721706" calcext:value-type="float">
            <text:p>0.6201860997</text:p>
          </table:table-cell>
          <table:table-cell table:formula="of:=[.E12]/[.E140]" office:value-type="float" office:value="0.692552991617112" calcext:value-type="float">
            <text:p>0.6925529916</text:p>
          </table:table-cell>
          <table:table-cell table:formula="of:=[.F12]/[.F140]" office:value-type="float" office:value="0.709770947631348" calcext:value-type="float">
            <text:p>0.7097709476</text:p>
          </table:table-cell>
          <table:table-cell table:formula="of:=[.G12]/[.G140]" office:value-type="float" office:value="0.845180804819185" calcext:value-type="float">
            <text:p>0.8451808048</text:p>
          </table:table-cell>
          <table:table-cell table:formula="of:=[.H12]/[.H140]" office:value-type="float" office:value="0.940286181898417" calcext:value-type="float">
            <text:p>0.9402861819</text:p>
          </table:table-cell>
          <table:table-cell table:formula="of:=[.I12]/[.I140]" office:value-type="float" office:value="0.951953511110026" calcext:value-type="float">
            <text:p>0.9519535111</text:p>
          </table:table-cell>
          <table:table-cell table:formula="of:=[.J12]/[.J140]" office:value-type="float" office:value="0.943999638636307" calcext:value-type="float">
            <text:p>0.9439996386</text:p>
          </table:table-cell>
          <table:table-cell table:formula="of:=[.K12]/[.K140]" office:value-type="float" office:value="1.19547490414227" calcext:value-type="float">
            <text:p>1.1954749041</text:p>
          </table:table-cell>
          <table:table-cell table:formula="of:=[.L12]/[.L140]" office:value-type="float" office:value="1.04390993946373" calcext:value-type="float">
            <text:p>1.0439099395</text:p>
          </table:table-cell>
          <table:table-cell table:formula="of:=[.M12]/[.M140]" office:value-type="float" office:value="1.39717047686225" calcext:value-type="float">
            <text:p>1.3971704769</text:p>
          </table:table-cell>
          <table:table-cell table:formula="of:=[.N12]/[.N140]" office:value-type="float" office:value="1.44387936683799" calcext:value-type="float">
            <text:p>1.4438793668</text:p>
          </table:table-cell>
          <table:table-cell table:formula="of:=[.O12]/[.O140]" office:value-type="float" office:value="1.35500081081664" calcext:value-type="float">
            <text:p>1.3550008108</text:p>
          </table:table-cell>
          <table:table-cell table:formula="of:=[.P12]/[.P140]" office:value-type="float" office:value="1.06982001026667" calcext:value-type="float">
            <text:p>1.0698200103</text:p>
          </table:table-cell>
          <table:table-cell table:formula="of:=[.Q12]/[.Q140]" office:value-type="float" office:value="0.705162410207426" calcext:value-type="float">
            <text:p>0.7051624102</text:p>
          </table:table-cell>
          <table:table-cell table:formula="of:=[.R12]/[.R140]" office:value-type="float" office:value="0.719400997784214" calcext:value-type="float">
            <text:p>0.7194009978</text:p>
          </table:table-cell>
          <table:table-cell table:formula="of:=[.S12]/[.S140]" office:value-type="float" office:value="1.30202380168312" calcext:value-type="float">
            <text:p>1.3020238017</text:p>
          </table:table-cell>
          <table:table-cell table:formula="of:=[.T12]/[.T140]" office:value-type="float" office:value="0.977350004095734" calcext:value-type="float">
            <text:p>0.9773500041</text:p>
          </table:table-cell>
          <table:table-cell table:formula="of:=[.U12]/[.U140]" office:value-type="float" office:value="1.21996357611161" calcext:value-type="float">
            <text:p>1.2199635761</text:p>
          </table:table-cell>
          <table:table-cell table:formula="of:=[.V12]/[.V140]" office:value-type="float" office:value="1.50378420791142" calcext:value-type="float">
            <text:p>1.5037842079</text:p>
          </table:table-cell>
          <table:table-cell table:formula="of:=[.W12]/[.W140]" office:value-type="float" office:value="1.60231079496848" calcext:value-type="float">
            <text:p>1.602310795</text:p>
          </table:table-cell>
          <table:table-cell table:formula="of:=[.X12]/[.X140]" office:value-type="float" office:value="1.46220887349696" calcext:value-type="float">
            <text:p>1.4622088735</text:p>
          </table:table-cell>
          <table:table-cell table:formula="of:=[.Y12]/[.Y140]" office:value-type="float" office:value="1.72006982139597" calcext:value-type="float">
            <text:p>1.7200698214</text:p>
          </table:table-cell>
          <table:table-cell table:formula="of:=[.Z12]/[.Z140]" office:value-type="float" office:value="1.09858993805182" calcext:value-type="float">
            <text:p>1.0985899381</text:p>
          </table:table-cell>
          <table:table-cell table:formula="of:=[.AA12]/[.AA140]" office:value-type="float" office:value="1.56113921529135" calcext:value-type="float">
            <text:p>1.5611392153</text:p>
          </table:table-cell>
          <table:table-cell table:formula="of:=[.AB12]/[.AB140]" office:value-type="float" office:value="1.5254373734868" calcext:value-type="float">
            <text:p>1.5254373735</text:p>
          </table:table-cell>
          <table:table-cell table:formula="of:=[.AC12]/[.AC140]" office:value-type="float" office:value="1.6377571537344" calcext:value-type="float">
            <text:p>1.6377571537</text:p>
          </table:table-cell>
          <table:table-cell table:formula="of:=[.AD12]/[.AD140]" office:value-type="float" office:value="1.73263787293833" calcext:value-type="float">
            <text:p>1.7326378729</text:p>
          </table:table-cell>
          <table:table-cell table:formula="of:=[.AE12]/[.AE140]" office:value-type="float" office:value="1.63155261758641" calcext:value-type="float">
            <text:p>1.6315526176</text:p>
          </table:table-cell>
          <table:table-cell table:formula="of:=[.AF12]/[.AF140]" office:value-type="float" office:value="1.38692379954217" calcext:value-type="float">
            <text:p>1.3869237995</text:p>
          </table:table-cell>
          <table:table-cell table:formula="of:=[.AG12]/[.AG140]" office:value-type="float" office:value="1.00966131050232" calcext:value-type="float">
            <text:p>1.0096613105</text:p>
          </table:table-cell>
        </table:table-row>
        <table:table-row table:style-name="ro2">
          <table:table-cell office:value-type="float" office:value="1200000" calcext:value-type="float">
            <text:p>1200000</text:p>
          </table:table-cell>
          <table:table-cell table:formula="of:=[.B13]/[.B141]" office:value-type="float" office:value="0.527592565987059" calcext:value-type="float">
            <text:p>0.527592566</text:p>
          </table:table-cell>
          <table:table-cell table:formula="of:=[.C13]/[.C141]" office:value-type="float" office:value="0.519516485105283" calcext:value-type="float">
            <text:p>0.5195164851</text:p>
          </table:table-cell>
          <table:table-cell table:formula="of:=[.D13]/[.D141]" office:value-type="float" office:value="0.403623137596159" calcext:value-type="float">
            <text:p>0.4036231376</text:p>
          </table:table-cell>
          <table:table-cell table:formula="of:=[.E13]/[.E141]" office:value-type="float" office:value="0.514412912610049" calcext:value-type="float">
            <text:p>0.5144129126</text:p>
          </table:table-cell>
          <table:table-cell table:formula="of:=[.F13]/[.F141]" office:value-type="float" office:value="0.822143584973493" calcext:value-type="float">
            <text:p>0.822143585</text:p>
          </table:table-cell>
          <table:table-cell table:formula="of:=[.G13]/[.G141]" office:value-type="float" office:value="0.806247098991675" calcext:value-type="float">
            <text:p>0.806247099</text:p>
          </table:table-cell>
          <table:table-cell table:formula="of:=[.H13]/[.H141]" office:value-type="float" office:value="0.883653557397616" calcext:value-type="float">
            <text:p>0.8836535574</text:p>
          </table:table-cell>
          <table:table-cell table:formula="of:=[.I13]/[.I141]" office:value-type="float" office:value="1.10151009125782" calcext:value-type="float">
            <text:p>1.1015100913</text:p>
          </table:table-cell>
          <table:table-cell table:formula="of:=[.J13]/[.J141]" office:value-type="float" office:value="0.944177252631119" calcext:value-type="float">
            <text:p>0.9441772526</text:p>
          </table:table-cell>
          <table:table-cell table:formula="of:=[.K13]/[.K141]" office:value-type="float" office:value="1.06021839119259" calcext:value-type="float">
            <text:p>1.0602183912</text:p>
          </table:table-cell>
          <table:table-cell table:formula="of:=[.L13]/[.L141]" office:value-type="float" office:value="1.27021510310347" calcext:value-type="float">
            <text:p>1.2702151031</text:p>
          </table:table-cell>
          <table:table-cell table:formula="of:=[.M13]/[.M141]" office:value-type="float" office:value="1.43490619973034" calcext:value-type="float">
            <text:p>1.4349061997</text:p>
          </table:table-cell>
          <table:table-cell table:formula="of:=[.N13]/[.N141]" office:value-type="float" office:value="0.878443710419498" calcext:value-type="float">
            <text:p>0.8784437104</text:p>
          </table:table-cell>
          <table:table-cell table:formula="of:=[.O13]/[.O141]" office:value-type="float" office:value="1.35179740174246" calcext:value-type="float">
            <text:p>1.3517974017</text:p>
          </table:table-cell>
          <table:table-cell table:formula="of:=[.P13]/[.P141]" office:value-type="float" office:value="1.51457117760142" calcext:value-type="float">
            <text:p>1.5145711776</text:p>
          </table:table-cell>
          <table:table-cell table:formula="of:=[.Q13]/[.Q141]" office:value-type="float" office:value="1.4285857197649" calcext:value-type="float">
            <text:p>1.4285857198</text:p>
          </table:table-cell>
          <table:table-cell table:formula="of:=[.R13]/[.R141]" office:value-type="float" office:value="0.907614164103523" calcext:value-type="float">
            <text:p>0.9076141641</text:p>
          </table:table-cell>
          <table:table-cell table:formula="of:=[.S13]/[.S141]" office:value-type="float" office:value="1.34939883121333" calcext:value-type="float">
            <text:p>1.3493988312</text:p>
          </table:table-cell>
          <table:table-cell table:formula="of:=[.T13]/[.T141]" office:value-type="float" office:value="1.18408738175577" calcext:value-type="float">
            <text:p>1.1840873818</text:p>
          </table:table-cell>
          <table:table-cell table:formula="of:=[.U13]/[.U141]" office:value-type="float" office:value="1.68214963020796" calcext:value-type="float">
            <text:p>1.6821496302</text:p>
          </table:table-cell>
          <table:table-cell table:formula="of:=[.V13]/[.V141]" office:value-type="float" office:value="1.52813121422797" calcext:value-type="float">
            <text:p>1.5281312142</text:p>
          </table:table-cell>
          <table:table-cell table:formula="of:=[.W13]/[.W141]" office:value-type="float" office:value="1.55680641349122" calcext:value-type="float">
            <text:p>1.5568064135</text:p>
          </table:table-cell>
          <table:table-cell table:formula="of:=[.X13]/[.X141]" office:value-type="float" office:value="0.915622596045867" calcext:value-type="float">
            <text:p>0.915622596</text:p>
          </table:table-cell>
          <table:table-cell table:formula="of:=[.Y13]/[.Y141]" office:value-type="float" office:value="1.42190689965496" calcext:value-type="float">
            <text:p>1.4219068997</text:p>
          </table:table-cell>
          <table:table-cell table:formula="of:=[.Z13]/[.Z141]" office:value-type="float" office:value="1.27994219859192" calcext:value-type="float">
            <text:p>1.2799421986</text:p>
          </table:table-cell>
          <table:table-cell table:formula="of:=[.AA13]/[.AA141]" office:value-type="float" office:value="1.80605088211017" calcext:value-type="float">
            <text:p>1.8060508821</text:p>
          </table:table-cell>
          <table:table-cell table:formula="of:=[.AB13]/[.AB141]" office:value-type="float" office:value="1.60400415070286" calcext:value-type="float">
            <text:p>1.6040041507</text:p>
          </table:table-cell>
          <table:table-cell table:formula="of:=[.AC13]/[.AC141]" office:value-type="float" office:value="1.36778525002396" calcext:value-type="float">
            <text:p>1.36778525</text:p>
          </table:table-cell>
          <table:table-cell table:formula="of:=[.AD13]/[.AD141]" office:value-type="float" office:value="1.29306642622309" calcext:value-type="float">
            <text:p>1.2930664262</text:p>
          </table:table-cell>
          <table:table-cell table:formula="of:=[.AE13]/[.AE141]" office:value-type="float" office:value="1.71508676202785" calcext:value-type="float">
            <text:p>1.715086762</text:p>
          </table:table-cell>
          <table:table-cell table:formula="of:=[.AF13]/[.AF141]" office:value-type="float" office:value="1.24894374904604" calcext:value-type="float">
            <text:p>1.248943749</text:p>
          </table:table-cell>
          <table:table-cell table:formula="of:=[.AG13]/[.AG141]" office:value-type="float" office:value="1.52572429522914" calcext:value-type="float">
            <text:p>1.5257242952</text:p>
          </table:table-cell>
        </table:table-row>
        <table:table-row table:style-name="ro2">
          <table:table-cell office:value-type="float" office:value="1300000" calcext:value-type="float">
            <text:p>1300000</text:p>
          </table:table-cell>
          <table:table-cell table:formula="of:=[.B14]/[.B142]" office:value-type="float" office:value="0.526951944323118" calcext:value-type="float">
            <text:p>0.5269519443</text:p>
          </table:table-cell>
          <table:table-cell table:formula="of:=[.C14]/[.C142]" office:value-type="float" office:value="0.465082659766755" calcext:value-type="float">
            <text:p>0.4650826598</text:p>
          </table:table-cell>
          <table:table-cell table:formula="of:=[.D14]/[.D142]" office:value-type="float" office:value="0.595837071243796" calcext:value-type="float">
            <text:p>0.5958370712</text:p>
          </table:table-cell>
          <table:table-cell table:formula="of:=[.E14]/[.E142]" office:value-type="float" office:value="0.682256046554624" calcext:value-type="float">
            <text:p>0.6822560466</text:p>
          </table:table-cell>
          <table:table-cell table:formula="of:=[.F14]/[.F142]" office:value-type="float" office:value="0.949922010967879" calcext:value-type="float">
            <text:p>0.949922011</text:p>
          </table:table-cell>
          <table:table-cell table:formula="of:=[.G14]/[.G142]" office:value-type="float" office:value="0.754790849456154" calcext:value-type="float">
            <text:p>0.7547908495</text:p>
          </table:table-cell>
          <table:table-cell table:formula="of:=[.H14]/[.H142]" office:value-type="float" office:value="0.888977175656517" calcext:value-type="float">
            <text:p>0.8889771757</text:p>
          </table:table-cell>
          <table:table-cell table:formula="of:=[.I14]/[.I142]" office:value-type="float" office:value="1.04792583491854" calcext:value-type="float">
            <text:p>1.0479258349</text:p>
          </table:table-cell>
          <table:table-cell table:formula="of:=[.J14]/[.J142]" office:value-type="float" office:value="0.941475185391214" calcext:value-type="float">
            <text:p>0.9414751854</text:p>
          </table:table-cell>
          <table:table-cell table:formula="of:=[.K14]/[.K142]" office:value-type="float" office:value="1.06080497625442" calcext:value-type="float">
            <text:p>1.0608049763</text:p>
          </table:table-cell>
          <table:table-cell table:formula="of:=[.L14]/[.L142]" office:value-type="float" office:value="1.05398151085715" calcext:value-type="float">
            <text:p>1.0539815109</text:p>
          </table:table-cell>
          <table:table-cell table:formula="of:=[.M14]/[.M142]" office:value-type="float" office:value="1.18994020584781" calcext:value-type="float">
            <text:p>1.1899402058</text:p>
          </table:table-cell>
          <table:table-cell table:formula="of:=[.N14]/[.N142]" office:value-type="float" office:value="1.34425843532772" calcext:value-type="float">
            <text:p>1.3442584353</text:p>
          </table:table-cell>
          <table:table-cell table:formula="of:=[.O14]/[.O142]" office:value-type="float" office:value="1.3131232355393" calcext:value-type="float">
            <text:p>1.3131232355</text:p>
          </table:table-cell>
          <table:table-cell table:formula="of:=[.P14]/[.P142]" office:value-type="float" office:value="0.710656854599046" calcext:value-type="float">
            <text:p>0.7106568546</text:p>
          </table:table-cell>
          <table:table-cell table:formula="of:=[.Q14]/[.Q142]" office:value-type="float" office:value="1.4784549542796" calcext:value-type="float">
            <text:p>1.4784549543</text:p>
          </table:table-cell>
          <table:table-cell table:formula="of:=[.R14]/[.R142]" office:value-type="float" office:value="1.10888379224671" calcext:value-type="float">
            <text:p>1.1088837922</text:p>
          </table:table-cell>
          <table:table-cell table:formula="of:=[.S14]/[.S142]" office:value-type="float" office:value="1.29175912691812" calcext:value-type="float">
            <text:p>1.2917591269</text:p>
          </table:table-cell>
          <table:table-cell table:formula="of:=[.T14]/[.T142]" office:value-type="float" office:value="1.38333540348635" calcext:value-type="float">
            <text:p>1.3833354035</text:p>
          </table:table-cell>
          <table:table-cell table:formula="of:=[.U14]/[.U142]" office:value-type="float" office:value="0.726800822667484" calcext:value-type="float">
            <text:p>0.7268008227</text:p>
          </table:table-cell>
          <table:table-cell table:formula="of:=[.V14]/[.V142]" office:value-type="float" office:value="1.54169911407952" calcext:value-type="float">
            <text:p>1.5416991141</text:p>
          </table:table-cell>
          <table:table-cell table:formula="of:=[.W14]/[.W142]" office:value-type="float" office:value="1.26089880159158" calcext:value-type="float">
            <text:p>1.2608988016</text:p>
          </table:table-cell>
          <table:table-cell table:formula="of:=[.X14]/[.X142]" office:value-type="float" office:value="1.48953630688654" calcext:value-type="float">
            <text:p>1.4895363069</text:p>
          </table:table-cell>
          <table:table-cell table:formula="of:=[.Y14]/[.Y142]" office:value-type="float" office:value="1.90019249652314" calcext:value-type="float">
            <text:p>1.9001924965</text:p>
          </table:table-cell>
          <table:table-cell table:formula="of:=[.Z14]/[.Z142]" office:value-type="float" office:value="1.72649459957878" calcext:value-type="float">
            <text:p>1.7264945996</text:p>
          </table:table-cell>
          <table:table-cell table:formula="of:=[.AA14]/[.AA142]" office:value-type="float" office:value="1.41180154652206" calcext:value-type="float">
            <text:p>1.4118015465</text:p>
          </table:table-cell>
          <table:table-cell table:formula="of:=[.AB14]/[.AB142]" office:value-type="float" office:value="0.809785156045204" calcext:value-type="float">
            <text:p>0.809785156</text:p>
          </table:table-cell>
          <table:table-cell table:formula="of:=[.AC14]/[.AC142]" office:value-type="float" office:value="1.03994811356805" calcext:value-type="float">
            <text:p>1.0399481136</text:p>
          </table:table-cell>
          <table:table-cell table:formula="of:=[.AD14]/[.AD142]" office:value-type="float" office:value="1.43324682058949" calcext:value-type="float">
            <text:p>1.4332468206</text:p>
          </table:table-cell>
          <table:table-cell table:formula="of:=[.AE14]/[.AE142]" office:value-type="float" office:value="1.74104483140408" calcext:value-type="float">
            <text:p>1.7410448314</text:p>
          </table:table-cell>
          <table:table-cell table:formula="of:=[.AF14]/[.AF142]" office:value-type="float" office:value="1.36782768267328" calcext:value-type="float">
            <text:p>1.3678276827</text:p>
          </table:table-cell>
          <table:table-cell table:formula="of:=[.AG14]/[.AG142]" office:value-type="float" office:value="0.847300118873016" calcext:value-type="float">
            <text:p>0.8473001189</text:p>
          </table:table-cell>
        </table:table-row>
        <table:table-row table:style-name="ro2">
          <table:table-cell office:value-type="float" office:value="1400000" calcext:value-type="float">
            <text:p>1400000</text:p>
          </table:table-cell>
          <table:table-cell table:formula="of:=[.B15]/[.B143]" office:value-type="float" office:value="0.493744017410422" calcext:value-type="float">
            <text:p>0.4937440174</text:p>
          </table:table-cell>
          <table:table-cell table:formula="of:=[.C15]/[.C143]" office:value-type="float" office:value="0.48215340709059" calcext:value-type="float">
            <text:p>0.4821534071</text:p>
          </table:table-cell>
          <table:table-cell table:formula="of:=[.D15]/[.D143]" office:value-type="float" office:value="0.58534289497858" calcext:value-type="float">
            <text:p>0.585342895</text:p>
          </table:table-cell>
          <table:table-cell table:formula="of:=[.E15]/[.E143]" office:value-type="float" office:value="0.527362333962713" calcext:value-type="float">
            <text:p>0.527362334</text:p>
          </table:table-cell>
          <table:table-cell table:formula="of:=[.F15]/[.F143]" office:value-type="float" office:value="0.664966681739726" calcext:value-type="float">
            <text:p>0.6649666817</text:p>
          </table:table-cell>
          <table:table-cell table:formula="of:=[.G15]/[.G143]" office:value-type="float" office:value="0.800262388456082" calcext:value-type="float">
            <text:p>0.8002623885</text:p>
          </table:table-cell>
          <table:table-cell table:formula="of:=[.H15]/[.H143]" office:value-type="float" office:value="0.893884498246664" calcext:value-type="float">
            <text:p>0.8938844982</text:p>
          </table:table-cell>
          <table:table-cell table:formula="of:=[.I15]/[.I143]" office:value-type="float" office:value="1.14924810000222" calcext:value-type="float">
            <text:p>1.1492481</text:p>
          </table:table-cell>
          <table:table-cell table:formula="of:=[.J15]/[.J143]" office:value-type="float" office:value="1.21893196475155" calcext:value-type="float">
            <text:p>1.2189319648</text:p>
          </table:table-cell>
          <table:table-cell table:formula="of:=[.K15]/[.K143]" office:value-type="float" office:value="1.3988541643453" calcext:value-type="float">
            <text:p>1.3988541643</text:p>
          </table:table-cell>
          <table:table-cell table:formula="of:=[.L15]/[.L143]" office:value-type="float" office:value="1.28589305641281" calcext:value-type="float">
            <text:p>1.2858930564</text:p>
          </table:table-cell>
          <table:table-cell table:formula="of:=[.M15]/[.M143]" office:value-type="float" office:value="1.50116720402846" calcext:value-type="float">
            <text:p>1.501167204</text:p>
          </table:table-cell>
          <table:table-cell table:formula="of:=[.N15]/[.N143]" office:value-type="float" office:value="1.37274748703213" calcext:value-type="float">
            <text:p>1.372747487</text:p>
          </table:table-cell>
          <table:table-cell table:formula="of:=[.O15]/[.O143]" office:value-type="float" office:value="1.32997304597649" calcext:value-type="float">
            <text:p>1.329973046</text:p>
          </table:table-cell>
          <table:table-cell table:formula="of:=[.P15]/[.P143]" office:value-type="float" office:value="1.63604511636109" calcext:value-type="float">
            <text:p>1.6360451164</text:p>
          </table:table-cell>
          <table:table-cell table:formula="of:=[.Q15]/[.Q143]" office:value-type="float" office:value="1.41342187763365" calcext:value-type="float">
            <text:p>1.4134218776</text:p>
          </table:table-cell>
          <table:table-cell table:formula="of:=[.R15]/[.R143]" office:value-type="float" office:value="1.14803682869429" calcext:value-type="float">
            <text:p>1.1480368287</text:p>
          </table:table-cell>
          <table:table-cell table:formula="of:=[.S15]/[.S143]" office:value-type="float" office:value="1.46406292934945" calcext:value-type="float">
            <text:p>1.4640629293</text:p>
          </table:table-cell>
          <table:table-cell table:formula="of:=[.T15]/[.T143]" office:value-type="float" office:value="1.5863754863465" calcext:value-type="float">
            <text:p>1.5863754863</text:p>
          </table:table-cell>
          <table:table-cell table:formula="of:=[.U15]/[.U143]" office:value-type="float" office:value="1.43093339334663" calcext:value-type="float">
            <text:p>1.4309333933</text:p>
          </table:table-cell>
          <table:table-cell table:formula="of:=[.V15]/[.V143]" office:value-type="float" office:value="1.33285995322083" calcext:value-type="float">
            <text:p>1.3328599532</text:p>
          </table:table-cell>
          <table:table-cell table:formula="of:=[.W15]/[.W143]" office:value-type="float" office:value="1.0119318754647" calcext:value-type="float">
            <text:p>1.0119318755</text:p>
          </table:table-cell>
          <table:table-cell table:formula="of:=[.X15]/[.X143]" office:value-type="float" office:value="0.978390384708689" calcext:value-type="float">
            <text:p>0.9783903847</text:p>
          </table:table-cell>
          <table:table-cell table:formula="of:=[.Y15]/[.Y143]" office:value-type="float" office:value="1.64702200940785" calcext:value-type="float">
            <text:p>1.6470220094</text:p>
          </table:table-cell>
          <table:table-cell table:formula="of:=[.Z15]/[.Z143]" office:value-type="float" office:value="1.47838063643689" calcext:value-type="float">
            <text:p>1.4783806364</text:p>
          </table:table-cell>
          <table:table-cell table:formula="of:=[.AA15]/[.AA143]" office:value-type="float" office:value="1.31535053722966" calcext:value-type="float">
            <text:p>1.3153505372</text:p>
          </table:table-cell>
          <table:table-cell table:formula="of:=[.AB15]/[.AB143]" office:value-type="float" office:value="1.65257551748211" calcext:value-type="float">
            <text:p>1.6525755175</text:p>
          </table:table-cell>
          <table:table-cell table:formula="of:=[.AC15]/[.AC143]" office:value-type="float" office:value="1.73702751500069" calcext:value-type="float">
            <text:p>1.737027515</text:p>
          </table:table-cell>
          <table:table-cell table:formula="of:=[.AD15]/[.AD143]" office:value-type="float" office:value="1.5945305561948" calcext:value-type="float">
            <text:p>1.5945305562</text:p>
          </table:table-cell>
          <table:table-cell table:formula="of:=[.AE15]/[.AE143]" office:value-type="float" office:value="1.62884256643875" calcext:value-type="float">
            <text:p>1.6288425664</text:p>
          </table:table-cell>
          <table:table-cell table:formula="of:=[.AF15]/[.AF143]" office:value-type="float" office:value="1.94921728672894" calcext:value-type="float">
            <text:p>1.9492172867</text:p>
          </table:table-cell>
          <table:table-cell table:formula="of:=[.AG15]/[.AG143]" office:value-type="float" office:value="0.878557104501914" calcext:value-type="float">
            <text:p>0.8785571045</text:p>
          </table:table-cell>
        </table:table-row>
        <table:table-row table:style-name="ro2">
          <table:table-cell office:value-type="float" office:value="1500000" calcext:value-type="float">
            <text:p>1500000</text:p>
          </table:table-cell>
          <table:table-cell table:formula="of:=[.B16]/[.B144]" office:value-type="float" office:value="0.531017724713872" calcext:value-type="float">
            <text:p>0.5310177247</text:p>
          </table:table-cell>
          <table:table-cell table:formula="of:=[.C16]/[.C144]" office:value-type="float" office:value="0.48025272070578" calcext:value-type="float">
            <text:p>0.4802527207</text:p>
          </table:table-cell>
          <table:table-cell table:formula="of:=[.D16]/[.D144]" office:value-type="float" office:value="0.595165042535453" calcext:value-type="float">
            <text:p>0.5951650425</text:p>
          </table:table-cell>
          <table:table-cell table:formula="of:=[.E16]/[.E144]" office:value-type="float" office:value="0.622626012693539" calcext:value-type="float">
            <text:p>0.6226260127</text:p>
          </table:table-cell>
          <table:table-cell table:formula="of:=[.F16]/[.F144]" office:value-type="float" office:value="0.779240864560041" calcext:value-type="float">
            <text:p>0.7792408646</text:p>
          </table:table-cell>
          <table:table-cell table:formula="of:=[.G16]/[.G144]" office:value-type="float" office:value="0.795314222886096" calcext:value-type="float">
            <text:p>0.7953142229</text:p>
          </table:table-cell>
          <table:table-cell table:formula="of:=[.H16]/[.H144]" office:value-type="float" office:value="0.858844504242991" calcext:value-type="float">
            <text:p>0.8588445042</text:p>
          </table:table-cell>
          <table:table-cell table:formula="of:=[.I16]/[.I144]" office:value-type="float" office:value="0.905956102950249" calcext:value-type="float">
            <text:p>0.905956103</text:p>
          </table:table-cell>
          <table:table-cell table:formula="of:=[.J16]/[.J144]" office:value-type="float" office:value="1.1443801651814" calcext:value-type="float">
            <text:p>1.1443801652</text:p>
          </table:table-cell>
          <table:table-cell table:formula="of:=[.K16]/[.K144]" office:value-type="float" office:value="1.34780634265367" calcext:value-type="float">
            <text:p>1.3478063427</text:p>
          </table:table-cell>
          <table:table-cell table:formula="of:=[.L16]/[.L144]" office:value-type="float" office:value="1.14449785039145" calcext:value-type="float">
            <text:p>1.1444978504</text:p>
          </table:table-cell>
          <table:table-cell table:formula="of:=[.M16]/[.M144]" office:value-type="float" office:value="0.858945713258895" calcext:value-type="float">
            <text:p>0.8589457133</text:p>
          </table:table-cell>
          <table:table-cell table:formula="of:=[.N16]/[.N144]" office:value-type="float" office:value="0.756627419511993" calcext:value-type="float">
            <text:p>0.7566274195</text:p>
          </table:table-cell>
          <table:table-cell table:formula="of:=[.O16]/[.O144]" office:value-type="float" office:value="0.96298616523724" calcext:value-type="float">
            <text:p>0.9629861652</text:p>
          </table:table-cell>
          <table:table-cell table:formula="of:=[.P16]/[.P144]" office:value-type="float" office:value="1.56049179454614" calcext:value-type="float">
            <text:p>1.5604917945</text:p>
          </table:table-cell>
          <table:table-cell table:formula="of:=[.Q16]/[.Q144]" office:value-type="float" office:value="1.53184083424869" calcext:value-type="float">
            <text:p>1.5318408342</text:p>
          </table:table-cell>
          <table:table-cell table:formula="of:=[.R16]/[.R144]" office:value-type="float" office:value="0.808459004308716" calcext:value-type="float">
            <text:p>0.8084590043</text:p>
          </table:table-cell>
          <table:table-cell table:formula="of:=[.S16]/[.S144]" office:value-type="float" office:value="1.31798958703616" calcext:value-type="float">
            <text:p>1.317989587</text:p>
          </table:table-cell>
          <table:table-cell table:formula="of:=[.T16]/[.T144]" office:value-type="float" office:value="1.50559712405878" calcext:value-type="float">
            <text:p>1.5055971241</text:p>
          </table:table-cell>
          <table:table-cell table:formula="of:=[.U16]/[.U144]" office:value-type="float" office:value="1.40757720785124" calcext:value-type="float">
            <text:p>1.4075772079</text:p>
          </table:table-cell>
          <table:table-cell table:formula="of:=[.V16]/[.V144]" office:value-type="float" office:value="1.44462118281889" calcext:value-type="float">
            <text:p>1.4446211828</text:p>
          </table:table-cell>
          <table:table-cell table:formula="of:=[.W16]/[.W144]" office:value-type="float" office:value="1.53366864614916" calcext:value-type="float">
            <text:p>1.5336686461</text:p>
          </table:table-cell>
          <table:table-cell table:formula="of:=[.X16]/[.X144]" office:value-type="float" office:value="1.77657153780262" calcext:value-type="float">
            <text:p>1.7765715378</text:p>
          </table:table-cell>
          <table:table-cell table:formula="of:=[.Y16]/[.Y144]" office:value-type="float" office:value="1.78225826504629" calcext:value-type="float">
            <text:p>1.782258265</text:p>
          </table:table-cell>
          <table:table-cell table:formula="of:=[.Z16]/[.Z144]" office:value-type="float" office:value="1.03157462989575" calcext:value-type="float">
            <text:p>1.0315746299</text:p>
          </table:table-cell>
          <table:table-cell table:formula="of:=[.AA16]/[.AA144]" office:value-type="float" office:value="1.03734285230913" calcext:value-type="float">
            <text:p>1.0373428523</text:p>
          </table:table-cell>
          <table:table-cell table:formula="of:=[.AB16]/[.AB144]" office:value-type="float" office:value="1.39334841621" calcext:value-type="float">
            <text:p>1.3933484162</text:p>
          </table:table-cell>
          <table:table-cell table:formula="of:=[.AC16]/[.AC144]" office:value-type="float" office:value="1.00077160993913" calcext:value-type="float">
            <text:p>1.0007716099</text:p>
          </table:table-cell>
          <table:table-cell table:formula="of:=[.AD16]/[.AD144]" office:value-type="float" office:value="1.58608211616901" calcext:value-type="float">
            <text:p>1.5860821162</text:p>
          </table:table-cell>
          <table:table-cell table:formula="of:=[.AE16]/[.AE144]" office:value-type="float" office:value="1.93042965935561" calcext:value-type="float">
            <text:p>1.9304296594</text:p>
          </table:table-cell>
          <table:table-cell table:formula="of:=[.AF16]/[.AF144]" office:value-type="float" office:value="0.95918922249776" calcext:value-type="float">
            <text:p>0.9591892225</text:p>
          </table:table-cell>
          <table:table-cell table:formula="of:=[.AG16]/[.AG144]" office:value-type="float" office:value="1.21874635746798" calcext:value-type="float">
            <text:p>1.2187463575</text:p>
          </table:table-cell>
        </table:table-row>
        <table:table-row table:style-name="ro2">
          <table:table-cell office:value-type="float" office:value="1600000" calcext:value-type="float">
            <text:p>1600000</text:p>
          </table:table-cell>
          <table:table-cell table:formula="of:=[.B17]/[.B145]" office:value-type="float" office:value="0.505247458192878" calcext:value-type="float">
            <text:p>0.5052474582</text:p>
          </table:table-cell>
          <table:table-cell table:formula="of:=[.C17]/[.C145]" office:value-type="float" office:value="0.461278767567231" calcext:value-type="float">
            <text:p>0.4612787676</text:p>
          </table:table-cell>
          <table:table-cell table:formula="of:=[.D17]/[.D145]" office:value-type="float" office:value="0.570930765324343" calcext:value-type="float">
            <text:p>0.5709307653</text:p>
          </table:table-cell>
          <table:table-cell table:formula="of:=[.E17]/[.E145]" office:value-type="float" office:value="1.06935389306129" calcext:value-type="float">
            <text:p>1.0693538931</text:p>
          </table:table-cell>
          <table:table-cell table:formula="of:=[.F17]/[.F145]" office:value-type="float" office:value="0.603583373705967" calcext:value-type="float">
            <text:p>0.6035833737</text:p>
          </table:table-cell>
          <table:table-cell table:formula="of:=[.G17]/[.G145]" office:value-type="float" office:value="0.773049723784161" calcext:value-type="float">
            <text:p>0.7730497238</text:p>
          </table:table-cell>
          <table:table-cell table:formula="of:=[.H17]/[.H145]" office:value-type="float" office:value="1.34718695012536" calcext:value-type="float">
            <text:p>1.3471869501</text:p>
          </table:table-cell>
          <table:table-cell table:formula="of:=[.I17]/[.I145]" office:value-type="float" office:value="0.910693798454499" calcext:value-type="float">
            <text:p>0.9106937985</text:p>
          </table:table-cell>
          <table:table-cell table:formula="of:=[.J17]/[.J145]" office:value-type="float" office:value="1.09984639587716" calcext:value-type="float">
            <text:p>1.0998463959</text:p>
          </table:table-cell>
          <table:table-cell table:formula="of:=[.K17]/[.K145]" office:value-type="float" office:value="1.49198566355863" calcext:value-type="float">
            <text:p>1.4919856636</text:p>
          </table:table-cell>
          <table:table-cell table:formula="of:=[.L17]/[.L145]" office:value-type="float" office:value="1.3044368386953" calcext:value-type="float">
            <text:p>1.3044368387</text:p>
          </table:table-cell>
          <table:table-cell table:formula="of:=[.M17]/[.M145]" office:value-type="float" office:value="1.22759158161506" calcext:value-type="float">
            <text:p>1.2275915816</text:p>
          </table:table-cell>
          <table:table-cell table:formula="of:=[.N17]/[.N145]" office:value-type="float" office:value="0.740293823204653" calcext:value-type="float">
            <text:p>0.7402938232</text:p>
          </table:table-cell>
          <table:table-cell table:formula="of:=[.O17]/[.O145]" office:value-type="float" office:value="1.2664695990594" calcext:value-type="float">
            <text:p>1.2664695991</text:p>
          </table:table-cell>
          <table:table-cell table:formula="of:=[.P17]/[.P145]" office:value-type="float" office:value="1.15351310128516" calcext:value-type="float">
            <text:p>1.1535131013</text:p>
          </table:table-cell>
          <table:table-cell table:formula="of:=[.Q17]/[.Q145]" office:value-type="float" office:value="1.25933417449251" calcext:value-type="float">
            <text:p>1.2593341745</text:p>
          </table:table-cell>
          <table:table-cell table:formula="of:=[.R17]/[.R145]" office:value-type="float" office:value="1.51855218200219" calcext:value-type="float">
            <text:p>1.518552182</text:p>
          </table:table-cell>
          <table:table-cell table:formula="of:=[.S17]/[.S145]" office:value-type="float" office:value="1.14919696611889" calcext:value-type="float">
            <text:p>1.1491969661</text:p>
          </table:table-cell>
          <table:table-cell table:formula="of:=[.T17]/[.T145]" office:value-type="float" office:value="1.50410521629693" calcext:value-type="float">
            <text:p>1.5041052163</text:p>
          </table:table-cell>
          <table:table-cell table:formula="of:=[.U17]/[.U145]" office:value-type="float" office:value="1.51158884693721" calcext:value-type="float">
            <text:p>1.5115888469</text:p>
          </table:table-cell>
          <table:table-cell table:formula="of:=[.V17]/[.V145]" office:value-type="float" office:value="1.57835179208859" calcext:value-type="float">
            <text:p>1.5783517921</text:p>
          </table:table-cell>
          <table:table-cell table:formula="of:=[.W17]/[.W145]" office:value-type="float" office:value="1.70364932851343" calcext:value-type="float">
            <text:p>1.7036493285</text:p>
          </table:table-cell>
          <table:table-cell table:formula="of:=[.X17]/[.X145]" office:value-type="float" office:value="0.97517715459794" calcext:value-type="float">
            <text:p>0.9751771546</text:p>
          </table:table-cell>
          <table:table-cell table:formula="of:=[.Y17]/[.Y145]" office:value-type="float" office:value="1.79282941203405" calcext:value-type="float">
            <text:p>1.792829412</text:p>
          </table:table-cell>
          <table:table-cell table:formula="of:=[.Z17]/[.Z145]" office:value-type="float" office:value="1.41625218082357" calcext:value-type="float">
            <text:p>1.4162521808</text:p>
          </table:table-cell>
          <table:table-cell table:formula="of:=[.AA17]/[.AA145]" office:value-type="float" office:value="1.61445019048488" calcext:value-type="float">
            <text:p>1.6144501905</text:p>
          </table:table-cell>
          <table:table-cell table:formula="of:=[.AB17]/[.AB145]" office:value-type="float" office:value="1.25191292896811" calcext:value-type="float">
            <text:p>1.251912929</text:p>
          </table:table-cell>
          <table:table-cell table:formula="of:=[.AC17]/[.AC145]" office:value-type="float" office:value="1.84656590964087" calcext:value-type="float">
            <text:p>1.8465659096</text:p>
          </table:table-cell>
          <table:table-cell table:formula="of:=[.AD17]/[.AD145]" office:value-type="float" office:value="1.43299649640207" calcext:value-type="float">
            <text:p>1.4329964964</text:p>
          </table:table-cell>
          <table:table-cell table:formula="of:=[.AE17]/[.AE145]" office:value-type="float" office:value="1.24043763490344" calcext:value-type="float">
            <text:p>1.2404376349</text:p>
          </table:table-cell>
          <table:table-cell table:formula="of:=[.AF17]/[.AF145]" office:value-type="float" office:value="1.09266819312532" calcext:value-type="float">
            <text:p>1.0926681931</text:p>
          </table:table-cell>
          <table:table-cell table:formula="of:=[.AG17]/[.AG145]" office:value-type="float" office:value="0.997672873342443" calcext:value-type="float">
            <text:p>0.9976728733</text:p>
          </table:table-cell>
        </table:table-row>
        <table:table-row table:style-name="ro2">
          <table:table-cell office:value-type="float" office:value="1700000" calcext:value-type="float">
            <text:p>1700000</text:p>
          </table:table-cell>
          <table:table-cell table:formula="of:=[.B18]/[.B146]" office:value-type="float" office:value="0.489643547220158" calcext:value-type="float">
            <text:p>0.4896435472</text:p>
          </table:table-cell>
          <table:table-cell table:formula="of:=[.C18]/[.C146]" office:value-type="float" office:value="0.45553215406691" calcext:value-type="float">
            <text:p>0.4555321541</text:p>
          </table:table-cell>
          <table:table-cell table:formula="of:=[.D18]/[.D146]" office:value-type="float" office:value="0.556777578088186" calcext:value-type="float">
            <text:p>0.5567775781</text:p>
          </table:table-cell>
          <table:table-cell table:formula="of:=[.E18]/[.E146]" office:value-type="float" office:value="0.597220003880455" calcext:value-type="float">
            <text:p>0.5972200039</text:p>
          </table:table-cell>
          <table:table-cell table:formula="of:=[.F18]/[.F146]" office:value-type="float" office:value="0.580137064999952" calcext:value-type="float">
            <text:p>0.580137065</text:p>
          </table:table-cell>
          <table:table-cell table:formula="of:=[.G18]/[.G146]" office:value-type="float" office:value="0.67831587790291" calcext:value-type="float">
            <text:p>0.6783158779</text:p>
          </table:table-cell>
          <table:table-cell table:formula="of:=[.H18]/[.H146]" office:value-type="float" office:value="1.01678385474" calcext:value-type="float">
            <text:p>1.0167838547</text:p>
          </table:table-cell>
          <table:table-cell table:formula="of:=[.I18]/[.I146]" office:value-type="float" office:value="1.22599817637201" calcext:value-type="float">
            <text:p>1.2259981764</text:p>
          </table:table-cell>
          <table:table-cell table:formula="of:=[.J18]/[.J146]" office:value-type="float" office:value="1.03798788209409" calcext:value-type="float">
            <text:p>1.0379878821</text:p>
          </table:table-cell>
          <table:table-cell table:formula="of:=[.K18]/[.K146]" office:value-type="float" office:value="1.16175832490703" calcext:value-type="float">
            <text:p>1.1617583249</text:p>
          </table:table-cell>
          <table:table-cell table:formula="of:=[.L18]/[.L146]" office:value-type="float" office:value="1.32219364968536" calcext:value-type="float">
            <text:p>1.3221936497</text:p>
          </table:table-cell>
          <table:table-cell table:formula="of:=[.M18]/[.M146]" office:value-type="float" office:value="1.33598632560209" calcext:value-type="float">
            <text:p>1.3359863256</text:p>
          </table:table-cell>
          <table:table-cell table:formula="of:=[.N18]/[.N146]" office:value-type="float" office:value="1.45897630186747" calcext:value-type="float">
            <text:p>1.4589763019</text:p>
          </table:table-cell>
          <table:table-cell table:formula="of:=[.O18]/[.O146]" office:value-type="float" office:value="1.45671007079199" calcext:value-type="float">
            <text:p>1.4567100708</text:p>
          </table:table-cell>
          <table:table-cell table:formula="of:=[.P18]/[.P146]" office:value-type="float" office:value="1.24316696807878" calcext:value-type="float">
            <text:p>1.2431669681</text:p>
          </table:table-cell>
          <table:table-cell table:formula="of:=[.Q18]/[.Q146]" office:value-type="float" office:value="1.22381234395532" calcext:value-type="float">
            <text:p>1.223812344</text:p>
          </table:table-cell>
          <table:table-cell table:formula="of:=[.R18]/[.R146]" office:value-type="float" office:value="1.33989185234526" calcext:value-type="float">
            <text:p>1.3398918523</text:p>
          </table:table-cell>
          <table:table-cell table:formula="of:=[.S18]/[.S146]" office:value-type="float" office:value="1.4404816251135" calcext:value-type="float">
            <text:p>1.4404816251</text:p>
          </table:table-cell>
          <table:table-cell table:formula="of:=[.T18]/[.T146]" office:value-type="float" office:value="1.35184227366911" calcext:value-type="float">
            <text:p>1.3518422737</text:p>
          </table:table-cell>
          <table:table-cell table:formula="of:=[.U18]/[.U146]" office:value-type="float" office:value="0.94722762398628" calcext:value-type="float">
            <text:p>0.947227624</text:p>
          </table:table-cell>
          <table:table-cell table:formula="of:=[.V18]/[.V146]" office:value-type="float" office:value="1.68107267505029" calcext:value-type="float">
            <text:p>1.6810726751</text:p>
          </table:table-cell>
          <table:table-cell table:formula="of:=[.W18]/[.W146]" office:value-type="float" office:value="1.49483080871539" calcext:value-type="float">
            <text:p>1.4948308087</text:p>
          </table:table-cell>
          <table:table-cell table:formula="of:=[.X18]/[.X146]" office:value-type="float" office:value="1.86658774963175" calcext:value-type="float">
            <text:p>1.8665877496</text:p>
          </table:table-cell>
          <table:table-cell table:formula="of:=[.Y18]/[.Y146]" office:value-type="float" office:value="1.71454433899804" calcext:value-type="float">
            <text:p>1.714544339</text:p>
          </table:table-cell>
          <table:table-cell table:formula="of:=[.Z18]/[.Z146]" office:value-type="float" office:value="1.13404982225345" calcext:value-type="float">
            <text:p>1.1340498223</text:p>
          </table:table-cell>
          <table:table-cell table:formula="of:=[.AA18]/[.AA146]" office:value-type="float" office:value="1.08584992249025" calcext:value-type="float">
            <text:p>1.0858499225</text:p>
          </table:table-cell>
          <table:table-cell table:formula="of:=[.AB18]/[.AB146]" office:value-type="float" office:value="1.07970839385724" calcext:value-type="float">
            <text:p>1.0797083939</text:p>
          </table:table-cell>
          <table:table-cell table:formula="of:=[.AC18]/[.AC146]" office:value-type="float" office:value="1.61735960714551" calcext:value-type="float">
            <text:p>1.6173596071</text:p>
          </table:table-cell>
          <table:table-cell table:formula="of:=[.AD18]/[.AD146]" office:value-type="float" office:value="1.7721216660961" calcext:value-type="float">
            <text:p>1.7721216661</text:p>
          </table:table-cell>
          <table:table-cell table:formula="of:=[.AE18]/[.AE146]" office:value-type="float" office:value="1.63865221750336" calcext:value-type="float">
            <text:p>1.6386522175</text:p>
          </table:table-cell>
          <table:table-cell table:formula="of:=[.AF18]/[.AF146]" office:value-type="float" office:value="0.923583234145367" calcext:value-type="float">
            <text:p>0.9235832341</text:p>
          </table:table-cell>
          <table:table-cell table:formula="of:=[.AG18]/[.AG146]" office:value-type="float" office:value="1.35556362205621" calcext:value-type="float">
            <text:p>1.3555636221</text:p>
          </table:table-cell>
        </table:table-row>
        <table:table-row table:style-name="ro2">
          <table:table-cell office:value-type="float" office:value="1800000" calcext:value-type="float">
            <text:p>1800000</text:p>
          </table:table-cell>
          <table:table-cell table:formula="of:=[.B19]/[.B147]" office:value-type="float" office:value="0.50565176124584" calcext:value-type="float">
            <text:p>0.5056517612</text:p>
          </table:table-cell>
          <table:table-cell table:formula="of:=[.C19]/[.C147]" office:value-type="float" office:value="0.466289924311217" calcext:value-type="float">
            <text:p>0.4662899243</text:p>
          </table:table-cell>
          <table:table-cell table:formula="of:=[.D19]/[.D147]" office:value-type="float" office:value="0.558672443986955" calcext:value-type="float">
            <text:p>0.558672444</text:p>
          </table:table-cell>
          <table:table-cell table:formula="of:=[.E19]/[.E147]" office:value-type="float" office:value="0.52888745399418" calcext:value-type="float">
            <text:p>0.528887454</text:p>
          </table:table-cell>
          <table:table-cell table:formula="of:=[.F19]/[.F147]" office:value-type="float" office:value="0.863382769152692" calcext:value-type="float">
            <text:p>0.8633827692</text:p>
          </table:table-cell>
          <table:table-cell table:formula="of:=[.G19]/[.G147]" office:value-type="float" office:value="0.904084880217192" calcext:value-type="float">
            <text:p>0.9040848802</text:p>
          </table:table-cell>
          <table:table-cell table:formula="of:=[.H19]/[.H147]" office:value-type="float" office:value="0.911486746432955" calcext:value-type="float">
            <text:p>0.9114867464</text:p>
          </table:table-cell>
          <table:table-cell table:formula="of:=[.I19]/[.I147]" office:value-type="float" office:value="1.22359867426272" calcext:value-type="float">
            <text:p>1.2235986743</text:p>
          </table:table-cell>
          <table:table-cell table:formula="of:=[.J19]/[.J147]" office:value-type="float" office:value="1.32070281672369" calcext:value-type="float">
            <text:p>1.3207028167</text:p>
          </table:table-cell>
          <table:table-cell table:formula="of:=[.K19]/[.K147]" office:value-type="float" office:value="1.15601913312792" calcext:value-type="float">
            <text:p>1.1560191331</text:p>
          </table:table-cell>
          <table:table-cell table:formula="of:=[.L19]/[.L147]" office:value-type="float" office:value="0.951963890767132" calcext:value-type="float">
            <text:p>0.9519638908</text:p>
          </table:table-cell>
          <table:table-cell table:formula="of:=[.M19]/[.M147]" office:value-type="float" office:value="1.28922441237808" calcext:value-type="float">
            <text:p>1.2892244124</text:p>
          </table:table-cell>
          <table:table-cell table:formula="of:=[.N19]/[.N147]" office:value-type="float" office:value="1.06207866851204" calcext:value-type="float">
            <text:p>1.0620786685</text:p>
          </table:table-cell>
          <table:table-cell table:formula="of:=[.O19]/[.O147]" office:value-type="float" office:value="1.35350132485796" calcext:value-type="float">
            <text:p>1.3535013249</text:p>
          </table:table-cell>
          <table:table-cell table:formula="of:=[.P19]/[.P147]" office:value-type="float" office:value="0.91492184052625" calcext:value-type="float">
            <text:p>0.9149218405</text:p>
          </table:table-cell>
          <table:table-cell table:formula="of:=[.Q19]/[.Q147]" office:value-type="float" office:value="1.57908543384064" calcext:value-type="float">
            <text:p>1.5790854338</text:p>
          </table:table-cell>
          <table:table-cell table:formula="of:=[.R19]/[.R147]" office:value-type="float" office:value="1.29612698051841" calcext:value-type="float">
            <text:p>1.2961269805</text:p>
          </table:table-cell>
          <table:table-cell table:formula="of:=[.S19]/[.S147]" office:value-type="float" office:value="1.48334948425081" calcext:value-type="float">
            <text:p>1.4833494843</text:p>
          </table:table-cell>
          <table:table-cell table:formula="of:=[.T19]/[.T147]" office:value-type="float" office:value="1.44669589564336" calcext:value-type="float">
            <text:p>1.4466958956</text:p>
          </table:table-cell>
          <table:table-cell table:formula="of:=[.U19]/[.U147]" office:value-type="float" office:value="1.34180522456332" calcext:value-type="float">
            <text:p>1.3418052246</text:p>
          </table:table-cell>
          <table:table-cell table:formula="of:=[.V19]/[.V147]" office:value-type="float" office:value="1.38609484746446" calcext:value-type="float">
            <text:p>1.3860948475</text:p>
          </table:table-cell>
          <table:table-cell table:formula="of:=[.W19]/[.W147]" office:value-type="float" office:value="1.04957863538022" calcext:value-type="float">
            <text:p>1.0495786354</text:p>
          </table:table-cell>
          <table:table-cell table:formula="of:=[.X19]/[.X147]" office:value-type="float" office:value="1.81260594113173" calcext:value-type="float">
            <text:p>1.8126059411</text:p>
          </table:table-cell>
          <table:table-cell table:formula="of:=[.Y19]/[.Y147]" office:value-type="float" office:value="1.08078316848237" calcext:value-type="float">
            <text:p>1.0807831685</text:p>
          </table:table-cell>
          <table:table-cell table:formula="of:=[.Z19]/[.Z147]" office:value-type="float" office:value="1.11174932701365" calcext:value-type="float">
            <text:p>1.111749327</text:p>
          </table:table-cell>
          <table:table-cell table:formula="of:=[.AA19]/[.AA147]" office:value-type="float" office:value="1.97707692669631" calcext:value-type="float">
            <text:p>1.9770769267</text:p>
          </table:table-cell>
          <table:table-cell table:formula="of:=[.AB19]/[.AB147]" office:value-type="float" office:value="1.96601697684538" calcext:value-type="float">
            <text:p>1.9660169768</text:p>
          </table:table-cell>
          <table:table-cell table:formula="of:=[.AC19]/[.AC147]" office:value-type="float" office:value="1.26463674187769" calcext:value-type="float">
            <text:p>1.2646367419</text:p>
          </table:table-cell>
          <table:table-cell table:formula="of:=[.AD19]/[.AD147]" office:value-type="float" office:value="1.61307452536032" calcext:value-type="float">
            <text:p>1.6130745254</text:p>
          </table:table-cell>
          <table:table-cell table:formula="of:=[.AE19]/[.AE147]" office:value-type="float" office:value="1.24094710601035" calcext:value-type="float">
            <text:p>1.240947106</text:p>
          </table:table-cell>
          <table:table-cell table:formula="of:=[.AF19]/[.AF147]" office:value-type="float" office:value="1.62742631428714" calcext:value-type="float">
            <text:p>1.6274263143</text:p>
          </table:table-cell>
          <table:table-cell table:formula="of:=[.AG19]/[.AG147]" office:value-type="float" office:value="1.3175019112451" calcext:value-type="float">
            <text:p>1.3175019112</text:p>
          </table:table-cell>
        </table:table-row>
        <table:table-row table:style-name="ro2">
          <table:table-cell office:value-type="float" office:value="1900000" calcext:value-type="float">
            <text:p>1900000</text:p>
          </table:table-cell>
          <table:table-cell table:formula="of:=[.B20]/[.B148]" office:value-type="float" office:value="0.480750373800345" calcext:value-type="float">
            <text:p>0.4807503738</text:p>
          </table:table-cell>
          <table:table-cell table:formula="of:=[.C20]/[.C148]" office:value-type="float" office:value="0.458188914126908" calcext:value-type="float">
            <text:p>0.4581889141</text:p>
          </table:table-cell>
          <table:table-cell table:formula="of:=[.D20]/[.D148]" office:value-type="float" office:value="0.529181440330797" calcext:value-type="float">
            <text:p>0.5291814403</text:p>
          </table:table-cell>
          <table:table-cell table:formula="of:=[.E20]/[.E148]" office:value-type="float" office:value="0.646535548459132" calcext:value-type="float">
            <text:p>0.6465355485</text:p>
          </table:table-cell>
          <table:table-cell table:formula="of:=[.F20]/[.F148]" office:value-type="float" office:value="0.864060724753429" calcext:value-type="float">
            <text:p>0.8640607248</text:p>
          </table:table-cell>
          <table:table-cell table:formula="of:=[.G20]/[.G148]" office:value-type="float" office:value="0.71497466586274" calcext:value-type="float">
            <text:p>0.7149746659</text:p>
          </table:table-cell>
          <table:table-cell table:formula="of:=[.H20]/[.H148]" office:value-type="float" office:value="0.80461485385578" calcext:value-type="float">
            <text:p>0.8046148539</text:p>
          </table:table-cell>
          <table:table-cell table:formula="of:=[.I20]/[.I148]" office:value-type="float" office:value="1.03481329698192" calcext:value-type="float">
            <text:p>1.034813297</text:p>
          </table:table-cell>
          <table:table-cell table:formula="of:=[.J20]/[.J148]" office:value-type="float" office:value="1.14487850240887" calcext:value-type="float">
            <text:p>1.1448785024</text:p>
          </table:table-cell>
          <table:table-cell table:formula="of:=[.K20]/[.K148]" office:value-type="float" office:value="1.3189761380166" calcext:value-type="float">
            <text:p>1.318976138</text:p>
          </table:table-cell>
          <table:table-cell table:formula="of:=[.L20]/[.L148]" office:value-type="float" office:value="1.20985402969093" calcext:value-type="float">
            <text:p>1.2098540297</text:p>
          </table:table-cell>
          <table:table-cell table:formula="of:=[.M20]/[.M148]" office:value-type="float" office:value="1.29799318627393" calcext:value-type="float">
            <text:p>1.2979931863</text:p>
          </table:table-cell>
          <table:table-cell table:formula="of:=[.N20]/[.N148]" office:value-type="float" office:value="1.00925568932204" calcext:value-type="float">
            <text:p>1.0092556893</text:p>
          </table:table-cell>
          <table:table-cell table:formula="of:=[.O20]/[.O148]" office:value-type="float" office:value="1.45962861958984" calcext:value-type="float">
            <text:p>1.4596286196</text:p>
          </table:table-cell>
          <table:table-cell table:formula="of:=[.P20]/[.P148]" office:value-type="float" office:value="1.50300689748316" calcext:value-type="float">
            <text:p>1.5030068975</text:p>
          </table:table-cell>
          <table:table-cell table:formula="of:=[.Q20]/[.Q148]" office:value-type="float" office:value="1.46508952615165" calcext:value-type="float">
            <text:p>1.4650895262</text:p>
          </table:table-cell>
          <table:table-cell table:formula="of:=[.R20]/[.R148]" office:value-type="float" office:value="1.42177917759381" calcext:value-type="float">
            <text:p>1.4217791776</text:p>
          </table:table-cell>
          <table:table-cell table:formula="of:=[.S20]/[.S148]" office:value-type="float" office:value="1.34179705575084" calcext:value-type="float">
            <text:p>1.3417970558</text:p>
          </table:table-cell>
          <table:table-cell table:formula="of:=[.T20]/[.T148]" office:value-type="float" office:value="1.41508230771694" calcext:value-type="float">
            <text:p>1.4150823077</text:p>
          </table:table-cell>
          <table:table-cell table:formula="of:=[.U20]/[.U148]" office:value-type="float" office:value="1.07381253167429" calcext:value-type="float">
            <text:p>1.0738125317</text:p>
          </table:table-cell>
          <table:table-cell table:formula="of:=[.V20]/[.V148]" office:value-type="float" office:value="1.04921287606818" calcext:value-type="float">
            <text:p>1.0492128761</text:p>
          </table:table-cell>
          <table:table-cell table:formula="of:=[.W20]/[.W148]" office:value-type="float" office:value="1.59730122689252" calcext:value-type="float">
            <text:p>1.5973012269</text:p>
          </table:table-cell>
          <table:table-cell table:formula="of:=[.X20]/[.X148]" office:value-type="float" office:value="1.70454714381955" calcext:value-type="float">
            <text:p>1.7045471438</text:p>
          </table:table-cell>
          <table:table-cell table:formula="of:=[.Y20]/[.Y148]" office:value-type="float" office:value="1.66362608909714" calcext:value-type="float">
            <text:p>1.6636260891</text:p>
          </table:table-cell>
          <table:table-cell table:formula="of:=[.Z20]/[.Z148]" office:value-type="float" office:value="1.64014443374267" calcext:value-type="float">
            <text:p>1.6401444337</text:p>
          </table:table-cell>
          <table:table-cell table:formula="of:=[.AA20]/[.AA148]" office:value-type="float" office:value="1.7410754748311" calcext:value-type="float">
            <text:p>1.7410754748</text:p>
          </table:table-cell>
          <table:table-cell table:formula="of:=[.AB20]/[.AB148]" office:value-type="float" office:value="1.33208960091845" calcext:value-type="float">
            <text:p>1.3320896009</text:p>
          </table:table-cell>
          <table:table-cell table:formula="of:=[.AC20]/[.AC148]" office:value-type="float" office:value="1.38100248667377" calcext:value-type="float">
            <text:p>1.3810024867</text:p>
          </table:table-cell>
          <table:table-cell table:formula="of:=[.AD20]/[.AD148]" office:value-type="float" office:value="1.86270361446434" calcext:value-type="float">
            <text:p>1.8627036145</text:p>
          </table:table-cell>
          <table:table-cell table:formula="of:=[.AE20]/[.AE148]" office:value-type="float" office:value="1.15588663279714" calcext:value-type="float">
            <text:p>1.1558866328</text:p>
          </table:table-cell>
          <table:table-cell table:formula="of:=[.AF20]/[.AF148]" office:value-type="float" office:value="1.30802113674774" calcext:value-type="float">
            <text:p>1.3080211367</text:p>
          </table:table-cell>
          <table:table-cell table:formula="of:=[.AG20]/[.AG148]" office:value-type="float" office:value="1.59224933931759" calcext:value-type="float">
            <text:p>1.5922493393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table:formula="of:=[.B21]/[.B149]" office:value-type="float" office:value="0.501541199826516" calcext:value-type="float">
            <text:p>0.5015411998</text:p>
          </table:table-cell>
          <table:table-cell table:formula="of:=[.C21]/[.C149]" office:value-type="float" office:value="0.458841411223105" calcext:value-type="float">
            <text:p>0.4588414112</text:p>
          </table:table-cell>
          <table:table-cell table:formula="of:=[.D21]/[.D149]" office:value-type="float" office:value="0.553370607527642" calcext:value-type="float">
            <text:p>0.5533706075</text:p>
          </table:table-cell>
          <table:table-cell table:formula="of:=[.E21]/[.E149]" office:value-type="float" office:value="0.546570511858458" calcext:value-type="float">
            <text:p>0.5465705119</text:p>
          </table:table-cell>
          <table:table-cell table:formula="of:=[.F21]/[.F149]" office:value-type="float" office:value="0.911573590340972" calcext:value-type="float">
            <text:p>0.9115735903</text:p>
          </table:table-cell>
          <table:table-cell table:formula="of:=[.G21]/[.G149]" office:value-type="float" office:value="0.647500497093631" calcext:value-type="float">
            <text:p>0.6475004971</text:p>
          </table:table-cell>
          <table:table-cell table:formula="of:=[.H21]/[.H149]" office:value-type="float" office:value="0.795956836456794" calcext:value-type="float">
            <text:p>0.7959568365</text:p>
          </table:table-cell>
          <table:table-cell table:formula="of:=[.I21]/[.I149]" office:value-type="float" office:value="1.10026702811543" calcext:value-type="float">
            <text:p>1.1002670281</text:p>
          </table:table-cell>
          <table:table-cell table:formula="of:=[.J21]/[.J149]" office:value-type="float" office:value="1.26142922127695" calcext:value-type="float">
            <text:p>1.2614292213</text:p>
          </table:table-cell>
          <table:table-cell table:formula="of:=[.K21]/[.K149]" office:value-type="float" office:value="1.24837682959218" calcext:value-type="float">
            <text:p>1.2483768296</text:p>
          </table:table-cell>
          <table:table-cell table:formula="of:=[.L21]/[.L149]" office:value-type="float" office:value="1.27666052789099" calcext:value-type="float">
            <text:p>1.2766605279</text:p>
          </table:table-cell>
          <table:table-cell table:formula="of:=[.M21]/[.M149]" office:value-type="float" office:value="1.50849396845191" calcext:value-type="float">
            <text:p>1.5084939685</text:p>
          </table:table-cell>
          <table:table-cell table:formula="of:=[.N21]/[.N149]" office:value-type="float" office:value="1.26147977753994" calcext:value-type="float">
            <text:p>1.2614797775</text:p>
          </table:table-cell>
          <table:table-cell table:formula="of:=[.O21]/[.O149]" office:value-type="float" office:value="1.24513127134848" calcext:value-type="float">
            <text:p>1.2451312713</text:p>
          </table:table-cell>
          <table:table-cell table:formula="of:=[.P21]/[.P149]" office:value-type="float" office:value="1.53246544137107" calcext:value-type="float">
            <text:p>1.5324654414</text:p>
          </table:table-cell>
          <table:table-cell table:formula="of:=[.Q21]/[.Q149]" office:value-type="float" office:value="1.36312169678431" calcext:value-type="float">
            <text:p>1.3631216968</text:p>
          </table:table-cell>
          <table:table-cell table:formula="of:=[.R21]/[.R149]" office:value-type="float" office:value="1.64882951566517" calcext:value-type="float">
            <text:p>1.6488295157</text:p>
          </table:table-cell>
          <table:table-cell table:formula="of:=[.S21]/[.S149]" office:value-type="float" office:value="1.41094982861466" calcext:value-type="float">
            <text:p>1.4109498286</text:p>
          </table:table-cell>
          <table:table-cell table:formula="of:=[.T21]/[.T149]" office:value-type="float" office:value="1.31838137027692" calcext:value-type="float">
            <text:p>1.3183813703</text:p>
          </table:table-cell>
          <table:table-cell table:formula="of:=[.U21]/[.U149]" office:value-type="float" office:value="1.50578570947934" calcext:value-type="float">
            <text:p>1.5057857095</text:p>
          </table:table-cell>
          <table:table-cell table:formula="of:=[.V21]/[.V149]" office:value-type="float" office:value="1.28494421332309" calcext:value-type="float">
            <text:p>1.2849442133</text:p>
          </table:table-cell>
          <table:table-cell table:formula="of:=[.W21]/[.W149]" office:value-type="float" office:value="1.76907461532865" calcext:value-type="float">
            <text:p>1.7690746153</text:p>
          </table:table-cell>
          <table:table-cell table:formula="of:=[.X21]/[.X149]" office:value-type="float" office:value="1.75951983304893" calcext:value-type="float">
            <text:p>1.759519833</text:p>
          </table:table-cell>
          <table:table-cell table:formula="of:=[.Y21]/[.Y149]" office:value-type="float" office:value="1.85563111298832" calcext:value-type="float">
            <text:p>1.855631113</text:p>
          </table:table-cell>
          <table:table-cell table:formula="of:=[.Z21]/[.Z149]" office:value-type="float" office:value="1.87731765837613" calcext:value-type="float">
            <text:p>1.8773176584</text:p>
          </table:table-cell>
          <table:table-cell table:formula="of:=[.AA21]/[.AA149]" office:value-type="float" office:value="1.55401397840524" calcext:value-type="float">
            <text:p>1.5540139784</text:p>
          </table:table-cell>
          <table:table-cell table:formula="of:=[.AB21]/[.AB149]" office:value-type="float" office:value="1.92449495066679" calcext:value-type="float">
            <text:p>1.9244949507</text:p>
          </table:table-cell>
          <table:table-cell table:formula="of:=[.AC21]/[.AC149]" office:value-type="float" office:value="1.70028731609317" calcext:value-type="float">
            <text:p>1.7002873161</text:p>
          </table:table-cell>
          <table:table-cell table:formula="of:=[.AD21]/[.AD149]" office:value-type="float" office:value="2.02445491683087" calcext:value-type="float">
            <text:p>2.0244549168</text:p>
          </table:table-cell>
          <table:table-cell table:formula="of:=[.AE21]/[.AE149]" office:value-type="float" office:value="1.15154017202251" calcext:value-type="float">
            <text:p>1.151540172</text:p>
          </table:table-cell>
          <table:table-cell table:formula="of:=[.AF21]/[.AF149]" office:value-type="float" office:value="1.16709169331865" calcext:value-type="float">
            <text:p>1.1670916933</text:p>
          </table:table-cell>
          <table:table-cell table:formula="of:=[.AG21]/[.AG149]" office:value-type="float" office:value="1.19542802909804" calcext:value-type="float">
            <text:p>1.1954280291</text:p>
          </table:table-cell>
        </table:table-row>
        <table:table-row table:style-name="ro2">
          <table:table-cell office:value-type="float" office:value="2100000" calcext:value-type="float">
            <text:p>2100000</text:p>
          </table:table-cell>
          <table:table-cell table:formula="of:=[.B22]/[.B150]" office:value-type="float" office:value="0.501394583696765" calcext:value-type="float">
            <text:p>0.5013945837</text:p>
          </table:table-cell>
          <table:table-cell table:formula="of:=[.C22]/[.C150]" office:value-type="float" office:value="0.442376131642428" calcext:value-type="float">
            <text:p>0.4423761316</text:p>
          </table:table-cell>
          <table:table-cell table:formula="of:=[.D22]/[.D150]" office:value-type="float" office:value="0.506708941154856" calcext:value-type="float">
            <text:p>0.5067089412</text:p>
          </table:table-cell>
          <table:table-cell table:formula="of:=[.E22]/[.E150]" office:value-type="float" office:value="0.579746168028836" calcext:value-type="float">
            <text:p>0.579746168</text:p>
          </table:table-cell>
          <table:table-cell table:formula="of:=[.F22]/[.F150]" office:value-type="float" office:value="0.546657770257381" calcext:value-type="float">
            <text:p>0.5466577703</text:p>
          </table:table-cell>
          <table:table-cell table:formula="of:=[.G22]/[.G150]" office:value-type="float" office:value="0.888312268623269" calcext:value-type="float">
            <text:p>0.8883122686</text:p>
          </table:table-cell>
          <table:table-cell table:formula="of:=[.H22]/[.H150]" office:value-type="float" office:value="0.846867596471052" calcext:value-type="float">
            <text:p>0.8468675965</text:p>
          </table:table-cell>
          <table:table-cell table:formula="of:=[.I22]/[.I150]" office:value-type="float" office:value="0.873546481137606" calcext:value-type="float">
            <text:p>0.8735464811</text:p>
          </table:table-cell>
          <table:table-cell table:formula="of:=[.J22]/[.J150]" office:value-type="float" office:value="0.891891255229009" calcext:value-type="float">
            <text:p>0.8918912552</text:p>
          </table:table-cell>
          <table:table-cell table:formula="of:=[.K22]/[.K150]" office:value-type="float" office:value="1.18093427216175" calcext:value-type="float">
            <text:p>1.1809342722</text:p>
          </table:table-cell>
          <table:table-cell table:formula="of:=[.L22]/[.L150]" office:value-type="float" office:value="1.18773249082816" calcext:value-type="float">
            <text:p>1.1877324908</text:p>
          </table:table-cell>
          <table:table-cell table:formula="of:=[.M22]/[.M150]" office:value-type="float" office:value="1.39546959931928" calcext:value-type="float">
            <text:p>1.3954695993</text:p>
          </table:table-cell>
          <table:table-cell table:formula="of:=[.N22]/[.N150]" office:value-type="float" office:value="1.15141140015906" calcext:value-type="float">
            <text:p>1.1514114002</text:p>
          </table:table-cell>
          <table:table-cell table:formula="of:=[.O22]/[.O150]" office:value-type="float" office:value="1.55196712641543" calcext:value-type="float">
            <text:p>1.5519671264</text:p>
          </table:table-cell>
          <table:table-cell table:formula="of:=[.P22]/[.P150]" office:value-type="float" office:value="1.52745865122223" calcext:value-type="float">
            <text:p>1.5274586512</text:p>
          </table:table-cell>
          <table:table-cell table:formula="of:=[.Q22]/[.Q150]" office:value-type="float" office:value="1.45390798154341" calcext:value-type="float">
            <text:p>1.4539079815</text:p>
          </table:table-cell>
          <table:table-cell table:formula="of:=[.R22]/[.R150]" office:value-type="float" office:value="1.54638903133114" calcext:value-type="float">
            <text:p>1.5463890313</text:p>
          </table:table-cell>
          <table:table-cell table:formula="of:=[.S22]/[.S150]" office:value-type="float" office:value="1.40698437369125" calcext:value-type="float">
            <text:p>1.4069843737</text:p>
          </table:table-cell>
          <table:table-cell table:formula="of:=[.T22]/[.T150]" office:value-type="float" office:value="1.32192560396569" calcext:value-type="float">
            <text:p>1.321925604</text:p>
          </table:table-cell>
          <table:table-cell table:formula="of:=[.U22]/[.U150]" office:value-type="float" office:value="1.17296025692186" calcext:value-type="float">
            <text:p>1.1729602569</text:p>
          </table:table-cell>
          <table:table-cell table:formula="of:=[.V22]/[.V150]" office:value-type="float" office:value="1.24225556569484" calcext:value-type="float">
            <text:p>1.2422555657</text:p>
          </table:table-cell>
          <table:table-cell table:formula="of:=[.W22]/[.W150]" office:value-type="float" office:value="1.74587590028068" calcext:value-type="float">
            <text:p>1.7458759003</text:p>
          </table:table-cell>
          <table:table-cell table:formula="of:=[.X22]/[.X150]" office:value-type="float" office:value="1.44145552183717" calcext:value-type="float">
            <text:p>1.4414555218</text:p>
          </table:table-cell>
          <table:table-cell table:formula="of:=[.Y22]/[.Y150]" office:value-type="float" office:value="1.79544334660181" calcext:value-type="float">
            <text:p>1.7954433466</text:p>
          </table:table-cell>
          <table:table-cell table:formula="of:=[.Z22]/[.Z150]" office:value-type="float" office:value="1.2366338452765" calcext:value-type="float">
            <text:p>1.2366338453</text:p>
          </table:table-cell>
          <table:table-cell table:formula="of:=[.AA22]/[.AA150]" office:value-type="float" office:value="1.67426249787772" calcext:value-type="float">
            <text:p>1.6742624979</text:p>
          </table:table-cell>
          <table:table-cell table:formula="of:=[.AB22]/[.AB150]" office:value-type="float" office:value="1.29917156397534" calcext:value-type="float">
            <text:p>1.299171564</text:p>
          </table:table-cell>
          <table:table-cell table:formula="of:=[.AC22]/[.AC150]" office:value-type="float" office:value="1.76553701376043" calcext:value-type="float">
            <text:p>1.7655370138</text:p>
          </table:table-cell>
          <table:table-cell table:formula="of:=[.AD22]/[.AD150]" office:value-type="float" office:value="1.73471922115321" calcext:value-type="float">
            <text:p>1.7347192212</text:p>
          </table:table-cell>
          <table:table-cell table:formula="of:=[.AE22]/[.AE150]" office:value-type="float" office:value="1.8814985460024" calcext:value-type="float">
            <text:p>1.881498546</text:p>
          </table:table-cell>
          <table:table-cell table:formula="of:=[.AF22]/[.AF150]" office:value-type="float" office:value="1.29899176756385" calcext:value-type="float">
            <text:p>1.2989917676</text:p>
          </table:table-cell>
          <table:table-cell table:formula="of:=[.AG22]/[.AG150]" office:value-type="float" office:value="1.18014470859452" calcext:value-type="float">
            <text:p>1.1801447086</text:p>
          </table:table-cell>
        </table:table-row>
        <table:table-row table:style-name="ro2">
          <table:table-cell office:value-type="float" office:value="2200000" calcext:value-type="float">
            <text:p>2200000</text:p>
          </table:table-cell>
          <table:table-cell table:formula="of:=[.B23]/[.B151]" office:value-type="float" office:value="0.493067623556538" calcext:value-type="float">
            <text:p>0.4930676236</text:p>
          </table:table-cell>
          <table:table-cell table:formula="of:=[.C23]/[.C151]" office:value-type="float" office:value="0.442691527081479" calcext:value-type="float">
            <text:p>0.4426915271</text:p>
          </table:table-cell>
          <table:table-cell table:formula="of:=[.D23]/[.D151]" office:value-type="float" office:value="0.530227781529622" calcext:value-type="float">
            <text:p>0.5302277815</text:p>
          </table:table-cell>
          <table:table-cell table:formula="of:=[.E23]/[.E151]" office:value-type="float" office:value="0.584854799326114" calcext:value-type="float">
            <text:p>0.5848547993</text:p>
          </table:table-cell>
          <table:table-cell table:formula="of:=[.F23]/[.F151]" office:value-type="float" office:value="0.607708890088456" calcext:value-type="float">
            <text:p>0.6077088901</text:p>
          </table:table-cell>
          <table:table-cell table:formula="of:=[.G23]/[.G151]" office:value-type="float" office:value="0.62737941525318" calcext:value-type="float">
            <text:p>0.6273794153</text:p>
          </table:table-cell>
          <table:table-cell table:formula="of:=[.H23]/[.H151]" office:value-type="float" office:value="0.859993789821326" calcext:value-type="float">
            <text:p>0.8599937898</text:p>
          </table:table-cell>
          <table:table-cell table:formula="of:=[.I23]/[.I151]" office:value-type="float" office:value="1.07753906560965" calcext:value-type="float">
            <text:p>1.0775390656</text:p>
          </table:table-cell>
          <table:table-cell table:formula="of:=[.J23]/[.J151]" office:value-type="float" office:value="0.852101832541882" calcext:value-type="float">
            <text:p>0.8521018325</text:p>
          </table:table-cell>
          <table:table-cell table:formula="of:=[.K23]/[.K151]" office:value-type="float" office:value="0.871734312464337" calcext:value-type="float">
            <text:p>0.8717343125</text:p>
          </table:table-cell>
          <table:table-cell table:formula="of:=[.L23]/[.L151]" office:value-type="float" office:value="0.941908635797272" calcext:value-type="float">
            <text:p>0.9419086358</text:p>
          </table:table-cell>
          <table:table-cell table:formula="of:=[.M23]/[.M151]" office:value-type="float" office:value="1.22156714827371" calcext:value-type="float">
            <text:p>1.2215671483</text:p>
          </table:table-cell>
          <table:table-cell table:formula="of:=[.N23]/[.N151]" office:value-type="float" office:value="1.4110209883699" calcext:value-type="float">
            <text:p>1.4110209884</text:p>
          </table:table-cell>
          <table:table-cell table:formula="of:=[.O23]/[.O151]" office:value-type="float" office:value="1.42760199533798" calcext:value-type="float">
            <text:p>1.4276019953</text:p>
          </table:table-cell>
          <table:table-cell table:formula="of:=[.P23]/[.P151]" office:value-type="float" office:value="1.45410716872656" calcext:value-type="float">
            <text:p>1.4541071687</text:p>
          </table:table-cell>
          <table:table-cell table:formula="of:=[.Q23]/[.Q151]" office:value-type="float" office:value="1.56359927081336" calcext:value-type="float">
            <text:p>1.5635992708</text:p>
          </table:table-cell>
          <table:table-cell table:formula="of:=[.R23]/[.R151]" office:value-type="float" office:value="1.48122127587824" calcext:value-type="float">
            <text:p>1.4812212759</text:p>
          </table:table-cell>
          <table:table-cell table:formula="of:=[.S23]/[.S151]" office:value-type="float" office:value="1.65594897976056" calcext:value-type="float">
            <text:p>1.6559489798</text:p>
          </table:table-cell>
          <table:table-cell table:formula="of:=[.T23]/[.T151]" office:value-type="float" office:value="1.33978774701181" calcext:value-type="float">
            <text:p>1.339787747</text:p>
          </table:table-cell>
          <table:table-cell table:formula="of:=[.U23]/[.U151]" office:value-type="float" office:value="1.42356741858386" calcext:value-type="float">
            <text:p>1.4235674186</text:p>
          </table:table-cell>
          <table:table-cell table:formula="of:=[.V23]/[.V151]" office:value-type="float" office:value="1.7530078145937" calcext:value-type="float">
            <text:p>1.7530078146</text:p>
          </table:table-cell>
          <table:table-cell table:formula="of:=[.W23]/[.W151]" office:value-type="float" office:value="1.29436114066101" calcext:value-type="float">
            <text:p>1.2943611407</text:p>
          </table:table-cell>
          <table:table-cell table:formula="of:=[.X23]/[.X151]" office:value-type="float" office:value="1.63726054790502" calcext:value-type="float">
            <text:p>1.6372605479</text:p>
          </table:table-cell>
          <table:table-cell table:formula="of:=[.Y23]/[.Y151]" office:value-type="float" office:value="1.5784846063796" calcext:value-type="float">
            <text:p>1.5784846064</text:p>
          </table:table-cell>
          <table:table-cell table:formula="of:=[.Z23]/[.Z151]" office:value-type="float" office:value="1.78890915491865" calcext:value-type="float">
            <text:p>1.7889091549</text:p>
          </table:table-cell>
          <table:table-cell table:formula="of:=[.AA23]/[.AA151]" office:value-type="float" office:value="1.73652969188821" calcext:value-type="float">
            <text:p>1.7365296919</text:p>
          </table:table-cell>
          <table:table-cell table:formula="of:=[.AB23]/[.AB151]" office:value-type="float" office:value="1.94514340266198" calcext:value-type="float">
            <text:p>1.9451434027</text:p>
          </table:table-cell>
          <table:table-cell table:formula="of:=[.AC23]/[.AC151]" office:value-type="float" office:value="1.861930508787" calcext:value-type="float">
            <text:p>1.8619305088</text:p>
          </table:table-cell>
          <table:table-cell table:formula="of:=[.AD23]/[.AD151]" office:value-type="float" office:value="1.69732890270641" calcext:value-type="float">
            <text:p>1.6973289027</text:p>
          </table:table-cell>
          <table:table-cell table:formula="of:=[.AE23]/[.AE151]" office:value-type="float" office:value="1.70146003819867" calcext:value-type="float">
            <text:p>1.7014600382</text:p>
          </table:table-cell>
          <table:table-cell table:formula="of:=[.AF23]/[.AF151]" office:value-type="float" office:value="1.3300690017739" calcext:value-type="float">
            <text:p>1.3300690018</text:p>
          </table:table-cell>
          <table:table-cell table:formula="of:=[.AG23]/[.AG151]" office:value-type="float" office:value="1.87434231236714" calcext:value-type="float">
            <text:p>1.8743423124</text:p>
          </table:table-cell>
        </table:table-row>
        <table:table-row table:style-name="ro2">
          <table:table-cell office:value-type="float" office:value="2300000" calcext:value-type="float">
            <text:p>2300000</text:p>
          </table:table-cell>
          <table:table-cell table:formula="of:=[.B24]/[.B152]" office:value-type="float" office:value="0.502169759274512" calcext:value-type="float">
            <text:p>0.5021697593</text:p>
          </table:table-cell>
          <table:table-cell table:formula="of:=[.C24]/[.C152]" office:value-type="float" office:value="0.447749093774071" calcext:value-type="float">
            <text:p>0.4477490938</text:p>
          </table:table-cell>
          <table:table-cell table:formula="of:=[.D24]/[.D152]" office:value-type="float" office:value="0.542653772841454" calcext:value-type="float">
            <text:p>0.5426537728</text:p>
          </table:table-cell>
          <table:table-cell table:formula="of:=[.E24]/[.E152]" office:value-type="float" office:value="0.592316038963231" calcext:value-type="float">
            <text:p>0.592316039</text:p>
          </table:table-cell>
          <table:table-cell table:formula="of:=[.F24]/[.F152]" office:value-type="float" office:value="0.480759213822655" calcext:value-type="float">
            <text:p>0.4807592138</text:p>
          </table:table-cell>
          <table:table-cell table:formula="of:=[.G24]/[.G152]" office:value-type="float" office:value="0.855961381844082" calcext:value-type="float">
            <text:p>0.8559613818</text:p>
          </table:table-cell>
          <table:table-cell table:formula="of:=[.H24]/[.H152]" office:value-type="float" office:value="0.90180191513837" calcext:value-type="float">
            <text:p>0.9018019151</text:p>
          </table:table-cell>
          <table:table-cell table:formula="of:=[.I24]/[.I152]" office:value-type="float" office:value="0.928291491371813" calcext:value-type="float">
            <text:p>0.9282914914</text:p>
          </table:table-cell>
          <table:table-cell table:formula="of:=[.J24]/[.J152]" office:value-type="float" office:value="0.784700706725201" calcext:value-type="float">
            <text:p>0.7847007067</text:p>
          </table:table-cell>
          <table:table-cell table:formula="of:=[.K24]/[.K152]" office:value-type="float" office:value="1.26033800788836" calcext:value-type="float">
            <text:p>1.2603380079</text:p>
          </table:table-cell>
          <table:table-cell table:formula="of:=[.L24]/[.L152]" office:value-type="float" office:value="1.08267616540301" calcext:value-type="float">
            <text:p>1.0826761654</text:p>
          </table:table-cell>
          <table:table-cell table:formula="of:=[.M24]/[.M152]" office:value-type="float" office:value="1.44918563694585" calcext:value-type="float">
            <text:p>1.4491856369</text:p>
          </table:table-cell>
          <table:table-cell table:formula="of:=[.N24]/[.N152]" office:value-type="float" office:value="1.67639814625978" calcext:value-type="float">
            <text:p>1.6763981463</text:p>
          </table:table-cell>
          <table:table-cell table:formula="of:=[.O24]/[.O152]" office:value-type="float" office:value="1.45063427671872" calcext:value-type="float">
            <text:p>1.4506342767</text:p>
          </table:table-cell>
          <table:table-cell table:formula="of:=[.P24]/[.P152]" office:value-type="float" office:value="1.47894377710273" calcext:value-type="float">
            <text:p>1.4789437771</text:p>
          </table:table-cell>
          <table:table-cell table:formula="of:=[.Q24]/[.Q152]" office:value-type="float" office:value="1.23881981156966" calcext:value-type="float">
            <text:p>1.2388198116</text:p>
          </table:table-cell>
          <table:table-cell table:formula="of:=[.R24]/[.R152]" office:value-type="float" office:value="1.48722169939728" calcext:value-type="float">
            <text:p>1.4872216994</text:p>
          </table:table-cell>
          <table:table-cell table:formula="of:=[.S24]/[.S152]" office:value-type="float" office:value="1.28272438436374" calcext:value-type="float">
            <text:p>1.2827243844</text:p>
          </table:table-cell>
          <table:table-cell table:formula="of:=[.T24]/[.T152]" office:value-type="float" office:value="1.85093340562106" calcext:value-type="float">
            <text:p>1.8509334056</text:p>
          </table:table-cell>
          <table:table-cell table:formula="of:=[.U24]/[.U152]" office:value-type="float" office:value="1.675793726022" calcext:value-type="float">
            <text:p>1.675793726</text:p>
          </table:table-cell>
          <table:table-cell table:formula="of:=[.V24]/[.V152]" office:value-type="float" office:value="1.74559706007879" calcext:value-type="float">
            <text:p>1.7455970601</text:p>
          </table:table-cell>
          <table:table-cell table:formula="of:=[.W24]/[.W152]" office:value-type="float" office:value="1.45450069962926" calcext:value-type="float">
            <text:p>1.4545006996</text:p>
          </table:table-cell>
          <table:table-cell table:formula="of:=[.X24]/[.X152]" office:value-type="float" office:value="1.65076527456897" calcext:value-type="float">
            <text:p>1.6507652746</text:p>
          </table:table-cell>
          <table:table-cell table:formula="of:=[.Y24]/[.Y152]" office:value-type="float" office:value="1.67160324159708" calcext:value-type="float">
            <text:p>1.6716032416</text:p>
          </table:table-cell>
          <table:table-cell table:formula="of:=[.Z24]/[.Z152]" office:value-type="float" office:value="1.71342059962881" calcext:value-type="float">
            <text:p>1.7134205996</text:p>
          </table:table-cell>
          <table:table-cell table:formula="of:=[.AA24]/[.AA152]" office:value-type="float" office:value="2.00992842302432" calcext:value-type="float">
            <text:p>2.009928423</text:p>
          </table:table-cell>
          <table:table-cell table:formula="of:=[.AB24]/[.AB152]" office:value-type="float" office:value="1.97365971628641" calcext:value-type="float">
            <text:p>1.9736597163</text:p>
          </table:table-cell>
          <table:table-cell table:formula="of:=[.AC24]/[.AC152]" office:value-type="float" office:value="1.81806925020918" calcext:value-type="float">
            <text:p>1.8180692502</text:p>
          </table:table-cell>
          <table:table-cell table:formula="of:=[.AD24]/[.AD152]" office:value-type="float" office:value="1.24724394769943" calcext:value-type="float">
            <text:p>1.2472439477</text:p>
          </table:table-cell>
          <table:table-cell table:formula="of:=[.AE24]/[.AE152]" office:value-type="float" office:value="1.8256024460937" calcext:value-type="float">
            <text:p>1.8256024461</text:p>
          </table:table-cell>
          <table:table-cell table:formula="of:=[.AF24]/[.AF152]" office:value-type="float" office:value="1.63366112584038" calcext:value-type="float">
            <text:p>1.6336611258</text:p>
          </table:table-cell>
          <table:table-cell table:formula="of:=[.AG24]/[.AG152]" office:value-type="float" office:value="1.80102775891013" calcext:value-type="float">
            <text:p>1.8010277589</text:p>
          </table:table-cell>
        </table:table-row>
        <table:table-row table:style-name="ro2">
          <table:table-cell office:value-type="float" office:value="2400000" calcext:value-type="float">
            <text:p>2400000</text:p>
          </table:table-cell>
          <table:table-cell table:formula="of:=[.B25]/[.B153]" office:value-type="float" office:value="0.485638935890313" calcext:value-type="float">
            <text:p>0.4856389359</text:p>
          </table:table-cell>
          <table:table-cell table:formula="of:=[.C25]/[.C153]" office:value-type="float" office:value="0.42678269856571" calcext:value-type="float">
            <text:p>0.4267826986</text:p>
          </table:table-cell>
          <table:table-cell table:formula="of:=[.D25]/[.D153]" office:value-type="float" office:value="0.523722784782482" calcext:value-type="float">
            <text:p>0.5237227848</text:p>
          </table:table-cell>
          <table:table-cell table:formula="of:=[.E25]/[.E153]" office:value-type="float" office:value="0.567602058972788" calcext:value-type="float">
            <text:p>0.567602059</text:p>
          </table:table-cell>
          <table:table-cell table:formula="of:=[.F25]/[.F153]" office:value-type="float" office:value="0.626175592240064" calcext:value-type="float">
            <text:p>0.6261755922</text:p>
          </table:table-cell>
          <table:table-cell table:formula="of:=[.G25]/[.G153]" office:value-type="float" office:value="0.819006622278409" calcext:value-type="float">
            <text:p>0.8190066223</text:p>
          </table:table-cell>
          <table:table-cell table:formula="of:=[.H25]/[.H153]" office:value-type="float" office:value="0.931954086923525" calcext:value-type="float">
            <text:p>0.9319540869</text:p>
          </table:table-cell>
          <table:table-cell table:formula="of:=[.I25]/[.I153]" office:value-type="float" office:value="1.00645205480851" calcext:value-type="float">
            <text:p>1.0064520548</text:p>
          </table:table-cell>
          <table:table-cell table:formula="of:=[.J25]/[.J153]" office:value-type="float" office:value="0.966703369338273" calcext:value-type="float">
            <text:p>0.9667033693</text:p>
          </table:table-cell>
          <table:table-cell table:formula="of:=[.K25]/[.K153]" office:value-type="float" office:value="1.02751212779502" calcext:value-type="float">
            <text:p>1.0275121278</text:p>
          </table:table-cell>
          <table:table-cell table:formula="of:=[.L25]/[.L153]" office:value-type="float" office:value="1.21581495370653" calcext:value-type="float">
            <text:p>1.2158149537</text:p>
          </table:table-cell>
          <table:table-cell table:formula="of:=[.M25]/[.M153]" office:value-type="float" office:value="1.19351539276941" calcext:value-type="float">
            <text:p>1.1935153928</text:p>
          </table:table-cell>
          <table:table-cell table:formula="of:=[.N25]/[.N153]" office:value-type="float" office:value="1.12542309560689" calcext:value-type="float">
            <text:p>1.1254230956</text:p>
          </table:table-cell>
          <table:table-cell table:formula="of:=[.O25]/[.O153]" office:value-type="float" office:value="1.41791531974383" calcext:value-type="float">
            <text:p>1.4179153197</text:p>
          </table:table-cell>
          <table:table-cell table:formula="of:=[.P25]/[.P153]" office:value-type="float" office:value="1.32784056174509" calcext:value-type="float">
            <text:p>1.3278405617</text:p>
          </table:table-cell>
          <table:table-cell table:formula="of:=[.Q25]/[.Q153]" office:value-type="float" office:value="1.38591968300876" calcext:value-type="float">
            <text:p>1.385919683</text:p>
          </table:table-cell>
          <table:table-cell table:formula="of:=[.R25]/[.R153]" office:value-type="float" office:value="1.65740797466813" calcext:value-type="float">
            <text:p>1.6574079747</text:p>
          </table:table-cell>
          <table:table-cell table:formula="of:=[.S25]/[.S153]" office:value-type="float" office:value="1.54252089987398" calcext:value-type="float">
            <text:p>1.5425208999</text:p>
          </table:table-cell>
          <table:table-cell table:formula="of:=[.T25]/[.T153]" office:value-type="float" office:value="1.46447499392721" calcext:value-type="float">
            <text:p>1.4644749939</text:p>
          </table:table-cell>
          <table:table-cell table:formula="of:=[.U25]/[.U153]" office:value-type="float" office:value="1.54294261204726" calcext:value-type="float">
            <text:p>1.542942612</text:p>
          </table:table-cell>
          <table:table-cell table:formula="of:=[.V25]/[.V153]" office:value-type="float" office:value="1.50681105539012" calcext:value-type="float">
            <text:p>1.5068110554</text:p>
          </table:table-cell>
          <table:table-cell table:formula="of:=[.W25]/[.W153]" office:value-type="float" office:value="1.29250705400777" calcext:value-type="float">
            <text:p>1.292507054</text:p>
          </table:table-cell>
          <table:table-cell table:formula="of:=[.X25]/[.X153]" office:value-type="float" office:value="1.51506956372015" calcext:value-type="float">
            <text:p>1.5150695637</text:p>
          </table:table-cell>
          <table:table-cell table:formula="of:=[.Y25]/[.Y153]" office:value-type="float" office:value="1.29222896948144" calcext:value-type="float">
            <text:p>1.2922289695</text:p>
          </table:table-cell>
          <table:table-cell table:formula="of:=[.Z25]/[.Z153]" office:value-type="float" office:value="1.59431871705467" calcext:value-type="float">
            <text:p>1.5943187171</text:p>
          </table:table-cell>
          <table:table-cell table:formula="of:=[.AA25]/[.AA153]" office:value-type="float" office:value="1.42538269682586" calcext:value-type="float">
            <text:p>1.4253826968</text:p>
          </table:table-cell>
          <table:table-cell table:formula="of:=[.AB25]/[.AB153]" office:value-type="float" office:value="1.76867940197498" calcext:value-type="float">
            <text:p>1.768679402</text:p>
          </table:table-cell>
          <table:table-cell table:formula="of:=[.AC25]/[.AC153]" office:value-type="float" office:value="1.89306114902399" calcext:value-type="float">
            <text:p>1.893061149</text:p>
          </table:table-cell>
          <table:table-cell table:formula="of:=[.AD25]/[.AD153]" office:value-type="float" office:value="1.43209449815133" calcext:value-type="float">
            <text:p>1.4320944982</text:p>
          </table:table-cell>
          <table:table-cell table:formula="of:=[.AE25]/[.AE153]" office:value-type="float" office:value="0.910706122343849" calcext:value-type="float">
            <text:p>0.9107061223</text:p>
          </table:table-cell>
          <table:table-cell table:formula="of:=[.AF25]/[.AF153]" office:value-type="float" office:value="1.75926475831457" calcext:value-type="float">
            <text:p>1.7592647583</text:p>
          </table:table-cell>
          <table:table-cell table:formula="of:=[.AG25]/[.AG153]" office:value-type="float" office:value="1.54381989028576" calcext:value-type="float">
            <text:p>1.5438198903</text:p>
          </table:table-cell>
        </table:table-row>
        <table:table-row table:style-name="ro2">
          <table:table-cell office:value-type="float" office:value="2500000" calcext:value-type="float">
            <text:p>2500000</text:p>
          </table:table-cell>
          <table:table-cell table:formula="of:=[.B26]/[.B154]" office:value-type="float" office:value="0.546682914535611" calcext:value-type="float">
            <text:p>0.5466829145</text:p>
          </table:table-cell>
          <table:table-cell table:formula="of:=[.C26]/[.C154]" office:value-type="float" office:value="0.466192738444516" calcext:value-type="float">
            <text:p>0.4661927384</text:p>
          </table:table-cell>
          <table:table-cell table:formula="of:=[.D26]/[.D154]" office:value-type="float" office:value="0.542209257308118" calcext:value-type="float">
            <text:p>0.5422092573</text:p>
          </table:table-cell>
          <table:table-cell table:formula="of:=[.E26]/[.E154]" office:value-type="float" office:value="0.564890474581381" calcext:value-type="float">
            <text:p>0.5648904746</text:p>
          </table:table-cell>
          <table:table-cell table:formula="of:=[.F26]/[.F154]" office:value-type="float" office:value="0.519265346182474" calcext:value-type="float">
            <text:p>0.5192653462</text:p>
          </table:table-cell>
          <table:table-cell table:formula="of:=[.G26]/[.G154]" office:value-type="float" office:value="0.720240869392939" calcext:value-type="float">
            <text:p>0.7202408694</text:p>
          </table:table-cell>
          <table:table-cell table:formula="of:=[.H26]/[.H154]" office:value-type="float" office:value="0.965304880494895" calcext:value-type="float">
            <text:p>0.9653048805</text:p>
          </table:table-cell>
          <table:table-cell table:formula="of:=[.I26]/[.I154]" office:value-type="float" office:value="0.969267050041621" calcext:value-type="float">
            <text:p>0.96926705</text:p>
          </table:table-cell>
          <table:table-cell table:formula="of:=[.J26]/[.J154]" office:value-type="float" office:value="0.766998161507001" calcext:value-type="float">
            <text:p>0.7669981615</text:p>
          </table:table-cell>
          <table:table-cell table:formula="of:=[.K26]/[.K154]" office:value-type="float" office:value="1.05769249271662" calcext:value-type="float">
            <text:p>1.0576924927</text:p>
          </table:table-cell>
          <table:table-cell table:formula="of:=[.L26]/[.L154]" office:value-type="float" office:value="1.21114583811909" calcext:value-type="float">
            <text:p>1.2111458381</text:p>
          </table:table-cell>
          <table:table-cell table:formula="of:=[.M26]/[.M154]" office:value-type="float" office:value="1.52935556641969" calcext:value-type="float">
            <text:p>1.5293555664</text:p>
          </table:table-cell>
          <table:table-cell table:formula="of:=[.N26]/[.N154]" office:value-type="float" office:value="1.43125459058688" calcext:value-type="float">
            <text:p>1.4312545906</text:p>
          </table:table-cell>
          <table:table-cell table:formula="of:=[.O26]/[.O154]" office:value-type="float" office:value="1.21332976348662" calcext:value-type="float">
            <text:p>1.2133297635</text:p>
          </table:table-cell>
          <table:table-cell table:formula="of:=[.P26]/[.P154]" office:value-type="float" office:value="1.23935280528933" calcext:value-type="float">
            <text:p>1.2393528053</text:p>
          </table:table-cell>
          <table:table-cell table:formula="of:=[.Q26]/[.Q154]" office:value-type="float" office:value="1.60233207123308" calcext:value-type="float">
            <text:p>1.6023320712</text:p>
          </table:table-cell>
          <table:table-cell table:formula="of:=[.R26]/[.R154]" office:value-type="float" office:value="1.65372104415092" calcext:value-type="float">
            <text:p>1.6537210442</text:p>
          </table:table-cell>
          <table:table-cell table:formula="of:=[.S26]/[.S154]" office:value-type="float" office:value="2.02015327559467" calcext:value-type="float">
            <text:p>2.0201532756</text:p>
          </table:table-cell>
          <table:table-cell table:formula="of:=[.T26]/[.T154]" office:value-type="float" office:value="1.57249317014156" calcext:value-type="float">
            <text:p>1.5724931701</text:p>
          </table:table-cell>
          <table:table-cell table:formula="of:=[.U26]/[.U154]" office:value-type="float" office:value="1.73682164550917" calcext:value-type="float">
            <text:p>1.7368216455</text:p>
          </table:table-cell>
          <table:table-cell table:formula="of:=[.V26]/[.V154]" office:value-type="float" office:value="1.64206292607254" calcext:value-type="float">
            <text:p>1.6420629261</text:p>
          </table:table-cell>
          <table:table-cell table:formula="of:=[.W26]/[.W154]" office:value-type="float" office:value="2.06893177634047" calcext:value-type="float">
            <text:p>2.0689317763</text:p>
          </table:table-cell>
          <table:table-cell table:formula="of:=[.X26]/[.X154]" office:value-type="float" office:value="1.62816401514162" calcext:value-type="float">
            <text:p>1.6281640151</text:p>
          </table:table-cell>
          <table:table-cell table:formula="of:=[.Y26]/[.Y154]" office:value-type="float" office:value="1.87436706101694" calcext:value-type="float">
            <text:p>1.874367061</text:p>
          </table:table-cell>
          <table:table-cell table:formula="of:=[.Z26]/[.Z154]" office:value-type="float" office:value="1.5326111167838" calcext:value-type="float">
            <text:p>1.5326111168</text:p>
          </table:table-cell>
          <table:table-cell table:formula="of:=[.AA26]/[.AA154]" office:value-type="float" office:value="1.72022350793078" calcext:value-type="float">
            <text:p>1.7202235079</text:p>
          </table:table-cell>
          <table:table-cell table:formula="of:=[.AB26]/[.AB154]" office:value-type="float" office:value="1.9149883124115" calcext:value-type="float">
            <text:p>1.9149883124</text:p>
          </table:table-cell>
          <table:table-cell table:formula="of:=[.AC26]/[.AC154]" office:value-type="float" office:value="1.46404322399934" calcext:value-type="float">
            <text:p>1.464043224</text:p>
          </table:table-cell>
          <table:table-cell table:formula="of:=[.AD26]/[.AD154]" office:value-type="float" office:value="2.17343599816016" calcext:value-type="float">
            <text:p>2.1734359982</text:p>
          </table:table-cell>
          <table:table-cell table:formula="of:=[.AE26]/[.AE154]" office:value-type="float" office:value="1.71133131387083" calcext:value-type="float">
            <text:p>1.7113313139</text:p>
          </table:table-cell>
          <table:table-cell table:formula="of:=[.AF26]/[.AF154]" office:value-type="float" office:value="2.03723352931481" calcext:value-type="float">
            <text:p>2.0372335293</text:p>
          </table:table-cell>
          <table:table-cell table:formula="of:=[.AG26]/[.AG154]" office:value-type="float" office:value="2.21517000157024" calcext:value-type="float">
            <text:p>2.2151700016</text:p>
          </table:table-cell>
        </table:table-row>
        <table:table-row table:style-name="ro2">
          <table:table-cell office:value-type="float" office:value="2600000" calcext:value-type="float">
            <text:p>2600000</text:p>
          </table:table-cell>
          <table:table-cell table:formula="of:=[.B27]/[.B155]" office:value-type="float" office:value="0.523391366702803" calcext:value-type="float">
            <text:p>0.5233913667</text:p>
          </table:table-cell>
          <table:table-cell table:formula="of:=[.C27]/[.C155]" office:value-type="float" office:value="0.431285354669583" calcext:value-type="float">
            <text:p>0.4312853547</text:p>
          </table:table-cell>
          <table:table-cell table:formula="of:=[.D27]/[.D155]" office:value-type="float" office:value="0.541901553732513" calcext:value-type="float">
            <text:p>0.5419015537</text:p>
          </table:table-cell>
          <table:table-cell table:formula="of:=[.E27]/[.E155]" office:value-type="float" office:value="0.587857122853678" calcext:value-type="float">
            <text:p>0.5878571229</text:p>
          </table:table-cell>
          <table:table-cell table:formula="of:=[.F27]/[.F155]" office:value-type="float" office:value="0.680364678558337" calcext:value-type="float">
            <text:p>0.6803646786</text:p>
          </table:table-cell>
          <table:table-cell table:formula="of:=[.G27]/[.G155]" office:value-type="float" office:value="0.638295698058189" calcext:value-type="float">
            <text:p>0.6382956981</text:p>
          </table:table-cell>
          <table:table-cell table:formula="of:=[.H27]/[.H155]" office:value-type="float" office:value="0.724308476665706" calcext:value-type="float">
            <text:p>0.7243084767</text:p>
          </table:table-cell>
          <table:table-cell table:formula="of:=[.I27]/[.I155]" office:value-type="float" office:value="1.04673251471011" calcext:value-type="float">
            <text:p>1.0467325147</text:p>
          </table:table-cell>
          <table:table-cell table:formula="of:=[.J27]/[.J155]" office:value-type="float" office:value="1.07475410630075" calcext:value-type="float">
            <text:p>1.0747541063</text:p>
          </table:table-cell>
          <table:table-cell table:formula="of:=[.K27]/[.K155]" office:value-type="float" office:value="1.12977669136006" calcext:value-type="float">
            <text:p>1.1297766914</text:p>
          </table:table-cell>
          <table:table-cell table:formula="of:=[.L27]/[.L155]" office:value-type="float" office:value="1.33354900289677" calcext:value-type="float">
            <text:p>1.3335490029</text:p>
          </table:table-cell>
          <table:table-cell table:formula="of:=[.M27]/[.M155]" office:value-type="float" office:value="1.20458769804888" calcext:value-type="float">
            <text:p>1.204587698</text:p>
          </table:table-cell>
          <table:table-cell table:formula="of:=[.N27]/[.N155]" office:value-type="float" office:value="1.20533844769443" calcext:value-type="float">
            <text:p>1.2053384477</text:p>
          </table:table-cell>
          <table:table-cell table:formula="of:=[.O27]/[.O155]" office:value-type="float" office:value="1.52620810335059" calcext:value-type="float">
            <text:p>1.5262081034</text:p>
          </table:table-cell>
          <table:table-cell table:formula="of:=[.P27]/[.P155]" office:value-type="float" office:value="1.25652157577624" calcext:value-type="float">
            <text:p>1.2565215758</text:p>
          </table:table-cell>
          <table:table-cell table:formula="of:=[.Q27]/[.Q155]" office:value-type="float" office:value="1.52004070574556" calcext:value-type="float">
            <text:p>1.5200407057</text:p>
          </table:table-cell>
          <table:table-cell table:formula="of:=[.R27]/[.R155]" office:value-type="float" office:value="1.44194884574762" calcext:value-type="float">
            <text:p>1.4419488457</text:p>
          </table:table-cell>
          <table:table-cell table:formula="of:=[.S27]/[.S155]" office:value-type="float" office:value="1.70268165399642" calcext:value-type="float">
            <text:p>1.702681654</text:p>
          </table:table-cell>
          <table:table-cell table:formula="of:=[.T27]/[.T155]" office:value-type="float" office:value="1.63111743498688" calcext:value-type="float">
            <text:p>1.631117435</text:p>
          </table:table-cell>
          <table:table-cell table:formula="of:=[.U27]/[.U155]" office:value-type="float" office:value="1.41080582771812" calcext:value-type="float">
            <text:p>1.4108058277</text:p>
          </table:table-cell>
          <table:table-cell table:formula="of:=[.V27]/[.V155]" office:value-type="float" office:value="1.41900381870044" calcext:value-type="float">
            <text:p>1.4190038187</text:p>
          </table:table-cell>
          <table:table-cell table:formula="of:=[.W27]/[.W155]" office:value-type="float" office:value="1.69495651917091" calcext:value-type="float">
            <text:p>1.6949565192</text:p>
          </table:table-cell>
          <table:table-cell table:formula="of:=[.X27]/[.X155]" office:value-type="float" office:value="1.65482477495792" calcext:value-type="float">
            <text:p>1.654824775</text:p>
          </table:table-cell>
          <table:table-cell table:formula="of:=[.Y27]/[.Y155]" office:value-type="float" office:value="1.91810942616706" calcext:value-type="float">
            <text:p>1.9181094262</text:p>
          </table:table-cell>
          <table:table-cell table:formula="of:=[.Z27]/[.Z155]" office:value-type="float" office:value="1.94563407478694" calcext:value-type="float">
            <text:p>1.9456340748</text:p>
          </table:table-cell>
          <table:table-cell table:formula="of:=[.AA27]/[.AA155]" office:value-type="float" office:value="1.74445095113276" calcext:value-type="float">
            <text:p>1.7444509511</text:p>
          </table:table-cell>
          <table:table-cell table:formula="of:=[.AB27]/[.AB155]" office:value-type="float" office:value="1.41280838566183" calcext:value-type="float">
            <text:p>1.4128083857</text:p>
          </table:table-cell>
          <table:table-cell table:formula="of:=[.AC27]/[.AC155]" office:value-type="float" office:value="1.35256813101301" calcext:value-type="float">
            <text:p>1.352568131</text:p>
          </table:table-cell>
          <table:table-cell table:formula="of:=[.AD27]/[.AD155]" office:value-type="float" office:value="2.05517629727519" calcext:value-type="float">
            <text:p>2.0551762973</text:p>
          </table:table-cell>
          <table:table-cell table:formula="of:=[.AE27]/[.AE155]" office:value-type="float" office:value="2.01813148302279" calcext:value-type="float">
            <text:p>2.018131483</text:p>
          </table:table-cell>
          <table:table-cell table:formula="of:=[.AF27]/[.AF155]" office:value-type="float" office:value="1.97173461154503" calcext:value-type="float">
            <text:p>1.9717346115</text:p>
          </table:table-cell>
          <table:table-cell table:formula="of:=[.AG27]/[.AG155]" office:value-type="float" office:value="1.52124773235391" calcext:value-type="float">
            <text:p>1.5212477324</text:p>
          </table:table-cell>
        </table:table-row>
        <table:table-row table:style-name="ro2">
          <table:table-cell office:value-type="float" office:value="2700000" calcext:value-type="float">
            <text:p>2700000</text:p>
          </table:table-cell>
          <table:table-cell table:formula="of:=[.B28]/[.B156]" office:value-type="float" office:value="0.550792291043244" calcext:value-type="float">
            <text:p>0.550792291</text:p>
          </table:table-cell>
          <table:table-cell table:formula="of:=[.C28]/[.C156]" office:value-type="float" office:value="0.456998369297147" calcext:value-type="float">
            <text:p>0.4569983693</text:p>
          </table:table-cell>
          <table:table-cell table:formula="of:=[.D28]/[.D156]" office:value-type="float" office:value="0.541316149879312" calcext:value-type="float">
            <text:p>0.5413161499</text:p>
          </table:table-cell>
          <table:table-cell table:formula="of:=[.E28]/[.E156]" office:value-type="float" office:value="0.547941679877016" calcext:value-type="float">
            <text:p>0.5479416799</text:p>
          </table:table-cell>
          <table:table-cell table:formula="of:=[.F28]/[.F156]" office:value-type="float" office:value="0.525612609860868" calcext:value-type="float">
            <text:p>0.5256126099</text:p>
          </table:table-cell>
          <table:table-cell table:formula="of:=[.G28]/[.G156]" office:value-type="float" office:value="0.687717184026556" calcext:value-type="float">
            <text:p>0.687717184</text:p>
          </table:table-cell>
          <table:table-cell table:formula="of:=[.H28]/[.H156]" office:value-type="float" office:value="0.809311741984695" calcext:value-type="float">
            <text:p>0.809311742</text:p>
          </table:table-cell>
          <table:table-cell table:formula="of:=[.I28]/[.I156]" office:value-type="float" office:value="1.06189083733554" calcext:value-type="float">
            <text:p>1.0618908373</text:p>
          </table:table-cell>
          <table:table-cell table:formula="of:=[.J28]/[.J156]" office:value-type="float" office:value="0.98798513594286" calcext:value-type="float">
            <text:p>0.9879851359</text:p>
          </table:table-cell>
          <table:table-cell table:formula="of:=[.K28]/[.K156]" office:value-type="float" office:value="1.37645773292634" calcext:value-type="float">
            <text:p>1.3764577329</text:p>
          </table:table-cell>
          <table:table-cell table:formula="of:=[.L28]/[.L156]" office:value-type="float" office:value="1.42372124470939" calcext:value-type="float">
            <text:p>1.4237212447</text:p>
          </table:table-cell>
          <table:table-cell table:formula="of:=[.M28]/[.M156]" office:value-type="float" office:value="0.96553244244336" calcext:value-type="float">
            <text:p>0.9655324424</text:p>
          </table:table-cell>
          <table:table-cell table:formula="of:=[.N28]/[.N156]" office:value-type="float" office:value="1.09369091437021" calcext:value-type="float">
            <text:p>1.0936909144</text:p>
          </table:table-cell>
          <table:table-cell table:formula="of:=[.O28]/[.O156]" office:value-type="float" office:value="0.797449337905467" calcext:value-type="float">
            <text:p>0.7974493379</text:p>
          </table:table-cell>
          <table:table-cell table:formula="of:=[.P28]/[.P156]" office:value-type="float" office:value="1.41332988811348" calcext:value-type="float">
            <text:p>1.4133298881</text:p>
          </table:table-cell>
          <table:table-cell table:formula="of:=[.Q28]/[.Q156]" office:value-type="float" office:value="1.58482936095385" calcext:value-type="float">
            <text:p>1.584829361</text:p>
          </table:table-cell>
          <table:table-cell table:formula="of:=[.R28]/[.R156]" office:value-type="float" office:value="1.597889464957" calcext:value-type="float">
            <text:p>1.597889465</text:p>
          </table:table-cell>
          <table:table-cell table:formula="of:=[.S28]/[.S156]" office:value-type="float" office:value="1.62614068471642" calcext:value-type="float">
            <text:p>1.6261406847</text:p>
          </table:table-cell>
          <table:table-cell table:formula="of:=[.T28]/[.T156]" office:value-type="float" office:value="1.60072035922799" calcext:value-type="float">
            <text:p>1.6007203592</text:p>
          </table:table-cell>
          <table:table-cell table:formula="of:=[.U28]/[.U156]" office:value-type="float" office:value="1.4673410224683" calcext:value-type="float">
            <text:p>1.4673410225</text:p>
          </table:table-cell>
          <table:table-cell table:formula="of:=[.V28]/[.V156]" office:value-type="float" office:value="1.79654541549685" calcext:value-type="float">
            <text:p>1.7965454155</text:p>
          </table:table-cell>
          <table:table-cell table:formula="of:=[.W28]/[.W156]" office:value-type="float" office:value="1.66676372250625" calcext:value-type="float">
            <text:p>1.6667637225</text:p>
          </table:table-cell>
          <table:table-cell table:formula="of:=[.X28]/[.X156]" office:value-type="float" office:value="1.85035159442435" calcext:value-type="float">
            <text:p>1.8503515944</text:p>
          </table:table-cell>
          <table:table-cell table:formula="of:=[.Y28]/[.Y156]" office:value-type="float" office:value="1.5226902944304" calcext:value-type="float">
            <text:p>1.5226902944</text:p>
          </table:table-cell>
          <table:table-cell table:formula="of:=[.Z28]/[.Z156]" office:value-type="float" office:value="1.83378736403922" calcext:value-type="float">
            <text:p>1.833787364</text:p>
          </table:table-cell>
          <table:table-cell table:formula="of:=[.AA28]/[.AA156]" office:value-type="float" office:value="2.04682345877277" calcext:value-type="float">
            <text:p>2.0468234588</text:p>
          </table:table-cell>
          <table:table-cell table:formula="of:=[.AB28]/[.AB156]" office:value-type="float" office:value="1.76636419447663" calcext:value-type="float">
            <text:p>1.7663641945</text:p>
          </table:table-cell>
          <table:table-cell table:formula="of:=[.AC28]/[.AC156]" office:value-type="float" office:value="1.72460967332826" calcext:value-type="float">
            <text:p>1.7246096733</text:p>
          </table:table-cell>
          <table:table-cell table:formula="of:=[.AD28]/[.AD156]" office:value-type="float" office:value="2.34811021963695" calcext:value-type="float">
            <text:p>2.3481102196</text:p>
          </table:table-cell>
          <table:table-cell table:formula="of:=[.AE28]/[.AE156]" office:value-type="float" office:value="2.16335530133284" calcext:value-type="float">
            <text:p>2.1633553013</text:p>
          </table:table-cell>
          <table:table-cell table:formula="of:=[.AF28]/[.AF156]" office:value-type="float" office:value="2.09230728251829" calcext:value-type="float">
            <text:p>2.0923072825</text:p>
          </table:table-cell>
          <table:table-cell table:formula="of:=[.AG28]/[.AG156]" office:value-type="float" office:value="1.8759303731065" calcext:value-type="float">
            <text:p>1.8759303731</text:p>
          </table:table-cell>
        </table:table-row>
        <table:table-row table:style-name="ro2">
          <table:table-cell office:value-type="float" office:value="2800000" calcext:value-type="float">
            <text:p>2800000</text:p>
          </table:table-cell>
          <table:table-cell table:formula="of:=[.B29]/[.B157]" office:value-type="float" office:value="0.528973867347022" calcext:value-type="float">
            <text:p>0.5289738673</text:p>
          </table:table-cell>
          <table:table-cell table:formula="of:=[.C29]/[.C157]" office:value-type="float" office:value="0.438985779343183" calcext:value-type="float">
            <text:p>0.4389857793</text:p>
          </table:table-cell>
          <table:table-cell table:formula="of:=[.D29]/[.D157]" office:value-type="float" office:value="0.528952549161476" calcext:value-type="float">
            <text:p>0.5289525492</text:p>
          </table:table-cell>
          <table:table-cell table:formula="of:=[.E29]/[.E157]" office:value-type="float" office:value="0.619438790387892" calcext:value-type="float">
            <text:p>0.6194387904</text:p>
          </table:table-cell>
          <table:table-cell table:formula="of:=[.F29]/[.F157]" office:value-type="float" office:value="0.524361732427084" calcext:value-type="float">
            <text:p>0.5243617324</text:p>
          </table:table-cell>
          <table:table-cell table:formula="of:=[.G29]/[.G157]" office:value-type="float" office:value="1.02355294056058" calcext:value-type="float">
            <text:p>1.0235529406</text:p>
          </table:table-cell>
          <table:table-cell table:formula="of:=[.H29]/[.H157]" office:value-type="float" office:value="0.848076663648437" calcext:value-type="float">
            <text:p>0.8480766636</text:p>
          </table:table-cell>
          <table:table-cell table:formula="of:=[.I29]/[.I157]" office:value-type="float" office:value="0.958180111119699" calcext:value-type="float">
            <text:p>0.9581801111</text:p>
          </table:table-cell>
          <table:table-cell table:formula="of:=[.J29]/[.J157]" office:value-type="float" office:value="1.12800756729483" calcext:value-type="float">
            <text:p>1.1280075673</text:p>
          </table:table-cell>
          <table:table-cell table:formula="of:=[.K29]/[.K157]" office:value-type="float" office:value="0.847949080344368" calcext:value-type="float">
            <text:p>0.8479490803</text:p>
          </table:table-cell>
          <table:table-cell table:formula="of:=[.L29]/[.L157]" office:value-type="float" office:value="1.07072395205577" calcext:value-type="float">
            <text:p>1.0707239521</text:p>
          </table:table-cell>
          <table:table-cell table:formula="of:=[.M29]/[.M157]" office:value-type="float" office:value="1.15555353832303" calcext:value-type="float">
            <text:p>1.1555535383</text:p>
          </table:table-cell>
          <table:table-cell table:formula="of:=[.N29]/[.N157]" office:value-type="float" office:value="1.45288565030516" calcext:value-type="float">
            <text:p>1.4528856503</text:p>
          </table:table-cell>
          <table:table-cell table:formula="of:=[.O29]/[.O157]" office:value-type="float" office:value="1.28524599257599" calcext:value-type="float">
            <text:p>1.2852459926</text:p>
          </table:table-cell>
          <table:table-cell table:formula="of:=[.P29]/[.P157]" office:value-type="float" office:value="1.23998491915359" calcext:value-type="float">
            <text:p>1.2399849192</text:p>
          </table:table-cell>
          <table:table-cell table:formula="of:=[.Q29]/[.Q157]" office:value-type="float" office:value="1.73227081451135" calcext:value-type="float">
            <text:p>1.7322708145</text:p>
          </table:table-cell>
          <table:table-cell table:formula="of:=[.R29]/[.R157]" office:value-type="float" office:value="1.67101583614793" calcext:value-type="float">
            <text:p>1.6710158361</text:p>
          </table:table-cell>
          <table:table-cell table:formula="of:=[.S29]/[.S157]" office:value-type="float" office:value="1.43946781219119" calcext:value-type="float">
            <text:p>1.4394678122</text:p>
          </table:table-cell>
          <table:table-cell table:formula="of:=[.T29]/[.T157]" office:value-type="float" office:value="1.60446625224449" calcext:value-type="float">
            <text:p>1.6044662522</text:p>
          </table:table-cell>
          <table:table-cell table:formula="of:=[.U29]/[.U157]" office:value-type="float" office:value="1.61113758047253" calcext:value-type="float">
            <text:p>1.6111375805</text:p>
          </table:table-cell>
          <table:table-cell table:formula="of:=[.V29]/[.V157]" office:value-type="float" office:value="1.42956270048361" calcext:value-type="float">
            <text:p>1.4295627005</text:p>
          </table:table-cell>
          <table:table-cell table:formula="of:=[.W29]/[.W157]" office:value-type="float" office:value="1.44903566783845" calcext:value-type="float">
            <text:p>1.4490356678</text:p>
          </table:table-cell>
          <table:table-cell table:formula="of:=[.X29]/[.X157]" office:value-type="float" office:value="1.79063145510347" calcext:value-type="float">
            <text:p>1.7906314551</text:p>
          </table:table-cell>
          <table:table-cell table:formula="of:=[.Y29]/[.Y157]" office:value-type="float" office:value="1.41682646808056" calcext:value-type="float">
            <text:p>1.4168264681</text:p>
          </table:table-cell>
          <table:table-cell table:formula="of:=[.Z29]/[.Z157]" office:value-type="float" office:value="1.8410065361239" calcext:value-type="float">
            <text:p>1.8410065361</text:p>
          </table:table-cell>
          <table:table-cell table:formula="of:=[.AA29]/[.AA157]" office:value-type="float" office:value="1.52030450653741" calcext:value-type="float">
            <text:p>1.5203045065</text:p>
          </table:table-cell>
          <table:table-cell table:formula="of:=[.AB29]/[.AB157]" office:value-type="float" office:value="1.64386078061313" calcext:value-type="float">
            <text:p>1.6438607806</text:p>
          </table:table-cell>
          <table:table-cell table:formula="of:=[.AC29]/[.AC157]" office:value-type="float" office:value="1.98484517589966" calcext:value-type="float">
            <text:p>1.9848451759</text:p>
          </table:table-cell>
          <table:table-cell table:formula="of:=[.AD29]/[.AD157]" office:value-type="float" office:value="2.21193288787742" calcext:value-type="float">
            <text:p>2.2119328879</text:p>
          </table:table-cell>
          <table:table-cell table:formula="of:=[.AE29]/[.AE157]" office:value-type="float" office:value="1.58429670017838" calcext:value-type="float">
            <text:p>1.5842967002</text:p>
          </table:table-cell>
          <table:table-cell table:formula="of:=[.AF29]/[.AF157]" office:value-type="float" office:value="1.29728371763698" calcext:value-type="float">
            <text:p>1.2972837176</text:p>
          </table:table-cell>
          <table:table-cell table:formula="of:=[.AG29]/[.AG157]" office:value-type="float" office:value="1.90153274339605" calcext:value-type="float">
            <text:p>1.9015327434</text:p>
          </table:table-cell>
        </table:table-row>
        <table:table-row table:style-name="ro2">
          <table:table-cell office:value-type="float" office:value="2900000" calcext:value-type="float">
            <text:p>2900000</text:p>
          </table:table-cell>
          <table:table-cell table:formula="of:=[.B30]/[.B158]" office:value-type="float" office:value="0.501077674187341" calcext:value-type="float">
            <text:p>0.5010776742</text:p>
          </table:table-cell>
          <table:table-cell table:formula="of:=[.C30]/[.C158]" office:value-type="float" office:value="0.438207530709521" calcext:value-type="float">
            <text:p>0.4382075307</text:p>
          </table:table-cell>
          <table:table-cell table:formula="of:=[.D30]/[.D158]" office:value-type="float" office:value="0.505674144680273" calcext:value-type="float">
            <text:p>0.5056741447</text:p>
          </table:table-cell>
          <table:table-cell table:formula="of:=[.E30]/[.E158]" office:value-type="float" office:value="0.907625894397008" calcext:value-type="float">
            <text:p>0.9076258944</text:p>
          </table:table-cell>
          <table:table-cell table:formula="of:=[.F30]/[.F158]" office:value-type="float" office:value="0.502399016149998" calcext:value-type="float">
            <text:p>0.5023990161</text:p>
          </table:table-cell>
          <table:table-cell table:formula="of:=[.G30]/[.G158]" office:value-type="float" office:value="0.838304898559256" calcext:value-type="float">
            <text:p>0.8383048986</text:p>
          </table:table-cell>
          <table:table-cell table:formula="of:=[.H30]/[.H158]" office:value-type="float" office:value="0.819422046218412" calcext:value-type="float">
            <text:p>0.8194220462</text:p>
          </table:table-cell>
          <table:table-cell table:formula="of:=[.I30]/[.I158]" office:value-type="float" office:value="0.841384907409617" calcext:value-type="float">
            <text:p>0.8413849074</text:p>
          </table:table-cell>
          <table:table-cell table:formula="of:=[.J30]/[.J158]" office:value-type="float" office:value="0.787044696650259" calcext:value-type="float">
            <text:p>0.7870446967</text:p>
          </table:table-cell>
          <table:table-cell table:formula="of:=[.K30]/[.K158]" office:value-type="float" office:value="1.15466453296557" calcext:value-type="float">
            <text:p>1.154664533</text:p>
          </table:table-cell>
          <table:table-cell table:formula="of:=[.L30]/[.L158]" office:value-type="float" office:value="1.30669598899701" calcext:value-type="float">
            <text:p>1.306695989</text:p>
          </table:table-cell>
          <table:table-cell table:formula="of:=[.M30]/[.M158]" office:value-type="float" office:value="0.984212924512813" calcext:value-type="float">
            <text:p>0.9842129245</text:p>
          </table:table-cell>
          <table:table-cell table:formula="of:=[.N30]/[.N158]" office:value-type="float" office:value="1.45844030357574" calcext:value-type="float">
            <text:p>1.4584403036</text:p>
          </table:table-cell>
          <table:table-cell table:formula="of:=[.O30]/[.O158]" office:value-type="float" office:value="1.26395743129705" calcext:value-type="float">
            <text:p>1.2639574313</text:p>
          </table:table-cell>
          <table:table-cell table:formula="of:=[.P30]/[.P158]" office:value-type="float" office:value="1.36184099178842" calcext:value-type="float">
            <text:p>1.3618409918</text:p>
          </table:table-cell>
          <table:table-cell table:formula="of:=[.Q30]/[.Q158]" office:value-type="float" office:value="1.41826427532907" calcext:value-type="float">
            <text:p>1.4182642753</text:p>
          </table:table-cell>
          <table:table-cell table:formula="of:=[.R30]/[.R158]" office:value-type="float" office:value="1.48860198964594" calcext:value-type="float">
            <text:p>1.4886019896</text:p>
          </table:table-cell>
          <table:table-cell table:formula="of:=[.S30]/[.S158]" office:value-type="float" office:value="1.79363234431719" calcext:value-type="float">
            <text:p>1.7936323443</text:p>
          </table:table-cell>
          <table:table-cell table:formula="of:=[.T30]/[.T158]" office:value-type="float" office:value="1.27771298488879" calcext:value-type="float">
            <text:p>1.2777129849</text:p>
          </table:table-cell>
          <table:table-cell table:formula="of:=[.U30]/[.U158]" office:value-type="float" office:value="1.60766808140528" calcext:value-type="float">
            <text:p>1.6076680814</text:p>
          </table:table-cell>
          <table:table-cell table:formula="of:=[.V30]/[.V158]" office:value-type="float" office:value="1.74709920718944" calcext:value-type="float">
            <text:p>1.7470992072</text:p>
          </table:table-cell>
          <table:table-cell table:formula="of:=[.W30]/[.W158]" office:value-type="float" office:value="1.76227497823537" calcext:value-type="float">
            <text:p>1.7622749782</text:p>
          </table:table-cell>
          <table:table-cell table:formula="of:=[.X30]/[.X158]" office:value-type="float" office:value="1.88441594780941" calcext:value-type="float">
            <text:p>1.8844159478</text:p>
          </table:table-cell>
          <table:table-cell table:formula="of:=[.Y30]/[.Y158]" office:value-type="float" office:value="1.80491534518574" calcext:value-type="float">
            <text:p>1.8049153452</text:p>
          </table:table-cell>
          <table:table-cell table:formula="of:=[.Z30]/[.Z158]" office:value-type="float" office:value="1.88863394560541" calcext:value-type="float">
            <text:p>1.8886339456</text:p>
          </table:table-cell>
          <table:table-cell table:formula="of:=[.AA30]/[.AA158]" office:value-type="float" office:value="1.95654069586184" calcext:value-type="float">
            <text:p>1.9565406959</text:p>
          </table:table-cell>
          <table:table-cell table:formula="of:=[.AB30]/[.AB158]" office:value-type="float" office:value="1.79693352863918" calcext:value-type="float">
            <text:p>1.7969335286</text:p>
          </table:table-cell>
          <table:table-cell table:formula="of:=[.AC30]/[.AC158]" office:value-type="float" office:value="1.59155412562014" calcext:value-type="float">
            <text:p>1.5915541256</text:p>
          </table:table-cell>
          <table:table-cell table:formula="of:=[.AD30]/[.AD158]" office:value-type="float" office:value="2.0824643736578" calcext:value-type="float">
            <text:p>2.0824643737</text:p>
          </table:table-cell>
          <table:table-cell table:formula="of:=[.AE30]/[.AE158]" office:value-type="float" office:value="1.69536197898102" calcext:value-type="float">
            <text:p>1.695361979</text:p>
          </table:table-cell>
          <table:table-cell table:formula="of:=[.AF30]/[.AF158]" office:value-type="float" office:value="1.58244534511047" calcext:value-type="float">
            <text:p>1.5824453451</text:p>
          </table:table-cell>
          <table:table-cell table:formula="of:=[.AG30]/[.AG158]" office:value-type="float" office:value="1.57304867202089" calcext:value-type="float">
            <text:p>1.573048672</text:p>
          </table:table-cell>
        </table:table-row>
        <table:table-row table:style-name="ro2">
          <table:table-cell office:value-type="float" office:value="3000000" calcext:value-type="float">
            <text:p>3000000</text:p>
          </table:table-cell>
          <table:table-cell table:formula="of:=[.B31]/[.B159]" office:value-type="float" office:value="0.502441221107218" calcext:value-type="float">
            <text:p>0.5024412211</text:p>
          </table:table-cell>
          <table:table-cell table:formula="of:=[.C31]/[.C159]" office:value-type="float" office:value="0.441137965887971" calcext:value-type="float">
            <text:p>0.4411379659</text:p>
          </table:table-cell>
          <table:table-cell table:formula="of:=[.D31]/[.D159]" office:value-type="float" office:value="0.508442114416637" calcext:value-type="float">
            <text:p>0.5084421144</text:p>
          </table:table-cell>
          <table:table-cell table:formula="of:=[.E31]/[.E159]" office:value-type="float" office:value="0.437379160551192" calcext:value-type="float">
            <text:p>0.4373791606</text:p>
          </table:table-cell>
          <table:table-cell table:formula="of:=[.F31]/[.F159]" office:value-type="float" office:value="0.61402899333533" calcext:value-type="float">
            <text:p>0.6140289933</text:p>
          </table:table-cell>
          <table:table-cell table:formula="of:=[.G31]/[.G159]" office:value-type="float" office:value="0.841978085656358" calcext:value-type="float">
            <text:p>0.8419780857</text:p>
          </table:table-cell>
          <table:table-cell table:formula="of:=[.H31]/[.H159]" office:value-type="float" office:value="0.741219150024545" calcext:value-type="float">
            <text:p>0.74121915</text:p>
          </table:table-cell>
          <table:table-cell table:formula="of:=[.I31]/[.I159]" office:value-type="float" office:value="0.924168037931618" calcext:value-type="float">
            <text:p>0.9241680379</text:p>
          </table:table-cell>
          <table:table-cell table:formula="of:=[.J31]/[.J159]" office:value-type="float" office:value="0.779949705353338" calcext:value-type="float">
            <text:p>0.7799497054</text:p>
          </table:table-cell>
          <table:table-cell table:formula="of:=[.K31]/[.K159]" office:value-type="float" office:value="1.07074566815799" calcext:value-type="float">
            <text:p>1.0707456682</text:p>
          </table:table-cell>
          <table:table-cell table:formula="of:=[.L31]/[.L159]" office:value-type="float" office:value="1.13316268532214" calcext:value-type="float">
            <text:p>1.1331626853</text:p>
          </table:table-cell>
          <table:table-cell table:formula="of:=[.M31]/[.M159]" office:value-type="float" office:value="1.03225523969561" calcext:value-type="float">
            <text:p>1.0322552397</text:p>
          </table:table-cell>
          <table:table-cell table:formula="of:=[.N31]/[.N159]" office:value-type="float" office:value="1.28008094691567" calcext:value-type="float">
            <text:p>1.2800809469</text:p>
          </table:table-cell>
          <table:table-cell table:formula="of:=[.O31]/[.O159]" office:value-type="float" office:value="1.31027130982057" calcext:value-type="float">
            <text:p>1.3102713098</text:p>
          </table:table-cell>
          <table:table-cell table:formula="of:=[.P31]/[.P159]" office:value-type="float" office:value="1.79266361080888" calcext:value-type="float">
            <text:p>1.7926636108</text:p>
          </table:table-cell>
          <table:table-cell table:formula="of:=[.Q31]/[.Q159]" office:value-type="float" office:value="1.48719046288017" calcext:value-type="float">
            <text:p>1.4871904629</text:p>
          </table:table-cell>
          <table:table-cell table:formula="of:=[.R31]/[.R159]" office:value-type="float" office:value="1.28763539345459" calcext:value-type="float">
            <text:p>1.2876353935</text:p>
          </table:table-cell>
          <table:table-cell table:formula="of:=[.S31]/[.S159]" office:value-type="float" office:value="1.41291743148367" calcext:value-type="float">
            <text:p>1.4129174315</text:p>
          </table:table-cell>
          <table:table-cell table:formula="of:=[.T31]/[.T159]" office:value-type="float" office:value="1.39621051268326" calcext:value-type="float">
            <text:p>1.3962105127</text:p>
          </table:table-cell>
          <table:table-cell table:formula="of:=[.U31]/[.U159]" office:value-type="float" office:value="1.4192242785926" calcext:value-type="float">
            <text:p>1.4192242786</text:p>
          </table:table-cell>
          <table:table-cell table:formula="of:=[.V31]/[.V159]" office:value-type="float" office:value="1.21056979083478" calcext:value-type="float">
            <text:p>1.2105697908</text:p>
          </table:table-cell>
          <table:table-cell table:formula="of:=[.W31]/[.W159]" office:value-type="float" office:value="1.82086037962035" calcext:value-type="float">
            <text:p>1.8208603796</text:p>
          </table:table-cell>
          <table:table-cell table:formula="of:=[.X31]/[.X159]" office:value-type="float" office:value="1.42533985201635" calcext:value-type="float">
            <text:p>1.425339852</text:p>
          </table:table-cell>
          <table:table-cell table:formula="of:=[.Y31]/[.Y159]" office:value-type="float" office:value="1.88669777540817" calcext:value-type="float">
            <text:p>1.8866977754</text:p>
          </table:table-cell>
          <table:table-cell table:formula="of:=[.Z31]/[.Z159]" office:value-type="float" office:value="2.01452046391905" calcext:value-type="float">
            <text:p>2.0145204639</text:p>
          </table:table-cell>
          <table:table-cell table:formula="of:=[.AA31]/[.AA159]" office:value-type="float" office:value="1.98655189366869" calcext:value-type="float">
            <text:p>1.9865518937</text:p>
          </table:table-cell>
          <table:table-cell table:formula="of:=[.AB31]/[.AB159]" office:value-type="float" office:value="1.8262378098636" calcext:value-type="float">
            <text:p>1.8262378099</text:p>
          </table:table-cell>
          <table:table-cell table:formula="of:=[.AC31]/[.AC159]" office:value-type="float" office:value="1.80080640187338" calcext:value-type="float">
            <text:p>1.8008064019</text:p>
          </table:table-cell>
          <table:table-cell table:formula="of:=[.AD31]/[.AD159]" office:value-type="float" office:value="1.6516261933869" calcext:value-type="float">
            <text:p>1.6516261934</text:p>
          </table:table-cell>
          <table:table-cell table:formula="of:=[.AE31]/[.AE159]" office:value-type="float" office:value="2.07473234179528" calcext:value-type="float">
            <text:p>2.0747323418</text:p>
          </table:table-cell>
          <table:table-cell table:formula="of:=[.AF31]/[.AF159]" office:value-type="float" office:value="1.78784194176801" calcext:value-type="float">
            <text:p>1.7878419418</text:p>
          </table:table-cell>
          <table:table-cell table:formula="of:=[.AG31]/[.AG159]" office:value-type="float" office:value="1.60145468222471" calcext:value-type="float">
            <text:p>1.6014546822</text:p>
          </table:table-cell>
        </table:table-row>
        <table:table-row table:style-name="ro2">
          <table:table-cell table:number-columns-repeated="33"/>
        </table:table-row>
        <table:table-row table:style-name="ro2">
          <table:table-cell office:value-type="string" calcext:value-type="string">
            <text:p>msort_omp_n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2]/[.B162]" office:value-type="float" office:value="0.47315581442342" calcext:value-type="float">
            <text:p>0.4731558144</text:p>
          </table:table-cell>
          <table:table-cell table:formula="of:=[.C2]/[.C162]" office:value-type="float" office:value="0.424888332048951" calcext:value-type="float">
            <text:p>0.424888332</text:p>
          </table:table-cell>
          <table:table-cell table:formula="of:=[.D2]/[.D162]" office:value-type="float" office:value="0.389592295800588" calcext:value-type="float">
            <text:p>0.3895922958</text:p>
          </table:table-cell>
          <table:table-cell table:formula="of:=[.E2]/[.E162]" office:value-type="float" office:value="0.448382818325866" calcext:value-type="float">
            <text:p>0.4483828183</text:p>
          </table:table-cell>
          <table:table-cell table:formula="of:=[.F2]/[.F162]" office:value-type="float" office:value="0.427509415244404" calcext:value-type="float">
            <text:p>0.4275094152</text:p>
          </table:table-cell>
          <table:table-cell table:formula="of:=[.G2]/[.G162]" office:value-type="float" office:value="0.643133419084707" calcext:value-type="float">
            <text:p>0.6431334191</text:p>
          </table:table-cell>
          <table:table-cell table:formula="of:=[.H2]/[.H162]" office:value-type="float" office:value="0.479068197880528" calcext:value-type="float">
            <text:p>0.4790681979</text:p>
          </table:table-cell>
          <table:table-cell table:formula="of:=[.I2]/[.I162]" office:value-type="float" office:value="0.436525178964798" calcext:value-type="float">
            <text:p>0.436525179</text:p>
          </table:table-cell>
          <table:table-cell table:formula="of:=[.J2]/[.J162]" office:value-type="float" office:value="0.496143534328567" calcext:value-type="float">
            <text:p>0.4961435343</text:p>
          </table:table-cell>
          <table:table-cell table:formula="of:=[.K2]/[.K162]" office:value-type="float" office:value="0.53449753680981" calcext:value-type="float">
            <text:p>0.5344975368</text:p>
          </table:table-cell>
          <table:table-cell table:formula="of:=[.L2]/[.L162]" office:value-type="float" office:value="0.545172753253797" calcext:value-type="float">
            <text:p>0.5451727533</text:p>
          </table:table-cell>
          <table:table-cell table:formula="of:=[.M2]/[.M162]" office:value-type="float" office:value="0.48968947313682" calcext:value-type="float">
            <text:p>0.4896894731</text:p>
          </table:table-cell>
          <table:table-cell table:formula="of:=[.N2]/[.N162]" office:value-type="float" office:value="0.434329255314854" calcext:value-type="float">
            <text:p>0.4343292553</text:p>
          </table:table-cell>
          <table:table-cell table:formula="of:=[.O2]/[.O162]" office:value-type="float" office:value="0.276131691656236" calcext:value-type="float">
            <text:p>0.2761316917</text:p>
          </table:table-cell>
          <table:table-cell table:formula="of:=[.P2]/[.P162]" office:value-type="float" office:value="0.522821286241729" calcext:value-type="float">
            <text:p>0.5228212862</text:p>
          </table:table-cell>
          <table:table-cell table:formula="of:=[.Q2]/[.Q162]" office:value-type="float" office:value="0.361377422003336" calcext:value-type="float">
            <text:p>0.361377422</text:p>
          </table:table-cell>
          <table:table-cell table:formula="of:=[.R2]/[.R162]" office:value-type="float" office:value="0.206337858389238" calcext:value-type="float">
            <text:p>0.2063378584</text:p>
          </table:table-cell>
          <table:table-cell table:formula="of:=[.S2]/[.S162]" office:value-type="float" office:value="0.7189574483658" calcext:value-type="float">
            <text:p>0.7189574484</text:p>
          </table:table-cell>
          <table:table-cell table:formula="of:=[.T2]/[.T162]" office:value-type="float" office:value="0.571831201376452" calcext:value-type="float">
            <text:p>0.5718312014</text:p>
          </table:table-cell>
          <table:table-cell table:formula="of:=[.U2]/[.U162]" office:value-type="float" office:value="0.444512622936651" calcext:value-type="float">
            <text:p>0.4445126229</text:p>
          </table:table-cell>
          <table:table-cell table:formula="of:=[.V2]/[.V162]" office:value-type="float" office:value="0.127690072157728" calcext:value-type="float">
            <text:p>0.1276900722</text:p>
          </table:table-cell>
          <table:table-cell table:formula="of:=[.W2]/[.W162]" office:value-type="float" office:value="0.62670541259516" calcext:value-type="float">
            <text:p>0.6267054126</text:p>
          </table:table-cell>
          <table:table-cell table:formula="of:=[.X2]/[.X162]" office:value-type="float" office:value="0.550885050712991" calcext:value-type="float">
            <text:p>0.5508850507</text:p>
          </table:table-cell>
          <table:table-cell table:formula="of:=[.Y2]/[.Y162]" office:value-type="float" office:value="0.516054413243558" calcext:value-type="float">
            <text:p>0.5160544132</text:p>
          </table:table-cell>
          <table:table-cell table:formula="of:=[.Z2]/[.Z162]" office:value-type="float" office:value="0.245943754627023" calcext:value-type="float">
            <text:p>0.2459437546</text:p>
          </table:table-cell>
          <table:table-cell table:formula="of:=[.AA2]/[.AA162]" office:value-type="float" office:value="0.545448406974908" calcext:value-type="float">
            <text:p>0.545448407</text:p>
          </table:table-cell>
          <table:table-cell table:formula="of:=[.AB2]/[.AB162]" office:value-type="float" office:value="0.266064899147596" calcext:value-type="float">
            <text:p>0.2660648991</text:p>
          </table:table-cell>
          <table:table-cell table:formula="of:=[.AC2]/[.AC162]" office:value-type="float" office:value="0.1892874376184" calcext:value-type="float">
            <text:p>0.1892874376</text:p>
          </table:table-cell>
          <table:table-cell table:formula="of:=[.AD2]/[.AD162]" office:value-type="float" office:value="0.23219038344769" calcext:value-type="float">
            <text:p>0.2321903834</text:p>
          </table:table-cell>
          <table:table-cell table:formula="of:=[.AE2]/[.AE162]" office:value-type="float" office:value="0.314970976592769" calcext:value-type="float">
            <text:p>0.3149709766</text:p>
          </table:table-cell>
          <table:table-cell table:formula="of:=[.AF2]/[.AF162]" office:value-type="float" office:value="0.0579895741119362" calcext:value-type="float">
            <text:p>0.0579895741</text:p>
          </table:table-cell>
          <table:table-cell table:formula="of:=[.AG2]/[.AG162]" office:value-type="float" office:value="0.165257987009079" calcext:value-type="float">
            <text:p>0.165257987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table:formula="of:=[.B3]/[.B163]" office:value-type="float" office:value="0.475567871797421" calcext:value-type="float">
            <text:p>0.4755678718</text:p>
          </table:table-cell>
          <table:table-cell table:formula="of:=[.C3]/[.C163]" office:value-type="float" office:value="0.514837045781937" calcext:value-type="float">
            <text:p>0.5148370458</text:p>
          </table:table-cell>
          <table:table-cell table:formula="of:=[.D3]/[.D163]" office:value-type="float" office:value="0.572418537207486" calcext:value-type="float">
            <text:p>0.5724185372</text:p>
          </table:table-cell>
          <table:table-cell table:formula="of:=[.E3]/[.E163]" office:value-type="float" office:value="0.633380112952955" calcext:value-type="float">
            <text:p>0.633380113</text:p>
          </table:table-cell>
          <table:table-cell table:formula="of:=[.F3]/[.F163]" office:value-type="float" office:value="0.650522639674214" calcext:value-type="float">
            <text:p>0.6505226397</text:p>
          </table:table-cell>
          <table:table-cell table:formula="of:=[.G3]/[.G163]" office:value-type="float" office:value="0.698896648246071" calcext:value-type="float">
            <text:p>0.6988966482</text:p>
          </table:table-cell>
          <table:table-cell table:formula="of:=[.H3]/[.H163]" office:value-type="float" office:value="0.788027358415998" calcext:value-type="float">
            <text:p>0.7880273584</text:p>
          </table:table-cell>
          <table:table-cell table:formula="of:=[.I3]/[.I163]" office:value-type="float" office:value="0.872411074571001" calcext:value-type="float">
            <text:p>0.8724110746</text:p>
          </table:table-cell>
          <table:table-cell table:formula="of:=[.J3]/[.J163]" office:value-type="float" office:value="1.01763000782011" calcext:value-type="float">
            <text:p>1.0176300078</text:p>
          </table:table-cell>
          <table:table-cell table:formula="of:=[.K3]/[.K163]" office:value-type="float" office:value="0.753632208845722" calcext:value-type="float">
            <text:p>0.7536322088</text:p>
          </table:table-cell>
          <table:table-cell table:formula="of:=[.L3]/[.L163]" office:value-type="float" office:value="1.03908208635977" calcext:value-type="float">
            <text:p>1.0390820864</text:p>
          </table:table-cell>
          <table:table-cell table:formula="of:=[.M3]/[.M163]" office:value-type="float" office:value="0.957772176841599" calcext:value-type="float">
            <text:p>0.9577721768</text:p>
          </table:table-cell>
          <table:table-cell table:formula="of:=[.N3]/[.N163]" office:value-type="float" office:value="1.11339834721777" calcext:value-type="float">
            <text:p>1.1133983472</text:p>
          </table:table-cell>
          <table:table-cell table:formula="of:=[.O3]/[.O163]" office:value-type="float" office:value="0.319738803490782" calcext:value-type="float">
            <text:p>0.3197388035</text:p>
          </table:table-cell>
          <table:table-cell table:formula="of:=[.P3]/[.P163]" office:value-type="float" office:value="0.378275429024545" calcext:value-type="float">
            <text:p>0.378275429</text:p>
          </table:table-cell>
          <table:table-cell table:formula="of:=[.Q3]/[.Q163]" office:value-type="float" office:value="0.413394921916312" calcext:value-type="float">
            <text:p>0.4133949219</text:p>
          </table:table-cell>
          <table:table-cell table:formula="of:=[.R3]/[.R163]" office:value-type="float" office:value="0.984671385610971" calcext:value-type="float">
            <text:p>0.9846713856</text:p>
          </table:table-cell>
          <table:table-cell table:formula="of:=[.S3]/[.S163]" office:value-type="float" office:value="1.11062559018943" calcext:value-type="float">
            <text:p>1.1106255902</text:p>
          </table:table-cell>
          <table:table-cell table:formula="of:=[.T3]/[.T163]" office:value-type="float" office:value="1.11352022984306" calcext:value-type="float">
            <text:p>1.1135202298</text:p>
          </table:table-cell>
          <table:table-cell table:formula="of:=[.U3]/[.U163]" office:value-type="float" office:value="0.371131012267918" calcext:value-type="float">
            <text:p>0.3711310123</text:p>
          </table:table-cell>
          <table:table-cell table:formula="of:=[.V3]/[.V163]" office:value-type="float" office:value="0.370708440842142" calcext:value-type="float">
            <text:p>0.3707084408</text:p>
          </table:table-cell>
          <table:table-cell table:formula="of:=[.W3]/[.W163]" office:value-type="float" office:value="0.751753847026525" calcext:value-type="float">
            <text:p>0.751753847</text:p>
          </table:table-cell>
          <table:table-cell table:formula="of:=[.X3]/[.X163]" office:value-type="float" office:value="0.34909292641295" calcext:value-type="float">
            <text:p>0.3490929264</text:p>
          </table:table-cell>
          <table:table-cell table:formula="of:=[.Y3]/[.Y163]" office:value-type="float" office:value="0.576789800056506" calcext:value-type="float">
            <text:p>0.5767898001</text:p>
          </table:table-cell>
          <table:table-cell table:formula="of:=[.Z3]/[.Z163]" office:value-type="float" office:value="1.15648421636306" calcext:value-type="float">
            <text:p>1.1564842164</text:p>
          </table:table-cell>
          <table:table-cell table:formula="of:=[.AA3]/[.AA163]" office:value-type="float" office:value="0.277732829677184" calcext:value-type="float">
            <text:p>0.2777328297</text:p>
          </table:table-cell>
          <table:table-cell table:formula="of:=[.AB3]/[.AB163]" office:value-type="float" office:value="1.43312222888143" calcext:value-type="float">
            <text:p>1.4331222289</text:p>
          </table:table-cell>
          <table:table-cell table:formula="of:=[.AC3]/[.AC163]" office:value-type="float" office:value="0.502955386329368" calcext:value-type="float">
            <text:p>0.5029553863</text:p>
          </table:table-cell>
          <table:table-cell table:formula="of:=[.AD3]/[.AD163]" office:value-type="float" office:value="0.515602247646571" calcext:value-type="float">
            <text:p>0.5156022476</text:p>
          </table:table-cell>
          <table:table-cell table:formula="of:=[.AE3]/[.AE163]" office:value-type="float" office:value="0.304760059649301" calcext:value-type="float">
            <text:p>0.3047600596</text:p>
          </table:table-cell>
          <table:table-cell table:formula="of:=[.AF3]/[.AF163]" office:value-type="float" office:value="0.297638207493746" calcext:value-type="float">
            <text:p>0.2976382075</text:p>
          </table:table-cell>
          <table:table-cell table:formula="of:=[.AG3]/[.AG163]" office:value-type="float" office:value="0.531420239573268" calcext:value-type="float">
            <text:p>0.5314202396</text:p>
          </table:table-cell>
        </table:table-row>
        <table:table-row table:style-name="ro2">
          <table:table-cell office:value-type="float" office:value="300000" calcext:value-type="float">
            <text:p>300000</text:p>
          </table:table-cell>
          <table:table-cell table:formula="of:=[.B4]/[.B164]" office:value-type="float" office:value="0.485946663110732" calcext:value-type="float">
            <text:p>0.4859466631</text:p>
          </table:table-cell>
          <table:table-cell table:formula="of:=[.C4]/[.C164]" office:value-type="float" office:value="0.538823645389146" calcext:value-type="float">
            <text:p>0.5388236454</text:p>
          </table:table-cell>
          <table:table-cell table:formula="of:=[.D4]/[.D164]" office:value-type="float" office:value="0.535983249904575" calcext:value-type="float">
            <text:p>0.5359832499</text:p>
          </table:table-cell>
          <table:table-cell table:formula="of:=[.E4]/[.E164]" office:value-type="float" office:value="0.817300749427444" calcext:value-type="float">
            <text:p>0.8173007494</text:p>
          </table:table-cell>
          <table:table-cell table:formula="of:=[.F4]/[.F164]" office:value-type="float" office:value="0.554367446466697" calcext:value-type="float">
            <text:p>0.5543674465</text:p>
          </table:table-cell>
          <table:table-cell table:formula="of:=[.G4]/[.G164]" office:value-type="float" office:value="0.79668355551553" calcext:value-type="float">
            <text:p>0.7966835555</text:p>
          </table:table-cell>
          <table:table-cell table:formula="of:=[.H4]/[.H164]" office:value-type="float" office:value="0.788963741529805" calcext:value-type="float">
            <text:p>0.7889637415</text:p>
          </table:table-cell>
          <table:table-cell table:formula="of:=[.I4]/[.I164]" office:value-type="float" office:value="0.771654741151558" calcext:value-type="float">
            <text:p>0.7716547412</text:p>
          </table:table-cell>
          <table:table-cell table:formula="of:=[.J4]/[.J164]" office:value-type="float" office:value="0.834293455760997" calcext:value-type="float">
            <text:p>0.8342934558</text:p>
          </table:table-cell>
          <table:table-cell table:formula="of:=[.K4]/[.K164]" office:value-type="float" office:value="0.971682763463604" calcext:value-type="float">
            <text:p>0.9716827635</text:p>
          </table:table-cell>
          <table:table-cell table:formula="of:=[.L4]/[.L164]" office:value-type="float" office:value="1.12104584514598" calcext:value-type="float">
            <text:p>1.1210458451</text:p>
          </table:table-cell>
          <table:table-cell table:formula="of:=[.M4]/[.M164]" office:value-type="float" office:value="0.824121661437396" calcext:value-type="float">
            <text:p>0.8241216614</text:p>
          </table:table-cell>
          <table:table-cell table:formula="of:=[.N4]/[.N164]" office:value-type="float" office:value="0.980963011042973" calcext:value-type="float">
            <text:p>0.980963011</text:p>
          </table:table-cell>
          <table:table-cell table:formula="of:=[.O4]/[.O164]" office:value-type="float" office:value="1.14603143624088" calcext:value-type="float">
            <text:p>1.1460314362</text:p>
          </table:table-cell>
          <table:table-cell table:formula="of:=[.P4]/[.P164]" office:value-type="float" office:value="0.975824361889566" calcext:value-type="float">
            <text:p>0.9758243619</text:p>
          </table:table-cell>
          <table:table-cell table:formula="of:=[.Q4]/[.Q164]" office:value-type="float" office:value="1.16274768639312" calcext:value-type="float">
            <text:p>1.1627476864</text:p>
          </table:table-cell>
          <table:table-cell table:formula="of:=[.R4]/[.R164]" office:value-type="float" office:value="1.25666422622532" calcext:value-type="float">
            <text:p>1.2566642262</text:p>
          </table:table-cell>
          <table:table-cell table:formula="of:=[.S4]/[.S164]" office:value-type="float" office:value="1.04867929849799" calcext:value-type="float">
            <text:p>1.0486792985</text:p>
          </table:table-cell>
          <table:table-cell table:formula="of:=[.T4]/[.T164]" office:value-type="float" office:value="0.295060626799141" calcext:value-type="float">
            <text:p>0.2950606268</text:p>
          </table:table-cell>
          <table:table-cell table:formula="of:=[.U4]/[.U164]" office:value-type="float" office:value="0.934917557557412" calcext:value-type="float">
            <text:p>0.9349175576</text:p>
          </table:table-cell>
          <table:table-cell table:formula="of:=[.V4]/[.V164]" office:value-type="float" office:value="0.866849325806925" calcext:value-type="float">
            <text:p>0.8668493258</text:p>
          </table:table-cell>
          <table:table-cell table:formula="of:=[.W4]/[.W164]" office:value-type="float" office:value="0.820059722090538" calcext:value-type="float">
            <text:p>0.8200597221</text:p>
          </table:table-cell>
          <table:table-cell table:formula="of:=[.X4]/[.X164]" office:value-type="float" office:value="0.317376104622341" calcext:value-type="float">
            <text:p>0.3173761046</text:p>
          </table:table-cell>
          <table:table-cell table:formula="of:=[.Y4]/[.Y164]" office:value-type="float" office:value="0.287979780933908" calcext:value-type="float">
            <text:p>0.2879797809</text:p>
          </table:table-cell>
          <table:table-cell table:formula="of:=[.Z4]/[.Z164]" office:value-type="float" office:value="0.850202170573041" calcext:value-type="float">
            <text:p>0.8502021706</text:p>
          </table:table-cell>
          <table:table-cell table:formula="of:=[.AA4]/[.AA164]" office:value-type="float" office:value="0.819275985088074" calcext:value-type="float">
            <text:p>0.8192759851</text:p>
          </table:table-cell>
          <table:table-cell table:formula="of:=[.AB4]/[.AB164]" office:value-type="float" office:value="0.381497388606662" calcext:value-type="float">
            <text:p>0.3814973886</text:p>
          </table:table-cell>
          <table:table-cell table:formula="of:=[.AC4]/[.AC164]" office:value-type="float" office:value="0.684659580922071" calcext:value-type="float">
            <text:p>0.6846595809</text:p>
          </table:table-cell>
          <table:table-cell table:formula="of:=[.AD4]/[.AD164]" office:value-type="float" office:value="0.250041706212361" calcext:value-type="float">
            <text:p>0.2500417062</text:p>
          </table:table-cell>
          <table:table-cell table:formula="of:=[.AE4]/[.AE164]" office:value-type="float" office:value="0.851947790854289" calcext:value-type="float">
            <text:p>0.8519477909</text:p>
          </table:table-cell>
          <table:table-cell table:formula="of:=[.AF4]/[.AF164]" office:value-type="float" office:value="0.748731583787229" calcext:value-type="float">
            <text:p>0.7487315838</text:p>
          </table:table-cell>
          <table:table-cell table:formula="of:=[.AG4]/[.AG164]" office:value-type="float" office:value="0.210975049710684" calcext:value-type="float">
            <text:p>0.2109750497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table:formula="of:=[.B5]/[.B165]" office:value-type="float" office:value="0.522619865738917" calcext:value-type="float">
            <text:p>0.5226198657</text:p>
          </table:table-cell>
          <table:table-cell table:formula="of:=[.C5]/[.C165]" office:value-type="float" office:value="0.558808741223993" calcext:value-type="float">
            <text:p>0.5588087412</text:p>
          </table:table-cell>
          <table:table-cell table:formula="of:=[.D5]/[.D165]" office:value-type="float" office:value="0.841952681428324" calcext:value-type="float">
            <text:p>0.8419526814</text:p>
          </table:table-cell>
          <table:table-cell table:formula="of:=[.E5]/[.E165]" office:value-type="float" office:value="0.781181241310997" calcext:value-type="float">
            <text:p>0.7811812413</text:p>
          </table:table-cell>
          <table:table-cell table:formula="of:=[.F5]/[.F165]" office:value-type="float" office:value="0.702735823556044" calcext:value-type="float">
            <text:p>0.7027358236</text:p>
          </table:table-cell>
          <table:table-cell table:formula="of:=[.G5]/[.G165]" office:value-type="float" office:value="1.09785326869989" calcext:value-type="float">
            <text:p>1.0978532687</text:p>
          </table:table-cell>
          <table:table-cell table:formula="of:=[.H5]/[.H165]" office:value-type="float" office:value="1.09330348874566" calcext:value-type="float">
            <text:p>1.0933034887</text:p>
          </table:table-cell>
          <table:table-cell table:formula="of:=[.I5]/[.I165]" office:value-type="float" office:value="0.789129868247681" calcext:value-type="float">
            <text:p>0.7891298682</text:p>
          </table:table-cell>
          <table:table-cell table:formula="of:=[.J5]/[.J165]" office:value-type="float" office:value="1.12521660721378" calcext:value-type="float">
            <text:p>1.1252166072</text:p>
          </table:table-cell>
          <table:table-cell table:formula="of:=[.K5]/[.K165]" office:value-type="float" office:value="1.43672316418307" calcext:value-type="float">
            <text:p>1.4367231642</text:p>
          </table:table-cell>
          <table:table-cell table:formula="of:=[.L5]/[.L165]" office:value-type="float" office:value="1.45996474084892" calcext:value-type="float">
            <text:p>1.4599647408</text:p>
          </table:table-cell>
          <table:table-cell table:formula="of:=[.M5]/[.M165]" office:value-type="float" office:value="1.14855237489137" calcext:value-type="float">
            <text:p>1.1485523749</text:p>
          </table:table-cell>
          <table:table-cell table:formula="of:=[.N5]/[.N165]" office:value-type="float" office:value="1.66472661268829" calcext:value-type="float">
            <text:p>1.6647266127</text:p>
          </table:table-cell>
          <table:table-cell table:formula="of:=[.O5]/[.O165]" office:value-type="float" office:value="1.65065638645802" calcext:value-type="float">
            <text:p>1.6506563865</text:p>
          </table:table-cell>
          <table:table-cell table:formula="of:=[.P5]/[.P165]" office:value-type="float" office:value="0.587728558729928" calcext:value-type="float">
            <text:p>0.5877285587</text:p>
          </table:table-cell>
          <table:table-cell table:formula="of:=[.Q5]/[.Q165]" office:value-type="float" office:value="1.55772943355447" calcext:value-type="float">
            <text:p>1.5577294336</text:p>
          </table:table-cell>
          <table:table-cell table:formula="of:=[.R5]/[.R165]" office:value-type="float" office:value="1.73841903402613" calcext:value-type="float">
            <text:p>1.738419034</text:p>
          </table:table-cell>
          <table:table-cell table:formula="of:=[.S5]/[.S165]" office:value-type="float" office:value="1.24449763183876" calcext:value-type="float">
            <text:p>1.2444976318</text:p>
          </table:table-cell>
          <table:table-cell table:formula="of:=[.T5]/[.T165]" office:value-type="float" office:value="0.717163883072701" calcext:value-type="float">
            <text:p>0.7171638831</text:p>
          </table:table-cell>
          <table:table-cell table:formula="of:=[.U5]/[.U165]" office:value-type="float" office:value="1.56180105165925" calcext:value-type="float">
            <text:p>1.5618010517</text:p>
          </table:table-cell>
          <table:table-cell table:formula="of:=[.V5]/[.V165]" office:value-type="float" office:value="0.540547709072522" calcext:value-type="float">
            <text:p>0.5405477091</text:p>
          </table:table-cell>
          <table:table-cell table:formula="of:=[.W5]/[.W165]" office:value-type="float" office:value="0.528348191423032" calcext:value-type="float">
            <text:p>0.5283481914</text:p>
          </table:table-cell>
          <table:table-cell table:formula="of:=[.X5]/[.X165]" office:value-type="float" office:value="1.6294000600143" calcext:value-type="float">
            <text:p>1.62940006</text:p>
          </table:table-cell>
          <table:table-cell table:formula="of:=[.Y5]/[.Y165]" office:value-type="float" office:value="1.66390055475051" calcext:value-type="float">
            <text:p>1.6639005548</text:p>
          </table:table-cell>
          <table:table-cell table:formula="of:=[.Z5]/[.Z165]" office:value-type="float" office:value="1.61911913032818" calcext:value-type="float">
            <text:p>1.6191191303</text:p>
          </table:table-cell>
          <table:table-cell table:formula="of:=[.AA5]/[.AA165]" office:value-type="float" office:value="1.78750536956915" calcext:value-type="float">
            <text:p>1.7875053696</text:p>
          </table:table-cell>
          <table:table-cell table:formula="of:=[.AB5]/[.AB165]" office:value-type="float" office:value="0.462725471198104" calcext:value-type="float">
            <text:p>0.4627254712</text:p>
          </table:table-cell>
          <table:table-cell table:formula="of:=[.AC5]/[.AC165]" office:value-type="float" office:value="1.4825053165622" calcext:value-type="float">
            <text:p>1.4825053166</text:p>
          </table:table-cell>
          <table:table-cell table:formula="of:=[.AD5]/[.AD165]" office:value-type="float" office:value="0.634816858040858" calcext:value-type="float">
            <text:p>0.634816858</text:p>
          </table:table-cell>
          <table:table-cell table:formula="of:=[.AE5]/[.AE165]" office:value-type="float" office:value="1.12440843643042" calcext:value-type="float">
            <text:p>1.1244084364</text:p>
          </table:table-cell>
          <table:table-cell table:formula="of:=[.AF5]/[.AF165]" office:value-type="float" office:value="0.531314568051227" calcext:value-type="float">
            <text:p>0.5313145681</text:p>
          </table:table-cell>
          <table:table-cell table:formula="of:=[.AG5]/[.AG165]" office:value-type="float" office:value="0.575149325842426" calcext:value-type="float">
            <text:p>0.5751493258</text:p>
          </table:table-cell>
        </table:table-row>
        <table:table-row table:style-name="ro2">
          <table:table-cell office:value-type="float" office:value="500000" calcext:value-type="float">
            <text:p>500000</text:p>
          </table:table-cell>
          <table:table-cell table:formula="of:=[.B6]/[.B166]" office:value-type="float" office:value="0.508450696667759" calcext:value-type="float">
            <text:p>0.5084506967</text:p>
          </table:table-cell>
          <table:table-cell table:formula="of:=[.C6]/[.C166]" office:value-type="float" office:value="0.565954906268993" calcext:value-type="float">
            <text:p>0.5659549063</text:p>
          </table:table-cell>
          <table:table-cell table:formula="of:=[.D6]/[.D166]" office:value-type="float" office:value="0.597446582875958" calcext:value-type="float">
            <text:p>0.5974465829</text:p>
          </table:table-cell>
          <table:table-cell table:formula="of:=[.E6]/[.E166]" office:value-type="float" office:value="0.6386744188278" calcext:value-type="float">
            <text:p>0.6386744188</text:p>
          </table:table-cell>
          <table:table-cell table:formula="of:=[.F6]/[.F166]" office:value-type="float" office:value="0.643760935250222" calcext:value-type="float">
            <text:p>0.6437609353</text:p>
          </table:table-cell>
          <table:table-cell table:formula="of:=[.G6]/[.G166]" office:value-type="float" office:value="0.706817677959565" calcext:value-type="float">
            <text:p>0.706817678</text:p>
          </table:table-cell>
          <table:table-cell table:formula="of:=[.H6]/[.H166]" office:value-type="float" office:value="0.812794368169731" calcext:value-type="float">
            <text:p>0.8127943682</text:p>
          </table:table-cell>
          <table:table-cell table:formula="of:=[.I6]/[.I166]" office:value-type="float" office:value="0.600553764562959" calcext:value-type="float">
            <text:p>0.6005537646</text:p>
          </table:table-cell>
          <table:table-cell table:formula="of:=[.J6]/[.J166]" office:value-type="float" office:value="1.05950658852268" calcext:value-type="float">
            <text:p>1.0595065885</text:p>
          </table:table-cell>
          <table:table-cell table:formula="of:=[.K6]/[.K166]" office:value-type="float" office:value="1.08475152893748" calcext:value-type="float">
            <text:p>1.0847515289</text:p>
          </table:table-cell>
          <table:table-cell table:formula="of:=[.L6]/[.L166]" office:value-type="float" office:value="1.2592491903677" calcext:value-type="float">
            <text:p>1.2592491904</text:p>
          </table:table-cell>
          <table:table-cell table:formula="of:=[.M6]/[.M166]" office:value-type="float" office:value="1.15941387715642" calcext:value-type="float">
            <text:p>1.1594138772</text:p>
          </table:table-cell>
          <table:table-cell table:formula="of:=[.N6]/[.N166]" office:value-type="float" office:value="1.46888435922159" calcext:value-type="float">
            <text:p>1.4688843592</text:p>
          </table:table-cell>
          <table:table-cell table:formula="of:=[.O6]/[.O166]" office:value-type="float" office:value="1.25365894945217" calcext:value-type="float">
            <text:p>1.2536589495</text:p>
          </table:table-cell>
          <table:table-cell table:formula="of:=[.P6]/[.P166]" office:value-type="float" office:value="1.23115209114634" calcext:value-type="float">
            <text:p>1.2311520911</text:p>
          </table:table-cell>
          <table:table-cell table:formula="of:=[.Q6]/[.Q166]" office:value-type="float" office:value="1.42348302455967" calcext:value-type="float">
            <text:p>1.4234830246</text:p>
          </table:table-cell>
          <table:table-cell table:formula="of:=[.R6]/[.R166]" office:value-type="float" office:value="1.57557449131277" calcext:value-type="float">
            <text:p>1.5755744913</text:p>
          </table:table-cell>
          <table:table-cell table:formula="of:=[.S6]/[.S166]" office:value-type="float" office:value="1.0760416215026" calcext:value-type="float">
            <text:p>1.0760416215</text:p>
          </table:table-cell>
          <table:table-cell table:formula="of:=[.T6]/[.T166]" office:value-type="float" office:value="1.29005213182596" calcext:value-type="float">
            <text:p>1.2900521318</text:p>
          </table:table-cell>
          <table:table-cell table:formula="of:=[.U6]/[.U166]" office:value-type="float" office:value="1.36098500839909" calcext:value-type="float">
            <text:p>1.3609850084</text:p>
          </table:table-cell>
          <table:table-cell table:formula="of:=[.V6]/[.V166]" office:value-type="float" office:value="0.638302104204747" calcext:value-type="float">
            <text:p>0.6383021042</text:p>
          </table:table-cell>
          <table:table-cell table:formula="of:=[.W6]/[.W166]" office:value-type="float" office:value="0.61503852146631" calcext:value-type="float">
            <text:p>0.6150385215</text:p>
          </table:table-cell>
          <table:table-cell table:formula="of:=[.X6]/[.X166]" office:value-type="float" office:value="0.517194533432379" calcext:value-type="float">
            <text:p>0.5171945334</text:p>
          </table:table-cell>
          <table:table-cell table:formula="of:=[.Y6]/[.Y166]" office:value-type="float" office:value="0.435425207557906" calcext:value-type="float">
            <text:p>0.4354252076</text:p>
          </table:table-cell>
          <table:table-cell table:formula="of:=[.Z6]/[.Z166]" office:value-type="float" office:value="1.29130077658007" calcext:value-type="float">
            <text:p>1.2913007766</text:p>
          </table:table-cell>
          <table:table-cell table:formula="of:=[.AA6]/[.AA166]" office:value-type="float" office:value="0.841951818041053" calcext:value-type="float">
            <text:p>0.841951818</text:p>
          </table:table-cell>
          <table:table-cell table:formula="of:=[.AB6]/[.AB166]" office:value-type="float" office:value="0.946978510890687" calcext:value-type="float">
            <text:p>0.9469785109</text:p>
          </table:table-cell>
          <table:table-cell table:formula="of:=[.AC6]/[.AC166]" office:value-type="float" office:value="1.65848897405151" calcext:value-type="float">
            <text:p>1.6584889741</text:p>
          </table:table-cell>
          <table:table-cell table:formula="of:=[.AD6]/[.AD166]" office:value-type="float" office:value="1.20745129576787" calcext:value-type="float">
            <text:p>1.2074512958</text:p>
          </table:table-cell>
          <table:table-cell table:formula="of:=[.AE6]/[.AE166]" office:value-type="float" office:value="0.370262844556246" calcext:value-type="float">
            <text:p>0.3702628446</text:p>
          </table:table-cell>
          <table:table-cell table:formula="of:=[.AF6]/[.AF166]" office:value-type="float" office:value="0.674766541468" calcext:value-type="float">
            <text:p>0.6747665415</text:p>
          </table:table-cell>
          <table:table-cell table:formula="of:=[.AG6]/[.AG166]" office:value-type="float" office:value="0.356140796320043" calcext:value-type="float">
            <text:p>0.3561407963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table:formula="of:=[.B7]/[.B167]" office:value-type="float" office:value="0.543436283699762" calcext:value-type="float">
            <text:p>0.5434362837</text:p>
          </table:table-cell>
          <table:table-cell table:formula="of:=[.C7]/[.C167]" office:value-type="float" office:value="0.564998609257182" calcext:value-type="float">
            <text:p>0.5649986093</text:p>
          </table:table-cell>
          <table:table-cell table:formula="of:=[.D7]/[.D167]" office:value-type="float" office:value="0.623908695098706" calcext:value-type="float">
            <text:p>0.6239086951</text:p>
          </table:table-cell>
          <table:table-cell table:formula="of:=[.E7]/[.E167]" office:value-type="float" office:value="1.01179499439459" calcext:value-type="float">
            <text:p>1.0117949944</text:p>
          </table:table-cell>
          <table:table-cell table:formula="of:=[.F7]/[.F167]" office:value-type="float" office:value="0.600784391302513" calcext:value-type="float">
            <text:p>0.6007843913</text:p>
          </table:table-cell>
          <table:table-cell table:formula="of:=[.G7]/[.G167]" office:value-type="float" office:value="0.703772718535853" calcext:value-type="float">
            <text:p>0.7037727185</text:p>
          </table:table-cell>
          <table:table-cell table:formula="of:=[.H7]/[.H167]" office:value-type="float" office:value="0.840740820754432" calcext:value-type="float">
            <text:p>0.8407408208</text:p>
          </table:table-cell>
          <table:table-cell table:formula="of:=[.I7]/[.I167]" office:value-type="float" office:value="0.919922120508509" calcext:value-type="float">
            <text:p>0.9199221205</text:p>
          </table:table-cell>
          <table:table-cell table:formula="of:=[.J7]/[.J167]" office:value-type="float" office:value="1.03046598802898" calcext:value-type="float">
            <text:p>1.030465988</text:p>
          </table:table-cell>
          <table:table-cell table:formula="of:=[.K7]/[.K167]" office:value-type="float" office:value="1.01991775476753" calcext:value-type="float">
            <text:p>1.0199177548</text:p>
          </table:table-cell>
          <table:table-cell table:formula="of:=[.L7]/[.L167]" office:value-type="float" office:value="1.08148324404628" calcext:value-type="float">
            <text:p>1.081483244</text:p>
          </table:table-cell>
          <table:table-cell table:formula="of:=[.M7]/[.M167]" office:value-type="float" office:value="1.25532933777966" calcext:value-type="float">
            <text:p>1.2553293378</text:p>
          </table:table-cell>
          <table:table-cell table:formula="of:=[.N7]/[.N167]" office:value-type="float" office:value="1.13821231434217" calcext:value-type="float">
            <text:p>1.1382123143</text:p>
          </table:table-cell>
          <table:table-cell table:formula="of:=[.O7]/[.O167]" office:value-type="float" office:value="1.13526202108271" calcext:value-type="float">
            <text:p>1.1352620211</text:p>
          </table:table-cell>
          <table:table-cell table:formula="of:=[.P7]/[.P167]" office:value-type="float" office:value="1.17069663581639" calcext:value-type="float">
            <text:p>1.1706966358</text:p>
          </table:table-cell>
          <table:table-cell table:formula="of:=[.Q7]/[.Q167]" office:value-type="float" office:value="1.27848367466894" calcext:value-type="float">
            <text:p>1.2784836747</text:p>
          </table:table-cell>
          <table:table-cell table:formula="of:=[.R7]/[.R167]" office:value-type="float" office:value="1.14411551843319" calcext:value-type="float">
            <text:p>1.1441155184</text:p>
          </table:table-cell>
          <table:table-cell table:formula="of:=[.S7]/[.S167]" office:value-type="float" office:value="1.21444846744743" calcext:value-type="float">
            <text:p>1.2144484674</text:p>
          </table:table-cell>
          <table:table-cell table:formula="of:=[.T7]/[.T167]" office:value-type="float" office:value="1.2510958107249" calcext:value-type="float">
            <text:p>1.2510958107</text:p>
          </table:table-cell>
          <table:table-cell table:formula="of:=[.U7]/[.U167]" office:value-type="float" office:value="1.35642508280377" calcext:value-type="float">
            <text:p>1.3564250828</text:p>
          </table:table-cell>
          <table:table-cell table:formula="of:=[.V7]/[.V167]" office:value-type="float" office:value="1.47080107185538" calcext:value-type="float">
            <text:p>1.4708010719</text:p>
          </table:table-cell>
          <table:table-cell table:formula="of:=[.W7]/[.W167]" office:value-type="float" office:value="1.54524849675875" calcext:value-type="float">
            <text:p>1.5452484968</text:p>
          </table:table-cell>
          <table:table-cell table:formula="of:=[.X7]/[.X167]" office:value-type="float" office:value="1.32323950910848" calcext:value-type="float">
            <text:p>1.3232395091</text:p>
          </table:table-cell>
          <table:table-cell table:formula="of:=[.Y7]/[.Y167]" office:value-type="float" office:value="0.753810824054554" calcext:value-type="float">
            <text:p>0.7538108241</text:p>
          </table:table-cell>
          <table:table-cell table:formula="of:=[.Z7]/[.Z167]" office:value-type="float" office:value="0.944840290997259" calcext:value-type="float">
            <text:p>0.944840291</text:p>
          </table:table-cell>
          <table:table-cell table:formula="of:=[.AA7]/[.AA167]" office:value-type="float" office:value="0.941780836114115" calcext:value-type="float">
            <text:p>0.9417808361</text:p>
          </table:table-cell>
          <table:table-cell table:formula="of:=[.AB7]/[.AB167]" office:value-type="float" office:value="0.64738852227707" calcext:value-type="float">
            <text:p>0.6473885223</text:p>
          </table:table-cell>
          <table:table-cell table:formula="of:=[.AC7]/[.AC167]" office:value-type="float" office:value="1.5209085525819" calcext:value-type="float">
            <text:p>1.5209085526</text:p>
          </table:table-cell>
          <table:table-cell table:formula="of:=[.AD7]/[.AD167]" office:value-type="float" office:value="1.6638190866714" calcext:value-type="float">
            <text:p>1.6638190867</text:p>
          </table:table-cell>
          <table:table-cell table:formula="of:=[.AE7]/[.AE167]" office:value-type="float" office:value="0.62774798145122" calcext:value-type="float">
            <text:p>0.6277479815</text:p>
          </table:table-cell>
          <table:table-cell table:formula="of:=[.AF7]/[.AF167]" office:value-type="float" office:value="1.12568862106317" calcext:value-type="float">
            <text:p>1.1256886211</text:p>
          </table:table-cell>
          <table:table-cell table:formula="of:=[.AG7]/[.AG167]" office:value-type="float" office:value="0.630132984902676" calcext:value-type="float">
            <text:p>0.6301329849</text:p>
          </table:table-cell>
        </table:table-row>
        <table:table-row table:style-name="ro2">
          <table:table-cell office:value-type="float" office:value="700000" calcext:value-type="float">
            <text:p>700000</text:p>
          </table:table-cell>
          <table:table-cell table:formula="of:=[.B8]/[.B168]" office:value-type="float" office:value="0.527479912106576" calcext:value-type="float">
            <text:p>0.5274799121</text:p>
          </table:table-cell>
          <table:table-cell table:formula="of:=[.C8]/[.C168]" office:value-type="float" office:value="0.561286017885835" calcext:value-type="float">
            <text:p>0.5612860179</text:p>
          </table:table-cell>
          <table:table-cell table:formula="of:=[.D8]/[.D168]" office:value-type="float" office:value="0.655769991626832" calcext:value-type="float">
            <text:p>0.6557699916</text:p>
          </table:table-cell>
          <table:table-cell table:formula="of:=[.E8]/[.E168]" office:value-type="float" office:value="0.579304495050949" calcext:value-type="float">
            <text:p>0.5793044951</text:p>
          </table:table-cell>
          <table:table-cell table:formula="of:=[.F8]/[.F168]" office:value-type="float" office:value="0.646460435154282" calcext:value-type="float">
            <text:p>0.6464604352</text:p>
          </table:table-cell>
          <table:table-cell table:formula="of:=[.G8]/[.G168]" office:value-type="float" office:value="0.731172257778084" calcext:value-type="float">
            <text:p>0.7311722578</text:p>
          </table:table-cell>
          <table:table-cell table:formula="of:=[.H8]/[.H168]" office:value-type="float" office:value="0.831174154123237" calcext:value-type="float">
            <text:p>0.8311741541</text:p>
          </table:table-cell>
          <table:table-cell table:formula="of:=[.I8]/[.I168]" office:value-type="float" office:value="0.720244653310856" calcext:value-type="float">
            <text:p>0.7202446533</text:p>
          </table:table-cell>
          <table:table-cell table:formula="of:=[.J8]/[.J168]" office:value-type="float" office:value="0.770522398686277" calcext:value-type="float">
            <text:p>0.7705223987</text:p>
          </table:table-cell>
          <table:table-cell table:formula="of:=[.K8]/[.K168]" office:value-type="float" office:value="1.02907511333724" calcext:value-type="float">
            <text:p>1.0290751133</text:p>
          </table:table-cell>
          <table:table-cell table:formula="of:=[.L8]/[.L168]" office:value-type="float" office:value="1.31580675206834" calcext:value-type="float">
            <text:p>1.3158067521</text:p>
          </table:table-cell>
          <table:table-cell table:formula="of:=[.M8]/[.M168]" office:value-type="float" office:value="1.19476763309065" calcext:value-type="float">
            <text:p>1.1947676331</text:p>
          </table:table-cell>
          <table:table-cell table:formula="of:=[.N8]/[.N168]" office:value-type="float" office:value="1.40208554404774" calcext:value-type="float">
            <text:p>1.402085544</text:p>
          </table:table-cell>
          <table:table-cell table:formula="of:=[.O8]/[.O168]" office:value-type="float" office:value="1.17505370683201" calcext:value-type="float">
            <text:p>1.1750537068</text:p>
          </table:table-cell>
          <table:table-cell table:formula="of:=[.P8]/[.P168]" office:value-type="float" office:value="1.24152004937623" calcext:value-type="float">
            <text:p>1.2415200494</text:p>
          </table:table-cell>
          <table:table-cell table:formula="of:=[.Q8]/[.Q168]" office:value-type="float" office:value="1.34551301408491" calcext:value-type="float">
            <text:p>1.3455130141</text:p>
          </table:table-cell>
          <table:table-cell table:formula="of:=[.R8]/[.R168]" office:value-type="float" office:value="0.934894438502389" calcext:value-type="float">
            <text:p>0.9348944385</text:p>
          </table:table-cell>
          <table:table-cell table:formula="of:=[.S8]/[.S168]" office:value-type="float" office:value="1.46412310316821" calcext:value-type="float">
            <text:p>1.4641231032</text:p>
          </table:table-cell>
          <table:table-cell table:formula="of:=[.T8]/[.T168]" office:value-type="float" office:value="0.693089845006013" calcext:value-type="float">
            <text:p>0.693089845</text:p>
          </table:table-cell>
          <table:table-cell table:formula="of:=[.U8]/[.U168]" office:value-type="float" office:value="1.43545830299046" calcext:value-type="float">
            <text:p>1.435458303</text:p>
          </table:table-cell>
          <table:table-cell table:formula="of:=[.V8]/[.V168]" office:value-type="float" office:value="1.53412380720532" calcext:value-type="float">
            <text:p>1.5341238072</text:p>
          </table:table-cell>
          <table:table-cell table:formula="of:=[.W8]/[.W168]" office:value-type="float" office:value="1.69303400139272" calcext:value-type="float">
            <text:p>1.6930340014</text:p>
          </table:table-cell>
          <table:table-cell table:formula="of:=[.X8]/[.X168]" office:value-type="float" office:value="0.527868343424088" calcext:value-type="float">
            <text:p>0.5278683434</text:p>
          </table:table-cell>
          <table:table-cell table:formula="of:=[.Y8]/[.Y168]" office:value-type="float" office:value="0.692863770000023" calcext:value-type="float">
            <text:p>0.69286377</text:p>
          </table:table-cell>
          <table:table-cell table:formula="of:=[.Z8]/[.Z168]" office:value-type="float" office:value="1.2187030037867" calcext:value-type="float">
            <text:p>1.2187030038</text:p>
          </table:table-cell>
          <table:table-cell table:formula="of:=[.AA8]/[.AA168]" office:value-type="float" office:value="0.540475842867215" calcext:value-type="float">
            <text:p>0.5404758429</text:p>
          </table:table-cell>
          <table:table-cell table:formula="of:=[.AB8]/[.AB168]" office:value-type="float" office:value="0.697537847726985" calcext:value-type="float">
            <text:p>0.6975378477</text:p>
          </table:table-cell>
          <table:table-cell table:formula="of:=[.AC8]/[.AC168]" office:value-type="float" office:value="1.09771211451461" calcext:value-type="float">
            <text:p>1.0977121145</text:p>
          </table:table-cell>
          <table:table-cell table:formula="of:=[.AD8]/[.AD168]" office:value-type="float" office:value="1.22902024746567" calcext:value-type="float">
            <text:p>1.2290202475</text:p>
          </table:table-cell>
          <table:table-cell table:formula="of:=[.AE8]/[.AE168]" office:value-type="float" office:value="0.767577434143861" calcext:value-type="float">
            <text:p>0.7675774341</text:p>
          </table:table-cell>
          <table:table-cell table:formula="of:=[.AF8]/[.AF168]" office:value-type="float" office:value="0.463058029424623" calcext:value-type="float">
            <text:p>0.4630580294</text:p>
          </table:table-cell>
          <table:table-cell table:formula="of:=[.AG8]/[.AG168]" office:value-type="float" office:value="0.435917198079351" calcext:value-type="float">
            <text:p>0.4359171981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table:formula="of:=[.B9]/[.B169]" office:value-type="float" office:value="0.516739495101719" calcext:value-type="float">
            <text:p>0.5167394951</text:p>
          </table:table-cell>
          <table:table-cell table:formula="of:=[.C9]/[.C169]" office:value-type="float" office:value="0.548091949173704" calcext:value-type="float">
            <text:p>0.5480919492</text:p>
          </table:table-cell>
          <table:table-cell table:formula="of:=[.D9]/[.D169]" office:value-type="float" office:value="0.584900218281312" calcext:value-type="float">
            <text:p>0.5849002183</text:p>
          </table:table-cell>
          <table:table-cell table:formula="of:=[.E9]/[.E169]" office:value-type="float" office:value="1.00410790703959" calcext:value-type="float">
            <text:p>1.004107907</text:p>
          </table:table-cell>
          <table:table-cell table:formula="of:=[.F9]/[.F169]" office:value-type="float" office:value="0.606359496576258" calcext:value-type="float">
            <text:p>0.6063594966</text:p>
          </table:table-cell>
          <table:table-cell table:formula="of:=[.G9]/[.G169]" office:value-type="float" office:value="0.863951495022507" calcext:value-type="float">
            <text:p>0.863951495</text:p>
          </table:table-cell>
          <table:table-cell table:formula="of:=[.H9]/[.H169]" office:value-type="float" office:value="1.08079775952331" calcext:value-type="float">
            <text:p>1.0807977595</text:p>
          </table:table-cell>
          <table:table-cell table:formula="of:=[.I9]/[.I169]" office:value-type="float" office:value="0.789088181382966" calcext:value-type="float">
            <text:p>0.7890881814</text:p>
          </table:table-cell>
          <table:table-cell table:formula="of:=[.J9]/[.J169]" office:value-type="float" office:value="1.11816573083324" calcext:value-type="float">
            <text:p>1.1181657308</text:p>
          </table:table-cell>
          <table:table-cell table:formula="of:=[.K9]/[.K169]" office:value-type="float" office:value="0.939627939076297" calcext:value-type="float">
            <text:p>0.9396279391</text:p>
          </table:table-cell>
          <table:table-cell table:formula="of:=[.L9]/[.L169]" office:value-type="float" office:value="1.10000714970332" calcext:value-type="float">
            <text:p>1.1000071497</text:p>
          </table:table-cell>
          <table:table-cell table:formula="of:=[.M9]/[.M169]" office:value-type="float" office:value="1.08053351019263" calcext:value-type="float">
            <text:p>1.0805335102</text:p>
          </table:table-cell>
          <table:table-cell table:formula="of:=[.N9]/[.N169]" office:value-type="float" office:value="1.34782452034064" calcext:value-type="float">
            <text:p>1.3478245203</text:p>
          </table:table-cell>
          <table:table-cell table:formula="of:=[.O9]/[.O169]" office:value-type="float" office:value="0.90447592742329" calcext:value-type="float">
            <text:p>0.9044759274</text:p>
          </table:table-cell>
          <table:table-cell table:formula="of:=[.P9]/[.P169]" office:value-type="float" office:value="1.24804721738827" calcext:value-type="float">
            <text:p>1.2480472174</text:p>
          </table:table-cell>
          <table:table-cell table:formula="of:=[.Q9]/[.Q169]" office:value-type="float" office:value="1.2070782505445" calcext:value-type="float">
            <text:p>1.2070782505</text:p>
          </table:table-cell>
          <table:table-cell table:formula="of:=[.R9]/[.R169]" office:value-type="float" office:value="1.4741580199498" calcext:value-type="float">
            <text:p>1.4741580199</text:p>
          </table:table-cell>
          <table:table-cell table:formula="of:=[.S9]/[.S169]" office:value-type="float" office:value="1.23055064551056" calcext:value-type="float">
            <text:p>1.2305506455</text:p>
          </table:table-cell>
          <table:table-cell table:formula="of:=[.T9]/[.T169]" office:value-type="float" office:value="1.47532044437134" calcext:value-type="float">
            <text:p>1.4753204444</text:p>
          </table:table-cell>
          <table:table-cell table:formula="of:=[.U9]/[.U169]" office:value-type="float" office:value="1.43245238860937" calcext:value-type="float">
            <text:p>1.4324523886</text:p>
          </table:table-cell>
          <table:table-cell table:formula="of:=[.V9]/[.V169]" office:value-type="float" office:value="0.828185011909715" calcext:value-type="float">
            <text:p>0.8281850119</text:p>
          </table:table-cell>
          <table:table-cell table:formula="of:=[.W9]/[.W169]" office:value-type="float" office:value="1.50947106446565" calcext:value-type="float">
            <text:p>1.5094710645</text:p>
          </table:table-cell>
          <table:table-cell table:formula="of:=[.X9]/[.X169]" office:value-type="float" office:value="0.641701455886159" calcext:value-type="float">
            <text:p>0.6417014559</text:p>
          </table:table-cell>
          <table:table-cell table:formula="of:=[.Y9]/[.Y169]" office:value-type="float" office:value="1.33490587746607" calcext:value-type="float">
            <text:p>1.3349058775</text:p>
          </table:table-cell>
          <table:table-cell table:formula="of:=[.Z9]/[.Z169]" office:value-type="float" office:value="0.862582833243075" calcext:value-type="float">
            <text:p>0.8625828332</text:p>
          </table:table-cell>
          <table:table-cell table:formula="of:=[.AA9]/[.AA169]" office:value-type="float" office:value="0.677846707656691" calcext:value-type="float">
            <text:p>0.6778467077</text:p>
          </table:table-cell>
          <table:table-cell table:formula="of:=[.AB9]/[.AB169]" office:value-type="float" office:value="0.838809183686925" calcext:value-type="float">
            <text:p>0.8388091837</text:p>
          </table:table-cell>
          <table:table-cell table:formula="of:=[.AC9]/[.AC169]" office:value-type="float" office:value="0.6893105629496" calcext:value-type="float">
            <text:p>0.6893105629</text:p>
          </table:table-cell>
          <table:table-cell table:formula="of:=[.AD9]/[.AD169]" office:value-type="float" office:value="0.534710169309851" calcext:value-type="float">
            <text:p>0.5347101693</text:p>
          </table:table-cell>
          <table:table-cell table:formula="of:=[.AE9]/[.AE169]" office:value-type="float" office:value="0.722737538390415" calcext:value-type="float">
            <text:p>0.7227375384</text:p>
          </table:table-cell>
          <table:table-cell table:formula="of:=[.AF9]/[.AF169]" office:value-type="float" office:value="1.36781721429722" calcext:value-type="float">
            <text:p>1.3678172143</text:p>
          </table:table-cell>
          <table:table-cell table:formula="of:=[.AG9]/[.AG169]" office:value-type="float" office:value="1.45455611559154" calcext:value-type="float">
            <text:p>1.4545561156</text:p>
          </table:table-cell>
        </table:table-row>
        <table:table-row table:style-name="ro2">
          <table:table-cell office:value-type="float" office:value="900000" calcext:value-type="float">
            <text:p>900000</text:p>
          </table:table-cell>
          <table:table-cell table:formula="of:=[.B10]/[.B170]" office:value-type="float" office:value="0.510159309446809" calcext:value-type="float">
            <text:p>0.5101593094</text:p>
          </table:table-cell>
          <table:table-cell table:formula="of:=[.C10]/[.C170]" office:value-type="float" office:value="0.540140220697248" calcext:value-type="float">
            <text:p>0.5401402207</text:p>
          </table:table-cell>
          <table:table-cell table:formula="of:=[.D10]/[.D170]" office:value-type="float" office:value="0.621161526563399" calcext:value-type="float">
            <text:p>0.6211615266</text:p>
          </table:table-cell>
          <table:table-cell table:formula="of:=[.E10]/[.E170]" office:value-type="float" office:value="1.01170595087922" calcext:value-type="float">
            <text:p>1.0117059509</text:p>
          </table:table-cell>
          <table:table-cell table:formula="of:=[.F10]/[.F170]" office:value-type="float" office:value="0.77170071933422" calcext:value-type="float">
            <text:p>0.7717007193</text:p>
          </table:table-cell>
          <table:table-cell table:formula="of:=[.G10]/[.G170]" office:value-type="float" office:value="0.79265015229376" calcext:value-type="float">
            <text:p>0.7926501523</text:p>
          </table:table-cell>
          <table:table-cell table:formula="of:=[.H10]/[.H170]" office:value-type="float" office:value="1.02607101602989" calcext:value-type="float">
            <text:p>1.026071016</text:p>
          </table:table-cell>
          <table:table-cell table:formula="of:=[.I10]/[.I170]" office:value-type="float" office:value="0.894750364212649" calcext:value-type="float">
            <text:p>0.8947503642</text:p>
          </table:table-cell>
          <table:table-cell table:formula="of:=[.J10]/[.J170]" office:value-type="float" office:value="0.779836396914239" calcext:value-type="float">
            <text:p>0.7798363969</text:p>
          </table:table-cell>
          <table:table-cell table:formula="of:=[.K10]/[.K170]" office:value-type="float" office:value="1.15287766219771" calcext:value-type="float">
            <text:p>1.1528776622</text:p>
          </table:table-cell>
          <table:table-cell table:formula="of:=[.L10]/[.L170]" office:value-type="float" office:value="1.03387234730206" calcext:value-type="float">
            <text:p>1.0338723473</text:p>
          </table:table-cell>
          <table:table-cell table:formula="of:=[.M10]/[.M170]" office:value-type="float" office:value="1.01387797791398" calcext:value-type="float">
            <text:p>1.0138779779</text:p>
          </table:table-cell>
          <table:table-cell table:formula="of:=[.N10]/[.N170]" office:value-type="float" office:value="1.39953175706065" calcext:value-type="float">
            <text:p>1.3995317571</text:p>
          </table:table-cell>
          <table:table-cell table:formula="of:=[.O10]/[.O170]" office:value-type="float" office:value="0.742388886013176" calcext:value-type="float">
            <text:p>0.742388886</text:p>
          </table:table-cell>
          <table:table-cell table:formula="of:=[.P10]/[.P170]" office:value-type="float" office:value="0.66126490512056" calcext:value-type="float">
            <text:p>0.6612649051</text:p>
          </table:table-cell>
          <table:table-cell table:formula="of:=[.Q10]/[.Q170]" office:value-type="float" office:value="1.12200648494826" calcext:value-type="float">
            <text:p>1.1220064849</text:p>
          </table:table-cell>
          <table:table-cell table:formula="of:=[.R10]/[.R170]" office:value-type="float" office:value="1.51366815759255" calcext:value-type="float">
            <text:p>1.5136681576</text:p>
          </table:table-cell>
          <table:table-cell table:formula="of:=[.S10]/[.S170]" office:value-type="float" office:value="0.671443301168963" calcext:value-type="float">
            <text:p>0.6714433012</text:p>
          </table:table-cell>
          <table:table-cell table:formula="of:=[.T10]/[.T170]" office:value-type="float" office:value="0.597560977137437" calcext:value-type="float">
            <text:p>0.5975609771</text:p>
          </table:table-cell>
          <table:table-cell table:formula="of:=[.U10]/[.U170]" office:value-type="float" office:value="1.32845509173744" calcext:value-type="float">
            <text:p>1.3284550917</text:p>
          </table:table-cell>
          <table:table-cell table:formula="of:=[.V10]/[.V170]" office:value-type="float" office:value="1.19109569772118" calcext:value-type="float">
            <text:p>1.1910956977</text:p>
          </table:table-cell>
          <table:table-cell table:formula="of:=[.W10]/[.W170]" office:value-type="float" office:value="0.733158545879917" calcext:value-type="float">
            <text:p>0.7331585459</text:p>
          </table:table-cell>
          <table:table-cell table:formula="of:=[.X10]/[.X170]" office:value-type="float" office:value="1.24044276704669" calcext:value-type="float">
            <text:p>1.240442767</text:p>
          </table:table-cell>
          <table:table-cell table:formula="of:=[.Y10]/[.Y170]" office:value-type="float" office:value="1.54720169730015" calcext:value-type="float">
            <text:p>1.5472016973</text:p>
          </table:table-cell>
          <table:table-cell table:formula="of:=[.Z10]/[.Z170]" office:value-type="float" office:value="1.0979558727543" calcext:value-type="float">
            <text:p>1.0979558728</text:p>
          </table:table-cell>
          <table:table-cell table:formula="of:=[.AA10]/[.AA170]" office:value-type="float" office:value="0.750558465606251" calcext:value-type="float">
            <text:p>0.7505584656</text:p>
          </table:table-cell>
          <table:table-cell table:formula="of:=[.AB10]/[.AB170]" office:value-type="float" office:value="1.26971264455807" calcext:value-type="float">
            <text:p>1.2697126446</text:p>
          </table:table-cell>
          <table:table-cell table:formula="of:=[.AC10]/[.AC170]" office:value-type="float" office:value="1.05536489832617" calcext:value-type="float">
            <text:p>1.0553648983</text:p>
          </table:table-cell>
          <table:table-cell table:formula="of:=[.AD10]/[.AD170]" office:value-type="float" office:value="0.871988646071124" calcext:value-type="float">
            <text:p>0.8719886461</text:p>
          </table:table-cell>
          <table:table-cell table:formula="of:=[.AE10]/[.AE170]" office:value-type="float" office:value="0.705369795966275" calcext:value-type="float">
            <text:p>0.705369796</text:p>
          </table:table-cell>
          <table:table-cell table:formula="of:=[.AF10]/[.AF170]" office:value-type="float" office:value="0.719306342983639" calcext:value-type="float">
            <text:p>0.719306343</text:p>
          </table:table-cell>
          <table:table-cell table:formula="of:=[.AG10]/[.AG170]" office:value-type="float" office:value="0.610652581228954" calcext:value-type="float">
            <text:p>0.6106525812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formula="of:=[.B11]/[.B171]" office:value-type="float" office:value="0.506542315270025" calcext:value-type="float">
            <text:p>0.5065423153</text:p>
          </table:table-cell>
          <table:table-cell table:formula="of:=[.C11]/[.C171]" office:value-type="float" office:value="0.528604267162872" calcext:value-type="float">
            <text:p>0.5286042672</text:p>
          </table:table-cell>
          <table:table-cell table:formula="of:=[.D11]/[.D171]" office:value-type="float" office:value="0.619746574963079" calcext:value-type="float">
            <text:p>0.619746575</text:p>
          </table:table-cell>
          <table:table-cell table:formula="of:=[.E11]/[.E171]" office:value-type="float" office:value="0.553945909775107" calcext:value-type="float">
            <text:p>0.5539459098</text:p>
          </table:table-cell>
          <table:table-cell table:formula="of:=[.F11]/[.F171]" office:value-type="float" office:value="0.868824786851249" calcext:value-type="float">
            <text:p>0.8688247869</text:p>
          </table:table-cell>
          <table:table-cell table:formula="of:=[.G11]/[.G171]" office:value-type="float" office:value="0.764918434539468" calcext:value-type="float">
            <text:p>0.7649184345</text:p>
          </table:table-cell>
          <table:table-cell table:formula="of:=[.H11]/[.H171]" office:value-type="float" office:value="0.687514108082587" calcext:value-type="float">
            <text:p>0.6875141081</text:p>
          </table:table-cell>
          <table:table-cell table:formula="of:=[.I11]/[.I171]" office:value-type="float" office:value="0.746796929359171" calcext:value-type="float">
            <text:p>0.7467969294</text:p>
          </table:table-cell>
          <table:table-cell table:formula="of:=[.J11]/[.J171]" office:value-type="float" office:value="0.848902608654842" calcext:value-type="float">
            <text:p>0.8489026087</text:p>
          </table:table-cell>
          <table:table-cell table:formula="of:=[.K11]/[.K171]" office:value-type="float" office:value="1.39876065995757" calcext:value-type="float">
            <text:p>1.39876066</text:p>
          </table:table-cell>
          <table:table-cell table:formula="of:=[.L11]/[.L171]" office:value-type="float" office:value="0.770177544303462" calcext:value-type="float">
            <text:p>0.7701775443</text:p>
          </table:table-cell>
          <table:table-cell table:formula="of:=[.M11]/[.M171]" office:value-type="float" office:value="0.86119659574294" calcext:value-type="float">
            <text:p>0.8611965957</text:p>
          </table:table-cell>
          <table:table-cell table:formula="of:=[.N11]/[.N171]" office:value-type="float" office:value="0.755931528378034" calcext:value-type="float">
            <text:p>0.7559315284</text:p>
          </table:table-cell>
          <table:table-cell table:formula="of:=[.O11]/[.O171]" office:value-type="float" office:value="1.201975884314" calcext:value-type="float">
            <text:p>1.2019758843</text:p>
          </table:table-cell>
          <table:table-cell table:formula="of:=[.P11]/[.P171]" office:value-type="float" office:value="1.14730214245363" calcext:value-type="float">
            <text:p>1.1473021425</text:p>
          </table:table-cell>
          <table:table-cell table:formula="of:=[.Q11]/[.Q171]" office:value-type="float" office:value="1.26651244314642" calcext:value-type="float">
            <text:p>1.2665124431</text:p>
          </table:table-cell>
          <table:table-cell table:formula="of:=[.R11]/[.R171]" office:value-type="float" office:value="1.27841360756358" calcext:value-type="float">
            <text:p>1.2784136076</text:p>
          </table:table-cell>
          <table:table-cell table:formula="of:=[.S11]/[.S171]" office:value-type="float" office:value="1.19970227404492" calcext:value-type="float">
            <text:p>1.199702274</text:p>
          </table:table-cell>
          <table:table-cell table:formula="of:=[.T11]/[.T171]" office:value-type="float" office:value="1.06104055167162" calcext:value-type="float">
            <text:p>1.0610405517</text:p>
          </table:table-cell>
          <table:table-cell table:formula="of:=[.U11]/[.U171]" office:value-type="float" office:value="1.13513551220215" calcext:value-type="float">
            <text:p>1.1351355122</text:p>
          </table:table-cell>
          <table:table-cell table:formula="of:=[.V11]/[.V171]" office:value-type="float" office:value="1.41527766877156" calcext:value-type="float">
            <text:p>1.4152776688</text:p>
          </table:table-cell>
          <table:table-cell table:formula="of:=[.W11]/[.W171]" office:value-type="float" office:value="1.43193751018156" calcext:value-type="float">
            <text:p>1.4319375102</text:p>
          </table:table-cell>
          <table:table-cell table:formula="of:=[.X11]/[.X171]" office:value-type="float" office:value="1.35810968274491" calcext:value-type="float">
            <text:p>1.3581096827</text:p>
          </table:table-cell>
          <table:table-cell table:formula="of:=[.Y11]/[.Y171]" office:value-type="float" office:value="0.870510190869972" calcext:value-type="float">
            <text:p>0.8705101909</text:p>
          </table:table-cell>
          <table:table-cell table:formula="of:=[.Z11]/[.Z171]" office:value-type="float" office:value="1.19140965578513" calcext:value-type="float">
            <text:p>1.1914096558</text:p>
          </table:table-cell>
          <table:table-cell table:formula="of:=[.AA11]/[.AA171]" office:value-type="float" office:value="0.724731143530099" calcext:value-type="float">
            <text:p>0.7247311435</text:p>
          </table:table-cell>
          <table:table-cell table:formula="of:=[.AB11]/[.AB171]" office:value-type="float" office:value="1.10787053146738" calcext:value-type="float">
            <text:p>1.1078705315</text:p>
          </table:table-cell>
          <table:table-cell table:formula="of:=[.AC11]/[.AC171]" office:value-type="float" office:value="0.894014399187255" calcext:value-type="float">
            <text:p>0.8940143992</text:p>
          </table:table-cell>
          <table:table-cell table:formula="of:=[.AD11]/[.AD171]" office:value-type="float" office:value="0.975989677835571" calcext:value-type="float">
            <text:p>0.9759896778</text:p>
          </table:table-cell>
          <table:table-cell table:formula="of:=[.AE11]/[.AE171]" office:value-type="float" office:value="0.940007612935555" calcext:value-type="float">
            <text:p>0.9400076129</text:p>
          </table:table-cell>
          <table:table-cell table:formula="of:=[.AF11]/[.AF171]" office:value-type="float" office:value="0.891232232011115" calcext:value-type="float">
            <text:p>0.891232232</text:p>
          </table:table-cell>
          <table:table-cell table:formula="of:=[.AG11]/[.AG171]" office:value-type="float" office:value="0.68142851248937" calcext:value-type="float">
            <text:p>0.6814285125</text:p>
          </table:table-cell>
        </table:table-row>
        <table:table-row table:style-name="ro2">
          <table:table-cell office:value-type="float" office:value="1100000" calcext:value-type="float">
            <text:p>1100000</text:p>
          </table:table-cell>
          <table:table-cell table:formula="of:=[.B12]/[.B172]" office:value-type="float" office:value="0.513961267474459" calcext:value-type="float">
            <text:p>0.5139612675</text:p>
          </table:table-cell>
          <table:table-cell table:formula="of:=[.C12]/[.C172]" office:value-type="float" office:value="0.52158229686486" calcext:value-type="float">
            <text:p>0.5215822969</text:p>
          </table:table-cell>
          <table:table-cell table:formula="of:=[.D12]/[.D172]" office:value-type="float" office:value="0.613464980583553" calcext:value-type="float">
            <text:p>0.6134649806</text:p>
          </table:table-cell>
          <table:table-cell table:formula="of:=[.E12]/[.E172]" office:value-type="float" office:value="0.52311342825457" calcext:value-type="float">
            <text:p>0.5231134283</text:p>
          </table:table-cell>
          <table:table-cell table:formula="of:=[.F12]/[.F172]" office:value-type="float" office:value="0.686298613663303" calcext:value-type="float">
            <text:p>0.6862986137</text:p>
          </table:table-cell>
          <table:table-cell table:formula="of:=[.G12]/[.G172]" office:value-type="float" office:value="0.705414175420828" calcext:value-type="float">
            <text:p>0.7054141754</text:p>
          </table:table-cell>
          <table:table-cell table:formula="of:=[.H12]/[.H172]" office:value-type="float" office:value="0.834673226908343" calcext:value-type="float">
            <text:p>0.8346732269</text:p>
          </table:table-cell>
          <table:table-cell table:formula="of:=[.I12]/[.I172]" office:value-type="float" office:value="0.906535354199557" calcext:value-type="float">
            <text:p>0.9065353542</text:p>
          </table:table-cell>
          <table:table-cell table:formula="of:=[.J12]/[.J172]" office:value-type="float" office:value="0.986259771935913" calcext:value-type="float">
            <text:p>0.9862597719</text:p>
          </table:table-cell>
          <table:table-cell table:formula="of:=[.K12]/[.K172]" office:value-type="float" office:value="1.2153881710707" calcext:value-type="float">
            <text:p>1.2153881711</text:p>
          </table:table-cell>
          <table:table-cell table:formula="of:=[.L12]/[.L172]" office:value-type="float" office:value="1.33396943475303" calcext:value-type="float">
            <text:p>1.3339694348</text:p>
          </table:table-cell>
          <table:table-cell table:formula="of:=[.M12]/[.M172]" office:value-type="float" office:value="1.35401537887408" calcext:value-type="float">
            <text:p>1.3540153789</text:p>
          </table:table-cell>
          <table:table-cell table:formula="of:=[.N12]/[.N172]" office:value-type="float" office:value="1.53091422391654" calcext:value-type="float">
            <text:p>1.5309142239</text:p>
          </table:table-cell>
          <table:table-cell table:formula="of:=[.O12]/[.O172]" office:value-type="float" office:value="1.28222692045651" calcext:value-type="float">
            <text:p>1.2822269205</text:p>
          </table:table-cell>
          <table:table-cell table:formula="of:=[.P12]/[.P172]" office:value-type="float" office:value="0.790895252466718" calcext:value-type="float">
            <text:p>0.7908952525</text:p>
          </table:table-cell>
          <table:table-cell table:formula="of:=[.Q12]/[.Q172]" office:value-type="float" office:value="0.987221484403604" calcext:value-type="float">
            <text:p>0.9872214844</text:p>
          </table:table-cell>
          <table:table-cell table:formula="of:=[.R12]/[.R172]" office:value-type="float" office:value="0.696242455038642" calcext:value-type="float">
            <text:p>0.696242455</text:p>
          </table:table-cell>
          <table:table-cell table:formula="of:=[.S12]/[.S172]" office:value-type="float" office:value="1.13654107163414" calcext:value-type="float">
            <text:p>1.1365410716</text:p>
          </table:table-cell>
          <table:table-cell table:formula="of:=[.T12]/[.T172]" office:value-type="float" office:value="1.39072420505019" calcext:value-type="float">
            <text:p>1.3907242051</text:p>
          </table:table-cell>
          <table:table-cell table:formula="of:=[.U12]/[.U172]" office:value-type="float" office:value="0.991148098164083" calcext:value-type="float">
            <text:p>0.9911480982</text:p>
          </table:table-cell>
          <table:table-cell table:formula="of:=[.V12]/[.V172]" office:value-type="float" office:value="1.76505972395274" calcext:value-type="float">
            <text:p>1.765059724</text:p>
          </table:table-cell>
          <table:table-cell table:formula="of:=[.W12]/[.W172]" office:value-type="float" office:value="1.61795338841943" calcext:value-type="float">
            <text:p>1.6179533884</text:p>
          </table:table-cell>
          <table:table-cell table:formula="of:=[.X12]/[.X172]" office:value-type="float" office:value="1.69949625639639" calcext:value-type="float">
            <text:p>1.6994962564</text:p>
          </table:table-cell>
          <table:table-cell table:formula="of:=[.Y12]/[.Y172]" office:value-type="float" office:value="0.690453262375619" calcext:value-type="float">
            <text:p>0.6904532624</text:p>
          </table:table-cell>
          <table:table-cell table:formula="of:=[.Z12]/[.Z172]" office:value-type="float" office:value="1.81255228001287" calcext:value-type="float">
            <text:p>1.81255228</text:p>
          </table:table-cell>
          <table:table-cell table:formula="of:=[.AA12]/[.AA172]" office:value-type="float" office:value="1.61338497290103" calcext:value-type="float">
            <text:p>1.6133849729</text:p>
          </table:table-cell>
          <table:table-cell table:formula="of:=[.AB12]/[.AB172]" office:value-type="float" office:value="1.63750697213719" calcext:value-type="float">
            <text:p>1.6375069721</text:p>
          </table:table-cell>
          <table:table-cell table:formula="of:=[.AC12]/[.AC172]" office:value-type="float" office:value="1.03639816167271" calcext:value-type="float">
            <text:p>1.0363981617</text:p>
          </table:table-cell>
          <table:table-cell table:formula="of:=[.AD12]/[.AD172]" office:value-type="float" office:value="1.45223623288459" calcext:value-type="float">
            <text:p>1.4522362329</text:p>
          </table:table-cell>
          <table:table-cell table:formula="of:=[.AE12]/[.AE172]" office:value-type="float" office:value="1.32293416555404" calcext:value-type="float">
            <text:p>1.3229341656</text:p>
          </table:table-cell>
          <table:table-cell table:formula="of:=[.AF12]/[.AF172]" office:value-type="float" office:value="1.68156663714368" calcext:value-type="float">
            <text:p>1.6815666371</text:p>
          </table:table-cell>
          <table:table-cell table:formula="of:=[.AG12]/[.AG172]" office:value-type="float" office:value="1.17312509051706" calcext:value-type="float">
            <text:p>1.1731250905</text:p>
          </table:table-cell>
        </table:table-row>
        <table:table-row table:style-name="ro2">
          <table:table-cell office:value-type="float" office:value="1200000" calcext:value-type="float">
            <text:p>1200000</text:p>
          </table:table-cell>
          <table:table-cell table:formula="of:=[.B13]/[.B173]" office:value-type="float" office:value="0.545340467784271" calcext:value-type="float">
            <text:p>0.5453404678</text:p>
          </table:table-cell>
          <table:table-cell table:formula="of:=[.C13]/[.C173]" office:value-type="float" office:value="0.512267043485681" calcext:value-type="float">
            <text:p>0.5122670435</text:p>
          </table:table-cell>
          <table:table-cell table:formula="of:=[.D13]/[.D173]" office:value-type="float" office:value="0.64157294855649" calcext:value-type="float">
            <text:p>0.6415729486</text:p>
          </table:table-cell>
          <table:table-cell table:formula="of:=[.E13]/[.E173]" office:value-type="float" office:value="0.571915152035875" calcext:value-type="float">
            <text:p>0.571915152</text:p>
          </table:table-cell>
          <table:table-cell table:formula="of:=[.F13]/[.F173]" office:value-type="float" office:value="0.898758443333949" calcext:value-type="float">
            <text:p>0.8987584433</text:p>
          </table:table-cell>
          <table:table-cell table:formula="of:=[.G13]/[.G173]" office:value-type="float" office:value="0.836306054142402" calcext:value-type="float">
            <text:p>0.8363060541</text:p>
          </table:table-cell>
          <table:table-cell table:formula="of:=[.H13]/[.H173]" office:value-type="float" office:value="0.990890605967143" calcext:value-type="float">
            <text:p>0.990890606</text:p>
          </table:table-cell>
          <table:table-cell table:formula="of:=[.I13]/[.I173]" office:value-type="float" office:value="1.18180393571319" calcext:value-type="float">
            <text:p>1.1818039357</text:p>
          </table:table-cell>
          <table:table-cell table:formula="of:=[.J13]/[.J173]" office:value-type="float" office:value="1.06092330955741" calcext:value-type="float">
            <text:p>1.0609233096</text:p>
          </table:table-cell>
          <table:table-cell table:formula="of:=[.K13]/[.K173]" office:value-type="float" office:value="0.934104131208964" calcext:value-type="float">
            <text:p>0.9341041312</text:p>
          </table:table-cell>
          <table:table-cell table:formula="of:=[.L13]/[.L173]" office:value-type="float" office:value="1.13153777817291" calcext:value-type="float">
            <text:p>1.1315377782</text:p>
          </table:table-cell>
          <table:table-cell table:formula="of:=[.M13]/[.M173]" office:value-type="float" office:value="1.3162083567039" calcext:value-type="float">
            <text:p>1.3162083567</text:p>
          </table:table-cell>
          <table:table-cell table:formula="of:=[.N13]/[.N173]" office:value-type="float" office:value="1.30099359033795" calcext:value-type="float">
            <text:p>1.3009935903</text:p>
          </table:table-cell>
          <table:table-cell table:formula="of:=[.O13]/[.O173]" office:value-type="float" office:value="1.325329177857" calcext:value-type="float">
            <text:p>1.3253291779</text:p>
          </table:table-cell>
          <table:table-cell table:formula="of:=[.P13]/[.P173]" office:value-type="float" office:value="1.61370426813821" calcext:value-type="float">
            <text:p>1.6137042681</text:p>
          </table:table-cell>
          <table:table-cell table:formula="of:=[.Q13]/[.Q173]" office:value-type="float" office:value="1.59128000365522" calcext:value-type="float">
            <text:p>1.5912800037</text:p>
          </table:table-cell>
          <table:table-cell table:formula="of:=[.R13]/[.R173]" office:value-type="float" office:value="1.3986950395906" calcext:value-type="float">
            <text:p>1.3986950396</text:p>
          </table:table-cell>
          <table:table-cell table:formula="of:=[.S13]/[.S173]" office:value-type="float" office:value="0.845420000900787" calcext:value-type="float">
            <text:p>0.8454200009</text:p>
          </table:table-cell>
          <table:table-cell table:formula="of:=[.T13]/[.T173]" office:value-type="float" office:value="1.30357397803071" calcext:value-type="float">
            <text:p>1.303573978</text:p>
          </table:table-cell>
          <table:table-cell table:formula="of:=[.U13]/[.U173]" office:value-type="float" office:value="1.13389445682402" calcext:value-type="float">
            <text:p>1.1338944568</text:p>
          </table:table-cell>
          <table:table-cell table:formula="of:=[.V13]/[.V173]" office:value-type="float" office:value="1.50551565038011" calcext:value-type="float">
            <text:p>1.5055156504</text:p>
          </table:table-cell>
          <table:table-cell table:formula="of:=[.W13]/[.W173]" office:value-type="float" office:value="1.03720150325412" calcext:value-type="float">
            <text:p>1.0372015033</text:p>
          </table:table-cell>
          <table:table-cell table:formula="of:=[.X13]/[.X173]" office:value-type="float" office:value="1.9980754223288" calcext:value-type="float">
            <text:p>1.9980754223</text:p>
          </table:table-cell>
          <table:table-cell table:formula="of:=[.Y13]/[.Y173]" office:value-type="float" office:value="1.6753700050199" calcext:value-type="float">
            <text:p>1.675370005</text:p>
          </table:table-cell>
          <table:table-cell table:formula="of:=[.Z13]/[.Z173]" office:value-type="float" office:value="1.07919780244055" calcext:value-type="float">
            <text:p>1.0791978024</text:p>
          </table:table-cell>
          <table:table-cell table:formula="of:=[.AA13]/[.AA173]" office:value-type="float" office:value="0.727313707222313" calcext:value-type="float">
            <text:p>0.7273137072</text:p>
          </table:table-cell>
          <table:table-cell table:formula="of:=[.AB13]/[.AB173]" office:value-type="float" office:value="0.79964199321964" calcext:value-type="float">
            <text:p>0.7996419932</text:p>
          </table:table-cell>
          <table:table-cell table:formula="of:=[.AC13]/[.AC173]" office:value-type="float" office:value="1.24112648696618" calcext:value-type="float">
            <text:p>1.241126487</text:p>
          </table:table-cell>
          <table:table-cell table:formula="of:=[.AD13]/[.AD173]" office:value-type="float" office:value="1.27071645619089" calcext:value-type="float">
            <text:p>1.2707164562</text:p>
          </table:table-cell>
          <table:table-cell table:formula="of:=[.AE13]/[.AE173]" office:value-type="float" office:value="1.05183460980374" calcext:value-type="float">
            <text:p>1.0518346098</text:p>
          </table:table-cell>
          <table:table-cell table:formula="of:=[.AF13]/[.AF173]" office:value-type="float" office:value="1.56924430539001" calcext:value-type="float">
            <text:p>1.5692443054</text:p>
          </table:table-cell>
          <table:table-cell table:formula="of:=[.AG13]/[.AG173]" office:value-type="float" office:value="1.22109044359606" calcext:value-type="float">
            <text:p>1.2210904436</text:p>
          </table:table-cell>
        </table:table-row>
        <table:table-row table:style-name="ro2">
          <table:table-cell office:value-type="float" office:value="1300000" calcext:value-type="float">
            <text:p>1300000</text:p>
          </table:table-cell>
          <table:table-cell table:formula="of:=[.B14]/[.B174]" office:value-type="float" office:value="0.520283923306891" calcext:value-type="float">
            <text:p>0.5202839233</text:p>
          </table:table-cell>
          <table:table-cell table:formula="of:=[.C14]/[.C174]" office:value-type="float" office:value="0.478446566672363" calcext:value-type="float">
            <text:p>0.4784465667</text:p>
          </table:table-cell>
          <table:table-cell table:formula="of:=[.D14]/[.D174]" office:value-type="float" office:value="0.438904188519715" calcext:value-type="float">
            <text:p>0.4389041885</text:p>
          </table:table-cell>
          <table:table-cell table:formula="of:=[.E14]/[.E174]" office:value-type="float" office:value="0.505408746152413" calcext:value-type="float">
            <text:p>0.5054087462</text:p>
          </table:table-cell>
          <table:table-cell table:formula="of:=[.F14]/[.F174]" office:value-type="float" office:value="0.635503455786287" calcext:value-type="float">
            <text:p>0.6355034558</text:p>
          </table:table-cell>
          <table:table-cell table:formula="of:=[.G14]/[.G174]" office:value-type="float" office:value="0.570494295430992" calcext:value-type="float">
            <text:p>0.5704942954</text:p>
          </table:table-cell>
          <table:table-cell table:formula="of:=[.H14]/[.H174]" office:value-type="float" office:value="0.967834124665805" calcext:value-type="float">
            <text:p>0.9678341247</text:p>
          </table:table-cell>
          <table:table-cell table:formula="of:=[.I14]/[.I174]" office:value-type="float" office:value="1.05744171489181" calcext:value-type="float">
            <text:p>1.0574417149</text:p>
          </table:table-cell>
          <table:table-cell table:formula="of:=[.J14]/[.J174]" office:value-type="float" office:value="0.981668279004204" calcext:value-type="float">
            <text:p>0.981668279</text:p>
          </table:table-cell>
          <table:table-cell table:formula="of:=[.K14]/[.K174]" office:value-type="float" office:value="1.08509213142486" calcext:value-type="float">
            <text:p>1.0850921314</text:p>
          </table:table-cell>
          <table:table-cell table:formula="of:=[.L14]/[.L174]" office:value-type="float" office:value="1.14300520685998" calcext:value-type="float">
            <text:p>1.1430052069</text:p>
          </table:table-cell>
          <table:table-cell table:formula="of:=[.M14]/[.M174]" office:value-type="float" office:value="1.23041536234352" calcext:value-type="float">
            <text:p>1.2304153623</text:p>
          </table:table-cell>
          <table:table-cell table:formula="of:=[.N14]/[.N174]" office:value-type="float" office:value="1.22851733398885" calcext:value-type="float">
            <text:p>1.228517334</text:p>
          </table:table-cell>
          <table:table-cell table:formula="of:=[.O14]/[.O174]" office:value-type="float" office:value="1.49476897780434" calcext:value-type="float">
            <text:p>1.4947689778</text:p>
          </table:table-cell>
          <table:table-cell table:formula="of:=[.P14]/[.P174]" office:value-type="float" office:value="1.17692954347088" calcext:value-type="float">
            <text:p>1.1769295435</text:p>
          </table:table-cell>
          <table:table-cell table:formula="of:=[.Q14]/[.Q174]" office:value-type="float" office:value="1.30339391251342" calcext:value-type="float">
            <text:p>1.3033939125</text:p>
          </table:table-cell>
          <table:table-cell table:formula="of:=[.R14]/[.R174]" office:value-type="float" office:value="0.986610582380559" calcext:value-type="float">
            <text:p>0.9866105824</text:p>
          </table:table-cell>
          <table:table-cell table:formula="of:=[.S14]/[.S174]" office:value-type="float" office:value="1.22157162530357" calcext:value-type="float">
            <text:p>1.2215716253</text:p>
          </table:table-cell>
          <table:table-cell table:formula="of:=[.T14]/[.T174]" office:value-type="float" office:value="1.33445074786433" calcext:value-type="float">
            <text:p>1.3344507479</text:p>
          </table:table-cell>
          <table:table-cell table:formula="of:=[.U14]/[.U174]" office:value-type="float" office:value="0.862075424937847" calcext:value-type="float">
            <text:p>0.8620754249</text:p>
          </table:table-cell>
          <table:table-cell table:formula="of:=[.V14]/[.V174]" office:value-type="float" office:value="1.36871116760627" calcext:value-type="float">
            <text:p>1.3687111676</text:p>
          </table:table-cell>
          <table:table-cell table:formula="of:=[.W14]/[.W174]" office:value-type="float" office:value="1.73821983355016" calcext:value-type="float">
            <text:p>1.7382198336</text:p>
          </table:table-cell>
          <table:table-cell table:formula="of:=[.X14]/[.X174]" office:value-type="float" office:value="1.15542237742284" calcext:value-type="float">
            <text:p>1.1554223774</text:p>
          </table:table-cell>
          <table:table-cell table:formula="of:=[.Y14]/[.Y174]" office:value-type="float" office:value="1.18182070588032" calcext:value-type="float">
            <text:p>1.1818207059</text:p>
          </table:table-cell>
          <table:table-cell table:formula="of:=[.Z14]/[.Z174]" office:value-type="float" office:value="1.29973357649583" calcext:value-type="float">
            <text:p>1.2997335765</text:p>
          </table:table-cell>
          <table:table-cell table:formula="of:=[.AA14]/[.AA174]" office:value-type="float" office:value="1.38877946137844" calcext:value-type="float">
            <text:p>1.3887794614</text:p>
          </table:table-cell>
          <table:table-cell table:formula="of:=[.AB14]/[.AB174]" office:value-type="float" office:value="1.04437115473571" calcext:value-type="float">
            <text:p>1.0443711547</text:p>
          </table:table-cell>
          <table:table-cell table:formula="of:=[.AC14]/[.AC174]" office:value-type="float" office:value="1.71752214407783" calcext:value-type="float">
            <text:p>1.7175221441</text:p>
          </table:table-cell>
          <table:table-cell table:formula="of:=[.AD14]/[.AD174]" office:value-type="float" office:value="1.51534098720345" calcext:value-type="float">
            <text:p>1.5153409872</text:p>
          </table:table-cell>
          <table:table-cell table:formula="of:=[.AE14]/[.AE174]" office:value-type="float" office:value="1.04684543373825" calcext:value-type="float">
            <text:p>1.0468454337</text:p>
          </table:table-cell>
          <table:table-cell table:formula="of:=[.AF14]/[.AF174]" office:value-type="float" office:value="1.37522865211618" calcext:value-type="float">
            <text:p>1.3752286521</text:p>
          </table:table-cell>
          <table:table-cell table:formula="of:=[.AG14]/[.AG174]" office:value-type="float" office:value="1.11891199924651" calcext:value-type="float">
            <text:p>1.1189119992</text:p>
          </table:table-cell>
        </table:table-row>
        <table:table-row table:style-name="ro2">
          <table:table-cell office:value-type="float" office:value="1400000" calcext:value-type="float">
            <text:p>1400000</text:p>
          </table:table-cell>
          <table:table-cell table:formula="of:=[.B15]/[.B175]" office:value-type="float" office:value="0.501302230203092" calcext:value-type="float">
            <text:p>0.5013022302</text:p>
          </table:table-cell>
          <table:table-cell table:formula="of:=[.C15]/[.C175]" office:value-type="float" office:value="0.483044556936305" calcext:value-type="float">
            <text:p>0.4830445569</text:p>
          </table:table-cell>
          <table:table-cell table:formula="of:=[.D15]/[.D175]" office:value-type="float" office:value="0.57277571055732" calcext:value-type="float">
            <text:p>0.5727757106</text:p>
          </table:table-cell>
          <table:table-cell table:formula="of:=[.E15]/[.E175]" office:value-type="float" office:value="0.715390159499477" calcext:value-type="float">
            <text:p>0.7153901595</text:p>
          </table:table-cell>
          <table:table-cell table:formula="of:=[.F15]/[.F175]" office:value-type="float" office:value="0.59894243953395" calcext:value-type="float">
            <text:p>0.5989424395</text:p>
          </table:table-cell>
          <table:table-cell table:formula="of:=[.G15]/[.G175]" office:value-type="float" office:value="0.897701918626974" calcext:value-type="float">
            <text:p>0.8977019186</text:p>
          </table:table-cell>
          <table:table-cell table:formula="of:=[.H15]/[.H175]" office:value-type="float" office:value="0.898705442534288" calcext:value-type="float">
            <text:p>0.8987054425</text:p>
          </table:table-cell>
          <table:table-cell table:formula="of:=[.I15]/[.I175]" office:value-type="float" office:value="1.01917014739393" calcext:value-type="float">
            <text:p>1.0191701474</text:p>
          </table:table-cell>
          <table:table-cell table:formula="of:=[.J15]/[.J175]" office:value-type="float" office:value="1.06643607242403" calcext:value-type="float">
            <text:p>1.0664360724</text:p>
          </table:table-cell>
          <table:table-cell table:formula="of:=[.K15]/[.K175]" office:value-type="float" office:value="1.22882911763145" calcext:value-type="float">
            <text:p>1.2288291176</text:p>
          </table:table-cell>
          <table:table-cell table:formula="of:=[.L15]/[.L175]" office:value-type="float" office:value="1.2022470522638" calcext:value-type="float">
            <text:p>1.2022470523</text:p>
          </table:table-cell>
          <table:table-cell table:formula="of:=[.M15]/[.M175]" office:value-type="float" office:value="0.960182663171024" calcext:value-type="float">
            <text:p>0.9601826632</text:p>
          </table:table-cell>
          <table:table-cell table:formula="of:=[.N15]/[.N175]" office:value-type="float" office:value="0.980670605556597" calcext:value-type="float">
            <text:p>0.9806706056</text:p>
          </table:table-cell>
          <table:table-cell table:formula="of:=[.O15]/[.O175]" office:value-type="float" office:value="1.28380978802108" calcext:value-type="float">
            <text:p>1.283809788</text:p>
          </table:table-cell>
          <table:table-cell table:formula="of:=[.P15]/[.P175]" office:value-type="float" office:value="1.39906478184342" calcext:value-type="float">
            <text:p>1.3990647818</text:p>
          </table:table-cell>
          <table:table-cell table:formula="of:=[.Q15]/[.Q175]" office:value-type="float" office:value="1.61784266106063" calcext:value-type="float">
            <text:p>1.6178426611</text:p>
          </table:table-cell>
          <table:table-cell table:formula="of:=[.R15]/[.R175]" office:value-type="float" office:value="0.877079012751197" calcext:value-type="float">
            <text:p>0.8770790128</text:p>
          </table:table-cell>
          <table:table-cell table:formula="of:=[.S15]/[.S175]" office:value-type="float" office:value="1.3738672089896" calcext:value-type="float">
            <text:p>1.373867209</text:p>
          </table:table-cell>
          <table:table-cell table:formula="of:=[.T15]/[.T175]" office:value-type="float" office:value="1.20094069897186" calcext:value-type="float">
            <text:p>1.200940699</text:p>
          </table:table-cell>
          <table:table-cell table:formula="of:=[.U15]/[.U175]" office:value-type="float" office:value="0.778809130065544" calcext:value-type="float">
            <text:p>0.7788091301</text:p>
          </table:table-cell>
          <table:table-cell table:formula="of:=[.V15]/[.V175]" office:value-type="float" office:value="1.29625998764402" calcext:value-type="float">
            <text:p>1.2962599876</text:p>
          </table:table-cell>
          <table:table-cell table:formula="of:=[.W15]/[.W175]" office:value-type="float" office:value="1.50384687003853" calcext:value-type="float">
            <text:p>1.50384687</text:p>
          </table:table-cell>
          <table:table-cell table:formula="of:=[.X15]/[.X175]" office:value-type="float" office:value="1.5042705750519" calcext:value-type="float">
            <text:p>1.5042705751</text:p>
          </table:table-cell>
          <table:table-cell table:formula="of:=[.Y15]/[.Y175]" office:value-type="float" office:value="1.74290519941862" calcext:value-type="float">
            <text:p>1.7429051994</text:p>
          </table:table-cell>
          <table:table-cell table:formula="of:=[.Z15]/[.Z175]" office:value-type="float" office:value="1.21539199427121" calcext:value-type="float">
            <text:p>1.2153919943</text:p>
          </table:table-cell>
          <table:table-cell table:formula="of:=[.AA15]/[.AA175]" office:value-type="float" office:value="1.38017911246694" calcext:value-type="float">
            <text:p>1.3801791125</text:p>
          </table:table-cell>
          <table:table-cell table:formula="of:=[.AB15]/[.AB175]" office:value-type="float" office:value="1.75800373813205" calcext:value-type="float">
            <text:p>1.7580037381</text:p>
          </table:table-cell>
          <table:table-cell table:formula="of:=[.AC15]/[.AC175]" office:value-type="float" office:value="1.5105003354059" calcext:value-type="float">
            <text:p>1.5105003354</text:p>
          </table:table-cell>
          <table:table-cell table:formula="of:=[.AD15]/[.AD175]" office:value-type="float" office:value="1.88703966189241" calcext:value-type="float">
            <text:p>1.8870396619</text:p>
          </table:table-cell>
          <table:table-cell table:formula="of:=[.AE15]/[.AE175]" office:value-type="float" office:value="0.975729021232355" calcext:value-type="float">
            <text:p>0.9757290212</text:p>
          </table:table-cell>
          <table:table-cell table:formula="of:=[.AF15]/[.AF175]" office:value-type="float" office:value="0.853484939795463" calcext:value-type="float">
            <text:p>0.8534849398</text:p>
          </table:table-cell>
          <table:table-cell table:formula="of:=[.AG15]/[.AG175]" office:value-type="float" office:value="1.09598723624174" calcext:value-type="float">
            <text:p>1.0959872362</text:p>
          </table:table-cell>
        </table:table-row>
        <table:table-row table:style-name="ro2">
          <table:table-cell office:value-type="float" office:value="1500000" calcext:value-type="float">
            <text:p>1500000</text:p>
          </table:table-cell>
          <table:table-cell table:formula="of:=[.B16]/[.B176]" office:value-type="float" office:value="0.545336351036163" calcext:value-type="float">
            <text:p>0.545336351</text:p>
          </table:table-cell>
          <table:table-cell table:formula="of:=[.C16]/[.C176]" office:value-type="float" office:value="0.488843539607281" calcext:value-type="float">
            <text:p>0.4888435396</text:p>
          </table:table-cell>
          <table:table-cell table:formula="of:=[.D16]/[.D176]" office:value-type="float" office:value="0.591511657633319" calcext:value-type="float">
            <text:p>0.5915116576</text:p>
          </table:table-cell>
          <table:table-cell table:formula="of:=[.E16]/[.E176]" office:value-type="float" office:value="0.555240421264173" calcext:value-type="float">
            <text:p>0.5552404213</text:p>
          </table:table-cell>
          <table:table-cell table:formula="of:=[.F16]/[.F176]" office:value-type="float" office:value="0.731167449808906" calcext:value-type="float">
            <text:p>0.7311674498</text:p>
          </table:table-cell>
          <table:table-cell table:formula="of:=[.G16]/[.G176]" office:value-type="float" office:value="0.960381757668647" calcext:value-type="float">
            <text:p>0.9603817577</text:p>
          </table:table-cell>
          <table:table-cell table:formula="of:=[.H16]/[.H176]" office:value-type="float" office:value="0.865948809398742" calcext:value-type="float">
            <text:p>0.8659488094</text:p>
          </table:table-cell>
          <table:table-cell table:formula="of:=[.I16]/[.I176]" office:value-type="float" office:value="0.845128829234799" calcext:value-type="float">
            <text:p>0.8451288292</text:p>
          </table:table-cell>
          <table:table-cell table:formula="of:=[.J16]/[.J176]" office:value-type="float" office:value="0.989777503691312" calcext:value-type="float">
            <text:p>0.9897775037</text:p>
          </table:table-cell>
          <table:table-cell table:formula="of:=[.K16]/[.K176]" office:value-type="float" office:value="1.36763951810483" calcext:value-type="float">
            <text:p>1.3676395181</text:p>
          </table:table-cell>
          <table:table-cell table:formula="of:=[.L16]/[.L176]" office:value-type="float" office:value="1.45124415799748" calcext:value-type="float">
            <text:p>1.451244158</text:p>
          </table:table-cell>
          <table:table-cell table:formula="of:=[.M16]/[.M176]" office:value-type="float" office:value="1.40276686103257" calcext:value-type="float">
            <text:p>1.402766861</text:p>
          </table:table-cell>
          <table:table-cell table:formula="of:=[.N16]/[.N176]" office:value-type="float" office:value="1.35306641808591" calcext:value-type="float">
            <text:p>1.3530664181</text:p>
          </table:table-cell>
          <table:table-cell table:formula="of:=[.O16]/[.O176]" office:value-type="float" office:value="0.971218783277885" calcext:value-type="float">
            <text:p>0.9712187833</text:p>
          </table:table-cell>
          <table:table-cell table:formula="of:=[.P16]/[.P176]" office:value-type="float" office:value="0.881352228269103" calcext:value-type="float">
            <text:p>0.8813522283</text:p>
          </table:table-cell>
          <table:table-cell table:formula="of:=[.Q16]/[.Q176]" office:value-type="float" office:value="1.5308011999802" calcext:value-type="float">
            <text:p>1.5308012</text:p>
          </table:table-cell>
          <table:table-cell table:formula="of:=[.R16]/[.R176]" office:value-type="float" office:value="1.2247775119524" calcext:value-type="float">
            <text:p>1.224777512</text:p>
          </table:table-cell>
          <table:table-cell table:formula="of:=[.S16]/[.S176]" office:value-type="float" office:value="1.3665731087917" calcext:value-type="float">
            <text:p>1.3665731088</text:p>
          </table:table-cell>
          <table:table-cell table:formula="of:=[.T16]/[.T176]" office:value-type="float" office:value="1.31012215904125" calcext:value-type="float">
            <text:p>1.310122159</text:p>
          </table:table-cell>
          <table:table-cell table:formula="of:=[.U16]/[.U176]" office:value-type="float" office:value="0.994464038003935" calcext:value-type="float">
            <text:p>0.994464038</text:p>
          </table:table-cell>
          <table:table-cell table:formula="of:=[.V16]/[.V176]" office:value-type="float" office:value="1.02585732674389" calcext:value-type="float">
            <text:p>1.0258573267</text:p>
          </table:table-cell>
          <table:table-cell table:formula="of:=[.W16]/[.W176]" office:value-type="float" office:value="1.75414626036485" calcext:value-type="float">
            <text:p>1.7541462604</text:p>
          </table:table-cell>
          <table:table-cell table:formula="of:=[.X16]/[.X176]" office:value-type="float" office:value="1.5312216639997" calcext:value-type="float">
            <text:p>1.531221664</text:p>
          </table:table-cell>
          <table:table-cell table:formula="of:=[.Y16]/[.Y176]" office:value-type="float" office:value="1.59932676684581" calcext:value-type="float">
            <text:p>1.5993267668</text:p>
          </table:table-cell>
          <table:table-cell table:formula="of:=[.Z16]/[.Z176]" office:value-type="float" office:value="1.60965815445241" calcext:value-type="float">
            <text:p>1.6096581545</text:p>
          </table:table-cell>
          <table:table-cell table:formula="of:=[.AA16]/[.AA176]" office:value-type="float" office:value="0.972897896325969" calcext:value-type="float">
            <text:p>0.9728978963</text:p>
          </table:table-cell>
          <table:table-cell table:formula="of:=[.AB16]/[.AB176]" office:value-type="float" office:value="1.57015118295075" calcext:value-type="float">
            <text:p>1.570151183</text:p>
          </table:table-cell>
          <table:table-cell table:formula="of:=[.AC16]/[.AC176]" office:value-type="float" office:value="0.968525363206558" calcext:value-type="float">
            <text:p>0.9685253632</text:p>
          </table:table-cell>
          <table:table-cell table:formula="of:=[.AD16]/[.AD176]" office:value-type="float" office:value="1.83919175884648" calcext:value-type="float">
            <text:p>1.8391917588</text:p>
          </table:table-cell>
          <table:table-cell table:formula="of:=[.AE16]/[.AE176]" office:value-type="float" office:value="1.35760886614682" calcext:value-type="float">
            <text:p>1.3576088661</text:p>
          </table:table-cell>
          <table:table-cell table:formula="of:=[.AF16]/[.AF176]" office:value-type="float" office:value="1.42111323366496" calcext:value-type="float">
            <text:p>1.4211132337</text:p>
          </table:table-cell>
          <table:table-cell table:formula="of:=[.AG16]/[.AG176]" office:value-type="float" office:value="1.4103023784261" calcext:value-type="float">
            <text:p>1.4103023784</text:p>
          </table:table-cell>
        </table:table-row>
        <table:table-row table:style-name="ro2">
          <table:table-cell office:value-type="float" office:value="1600000" calcext:value-type="float">
            <text:p>1600000</text:p>
          </table:table-cell>
          <table:table-cell table:formula="of:=[.B17]/[.B177]" office:value-type="float" office:value="0.518185212565716" calcext:value-type="float">
            <text:p>0.5181852126</text:p>
          </table:table-cell>
          <table:table-cell table:formula="of:=[.C17]/[.C177]" office:value-type="float" office:value="0.464750696999291" calcext:value-type="float">
            <text:p>0.464750697</text:p>
          </table:table-cell>
          <table:table-cell table:formula="of:=[.D17]/[.D177]" office:value-type="float" office:value="0.471680706627698" calcext:value-type="float">
            <text:p>0.4716807066</text:p>
          </table:table-cell>
          <table:table-cell table:formula="of:=[.E17]/[.E177]" office:value-type="float" office:value="0.660634480295811" calcext:value-type="float">
            <text:p>0.6606344803</text:p>
          </table:table-cell>
          <table:table-cell table:formula="of:=[.F17]/[.F177]" office:value-type="float" office:value="0.832250678377842" calcext:value-type="float">
            <text:p>0.8322506784</text:p>
          </table:table-cell>
          <table:table-cell table:formula="of:=[.G17]/[.G177]" office:value-type="float" office:value="0.712329458308233" calcext:value-type="float">
            <text:p>0.7123294583</text:p>
          </table:table-cell>
          <table:table-cell table:formula="of:=[.H17]/[.H177]" office:value-type="float" office:value="0.575329424287199" calcext:value-type="float">
            <text:p>0.5753294243</text:p>
          </table:table-cell>
          <table:table-cell table:formula="of:=[.I17]/[.I177]" office:value-type="float" office:value="1.0297692241477" calcext:value-type="float">
            <text:p>1.0297692241</text:p>
          </table:table-cell>
          <table:table-cell table:formula="of:=[.J17]/[.J177]" office:value-type="float" office:value="1.04964659487169" calcext:value-type="float">
            <text:p>1.0496465949</text:p>
          </table:table-cell>
          <table:table-cell table:formula="of:=[.K17]/[.K177]" office:value-type="float" office:value="0.6680250565361" calcext:value-type="float">
            <text:p>0.6680250565</text:p>
          </table:table-cell>
          <table:table-cell table:formula="of:=[.L17]/[.L177]" office:value-type="float" office:value="1.41181193935112" calcext:value-type="float">
            <text:p>1.4118119394</text:p>
          </table:table-cell>
          <table:table-cell table:formula="of:=[.M17]/[.M177]" office:value-type="float" office:value="1.19557112749086" calcext:value-type="float">
            <text:p>1.1955711275</text:p>
          </table:table-cell>
          <table:table-cell table:formula="of:=[.N17]/[.N177]" office:value-type="float" office:value="1.47853833262504" calcext:value-type="float">
            <text:p>1.4785383326</text:p>
          </table:table-cell>
          <table:table-cell table:formula="of:=[.O17]/[.O177]" office:value-type="float" office:value="1.42590787515473" calcext:value-type="float">
            <text:p>1.4259078752</text:p>
          </table:table-cell>
          <table:table-cell table:formula="of:=[.P17]/[.P177]" office:value-type="float" office:value="1.21934981320007" calcext:value-type="float">
            <text:p>1.2193498132</text:p>
          </table:table-cell>
          <table:table-cell table:formula="of:=[.Q17]/[.Q177]" office:value-type="float" office:value="1.219905142317" calcext:value-type="float">
            <text:p>1.2199051423</text:p>
          </table:table-cell>
          <table:table-cell table:formula="of:=[.R17]/[.R177]" office:value-type="float" office:value="1.16142522800037" calcext:value-type="float">
            <text:p>1.161425228</text:p>
          </table:table-cell>
          <table:table-cell table:formula="of:=[.S17]/[.S177]" office:value-type="float" office:value="1.189641543664" calcext:value-type="float">
            <text:p>1.1896415437</text:p>
          </table:table-cell>
          <table:table-cell table:formula="of:=[.T17]/[.T177]" office:value-type="float" office:value="1.44696506181528" calcext:value-type="float">
            <text:p>1.4469650618</text:p>
          </table:table-cell>
          <table:table-cell table:formula="of:=[.U17]/[.U177]" office:value-type="float" office:value="1.26678606635821" calcext:value-type="float">
            <text:p>1.2667860664</text:p>
          </table:table-cell>
          <table:table-cell table:formula="of:=[.V17]/[.V177]" office:value-type="float" office:value="1.54440285121557" calcext:value-type="float">
            <text:p>1.5444028512</text:p>
          </table:table-cell>
          <table:table-cell table:formula="of:=[.W17]/[.W177]" office:value-type="float" office:value="1.59559848808075" calcext:value-type="float">
            <text:p>1.5955984881</text:p>
          </table:table-cell>
          <table:table-cell table:formula="of:=[.X17]/[.X177]" office:value-type="float" office:value="1.4174039133884" calcext:value-type="float">
            <text:p>1.4174039134</text:p>
          </table:table-cell>
          <table:table-cell table:formula="of:=[.Y17]/[.Y177]" office:value-type="float" office:value="1.08343342258564" calcext:value-type="float">
            <text:p>1.0834334226</text:p>
          </table:table-cell>
          <table:table-cell table:formula="of:=[.Z17]/[.Z177]" office:value-type="float" office:value="1.09047593818601" calcext:value-type="float">
            <text:p>1.0904759382</text:p>
          </table:table-cell>
          <table:table-cell table:formula="of:=[.AA17]/[.AA177]" office:value-type="float" office:value="1.62393419044929" calcext:value-type="float">
            <text:p>1.6239341904</text:p>
          </table:table-cell>
          <table:table-cell table:formula="of:=[.AB17]/[.AB177]" office:value-type="float" office:value="1.9134472186758" calcext:value-type="float">
            <text:p>1.9134472187</text:p>
          </table:table-cell>
          <table:table-cell table:formula="of:=[.AC17]/[.AC177]" office:value-type="float" office:value="1.10109468093962" calcext:value-type="float">
            <text:p>1.1010946809</text:p>
          </table:table-cell>
          <table:table-cell table:formula="of:=[.AD17]/[.AD177]" office:value-type="float" office:value="1.69564484049581" calcext:value-type="float">
            <text:p>1.6956448405</text:p>
          </table:table-cell>
          <table:table-cell table:formula="of:=[.AE17]/[.AE177]" office:value-type="float" office:value="1.64669042826936" calcext:value-type="float">
            <text:p>1.6466904283</text:p>
          </table:table-cell>
          <table:table-cell table:formula="of:=[.AF17]/[.AF177]" office:value-type="float" office:value="1.16968576700083" calcext:value-type="float">
            <text:p>1.169685767</text:p>
          </table:table-cell>
          <table:table-cell table:formula="of:=[.AG17]/[.AG177]" office:value-type="float" office:value="1.53995623236484" calcext:value-type="float">
            <text:p>1.5399562324</text:p>
          </table:table-cell>
        </table:table-row>
        <table:table-row table:style-name="ro2">
          <table:table-cell office:value-type="float" office:value="1700000" calcext:value-type="float">
            <text:p>1700000</text:p>
          </table:table-cell>
          <table:table-cell table:formula="of:=[.B18]/[.B178]" office:value-type="float" office:value="0.5450207311332" calcext:value-type="float">
            <text:p>0.5450207311</text:p>
          </table:table-cell>
          <table:table-cell table:formula="of:=[.C18]/[.C178]" office:value-type="float" office:value="0.466596019705525" calcext:value-type="float">
            <text:p>0.4665960197</text:p>
          </table:table-cell>
          <table:table-cell table:formula="of:=[.D18]/[.D178]" office:value-type="float" office:value="0.572922639451936" calcext:value-type="float">
            <text:p>0.5729226395</text:p>
          </table:table-cell>
          <table:table-cell table:formula="of:=[.E18]/[.E178]" office:value-type="float" office:value="0.640465740231285" calcext:value-type="float">
            <text:p>0.6404657402</text:p>
          </table:table-cell>
          <table:table-cell table:formula="of:=[.F18]/[.F178]" office:value-type="float" office:value="0.575398462247861" calcext:value-type="float">
            <text:p>0.5753984622</text:p>
          </table:table-cell>
          <table:table-cell table:formula="of:=[.G18]/[.G178]" office:value-type="float" office:value="0.697861067790227" calcext:value-type="float">
            <text:p>0.6978610678</text:p>
          </table:table-cell>
          <table:table-cell table:formula="of:=[.H18]/[.H178]" office:value-type="float" office:value="0.688800511754651" calcext:value-type="float">
            <text:p>0.6888005118</text:p>
          </table:table-cell>
          <table:table-cell table:formula="of:=[.I18]/[.I178]" office:value-type="float" office:value="0.897633210249896" calcext:value-type="float">
            <text:p>0.8976332102</text:p>
          </table:table-cell>
          <table:table-cell table:formula="of:=[.J18]/[.J178]" office:value-type="float" office:value="0.948278261177556" calcext:value-type="float">
            <text:p>0.9482782612</text:p>
          </table:table-cell>
          <table:table-cell table:formula="of:=[.K18]/[.K178]" office:value-type="float" office:value="1.29426650034405" calcext:value-type="float">
            <text:p>1.2942665003</text:p>
          </table:table-cell>
          <table:table-cell table:formula="of:=[.L18]/[.L178]" office:value-type="float" office:value="1.19885069850373" calcext:value-type="float">
            <text:p>1.1988506985</text:p>
          </table:table-cell>
          <table:table-cell table:formula="of:=[.M18]/[.M178]" office:value-type="float" office:value="1.20222177085092" calcext:value-type="float">
            <text:p>1.2022217709</text:p>
          </table:table-cell>
          <table:table-cell table:formula="of:=[.N18]/[.N178]" office:value-type="float" office:value="1.34283954646936" calcext:value-type="float">
            <text:p>1.3428395465</text:p>
          </table:table-cell>
          <table:table-cell table:formula="of:=[.O18]/[.O178]" office:value-type="float" office:value="0.853198677155577" calcext:value-type="float">
            <text:p>0.8531986772</text:p>
          </table:table-cell>
          <table:table-cell table:formula="of:=[.P18]/[.P178]" office:value-type="float" office:value="1.39192811084143" calcext:value-type="float">
            <text:p>1.3919281108</text:p>
          </table:table-cell>
          <table:table-cell table:formula="of:=[.Q18]/[.Q178]" office:value-type="float" office:value="1.19114259766084" calcext:value-type="float">
            <text:p>1.1911425977</text:p>
          </table:table-cell>
          <table:table-cell table:formula="of:=[.R18]/[.R178]" office:value-type="float" office:value="1.28981537635185" calcext:value-type="float">
            <text:p>1.2898153764</text:p>
          </table:table-cell>
          <table:table-cell table:formula="of:=[.S18]/[.S178]" office:value-type="float" office:value="1.14561011715123" calcext:value-type="float">
            <text:p>1.1456101172</text:p>
          </table:table-cell>
          <table:table-cell table:formula="of:=[.T18]/[.T178]" office:value-type="float" office:value="1.46416215470899" calcext:value-type="float">
            <text:p>1.4641621547</text:p>
          </table:table-cell>
          <table:table-cell table:formula="of:=[.U18]/[.U178]" office:value-type="float" office:value="1.48221963321879" calcext:value-type="float">
            <text:p>1.4822196332</text:p>
          </table:table-cell>
          <table:table-cell table:formula="of:=[.V18]/[.V178]" office:value-type="float" office:value="1.05044070309638" calcext:value-type="float">
            <text:p>1.0504407031</text:p>
          </table:table-cell>
          <table:table-cell table:formula="of:=[.W18]/[.W178]" office:value-type="float" office:value="1.60362212595822" calcext:value-type="float">
            <text:p>1.603622126</text:p>
          </table:table-cell>
          <table:table-cell table:formula="of:=[.X18]/[.X178]" office:value-type="float" office:value="1.53794773893953" calcext:value-type="float">
            <text:p>1.5379477389</text:p>
          </table:table-cell>
          <table:table-cell table:formula="of:=[.Y18]/[.Y178]" office:value-type="float" office:value="1.83724969782435" calcext:value-type="float">
            <text:p>1.8372496978</text:p>
          </table:table-cell>
          <table:table-cell table:formula="of:=[.Z18]/[.Z178]" office:value-type="float" office:value="1.04561814462599" calcext:value-type="float">
            <text:p>1.0456181446</text:p>
          </table:table-cell>
          <table:table-cell table:formula="of:=[.AA18]/[.AA178]" office:value-type="float" office:value="1.9221445771231" calcext:value-type="float">
            <text:p>1.9221445771</text:p>
          </table:table-cell>
          <table:table-cell table:formula="of:=[.AB18]/[.AB178]" office:value-type="float" office:value="1.33035307118488" calcext:value-type="float">
            <text:p>1.3303530712</text:p>
          </table:table-cell>
          <table:table-cell table:formula="of:=[.AC18]/[.AC178]" office:value-type="float" office:value="1.9308853150138" calcext:value-type="float">
            <text:p>1.930885315</text:p>
          </table:table-cell>
          <table:table-cell table:formula="of:=[.AD18]/[.AD178]" office:value-type="float" office:value="0.981441446408102" calcext:value-type="float">
            <text:p>0.9814414464</text:p>
          </table:table-cell>
          <table:table-cell table:formula="of:=[.AE18]/[.AE178]" office:value-type="float" office:value="1.059396335691" calcext:value-type="float">
            <text:p>1.0593963357</text:p>
          </table:table-cell>
          <table:table-cell table:formula="of:=[.AF18]/[.AF178]" office:value-type="float" office:value="1.20016876278198" calcext:value-type="float">
            <text:p>1.2001687628</text:p>
          </table:table-cell>
          <table:table-cell table:formula="of:=[.AG18]/[.AG178]" office:value-type="float" office:value="1.23352892822817" calcext:value-type="float">
            <text:p>1.2335289282</text:p>
          </table:table-cell>
        </table:table-row>
        <table:table-row table:style-name="ro2">
          <table:table-cell office:value-type="float" office:value="1800000" calcext:value-type="float">
            <text:p>1800000</text:p>
          </table:table-cell>
          <table:table-cell table:formula="of:=[.B19]/[.B179]" office:value-type="float" office:value="0.556036283960357" calcext:value-type="float">
            <text:p>0.556036284</text:p>
          </table:table-cell>
          <table:table-cell table:formula="of:=[.C19]/[.C179]" office:value-type="float" office:value="0.477146226379237" calcext:value-type="float">
            <text:p>0.4771462264</text:p>
          </table:table-cell>
          <table:table-cell table:formula="of:=[.D19]/[.D179]" office:value-type="float" office:value="0.553572761990541" calcext:value-type="float">
            <text:p>0.553572762</text:p>
          </table:table-cell>
          <table:table-cell table:formula="of:=[.E19]/[.E179]" office:value-type="float" office:value="0.626938769735879" calcext:value-type="float">
            <text:p>0.6269387697</text:p>
          </table:table-cell>
          <table:table-cell table:formula="of:=[.F19]/[.F179]" office:value-type="float" office:value="0.851797622998381" calcext:value-type="float">
            <text:p>0.851797623</text:p>
          </table:table-cell>
          <table:table-cell table:formula="of:=[.G19]/[.G179]" office:value-type="float" office:value="1.16991608899137" calcext:value-type="float">
            <text:p>1.169916089</text:p>
          </table:table-cell>
          <table:table-cell table:formula="of:=[.H19]/[.H179]" office:value-type="float" office:value="1.04062606664234" calcext:value-type="float">
            <text:p>1.0406260666</text:p>
          </table:table-cell>
          <table:table-cell table:formula="of:=[.I19]/[.I179]" office:value-type="float" office:value="0.751308446419129" calcext:value-type="float">
            <text:p>0.7513084464</text:p>
          </table:table-cell>
          <table:table-cell table:formula="of:=[.J19]/[.J179]" office:value-type="float" office:value="1.05202265183502" calcext:value-type="float">
            <text:p>1.0520226518</text:p>
          </table:table-cell>
          <table:table-cell table:formula="of:=[.K19]/[.K179]" office:value-type="float" office:value="1.22281370732154" calcext:value-type="float">
            <text:p>1.2228137073</text:p>
          </table:table-cell>
          <table:table-cell table:formula="of:=[.L19]/[.L179]" office:value-type="float" office:value="1.33521673154542" calcext:value-type="float">
            <text:p>1.3352167315</text:p>
          </table:table-cell>
          <table:table-cell table:formula="of:=[.M19]/[.M179]" office:value-type="float" office:value="1.23795149268775" calcext:value-type="float">
            <text:p>1.2379514927</text:p>
          </table:table-cell>
          <table:table-cell table:formula="of:=[.N19]/[.N179]" office:value-type="float" office:value="1.08259015233325" calcext:value-type="float">
            <text:p>1.0825901523</text:p>
          </table:table-cell>
          <table:table-cell table:formula="of:=[.O19]/[.O179]" office:value-type="float" office:value="1.1232727154736" calcext:value-type="float">
            <text:p>1.1232727155</text:p>
          </table:table-cell>
          <table:table-cell table:formula="of:=[.P19]/[.P179]" office:value-type="float" office:value="1.18769611574153" calcext:value-type="float">
            <text:p>1.1876961157</text:p>
          </table:table-cell>
          <table:table-cell table:formula="of:=[.Q19]/[.Q179]" office:value-type="float" office:value="1.31855909209634" calcext:value-type="float">
            <text:p>1.3185590921</text:p>
          </table:table-cell>
          <table:table-cell table:formula="of:=[.R19]/[.R179]" office:value-type="float" office:value="1.16436638814452" calcext:value-type="float">
            <text:p>1.1643663881</text:p>
          </table:table-cell>
          <table:table-cell table:formula="of:=[.S19]/[.S179]" office:value-type="float" office:value="1.1329386408729" calcext:value-type="float">
            <text:p>1.1329386409</text:p>
          </table:table-cell>
          <table:table-cell table:formula="of:=[.T19]/[.T179]" office:value-type="float" office:value="1.60187098268291" calcext:value-type="float">
            <text:p>1.6018709827</text:p>
          </table:table-cell>
          <table:table-cell table:formula="of:=[.U19]/[.U179]" office:value-type="float" office:value="1.50811546964583" calcext:value-type="float">
            <text:p>1.5081154696</text:p>
          </table:table-cell>
          <table:table-cell table:formula="of:=[.V19]/[.V179]" office:value-type="float" office:value="1.06599554529428" calcext:value-type="float">
            <text:p>1.0659955453</text:p>
          </table:table-cell>
          <table:table-cell table:formula="of:=[.W19]/[.W179]" office:value-type="float" office:value="1.05836721632707" calcext:value-type="float">
            <text:p>1.0583672163</text:p>
          </table:table-cell>
          <table:table-cell table:formula="of:=[.X19]/[.X179]" office:value-type="float" office:value="1.63049995025751" calcext:value-type="float">
            <text:p>1.6304999503</text:p>
          </table:table-cell>
          <table:table-cell table:formula="of:=[.Y19]/[.Y179]" office:value-type="float" office:value="1.79594780003565" calcext:value-type="float">
            <text:p>1.7959478</text:p>
          </table:table-cell>
          <table:table-cell table:formula="of:=[.Z19]/[.Z179]" office:value-type="float" office:value="1.15690933781994" calcext:value-type="float">
            <text:p>1.1569093378</text:p>
          </table:table-cell>
          <table:table-cell table:formula="of:=[.AA19]/[.AA179]" office:value-type="float" office:value="1.75181024251903" calcext:value-type="float">
            <text:p>1.7518102425</text:p>
          </table:table-cell>
          <table:table-cell table:formula="of:=[.AB19]/[.AB179]" office:value-type="float" office:value="1.53666598425513" calcext:value-type="float">
            <text:p>1.5366659843</text:p>
          </table:table-cell>
          <table:table-cell table:formula="of:=[.AC19]/[.AC179]" office:value-type="float" office:value="1.01394790789719" calcext:value-type="float">
            <text:p>1.0139479079</text:p>
          </table:table-cell>
          <table:table-cell table:formula="of:=[.AD19]/[.AD179]" office:value-type="float" office:value="1.10871984900407" calcext:value-type="float">
            <text:p>1.108719849</text:p>
          </table:table-cell>
          <table:table-cell table:formula="of:=[.AE19]/[.AE179]" office:value-type="float" office:value="1.73963932029166" calcext:value-type="float">
            <text:p>1.7396393203</text:p>
          </table:table-cell>
          <table:table-cell table:formula="of:=[.AF19]/[.AF179]" office:value-type="float" office:value="1.58521876245257" calcext:value-type="float">
            <text:p>1.5852187625</text:p>
          </table:table-cell>
          <table:table-cell table:formula="of:=[.AG19]/[.AG179]" office:value-type="float" office:value="1.36256225486971" calcext:value-type="float">
            <text:p>1.3625622549</text:p>
          </table:table-cell>
        </table:table-row>
        <table:table-row table:style-name="ro2">
          <table:table-cell office:value-type="float" office:value="1900000" calcext:value-type="float">
            <text:p>1900000</text:p>
          </table:table-cell>
          <table:table-cell table:formula="of:=[.B20]/[.B180]" office:value-type="float" office:value="0.540073824707153" calcext:value-type="float">
            <text:p>0.5400738247</text:p>
          </table:table-cell>
          <table:table-cell table:formula="of:=[.C20]/[.C180]" office:value-type="float" office:value="0.458044611073541" calcext:value-type="float">
            <text:p>0.4580446111</text:p>
          </table:table-cell>
          <table:table-cell table:formula="of:=[.D20]/[.D180]" office:value-type="float" office:value="0.544958049215196" calcext:value-type="float">
            <text:p>0.5449580492</text:p>
          </table:table-cell>
          <table:table-cell table:formula="of:=[.E20]/[.E180]" office:value-type="float" office:value="0.493004043235956" calcext:value-type="float">
            <text:p>0.4930040432</text:p>
          </table:table-cell>
          <table:table-cell table:formula="of:=[.F20]/[.F180]" office:value-type="float" office:value="0.688439866110284" calcext:value-type="float">
            <text:p>0.6884398661</text:p>
          </table:table-cell>
          <table:table-cell table:formula="of:=[.G20]/[.G180]" office:value-type="float" office:value="0.760301415764469" calcext:value-type="float">
            <text:p>0.7603014158</text:p>
          </table:table-cell>
          <table:table-cell table:formula="of:=[.H20]/[.H180]" office:value-type="float" office:value="0.780435864475141" calcext:value-type="float">
            <text:p>0.7804358645</text:p>
          </table:table-cell>
          <table:table-cell table:formula="of:=[.I20]/[.I180]" office:value-type="float" office:value="0.83253436133903" calcext:value-type="float">
            <text:p>0.8325343613</text:p>
          </table:table-cell>
          <table:table-cell table:formula="of:=[.J20]/[.J180]" office:value-type="float" office:value="0.896619385993627" calcext:value-type="float">
            <text:p>0.896619386</text:p>
          </table:table-cell>
          <table:table-cell table:formula="of:=[.K20]/[.K180]" office:value-type="float" office:value="0.777631944871301" calcext:value-type="float">
            <text:p>0.7776319449</text:p>
          </table:table-cell>
          <table:table-cell table:formula="of:=[.L20]/[.L180]" office:value-type="float" office:value="1.36068173106205" calcext:value-type="float">
            <text:p>1.3606817311</text:p>
          </table:table-cell>
          <table:table-cell table:formula="of:=[.M20]/[.M180]" office:value-type="float" office:value="1.26861878685669" calcext:value-type="float">
            <text:p>1.2686187869</text:p>
          </table:table-cell>
          <table:table-cell table:formula="of:=[.N20]/[.N180]" office:value-type="float" office:value="1.53901851321952" calcext:value-type="float">
            <text:p>1.5390185132</text:p>
          </table:table-cell>
          <table:table-cell table:formula="of:=[.O20]/[.O180]" office:value-type="float" office:value="1.48891834384964" calcext:value-type="float">
            <text:p>1.4889183438</text:p>
          </table:table-cell>
          <table:table-cell table:formula="of:=[.P20]/[.P180]" office:value-type="float" office:value="1.16272422970271" calcext:value-type="float">
            <text:p>1.1627242297</text:p>
          </table:table-cell>
          <table:table-cell table:formula="of:=[.Q20]/[.Q180]" office:value-type="float" office:value="1.29140880533361" calcext:value-type="float">
            <text:p>1.2914088053</text:p>
          </table:table-cell>
          <table:table-cell table:formula="of:=[.R20]/[.R180]" office:value-type="float" office:value="1.48761409096072" calcext:value-type="float">
            <text:p>1.487614091</text:p>
          </table:table-cell>
          <table:table-cell table:formula="of:=[.S20]/[.S180]" office:value-type="float" office:value="1.61724223702643" calcext:value-type="float">
            <text:p>1.617242237</text:p>
          </table:table-cell>
          <table:table-cell table:formula="of:=[.T20]/[.T180]" office:value-type="float" office:value="1.45677200439966" calcext:value-type="float">
            <text:p>1.4567720044</text:p>
          </table:table-cell>
          <table:table-cell table:formula="of:=[.U20]/[.U180]" office:value-type="float" office:value="1.62020056824232" calcext:value-type="float">
            <text:p>1.6202005682</text:p>
          </table:table-cell>
          <table:table-cell table:formula="of:=[.V20]/[.V180]" office:value-type="float" office:value="1.57609994209142" calcext:value-type="float">
            <text:p>1.5760999421</text:p>
          </table:table-cell>
          <table:table-cell table:formula="of:=[.W20]/[.W180]" office:value-type="float" office:value="1.41808965352217" calcext:value-type="float">
            <text:p>1.4180896535</text:p>
          </table:table-cell>
          <table:table-cell table:formula="of:=[.X20]/[.X180]" office:value-type="float" office:value="1.29382702590762" calcext:value-type="float">
            <text:p>1.2938270259</text:p>
          </table:table-cell>
          <table:table-cell table:formula="of:=[.Y20]/[.Y180]" office:value-type="float" office:value="1.12302431286557" calcext:value-type="float">
            <text:p>1.1230243129</text:p>
          </table:table-cell>
          <table:table-cell table:formula="of:=[.Z20]/[.Z180]" office:value-type="float" office:value="1.62392167333183" calcext:value-type="float">
            <text:p>1.6239216733</text:p>
          </table:table-cell>
          <table:table-cell table:formula="of:=[.AA20]/[.AA180]" office:value-type="float" office:value="1.6118871828319" calcext:value-type="float">
            <text:p>1.6118871828</text:p>
          </table:table-cell>
          <table:table-cell table:formula="of:=[.AB20]/[.AB180]" office:value-type="float" office:value="1.89019385839856" calcext:value-type="float">
            <text:p>1.8901938584</text:p>
          </table:table-cell>
          <table:table-cell table:formula="of:=[.AC20]/[.AC180]" office:value-type="float" office:value="1.40372684728014" calcext:value-type="float">
            <text:p>1.4037268473</text:p>
          </table:table-cell>
          <table:table-cell table:formula="of:=[.AD20]/[.AD180]" office:value-type="float" office:value="1.48772634666335" calcext:value-type="float">
            <text:p>1.4877263467</text:p>
          </table:table-cell>
          <table:table-cell table:formula="of:=[.AE20]/[.AE180]" office:value-type="float" office:value="1.1640373384333" calcext:value-type="float">
            <text:p>1.1640373384</text:p>
          </table:table-cell>
          <table:table-cell table:formula="of:=[.AF20]/[.AF180]" office:value-type="float" office:value="1.13876780902429" calcext:value-type="float">
            <text:p>1.138767809</text:p>
          </table:table-cell>
          <table:table-cell table:formula="of:=[.AG20]/[.AG180]" office:value-type="float" office:value="1.04989154759119" calcext:value-type="float">
            <text:p>1.0498915476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table:formula="of:=[.B21]/[.B181]" office:value-type="float" office:value="0.522736206774142" calcext:value-type="float">
            <text:p>0.5227362068</text:p>
          </table:table-cell>
          <table:table-cell table:formula="of:=[.C21]/[.C181]" office:value-type="float" office:value="0.463542415014251" calcext:value-type="float">
            <text:p>0.463542415</text:p>
          </table:table-cell>
          <table:table-cell table:formula="of:=[.D21]/[.D181]" office:value-type="float" office:value="0.600696158461002" calcext:value-type="float">
            <text:p>0.6006961585</text:p>
          </table:table-cell>
          <table:table-cell table:formula="of:=[.E21]/[.E181]" office:value-type="float" office:value="0.9467800804478" calcext:value-type="float">
            <text:p>0.9467800804</text:p>
          </table:table-cell>
          <table:table-cell table:formula="of:=[.F21]/[.F181]" office:value-type="float" office:value="0.565390975691292" calcext:value-type="float">
            <text:p>0.5653909757</text:p>
          </table:table-cell>
          <table:table-cell table:formula="of:=[.G21]/[.G181]" office:value-type="float" office:value="0.610857984082017" calcext:value-type="float">
            <text:p>0.6108579841</text:p>
          </table:table-cell>
          <table:table-cell table:formula="of:=[.H21]/[.H181]" office:value-type="float" office:value="0.837903405179187" calcext:value-type="float">
            <text:p>0.8379034052</text:p>
          </table:table-cell>
          <table:table-cell table:formula="of:=[.I21]/[.I181]" office:value-type="float" office:value="0.951868047342534" calcext:value-type="float">
            <text:p>0.9518680473</text:p>
          </table:table-cell>
          <table:table-cell table:formula="of:=[.J21]/[.J181]" office:value-type="float" office:value="1.12414350644597" calcext:value-type="float">
            <text:p>1.1241435064</text:p>
          </table:table-cell>
          <table:table-cell table:formula="of:=[.K21]/[.K181]" office:value-type="float" office:value="1.33381293922816" calcext:value-type="float">
            <text:p>1.3338129392</text:p>
          </table:table-cell>
          <table:table-cell table:formula="of:=[.L21]/[.L181]" office:value-type="float" office:value="1.45724724852208" calcext:value-type="float">
            <text:p>1.4572472485</text:p>
          </table:table-cell>
          <table:table-cell table:formula="of:=[.M21]/[.M181]" office:value-type="float" office:value="1.38233761388808" calcext:value-type="float">
            <text:p>1.3823376139</text:p>
          </table:table-cell>
          <table:table-cell table:formula="of:=[.N21]/[.N181]" office:value-type="float" office:value="1.42917238060661" calcext:value-type="float">
            <text:p>1.4291723806</text:p>
          </table:table-cell>
          <table:table-cell table:formula="of:=[.O21]/[.O181]" office:value-type="float" office:value="1.11480753799453" calcext:value-type="float">
            <text:p>1.114807538</text:p>
          </table:table-cell>
          <table:table-cell table:formula="of:=[.P21]/[.P181]" office:value-type="float" office:value="1.46325470981086" calcext:value-type="float">
            <text:p>1.4632547098</text:p>
          </table:table-cell>
          <table:table-cell table:formula="of:=[.Q21]/[.Q181]" office:value-type="float" office:value="1.53181331170632" calcext:value-type="float">
            <text:p>1.5318133117</text:p>
          </table:table-cell>
          <table:table-cell table:formula="of:=[.R21]/[.R181]" office:value-type="float" office:value="1.8381316021007" calcext:value-type="float">
            <text:p>1.8381316021</text:p>
          </table:table-cell>
          <table:table-cell table:formula="of:=[.S21]/[.S181]" office:value-type="float" office:value="1.67813648423704" calcext:value-type="float">
            <text:p>1.6781364842</text:p>
          </table:table-cell>
          <table:table-cell table:formula="of:=[.T21]/[.T181]" office:value-type="float" office:value="1.65833198007605" calcext:value-type="float">
            <text:p>1.6583319801</text:p>
          </table:table-cell>
          <table:table-cell table:formula="of:=[.U21]/[.U181]" office:value-type="float" office:value="1.39862644872255" calcext:value-type="float">
            <text:p>1.3986264487</text:p>
          </table:table-cell>
          <table:table-cell table:formula="of:=[.V21]/[.V181]" office:value-type="float" office:value="1.61358004649779" calcext:value-type="float">
            <text:p>1.6135800465</text:p>
          </table:table-cell>
          <table:table-cell table:formula="of:=[.W21]/[.W181]" office:value-type="float" office:value="1.40216785448642" calcext:value-type="float">
            <text:p>1.4021678545</text:p>
          </table:table-cell>
          <table:table-cell table:formula="of:=[.X21]/[.X181]" office:value-type="float" office:value="1.6329163719747" calcext:value-type="float">
            <text:p>1.632916372</text:p>
          </table:table-cell>
          <table:table-cell table:formula="of:=[.Y21]/[.Y181]" office:value-type="float" office:value="1.22275078467309" calcext:value-type="float">
            <text:p>1.2227507847</text:p>
          </table:table-cell>
          <table:table-cell table:formula="of:=[.Z21]/[.Z181]" office:value-type="float" office:value="1.29440605173263" calcext:value-type="float">
            <text:p>1.2944060517</text:p>
          </table:table-cell>
          <table:table-cell table:formula="of:=[.AA21]/[.AA181]" office:value-type="float" office:value="1.27825321103247" calcext:value-type="float">
            <text:p>1.278253211</text:p>
          </table:table-cell>
          <table:table-cell table:formula="of:=[.AB21]/[.AB181]" office:value-type="float" office:value="1.54930489341233" calcext:value-type="float">
            <text:p>1.5493048934</text:p>
          </table:table-cell>
          <table:table-cell table:formula="of:=[.AC21]/[.AC181]" office:value-type="float" office:value="1.73757440696575" calcext:value-type="float">
            <text:p>1.737574407</text:p>
          </table:table-cell>
          <table:table-cell table:formula="of:=[.AD21]/[.AD181]" office:value-type="float" office:value="1.83295818581291" calcext:value-type="float">
            <text:p>1.8329581858</text:p>
          </table:table-cell>
          <table:table-cell table:formula="of:=[.AE21]/[.AE181]" office:value-type="float" office:value="1.24967798047986" calcext:value-type="float">
            <text:p>1.2496779805</text:p>
          </table:table-cell>
          <table:table-cell table:formula="of:=[.AF21]/[.AF181]" office:value-type="float" office:value="1.35708363826027" calcext:value-type="float">
            <text:p>1.3570836383</text:p>
          </table:table-cell>
          <table:table-cell table:formula="of:=[.AG21]/[.AG181]" office:value-type="float" office:value="1.24354836820924" calcext:value-type="float">
            <text:p>1.2435483682</text:p>
          </table:table-cell>
        </table:table-row>
        <table:table-row table:style-name="ro2">
          <table:table-cell office:value-type="float" office:value="2100000" calcext:value-type="float">
            <text:p>2100000</text:p>
          </table:table-cell>
          <table:table-cell table:formula="of:=[.B22]/[.B182]" office:value-type="float" office:value="0.536281078902374" calcext:value-type="float">
            <text:p>0.5362810789</text:p>
          </table:table-cell>
          <table:table-cell table:formula="of:=[.C22]/[.C182]" office:value-type="float" office:value="0.44475700974278" calcext:value-type="float">
            <text:p>0.4447570097</text:p>
          </table:table-cell>
          <table:table-cell table:formula="of:=[.D22]/[.D182]" office:value-type="float" office:value="0.56003459073462" calcext:value-type="float">
            <text:p>0.5600345907</text:p>
          </table:table-cell>
          <table:table-cell table:formula="of:=[.E22]/[.E182]" office:value-type="float" office:value="0.565554032376303" calcext:value-type="float">
            <text:p>0.5655540324</text:p>
          </table:table-cell>
          <table:table-cell table:formula="of:=[.F22]/[.F182]" office:value-type="float" office:value="0.565967916512768" calcext:value-type="float">
            <text:p>0.5659679165</text:p>
          </table:table-cell>
          <table:table-cell table:formula="of:=[.G22]/[.G182]" office:value-type="float" office:value="0.684721253726353" calcext:value-type="float">
            <text:p>0.6847212537</text:p>
          </table:table-cell>
          <table:table-cell table:formula="of:=[.H22]/[.H182]" office:value-type="float" office:value="0.937891799138721" calcext:value-type="float">
            <text:p>0.9378917991</text:p>
          </table:table-cell>
          <table:table-cell table:formula="of:=[.I22]/[.I182]" office:value-type="float" office:value="0.878898983171169" calcext:value-type="float">
            <text:p>0.8788989832</text:p>
          </table:table-cell>
          <table:table-cell table:formula="of:=[.J22]/[.J182]" office:value-type="float" office:value="1.22331243236006" calcext:value-type="float">
            <text:p>1.2233124324</text:p>
          </table:table-cell>
          <table:table-cell table:formula="of:=[.K22]/[.K182]" office:value-type="float" office:value="1.25108864271286" calcext:value-type="float">
            <text:p>1.2510886427</text:p>
          </table:table-cell>
          <table:table-cell table:formula="of:=[.L22]/[.L182]" office:value-type="float" office:value="1.25590394681309" calcext:value-type="float">
            <text:p>1.2559039468</text:p>
          </table:table-cell>
          <table:table-cell table:formula="of:=[.M22]/[.M182]" office:value-type="float" office:value="1.22362771612018" calcext:value-type="float">
            <text:p>1.2236277161</text:p>
          </table:table-cell>
          <table:table-cell table:formula="of:=[.N22]/[.N182]" office:value-type="float" office:value="0.967318064843842" calcext:value-type="float">
            <text:p>0.9673180648</text:p>
          </table:table-cell>
          <table:table-cell table:formula="of:=[.O22]/[.O182]" office:value-type="float" office:value="1.32734937383048" calcext:value-type="float">
            <text:p>1.3273493738</text:p>
          </table:table-cell>
          <table:table-cell table:formula="of:=[.P22]/[.P182]" office:value-type="float" office:value="1.23172594698648" calcext:value-type="float">
            <text:p>1.231725947</text:p>
          </table:table-cell>
          <table:table-cell table:formula="of:=[.Q22]/[.Q182]" office:value-type="float" office:value="1.48725701675489" calcext:value-type="float">
            <text:p>1.4872570168</text:p>
          </table:table-cell>
          <table:table-cell table:formula="of:=[.R22]/[.R182]" office:value-type="float" office:value="1.43937878031228" calcext:value-type="float">
            <text:p>1.4393787803</text:p>
          </table:table-cell>
          <table:table-cell table:formula="of:=[.S22]/[.S182]" office:value-type="float" office:value="1.3843480149245" calcext:value-type="float">
            <text:p>1.3843480149</text:p>
          </table:table-cell>
          <table:table-cell table:formula="of:=[.T22]/[.T182]" office:value-type="float" office:value="1.69660410660785" calcext:value-type="float">
            <text:p>1.6966041066</text:p>
          </table:table-cell>
          <table:table-cell table:formula="of:=[.U22]/[.U182]" office:value-type="float" office:value="1.6370464910763" calcext:value-type="float">
            <text:p>1.6370464911</text:p>
          </table:table-cell>
          <table:table-cell table:formula="of:=[.V22]/[.V182]" office:value-type="float" office:value="1.52366054912" calcext:value-type="float">
            <text:p>1.5236605491</text:p>
          </table:table-cell>
          <table:table-cell table:formula="of:=[.W22]/[.W182]" office:value-type="float" office:value="0.93902312846401" calcext:value-type="float">
            <text:p>0.9390231285</text:p>
          </table:table-cell>
          <table:table-cell table:formula="of:=[.X22]/[.X182]" office:value-type="float" office:value="1.09669190193782" calcext:value-type="float">
            <text:p>1.0966919019</text:p>
          </table:table-cell>
          <table:table-cell table:formula="of:=[.Y22]/[.Y182]" office:value-type="float" office:value="1.34643080062829" calcext:value-type="float">
            <text:p>1.3464308006</text:p>
          </table:table-cell>
          <table:table-cell table:formula="of:=[.Z22]/[.Z182]" office:value-type="float" office:value="1.14377701935562" calcext:value-type="float">
            <text:p>1.1437770194</text:p>
          </table:table-cell>
          <table:table-cell table:formula="of:=[.AA22]/[.AA182]" office:value-type="float" office:value="1.20092713020731" calcext:value-type="float">
            <text:p>1.2009271302</text:p>
          </table:table-cell>
          <table:table-cell table:formula="of:=[.AB22]/[.AB182]" office:value-type="float" office:value="1.41729572916613" calcext:value-type="float">
            <text:p>1.4172957292</text:p>
          </table:table-cell>
          <table:table-cell table:formula="of:=[.AC22]/[.AC182]" office:value-type="float" office:value="1.47581335509555" calcext:value-type="float">
            <text:p>1.4758133551</text:p>
          </table:table-cell>
          <table:table-cell table:formula="of:=[.AD22]/[.AD182]" office:value-type="float" office:value="1.19830409709674" calcext:value-type="float">
            <text:p>1.1983040971</text:p>
          </table:table-cell>
          <table:table-cell table:formula="of:=[.AE22]/[.AE182]" office:value-type="float" office:value="1.47145512940619" calcext:value-type="float">
            <text:p>1.4714551294</text:p>
          </table:table-cell>
          <table:table-cell table:formula="of:=[.AF22]/[.AF182]" office:value-type="float" office:value="1.66142290674788" calcext:value-type="float">
            <text:p>1.6614229067</text:p>
          </table:table-cell>
          <table:table-cell table:formula="of:=[.AG22]/[.AG182]" office:value-type="float" office:value="1.23999063152313" calcext:value-type="float">
            <text:p>1.2399906315</text:p>
          </table:table-cell>
        </table:table-row>
        <table:table-row table:style-name="ro2">
          <table:table-cell office:value-type="float" office:value="2200000" calcext:value-type="float">
            <text:p>2200000</text:p>
          </table:table-cell>
          <table:table-cell table:formula="of:=[.B23]/[.B183]" office:value-type="float" office:value="0.527072305075914" calcext:value-type="float">
            <text:p>0.5270723051</text:p>
          </table:table-cell>
          <table:table-cell table:formula="of:=[.C23]/[.C183]" office:value-type="float" office:value="0.453205804646461" calcext:value-type="float">
            <text:p>0.4532058046</text:p>
          </table:table-cell>
          <table:table-cell table:formula="of:=[.D23]/[.D183]" office:value-type="float" office:value="0.54861139672232" calcext:value-type="float">
            <text:p>0.5486113967</text:p>
          </table:table-cell>
          <table:table-cell table:formula="of:=[.E23]/[.E183]" office:value-type="float" office:value="0.62186024349724" calcext:value-type="float">
            <text:p>0.6218602435</text:p>
          </table:table-cell>
          <table:table-cell table:formula="of:=[.F23]/[.F183]" office:value-type="float" office:value="0.560484867856544" calcext:value-type="float">
            <text:p>0.5604848679</text:p>
          </table:table-cell>
          <table:table-cell table:formula="of:=[.G23]/[.G183]" office:value-type="float" office:value="0.722605430312353" calcext:value-type="float">
            <text:p>0.7226054303</text:p>
          </table:table-cell>
          <table:table-cell table:formula="of:=[.H23]/[.H183]" office:value-type="float" office:value="0.747304893077271" calcext:value-type="float">
            <text:p>0.7473048931</text:p>
          </table:table-cell>
          <table:table-cell table:formula="of:=[.I23]/[.I183]" office:value-type="float" office:value="1.06375101867247" calcext:value-type="float">
            <text:p>1.0637510187</text:p>
          </table:table-cell>
          <table:table-cell table:formula="of:=[.J23]/[.J183]" office:value-type="float" office:value="0.797816912034036" calcext:value-type="float">
            <text:p>0.797816912</text:p>
          </table:table-cell>
          <table:table-cell table:formula="of:=[.K23]/[.K183]" office:value-type="float" office:value="0.948979288491598" calcext:value-type="float">
            <text:p>0.9489792885</text:p>
          </table:table-cell>
          <table:table-cell table:formula="of:=[.L23]/[.L183]" office:value-type="float" office:value="1.31347666155354" calcext:value-type="float">
            <text:p>1.3134766616</text:p>
          </table:table-cell>
          <table:table-cell table:formula="of:=[.M23]/[.M183]" office:value-type="float" office:value="1.51994075532456" calcext:value-type="float">
            <text:p>1.5199407553</text:p>
          </table:table-cell>
          <table:table-cell table:formula="of:=[.N23]/[.N183]" office:value-type="float" office:value="1.32788749960093" calcext:value-type="float">
            <text:p>1.3278874996</text:p>
          </table:table-cell>
          <table:table-cell table:formula="of:=[.O23]/[.O183]" office:value-type="float" office:value="1.30466013285386" calcext:value-type="float">
            <text:p>1.3046601329</text:p>
          </table:table-cell>
          <table:table-cell table:formula="of:=[.P23]/[.P183]" office:value-type="float" office:value="1.45081711974441" calcext:value-type="float">
            <text:p>1.4508171197</text:p>
          </table:table-cell>
          <table:table-cell table:formula="of:=[.Q23]/[.Q183]" office:value-type="float" office:value="1.52067034877056" calcext:value-type="float">
            <text:p>1.5206703488</text:p>
          </table:table-cell>
          <table:table-cell table:formula="of:=[.R23]/[.R183]" office:value-type="float" office:value="1.50980826105161" calcext:value-type="float">
            <text:p>1.5098082611</text:p>
          </table:table-cell>
          <table:table-cell table:formula="of:=[.S23]/[.S183]" office:value-type="float" office:value="1.56542584766671" calcext:value-type="float">
            <text:p>1.5654258477</text:p>
          </table:table-cell>
          <table:table-cell table:formula="of:=[.T23]/[.T183]" office:value-type="float" office:value="1.49593392366373" calcext:value-type="float">
            <text:p>1.4959339237</text:p>
          </table:table-cell>
          <table:table-cell table:formula="of:=[.U23]/[.U183]" office:value-type="float" office:value="1.28463329418098" calcext:value-type="float">
            <text:p>1.2846332942</text:p>
          </table:table-cell>
          <table:table-cell table:formula="of:=[.V23]/[.V183]" office:value-type="float" office:value="1.01858071906126" calcext:value-type="float">
            <text:p>1.0185807191</text:p>
          </table:table-cell>
          <table:table-cell table:formula="of:=[.W23]/[.W183]" office:value-type="float" office:value="1.45147541703789" calcext:value-type="float">
            <text:p>1.451475417</text:p>
          </table:table-cell>
          <table:table-cell table:formula="of:=[.X23]/[.X183]" office:value-type="float" office:value="1.31349403361408" calcext:value-type="float">
            <text:p>1.3134940336</text:p>
          </table:table-cell>
          <table:table-cell table:formula="of:=[.Y23]/[.Y183]" office:value-type="float" office:value="1.95031277790762" calcext:value-type="float">
            <text:p>1.9503127779</text:p>
          </table:table-cell>
          <table:table-cell table:formula="of:=[.Z23]/[.Z183]" office:value-type="float" office:value="1.68429770678247" calcext:value-type="float">
            <text:p>1.6842977068</text:p>
          </table:table-cell>
          <table:table-cell table:formula="of:=[.AA23]/[.AA183]" office:value-type="float" office:value="1.28492744612174" calcext:value-type="float">
            <text:p>1.2849274461</text:p>
          </table:table-cell>
          <table:table-cell table:formula="of:=[.AB23]/[.AB183]" office:value-type="float" office:value="1.70510210345837" calcext:value-type="float">
            <text:p>1.7051021035</text:p>
          </table:table-cell>
          <table:table-cell table:formula="of:=[.AC23]/[.AC183]" office:value-type="float" office:value="1.68525156008202" calcext:value-type="float">
            <text:p>1.6852515601</text:p>
          </table:table-cell>
          <table:table-cell table:formula="of:=[.AD23]/[.AD183]" office:value-type="float" office:value="1.52027079538257" calcext:value-type="float">
            <text:p>1.5202707954</text:p>
          </table:table-cell>
          <table:table-cell table:formula="of:=[.AE23]/[.AE183]" office:value-type="float" office:value="1.30208421639275" calcext:value-type="float">
            <text:p>1.3020842164</text:p>
          </table:table-cell>
          <table:table-cell table:formula="of:=[.AF23]/[.AF183]" office:value-type="float" office:value="1.93395473568856" calcext:value-type="float">
            <text:p>1.9339547357</text:p>
          </table:table-cell>
          <table:table-cell table:formula="of:=[.AG23]/[.AG183]" office:value-type="float" office:value="1.50888448723025" calcext:value-type="float">
            <text:p>1.5088844872</text:p>
          </table:table-cell>
        </table:table-row>
        <table:table-row table:style-name="ro2">
          <table:table-cell office:value-type="float" office:value="2300000" calcext:value-type="float">
            <text:p>2300000</text:p>
          </table:table-cell>
          <table:table-cell table:formula="of:=[.B24]/[.B184]" office:value-type="float" office:value="0.5176133737483" calcext:value-type="float">
            <text:p>0.5176133737</text:p>
          </table:table-cell>
          <table:table-cell table:formula="of:=[.C24]/[.C184]" office:value-type="float" office:value="0.446882468437275" calcext:value-type="float">
            <text:p>0.4468824684</text:p>
          </table:table-cell>
          <table:table-cell table:formula="of:=[.D24]/[.D184]" office:value-type="float" office:value="0.41084724357138" calcext:value-type="float">
            <text:p>0.4108472436</text:p>
          </table:table-cell>
          <table:table-cell table:formula="of:=[.E24]/[.E184]" office:value-type="float" office:value="0.485063724127045" calcext:value-type="float">
            <text:p>0.4850637241</text:p>
          </table:table-cell>
          <table:table-cell table:formula="of:=[.F24]/[.F184]" office:value-type="float" office:value="0.655655389978603" calcext:value-type="float">
            <text:p>0.65565539</text:p>
          </table:table-cell>
          <table:table-cell table:formula="of:=[.G24]/[.G184]" office:value-type="float" office:value="0.846976962439096" calcext:value-type="float">
            <text:p>0.8469769624</text:p>
          </table:table-cell>
          <table:table-cell table:formula="of:=[.H24]/[.H184]" office:value-type="float" office:value="0.783149976373885" calcext:value-type="float">
            <text:p>0.7831499764</text:p>
          </table:table-cell>
          <table:table-cell table:formula="of:=[.I24]/[.I184]" office:value-type="float" office:value="1.10641868116767" calcext:value-type="float">
            <text:p>1.1064186812</text:p>
          </table:table-cell>
          <table:table-cell table:formula="of:=[.J24]/[.J184]" office:value-type="float" office:value="1.13642277843512" calcext:value-type="float">
            <text:p>1.1364227784</text:p>
          </table:table-cell>
          <table:table-cell table:formula="of:=[.K24]/[.K184]" office:value-type="float" office:value="1.40729109964805" calcext:value-type="float">
            <text:p>1.4072910996</text:p>
          </table:table-cell>
          <table:table-cell table:formula="of:=[.L24]/[.L184]" office:value-type="float" office:value="1.38859029843147" calcext:value-type="float">
            <text:p>1.3885902984</text:p>
          </table:table-cell>
          <table:table-cell table:formula="of:=[.M24]/[.M184]" office:value-type="float" office:value="1.44388652018701" calcext:value-type="float">
            <text:p>1.4438865202</text:p>
          </table:table-cell>
          <table:table-cell table:formula="of:=[.N24]/[.N184]" office:value-type="float" office:value="1.21352542846449" calcext:value-type="float">
            <text:p>1.2135254285</text:p>
          </table:table-cell>
          <table:table-cell table:formula="of:=[.O24]/[.O184]" office:value-type="float" office:value="1.24043328841507" calcext:value-type="float">
            <text:p>1.2404332884</text:p>
          </table:table-cell>
          <table:table-cell table:formula="of:=[.P24]/[.P184]" office:value-type="float" office:value="1.26689342707331" calcext:value-type="float">
            <text:p>1.2668934271</text:p>
          </table:table-cell>
          <table:table-cell table:formula="of:=[.Q24]/[.Q184]" office:value-type="float" office:value="1.27489824083888" calcext:value-type="float">
            <text:p>1.2748982408</text:p>
          </table:table-cell>
          <table:table-cell table:formula="of:=[.R24]/[.R184]" office:value-type="float" office:value="1.25260122977366" calcext:value-type="float">
            <text:p>1.2526012298</text:p>
          </table:table-cell>
          <table:table-cell table:formula="of:=[.S24]/[.S184]" office:value-type="float" office:value="1.37574688728337" calcext:value-type="float">
            <text:p>1.3757468873</text:p>
          </table:table-cell>
          <table:table-cell table:formula="of:=[.T24]/[.T184]" office:value-type="float" office:value="1.3240347198254" calcext:value-type="float">
            <text:p>1.3240347198</text:p>
          </table:table-cell>
          <table:table-cell table:formula="of:=[.U24]/[.U184]" office:value-type="float" office:value="1.64987432824311" calcext:value-type="float">
            <text:p>1.6498743282</text:p>
          </table:table-cell>
          <table:table-cell table:formula="of:=[.V24]/[.V184]" office:value-type="float" office:value="1.58171649399528" calcext:value-type="float">
            <text:p>1.581716494</text:p>
          </table:table-cell>
          <table:table-cell table:formula="of:=[.W24]/[.W184]" office:value-type="float" office:value="1.59916560184695" calcext:value-type="float">
            <text:p>1.5991656018</text:p>
          </table:table-cell>
          <table:table-cell table:formula="of:=[.X24]/[.X184]" office:value-type="float" office:value="1.74083482890557" calcext:value-type="float">
            <text:p>1.7408348289</text:p>
          </table:table-cell>
          <table:table-cell table:formula="of:=[.Y24]/[.Y184]" office:value-type="float" office:value="1.59000191540983" calcext:value-type="float">
            <text:p>1.5900019154</text:p>
          </table:table-cell>
          <table:table-cell table:formula="of:=[.Z24]/[.Z184]" office:value-type="float" office:value="1.47719790875154" calcext:value-type="float">
            <text:p>1.4771979088</text:p>
          </table:table-cell>
          <table:table-cell table:formula="of:=[.AA24]/[.AA184]" office:value-type="float" office:value="1.81647064565574" calcext:value-type="float">
            <text:p>1.8164706457</text:p>
          </table:table-cell>
          <table:table-cell table:formula="of:=[.AB24]/[.AB184]" office:value-type="float" office:value="1.77203245781063" calcext:value-type="float">
            <text:p>1.7720324578</text:p>
          </table:table-cell>
          <table:table-cell table:formula="of:=[.AC24]/[.AC184]" office:value-type="float" office:value="1.33182999992461" calcext:value-type="float">
            <text:p>1.3318299999</text:p>
          </table:table-cell>
          <table:table-cell table:formula="of:=[.AD24]/[.AD184]" office:value-type="float" office:value="1.82065993066027" calcext:value-type="float">
            <text:p>1.8206599307</text:p>
          </table:table-cell>
          <table:table-cell table:formula="of:=[.AE24]/[.AE184]" office:value-type="float" office:value="1.28683914087304" calcext:value-type="float">
            <text:p>1.2868391409</text:p>
          </table:table-cell>
          <table:table-cell table:formula="of:=[.AF24]/[.AF184]" office:value-type="float" office:value="1.7070581954456" calcext:value-type="float">
            <text:p>1.7070581954</text:p>
          </table:table-cell>
          <table:table-cell table:formula="of:=[.AG24]/[.AG184]" office:value-type="float" office:value="1.5352737640373" calcext:value-type="float">
            <text:p>1.535273764</text:p>
          </table:table-cell>
        </table:table-row>
        <table:table-row table:style-name="ro2">
          <table:table-cell office:value-type="float" office:value="2400000" calcext:value-type="float">
            <text:p>2400000</text:p>
          </table:table-cell>
          <table:table-cell table:formula="of:=[.B25]/[.B185]" office:value-type="float" office:value="0.503267429203232" calcext:value-type="float">
            <text:p>0.5032674292</text:p>
          </table:table-cell>
          <table:table-cell table:formula="of:=[.C25]/[.C185]" office:value-type="float" office:value="0.425112654436805" calcext:value-type="float">
            <text:p>0.4251126544</text:p>
          </table:table-cell>
          <table:table-cell table:formula="of:=[.D25]/[.D185]" office:value-type="float" office:value="0.509087524132531" calcext:value-type="float">
            <text:p>0.5090875241</text:p>
          </table:table-cell>
          <table:table-cell table:formula="of:=[.E25]/[.E185]" office:value-type="float" office:value="0.485094765620462" calcext:value-type="float">
            <text:p>0.4850947656</text:p>
          </table:table-cell>
          <table:table-cell table:formula="of:=[.F25]/[.F185]" office:value-type="float" office:value="0.852286081683991" calcext:value-type="float">
            <text:p>0.8522860817</text:p>
          </table:table-cell>
          <table:table-cell table:formula="of:=[.G25]/[.G185]" office:value-type="float" office:value="0.796982929723866" calcext:value-type="float">
            <text:p>0.7969829297</text:p>
          </table:table-cell>
          <table:table-cell table:formula="of:=[.H25]/[.H185]" office:value-type="float" office:value="0.674979316038978" calcext:value-type="float">
            <text:p>0.674979316</text:p>
          </table:table-cell>
          <table:table-cell table:formula="of:=[.I25]/[.I185]" office:value-type="float" office:value="1.10396420267336" calcext:value-type="float">
            <text:p>1.1039642027</text:p>
          </table:table-cell>
          <table:table-cell table:formula="of:=[.J25]/[.J185]" office:value-type="float" office:value="0.884822753889262" calcext:value-type="float">
            <text:p>0.8848227539</text:p>
          </table:table-cell>
          <table:table-cell table:formula="of:=[.K25]/[.K185]" office:value-type="float" office:value="0.887430256035645" calcext:value-type="float">
            <text:p>0.887430256</text:p>
          </table:table-cell>
          <table:table-cell table:formula="of:=[.L25]/[.L185]" office:value-type="float" office:value="0.971273172635171" calcext:value-type="float">
            <text:p>0.9712731726</text:p>
          </table:table-cell>
          <table:table-cell table:formula="of:=[.M25]/[.M185]" office:value-type="float" office:value="1.12579992909447" calcext:value-type="float">
            <text:p>1.1257999291</text:p>
          </table:table-cell>
          <table:table-cell table:formula="of:=[.N25]/[.N185]" office:value-type="float" office:value="1.14879778514147" calcext:value-type="float">
            <text:p>1.1487977851</text:p>
          </table:table-cell>
          <table:table-cell table:formula="of:=[.O25]/[.O185]" office:value-type="float" office:value="1.05776511385863" calcext:value-type="float">
            <text:p>1.0577651139</text:p>
          </table:table-cell>
          <table:table-cell table:formula="of:=[.P25]/[.P185]" office:value-type="float" office:value="1.50739310128816" calcext:value-type="float">
            <text:p>1.5073931013</text:p>
          </table:table-cell>
          <table:table-cell table:formula="of:=[.Q25]/[.Q185]" office:value-type="float" office:value="1.63073758775762" calcext:value-type="float">
            <text:p>1.6307375878</text:p>
          </table:table-cell>
          <table:table-cell table:formula="of:=[.R25]/[.R185]" office:value-type="float" office:value="1.55642411206622" calcext:value-type="float">
            <text:p>1.5564241121</text:p>
          </table:table-cell>
          <table:table-cell table:formula="of:=[.S25]/[.S185]" office:value-type="float" office:value="1.46229082837067" calcext:value-type="float">
            <text:p>1.4622908284</text:p>
          </table:table-cell>
          <table:table-cell table:formula="of:=[.T25]/[.T185]" office:value-type="float" office:value="1.59762488522149" calcext:value-type="float">
            <text:p>1.5976248852</text:p>
          </table:table-cell>
          <table:table-cell table:formula="of:=[.U25]/[.U185]" office:value-type="float" office:value="1.35782319345426" calcext:value-type="float">
            <text:p>1.3578231935</text:p>
          </table:table-cell>
          <table:table-cell table:formula="of:=[.V25]/[.V185]" office:value-type="float" office:value="1.62783044320316" calcext:value-type="float">
            <text:p>1.6278304432</text:p>
          </table:table-cell>
          <table:table-cell table:formula="of:=[.W25]/[.W185]" office:value-type="float" office:value="1.79558004014447" calcext:value-type="float">
            <text:p>1.7955800401</text:p>
          </table:table-cell>
          <table:table-cell table:formula="of:=[.X25]/[.X185]" office:value-type="float" office:value="1.5474078729248" calcext:value-type="float">
            <text:p>1.5474078729</text:p>
          </table:table-cell>
          <table:table-cell table:formula="of:=[.Y25]/[.Y185]" office:value-type="float" office:value="1.77152749454082" calcext:value-type="float">
            <text:p>1.7715274945</text:p>
          </table:table-cell>
          <table:table-cell table:formula="of:=[.Z25]/[.Z185]" office:value-type="float" office:value="1.8253636247587" calcext:value-type="float">
            <text:p>1.8253636248</text:p>
          </table:table-cell>
          <table:table-cell table:formula="of:=[.AA25]/[.AA185]" office:value-type="float" office:value="1.72931665745938" calcext:value-type="float">
            <text:p>1.7293166575</text:p>
          </table:table-cell>
          <table:table-cell table:formula="of:=[.AB25]/[.AB185]" office:value-type="float" office:value="2.00434144905581" calcext:value-type="float">
            <text:p>2.0043414491</text:p>
          </table:table-cell>
          <table:table-cell table:formula="of:=[.AC25]/[.AC185]" office:value-type="float" office:value="1.60859650236293" calcext:value-type="float">
            <text:p>1.6085965024</text:p>
          </table:table-cell>
          <table:table-cell table:formula="of:=[.AD25]/[.AD185]" office:value-type="float" office:value="1.23834369320291" calcext:value-type="float">
            <text:p>1.2383436932</text:p>
          </table:table-cell>
          <table:table-cell table:formula="of:=[.AE25]/[.AE185]" office:value-type="float" office:value="1.40169751812951" calcext:value-type="float">
            <text:p>1.4016975181</text:p>
          </table:table-cell>
          <table:table-cell table:formula="of:=[.AF25]/[.AF185]" office:value-type="float" office:value="1.74513002808718" calcext:value-type="float">
            <text:p>1.7451300281</text:p>
          </table:table-cell>
          <table:table-cell table:formula="of:=[.AG25]/[.AG185]" office:value-type="float" office:value="1.62871276571557" calcext:value-type="float">
            <text:p>1.6287127657</text:p>
          </table:table-cell>
        </table:table-row>
        <table:table-row table:style-name="ro2">
          <table:table-cell office:value-type="float" office:value="2500000" calcext:value-type="float">
            <text:p>2500000</text:p>
          </table:table-cell>
          <table:table-cell table:formula="of:=[.B26]/[.B186]" office:value-type="float" office:value="0.556041623084608" calcext:value-type="float">
            <text:p>0.5560416231</text:p>
          </table:table-cell>
          <table:table-cell table:formula="of:=[.C26]/[.C186]" office:value-type="float" office:value="0.461956487365986" calcext:value-type="float">
            <text:p>0.4619564874</text:p>
          </table:table-cell>
          <table:table-cell table:formula="of:=[.D26]/[.D186]" office:value-type="float" office:value="0.549779923633387" calcext:value-type="float">
            <text:p>0.5497799236</text:p>
          </table:table-cell>
          <table:table-cell table:formula="of:=[.E26]/[.E186]" office:value-type="float" office:value="0.463079792466283" calcext:value-type="float">
            <text:p>0.4630797925</text:p>
          </table:table-cell>
          <table:table-cell table:formula="of:=[.F26]/[.F186]" office:value-type="float" office:value="0.54792254072249" calcext:value-type="float">
            <text:p>0.5479225407</text:p>
          </table:table-cell>
          <table:table-cell table:formula="of:=[.G26]/[.G186]" office:value-type="float" office:value="0.666354500893685" calcext:value-type="float">
            <text:p>0.6663545009</text:p>
          </table:table-cell>
          <table:table-cell table:formula="of:=[.H26]/[.H186]" office:value-type="float" office:value="1.13780764383686" calcext:value-type="float">
            <text:p>1.1378076438</text:p>
          </table:table-cell>
          <table:table-cell table:formula="of:=[.I26]/[.I186]" office:value-type="float" office:value="0.917637629535444" calcext:value-type="float">
            <text:p>0.9176376295</text:p>
          </table:table-cell>
          <table:table-cell table:formula="of:=[.J26]/[.J186]" office:value-type="float" office:value="1.05291787505977" calcext:value-type="float">
            <text:p>1.0529178751</text:p>
          </table:table-cell>
          <table:table-cell table:formula="of:=[.K26]/[.K186]" office:value-type="float" office:value="0.885750476146573" calcext:value-type="float">
            <text:p>0.8857504761</text:p>
          </table:table-cell>
          <table:table-cell table:formula="of:=[.L26]/[.L186]" office:value-type="float" office:value="1.63673153103502" calcext:value-type="float">
            <text:p>1.636731531</text:p>
          </table:table-cell>
          <table:table-cell table:formula="of:=[.M26]/[.M186]" office:value-type="float" office:value="1.63037414172704" calcext:value-type="float">
            <text:p>1.6303741417</text:p>
          </table:table-cell>
          <table:table-cell table:formula="of:=[.N26]/[.N186]" office:value-type="float" office:value="1.40421917036594" calcext:value-type="float">
            <text:p>1.4042191704</text:p>
          </table:table-cell>
          <table:table-cell table:formula="of:=[.O26]/[.O186]" office:value-type="float" office:value="1.19950864349217" calcext:value-type="float">
            <text:p>1.1995086435</text:p>
          </table:table-cell>
          <table:table-cell table:formula="of:=[.P26]/[.P186]" office:value-type="float" office:value="1.58892356807467" calcext:value-type="float">
            <text:p>1.5889235681</text:p>
          </table:table-cell>
          <table:table-cell table:formula="of:=[.Q26]/[.Q186]" office:value-type="float" office:value="1.41572273751409" calcext:value-type="float">
            <text:p>1.4157227375</text:p>
          </table:table-cell>
          <table:table-cell table:formula="of:=[.R26]/[.R186]" office:value-type="float" office:value="1.58440973839881" calcext:value-type="float">
            <text:p>1.5844097384</text:p>
          </table:table-cell>
          <table:table-cell table:formula="of:=[.S26]/[.S186]" office:value-type="float" office:value="1.26853135573963" calcext:value-type="float">
            <text:p>1.2685313557</text:p>
          </table:table-cell>
          <table:table-cell table:formula="of:=[.T26]/[.T186]" office:value-type="float" office:value="1.88582674433936" calcext:value-type="float">
            <text:p>1.8858267443</text:p>
          </table:table-cell>
          <table:table-cell table:formula="of:=[.U26]/[.U186]" office:value-type="float" office:value="1.62630874777693" calcext:value-type="float">
            <text:p>1.6263087478</text:p>
          </table:table-cell>
          <table:table-cell table:formula="of:=[.V26]/[.V186]" office:value-type="float" office:value="1.44856099761616" calcext:value-type="float">
            <text:p>1.4485609976</text:p>
          </table:table-cell>
          <table:table-cell table:formula="of:=[.W26]/[.W186]" office:value-type="float" office:value="1.64395768370122" calcext:value-type="float">
            <text:p>1.6439576837</text:p>
          </table:table-cell>
          <table:table-cell table:formula="of:=[.X26]/[.X186]" office:value-type="float" office:value="2.26863215227226" calcext:value-type="float">
            <text:p>2.2686321523</text:p>
          </table:table-cell>
          <table:table-cell table:formula="of:=[.Y26]/[.Y186]" office:value-type="float" office:value="1.69937370052544" calcext:value-type="float">
            <text:p>1.6993737005</text:p>
          </table:table-cell>
          <table:table-cell table:formula="of:=[.Z26]/[.Z186]" office:value-type="float" office:value="1.74637015240467" calcext:value-type="float">
            <text:p>1.7463701524</text:p>
          </table:table-cell>
          <table:table-cell table:formula="of:=[.AA26]/[.AA186]" office:value-type="float" office:value="1.57552644760689" calcext:value-type="float">
            <text:p>1.5755264476</text:p>
          </table:table-cell>
          <table:table-cell table:formula="of:=[.AB26]/[.AB186]" office:value-type="float" office:value="1.84666430204698" calcext:value-type="float">
            <text:p>1.846664302</text:p>
          </table:table-cell>
          <table:table-cell table:formula="of:=[.AC26]/[.AC186]" office:value-type="float" office:value="1.59240173026362" calcext:value-type="float">
            <text:p>1.5924017303</text:p>
          </table:table-cell>
          <table:table-cell table:formula="of:=[.AD26]/[.AD186]" office:value-type="float" office:value="2.06141891219751" calcext:value-type="float">
            <text:p>2.0614189122</text:p>
          </table:table-cell>
          <table:table-cell table:formula="of:=[.AE26]/[.AE186]" office:value-type="float" office:value="1.52552886589982" calcext:value-type="float">
            <text:p>1.5255288659</text:p>
          </table:table-cell>
          <table:table-cell table:formula="of:=[.AF26]/[.AF186]" office:value-type="float" office:value="1.70224710396791" calcext:value-type="float">
            <text:p>1.702247104</text:p>
          </table:table-cell>
          <table:table-cell table:formula="of:=[.AG26]/[.AG186]" office:value-type="float" office:value="2.17426091752272" calcext:value-type="float">
            <text:p>2.1742609175</text:p>
          </table:table-cell>
        </table:table-row>
        <table:table-row table:style-name="ro2">
          <table:table-cell office:value-type="float" office:value="2600000" calcext:value-type="float">
            <text:p>2600000</text:p>
          </table:table-cell>
          <table:table-cell table:formula="of:=[.B27]/[.B187]" office:value-type="float" office:value="0.528708969775656" calcext:value-type="float">
            <text:p>0.5287089698</text:p>
          </table:table-cell>
          <table:table-cell table:formula="of:=[.C27]/[.C187]" office:value-type="float" office:value="0.430680347926994" calcext:value-type="float">
            <text:p>0.4306803479</text:p>
          </table:table-cell>
          <table:table-cell table:formula="of:=[.D27]/[.D187]" office:value-type="float" office:value="0.530486762292309" calcext:value-type="float">
            <text:p>0.5304867623</text:p>
          </table:table-cell>
          <table:table-cell table:formula="of:=[.E27]/[.E187]" office:value-type="float" office:value="0.924793515913038" calcext:value-type="float">
            <text:p>0.9247935159</text:p>
          </table:table-cell>
          <table:table-cell table:formula="of:=[.F27]/[.F187]" office:value-type="float" office:value="0.580263076097514" calcext:value-type="float">
            <text:p>0.5802630761</text:p>
          </table:table-cell>
          <table:table-cell table:formula="of:=[.G27]/[.G187]" office:value-type="float" office:value="1.06250604926713" calcext:value-type="float">
            <text:p>1.0625060493</text:p>
          </table:table-cell>
          <table:table-cell table:formula="of:=[.H27]/[.H187]" office:value-type="float" office:value="0.81442200461122" calcext:value-type="float">
            <text:p>0.8144220046</text:p>
          </table:table-cell>
          <table:table-cell table:formula="of:=[.I27]/[.I187]" office:value-type="float" office:value="0.919486240033863" calcext:value-type="float">
            <text:p>0.91948624</text:p>
          </table:table-cell>
          <table:table-cell table:formula="of:=[.J27]/[.J187]" office:value-type="float" office:value="0.879527751113338" calcext:value-type="float">
            <text:p>0.8795277511</text:p>
          </table:table-cell>
          <table:table-cell table:formula="of:=[.K27]/[.K187]" office:value-type="float" office:value="0.740666437082305" calcext:value-type="float">
            <text:p>0.7406664371</text:p>
          </table:table-cell>
          <table:table-cell table:formula="of:=[.L27]/[.L187]" office:value-type="float" office:value="1.22723176646205" calcext:value-type="float">
            <text:p>1.2272317665</text:p>
          </table:table-cell>
          <table:table-cell table:formula="of:=[.M27]/[.M187]" office:value-type="float" office:value="1.27969387850064" calcext:value-type="float">
            <text:p>1.2796938785</text:p>
          </table:table-cell>
          <table:table-cell table:formula="of:=[.N27]/[.N187]" office:value-type="float" office:value="1.13047052523369" calcext:value-type="float">
            <text:p>1.1304705252</text:p>
          </table:table-cell>
          <table:table-cell table:formula="of:=[.O27]/[.O187]" office:value-type="float" office:value="0.92785532586591" calcext:value-type="float">
            <text:p>0.9278553259</text:p>
          </table:table-cell>
          <table:table-cell table:formula="of:=[.P27]/[.P187]" office:value-type="float" office:value="1.21255325644296" calcext:value-type="float">
            <text:p>1.2125532564</text:p>
          </table:table-cell>
          <table:table-cell table:formula="of:=[.Q27]/[.Q187]" office:value-type="float" office:value="1.38910185117197" calcext:value-type="float">
            <text:p>1.3891018512</text:p>
          </table:table-cell>
          <table:table-cell table:formula="of:=[.R27]/[.R187]" office:value-type="float" office:value="1.38946262251447" calcext:value-type="float">
            <text:p>1.3894626225</text:p>
          </table:table-cell>
          <table:table-cell table:formula="of:=[.S27]/[.S187]" office:value-type="float" office:value="1.18972750399221" calcext:value-type="float">
            <text:p>1.189727504</text:p>
          </table:table-cell>
          <table:table-cell table:formula="of:=[.T27]/[.T187]" office:value-type="float" office:value="1.69134735132079" calcext:value-type="float">
            <text:p>1.6913473513</text:p>
          </table:table-cell>
          <table:table-cell table:formula="of:=[.U27]/[.U187]" office:value-type="float" office:value="1.6255966923814" calcext:value-type="float">
            <text:p>1.6255966924</text:p>
          </table:table-cell>
          <table:table-cell table:formula="of:=[.V27]/[.V187]" office:value-type="float" office:value="1.60776251721434" calcext:value-type="float">
            <text:p>1.6077625172</text:p>
          </table:table-cell>
          <table:table-cell table:formula="of:=[.W27]/[.W187]" office:value-type="float" office:value="1.84682833643534" calcext:value-type="float">
            <text:p>1.8468283364</text:p>
          </table:table-cell>
          <table:table-cell table:formula="of:=[.X27]/[.X187]" office:value-type="float" office:value="1.60116576764562" calcext:value-type="float">
            <text:p>1.6011657676</text:p>
          </table:table-cell>
          <table:table-cell table:formula="of:=[.Y27]/[.Y187]" office:value-type="float" office:value="1.68350217374914" calcext:value-type="float">
            <text:p>1.6835021737</text:p>
          </table:table-cell>
          <table:table-cell table:formula="of:=[.Z27]/[.Z187]" office:value-type="float" office:value="1.87392100428541" calcext:value-type="float">
            <text:p>1.8739210043</text:p>
          </table:table-cell>
          <table:table-cell table:formula="of:=[.AA27]/[.AA187]" office:value-type="float" office:value="1.85859363680038" calcext:value-type="float">
            <text:p>1.8585936368</text:p>
          </table:table-cell>
          <table:table-cell table:formula="of:=[.AB27]/[.AB187]" office:value-type="float" office:value="2.19472471668854" calcext:value-type="float">
            <text:p>2.1947247167</text:p>
          </table:table-cell>
          <table:table-cell table:formula="of:=[.AC27]/[.AC187]" office:value-type="float" office:value="1.86333488209888" calcext:value-type="float">
            <text:p>1.8633348821</text:p>
          </table:table-cell>
          <table:table-cell table:formula="of:=[.AD27]/[.AD187]" office:value-type="float" office:value="1.52117794802846" calcext:value-type="float">
            <text:p>1.521177948</text:p>
          </table:table-cell>
          <table:table-cell table:formula="of:=[.AE27]/[.AE187]" office:value-type="float" office:value="2.02112130175625" calcext:value-type="float">
            <text:p>2.0211213018</text:p>
          </table:table-cell>
          <table:table-cell table:formula="of:=[.AF27]/[.AF187]" office:value-type="float" office:value="1.49128388359058" calcext:value-type="float">
            <text:p>1.4912838836</text:p>
          </table:table-cell>
          <table:table-cell table:formula="of:=[.AG27]/[.AG187]" office:value-type="float" office:value="1.57539575736184" calcext:value-type="float">
            <text:p>1.5753957574</text:p>
          </table:table-cell>
        </table:table-row>
        <table:table-row table:style-name="ro2">
          <table:table-cell office:value-type="float" office:value="2700000" calcext:value-type="float">
            <text:p>2700000</text:p>
          </table:table-cell>
          <table:table-cell table:formula="of:=[.B28]/[.B188]" office:value-type="float" office:value="0.559601176025717" calcext:value-type="float">
            <text:p>0.559601176</text:p>
          </table:table-cell>
          <table:table-cell table:formula="of:=[.C28]/[.C188]" office:value-type="float" office:value="0.458721723141579" calcext:value-type="float">
            <text:p>0.4587217231</text:p>
          </table:table-cell>
          <table:table-cell table:formula="of:=[.D28]/[.D188]" office:value-type="float" office:value="0.538592305779609" calcext:value-type="float">
            <text:p>0.5385923058</text:p>
          </table:table-cell>
          <table:table-cell table:formula="of:=[.E28]/[.E188]" office:value-type="float" office:value="0.672535485604982" calcext:value-type="float">
            <text:p>0.6725354856</text:p>
          </table:table-cell>
          <table:table-cell table:formula="of:=[.F28]/[.F188]" office:value-type="float" office:value="0.889933858479343" calcext:value-type="float">
            <text:p>0.8899338585</text:p>
          </table:table-cell>
          <table:table-cell table:formula="of:=[.G28]/[.G188]" office:value-type="float" office:value="0.606591457324109" calcext:value-type="float">
            <text:p>0.6065914573</text:p>
          </table:table-cell>
          <table:table-cell table:formula="of:=[.H28]/[.H188]" office:value-type="float" office:value="1.00822834993998" calcext:value-type="float">
            <text:p>1.0082283499</text:p>
          </table:table-cell>
          <table:table-cell table:formula="of:=[.I28]/[.I188]" office:value-type="float" office:value="0.722298759147337" calcext:value-type="float">
            <text:p>0.7222987591</text:p>
          </table:table-cell>
          <table:table-cell table:formula="of:=[.J28]/[.J188]" office:value-type="float" office:value="0.964763613988945" calcext:value-type="float">
            <text:p>0.964763614</text:p>
          </table:table-cell>
          <table:table-cell table:formula="of:=[.K28]/[.K188]" office:value-type="float" office:value="0.925403185857977" calcext:value-type="float">
            <text:p>0.9254031859</text:p>
          </table:table-cell>
          <table:table-cell table:formula="of:=[.L28]/[.L188]" office:value-type="float" office:value="1.48182412431188" calcext:value-type="float">
            <text:p>1.4818241243</text:p>
          </table:table-cell>
          <table:table-cell table:formula="of:=[.M28]/[.M188]" office:value-type="float" office:value="1.33017365287359" calcext:value-type="float">
            <text:p>1.3301736529</text:p>
          </table:table-cell>
          <table:table-cell table:formula="of:=[.N28]/[.N188]" office:value-type="float" office:value="1.03618677543279" calcext:value-type="float">
            <text:p>1.0361867754</text:p>
          </table:table-cell>
          <table:table-cell table:formula="of:=[.O28]/[.O188]" office:value-type="float" office:value="1.46400071516427" calcext:value-type="float">
            <text:p>1.4640007152</text:p>
          </table:table-cell>
          <table:table-cell table:formula="of:=[.P28]/[.P188]" office:value-type="float" office:value="1.30612343691155" calcext:value-type="float">
            <text:p>1.3061234369</text:p>
          </table:table-cell>
          <table:table-cell table:formula="of:=[.Q28]/[.Q188]" office:value-type="float" office:value="1.58412458025809" calcext:value-type="float">
            <text:p>1.5841245803</text:p>
          </table:table-cell>
          <table:table-cell table:formula="of:=[.R28]/[.R188]" office:value-type="float" office:value="1.72432397690073" calcext:value-type="float">
            <text:p>1.7243239769</text:p>
          </table:table-cell>
          <table:table-cell table:formula="of:=[.S28]/[.S188]" office:value-type="float" office:value="1.22129644874944" calcext:value-type="float">
            <text:p>1.2212964487</text:p>
          </table:table-cell>
          <table:table-cell table:formula="of:=[.T28]/[.T188]" office:value-type="float" office:value="1.33054915364911" calcext:value-type="float">
            <text:p>1.3305491536</text:p>
          </table:table-cell>
          <table:table-cell table:formula="of:=[.U28]/[.U188]" office:value-type="float" office:value="1.73215479336565" calcext:value-type="float">
            <text:p>1.7321547934</text:p>
          </table:table-cell>
          <table:table-cell table:formula="of:=[.V28]/[.V188]" office:value-type="float" office:value="1.74868040598359" calcext:value-type="float">
            <text:p>1.748680406</text:p>
          </table:table-cell>
          <table:table-cell table:formula="of:=[.W28]/[.W188]" office:value-type="float" office:value="1.96020526826728" calcext:value-type="float">
            <text:p>1.9602052683</text:p>
          </table:table-cell>
          <table:table-cell table:formula="of:=[.X28]/[.X188]" office:value-type="float" office:value="1.87455758769267" calcext:value-type="float">
            <text:p>1.8745575877</text:p>
          </table:table-cell>
          <table:table-cell table:formula="of:=[.Y28]/[.Y188]" office:value-type="float" office:value="2.03096747360123" calcext:value-type="float">
            <text:p>2.0309674736</text:p>
          </table:table-cell>
          <table:table-cell table:formula="of:=[.Z28]/[.Z188]" office:value-type="float" office:value="1.63920654408149" calcext:value-type="float">
            <text:p>1.6392065441</text:p>
          </table:table-cell>
          <table:table-cell table:formula="of:=[.AA28]/[.AA188]" office:value-type="float" office:value="1.94357858120186" calcext:value-type="float">
            <text:p>1.9435785812</text:p>
          </table:table-cell>
          <table:table-cell table:formula="of:=[.AB28]/[.AB188]" office:value-type="float" office:value="1.61714709144061" calcext:value-type="float">
            <text:p>1.6171470914</text:p>
          </table:table-cell>
          <table:table-cell table:formula="of:=[.AC28]/[.AC188]" office:value-type="float" office:value="1.8620698622226" calcext:value-type="float">
            <text:p>1.8620698622</text:p>
          </table:table-cell>
          <table:table-cell table:formula="of:=[.AD28]/[.AD188]" office:value-type="float" office:value="2.17296352657425" calcext:value-type="float">
            <text:p>2.1729635266</text:p>
          </table:table-cell>
          <table:table-cell table:formula="of:=[.AE28]/[.AE188]" office:value-type="float" office:value="1.66646815489354" calcext:value-type="float">
            <text:p>1.6664681549</text:p>
          </table:table-cell>
          <table:table-cell table:formula="of:=[.AF28]/[.AF188]" office:value-type="float" office:value="1.84375419411908" calcext:value-type="float">
            <text:p>1.8437541941</text:p>
          </table:table-cell>
          <table:table-cell table:formula="of:=[.AG28]/[.AG188]" office:value-type="float" office:value="1.60755821936361" calcext:value-type="float">
            <text:p>1.6075582194</text:p>
          </table:table-cell>
        </table:table-row>
        <table:table-row table:style-name="ro2">
          <table:table-cell office:value-type="float" office:value="2800000" calcext:value-type="float">
            <text:p>2800000</text:p>
          </table:table-cell>
          <table:table-cell table:formula="of:=[.B29]/[.B189]" office:value-type="float" office:value="0.518907718290726" calcext:value-type="float">
            <text:p>0.5189077183</text:p>
          </table:table-cell>
          <table:table-cell table:formula="of:=[.C29]/[.C189]" office:value-type="float" office:value="0.43477885906607" calcext:value-type="float">
            <text:p>0.4347788591</text:p>
          </table:table-cell>
          <table:table-cell table:formula="of:=[.D29]/[.D189]" office:value-type="float" office:value="0.534841774428339" calcext:value-type="float">
            <text:p>0.5348417744</text:p>
          </table:table-cell>
          <table:table-cell table:formula="of:=[.E29]/[.E189]" office:value-type="float" office:value="0.595761833016722" calcext:value-type="float">
            <text:p>0.595761833</text:p>
          </table:table-cell>
          <table:table-cell table:formula="of:=[.F29]/[.F189]" office:value-type="float" office:value="0.677286068817679" calcext:value-type="float">
            <text:p>0.6772860688</text:p>
          </table:table-cell>
          <table:table-cell table:formula="of:=[.G29]/[.G189]" office:value-type="float" office:value="0.688239826715451" calcext:value-type="float">
            <text:p>0.6882398267</text:p>
          </table:table-cell>
          <table:table-cell table:formula="of:=[.H29]/[.H189]" office:value-type="float" office:value="0.667320026403195" calcext:value-type="float">
            <text:p>0.6673200264</text:p>
          </table:table-cell>
          <table:table-cell table:formula="of:=[.I29]/[.I189]" office:value-type="float" office:value="1.01718164486141" calcext:value-type="float">
            <text:p>1.0171816449</text:p>
          </table:table-cell>
          <table:table-cell table:formula="of:=[.J29]/[.J189]" office:value-type="float" office:value="0.937227365503798" calcext:value-type="float">
            <text:p>0.9372273655</text:p>
          </table:table-cell>
          <table:table-cell table:formula="of:=[.K29]/[.K189]" office:value-type="float" office:value="1.06013643224063" calcext:value-type="float">
            <text:p>1.0601364322</text:p>
          </table:table-cell>
          <table:table-cell table:formula="of:=[.L29]/[.L189]" office:value-type="float" office:value="1.02750100970954" calcext:value-type="float">
            <text:p>1.0275010097</text:p>
          </table:table-cell>
          <table:table-cell table:formula="of:=[.M29]/[.M189]" office:value-type="float" office:value="1.07727183200663" calcext:value-type="float">
            <text:p>1.077271832</text:p>
          </table:table-cell>
          <table:table-cell table:formula="of:=[.N29]/[.N189]" office:value-type="float" office:value="1.36133204112971" calcext:value-type="float">
            <text:p>1.3613320411</text:p>
          </table:table-cell>
          <table:table-cell table:formula="of:=[.O29]/[.O189]" office:value-type="float" office:value="1.41374126592609" calcext:value-type="float">
            <text:p>1.4137412659</text:p>
          </table:table-cell>
          <table:table-cell table:formula="of:=[.P29]/[.P189]" office:value-type="float" office:value="1.43605682540153" calcext:value-type="float">
            <text:p>1.4360568254</text:p>
          </table:table-cell>
          <table:table-cell table:formula="of:=[.Q29]/[.Q189]" office:value-type="float" office:value="1.09806065632059" calcext:value-type="float">
            <text:p>1.0980606563</text:p>
          </table:table-cell>
          <table:table-cell table:formula="of:=[.R29]/[.R189]" office:value-type="float" office:value="1.43963912997424" calcext:value-type="float">
            <text:p>1.43963913</text:p>
          </table:table-cell>
          <table:table-cell table:formula="of:=[.S29]/[.S189]" office:value-type="float" office:value="1.50250595856363" calcext:value-type="float">
            <text:p>1.5025059586</text:p>
          </table:table-cell>
          <table:table-cell table:formula="of:=[.T29]/[.T189]" office:value-type="float" office:value="1.41846157686826" calcext:value-type="float">
            <text:p>1.4184615769</text:p>
          </table:table-cell>
          <table:table-cell table:formula="of:=[.U29]/[.U189]" office:value-type="float" office:value="1.74189104265676" calcext:value-type="float">
            <text:p>1.7418910427</text:p>
          </table:table-cell>
          <table:table-cell table:formula="of:=[.V29]/[.V189]" office:value-type="float" office:value="1.51460502692762" calcext:value-type="float">
            <text:p>1.5146050269</text:p>
          </table:table-cell>
          <table:table-cell table:formula="of:=[.W29]/[.W189]" office:value-type="float" office:value="1.95419996548672" calcext:value-type="float">
            <text:p>1.9541999655</text:p>
          </table:table-cell>
          <table:table-cell table:formula="of:=[.X29]/[.X189]" office:value-type="float" office:value="1.76690017897147" calcext:value-type="float">
            <text:p>1.766900179</text:p>
          </table:table-cell>
          <table:table-cell table:formula="of:=[.Y29]/[.Y189]" office:value-type="float" office:value="1.74542942622013" calcext:value-type="float">
            <text:p>1.7454294262</text:p>
          </table:table-cell>
          <table:table-cell table:formula="of:=[.Z29]/[.Z189]" office:value-type="float" office:value="1.91110733518686" calcext:value-type="float">
            <text:p>1.9111073352</text:p>
          </table:table-cell>
          <table:table-cell table:formula="of:=[.AA29]/[.AA189]" office:value-type="float" office:value="1.74279586516967" calcext:value-type="float">
            <text:p>1.7427958652</text:p>
          </table:table-cell>
          <table:table-cell table:formula="of:=[.AB29]/[.AB189]" office:value-type="float" office:value="1.12194673381166" calcext:value-type="float">
            <text:p>1.1219467338</text:p>
          </table:table-cell>
          <table:table-cell table:formula="of:=[.AC29]/[.AC189]" office:value-type="float" office:value="1.65416853238177" calcext:value-type="float">
            <text:p>1.6541685324</text:p>
          </table:table-cell>
          <table:table-cell table:formula="of:=[.AD29]/[.AD189]" office:value-type="float" office:value="1.98793294489692" calcext:value-type="float">
            <text:p>1.9879329449</text:p>
          </table:table-cell>
          <table:table-cell table:formula="of:=[.AE29]/[.AE189]" office:value-type="float" office:value="1.65237823443965" calcext:value-type="float">
            <text:p>1.6523782344</text:p>
          </table:table-cell>
          <table:table-cell table:formula="of:=[.AF29]/[.AF189]" office:value-type="float" office:value="1.64102167412666" calcext:value-type="float">
            <text:p>1.6410216741</text:p>
          </table:table-cell>
          <table:table-cell table:formula="of:=[.AG29]/[.AG189]" office:value-type="float" office:value="1.70114536003599" calcext:value-type="float">
            <text:p>1.70114536</text:p>
          </table:table-cell>
        </table:table-row>
        <table:table-row table:style-name="ro2">
          <table:table-cell office:value-type="float" office:value="2900000" calcext:value-type="float">
            <text:p>2900000</text:p>
          </table:table-cell>
          <table:table-cell table:formula="of:=[.B30]/[.B190]" office:value-type="float" office:value="0.54318725756768" calcext:value-type="float">
            <text:p>0.5431872576</text:p>
          </table:table-cell>
          <table:table-cell table:formula="of:=[.C30]/[.C190]" office:value-type="float" office:value="0.437236437207946" calcext:value-type="float">
            <text:p>0.4372364372</text:p>
          </table:table-cell>
          <table:table-cell table:formula="of:=[.D30]/[.D190]" office:value-type="float" office:value="0.522204130314738" calcext:value-type="float">
            <text:p>0.5222041303</text:p>
          </table:table-cell>
          <table:table-cell table:formula="of:=[.E30]/[.E190]" office:value-type="float" office:value="0.488746165945129" calcext:value-type="float">
            <text:p>0.4887461659</text:p>
          </table:table-cell>
          <table:table-cell table:formula="of:=[.F30]/[.F190]" office:value-type="float" office:value="0.775740336372061" calcext:value-type="float">
            <text:p>0.7757403364</text:p>
          </table:table-cell>
          <table:table-cell table:formula="of:=[.G30]/[.G190]" office:value-type="float" office:value="0.653341192730817" calcext:value-type="float">
            <text:p>0.6533411927</text:p>
          </table:table-cell>
          <table:table-cell table:formula="of:=[.H30]/[.H190]" office:value-type="float" office:value="0.799692126815735" calcext:value-type="float">
            <text:p>0.7996921268</text:p>
          </table:table-cell>
          <table:table-cell table:formula="of:=[.I30]/[.I190]" office:value-type="float" office:value="0.903296556447144" calcext:value-type="float">
            <text:p>0.9032965564</text:p>
          </table:table-cell>
          <table:table-cell table:formula="of:=[.J30]/[.J190]" office:value-type="float" office:value="0.732062699905013" calcext:value-type="float">
            <text:p>0.7320626999</text:p>
          </table:table-cell>
          <table:table-cell table:formula="of:=[.K30]/[.K190]" office:value-type="float" office:value="1.32611879260191" calcext:value-type="float">
            <text:p>1.3261187926</text:p>
          </table:table-cell>
          <table:table-cell table:formula="of:=[.L30]/[.L190]" office:value-type="float" office:value="1.49511849081644" calcext:value-type="float">
            <text:p>1.4951184908</text:p>
          </table:table-cell>
          <table:table-cell table:formula="of:=[.M30]/[.M190]" office:value-type="float" office:value="1.25784442866128" calcext:value-type="float">
            <text:p>1.2578444287</text:p>
          </table:table-cell>
          <table:table-cell table:formula="of:=[.N30]/[.N190]" office:value-type="float" office:value="1.43523011182033" calcext:value-type="float">
            <text:p>1.4352301118</text:p>
          </table:table-cell>
          <table:table-cell table:formula="of:=[.O30]/[.O190]" office:value-type="float" office:value="1.46134041046583" calcext:value-type="float">
            <text:p>1.4613404105</text:p>
          </table:table-cell>
          <table:table-cell table:formula="of:=[.P30]/[.P190]" office:value-type="float" office:value="1.32486756553619" calcext:value-type="float">
            <text:p>1.3248675655</text:p>
          </table:table-cell>
          <table:table-cell table:formula="of:=[.Q30]/[.Q190]" office:value-type="float" office:value="1.61945175166329" calcext:value-type="float">
            <text:p>1.6194517517</text:p>
          </table:table-cell>
          <table:table-cell table:formula="of:=[.R30]/[.R190]" office:value-type="float" office:value="1.3885493837859" calcext:value-type="float">
            <text:p>1.3885493838</text:p>
          </table:table-cell>
          <table:table-cell table:formula="of:=[.S30]/[.S190]" office:value-type="float" office:value="1.63313274320111" calcext:value-type="float">
            <text:p>1.6331327432</text:p>
          </table:table-cell>
          <table:table-cell table:formula="of:=[.T30]/[.T190]" office:value-type="float" office:value="1.68547185920112" calcext:value-type="float">
            <text:p>1.6854718592</text:p>
          </table:table-cell>
          <table:table-cell table:formula="of:=[.U30]/[.U190]" office:value-type="float" office:value="1.559663161103" calcext:value-type="float">
            <text:p>1.5596631611</text:p>
          </table:table-cell>
          <table:table-cell table:formula="of:=[.V30]/[.V190]" office:value-type="float" office:value="1.35464759771636" calcext:value-type="float">
            <text:p>1.3546475977</text:p>
          </table:table-cell>
          <table:table-cell table:formula="of:=[.W30]/[.W190]" office:value-type="float" office:value="1.87447818471978" calcext:value-type="float">
            <text:p>1.8744781847</text:p>
          </table:table-cell>
          <table:table-cell table:formula="of:=[.X30]/[.X190]" office:value-type="float" office:value="1.91527208856261" calcext:value-type="float">
            <text:p>1.9152720886</text:p>
          </table:table-cell>
          <table:table-cell table:formula="of:=[.Y30]/[.Y190]" office:value-type="float" office:value="1.65207522719972" calcext:value-type="float">
            <text:p>1.6520752272</text:p>
          </table:table-cell>
          <table:table-cell table:formula="of:=[.Z30]/[.Z190]" office:value-type="float" office:value="1.70446756680166" calcext:value-type="float">
            <text:p>1.7044675668</text:p>
          </table:table-cell>
          <table:table-cell table:formula="of:=[.AA30]/[.AA190]" office:value-type="float" office:value="1.51195461513397" calcext:value-type="float">
            <text:p>1.5119546151</text:p>
          </table:table-cell>
          <table:table-cell table:formula="of:=[.AB30]/[.AB190]" office:value-type="float" office:value="1.7072264081428" calcext:value-type="float">
            <text:p>1.7072264081</text:p>
          </table:table-cell>
          <table:table-cell table:formula="of:=[.AC30]/[.AC190]" office:value-type="float" office:value="1.47232036722433" calcext:value-type="float">
            <text:p>1.4723203672</text:p>
          </table:table-cell>
          <table:table-cell table:formula="of:=[.AD30]/[.AD190]" office:value-type="float" office:value="1.89171454136719" calcext:value-type="float">
            <text:p>1.8917145414</text:p>
          </table:table-cell>
          <table:table-cell table:formula="of:=[.AE30]/[.AE190]" office:value-type="float" office:value="1.42279302792283" calcext:value-type="float">
            <text:p>1.4227930279</text:p>
          </table:table-cell>
          <table:table-cell table:formula="of:=[.AF30]/[.AF190]" office:value-type="float" office:value="1.57105115608209" calcext:value-type="float">
            <text:p>1.5710511561</text:p>
          </table:table-cell>
          <table:table-cell table:formula="of:=[.AG30]/[.AG190]" office:value-type="float" office:value="1.61761537474093" calcext:value-type="float">
            <text:p>1.6176153747</text:p>
          </table:table-cell>
        </table:table-row>
        <table:table-row table:style-name="ro2">
          <table:table-cell office:value-type="float" office:value="3000000" calcext:value-type="float">
            <text:p>3000000</text:p>
          </table:table-cell>
          <table:table-cell table:formula="of:=[.B31]/[.B191]" office:value-type="float" office:value="0.53381673807616" calcext:value-type="float">
            <text:p>0.5338167381</text:p>
          </table:table-cell>
          <table:table-cell table:formula="of:=[.C31]/[.C191]" office:value-type="float" office:value="0.431389729908557" calcext:value-type="float">
            <text:p>0.4313897299</text:p>
          </table:table-cell>
          <table:table-cell table:formula="of:=[.D31]/[.D191]" office:value-type="float" office:value="0.511328620932193" calcext:value-type="float">
            <text:p>0.5113286209</text:p>
          </table:table-cell>
          <table:table-cell table:formula="of:=[.E31]/[.E191]" office:value-type="float" office:value="0.454084821101038" calcext:value-type="float">
            <text:p>0.4540848211</text:p>
          </table:table-cell>
          <table:table-cell table:formula="of:=[.F31]/[.F191]" office:value-type="float" office:value="0.569482727111326" calcext:value-type="float">
            <text:p>0.5694827271</text:p>
          </table:table-cell>
          <table:table-cell table:formula="of:=[.G31]/[.G191]" office:value-type="float" office:value="0.728194826377812" calcext:value-type="float">
            <text:p>0.7281948264</text:p>
          </table:table-cell>
          <table:table-cell table:formula="of:=[.H31]/[.H191]" office:value-type="float" office:value="0.820873459523724" calcext:value-type="float">
            <text:p>0.8208734595</text:p>
          </table:table-cell>
          <table:table-cell table:formula="of:=[.I31]/[.I191]" office:value-type="float" office:value="1.03416166161724" calcext:value-type="float">
            <text:p>1.0341616616</text:p>
          </table:table-cell>
          <table:table-cell table:formula="of:=[.J31]/[.J191]" office:value-type="float" office:value="0.954729200510493" calcext:value-type="float">
            <text:p>0.9547292005</text:p>
          </table:table-cell>
          <table:table-cell table:formula="of:=[.K31]/[.K191]" office:value-type="float" office:value="1.23272061442706" calcext:value-type="float">
            <text:p>1.2327206144</text:p>
          </table:table-cell>
          <table:table-cell table:formula="of:=[.L31]/[.L191]" office:value-type="float" office:value="1.48980263240618" calcext:value-type="float">
            <text:p>1.4898026324</text:p>
          </table:table-cell>
          <table:table-cell table:formula="of:=[.M31]/[.M191]" office:value-type="float" office:value="0.910738201471164" calcext:value-type="float">
            <text:p>0.9107382015</text:p>
          </table:table-cell>
          <table:table-cell table:formula="of:=[.N31]/[.N191]" office:value-type="float" office:value="1.32503646442065" calcext:value-type="float">
            <text:p>1.3250364644</text:p>
          </table:table-cell>
          <table:table-cell table:formula="of:=[.O31]/[.O191]" office:value-type="float" office:value="1.1633547623631" calcext:value-type="float">
            <text:p>1.1633547624</text:p>
          </table:table-cell>
          <table:table-cell table:formula="of:=[.P31]/[.P191]" office:value-type="float" office:value="1.69843767710455" calcext:value-type="float">
            <text:p>1.6984376771</text:p>
          </table:table-cell>
          <table:table-cell table:formula="of:=[.Q31]/[.Q191]" office:value-type="float" office:value="1.47705014298336" calcext:value-type="float">
            <text:p>1.477050143</text:p>
          </table:table-cell>
          <table:table-cell table:formula="of:=[.R31]/[.R191]" office:value-type="float" office:value="1.36283805392358" calcext:value-type="float">
            <text:p>1.3628380539</text:p>
          </table:table-cell>
          <table:table-cell table:formula="of:=[.S31]/[.S191]" office:value-type="float" office:value="1.53440652806182" calcext:value-type="float">
            <text:p>1.5344065281</text:p>
          </table:table-cell>
          <table:table-cell table:formula="of:=[.T31]/[.T191]" office:value-type="float" office:value="1.81507399701603" calcext:value-type="float">
            <text:p>1.815073997</text:p>
          </table:table-cell>
          <table:table-cell table:formula="of:=[.U31]/[.U191]" office:value-type="float" office:value="1.63778570255677" calcext:value-type="float">
            <text:p>1.6377857026</text:p>
          </table:table-cell>
          <table:table-cell table:formula="of:=[.V31]/[.V191]" office:value-type="float" office:value="1.5927203889687" calcext:value-type="float">
            <text:p>1.592720389</text:p>
          </table:table-cell>
          <table:table-cell table:formula="of:=[.W31]/[.W191]" office:value-type="float" office:value="1.8972646737349" calcext:value-type="float">
            <text:p>1.8972646737</text:p>
          </table:table-cell>
          <table:table-cell table:formula="of:=[.X31]/[.X191]" office:value-type="float" office:value="1.93331816888732" calcext:value-type="float">
            <text:p>1.9333181689</text:p>
          </table:table-cell>
          <table:table-cell table:formula="of:=[.Y31]/[.Y191]" office:value-type="float" office:value="1.80835471293558" calcext:value-type="float">
            <text:p>1.8083547129</text:p>
          </table:table-cell>
          <table:table-cell table:formula="of:=[.Z31]/[.Z191]" office:value-type="float" office:value="2.0505407208773" calcext:value-type="float">
            <text:p>2.0505407209</text:p>
          </table:table-cell>
          <table:table-cell table:formula="of:=[.AA31]/[.AA191]" office:value-type="float" office:value="1.41053778094632" calcext:value-type="float">
            <text:p>1.4105377809</text:p>
          </table:table-cell>
          <table:table-cell table:formula="of:=[.AB31]/[.AB191]" office:value-type="float" office:value="2.01036900408631" calcext:value-type="float">
            <text:p>2.0103690041</text:p>
          </table:table-cell>
          <table:table-cell table:formula="of:=[.AC31]/[.AC191]" office:value-type="float" office:value="2.1714143677972" calcext:value-type="float">
            <text:p>2.1714143678</text:p>
          </table:table-cell>
          <table:table-cell table:formula="of:=[.AD31]/[.AD191]" office:value-type="float" office:value="1.38231191580239" calcext:value-type="float">
            <text:p>1.3823119158</text:p>
          </table:table-cell>
          <table:table-cell table:formula="of:=[.AE31]/[.AE191]" office:value-type="float" office:value="1.33818492239274" calcext:value-type="float">
            <text:p>1.3381849224</text:p>
          </table:table-cell>
          <table:table-cell table:formula="of:=[.AF31]/[.AF191]" office:value-type="float" office:value="2.12329159183871" calcext:value-type="float">
            <text:p>2.1232915918</text:p>
          </table:table-cell>
          <table:table-cell table:formula="of:=[.AG31]/[.AG191]" office:value-type="float" office:value="2.09907188798354" calcext:value-type="float">
            <text:p>2.099071888</text:p>
          </table:table-cell>
        </table:table-row>
        <table:table-row table:style-name="ro2" table:number-rows-repeated="12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 table:number-rows-repeated="3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 table:number-rows-repeated="13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 table:number-rows-repeated="6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 table:number-rows-repeated="3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 table:number-rows-repeated="5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 table:number-rows-repeated="23">
          <table:table-cell table:number-columns-repeated="33"/>
        </table:table-row>
        <table:table-row table:style-name="ro3">
          <table:table-cell table:number-columns-repeated="33"/>
        </table:table-row>
        <table:table-row table:style-name="ro2" table:number-rows-repeated="1048084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13:51:41.040347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8:19:38.032716995</meta:creation-date>
    <dc:date>2015-09-13T14:00:28.956694337</dc:date>
    <meta:editing-duration>PT3H41M33S</meta:editing-duration>
    <meta:editing-cycles>32</meta:editing-cycles>
    <meta:generator>LibreOffice/4.2.7.2$Linux_X86_64 LibreOffice_project/420m0$Build-2</meta:generator>
    <dc:creator>Farmer </dc:creator>
    <meta:document-statistic meta:table-count="1" meta:cell-count="1120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346cm" xlink:href=".." xlink:type="simple" chart:class="chart:line" chart:style-name="ch1">
        <chart:plot-area chart:style-name="ch2" table:cell-range-address="Sheet1.A161:Sheet1.AG161 Sheet1.A1:Sheet1.A1 Sheet1.B31:Sheet1.AG31 Sheet1.B191:Sheet1.AG191 Sheet1.A65:Sheet1.A65 Sheet1.B95:Sheet1.AG95 Sheet1.A97:Sheet1.A97 Sheet1.B127:Sheet1.AG127 Sheet1.A129:Sheet1.A129 Sheet1.B159:Sheet1.AG159 Sheet1.A33:Sheet1.A33 Sheet1.B63:Sheet1.AG63" chart:data-source-has-labels="both" svg:x="1.285cm" svg:y="0.186cm" svg:width="14.404cm" svg:height="8.039cm">
          <chartooo:coordinate-region svg:x="2.171cm" svg:y="0.359cm" svg:width="13.384cm" svg:height="7.325cm"/>
          <chart:axis chart:dimension="x" chart:name="primary-x" chart:style-name="ch3" chartooo:axis-type="auto">
            <chartooo:date-scale/>
            <chart:title svg:x="8.396cm" svg:y="8.411cm" chart:style-name="ch4">
              <text:p>t</text:p>
            </chart:title>
            <chart:categories table:cell-range-address="Sheet1.B161:Sheet1.AG161"/>
          </chart:axis>
          <chart:axis chart:dimension="y" chart:name="primary-y" chart:style-name="ch5">
            <chart:title svg:x="0.451cm" svg:y="5.301cm" chart:style-name="ch6">
              <text:p>msort 3000000 t</text:p>
            </chart:title>
          </chart:axis>
          <chart:series chart:style-name="ch7" chart:values-cell-range-address="Sheet1.B31:Sheet1.AG31" chart:label-cell-address="Sheet1.A1:Sheet1.A1" chart:class="chart:line">
            <chart:data-point chart:repeated="32"/>
          </chart:series>
          <chart:series chart:style-name="ch8" chart:values-cell-range-address="Sheet1.B191:Sheet1.AG191" chart:label-cell-address="Sheet1.A161:Sheet1.A161" chart:class="chart:line">
            <chart:data-point chart:repeated="32"/>
          </chart:series>
          <chart:series chart:style-name="ch9" chart:values-cell-range-address="Sheet1.B95:Sheet1.AG95" chart:label-cell-address="Sheet1.A65:Sheet1.A65" chart:class="chart:line">
            <chart:data-point chart:repeated="32"/>
          </chart:series>
          <chart:series chart:style-name="ch10" chart:values-cell-range-address="Sheet1.B127:Sheet1.AG127" chart:label-cell-address="Sheet1.A97:Sheet1.A97" chart:class="chart:line">
            <chart:data-point chart:repeated="32"/>
          </chart:series>
          <chart:series chart:style-name="ch11" chart:values-cell-range-address="Sheet1.B159:Sheet1.AG159" chart:label-cell-address="Sheet1.A129:Sheet1.A129" chart:class="chart:line">
            <chart:data-point chart:repeated="32"/>
          </chart:series>
          <chart:series chart:style-name="ch12" chart:values-cell-range-address="Sheet1.B63:Sheet1.AG63" chart:label-cell-address="Sheet1.A33:Sheet1.A33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61:Sheet1.AG16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msort_serial</text:p>
                <draw:g>
                  <svg:desc>Sheet1.A1:Sheet1.A1</svg:desc>
                </draw:g>
              </table:table-cell>
              <table:table-cell office:value-type="float" office:value="424.76333">
                <text:p>424.76333</text:p>
                <draw:g>
                  <svg:desc>Sheet1.B31:Sheet1.AG31</svg:desc>
                </draw:g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  <table:table-cell office:value-type="float" office:value="424.76333">
                <text:p>424.76333</text:p>
              </table:table-cell>
            </table:table-row>
            <table:table-row>
              <table:table-cell office:value-type="string">
                <text:p>msort_omp_none</text:p>
                <draw:g>
                  <svg:desc>Sheet1.A161:Sheet1.A161</svg:desc>
                </draw:g>
              </table:table-cell>
              <table:table-cell office:value-type="float" office:value="795.710025">
                <text:p>795.710025</text:p>
                <draw:g>
                  <svg:desc>Sheet1.B191:Sheet1.AG191</svg:desc>
                </draw:g>
              </table:table-cell>
              <table:table-cell office:value-type="float" office:value="984.639412">
                <text:p>984.639412</text:p>
              </table:table-cell>
              <table:table-cell office:value-type="float" office:value="830.705172">
                <text:p>830.705172</text:p>
              </table:table-cell>
              <table:table-cell office:value-type="float" office:value="935.427282">
                <text:p>935.427282</text:p>
              </table:table-cell>
              <table:table-cell office:value-type="float" office:value="745.875704">
                <text:p>745.875704</text:p>
              </table:table-cell>
              <table:table-cell office:value-type="float" office:value="583.310008">
                <text:p>583.310008</text:p>
              </table:table-cell>
              <table:table-cell office:value-type="float" office:value="517.452873">
                <text:p>517.452873</text:p>
              </table:table-cell>
              <table:table-cell office:value-type="float" office:value="410.732041">
                <text:p>410.732041</text:p>
              </table:table-cell>
              <table:table-cell office:value-type="float" office:value="444.904513">
                <text:p>444.904513</text:p>
              </table:table-cell>
              <table:table-cell office:value-type="float" office:value="344.573884">
                <text:p>344.573884</text:p>
              </table:table-cell>
              <table:table-cell office:value-type="float" office:value="285.113827">
                <text:p>285.113827</text:p>
              </table:table-cell>
              <table:table-cell office:value-type="float" office:value="466.394546">
                <text:p>466.394546</text:p>
              </table:table-cell>
              <table:table-cell office:value-type="float" office:value="320.567276">
                <text:p>320.567276</text:p>
              </table:table-cell>
              <table:table-cell office:value-type="float" office:value="365.119346">
                <text:p>365.119346</text:p>
              </table:table-cell>
              <table:table-cell office:value-type="float" office:value="250.090619">
                <text:p>250.090619</text:p>
              </table:table-cell>
              <table:table-cell office:value-type="float" office:value="287.57543">
                <text:p>287.57543</text:p>
              </table:table-cell>
              <table:table-cell office:value-type="float" office:value="311.675572">
                <text:p>311.675572</text:p>
              </table:table-cell>
              <table:table-cell office:value-type="float" office:value="276.82581">
                <text:p>276.82581</text:p>
              </table:table-cell>
              <table:table-cell office:value-type="float" office:value="234.019842">
                <text:p>234.019842</text:p>
              </table:table-cell>
              <table:table-cell office:value-type="float" office:value="259.352203">
                <text:p>259.352203</text:p>
              </table:table-cell>
              <table:table-cell office:value-type="float" office:value="266.690458">
                <text:p>266.690458</text:p>
              </table:table-cell>
              <table:table-cell office:value-type="float" office:value="223.881958">
                <text:p>223.881958</text:p>
              </table:table-cell>
              <table:table-cell office:value-type="float" office:value="219.706894">
                <text:p>219.706894</text:p>
              </table:table-cell>
              <table:table-cell office:value-type="float" office:value="234.889387">
                <text:p>234.889387</text:p>
              </table:table-cell>
              <table:table-cell office:value-type="float" office:value="207.146986">
                <text:p>207.146986</text:p>
              </table:table-cell>
              <table:table-cell office:value-type="float" office:value="301.135734">
                <text:p>301.135734</text:p>
              </table:table-cell>
              <table:table-cell office:value-type="float" office:value="211.286251">
                <text:p>211.286251</text:p>
              </table:table-cell>
              <table:table-cell office:value-type="float" office:value="195.615971">
                <text:p>195.615971</text:p>
              </table:table-cell>
              <table:table-cell office:value-type="float" office:value="307.28472">
                <text:p>307.28472</text:p>
              </table:table-cell>
              <table:table-cell office:value-type="float" office:value="317.417513">
                <text:p>317.417513</text:p>
              </table:table-cell>
              <table:table-cell office:value-type="float" office:value="200.049457">
                <text:p>200.049457</text:p>
              </table:table-cell>
              <table:table-cell office:value-type="float" office:value="202.357686">
                <text:p>202.357686</text:p>
              </table:table-cell>
            </table:table-row>
            <table:table-row>
              <table:table-cell office:value-type="string">
                <text:p>msort_omp_compact</text:p>
                <draw:g>
                  <svg:desc>Sheet1.A65:Sheet1.A65</svg:desc>
                </draw:g>
              </table:table-cell>
              <table:table-cell office:value-type="float" office:value="815.622288">
                <text:p>815.622288</text:p>
                <draw:g>
                  <svg:desc>Sheet1.B95:Sheet1.AG95</svg:desc>
                </draw:g>
              </table:table-cell>
              <table:table-cell office:value-type="float" office:value="1555.390684">
                <text:p>1555.390684</text:p>
              </table:table-cell>
              <table:table-cell office:value-type="float" office:value="952.837982">
                <text:p>952.837982</text:p>
              </table:table-cell>
              <table:table-cell office:value-type="float" office:value="752.664526">
                <text:p>752.664526</text:p>
              </table:table-cell>
              <table:table-cell office:value-type="float" office:value="638.631032">
                <text:p>638.631032</text:p>
              </table:table-cell>
              <table:table-cell office:value-type="float" office:value="663.939457">
                <text:p>663.939457</text:p>
              </table:table-cell>
              <table:table-cell office:value-type="float" office:value="502.621639">
                <text:p>502.621639</text:p>
              </table:table-cell>
              <table:table-cell office:value-type="float" office:value="463.542623">
                <text:p>463.542623</text:p>
              </table:table-cell>
              <table:table-cell office:value-type="float" office:value="471.928727">
                <text:p>471.928727</text:p>
              </table:table-cell>
              <table:table-cell office:value-type="float" office:value="467.037774">
                <text:p>467.037774</text:p>
              </table:table-cell>
              <table:table-cell office:value-type="float" office:value="535.577351">
                <text:p>535.577351</text:p>
              </table:table-cell>
              <table:table-cell office:value-type="float" office:value="431.875989">
                <text:p>431.875989</text:p>
              </table:table-cell>
              <table:table-cell office:value-type="float" office:value="338.475072">
                <text:p>338.475072</text:p>
              </table:table-cell>
              <table:table-cell office:value-type="float" office:value="365.394716">
                <text:p>365.394716</text:p>
              </table:table-cell>
              <table:table-cell office:value-type="float" office:value="296.259578">
                <text:p>296.259578</text:p>
              </table:table-cell>
              <table:table-cell office:value-type="float" office:value="292.942217">
                <text:p>292.942217</text:p>
              </table:table-cell>
              <table:table-cell office:value-type="float" office:value="370.788159">
                <text:p>370.788159</text:p>
              </table:table-cell>
              <table:table-cell office:value-type="float" office:value="426.07564">
                <text:p>426.07564</text:p>
              </table:table-cell>
              <table:table-cell office:value-type="float" office:value="259.697845">
                <text:p>259.697845</text:p>
              </table:table-cell>
              <table:table-cell office:value-type="float" office:value="328.796909">
                <text:p>328.796909</text:p>
              </table:table-cell>
              <table:table-cell office:value-type="float" office:value="277.360612">
                <text:p>277.360612</text:p>
              </table:table-cell>
              <table:table-cell office:value-type="float" office:value="227.500682">
                <text:p>227.500682</text:p>
              </table:table-cell>
              <table:table-cell office:value-type="float" office:value="251.248358">
                <text:p>251.248358</text:p>
              </table:table-cell>
              <table:table-cell office:value-type="float" office:value="294.316215">
                <text:p>294.316215</text:p>
              </table:table-cell>
              <table:table-cell office:value-type="float" office:value="243.504503">
                <text:p>243.504503</text:p>
              </table:table-cell>
              <table:table-cell office:value-type="float" office:value="227.180649">
                <text:p>227.180649</text:p>
              </table:table-cell>
              <table:table-cell office:value-type="float" office:value="294.648613">
                <text:p>294.648613</text:p>
              </table:table-cell>
              <table:table-cell office:value-type="float" office:value="211.478411">
                <text:p>211.478411</text:p>
              </table:table-cell>
              <table:table-cell office:value-type="float" office:value="328.381162">
                <text:p>328.381162</text:p>
              </table:table-cell>
              <table:table-cell office:value-type="float" office:value="251.548864">
                <text:p>251.548864</text:p>
              </table:table-cell>
              <table:table-cell office:value-type="float" office:value="287.896905">
                <text:p>287.896905</text:p>
              </table:table-cell>
              <table:table-cell office:value-type="float" office:value="293.468579">
                <text:p>293.468579</text:p>
              </table:table-cell>
            </table:table-row>
            <table:table-row>
              <table:table-cell office:value-type="string">
                <text:p>msort_omp_scatter</text:p>
                <draw:g>
                  <svg:desc>Sheet1.A97:Sheet1.A97</svg:desc>
                </draw:g>
              </table:table-cell>
              <table:table-cell office:value-type="float" office:value="886.088438">
                <text:p>886.088438</text:p>
                <draw:g>
                  <svg:desc>Sheet1.B127:Sheet1.AG127</svg:desc>
                </draw:g>
              </table:table-cell>
              <table:table-cell office:value-type="float" office:value="1035.256928">
                <text:p>1035.256928</text:p>
              </table:table-cell>
              <table:table-cell office:value-type="float" office:value="847.485749">
                <text:p>847.485749</text:p>
              </table:table-cell>
              <table:table-cell office:value-type="float" office:value="813.576645">
                <text:p>813.576645</text:p>
              </table:table-cell>
              <table:table-cell office:value-type="float" office:value="728.120988">
                <text:p>728.120988</text:p>
              </table:table-cell>
              <table:table-cell office:value-type="float" office:value="584.759168">
                <text:p>584.759168</text:p>
              </table:table-cell>
              <table:table-cell office:value-type="float" office:value="630.908807">
                <text:p>630.908807</text:p>
              </table:table-cell>
              <table:table-cell office:value-type="float" office:value="429.79265">
                <text:p>429.79265</text:p>
              </table:table-cell>
              <table:table-cell office:value-type="float" office:value="462.694073">
                <text:p>462.694073</text:p>
              </table:table-cell>
              <table:table-cell office:value-type="float" office:value="329.514248">
                <text:p>329.514248</text:p>
              </table:table-cell>
              <table:table-cell office:value-type="float" office:value="278.190037">
                <text:p>278.190037</text:p>
              </table:table-cell>
              <table:table-cell office:value-type="float" office:value="305.727034">
                <text:p>305.727034</text:p>
              </table:table-cell>
              <table:table-cell office:value-type="float" office:value="282.074829">
                <text:p>282.074829</text:p>
              </table:table-cell>
              <table:table-cell office:value-type="float" office:value="298.516961">
                <text:p>298.516961</text:p>
              </table:table-cell>
              <table:table-cell office:value-type="float" office:value="259.713165">
                <text:p>259.713165</text:p>
              </table:table-cell>
              <table:table-cell office:value-type="float" office:value="353.456072">
                <text:p>353.456072</text:p>
              </table:table-cell>
              <table:table-cell office:value-type="float" office:value="276.473496">
                <text:p>276.473496</text:p>
              </table:table-cell>
              <table:table-cell office:value-type="float" office:value="288.730329">
                <text:p>288.730329</text:p>
              </table:table-cell>
              <table:table-cell office:value-type="float" office:value="269.072695">
                <text:p>269.072695</text:p>
              </table:table-cell>
              <table:table-cell office:value-type="float" office:value="230.216825">
                <text:p>230.216825</text:p>
              </table:table-cell>
              <table:table-cell office:value-type="float" office:value="289.008984">
                <text:p>289.008984</text:p>
              </table:table-cell>
              <table:table-cell office:value-type="float" office:value="240.917644">
                <text:p>240.917644</text:p>
              </table:table-cell>
              <table:table-cell office:value-type="float" office:value="231.656087">
                <text:p>231.656087</text:p>
              </table:table-cell>
              <table:table-cell office:value-type="float" office:value="200.169557">
                <text:p>200.169557</text:p>
              </table:table-cell>
              <table:table-cell office:value-type="float" office:value="236.115482">
                <text:p>236.115482</text:p>
              </table:table-cell>
              <table:table-cell office:value-type="float" office:value="236.779832">
                <text:p>236.779832</text:p>
              </table:table-cell>
              <table:table-cell office:value-type="float" office:value="311.829175">
                <text:p>311.829175</text:p>
              </table:table-cell>
              <table:table-cell office:value-type="float" office:value="311.029933">
                <text:p>311.029933</text:p>
              </table:table-cell>
              <table:table-cell office:value-type="float" office:value="311.487773">
                <text:p>311.487773</text:p>
              </table:table-cell>
              <table:table-cell office:value-type="float" office:value="384.236208">
                <text:p>384.236208</text:p>
              </table:table-cell>
              <table:table-cell office:value-type="float" office:value="268.234161">
                <text:p>268.234161</text:p>
              </table:table-cell>
              <table:table-cell office:value-type="float" office:value="283.127639">
                <text:p>283.127639</text:p>
              </table:table-cell>
            </table:table-row>
            <table:table-row>
              <table:table-cell office:value-type="string">
                <text:p>msort_omp_balanced</text:p>
                <draw:g>
                  <svg:desc>Sheet1.A129:Sheet1.A129</svg:desc>
                </draw:g>
              </table:table-cell>
              <table:table-cell office:value-type="float" office:value="845.399048">
                <text:p>845.399048</text:p>
                <draw:g>
                  <svg:desc>Sheet1.B159:Sheet1.AG159</svg:desc>
                </draw:g>
              </table:table-cell>
              <table:table-cell office:value-type="float" office:value="962.880919">
                <text:p>962.880919</text:p>
              </table:table-cell>
              <table:table-cell office:value-type="float" office:value="835.421217">
                <text:p>835.421217</text:p>
              </table:table-cell>
              <table:table-cell office:value-type="float" office:value="971.155849">
                <text:p>971.155849</text:p>
              </table:table-cell>
              <table:table-cell office:value-type="float" office:value="691.764289">
                <text:p>691.764289</text:p>
              </table:table-cell>
              <table:table-cell office:value-type="float" office:value="504.482643">
                <text:p>504.482643</text:p>
              </table:table-cell>
              <table:table-cell office:value-type="float" office:value="573.060383">
                <text:p>573.060383</text:p>
              </table:table-cell>
              <table:table-cell office:value-type="float" office:value="459.616988">
                <text:p>459.616988</text:p>
              </table:table-cell>
              <table:table-cell office:value-type="float" office:value="544.603488">
                <text:p>544.603488</text:p>
              </table:table-cell>
              <table:table-cell office:value-type="float" office:value="396.698621">
                <text:p>396.698621</text:p>
              </table:table-cell>
              <table:table-cell office:value-type="float" office:value="374.847615">
                <text:p>374.847615</text:p>
              </table:table-cell>
              <table:table-cell office:value-type="float" office:value="411.490602">
                <text:p>411.490602</text:p>
              </table:table-cell>
              <table:table-cell office:value-type="float" office:value="331.825367">
                <text:p>331.825367</text:p>
              </table:table-cell>
              <table:table-cell office:value-type="float" office:value="324.179677">
                <text:p>324.179677</text:p>
              </table:table-cell>
              <table:table-cell office:value-type="float" office:value="236.945363">
                <text:p>236.945363</text:p>
              </table:table-cell>
              <table:table-cell office:value-type="float" office:value="285.614614">
                <text:p>285.614614</text:p>
              </table:table-cell>
              <table:table-cell office:value-type="float" office:value="329.878576">
                <text:p>329.878576</text:p>
              </table:table-cell>
              <table:table-cell office:value-type="float" office:value="300.628558">
                <text:p>300.628558</text:p>
              </table:table-cell>
              <table:table-cell office:value-type="float" office:value="304.22585">
                <text:p>304.22585</text:p>
              </table:table-cell>
              <table:table-cell office:value-type="float" office:value="299.292604">
                <text:p>299.292604</text:p>
              </table:table-cell>
              <table:table-cell office:value-type="float" office:value="350.878845">
                <text:p>350.878845</text:p>
              </table:table-cell>
              <table:table-cell office:value-type="float" office:value="233.276167">
                <text:p>233.276167</text:p>
              </table:table-cell>
              <table:table-cell office:value-type="float" office:value="298.008457">
                <text:p>298.008457</text:p>
              </table:table-cell>
              <table:table-cell office:value-type="float" office:value="225.135862">
                <text:p>225.135862</text:p>
              </table:table-cell>
              <table:table-cell office:value-type="float" office:value="210.850839">
                <text:p>210.850839</text:p>
              </table:table-cell>
              <table:table-cell office:value-type="float" office:value="213.819398">
                <text:p>213.819398</text:p>
              </table:table-cell>
              <table:table-cell office:value-type="float" office:value="232.589276">
                <text:p>232.589276</text:p>
              </table:table-cell>
              <table:table-cell office:value-type="float" office:value="235.873956">
                <text:p>235.873956</text:p>
              </table:table-cell>
              <table:table-cell office:value-type="float" office:value="257.178853">
                <text:p>257.178853</text:p>
              </table:table-cell>
              <table:table-cell office:value-type="float" office:value="204.731628">
                <text:p>204.731628</text:p>
              </table:table-cell>
              <table:table-cell office:value-type="float" office:value="237.584386">
                <text:p>237.584386</text:p>
              </table:table-cell>
              <table:table-cell office:value-type="float" office:value="265.235935">
                <text:p>265.235935</text:p>
              </table:table-cell>
            </table:table-row>
            <table:table-row>
              <table:table-cell office:value-type="string">
                <text:p>msort_cilk</text:p>
                <draw:g>
                  <svg:desc>Sheet1.A33:Sheet1.A33</svg:desc>
                </draw:g>
              </table:table-cell>
              <table:table-cell office:value-type="float" office:value="590.148759">
                <text:p>590.148759</text:p>
                <draw:g>
                  <svg:desc>Sheet1.B63:Sheet1.AG63</svg:desc>
                </draw:g>
              </table:table-cell>
              <table:table-cell office:value-type="float" office:value="346.162007">
                <text:p>346.162007</text:p>
              </table:table-cell>
              <table:table-cell office:value-type="float" office:value="246.391596">
                <text:p>246.391596</text:p>
              </table:table-cell>
              <table:table-cell office:value-type="float" office:value="194.170884">
                <text:p>194.170884</text:p>
              </table:table-cell>
              <table:table-cell office:value-type="float" office:value="170.057494">
                <text:p>170.057494</text:p>
              </table:table-cell>
              <table:table-cell office:value-type="float" office:value="155.659977">
                <text:p>155.659977</text:p>
              </table:table-cell>
              <table:table-cell office:value-type="float" office:value="133.49069">
                <text:p>133.49069</text:p>
              </table:table-cell>
              <table:table-cell office:value-type="float" office:value="127.100249">
                <text:p>127.100249</text:p>
              </table:table-cell>
              <table:table-cell office:value-type="float" office:value="117.621163">
                <text:p>117.621163</text:p>
              </table:table-cell>
              <table:table-cell office:value-type="float" office:value="110.287512">
                <text:p>110.287512</text:p>
              </table:table-cell>
              <table:table-cell office:value-type="float" office:value="102.884997">
                <text:p>102.884997</text:p>
              </table:table-cell>
              <table:table-cell office:value-type="float" office:value="120.279873">
                <text:p>120.279873</text:p>
              </table:table-cell>
              <table:table-cell office:value-type="float" office:value="112.872646">
                <text:p>112.872646</text:p>
              </table:table-cell>
              <table:table-cell office:value-type="float" office:value="99.980901">
                <text:p>99.980901</text:p>
              </table:table-cell>
              <table:table-cell office:value-type="float" office:value="88.829647">
                <text:p>88.829647</text:p>
              </table:table-cell>
              <table:table-cell office:value-type="float" office:value="108.505267">
                <text:p>108.505267</text:p>
              </table:table-cell>
              <table:table-cell office:value-type="float" office:value="93.136676">
                <text:p>93.136676</text:p>
              </table:table-cell>
              <table:table-cell office:value-type="float" office:value="84.573486">
                <text:p>84.573486</text:p>
              </table:table-cell>
              <table:table-cell office:value-type="float" office:value="99.654552">
                <text:p>99.654552</text:p>
              </table:table-cell>
              <table:table-cell office:value-type="float" office:value="94.948327">
                <text:p>94.948327</text:p>
              </table:table-cell>
              <table:table-cell office:value-type="float" office:value="90.037616">
                <text:p>90.037616</text:p>
              </table:table-cell>
              <table:table-cell office:value-type="float" office:value="87.743602">
                <text:p>87.743602</text:p>
              </table:table-cell>
              <table:table-cell office:value-type="float" office:value="83.962467">
                <text:p>83.962467</text:p>
              </table:table-cell>
              <table:table-cell office:value-type="float" office:value="83.957989">
                <text:p>83.957989</text:p>
              </table:table-cell>
              <table:table-cell office:value-type="float" office:value="85.072322">
                <text:p>85.072322</text:p>
              </table:table-cell>
              <table:table-cell office:value-type="float" office:value="84.843986">
                <text:p>84.843986</text:p>
              </table:table-cell>
              <table:table-cell office:value-type="float" office:value="81.618309">
                <text:p>81.618309</text:p>
              </table:table-cell>
              <table:table-cell office:value-type="float" office:value="85.981582">
                <text:p>85.981582</text:p>
              </table:table-cell>
              <table:table-cell office:value-type="float" office:value="84.91293">
                <text:p>84.91293</text:p>
              </table:table-cell>
              <table:table-cell office:value-type="float" office:value="88.076109">
                <text:p>88.076109</text:p>
              </table:table-cell>
              <table:table-cell office:value-type="float" office:value="82.368564">
                <text:p>82.368564</text:p>
              </table:table-cell>
              <table:table-cell office:value-type="float" office:value="83.460077">
                <text:p>83.460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87cm" svg:height="5.054cm" xlink:href=".." xlink:type="simple" chart:class="chart:line" chart:style-name="ch1">
        <chart:plot-area chart:style-name="ch2" table:cell-range-address="Sheet1.A162:Sheet1.A191 Sheet1.A387:Sheet1.A387 Sheet1.AG388:Sheet1.AG417 Sheet1.A291:Sheet1.A291 Sheet1.AG292:Sheet1.AG321 Sheet1.A323:Sheet1.A323 Sheet1.AG324:Sheet1.AG353 Sheet1.A355:Sheet1.A355 Sheet1.AG356:Sheet1.AG385 Sheet1.A259:Sheet1.A259 Sheet1.AG260:Sheet1.AG289" chart:data-source-has-labels="both" svg:x="1.17cm" svg:y="0.101cm" svg:width="8.912cm" svg:height="3.917cm">
          <chartooo:coordinate-region svg:x="1.58cm" svg:y="0.274cm" svg:width="8.434cm" svg:height="3.203cm"/>
          <chart:axis chart:dimension="x" chart:name="primary-x" chart:style-name="ch3" chartooo:axis-type="auto">
            <chartooo:date-scale/>
            <chart:title svg:x="4.887cm" svg:y="4.119cm" chart:style-name="ch4">
              <text:p>n (millions)</text:p>
            </chart:title>
            <chart:categories table:cell-range-address="Sheet1.A162:Sheet1.A191"/>
          </chart:axis>
          <chart:axis chart:dimension="y" chart:name="primary-y" chart:style-name="ch5">
            <chart:title svg:x="0.451cm" svg:y="2.798cm" chart:style-name="ch6">
              <text:p>msort n 32</text:p>
            </chart:title>
          </chart:axis>
          <chart:series chart:style-name="ch7" chart:values-cell-range-address="Sheet1.AG388:Sheet1.AG417" chart:label-cell-address="Sheet1.A387:Sheet1.A387" chart:class="chart:line">
            <chart:data-point chart:repeated="30"/>
          </chart:series>
          <chart:series chart:style-name="ch8" chart:values-cell-range-address="Sheet1.AG292:Sheet1.AG321" chart:label-cell-address="Sheet1.A291:Sheet1.A291" chart:class="chart:line">
            <chart:data-point chart:repeated="30"/>
          </chart:series>
          <chart:series chart:style-name="ch9" chart:values-cell-range-address="Sheet1.AG324:Sheet1.AG353" chart:label-cell-address="Sheet1.A323:Sheet1.A323" chart:class="chart:line">
            <chart:data-point chart:repeated="30"/>
          </chart:series>
          <chart:series chart:style-name="ch10" chart:values-cell-range-address="Sheet1.AG356:Sheet1.AG385" chart:label-cell-address="Sheet1.A355:Sheet1.A355" chart:class="chart:line">
            <chart:data-point chart:repeated="30"/>
          </chart:series>
          <chart:series chart:style-name="ch11" chart:values-cell-range-address="Sheet1.AG260:Sheet1.AG289" chart:label-cell-address="Sheet1.A259:Sheet1.A259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ort_omp_none</text:p>
                <draw:g>
                  <svg:desc>Sheet1.A387:Sheet1.A387</svg:desc>
                </draw:g>
              </table:table-cell>
              <table:table-cell office:value-type="string">
                <text:p>msort_omp_compact</text:p>
                <draw:g>
                  <svg:desc>Sheet1.A291:Sheet1.A291</svg:desc>
                </draw:g>
              </table:table-cell>
              <table:table-cell office:value-type="string">
                <text:p>msort_omp_scatter</text:p>
                <draw:g>
                  <svg:desc>Sheet1.A323:Sheet1.A323</svg:desc>
                </draw:g>
              </table:table-cell>
              <table:table-cell office:value-type="string">
                <text:p>msort_omp_balanced</text:p>
                <draw:g>
                  <svg:desc>Sheet1.A355:Sheet1.A355</svg:desc>
                </draw:g>
              </table:table-cell>
              <table:table-cell office:value-type="string">
                <text:p>msort_cilk</text:p>
                <draw:g>
                  <svg:desc>Sheet1.A259:Sheet1.A25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A162:Sheet1.A191</svg:desc>
                </draw:g>
              </table:table-cell>
              <table:table-cell office:value-type="float" office:value="0.165257987009079">
                <text:p>0.165257987009079</text:p>
                <draw:g>
                  <svg:desc>Sheet1.AG388:Sheet1.AG417</svg:desc>
                </draw:g>
              </table:table-cell>
              <table:table-cell office:value-type="float" office:value="0.243225148745927">
                <text:p>0.243225148745927</text:p>
                <draw:g>
                  <svg:desc>Sheet1.AG292:Sheet1.AG321</svg:desc>
                </draw:g>
              </table:table-cell>
              <table:table-cell office:value-type="float" office:value="0.0731535173875894">
                <text:p>0.0731535173875894</text:p>
                <draw:g>
                  <svg:desc>Sheet1.AG324:Sheet1.AG353</svg:desc>
                </draw:g>
              </table:table-cell>
              <table:table-cell office:value-type="float" office:value="0.148010321929598">
                <text:p>0.148010321929598</text:p>
                <draw:g>
                  <svg:desc>Sheet1.AG356:Sheet1.AG385</svg:desc>
                </draw:g>
              </table:table-cell>
              <table:table-cell office:value-type="float" office:value="0.760482227270195">
                <text:p>0.760482227270195</text:p>
                <draw:g>
                  <svg:desc>Sheet1.AG260:Sheet1.AG28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31420239573268">
                <text:p>0.531420239573268</text:p>
              </table:table-cell>
              <table:table-cell office:value-type="float" office:value="0.328172678238003">
                <text:p>0.328172678238003</text:p>
              </table:table-cell>
              <table:table-cell office:value-type="float" office:value="0.983067931032995">
                <text:p>0.983067931032995</text:p>
              </table:table-cell>
              <table:table-cell office:value-type="float" office:value="0.337203869475337">
                <text:p>0.337203869475337</text:p>
              </table:table-cell>
              <table:table-cell office:value-type="float" office:value="1.77656925434442">
                <text:p>1.77656925434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0975049710684">
                <text:p>0.210975049710684</text:p>
              </table:table-cell>
              <table:table-cell office:value-type="float" office:value="0.874122698261957">
                <text:p>0.874122698261957</text:p>
              </table:table-cell>
              <table:table-cell office:value-type="float" office:value="0.643451733454036">
                <text:p>0.643451733454036</text:p>
              </table:table-cell>
              <table:table-cell office:value-type="float" office:value="0.294529607262072">
                <text:p>0.294529607262072</text:p>
              </table:table-cell>
              <table:table-cell office:value-type="float" office:value="1.61409782146197">
                <text:p>1.61409782146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5149325842426">
                <text:p>0.575149325842426</text:p>
              </table:table-cell>
              <table:table-cell office:value-type="float" office:value="1.76852590590354">
                <text:p>1.76852590590354</text:p>
              </table:table-cell>
              <table:table-cell office:value-type="float" office:value="0.703216756612346">
                <text:p>0.703216756612346</text:p>
              </table:table-cell>
              <table:table-cell office:value-type="float" office:value="0.612737522130391">
                <text:p>0.612737522130391</text:p>
              </table:table-cell>
              <table:table-cell office:value-type="float" office:value="2.88662091460012">
                <text:p>2.8866209146001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356140796320043">
                <text:p>0.356140796320043</text:p>
              </table:table-cell>
              <table:table-cell office:value-type="float" office:value="1.40158413243716">
                <text:p>1.40158413243716</text:p>
              </table:table-cell>
              <table:table-cell office:value-type="float" office:value="1.08775805714931">
                <text:p>1.08775805714931</text:p>
              </table:table-cell>
              <table:table-cell office:value-type="float" office:value="0.461146681450895">
                <text:p>0.461146681450895</text:p>
              </table:table-cell>
              <table:table-cell office:value-type="float" office:value="3.30221759582098">
                <text:p>3.30221759582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0132984902676">
                <text:p>0.630132984902676</text:p>
              </table:table-cell>
              <table:table-cell office:value-type="float" office:value="0.768825228160342">
                <text:p>0.768825228160342</text:p>
              </table:table-cell>
              <table:table-cell office:value-type="float" office:value="0.467211378139555">
                <text:p>0.467211378139555</text:p>
              </table:table-cell>
              <table:table-cell office:value-type="float" office:value="0.880237051794885">
                <text:p>0.880237051794885</text:p>
              </table:table-cell>
              <table:table-cell office:value-type="float" office:value="3.58343359942358">
                <text:p>3.58343359942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5917198079351">
                <text:p>0.435917198079351</text:p>
              </table:table-cell>
              <table:table-cell office:value-type="float" office:value="0.531215575671625">
                <text:p>0.531215575671625</text:p>
              </table:table-cell>
              <table:table-cell office:value-type="float" office:value="0.646644744039602">
                <text:p>0.646644744039602</text:p>
              </table:table-cell>
              <table:table-cell office:value-type="float" office:value="0.756865737406148">
                <text:p>0.756865737406148</text:p>
              </table:table-cell>
              <table:table-cell office:value-type="float" office:value="3.45120072761696">
                <text:p>3.45120072761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5455611559154">
                <text:p>1.45455611559154</text:p>
              </table:table-cell>
              <table:table-cell office:value-type="float" office:value="1.78251047400121">
                <text:p>1.78251047400121</text:p>
              </table:table-cell>
              <table:table-cell office:value-type="float" office:value="1.11414564044061">
                <text:p>1.11414564044061</text:p>
              </table:table-cell>
              <table:table-cell office:value-type="float" office:value="0.700116308767575">
                <text:p>0.700116308767575</text:p>
              </table:table-cell>
              <table:table-cell office:value-type="float" office:value="2.77400849986474">
                <text:p>2.77400849986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0652581228954">
                <text:p>0.610652581228954</text:p>
              </table:table-cell>
              <table:table-cell office:value-type="float" office:value="0.928910643528302">
                <text:p>0.928910643528302</text:p>
              </table:table-cell>
              <table:table-cell office:value-type="float" office:value="0.53747349200823">
                <text:p>0.53747349200823</text:p>
              </table:table-cell>
              <table:table-cell office:value-type="float" office:value="0.665193029561544">
                <text:p>0.665193029561544</text:p>
              </table:table-cell>
              <table:table-cell office:value-type="float" office:value="3.43602531602825">
                <text:p>3.436025316028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8142851248937">
                <text:p>0.68142851248937</text:p>
              </table:table-cell>
              <table:table-cell office:value-type="float" office:value="0.875522633599834">
                <text:p>0.875522633599834</text:p>
              </table:table-cell>
              <table:table-cell office:value-type="float" office:value="0.624056995453222">
                <text:p>0.624056995453222</text:p>
              </table:table-cell>
              <table:table-cell office:value-type="float" office:value="0.865684541017304">
                <text:p>0.865684541017304</text:p>
              </table:table-cell>
              <table:table-cell office:value-type="float" office:value="3.09545280015448">
                <text:p>3.09545280015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7312509051706">
                <text:p>1.17312509051706</text:p>
              </table:table-cell>
              <table:table-cell office:value-type="float" office:value="0.762838751105116">
                <text:p>0.762838751105116</text:p>
              </table:table-cell>
              <table:table-cell office:value-type="float" office:value="1.52090381391028">
                <text:p>1.52090381391028</text:p>
              </table:table-cell>
              <table:table-cell office:value-type="float" office:value="1.00966131050232">
                <text:p>1.00966131050232</text:p>
              </table:table-cell>
              <table:table-cell office:value-type="float" office:value="4.09429191869649">
                <text:p>4.09429191869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2109044359606">
                <text:p>1.22109044359606</text:p>
              </table:table-cell>
              <table:table-cell office:value-type="float" office:value="0.86392295663045">
                <text:p>0.86392295663045</text:p>
              </table:table-cell>
              <table:table-cell office:value-type="float" office:value="1.80821151704795">
                <text:p>1.80821151704795</text:p>
              </table:table-cell>
              <table:table-cell office:value-type="float" office:value="1.52572429522914">
                <text:p>1.52572429522914</text:p>
              </table:table-cell>
              <table:table-cell office:value-type="float" office:value="3.00822239371354">
                <text:p>3.00822239371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1891199924651">
                <text:p>1.11891199924651</text:p>
              </table:table-cell>
              <table:table-cell office:value-type="float" office:value="0.801456555299962">
                <text:p>0.801456555299962</text:p>
              </table:table-cell>
              <table:table-cell office:value-type="float" office:value="1.03636340351342">
                <text:p>1.03636340351342</text:p>
              </table:table-cell>
              <table:table-cell office:value-type="float" office:value="0.847300118873016">
                <text:p>0.847300118873016</text:p>
              </table:table-cell>
              <table:table-cell office:value-type="float" office:value="3.79921204113766">
                <text:p>3.79921204113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9598723624174">
                <text:p>1.09598723624174</text:p>
              </table:table-cell>
              <table:table-cell office:value-type="float" office:value="1.46082110242482">
                <text:p>1.46082110242482</text:p>
              </table:table-cell>
              <table:table-cell office:value-type="float" office:value="0.941008815673765">
                <text:p>0.941008815673765</text:p>
              </table:table-cell>
              <table:table-cell office:value-type="float" office:value="0.878557104501914">
                <text:p>0.878557104501914</text:p>
              </table:table-cell>
              <table:table-cell office:value-type="float" office:value="4.1003904395087">
                <text:p>4.1003904395087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.4103023784261">
                <text:p>1.4103023784261</text:p>
              </table:table-cell>
              <table:table-cell office:value-type="float" office:value="1.65186470439366">
                <text:p>1.65186470439366</text:p>
              </table:table-cell>
              <table:table-cell office:value-type="float" office:value="2.03088846988609">
                <text:p>2.03088846988609</text:p>
              </table:table-cell>
              <table:table-cell office:value-type="float" office:value="1.21874635746798">
                <text:p>1.21874635746798</text:p>
              </table:table-cell>
              <table:table-cell office:value-type="float" office:value="4.12661817193963">
                <text:p>4.12661817193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3995623236484">
                <text:p>1.53995623236484</text:p>
              </table:table-cell>
              <table:table-cell office:value-type="float" office:value="2.02719933603267">
                <text:p>2.02719933603267</text:p>
              </table:table-cell>
              <table:table-cell office:value-type="float" office:value="1.94805316180112">
                <text:p>1.94805316180112</text:p>
              </table:table-cell>
              <table:table-cell office:value-type="float" office:value="0.997672873342443">
                <text:p>0.997672873342443</text:p>
              </table:table-cell>
              <table:table-cell office:value-type="float" office:value="2.82460625920822">
                <text:p>2.82460625920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3352892822817">
                <text:p>1.23352892822817</text:p>
              </table:table-cell>
              <table:table-cell office:value-type="float" office:value="1.20133140631645">
                <text:p>1.20133140631645</text:p>
              </table:table-cell>
              <table:table-cell office:value-type="float" office:value="1.93680804356823">
                <text:p>1.93680804356823</text:p>
              </table:table-cell>
              <table:table-cell office:value-type="float" office:value="1.35556362205621">
                <text:p>1.35556362205621</text:p>
              </table:table-cell>
              <table:table-cell office:value-type="float" office:value="4.27194433067444">
                <text:p>4.27194433067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6256225486971">
                <text:p>1.36256225486971</text:p>
              </table:table-cell>
              <table:table-cell office:value-type="float" office:value="1.10981862673873">
                <text:p>1.10981862673873</text:p>
              </table:table-cell>
              <table:table-cell office:value-type="float" office:value="2.04795252694279">
                <text:p>2.04795252694279</text:p>
              </table:table-cell>
              <table:table-cell office:value-type="float" office:value="1.3175019112451">
                <text:p>1.3175019112451</text:p>
              </table:table-cell>
              <table:table-cell office:value-type="float" office:value="4.73496144967463">
                <text:p>4.73496144967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989154759119">
                <text:p>1.04989154759119</text:p>
              </table:table-cell>
              <table:table-cell office:value-type="float" office:value="1.16565253550558">
                <text:p>1.16565253550558</text:p>
              </table:table-cell>
              <table:table-cell office:value-type="float" office:value="1.21924041337688">
                <text:p>1.21924041337688</text:p>
              </table:table-cell>
              <table:table-cell office:value-type="float" office:value="1.59224933931759">
                <text:p>1.59224933931759</text:p>
              </table:table-cell>
              <table:table-cell office:value-type="float" office:value="3.97462522303238">
                <text:p>3.9746252230323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4354836820924">
                <text:p>1.24354836820924</text:p>
              </table:table-cell>
              <table:table-cell office:value-type="float" office:value="2.17355195612751">
                <text:p>2.17355195612751</text:p>
              </table:table-cell>
              <table:table-cell office:value-type="float" office:value="0.943259219407131">
                <text:p>0.943259219407131</text:p>
              </table:table-cell>
              <table:table-cell office:value-type="float" office:value="1.19542802909804">
                <text:p>1.19542802909804</text:p>
              </table:table-cell>
              <table:table-cell office:value-type="float" office:value="4.33053383736412">
                <text:p>4.33053383736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3999063152313">
                <text:p>1.23999063152313</text:p>
              </table:table-cell>
              <table:table-cell office:value-type="float" office:value="1.19645400009399">
                <text:p>1.19645400009399</text:p>
              </table:table-cell>
              <table:table-cell office:value-type="float" office:value="1.00882401738308">
                <text:p>1.00882401738308</text:p>
              </table:table-cell>
              <table:table-cell office:value-type="float" office:value="1.18014470859452">
                <text:p>1.18014470859452</text:p>
              </table:table-cell>
              <table:table-cell office:value-type="float" office:value="3.11726449437682">
                <text:p>3.11726449437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0888448723025">
                <text:p>1.50888448723025</text:p>
              </table:table-cell>
              <table:table-cell office:value-type="float" office:value="1.34648349961212">
                <text:p>1.34648349961212</text:p>
              </table:table-cell>
              <table:table-cell office:value-type="float" office:value="1.28450685888307">
                <text:p>1.28450685888307</text:p>
              </table:table-cell>
              <table:table-cell office:value-type="float" office:value="1.87434231236714">
                <text:p>1.87434231236714</text:p>
              </table:table-cell>
              <table:table-cell office:value-type="float" office:value="4.10922191864889">
                <text:p>4.10922191864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352737640373">
                <text:p>1.5352737640373</text:p>
              </table:table-cell>
              <table:table-cell office:value-type="float" office:value="1.4255377184043">
                <text:p>1.4255377184043</text:p>
              </table:table-cell>
              <table:table-cell office:value-type="float" office:value="1.28310148615789">
                <text:p>1.28310148615789</text:p>
              </table:table-cell>
              <table:table-cell office:value-type="float" office:value="1.80102775891013">
                <text:p>1.80102775891013</text:p>
              </table:table-cell>
              <table:table-cell office:value-type="float" office:value="3.75919964534721">
                <text:p>3.75919964534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2871276571557">
                <text:p>1.62871276571557</text:p>
              </table:table-cell>
              <table:table-cell office:value-type="float" office:value="1.77883966868182">
                <text:p>1.77883966868182</text:p>
              </table:table-cell>
              <table:table-cell office:value-type="float" office:value="1.49996944118622">
                <text:p>1.49996944118622</text:p>
              </table:table-cell>
              <table:table-cell office:value-type="float" office:value="1.54381989028576">
                <text:p>1.54381989028576</text:p>
              </table:table-cell>
              <table:table-cell office:value-type="float" office:value="3.65196287685528">
                <text:p>3.65196287685528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.17426091752272">
                <text:p>2.17426091752272</text:p>
              </table:table-cell>
              <table:table-cell office:value-type="float" office:value="1.98026507381887">
                <text:p>1.98026507381887</text:p>
              </table:table-cell>
              <table:table-cell office:value-type="float" office:value="1.99223525635034">
                <text:p>1.99223525635034</text:p>
              </table:table-cell>
              <table:table-cell office:value-type="float" office:value="2.21517000157024">
                <text:p>2.21517000157024</text:p>
              </table:table-cell>
              <table:table-cell office:value-type="float" office:value="5.1346654348138">
                <text:p>5.1346654348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7539575736184">
                <text:p>1.57539575736184</text:p>
              </table:table-cell>
              <table:table-cell office:value-type="float" office:value="1.99090733940281">
                <text:p>1.99090733940281</text:p>
              </table:table-cell>
              <table:table-cell office:value-type="float" office:value="1.81770585650531">
                <text:p>1.81770585650531</text:p>
              </table:table-cell>
              <table:table-cell office:value-type="float" office:value="1.52124773235391">
                <text:p>1.52124773235391</text:p>
              </table:table-cell>
              <table:table-cell office:value-type="float" office:value="4.19207486579691">
                <text:p>4.19207486579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0755821936361">
                <text:p>1.60755821936361</text:p>
              </table:table-cell>
              <table:table-cell office:value-type="float" office:value="1.93437545894515">
                <text:p>1.93437545894515</text:p>
              </table:table-cell>
              <table:table-cell office:value-type="float" office:value="1.3649401631111">
                <text:p>1.3649401631111</text:p>
              </table:table-cell>
              <table:table-cell office:value-type="float" office:value="1.8759303731065">
                <text:p>1.8759303731065</text:p>
              </table:table-cell>
              <table:table-cell office:value-type="float" office:value="4.21245262230277">
                <text:p>4.21245262230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0114536003599">
                <text:p>1.70114536003599</text:p>
              </table:table-cell>
              <table:table-cell office:value-type="float" office:value="2.30506480819765">
                <text:p>2.30506480819765</text:p>
              </table:table-cell>
              <table:table-cell office:value-type="float" office:value="1.4271851548821">
                <text:p>1.4271851548821</text:p>
              </table:table-cell>
              <table:table-cell office:value-type="float" office:value="1.90153274339605">
                <text:p>1.90153274339605</text:p>
              </table:table-cell>
              <table:table-cell office:value-type="float" office:value="4.87567800177069">
                <text:p>4.87567800177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1761537474093">
                <text:p>1.61761537474093</text:p>
              </table:table-cell>
              <table:table-cell office:value-type="float" office:value="1.80194533172542">
                <text:p>1.80194533172542</text:p>
              </table:table-cell>
              <table:table-cell office:value-type="float" office:value="1.87649995586787">
                <text:p>1.87649995586787</text:p>
              </table:table-cell>
              <table:table-cell office:value-type="float" office:value="1.57304867202089">
                <text:p>1.57304867202089</text:p>
              </table:table-cell>
              <table:table-cell office:value-type="float" office:value="5.08174380686761">
                <text:p>5.0817438068676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09907188798354">
                <text:p>2.09907188798354</text:p>
              </table:table-cell>
              <table:table-cell office:value-type="float" office:value="1.44738946652275">
                <text:p>1.44738946652275</text:p>
              </table:table-cell>
              <table:table-cell office:value-type="float" office:value="1.50025384840651">
                <text:p>1.50025384840651</text:p>
              </table:table-cell>
              <table:table-cell office:value-type="float" office:value="1.60145468222471">
                <text:p>1.60145468222471</text:p>
              </table:table-cell>
              <table:table-cell office:value-type="float" office:value="5.08941933997976">
                <text:p>5.089419339979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25cm" svg:height="8.891cm" xlink:href=".." xlink:type="simple" chart:class="chart:line" chart:style-name="ch1">
        <chart:plot-area chart:style-name="ch2" table:cell-range-address="Sheet1.A161:Sheet1.A191 Sheet1.A1:Sheet1.A1 Sheet1.AG2:Sheet1.AG31 Sheet1.AG162:Sheet1.AG191 Sheet1.A65:Sheet1.A65 Sheet1.AG66:Sheet1.AG95 Sheet1.A97:Sheet1.A97 Sheet1.AG98:Sheet1.AG127 Sheet1.A129:Sheet1.A129 Sheet1.AG130:Sheet1.AG159 Sheet1.A33:Sheet1.A33 Sheet1.AG34:Sheet1.AG63" chart:data-source-has-labels="both" svg:x="1.333cm" svg:y="0.177cm" svg:width="16.724cm" svg:height="7.602cm">
          <chartooo:coordinate-region svg:x="2.06cm" svg:y="0.35cm" svg:width="15.929cm" svg:height="6.888cm"/>
          <chart:axis chart:dimension="x" chart:name="primary-x" chart:style-name="ch3" chartooo:axis-type="auto">
            <chartooo:date-scale/>
            <chart:title svg:x="8.956cm" svg:y="7.956cm" chart:style-name="ch4">
              <text:p>n (millions)</text:p>
            </chart:title>
            <chart:categories table:cell-range-address="Sheet1.A162:Sheet1.A191"/>
          </chart:axis>
          <chart:axis chart:dimension="y" chart:name="primary-y" chart:style-name="ch5">
            <chart:title svg:x="0.451cm" svg:y="5.141cm" chart:style-name="ch6">
              <text:p>msort n 240 (ms)</text:p>
            </chart:title>
          </chart:axis>
          <chart:series chart:style-name="ch7" chart:values-cell-range-address="Sheet1.AG2:Sheet1.AG31" chart:label-cell-address="Sheet1.A1:Sheet1.A1" chart:class="chart:line">
            <chart:data-point chart:repeated="30"/>
          </chart:series>
          <chart:series chart:style-name="ch8" chart:values-cell-range-address="Sheet1.AG162:Sheet1.AG191" chart:label-cell-address="Sheet1.A161:Sheet1.A161" chart:class="chart:line">
            <chart:data-point chart:repeated="30"/>
          </chart:series>
          <chart:series chart:style-name="ch9" chart:values-cell-range-address="Sheet1.AG66:Sheet1.AG95" chart:label-cell-address="Sheet1.A65:Sheet1.A65" chart:class="chart:line">
            <chart:data-point chart:repeated="30"/>
          </chart:series>
          <chart:series chart:style-name="ch10" chart:values-cell-range-address="Sheet1.AG98:Sheet1.AG127" chart:label-cell-address="Sheet1.A97:Sheet1.A97" chart:class="chart:line">
            <chart:data-point chart:repeated="30"/>
          </chart:series>
          <chart:series chart:style-name="ch11" chart:values-cell-range-address="Sheet1.AG130:Sheet1.AG159" chart:label-cell-address="Sheet1.A129:Sheet1.A129" chart:class="chart:line">
            <chart:data-point chart:repeated="30"/>
          </chart:series>
          <chart:series chart:style-name="ch12" chart:values-cell-range-address="Sheet1.AG34:Sheet1.AG63" chart:label-cell-address="Sheet1.A33:Sheet1.A33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ort_serial</text:p>
                <draw:g>
                  <svg:desc>Sheet1.A1:Sheet1.A1</svg:desc>
                </draw:g>
              </table:table-cell>
              <table:table-cell office:value-type="string">
                <text:p>msort_omp_none</text:p>
                <draw:g>
                  <svg:desc>Sheet1.A161:Sheet1.A161</svg:desc>
                </draw:g>
              </table:table-cell>
              <table:table-cell office:value-type="string">
                <text:p>msort_omp_compact</text:p>
                <draw:g>
                  <svg:desc>Sheet1.A65:Sheet1.A65</svg:desc>
                </draw:g>
              </table:table-cell>
              <table:table-cell office:value-type="string">
                <text:p>msort_omp_scatter</text:p>
                <draw:g>
                  <svg:desc>Sheet1.A97:Sheet1.A97</svg:desc>
                </draw:g>
              </table:table-cell>
              <table:table-cell office:value-type="string">
                <text:p>msort_omp_balanced</text:p>
                <draw:g>
                  <svg:desc>Sheet1.A129:Sheet1.A129</svg:desc>
                </draw:g>
              </table:table-cell>
              <table:table-cell office:value-type="string">
                <text:p>msort_cilk</text:p>
                <draw:g>
                  <svg:desc>Sheet1.A33:Sheet1.A3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A162:Sheet1.A191</svg:desc>
                </draw:g>
              </table:table-cell>
              <table:table-cell office:value-type="float" office:value="12.641963">
                <text:p>12.641963</text:p>
                <draw:g>
                  <svg:desc>Sheet1.AG2:Sheet1.AG31</svg:desc>
                </draw:g>
              </table:table-cell>
              <table:table-cell office:value-type="float" office:value="76.498348">
                <text:p>76.498348</text:p>
                <draw:g>
                  <svg:desc>Sheet1.AG162:Sheet1.AG191</svg:desc>
                </draw:g>
              </table:table-cell>
              <table:table-cell office:value-type="float" office:value="51.976381">
                <text:p>51.976381</text:p>
                <draw:g>
                  <svg:desc>Sheet1.AG66:Sheet1.AG95</svg:desc>
                </draw:g>
              </table:table-cell>
              <table:table-cell office:value-type="float" office:value="172.814151">
                <text:p>172.814151</text:p>
                <draw:g>
                  <svg:desc>Sheet1.AG98:Sheet1.AG127</svg:desc>
                </draw:g>
              </table:table-cell>
              <table:table-cell office:value-type="float" office:value="85.412712">
                <text:p>85.412712</text:p>
                <draw:g>
                  <svg:desc>Sheet1.AG130:Sheet1.AG159</svg:desc>
                </draw:g>
              </table:table-cell>
              <table:table-cell office:value-type="float" office:value="16.623614">
                <text:p>16.623614</text:p>
                <draw:g>
                  <svg:desc>Sheet1.AG34:Sheet1.AG6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.093443">
                <text:p>35.093443</text:p>
              </table:table-cell>
              <table:table-cell office:value-type="float" office:value="66.037084">
                <text:p>66.037084</text:p>
              </table:table-cell>
              <table:table-cell office:value-type="float" office:value="106.935907">
                <text:p>106.935907</text:p>
              </table:table-cell>
              <table:table-cell office:value-type="float" office:value="35.697882">
                <text:p>35.697882</text:p>
              </table:table-cell>
              <table:table-cell office:value-type="float" office:value="104.071887">
                <text:p>104.071887</text:p>
              </table:table-cell>
              <table:table-cell office:value-type="float" office:value="19.75349">
                <text:p>19.75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189848">
                <text:p>39.189848</text:p>
              </table:table-cell>
              <table:table-cell office:value-type="float" office:value="185.755842">
                <text:p>185.755842</text:p>
              </table:table-cell>
              <table:table-cell office:value-type="float" office:value="44.833349">
                <text:p>44.833349</text:p>
              </table:table-cell>
              <table:table-cell office:value-type="float" office:value="60.905653">
                <text:p>60.905653</text:p>
              </table:table-cell>
              <table:table-cell office:value-type="float" office:value="133.059112">
                <text:p>133.059112</text:p>
              </table:table-cell>
              <table:table-cell office:value-type="float" office:value="24.279723">
                <text:p>24.279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.356149">
                <text:p>71.356149</text:p>
              </table:table-cell>
              <table:table-cell office:value-type="float" office:value="124.065431">
                <text:p>124.065431</text:p>
              </table:table-cell>
              <table:table-cell office:value-type="float" office:value="40.347811">
                <text:p>40.347811</text:p>
              </table:table-cell>
              <table:table-cell office:value-type="float" office:value="101.471059">
                <text:p>101.471059</text:p>
              </table:table-cell>
              <table:table-cell office:value-type="float" office:value="116.454675">
                <text:p>116.454675</text:p>
              </table:table-cell>
              <table:table-cell office:value-type="float" office:value="24.719612">
                <text:p>24.71961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68.224367">
                <text:p>68.224367</text:p>
              </table:table-cell>
              <table:table-cell office:value-type="float" office:value="191.565717">
                <text:p>191.565717</text:p>
              </table:table-cell>
              <table:table-cell office:value-type="float" office:value="48.676612">
                <text:p>48.676612</text:p>
              </table:table-cell>
              <table:table-cell office:value-type="float" office:value="62.720167">
                <text:p>62.720167</text:p>
              </table:table-cell>
              <table:table-cell office:value-type="float" office:value="147.945046">
                <text:p>147.945046</text:p>
              </table:table-cell>
              <table:table-cell office:value-type="float" office:value="20.660167">
                <text:p>20.660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.697617">
                <text:p>82.697617</text:p>
              </table:table-cell>
              <table:table-cell office:value-type="float" office:value="131.238356">
                <text:p>131.238356</text:p>
              </table:table-cell>
              <table:table-cell office:value-type="float" office:value="107.56361">
                <text:p>107.56361</text:p>
              </table:table-cell>
              <table:table-cell office:value-type="float" office:value="177.002575">
                <text:p>177.002575</text:p>
              </table:table-cell>
              <table:table-cell office:value-type="float" office:value="93.949257">
                <text:p>93.949257</text:p>
              </table:table-cell>
              <table:table-cell office:value-type="float" office:value="23.077759">
                <text:p>23.077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.859039">
                <text:p>96.859039</text:p>
              </table:table-cell>
              <table:table-cell office:value-type="float" office:value="222.195957">
                <text:p>222.195957</text:p>
              </table:table-cell>
              <table:table-cell office:value-type="float" office:value="182.334712">
                <text:p>182.334712</text:p>
              </table:table-cell>
              <table:table-cell office:value-type="float" office:value="149.787097">
                <text:p>149.787097</text:p>
              </table:table-cell>
              <table:table-cell office:value-type="float" office:value="127.973872">
                <text:p>127.973872</text:p>
              </table:table-cell>
              <table:table-cell office:value-type="float" office:value="28.065316">
                <text:p>28.065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.420492">
                <text:p>106.420492</text:p>
              </table:table-cell>
              <table:table-cell office:value-type="float" office:value="73.163552">
                <text:p>73.163552</text:p>
              </table:table-cell>
              <table:table-cell office:value-type="float" office:value="59.70259">
                <text:p>59.70259</text:p>
              </table:table-cell>
              <table:table-cell office:value-type="float" office:value="95.517577">
                <text:p>95.517577</text:p>
              </table:table-cell>
              <table:table-cell office:value-type="float" office:value="152.004018">
                <text:p>152.004018</text:p>
              </table:table-cell>
              <table:table-cell office:value-type="float" office:value="38.363434">
                <text:p>38.363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.254756">
                <text:p>119.254756</text:p>
              </table:table-cell>
              <table:table-cell office:value-type="float" office:value="195.290677">
                <text:p>195.290677</text:p>
              </table:table-cell>
              <table:table-cell office:value-type="float" office:value="128.3813">
                <text:p>128.3813</text:p>
              </table:table-cell>
              <table:table-cell office:value-type="float" office:value="221.880256">
                <text:p>221.880256</text:p>
              </table:table-cell>
              <table:table-cell office:value-type="float" office:value="179.278421">
                <text:p>179.278421</text:p>
              </table:table-cell>
              <table:table-cell office:value-type="float" office:value="34.707182">
                <text:p>34.70718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35.550912">
                <text:p>135.550912</text:p>
              </table:table-cell>
              <table:table-cell office:value-type="float" office:value="198.921691">
                <text:p>198.921691</text:p>
              </table:table-cell>
              <table:table-cell office:value-type="float" office:value="154.822853">
                <text:p>154.822853</text:p>
              </table:table-cell>
              <table:table-cell office:value-type="float" office:value="217.209186">
                <text:p>217.209186</text:p>
              </table:table-cell>
              <table:table-cell office:value-type="float" office:value="156.582341">
                <text:p>156.582341</text:p>
              </table:table-cell>
              <table:table-cell office:value-type="float" office:value="43.790334">
                <text:p>43.790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.51802">
                <text:p>152.51802</text:p>
              </table:table-cell>
              <table:table-cell office:value-type="float" office:value="130.010023">
                <text:p>130.010023</text:p>
              </table:table-cell>
              <table:table-cell office:value-type="float" office:value="199.934809">
                <text:p>199.934809</text:p>
              </table:table-cell>
              <table:table-cell office:value-type="float" office:value="100.281174">
                <text:p>100.281174</text:p>
              </table:table-cell>
              <table:table-cell office:value-type="float" office:value="151.058596">
                <text:p>151.058596</text:p>
              </table:table-cell>
              <table:table-cell office:value-type="float" office:value="37.251379">
                <text:p>37.251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.550579">
                <text:p>170.550579</text:p>
              </table:table-cell>
              <table:table-cell office:value-type="float" office:value="139.670718">
                <text:p>139.670718</text:p>
              </table:table-cell>
              <table:table-cell office:value-type="float" office:value="197.414107">
                <text:p>197.414107</text:p>
              </table:table-cell>
              <table:table-cell office:value-type="float" office:value="94.320038">
                <text:p>94.320038</text:p>
              </table:table-cell>
              <table:table-cell office:value-type="float" office:value="111.783354">
                <text:p>111.783354</text:p>
              </table:table-cell>
              <table:table-cell office:value-type="float" office:value="56.694804">
                <text:p>56.694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.626293">
                <text:p>177.626293</text:p>
              </table:table-cell>
              <table:table-cell office:value-type="float" office:value="158.749118">
                <text:p>158.749118</text:p>
              </table:table-cell>
              <table:table-cell office:value-type="float" office:value="221.629347">
                <text:p>221.629347</text:p>
              </table:table-cell>
              <table:table-cell office:value-type="float" office:value="171.39383">
                <text:p>171.39383</text:p>
              </table:table-cell>
              <table:table-cell office:value-type="float" office:value="209.637989">
                <text:p>209.637989</text:p>
              </table:table-cell>
              <table:table-cell office:value-type="float" office:value="46.753456">
                <text:p>46.753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.648229">
                <text:p>193.648229</text:p>
              </table:table-cell>
              <table:table-cell office:value-type="float" office:value="176.688398">
                <text:p>176.688398</text:p>
              </table:table-cell>
              <table:table-cell office:value-type="float" office:value="132.561221">
                <text:p>132.561221</text:p>
              </table:table-cell>
              <table:table-cell office:value-type="float" office:value="205.787901">
                <text:p>205.787901</text:p>
              </table:table-cell>
              <table:table-cell office:value-type="float" office:value="220.416212">
                <text:p>220.416212</text:p>
              </table:table-cell>
              <table:table-cell office:value-type="float" office:value="47.226778">
                <text:p>47.226778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13.090532">
                <text:p>213.090532</text:p>
              </table:table-cell>
              <table:table-cell office:value-type="float" office:value="151.095634">
                <text:p>151.095634</text:p>
              </table:table-cell>
              <table:table-cell office:value-type="float" office:value="128.999991">
                <text:p>128.999991</text:p>
              </table:table-cell>
              <table:table-cell office:value-type="float" office:value="104.924783">
                <text:p>104.924783</text:p>
              </table:table-cell>
              <table:table-cell office:value-type="float" office:value="174.844036">
                <text:p>174.844036</text:p>
              </table:table-cell>
              <table:table-cell office:value-type="float" office:value="51.638054">
                <text:p>51.638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.132495">
                <text:p>218.132495</text:p>
              </table:table-cell>
              <table:table-cell office:value-type="float" office:value="141.648503">
                <text:p>141.648503</text:p>
              </table:table-cell>
              <table:table-cell office:value-type="float" office:value="107.602884">
                <text:p>107.602884</text:p>
              </table:table-cell>
              <table:table-cell office:value-type="float" office:value="111.974611">
                <text:p>111.974611</text:p>
              </table:table-cell>
              <table:table-cell office:value-type="float" office:value="218.641301">
                <text:p>218.641301</text:p>
              </table:table-cell>
              <table:table-cell office:value-type="float" office:value="77.225806">
                <text:p>77.225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.605314">
                <text:p>232.605314</text:p>
              </table:table-cell>
              <table:table-cell office:value-type="float" office:value="188.568998">
                <text:p>188.568998</text:p>
              </table:table-cell>
              <table:table-cell office:value-type="float" office:value="193.622936">
                <text:p>193.622936</text:p>
              </table:table-cell>
              <table:table-cell office:value-type="float" office:value="120.097247">
                <text:p>120.097247</text:p>
              </table:table-cell>
              <table:table-cell office:value-type="float" office:value="171.593063">
                <text:p>171.593063</text:p>
              </table:table-cell>
              <table:table-cell office:value-type="float" office:value="54.449519">
                <text:p>54.449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.954122">
                <text:p>252.954122</text:p>
              </table:table-cell>
              <table:table-cell office:value-type="float" office:value="185.645919">
                <text:p>185.645919</text:p>
              </table:table-cell>
              <table:table-cell office:value-type="float" office:value="227.923839">
                <text:p>227.923839</text:p>
              </table:table-cell>
              <table:table-cell office:value-type="float" office:value="123.515618">
                <text:p>123.515618</text:p>
              </table:table-cell>
              <table:table-cell office:value-type="float" office:value="191.99526">
                <text:p>191.99526</text:p>
              </table:table-cell>
              <table:table-cell office:value-type="float" office:value="53.422636">
                <text:p>53.422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.676618">
                <text:p>260.676618</text:p>
              </table:table-cell>
              <table:table-cell office:value-type="float" office:value="248.289091">
                <text:p>248.289091</text:p>
              </table:table-cell>
              <table:table-cell office:value-type="float" office:value="223.631494">
                <text:p>223.631494</text:p>
              </table:table-cell>
              <table:table-cell office:value-type="float" office:value="213.802475">
                <text:p>213.802475</text:p>
              </table:table-cell>
              <table:table-cell office:value-type="float" office:value="163.715953">
                <text:p>163.715953</text:p>
              </table:table-cell>
              <table:table-cell office:value-type="float" office:value="65.585207">
                <text:p>65.58520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0.349424">
                <text:p>280.349424</text:p>
              </table:table-cell>
              <table:table-cell office:value-type="float" office:value="225.44312">
                <text:p>225.44312</text:p>
              </table:table-cell>
              <table:table-cell office:value-type="float" office:value="128.982159">
                <text:p>128.982159</text:p>
              </table:table-cell>
              <table:table-cell office:value-type="float" office:value="297.213553">
                <text:p>297.213553</text:p>
              </table:table-cell>
              <table:table-cell office:value-type="float" office:value="234.518028">
                <text:p>234.518028</text:p>
              </table:table-cell>
              <table:table-cell office:value-type="float" office:value="64.737844">
                <text:p>64.737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.083361">
                <text:p>286.083361</text:p>
              </table:table-cell>
              <table:table-cell office:value-type="float" office:value="230.714131">
                <text:p>230.714131</text:p>
              </table:table-cell>
              <table:table-cell office:value-type="float" office:value="239.109369">
                <text:p>239.109369</text:p>
              </table:table-cell>
              <table:table-cell office:value-type="float" office:value="283.581037">
                <text:p>283.581037</text:p>
              </table:table-cell>
              <table:table-cell office:value-type="float" office:value="242.413798">
                <text:p>242.413798</text:p>
              </table:table-cell>
              <table:table-cell office:value-type="float" office:value="91.773849">
                <text:p>91.773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.666736">
                <text:p>307.666736</text:p>
              </table:table-cell>
              <table:table-cell office:value-type="float" office:value="203.903439">
                <text:p>203.903439</text:p>
              </table:table-cell>
              <table:table-cell office:value-type="float" office:value="228.496477">
                <text:p>228.496477</text:p>
              </table:table-cell>
              <table:table-cell office:value-type="float" office:value="239.521287">
                <text:p>239.521287</text:p>
              </table:table-cell>
              <table:table-cell office:value-type="float" office:value="164.146503">
                <text:p>164.146503</text:p>
              </table:table-cell>
              <table:table-cell office:value-type="float" office:value="74.872261">
                <text:p>74.872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.746984">
                <text:p>322.746984</text:p>
              </table:table-cell>
              <table:table-cell office:value-type="float" office:value="210.221129">
                <text:p>210.221129</text:p>
              </table:table-cell>
              <table:table-cell office:value-type="float" office:value="226.403679">
                <text:p>226.403679</text:p>
              </table:table-cell>
              <table:table-cell office:value-type="float" office:value="251.536599">
                <text:p>251.536599</text:p>
              </table:table-cell>
              <table:table-cell office:value-type="float" office:value="179.20156">
                <text:p>179.20156</text:p>
              </table:table-cell>
              <table:table-cell office:value-type="float" office:value="85.855239">
                <text:p>85.855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.241693">
                <text:p>330.241693</text:p>
              </table:table-cell>
              <table:table-cell office:value-type="float" office:value="202.76239">
                <text:p>202.76239</text:p>
              </table:table-cell>
              <table:table-cell office:value-type="float" office:value="185.650061">
                <text:p>185.650061</text:p>
              </table:table-cell>
              <table:table-cell office:value-type="float" office:value="220.165614">
                <text:p>220.165614</text:p>
              </table:table-cell>
              <table:table-cell office:value-type="float" office:value="213.91206">
                <text:p>213.91206</text:p>
              </table:table-cell>
              <table:table-cell office:value-type="float" office:value="90.428546">
                <text:p>90.428546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366.955679">
                <text:p>366.955679</text:p>
              </table:table-cell>
              <table:table-cell office:value-type="float" office:value="168.772605">
                <text:p>168.772605</text:p>
              </table:table-cell>
              <table:table-cell office:value-type="float" office:value="185.306343">
                <text:p>185.306343</text:p>
              </table:table-cell>
              <table:table-cell office:value-type="float" office:value="184.192945">
                <text:p>184.192945</text:p>
              </table:table-cell>
              <table:table-cell office:value-type="float" office:value="165.655764">
                <text:p>165.655764</text:p>
              </table:table-cell>
              <table:table-cell office:value-type="float" office:value="71.466327">
                <text:p>71.466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.534224">
                <text:p>364.534224</text:p>
              </table:table-cell>
              <table:table-cell office:value-type="float" office:value="231.392158">
                <text:p>231.392158</text:p>
              </table:table-cell>
              <table:table-cell office:value-type="float" office:value="183.099543">
                <text:p>183.099543</text:p>
              </table:table-cell>
              <table:table-cell office:value-type="float" office:value="200.546322">
                <text:p>200.546322</text:p>
              </table:table-cell>
              <table:table-cell office:value-type="float" office:value="239.628442">
                <text:p>239.628442</text:p>
              </table:table-cell>
              <table:table-cell office:value-type="float" office:value="86.957947">
                <text:p>86.957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.839348">
                <text:p>396.839348</text:p>
              </table:table-cell>
              <table:table-cell office:value-type="float" office:value="246.858461">
                <text:p>246.858461</text:p>
              </table:table-cell>
              <table:table-cell office:value-type="float" office:value="205.151149">
                <text:p>205.151149</text:p>
              </table:table-cell>
              <table:table-cell office:value-type="float" office:value="290.737542">
                <text:p>290.737542</text:p>
              </table:table-cell>
              <table:table-cell office:value-type="float" office:value="211.542685">
                <text:p>211.542685</text:p>
              </table:table-cell>
              <table:table-cell office:value-type="float" office:value="94.206246">
                <text:p>94.206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.940638">
                <text:p>396.940638</text:p>
              </table:table-cell>
              <table:table-cell office:value-type="float" office:value="233.337284">
                <text:p>233.337284</text:p>
              </table:table-cell>
              <table:table-cell office:value-type="float" office:value="172.203678">
                <text:p>172.203678</text:p>
              </table:table-cell>
              <table:table-cell office:value-type="float" office:value="278.12834">
                <text:p>278.12834</text:p>
              </table:table-cell>
              <table:table-cell office:value-type="float" office:value="208.747727">
                <text:p>208.747727</text:p>
              </table:table-cell>
              <table:table-cell office:value-type="float" office:value="81.412398">
                <text:p>81.412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.234881">
                <text:p>408.234881</text:p>
              </table:table-cell>
              <table:table-cell office:value-type="float" office:value="252.368324">
                <text:p>252.368324</text:p>
              </table:table-cell>
              <table:table-cell office:value-type="float" office:value="226.552312">
                <text:p>226.552312</text:p>
              </table:table-cell>
              <table:table-cell office:value-type="float" office:value="217.551234">
                <text:p>217.551234</text:p>
              </table:table-cell>
              <table:table-cell office:value-type="float" office:value="259.518277">
                <text:p>259.518277</text:p>
              </table:table-cell>
              <table:table-cell office:value-type="float" office:value="80.333621">
                <text:p>80.3336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24.76333">
                <text:p>424.76333</text:p>
              </table:table-cell>
              <table:table-cell office:value-type="float" office:value="202.357686">
                <text:p>202.357686</text:p>
              </table:table-cell>
              <table:table-cell office:value-type="float" office:value="293.468579">
                <text:p>293.468579</text:p>
              </table:table-cell>
              <table:table-cell office:value-type="float" office:value="283.127639">
                <text:p>283.127639</text:p>
              </table:table-cell>
              <table:table-cell office:value-type="float" office:value="265.235935">
                <text:p>265.235935</text:p>
              </table:table-cell>
              <table:table-cell office:value-type="float" office:value="83.460077">
                <text:p>83.4600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.383cm" svg:height="4.945cm" xlink:href=".." xlink:type="simple" chart:class="chart:line" chart:style-name="ch1">
        <chart:plot-area chart:style-name="ch2" table:cell-range-address="Sheet1.B161:Sheet1.AG161 Sheet1.A387:Sheet1.A387 Sheet1.B417:Sheet1.AG417 Sheet1.A291:Sheet1.A291 Sheet1.B321:Sheet1.AG321 Sheet1.A323:Sheet1.A323 Sheet1.B353:Sheet1.AG353 Sheet1.A355:Sheet1.A355 Sheet1.B385:Sheet1.AG385 Sheet1.A259:Sheet1.A259 Sheet1.B289:Sheet1.AG289" chart:data-source-has-labels="both" svg:x="1.092cm" svg:y="0.098cm" svg:width="5.164cm" svg:height="3.814cm">
          <chartooo:coordinate-region svg:x="1.502cm" svg:y="0.271cm" svg:width="4.62cm" svg:height="3.1cm"/>
          <chart:axis chart:dimension="x" chart:name="primary-x" chart:style-name="ch3" chartooo:axis-type="auto">
            <chartooo:date-scale/>
            <chart:title svg:x="3.583cm" svg:y="4.01cm" chart:style-name="ch4">
              <text:p>t</text:p>
            </chart:title>
            <chart:categories table:cell-range-address="Sheet1.B161:Sheet1.AG161"/>
          </chart:axis>
          <chart:axis chart:dimension="y" chart:name="primary-y" chart:style-name="ch5">
            <chart:title svg:x="0.451cm" svg:y="3.101cm" chart:style-name="ch6">
              <text:p>msort 3000000 t</text:p>
            </chart:title>
          </chart:axis>
          <chart:series chart:style-name="ch7" chart:values-cell-range-address="Sheet1.B417:Sheet1.AG417" chart:label-cell-address="Sheet1.A387:Sheet1.A387" chart:class="chart:line">
            <chart:data-point chart:repeated="32"/>
          </chart:series>
          <chart:series chart:style-name="ch8" chart:values-cell-range-address="Sheet1.B321:Sheet1.AG321" chart:label-cell-address="Sheet1.A291:Sheet1.A291" chart:class="chart:line">
            <chart:data-point chart:repeated="32"/>
          </chart:series>
          <chart:series chart:style-name="ch9" chart:values-cell-range-address="Sheet1.B353:Sheet1.AG353" chart:label-cell-address="Sheet1.A323:Sheet1.A323" chart:class="chart:line">
            <chart:data-point chart:repeated="32"/>
          </chart:series>
          <chart:series chart:style-name="ch10" chart:values-cell-range-address="Sheet1.B385:Sheet1.AG385" chart:label-cell-address="Sheet1.A355:Sheet1.A355" chart:class="chart:line">
            <chart:data-point chart:repeated="32"/>
          </chart:series>
          <chart:series chart:style-name="ch11" chart:values-cell-range-address="Sheet1.B289:Sheet1.AG289" chart:label-cell-address="Sheet1.A259:Sheet1.A259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61:Sheet1.AG16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msort_omp_none</text:p>
                <draw:g>
                  <svg:desc>Sheet1.A387:Sheet1.A387</svg:desc>
                </draw:g>
              </table:table-cell>
              <table:table-cell office:value-type="float" office:value="0.53381673807616">
                <text:p>0.53381673807616</text:p>
                <draw:g>
                  <svg:desc>Sheet1.B417:Sheet1.AG417</svg:desc>
                </draw:g>
              </table:table-cell>
              <table:table-cell office:value-type="float" office:value="0.431389729908557">
                <text:p>0.431389729908557</text:p>
              </table:table-cell>
              <table:table-cell office:value-type="float" office:value="0.511328620932193">
                <text:p>0.511328620932193</text:p>
              </table:table-cell>
              <table:table-cell office:value-type="float" office:value="0.454084821101038">
                <text:p>0.454084821101038</text:p>
              </table:table-cell>
              <table:table-cell office:value-type="float" office:value="0.569482727111326">
                <text:p>0.569482727111326</text:p>
              </table:table-cell>
              <table:table-cell office:value-type="float" office:value="0.728194826377812">
                <text:p>0.728194826377812</text:p>
              </table:table-cell>
              <table:table-cell office:value-type="float" office:value="0.820873459523724">
                <text:p>0.820873459523724</text:p>
              </table:table-cell>
              <table:table-cell office:value-type="float" office:value="1.03416166161724">
                <text:p>1.03416166161724</text:p>
              </table:table-cell>
              <table:table-cell office:value-type="float" office:value="0.954729200510493">
                <text:p>0.954729200510493</text:p>
              </table:table-cell>
              <table:table-cell office:value-type="float" office:value="1.23272061442706">
                <text:p>1.23272061442706</text:p>
              </table:table-cell>
              <table:table-cell office:value-type="float" office:value="1.48980263240618">
                <text:p>1.48980263240618</text:p>
              </table:table-cell>
              <table:table-cell office:value-type="float" office:value="0.910738201471164">
                <text:p>0.910738201471164</text:p>
              </table:table-cell>
              <table:table-cell office:value-type="float" office:value="1.32503646442065">
                <text:p>1.32503646442065</text:p>
              </table:table-cell>
              <table:table-cell office:value-type="float" office:value="1.1633547623631">
                <text:p>1.1633547623631</text:p>
              </table:table-cell>
              <table:table-cell office:value-type="float" office:value="1.69843767710455">
                <text:p>1.69843767710455</text:p>
              </table:table-cell>
              <table:table-cell office:value-type="float" office:value="1.47705014298336">
                <text:p>1.47705014298336</text:p>
              </table:table-cell>
              <table:table-cell office:value-type="float" office:value="1.36283805392358">
                <text:p>1.36283805392358</text:p>
              </table:table-cell>
              <table:table-cell office:value-type="float" office:value="1.53440652806182">
                <text:p>1.53440652806182</text:p>
              </table:table-cell>
              <table:table-cell office:value-type="float" office:value="1.81507399701603">
                <text:p>1.81507399701603</text:p>
              </table:table-cell>
              <table:table-cell office:value-type="float" office:value="1.63778570255677">
                <text:p>1.63778570255677</text:p>
              </table:table-cell>
              <table:table-cell office:value-type="float" office:value="1.5927203889687">
                <text:p>1.5927203889687</text:p>
              </table:table-cell>
              <table:table-cell office:value-type="float" office:value="1.8972646737349">
                <text:p>1.8972646737349</text:p>
              </table:table-cell>
              <table:table-cell office:value-type="float" office:value="1.93331816888732">
                <text:p>1.93331816888732</text:p>
              </table:table-cell>
              <table:table-cell office:value-type="float" office:value="1.80835471293558">
                <text:p>1.80835471293558</text:p>
              </table:table-cell>
              <table:table-cell office:value-type="float" office:value="2.0505407208773">
                <text:p>2.0505407208773</text:p>
              </table:table-cell>
              <table:table-cell office:value-type="float" office:value="1.41053778094632">
                <text:p>1.41053778094632</text:p>
              </table:table-cell>
              <table:table-cell office:value-type="float" office:value="2.01036900408631">
                <text:p>2.01036900408631</text:p>
              </table:table-cell>
              <table:table-cell office:value-type="float" office:value="2.1714143677972">
                <text:p>2.1714143677972</text:p>
              </table:table-cell>
              <table:table-cell office:value-type="float" office:value="1.38231191580239">
                <text:p>1.38231191580239</text:p>
              </table:table-cell>
              <table:table-cell office:value-type="float" office:value="1.33818492239274">
                <text:p>1.33818492239274</text:p>
              </table:table-cell>
              <table:table-cell office:value-type="float" office:value="2.12329159183871">
                <text:p>2.12329159183871</text:p>
              </table:table-cell>
              <table:table-cell office:value-type="float" office:value="2.09907188798354">
                <text:p>2.09907188798354</text:p>
              </table:table-cell>
            </table:table-row>
            <table:table-row>
              <table:table-cell office:value-type="string">
                <text:p>msort_omp_compact</text:p>
                <draw:g>
                  <svg:desc>Sheet1.A291:Sheet1.A291</svg:desc>
                </draw:g>
              </table:table-cell>
              <table:table-cell office:value-type="float" office:value="0.520784358457845">
                <text:p>0.520784358457845</text:p>
                <draw:g>
                  <svg:desc>Sheet1.B321:Sheet1.AG321</svg:desc>
                </draw:g>
              </table:table-cell>
              <table:table-cell office:value-type="float" office:value="0.273091085326315">
                <text:p>0.273091085326315</text:p>
              </table:table-cell>
              <table:table-cell office:value-type="float" office:value="0.445787571469837">
                <text:p>0.445787571469837</text:p>
              </table:table-cell>
              <table:table-cell office:value-type="float" office:value="0.564346153335251">
                <text:p>0.564346153335251</text:p>
              </table:table-cell>
              <table:table-cell office:value-type="float" office:value="0.665115393265137">
                <text:p>0.665115393265137</text:p>
              </table:table-cell>
              <table:table-cell office:value-type="float" office:value="0.639762143252167">
                <text:p>0.639762143252167</text:p>
              </table:table-cell>
              <table:table-cell office:value-type="float" office:value="0.845095588890871">
                <text:p>0.845095588890871</text:p>
              </table:table-cell>
              <table:table-cell office:value-type="float" office:value="0.916341473090383">
                <text:p>0.916341473090383</text:p>
              </table:table-cell>
              <table:table-cell office:value-type="float" office:value="0.90005822002016">
                <text:p>0.90005822002016</text:p>
              </table:table-cell>
              <table:table-cell office:value-type="float" office:value="0.909483886842951">
                <text:p>0.909483886842951</text:p>
              </table:table-cell>
              <table:table-cell office:value-type="float" office:value="0.793094273323742">
                <text:p>0.793094273323742</text:p>
              </table:table-cell>
              <table:table-cell office:value-type="float" office:value="0.983530783879722">
                <text:p>0.983530783879722</text:p>
              </table:table-cell>
              <table:table-cell office:value-type="float" office:value="1.25493238686718">
                <text:p>1.25493238686718</text:p>
              </table:table-cell>
              <table:table-cell office:value-type="float" office:value="1.16247803101783">
                <text:p>1.16247803101783</text:p>
              </table:table-cell>
              <table:table-cell office:value-type="float" office:value="1.43375391562868">
                <text:p>1.43375391562868</text:p>
              </table:table-cell>
              <table:table-cell office:value-type="float" office:value="1.44999015283618">
                <text:p>1.44999015283618</text:p>
              </table:table-cell>
              <table:table-cell office:value-type="float" office:value="1.1455687558782">
                <text:p>1.1455687558782</text:p>
              </table:table-cell>
              <table:table-cell office:value-type="float" office:value="0.99692000697341">
                <text:p>0.99692000697341</text:p>
              </table:table-cell>
              <table:table-cell office:value-type="float" office:value="1.63560590962932">
                <text:p>1.63560590962932</text:p>
              </table:table-cell>
              <table:table-cell office:value-type="float" office:value="1.29187142084721">
                <text:p>1.29187142084721</text:p>
              </table:table-cell>
              <table:table-cell office:value-type="float" office:value="1.53144791157297">
                <text:p>1.53144791157297</text:p>
              </table:table-cell>
              <table:table-cell office:value-type="float" office:value="1.86708596328516">
                <text:p>1.86708596328516</text:p>
              </table:table-cell>
              <table:table-cell office:value-type="float" office:value="1.69061136709996">
                <text:p>1.69061136709996</text:p>
              </table:table-cell>
              <table:table-cell office:value-type="float" office:value="1.44322095879087">
                <text:p>1.44322095879087</text:p>
              </table:table-cell>
              <table:table-cell office:value-type="float" office:value="1.74437566766476">
                <text:p>1.74437566766476</text:p>
              </table:table-cell>
              <table:table-cell office:value-type="float" office:value="1.86971615703061">
                <text:p>1.86971615703061</text:p>
              </table:table-cell>
              <table:table-cell office:value-type="float" office:value="1.44159283722812">
                <text:p>1.44159283722812</text:p>
              </table:table-cell>
              <table:table-cell office:value-type="float" office:value="2.00854228094233">
                <text:p>2.00854228094233</text:p>
              </table:table-cell>
              <table:table-cell office:value-type="float" office:value="1.293506994777">
                <text:p>1.293506994777</text:p>
              </table:table-cell>
              <table:table-cell office:value-type="float" office:value="1.68859172427032">
                <text:p>1.68859172427032</text:p>
              </table:table-cell>
              <table:table-cell office:value-type="float" office:value="1.47540082099875">
                <text:p>1.47540082099875</text:p>
              </table:table-cell>
              <table:table-cell office:value-type="float" office:value="1.44738946652275">
                <text:p>1.44738946652275</text:p>
              </table:table-cell>
            </table:table-row>
            <table:table-row>
              <table:table-cell office:value-type="string">
                <text:p>msort_omp_scatter</text:p>
                <draw:g>
                  <svg:desc>Sheet1.A323:Sheet1.A323</svg:desc>
                </draw:g>
              </table:table-cell>
              <table:table-cell office:value-type="float" office:value="0.479369001765487">
                <text:p>0.479369001765487</text:p>
                <draw:g>
                  <svg:desc>Sheet1.B353:Sheet1.AG353</svg:desc>
                </draw:g>
              </table:table-cell>
              <table:table-cell office:value-type="float" office:value="0.410297500564034">
                <text:p>0.410297500564034</text:p>
              </table:table-cell>
              <table:table-cell office:value-type="float" office:value="0.501204097533444">
                <text:p>0.501204097533444</text:p>
              </table:table-cell>
              <table:table-cell office:value-type="float" office:value="0.522093809612738">
                <text:p>0.522093809612738</text:p>
              </table:table-cell>
              <table:table-cell office:value-type="float" office:value="0.583369161170231">
                <text:p>0.583369161170231</text:p>
              </table:table-cell>
              <table:table-cell office:value-type="float" office:value="0.726390201718051">
                <text:p>0.726390201718051</text:p>
              </table:table-cell>
              <table:table-cell office:value-type="float" office:value="0.673256301524414">
                <text:p>0.673256301524414</text:p>
              </table:table-cell>
              <table:table-cell office:value-type="float" office:value="0.988298264290932">
                <text:p>0.988298264290932</text:p>
              </table:table-cell>
              <table:table-cell office:value-type="float" office:value="0.918021982097013">
                <text:p>0.918021982097013</text:p>
              </table:table-cell>
              <table:table-cell office:value-type="float" office:value="1.28905906976138">
                <text:p>1.28905906976138</text:p>
              </table:table-cell>
              <table:table-cell office:value-type="float" office:value="1.52688189189176">
                <text:p>1.52688189189176</text:p>
              </table:table-cell>
              <table:table-cell office:value-type="float" office:value="1.38935482558602">
                <text:p>1.38935482558602</text:p>
              </table:table-cell>
              <table:table-cell office:value-type="float" office:value="1.50585336347044">
                <text:p>1.50585336347044</text:p>
              </table:table-cell>
              <table:table-cell office:value-type="float" office:value="1.42291187936889">
                <text:p>1.42291187936889</text:p>
              </table:table-cell>
              <table:table-cell office:value-type="float" office:value="1.63550942825713">
                <text:p>1.63550942825713</text:p>
              </table:table-cell>
              <table:table-cell office:value-type="float" office:value="1.20174291418029">
                <text:p>1.20174291418029</text:p>
              </table:table-cell>
              <table:table-cell office:value-type="float" office:value="1.53636184352369">
                <text:p>1.53636184352369</text:p>
              </table:table-cell>
              <table:table-cell office:value-type="float" office:value="1.4711420565728">
                <text:p>1.4711420565728</text:p>
              </table:table-cell>
              <table:table-cell office:value-type="float" office:value="1.57861922778898">
                <text:p>1.57861922778898</text:p>
              </table:table-cell>
              <table:table-cell office:value-type="float" office:value="1.8450577189569">
                <text:p>1.8450577189569</text:p>
              </table:table-cell>
              <table:table-cell office:value-type="float" office:value="1.46972361938756">
                <text:p>1.46972361938756</text:p>
              </table:table-cell>
              <table:table-cell office:value-type="float" office:value="1.76310594337374">
                <text:p>1.76310594337374</text:p>
              </table:table-cell>
              <table:table-cell office:value-type="float" office:value="1.83359451288668">
                <text:p>1.83359451288668</text:p>
              </table:table-cell>
              <table:table-cell office:value-type="float" office:value="2.12201763527907">
                <text:p>2.12201763527907</text:p>
              </table:table-cell>
              <table:table-cell office:value-type="float" office:value="1.79896433051349">
                <text:p>1.79896433051349</text:p>
              </table:table-cell>
              <table:table-cell office:value-type="float" office:value="1.79391684845861">
                <text:p>1.79391684845861</text:p>
              </table:table-cell>
              <table:table-cell office:value-type="float" office:value="1.36216673760561">
                <text:p>1.36216673760561</text:p>
              </table:table-cell>
              <table:table-cell office:value-type="float" office:value="1.36566704658616">
                <text:p>1.36566704658616</text:p>
              </table:table-cell>
              <table:table-cell office:value-type="float" office:value="1.36365972220682">
                <text:p>1.36365972220682</text:p>
              </table:table-cell>
              <table:table-cell office:value-type="float" office:value="1.10547450020639">
                <text:p>1.10547450020639</text:p>
              </table:table-cell>
              <table:table-cell office:value-type="float" office:value="1.58355419166763">
                <text:p>1.58355419166763</text:p>
              </table:table-cell>
              <table:table-cell office:value-type="float" office:value="1.50025384840651">
                <text:p>1.50025384840651</text:p>
              </table:table-cell>
            </table:table-row>
            <table:table-row>
              <table:table-cell office:value-type="string">
                <text:p>msort_omp_balanced</text:p>
                <draw:g>
                  <svg:desc>Sheet1.A355:Sheet1.A355</svg:desc>
                </draw:g>
              </table:table-cell>
              <table:table-cell office:value-type="float" office:value="0.502441221107218">
                <text:p>0.502441221107218</text:p>
                <draw:g>
                  <svg:desc>Sheet1.B385:Sheet1.AG385</svg:desc>
                </draw:g>
              </table:table-cell>
              <table:table-cell office:value-type="float" office:value="0.441137965887971">
                <text:p>0.441137965887971</text:p>
              </table:table-cell>
              <table:table-cell office:value-type="float" office:value="0.508442114416637">
                <text:p>0.508442114416637</text:p>
              </table:table-cell>
              <table:table-cell office:value-type="float" office:value="0.437379160551192">
                <text:p>0.437379160551192</text:p>
              </table:table-cell>
              <table:table-cell office:value-type="float" office:value="0.61402899333533">
                <text:p>0.61402899333533</text:p>
              </table:table-cell>
              <table:table-cell office:value-type="float" office:value="0.841978085656358">
                <text:p>0.841978085656358</text:p>
              </table:table-cell>
              <table:table-cell office:value-type="float" office:value="0.741219150024545">
                <text:p>0.741219150024545</text:p>
              </table:table-cell>
              <table:table-cell office:value-type="float" office:value="0.924168037931618">
                <text:p>0.924168037931618</text:p>
              </table:table-cell>
              <table:table-cell office:value-type="float" office:value="0.779949705353338">
                <text:p>0.779949705353338</text:p>
              </table:table-cell>
              <table:table-cell office:value-type="float" office:value="1.07074566815799">
                <text:p>1.07074566815799</text:p>
              </table:table-cell>
              <table:table-cell office:value-type="float" office:value="1.13316268532214">
                <text:p>1.13316268532214</text:p>
              </table:table-cell>
              <table:table-cell office:value-type="float" office:value="1.03225523969561">
                <text:p>1.03225523969561</text:p>
              </table:table-cell>
              <table:table-cell office:value-type="float" office:value="1.28008094691567">
                <text:p>1.28008094691567</text:p>
              </table:table-cell>
              <table:table-cell office:value-type="float" office:value="1.31027130982057">
                <text:p>1.31027130982057</text:p>
              </table:table-cell>
              <table:table-cell office:value-type="float" office:value="1.79266361080888">
                <text:p>1.79266361080888</text:p>
              </table:table-cell>
              <table:table-cell office:value-type="float" office:value="1.48719046288017">
                <text:p>1.48719046288017</text:p>
              </table:table-cell>
              <table:table-cell office:value-type="float" office:value="1.28763539345459">
                <text:p>1.28763539345459</text:p>
              </table:table-cell>
              <table:table-cell office:value-type="float" office:value="1.41291743148367">
                <text:p>1.41291743148367</text:p>
              </table:table-cell>
              <table:table-cell office:value-type="float" office:value="1.39621051268326">
                <text:p>1.39621051268326</text:p>
              </table:table-cell>
              <table:table-cell office:value-type="float" office:value="1.4192242785926">
                <text:p>1.4192242785926</text:p>
              </table:table-cell>
              <table:table-cell office:value-type="float" office:value="1.21056979083478">
                <text:p>1.21056979083478</text:p>
              </table:table-cell>
              <table:table-cell office:value-type="float" office:value="1.82086037962035">
                <text:p>1.82086037962035</text:p>
              </table:table-cell>
              <table:table-cell office:value-type="float" office:value="1.42533985201635">
                <text:p>1.42533985201635</text:p>
              </table:table-cell>
              <table:table-cell office:value-type="float" office:value="1.88669777540817">
                <text:p>1.88669777540817</text:p>
              </table:table-cell>
              <table:table-cell office:value-type="float" office:value="2.01452046391905">
                <text:p>2.01452046391905</text:p>
              </table:table-cell>
              <table:table-cell office:value-type="float" office:value="1.98655189366869">
                <text:p>1.98655189366869</text:p>
              </table:table-cell>
              <table:table-cell office:value-type="float" office:value="1.8262378098636">
                <text:p>1.8262378098636</text:p>
              </table:table-cell>
              <table:table-cell office:value-type="float" office:value="1.80080640187338">
                <text:p>1.80080640187338</text:p>
              </table:table-cell>
              <table:table-cell office:value-type="float" office:value="1.6516261933869">
                <text:p>1.6516261933869</text:p>
              </table:table-cell>
              <table:table-cell office:value-type="float" office:value="2.07473234179528">
                <text:p>2.07473234179528</text:p>
              </table:table-cell>
              <table:table-cell office:value-type="float" office:value="1.78784194176801">
                <text:p>1.78784194176801</text:p>
              </table:table-cell>
              <table:table-cell office:value-type="float" office:value="1.60145468222471">
                <text:p>1.60145468222471</text:p>
              </table:table-cell>
            </table:table-row>
            <table:table-row>
              <table:table-cell office:value-type="string">
                <text:p>msort_cilk</text:p>
                <draw:g>
                  <svg:desc>Sheet1.A259:Sheet1.A259</svg:desc>
                </draw:g>
              </table:table-cell>
              <table:table-cell office:value-type="float" office:value="0.719756372477604">
                <text:p>0.719756372477604</text:p>
                <draw:g>
                  <svg:desc>Sheet1.B289:Sheet1.AG289</svg:desc>
                </draw:g>
              </table:table-cell>
              <table:table-cell office:value-type="float" office:value="1.22706513542949">
                <text:p>1.22706513542949</text:p>
              </table:table-cell>
              <table:table-cell office:value-type="float" office:value="1.72393594950373">
                <text:p>1.72393594950373</text:p>
              </table:table-cell>
              <table:table-cell office:value-type="float" office:value="2.18757478592928">
                <text:p>2.18757478592928</text:p>
              </table:table-cell>
              <table:table-cell office:value-type="float" office:value="2.49776308005574">
                <text:p>2.49776308005574</text:p>
              </table:table-cell>
              <table:table-cell office:value-type="float" office:value="2.7287896232954">
                <text:p>2.7287896232954</text:p>
              </table:table-cell>
              <table:table-cell office:value-type="float" office:value="3.18196969391648">
                <text:p>3.18196969391648</text:p>
              </table:table-cell>
              <table:table-cell office:value-type="float" office:value="3.34195513653164">
                <text:p>3.34195513653164</text:p>
              </table:table-cell>
              <table:table-cell office:value-type="float" office:value="3.6112832007961">
                <text:p>3.6112832007961</text:p>
              </table:table-cell>
              <table:table-cell office:value-type="float" office:value="3.85141819139052">
                <text:p>3.85141819139052</text:p>
              </table:table-cell>
              <table:table-cell office:value-type="float" office:value="4.12852546421321">
                <text:p>4.12852546421321</text:p>
              </table:table-cell>
              <table:table-cell office:value-type="float" office:value="3.53145808526086">
                <text:p>3.53145808526086</text:p>
              </table:table-cell>
              <table:table-cell office:value-type="float" office:value="3.7632087583027">
                <text:p>3.7632087583027</text:p>
              </table:table-cell>
              <table:table-cell office:value-type="float" office:value="4.24844471045525">
                <text:p>4.24844471045525</text:p>
              </table:table-cell>
              <table:table-cell office:value-type="float" office:value="4.78177437764669">
                <text:p>4.78177437764669</text:p>
              </table:table-cell>
              <table:table-cell office:value-type="float" office:value="3.91467936759236">
                <text:p>3.91467936759236</text:p>
              </table:table-cell>
              <table:table-cell office:value-type="float" office:value="4.56064515336579">
                <text:p>4.56064515336579</text:p>
              </table:table-cell>
              <table:table-cell office:value-type="float" office:value="5.02241719112773">
                <text:p>5.02241719112773</text:p>
              </table:table-cell>
              <table:table-cell office:value-type="float" office:value="4.26235752883621">
                <text:p>4.26235752883621</text:p>
              </table:table-cell>
              <table:table-cell office:value-type="float" office:value="4.47362627042391">
                <text:p>4.47362627042391</text:p>
              </table:table-cell>
              <table:table-cell office:value-type="float" office:value="4.7176207997333">
                <text:p>4.7176207997333</text:p>
              </table:table-cell>
              <table:table-cell office:value-type="float" office:value="4.84096071187048">
                <text:p>4.84096071187048</text:p>
              </table:table-cell>
              <table:table-cell office:value-type="float" office:value="5.05896676428052">
                <text:p>5.05896676428052</text:p>
              </table:table-cell>
              <table:table-cell office:value-type="float" office:value="5.05923659033806">
                <text:p>5.05923659033806</text:p>
              </table:table-cell>
              <table:table-cell office:value-type="float" office:value="4.99296739543562">
                <text:p>4.99296739543562</text:p>
              </table:table-cell>
              <table:table-cell office:value-type="float" office:value="5.0064046967336">
                <text:p>5.0064046967336</text:p>
              </table:table-cell>
              <table:table-cell office:value-type="float" office:value="5.20426525866886">
                <text:p>5.20426525866886</text:p>
              </table:table-cell>
              <table:table-cell office:value-type="float" office:value="4.94016648821372">
                <text:p>4.94016648821372</text:p>
              </table:table-cell>
              <table:table-cell office:value-type="float" office:value="5.00233980855448">
                <text:p>5.00233980855448</text:p>
              </table:table-cell>
              <table:table-cell office:value-type="float" office:value="4.82268500303527">
                <text:p>4.82268500303527</text:p>
              </table:table-cell>
              <table:table-cell office:value-type="float" office:value="5.15686214949674">
                <text:p>5.15686214949674</text:p>
              </table:table-cell>
              <table:table-cell office:value-type="float" office:value="5.08941933997976">
                <text:p>5.089419339979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